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081cm"/>
    </style:style>
    <style:style style:name="co2" style:family="table-column">
      <style:table-column-properties fo:break-before="auto" style:column-width="21.311cm"/>
    </style:style>
    <style:style style:name="co3" style:family="table-column">
      <style:table-column-properties fo:break-before="auto" style:column-width="1.789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067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572cm"/>
    </style:style>
    <style:style style:name="co10" style:family="table-column">
      <style:table-column-properties fo:break-before="auto" style:column-width="2.655cm"/>
    </style:style>
    <style:style style:name="co11" style:family="table-column">
      <style:table-column-properties fo:break-before="auto" style:column-width="2.263cm"/>
    </style:style>
    <style:style style:name="co12" style:family="table-column">
      <style:table-column-properties fo:break-before="auto" style:column-width="2.376cm"/>
    </style:style>
    <style:style style:name="co13" style:family="table-column">
      <style:table-column-properties fo:break-before="auto" style:column-width="2.431cm"/>
    </style:style>
    <style:style style:name="co14" style:family="table-column">
      <style:table-column-properties fo:break-before="auto" style:column-width="2.626cm"/>
    </style:style>
    <style:style style:name="co15" style:family="table-column">
      <style:table-column-properties fo:break-before="auto" style:column-width="0.109cm"/>
    </style:style>
    <style:style style:name="co16" style:family="table-column">
      <style:table-column-properties fo:break-before="auto" style:column-width="1.871cm"/>
    </style:style>
    <style:style style:name="ro1" style:family="table-row">
      <style:table-row-properties style:row-height="5.45cm" fo:break-before="auto" style:use-optimal-row-height="false"/>
    </style:style>
    <style:style style:name="ro2" style:family="table-row">
      <style:table-row-properties style:row-height="4.207cm" fo:break-before="auto" style:use-optimal-row-height="false"/>
    </style:style>
    <style:style style:name="ro3" style:family="table-row">
      <style:table-row-properties style:row-height="2.302cm" fo:break-before="auto" style:use-optimal-row-height="false"/>
    </style:style>
    <style:style style:name="ro4" style:family="table-row">
      <style:table-row-properties style:row-height="0.053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1.429cm" fo:break-before="auto" style:use-optimal-row-height="false"/>
    </style:style>
    <style:style style:name="ro10" style:family="table-row">
      <style:table-row-properties style:row-height="0.517cm" fo:break-before="auto" style:use-optimal-row-height="false"/>
    </style:style>
    <style:style style:name="ta1" style:family="table" style:master-page-name="PageStyle_5f_Инструкция">
      <style:table-properties table:display="true" style:writing-mode="lr-tb"/>
    </style:style>
    <style:style style:name="ta2" style:family="table" style:master-page-name="PageStyle_5f_Платежи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1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.706c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.706c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value-type" style:repeat-content="false" fo:wrap-option="no-wrap" fo:border-left="1.76pt solid #3d3d3d" style:direction="ltr" fo:padding="0.071cm" fo:border-right="0.74pt solid #3d3d3d" style:rotation-angle="0" style:rotation-align="none" style:shrink-to-fit="false" fo:border-top="1.76pt solid #3d3d3d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value-type" style:repeat-content="false" fo:wrap-option="no-wrap" fo:border-left="1.76pt solid #3d3d3d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value-type" style:repeat-content="false" fo:wrap-option="no-wrap" fo:border-left="1.76pt solid #3d3d3d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1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wrap" fo:border-left="1.76pt solid #3d3d3d" style:direction="ltr" fo:padding="0.071c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wrap" fo:border-left="1.76pt solid #3d3d3d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no-wrap" fo:border-left="1.76pt solid #3d3d3d" style:direction="ltr" fo:padding="0.071cm" fo:border-right="0.74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1.76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11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12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13" style:family="table-cell" style:parent-style-name="Default" style:data-style-name="N1">
      <style:table-cell-properties style:glyph-orientation-vertical="0" fo:border-bottom="0.74pt solid #3d3d3d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14" style:family="table-cell" style:parent-style-name="Default" style:data-style-name="N1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padding="0.071cm" fo:border-right="0.74pt solid #3d3d3d" style:rotation-angle="0" style:rotation-align="none" style:shrink-to-fit="false" fo:border-top="1.76pt solid #3d3d3d" style:vertical-align="automatic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1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wrap" fo:border-left="0.74pt solid #3d3d3d" style:direction="ltr" fo:padding="0.071c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1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wrap" fo:border-left="0.74pt solid #3d3d3d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1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22" style:family="table-cell" style:parent-style-name="Default" style:data-style-name="N1">
      <style:table-cell-properties style:glyph-orientation-vertical="0" fo:background-color="#ff800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23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24" style:family="table-cell" style:parent-style-name="Default" style:data-style-name="N1">
      <style:table-cell-properties style:glyph-orientation-vertical="0"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25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2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27" style:family="table-cell" style:parent-style-name="Default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value-type" style:repeat-content="false" fo:wrap-option="no-wrap" fo:border-left="0.74pt solid #3d3d3d" style:direction="ltr" fo:padding="0.071cm" fo:border-right="0.74pt solid #3d3d3d" style:rotation-angle="0" style:rotation-align="none" style:shrink-to-fit="false" fo:border-top="1.76pt solid #3d3d3d" style:vertical-align="automatic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value-type" style:repeat-content="false" fo:wrap-option="no-wrap" fo:border-left="0.74pt solid #3d3d3d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2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wrap" fo:border-left="0.74pt solid #3d3d3d" style:direction="ltr" fo:padding="0.071cm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2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wrap" fo:border-left="0.74pt solid #3d3d3d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36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1.76pt solid #3d3d3d" style:rotation-angle="0" style:rotation-align="none" style:shrink-to-fit="false" fo:border-top="1.76pt solid #3d3d3d" style:vertical-align="automatic" loext:vertical-justify="auto"/>
      <style:paragraph-properties fo:text-align="start" css3t:text-justify="auto" fo:margin-left="0cm" style:writing-mode="page"/>
      <style:text-properties fo:color="#c0c0c0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3" style:family="table-cell" style:parent-style-name="Default" style:data-style-name="N36">
      <style:table-cell-properties style:glyph-orientation-vertical="0"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34" style:family="table-cell" style:parent-style-name="Default" style:data-style-name="N3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35" style:family="table-cell" style:parent-style-name="Default" style:data-style-name="N36">
      <style:table-cell-properties style:glyph-orientation-vertical="0" fo:border-bottom="none" fo:background-color="#ff8000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36" style:family="table-cell" style:parent-style-name="Default" style:data-style-name="N36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37" style:family="table-cell" style:parent-style-name="Default" style:data-style-name="N36">
      <style:table-cell-properties style:glyph-orientation-vertical="0" fo:border-bottom="none" fo:background-color="#ff6600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3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9" style:family="table-cell" style:parent-style-name="Default" style:data-style-name="N4">
      <style:table-cell-properties fo:border-bottom="none" fo:background-color="#ccffff" style:cell-protect="formula-hidden" style:print-content="true" style:diagonal-bl-tr="none" style:diagonal-tl-br="none" fo:border-left="0.74pt solid #3d3d3d" fo:padding="0.071cm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0" style:family="table-cell" style:parent-style-name="Default" style:data-style-name="N149">
      <style:table-cell-properties fo:border-bottom="none" fo:background-color="#ccffff" style:cell-protect="formula-hidden" style:print-content="true" style:diagonal-bl-tr="none" style:diagonal-tl-br="none" fo:border-left="0.74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1" style:family="table-cell" style:parent-style-name="Default" style:data-style-name="N1">
      <style:table-cell-properties fo:border-bottom="1.76pt solid #3d3d3d" fo:background-color="#ccffff" style:cell-protect="formula-hidden" style:print-content="true" style:diagonal-bl-tr="none" style:diagonal-tl-br="none" fo:border-left="0.74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2" style:family="table-cell" style:parent-style-name="Default" style:data-style-name="N36">
      <style:table-cell-properties fo:border-bottom="1.76pt solid #3d3d3d" fo:background-color="#ccffff" style:cell-protect="formula-hidden" style:print-content="true" style:diagonal-bl-tr="none" style:diagonal-tl-br="none" fo:border-left="0.74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3" style:family="table-cell" style:parent-style-name="Default" style:data-style-name="N4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4" style:family="table-cell" style:parent-style-name="Default" style:data-style-name="N4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wrap" fo:border-left="1.76pt solid #3d3d3d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4">
      <style:table-cell-properties fo:border-bottom="1.76pt solid #3d3d3d" fo:background-color="#c0c0c0" style:cell-protect="protected formula-hidden" style:print-content="true" style:diagonal-bl-tr="none" style:diagonal-tl-br="none" fo:border-left="none" fo:padding="0.071cm" fo:border-right="0.74pt solid #3d3d3d" style:rotation-align="none" fo:border-top="1.76pt solid #3d3d3d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6" style:family="table-cell" style:parent-style-name="Default" style:data-style-name="N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47" style:family="table-cell" style:parent-style-name="Default" style:data-style-name="N4">
      <style:table-cell-properties fo:background-color="#c0c0c0" style:cell-protect="protected formula-hidden" style:print-content="true" style:diagonal-bl-tr="none" style:diagonal-tl-br="none" fo:border="none" fo:padding="0.071cm" style:rotation-align="none"/>
    </style:style>
    <style:style style:name="ce48" style:family="table-cell" style:parent-style-name="Default" style:data-style-name="N2">
      <style:table-cell-properties style:cell-protect="protected formula-hidden" style:print-content="true" fo:padding="0.071cm"/>
    </style:style>
    <style:style style:name="ce49" style:family="table-cell" style:parent-style-name="Default" style:data-style-name="N4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wrap" fo:border-left="0.74pt solid #3d3d3d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4">
      <style:table-cell-properties fo:border-bottom="1.76pt solid #3d3d3d" fo:background-color="#c0c0c0" style:cell-protect="protected formula-hidden" style:print-content="true" style:diagonal-bl-tr="none" style:diagonal-tl-br="none" fo:border-left="none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53" style:family="table-cell" style:parent-style-name="Default" style:data-style-name="N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54" style:family="table-cell" style:parent-style-name="Default" style:data-style-name="N4">
      <style:table-cell-properties style:glyph-orientation-vertical="0" fo:border-bottom="0.74pt solid #3d3d3d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55" style:family="table-cell" style:parent-style-name="Default" style:data-style-name="N4">
      <style:table-cell-properties style:cell-protect="protected formula-hidden" style:print-content="true" style:diagonal-bl-tr="none" style:diagonal-tl-br="none" fo:background-color="transparent" fo:border="none" fo:padding="0.071cm" style:rotation-align="none"/>
    </style:style>
    <style:style style:name="ce56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7" style:family="table-cell" style:parent-style-name="Default" style:data-style-name="N4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8" style:family="table-cell" style:parent-style-name="Default" style:data-style-name="N4">
      <style:table-cell-properties fo:border-bottom="1.76pt solid #3d3d3d" fo:background-color="#c0c0c0" style:cell-protect="protected formula-hidden" style:print-content="true" style:diagonal-bl-tr="none" style:diagonal-tl-br="none" fo:border-left="0.74pt solid #3d3d3d" fo:padding="0.071cm" fo:border-right="0.74pt solid #3d3d3d" style:rotation-align="none" fo:border-top="1.76pt solid #3d3d3d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9" style:family="table-cell" style:parent-style-name="Default" style:data-style-name="N4">
      <style:table-cell-properties style:cell-protect="protected formula-hidden" style:print-content="true"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0" style:family="table-cell" style:parent-style-name="Default" style:data-style-name="N4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1" style:family="table-cell" style:parent-style-name="Default" style:data-style-name="N4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wrap" fo:border-left="0.74pt solid #3d3d3d" style:direction="ltr" fo:padding="0.071cm" fo:border-right="1.76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 style:data-style-name="N4">
      <style:table-cell-properties fo:border-bottom="1.76pt solid #3d3d3d" fo:background-color="#c0c0c0" style:cell-protect="protected formula-hidden" style:print-content="true" style:diagonal-bl-tr="none" style:diagonal-tl-br="none" fo:border-left="none" fo:padding="0.071cm" fo:border-right="none" style:rotation-align="none" fo:border-top="1.76pt solid #3d3d3d"/>
      <style:text-properties fo:color="#c0c0c0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3" style:family="table-cell" style:parent-style-name="Default" style:data-style-name="N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64" style:family="table-cell" style:parent-style-name="Default" style:data-style-name="N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65" style:family="table-cell" style:parent-style-name="Default" style:data-style-name="N4">
      <style:table-cell-properties style:glyph-orientation-vertical="0" fo:border-bottom="0.74pt solid #3d3d3d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66" style:family="table-cell" style:parent-style-name="Default" style:data-style-name="N4">
      <style:table-cell-properties style:cell-protect="protected formula-hidden" style:print-content="true" fo:padding="0.071cm"/>
    </style:style>
    <style:style style:name="ce67" style:family="table-cell" style:parent-style-name="Default" style:data-style-name="N36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8" style:family="table-cell" style:parent-style-name="Default" style:data-style-name="N4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fix" style:repeat-content="false" fo:wrap-option="wrap" fo:border-left="1.76pt solid #3d3d3d" style:direction="ltr" fo:padding="0.071cm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9" style:family="table-cell" style:parent-style-name="Default" style:data-style-name="N4">
      <style:table-cell-properties fo:border-bottom="1.76pt solid #3d3d3d" fo:background-color="#c0c0c0" style:cell-protect="protected formula-hidden" style:print-content="true" style:diagonal-bl-tr="none" style:diagonal-tl-br="none" fo:border-left="1.76pt solid #3d3d3d" fo:padding="0.071cm" fo:border-right="0.74pt solid #3d3d3d" style:rotation-align="none" fo:border-top="1.76pt solid #3d3d3d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0" style:family="table-cell" style:parent-style-name="Default" style:data-style-name="N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1.76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71" style:family="table-cell" style:parent-style-name="Default" style:data-style-name="N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1.76pt solid #3d3d3d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72" style:family="table-cell" style:parent-style-name="Default" style:data-style-name="N4">
      <style:table-cell-properties style:glyph-orientation-vertical="0" fo:border-bottom="0.74pt solid #3d3d3d" style:cell-protect="protected formula-hidden" style:print-content="true" style:diagonal-bl-tr="none" style:diagonal-tl-br="none" style:text-align-source="fix" style:repeat-content="false" fo:wrap-option="no-wrap" fo:border-left="1.76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73" style:family="table-cell" style:parent-style-name="Default" style:data-style-name="N4">
      <style:table-cell-properties style:glyph-orientation-vertical="0" fo:border-bottom="1.76pt solid #3d3d3d" style:cell-protect="protected formula-hidden" style:print-content="true" style:diagonal-bl-tr="none" style:diagonal-tl-br="none" style:text-align-source="fix" style:repeat-content="false" fo:wrap-option="no-wrap" fo:border-left="1.76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74" style:family="table-cell" style:parent-style-name="Default" style:data-style-name="N4">
      <style:table-cell-properties style:glyph-orientation-vertical="0" fo:border-bottom="1.76pt solid #3d3d3d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75" style:family="table-cell" style:parent-style-name="Default" style:data-style-name="N4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6" style:family="table-cell" style:parent-style-name="Default" style:data-style-name="N4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77" style:family="table-cell" style:parent-style-name="Default" style:data-style-name="N4">
      <style:table-cell-properties style:glyph-orientation-vertical="0" fo:border-bottom="1.76pt solid #3d3d3d" fo:background-color="#c0c0c0" style:cell-protect="protected formula-hidden" style:print-content="true" style:diagonal-bl-tr="none" style:diagonal-tl-br="none" style:text-align-source="fix" style:repeat-content="false" fo:wrap-option="wrap" fo:border-left="0.74pt solid #3d3d3d" style:direction="ltr" fo:padding="0.071c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</style:style>
    <style:style style:name="ce78" style:family="table-cell" style:parent-style-name="Default" style:data-style-name="N4">
      <style:table-cell-properties fo:border-bottom="1.76pt solid #3d3d3d" fo:background-color="#c0c0c0" style:cell-protect="protected formula-hidden" style:print-content="true" style:diagonal-bl-tr="none" style:diagonal-tl-br="none" fo:border-left="none" fo:padding="0.071cm" fo:border-right="1.76pt solid #3d3d3d" style:rotation-align="none" fo:border-top="1.76pt solid #3d3d3d"/>
      <style:text-properties fo:color="#c0c0c0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9" style:family="table-cell" style:parent-style-name="Default" style:data-style-name="N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80" style:family="table-cell" style:parent-style-name="Default" style:data-style-name="N4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81" style:family="table-cell" style:parent-style-name="Default" style:data-style-name="N4">
      <style:table-cell-properties style:glyph-orientation-vertical="0" fo:border-bottom="0.74pt solid #3d3d3d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82" style:family="table-cell" style:parent-style-name="Default" style:data-style-name="N4">
      <style:table-cell-properties style:glyph-orientation-vertical="0" fo:border-bottom="1.76pt solid #3d3d3d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83" style:family="table-cell" style:parent-style-name="Default" style:data-style-name="N4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4">
      <style:table-cell-properties style:glyph-orientation-vertical="0" fo:border-bottom="none" fo:background-color="#ccffff" style:cell-protect="formula-hidden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85" style:family="table-cell" style:parent-style-name="Default" style:data-style-name="N4">
      <style:table-cell-properties style:glyph-orientation-vertical="0" fo:border-bottom="none" fo:background-color="#ccffff" style:cell-protect="formula-hidden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86" style:family="table-cell" style:parent-style-name="Default" style:data-style-name="N4">
      <style:table-cell-properties style:glyph-orientation-vertical="0" fo:border-bottom="0.74pt solid #3d3d3d" fo:background-color="#ccffff" style:cell-protect="formula-hidden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87" style:family="table-cell" style:parent-style-name="Default" style:data-style-name="N4">
      <style:table-cell-properties style:glyph-orientation-vertical="0" fo:border-bottom="1.76pt solid #3d3d3d" fo:background-color="#ccffff" style:cell-protect="formula-hidden" style:print-content="tru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88" style:family="table-cell" style:parent-style-name="Default" style:data-style-name="N4">
      <style:table-cell-properties style:glyph-orientation-vertical="0" fo:border-bottom="0.74pt solid #3d3d3d" fo:background-color="#c0c0c0" style:cell-protect="protected formula-hidden" style:print-content="true" style:diagonal-bl-tr="none" style:diagonal-tl-br="none" style:text-align-source="fix" style:repeat-content="false" fo:wrap-option="wrap" fo:border-left="0.74pt solid #3d3d3d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 style:data-style-name="N4">
      <style:table-cell-properties fo:border-bottom="1.76pt solid #3d3d3d" fo:background-color="#c0c0c0" style:cell-protect="protected formula-hidden" style:print-content="true" style:diagonal-bl-tr="none" style:diagonal-tl-br="none" fo:border-left="none" fo:padding="0.071cm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0" style:family="table-cell" style:parent-style-name="Default" style:data-style-name="N4">
      <style:table-cell-properties style:glyph-orientation-vertical="0" fo:border-bottom="none" fo:background-color="#ccffff" style:cell-protect="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91" style:family="table-cell" style:parent-style-name="Default" style:data-style-name="N4">
      <style:table-cell-properties style:glyph-orientation-vertical="0" fo:border-bottom="none" fo:background-color="#ccffff" style:cell-protect="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92" style:family="table-cell" style:parent-style-name="Default" style:data-style-name="N4">
      <style:table-cell-properties style:glyph-orientation-vertical="0" fo:border-bottom="0.74pt solid #3d3d3d" fo:background-color="#ccffff" style:cell-protect="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93" style:family="table-cell" style:parent-style-name="Default" style:data-style-name="N4">
      <style:table-cell-properties style:glyph-orientation-vertical="0" fo:border-bottom="1.76pt solid #3d3d3d" fo:background-color="#ccffff" style:cell-protect="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map style:condition="is-true-formula(IF([.$D2]+[.$H2]=0;1;0))" style:apply-style-name="Excel_5f_CondFormat_5f_2_5f_1_5f_1" style:base-cell-address="Платежи.K2"/>
    </style:style>
    <style:style style:name="ce94" style:family="table-cell" style:parent-style-name="Default">
      <style:table-cell-properties style:cell-protect="protected formula-hidden" style:print-content="true" fo:background-color="transparent" fo:padding="0.071cm"/>
      <style:text-properties fo:color="#ffff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5" style:family="table-cell" style:parent-style-name="Default" style:data-style-name="N4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  <style:map style:condition="is-true-formula(IF([.$D2]+[.$H2]=0;1;0))" style:apply-style-name="Excel_5f_CondFormat_5f_2_5f_1_5f_1" style:base-cell-address="Платежи.K2"/>
    </style:style>
    <style:style style:name="ce96" style:family="table-cell" style:parent-style-name="Default">
      <style:table-cell-properties fo:background-color="#c0c0c0" style:cell-protect="protected formula-hidden" style:print-content="true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7" style:family="table-cell" style:parent-style-name="Default" style:data-style-name="N1">
      <style:table-cell-properties fo:background-color="#c0c0c0" style:cell-protect="protected formula-hidden" style:print-content="true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8" style:family="table-cell" style:parent-style-name="Default" style:data-style-name="N2">
      <style:table-cell-properties fo:background-color="#c0c0c0" style:cell-protect="protected formula-hidden" style:print-content="true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9" style:family="table-cell" style:parent-style-name="Default">
      <style:table-cell-properties fo:background-color="#c0c0c0" style:cell-protect="protected formula-hidden" style:print-content="true" style:diagonal-bl-tr="none" style:diagonal-tl-br="none" fo:border="none" fo:padding="0.071cm" style:rotation-align="none"/>
    </style:style>
    <style:style style:name="ce100" style:family="table-cell" style:parent-style-name="Default">
      <style:table-cell-properties fo:background-color="#c0c0c0" style:cell-protect="protected formula-hidden" style:print-content="true" fo:padding="0.071cm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Инструкция" table:style-name="ta1" table:protected="true" table:protection-key="wDAgaP6/y76UAXhr9lsisdC/diY=" table:protection-key-digest-algorithm="http://docs.oasis-open.org/office/ns/table/legacy-hash-excel" loext:protection-key-digest-algorithm-2="http://www.w3.org/2000/09/xmldsig#sha1">
        <loext:table-protection/>
        <office:forms form:automatic-focus="false" form:apply-design-mode="false"/>
        <table:table-column table:style-name="co1" table:visibility="collapse" table:default-cell-style-name="ce104"/>
        <table:table-column table:style-name="co2" table:default-cell-style-name="ce104"/>
        <table:table-column table:style-name="co3" table:number-columns-repeated="255" table:default-cell-style-name="ce104"/>
        <table:table-row table:style-name="ro1">
          <table:table-cell/>
          <table:table-cell table:style-name="ce105" office:value-type="string" calcext:value-type="string">
            <text:p><text:s text:c="3"/>Данный файл предназначен для расчета платежей по кредитам. В отличие от всевозможных кредитных калькуляторов, которые можно найти в сети Интернет, эта таблица позволяет рассчитывать свои платежи и оценивать расходы в случае частичных досрочных погашений кредитов. Работать с таблицей просто - выбираете лист "Платежи", в верхнем левом углу вводите три числа (сумму кредита, ставку и срок кредита) и сразу получаете график платежей по двум схемам - аннуитетной (с равными платежами) и дифференцированной. Ячейки, доступные для ввода данных, отмечены бирюзовым цветом, остальные защищены от изменений, чтобы пользователь случайно не стер нужные для расчета формулы.</text:p>
          </table:table-cell>
          <table:table-cell table:number-columns-repeated="255"/>
        </table:table-row>
        <table:table-row table:style-name="ro2">
          <table:table-cell/>
          <table:table-cell table:style-name="ce105" office:value-type="string" calcext:value-type="string">
            <text:p><text:s text:c="3"/>Для того, чтобы рассчитать платежи после досрочного погашения, нужно ввести сумму досрочного погашения (сумму, которую вы вносите ДОПОЛНИТЕЛЬНО к основному платежу) в строке, соответствующей месяцу досрочного погашения. В случае дифференцированных платежей неважно, в какой столбец (уменьшение платежа или уменьшение срока) вы вводите эту сумму - результат от этого не изменится. В случае же аннуитетных платежей результат будет различным в зависимости от того, пересчитывается ли ваш ежемесячный платеж или нет. Считайте, думайте, анализируйте.</text:p>
          </table:table-cell>
          <table:table-cell table:number-columns-repeated="255"/>
        </table:table-row>
        <table:table-row table:style-name="ro3">
          <table:table-cell/>
          <table:table-cell table:style-name="ce105" office:value-type="string" calcext:value-type="string">
            <text:p><text:s text:c="3"/>Файл распростаняется "как есть", вы вольны использовать его по своему усмотрению. Связаться со мной можно, написав письмо по адресу it_personnel@mail.ru. Хороших вам кредитов, быстых выплат и низких ставок :)</text:p>
          </table:table-cell>
          <table:table-cell table:number-columns-repeated="255"/>
        </table:table-row>
        <table:table-row table:style-name="ro4" table:visibility="collapse">
          <table:table-cell/>
          <table:table-cell table:style-name="ce105"/>
          <table:table-cell table:number-columns-repeated="255"/>
        </table:table-row>
        <table:table-row table:style-name="ro5">
          <table:table-cell/>
          <table:table-cell table:style-name="ce106" office:value-type="string" calcext:value-type="string">
            <text:p>С уважением, Игорь Пустошило.</text:p>
          </table:table-cell>
          <table:table-cell table:number-columns-repeated="255"/>
        </table:table-row>
        <table:table-row table:style-name="ro6" table:number-rows-repeated="1048570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Платежи" table:style-name="ta2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6" table:default-cell-style-name="ce38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8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0" table:default-cell-style-name="ce47"/>
        <table:table-column table:style-name="co15" table:default-cell-style-name="ce96"/>
        <table:table-column table:style-name="co3" table:default-cell-style-name="ce97"/>
        <table:table-column table:style-name="co16" table:default-cell-style-name="ce98"/>
        <table:table-column table:style-name="co16" table:default-cell-style-name="ce99"/>
        <table:table-column table:style-name="co3" table:number-columns-repeated="240" table:default-cell-style-name="ce99"/>
        <table:table-column table:style-name="co3" table:number-columns-repeated="767" table:default-cell-style-name="Default"/>
        <table:table-row table:style-name="ro7">
          <table:table-cell table:style-name="ce4" office:value-type="string" calcext:value-type="string" table:number-columns-spanned="3" table:number-rows-spanned="1">
            <text:p>Сумма кредита</text:p>
          </table:table-cell>
          <table:covered-table-cell table:style-name="ce15"/>
          <table:covered-table-cell table:style-name="ce27"/>
          <table:table-cell table:style-name="ce39" office:value-type="float" office:value="4300000" calcext:value-type="float">
            <text:p>4 300 000,00</text:p>
          </table:table-cell>
          <table:table-cell table:style-name="ce48"/>
          <table:table-cell table:style-name="ce55"/>
          <table:table-cell table:style-name="ce59"/>
          <table:table-cell table:style-name="ce66" table:number-columns-repeated="6"/>
          <table:table-cell table:style-name="ce94"/>
          <table:table-cell table:number-columns-repeated="3"/>
          <table:table-cell table:style-name="ce100" table:number-columns-repeated="1007"/>
        </table:table-row>
        <table:table-row table:style-name="ro7">
          <table:table-cell table:style-name="ce5" office:value-type="string" calcext:value-type="string" table:number-columns-spanned="3" table:number-rows-spanned="1">
            <text:p>Ставка, % годовых</text:p>
          </table:table-cell>
          <table:covered-table-cell table:style-name="ce16"/>
          <table:covered-table-cell table:style-name="ce28"/>
          <table:table-cell table:style-name="ce40" office:value-type="float" office:value="11.6" calcext:value-type="float">
            <text:p>11,6</text:p>
          </table:table-cell>
          <table:table-cell table:style-name="ce48"/>
          <table:table-cell table:style-name="ce56" table:number-columns-repeated="2"/>
          <table:table-cell table:style-name="ce67"/>
          <table:table-cell table:style-name="ce56" table:number-columns-repeated="2"/>
          <table:table-cell table:style-name="ce76"/>
          <table:table-cell table:style-name="ce56" table:number-columns-repeated="2"/>
          <table:table-cell table:style-name="ce94"/>
          <table:table-cell table:number-columns-repeated="3"/>
          <table:table-cell table:style-name="ce100" table:number-columns-repeated="1007"/>
        </table:table-row>
        <table:table-row table:style-name="ro8">
          <table:table-cell table:style-name="ce6" office:value-type="string" calcext:value-type="string" table:number-columns-spanned="3" table:number-rows-spanned="1">
            <text:p>Срок кредита, месяцы</text:p>
          </table:table-cell>
          <table:covered-table-cell table:style-name="ce17"/>
          <table:covered-table-cell table:style-name="ce29"/>
          <table:table-cell table:style-name="ce41" office:value-type="float" office:value="360" calcext:value-type="float">
            <text:p>360</text:p>
          </table:table-cell>
          <table:table-cell table:style-name="ce48"/>
          <table:table-cell table:style-name="ce57" table:number-columns-repeated="2"/>
          <table:table-cell table:style-name="ce56"/>
          <table:table-cell table:style-name="ce57" table:number-columns-repeated="5"/>
          <table:table-cell table:style-name="ce94"/>
          <table:table-cell table:number-columns-repeated="3"/>
          <table:table-cell table:style-name="ce100" table:number-columns-repeated="1007"/>
        </table:table-row>
        <table:table-row table:style-name="ro8">
          <table:table-cell table:style-name="ce6" office:value-type="string" calcext:value-type="string" table:number-columns-spanned="3" table:number-rows-spanned="1">
            <text:p>Дата выдачи кредита</text:p>
          </table:table-cell>
          <table:covered-table-cell table:style-name="ce17"/>
          <table:covered-table-cell table:style-name="ce29"/>
          <table:table-cell table:style-name="ce42" office:value-type="date" office:date-value="2023-06-24" calcext:value-type="date">
            <text:p>24.06.2023</text:p>
          </table:table-cell>
          <table:table-cell table:style-name="ce48"/>
          <table:table-cell table:style-name="ce57" table:number-columns-repeated="4"/>
          <table:table-cell table:style-name="ce75"/>
          <table:table-cell table:style-name="ce57" table:number-columns-repeated="3"/>
          <table:table-cell table:style-name="ce94"/>
          <table:table-cell table:number-columns-repeated="3"/>
          <table:table-cell table:style-name="ce100" table:number-columns-repeated="1007"/>
        </table:table-row>
        <table:table-row table:style-name="ro7">
          <table:table-cell table:style-name="ce7" office:value-type="string" calcext:value-type="string" table:number-columns-spanned="1" table:number-rows-spanned="2">
            <text:p>Номер платежа</text:p>
          </table:table-cell>
          <table:table-cell table:style-name="ce18" office:value-type="string" calcext:value-type="string" table:number-columns-spanned="1" table:number-rows-spanned="2">
            <text:p>Месяц, год</text:p>
          </table:table-cell>
          <table:table-cell table:style-name="ce30" office:value-type="string" calcext:value-type="string" table:number-columns-spanned="1" table:number-rows-spanned="2">
            <text:p>Дата платежа</text:p>
          </table:table-cell>
          <table:table-cell table:style-name="ce43" office:value-type="string" calcext:value-type="string" table:number-columns-spanned="4" table:number-rows-spanned="1">
            <text:p>Аннуитетный платеж</text:p>
          </table:table-cell>
          <table:covered-table-cell table:number-columns-repeated="2" table:style-name="ce49"/>
          <table:covered-table-cell table:style-name="ce60"/>
          <table:table-cell table:style-name="ce68" office:value-type="string" calcext:value-type="string" table:number-columns-spanned="4" table:number-rows-spanned="1">
            <text:p>Дифференцированный платеж</text:p>
          </table:table-cell>
          <table:covered-table-cell table:number-columns-repeated="3" table:style-name="ce49"/>
          <table:table-cell table:style-name="ce83" office:value-type="string" calcext:value-type="string" table:number-columns-spanned="2" table:number-rows-spanned="1">
            <text:p>Досрочный возврат</text:p>
          </table:table-cell>
          <table:covered-table-cell table:style-name="ce88"/>
          <table:table-cell table:style-name="ce94"/>
          <table:table-cell table:number-columns-repeated="3"/>
          <table:table-cell table:style-name="ce100" table:number-columns-repeated="1007"/>
        </table:table-row>
        <table:table-row table:style-name="ro9">
          <table:covered-table-cell table:style-name="ce8"/>
          <table:covered-table-cell table:style-name="ce19"/>
          <table:covered-table-cell table:style-name="ce31"/>
          <table:table-cell table:style-name="ce44" office:value-type="string" calcext:value-type="string">
            <text:p>Всего</text:p>
          </table:table-cell>
          <table:table-cell table:style-name="ce50" office:value-type="string" calcext:value-type="string">
            <text:p>В погашение долга</text:p>
          </table:table-cell>
          <table:table-cell table:style-name="ce50" office:value-type="string" calcext:value-type="string">
            <text:p>В погашение процентов</text:p>
          </table:table-cell>
          <table:table-cell table:style-name="ce61" office:value-type="string" calcext:value-type="string">
            <text:p>Остаток долга после платежа</text:p>
          </table:table-cell>
          <table:table-cell table:style-name="ce44" office:value-type="string" calcext:value-type="string">
            <text:p>Всего</text:p>
          </table:table-cell>
          <table:table-cell table:style-name="ce50" office:value-type="string" calcext:value-type="string">
            <text:p>В погашение долга</text:p>
          </table:table-cell>
          <table:table-cell table:style-name="ce50" office:value-type="string" calcext:value-type="string">
            <text:p>В погашение процентов</text:p>
          </table:table-cell>
          <table:table-cell table:style-name="ce77" office:value-type="string" calcext:value-type="string">
            <text:p>Остаток долга после платежа</text:p>
          </table:table-cell>
          <table:table-cell table:style-name="ce44" office:value-type="string" calcext:value-type="string">
            <text:p>Уменьшение платежа</text:p>
          </table:table-cell>
          <table:table-cell table:style-name="ce61" office:value-type="string" calcext:value-type="string">
            <text:p>Уменьшение срока</text:p>
          </table:table-cell>
          <table:table-cell table:style-name="ce94"/>
          <table:table-cell table:number-columns-repeated="3"/>
          <table:table-cell table:style-name="ce100" table:number-columns-repeated="1007"/>
        </table:table-row>
        <table:table-row table:style-name="ro8">
          <table:table-cell table:style-name="ce9" office:value-type="string" calcext:value-type="string">
            <text:p>Всего:</text:p>
          </table:table-cell>
          <table:table-cell table:style-name="ce20"/>
          <table:table-cell table:style-name="ce32" table:formula="of:=[.$D$4]" office:value-type="date" office:date-value="2023-06-24" calcext:value-type="date">
            <text:p>24.06.2023</text:p>
          </table:table-cell>
          <table:table-cell table:style-name="ce45" table:formula="of:=[.E7]+[.F7]" office:value-type="float" office:value="8317574.97" calcext:value-type="float">
            <text:p>8 317 574,97</text:p>
          </table:table-cell>
          <table:table-cell table:style-name="ce51" table:formula="of:=SUM([.E8:.E65536])+SUM([.L8:.M65536])" office:value-type="float" office:value="4300000" calcext:value-type="float">
            <text:p>4 300 000,00</text:p>
          </table:table-cell>
          <table:table-cell table:style-name="ce58" table:formula="of:=SUM([.F8:.F65536])" office:value-type="float" office:value="4017574.97" calcext:value-type="float">
            <text:p>4 017 574,97</text:p>
          </table:table-cell>
          <table:table-cell table:style-name="ce62" table:formula="of:=[.$D$1]" office:value-type="float" office:value="4300000" calcext:value-type="float">
            <text:p>4 300 000,00</text:p>
          </table:table-cell>
          <table:table-cell table:style-name="ce69" table:formula="of:=[.I7]+[.J7]" office:value-type="float" office:value="9638677.93" calcext:value-type="float">
            <text:p>9 638 677,93</text:p>
          </table:table-cell>
          <table:table-cell table:style-name="ce51" table:formula="of:=SUM([.I8:.I65536])+SUM([.L8:.M65536])" office:value-type="float" office:value="4300000" calcext:value-type="float">
            <text:p>4 300 000,00</text:p>
          </table:table-cell>
          <table:table-cell table:style-name="ce58" table:formula="of:=SUM([.J8:.J65536])" office:value-type="float" office:value="5338677.93" calcext:value-type="float">
            <text:p>5 338 677,93</text:p>
          </table:table-cell>
          <table:table-cell table:style-name="ce78" table:formula="of:=[.$D$1]" office:value-type="float" office:value="4300000" calcext:value-type="float">
            <text:p>4 300 000,00</text:p>
          </table:table-cell>
          <table:table-cell table:style-name="ce45"/>
          <table:table-cell table:style-name="ce89"/>
          <table:table-cell table:style-name="ce94" table:formula="of:=ROW([.N7])" office:value-type="float" office:value="7" calcext:value-type="float">
            <text:p>7</text:p>
          </table:table-cell>
          <table:table-cell table:number-columns-repeated="3"/>
          <table:table-cell table:style-name="ce100" table:number-columns-repeated="1007"/>
        </table:table-row>
        <table:table-row table:style-name="ro7">
          <table:table-cell table:style-name="ce10" office:value-type="float" office:value="1" calcext:value-type="float">
            <text:p>1</text:p>
          </table:table-cell>
          <table:table-cell table:style-name="ce21" table:formula="of:=CONCATENATE(INT(([.A8]-1)/12)+1;&quot;-й год &quot;;[.A8]-1-INT(([.A8]-1)/12)*12+1;&quot;-й мес&quot;)" office:value-type="string" office:string-value="1-й год 1-й мес" calcext:value-type="string">
            <text:p>1-й год 1-й мес</text:p>
          </table:table-cell>
          <table:table-cell table:style-name="ce33" table:formula="of:=DATE(YEAR([.C7]);MONTH([.C7])+1;DAY([.C7]))" office:value-type="date" office:date-value="2023-07-24" calcext:value-type="date">
            <text:p>24.07.2023</text:p>
          </table:table-cell>
          <table:table-cell table:style-name="ce46" table:formula="of:=IF([.P8]*[.$D$2]/100/12/(1-(1+[.$D$2]/100/12)^(-[.O8]))&lt;[.G7];ROUNDUP([.P8]*[.$D$2]/100/12/(1-(1+[.$D$2]/100/12)^(-[.O8]));0);[.G7]+[.F8])" office:value-type="float" office:value="42911" calcext:value-type="float">
            <text:p>42 911,00</text:p>
          </table:table-cell>
          <table:table-cell table:style-name="ce52" table:formula="of:=[.D8]-[.F8]" office:value-type="float" office:value="1913.74" calcext:value-type="float">
            <text:p>1 913,74</text:p>
          </table:table-cell>
          <table:table-cell table:style-name="ce52" table:formula="of:=[.$D$1]*[.$D$2]*([.C8]-[.C7])/(DATE(YEAR([.C8])+1;1;1)-DATE(YEAR([.C8]);1;1))/100" office:value-type="float" office:value="40997.2602739726" calcext:value-type="float">
            <text:p>40 997,26</text:p>
          </table:table-cell>
          <table:table-cell table:style-name="ce63" table:formula="of:=[.G7]-[.E8]-[.L8]-[.M8]" office:value-type="float" office:value="4226284.99" calcext:value-type="float">
            <text:p>4 226 284,99</text:p>
          </table:table-cell>
          <table:table-cell table:style-name="ce70" table:formula="of:=[.I8]+[.J8]" office:value-type="float" office:value="53511.11" calcext:value-type="float">
            <text:p>53 511,11</text:p>
          </table:table-cell>
          <table:table-cell table:style-name="ce52" table:formula="of:=IF([.$D$1]/[.$D$3]&lt;[.K7];[.$D$1]/[.$D$3];[.K7])" office:value-type="float" office:value="11944.44" calcext:value-type="float">
            <text:p>11 944,44</text:p>
          </table:table-cell>
          <table:table-cell table:style-name="ce52" table:formula="of:=[.K7]*[.$D$2]/12/100" office:value-type="float" office:value="41566.67" calcext:value-type="float">
            <text:p>41 566,67</text:p>
          </table:table-cell>
          <table:table-cell table:style-name="ce79" table:formula="of:=[.K7]-[.I8]-[.L8]-[.M8]" office:value-type="float" office:value="4216254.29" calcext:value-type="float">
            <text:p>4 216 254,29</text:p>
          </table:table-cell>
          <table:table-cell table:style-name="ce84"/>
          <table:table-cell table:style-name="ce90" office:value-type="float" office:value="71801.27" calcext:value-type="float">
            <text:p>71 801,27</text:p>
          </table:table-cell>
          <table:table-cell table:style-name="ce95" table:formula="of:=IF(ISBLANK([.L7]);VALUE([.N7]);ROW([.L7]))" office:value-type="float" office:value="7" calcext:value-type="float">
            <text:p>7,00</text:p>
          </table:table-cell>
          <table:table-cell table:formula="of:=[.$D$3]" office:value-type="float" office:value="360" calcext:value-type="float">
            <text:p>360</text:p>
          </table:table-cell>
          <table:table-cell table:formula="of:=INDEX([.G$1:.G$1048576];[.N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21" table:formula="of:=CONCATENATE(INT(([.A9]-1)/12)+1;&quot;-й год &quot;;[.A9]-1-INT(([.A9]-1)/12)*12+1;&quot;-й мес&quot;)" office:value-type="string" office:string-value="1-й год 2-й мес" calcext:value-type="string">
            <text:p>1-й год 2-й мес</text:p>
          </table:table-cell>
          <table:table-cell table:style-name="ce34" table:formula="of:=DATE(YEAR([.C8]);MONTH([.C8])+1;DAY([.C8]))" office:value-type="date" office:date-value="2023-08-24" calcext:value-type="date">
            <text:p>24.08.2023</text:p>
          </table:table-cell>
          <table:table-cell table:style-name="ce46" table:formula="of:=IF([.P9]*[.$D$2]/100/12/(1-(1+[.$D$2]/100/12)^(-[.O9]))&lt;[.G8];ROUNDUP([.P9]*[.$D$2]/100/12/(1-(1+[.$D$2]/100/12)^(-[.O9]));0);[.G8]+[.F9])" office:value-type="float" office:value="42911" calcext:value-type="float">
            <text:p>42 911,00</text:p>
          </table:table-cell>
          <table:table-cell table:style-name="ce52" table:formula="of:=[.D9]-[.F9]" office:value-type="float" office:value="1273.41" calcext:value-type="float">
            <text:p>1 273,41</text:p>
          </table:table-cell>
          <table:table-cell table:style-name="ce52" table:formula="of:=[.G8]*[.$D$2]*([.C9]-[.C8])/(DATE(YEAR([.C9])+1;1;1)-DATE(YEAR([.C9]);1;1))/100" office:value-type="float" office:value="41637.5912987397" calcext:value-type="float">
            <text:p>41 637,59</text:p>
          </table:table-cell>
          <table:table-cell table:style-name="ce63" table:formula="of:=[.G8]-[.E9]-[.L9]-[.M9]" office:value-type="float" office:value="4123922.5" calcext:value-type="float">
            <text:p>4 123 922,50</text:p>
          </table:table-cell>
          <table:table-cell table:style-name="ce70" table:formula="of:=[.I9]+[.J9]" office:value-type="float" office:value="52701.56" calcext:value-type="float">
            <text:p>52 701,56</text:p>
          </table:table-cell>
          <table:table-cell table:style-name="ce52" table:formula="of:=IF([.$D$1]/[.$D$3]&lt;[.K8];[.$D$1]/[.$D$3];[.K8])" office:value-type="float" office:value="11944.44" calcext:value-type="float">
            <text:p>11 944,44</text:p>
          </table:table-cell>
          <table:table-cell table:style-name="ce52" table:formula="of:=[.K8]*[.$D$2]/12/100" office:value-type="float" office:value="40757.12" calcext:value-type="float">
            <text:p>40 757,12</text:p>
          </table:table-cell>
          <table:table-cell table:style-name="ce79" table:formula="of:=[.K8]-[.I9]-[.L9]-[.M9]" office:value-type="float" office:value="4103220.77" calcext:value-type="float">
            <text:p>4 103 220,77</text:p>
          </table:table-cell>
          <table:table-cell table:style-name="ce84"/>
          <table:table-cell table:style-name="ce90" office:value-type="float" office:value="101089.08" calcext:value-type="float">
            <text:p>101 089,08</text:p>
          </table:table-cell>
          <table:table-cell table:style-name="ce95" table:formula="of:=IF(ISBLANK([.L8]);VALUE([.N8]);ROW([.L8]))" office:value-type="float" office:value="7" calcext:value-type="float">
            <text:p>7,00</text:p>
          </table:table-cell>
          <table:table-cell table:formula="of:=[.O8]+[.N8]-[.N9]" office:value-type="float" office:value="360" calcext:value-type="float">
            <text:p>360</text:p>
          </table:table-cell>
          <table:table-cell table:formula="of:=INDEX([.G$1:.G$1048576];[.N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10">
          <table:table-cell table:style-name="ce10" office:value-type="float" office:value="3" calcext:value-type="float">
            <text:p>3</text:p>
          </table:table-cell>
          <table:table-cell table:style-name="ce21" table:formula="of:=CONCATENATE(INT(([.A10]-1)/12)+1;&quot;-й год &quot;;[.A10]-1-INT(([.A10]-1)/12)*12+1;&quot;-й мес&quot;)" office:value-type="string" office:string-value="1-й год 3-й мес" calcext:value-type="string">
            <text:p>1-й год 3-й мес</text:p>
          </table:table-cell>
          <table:table-cell table:style-name="ce34" table:formula="of:=DATE(YEAR([.C9]);MONTH([.C9])+1;DAY([.C9]))" office:value-type="date" office:date-value="2023-09-24" calcext:value-type="date">
            <text:p>24.09.2023</text:p>
          </table:table-cell>
          <table:table-cell table:style-name="ce46" table:formula="of:=IF([.P10]*[.$D$2]/100/12/(1-(1+[.$D$2]/100/12)^(-[.O10]))&lt;[.G9];ROUNDUP([.P10]*[.$D$2]/100/12/(1-(1+[.$D$2]/100/12)^(-[.O10]));0);[.G9]+[.F10])" office:value-type="float" office:value="42911" calcext:value-type="float">
            <text:p>42 911,00</text:p>
          </table:table-cell>
          <table:table-cell table:style-name="ce52" table:formula="of:=[.D10]-[.F10]" office:value-type="float" office:value="2281.89" calcext:value-type="float">
            <text:p>2 281,89</text:p>
          </table:table-cell>
          <table:table-cell table:style-name="ce52" table:formula="of:=[.G9]*[.$D$2]*([.C10]-[.C9])/(DATE(YEAR([.C10])+1;1;1)-DATE(YEAR([.C10]);1;1))/100" office:value-type="float" office:value="40629.1104383562" calcext:value-type="float">
            <text:p>40 629,11</text:p>
          </table:table-cell>
          <table:table-cell table:style-name="ce63" table:formula="of:=[.G9]-[.E10]-[.L10]-[.M10]" office:value-type="float" office:value="3634846.07" calcext:value-type="float">
            <text:p>3 634 846,07</text:p>
          </table:table-cell>
          <table:table-cell table:style-name="ce70" table:formula="of:=[.I10]+[.J10]" office:value-type="float" office:value="51608.91" calcext:value-type="float">
            <text:p>51 608,91</text:p>
          </table:table-cell>
          <table:table-cell table:style-name="ce52" table:formula="of:=IF([.$D$1]/[.$D$3]&lt;[.K9];[.$D$1]/[.$D$3];[.K9])" office:value-type="float" office:value="11944.44" calcext:value-type="float">
            <text:p>11 944,44</text:p>
          </table:table-cell>
          <table:table-cell table:style-name="ce52" table:formula="of:=[.K9]*[.$D$2]/12/100" office:value-type="float" office:value="39664.47" calcext:value-type="float">
            <text:p>39 664,47</text:p>
          </table:table-cell>
          <table:table-cell table:style-name="ce79" table:formula="of:=[.K9]-[.I10]-[.L10]-[.M10]" office:value-type="float" office:value="3604481.79" calcext:value-type="float">
            <text:p>3 604 481,79</text:p>
          </table:table-cell>
          <table:table-cell table:style-name="ce84"/>
          <table:table-cell table:style-name="ce90" office:value-type="float" office:value="486794.54" calcext:value-type="float">
            <text:p>486 794,54</text:p>
          </table:table-cell>
          <table:table-cell table:style-name="ce95" table:formula="of:=IF(ISBLANK([.L9]);VALUE([.N9]);ROW([.L9]))" office:value-type="float" office:value="7" calcext:value-type="float">
            <text:p>7,00</text:p>
          </table:table-cell>
          <table:table-cell table:formula="of:=[.O9]+[.N9]-[.N10]" office:value-type="float" office:value="360" calcext:value-type="float">
            <text:p>360</text:p>
          </table:table-cell>
          <table:table-cell table:formula="of:=INDEX([.G$1:.G$1048576];[.N1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" calcext:value-type="float">
            <text:p>4</text:p>
          </table:table-cell>
          <table:table-cell table:style-name="ce21" table:formula="of:=CONCATENATE(INT(([.A11]-1)/12)+1;&quot;-й год &quot;;[.A11]-1-INT(([.A11]-1)/12)*12+1;&quot;-й мес&quot;)" office:value-type="string" office:string-value="1-й год 4-й мес" calcext:value-type="string">
            <text:p>1-й год 4-й мес</text:p>
          </table:table-cell>
          <table:table-cell table:style-name="ce34" table:formula="of:=DATE(YEAR([.C10]);MONTH([.C10])+1;DAY([.C10]))" office:value-type="date" office:date-value="2023-10-24" calcext:value-type="date">
            <text:p>24.10.2023</text:p>
          </table:table-cell>
          <table:table-cell table:style-name="ce46" table:formula="of:=IF([.P11]*[.$D$2]/100/12/(1-(1+[.$D$2]/100/12)^(-[.O11]))&lt;[.G10];ROUNDUP([.P11]*[.$D$2]/100/12/(1-(1+[.$D$2]/100/12)^(-[.O11]));0);[.G10]+[.F11])" office:value-type="float" office:value="42911" calcext:value-type="float">
            <text:p>42 911,00</text:p>
          </table:table-cell>
          <table:table-cell table:style-name="ce52" table:formula="of:=[.D11]-[.F11]" office:value-type="float" office:value="8255.48" calcext:value-type="float">
            <text:p>8 255,48</text:p>
          </table:table-cell>
          <table:table-cell table:style-name="ce52" table:formula="of:=[.G10]*[.$D$2]*([.C11]-[.C10])/(DATE(YEAR([.C11])+1;1;1)-DATE(YEAR([.C11]);1;1))/100" office:value-type="float" office:value="34655.5186947945" calcext:value-type="float">
            <text:p>34 655,52</text:p>
          </table:table-cell>
          <table:table-cell table:style-name="ce63" table:formula="of:=[.G10]-[.E11]-[.L11]-[.M11]" office:value-type="float" office:value="3606590.59" calcext:value-type="float">
            <text:p>3 606 590,59</text:p>
          </table:table-cell>
          <table:table-cell table:style-name="ce70" table:formula="of:=[.I11]+[.J11]" office:value-type="float" office:value="46787.76" calcext:value-type="float">
            <text:p>46 787,76</text:p>
          </table:table-cell>
          <table:table-cell table:style-name="ce52" table:formula="of:=IF([.$D$1]/[.$D$3]&lt;[.K10];[.$D$1]/[.$D$3];[.K10])" office:value-type="float" office:value="11944.44" calcext:value-type="float">
            <text:p>11 944,44</text:p>
          </table:table-cell>
          <table:table-cell table:style-name="ce52" table:formula="of:=[.K10]*[.$D$2]/12/100" office:value-type="float" office:value="34843.32" calcext:value-type="float">
            <text:p>34 843,32</text:p>
          </table:table-cell>
          <table:table-cell table:style-name="ce79" table:formula="of:=[.K10]-[.I11]-[.L11]-[.M11]" office:value-type="float" office:value="3572537.35" calcext:value-type="float">
            <text:p>3 572 537,35</text:p>
          </table:table-cell>
          <table:table-cell table:style-name="ce84"/>
          <table:table-cell table:style-name="ce90" office:value-type="float" office:value="20000" calcext:value-type="float">
            <text:p>20 000,00</text:p>
          </table:table-cell>
          <table:table-cell table:style-name="ce95" table:formula="of:=IF(ISBLANK([.L10]);VALUE([.N10]);ROW([.L10]))" office:value-type="float" office:value="7" calcext:value-type="float">
            <text:p>7,00</text:p>
          </table:table-cell>
          <table:table-cell table:formula="of:=[.O10]+[.N10]-[.N11]" office:value-type="float" office:value="360" calcext:value-type="float">
            <text:p>360</text:p>
          </table:table-cell>
          <table:table-cell table:formula="of:=INDEX([.G$1:.G$1048576];[.N1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" calcext:value-type="float">
            <text:p>5</text:p>
          </table:table-cell>
          <table:table-cell table:style-name="ce21" table:formula="of:=CONCATENATE(INT(([.A12]-1)/12)+1;&quot;-й год &quot;;[.A12]-1-INT(([.A12]-1)/12)*12+1;&quot;-й мес&quot;)" office:value-type="string" office:string-value="1-й год 5-й мес" calcext:value-type="string">
            <text:p>1-й год 5-й мес</text:p>
          </table:table-cell>
          <table:table-cell table:style-name="ce34" table:formula="of:=DATE(YEAR([.C11]);MONTH([.C11])+1;DAY([.C11]))" office:value-type="date" office:date-value="2023-11-24" calcext:value-type="date">
            <text:p>24.11.2023</text:p>
          </table:table-cell>
          <table:table-cell table:style-name="ce46" table:formula="of:=IF([.P12]*[.$D$2]/100/12/(1-(1+[.$D$2]/100/12)^(-[.O12]))&lt;[.G11];ROUNDUP([.P12]*[.$D$2]/100/12/(1-(1+[.$D$2]/100/12)^(-[.O12]));0);[.G11]+[.F12])" office:value-type="float" office:value="42911" calcext:value-type="float">
            <text:p>42 911,00</text:p>
          </table:table-cell>
          <table:table-cell table:style-name="ce52" table:formula="of:=[.D12]-[.F12]" office:value-type="float" office:value="7378.67" calcext:value-type="float">
            <text:p>7 378,67</text:p>
          </table:table-cell>
          <table:table-cell table:style-name="ce52" table:formula="of:=[.G11]*[.$D$2]*([.C12]-[.C11])/(DATE(YEAR([.C12])+1;1;1)-DATE(YEAR([.C12]);1;1))/100" office:value-type="float" office:value="35532.3281140822" calcext:value-type="float">
            <text:p>35 532,33</text:p>
          </table:table-cell>
          <table:table-cell table:style-name="ce63" table:formula="of:=[.G11]-[.E12]-[.L12]-[.M12]" office:value-type="float" office:value="3599211.92" calcext:value-type="float">
            <text:p>3 599 211,92</text:p>
          </table:table-cell>
          <table:table-cell table:style-name="ce70" table:formula="of:=[.I12]+[.J12]" office:value-type="float" office:value="46478.97" calcext:value-type="float">
            <text:p>46 478,97</text:p>
          </table:table-cell>
          <table:table-cell table:style-name="ce52" table:formula="of:=IF([.$D$1]/[.$D$3]&lt;[.K11];[.$D$1]/[.$D$3];[.K11])" office:value-type="float" office:value="11944.44" calcext:value-type="float">
            <text:p>11 944,44</text:p>
          </table:table-cell>
          <table:table-cell table:style-name="ce52" table:formula="of:=[.K11]*[.$D$2]/12/100" office:value-type="float" office:value="34534.53" calcext:value-type="float">
            <text:p>34 534,53</text:p>
          </table:table-cell>
          <table:table-cell table:style-name="ce79" table:formula="of:=[.K11]-[.I12]-[.L12]-[.M12]" office:value-type="float" office:value="3560592.91" calcext:value-type="float">
            <text:p>3 560 592,91</text:p>
          </table:table-cell>
          <table:table-cell table:style-name="ce84"/>
          <table:table-cell table:style-name="ce90"/>
          <table:table-cell table:style-name="ce95" table:formula="of:=IF(ISBLANK([.L11]);VALUE([.N11]);ROW([.L11]))" office:value-type="float" office:value="7" calcext:value-type="float">
            <text:p>7,00</text:p>
          </table:table-cell>
          <table:table-cell table:formula="of:=[.O11]+[.N11]-[.N12]" office:value-type="float" office:value="360" calcext:value-type="float">
            <text:p>360</text:p>
          </table:table-cell>
          <table:table-cell table:formula="of:=INDEX([.G$1:.G$1048576];[.N1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6" calcext:value-type="float">
            <text:p>6</text:p>
          </table:table-cell>
          <table:table-cell table:style-name="ce21" table:formula="of:=CONCATENATE(INT(([.A13]-1)/12)+1;&quot;-й год &quot;;[.A13]-1-INT(([.A13]-1)/12)*12+1;&quot;-й мес&quot;)" office:value-type="string" office:string-value="1-й год 6-й мес" calcext:value-type="string">
            <text:p>1-й год 6-й мес</text:p>
          </table:table-cell>
          <table:table-cell table:style-name="ce34" table:formula="of:=DATE(YEAR([.C12]);MONTH([.C12])+1;DAY([.C12]))" office:value-type="date" office:date-value="2023-12-24" calcext:value-type="date">
            <text:p>24.12.2023</text:p>
          </table:table-cell>
          <table:table-cell table:style-name="ce46" table:formula="of:=IF([.P13]*[.$D$2]/100/12/(1-(1+[.$D$2]/100/12)^(-[.O13]))&lt;[.G12];ROUNDUP([.P13]*[.$D$2]/100/12/(1-(1+[.$D$2]/100/12)^(-[.O13]));0);[.G12]+[.F13])" office:value-type="float" office:value="42911" calcext:value-type="float">
            <text:p>42 911,00</text:p>
          </table:table-cell>
          <table:table-cell table:style-name="ce52" table:formula="of:=[.D13]-[.F13]" office:value-type="float" office:value="8595.23" calcext:value-type="float">
            <text:p>8 595,23</text:p>
          </table:table-cell>
          <table:table-cell table:style-name="ce52" table:formula="of:=[.G12]*[.$D$2]*([.C13]-[.C12])/(DATE(YEAR([.C13])+1;1;1)-DATE(YEAR([.C13]);1;1))/100" office:value-type="float" office:value="34315.7739221918" calcext:value-type="float">
            <text:p>34 315,77</text:p>
          </table:table-cell>
          <table:table-cell table:style-name="ce63" table:formula="of:=[.G12]-[.E13]-[.L13]-[.M13]" office:value-type="float" office:value="3590616.69" calcext:value-type="float">
            <text:p>3 590 616,69</text:p>
          </table:table-cell>
          <table:table-cell table:style-name="ce70" table:formula="of:=[.I13]+[.J13]" office:value-type="float" office:value="46363.5" calcext:value-type="float">
            <text:p>46 363,50</text:p>
          </table:table-cell>
          <table:table-cell table:style-name="ce52" table:formula="of:=IF([.$D$1]/[.$D$3]&lt;[.K12];[.$D$1]/[.$D$3];[.K12])" office:value-type="float" office:value="11944.44" calcext:value-type="float">
            <text:p>11 944,44</text:p>
          </table:table-cell>
          <table:table-cell table:style-name="ce52" table:formula="of:=[.K12]*[.$D$2]/12/100" office:value-type="float" office:value="34419.06" calcext:value-type="float">
            <text:p>34 419,06</text:p>
          </table:table-cell>
          <table:table-cell table:style-name="ce79" table:formula="of:=[.K12]-[.I13]-[.L13]-[.M13]" office:value-type="float" office:value="3548648.47" calcext:value-type="float">
            <text:p>3 548 648,47</text:p>
          </table:table-cell>
          <table:table-cell table:style-name="ce84"/>
          <table:table-cell table:style-name="ce90"/>
          <table:table-cell table:style-name="ce95" table:formula="of:=IF(ISBLANK([.L12]);VALUE([.N12]);ROW([.L12]))" office:value-type="float" office:value="7" calcext:value-type="float">
            <text:p>7,00</text:p>
          </table:table-cell>
          <table:table-cell table:formula="of:=[.O12]+[.N12]-[.N13]" office:value-type="float" office:value="360" calcext:value-type="float">
            <text:p>360</text:p>
          </table:table-cell>
          <table:table-cell table:formula="of:=INDEX([.G$1:.G$1048576];[.N1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7" calcext:value-type="float">
            <text:p>7</text:p>
          </table:table-cell>
          <table:table-cell table:style-name="ce21" table:formula="of:=CONCATENATE(INT(([.A14]-1)/12)+1;&quot;-й год &quot;;[.A14]-1-INT(([.A14]-1)/12)*12+1;&quot;-й мес&quot;)" office:value-type="string" office:string-value="1-й год 7-й мес" calcext:value-type="string">
            <text:p>1-й год 7-й мес</text:p>
          </table:table-cell>
          <table:table-cell table:style-name="ce34" table:formula="of:=DATE(YEAR([.C13]);MONTH([.C13])+1;DAY([.C13]))" office:value-type="date" office:date-value="2024-01-24" calcext:value-type="date">
            <text:p>24.01.2024</text:p>
          </table:table-cell>
          <table:table-cell table:style-name="ce46" table:formula="of:=IF([.P14]*[.$D$2]/100/12/(1-(1+[.$D$2]/100/12)^(-[.O14]))&lt;[.G13];ROUNDUP([.P14]*[.$D$2]/100/12/(1-(1+[.$D$2]/100/12)^(-[.O14]));0);[.G13]+[.F14])" office:value-type="float" office:value="42911" calcext:value-type="float">
            <text:p>42 911,00</text:p>
          </table:table-cell>
          <table:table-cell table:style-name="ce52" table:formula="of:=[.D14]-[.F14]" office:value-type="float" office:value="7632.7" calcext:value-type="float">
            <text:p>7 632,70</text:p>
          </table:table-cell>
          <table:table-cell table:style-name="ce52" table:formula="of:=[.G13]*[.$D$2]*([.C14]-[.C13])/(DATE(YEAR([.C14])+1;1;1)-DATE(YEAR([.C14]);1;1))/100" office:value-type="float" office:value="35278.2995006557" calcext:value-type="float">
            <text:p>35 278,30</text:p>
          </table:table-cell>
          <table:table-cell table:style-name="ce63" table:formula="of:=[.G13]-[.E14]-[.L14]-[.M14]" office:value-type="float" office:value="3582983.99" calcext:value-type="float">
            <text:p>3 582 983,99</text:p>
          </table:table-cell>
          <table:table-cell table:style-name="ce70" table:formula="of:=[.I14]+[.J14]" office:value-type="float" office:value="46248.04" calcext:value-type="float">
            <text:p>46 248,04</text:p>
          </table:table-cell>
          <table:table-cell table:style-name="ce52" table:formula="of:=IF([.$D$1]/[.$D$3]&lt;[.K13];[.$D$1]/[.$D$3];[.K13])" office:value-type="float" office:value="11944.44" calcext:value-type="float">
            <text:p>11 944,44</text:p>
          </table:table-cell>
          <table:table-cell table:style-name="ce52" table:formula="of:=[.K13]*[.$D$2]/12/100" office:value-type="float" office:value="34303.6" calcext:value-type="float">
            <text:p>34 303,60</text:p>
          </table:table-cell>
          <table:table-cell table:style-name="ce79" table:formula="of:=[.K13]-[.I14]-[.L14]-[.M14]" office:value-type="float" office:value="3536704.03" calcext:value-type="float">
            <text:p>3 536 704,03</text:p>
          </table:table-cell>
          <table:table-cell table:style-name="ce84"/>
          <table:table-cell table:style-name="ce90"/>
          <table:table-cell table:style-name="ce95" table:formula="of:=IF(ISBLANK([.L13]);VALUE([.N13]);ROW([.L13]))" office:value-type="float" office:value="7" calcext:value-type="float">
            <text:p>7,00</text:p>
          </table:table-cell>
          <table:table-cell table:formula="of:=[.O13]+[.N13]-[.N14]" office:value-type="float" office:value="360" calcext:value-type="float">
            <text:p>360</text:p>
          </table:table-cell>
          <table:table-cell table:formula="of:=INDEX([.G$1:.G$1048576];[.N1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8" calcext:value-type="float">
            <text:p>8</text:p>
          </table:table-cell>
          <table:table-cell table:style-name="ce21" table:formula="of:=CONCATENATE(INT(([.A15]-1)/12)+1;&quot;-й год &quot;;[.A15]-1-INT(([.A15]-1)/12)*12+1;&quot;-й мес&quot;)" office:value-type="string" office:string-value="1-й год 8-й мес" calcext:value-type="string">
            <text:p>1-й год 8-й мес</text:p>
          </table:table-cell>
          <table:table-cell table:style-name="ce34" table:formula="of:=DATE(YEAR([.C14]);MONTH([.C14])+1;DAY([.C14]))" office:value-type="date" office:date-value="2024-02-24" calcext:value-type="date">
            <text:p>24.02.2024</text:p>
          </table:table-cell>
          <table:table-cell table:style-name="ce46" table:formula="of:=IF([.P15]*[.$D$2]/100/12/(1-(1+[.$D$2]/100/12)^(-[.O15]))&lt;[.G14];ROUNDUP([.P15]*[.$D$2]/100/12/(1-(1+[.$D$2]/100/12)^(-[.O15]));0);[.G14]+[.F15])" office:value-type="float" office:value="42911" calcext:value-type="float">
            <text:p>42 911,00</text:p>
          </table:table-cell>
          <table:table-cell table:style-name="ce52" table:formula="of:=[.D15]-[.F15]" office:value-type="float" office:value="7707.69" calcext:value-type="float">
            <text:p>7 707,69</text:p>
          </table:table-cell>
          <table:table-cell table:style-name="ce52" table:formula="of:=[.G14]*[.$D$2]*([.C15]-[.C14])/(DATE(YEAR([.C15])+1;1;1)-DATE(YEAR([.C15]);1;1))/100" office:value-type="float" office:value="35203.3071804372" calcext:value-type="float">
            <text:p>35 203,31</text:p>
          </table:table-cell>
          <table:table-cell table:style-name="ce63" table:formula="of:=[.G14]-[.E15]-[.L15]-[.M15]" office:value-type="float" office:value="3575276.3" calcext:value-type="float">
            <text:p>3 575 276,30</text:p>
          </table:table-cell>
          <table:table-cell table:style-name="ce70" table:formula="of:=[.I15]+[.J15]" office:value-type="float" office:value="46132.58" calcext:value-type="float">
            <text:p>46 132,58</text:p>
          </table:table-cell>
          <table:table-cell table:style-name="ce52" table:formula="of:=IF([.$D$1]/[.$D$3]&lt;[.K14];[.$D$1]/[.$D$3];[.K14])" office:value-type="float" office:value="11944.44" calcext:value-type="float">
            <text:p>11 944,44</text:p>
          </table:table-cell>
          <table:table-cell table:style-name="ce52" table:formula="of:=[.K14]*[.$D$2]/12/100" office:value-type="float" office:value="34188.14" calcext:value-type="float">
            <text:p>34 188,14</text:p>
          </table:table-cell>
          <table:table-cell table:style-name="ce79" table:formula="of:=[.K14]-[.I15]-[.L15]-[.M15]" office:value-type="float" office:value="3524759.59" calcext:value-type="float">
            <text:p>3 524 759,59</text:p>
          </table:table-cell>
          <table:table-cell table:style-name="ce84"/>
          <table:table-cell table:style-name="ce90"/>
          <table:table-cell table:style-name="ce95" table:formula="of:=IF(ISBLANK([.L14]);VALUE([.N14]);ROW([.L14]))" office:value-type="float" office:value="7" calcext:value-type="float">
            <text:p>7,00</text:p>
          </table:table-cell>
          <table:table-cell table:formula="of:=[.O14]+[.N14]-[.N15]" office:value-type="float" office:value="360" calcext:value-type="float">
            <text:p>360</text:p>
          </table:table-cell>
          <table:table-cell table:formula="of:=INDEX([.G$1:.G$1048576];[.N1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9" calcext:value-type="float">
            <text:p>9</text:p>
          </table:table-cell>
          <table:table-cell table:style-name="ce21" table:formula="of:=CONCATENATE(INT(([.A16]-1)/12)+1;&quot;-й год &quot;;[.A16]-1-INT(([.A16]-1)/12)*12+1;&quot;-й мес&quot;)" office:value-type="string" office:string-value="1-й год 9-й мес" calcext:value-type="string">
            <text:p>1-й год 9-й мес</text:p>
          </table:table-cell>
          <table:table-cell table:style-name="ce34" table:formula="of:=DATE(YEAR([.C15]);MONTH([.C15])+1;DAY([.C15]))" office:value-type="date" office:date-value="2024-03-24" calcext:value-type="date">
            <text:p>24.03.2024</text:p>
          </table:table-cell>
          <table:table-cell table:style-name="ce46" table:formula="of:=IF([.P16]*[.$D$2]/100/12/(1-(1+[.$D$2]/100/12)^(-[.O16]))&lt;[.G15];ROUNDUP([.P16]*[.$D$2]/100/12/(1-(1+[.$D$2]/100/12)^(-[.O16]));0);[.G15]+[.F16])" office:value-type="float" office:value="42911" calcext:value-type="float">
            <text:p>42 911,00</text:p>
          </table:table-cell>
          <table:table-cell table:style-name="ce52" table:formula="of:=[.D16]-[.F16]" office:value-type="float" office:value="10049.72" calcext:value-type="float">
            <text:p>10 049,72</text:p>
          </table:table-cell>
          <table:table-cell table:style-name="ce52" table:formula="of:=[.G15]*[.$D$2]*([.C16]-[.C15])/(DATE(YEAR([.C16])+1;1;1)-DATE(YEAR([.C16]);1;1))/100" office:value-type="float" office:value="32861.2827136612" calcext:value-type="float">
            <text:p>32 861,28</text:p>
          </table:table-cell>
          <table:table-cell table:style-name="ce63" table:formula="of:=[.G15]-[.E16]-[.L16]-[.M16]" office:value-type="float" office:value="3565226.58" calcext:value-type="float">
            <text:p>3 565 226,58</text:p>
          </table:table-cell>
          <table:table-cell table:style-name="ce70" table:formula="of:=[.I16]+[.J16]" office:value-type="float" office:value="46017.12" calcext:value-type="float">
            <text:p>46 017,12</text:p>
          </table:table-cell>
          <table:table-cell table:style-name="ce52" table:formula="of:=IF([.$D$1]/[.$D$3]&lt;[.K15];[.$D$1]/[.$D$3];[.K15])" office:value-type="float" office:value="11944.44" calcext:value-type="float">
            <text:p>11 944,44</text:p>
          </table:table-cell>
          <table:table-cell table:style-name="ce52" table:formula="of:=[.K15]*[.$D$2]/12/100" office:value-type="float" office:value="34072.68" calcext:value-type="float">
            <text:p>34 072,68</text:p>
          </table:table-cell>
          <table:table-cell table:style-name="ce79" table:formula="of:=[.K15]-[.I16]-[.L16]-[.M16]" office:value-type="float" office:value="3512815.15" calcext:value-type="float">
            <text:p>3 512 815,15</text:p>
          </table:table-cell>
          <table:table-cell table:style-name="ce84"/>
          <table:table-cell table:style-name="ce90"/>
          <table:table-cell table:style-name="ce95" table:formula="of:=IF(ISBLANK([.L15]);VALUE([.N15]);ROW([.L15]))" office:value-type="float" office:value="7" calcext:value-type="float">
            <text:p>7,00</text:p>
          </table:table-cell>
          <table:table-cell table:formula="of:=[.O15]+[.N15]-[.N16]" office:value-type="float" office:value="360" calcext:value-type="float">
            <text:p>360</text:p>
          </table:table-cell>
          <table:table-cell table:formula="of:=INDEX([.G$1:.G$1048576];[.N1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0" calcext:value-type="float">
            <text:p>10</text:p>
          </table:table-cell>
          <table:table-cell table:style-name="ce21" table:formula="of:=CONCATENATE(INT(([.A17]-1)/12)+1;&quot;-й год &quot;;[.A17]-1-INT(([.A17]-1)/12)*12+1;&quot;-й мес&quot;)" office:value-type="string" office:string-value="1-й год 10-й мес" calcext:value-type="string">
            <text:p>1-й год 10-й мес</text:p>
          </table:table-cell>
          <table:table-cell table:style-name="ce34" table:formula="of:=DATE(YEAR([.C16]);MONTH([.C16])+1;DAY([.C16]))" office:value-type="date" office:date-value="2024-04-24" calcext:value-type="date">
            <text:p>24.04.2024</text:p>
          </table:table-cell>
          <table:table-cell table:style-name="ce46" table:formula="of:=IF([.P17]*[.$D$2]/100/12/(1-(1+[.$D$2]/100/12)^(-[.O17]))&lt;[.G16];ROUNDUP([.P17]*[.$D$2]/100/12/(1-(1+[.$D$2]/100/12)^(-[.O17]));0);[.G16]+[.F17])" office:value-type="float" office:value="42911" calcext:value-type="float">
            <text:p>42 911,00</text:p>
          </table:table-cell>
          <table:table-cell table:style-name="ce52" table:formula="of:=[.D17]-[.F17]" office:value-type="float" office:value="7882.16" calcext:value-type="float">
            <text:p>7 882,16</text:p>
          </table:table-cell>
          <table:table-cell table:style-name="ce52" table:formula="of:=[.G16]*[.$D$2]*([.C17]-[.C16])/(DATE(YEAR([.C17])+1;1;1)-DATE(YEAR([.C17]);1;1))/100" office:value-type="float" office:value="35028.8382013115" calcext:value-type="float">
            <text:p>35 028,84</text:p>
          </table:table-cell>
          <table:table-cell table:style-name="ce63" table:formula="of:=[.G16]-[.E17]-[.L17]-[.M17]" office:value-type="float" office:value="3557344.42" calcext:value-type="float">
            <text:p>3 557 344,42</text:p>
          </table:table-cell>
          <table:table-cell table:style-name="ce70" table:formula="of:=[.I17]+[.J17]" office:value-type="float" office:value="45901.65" calcext:value-type="float">
            <text:p>45 901,65</text:p>
          </table:table-cell>
          <table:table-cell table:style-name="ce52" table:formula="of:=IF([.$D$1]/[.$D$3]&lt;[.K16];[.$D$1]/[.$D$3];[.K16])" office:value-type="float" office:value="11944.44" calcext:value-type="float">
            <text:p>11 944,44</text:p>
          </table:table-cell>
          <table:table-cell table:style-name="ce52" table:formula="of:=[.K16]*[.$D$2]/12/100" office:value-type="float" office:value="33957.21" calcext:value-type="float">
            <text:p>33 957,21</text:p>
          </table:table-cell>
          <table:table-cell table:style-name="ce79" table:formula="of:=[.K16]-[.I17]-[.L17]-[.M17]" office:value-type="float" office:value="3500870.71" calcext:value-type="float">
            <text:p>3 500 870,71</text:p>
          </table:table-cell>
          <table:table-cell table:style-name="ce84"/>
          <table:table-cell table:style-name="ce90"/>
          <table:table-cell table:style-name="ce95" table:formula="of:=IF(ISBLANK([.L16]);VALUE([.N16]);ROW([.L16]))" office:value-type="float" office:value="7" calcext:value-type="float">
            <text:p>7,00</text:p>
          </table:table-cell>
          <table:table-cell table:formula="of:=[.O16]+[.N16]-[.N17]" office:value-type="float" office:value="360" calcext:value-type="float">
            <text:p>360</text:p>
          </table:table-cell>
          <table:table-cell table:formula="of:=INDEX([.G$1:.G$1048576];[.N1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1" calcext:value-type="float">
            <text:p>11</text:p>
          </table:table-cell>
          <table:table-cell table:style-name="ce21" table:formula="of:=CONCATENATE(INT(([.A18]-1)/12)+1;&quot;-й год &quot;;[.A18]-1-INT(([.A18]-1)/12)*12+1;&quot;-й мес&quot;)" office:value-type="string" office:string-value="1-й год 11-й мес" calcext:value-type="string">
            <text:p>1-й год 11-й мес</text:p>
          </table:table-cell>
          <table:table-cell table:style-name="ce34" table:formula="of:=DATE(YEAR([.C17]);MONTH([.C17])+1;DAY([.C17]))" office:value-type="date" office:date-value="2024-05-24" calcext:value-type="date">
            <text:p>24.05.2024</text:p>
          </table:table-cell>
          <table:table-cell table:style-name="ce46" table:formula="of:=IF([.P18]*[.$D$2]/100/12/(1-(1+[.$D$2]/100/12)^(-[.O18]))&lt;[.G17];ROUNDUP([.P18]*[.$D$2]/100/12/(1-(1+[.$D$2]/100/12)^(-[.O18]));0);[.G17]+[.F18])" office:value-type="float" office:value="42911" calcext:value-type="float">
            <text:p>42 911,00</text:p>
          </table:table-cell>
          <table:table-cell table:style-name="ce52" table:formula="of:=[.D18]-[.F18]" office:value-type="float" office:value="9087.07" calcext:value-type="float">
            <text:p>9 087,07</text:p>
          </table:table-cell>
          <table:table-cell table:style-name="ce52" table:formula="of:=[.G17]*[.$D$2]*([.C18]-[.C17])/(DATE(YEAR([.C18])+1;1;1)-DATE(YEAR([.C18]);1;1))/100" office:value-type="float" office:value="33823.9305508197" calcext:value-type="float">
            <text:p>33 823,93</text:p>
          </table:table-cell>
          <table:table-cell table:style-name="ce63" table:formula="of:=[.G17]-[.E18]-[.L18]-[.M18]" office:value-type="float" office:value="3548257.35" calcext:value-type="float">
            <text:p>3 548 257,35</text:p>
          </table:table-cell>
          <table:table-cell table:style-name="ce70" table:formula="of:=[.I18]+[.J18]" office:value-type="float" office:value="45786.19" calcext:value-type="float">
            <text:p>45 786,19</text:p>
          </table:table-cell>
          <table:table-cell table:style-name="ce52" table:formula="of:=IF([.$D$1]/[.$D$3]&lt;[.K17];[.$D$1]/[.$D$3];[.K17])" office:value-type="float" office:value="11944.44" calcext:value-type="float">
            <text:p>11 944,44</text:p>
          </table:table-cell>
          <table:table-cell table:style-name="ce52" table:formula="of:=[.K17]*[.$D$2]/12/100" office:value-type="float" office:value="33841.75" calcext:value-type="float">
            <text:p>33 841,75</text:p>
          </table:table-cell>
          <table:table-cell table:style-name="ce79" table:formula="of:=[.K17]-[.I18]-[.L18]-[.M18]" office:value-type="float" office:value="3488926.27" calcext:value-type="float">
            <text:p>3 488 926,27</text:p>
          </table:table-cell>
          <table:table-cell table:style-name="ce84"/>
          <table:table-cell table:style-name="ce90"/>
          <table:table-cell table:style-name="ce95" table:formula="of:=IF(ISBLANK([.L17]);VALUE([.N17]);ROW([.L17]))" office:value-type="float" office:value="7" calcext:value-type="float">
            <text:p>7,00</text:p>
          </table:table-cell>
          <table:table-cell table:formula="of:=[.O17]+[.N17]-[.N18]" office:value-type="float" office:value="360" calcext:value-type="float">
            <text:p>360</text:p>
          </table:table-cell>
          <table:table-cell table:formula="of:=INDEX([.G$1:.G$1048576];[.N1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2" calcext:value-type="float">
            <text:p>12</text:p>
          </table:table-cell>
          <table:table-cell table:style-name="ce21" table:formula="of:=CONCATENATE(INT(([.A19]-1)/12)+1;&quot;-й год &quot;;[.A19]-1-INT(([.A19]-1)/12)*12+1;&quot;-й мес&quot;)" office:value-type="string" office:string-value="1-й год 12-й мес" calcext:value-type="string">
            <text:p>1-й год 12-й мес</text:p>
          </table:table-cell>
          <table:table-cell table:style-name="ce34" table:formula="of:=DATE(YEAR([.C18]);MONTH([.C18])+1;DAY([.C18]))" office:value-type="date" office:date-value="2024-06-24" calcext:value-type="date">
            <text:p>24.06.2024</text:p>
          </table:table-cell>
          <table:table-cell table:style-name="ce46" table:formula="of:=IF([.P19]*[.$D$2]/100/12/(1-(1+[.$D$2]/100/12)^(-[.O19]))&lt;[.G18];ROUNDUP([.P19]*[.$D$2]/100/12/(1-(1+[.$D$2]/100/12)^(-[.O19]));0);[.G18]+[.F19])" office:value-type="float" office:value="42911" calcext:value-type="float">
            <text:p>42 911,00</text:p>
          </table:table-cell>
          <table:table-cell table:style-name="ce52" table:formula="of:=[.D19]-[.F19]" office:value-type="float" office:value="8048.89" calcext:value-type="float">
            <text:p>8 048,89</text:p>
          </table:table-cell>
          <table:table-cell table:style-name="ce52" table:formula="of:=[.G18]*[.$D$2]*([.C19]-[.C18])/(DATE(YEAR([.C19])+1;1;1)-DATE(YEAR([.C19]);1;1))/100" office:value-type="float" office:value="34862.1131983607" calcext:value-type="float">
            <text:p>34 862,11</text:p>
          </table:table-cell>
          <table:table-cell table:style-name="ce63" table:formula="of:=[.G18]-[.E19]-[.L19]-[.M19]" office:value-type="float" office:value="3540208.46" calcext:value-type="float">
            <text:p>3 540 208,46</text:p>
          </table:table-cell>
          <table:table-cell table:style-name="ce70" table:formula="of:=[.I19]+[.J19]" office:value-type="float" office:value="45670.73" calcext:value-type="float">
            <text:p>45 670,73</text:p>
          </table:table-cell>
          <table:table-cell table:style-name="ce52" table:formula="of:=IF([.$D$1]/[.$D$3]&lt;[.K18];[.$D$1]/[.$D$3];[.K18])" office:value-type="float" office:value="11944.44" calcext:value-type="float">
            <text:p>11 944,44</text:p>
          </table:table-cell>
          <table:table-cell table:style-name="ce52" table:formula="of:=[.K18]*[.$D$2]/12/100" office:value-type="float" office:value="33726.29" calcext:value-type="float">
            <text:p>33 726,29</text:p>
          </table:table-cell>
          <table:table-cell table:style-name="ce79" table:formula="of:=[.K18]-[.I19]-[.L19]-[.M19]" office:value-type="float" office:value="3476981.83" calcext:value-type="float">
            <text:p>3 476 981,83</text:p>
          </table:table-cell>
          <table:table-cell table:style-name="ce84"/>
          <table:table-cell table:style-name="ce90"/>
          <table:table-cell table:style-name="ce95" table:formula="of:=IF(ISBLANK([.L18]);VALUE([.N18]);ROW([.L18]))" office:value-type="float" office:value="7" calcext:value-type="float">
            <text:p>7,00</text:p>
          </table:table-cell>
          <table:table-cell table:formula="of:=[.O18]+[.N18]-[.N19]" office:value-type="float" office:value="360" calcext:value-type="float">
            <text:p>360</text:p>
          </table:table-cell>
          <table:table-cell table:formula="of:=INDEX([.G$1:.G$1048576];[.N1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13" calcext:value-type="float">
            <text:p>13</text:p>
          </table:table-cell>
          <table:table-cell table:style-name="ce21" table:formula="of:=CONCATENATE(INT(([.A20]-1)/12)+1;&quot;-й год &quot;;[.A20]-1-INT(([.A20]-1)/12)*12+1;&quot;-й мес&quot;)" office:value-type="string" office:string-value="2-й год 1-й мес" calcext:value-type="string">
            <text:p>2-й год 1-й мес</text:p>
          </table:table-cell>
          <table:table-cell table:style-name="ce34" table:formula="of:=DATE(YEAR([.C19]);MONTH([.C19])+1;DAY([.C19]))" office:value-type="date" office:date-value="2024-07-24" calcext:value-type="date">
            <text:p>24.07.2024</text:p>
          </table:table-cell>
          <table:table-cell table:style-name="ce46" table:formula="of:=IF([.P20]*[.$D$2]/100/12/(1-(1+[.$D$2]/100/12)^(-[.O20]))&lt;[.G19];ROUNDUP([.P20]*[.$D$2]/100/12/(1-(1+[.$D$2]/100/12)^(-[.O20]));0);[.G19]+[.F20])" office:value-type="float" office:value="42911" calcext:value-type="float">
            <text:p>42 911,00</text:p>
          </table:table-cell>
          <table:table-cell table:style-name="ce53" table:formula="of:=[.D20]-[.F20]" office:value-type="float" office:value="9250" calcext:value-type="float">
            <text:p>9 250,00</text:p>
          </table:table-cell>
          <table:table-cell table:style-name="ce52" table:formula="of:=[.G19]*[.$D$2]*([.C20]-[.C19])/(DATE(YEAR([.C20])+1;1;1)-DATE(YEAR([.C20]);1;1))/100" office:value-type="float" office:value="33660.9984721311" calcext:value-type="float">
            <text:p>33 661,00</text:p>
          </table:table-cell>
          <table:table-cell table:style-name="ce64" table:formula="of:=[.G19]-[.E20]-[.L20]-[.M20]" office:value-type="float" office:value="3530958.46" calcext:value-type="float">
            <text:p>3 530 958,46</text:p>
          </table:table-cell>
          <table:table-cell table:style-name="ce71" table:formula="of:=[.I20]+[.J20]" office:value-type="float" office:value="45555.26" calcext:value-type="float">
            <text:p>45 555,26</text:p>
          </table:table-cell>
          <table:table-cell table:style-name="ce53" table:formula="of:=IF([.$D$1]/[.$D$3]&lt;[.K19];[.$D$1]/[.$D$3];[.K19])" office:value-type="float" office:value="11944.44" calcext:value-type="float">
            <text:p>11 944,44</text:p>
          </table:table-cell>
          <table:table-cell table:style-name="ce53" table:formula="of:=[.K19]*[.$D$2]/12/100" office:value-type="float" office:value="33610.82" calcext:value-type="float">
            <text:p>33 610,82</text:p>
          </table:table-cell>
          <table:table-cell table:style-name="ce80" table:formula="of:=[.K19]-[.I20]-[.L20]-[.M20]" office:value-type="float" office:value="3465037.39" calcext:value-type="float">
            <text:p>3 465 037,39</text:p>
          </table:table-cell>
          <table:table-cell table:style-name="ce85"/>
          <table:table-cell table:style-name="ce91"/>
          <table:table-cell table:style-name="ce95" table:formula="of:=IF(ISBLANK([.L19]);VALUE([.N19]);ROW([.L19]))" office:value-type="float" office:value="7" calcext:value-type="float">
            <text:p>7,00</text:p>
          </table:table-cell>
          <table:table-cell table:formula="of:=[.O19]+[.N19]-[.N20]" office:value-type="float" office:value="360" calcext:value-type="float">
            <text:p>360</text:p>
          </table:table-cell>
          <table:table-cell table:formula="of:=INDEX([.G$1:.G$1048576];[.N2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4" calcext:value-type="float">
            <text:p>14</text:p>
          </table:table-cell>
          <table:table-cell table:style-name="ce21" table:formula="of:=CONCATENATE(INT(([.A21]-1)/12)+1;&quot;-й год &quot;;[.A21]-1-INT(([.A21]-1)/12)*12+1;&quot;-й мес&quot;)" office:value-type="string" office:string-value="2-й год 2-й мес" calcext:value-type="string">
            <text:p>2-й год 2-й мес</text:p>
          </table:table-cell>
          <table:table-cell table:style-name="ce34" table:formula="of:=DATE(YEAR([.C20]);MONTH([.C20])+1;DAY([.C20]))" office:value-type="date" office:date-value="2024-08-24" calcext:value-type="date">
            <text:p>24.08.2024</text:p>
          </table:table-cell>
          <table:table-cell table:style-name="ce46" table:formula="of:=IF([.P21]*[.$D$2]/100/12/(1-(1+[.$D$2]/100/12)^(-[.O21]))&lt;[.G20];ROUNDUP([.P21]*[.$D$2]/100/12/(1-(1+[.$D$2]/100/12)^(-[.O21]));0);[.G20]+[.F21])" office:value-type="float" office:value="42911" calcext:value-type="float">
            <text:p>42 911,00</text:p>
          </table:table-cell>
          <table:table-cell table:style-name="ce52" table:formula="of:=[.D21]-[.F21]" office:value-type="float" office:value="8218.85" calcext:value-type="float">
            <text:p>8 218,85</text:p>
          </table:table-cell>
          <table:table-cell table:style-name="ce52" table:formula="of:=[.G20]*[.$D$2]*([.C21]-[.C20])/(DATE(YEAR([.C21])+1;1;1)-DATE(YEAR([.C21]);1;1))/100" office:value-type="float" office:value="34692.1492408743" calcext:value-type="float">
            <text:p>34 692,15</text:p>
          </table:table-cell>
          <table:table-cell table:style-name="ce63" table:formula="of:=[.G20]-[.E21]-[.L21]-[.M21]" office:value-type="float" office:value="3522739.61" calcext:value-type="float">
            <text:p>3 522 739,61</text:p>
          </table:table-cell>
          <table:table-cell table:style-name="ce70" table:formula="of:=[.I21]+[.J21]" office:value-type="float" office:value="45439.8" calcext:value-type="float">
            <text:p>45 439,80</text:p>
          </table:table-cell>
          <table:table-cell table:style-name="ce52" table:formula="of:=IF([.$D$1]/[.$D$3]&lt;[.K20];[.$D$1]/[.$D$3];[.K20])" office:value-type="float" office:value="11944.44" calcext:value-type="float">
            <text:p>11 944,44</text:p>
          </table:table-cell>
          <table:table-cell table:style-name="ce52" table:formula="of:=[.K20]*[.$D$2]/12/100" office:value-type="float" office:value="33495.36" calcext:value-type="float">
            <text:p>33 495,36</text:p>
          </table:table-cell>
          <table:table-cell table:style-name="ce79" table:formula="of:=[.K20]-[.I21]-[.L21]-[.M21]" office:value-type="float" office:value="3453092.95" calcext:value-type="float">
            <text:p>3 453 092,95</text:p>
          </table:table-cell>
          <table:table-cell table:style-name="ce84"/>
          <table:table-cell table:style-name="ce91"/>
          <table:table-cell table:style-name="ce95" table:formula="of:=IF(ISBLANK([.L20]);VALUE([.N20]);ROW([.L20]))" office:value-type="float" office:value="7" calcext:value-type="float">
            <text:p>7,00</text:p>
          </table:table-cell>
          <table:table-cell table:formula="of:=[.O20]+[.N20]-[.N21]" office:value-type="float" office:value="360" calcext:value-type="float">
            <text:p>360</text:p>
          </table:table-cell>
          <table:table-cell table:formula="of:=INDEX([.G$1:.G$1048576];[.N2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5" calcext:value-type="float">
            <text:p>15</text:p>
          </table:table-cell>
          <table:table-cell table:style-name="ce21" table:formula="of:=CONCATENATE(INT(([.A22]-1)/12)+1;&quot;-й год &quot;;[.A22]-1-INT(([.A22]-1)/12)*12+1;&quot;-й мес&quot;)" office:value-type="string" office:string-value="2-й год 3-й мес" calcext:value-type="string">
            <text:p>2-й год 3-й мес</text:p>
          </table:table-cell>
          <table:table-cell table:style-name="ce34" table:formula="of:=DATE(YEAR([.C21]);MONTH([.C21])+1;DAY([.C21]))" office:value-type="date" office:date-value="2024-09-24" calcext:value-type="date">
            <text:p>24.09.2024</text:p>
          </table:table-cell>
          <table:table-cell table:style-name="ce46" table:formula="of:=IF([.P22]*[.$D$2]/100/12/(1-(1+[.$D$2]/100/12)^(-[.O22]))&lt;[.G21];ROUNDUP([.P22]*[.$D$2]/100/12/(1-(1+[.$D$2]/100/12)^(-[.O22]));0);[.G21]+[.F22])" office:value-type="float" office:value="42911" calcext:value-type="float">
            <text:p>42 911,00</text:p>
          </table:table-cell>
          <table:table-cell table:style-name="ce52" table:formula="of:=[.D22]-[.F22]" office:value-type="float" office:value="8299.6" calcext:value-type="float">
            <text:p>8 299,60</text:p>
          </table:table-cell>
          <table:table-cell table:style-name="ce52" table:formula="of:=[.G21]*[.$D$2]*([.C22]-[.C21])/(DATE(YEAR([.C22])+1;1;1)-DATE(YEAR([.C22]);1;1))/100" office:value-type="float" office:value="34611.3979168306" calcext:value-type="float">
            <text:p>34 611,40</text:p>
          </table:table-cell>
          <table:table-cell table:style-name="ce63" table:formula="of:=[.G21]-[.E22]-[.L22]-[.M22]" office:value-type="float" office:value="3514440.01" calcext:value-type="float">
            <text:p>3 514 440,01</text:p>
          </table:table-cell>
          <table:table-cell table:style-name="ce70" table:formula="of:=[.I22]+[.J22]" office:value-type="float" office:value="45324.34" calcext:value-type="float">
            <text:p>45 324,34</text:p>
          </table:table-cell>
          <table:table-cell table:style-name="ce52" table:formula="of:=IF([.$D$1]/[.$D$3]&lt;[.K21];[.$D$1]/[.$D$3];[.K21])" office:value-type="float" office:value="11944.44" calcext:value-type="float">
            <text:p>11 944,44</text:p>
          </table:table-cell>
          <table:table-cell table:style-name="ce52" table:formula="of:=[.K21]*[.$D$2]/12/100" office:value-type="float" office:value="33379.9" calcext:value-type="float">
            <text:p>33 379,90</text:p>
          </table:table-cell>
          <table:table-cell table:style-name="ce79" table:formula="of:=[.K21]-[.I22]-[.L22]-[.M22]" office:value-type="float" office:value="3441148.51" calcext:value-type="float">
            <text:p>3 441 148,51</text:p>
          </table:table-cell>
          <table:table-cell table:style-name="ce84"/>
          <table:table-cell table:style-name="ce91"/>
          <table:table-cell table:style-name="ce95" table:formula="of:=IF(ISBLANK([.L21]);VALUE([.N21]);ROW([.L21]))" office:value-type="float" office:value="7" calcext:value-type="float">
            <text:p>7,00</text:p>
          </table:table-cell>
          <table:table-cell table:formula="of:=[.O21]+[.N21]-[.N22]" office:value-type="float" office:value="360" calcext:value-type="float">
            <text:p>360</text:p>
          </table:table-cell>
          <table:table-cell table:formula="of:=INDEX([.G$1:.G$1048576];[.N2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6" calcext:value-type="float">
            <text:p>16</text:p>
          </table:table-cell>
          <table:table-cell table:style-name="ce21" table:formula="of:=CONCATENATE(INT(([.A23]-1)/12)+1;&quot;-й год &quot;;[.A23]-1-INT(([.A23]-1)/12)*12+1;&quot;-й мес&quot;)" office:value-type="string" office:string-value="2-й год 4-й мес" calcext:value-type="string">
            <text:p>2-й год 4-й мес</text:p>
          </table:table-cell>
          <table:table-cell table:style-name="ce34" table:formula="of:=DATE(YEAR([.C22]);MONTH([.C22])+1;DAY([.C22]))" office:value-type="date" office:date-value="2024-10-24" calcext:value-type="date">
            <text:p>24.10.2024</text:p>
          </table:table-cell>
          <table:table-cell table:style-name="ce46" table:formula="of:=IF([.P23]*[.$D$2]/100/12/(1-(1+[.$D$2]/100/12)^(-[.O23]))&lt;[.G22];ROUNDUP([.P23]*[.$D$2]/100/12/(1-(1+[.$D$2]/100/12)^(-[.O23]));0);[.G22]+[.F23])" office:value-type="float" office:value="42911" calcext:value-type="float">
            <text:p>42 911,00</text:p>
          </table:table-cell>
          <table:table-cell table:style-name="ce52" table:formula="of:=[.D23]-[.F23]" office:value-type="float" office:value="9495.01" calcext:value-type="float">
            <text:p>9 495,01</text:p>
          </table:table-cell>
          <table:table-cell table:style-name="ce52" table:formula="of:=[.G22]*[.$D$2]*([.C23]-[.C22])/(DATE(YEAR([.C23])+1;1;1)-DATE(YEAR([.C23]);1;1))/100" office:value-type="float" office:value="33415.9869803279" calcext:value-type="float">
            <text:p>33 415,99</text:p>
          </table:table-cell>
          <table:table-cell table:style-name="ce63" table:formula="of:=[.G22]-[.E23]-[.L23]-[.M23]" office:value-type="float" office:value="3504945" calcext:value-type="float">
            <text:p>3 504 945,00</text:p>
          </table:table-cell>
          <table:table-cell table:style-name="ce70" table:formula="of:=[.I23]+[.J23]" office:value-type="float" office:value="45208.88" calcext:value-type="float">
            <text:p>45 208,88</text:p>
          </table:table-cell>
          <table:table-cell table:style-name="ce52" table:formula="of:=IF([.$D$1]/[.$D$3]&lt;[.K22];[.$D$1]/[.$D$3];[.K22])" office:value-type="float" office:value="11944.44" calcext:value-type="float">
            <text:p>11 944,44</text:p>
          </table:table-cell>
          <table:table-cell table:style-name="ce52" table:formula="of:=[.K22]*[.$D$2]/12/100" office:value-type="float" office:value="33264.44" calcext:value-type="float">
            <text:p>33 264,44</text:p>
          </table:table-cell>
          <table:table-cell table:style-name="ce79" table:formula="of:=[.K22]-[.I23]-[.L23]-[.M23]" office:value-type="float" office:value="3429204.07" calcext:value-type="float">
            <text:p>3 429 204,07</text:p>
          </table:table-cell>
          <table:table-cell table:style-name="ce84"/>
          <table:table-cell table:style-name="ce91"/>
          <table:table-cell table:style-name="ce95" table:formula="of:=IF(ISBLANK([.L22]);VALUE([.N22]);ROW([.L22]))" office:value-type="float" office:value="7" calcext:value-type="float">
            <text:p>7,00</text:p>
          </table:table-cell>
          <table:table-cell table:formula="of:=[.O22]+[.N22]-[.N23]" office:value-type="float" office:value="360" calcext:value-type="float">
            <text:p>360</text:p>
          </table:table-cell>
          <table:table-cell table:formula="of:=INDEX([.G$1:.G$1048576];[.N2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7" calcext:value-type="float">
            <text:p>17</text:p>
          </table:table-cell>
          <table:table-cell table:style-name="ce21" table:formula="of:=CONCATENATE(INT(([.A24]-1)/12)+1;&quot;-й год &quot;;[.A24]-1-INT(([.A24]-1)/12)*12+1;&quot;-й мес&quot;)" office:value-type="string" office:string-value="2-й год 5-й мес" calcext:value-type="string">
            <text:p>2-й год 5-й мес</text:p>
          </table:table-cell>
          <table:table-cell table:style-name="ce34" table:formula="of:=DATE(YEAR([.C23]);MONTH([.C23])+1;DAY([.C23]))" office:value-type="date" office:date-value="2024-11-24" calcext:value-type="date">
            <text:p>24.11.2024</text:p>
          </table:table-cell>
          <table:table-cell table:style-name="ce46" table:formula="of:=IF([.P24]*[.$D$2]/100/12/(1-(1+[.$D$2]/100/12)^(-[.O24]))&lt;[.G23];ROUNDUP([.P24]*[.$D$2]/100/12/(1-(1+[.$D$2]/100/12)^(-[.O24]));0);[.G23]+[.F24])" office:value-type="float" office:value="42911" calcext:value-type="float">
            <text:p>42 911,00</text:p>
          </table:table-cell>
          <table:table-cell table:style-name="ce52" table:formula="of:=[.D24]-[.F24]" office:value-type="float" office:value="8474.44" calcext:value-type="float">
            <text:p>8 474,44</text:p>
          </table:table-cell>
          <table:table-cell table:style-name="ce52" table:formula="of:=[.G23]*[.$D$2]*([.C24]-[.C23])/(DATE(YEAR([.C24])+1;1;1)-DATE(YEAR([.C24]);1;1))/100" office:value-type="float" office:value="34436.5634426229" calcext:value-type="float">
            <text:p>34 436,56</text:p>
          </table:table-cell>
          <table:table-cell table:style-name="ce63" table:formula="of:=[.G23]-[.E24]-[.L24]-[.M24]" office:value-type="float" office:value="3496470.56" calcext:value-type="float">
            <text:p>3 496 470,56</text:p>
          </table:table-cell>
          <table:table-cell table:style-name="ce70" table:formula="of:=[.I24]+[.J24]" office:value-type="float" office:value="45093.41" calcext:value-type="float">
            <text:p>45 093,41</text:p>
          </table:table-cell>
          <table:table-cell table:style-name="ce52" table:formula="of:=IF([.$D$1]/[.$D$3]&lt;[.K23];[.$D$1]/[.$D$3];[.K23])" office:value-type="float" office:value="11944.44" calcext:value-type="float">
            <text:p>11 944,44</text:p>
          </table:table-cell>
          <table:table-cell table:style-name="ce52" table:formula="of:=[.K23]*[.$D$2]/12/100" office:value-type="float" office:value="33148.97" calcext:value-type="float">
            <text:p>33 148,97</text:p>
          </table:table-cell>
          <table:table-cell table:style-name="ce79" table:formula="of:=[.K23]-[.I24]-[.L24]-[.M24]" office:value-type="float" office:value="3417259.63" calcext:value-type="float">
            <text:p>3 417 259,63</text:p>
          </table:table-cell>
          <table:table-cell table:style-name="ce84"/>
          <table:table-cell table:style-name="ce91"/>
          <table:table-cell table:style-name="ce95" table:formula="of:=IF(ISBLANK([.L23]);VALUE([.N23]);ROW([.L23]))" office:value-type="float" office:value="7" calcext:value-type="float">
            <text:p>7,00</text:p>
          </table:table-cell>
          <table:table-cell table:formula="of:=[.O23]+[.N23]-[.N24]" office:value-type="float" office:value="360" calcext:value-type="float">
            <text:p>360</text:p>
          </table:table-cell>
          <table:table-cell table:formula="of:=INDEX([.G$1:.G$1048576];[.N2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8" calcext:value-type="float">
            <text:p>18</text:p>
          </table:table-cell>
          <table:table-cell table:style-name="ce21" table:formula="of:=CONCATENATE(INT(([.A25]-1)/12)+1;&quot;-й год &quot;;[.A25]-1-INT(([.A25]-1)/12)*12+1;&quot;-й мес&quot;)" office:value-type="string" office:string-value="2-й год 6-й мес" calcext:value-type="string">
            <text:p>2-й год 6-й мес</text:p>
          </table:table-cell>
          <table:table-cell table:style-name="ce34" table:formula="of:=DATE(YEAR([.C24]);MONTH([.C24])+1;DAY([.C24]))" office:value-type="date" office:date-value="2024-12-24" calcext:value-type="date">
            <text:p>24.12.2024</text:p>
          </table:table-cell>
          <table:table-cell table:style-name="ce46" table:formula="of:=IF([.P25]*[.$D$2]/100/12/(1-(1+[.$D$2]/100/12)^(-[.O25]))&lt;[.G24];ROUNDUP([.P25]*[.$D$2]/100/12/(1-(1+[.$D$2]/100/12)^(-[.O25]));0);[.G24]+[.F25])" office:value-type="float" office:value="42911" calcext:value-type="float">
            <text:p>42 911,00</text:p>
          </table:table-cell>
          <table:table-cell table:style-name="ce52" table:formula="of:=[.D25]-[.F25]" office:value-type="float" office:value="9665.87" calcext:value-type="float">
            <text:p>9 665,87</text:p>
          </table:table-cell>
          <table:table-cell table:style-name="ce52" table:formula="of:=[.G24]*[.$D$2]*([.C25]-[.C24])/(DATE(YEAR([.C25])+1;1;1)-DATE(YEAR([.C25]);1;1))/100" office:value-type="float" office:value="33245.1299147541" calcext:value-type="float">
            <text:p>33 245,13</text:p>
          </table:table-cell>
          <table:table-cell table:style-name="ce63" table:formula="of:=[.G24]-[.E25]-[.L25]-[.M25]" office:value-type="float" office:value="3486804.69" calcext:value-type="float">
            <text:p>3 486 804,69</text:p>
          </table:table-cell>
          <table:table-cell table:style-name="ce70" table:formula="of:=[.I25]+[.J25]" office:value-type="float" office:value="44977.95" calcext:value-type="float">
            <text:p>44 977,95</text:p>
          </table:table-cell>
          <table:table-cell table:style-name="ce52" table:formula="of:=IF([.$D$1]/[.$D$3]&lt;[.K24];[.$D$1]/[.$D$3];[.K24])" office:value-type="float" office:value="11944.44" calcext:value-type="float">
            <text:p>11 944,44</text:p>
          </table:table-cell>
          <table:table-cell table:style-name="ce52" table:formula="of:=[.K24]*[.$D$2]/12/100" office:value-type="float" office:value="33033.51" calcext:value-type="float">
            <text:p>33 033,51</text:p>
          </table:table-cell>
          <table:table-cell table:style-name="ce79" table:formula="of:=[.K24]-[.I25]-[.L25]-[.M25]" office:value-type="float" office:value="3405315.19" calcext:value-type="float">
            <text:p>3 405 315,19</text:p>
          </table:table-cell>
          <table:table-cell table:style-name="ce84"/>
          <table:table-cell table:style-name="ce91"/>
          <table:table-cell table:style-name="ce95" table:formula="of:=IF(ISBLANK([.L24]);VALUE([.N24]);ROW([.L24]))" office:value-type="float" office:value="7" calcext:value-type="float">
            <text:p>7,00</text:p>
          </table:table-cell>
          <table:table-cell table:formula="of:=[.O24]+[.N24]-[.N25]" office:value-type="float" office:value="360" calcext:value-type="float">
            <text:p>360</text:p>
          </table:table-cell>
          <table:table-cell table:formula="of:=INDEX([.G$1:.G$1048576];[.N2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9" calcext:value-type="float">
            <text:p>19</text:p>
          </table:table-cell>
          <table:table-cell table:style-name="ce21" table:formula="of:=CONCATENATE(INT(([.A26]-1)/12)+1;&quot;-й год &quot;;[.A26]-1-INT(([.A26]-1)/12)*12+1;&quot;-й мес&quot;)" office:value-type="string" office:string-value="2-й год 7-й мес" calcext:value-type="string">
            <text:p>2-й год 7-й мес</text:p>
          </table:table-cell>
          <table:table-cell table:style-name="ce34" table:formula="of:=DATE(YEAR([.C25]);MONTH([.C25])+1;DAY([.C25]))" office:value-type="date" office:date-value="2025-01-24" calcext:value-type="date">
            <text:p>24.01.2025</text:p>
          </table:table-cell>
          <table:table-cell table:style-name="ce46" table:formula="of:=IF([.P26]*[.$D$2]/100/12/(1-(1+[.$D$2]/100/12)^(-[.O26]))&lt;[.G25];ROUNDUP([.P26]*[.$D$2]/100/12/(1-(1+[.$D$2]/100/12)^(-[.O26]));0);[.G25]+[.F26])" office:value-type="float" office:value="42911" calcext:value-type="float">
            <text:p>42 911,00</text:p>
          </table:table-cell>
          <table:table-cell table:style-name="ce52" table:formula="of:=[.D26]-[.F26]" office:value-type="float" office:value="8558.81" calcext:value-type="float">
            <text:p>8 558,81</text:p>
          </table:table-cell>
          <table:table-cell table:style-name="ce52" table:formula="of:=[.G25]*[.$D$2]*([.C26]-[.C25])/(DATE(YEAR([.C26])+1;1;1)-DATE(YEAR([.C26]);1;1))/100" office:value-type="float" office:value="34352.1908636712" calcext:value-type="float">
            <text:p>34 352,19</text:p>
          </table:table-cell>
          <table:table-cell table:style-name="ce63" table:formula="of:=[.G25]-[.E26]-[.L26]-[.M26]" office:value-type="float" office:value="3478245.88" calcext:value-type="float">
            <text:p>3 478 245,88</text:p>
          </table:table-cell>
          <table:table-cell table:style-name="ce70" table:formula="of:=[.I26]+[.J26]" office:value-type="float" office:value="44862.49" calcext:value-type="float">
            <text:p>44 862,49</text:p>
          </table:table-cell>
          <table:table-cell table:style-name="ce52" table:formula="of:=IF([.$D$1]/[.$D$3]&lt;[.K25];[.$D$1]/[.$D$3];[.K25])" office:value-type="float" office:value="11944.44" calcext:value-type="float">
            <text:p>11 944,44</text:p>
          </table:table-cell>
          <table:table-cell table:style-name="ce52" table:formula="of:=[.K25]*[.$D$2]/12/100" office:value-type="float" office:value="32918.05" calcext:value-type="float">
            <text:p>32 918,05</text:p>
          </table:table-cell>
          <table:table-cell table:style-name="ce79" table:formula="of:=[.K25]-[.I26]-[.L26]-[.M26]" office:value-type="float" office:value="3393370.75" calcext:value-type="float">
            <text:p>3 393 370,75</text:p>
          </table:table-cell>
          <table:table-cell table:style-name="ce84"/>
          <table:table-cell table:style-name="ce91"/>
          <table:table-cell table:style-name="ce95" table:formula="of:=IF(ISBLANK([.L25]);VALUE([.N25]);ROW([.L25]))" office:value-type="float" office:value="7" calcext:value-type="float">
            <text:p>7,00</text:p>
          </table:table-cell>
          <table:table-cell table:formula="of:=[.O25]+[.N25]-[.N26]" office:value-type="float" office:value="360" calcext:value-type="float">
            <text:p>360</text:p>
          </table:table-cell>
          <table:table-cell table:formula="of:=INDEX([.G$1:.G$1048576];[.N2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0" calcext:value-type="float">
            <text:p>20</text:p>
          </table:table-cell>
          <table:table-cell table:style-name="ce21" table:formula="of:=CONCATENATE(INT(([.A27]-1)/12)+1;&quot;-й год &quot;;[.A27]-1-INT(([.A27]-1)/12)*12+1;&quot;-й мес&quot;)" office:value-type="string" office:string-value="2-й год 8-й мес" calcext:value-type="string">
            <text:p>2-й год 8-й мес</text:p>
          </table:table-cell>
          <table:table-cell table:style-name="ce34" table:formula="of:=DATE(YEAR([.C26]);MONTH([.C26])+1;DAY([.C26]))" office:value-type="date" office:date-value="2025-02-24" calcext:value-type="date">
            <text:p>24.02.2025</text:p>
          </table:table-cell>
          <table:table-cell table:style-name="ce46" table:formula="of:=IF([.P27]*[.$D$2]/100/12/(1-(1+[.$D$2]/100/12)^(-[.O27]))&lt;[.G26];ROUNDUP([.P27]*[.$D$2]/100/12/(1-(1+[.$D$2]/100/12)^(-[.O27]));0);[.G26]+[.F27])" office:value-type="float" office:value="42911" calcext:value-type="float">
            <text:p>42 911,00</text:p>
          </table:table-cell>
          <table:table-cell table:style-name="ce52" table:formula="of:=[.D27]-[.F27]" office:value-type="float" office:value="8643.13" calcext:value-type="float">
            <text:p>8 643,13</text:p>
          </table:table-cell>
          <table:table-cell table:style-name="ce52" table:formula="of:=[.G26]*[.$D$2]*([.C27]-[.C26])/(DATE(YEAR([.C27])+1;1;1)-DATE(YEAR([.C27]);1;1))/100" office:value-type="float" office:value="34267.8689985753" calcext:value-type="float">
            <text:p>34 267,87</text:p>
          </table:table-cell>
          <table:table-cell table:style-name="ce63" table:formula="of:=[.G26]-[.E27]-[.L27]-[.M27]" office:value-type="float" office:value="3469602.75" calcext:value-type="float">
            <text:p>3 469 602,75</text:p>
          </table:table-cell>
          <table:table-cell table:style-name="ce70" table:formula="of:=[.I27]+[.J27]" office:value-type="float" office:value="44747.02" calcext:value-type="float">
            <text:p>44 747,02</text:p>
          </table:table-cell>
          <table:table-cell table:style-name="ce52" table:formula="of:=IF([.$D$1]/[.$D$3]&lt;[.K26];[.$D$1]/[.$D$3];[.K26])" office:value-type="float" office:value="11944.44" calcext:value-type="float">
            <text:p>11 944,44</text:p>
          </table:table-cell>
          <table:table-cell table:style-name="ce52" table:formula="of:=[.K26]*[.$D$2]/12/100" office:value-type="float" office:value="32802.58" calcext:value-type="float">
            <text:p>32 802,58</text:p>
          </table:table-cell>
          <table:table-cell table:style-name="ce79" table:formula="of:=[.K26]-[.I27]-[.L27]-[.M27]" office:value-type="float" office:value="3381426.31" calcext:value-type="float">
            <text:p>3 381 426,31</text:p>
          </table:table-cell>
          <table:table-cell table:style-name="ce84"/>
          <table:table-cell table:style-name="ce91"/>
          <table:table-cell table:style-name="ce95" table:formula="of:=IF(ISBLANK([.L26]);VALUE([.N26]);ROW([.L26]))" office:value-type="float" office:value="7" calcext:value-type="float">
            <text:p>7,00</text:p>
          </table:table-cell>
          <table:table-cell table:formula="of:=[.O26]+[.N26]-[.N27]" office:value-type="float" office:value="360" calcext:value-type="float">
            <text:p>360</text:p>
          </table:table-cell>
          <table:table-cell table:formula="of:=INDEX([.G$1:.G$1048576];[.N2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1" calcext:value-type="float">
            <text:p>21</text:p>
          </table:table-cell>
          <table:table-cell table:style-name="ce21" table:formula="of:=CONCATENATE(INT(([.A28]-1)/12)+1;&quot;-й год &quot;;[.A28]-1-INT(([.A28]-1)/12)*12+1;&quot;-й мес&quot;)" office:value-type="string" office:string-value="2-й год 9-й мес" calcext:value-type="string">
            <text:p>2-й год 9-й мес</text:p>
          </table:table-cell>
          <table:table-cell table:style-name="ce34" table:formula="of:=DATE(YEAR([.C27]);MONTH([.C27])+1;DAY([.C27]))" office:value-type="date" office:date-value="2025-03-24" calcext:value-type="date">
            <text:p>24.03.2025</text:p>
          </table:table-cell>
          <table:table-cell table:style-name="ce46" table:formula="of:=IF([.P28]*[.$D$2]/100/12/(1-(1+[.$D$2]/100/12)^(-[.O28]))&lt;[.G27];ROUNDUP([.P28]*[.$D$2]/100/12/(1-(1+[.$D$2]/100/12)^(-[.O28]));0);[.G27]+[.F28])" office:value-type="float" office:value="42911" calcext:value-type="float">
            <text:p>42 911,00</text:p>
          </table:table-cell>
          <table:table-cell table:style-name="ce52" table:formula="of:=[.D28]-[.F28]" office:value-type="float" office:value="12036.29" calcext:value-type="float">
            <text:p>12 036,29</text:p>
          </table:table-cell>
          <table:table-cell table:style-name="ce52" table:formula="of:=[.G27]*[.$D$2]*([.C28]-[.C27])/(DATE(YEAR([.C28])+1;1;1)-DATE(YEAR([.C28]);1;1))/100" office:value-type="float" office:value="30874.7115945205" calcext:value-type="float">
            <text:p>30 874,71</text:p>
          </table:table-cell>
          <table:table-cell table:style-name="ce63" table:formula="of:=[.G27]-[.E28]-[.L28]-[.M28]" office:value-type="float" office:value="3457566.46" calcext:value-type="float">
            <text:p>3 457 566,46</text:p>
          </table:table-cell>
          <table:table-cell table:style-name="ce70" table:formula="of:=[.I28]+[.J28]" office:value-type="float" office:value="44631.56" calcext:value-type="float">
            <text:p>44 631,56</text:p>
          </table:table-cell>
          <table:table-cell table:style-name="ce52" table:formula="of:=IF([.$D$1]/[.$D$3]&lt;[.K27];[.$D$1]/[.$D$3];[.K27])" office:value-type="float" office:value="11944.44" calcext:value-type="float">
            <text:p>11 944,44</text:p>
          </table:table-cell>
          <table:table-cell table:style-name="ce52" table:formula="of:=[.K27]*[.$D$2]/12/100" office:value-type="float" office:value="32687.12" calcext:value-type="float">
            <text:p>32 687,12</text:p>
          </table:table-cell>
          <table:table-cell table:style-name="ce79" table:formula="of:=[.K27]-[.I28]-[.L28]-[.M28]" office:value-type="float" office:value="3369481.87" calcext:value-type="float">
            <text:p>3 369 481,87</text:p>
          </table:table-cell>
          <table:table-cell table:style-name="ce84"/>
          <table:table-cell table:style-name="ce91"/>
          <table:table-cell table:style-name="ce95" table:formula="of:=IF(ISBLANK([.L27]);VALUE([.N27]);ROW([.L27]))" office:value-type="float" office:value="7" calcext:value-type="float">
            <text:p>7,00</text:p>
          </table:table-cell>
          <table:table-cell table:formula="of:=[.O27]+[.N27]-[.N28]" office:value-type="float" office:value="360" calcext:value-type="float">
            <text:p>360</text:p>
          </table:table-cell>
          <table:table-cell table:formula="of:=INDEX([.G$1:.G$1048576];[.N2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2" calcext:value-type="float">
            <text:p>22</text:p>
          </table:table-cell>
          <table:table-cell table:style-name="ce21" table:formula="of:=CONCATENATE(INT(([.A29]-1)/12)+1;&quot;-й год &quot;;[.A29]-1-INT(([.A29]-1)/12)*12+1;&quot;-й мес&quot;)" office:value-type="string" office:string-value="2-й год 10-й мес" calcext:value-type="string">
            <text:p>2-й год 10-й мес</text:p>
          </table:table-cell>
          <table:table-cell table:style-name="ce34" table:formula="of:=DATE(YEAR([.C28]);MONTH([.C28])+1;DAY([.C28]))" office:value-type="date" office:date-value="2025-04-24" calcext:value-type="date">
            <text:p>24.04.2025</text:p>
          </table:table-cell>
          <table:table-cell table:style-name="ce46" table:formula="of:=IF([.P29]*[.$D$2]/100/12/(1-(1+[.$D$2]/100/12)^(-[.O29]))&lt;[.G28];ROUNDUP([.P29]*[.$D$2]/100/12/(1-(1+[.$D$2]/100/12)^(-[.O29]));0);[.G28]+[.F29])" office:value-type="float" office:value="42911" calcext:value-type="float">
            <text:p>42 911,00</text:p>
          </table:table-cell>
          <table:table-cell table:style-name="ce52" table:formula="of:=[.D29]-[.F29]" office:value-type="float" office:value="8846.87" calcext:value-type="float">
            <text:p>8 846,87</text:p>
          </table:table-cell>
          <table:table-cell table:style-name="ce52" table:formula="of:=[.G28]*[.$D$2]*([.C29]-[.C28])/(DATE(YEAR([.C29])+1;1;1)-DATE(YEAR([.C29]);1;1))/100" office:value-type="float" office:value="34064.1342196164" calcext:value-type="float">
            <text:p>34 064,13</text:p>
          </table:table-cell>
          <table:table-cell table:style-name="ce63" table:formula="of:=[.G28]-[.E29]-[.L29]-[.M29]" office:value-type="float" office:value="3448719.59" calcext:value-type="float">
            <text:p>3 448 719,59</text:p>
          </table:table-cell>
          <table:table-cell table:style-name="ce70" table:formula="of:=[.I29]+[.J29]" office:value-type="float" office:value="44516.1" calcext:value-type="float">
            <text:p>44 516,10</text:p>
          </table:table-cell>
          <table:table-cell table:style-name="ce52" table:formula="of:=IF([.$D$1]/[.$D$3]&lt;[.K28];[.$D$1]/[.$D$3];[.K28])" office:value-type="float" office:value="11944.44" calcext:value-type="float">
            <text:p>11 944,44</text:p>
          </table:table-cell>
          <table:table-cell table:style-name="ce52" table:formula="of:=[.K28]*[.$D$2]/12/100" office:value-type="float" office:value="32571.66" calcext:value-type="float">
            <text:p>32 571,66</text:p>
          </table:table-cell>
          <table:table-cell table:style-name="ce79" table:formula="of:=[.K28]-[.I29]-[.L29]-[.M29]" office:value-type="float" office:value="3357537.43" calcext:value-type="float">
            <text:p>3 357 537,43</text:p>
          </table:table-cell>
          <table:table-cell table:style-name="ce84"/>
          <table:table-cell table:style-name="ce91"/>
          <table:table-cell table:style-name="ce95" table:formula="of:=IF(ISBLANK([.L28]);VALUE([.N28]);ROW([.L28]))" office:value-type="float" office:value="7" calcext:value-type="float">
            <text:p>7,00</text:p>
          </table:table-cell>
          <table:table-cell table:formula="of:=[.O28]+[.N28]-[.N29]" office:value-type="float" office:value="360" calcext:value-type="float">
            <text:p>360</text:p>
          </table:table-cell>
          <table:table-cell table:formula="of:=INDEX([.G$1:.G$1048576];[.N2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" calcext:value-type="float">
            <text:p>23</text:p>
          </table:table-cell>
          <table:table-cell table:style-name="ce21" table:formula="of:=CONCATENATE(INT(([.A30]-1)/12)+1;&quot;-й год &quot;;[.A30]-1-INT(([.A30]-1)/12)*12+1;&quot;-й мес&quot;)" office:value-type="string" office:string-value="2-й год 11-й мес" calcext:value-type="string">
            <text:p>2-й год 11-й мес</text:p>
          </table:table-cell>
          <table:table-cell table:style-name="ce34" table:formula="of:=DATE(YEAR([.C29]);MONTH([.C29])+1;DAY([.C29]))" office:value-type="date" office:date-value="2025-05-24" calcext:value-type="date">
            <text:p>24.05.2025</text:p>
          </table:table-cell>
          <table:table-cell table:style-name="ce46" table:formula="of:=IF([.P30]*[.$D$2]/100/12/(1-(1+[.$D$2]/100/12)^(-[.O30]))&lt;[.G29];ROUNDUP([.P30]*[.$D$2]/100/12/(1-(1+[.$D$2]/100/12)^(-[.O30]));0);[.G29]+[.F30])" office:value-type="float" office:value="42911" calcext:value-type="float">
            <text:p>42 911,00</text:p>
          </table:table-cell>
          <table:table-cell table:style-name="ce52" table:formula="of:=[.D30]-[.F30]" office:value-type="float" office:value="10030.06" calcext:value-type="float">
            <text:p>10 030,06</text:p>
          </table:table-cell>
          <table:table-cell table:style-name="ce52" table:formula="of:=[.G29]*[.$D$2]*([.C30]-[.C29])/(DATE(YEAR([.C30])+1;1;1)-DATE(YEAR([.C30]);1;1))/100" office:value-type="float" office:value="32880.942940274" calcext:value-type="float">
            <text:p>32 880,94</text:p>
          </table:table-cell>
          <table:table-cell table:style-name="ce63" table:formula="of:=[.G29]-[.E30]-[.L30]-[.M30]" office:value-type="float" office:value="3438689.53" calcext:value-type="float">
            <text:p>3 438 689,53</text:p>
          </table:table-cell>
          <table:table-cell table:style-name="ce70" table:formula="of:=[.I30]+[.J30]" office:value-type="float" office:value="44400.64" calcext:value-type="float">
            <text:p>44 400,64</text:p>
          </table:table-cell>
          <table:table-cell table:style-name="ce52" table:formula="of:=IF([.$D$1]/[.$D$3]&lt;[.K29];[.$D$1]/[.$D$3];[.K29])" office:value-type="float" office:value="11944.44" calcext:value-type="float">
            <text:p>11 944,44</text:p>
          </table:table-cell>
          <table:table-cell table:style-name="ce52" table:formula="of:=[.K29]*[.$D$2]/12/100" office:value-type="float" office:value="32456.2" calcext:value-type="float">
            <text:p>32 456,20</text:p>
          </table:table-cell>
          <table:table-cell table:style-name="ce79" table:formula="of:=[.K29]-[.I30]-[.L30]-[.M30]" office:value-type="float" office:value="3345592.99" calcext:value-type="float">
            <text:p>3 345 592,99</text:p>
          </table:table-cell>
          <table:table-cell table:style-name="ce84"/>
          <table:table-cell table:style-name="ce91"/>
          <table:table-cell table:style-name="ce95" table:formula="of:=IF(ISBLANK([.L29]);VALUE([.N29]);ROW([.L29]))" office:value-type="float" office:value="7" calcext:value-type="float">
            <text:p>7,00</text:p>
          </table:table-cell>
          <table:table-cell table:formula="of:=[.O29]+[.N29]-[.N30]" office:value-type="float" office:value="360" calcext:value-type="float">
            <text:p>360</text:p>
          </table:table-cell>
          <table:table-cell table:formula="of:=INDEX([.G$1:.G$1048576];[.N3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24" calcext:value-type="float">
            <text:p>24</text:p>
          </table:table-cell>
          <table:table-cell table:style-name="ce21" table:formula="of:=CONCATENATE(INT(([.A31]-1)/12)+1;&quot;-й год &quot;;[.A31]-1-INT(([.A31]-1)/12)*12+1;&quot;-й мес&quot;)" office:value-type="string" office:string-value="2-й год 12-й мес" calcext:value-type="string">
            <text:p>2-й год 12-й мес</text:p>
          </table:table-cell>
          <table:table-cell table:style-name="ce34" table:formula="of:=DATE(YEAR([.C30]);MONTH([.C30])+1;DAY([.C30]))" office:value-type="date" office:date-value="2025-06-24" calcext:value-type="date">
            <text:p>24.06.2025</text:p>
          </table:table-cell>
          <table:table-cell table:style-name="ce46" table:formula="of:=IF([.P31]*[.$D$2]/100/12/(1-(1+[.$D$2]/100/12)^(-[.O31]))&lt;[.G30];ROUNDUP([.P31]*[.$D$2]/100/12/(1-(1+[.$D$2]/100/12)^(-[.O31]));0);[.G30]+[.F31])" office:value-type="float" office:value="42911" calcext:value-type="float">
            <text:p>42 911,00</text:p>
          </table:table-cell>
          <table:table-cell table:style-name="ce54" table:formula="of:=[.D31]-[.F31]" office:value-type="float" office:value="9032.84" calcext:value-type="float">
            <text:p>9 032,84</text:p>
          </table:table-cell>
          <table:table-cell table:style-name="ce52" table:formula="of:=[.G30]*[.$D$2]*([.C31]-[.C30])/(DATE(YEAR([.C31])+1;1;1)-DATE(YEAR([.C31]);1;1))/100" office:value-type="float" office:value="33878.1576709041" calcext:value-type="float">
            <text:p>33 878,16</text:p>
          </table:table-cell>
          <table:table-cell table:style-name="ce65" table:formula="of:=[.G30]-[.E31]-[.L31]-[.M31]" office:value-type="float" office:value="3429656.69" calcext:value-type="float">
            <text:p>3 429 656,69</text:p>
          </table:table-cell>
          <table:table-cell table:style-name="ce72" table:formula="of:=[.I31]+[.J31]" office:value-type="float" office:value="44285.17" calcext:value-type="float">
            <text:p>44 285,17</text:p>
          </table:table-cell>
          <table:table-cell table:style-name="ce54" table:formula="of:=IF([.$D$1]/[.$D$3]&lt;[.K30];[.$D$1]/[.$D$3];[.K30])" office:value-type="float" office:value="11944.44" calcext:value-type="float">
            <text:p>11 944,44</text:p>
          </table:table-cell>
          <table:table-cell table:style-name="ce54" table:formula="of:=[.K30]*[.$D$2]/12/100" office:value-type="float" office:value="32340.73" calcext:value-type="float">
            <text:p>32 340,73</text:p>
          </table:table-cell>
          <table:table-cell table:style-name="ce81" table:formula="of:=[.K30]-[.I31]-[.L31]-[.M31]" office:value-type="float" office:value="3333648.55" calcext:value-type="float">
            <text:p>3 333 648,55</text:p>
          </table:table-cell>
          <table:table-cell table:style-name="ce86"/>
          <table:table-cell table:style-name="ce91"/>
          <table:table-cell table:style-name="ce95" table:formula="of:=IF(ISBLANK([.L30]);VALUE([.N30]);ROW([.L30]))" office:value-type="float" office:value="7" calcext:value-type="float">
            <text:p>7,00</text:p>
          </table:table-cell>
          <table:table-cell table:formula="of:=[.O30]+[.N30]-[.N31]" office:value-type="float" office:value="360" calcext:value-type="float">
            <text:p>360</text:p>
          </table:table-cell>
          <table:table-cell table:formula="of:=INDEX([.G$1:.G$1048576];[.N3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5" calcext:value-type="float">
            <text:p>25</text:p>
          </table:table-cell>
          <table:table-cell table:style-name="ce21" table:formula="of:=CONCATENATE(INT(([.A32]-1)/12)+1;&quot;-й год &quot;;[.A32]-1-INT(([.A32]-1)/12)*12+1;&quot;-й мес&quot;)" office:value-type="string" office:string-value="3-й год 1-й мес" calcext:value-type="string">
            <text:p>3-й год 1-й мес</text:p>
          </table:table-cell>
          <table:table-cell table:style-name="ce34" table:formula="of:=DATE(YEAR([.C31]);MONTH([.C31])+1;DAY([.C31]))" office:value-type="date" office:date-value="2025-07-24" calcext:value-type="date">
            <text:p>24.07.2025</text:p>
          </table:table-cell>
          <table:table-cell table:style-name="ce46" table:formula="of:=IF([.P32]*[.$D$2]/100/12/(1-(1+[.$D$2]/100/12)^(-[.O32]))&lt;[.G31];ROUNDUP([.P32]*[.$D$2]/100/12/(1-(1+[.$D$2]/100/12)^(-[.O32]));0);[.G31]+[.F32])" office:value-type="float" office:value="42911" calcext:value-type="float">
            <text:p>42 911,00</text:p>
          </table:table-cell>
          <table:table-cell table:style-name="ce52" table:formula="of:=[.D32]-[.F32]" office:value-type="float" office:value="10211.81" calcext:value-type="float">
            <text:p>10 211,81</text:p>
          </table:table-cell>
          <table:table-cell table:style-name="ce52" table:formula="of:=[.G31]*[.$D$2]*([.C32]-[.C31])/(DATE(YEAR([.C32])+1;1;1)-DATE(YEAR([.C32]);1;1))/100" office:value-type="float" office:value="32699.1925512329" calcext:value-type="float">
            <text:p>32 699,19</text:p>
          </table:table-cell>
          <table:table-cell table:style-name="ce63" table:formula="of:=[.G31]-[.E32]-[.L32]-[.M32]" office:value-type="float" office:value="3419444.88" calcext:value-type="float">
            <text:p>3 419 444,88</text:p>
          </table:table-cell>
          <table:table-cell table:style-name="ce70" table:formula="of:=[.I32]+[.J32]" office:value-type="float" office:value="44169.71" calcext:value-type="float">
            <text:p>44 169,71</text:p>
          </table:table-cell>
          <table:table-cell table:style-name="ce52" table:formula="of:=IF([.$D$1]/[.$D$3]&lt;[.K31];[.$D$1]/[.$D$3];[.K31])" office:value-type="float" office:value="11944.44" calcext:value-type="float">
            <text:p>11 944,44</text:p>
          </table:table-cell>
          <table:table-cell table:style-name="ce52" table:formula="of:=[.K31]*[.$D$2]/12/100" office:value-type="float" office:value="32225.27" calcext:value-type="float">
            <text:p>32 225,27</text:p>
          </table:table-cell>
          <table:table-cell table:style-name="ce79" table:formula="of:=[.K31]-[.I32]-[.L32]-[.M32]" office:value-type="float" office:value="3321704.11" calcext:value-type="float">
            <text:p>3 321 704,11</text:p>
          </table:table-cell>
          <table:table-cell table:style-name="ce84"/>
          <table:table-cell table:style-name="ce91"/>
          <table:table-cell table:style-name="ce95" table:formula="of:=IF(ISBLANK([.L31]);VALUE([.N31]);ROW([.L31]))" office:value-type="float" office:value="7" calcext:value-type="float">
            <text:p>7,00</text:p>
          </table:table-cell>
          <table:table-cell table:formula="of:=[.O31]+[.N31]-[.N32]" office:value-type="float" office:value="360" calcext:value-type="float">
            <text:p>360</text:p>
          </table:table-cell>
          <table:table-cell table:formula="of:=INDEX([.G$1:.G$1048576];[.N3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6" calcext:value-type="float">
            <text:p>26</text:p>
          </table:table-cell>
          <table:table-cell table:style-name="ce21" table:formula="of:=CONCATENATE(INT(([.A33]-1)/12)+1;&quot;-й год &quot;;[.A33]-1-INT(([.A33]-1)/12)*12+1;&quot;-й мес&quot;)" office:value-type="string" office:string-value="3-й год 2-й мес" calcext:value-type="string">
            <text:p>3-й год 2-й мес</text:p>
          </table:table-cell>
          <table:table-cell table:style-name="ce34" table:formula="of:=DATE(YEAR([.C32]);MONTH([.C32])+1;DAY([.C32]))" office:value-type="date" office:date-value="2025-08-24" calcext:value-type="date">
            <text:p>24.08.2025</text:p>
          </table:table-cell>
          <table:table-cell table:style-name="ce46" table:formula="of:=IF([.P33]*[.$D$2]/100/12/(1-(1+[.$D$2]/100/12)^(-[.O33]))&lt;[.G32];ROUNDUP([.P33]*[.$D$2]/100/12/(1-(1+[.$D$2]/100/12)^(-[.O33]));0);[.G32]+[.F33])" office:value-type="float" office:value="42911" calcext:value-type="float">
            <text:p>42 911,00</text:p>
          </table:table-cell>
          <table:table-cell table:style-name="ce52" table:formula="of:=[.D33]-[.F33]" office:value-type="float" office:value="9222.44" calcext:value-type="float">
            <text:p>9 222,44</text:p>
          </table:table-cell>
          <table:table-cell table:style-name="ce52" table:formula="of:=[.G32]*[.$D$2]*([.C33]-[.C32])/(DATE(YEAR([.C33])+1;1;1)-DATE(YEAR([.C33]);1;1))/100" office:value-type="float" office:value="33688.5583246027" calcext:value-type="float">
            <text:p>33 688,56</text:p>
          </table:table-cell>
          <table:table-cell table:style-name="ce63" table:formula="of:=[.G32]-[.E33]-[.L33]-[.M33]" office:value-type="float" office:value="3410222.44" calcext:value-type="float">
            <text:p>3 410 222,44</text:p>
          </table:table-cell>
          <table:table-cell table:style-name="ce70" table:formula="of:=[.I33]+[.J33]" office:value-type="float" office:value="44054.25" calcext:value-type="float">
            <text:p>44 054,25</text:p>
          </table:table-cell>
          <table:table-cell table:style-name="ce52" table:formula="of:=IF([.$D$1]/[.$D$3]&lt;[.K32];[.$D$1]/[.$D$3];[.K32])" office:value-type="float" office:value="11944.44" calcext:value-type="float">
            <text:p>11 944,44</text:p>
          </table:table-cell>
          <table:table-cell table:style-name="ce52" table:formula="of:=[.K32]*[.$D$2]/12/100" office:value-type="float" office:value="32109.81" calcext:value-type="float">
            <text:p>32 109,81</text:p>
          </table:table-cell>
          <table:table-cell table:style-name="ce79" table:formula="of:=[.K32]-[.I33]-[.L33]-[.M33]" office:value-type="float" office:value="3309759.67" calcext:value-type="float">
            <text:p>3 309 759,67</text:p>
          </table:table-cell>
          <table:table-cell table:style-name="ce84"/>
          <table:table-cell table:style-name="ce91"/>
          <table:table-cell table:style-name="ce95" table:formula="of:=IF(ISBLANK([.L32]);VALUE([.N32]);ROW([.L32]))" office:value-type="float" office:value="7" calcext:value-type="float">
            <text:p>7,00</text:p>
          </table:table-cell>
          <table:table-cell table:formula="of:=[.O32]+[.N32]-[.N33]" office:value-type="float" office:value="360" calcext:value-type="float">
            <text:p>360</text:p>
          </table:table-cell>
          <table:table-cell table:formula="of:=INDEX([.G$1:.G$1048576];[.N3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7" calcext:value-type="float">
            <text:p>27</text:p>
          </table:table-cell>
          <table:table-cell table:style-name="ce21" table:formula="of:=CONCATENATE(INT(([.A34]-1)/12)+1;&quot;-й год &quot;;[.A34]-1-INT(([.A34]-1)/12)*12+1;&quot;-й мес&quot;)" office:value-type="string" office:string-value="3-й год 3-й мес" calcext:value-type="string">
            <text:p>3-й год 3-й мес</text:p>
          </table:table-cell>
          <table:table-cell table:style-name="ce34" table:formula="of:=DATE(YEAR([.C33]);MONTH([.C33])+1;DAY([.C33]))" office:value-type="date" office:date-value="2025-09-24" calcext:value-type="date">
            <text:p>24.09.2025</text:p>
          </table:table-cell>
          <table:table-cell table:style-name="ce46" table:formula="of:=IF([.P34]*[.$D$2]/100/12/(1-(1+[.$D$2]/100/12)^(-[.O34]))&lt;[.G33];ROUNDUP([.P34]*[.$D$2]/100/12/(1-(1+[.$D$2]/100/12)^(-[.O34]));0);[.G33]+[.F34])" office:value-type="float" office:value="42911" calcext:value-type="float">
            <text:p>42 911,00</text:p>
          </table:table-cell>
          <table:table-cell table:style-name="ce52" table:formula="of:=[.D34]-[.F34]" office:value-type="float" office:value="9313.3" calcext:value-type="float">
            <text:p>9 313,30</text:p>
          </table:table-cell>
          <table:table-cell table:style-name="ce52" table:formula="of:=[.G33]*[.$D$2]*([.C34]-[.C33])/(DATE(YEAR([.C34])+1;1;1)-DATE(YEAR([.C34]);1;1))/100" office:value-type="float" office:value="33597.6983403836" calcext:value-type="float">
            <text:p>33 597,70</text:p>
          </table:table-cell>
          <table:table-cell table:style-name="ce63" table:formula="of:=[.G33]-[.E34]-[.L34]-[.M34]" office:value-type="float" office:value="3400909.14" calcext:value-type="float">
            <text:p>3 400 909,14</text:p>
          </table:table-cell>
          <table:table-cell table:style-name="ce70" table:formula="of:=[.I34]+[.J34]" office:value-type="float" office:value="43938.78" calcext:value-type="float">
            <text:p>43 938,78</text:p>
          </table:table-cell>
          <table:table-cell table:style-name="ce52" table:formula="of:=IF([.$D$1]/[.$D$3]&lt;[.K33];[.$D$1]/[.$D$3];[.K33])" office:value-type="float" office:value="11944.44" calcext:value-type="float">
            <text:p>11 944,44</text:p>
          </table:table-cell>
          <table:table-cell table:style-name="ce52" table:formula="of:=[.K33]*[.$D$2]/12/100" office:value-type="float" office:value="31994.34" calcext:value-type="float">
            <text:p>31 994,34</text:p>
          </table:table-cell>
          <table:table-cell table:style-name="ce79" table:formula="of:=[.K33]-[.I34]-[.L34]-[.M34]" office:value-type="float" office:value="3297815.23" calcext:value-type="float">
            <text:p>3 297 815,23</text:p>
          </table:table-cell>
          <table:table-cell table:style-name="ce84"/>
          <table:table-cell table:style-name="ce91"/>
          <table:table-cell table:style-name="ce95" table:formula="of:=IF(ISBLANK([.L33]);VALUE([.N33]);ROW([.L33]))" office:value-type="float" office:value="7" calcext:value-type="float">
            <text:p>7,00</text:p>
          </table:table-cell>
          <table:table-cell table:formula="of:=[.O33]+[.N33]-[.N34]" office:value-type="float" office:value="360" calcext:value-type="float">
            <text:p>360</text:p>
          </table:table-cell>
          <table:table-cell table:formula="of:=INDEX([.G$1:.G$1048576];[.N3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8" calcext:value-type="float">
            <text:p>28</text:p>
          </table:table-cell>
          <table:table-cell table:style-name="ce21" table:formula="of:=CONCATENATE(INT(([.A35]-1)/12)+1;&quot;-й год &quot;;[.A35]-1-INT(([.A35]-1)/12)*12+1;&quot;-й мес&quot;)" office:value-type="string" office:string-value="3-й год 4-й мес" calcext:value-type="string">
            <text:p>3-й год 4-й мес</text:p>
          </table:table-cell>
          <table:table-cell table:style-name="ce34" table:formula="of:=DATE(YEAR([.C34]);MONTH([.C34])+1;DAY([.C34]))" office:value-type="date" office:date-value="2025-10-24" calcext:value-type="date">
            <text:p>24.10.2025</text:p>
          </table:table-cell>
          <table:table-cell table:style-name="ce46" table:formula="of:=IF([.P35]*[.$D$2]/100/12/(1-(1+[.$D$2]/100/12)^(-[.O35]))&lt;[.G34];ROUNDUP([.P35]*[.$D$2]/100/12/(1-(1+[.$D$2]/100/12)^(-[.O35]));0);[.G34]+[.F35])" office:value-type="float" office:value="42911" calcext:value-type="float">
            <text:p>42 911,00</text:p>
          </table:table-cell>
          <table:table-cell table:style-name="ce52" table:formula="of:=[.D35]-[.F35]" office:value-type="float" office:value="10485.89" calcext:value-type="float">
            <text:p>10 485,89</text:p>
          </table:table-cell>
          <table:table-cell table:style-name="ce52" table:formula="of:=[.G34]*[.$D$2]*([.C35]-[.C34])/(DATE(YEAR([.C35])+1;1;1)-DATE(YEAR([.C35]);1;1))/100" office:value-type="float" office:value="32425.1063210959" calcext:value-type="float">
            <text:p>32 425,11</text:p>
          </table:table-cell>
          <table:table-cell table:style-name="ce63" table:formula="of:=[.G34]-[.E35]-[.L35]-[.M35]" office:value-type="float" office:value="3390423.25" calcext:value-type="float">
            <text:p>3 390 423,25</text:p>
          </table:table-cell>
          <table:table-cell table:style-name="ce70" table:formula="of:=[.I35]+[.J35]" office:value-type="float" office:value="43823.32" calcext:value-type="float">
            <text:p>43 823,32</text:p>
          </table:table-cell>
          <table:table-cell table:style-name="ce52" table:formula="of:=IF([.$D$1]/[.$D$3]&lt;[.K34];[.$D$1]/[.$D$3];[.K34])" office:value-type="float" office:value="11944.44" calcext:value-type="float">
            <text:p>11 944,44</text:p>
          </table:table-cell>
          <table:table-cell table:style-name="ce52" table:formula="of:=[.K34]*[.$D$2]/12/100" office:value-type="float" office:value="31878.88" calcext:value-type="float">
            <text:p>31 878,88</text:p>
          </table:table-cell>
          <table:table-cell table:style-name="ce79" table:formula="of:=[.K34]-[.I35]-[.L35]-[.M35]" office:value-type="float" office:value="3285870.79" calcext:value-type="float">
            <text:p>3 285 870,79</text:p>
          </table:table-cell>
          <table:table-cell table:style-name="ce84"/>
          <table:table-cell table:style-name="ce91"/>
          <table:table-cell table:style-name="ce95" table:formula="of:=IF(ISBLANK([.L34]);VALUE([.N34]);ROW([.L34]))" office:value-type="float" office:value="7" calcext:value-type="float">
            <text:p>7,00</text:p>
          </table:table-cell>
          <table:table-cell table:formula="of:=[.O34]+[.N34]-[.N35]" office:value-type="float" office:value="360" calcext:value-type="float">
            <text:p>360</text:p>
          </table:table-cell>
          <table:table-cell table:formula="of:=INDEX([.G$1:.G$1048576];[.N3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" calcext:value-type="float">
            <text:p>29</text:p>
          </table:table-cell>
          <table:table-cell table:style-name="ce21" table:formula="of:=CONCATENATE(INT(([.A36]-1)/12)+1;&quot;-й год &quot;;[.A36]-1-INT(([.A36]-1)/12)*12+1;&quot;-й мес&quot;)" office:value-type="string" office:string-value="3-й год 5-й мес" calcext:value-type="string">
            <text:p>3-й год 5-й мес</text:p>
          </table:table-cell>
          <table:table-cell table:style-name="ce34" table:formula="of:=DATE(YEAR([.C35]);MONTH([.C35])+1;DAY([.C35]))" office:value-type="date" office:date-value="2025-11-24" calcext:value-type="date">
            <text:p>24.11.2025</text:p>
          </table:table-cell>
          <table:table-cell table:style-name="ce46" table:formula="of:=IF([.P36]*[.$D$2]/100/12/(1-(1+[.$D$2]/100/12)^(-[.O36]))&lt;[.G35];ROUNDUP([.P36]*[.$D$2]/100/12/(1-(1+[.$D$2]/100/12)^(-[.O36]));0);[.G35]+[.F36])" office:value-type="float" office:value="42911" calcext:value-type="float">
            <text:p>42 911,00</text:p>
          </table:table-cell>
          <table:table-cell table:style-name="ce52" table:formula="of:=[.D36]-[.F36]" office:value-type="float" office:value="9508.36" calcext:value-type="float">
            <text:p>9 508,36</text:p>
          </table:table-cell>
          <table:table-cell table:style-name="ce52" table:formula="of:=[.G35]*[.$D$2]*([.C36]-[.C35])/(DATE(YEAR([.C36])+1;1;1)-DATE(YEAR([.C36]);1;1))/100" office:value-type="float" office:value="33402.6356356164" calcext:value-type="float">
            <text:p>33 402,64</text:p>
          </table:table-cell>
          <table:table-cell table:style-name="ce63" table:formula="of:=[.G35]-[.E36]-[.L36]-[.M36]" office:value-type="float" office:value="3380914.89" calcext:value-type="float">
            <text:p>3 380 914,89</text:p>
          </table:table-cell>
          <table:table-cell table:style-name="ce70" table:formula="of:=[.I36]+[.J36]" office:value-type="float" office:value="43707.86" calcext:value-type="float">
            <text:p>43 707,86</text:p>
          </table:table-cell>
          <table:table-cell table:style-name="ce52" table:formula="of:=IF([.$D$1]/[.$D$3]&lt;[.K35];[.$D$1]/[.$D$3];[.K35])" office:value-type="float" office:value="11944.44" calcext:value-type="float">
            <text:p>11 944,44</text:p>
          </table:table-cell>
          <table:table-cell table:style-name="ce52" table:formula="of:=[.K35]*[.$D$2]/12/100" office:value-type="float" office:value="31763.42" calcext:value-type="float">
            <text:p>31 763,42</text:p>
          </table:table-cell>
          <table:table-cell table:style-name="ce79" table:formula="of:=[.K35]-[.I36]-[.L36]-[.M36]" office:value-type="float" office:value="3273926.35" calcext:value-type="float">
            <text:p>3 273 926,35</text:p>
          </table:table-cell>
          <table:table-cell table:style-name="ce84"/>
          <table:table-cell table:style-name="ce91"/>
          <table:table-cell table:style-name="ce95" table:formula="of:=IF(ISBLANK([.L35]);VALUE([.N35]);ROW([.L35]))" office:value-type="float" office:value="7" calcext:value-type="float">
            <text:p>7,00</text:p>
          </table:table-cell>
          <table:table-cell table:formula="of:=[.O35]+[.N35]-[.N36]" office:value-type="float" office:value="360" calcext:value-type="float">
            <text:p>360</text:p>
          </table:table-cell>
          <table:table-cell table:formula="of:=INDEX([.G$1:.G$1048576];[.N3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0" calcext:value-type="float">
            <text:p>30</text:p>
          </table:table-cell>
          <table:table-cell table:style-name="ce21" table:formula="of:=CONCATENATE(INT(([.A37]-1)/12)+1;&quot;-й год &quot;;[.A37]-1-INT(([.A37]-1)/12)*12+1;&quot;-й мес&quot;)" office:value-type="string" office:string-value="3-й год 6-й мес" calcext:value-type="string">
            <text:p>3-й год 6-й мес</text:p>
          </table:table-cell>
          <table:table-cell table:style-name="ce34" table:formula="of:=DATE(YEAR([.C36]);MONTH([.C36])+1;DAY([.C36]))" office:value-type="date" office:date-value="2025-12-24" calcext:value-type="date">
            <text:p>24.12.2025</text:p>
          </table:table-cell>
          <table:table-cell table:style-name="ce46" table:formula="of:=IF([.P37]*[.$D$2]/100/12/(1-(1+[.$D$2]/100/12)^(-[.O37]))&lt;[.G36];ROUNDUP([.P37]*[.$D$2]/100/12/(1-(1+[.$D$2]/100/12)^(-[.O37]));0);[.G36]+[.F37])" office:value-type="float" office:value="42911" calcext:value-type="float">
            <text:p>42 911,00</text:p>
          </table:table-cell>
          <table:table-cell table:style-name="ce52" table:formula="of:=[.D37]-[.F37]" office:value-type="float" office:value="10676.52" calcext:value-type="float">
            <text:p>10 676,52</text:p>
          </table:table-cell>
          <table:table-cell table:style-name="ce52" table:formula="of:=[.G36]*[.$D$2]*([.C37]-[.C36])/(DATE(YEAR([.C37])+1;1;1)-DATE(YEAR([.C37]);1;1))/100" office:value-type="float" office:value="32234.4762115068" calcext:value-type="float">
            <text:p>32 234,48</text:p>
          </table:table-cell>
          <table:table-cell table:style-name="ce63" table:formula="of:=[.G36]-[.E37]-[.L37]-[.M37]" office:value-type="float" office:value="3370238.37" calcext:value-type="float">
            <text:p>3 370 238,37</text:p>
          </table:table-cell>
          <table:table-cell table:style-name="ce70" table:formula="of:=[.I37]+[.J37]" office:value-type="float" office:value="43592.39" calcext:value-type="float">
            <text:p>43 592,39</text:p>
          </table:table-cell>
          <table:table-cell table:style-name="ce52" table:formula="of:=IF([.$D$1]/[.$D$3]&lt;[.K36];[.$D$1]/[.$D$3];[.K36])" office:value-type="float" office:value="11944.44" calcext:value-type="float">
            <text:p>11 944,44</text:p>
          </table:table-cell>
          <table:table-cell table:style-name="ce52" table:formula="of:=[.K36]*[.$D$2]/12/100" office:value-type="float" office:value="31647.95" calcext:value-type="float">
            <text:p>31 647,95</text:p>
          </table:table-cell>
          <table:table-cell table:style-name="ce79" table:formula="of:=[.K36]-[.I37]-[.L37]-[.M37]" office:value-type="float" office:value="3261981.91" calcext:value-type="float">
            <text:p>3 261 981,91</text:p>
          </table:table-cell>
          <table:table-cell table:style-name="ce84"/>
          <table:table-cell table:style-name="ce91"/>
          <table:table-cell table:style-name="ce95" table:formula="of:=IF(ISBLANK([.L36]);VALUE([.N36]);ROW([.L36]))" office:value-type="float" office:value="7" calcext:value-type="float">
            <text:p>7,00</text:p>
          </table:table-cell>
          <table:table-cell table:formula="of:=[.O36]+[.N36]-[.N37]" office:value-type="float" office:value="360" calcext:value-type="float">
            <text:p>360</text:p>
          </table:table-cell>
          <table:table-cell table:formula="of:=INDEX([.G$1:.G$1048576];[.N3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1" calcext:value-type="float">
            <text:p>31</text:p>
          </table:table-cell>
          <table:table-cell table:style-name="ce21" table:formula="of:=CONCATENATE(INT(([.A38]-1)/12)+1;&quot;-й год &quot;;[.A38]-1-INT(([.A38]-1)/12)*12+1;&quot;-й мес&quot;)" office:value-type="string" office:string-value="3-й год 7-й мес" calcext:value-type="string">
            <text:p>3-й год 7-й мес</text:p>
          </table:table-cell>
          <table:table-cell table:style-name="ce34" table:formula="of:=DATE(YEAR([.C37]);MONTH([.C37])+1;DAY([.C37]))" office:value-type="date" office:date-value="2026-01-24" calcext:value-type="date">
            <text:p>24.01.2026</text:p>
          </table:table-cell>
          <table:table-cell table:style-name="ce46" table:formula="of:=IF([.P38]*[.$D$2]/100/12/(1-(1+[.$D$2]/100/12)^(-[.O38]))&lt;[.G37];ROUNDUP([.P38]*[.$D$2]/100/12/(1-(1+[.$D$2]/100/12)^(-[.O38]));0);[.G37]+[.F38])" office:value-type="float" office:value="42911" calcext:value-type="float">
            <text:p>42 911,00</text:p>
          </table:table-cell>
          <table:table-cell table:style-name="ce52" table:formula="of:=[.D38]-[.F38]" office:value-type="float" office:value="9707.23" calcext:value-type="float">
            <text:p>9 707,23</text:p>
          </table:table-cell>
          <table:table-cell table:style-name="ce52" table:formula="of:=[.G37]*[.$D$2]*([.C38]-[.C37])/(DATE(YEAR([.C38])+1;1;1)-DATE(YEAR([.C38]);1;1))/100" office:value-type="float" office:value="33203.7730918356" calcext:value-type="float">
            <text:p>33 203,77</text:p>
          </table:table-cell>
          <table:table-cell table:style-name="ce63" table:formula="of:=[.G37]-[.E38]-[.L38]-[.M38]" office:value-type="float" office:value="3360531.14" calcext:value-type="float">
            <text:p>3 360 531,14</text:p>
          </table:table-cell>
          <table:table-cell table:style-name="ce70" table:formula="of:=[.I38]+[.J38]" office:value-type="float" office:value="43476.93" calcext:value-type="float">
            <text:p>43 476,93</text:p>
          </table:table-cell>
          <table:table-cell table:style-name="ce52" table:formula="of:=IF([.$D$1]/[.$D$3]&lt;[.K37];[.$D$1]/[.$D$3];[.K37])" office:value-type="float" office:value="11944.44" calcext:value-type="float">
            <text:p>11 944,44</text:p>
          </table:table-cell>
          <table:table-cell table:style-name="ce52" table:formula="of:=[.K37]*[.$D$2]/12/100" office:value-type="float" office:value="31532.49" calcext:value-type="float">
            <text:p>31 532,49</text:p>
          </table:table-cell>
          <table:table-cell table:style-name="ce79" table:formula="of:=[.K37]-[.I38]-[.L38]-[.M38]" office:value-type="float" office:value="3250037.47" calcext:value-type="float">
            <text:p>3 250 037,47</text:p>
          </table:table-cell>
          <table:table-cell table:style-name="ce84"/>
          <table:table-cell table:style-name="ce91"/>
          <table:table-cell table:style-name="ce95" table:formula="of:=IF(ISBLANK([.L37]);VALUE([.N37]);ROW([.L37]))" office:value-type="float" office:value="7" calcext:value-type="float">
            <text:p>7,00</text:p>
          </table:table-cell>
          <table:table-cell table:formula="of:=[.O37]+[.N37]-[.N38]" office:value-type="float" office:value="360" calcext:value-type="float">
            <text:p>360</text:p>
          </table:table-cell>
          <table:table-cell table:formula="of:=INDEX([.G$1:.G$1048576];[.N3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2" calcext:value-type="float">
            <text:p>32</text:p>
          </table:table-cell>
          <table:table-cell table:style-name="ce21" table:formula="of:=CONCATENATE(INT(([.A39]-1)/12)+1;&quot;-й год &quot;;[.A39]-1-INT(([.A39]-1)/12)*12+1;&quot;-й мес&quot;)" office:value-type="string" office:string-value="3-й год 8-й мес" calcext:value-type="string">
            <text:p>3-й год 8-й мес</text:p>
          </table:table-cell>
          <table:table-cell table:style-name="ce34" table:formula="of:=DATE(YEAR([.C38]);MONTH([.C38])+1;DAY([.C38]))" office:value-type="date" office:date-value="2026-02-24" calcext:value-type="date">
            <text:p>24.02.2026</text:p>
          </table:table-cell>
          <table:table-cell table:style-name="ce46" table:formula="of:=IF([.P39]*[.$D$2]/100/12/(1-(1+[.$D$2]/100/12)^(-[.O39]))&lt;[.G38];ROUNDUP([.P39]*[.$D$2]/100/12/(1-(1+[.$D$2]/100/12)^(-[.O39]));0);[.G38]+[.F39])" office:value-type="float" office:value="42911" calcext:value-type="float">
            <text:p>42 911,00</text:p>
          </table:table-cell>
          <table:table-cell table:style-name="ce52" table:formula="of:=[.D39]-[.F39]" office:value-type="float" office:value="9802.86" calcext:value-type="float">
            <text:p>9 802,86</text:p>
          </table:table-cell>
          <table:table-cell table:style-name="ce52" table:formula="of:=[.G38]*[.$D$2]*([.C39]-[.C38])/(DATE(YEAR([.C39])+1;1;1)-DATE(YEAR([.C39]);1;1))/100" office:value-type="float" office:value="33108.1369299726" calcext:value-type="float">
            <text:p>33 108,14</text:p>
          </table:table-cell>
          <table:table-cell table:style-name="ce63" table:formula="of:=[.G38]-[.E39]-[.L39]-[.M39]" office:value-type="float" office:value="3350728.28" calcext:value-type="float">
            <text:p>3 350 728,28</text:p>
          </table:table-cell>
          <table:table-cell table:style-name="ce70" table:formula="of:=[.I39]+[.J39]" office:value-type="float" office:value="43361.47" calcext:value-type="float">
            <text:p>43 361,47</text:p>
          </table:table-cell>
          <table:table-cell table:style-name="ce52" table:formula="of:=IF([.$D$1]/[.$D$3]&lt;[.K38];[.$D$1]/[.$D$3];[.K38])" office:value-type="float" office:value="11944.44" calcext:value-type="float">
            <text:p>11 944,44</text:p>
          </table:table-cell>
          <table:table-cell table:style-name="ce52" table:formula="of:=[.K38]*[.$D$2]/12/100" office:value-type="float" office:value="31417.03" calcext:value-type="float">
            <text:p>31 417,03</text:p>
          </table:table-cell>
          <table:table-cell table:style-name="ce79" table:formula="of:=[.K38]-[.I39]-[.L39]-[.M39]" office:value-type="float" office:value="3238093.03" calcext:value-type="float">
            <text:p>3 238 093,03</text:p>
          </table:table-cell>
          <table:table-cell table:style-name="ce84"/>
          <table:table-cell table:style-name="ce91"/>
          <table:table-cell table:style-name="ce95" table:formula="of:=IF(ISBLANK([.L38]);VALUE([.N38]);ROW([.L38]))" office:value-type="float" office:value="7" calcext:value-type="float">
            <text:p>7,00</text:p>
          </table:table-cell>
          <table:table-cell table:formula="of:=[.O38]+[.N38]-[.N39]" office:value-type="float" office:value="360" calcext:value-type="float">
            <text:p>360</text:p>
          </table:table-cell>
          <table:table-cell table:formula="of:=INDEX([.G$1:.G$1048576];[.N3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3" calcext:value-type="float">
            <text:p>33</text:p>
          </table:table-cell>
          <table:table-cell table:style-name="ce21" table:formula="of:=CONCATENATE(INT(([.A40]-1)/12)+1;&quot;-й год &quot;;[.A40]-1-INT(([.A40]-1)/12)*12+1;&quot;-й мес&quot;)" office:value-type="string" office:string-value="3-й год 9-й мес" calcext:value-type="string">
            <text:p>3-й год 9-й мес</text:p>
          </table:table-cell>
          <table:table-cell table:style-name="ce34" table:formula="of:=DATE(YEAR([.C39]);MONTH([.C39])+1;DAY([.C39]))" office:value-type="date" office:date-value="2026-03-24" calcext:value-type="date">
            <text:p>24.03.2026</text:p>
          </table:table-cell>
          <table:table-cell table:style-name="ce46" table:formula="of:=IF([.P40]*[.$D$2]/100/12/(1-(1+[.$D$2]/100/12)^(-[.O40]))&lt;[.G39];ROUNDUP([.P40]*[.$D$2]/100/12/(1-(1+[.$D$2]/100/12)^(-[.O40]));0);[.G39]+[.F40])" office:value-type="float" office:value="42911" calcext:value-type="float">
            <text:p>42 911,00</text:p>
          </table:table-cell>
          <table:table-cell table:style-name="ce52" table:formula="of:=[.D40]-[.F40]" office:value-type="float" office:value="13094.11" calcext:value-type="float">
            <text:p>13 094,11</text:p>
          </table:table-cell>
          <table:table-cell table:style-name="ce52" table:formula="of:=[.G39]*[.$D$2]*([.C40]-[.C39])/(DATE(YEAR([.C40])+1;1;1)-DATE(YEAR([.C40]);1;1))/100" office:value-type="float" office:value="29816.8916532603" calcext:value-type="float">
            <text:p>29 816,89</text:p>
          </table:table-cell>
          <table:table-cell table:style-name="ce63" table:formula="of:=[.G39]-[.E40]-[.L40]-[.M40]" office:value-type="float" office:value="3337634.17" calcext:value-type="float">
            <text:p>3 337 634,17</text:p>
          </table:table-cell>
          <table:table-cell table:style-name="ce70" table:formula="of:=[.I40]+[.J40]" office:value-type="float" office:value="43246.01" calcext:value-type="float">
            <text:p>43 246,01</text:p>
          </table:table-cell>
          <table:table-cell table:style-name="ce52" table:formula="of:=IF([.$D$1]/[.$D$3]&lt;[.K39];[.$D$1]/[.$D$3];[.K39])" office:value-type="float" office:value="11944.44" calcext:value-type="float">
            <text:p>11 944,44</text:p>
          </table:table-cell>
          <table:table-cell table:style-name="ce52" table:formula="of:=[.K39]*[.$D$2]/12/100" office:value-type="float" office:value="31301.57" calcext:value-type="float">
            <text:p>31 301,57</text:p>
          </table:table-cell>
          <table:table-cell table:style-name="ce79" table:formula="of:=[.K39]-[.I40]-[.L40]-[.M40]" office:value-type="float" office:value="3226148.59" calcext:value-type="float">
            <text:p>3 226 148,59</text:p>
          </table:table-cell>
          <table:table-cell table:style-name="ce84"/>
          <table:table-cell table:style-name="ce91"/>
          <table:table-cell table:style-name="ce95" table:formula="of:=IF(ISBLANK([.L39]);VALUE([.N39]);ROW([.L39]))" office:value-type="float" office:value="7" calcext:value-type="float">
            <text:p>7,00</text:p>
          </table:table-cell>
          <table:table-cell table:formula="of:=[.O39]+[.N39]-[.N40]" office:value-type="float" office:value="360" calcext:value-type="float">
            <text:p>360</text:p>
          </table:table-cell>
          <table:table-cell table:formula="of:=INDEX([.G$1:.G$1048576];[.N4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4" calcext:value-type="float">
            <text:p>34</text:p>
          </table:table-cell>
          <table:table-cell table:style-name="ce21" table:formula="of:=CONCATENATE(INT(([.A41]-1)/12)+1;&quot;-й год &quot;;[.A41]-1-INT(([.A41]-1)/12)*12+1;&quot;-й мес&quot;)" office:value-type="string" office:string-value="3-й год 10-й мес" calcext:value-type="string">
            <text:p>3-й год 10-й мес</text:p>
          </table:table-cell>
          <table:table-cell table:style-name="ce34" table:formula="of:=DATE(YEAR([.C40]);MONTH([.C40])+1;DAY([.C40]))" office:value-type="date" office:date-value="2026-04-24" calcext:value-type="date">
            <text:p>24.04.2026</text:p>
          </table:table-cell>
          <table:table-cell table:style-name="ce46" table:formula="of:=IF([.P41]*[.$D$2]/100/12/(1-(1+[.$D$2]/100/12)^(-[.O41]))&lt;[.G40];ROUNDUP([.P41]*[.$D$2]/100/12/(1-(1+[.$D$2]/100/12)^(-[.O41]));0);[.G40]+[.F41])" office:value-type="float" office:value="42911" calcext:value-type="float">
            <text:p>42 911,00</text:p>
          </table:table-cell>
          <table:table-cell table:style-name="ce52" table:formula="of:=[.D41]-[.F41]" office:value-type="float" office:value="10028.45" calcext:value-type="float">
            <text:p>10 028,45</text:p>
          </table:table-cell>
          <table:table-cell table:style-name="ce52" table:formula="of:=[.G40]*[.$D$2]*([.C41]-[.C40])/(DATE(YEAR([.C41])+1;1;1)-DATE(YEAR([.C41]);1;1))/100" office:value-type="float" office:value="32882.5547269041" calcext:value-type="float">
            <text:p>32 882,55</text:p>
          </table:table-cell>
          <table:table-cell table:style-name="ce63" table:formula="of:=[.G40]-[.E41]-[.L41]-[.M41]" office:value-type="float" office:value="3327605.72" calcext:value-type="float">
            <text:p>3 327 605,72</text:p>
          </table:table-cell>
          <table:table-cell table:style-name="ce70" table:formula="of:=[.I41]+[.J41]" office:value-type="float" office:value="43130.54" calcext:value-type="float">
            <text:p>43 130,54</text:p>
          </table:table-cell>
          <table:table-cell table:style-name="ce52" table:formula="of:=IF([.$D$1]/[.$D$3]&lt;[.K40];[.$D$1]/[.$D$3];[.K40])" office:value-type="float" office:value="11944.44" calcext:value-type="float">
            <text:p>11 944,44</text:p>
          </table:table-cell>
          <table:table-cell table:style-name="ce52" table:formula="of:=[.K40]*[.$D$2]/12/100" office:value-type="float" office:value="31186.1" calcext:value-type="float">
            <text:p>31 186,10</text:p>
          </table:table-cell>
          <table:table-cell table:style-name="ce79" table:formula="of:=[.K40]-[.I41]-[.L41]-[.M41]" office:value-type="float" office:value="3214204.15" calcext:value-type="float">
            <text:p>3 214 204,15</text:p>
          </table:table-cell>
          <table:table-cell table:style-name="ce84"/>
          <table:table-cell table:style-name="ce91"/>
          <table:table-cell table:style-name="ce95" table:formula="of:=IF(ISBLANK([.L40]);VALUE([.N40]);ROW([.L40]))" office:value-type="float" office:value="7" calcext:value-type="float">
            <text:p>7,00</text:p>
          </table:table-cell>
          <table:table-cell table:formula="of:=[.O40]+[.N40]-[.N41]" office:value-type="float" office:value="360" calcext:value-type="float">
            <text:p>360</text:p>
          </table:table-cell>
          <table:table-cell table:formula="of:=INDEX([.G$1:.G$1048576];[.N4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5" calcext:value-type="float">
            <text:p>35</text:p>
          </table:table-cell>
          <table:table-cell table:style-name="ce21" table:formula="of:=CONCATENATE(INT(([.A42]-1)/12)+1;&quot;-й год &quot;;[.A42]-1-INT(([.A42]-1)/12)*12+1;&quot;-й мес&quot;)" office:value-type="string" office:string-value="3-й год 11-й мес" calcext:value-type="string">
            <text:p>3-й год 11-й мес</text:p>
          </table:table-cell>
          <table:table-cell table:style-name="ce34" table:formula="of:=DATE(YEAR([.C41]);MONTH([.C41])+1;DAY([.C41]))" office:value-type="date" office:date-value="2026-05-24" calcext:value-type="date">
            <text:p>24.05.2026</text:p>
          </table:table-cell>
          <table:table-cell table:style-name="ce46" table:formula="of:=IF([.P42]*[.$D$2]/100/12/(1-(1+[.$D$2]/100/12)^(-[.O42]))&lt;[.G41];ROUNDUP([.P42]*[.$D$2]/100/12/(1-(1+[.$D$2]/100/12)^(-[.O42]));0);[.G41]+[.F42])" office:value-type="float" office:value="42911" calcext:value-type="float">
            <text:p>42 911,00</text:p>
          </table:table-cell>
          <table:table-cell table:style-name="ce52" table:formula="of:=[.D42]-[.F42]" office:value-type="float" office:value="11184.79" calcext:value-type="float">
            <text:p>11 184,79</text:p>
          </table:table-cell>
          <table:table-cell table:style-name="ce52" table:formula="of:=[.G41]*[.$D$2]*([.C42]-[.C41])/(DATE(YEAR([.C42])+1;1;1)-DATE(YEAR([.C42]);1;1))/100" office:value-type="float" office:value="31726.21344" calcext:value-type="float">
            <text:p>31 726,21</text:p>
          </table:table-cell>
          <table:table-cell table:style-name="ce63" table:formula="of:=[.G41]-[.E42]-[.L42]-[.M42]" office:value-type="float" office:value="3316420.93" calcext:value-type="float">
            <text:p>3 316 420,93</text:p>
          </table:table-cell>
          <table:table-cell table:style-name="ce70" table:formula="of:=[.I42]+[.J42]" office:value-type="float" office:value="43015.08" calcext:value-type="float">
            <text:p>43 015,08</text:p>
          </table:table-cell>
          <table:table-cell table:style-name="ce52" table:formula="of:=IF([.$D$1]/[.$D$3]&lt;[.K41];[.$D$1]/[.$D$3];[.K41])" office:value-type="float" office:value="11944.44" calcext:value-type="float">
            <text:p>11 944,44</text:p>
          </table:table-cell>
          <table:table-cell table:style-name="ce52" table:formula="of:=[.K41]*[.$D$2]/12/100" office:value-type="float" office:value="31070.64" calcext:value-type="float">
            <text:p>31 070,64</text:p>
          </table:table-cell>
          <table:table-cell table:style-name="ce79" table:formula="of:=[.K41]-[.I42]-[.L42]-[.M42]" office:value-type="float" office:value="3202259.71" calcext:value-type="float">
            <text:p>3 202 259,71</text:p>
          </table:table-cell>
          <table:table-cell table:style-name="ce84"/>
          <table:table-cell table:style-name="ce91"/>
          <table:table-cell table:style-name="ce95" table:formula="of:=IF(ISBLANK([.L41]);VALUE([.N41]);ROW([.L41]))" office:value-type="float" office:value="7" calcext:value-type="float">
            <text:p>7,00</text:p>
          </table:table-cell>
          <table:table-cell table:formula="of:=[.O41]+[.N41]-[.N42]" office:value-type="float" office:value="360" calcext:value-type="float">
            <text:p>360</text:p>
          </table:table-cell>
          <table:table-cell table:formula="of:=INDEX([.G$1:.G$1048576];[.N4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6" calcext:value-type="float">
            <text:p>36</text:p>
          </table:table-cell>
          <table:table-cell table:style-name="ce21" table:formula="of:=CONCATENATE(INT(([.A43]-1)/12)+1;&quot;-й год &quot;;[.A43]-1-INT(([.A43]-1)/12)*12+1;&quot;-й мес&quot;)" office:value-type="string" office:string-value="3-й год 12-й мес" calcext:value-type="string">
            <text:p>3-й год 12-й мес</text:p>
          </table:table-cell>
          <table:table-cell table:style-name="ce34" table:formula="of:=DATE(YEAR([.C42]);MONTH([.C42])+1;DAY([.C42]))" office:value-type="date" office:date-value="2026-06-24" calcext:value-type="date">
            <text:p>24.06.2026</text:p>
          </table:table-cell>
          <table:table-cell table:style-name="ce46" table:formula="of:=IF([.P43]*[.$D$2]/100/12/(1-(1+[.$D$2]/100/12)^(-[.O43]))&lt;[.G42];ROUNDUP([.P43]*[.$D$2]/100/12/(1-(1+[.$D$2]/100/12)^(-[.O43]));0);[.G42]+[.F43])" office:value-type="float" office:value="42911" calcext:value-type="float">
            <text:p>42 911,00</text:p>
          </table:table-cell>
          <table:table-cell table:style-name="ce52" table:formula="of:=[.D43]-[.F43]" office:value-type="float" office:value="10237.44" calcext:value-type="float">
            <text:p>10 237,44</text:p>
          </table:table-cell>
          <table:table-cell table:style-name="ce52" table:formula="of:=[.G42]*[.$D$2]*([.C43]-[.C42])/(DATE(YEAR([.C43])+1;1;1)-DATE(YEAR([.C43]);1;1))/100" office:value-type="float" office:value="32673.5607240548" calcext:value-type="float">
            <text:p>32 673,56</text:p>
          </table:table-cell>
          <table:table-cell table:style-name="ce63" table:formula="of:=[.G42]-[.E43]-[.L43]-[.M43]" office:value-type="float" office:value="3306183.49" calcext:value-type="float">
            <text:p>3 306 183,49</text:p>
          </table:table-cell>
          <table:table-cell table:style-name="ce70" table:formula="of:=[.I43]+[.J43]" office:value-type="float" office:value="42899.62" calcext:value-type="float">
            <text:p>42 899,62</text:p>
          </table:table-cell>
          <table:table-cell table:style-name="ce52" table:formula="of:=IF([.$D$1]/[.$D$3]&lt;[.K42];[.$D$1]/[.$D$3];[.K42])" office:value-type="float" office:value="11944.44" calcext:value-type="float">
            <text:p>11 944,44</text:p>
          </table:table-cell>
          <table:table-cell table:style-name="ce52" table:formula="of:=[.K42]*[.$D$2]/12/100" office:value-type="float" office:value="30955.18" calcext:value-type="float">
            <text:p>30 955,18</text:p>
          </table:table-cell>
          <table:table-cell table:style-name="ce79" table:formula="of:=[.K42]-[.I43]-[.L43]-[.M43]" office:value-type="float" office:value="3190315.27" calcext:value-type="float">
            <text:p>3 190 315,27</text:p>
          </table:table-cell>
          <table:table-cell table:style-name="ce84"/>
          <table:table-cell table:style-name="ce91"/>
          <table:table-cell table:style-name="ce95" table:formula="of:=IF(ISBLANK([.L42]);VALUE([.N42]);ROW([.L42]))" office:value-type="float" office:value="7" calcext:value-type="float">
            <text:p>7,00</text:p>
          </table:table-cell>
          <table:table-cell table:formula="of:=[.O42]+[.N42]-[.N43]" office:value-type="float" office:value="360" calcext:value-type="float">
            <text:p>360</text:p>
          </table:table-cell>
          <table:table-cell table:formula="of:=INDEX([.G$1:.G$1048576];[.N4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37" calcext:value-type="float">
            <text:p>37</text:p>
          </table:table-cell>
          <table:table-cell table:style-name="ce21" table:formula="of:=CONCATENATE(INT(([.A44]-1)/12)+1;&quot;-й год &quot;;[.A44]-1-INT(([.A44]-1)/12)*12+1;&quot;-й мес&quot;)" office:value-type="string" office:string-value="4-й год 1-й мес" calcext:value-type="string">
            <text:p>4-й год 1-й мес</text:p>
          </table:table-cell>
          <table:table-cell table:style-name="ce34" table:formula="of:=DATE(YEAR([.C43]);MONTH([.C43])+1;DAY([.C43]))" office:value-type="date" office:date-value="2026-07-24" calcext:value-type="date">
            <text:p>24.07.2026</text:p>
          </table:table-cell>
          <table:table-cell table:style-name="ce46" table:formula="of:=IF([.P44]*[.$D$2]/100/12/(1-(1+[.$D$2]/100/12)^(-[.O44]))&lt;[.G43];ROUNDUP([.P44]*[.$D$2]/100/12/(1-(1+[.$D$2]/100/12)^(-[.O44]));0);[.G43]+[.F44])" office:value-type="float" office:value="42911" calcext:value-type="float">
            <text:p>42 911,00</text:p>
          </table:table-cell>
          <table:table-cell table:style-name="ce53" table:formula="of:=[.D44]-[.F44]" office:value-type="float" office:value="11389.03" calcext:value-type="float">
            <text:p>11 389,03</text:p>
          </table:table-cell>
          <table:table-cell table:style-name="ce52" table:formula="of:=[.G43]*[.$D$2]*([.C44]-[.C43])/(DATE(YEAR([.C44])+1;1;1)-DATE(YEAR([.C44]);1;1))/100" office:value-type="float" office:value="31521.9686169863" calcext:value-type="float">
            <text:p>31 521,97</text:p>
          </table:table-cell>
          <table:table-cell table:style-name="ce64" table:formula="of:=[.G43]-[.E44]-[.L44]-[.M44]" office:value-type="float" office:value="3294794.46" calcext:value-type="float">
            <text:p>3 294 794,46</text:p>
          </table:table-cell>
          <table:table-cell table:style-name="ce71" table:formula="of:=[.I44]+[.J44]" office:value-type="float" office:value="42784.15" calcext:value-type="float">
            <text:p>42 784,15</text:p>
          </table:table-cell>
          <table:table-cell table:style-name="ce53" table:formula="of:=IF([.$D$1]/[.$D$3]&lt;[.K43];[.$D$1]/[.$D$3];[.K43])" office:value-type="float" office:value="11944.44" calcext:value-type="float">
            <text:p>11 944,44</text:p>
          </table:table-cell>
          <table:table-cell table:style-name="ce53" table:formula="of:=[.K43]*[.$D$2]/12/100" office:value-type="float" office:value="30839.71" calcext:value-type="float">
            <text:p>30 839,71</text:p>
          </table:table-cell>
          <table:table-cell table:style-name="ce80" table:formula="of:=[.K43]-[.I44]-[.L44]-[.M44]" office:value-type="float" office:value="3178370.83" calcext:value-type="float">
            <text:p>3 178 370,83</text:p>
          </table:table-cell>
          <table:table-cell table:style-name="ce85"/>
          <table:table-cell table:style-name="ce91"/>
          <table:table-cell table:style-name="ce95" table:formula="of:=IF(ISBLANK([.L43]);VALUE([.N43]);ROW([.L43]))" office:value-type="float" office:value="7" calcext:value-type="float">
            <text:p>7,00</text:p>
          </table:table-cell>
          <table:table-cell table:formula="of:=[.O43]+[.N43]-[.N44]" office:value-type="float" office:value="360" calcext:value-type="float">
            <text:p>360</text:p>
          </table:table-cell>
          <table:table-cell table:formula="of:=INDEX([.G$1:.G$1048576];[.N4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8" calcext:value-type="float">
            <text:p>38</text:p>
          </table:table-cell>
          <table:table-cell table:style-name="ce21" table:formula="of:=CONCATENATE(INT(([.A45]-1)/12)+1;&quot;-й год &quot;;[.A45]-1-INT(([.A45]-1)/12)*12+1;&quot;-й мес&quot;)" office:value-type="string" office:string-value="4-й год 2-й мес" calcext:value-type="string">
            <text:p>4-й год 2-й мес</text:p>
          </table:table-cell>
          <table:table-cell table:style-name="ce34" table:formula="of:=DATE(YEAR([.C44]);MONTH([.C44])+1;DAY([.C44]))" office:value-type="date" office:date-value="2026-08-24" calcext:value-type="date">
            <text:p>24.08.2026</text:p>
          </table:table-cell>
          <table:table-cell table:style-name="ce46" table:formula="of:=IF([.P45]*[.$D$2]/100/12/(1-(1+[.$D$2]/100/12)^(-[.O45]))&lt;[.G44];ROUNDUP([.P45]*[.$D$2]/100/12/(1-(1+[.$D$2]/100/12)^(-[.O45]));0);[.G44]+[.F45])" office:value-type="float" office:value="42911" calcext:value-type="float">
            <text:p>42 911,00</text:p>
          </table:table-cell>
          <table:table-cell table:style-name="ce52" table:formula="of:=[.D45]-[.F45]" office:value-type="float" office:value="10450.5" calcext:value-type="float">
            <text:p>10 450,50</text:p>
          </table:table-cell>
          <table:table-cell table:style-name="ce52" table:formula="of:=[.G44]*[.$D$2]*([.C45]-[.C44])/(DATE(YEAR([.C45])+1;1;1)-DATE(YEAR([.C45]);1;1))/100" office:value-type="float" office:value="32460.4955566027" calcext:value-type="float">
            <text:p>32 460,50</text:p>
          </table:table-cell>
          <table:table-cell table:style-name="ce63" table:formula="of:=[.G44]-[.E45]-[.L45]-[.M45]" office:value-type="float" office:value="3284343.96" calcext:value-type="float">
            <text:p>3 284 343,96</text:p>
          </table:table-cell>
          <table:table-cell table:style-name="ce70" table:formula="of:=[.I45]+[.J45]" office:value-type="float" office:value="42668.69" calcext:value-type="float">
            <text:p>42 668,69</text:p>
          </table:table-cell>
          <table:table-cell table:style-name="ce52" table:formula="of:=IF([.$D$1]/[.$D$3]&lt;[.K44];[.$D$1]/[.$D$3];[.K44])" office:value-type="float" office:value="11944.44" calcext:value-type="float">
            <text:p>11 944,44</text:p>
          </table:table-cell>
          <table:table-cell table:style-name="ce52" table:formula="of:=[.K44]*[.$D$2]/12/100" office:value-type="float" office:value="30724.25" calcext:value-type="float">
            <text:p>30 724,25</text:p>
          </table:table-cell>
          <table:table-cell table:style-name="ce79" table:formula="of:=[.K44]-[.I45]-[.L45]-[.M45]" office:value-type="float" office:value="3166426.39" calcext:value-type="float">
            <text:p>3 166 426,39</text:p>
          </table:table-cell>
          <table:table-cell table:style-name="ce84"/>
          <table:table-cell table:style-name="ce91"/>
          <table:table-cell table:style-name="ce95" table:formula="of:=IF(ISBLANK([.L44]);VALUE([.N44]);ROW([.L44]))" office:value-type="float" office:value="7" calcext:value-type="float">
            <text:p>7,00</text:p>
          </table:table-cell>
          <table:table-cell table:formula="of:=[.O44]+[.N44]-[.N45]" office:value-type="float" office:value="360" calcext:value-type="float">
            <text:p>360</text:p>
          </table:table-cell>
          <table:table-cell table:formula="of:=INDEX([.G$1:.G$1048576];[.N4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9" calcext:value-type="float">
            <text:p>39</text:p>
          </table:table-cell>
          <table:table-cell table:style-name="ce21" table:formula="of:=CONCATENATE(INT(([.A46]-1)/12)+1;&quot;-й год &quot;;[.A46]-1-INT(([.A46]-1)/12)*12+1;&quot;-й мес&quot;)" office:value-type="string" office:string-value="4-й год 3-й мес" calcext:value-type="string">
            <text:p>4-й год 3-й мес</text:p>
          </table:table-cell>
          <table:table-cell table:style-name="ce34" table:formula="of:=DATE(YEAR([.C45]);MONTH([.C45])+1;DAY([.C45]))" office:value-type="date" office:date-value="2026-09-24" calcext:value-type="date">
            <text:p>24.09.2026</text:p>
          </table:table-cell>
          <table:table-cell table:style-name="ce46" table:formula="of:=IF([.P46]*[.$D$2]/100/12/(1-(1+[.$D$2]/100/12)^(-[.O46]))&lt;[.G45];ROUNDUP([.P46]*[.$D$2]/100/12/(1-(1+[.$D$2]/100/12)^(-[.O46]));0);[.G45]+[.F46])" office:value-type="float" office:value="42911" calcext:value-type="float">
            <text:p>42 911,00</text:p>
          </table:table-cell>
          <table:table-cell table:style-name="ce52" table:formula="of:=[.D46]-[.F46]" office:value-type="float" office:value="10553.46" calcext:value-type="float">
            <text:p>10 553,46</text:p>
          </table:table-cell>
          <table:table-cell table:style-name="ce52" table:formula="of:=[.G45]*[.$D$2]*([.C46]-[.C45])/(DATE(YEAR([.C46])+1;1;1)-DATE(YEAR([.C46]);1;1))/100" office:value-type="float" office:value="32357.5366579726" calcext:value-type="float">
            <text:p>32 357,54</text:p>
          </table:table-cell>
          <table:table-cell table:style-name="ce63" table:formula="of:=[.G45]-[.E46]-[.L46]-[.M46]" office:value-type="float" office:value="3273790.5" calcext:value-type="float">
            <text:p>3 273 790,50</text:p>
          </table:table-cell>
          <table:table-cell table:style-name="ce70" table:formula="of:=[.I46]+[.J46]" office:value-type="float" office:value="42553.23" calcext:value-type="float">
            <text:p>42 553,23</text:p>
          </table:table-cell>
          <table:table-cell table:style-name="ce52" table:formula="of:=IF([.$D$1]/[.$D$3]&lt;[.K45];[.$D$1]/[.$D$3];[.K45])" office:value-type="float" office:value="11944.44" calcext:value-type="float">
            <text:p>11 944,44</text:p>
          </table:table-cell>
          <table:table-cell table:style-name="ce52" table:formula="of:=[.K45]*[.$D$2]/12/100" office:value-type="float" office:value="30608.79" calcext:value-type="float">
            <text:p>30 608,79</text:p>
          </table:table-cell>
          <table:table-cell table:style-name="ce79" table:formula="of:=[.K45]-[.I46]-[.L46]-[.M46]" office:value-type="float" office:value="3154481.95" calcext:value-type="float">
            <text:p>3 154 481,95</text:p>
          </table:table-cell>
          <table:table-cell table:style-name="ce84"/>
          <table:table-cell table:style-name="ce91"/>
          <table:table-cell table:style-name="ce95" table:formula="of:=IF(ISBLANK([.L45]);VALUE([.N45]);ROW([.L45]))" office:value-type="float" office:value="7" calcext:value-type="float">
            <text:p>7,00</text:p>
          </table:table-cell>
          <table:table-cell table:formula="of:=[.O45]+[.N45]-[.N46]" office:value-type="float" office:value="360" calcext:value-type="float">
            <text:p>360</text:p>
          </table:table-cell>
          <table:table-cell table:formula="of:=INDEX([.G$1:.G$1048576];[.N4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0" calcext:value-type="float">
            <text:p>40</text:p>
          </table:table-cell>
          <table:table-cell table:style-name="ce21" table:formula="of:=CONCATENATE(INT(([.A47]-1)/12)+1;&quot;-й год &quot;;[.A47]-1-INT(([.A47]-1)/12)*12+1;&quot;-й мес&quot;)" office:value-type="string" office:string-value="4-й год 4-й мес" calcext:value-type="string">
            <text:p>4-й год 4-й мес</text:p>
          </table:table-cell>
          <table:table-cell table:style-name="ce34" table:formula="of:=DATE(YEAR([.C46]);MONTH([.C46])+1;DAY([.C46]))" office:value-type="date" office:date-value="2026-10-24" calcext:value-type="date">
            <text:p>24.10.2026</text:p>
          </table:table-cell>
          <table:table-cell table:style-name="ce46" table:formula="of:=IF([.P47]*[.$D$2]/100/12/(1-(1+[.$D$2]/100/12)^(-[.O47]))&lt;[.G46];ROUNDUP([.P47]*[.$D$2]/100/12/(1-(1+[.$D$2]/100/12)^(-[.O47]));0);[.G46]+[.F47])" office:value-type="float" office:value="42911" calcext:value-type="float">
            <text:p>42 911,00</text:p>
          </table:table-cell>
          <table:table-cell table:style-name="ce52" table:formula="of:=[.D47]-[.F47]" office:value-type="float" office:value="11697.87" calcext:value-type="float">
            <text:p>11 697,87</text:p>
          </table:table-cell>
          <table:table-cell table:style-name="ce52" table:formula="of:=[.G46]*[.$D$2]*([.C47]-[.C46])/(DATE(YEAR([.C47])+1;1;1)-DATE(YEAR([.C47]);1;1))/100" office:value-type="float" office:value="31213.1258630137" calcext:value-type="float">
            <text:p>31 213,13</text:p>
          </table:table-cell>
          <table:table-cell table:style-name="ce63" table:formula="of:=[.G46]-[.E47]-[.L47]-[.M47]" office:value-type="float" office:value="3262092.63" calcext:value-type="float">
            <text:p>3 262 092,63</text:p>
          </table:table-cell>
          <table:table-cell table:style-name="ce70" table:formula="of:=[.I47]+[.J47]" office:value-type="float" office:value="42437.77" calcext:value-type="float">
            <text:p>42 437,77</text:p>
          </table:table-cell>
          <table:table-cell table:style-name="ce52" table:formula="of:=IF([.$D$1]/[.$D$3]&lt;[.K46];[.$D$1]/[.$D$3];[.K46])" office:value-type="float" office:value="11944.44" calcext:value-type="float">
            <text:p>11 944,44</text:p>
          </table:table-cell>
          <table:table-cell table:style-name="ce52" table:formula="of:=[.K46]*[.$D$2]/12/100" office:value-type="float" office:value="30493.33" calcext:value-type="float">
            <text:p>30 493,33</text:p>
          </table:table-cell>
          <table:table-cell table:style-name="ce79" table:formula="of:=[.K46]-[.I47]-[.L47]-[.M47]" office:value-type="float" office:value="3142537.51" calcext:value-type="float">
            <text:p>3 142 537,51</text:p>
          </table:table-cell>
          <table:table-cell table:style-name="ce84"/>
          <table:table-cell table:style-name="ce91"/>
          <table:table-cell table:style-name="ce95" table:formula="of:=IF(ISBLANK([.L46]);VALUE([.N46]);ROW([.L46]))" office:value-type="float" office:value="7" calcext:value-type="float">
            <text:p>7,00</text:p>
          </table:table-cell>
          <table:table-cell table:formula="of:=[.O46]+[.N46]-[.N47]" office:value-type="float" office:value="360" calcext:value-type="float">
            <text:p>360</text:p>
          </table:table-cell>
          <table:table-cell table:formula="of:=INDEX([.G$1:.G$1048576];[.N4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1" calcext:value-type="float">
            <text:p>41</text:p>
          </table:table-cell>
          <table:table-cell table:style-name="ce21" table:formula="of:=CONCATENATE(INT(([.A48]-1)/12)+1;&quot;-й год &quot;;[.A48]-1-INT(([.A48]-1)/12)*12+1;&quot;-й мес&quot;)" office:value-type="string" office:string-value="4-й год 5-й мес" calcext:value-type="string">
            <text:p>4-й год 5-й мес</text:p>
          </table:table-cell>
          <table:table-cell table:style-name="ce34" table:formula="of:=DATE(YEAR([.C47]);MONTH([.C47])+1;DAY([.C47]))" office:value-type="date" office:date-value="2026-11-24" calcext:value-type="date">
            <text:p>24.11.2026</text:p>
          </table:table-cell>
          <table:table-cell table:style-name="ce46" table:formula="of:=IF([.P48]*[.$D$2]/100/12/(1-(1+[.$D$2]/100/12)^(-[.O48]))&lt;[.G47];ROUNDUP([.P48]*[.$D$2]/100/12/(1-(1+[.$D$2]/100/12)^(-[.O48]));0);[.G47]+[.F48])" office:value-type="float" office:value="42911" calcext:value-type="float">
            <text:p>42 911,00</text:p>
          </table:table-cell>
          <table:table-cell table:style-name="ce52" table:formula="of:=[.D48]-[.F48]" office:value-type="float" office:value="10772.68" calcext:value-type="float">
            <text:p>10 772,68</text:p>
          </table:table-cell>
          <table:table-cell table:style-name="ce52" table:formula="of:=[.G47]*[.$D$2]*([.C48]-[.C47])/(DATE(YEAR([.C48])+1;1;1)-DATE(YEAR([.C48]);1;1))/100" office:value-type="float" office:value="32138.3153355616" calcext:value-type="float">
            <text:p>32 138,32</text:p>
          </table:table-cell>
          <table:table-cell table:style-name="ce63" table:formula="of:=[.G47]-[.E48]-[.L48]-[.M48]" office:value-type="float" office:value="3251319.95" calcext:value-type="float">
            <text:p>3 251 319,95</text:p>
          </table:table-cell>
          <table:table-cell table:style-name="ce70" table:formula="of:=[.I48]+[.J48]" office:value-type="float" office:value="42322.3" calcext:value-type="float">
            <text:p>42 322,30</text:p>
          </table:table-cell>
          <table:table-cell table:style-name="ce52" table:formula="of:=IF([.$D$1]/[.$D$3]&lt;[.K47];[.$D$1]/[.$D$3];[.K47])" office:value-type="float" office:value="11944.44" calcext:value-type="float">
            <text:p>11 944,44</text:p>
          </table:table-cell>
          <table:table-cell table:style-name="ce52" table:formula="of:=[.K47]*[.$D$2]/12/100" office:value-type="float" office:value="30377.86" calcext:value-type="float">
            <text:p>30 377,86</text:p>
          </table:table-cell>
          <table:table-cell table:style-name="ce79" table:formula="of:=[.K47]-[.I48]-[.L48]-[.M48]" office:value-type="float" office:value="3130593.07" calcext:value-type="float">
            <text:p>3 130 593,07</text:p>
          </table:table-cell>
          <table:table-cell table:style-name="ce84"/>
          <table:table-cell table:style-name="ce91"/>
          <table:table-cell table:style-name="ce95" table:formula="of:=IF(ISBLANK([.L47]);VALUE([.N47]);ROW([.L47]))" office:value-type="float" office:value="7" calcext:value-type="float">
            <text:p>7,00</text:p>
          </table:table-cell>
          <table:table-cell table:formula="of:=[.O47]+[.N47]-[.N48]" office:value-type="float" office:value="360" calcext:value-type="float">
            <text:p>360</text:p>
          </table:table-cell>
          <table:table-cell table:formula="of:=INDEX([.G$1:.G$1048576];[.N4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2" calcext:value-type="float">
            <text:p>42</text:p>
          </table:table-cell>
          <table:table-cell table:style-name="ce21" table:formula="of:=CONCATENATE(INT(([.A49]-1)/12)+1;&quot;-й год &quot;;[.A49]-1-INT(([.A49]-1)/12)*12+1;&quot;-й мес&quot;)" office:value-type="string" office:string-value="4-й год 6-й мес" calcext:value-type="string">
            <text:p>4-й год 6-й мес</text:p>
          </table:table-cell>
          <table:table-cell table:style-name="ce34" table:formula="of:=DATE(YEAR([.C48]);MONTH([.C48])+1;DAY([.C48]))" office:value-type="date" office:date-value="2026-12-24" calcext:value-type="date">
            <text:p>24.12.2026</text:p>
          </table:table-cell>
          <table:table-cell table:style-name="ce46" table:formula="of:=IF([.P49]*[.$D$2]/100/12/(1-(1+[.$D$2]/100/12)^(-[.O49]))&lt;[.G48];ROUNDUP([.P49]*[.$D$2]/100/12/(1-(1+[.$D$2]/100/12)^(-[.O49]));0);[.G48]+[.F49])" office:value-type="float" office:value="42911" calcext:value-type="float">
            <text:p>42 911,00</text:p>
          </table:table-cell>
          <table:table-cell table:style-name="ce52" table:formula="of:=[.D49]-[.F49]" office:value-type="float" office:value="11912.11" calcext:value-type="float">
            <text:p>11 912,11</text:p>
          </table:table-cell>
          <table:table-cell table:style-name="ce52" table:formula="of:=[.G48]*[.$D$2]*([.C49]-[.C48])/(DATE(YEAR([.C49])+1;1;1)-DATE(YEAR([.C49]);1;1))/100" office:value-type="float" office:value="30998.8860986301" calcext:value-type="float">
            <text:p>30 998,89</text:p>
          </table:table-cell>
          <table:table-cell table:style-name="ce63" table:formula="of:=[.G48]-[.E49]-[.L49]-[.M49]" office:value-type="float" office:value="3239407.84" calcext:value-type="float">
            <text:p>3 239 407,84</text:p>
          </table:table-cell>
          <table:table-cell table:style-name="ce70" table:formula="of:=[.I49]+[.J49]" office:value-type="float" office:value="42206.84" calcext:value-type="float">
            <text:p>42 206,84</text:p>
          </table:table-cell>
          <table:table-cell table:style-name="ce52" table:formula="of:=IF([.$D$1]/[.$D$3]&lt;[.K48];[.$D$1]/[.$D$3];[.K48])" office:value-type="float" office:value="11944.44" calcext:value-type="float">
            <text:p>11 944,44</text:p>
          </table:table-cell>
          <table:table-cell table:style-name="ce52" table:formula="of:=[.K48]*[.$D$2]/12/100" office:value-type="float" office:value="30262.4" calcext:value-type="float">
            <text:p>30 262,40</text:p>
          </table:table-cell>
          <table:table-cell table:style-name="ce79" table:formula="of:=[.K48]-[.I49]-[.L49]-[.M49]" office:value-type="float" office:value="3118648.63" calcext:value-type="float">
            <text:p>3 118 648,63</text:p>
          </table:table-cell>
          <table:table-cell table:style-name="ce84"/>
          <table:table-cell table:style-name="ce91"/>
          <table:table-cell table:style-name="ce95" table:formula="of:=IF(ISBLANK([.L48]);VALUE([.N48]);ROW([.L48]))" office:value-type="float" office:value="7" calcext:value-type="float">
            <text:p>7,00</text:p>
          </table:table-cell>
          <table:table-cell table:formula="of:=[.O48]+[.N48]-[.N49]" office:value-type="float" office:value="360" calcext:value-type="float">
            <text:p>360</text:p>
          </table:table-cell>
          <table:table-cell table:formula="of:=INDEX([.G$1:.G$1048576];[.N4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3" calcext:value-type="float">
            <text:p>43</text:p>
          </table:table-cell>
          <table:table-cell table:style-name="ce21" table:formula="of:=CONCATENATE(INT(([.A50]-1)/12)+1;&quot;-й год &quot;;[.A50]-1-INT(([.A50]-1)/12)*12+1;&quot;-й мес&quot;)" office:value-type="string" office:string-value="4-й год 7-й мес" calcext:value-type="string">
            <text:p>4-й год 7-й мес</text:p>
          </table:table-cell>
          <table:table-cell table:style-name="ce34" table:formula="of:=DATE(YEAR([.C49]);MONTH([.C49])+1;DAY([.C49]))" office:value-type="date" office:date-value="2027-01-24" calcext:value-type="date">
            <text:p>24.01.2027</text:p>
          </table:table-cell>
          <table:table-cell table:style-name="ce46" table:formula="of:=IF([.P50]*[.$D$2]/100/12/(1-(1+[.$D$2]/100/12)^(-[.O50]))&lt;[.G49];ROUNDUP([.P50]*[.$D$2]/100/12/(1-(1+[.$D$2]/100/12)^(-[.O50]));0);[.G49]+[.F50])" office:value-type="float" office:value="42911" calcext:value-type="float">
            <text:p>42 911,00</text:p>
          </table:table-cell>
          <table:table-cell table:style-name="ce52" table:formula="of:=[.D50]-[.F50]" office:value-type="float" office:value="10996.18" calcext:value-type="float">
            <text:p>10 996,18</text:p>
          </table:table-cell>
          <table:table-cell table:style-name="ce52" table:formula="of:=[.G49]*[.$D$2]*([.C50]-[.C49])/(DATE(YEAR([.C50])+1;1;1)-DATE(YEAR([.C50]);1;1))/100" office:value-type="float" office:value="31914.8235414794" calcext:value-type="float">
            <text:p>31 914,82</text:p>
          </table:table-cell>
          <table:table-cell table:style-name="ce63" table:formula="of:=[.G49]-[.E50]-[.L50]-[.M50]" office:value-type="float" office:value="3228411.66" calcext:value-type="float">
            <text:p>3 228 411,66</text:p>
          </table:table-cell>
          <table:table-cell table:style-name="ce70" table:formula="of:=[.I50]+[.J50]" office:value-type="float" office:value="42091.38" calcext:value-type="float">
            <text:p>42 091,38</text:p>
          </table:table-cell>
          <table:table-cell table:style-name="ce52" table:formula="of:=IF([.$D$1]/[.$D$3]&lt;[.K49];[.$D$1]/[.$D$3];[.K49])" office:value-type="float" office:value="11944.44" calcext:value-type="float">
            <text:p>11 944,44</text:p>
          </table:table-cell>
          <table:table-cell table:style-name="ce52" table:formula="of:=[.K49]*[.$D$2]/12/100" office:value-type="float" office:value="30146.94" calcext:value-type="float">
            <text:p>30 146,94</text:p>
          </table:table-cell>
          <table:table-cell table:style-name="ce79" table:formula="of:=[.K49]-[.I50]-[.L50]-[.M50]" office:value-type="float" office:value="3106704.19" calcext:value-type="float">
            <text:p>3 106 704,19</text:p>
          </table:table-cell>
          <table:table-cell table:style-name="ce84"/>
          <table:table-cell table:style-name="ce91"/>
          <table:table-cell table:style-name="ce95" table:formula="of:=IF(ISBLANK([.L49]);VALUE([.N49]);ROW([.L49]))" office:value-type="float" office:value="7" calcext:value-type="float">
            <text:p>7,00</text:p>
          </table:table-cell>
          <table:table-cell table:formula="of:=[.O49]+[.N49]-[.N50]" office:value-type="float" office:value="360" calcext:value-type="float">
            <text:p>360</text:p>
          </table:table-cell>
          <table:table-cell table:formula="of:=INDEX([.G$1:.G$1048576];[.N5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4" calcext:value-type="float">
            <text:p>44</text:p>
          </table:table-cell>
          <table:table-cell table:style-name="ce21" table:formula="of:=CONCATENATE(INT(([.A51]-1)/12)+1;&quot;-й год &quot;;[.A51]-1-INT(([.A51]-1)/12)*12+1;&quot;-й мес&quot;)" office:value-type="string" office:string-value="4-й год 8-й мес" calcext:value-type="string">
            <text:p>4-й год 8-й мес</text:p>
          </table:table-cell>
          <table:table-cell table:style-name="ce34" table:formula="of:=DATE(YEAR([.C50]);MONTH([.C50])+1;DAY([.C50]))" office:value-type="date" office:date-value="2027-02-24" calcext:value-type="date">
            <text:p>24.02.2027</text:p>
          </table:table-cell>
          <table:table-cell table:style-name="ce46" table:formula="of:=IF([.P51]*[.$D$2]/100/12/(1-(1+[.$D$2]/100/12)^(-[.O51]))&lt;[.G50];ROUNDUP([.P51]*[.$D$2]/100/12/(1-(1+[.$D$2]/100/12)^(-[.O51]));0);[.G50]+[.F51])" office:value-type="float" office:value="42911" calcext:value-type="float">
            <text:p>42 911,00</text:p>
          </table:table-cell>
          <table:table-cell table:style-name="ce52" table:formula="of:=[.D51]-[.F51]" office:value-type="float" office:value="11104.51" calcext:value-type="float">
            <text:p>11 104,51</text:p>
          </table:table-cell>
          <table:table-cell table:style-name="ce52" table:formula="of:=[.G50]*[.$D$2]*([.C51]-[.C50])/(DATE(YEAR([.C51])+1;1;1)-DATE(YEAR([.C51]);1;1))/100" office:value-type="float" office:value="31806.488573589" calcext:value-type="float">
            <text:p>31 806,49</text:p>
          </table:table-cell>
          <table:table-cell table:style-name="ce63" table:formula="of:=[.G50]-[.E51]-[.L51]-[.M51]" office:value-type="float" office:value="3217307.15" calcext:value-type="float">
            <text:p>3 217 307,15</text:p>
          </table:table-cell>
          <table:table-cell table:style-name="ce70" table:formula="of:=[.I51]+[.J51]" office:value-type="float" office:value="41975.91" calcext:value-type="float">
            <text:p>41 975,91</text:p>
          </table:table-cell>
          <table:table-cell table:style-name="ce52" table:formula="of:=IF([.$D$1]/[.$D$3]&lt;[.K50];[.$D$1]/[.$D$3];[.K50])" office:value-type="float" office:value="11944.44" calcext:value-type="float">
            <text:p>11 944,44</text:p>
          </table:table-cell>
          <table:table-cell table:style-name="ce52" table:formula="of:=[.K50]*[.$D$2]/12/100" office:value-type="float" office:value="30031.47" calcext:value-type="float">
            <text:p>30 031,47</text:p>
          </table:table-cell>
          <table:table-cell table:style-name="ce79" table:formula="of:=[.K50]-[.I51]-[.L51]-[.M51]" office:value-type="float" office:value="3094759.75" calcext:value-type="float">
            <text:p>3 094 759,75</text:p>
          </table:table-cell>
          <table:table-cell table:style-name="ce84"/>
          <table:table-cell table:style-name="ce91"/>
          <table:table-cell table:style-name="ce95" table:formula="of:=IF(ISBLANK([.L50]);VALUE([.N50]);ROW([.L50]))" office:value-type="float" office:value="7" calcext:value-type="float">
            <text:p>7,00</text:p>
          </table:table-cell>
          <table:table-cell table:formula="of:=[.O50]+[.N50]-[.N51]" office:value-type="float" office:value="360" calcext:value-type="float">
            <text:p>360</text:p>
          </table:table-cell>
          <table:table-cell table:formula="of:=INDEX([.G$1:.G$1048576];[.N5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5" calcext:value-type="float">
            <text:p>45</text:p>
          </table:table-cell>
          <table:table-cell table:style-name="ce21" table:formula="of:=CONCATENATE(INT(([.A52]-1)/12)+1;&quot;-й год &quot;;[.A52]-1-INT(([.A52]-1)/12)*12+1;&quot;-й мес&quot;)" office:value-type="string" office:string-value="4-й год 9-й мес" calcext:value-type="string">
            <text:p>4-й год 9-й мес</text:p>
          </table:table-cell>
          <table:table-cell table:style-name="ce34" table:formula="of:=DATE(YEAR([.C51]);MONTH([.C51])+1;DAY([.C51]))" office:value-type="date" office:date-value="2027-03-24" calcext:value-type="date">
            <text:p>24.03.2027</text:p>
          </table:table-cell>
          <table:table-cell table:style-name="ce46" table:formula="of:=IF([.P52]*[.$D$2]/100/12/(1-(1+[.$D$2]/100/12)^(-[.O52]))&lt;[.G51];ROUNDUP([.P52]*[.$D$2]/100/12/(1-(1+[.$D$2]/100/12)^(-[.O52]));0);[.G51]+[.F52])" office:value-type="float" office:value="42911" calcext:value-type="float">
            <text:p>42 911,00</text:p>
          </table:table-cell>
          <table:table-cell table:style-name="ce52" table:formula="of:=[.D52]-[.F52]" office:value-type="float" office:value="14281.37" calcext:value-type="float">
            <text:p>14 281,37</text:p>
          </table:table-cell>
          <table:table-cell table:style-name="ce52" table:formula="of:=[.G51]*[.$D$2]*([.C52]-[.C51])/(DATE(YEAR([.C52])+1;1;1)-DATE(YEAR([.C52]);1;1))/100" office:value-type="float" office:value="28629.6263649315" calcext:value-type="float">
            <text:p>28 629,63</text:p>
          </table:table-cell>
          <table:table-cell table:style-name="ce63" table:formula="of:=[.G51]-[.E52]-[.L52]-[.M52]" office:value-type="float" office:value="3203025.78" calcext:value-type="float">
            <text:p>3 203 025,78</text:p>
          </table:table-cell>
          <table:table-cell table:style-name="ce70" table:formula="of:=[.I52]+[.J52]" office:value-type="float" office:value="41860.45" calcext:value-type="float">
            <text:p>41 860,45</text:p>
          </table:table-cell>
          <table:table-cell table:style-name="ce52" table:formula="of:=IF([.$D$1]/[.$D$3]&lt;[.K51];[.$D$1]/[.$D$3];[.K51])" office:value-type="float" office:value="11944.44" calcext:value-type="float">
            <text:p>11 944,44</text:p>
          </table:table-cell>
          <table:table-cell table:style-name="ce52" table:formula="of:=[.K51]*[.$D$2]/12/100" office:value-type="float" office:value="29916.01" calcext:value-type="float">
            <text:p>29 916,01</text:p>
          </table:table-cell>
          <table:table-cell table:style-name="ce79" table:formula="of:=[.K51]-[.I52]-[.L52]-[.M52]" office:value-type="float" office:value="3082815.31" calcext:value-type="float">
            <text:p>3 082 815,31</text:p>
          </table:table-cell>
          <table:table-cell table:style-name="ce84"/>
          <table:table-cell table:style-name="ce91"/>
          <table:table-cell table:style-name="ce95" table:formula="of:=IF(ISBLANK([.L51]);VALUE([.N51]);ROW([.L51]))" office:value-type="float" office:value="7" calcext:value-type="float">
            <text:p>7,00</text:p>
          </table:table-cell>
          <table:table-cell table:formula="of:=[.O51]+[.N51]-[.N52]" office:value-type="float" office:value="360" calcext:value-type="float">
            <text:p>360</text:p>
          </table:table-cell>
          <table:table-cell table:formula="of:=INDEX([.G$1:.G$1048576];[.N5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6" calcext:value-type="float">
            <text:p>46</text:p>
          </table:table-cell>
          <table:table-cell table:style-name="ce21" table:formula="of:=CONCATENATE(INT(([.A53]-1)/12)+1;&quot;-й год &quot;;[.A53]-1-INT(([.A53]-1)/12)*12+1;&quot;-й мес&quot;)" office:value-type="string" office:string-value="4-й год 10-й мес" calcext:value-type="string">
            <text:p>4-й год 10-й мес</text:p>
          </table:table-cell>
          <table:table-cell table:style-name="ce34" table:formula="of:=DATE(YEAR([.C52]);MONTH([.C52])+1;DAY([.C52]))" office:value-type="date" office:date-value="2027-04-24" calcext:value-type="date">
            <text:p>24.04.2027</text:p>
          </table:table-cell>
          <table:table-cell table:style-name="ce46" table:formula="of:=IF([.P53]*[.$D$2]/100/12/(1-(1+[.$D$2]/100/12)^(-[.O53]))&lt;[.G52];ROUNDUP([.P53]*[.$D$2]/100/12/(1-(1+[.$D$2]/100/12)^(-[.O53]));0);[.G52]+[.F53])" office:value-type="float" office:value="42911" calcext:value-type="float">
            <text:p>42 911,00</text:p>
          </table:table-cell>
          <table:table-cell table:style-name="ce52" table:formula="of:=[.D53]-[.F53]" office:value-type="float" office:value="11354.61" calcext:value-type="float">
            <text:p>11 354,61</text:p>
          </table:table-cell>
          <table:table-cell table:style-name="ce52" table:formula="of:=[.G52]*[.$D$2]*([.C53]-[.C52])/(DATE(YEAR([.C53])+1;1;1)-DATE(YEAR([.C53]);1;1))/100" office:value-type="float" office:value="31556.3854928219" calcext:value-type="float">
            <text:p>31 556,39</text:p>
          </table:table-cell>
          <table:table-cell table:style-name="ce63" table:formula="of:=[.G52]-[.E53]-[.L53]-[.M53]" office:value-type="float" office:value="3191671.17" calcext:value-type="float">
            <text:p>3 191 671,17</text:p>
          </table:table-cell>
          <table:table-cell table:style-name="ce70" table:formula="of:=[.I53]+[.J53]" office:value-type="float" office:value="41744.99" calcext:value-type="float">
            <text:p>41 744,99</text:p>
          </table:table-cell>
          <table:table-cell table:style-name="ce52" table:formula="of:=IF([.$D$1]/[.$D$3]&lt;[.K52];[.$D$1]/[.$D$3];[.K52])" office:value-type="float" office:value="11944.44" calcext:value-type="float">
            <text:p>11 944,44</text:p>
          </table:table-cell>
          <table:table-cell table:style-name="ce52" table:formula="of:=[.K52]*[.$D$2]/12/100" office:value-type="float" office:value="29800.55" calcext:value-type="float">
            <text:p>29 800,55</text:p>
          </table:table-cell>
          <table:table-cell table:style-name="ce79" table:formula="of:=[.K52]-[.I53]-[.L53]-[.M53]" office:value-type="float" office:value="3070870.87" calcext:value-type="float">
            <text:p>3 070 870,87</text:p>
          </table:table-cell>
          <table:table-cell table:style-name="ce84"/>
          <table:table-cell table:style-name="ce91"/>
          <table:table-cell table:style-name="ce95" table:formula="of:=IF(ISBLANK([.L52]);VALUE([.N52]);ROW([.L52]))" office:value-type="float" office:value="7" calcext:value-type="float">
            <text:p>7,00</text:p>
          </table:table-cell>
          <table:table-cell table:formula="of:=[.O52]+[.N52]-[.N53]" office:value-type="float" office:value="360" calcext:value-type="float">
            <text:p>360</text:p>
          </table:table-cell>
          <table:table-cell table:formula="of:=INDEX([.G$1:.G$1048576];[.N5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" calcext:value-type="float">
            <text:p>47</text:p>
          </table:table-cell>
          <table:table-cell table:style-name="ce21" table:formula="of:=CONCATENATE(INT(([.A54]-1)/12)+1;&quot;-й год &quot;;[.A54]-1-INT(([.A54]-1)/12)*12+1;&quot;-й мес&quot;)" office:value-type="string" office:string-value="4-й год 11-й мес" calcext:value-type="string">
            <text:p>4-й год 11-й мес</text:p>
          </table:table-cell>
          <table:table-cell table:style-name="ce34" table:formula="of:=DATE(YEAR([.C53]);MONTH([.C53])+1;DAY([.C53]))" office:value-type="date" office:date-value="2027-05-24" calcext:value-type="date">
            <text:p>24.05.2027</text:p>
          </table:table-cell>
          <table:table-cell table:style-name="ce46" table:formula="of:=IF([.P54]*[.$D$2]/100/12/(1-(1+[.$D$2]/100/12)^(-[.O54]))&lt;[.G53];ROUNDUP([.P54]*[.$D$2]/100/12/(1-(1+[.$D$2]/100/12)^(-[.O54]));0);[.G53]+[.F54])" office:value-type="float" office:value="42911" calcext:value-type="float">
            <text:p>42 911,00</text:p>
          </table:table-cell>
          <table:table-cell table:style-name="ce52" table:formula="of:=[.D54]-[.F54]" office:value-type="float" office:value="12480.82" calcext:value-type="float">
            <text:p>12 480,82</text:p>
          </table:table-cell>
          <table:table-cell table:style-name="ce52" table:formula="of:=[.G53]*[.$D$2]*([.C54]-[.C53])/(DATE(YEAR([.C54])+1;1;1)-DATE(YEAR([.C54]);1;1))/100" office:value-type="float" office:value="30430.1799221918" calcext:value-type="float">
            <text:p>30 430,18</text:p>
          </table:table-cell>
          <table:table-cell table:style-name="ce63" table:formula="of:=[.G53]-[.E54]-[.L54]-[.M54]" office:value-type="float" office:value="3179190.35" calcext:value-type="float">
            <text:p>3 179 190,35</text:p>
          </table:table-cell>
          <table:table-cell table:style-name="ce70" table:formula="of:=[.I54]+[.J54]" office:value-type="float" office:value="41629.53" calcext:value-type="float">
            <text:p>41 629,53</text:p>
          </table:table-cell>
          <table:table-cell table:style-name="ce52" table:formula="of:=IF([.$D$1]/[.$D$3]&lt;[.K53];[.$D$1]/[.$D$3];[.K53])" office:value-type="float" office:value="11944.44" calcext:value-type="float">
            <text:p>11 944,44</text:p>
          </table:table-cell>
          <table:table-cell table:style-name="ce52" table:formula="of:=[.K53]*[.$D$2]/12/100" office:value-type="float" office:value="29685.09" calcext:value-type="float">
            <text:p>29 685,09</text:p>
          </table:table-cell>
          <table:table-cell table:style-name="ce79" table:formula="of:=[.K53]-[.I54]-[.L54]-[.M54]" office:value-type="float" office:value="3058926.43" calcext:value-type="float">
            <text:p>3 058 926,43</text:p>
          </table:table-cell>
          <table:table-cell table:style-name="ce84"/>
          <table:table-cell table:style-name="ce91"/>
          <table:table-cell table:style-name="ce95" table:formula="of:=IF(ISBLANK([.L53]);VALUE([.N53]);ROW([.L53]))" office:value-type="float" office:value="7" calcext:value-type="float">
            <text:p>7,00</text:p>
          </table:table-cell>
          <table:table-cell table:formula="of:=[.O53]+[.N53]-[.N54]" office:value-type="float" office:value="360" calcext:value-type="float">
            <text:p>360</text:p>
          </table:table-cell>
          <table:table-cell table:formula="of:=INDEX([.G$1:.G$1048576];[.N5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48" calcext:value-type="float">
            <text:p>48</text:p>
          </table:table-cell>
          <table:table-cell table:style-name="ce21" table:formula="of:=CONCATENATE(INT(([.A55]-1)/12)+1;&quot;-й год &quot;;[.A55]-1-INT(([.A55]-1)/12)*12+1;&quot;-й мес&quot;)" office:value-type="string" office:string-value="4-й год 12-й мес" calcext:value-type="string">
            <text:p>4-й год 12-й мес</text:p>
          </table:table-cell>
          <table:table-cell table:style-name="ce34" table:formula="of:=DATE(YEAR([.C54]);MONTH([.C54])+1;DAY([.C54]))" office:value-type="date" office:date-value="2027-06-24" calcext:value-type="date">
            <text:p>24.06.2027</text:p>
          </table:table-cell>
          <table:table-cell table:style-name="ce46" table:formula="of:=IF([.P55]*[.$D$2]/100/12/(1-(1+[.$D$2]/100/12)^(-[.O55]))&lt;[.G54];ROUNDUP([.P55]*[.$D$2]/100/12/(1-(1+[.$D$2]/100/12)^(-[.O55]));0);[.G54]+[.F55])" office:value-type="float" office:value="42911" calcext:value-type="float">
            <text:p>42 911,00</text:p>
          </table:table-cell>
          <table:table-cell table:style-name="ce54" table:formula="of:=[.D55]-[.F55]" office:value-type="float" office:value="11589.44" calcext:value-type="float">
            <text:p>11 589,44</text:p>
          </table:table-cell>
          <table:table-cell table:style-name="ce52" table:formula="of:=[.G54]*[.$D$2]*([.C55]-[.C54])/(DATE(YEAR([.C55])+1;1;1)-DATE(YEAR([.C55]);1;1))/100" office:value-type="float" office:value="31321.557530411" calcext:value-type="float">
            <text:p>31 321,56</text:p>
          </table:table-cell>
          <table:table-cell table:style-name="ce65" table:formula="of:=[.G54]-[.E55]-[.L55]-[.M55]" office:value-type="float" office:value="3167600.91" calcext:value-type="float">
            <text:p>3 167 600,91</text:p>
          </table:table-cell>
          <table:table-cell table:style-name="ce72" table:formula="of:=[.I55]+[.J55]" office:value-type="float" office:value="41514.06" calcext:value-type="float">
            <text:p>41 514,06</text:p>
          </table:table-cell>
          <table:table-cell table:style-name="ce54" table:formula="of:=IF([.$D$1]/[.$D$3]&lt;[.K54];[.$D$1]/[.$D$3];[.K54])" office:value-type="float" office:value="11944.44" calcext:value-type="float">
            <text:p>11 944,44</text:p>
          </table:table-cell>
          <table:table-cell table:style-name="ce54" table:formula="of:=[.K54]*[.$D$2]/12/100" office:value-type="float" office:value="29569.62" calcext:value-type="float">
            <text:p>29 569,62</text:p>
          </table:table-cell>
          <table:table-cell table:style-name="ce81" table:formula="of:=[.K54]-[.I55]-[.L55]-[.M55]" office:value-type="float" office:value="3046981.99" calcext:value-type="float">
            <text:p>3 046 981,99</text:p>
          </table:table-cell>
          <table:table-cell table:style-name="ce86"/>
          <table:table-cell table:style-name="ce91"/>
          <table:table-cell table:style-name="ce95" table:formula="of:=IF(ISBLANK([.L54]);VALUE([.N54]);ROW([.L54]))" office:value-type="float" office:value="7" calcext:value-type="float">
            <text:p>7,00</text:p>
          </table:table-cell>
          <table:table-cell table:formula="of:=[.O54]+[.N54]-[.N55]" office:value-type="float" office:value="360" calcext:value-type="float">
            <text:p>360</text:p>
          </table:table-cell>
          <table:table-cell table:formula="of:=INDEX([.G$1:.G$1048576];[.N5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9" calcext:value-type="float">
            <text:p>49</text:p>
          </table:table-cell>
          <table:table-cell table:style-name="ce21" table:formula="of:=CONCATENATE(INT(([.A56]-1)/12)+1;&quot;-й год &quot;;[.A56]-1-INT(([.A56]-1)/12)*12+1;&quot;-й мес&quot;)" office:value-type="string" office:string-value="5-й год 1-й мес" calcext:value-type="string">
            <text:p>5-й год 1-й мес</text:p>
          </table:table-cell>
          <table:table-cell table:style-name="ce34" table:formula="of:=DATE(YEAR([.C55]);MONTH([.C55])+1;DAY([.C55]))" office:value-type="date" office:date-value="2027-07-24" calcext:value-type="date">
            <text:p>24.07.2027</text:p>
          </table:table-cell>
          <table:table-cell table:style-name="ce46" table:formula="of:=IF([.P56]*[.$D$2]/100/12/(1-(1+[.$D$2]/100/12)^(-[.O56]))&lt;[.G55];ROUNDUP([.P56]*[.$D$2]/100/12/(1-(1+[.$D$2]/100/12)^(-[.O56]));0);[.G55]+[.F56])" office:value-type="float" office:value="42911" calcext:value-type="float">
            <text:p>42 911,00</text:p>
          </table:table-cell>
          <table:table-cell table:style-name="ce52" table:formula="of:=[.D56]-[.F56]" office:value-type="float" office:value="12710.31" calcext:value-type="float">
            <text:p>12 710,31</text:p>
          </table:table-cell>
          <table:table-cell table:style-name="ce52" table:formula="of:=[.G55]*[.$D$2]*([.C56]-[.C55])/(DATE(YEAR([.C56])+1;1;1)-DATE(YEAR([.C56]);1;1))/100" office:value-type="float" office:value="30200.6881282192" calcext:value-type="float">
            <text:p>30 200,69</text:p>
          </table:table-cell>
          <table:table-cell table:style-name="ce63" table:formula="of:=[.G55]-[.E56]-[.L56]-[.M56]" office:value-type="float" office:value="3154890.6" calcext:value-type="float">
            <text:p>3 154 890,60</text:p>
          </table:table-cell>
          <table:table-cell table:style-name="ce70" table:formula="of:=[.I56]+[.J56]" office:value-type="float" office:value="41398.6" calcext:value-type="float">
            <text:p>41 398,60</text:p>
          </table:table-cell>
          <table:table-cell table:style-name="ce52" table:formula="of:=IF([.$D$1]/[.$D$3]&lt;[.K55];[.$D$1]/[.$D$3];[.K55])" office:value-type="float" office:value="11944.44" calcext:value-type="float">
            <text:p>11 944,44</text:p>
          </table:table-cell>
          <table:table-cell table:style-name="ce52" table:formula="of:=[.K55]*[.$D$2]/12/100" office:value-type="float" office:value="29454.16" calcext:value-type="float">
            <text:p>29 454,16</text:p>
          </table:table-cell>
          <table:table-cell table:style-name="ce79" table:formula="of:=[.K55]-[.I56]-[.L56]-[.M56]" office:value-type="float" office:value="3035037.55" calcext:value-type="float">
            <text:p>3 035 037,55</text:p>
          </table:table-cell>
          <table:table-cell table:style-name="ce84"/>
          <table:table-cell table:style-name="ce91"/>
          <table:table-cell table:style-name="ce95" table:formula="of:=IF(ISBLANK([.L55]);VALUE([.N55]);ROW([.L55]))" office:value-type="float" office:value="7" calcext:value-type="float">
            <text:p>7,00</text:p>
          </table:table-cell>
          <table:table-cell table:formula="of:=[.O55]+[.N55]-[.N56]" office:value-type="float" office:value="360" calcext:value-type="float">
            <text:p>360</text:p>
          </table:table-cell>
          <table:table-cell table:formula="of:=INDEX([.G$1:.G$1048576];[.N5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0" calcext:value-type="float">
            <text:p>50</text:p>
          </table:table-cell>
          <table:table-cell table:style-name="ce21" table:formula="of:=CONCATENATE(INT(([.A57]-1)/12)+1;&quot;-й год &quot;;[.A57]-1-INT(([.A57]-1)/12)*12+1;&quot;-й мес&quot;)" office:value-type="string" office:string-value="5-й год 2-й мес" calcext:value-type="string">
            <text:p>5-й год 2-й мес</text:p>
          </table:table-cell>
          <table:table-cell table:style-name="ce34" table:formula="of:=DATE(YEAR([.C56]);MONTH([.C56])+1;DAY([.C56]))" office:value-type="date" office:date-value="2027-08-24" calcext:value-type="date">
            <text:p>24.08.2027</text:p>
          </table:table-cell>
          <table:table-cell table:style-name="ce46" table:formula="of:=IF([.P57]*[.$D$2]/100/12/(1-(1+[.$D$2]/100/12)^(-[.O57]))&lt;[.G56];ROUNDUP([.P57]*[.$D$2]/100/12/(1-(1+[.$D$2]/100/12)^(-[.O57]));0);[.G56]+[.F57])" office:value-type="float" office:value="42911" calcext:value-type="float">
            <text:p>42 911,00</text:p>
          </table:table-cell>
          <table:table-cell table:style-name="ce52" table:formula="of:=[.D57]-[.F57]" office:value-type="float" office:value="11828.84" calcext:value-type="float">
            <text:p>11 828,84</text:p>
          </table:table-cell>
          <table:table-cell table:style-name="ce52" table:formula="of:=[.G56]*[.$D$2]*([.C57]-[.C56])/(DATE(YEAR([.C57])+1;1;1)-DATE(YEAR([.C57]);1;1))/100" office:value-type="float" office:value="31082.1550619178" calcext:value-type="float">
            <text:p>31 082,16</text:p>
          </table:table-cell>
          <table:table-cell table:style-name="ce63" table:formula="of:=[.G56]-[.E57]-[.L57]-[.M57]" office:value-type="float" office:value="3143061.76" calcext:value-type="float">
            <text:p>3 143 061,76</text:p>
          </table:table-cell>
          <table:table-cell table:style-name="ce70" table:formula="of:=[.I57]+[.J57]" office:value-type="float" office:value="41283.14" calcext:value-type="float">
            <text:p>41 283,14</text:p>
          </table:table-cell>
          <table:table-cell table:style-name="ce52" table:formula="of:=IF([.$D$1]/[.$D$3]&lt;[.K56];[.$D$1]/[.$D$3];[.K56])" office:value-type="float" office:value="11944.44" calcext:value-type="float">
            <text:p>11 944,44</text:p>
          </table:table-cell>
          <table:table-cell table:style-name="ce52" table:formula="of:=[.K56]*[.$D$2]/12/100" office:value-type="float" office:value="29338.7" calcext:value-type="float">
            <text:p>29 338,70</text:p>
          </table:table-cell>
          <table:table-cell table:style-name="ce79" table:formula="of:=[.K56]-[.I57]-[.L57]-[.M57]" office:value-type="float" office:value="3023093.11" calcext:value-type="float">
            <text:p>3 023 093,11</text:p>
          </table:table-cell>
          <table:table-cell table:style-name="ce84"/>
          <table:table-cell table:style-name="ce91"/>
          <table:table-cell table:style-name="ce95" table:formula="of:=IF(ISBLANK([.L56]);VALUE([.N56]);ROW([.L56]))" office:value-type="float" office:value="7" calcext:value-type="float">
            <text:p>7,00</text:p>
          </table:table-cell>
          <table:table-cell table:formula="of:=[.O56]+[.N56]-[.N57]" office:value-type="float" office:value="360" calcext:value-type="float">
            <text:p>360</text:p>
          </table:table-cell>
          <table:table-cell table:formula="of:=INDEX([.G$1:.G$1048576];[.N5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1" calcext:value-type="float">
            <text:p>51</text:p>
          </table:table-cell>
          <table:table-cell table:style-name="ce21" table:formula="of:=CONCATENATE(INT(([.A58]-1)/12)+1;&quot;-й год &quot;;[.A58]-1-INT(([.A58]-1)/12)*12+1;&quot;-й мес&quot;)" office:value-type="string" office:string-value="5-й год 3-й мес" calcext:value-type="string">
            <text:p>5-й год 3-й мес</text:p>
          </table:table-cell>
          <table:table-cell table:style-name="ce34" table:formula="of:=DATE(YEAR([.C57]);MONTH([.C57])+1;DAY([.C57]))" office:value-type="date" office:date-value="2027-09-24" calcext:value-type="date">
            <text:p>24.09.2027</text:p>
          </table:table-cell>
          <table:table-cell table:style-name="ce46" table:formula="of:=IF([.P58]*[.$D$2]/100/12/(1-(1+[.$D$2]/100/12)^(-[.O58]))&lt;[.G57];ROUNDUP([.P58]*[.$D$2]/100/12/(1-(1+[.$D$2]/100/12)^(-[.O58]));0);[.G57]+[.F58])" office:value-type="float" office:value="42911" calcext:value-type="float">
            <text:p>42 911,00</text:p>
          </table:table-cell>
          <table:table-cell table:style-name="ce52" table:formula="of:=[.D58]-[.F58]" office:value-type="float" office:value="11945.38" calcext:value-type="float">
            <text:p>11 945,38</text:p>
          </table:table-cell>
          <table:table-cell table:style-name="ce52" table:formula="of:=[.G57]*[.$D$2]*([.C58]-[.C57])/(DATE(YEAR([.C58])+1;1;1)-DATE(YEAR([.C58]);1;1))/100" office:value-type="float" office:value="30965.6166820822" calcext:value-type="float">
            <text:p>30 965,62</text:p>
          </table:table-cell>
          <table:table-cell table:style-name="ce63" table:formula="of:=[.G57]-[.E58]-[.L58]-[.M58]" office:value-type="float" office:value="3131116.38" calcext:value-type="float">
            <text:p>3 131 116,38</text:p>
          </table:table-cell>
          <table:table-cell table:style-name="ce70" table:formula="of:=[.I58]+[.J58]" office:value-type="float" office:value="41167.67" calcext:value-type="float">
            <text:p>41 167,67</text:p>
          </table:table-cell>
          <table:table-cell table:style-name="ce52" table:formula="of:=IF([.$D$1]/[.$D$3]&lt;[.K57];[.$D$1]/[.$D$3];[.K57])" office:value-type="float" office:value="11944.44" calcext:value-type="float">
            <text:p>11 944,44</text:p>
          </table:table-cell>
          <table:table-cell table:style-name="ce52" table:formula="of:=[.K57]*[.$D$2]/12/100" office:value-type="float" office:value="29223.23" calcext:value-type="float">
            <text:p>29 223,23</text:p>
          </table:table-cell>
          <table:table-cell table:style-name="ce79" table:formula="of:=[.K57]-[.I58]-[.L58]-[.M58]" office:value-type="float" office:value="3011148.67" calcext:value-type="float">
            <text:p>3 011 148,67</text:p>
          </table:table-cell>
          <table:table-cell table:style-name="ce84"/>
          <table:table-cell table:style-name="ce91"/>
          <table:table-cell table:style-name="ce95" table:formula="of:=IF(ISBLANK([.L57]);VALUE([.N57]);ROW([.L57]))" office:value-type="float" office:value="7" calcext:value-type="float">
            <text:p>7,00</text:p>
          </table:table-cell>
          <table:table-cell table:formula="of:=[.O57]+[.N57]-[.N58]" office:value-type="float" office:value="360" calcext:value-type="float">
            <text:p>360</text:p>
          </table:table-cell>
          <table:table-cell table:formula="of:=INDEX([.G$1:.G$1048576];[.N5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2" calcext:value-type="float">
            <text:p>52</text:p>
          </table:table-cell>
          <table:table-cell table:style-name="ce21" table:formula="of:=CONCATENATE(INT(([.A59]-1)/12)+1;&quot;-й год &quot;;[.A59]-1-INT(([.A59]-1)/12)*12+1;&quot;-й мес&quot;)" office:value-type="string" office:string-value="5-й год 4-й мес" calcext:value-type="string">
            <text:p>5-й год 4-й мес</text:p>
          </table:table-cell>
          <table:table-cell table:style-name="ce34" table:formula="of:=DATE(YEAR([.C58]);MONTH([.C58])+1;DAY([.C58]))" office:value-type="date" office:date-value="2027-10-24" calcext:value-type="date">
            <text:p>24.10.2027</text:p>
          </table:table-cell>
          <table:table-cell table:style-name="ce46" table:formula="of:=IF([.P59]*[.$D$2]/100/12/(1-(1+[.$D$2]/100/12)^(-[.O59]))&lt;[.G58];ROUNDUP([.P59]*[.$D$2]/100/12/(1-(1+[.$D$2]/100/12)^(-[.O59]));0);[.G58]+[.F59])" office:value-type="float" office:value="42911" calcext:value-type="float">
            <text:p>42 911,00</text:p>
          </table:table-cell>
          <table:table-cell table:style-name="ce52" table:formula="of:=[.D59]-[.F59]" office:value-type="float" office:value="13058.16" calcext:value-type="float">
            <text:p>13 058,16</text:p>
          </table:table-cell>
          <table:table-cell table:style-name="ce52" table:formula="of:=[.G58]*[.$D$2]*([.C59]-[.C58])/(DATE(YEAR([.C59])+1;1;1)-DATE(YEAR([.C59]);1;1))/100" office:value-type="float" office:value="29852.8356230137" calcext:value-type="float">
            <text:p>29 852,84</text:p>
          </table:table-cell>
          <table:table-cell table:style-name="ce63" table:formula="of:=[.G58]-[.E59]-[.L59]-[.M59]" office:value-type="float" office:value="3118058.22" calcext:value-type="float">
            <text:p>3 118 058,22</text:p>
          </table:table-cell>
          <table:table-cell table:style-name="ce70" table:formula="of:=[.I59]+[.J59]" office:value-type="float" office:value="41052.21" calcext:value-type="float">
            <text:p>41 052,21</text:p>
          </table:table-cell>
          <table:table-cell table:style-name="ce52" table:formula="of:=IF([.$D$1]/[.$D$3]&lt;[.K58];[.$D$1]/[.$D$3];[.K58])" office:value-type="float" office:value="11944.44" calcext:value-type="float">
            <text:p>11 944,44</text:p>
          </table:table-cell>
          <table:table-cell table:style-name="ce52" table:formula="of:=[.K58]*[.$D$2]/12/100" office:value-type="float" office:value="29107.77" calcext:value-type="float">
            <text:p>29 107,77</text:p>
          </table:table-cell>
          <table:table-cell table:style-name="ce79" table:formula="of:=[.K58]-[.I59]-[.L59]-[.M59]" office:value-type="float" office:value="2999204.23" calcext:value-type="float">
            <text:p>2 999 204,23</text:p>
          </table:table-cell>
          <table:table-cell table:style-name="ce84"/>
          <table:table-cell table:style-name="ce91"/>
          <table:table-cell table:style-name="ce95" table:formula="of:=IF(ISBLANK([.L58]);VALUE([.N58]);ROW([.L58]))" office:value-type="float" office:value="7" calcext:value-type="float">
            <text:p>7,00</text:p>
          </table:table-cell>
          <table:table-cell table:formula="of:=[.O58]+[.N58]-[.N59]" office:value-type="float" office:value="360" calcext:value-type="float">
            <text:p>360</text:p>
          </table:table-cell>
          <table:table-cell table:formula="of:=INDEX([.G$1:.G$1048576];[.N5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" calcext:value-type="float">
            <text:p>53</text:p>
          </table:table-cell>
          <table:table-cell table:style-name="ce21" table:formula="of:=CONCATENATE(INT(([.A60]-1)/12)+1;&quot;-й год &quot;;[.A60]-1-INT(([.A60]-1)/12)*12+1;&quot;-й мес&quot;)" office:value-type="string" office:string-value="5-й год 5-й мес" calcext:value-type="string">
            <text:p>5-й год 5-й мес</text:p>
          </table:table-cell>
          <table:table-cell table:style-name="ce34" table:formula="of:=DATE(YEAR([.C59]);MONTH([.C59])+1;DAY([.C59]))" office:value-type="date" office:date-value="2027-11-24" calcext:value-type="date">
            <text:p>24.11.2027</text:p>
          </table:table-cell>
          <table:table-cell table:style-name="ce46" table:formula="of:=IF([.P60]*[.$D$2]/100/12/(1-(1+[.$D$2]/100/12)^(-[.O60]))&lt;[.G59];ROUNDUP([.P60]*[.$D$2]/100/12/(1-(1+[.$D$2]/100/12)^(-[.O60]));0);[.G59]+[.F60])" office:value-type="float" office:value="42911" calcext:value-type="float">
            <text:p>42 911,00</text:p>
          </table:table-cell>
          <table:table-cell table:style-name="ce52" table:formula="of:=[.D60]-[.F60]" office:value-type="float" office:value="12191.72" calcext:value-type="float">
            <text:p>12 191,72</text:p>
          </table:table-cell>
          <table:table-cell table:style-name="ce52" table:formula="of:=[.G59]*[.$D$2]*([.C60]-[.C59])/(DATE(YEAR([.C60])+1;1;1)-DATE(YEAR([.C60]);1;1))/100" office:value-type="float" office:value="30719.2804359452" calcext:value-type="float">
            <text:p>30 719,28</text:p>
          </table:table-cell>
          <table:table-cell table:style-name="ce63" table:formula="of:=[.G59]-[.E60]-[.L60]-[.M60]" office:value-type="float" office:value="3105866.5" calcext:value-type="float">
            <text:p>3 105 866,50</text:p>
          </table:table-cell>
          <table:table-cell table:style-name="ce70" table:formula="of:=[.I60]+[.J60]" office:value-type="float" office:value="40936.75" calcext:value-type="float">
            <text:p>40 936,75</text:p>
          </table:table-cell>
          <table:table-cell table:style-name="ce52" table:formula="of:=IF([.$D$1]/[.$D$3]&lt;[.K59];[.$D$1]/[.$D$3];[.K59])" office:value-type="float" office:value="11944.44" calcext:value-type="float">
            <text:p>11 944,44</text:p>
          </table:table-cell>
          <table:table-cell table:style-name="ce52" table:formula="of:=[.K59]*[.$D$2]/12/100" office:value-type="float" office:value="28992.31" calcext:value-type="float">
            <text:p>28 992,31</text:p>
          </table:table-cell>
          <table:table-cell table:style-name="ce79" table:formula="of:=[.K59]-[.I60]-[.L60]-[.M60]" office:value-type="float" office:value="2987259.79" calcext:value-type="float">
            <text:p>2 987 259,79</text:p>
          </table:table-cell>
          <table:table-cell table:style-name="ce84"/>
          <table:table-cell table:style-name="ce91"/>
          <table:table-cell table:style-name="ce95" table:formula="of:=IF(ISBLANK([.L59]);VALUE([.N59]);ROW([.L59]))" office:value-type="float" office:value="7" calcext:value-type="float">
            <text:p>7,00</text:p>
          </table:table-cell>
          <table:table-cell table:formula="of:=[.O59]+[.N59]-[.N60]" office:value-type="float" office:value="360" calcext:value-type="float">
            <text:p>360</text:p>
          </table:table-cell>
          <table:table-cell table:formula="of:=INDEX([.G$1:.G$1048576];[.N6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4" calcext:value-type="float">
            <text:p>54</text:p>
          </table:table-cell>
          <table:table-cell table:style-name="ce21" table:formula="of:=CONCATENATE(INT(([.A61]-1)/12)+1;&quot;-й год &quot;;[.A61]-1-INT(([.A61]-1)/12)*12+1;&quot;-й мес&quot;)" office:value-type="string" office:string-value="5-й год 6-й мес" calcext:value-type="string">
            <text:p>5-й год 6-й мес</text:p>
          </table:table-cell>
          <table:table-cell table:style-name="ce34" table:formula="of:=DATE(YEAR([.C60]);MONTH([.C60])+1;DAY([.C60]))" office:value-type="date" office:date-value="2027-12-24" calcext:value-type="date">
            <text:p>24.12.2027</text:p>
          </table:table-cell>
          <table:table-cell table:style-name="ce46" table:formula="of:=IF([.P61]*[.$D$2]/100/12/(1-(1+[.$D$2]/100/12)^(-[.O61]))&lt;[.G60];ROUNDUP([.P61]*[.$D$2]/100/12/(1-(1+[.$D$2]/100/12)^(-[.O61]));0);[.G60]+[.F61])" office:value-type="float" office:value="42911" calcext:value-type="float">
            <text:p>42 911,00</text:p>
          </table:table-cell>
          <table:table-cell table:style-name="ce52" table:formula="of:=[.D61]-[.F61]" office:value-type="float" office:value="13298.9" calcext:value-type="float">
            <text:p>13 298,90</text:p>
          </table:table-cell>
          <table:table-cell table:style-name="ce52" table:formula="of:=[.G60]*[.$D$2]*([.C61]-[.C60])/(DATE(YEAR([.C61])+1;1;1)-DATE(YEAR([.C61]);1;1))/100" office:value-type="float" office:value="29612.0970410959" calcext:value-type="float">
            <text:p>29 612,10</text:p>
          </table:table-cell>
          <table:table-cell table:style-name="ce63" table:formula="of:=[.G60]-[.E61]-[.L61]-[.M61]" office:value-type="float" office:value="3092567.6" calcext:value-type="float">
            <text:p>3 092 567,60</text:p>
          </table:table-cell>
          <table:table-cell table:style-name="ce70" table:formula="of:=[.I61]+[.J61]" office:value-type="float" office:value="40821.28" calcext:value-type="float">
            <text:p>40 821,28</text:p>
          </table:table-cell>
          <table:table-cell table:style-name="ce52" table:formula="of:=IF([.$D$1]/[.$D$3]&lt;[.K60];[.$D$1]/[.$D$3];[.K60])" office:value-type="float" office:value="11944.44" calcext:value-type="float">
            <text:p>11 944,44</text:p>
          </table:table-cell>
          <table:table-cell table:style-name="ce52" table:formula="of:=[.K60]*[.$D$2]/12/100" office:value-type="float" office:value="28876.84" calcext:value-type="float">
            <text:p>28 876,84</text:p>
          </table:table-cell>
          <table:table-cell table:style-name="ce79" table:formula="of:=[.K60]-[.I61]-[.L61]-[.M61]" office:value-type="float" office:value="2975315.35" calcext:value-type="float">
            <text:p>2 975 315,35</text:p>
          </table:table-cell>
          <table:table-cell table:style-name="ce84"/>
          <table:table-cell table:style-name="ce91"/>
          <table:table-cell table:style-name="ce95" table:formula="of:=IF(ISBLANK([.L60]);VALUE([.N60]);ROW([.L60]))" office:value-type="float" office:value="7" calcext:value-type="float">
            <text:p>7,00</text:p>
          </table:table-cell>
          <table:table-cell table:formula="of:=[.O60]+[.N60]-[.N61]" office:value-type="float" office:value="360" calcext:value-type="float">
            <text:p>360</text:p>
          </table:table-cell>
          <table:table-cell table:formula="of:=INDEX([.G$1:.G$1048576];[.N6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5" calcext:value-type="float">
            <text:p>55</text:p>
          </table:table-cell>
          <table:table-cell table:style-name="ce21" table:formula="of:=CONCATENATE(INT(([.A62]-1)/12)+1;&quot;-й год &quot;;[.A62]-1-INT(([.A62]-1)/12)*12+1;&quot;-й мес&quot;)" office:value-type="string" office:string-value="5-й год 7-й мес" calcext:value-type="string">
            <text:p>5-й год 7-й мес</text:p>
          </table:table-cell>
          <table:table-cell table:style-name="ce34" table:formula="of:=DATE(YEAR([.C61]);MONTH([.C61])+1;DAY([.C61]))" office:value-type="date" office:date-value="2028-01-24" calcext:value-type="date">
            <text:p>24.01.2028</text:p>
          </table:table-cell>
          <table:table-cell table:style-name="ce46" table:formula="of:=IF([.P62]*[.$D$2]/100/12/(1-(1+[.$D$2]/100/12)^(-[.O62]))&lt;[.G61];ROUNDUP([.P62]*[.$D$2]/100/12/(1-(1+[.$D$2]/100/12)^(-[.O62]));0);[.G61]+[.F62])" office:value-type="float" office:value="42911" calcext:value-type="float">
            <text:p>42 911,00</text:p>
          </table:table-cell>
          <table:table-cell table:style-name="ce52" table:formula="of:=[.D62]-[.F62]" office:value-type="float" office:value="12526.1" calcext:value-type="float">
            <text:p>12 526,10</text:p>
          </table:table-cell>
          <table:table-cell table:style-name="ce52" table:formula="of:=[.G61]*[.$D$2]*([.C62]-[.C61])/(DATE(YEAR([.C62])+1;1;1)-DATE(YEAR([.C62]);1;1))/100" office:value-type="float" office:value="30384.8991519126" calcext:value-type="float">
            <text:p>30 384,90</text:p>
          </table:table-cell>
          <table:table-cell table:style-name="ce63" table:formula="of:=[.G61]-[.E62]-[.L62]-[.M62]" office:value-type="float" office:value="3080041.5" calcext:value-type="float">
            <text:p>3 080 041,50</text:p>
          </table:table-cell>
          <table:table-cell table:style-name="ce70" table:formula="of:=[.I62]+[.J62]" office:value-type="float" office:value="40705.82" calcext:value-type="float">
            <text:p>40 705,82</text:p>
          </table:table-cell>
          <table:table-cell table:style-name="ce52" table:formula="of:=IF([.$D$1]/[.$D$3]&lt;[.K61];[.$D$1]/[.$D$3];[.K61])" office:value-type="float" office:value="11944.44" calcext:value-type="float">
            <text:p>11 944,44</text:p>
          </table:table-cell>
          <table:table-cell table:style-name="ce52" table:formula="of:=[.K61]*[.$D$2]/12/100" office:value-type="float" office:value="28761.38" calcext:value-type="float">
            <text:p>28 761,38</text:p>
          </table:table-cell>
          <table:table-cell table:style-name="ce79" table:formula="of:=[.K61]-[.I62]-[.L62]-[.M62]" office:value-type="float" office:value="2963370.91" calcext:value-type="float">
            <text:p>2 963 370,91</text:p>
          </table:table-cell>
          <table:table-cell table:style-name="ce84"/>
          <table:table-cell table:style-name="ce91"/>
          <table:table-cell table:style-name="ce95" table:formula="of:=IF(ISBLANK([.L61]);VALUE([.N61]);ROW([.L61]))" office:value-type="float" office:value="7" calcext:value-type="float">
            <text:p>7,00</text:p>
          </table:table-cell>
          <table:table-cell table:formula="of:=[.O61]+[.N61]-[.N62]" office:value-type="float" office:value="360" calcext:value-type="float">
            <text:p>360</text:p>
          </table:table-cell>
          <table:table-cell table:formula="of:=INDEX([.G$1:.G$1048576];[.N6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6" calcext:value-type="float">
            <text:p>56</text:p>
          </table:table-cell>
          <table:table-cell table:style-name="ce21" table:formula="of:=CONCATENATE(INT(([.A63]-1)/12)+1;&quot;-й год &quot;;[.A63]-1-INT(([.A63]-1)/12)*12+1;&quot;-й мес&quot;)" office:value-type="string" office:string-value="5-й год 8-й мес" calcext:value-type="string">
            <text:p>5-й год 8-й мес</text:p>
          </table:table-cell>
          <table:table-cell table:style-name="ce34" table:formula="of:=DATE(YEAR([.C62]);MONTH([.C62])+1;DAY([.C62]))" office:value-type="date" office:date-value="2028-02-24" calcext:value-type="date">
            <text:p>24.02.2028</text:p>
          </table:table-cell>
          <table:table-cell table:style-name="ce46" table:formula="of:=IF([.P63]*[.$D$2]/100/12/(1-(1+[.$D$2]/100/12)^(-[.O63]))&lt;[.G62];ROUNDUP([.P63]*[.$D$2]/100/12/(1-(1+[.$D$2]/100/12)^(-[.O63]));0);[.G62]+[.F63])" office:value-type="float" office:value="42911" calcext:value-type="float">
            <text:p>42 911,00</text:p>
          </table:table-cell>
          <table:table-cell table:style-name="ce52" table:formula="of:=[.D63]-[.F63]" office:value-type="float" office:value="12649.17" calcext:value-type="float">
            <text:p>12 649,17</text:p>
          </table:table-cell>
          <table:table-cell table:style-name="ce52" table:formula="of:=[.G62]*[.$D$2]*([.C63]-[.C62])/(DATE(YEAR([.C63])+1;1;1)-DATE(YEAR([.C63]);1;1))/100" office:value-type="float" office:value="30261.8285081967" calcext:value-type="float">
            <text:p>30 261,83</text:p>
          </table:table-cell>
          <table:table-cell table:style-name="ce63" table:formula="of:=[.G62]-[.E63]-[.L63]-[.M63]" office:value-type="float" office:value="3067392.33" calcext:value-type="float">
            <text:p>3 067 392,33</text:p>
          </table:table-cell>
          <table:table-cell table:style-name="ce70" table:formula="of:=[.I63]+[.J63]" office:value-type="float" office:value="40590.36" calcext:value-type="float">
            <text:p>40 590,36</text:p>
          </table:table-cell>
          <table:table-cell table:style-name="ce52" table:formula="of:=IF([.$D$1]/[.$D$3]&lt;[.K62];[.$D$1]/[.$D$3];[.K62])" office:value-type="float" office:value="11944.44" calcext:value-type="float">
            <text:p>11 944,44</text:p>
          </table:table-cell>
          <table:table-cell table:style-name="ce52" table:formula="of:=[.K62]*[.$D$2]/12/100" office:value-type="float" office:value="28645.92" calcext:value-type="float">
            <text:p>28 645,92</text:p>
          </table:table-cell>
          <table:table-cell table:style-name="ce79" table:formula="of:=[.K62]-[.I63]-[.L63]-[.M63]" office:value-type="float" office:value="2951426.47" calcext:value-type="float">
            <text:p>2 951 426,47</text:p>
          </table:table-cell>
          <table:table-cell table:style-name="ce84"/>
          <table:table-cell table:style-name="ce91"/>
          <table:table-cell table:style-name="ce95" table:formula="of:=IF(ISBLANK([.L62]);VALUE([.N62]);ROW([.L62]))" office:value-type="float" office:value="7" calcext:value-type="float">
            <text:p>7,00</text:p>
          </table:table-cell>
          <table:table-cell table:formula="of:=[.O62]+[.N62]-[.N63]" office:value-type="float" office:value="360" calcext:value-type="float">
            <text:p>360</text:p>
          </table:table-cell>
          <table:table-cell table:formula="of:=INDEX([.G$1:.G$1048576];[.N6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7" calcext:value-type="float">
            <text:p>57</text:p>
          </table:table-cell>
          <table:table-cell table:style-name="ce21" table:formula="of:=CONCATENATE(INT(([.A64]-1)/12)+1;&quot;-й год &quot;;[.A64]-1-INT(([.A64]-1)/12)*12+1;&quot;-й мес&quot;)" office:value-type="string" office:string-value="5-й год 9-й мес" calcext:value-type="string">
            <text:p>5-й год 9-й мес</text:p>
          </table:table-cell>
          <table:table-cell table:style-name="ce34" table:formula="of:=DATE(YEAR([.C63]);MONTH([.C63])+1;DAY([.C63]))" office:value-type="date" office:date-value="2028-03-24" calcext:value-type="date">
            <text:p>24.03.2028</text:p>
          </table:table-cell>
          <table:table-cell table:style-name="ce46" table:formula="of:=IF([.P64]*[.$D$2]/100/12/(1-(1+[.$D$2]/100/12)^(-[.O64]))&lt;[.G63];ROUNDUP([.P64]*[.$D$2]/100/12/(1-(1+[.$D$2]/100/12)^(-[.O64]));0);[.G63]+[.F64])" office:value-type="float" office:value="42911" calcext:value-type="float">
            <text:p>42 911,00</text:p>
          </table:table-cell>
          <table:table-cell table:style-name="ce52" table:formula="of:=[.D64]-[.F64]" office:value-type="float" office:value="14717.81" calcext:value-type="float">
            <text:p>14 717,81</text:p>
          </table:table-cell>
          <table:table-cell table:style-name="ce52" table:formula="of:=[.G63]*[.$D$2]*([.C64]-[.C63])/(DATE(YEAR([.C64])+1;1;1)-DATE(YEAR([.C64]);1;1))/100" office:value-type="float" office:value="28193.1907052459" calcext:value-type="float">
            <text:p>28 193,19</text:p>
          </table:table-cell>
          <table:table-cell table:style-name="ce63" table:formula="of:=[.G63]-[.E64]-[.L64]-[.M64]" office:value-type="float" office:value="3052674.52" calcext:value-type="float">
            <text:p>3 052 674,52</text:p>
          </table:table-cell>
          <table:table-cell table:style-name="ce70" table:formula="of:=[.I64]+[.J64]" office:value-type="float" office:value="40474.9" calcext:value-type="float">
            <text:p>40 474,90</text:p>
          </table:table-cell>
          <table:table-cell table:style-name="ce52" table:formula="of:=IF([.$D$1]/[.$D$3]&lt;[.K63];[.$D$1]/[.$D$3];[.K63])" office:value-type="float" office:value="11944.44" calcext:value-type="float">
            <text:p>11 944,44</text:p>
          </table:table-cell>
          <table:table-cell table:style-name="ce52" table:formula="of:=[.K63]*[.$D$2]/12/100" office:value-type="float" office:value="28530.46" calcext:value-type="float">
            <text:p>28 530,46</text:p>
          </table:table-cell>
          <table:table-cell table:style-name="ce79" table:formula="of:=[.K63]-[.I64]-[.L64]-[.M64]" office:value-type="float" office:value="2939482.03" calcext:value-type="float">
            <text:p>2 939 482,03</text:p>
          </table:table-cell>
          <table:table-cell table:style-name="ce84"/>
          <table:table-cell table:style-name="ce91"/>
          <table:table-cell table:style-name="ce95" table:formula="of:=IF(ISBLANK([.L63]);VALUE([.N63]);ROW([.L63]))" office:value-type="float" office:value="7" calcext:value-type="float">
            <text:p>7,00</text:p>
          </table:table-cell>
          <table:table-cell table:formula="of:=[.O63]+[.N63]-[.N64]" office:value-type="float" office:value="360" calcext:value-type="float">
            <text:p>360</text:p>
          </table:table-cell>
          <table:table-cell table:formula="of:=INDEX([.G$1:.G$1048576];[.N6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8" calcext:value-type="float">
            <text:p>58</text:p>
          </table:table-cell>
          <table:table-cell table:style-name="ce21" table:formula="of:=CONCATENATE(INT(([.A65]-1)/12)+1;&quot;-й год &quot;;[.A65]-1-INT(([.A65]-1)/12)*12+1;&quot;-й мес&quot;)" office:value-type="string" office:string-value="5-й год 10-й мес" calcext:value-type="string">
            <text:p>5-й год 10-й мес</text:p>
          </table:table-cell>
          <table:table-cell table:style-name="ce34" table:formula="of:=DATE(YEAR([.C64]);MONTH([.C64])+1;DAY([.C64]))" office:value-type="date" office:date-value="2028-04-24" calcext:value-type="date">
            <text:p>24.04.2028</text:p>
          </table:table-cell>
          <table:table-cell table:style-name="ce46" table:formula="of:=IF([.P65]*[.$D$2]/100/12/(1-(1+[.$D$2]/100/12)^(-[.O65]))&lt;[.G64];ROUNDUP([.P65]*[.$D$2]/100/12/(1-(1+[.$D$2]/100/12)^(-[.O65]));0);[.G64]+[.F65])" office:value-type="float" office:value="42911" calcext:value-type="float">
            <text:p>42 911,00</text:p>
          </table:table-cell>
          <table:table-cell table:style-name="ce52" table:formula="of:=[.D65]-[.F65]" office:value-type="float" office:value="12918.06" calcext:value-type="float">
            <text:p>12 918,06</text:p>
          </table:table-cell>
          <table:table-cell table:style-name="ce52" table:formula="of:=[.G64]*[.$D$2]*([.C65]-[.C64])/(DATE(YEAR([.C65])+1;1;1)-DATE(YEAR([.C65]);1;1))/100" office:value-type="float" office:value="29992.9441910382" calcext:value-type="float">
            <text:p>29 992,94</text:p>
          </table:table-cell>
          <table:table-cell table:style-name="ce63" table:formula="of:=[.G64]-[.E65]-[.L65]-[.M65]" office:value-type="float" office:value="3039756.46" calcext:value-type="float">
            <text:p>3 039 756,46</text:p>
          </table:table-cell>
          <table:table-cell table:style-name="ce70" table:formula="of:=[.I65]+[.J65]" office:value-type="float" office:value="40359.43" calcext:value-type="float">
            <text:p>40 359,43</text:p>
          </table:table-cell>
          <table:table-cell table:style-name="ce52" table:formula="of:=IF([.$D$1]/[.$D$3]&lt;[.K64];[.$D$1]/[.$D$3];[.K64])" office:value-type="float" office:value="11944.44" calcext:value-type="float">
            <text:p>11 944,44</text:p>
          </table:table-cell>
          <table:table-cell table:style-name="ce52" table:formula="of:=[.K64]*[.$D$2]/12/100" office:value-type="float" office:value="28414.99" calcext:value-type="float">
            <text:p>28 414,99</text:p>
          </table:table-cell>
          <table:table-cell table:style-name="ce79" table:formula="of:=[.K64]-[.I65]-[.L65]-[.M65]" office:value-type="float" office:value="2927537.59" calcext:value-type="float">
            <text:p>2 927 537,59</text:p>
          </table:table-cell>
          <table:table-cell table:style-name="ce84"/>
          <table:table-cell table:style-name="ce91"/>
          <table:table-cell table:style-name="ce95" table:formula="of:=IF(ISBLANK([.L64]);VALUE([.N64]);ROW([.L64]))" office:value-type="float" office:value="7" calcext:value-type="float">
            <text:p>7,00</text:p>
          </table:table-cell>
          <table:table-cell table:formula="of:=[.O64]+[.N64]-[.N65]" office:value-type="float" office:value="360" calcext:value-type="float">
            <text:p>360</text:p>
          </table:table-cell>
          <table:table-cell table:formula="of:=INDEX([.G$1:.G$1048576];[.N6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9" calcext:value-type="float">
            <text:p>59</text:p>
          </table:table-cell>
          <table:table-cell table:style-name="ce21" table:formula="of:=CONCATENATE(INT(([.A66]-1)/12)+1;&quot;-й год &quot;;[.A66]-1-INT(([.A66]-1)/12)*12+1;&quot;-й мес&quot;)" office:value-type="string" office:string-value="5-й год 11-й мес" calcext:value-type="string">
            <text:p>5-й год 11-й мес</text:p>
          </table:table-cell>
          <table:table-cell table:style-name="ce34" table:formula="of:=DATE(YEAR([.C65]);MONTH([.C65])+1;DAY([.C65]))" office:value-type="date" office:date-value="2028-05-24" calcext:value-type="date">
            <text:p>24.05.2028</text:p>
          </table:table-cell>
          <table:table-cell table:style-name="ce46" table:formula="of:=IF([.P66]*[.$D$2]/100/12/(1-(1+[.$D$2]/100/12)^(-[.O66]))&lt;[.G65];ROUNDUP([.P66]*[.$D$2]/100/12/(1-(1+[.$D$2]/100/12)^(-[.O66]));0);[.G65]+[.F66])" office:value-type="float" office:value="42911" calcext:value-type="float">
            <text:p>42 911,00</text:p>
          </table:table-cell>
          <table:table-cell table:style-name="ce52" table:formula="of:=[.D66]-[.F66]" office:value-type="float" office:value="14008.4" calcext:value-type="float">
            <text:p>14 008,40</text:p>
          </table:table-cell>
          <table:table-cell table:style-name="ce52" table:formula="of:=[.G65]*[.$D$2]*([.C66]-[.C65])/(DATE(YEAR([.C66])+1;1;1)-DATE(YEAR([.C66]);1;1))/100" office:value-type="float" office:value="28902.6024065574" calcext:value-type="float">
            <text:p>28 902,60</text:p>
          </table:table-cell>
          <table:table-cell table:style-name="ce63" table:formula="of:=[.G65]-[.E66]-[.L66]-[.M66]" office:value-type="float" office:value="3025748.06" calcext:value-type="float">
            <text:p>3 025 748,06</text:p>
          </table:table-cell>
          <table:table-cell table:style-name="ce70" table:formula="of:=[.I66]+[.J66]" office:value-type="float" office:value="40243.97" calcext:value-type="float">
            <text:p>40 243,97</text:p>
          </table:table-cell>
          <table:table-cell table:style-name="ce52" table:formula="of:=IF([.$D$1]/[.$D$3]&lt;[.K65];[.$D$1]/[.$D$3];[.K65])" office:value-type="float" office:value="11944.44" calcext:value-type="float">
            <text:p>11 944,44</text:p>
          </table:table-cell>
          <table:table-cell table:style-name="ce52" table:formula="of:=[.K65]*[.$D$2]/12/100" office:value-type="float" office:value="28299.53" calcext:value-type="float">
            <text:p>28 299,53</text:p>
          </table:table-cell>
          <table:table-cell table:style-name="ce79" table:formula="of:=[.K65]-[.I66]-[.L66]-[.M66]" office:value-type="float" office:value="2915593.15" calcext:value-type="float">
            <text:p>2 915 593,15</text:p>
          </table:table-cell>
          <table:table-cell table:style-name="ce84"/>
          <table:table-cell table:style-name="ce91"/>
          <table:table-cell table:style-name="ce95" table:formula="of:=IF(ISBLANK([.L65]);VALUE([.N65]);ROW([.L65]))" office:value-type="float" office:value="7" calcext:value-type="float">
            <text:p>7,00</text:p>
          </table:table-cell>
          <table:table-cell table:formula="of:=[.O65]+[.N65]-[.N66]" office:value-type="float" office:value="360" calcext:value-type="float">
            <text:p>360</text:p>
          </table:table-cell>
          <table:table-cell table:formula="of:=INDEX([.G$1:.G$1048576];[.N6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60" calcext:value-type="float">
            <text:p>60</text:p>
          </table:table-cell>
          <table:table-cell table:style-name="ce21" table:formula="of:=CONCATENATE(INT(([.A67]-1)/12)+1;&quot;-й год &quot;;[.A67]-1-INT(([.A67]-1)/12)*12+1;&quot;-й мес&quot;)" office:value-type="string" office:string-value="5-й год 12-й мес" calcext:value-type="string">
            <text:p>5-й год 12-й мес</text:p>
          </table:table-cell>
          <table:table-cell table:style-name="ce34" table:formula="of:=DATE(YEAR([.C66]);MONTH([.C66])+1;DAY([.C66]))" office:value-type="date" office:date-value="2028-06-24" calcext:value-type="date">
            <text:p>24.06.2028</text:p>
          </table:table-cell>
          <table:table-cell table:style-name="ce46" table:formula="of:=IF([.P67]*[.$D$2]/100/12/(1-(1+[.$D$2]/100/12)^(-[.O67]))&lt;[.G66];ROUNDUP([.P67]*[.$D$2]/100/12/(1-(1+[.$D$2]/100/12)^(-[.O67]));0);[.G66]+[.F67])" office:value-type="float" office:value="42911" calcext:value-type="float">
            <text:p>42 911,00</text:p>
          </table:table-cell>
          <table:table-cell table:style-name="ce52" table:formula="of:=[.D67]-[.F67]" office:value-type="float" office:value="13182.61" calcext:value-type="float">
            <text:p>13 182,61</text:p>
          </table:table-cell>
          <table:table-cell table:style-name="ce52" table:formula="of:=[.G66]*[.$D$2]*([.C67]-[.C66])/(DATE(YEAR([.C67])+1;1;1)-DATE(YEAR([.C67]);1;1))/100" office:value-type="float" office:value="29728.3880430601" calcext:value-type="float">
            <text:p>29 728,39</text:p>
          </table:table-cell>
          <table:table-cell table:style-name="ce63" table:formula="of:=[.G66]-[.E67]-[.L67]-[.M67]" office:value-type="float" office:value="3012565.45" calcext:value-type="float">
            <text:p>3 012 565,45</text:p>
          </table:table-cell>
          <table:table-cell table:style-name="ce70" table:formula="of:=[.I67]+[.J67]" office:value-type="float" office:value="40128.51" calcext:value-type="float">
            <text:p>40 128,51</text:p>
          </table:table-cell>
          <table:table-cell table:style-name="ce52" table:formula="of:=IF([.$D$1]/[.$D$3]&lt;[.K66];[.$D$1]/[.$D$3];[.K66])" office:value-type="float" office:value="11944.44" calcext:value-type="float">
            <text:p>11 944,44</text:p>
          </table:table-cell>
          <table:table-cell table:style-name="ce52" table:formula="of:=[.K66]*[.$D$2]/12/100" office:value-type="float" office:value="28184.07" calcext:value-type="float">
            <text:p>28 184,07</text:p>
          </table:table-cell>
          <table:table-cell table:style-name="ce79" table:formula="of:=[.K66]-[.I67]-[.L67]-[.M67]" office:value-type="float" office:value="2903648.71" calcext:value-type="float">
            <text:p>2 903 648,71</text:p>
          </table:table-cell>
          <table:table-cell table:style-name="ce84"/>
          <table:table-cell table:style-name="ce91"/>
          <table:table-cell table:style-name="ce95" table:formula="of:=IF(ISBLANK([.L66]);VALUE([.N66]);ROW([.L66]))" office:value-type="float" office:value="7" calcext:value-type="float">
            <text:p>7,00</text:p>
          </table:table-cell>
          <table:table-cell table:formula="of:=[.O66]+[.N66]-[.N67]" office:value-type="float" office:value="360" calcext:value-type="float">
            <text:p>360</text:p>
          </table:table-cell>
          <table:table-cell table:formula="of:=INDEX([.G$1:.G$1048576];[.N6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61" calcext:value-type="float">
            <text:p>61</text:p>
          </table:table-cell>
          <table:table-cell table:style-name="ce21" table:formula="of:=CONCATENATE(INT(([.A68]-1)/12)+1;&quot;-й год &quot;;[.A68]-1-INT(([.A68]-1)/12)*12+1;&quot;-й мес&quot;)" office:value-type="string" office:string-value="6-й год 1-й мес" calcext:value-type="string">
            <text:p>6-й год 1-й мес</text:p>
          </table:table-cell>
          <table:table-cell table:style-name="ce34" table:formula="of:=DATE(YEAR([.C67]);MONTH([.C67])+1;DAY([.C67]))" office:value-type="date" office:date-value="2028-07-24" calcext:value-type="date">
            <text:p>24.07.2028</text:p>
          </table:table-cell>
          <table:table-cell table:style-name="ce46" table:formula="of:=IF([.P68]*[.$D$2]/100/12/(1-(1+[.$D$2]/100/12)^(-[.O68]))&lt;[.G67];ROUNDUP([.P68]*[.$D$2]/100/12/(1-(1+[.$D$2]/100/12)^(-[.O68]));0);[.G67]+[.F68])" office:value-type="float" office:value="42911" calcext:value-type="float">
            <text:p>42 911,00</text:p>
          </table:table-cell>
          <table:table-cell table:style-name="ce53" table:formula="of:=[.D68]-[.F68]" office:value-type="float" office:value="14266.94" calcext:value-type="float">
            <text:p>14 266,94</text:p>
          </table:table-cell>
          <table:table-cell table:style-name="ce52" table:formula="of:=[.G67]*[.$D$2]*([.C68]-[.C67])/(DATE(YEAR([.C68])+1;1;1)-DATE(YEAR([.C68]);1;1))/100" office:value-type="float" office:value="28644.0649344262" calcext:value-type="float">
            <text:p>28 644,06</text:p>
          </table:table-cell>
          <table:table-cell table:style-name="ce64" table:formula="of:=[.G67]-[.E68]-[.L68]-[.M68]" office:value-type="float" office:value="2998298.51" calcext:value-type="float">
            <text:p>2 998 298,51</text:p>
          </table:table-cell>
          <table:table-cell table:style-name="ce71" table:formula="of:=[.I68]+[.J68]" office:value-type="float" office:value="40013.04" calcext:value-type="float">
            <text:p>40 013,04</text:p>
          </table:table-cell>
          <table:table-cell table:style-name="ce53" table:formula="of:=IF([.$D$1]/[.$D$3]&lt;[.K67];[.$D$1]/[.$D$3];[.K67])" office:value-type="float" office:value="11944.44" calcext:value-type="float">
            <text:p>11 944,44</text:p>
          </table:table-cell>
          <table:table-cell table:style-name="ce53" table:formula="of:=[.K67]*[.$D$2]/12/100" office:value-type="float" office:value="28068.6" calcext:value-type="float">
            <text:p>28 068,60</text:p>
          </table:table-cell>
          <table:table-cell table:style-name="ce80" table:formula="of:=[.K67]-[.I68]-[.L68]-[.M68]" office:value-type="float" office:value="2891704.27" calcext:value-type="float">
            <text:p>2 891 704,27</text:p>
          </table:table-cell>
          <table:table-cell table:style-name="ce85"/>
          <table:table-cell table:style-name="ce91"/>
          <table:table-cell table:style-name="ce95" table:formula="of:=IF(ISBLANK([.L67]);VALUE([.N67]);ROW([.L67]))" office:value-type="float" office:value="7" calcext:value-type="float">
            <text:p>7,00</text:p>
          </table:table-cell>
          <table:table-cell table:formula="of:=[.O67]+[.N67]-[.N68]" office:value-type="float" office:value="360" calcext:value-type="float">
            <text:p>360</text:p>
          </table:table-cell>
          <table:table-cell table:formula="of:=INDEX([.G$1:.G$1048576];[.N6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62" calcext:value-type="float">
            <text:p>62</text:p>
          </table:table-cell>
          <table:table-cell table:style-name="ce21" table:formula="of:=CONCATENATE(INT(([.A69]-1)/12)+1;&quot;-й год &quot;;[.A69]-1-INT(([.A69]-1)/12)*12+1;&quot;-й мес&quot;)" office:value-type="string" office:string-value="6-й год 2-й мес" calcext:value-type="string">
            <text:p>6-й год 2-й мес</text:p>
          </table:table-cell>
          <table:table-cell table:style-name="ce34" table:formula="of:=DATE(YEAR([.C68]);MONTH([.C68])+1;DAY([.C68]))" office:value-type="date" office:date-value="2028-08-24" calcext:value-type="date">
            <text:p>24.08.2028</text:p>
          </table:table-cell>
          <table:table-cell table:style-name="ce46" table:formula="of:=IF([.P69]*[.$D$2]/100/12/(1-(1+[.$D$2]/100/12)^(-[.O69]))&lt;[.G68];ROUNDUP([.P69]*[.$D$2]/100/12/(1-(1+[.$D$2]/100/12)^(-[.O69]));0);[.G68]+[.F69])" office:value-type="float" office:value="42911" calcext:value-type="float">
            <text:p>42 911,00</text:p>
          </table:table-cell>
          <table:table-cell table:style-name="ce52" table:formula="of:=[.D69]-[.F69]" office:value-type="float" office:value="13452.31" calcext:value-type="float">
            <text:p>13 452,31</text:p>
          </table:table-cell>
          <table:table-cell table:style-name="ce52" table:formula="of:=[.G68]*[.$D$2]*([.C69]-[.C68])/(DATE(YEAR([.C69])+1;1;1)-DATE(YEAR([.C69]);1;1))/100" office:value-type="float" office:value="29458.6924643716" calcext:value-type="float">
            <text:p>29 458,69</text:p>
          </table:table-cell>
          <table:table-cell table:style-name="ce63" table:formula="of:=[.G68]-[.E69]-[.L69]-[.M69]" office:value-type="float" office:value="2984846.2" calcext:value-type="float">
            <text:p>2 984 846,20</text:p>
          </table:table-cell>
          <table:table-cell table:style-name="ce70" table:formula="of:=[.I69]+[.J69]" office:value-type="float" office:value="39897.58" calcext:value-type="float">
            <text:p>39 897,58</text:p>
          </table:table-cell>
          <table:table-cell table:style-name="ce52" table:formula="of:=IF([.$D$1]/[.$D$3]&lt;[.K68];[.$D$1]/[.$D$3];[.K68])" office:value-type="float" office:value="11944.44" calcext:value-type="float">
            <text:p>11 944,44</text:p>
          </table:table-cell>
          <table:table-cell table:style-name="ce52" table:formula="of:=[.K68]*[.$D$2]/12/100" office:value-type="float" office:value="27953.14" calcext:value-type="float">
            <text:p>27 953,14</text:p>
          </table:table-cell>
          <table:table-cell table:style-name="ce79" table:formula="of:=[.K68]-[.I69]-[.L69]-[.M69]" office:value-type="float" office:value="2879759.83" calcext:value-type="float">
            <text:p>2 879 759,83</text:p>
          </table:table-cell>
          <table:table-cell table:style-name="ce84"/>
          <table:table-cell table:style-name="ce91"/>
          <table:table-cell table:style-name="ce95" table:formula="of:=IF(ISBLANK([.L68]);VALUE([.N68]);ROW([.L68]))" office:value-type="float" office:value="7" calcext:value-type="float">
            <text:p>7,00</text:p>
          </table:table-cell>
          <table:table-cell table:formula="of:=[.O68]+[.N68]-[.N69]" office:value-type="float" office:value="360" calcext:value-type="float">
            <text:p>360</text:p>
          </table:table-cell>
          <table:table-cell table:formula="of:=INDEX([.G$1:.G$1048576];[.N6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63" calcext:value-type="float">
            <text:p>63</text:p>
          </table:table-cell>
          <table:table-cell table:style-name="ce21" table:formula="of:=CONCATENATE(INT(([.A70]-1)/12)+1;&quot;-й год &quot;;[.A70]-1-INT(([.A70]-1)/12)*12+1;&quot;-й мес&quot;)" office:value-type="string" office:string-value="6-й год 3-й мес" calcext:value-type="string">
            <text:p>6-й год 3-й мес</text:p>
          </table:table-cell>
          <table:table-cell table:style-name="ce34" table:formula="of:=DATE(YEAR([.C69]);MONTH([.C69])+1;DAY([.C69]))" office:value-type="date" office:date-value="2028-09-24" calcext:value-type="date">
            <text:p>24.09.2028</text:p>
          </table:table-cell>
          <table:table-cell table:style-name="ce46" table:formula="of:=IF([.P70]*[.$D$2]/100/12/(1-(1+[.$D$2]/100/12)^(-[.O70]))&lt;[.G69];ROUNDUP([.P70]*[.$D$2]/100/12/(1-(1+[.$D$2]/100/12)^(-[.O70]));0);[.G69]+[.F70])" office:value-type="float" office:value="42911" calcext:value-type="float">
            <text:p>42 911,00</text:p>
          </table:table-cell>
          <table:table-cell table:style-name="ce52" table:formula="of:=[.D70]-[.F70]" office:value-type="float" office:value="13584.48" calcext:value-type="float">
            <text:p>13 584,48</text:p>
          </table:table-cell>
          <table:table-cell table:style-name="ce52" table:formula="of:=[.G69]*[.$D$2]*([.C70]-[.C69])/(DATE(YEAR([.C70])+1;1;1)-DATE(YEAR([.C70]);1;1))/100" office:value-type="float" office:value="29326.5216808743" calcext:value-type="float">
            <text:p>29 326,52</text:p>
          </table:table-cell>
          <table:table-cell table:style-name="ce63" table:formula="of:=[.G69]-[.E70]-[.L70]-[.M70]" office:value-type="float" office:value="2971261.72" calcext:value-type="float">
            <text:p>2 971 261,72</text:p>
          </table:table-cell>
          <table:table-cell table:style-name="ce70" table:formula="of:=[.I70]+[.J70]" office:value-type="float" office:value="39782.12" calcext:value-type="float">
            <text:p>39 782,12</text:p>
          </table:table-cell>
          <table:table-cell table:style-name="ce52" table:formula="of:=IF([.$D$1]/[.$D$3]&lt;[.K69];[.$D$1]/[.$D$3];[.K69])" office:value-type="float" office:value="11944.44" calcext:value-type="float">
            <text:p>11 944,44</text:p>
          </table:table-cell>
          <table:table-cell table:style-name="ce52" table:formula="of:=[.K69]*[.$D$2]/12/100" office:value-type="float" office:value="27837.68" calcext:value-type="float">
            <text:p>27 837,68</text:p>
          </table:table-cell>
          <table:table-cell table:style-name="ce79" table:formula="of:=[.K69]-[.I70]-[.L70]-[.M70]" office:value-type="float" office:value="2867815.39" calcext:value-type="float">
            <text:p>2 867 815,39</text:p>
          </table:table-cell>
          <table:table-cell table:style-name="ce84"/>
          <table:table-cell table:style-name="ce91"/>
          <table:table-cell table:style-name="ce95" table:formula="of:=IF(ISBLANK([.L69]);VALUE([.N69]);ROW([.L69]))" office:value-type="float" office:value="7" calcext:value-type="float">
            <text:p>7,00</text:p>
          </table:table-cell>
          <table:table-cell table:formula="of:=[.O69]+[.N69]-[.N70]" office:value-type="float" office:value="360" calcext:value-type="float">
            <text:p>360</text:p>
          </table:table-cell>
          <table:table-cell table:formula="of:=INDEX([.G$1:.G$1048576];[.N7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64" calcext:value-type="float">
            <text:p>64</text:p>
          </table:table-cell>
          <table:table-cell table:style-name="ce21" table:formula="of:=CONCATENATE(INT(([.A71]-1)/12)+1;&quot;-й год &quot;;[.A71]-1-INT(([.A71]-1)/12)*12+1;&quot;-й мес&quot;)" office:value-type="string" office:string-value="6-й год 4-й мес" calcext:value-type="string">
            <text:p>6-й год 4-й мес</text:p>
          </table:table-cell>
          <table:table-cell table:style-name="ce34" table:formula="of:=DATE(YEAR([.C70]);MONTH([.C70])+1;DAY([.C70]))" office:value-type="date" office:date-value="2028-10-24" calcext:value-type="date">
            <text:p>24.10.2028</text:p>
          </table:table-cell>
          <table:table-cell table:style-name="ce46" table:formula="of:=IF([.P71]*[.$D$2]/100/12/(1-(1+[.$D$2]/100/12)^(-[.O71]))&lt;[.G70];ROUNDUP([.P71]*[.$D$2]/100/12/(1-(1+[.$D$2]/100/12)^(-[.O71]));0);[.G70]+[.F71])" office:value-type="float" office:value="42911" calcext:value-type="float">
            <text:p>42 911,00</text:p>
          </table:table-cell>
          <table:table-cell table:style-name="ce52" table:formula="of:=[.D71]-[.F71]" office:value-type="float" office:value="14659.66" calcext:value-type="float">
            <text:p>14 659,66</text:p>
          </table:table-cell>
          <table:table-cell table:style-name="ce52" table:formula="of:=[.G70]*[.$D$2]*([.C71]-[.C70])/(DATE(YEAR([.C71])+1;1;1)-DATE(YEAR([.C71]);1;1))/100" office:value-type="float" office:value="28251.3409442623" calcext:value-type="float">
            <text:p>28 251,34</text:p>
          </table:table-cell>
          <table:table-cell table:style-name="ce63" table:formula="of:=[.G70]-[.E71]-[.L71]-[.M71]" office:value-type="float" office:value="2956602.06" calcext:value-type="float">
            <text:p>2 956 602,06</text:p>
          </table:table-cell>
          <table:table-cell table:style-name="ce70" table:formula="of:=[.I71]+[.J71]" office:value-type="float" office:value="39666.66" calcext:value-type="float">
            <text:p>39 666,66</text:p>
          </table:table-cell>
          <table:table-cell table:style-name="ce52" table:formula="of:=IF([.$D$1]/[.$D$3]&lt;[.K70];[.$D$1]/[.$D$3];[.K70])" office:value-type="float" office:value="11944.44" calcext:value-type="float">
            <text:p>11 944,44</text:p>
          </table:table-cell>
          <table:table-cell table:style-name="ce52" table:formula="of:=[.K70]*[.$D$2]/12/100" office:value-type="float" office:value="27722.22" calcext:value-type="float">
            <text:p>27 722,22</text:p>
          </table:table-cell>
          <table:table-cell table:style-name="ce79" table:formula="of:=[.K70]-[.I71]-[.L71]-[.M71]" office:value-type="float" office:value="2855870.95" calcext:value-type="float">
            <text:p>2 855 870,95</text:p>
          </table:table-cell>
          <table:table-cell table:style-name="ce84"/>
          <table:table-cell table:style-name="ce91"/>
          <table:table-cell table:style-name="ce95" table:formula="of:=IF(ISBLANK([.L70]);VALUE([.N70]);ROW([.L70]))" office:value-type="float" office:value="7" calcext:value-type="float">
            <text:p>7,00</text:p>
          </table:table-cell>
          <table:table-cell table:formula="of:=[.O70]+[.N70]-[.N71]" office:value-type="float" office:value="360" calcext:value-type="float">
            <text:p>360</text:p>
          </table:table-cell>
          <table:table-cell table:formula="of:=INDEX([.G$1:.G$1048576];[.N7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65" calcext:value-type="float">
            <text:p>65</text:p>
          </table:table-cell>
          <table:table-cell table:style-name="ce21" table:formula="of:=CONCATENATE(INT(([.A72]-1)/12)+1;&quot;-й год &quot;;[.A72]-1-INT(([.A72]-1)/12)*12+1;&quot;-й мес&quot;)" office:value-type="string" office:string-value="6-й год 5-й мес" calcext:value-type="string">
            <text:p>6-й год 5-й мес</text:p>
          </table:table-cell>
          <table:table-cell table:style-name="ce34" table:formula="of:=DATE(YEAR([.C71]);MONTH([.C71])+1;DAY([.C71]))" office:value-type="date" office:date-value="2028-11-24" calcext:value-type="date">
            <text:p>24.11.2028</text:p>
          </table:table-cell>
          <table:table-cell table:style-name="ce46" table:formula="of:=IF([.P72]*[.$D$2]/100/12/(1-(1+[.$D$2]/100/12)^(-[.O72]))&lt;[.G71];ROUNDUP([.P72]*[.$D$2]/100/12/(1-(1+[.$D$2]/100/12)^(-[.O72]));0);[.G71]+[.F72])" office:value-type="float" office:value="42911" calcext:value-type="float">
            <text:p>42 911,00</text:p>
          </table:table-cell>
          <table:table-cell table:style-name="ce52" table:formula="of:=[.D72]-[.F72]" office:value-type="float" office:value="13861.98" calcext:value-type="float">
            <text:p>13 861,98</text:p>
          </table:table-cell>
          <table:table-cell table:style-name="ce52" table:formula="of:=[.G71]*[.$D$2]*([.C72]-[.C71])/(DATE(YEAR([.C72])+1;1;1)-DATE(YEAR([.C72]);1;1))/100" office:value-type="float" office:value="29049.0191468852" calcext:value-type="float">
            <text:p>29 049,02</text:p>
          </table:table-cell>
          <table:table-cell table:style-name="ce63" table:formula="of:=[.G71]-[.E72]-[.L72]-[.M72]" office:value-type="float" office:value="2942740.08" calcext:value-type="float">
            <text:p>2 942 740,08</text:p>
          </table:table-cell>
          <table:table-cell table:style-name="ce70" table:formula="of:=[.I72]+[.J72]" office:value-type="float" office:value="39551.19" calcext:value-type="float">
            <text:p>39 551,19</text:p>
          </table:table-cell>
          <table:table-cell table:style-name="ce52" table:formula="of:=IF([.$D$1]/[.$D$3]&lt;[.K71];[.$D$1]/[.$D$3];[.K71])" office:value-type="float" office:value="11944.44" calcext:value-type="float">
            <text:p>11 944,44</text:p>
          </table:table-cell>
          <table:table-cell table:style-name="ce52" table:formula="of:=[.K71]*[.$D$2]/12/100" office:value-type="float" office:value="27606.75" calcext:value-type="float">
            <text:p>27 606,75</text:p>
          </table:table-cell>
          <table:table-cell table:style-name="ce79" table:formula="of:=[.K71]-[.I72]-[.L72]-[.M72]" office:value-type="float" office:value="2843926.51" calcext:value-type="float">
            <text:p>2 843 926,51</text:p>
          </table:table-cell>
          <table:table-cell table:style-name="ce84"/>
          <table:table-cell table:style-name="ce91"/>
          <table:table-cell table:style-name="ce95" table:formula="of:=IF(ISBLANK([.L71]);VALUE([.N71]);ROW([.L71]))" office:value-type="float" office:value="7" calcext:value-type="float">
            <text:p>7,00</text:p>
          </table:table-cell>
          <table:table-cell table:formula="of:=[.O71]+[.N71]-[.N72]" office:value-type="float" office:value="360" calcext:value-type="float">
            <text:p>360</text:p>
          </table:table-cell>
          <table:table-cell table:formula="of:=INDEX([.G$1:.G$1048576];[.N7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66" calcext:value-type="float">
            <text:p>66</text:p>
          </table:table-cell>
          <table:table-cell table:style-name="ce21" table:formula="of:=CONCATENATE(INT(([.A73]-1)/12)+1;&quot;-й год &quot;;[.A73]-1-INT(([.A73]-1)/12)*12+1;&quot;-й мес&quot;)" office:value-type="string" office:string-value="6-й год 6-й мес" calcext:value-type="string">
            <text:p>6-й год 6-й мес</text:p>
          </table:table-cell>
          <table:table-cell table:style-name="ce34" table:formula="of:=DATE(YEAR([.C72]);MONTH([.C72])+1;DAY([.C72]))" office:value-type="date" office:date-value="2028-12-24" calcext:value-type="date">
            <text:p>24.12.2028</text:p>
          </table:table-cell>
          <table:table-cell table:style-name="ce46" table:formula="of:=IF([.P73]*[.$D$2]/100/12/(1-(1+[.$D$2]/100/12)^(-[.O73]))&lt;[.G72];ROUNDUP([.P73]*[.$D$2]/100/12/(1-(1+[.$D$2]/100/12)^(-[.O73]));0);[.G72]+[.F73])" office:value-type="float" office:value="42911" calcext:value-type="float">
            <text:p>42 911,00</text:p>
          </table:table-cell>
          <table:table-cell table:style-name="ce52" table:formula="of:=[.D73]-[.F73]" office:value-type="float" office:value="14930.85" calcext:value-type="float">
            <text:p>14 930,85</text:p>
          </table:table-cell>
          <table:table-cell table:style-name="ce52" table:formula="of:=[.G72]*[.$D$2]*([.C73]-[.C72])/(DATE(YEAR([.C73])+1;1;1)-DATE(YEAR([.C73]);1;1))/100" office:value-type="float" office:value="27980.1515803279" calcext:value-type="float">
            <text:p>27 980,15</text:p>
          </table:table-cell>
          <table:table-cell table:style-name="ce63" table:formula="of:=[.G72]-[.E73]-[.L73]-[.M73]" office:value-type="float" office:value="2927809.23" calcext:value-type="float">
            <text:p>2 927 809,23</text:p>
          </table:table-cell>
          <table:table-cell table:style-name="ce70" table:formula="of:=[.I73]+[.J73]" office:value-type="float" office:value="39435.73" calcext:value-type="float">
            <text:p>39 435,73</text:p>
          </table:table-cell>
          <table:table-cell table:style-name="ce52" table:formula="of:=IF([.$D$1]/[.$D$3]&lt;[.K72];[.$D$1]/[.$D$3];[.K72])" office:value-type="float" office:value="11944.44" calcext:value-type="float">
            <text:p>11 944,44</text:p>
          </table:table-cell>
          <table:table-cell table:style-name="ce52" table:formula="of:=[.K72]*[.$D$2]/12/100" office:value-type="float" office:value="27491.29" calcext:value-type="float">
            <text:p>27 491,29</text:p>
          </table:table-cell>
          <table:table-cell table:style-name="ce79" table:formula="of:=[.K72]-[.I73]-[.L73]-[.M73]" office:value-type="float" office:value="2831982.07" calcext:value-type="float">
            <text:p>2 831 982,07</text:p>
          </table:table-cell>
          <table:table-cell table:style-name="ce84"/>
          <table:table-cell table:style-name="ce91"/>
          <table:table-cell table:style-name="ce95" table:formula="of:=IF(ISBLANK([.L72]);VALUE([.N72]);ROW([.L72]))" office:value-type="float" office:value="7" calcext:value-type="float">
            <text:p>7,00</text:p>
          </table:table-cell>
          <table:table-cell table:formula="of:=[.O72]+[.N72]-[.N73]" office:value-type="float" office:value="360" calcext:value-type="float">
            <text:p>360</text:p>
          </table:table-cell>
          <table:table-cell table:formula="of:=INDEX([.G$1:.G$1048576];[.N7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67" calcext:value-type="float">
            <text:p>67</text:p>
          </table:table-cell>
          <table:table-cell table:style-name="ce21" table:formula="of:=CONCATENATE(INT(([.A74]-1)/12)+1;&quot;-й год &quot;;[.A74]-1-INT(([.A74]-1)/12)*12+1;&quot;-й мес&quot;)" office:value-type="string" office:string-value="6-й год 7-й мес" calcext:value-type="string">
            <text:p>6-й год 7-й мес</text:p>
          </table:table-cell>
          <table:table-cell table:style-name="ce34" table:formula="of:=DATE(YEAR([.C73]);MONTH([.C73])+1;DAY([.C73]))" office:value-type="date" office:date-value="2029-01-24" calcext:value-type="date">
            <text:p>24.01.2029</text:p>
          </table:table-cell>
          <table:table-cell table:style-name="ce46" table:formula="of:=IF([.P74]*[.$D$2]/100/12/(1-(1+[.$D$2]/100/12)^(-[.O74]))&lt;[.G73];ROUNDUP([.P74]*[.$D$2]/100/12/(1-(1+[.$D$2]/100/12)^(-[.O74]));0);[.G73]+[.F74])" office:value-type="float" office:value="42911" calcext:value-type="float">
            <text:p>42 911,00</text:p>
          </table:table-cell>
          <table:table-cell table:style-name="ce52" table:formula="of:=[.D74]-[.F74]" office:value-type="float" office:value="14066.06" calcext:value-type="float">
            <text:p>14 066,06</text:p>
          </table:table-cell>
          <table:table-cell table:style-name="ce52" table:formula="of:=[.G73]*[.$D$2]*([.C74]-[.C73])/(DATE(YEAR([.C74])+1;1;1)-DATE(YEAR([.C74]);1;1))/100" office:value-type="float" office:value="28844.936961863" calcext:value-type="float">
            <text:p>28 844,94</text:p>
          </table:table-cell>
          <table:table-cell table:style-name="ce63" table:formula="of:=[.G73]-[.E74]-[.L74]-[.M74]" office:value-type="float" office:value="2913743.17" calcext:value-type="float">
            <text:p>2 913 743,17</text:p>
          </table:table-cell>
          <table:table-cell table:style-name="ce70" table:formula="of:=[.I74]+[.J74]" office:value-type="float" office:value="39320.27" calcext:value-type="float">
            <text:p>39 320,27</text:p>
          </table:table-cell>
          <table:table-cell table:style-name="ce52" table:formula="of:=IF([.$D$1]/[.$D$3]&lt;[.K73];[.$D$1]/[.$D$3];[.K73])" office:value-type="float" office:value="11944.44" calcext:value-type="float">
            <text:p>11 944,44</text:p>
          </table:table-cell>
          <table:table-cell table:style-name="ce52" table:formula="of:=[.K73]*[.$D$2]/12/100" office:value-type="float" office:value="27375.83" calcext:value-type="float">
            <text:p>27 375,83</text:p>
          </table:table-cell>
          <table:table-cell table:style-name="ce79" table:formula="of:=[.K73]-[.I74]-[.L74]-[.M74]" office:value-type="float" office:value="2820037.63" calcext:value-type="float">
            <text:p>2 820 037,63</text:p>
          </table:table-cell>
          <table:table-cell table:style-name="ce84"/>
          <table:table-cell table:style-name="ce91"/>
          <table:table-cell table:style-name="ce95" table:formula="of:=IF(ISBLANK([.L73]);VALUE([.N73]);ROW([.L73]))" office:value-type="float" office:value="7" calcext:value-type="float">
            <text:p>7,00</text:p>
          </table:table-cell>
          <table:table-cell table:formula="of:=[.O73]+[.N73]-[.N74]" office:value-type="float" office:value="360" calcext:value-type="float">
            <text:p>360</text:p>
          </table:table-cell>
          <table:table-cell table:formula="of:=INDEX([.G$1:.G$1048576];[.N7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68" calcext:value-type="float">
            <text:p>68</text:p>
          </table:table-cell>
          <table:table-cell table:style-name="ce21" table:formula="of:=CONCATENATE(INT(([.A75]-1)/12)+1;&quot;-й год &quot;;[.A75]-1-INT(([.A75]-1)/12)*12+1;&quot;-й мес&quot;)" office:value-type="string" office:string-value="6-й год 8-й мес" calcext:value-type="string">
            <text:p>6-й год 8-й мес</text:p>
          </table:table-cell>
          <table:table-cell table:style-name="ce34" table:formula="of:=DATE(YEAR([.C74]);MONTH([.C74])+1;DAY([.C74]))" office:value-type="date" office:date-value="2029-02-24" calcext:value-type="date">
            <text:p>24.02.2029</text:p>
          </table:table-cell>
          <table:table-cell table:style-name="ce46" table:formula="of:=IF([.P75]*[.$D$2]/100/12/(1-(1+[.$D$2]/100/12)^(-[.O75]))&lt;[.G74];ROUNDUP([.P75]*[.$D$2]/100/12/(1-(1+[.$D$2]/100/12)^(-[.O75]));0);[.G74]+[.F75])" office:value-type="float" office:value="42911" calcext:value-type="float">
            <text:p>42 911,00</text:p>
          </table:table-cell>
          <table:table-cell table:style-name="ce52" table:formula="of:=[.D75]-[.F75]" office:value-type="float" office:value="14204.64" calcext:value-type="float">
            <text:p>14 204,64</text:p>
          </table:table-cell>
          <table:table-cell table:style-name="ce52" table:formula="of:=[.G74]*[.$D$2]*([.C75]-[.C74])/(DATE(YEAR([.C75])+1;1;1)-DATE(YEAR([.C75]);1;1))/100" office:value-type="float" office:value="28706.357368" calcext:value-type="float">
            <text:p>28 706,36</text:p>
          </table:table-cell>
          <table:table-cell table:style-name="ce63" table:formula="of:=[.G74]-[.E75]-[.L75]-[.M75]" office:value-type="float" office:value="2899538.53" calcext:value-type="float">
            <text:p>2 899 538,53</text:p>
          </table:table-cell>
          <table:table-cell table:style-name="ce70" table:formula="of:=[.I75]+[.J75]" office:value-type="float" office:value="39204.8" calcext:value-type="float">
            <text:p>39 204,80</text:p>
          </table:table-cell>
          <table:table-cell table:style-name="ce52" table:formula="of:=IF([.$D$1]/[.$D$3]&lt;[.K74];[.$D$1]/[.$D$3];[.K74])" office:value-type="float" office:value="11944.44" calcext:value-type="float">
            <text:p>11 944,44</text:p>
          </table:table-cell>
          <table:table-cell table:style-name="ce52" table:formula="of:=[.K74]*[.$D$2]/12/100" office:value-type="float" office:value="27260.36" calcext:value-type="float">
            <text:p>27 260,36</text:p>
          </table:table-cell>
          <table:table-cell table:style-name="ce79" table:formula="of:=[.K74]-[.I75]-[.L75]-[.M75]" office:value-type="float" office:value="2808093.19" calcext:value-type="float">
            <text:p>2 808 093,19</text:p>
          </table:table-cell>
          <table:table-cell table:style-name="ce84"/>
          <table:table-cell table:style-name="ce91"/>
          <table:table-cell table:style-name="ce95" table:formula="of:=IF(ISBLANK([.L74]);VALUE([.N74]);ROW([.L74]))" office:value-type="float" office:value="7" calcext:value-type="float">
            <text:p>7,00</text:p>
          </table:table-cell>
          <table:table-cell table:formula="of:=[.O74]+[.N74]-[.N75]" office:value-type="float" office:value="360" calcext:value-type="float">
            <text:p>360</text:p>
          </table:table-cell>
          <table:table-cell table:formula="of:=INDEX([.G$1:.G$1048576];[.N7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69" calcext:value-type="float">
            <text:p>69</text:p>
          </table:table-cell>
          <table:table-cell table:style-name="ce21" table:formula="of:=CONCATENATE(INT(([.A76]-1)/12)+1;&quot;-й год &quot;;[.A76]-1-INT(([.A76]-1)/12)*12+1;&quot;-й мес&quot;)" office:value-type="string" office:string-value="6-й год 9-й мес" calcext:value-type="string">
            <text:p>6-й год 9-й мес</text:p>
          </table:table-cell>
          <table:table-cell table:style-name="ce34" table:formula="of:=DATE(YEAR([.C75]);MONTH([.C75])+1;DAY([.C75]))" office:value-type="date" office:date-value="2029-03-24" calcext:value-type="date">
            <text:p>24.03.2029</text:p>
          </table:table-cell>
          <table:table-cell table:style-name="ce46" table:formula="of:=IF([.P76]*[.$D$2]/100/12/(1-(1+[.$D$2]/100/12)^(-[.O76]))&lt;[.G75];ROUNDUP([.P76]*[.$D$2]/100/12/(1-(1+[.$D$2]/100/12)^(-[.O76]));0);[.G75]+[.F76])" office:value-type="float" office:value="42911" calcext:value-type="float">
            <text:p>42 911,00</text:p>
          </table:table-cell>
          <table:table-cell table:style-name="ce52" table:formula="of:=[.D76]-[.F76]" office:value-type="float" office:value="17109.08" calcext:value-type="float">
            <text:p>17 109,08</text:p>
          </table:table-cell>
          <table:table-cell table:style-name="ce52" table:formula="of:=[.G75]*[.$D$2]*([.C76]-[.C75])/(DATE(YEAR([.C76])+1;1;1)-DATE(YEAR([.C76]);1;1))/100" office:value-type="float" office:value="25801.920946411" calcext:value-type="float">
            <text:p>25 801,92</text:p>
          </table:table-cell>
          <table:table-cell table:style-name="ce63" table:formula="of:=[.G75]-[.E76]-[.L76]-[.M76]" office:value-type="float" office:value="2882429.45" calcext:value-type="float">
            <text:p>2 882 429,45</text:p>
          </table:table-cell>
          <table:table-cell table:style-name="ce70" table:formula="of:=[.I76]+[.J76]" office:value-type="float" office:value="39089.34" calcext:value-type="float">
            <text:p>39 089,34</text:p>
          </table:table-cell>
          <table:table-cell table:style-name="ce52" table:formula="of:=IF([.$D$1]/[.$D$3]&lt;[.K75];[.$D$1]/[.$D$3];[.K75])" office:value-type="float" office:value="11944.44" calcext:value-type="float">
            <text:p>11 944,44</text:p>
          </table:table-cell>
          <table:table-cell table:style-name="ce52" table:formula="of:=[.K75]*[.$D$2]/12/100" office:value-type="float" office:value="27144.9" calcext:value-type="float">
            <text:p>27 144,90</text:p>
          </table:table-cell>
          <table:table-cell table:style-name="ce79" table:formula="of:=[.K75]-[.I76]-[.L76]-[.M76]" office:value-type="float" office:value="2796148.75" calcext:value-type="float">
            <text:p>2 796 148,75</text:p>
          </table:table-cell>
          <table:table-cell table:style-name="ce84"/>
          <table:table-cell table:style-name="ce91"/>
          <table:table-cell table:style-name="ce95" table:formula="of:=IF(ISBLANK([.L75]);VALUE([.N75]);ROW([.L75]))" office:value-type="float" office:value="7" calcext:value-type="float">
            <text:p>7,00</text:p>
          </table:table-cell>
          <table:table-cell table:formula="of:=[.O75]+[.N75]-[.N76]" office:value-type="float" office:value="360" calcext:value-type="float">
            <text:p>360</text:p>
          </table:table-cell>
          <table:table-cell table:formula="of:=INDEX([.G$1:.G$1048576];[.N7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70" calcext:value-type="float">
            <text:p>70</text:p>
          </table:table-cell>
          <table:table-cell table:style-name="ce21" table:formula="of:=CONCATENATE(INT(([.A77]-1)/12)+1;&quot;-й год &quot;;[.A77]-1-INT(([.A77]-1)/12)*12+1;&quot;-й мес&quot;)" office:value-type="string" office:string-value="6-й год 10-й мес" calcext:value-type="string">
            <text:p>6-й год 10-й мес</text:p>
          </table:table-cell>
          <table:table-cell table:style-name="ce34" table:formula="of:=DATE(YEAR([.C76]);MONTH([.C76])+1;DAY([.C76]))" office:value-type="date" office:date-value="2029-04-24" calcext:value-type="date">
            <text:p>24.04.2029</text:p>
          </table:table-cell>
          <table:table-cell table:style-name="ce46" table:formula="of:=IF([.P77]*[.$D$2]/100/12/(1-(1+[.$D$2]/100/12)^(-[.O77]))&lt;[.G76];ROUNDUP([.P77]*[.$D$2]/100/12/(1-(1+[.$D$2]/100/12)^(-[.O77]));0);[.G76]+[.F77])" office:value-type="float" office:value="42911" calcext:value-type="float">
            <text:p>42 911,00</text:p>
          </table:table-cell>
          <table:table-cell table:style-name="ce52" table:formula="of:=[.D77]-[.F77]" office:value-type="float" office:value="14513.15" calcext:value-type="float">
            <text:p>14 513,15</text:p>
          </table:table-cell>
          <table:table-cell table:style-name="ce52" table:formula="of:=[.G76]*[.$D$2]*([.C77]-[.C76])/(DATE(YEAR([.C77])+1;1;1)-DATE(YEAR([.C77]);1;1))/100" office:value-type="float" office:value="28397.8528827397" calcext:value-type="float">
            <text:p>28 397,85</text:p>
          </table:table-cell>
          <table:table-cell table:style-name="ce63" table:formula="of:=[.G76]-[.E77]-[.L77]-[.M77]" office:value-type="float" office:value="2867916.3" calcext:value-type="float">
            <text:p>2 867 916,30</text:p>
          </table:table-cell>
          <table:table-cell table:style-name="ce70" table:formula="of:=[.I77]+[.J77]" office:value-type="float" office:value="38973.88" calcext:value-type="float">
            <text:p>38 973,88</text:p>
          </table:table-cell>
          <table:table-cell table:style-name="ce52" table:formula="of:=IF([.$D$1]/[.$D$3]&lt;[.K76];[.$D$1]/[.$D$3];[.K76])" office:value-type="float" office:value="11944.44" calcext:value-type="float">
            <text:p>11 944,44</text:p>
          </table:table-cell>
          <table:table-cell table:style-name="ce52" table:formula="of:=[.K76]*[.$D$2]/12/100" office:value-type="float" office:value="27029.44" calcext:value-type="float">
            <text:p>27 029,44</text:p>
          </table:table-cell>
          <table:table-cell table:style-name="ce79" table:formula="of:=[.K76]-[.I77]-[.L77]-[.M77]" office:value-type="float" office:value="2784204.31" calcext:value-type="float">
            <text:p>2 784 204,31</text:p>
          </table:table-cell>
          <table:table-cell table:style-name="ce84"/>
          <table:table-cell table:style-name="ce91"/>
          <table:table-cell table:style-name="ce95" table:formula="of:=IF(ISBLANK([.L76]);VALUE([.N76]);ROW([.L76]))" office:value-type="float" office:value="7" calcext:value-type="float">
            <text:p>7,00</text:p>
          </table:table-cell>
          <table:table-cell table:formula="of:=[.O76]+[.N76]-[.N77]" office:value-type="float" office:value="360" calcext:value-type="float">
            <text:p>360</text:p>
          </table:table-cell>
          <table:table-cell table:formula="of:=INDEX([.G$1:.G$1048576];[.N7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71" calcext:value-type="float">
            <text:p>71</text:p>
          </table:table-cell>
          <table:table-cell table:style-name="ce21" table:formula="of:=CONCATENATE(INT(([.A78]-1)/12)+1;&quot;-й год &quot;;[.A78]-1-INT(([.A78]-1)/12)*12+1;&quot;-й мес&quot;)" office:value-type="string" office:string-value="6-й год 11-й мес" calcext:value-type="string">
            <text:p>6-й год 11-й мес</text:p>
          </table:table-cell>
          <table:table-cell table:style-name="ce34" table:formula="of:=DATE(YEAR([.C77]);MONTH([.C77])+1;DAY([.C77]))" office:value-type="date" office:date-value="2029-05-24" calcext:value-type="date">
            <text:p>24.05.2029</text:p>
          </table:table-cell>
          <table:table-cell table:style-name="ce46" table:formula="of:=IF([.P78]*[.$D$2]/100/12/(1-(1+[.$D$2]/100/12)^(-[.O78]))&lt;[.G77];ROUNDUP([.P78]*[.$D$2]/100/12/(1-(1+[.$D$2]/100/12)^(-[.O78]));0);[.G77]+[.F78])" office:value-type="float" office:value="42911" calcext:value-type="float">
            <text:p>42 911,00</text:p>
          </table:table-cell>
          <table:table-cell table:style-name="ce52" table:formula="of:=[.D78]-[.F78]" office:value-type="float" office:value="15567.58" calcext:value-type="float">
            <text:p>15 567,58</text:p>
          </table:table-cell>
          <table:table-cell table:style-name="ce52" table:formula="of:=[.G77]*[.$D$2]*([.C78]-[.C77])/(DATE(YEAR([.C78])+1;1;1)-DATE(YEAR([.C78]);1;1))/100" office:value-type="float" office:value="27343.4211616438" calcext:value-type="float">
            <text:p>27 343,42</text:p>
          </table:table-cell>
          <table:table-cell table:style-name="ce63" table:formula="of:=[.G77]-[.E78]-[.L78]-[.M78]" office:value-type="float" office:value="2852348.72" calcext:value-type="float">
            <text:p>2 852 348,72</text:p>
          </table:table-cell>
          <table:table-cell table:style-name="ce70" table:formula="of:=[.I78]+[.J78]" office:value-type="float" office:value="38858.41" calcext:value-type="float">
            <text:p>38 858,41</text:p>
          </table:table-cell>
          <table:table-cell table:style-name="ce52" table:formula="of:=IF([.$D$1]/[.$D$3]&lt;[.K77];[.$D$1]/[.$D$3];[.K77])" office:value-type="float" office:value="11944.44" calcext:value-type="float">
            <text:p>11 944,44</text:p>
          </table:table-cell>
          <table:table-cell table:style-name="ce52" table:formula="of:=[.K77]*[.$D$2]/12/100" office:value-type="float" office:value="26913.97" calcext:value-type="float">
            <text:p>26 913,97</text:p>
          </table:table-cell>
          <table:table-cell table:style-name="ce79" table:formula="of:=[.K77]-[.I78]-[.L78]-[.M78]" office:value-type="float" office:value="2772259.87" calcext:value-type="float">
            <text:p>2 772 259,87</text:p>
          </table:table-cell>
          <table:table-cell table:style-name="ce84"/>
          <table:table-cell table:style-name="ce91"/>
          <table:table-cell table:style-name="ce95" table:formula="of:=IF(ISBLANK([.L77]);VALUE([.N77]);ROW([.L77]))" office:value-type="float" office:value="7" calcext:value-type="float">
            <text:p>7,00</text:p>
          </table:table-cell>
          <table:table-cell table:formula="of:=[.O77]+[.N77]-[.N78]" office:value-type="float" office:value="360" calcext:value-type="float">
            <text:p>360</text:p>
          </table:table-cell>
          <table:table-cell table:formula="of:=INDEX([.G$1:.G$1048576];[.N7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72" calcext:value-type="float">
            <text:p>72</text:p>
          </table:table-cell>
          <table:table-cell table:style-name="ce21" table:formula="of:=CONCATENATE(INT(([.A79]-1)/12)+1;&quot;-й год &quot;;[.A79]-1-INT(([.A79]-1)/12)*12+1;&quot;-й мес&quot;)" office:value-type="string" office:string-value="6-й год 12-й мес" calcext:value-type="string">
            <text:p>6-й год 12-й мес</text:p>
          </table:table-cell>
          <table:table-cell table:style-name="ce34" table:formula="of:=DATE(YEAR([.C78]);MONTH([.C78])+1;DAY([.C78]))" office:value-type="date" office:date-value="2029-06-24" calcext:value-type="date">
            <text:p>24.06.2029</text:p>
          </table:table-cell>
          <table:table-cell table:style-name="ce46" table:formula="of:=IF([.P79]*[.$D$2]/100/12/(1-(1+[.$D$2]/100/12)^(-[.O79]))&lt;[.G78];ROUNDUP([.P79]*[.$D$2]/100/12/(1-(1+[.$D$2]/100/12)^(-[.O79]));0);[.G78]+[.F79])" office:value-type="float" office:value="42911" calcext:value-type="float">
            <text:p>42 911,00</text:p>
          </table:table-cell>
          <table:table-cell table:style-name="ce54" table:formula="of:=[.D79]-[.F79]" office:value-type="float" office:value="14809.5" calcext:value-type="float">
            <text:p>14 809,50</text:p>
          </table:table-cell>
          <table:table-cell table:style-name="ce52" table:formula="of:=[.G78]*[.$D$2]*([.C79]-[.C78])/(DATE(YEAR([.C79])+1;1;1)-DATE(YEAR([.C79]);1;1))/100" office:value-type="float" office:value="28101.4958825205" calcext:value-type="float">
            <text:p>28 101,50</text:p>
          </table:table-cell>
          <table:table-cell table:style-name="ce65" table:formula="of:=[.G78]-[.E79]-[.L79]-[.M79]" office:value-type="float" office:value="2837539.22" calcext:value-type="float">
            <text:p>2 837 539,22</text:p>
          </table:table-cell>
          <table:table-cell table:style-name="ce72" table:formula="of:=[.I79]+[.J79]" office:value-type="float" office:value="38742.95" calcext:value-type="float">
            <text:p>38 742,95</text:p>
          </table:table-cell>
          <table:table-cell table:style-name="ce54" table:formula="of:=IF([.$D$1]/[.$D$3]&lt;[.K78];[.$D$1]/[.$D$3];[.K78])" office:value-type="float" office:value="11944.44" calcext:value-type="float">
            <text:p>11 944,44</text:p>
          </table:table-cell>
          <table:table-cell table:style-name="ce54" table:formula="of:=[.K78]*[.$D$2]/12/100" office:value-type="float" office:value="26798.51" calcext:value-type="float">
            <text:p>26 798,51</text:p>
          </table:table-cell>
          <table:table-cell table:style-name="ce81" table:formula="of:=[.K78]-[.I79]-[.L79]-[.M79]" office:value-type="float" office:value="2760315.43" calcext:value-type="float">
            <text:p>2 760 315,43</text:p>
          </table:table-cell>
          <table:table-cell table:style-name="ce86"/>
          <table:table-cell table:style-name="ce91"/>
          <table:table-cell table:style-name="ce95" table:formula="of:=IF(ISBLANK([.L78]);VALUE([.N78]);ROW([.L78]))" office:value-type="float" office:value="7" calcext:value-type="float">
            <text:p>7,00</text:p>
          </table:table-cell>
          <table:table-cell table:formula="of:=[.O78]+[.N78]-[.N79]" office:value-type="float" office:value="360" calcext:value-type="float">
            <text:p>360</text:p>
          </table:table-cell>
          <table:table-cell table:formula="of:=INDEX([.G$1:.G$1048576];[.N7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73" calcext:value-type="float">
            <text:p>73</text:p>
          </table:table-cell>
          <table:table-cell table:style-name="ce21" table:formula="of:=CONCATENATE(INT(([.A80]-1)/12)+1;&quot;-й год &quot;;[.A80]-1-INT(([.A80]-1)/12)*12+1;&quot;-й мес&quot;)" office:value-type="string" office:string-value="7-й год 1-й мес" calcext:value-type="string">
            <text:p>7-й год 1-й мес</text:p>
          </table:table-cell>
          <table:table-cell table:style-name="ce34" table:formula="of:=DATE(YEAR([.C79]);MONTH([.C79])+1;DAY([.C79]))" office:value-type="date" office:date-value="2029-07-24" calcext:value-type="date">
            <text:p>24.07.2029</text:p>
          </table:table-cell>
          <table:table-cell table:style-name="ce46" table:formula="of:=IF([.P80]*[.$D$2]/100/12/(1-(1+[.$D$2]/100/12)^(-[.O80]))&lt;[.G79];ROUNDUP([.P80]*[.$D$2]/100/12/(1-(1+[.$D$2]/100/12)^(-[.O80]));0);[.G79]+[.F80])" office:value-type="float" office:value="42911" calcext:value-type="float">
            <text:p>42 911,00</text:p>
          </table:table-cell>
          <table:table-cell table:style-name="ce52" table:formula="of:=[.D80]-[.F80]" office:value-type="float" office:value="15857.2" calcext:value-type="float">
            <text:p>15 857,20</text:p>
          </table:table-cell>
          <table:table-cell table:style-name="ce52" table:formula="of:=[.G79]*[.$D$2]*([.C80]-[.C79])/(DATE(YEAR([.C80])+1;1;1)-DATE(YEAR([.C80]);1;1))/100" office:value-type="float" office:value="27053.7985906849" calcext:value-type="float">
            <text:p>27 053,80</text:p>
          </table:table-cell>
          <table:table-cell table:style-name="ce63" table:formula="of:=[.G79]-[.E80]-[.L80]-[.M80]" office:value-type="float" office:value="2821682.02" calcext:value-type="float">
            <text:p>2 821 682,02</text:p>
          </table:table-cell>
          <table:table-cell table:style-name="ce70" table:formula="of:=[.I80]+[.J80]" office:value-type="float" office:value="38627.49" calcext:value-type="float">
            <text:p>38 627,49</text:p>
          </table:table-cell>
          <table:table-cell table:style-name="ce52" table:formula="of:=IF([.$D$1]/[.$D$3]&lt;[.K79];[.$D$1]/[.$D$3];[.K79])" office:value-type="float" office:value="11944.44" calcext:value-type="float">
            <text:p>11 944,44</text:p>
          </table:table-cell>
          <table:table-cell table:style-name="ce52" table:formula="of:=[.K79]*[.$D$2]/12/100" office:value-type="float" office:value="26683.05" calcext:value-type="float">
            <text:p>26 683,05</text:p>
          </table:table-cell>
          <table:table-cell table:style-name="ce79" table:formula="of:=[.K79]-[.I80]-[.L80]-[.M80]" office:value-type="float" office:value="2748370.99" calcext:value-type="float">
            <text:p>2 748 370,99</text:p>
          </table:table-cell>
          <table:table-cell table:style-name="ce84"/>
          <table:table-cell table:style-name="ce91"/>
          <table:table-cell table:style-name="ce95" table:formula="of:=IF(ISBLANK([.L79]);VALUE([.N79]);ROW([.L79]))" office:value-type="float" office:value="7" calcext:value-type="float">
            <text:p>7,00</text:p>
          </table:table-cell>
          <table:table-cell table:formula="of:=[.O79]+[.N79]-[.N80]" office:value-type="float" office:value="360" calcext:value-type="float">
            <text:p>360</text:p>
          </table:table-cell>
          <table:table-cell table:formula="of:=INDEX([.G$1:.G$1048576];[.N8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74" calcext:value-type="float">
            <text:p>74</text:p>
          </table:table-cell>
          <table:table-cell table:style-name="ce21" table:formula="of:=CONCATENATE(INT(([.A81]-1)/12)+1;&quot;-й год &quot;;[.A81]-1-INT(([.A81]-1)/12)*12+1;&quot;-й мес&quot;)" office:value-type="string" office:string-value="7-й год 2-й мес" calcext:value-type="string">
            <text:p>7-й год 2-й мес</text:p>
          </table:table-cell>
          <table:table-cell table:style-name="ce34" table:formula="of:=DATE(YEAR([.C80]);MONTH([.C80])+1;DAY([.C80]))" office:value-type="date" office:date-value="2029-08-24" calcext:value-type="date">
            <text:p>24.08.2029</text:p>
          </table:table-cell>
          <table:table-cell table:style-name="ce46" table:formula="of:=IF([.P81]*[.$D$2]/100/12/(1-(1+[.$D$2]/100/12)^(-[.O81]))&lt;[.G80];ROUNDUP([.P81]*[.$D$2]/100/12/(1-(1+[.$D$2]/100/12)^(-[.O81]));0);[.G80]+[.F81])" office:value-type="float" office:value="42911" calcext:value-type="float">
            <text:p>42 911,00</text:p>
          </table:table-cell>
          <table:table-cell table:style-name="ce52" table:formula="of:=[.D81]-[.F81]" office:value-type="float" office:value="15111.63" calcext:value-type="float">
            <text:p>15 111,63</text:p>
          </table:table-cell>
          <table:table-cell table:style-name="ce52" table:formula="of:=[.G80]*[.$D$2]*([.C81]-[.C80])/(DATE(YEAR([.C81])+1;1;1)-DATE(YEAR([.C81]);1;1))/100" office:value-type="float" office:value="27799.3658737534" calcext:value-type="float">
            <text:p>27 799,37</text:p>
          </table:table-cell>
          <table:table-cell table:style-name="ce63" table:formula="of:=[.G80]-[.E81]-[.L81]-[.M81]" office:value-type="float" office:value="2806570.39" calcext:value-type="float">
            <text:p>2 806 570,39</text:p>
          </table:table-cell>
          <table:table-cell table:style-name="ce70" table:formula="of:=[.I81]+[.J81]" office:value-type="float" office:value="38512.03" calcext:value-type="float">
            <text:p>38 512,03</text:p>
          </table:table-cell>
          <table:table-cell table:style-name="ce52" table:formula="of:=IF([.$D$1]/[.$D$3]&lt;[.K80];[.$D$1]/[.$D$3];[.K80])" office:value-type="float" office:value="11944.44" calcext:value-type="float">
            <text:p>11 944,44</text:p>
          </table:table-cell>
          <table:table-cell table:style-name="ce52" table:formula="of:=[.K80]*[.$D$2]/12/100" office:value-type="float" office:value="26567.59" calcext:value-type="float">
            <text:p>26 567,59</text:p>
          </table:table-cell>
          <table:table-cell table:style-name="ce79" table:formula="of:=[.K80]-[.I81]-[.L81]-[.M81]" office:value-type="float" office:value="2736426.55" calcext:value-type="float">
            <text:p>2 736 426,55</text:p>
          </table:table-cell>
          <table:table-cell table:style-name="ce84"/>
          <table:table-cell table:style-name="ce91"/>
          <table:table-cell table:style-name="ce95" table:formula="of:=IF(ISBLANK([.L80]);VALUE([.N80]);ROW([.L80]))" office:value-type="float" office:value="7" calcext:value-type="float">
            <text:p>7,00</text:p>
          </table:table-cell>
          <table:table-cell table:formula="of:=[.O80]+[.N80]-[.N81]" office:value-type="float" office:value="360" calcext:value-type="float">
            <text:p>360</text:p>
          </table:table-cell>
          <table:table-cell table:formula="of:=INDEX([.G$1:.G$1048576];[.N8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75" calcext:value-type="float">
            <text:p>75</text:p>
          </table:table-cell>
          <table:table-cell table:style-name="ce21" table:formula="of:=CONCATENATE(INT(([.A82]-1)/12)+1;&quot;-й год &quot;;[.A82]-1-INT(([.A82]-1)/12)*12+1;&quot;-й мес&quot;)" office:value-type="string" office:string-value="7-й год 3-й мес" calcext:value-type="string">
            <text:p>7-й год 3-й мес</text:p>
          </table:table-cell>
          <table:table-cell table:style-name="ce34" table:formula="of:=DATE(YEAR([.C81]);MONTH([.C81])+1;DAY([.C81]))" office:value-type="date" office:date-value="2029-09-24" calcext:value-type="date">
            <text:p>24.09.2029</text:p>
          </table:table-cell>
          <table:table-cell table:style-name="ce46" table:formula="of:=IF([.P82]*[.$D$2]/100/12/(1-(1+[.$D$2]/100/12)^(-[.O82]))&lt;[.G81];ROUNDUP([.P82]*[.$D$2]/100/12/(1-(1+[.$D$2]/100/12)^(-[.O82]));0);[.G81]+[.F82])" office:value-type="float" office:value="42911" calcext:value-type="float">
            <text:p>42 911,00</text:p>
          </table:table-cell>
          <table:table-cell table:style-name="ce52" table:formula="of:=[.D82]-[.F82]" office:value-type="float" office:value="15260.51" calcext:value-type="float">
            <text:p>15 260,51</text:p>
          </table:table-cell>
          <table:table-cell table:style-name="ce52" table:formula="of:=[.G81]*[.$D$2]*([.C82]-[.C81])/(DATE(YEAR([.C82])+1;1;1)-DATE(YEAR([.C82]);1;1))/100" office:value-type="float" office:value="27650.4852669589" calcext:value-type="float">
            <text:p>27 650,49</text:p>
          </table:table-cell>
          <table:table-cell table:style-name="ce63" table:formula="of:=[.G81]-[.E82]-[.L82]-[.M82]" office:value-type="float" office:value="2791309.88" calcext:value-type="float">
            <text:p>2 791 309,88</text:p>
          </table:table-cell>
          <table:table-cell table:style-name="ce70" table:formula="of:=[.I82]+[.J82]" office:value-type="float" office:value="38396.56" calcext:value-type="float">
            <text:p>38 396,56</text:p>
          </table:table-cell>
          <table:table-cell table:style-name="ce52" table:formula="of:=IF([.$D$1]/[.$D$3]&lt;[.K81];[.$D$1]/[.$D$3];[.K81])" office:value-type="float" office:value="11944.44" calcext:value-type="float">
            <text:p>11 944,44</text:p>
          </table:table-cell>
          <table:table-cell table:style-name="ce52" table:formula="of:=[.K81]*[.$D$2]/12/100" office:value-type="float" office:value="26452.12" calcext:value-type="float">
            <text:p>26 452,12</text:p>
          </table:table-cell>
          <table:table-cell table:style-name="ce79" table:formula="of:=[.K81]-[.I82]-[.L82]-[.M82]" office:value-type="float" office:value="2724482.11" calcext:value-type="float">
            <text:p>2 724 482,11</text:p>
          </table:table-cell>
          <table:table-cell table:style-name="ce84"/>
          <table:table-cell table:style-name="ce91"/>
          <table:table-cell table:style-name="ce95" table:formula="of:=IF(ISBLANK([.L81]);VALUE([.N81]);ROW([.L81]))" office:value-type="float" office:value="7" calcext:value-type="float">
            <text:p>7,00</text:p>
          </table:table-cell>
          <table:table-cell table:formula="of:=[.O81]+[.N81]-[.N82]" office:value-type="float" office:value="360" calcext:value-type="float">
            <text:p>360</text:p>
          </table:table-cell>
          <table:table-cell table:formula="of:=INDEX([.G$1:.G$1048576];[.N8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76" calcext:value-type="float">
            <text:p>76</text:p>
          </table:table-cell>
          <table:table-cell table:style-name="ce21" table:formula="of:=CONCATENATE(INT(([.A83]-1)/12)+1;&quot;-й год &quot;;[.A83]-1-INT(([.A83]-1)/12)*12+1;&quot;-й мес&quot;)" office:value-type="string" office:string-value="7-й год 4-й мес" calcext:value-type="string">
            <text:p>7-й год 4-й мес</text:p>
          </table:table-cell>
          <table:table-cell table:style-name="ce34" table:formula="of:=DATE(YEAR([.C82]);MONTH([.C82])+1;DAY([.C82]))" office:value-type="date" office:date-value="2029-10-24" calcext:value-type="date">
            <text:p>24.10.2029</text:p>
          </table:table-cell>
          <table:table-cell table:style-name="ce46" table:formula="of:=IF([.P83]*[.$D$2]/100/12/(1-(1+[.$D$2]/100/12)^(-[.O83]))&lt;[.G82];ROUNDUP([.P83]*[.$D$2]/100/12/(1-(1+[.$D$2]/100/12)^(-[.O83]));0);[.G82]+[.F83])" office:value-type="float" office:value="42911" calcext:value-type="float">
            <text:p>42 911,00</text:p>
          </table:table-cell>
          <table:table-cell table:style-name="ce52" table:formula="of:=[.D83]-[.F83]" office:value-type="float" office:value="16297.96" calcext:value-type="float">
            <text:p>16 297,96</text:p>
          </table:table-cell>
          <table:table-cell table:style-name="ce52" table:formula="of:=[.G82]*[.$D$2]*([.C83]-[.C82])/(DATE(YEAR([.C83])+1;1;1)-DATE(YEAR([.C83]);1;1))/100" office:value-type="float" office:value="26613.0366641096" calcext:value-type="float">
            <text:p>26 613,04</text:p>
          </table:table-cell>
          <table:table-cell table:style-name="ce63" table:formula="of:=[.G82]-[.E83]-[.L83]-[.M83]" office:value-type="float" office:value="2775011.92" calcext:value-type="float">
            <text:p>2 775 011,92</text:p>
          </table:table-cell>
          <table:table-cell table:style-name="ce70" table:formula="of:=[.I83]+[.J83]" office:value-type="float" office:value="38281.1" calcext:value-type="float">
            <text:p>38 281,10</text:p>
          </table:table-cell>
          <table:table-cell table:style-name="ce52" table:formula="of:=IF([.$D$1]/[.$D$3]&lt;[.K82];[.$D$1]/[.$D$3];[.K82])" office:value-type="float" office:value="11944.44" calcext:value-type="float">
            <text:p>11 944,44</text:p>
          </table:table-cell>
          <table:table-cell table:style-name="ce52" table:formula="of:=[.K82]*[.$D$2]/12/100" office:value-type="float" office:value="26336.66" calcext:value-type="float">
            <text:p>26 336,66</text:p>
          </table:table-cell>
          <table:table-cell table:style-name="ce79" table:formula="of:=[.K82]-[.I83]-[.L83]-[.M83]" office:value-type="float" office:value="2712537.67" calcext:value-type="float">
            <text:p>2 712 537,67</text:p>
          </table:table-cell>
          <table:table-cell table:style-name="ce84"/>
          <table:table-cell table:style-name="ce91"/>
          <table:table-cell table:style-name="ce95" table:formula="of:=IF(ISBLANK([.L82]);VALUE([.N82]);ROW([.L82]))" office:value-type="float" office:value="7" calcext:value-type="float">
            <text:p>7,00</text:p>
          </table:table-cell>
          <table:table-cell table:formula="of:=[.O82]+[.N82]-[.N83]" office:value-type="float" office:value="360" calcext:value-type="float">
            <text:p>360</text:p>
          </table:table-cell>
          <table:table-cell table:formula="of:=INDEX([.G$1:.G$1048576];[.N8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77" calcext:value-type="float">
            <text:p>77</text:p>
          </table:table-cell>
          <table:table-cell table:style-name="ce21" table:formula="of:=CONCATENATE(INT(([.A84]-1)/12)+1;&quot;-й год &quot;;[.A84]-1-INT(([.A84]-1)/12)*12+1;&quot;-й мес&quot;)" office:value-type="string" office:string-value="7-й год 5-й мес" calcext:value-type="string">
            <text:p>7-й год 5-й мес</text:p>
          </table:table-cell>
          <table:table-cell table:style-name="ce34" table:formula="of:=DATE(YEAR([.C83]);MONTH([.C83])+1;DAY([.C83]))" office:value-type="date" office:date-value="2029-11-24" calcext:value-type="date">
            <text:p>24.11.2029</text:p>
          </table:table-cell>
          <table:table-cell table:style-name="ce46" table:formula="of:=IF([.P84]*[.$D$2]/100/12/(1-(1+[.$D$2]/100/12)^(-[.O84]))&lt;[.G83];ROUNDUP([.P84]*[.$D$2]/100/12/(1-(1+[.$D$2]/100/12)^(-[.O84]));0);[.G83]+[.F84])" office:value-type="float" office:value="42911" calcext:value-type="float">
            <text:p>42 911,00</text:p>
          </table:table-cell>
          <table:table-cell table:style-name="ce52" table:formula="of:=[.D84]-[.F84]" office:value-type="float" office:value="15571.43" calcext:value-type="float">
            <text:p>15 571,43</text:p>
          </table:table-cell>
          <table:table-cell table:style-name="ce52" table:formula="of:=[.G83]*[.$D$2]*([.C84]-[.C83])/(DATE(YEAR([.C84])+1;1;1)-DATE(YEAR([.C84]);1;1))/100" office:value-type="float" office:value="27339.5694912877" calcext:value-type="float">
            <text:p>27 339,57</text:p>
          </table:table-cell>
          <table:table-cell table:style-name="ce63" table:formula="of:=[.G83]-[.E84]-[.L84]-[.M84]" office:value-type="float" office:value="2759440.49" calcext:value-type="float">
            <text:p>2 759 440,49</text:p>
          </table:table-cell>
          <table:table-cell table:style-name="ce70" table:formula="of:=[.I84]+[.J84]" office:value-type="float" office:value="38165.64" calcext:value-type="float">
            <text:p>38 165,64</text:p>
          </table:table-cell>
          <table:table-cell table:style-name="ce52" table:formula="of:=IF([.$D$1]/[.$D$3]&lt;[.K83];[.$D$1]/[.$D$3];[.K83])" office:value-type="float" office:value="11944.44" calcext:value-type="float">
            <text:p>11 944,44</text:p>
          </table:table-cell>
          <table:table-cell table:style-name="ce52" table:formula="of:=[.K83]*[.$D$2]/12/100" office:value-type="float" office:value="26221.2" calcext:value-type="float">
            <text:p>26 221,20</text:p>
          </table:table-cell>
          <table:table-cell table:style-name="ce79" table:formula="of:=[.K83]-[.I84]-[.L84]-[.M84]" office:value-type="float" office:value="2700593.23" calcext:value-type="float">
            <text:p>2 700 593,23</text:p>
          </table:table-cell>
          <table:table-cell table:style-name="ce84"/>
          <table:table-cell table:style-name="ce91"/>
          <table:table-cell table:style-name="ce95" table:formula="of:=IF(ISBLANK([.L83]);VALUE([.N83]);ROW([.L83]))" office:value-type="float" office:value="7" calcext:value-type="float">
            <text:p>7,00</text:p>
          </table:table-cell>
          <table:table-cell table:formula="of:=[.O83]+[.N83]-[.N84]" office:value-type="float" office:value="360" calcext:value-type="float">
            <text:p>360</text:p>
          </table:table-cell>
          <table:table-cell table:formula="of:=INDEX([.G$1:.G$1048576];[.N8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78" calcext:value-type="float">
            <text:p>78</text:p>
          </table:table-cell>
          <table:table-cell table:style-name="ce21" table:formula="of:=CONCATENATE(INT(([.A85]-1)/12)+1;&quot;-й год &quot;;[.A85]-1-INT(([.A85]-1)/12)*12+1;&quot;-й мес&quot;)" office:value-type="string" office:string-value="7-й год 6-й мес" calcext:value-type="string">
            <text:p>7-й год 6-й мес</text:p>
          </table:table-cell>
          <table:table-cell table:style-name="ce34" table:formula="of:=DATE(YEAR([.C84]);MONTH([.C84])+1;DAY([.C84]))" office:value-type="date" office:date-value="2029-12-24" calcext:value-type="date">
            <text:p>24.12.2029</text:p>
          </table:table-cell>
          <table:table-cell table:style-name="ce46" table:formula="of:=IF([.P85]*[.$D$2]/100/12/(1-(1+[.$D$2]/100/12)^(-[.O85]))&lt;[.G84];ROUNDUP([.P85]*[.$D$2]/100/12/(1-(1+[.$D$2]/100/12)^(-[.O85]));0);[.G84]+[.F85])" office:value-type="float" office:value="42911" calcext:value-type="float">
            <text:p>42 911,00</text:p>
          </table:table-cell>
          <table:table-cell table:style-name="ce52" table:formula="of:=[.D85]-[.F85]" office:value-type="float" office:value="16601.81" calcext:value-type="float">
            <text:p>16 601,81</text:p>
          </table:table-cell>
          <table:table-cell table:style-name="ce52" table:formula="of:=[.G84]*[.$D$2]*([.C85]-[.C84])/(DATE(YEAR([.C85])+1;1;1)-DATE(YEAR([.C85]);1;1))/100" office:value-type="float" office:value="26309.1860416438" calcext:value-type="float">
            <text:p>26 309,19</text:p>
          </table:table-cell>
          <table:table-cell table:style-name="ce63" table:formula="of:=[.G84]-[.E85]-[.L85]-[.M85]" office:value-type="float" office:value="2742838.68" calcext:value-type="float">
            <text:p>2 742 838,68</text:p>
          </table:table-cell>
          <table:table-cell table:style-name="ce70" table:formula="of:=[.I85]+[.J85]" office:value-type="float" office:value="38050.17" calcext:value-type="float">
            <text:p>38 050,17</text:p>
          </table:table-cell>
          <table:table-cell table:style-name="ce52" table:formula="of:=IF([.$D$1]/[.$D$3]&lt;[.K84];[.$D$1]/[.$D$3];[.K84])" office:value-type="float" office:value="11944.44" calcext:value-type="float">
            <text:p>11 944,44</text:p>
          </table:table-cell>
          <table:table-cell table:style-name="ce52" table:formula="of:=[.K84]*[.$D$2]/12/100" office:value-type="float" office:value="26105.73" calcext:value-type="float">
            <text:p>26 105,73</text:p>
          </table:table-cell>
          <table:table-cell table:style-name="ce79" table:formula="of:=[.K84]-[.I85]-[.L85]-[.M85]" office:value-type="float" office:value="2688648.79" calcext:value-type="float">
            <text:p>2 688 648,79</text:p>
          </table:table-cell>
          <table:table-cell table:style-name="ce84"/>
          <table:table-cell table:style-name="ce91"/>
          <table:table-cell table:style-name="ce95" table:formula="of:=IF(ISBLANK([.L84]);VALUE([.N84]);ROW([.L84]))" office:value-type="float" office:value="7" calcext:value-type="float">
            <text:p>7,00</text:p>
          </table:table-cell>
          <table:table-cell table:formula="of:=[.O84]+[.N84]-[.N85]" office:value-type="float" office:value="360" calcext:value-type="float">
            <text:p>360</text:p>
          </table:table-cell>
          <table:table-cell table:formula="of:=INDEX([.G$1:.G$1048576];[.N8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79" calcext:value-type="float">
            <text:p>79</text:p>
          </table:table-cell>
          <table:table-cell table:style-name="ce21" table:formula="of:=CONCATENATE(INT(([.A86]-1)/12)+1;&quot;-й год &quot;;[.A86]-1-INT(([.A86]-1)/12)*12+1;&quot;-й мес&quot;)" office:value-type="string" office:string-value="7-й год 7-й мес" calcext:value-type="string">
            <text:p>7-й год 7-й мес</text:p>
          </table:table-cell>
          <table:table-cell table:style-name="ce34" table:formula="of:=DATE(YEAR([.C85]);MONTH([.C85])+1;DAY([.C85]))" office:value-type="date" office:date-value="2030-01-24" calcext:value-type="date">
            <text:p>24.01.2030</text:p>
          </table:table-cell>
          <table:table-cell table:style-name="ce46" table:formula="of:=IF([.P86]*[.$D$2]/100/12/(1-(1+[.$D$2]/100/12)^(-[.O86]))&lt;[.G85];ROUNDUP([.P86]*[.$D$2]/100/12/(1-(1+[.$D$2]/100/12)^(-[.O86]));0);[.G85]+[.F86])" office:value-type="float" office:value="42911" calcext:value-type="float">
            <text:p>42 911,00</text:p>
          </table:table-cell>
          <table:table-cell table:style-name="ce52" table:formula="of:=[.D86]-[.F86]" office:value-type="float" office:value="15888.4" calcext:value-type="float">
            <text:p>15 888,40</text:p>
          </table:table-cell>
          <table:table-cell table:style-name="ce52" table:formula="of:=[.G85]*[.$D$2]*([.C86]-[.C85])/(DATE(YEAR([.C86])+1;1;1)-DATE(YEAR([.C86]);1;1))/100" office:value-type="float" office:value="27022.5969678904" calcext:value-type="float">
            <text:p>27 022,60</text:p>
          </table:table-cell>
          <table:table-cell table:style-name="ce63" table:formula="of:=[.G85]-[.E86]-[.L86]-[.M86]" office:value-type="float" office:value="2726950.28" calcext:value-type="float">
            <text:p>2 726 950,28</text:p>
          </table:table-cell>
          <table:table-cell table:style-name="ce70" table:formula="of:=[.I86]+[.J86]" office:value-type="float" office:value="37934.71" calcext:value-type="float">
            <text:p>37 934,71</text:p>
          </table:table-cell>
          <table:table-cell table:style-name="ce52" table:formula="of:=IF([.$D$1]/[.$D$3]&lt;[.K85];[.$D$1]/[.$D$3];[.K85])" office:value-type="float" office:value="11944.44" calcext:value-type="float">
            <text:p>11 944,44</text:p>
          </table:table-cell>
          <table:table-cell table:style-name="ce52" table:formula="of:=[.K85]*[.$D$2]/12/100" office:value-type="float" office:value="25990.27" calcext:value-type="float">
            <text:p>25 990,27</text:p>
          </table:table-cell>
          <table:table-cell table:style-name="ce79" table:formula="of:=[.K85]-[.I86]-[.L86]-[.M86]" office:value-type="float" office:value="2676704.35" calcext:value-type="float">
            <text:p>2 676 704,35</text:p>
          </table:table-cell>
          <table:table-cell table:style-name="ce84"/>
          <table:table-cell table:style-name="ce91"/>
          <table:table-cell table:style-name="ce95" table:formula="of:=IF(ISBLANK([.L85]);VALUE([.N85]);ROW([.L85]))" office:value-type="float" office:value="7" calcext:value-type="float">
            <text:p>7,00</text:p>
          </table:table-cell>
          <table:table-cell table:formula="of:=[.O85]+[.N85]-[.N86]" office:value-type="float" office:value="360" calcext:value-type="float">
            <text:p>360</text:p>
          </table:table-cell>
          <table:table-cell table:formula="of:=INDEX([.G$1:.G$1048576];[.N8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80" calcext:value-type="float">
            <text:p>80</text:p>
          </table:table-cell>
          <table:table-cell table:style-name="ce21" table:formula="of:=CONCATENATE(INT(([.A87]-1)/12)+1;&quot;-й год &quot;;[.A87]-1-INT(([.A87]-1)/12)*12+1;&quot;-й мес&quot;)" office:value-type="string" office:string-value="7-й год 8-й мес" calcext:value-type="string">
            <text:p>7-й год 8-й мес</text:p>
          </table:table-cell>
          <table:table-cell table:style-name="ce34" table:formula="of:=DATE(YEAR([.C86]);MONTH([.C86])+1;DAY([.C86]))" office:value-type="date" office:date-value="2030-02-24" calcext:value-type="date">
            <text:p>24.02.2030</text:p>
          </table:table-cell>
          <table:table-cell table:style-name="ce46" table:formula="of:=IF([.P87]*[.$D$2]/100/12/(1-(1+[.$D$2]/100/12)^(-[.O87]))&lt;[.G86];ROUNDUP([.P87]*[.$D$2]/100/12/(1-(1+[.$D$2]/100/12)^(-[.O87]));0);[.G86]+[.F87])" office:value-type="float" office:value="42911" calcext:value-type="float">
            <text:p>42 911,00</text:p>
          </table:table-cell>
          <table:table-cell table:style-name="ce52" table:formula="of:=[.D87]-[.F87]" office:value-type="float" office:value="16044.94" calcext:value-type="float">
            <text:p>16 044,94</text:p>
          </table:table-cell>
          <table:table-cell table:style-name="ce52" table:formula="of:=[.G86]*[.$D$2]*([.C87]-[.C86])/(DATE(YEAR([.C87])+1;1;1)-DATE(YEAR([.C87]);1;1))/100" office:value-type="float" office:value="26866.0635804931" calcext:value-type="float">
            <text:p>26 866,06</text:p>
          </table:table-cell>
          <table:table-cell table:style-name="ce63" table:formula="of:=[.G86]-[.E87]-[.L87]-[.M87]" office:value-type="float" office:value="2710905.34" calcext:value-type="float">
            <text:p>2 710 905,34</text:p>
          </table:table-cell>
          <table:table-cell table:style-name="ce70" table:formula="of:=[.I87]+[.J87]" office:value-type="float" office:value="37819.25" calcext:value-type="float">
            <text:p>37 819,25</text:p>
          </table:table-cell>
          <table:table-cell table:style-name="ce52" table:formula="of:=IF([.$D$1]/[.$D$3]&lt;[.K86];[.$D$1]/[.$D$3];[.K86])" office:value-type="float" office:value="11944.44" calcext:value-type="float">
            <text:p>11 944,44</text:p>
          </table:table-cell>
          <table:table-cell table:style-name="ce52" table:formula="of:=[.K86]*[.$D$2]/12/100" office:value-type="float" office:value="25874.81" calcext:value-type="float">
            <text:p>25 874,81</text:p>
          </table:table-cell>
          <table:table-cell table:style-name="ce79" table:formula="of:=[.K86]-[.I87]-[.L87]-[.M87]" office:value-type="float" office:value="2664759.91" calcext:value-type="float">
            <text:p>2 664 759,91</text:p>
          </table:table-cell>
          <table:table-cell table:style-name="ce84"/>
          <table:table-cell table:style-name="ce91"/>
          <table:table-cell table:style-name="ce95" table:formula="of:=IF(ISBLANK([.L86]);VALUE([.N86]);ROW([.L86]))" office:value-type="float" office:value="7" calcext:value-type="float">
            <text:p>7,00</text:p>
          </table:table-cell>
          <table:table-cell table:formula="of:=[.O86]+[.N86]-[.N87]" office:value-type="float" office:value="360" calcext:value-type="float">
            <text:p>360</text:p>
          </table:table-cell>
          <table:table-cell table:formula="of:=INDEX([.G$1:.G$1048576];[.N8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81" calcext:value-type="float">
            <text:p>81</text:p>
          </table:table-cell>
          <table:table-cell table:style-name="ce21" table:formula="of:=CONCATENATE(INT(([.A88]-1)/12)+1;&quot;-й год &quot;;[.A88]-1-INT(([.A88]-1)/12)*12+1;&quot;-й мес&quot;)" office:value-type="string" office:string-value="7-й год 9-й мес" calcext:value-type="string">
            <text:p>7-й год 9-й мес</text:p>
          </table:table-cell>
          <table:table-cell table:style-name="ce34" table:formula="of:=DATE(YEAR([.C87]);MONTH([.C87])+1;DAY([.C87]))" office:value-type="date" office:date-value="2030-03-24" calcext:value-type="date">
            <text:p>24.03.2030</text:p>
          </table:table-cell>
          <table:table-cell table:style-name="ce46" table:formula="of:=IF([.P88]*[.$D$2]/100/12/(1-(1+[.$D$2]/100/12)^(-[.O88]))&lt;[.G87];ROUNDUP([.P88]*[.$D$2]/100/12/(1-(1+[.$D$2]/100/12)^(-[.O88]));0);[.G87]+[.F88])" office:value-type="float" office:value="42911" calcext:value-type="float">
            <text:p>42 911,00</text:p>
          </table:table-cell>
          <table:table-cell table:style-name="ce52" table:formula="of:=[.D88]-[.F88]" office:value-type="float" office:value="18787.66" calcext:value-type="float">
            <text:p>18 787,66</text:p>
          </table:table-cell>
          <table:table-cell table:style-name="ce52" table:formula="of:=[.G87]*[.$D$2]*([.C88]-[.C87])/(DATE(YEAR([.C88])+1;1;1)-DATE(YEAR([.C88]);1;1))/100" office:value-type="float" office:value="24123.3439570411" calcext:value-type="float">
            <text:p>24 123,34</text:p>
          </table:table-cell>
          <table:table-cell table:style-name="ce63" table:formula="of:=[.G87]-[.E88]-[.L88]-[.M88]" office:value-type="float" office:value="2692117.68" calcext:value-type="float">
            <text:p>2 692 117,68</text:p>
          </table:table-cell>
          <table:table-cell table:style-name="ce70" table:formula="of:=[.I88]+[.J88]" office:value-type="float" office:value="37703.79" calcext:value-type="float">
            <text:p>37 703,79</text:p>
          </table:table-cell>
          <table:table-cell table:style-name="ce52" table:formula="of:=IF([.$D$1]/[.$D$3]&lt;[.K87];[.$D$1]/[.$D$3];[.K87])" office:value-type="float" office:value="11944.44" calcext:value-type="float">
            <text:p>11 944,44</text:p>
          </table:table-cell>
          <table:table-cell table:style-name="ce52" table:formula="of:=[.K87]*[.$D$2]/12/100" office:value-type="float" office:value="25759.35" calcext:value-type="float">
            <text:p>25 759,35</text:p>
          </table:table-cell>
          <table:table-cell table:style-name="ce79" table:formula="of:=[.K87]-[.I88]-[.L88]-[.M88]" office:value-type="float" office:value="2652815.47" calcext:value-type="float">
            <text:p>2 652 815,47</text:p>
          </table:table-cell>
          <table:table-cell table:style-name="ce84"/>
          <table:table-cell table:style-name="ce91"/>
          <table:table-cell table:style-name="ce95" table:formula="of:=IF(ISBLANK([.L87]);VALUE([.N87]);ROW([.L87]))" office:value-type="float" office:value="7" calcext:value-type="float">
            <text:p>7,00</text:p>
          </table:table-cell>
          <table:table-cell table:formula="of:=[.O87]+[.N87]-[.N88]" office:value-type="float" office:value="360" calcext:value-type="float">
            <text:p>360</text:p>
          </table:table-cell>
          <table:table-cell table:formula="of:=INDEX([.G$1:.G$1048576];[.N8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82" calcext:value-type="float">
            <text:p>82</text:p>
          </table:table-cell>
          <table:table-cell table:style-name="ce21" table:formula="of:=CONCATENATE(INT(([.A89]-1)/12)+1;&quot;-й год &quot;;[.A89]-1-INT(([.A89]-1)/12)*12+1;&quot;-й мес&quot;)" office:value-type="string" office:string-value="7-й год 10-й мес" calcext:value-type="string">
            <text:p>7-й год 10-й мес</text:p>
          </table:table-cell>
          <table:table-cell table:style-name="ce34" table:formula="of:=DATE(YEAR([.C88]);MONTH([.C88])+1;DAY([.C88]))" office:value-type="date" office:date-value="2030-04-24" calcext:value-type="date">
            <text:p>24.04.2030</text:p>
          </table:table-cell>
          <table:table-cell table:style-name="ce46" table:formula="of:=IF([.P89]*[.$D$2]/100/12/(1-(1+[.$D$2]/100/12)^(-[.O89]))&lt;[.G88];ROUNDUP([.P89]*[.$D$2]/100/12/(1-(1+[.$D$2]/100/12)^(-[.O89]));0);[.G88]+[.F89])" office:value-type="float" office:value="42911" calcext:value-type="float">
            <text:p>42 911,00</text:p>
          </table:table-cell>
          <table:table-cell table:style-name="ce52" table:formula="of:=[.D89]-[.F89]" office:value-type="float" office:value="16388.11" calcext:value-type="float">
            <text:p>16 388,11</text:p>
          </table:table-cell>
          <table:table-cell table:style-name="ce52" table:formula="of:=[.G88]*[.$D$2]*([.C89]-[.C88])/(DATE(YEAR([.C89])+1;1;1)-DATE(YEAR([.C89]);1;1))/100" office:value-type="float" office:value="26522.8908966575" calcext:value-type="float">
            <text:p>26 522,89</text:p>
          </table:table-cell>
          <table:table-cell table:style-name="ce63" table:formula="of:=[.G88]-[.E89]-[.L89]-[.M89]" office:value-type="float" office:value="2675729.57" calcext:value-type="float">
            <text:p>2 675 729,57</text:p>
          </table:table-cell>
          <table:table-cell table:style-name="ce70" table:formula="of:=[.I89]+[.J89]" office:value-type="float" office:value="37588.32" calcext:value-type="float">
            <text:p>37 588,32</text:p>
          </table:table-cell>
          <table:table-cell table:style-name="ce52" table:formula="of:=IF([.$D$1]/[.$D$3]&lt;[.K88];[.$D$1]/[.$D$3];[.K88])" office:value-type="float" office:value="11944.44" calcext:value-type="float">
            <text:p>11 944,44</text:p>
          </table:table-cell>
          <table:table-cell table:style-name="ce52" table:formula="of:=[.K88]*[.$D$2]/12/100" office:value-type="float" office:value="25643.88" calcext:value-type="float">
            <text:p>25 643,88</text:p>
          </table:table-cell>
          <table:table-cell table:style-name="ce79" table:formula="of:=[.K88]-[.I89]-[.L89]-[.M89]" office:value-type="float" office:value="2640871.03" calcext:value-type="float">
            <text:p>2 640 871,03</text:p>
          </table:table-cell>
          <table:table-cell table:style-name="ce84"/>
          <table:table-cell table:style-name="ce91"/>
          <table:table-cell table:style-name="ce95" table:formula="of:=IF(ISBLANK([.L88]);VALUE([.N88]);ROW([.L88]))" office:value-type="float" office:value="7" calcext:value-type="float">
            <text:p>7,00</text:p>
          </table:table-cell>
          <table:table-cell table:formula="of:=[.O88]+[.N88]-[.N89]" office:value-type="float" office:value="360" calcext:value-type="float">
            <text:p>360</text:p>
          </table:table-cell>
          <table:table-cell table:formula="of:=INDEX([.G$1:.G$1048576];[.N8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83" calcext:value-type="float">
            <text:p>83</text:p>
          </table:table-cell>
          <table:table-cell table:style-name="ce21" table:formula="of:=CONCATENATE(INT(([.A90]-1)/12)+1;&quot;-й год &quot;;[.A90]-1-INT(([.A90]-1)/12)*12+1;&quot;-й мес&quot;)" office:value-type="string" office:string-value="7-й год 11-й мес" calcext:value-type="string">
            <text:p>7-й год 11-й мес</text:p>
          </table:table-cell>
          <table:table-cell table:style-name="ce34" table:formula="of:=DATE(YEAR([.C89]);MONTH([.C89])+1;DAY([.C89]))" office:value-type="date" office:date-value="2030-05-24" calcext:value-type="date">
            <text:p>24.05.2030</text:p>
          </table:table-cell>
          <table:table-cell table:style-name="ce46" table:formula="of:=IF([.P90]*[.$D$2]/100/12/(1-(1+[.$D$2]/100/12)^(-[.O90]))&lt;[.G89];ROUNDUP([.P90]*[.$D$2]/100/12/(1-(1+[.$D$2]/100/12)^(-[.O90]));0);[.G89]+[.F90])" office:value-type="float" office:value="42911" calcext:value-type="float">
            <text:p>42 911,00</text:p>
          </table:table-cell>
          <table:table-cell table:style-name="ce52" table:formula="of:=[.D90]-[.F90]" office:value-type="float" office:value="17399.93" calcext:value-type="float">
            <text:p>17 399,93</text:p>
          </table:table-cell>
          <table:table-cell table:style-name="ce52" table:formula="of:=[.G89]*[.$D$2]*([.C90]-[.C89])/(DATE(YEAR([.C90])+1;1;1)-DATE(YEAR([.C90]);1;1))/100" office:value-type="float" office:value="25511.0654893151" calcext:value-type="float">
            <text:p>25 511,07</text:p>
          </table:table-cell>
          <table:table-cell table:style-name="ce63" table:formula="of:=[.G89]-[.E90]-[.L90]-[.M90]" office:value-type="float" office:value="2658329.64" calcext:value-type="float">
            <text:p>2 658 329,64</text:p>
          </table:table-cell>
          <table:table-cell table:style-name="ce70" table:formula="of:=[.I90]+[.J90]" office:value-type="float" office:value="37472.86" calcext:value-type="float">
            <text:p>37 472,86</text:p>
          </table:table-cell>
          <table:table-cell table:style-name="ce52" table:formula="of:=IF([.$D$1]/[.$D$3]&lt;[.K89];[.$D$1]/[.$D$3];[.K89])" office:value-type="float" office:value="11944.44" calcext:value-type="float">
            <text:p>11 944,44</text:p>
          </table:table-cell>
          <table:table-cell table:style-name="ce52" table:formula="of:=[.K89]*[.$D$2]/12/100" office:value-type="float" office:value="25528.42" calcext:value-type="float">
            <text:p>25 528,42</text:p>
          </table:table-cell>
          <table:table-cell table:style-name="ce79" table:formula="of:=[.K89]-[.I90]-[.L90]-[.M90]" office:value-type="float" office:value="2628926.59" calcext:value-type="float">
            <text:p>2 628 926,59</text:p>
          </table:table-cell>
          <table:table-cell table:style-name="ce84"/>
          <table:table-cell table:style-name="ce91"/>
          <table:table-cell table:style-name="ce95" table:formula="of:=IF(ISBLANK([.L89]);VALUE([.N89]);ROW([.L89]))" office:value-type="float" office:value="7" calcext:value-type="float">
            <text:p>7,00</text:p>
          </table:table-cell>
          <table:table-cell table:formula="of:=[.O89]+[.N89]-[.N90]" office:value-type="float" office:value="360" calcext:value-type="float">
            <text:p>360</text:p>
          </table:table-cell>
          <table:table-cell table:formula="of:=INDEX([.G$1:.G$1048576];[.N9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84" calcext:value-type="float">
            <text:p>84</text:p>
          </table:table-cell>
          <table:table-cell table:style-name="ce21" table:formula="of:=CONCATENATE(INT(([.A91]-1)/12)+1;&quot;-й год &quot;;[.A91]-1-INT(([.A91]-1)/12)*12+1;&quot;-й мес&quot;)" office:value-type="string" office:string-value="7-й год 12-й мес" calcext:value-type="string">
            <text:p>7-й год 12-й мес</text:p>
          </table:table-cell>
          <table:table-cell table:style-name="ce34" table:formula="of:=DATE(YEAR([.C90]);MONTH([.C90])+1;DAY([.C90]))" office:value-type="date" office:date-value="2030-06-24" calcext:value-type="date">
            <text:p>24.06.2030</text:p>
          </table:table-cell>
          <table:table-cell table:style-name="ce46" table:formula="of:=IF([.P91]*[.$D$2]/100/12/(1-(1+[.$D$2]/100/12)^(-[.O91]))&lt;[.G90];ROUNDUP([.P91]*[.$D$2]/100/12/(1-(1+[.$D$2]/100/12)^(-[.O91]));0);[.G90]+[.F91])" office:value-type="float" office:value="42911" calcext:value-type="float">
            <text:p>42 911,00</text:p>
          </table:table-cell>
          <table:table-cell table:style-name="ce52" table:formula="of:=[.D91]-[.F91]" office:value-type="float" office:value="16720.99" calcext:value-type="float">
            <text:p>16 720,99</text:p>
          </table:table-cell>
          <table:table-cell table:style-name="ce52" table:formula="of:=[.G90]*[.$D$2]*([.C91]-[.C90])/(DATE(YEAR([.C91])+1;1;1)-DATE(YEAR([.C91]);1;1))/100" office:value-type="float" office:value="26190.0092751781" calcext:value-type="float">
            <text:p>26 190,01</text:p>
          </table:table-cell>
          <table:table-cell table:style-name="ce63" table:formula="of:=[.G90]-[.E91]-[.L91]-[.M91]" office:value-type="float" office:value="2641608.65" calcext:value-type="float">
            <text:p>2 641 608,65</text:p>
          </table:table-cell>
          <table:table-cell table:style-name="ce70" table:formula="of:=[.I91]+[.J91]" office:value-type="float" office:value="37357.4" calcext:value-type="float">
            <text:p>37 357,40</text:p>
          </table:table-cell>
          <table:table-cell table:style-name="ce52" table:formula="of:=IF([.$D$1]/[.$D$3]&lt;[.K90];[.$D$1]/[.$D$3];[.K90])" office:value-type="float" office:value="11944.44" calcext:value-type="float">
            <text:p>11 944,44</text:p>
          </table:table-cell>
          <table:table-cell table:style-name="ce52" table:formula="of:=[.K90]*[.$D$2]/12/100" office:value-type="float" office:value="25412.96" calcext:value-type="float">
            <text:p>25 412,96</text:p>
          </table:table-cell>
          <table:table-cell table:style-name="ce79" table:formula="of:=[.K90]-[.I91]-[.L91]-[.M91]" office:value-type="float" office:value="2616982.15" calcext:value-type="float">
            <text:p>2 616 982,15</text:p>
          </table:table-cell>
          <table:table-cell table:style-name="ce84"/>
          <table:table-cell table:style-name="ce91"/>
          <table:table-cell table:style-name="ce95" table:formula="of:=IF(ISBLANK([.L90]);VALUE([.N90]);ROW([.L90]))" office:value-type="float" office:value="7" calcext:value-type="float">
            <text:p>7,00</text:p>
          </table:table-cell>
          <table:table-cell table:formula="of:=[.O90]+[.N90]-[.N91]" office:value-type="float" office:value="360" calcext:value-type="float">
            <text:p>360</text:p>
          </table:table-cell>
          <table:table-cell table:formula="of:=INDEX([.G$1:.G$1048576];[.N9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85" calcext:value-type="float">
            <text:p>85</text:p>
          </table:table-cell>
          <table:table-cell table:style-name="ce21" table:formula="of:=CONCATENATE(INT(([.A92]-1)/12)+1;&quot;-й год &quot;;[.A92]-1-INT(([.A92]-1)/12)*12+1;&quot;-й мес&quot;)" office:value-type="string" office:string-value="8-й год 1-й мес" calcext:value-type="string">
            <text:p>8-й год 1-й мес</text:p>
          </table:table-cell>
          <table:table-cell table:style-name="ce34" table:formula="of:=DATE(YEAR([.C91]);MONTH([.C91])+1;DAY([.C91]))" office:value-type="date" office:date-value="2030-07-24" calcext:value-type="date">
            <text:p>24.07.2030</text:p>
          </table:table-cell>
          <table:table-cell table:style-name="ce46" table:formula="of:=IF([.P92]*[.$D$2]/100/12/(1-(1+[.$D$2]/100/12)^(-[.O92]))&lt;[.G91];ROUNDUP([.P92]*[.$D$2]/100/12/(1-(1+[.$D$2]/100/12)^(-[.O92]));0);[.G91]+[.F92])" office:value-type="float" office:value="42911" calcext:value-type="float">
            <text:p>42 911,00</text:p>
          </table:table-cell>
          <table:table-cell table:style-name="ce53" table:formula="of:=[.D92]-[.F92]" office:value-type="float" office:value="17725.25" calcext:value-type="float">
            <text:p>17 725,25</text:p>
          </table:table-cell>
          <table:table-cell table:style-name="ce52" table:formula="of:=[.G91]*[.$D$2]*([.C92]-[.C91])/(DATE(YEAR([.C92])+1;1;1)-DATE(YEAR([.C92]);1;1))/100" office:value-type="float" office:value="25185.7482246575" calcext:value-type="float">
            <text:p>25 185,75</text:p>
          </table:table-cell>
          <table:table-cell table:style-name="ce64" table:formula="of:=[.G91]-[.E92]-[.L92]-[.M92]" office:value-type="float" office:value="2623883.4" calcext:value-type="float">
            <text:p>2 623 883,40</text:p>
          </table:table-cell>
          <table:table-cell table:style-name="ce71" table:formula="of:=[.I92]+[.J92]" office:value-type="float" office:value="37241.93" calcext:value-type="float">
            <text:p>37 241,93</text:p>
          </table:table-cell>
          <table:table-cell table:style-name="ce53" table:formula="of:=IF([.$D$1]/[.$D$3]&lt;[.K91];[.$D$1]/[.$D$3];[.K91])" office:value-type="float" office:value="11944.44" calcext:value-type="float">
            <text:p>11 944,44</text:p>
          </table:table-cell>
          <table:table-cell table:style-name="ce53" table:formula="of:=[.K91]*[.$D$2]/12/100" office:value-type="float" office:value="25297.49" calcext:value-type="float">
            <text:p>25 297,49</text:p>
          </table:table-cell>
          <table:table-cell table:style-name="ce80" table:formula="of:=[.K91]-[.I92]-[.L92]-[.M92]" office:value-type="float" office:value="2605037.71" calcext:value-type="float">
            <text:p>2 605 037,71</text:p>
          </table:table-cell>
          <table:table-cell table:style-name="ce85"/>
          <table:table-cell table:style-name="ce91"/>
          <table:table-cell table:style-name="ce95" table:formula="of:=IF(ISBLANK([.L91]);VALUE([.N91]);ROW([.L91]))" office:value-type="float" office:value="7" calcext:value-type="float">
            <text:p>7,00</text:p>
          </table:table-cell>
          <table:table-cell table:formula="of:=[.O91]+[.N91]-[.N92]" office:value-type="float" office:value="360" calcext:value-type="float">
            <text:p>360</text:p>
          </table:table-cell>
          <table:table-cell table:formula="of:=INDEX([.G$1:.G$1048576];[.N9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86" calcext:value-type="float">
            <text:p>86</text:p>
          </table:table-cell>
          <table:table-cell table:style-name="ce21" table:formula="of:=CONCATENATE(INT(([.A93]-1)/12)+1;&quot;-й год &quot;;[.A93]-1-INT(([.A93]-1)/12)*12+1;&quot;-й мес&quot;)" office:value-type="string" office:string-value="8-й год 2-й мес" calcext:value-type="string">
            <text:p>8-й год 2-й мес</text:p>
          </table:table-cell>
          <table:table-cell table:style-name="ce34" table:formula="of:=DATE(YEAR([.C92]);MONTH([.C92])+1;DAY([.C92]))" office:value-type="date" office:date-value="2030-08-24" calcext:value-type="date">
            <text:p>24.08.2030</text:p>
          </table:table-cell>
          <table:table-cell table:style-name="ce46" table:formula="of:=IF([.P93]*[.$D$2]/100/12/(1-(1+[.$D$2]/100/12)^(-[.O93]))&lt;[.G92];ROUNDUP([.P93]*[.$D$2]/100/12/(1-(1+[.$D$2]/100/12)^(-[.O93]));0);[.G92]+[.F93])" office:value-type="float" office:value="42911" calcext:value-type="float">
            <text:p>42 911,00</text:p>
          </table:table-cell>
          <table:table-cell table:style-name="ce52" table:formula="of:=[.D93]-[.F93]" office:value-type="float" office:value="17060.36" calcext:value-type="float">
            <text:p>17 060,36</text:p>
          </table:table-cell>
          <table:table-cell table:style-name="ce52" table:formula="of:=[.G92]*[.$D$2]*([.C93]-[.C92])/(DATE(YEAR([.C93])+1;1;1)-DATE(YEAR([.C93]);1;1))/100" office:value-type="float" office:value="25850.6430312329" calcext:value-type="float">
            <text:p>25 850,64</text:p>
          </table:table-cell>
          <table:table-cell table:style-name="ce63" table:formula="of:=[.G92]-[.E93]-[.L93]-[.M93]" office:value-type="float" office:value="2606823.04" calcext:value-type="float">
            <text:p>2 606 823,04</text:p>
          </table:table-cell>
          <table:table-cell table:style-name="ce70" table:formula="of:=[.I93]+[.J93]" office:value-type="float" office:value="37126.47" calcext:value-type="float">
            <text:p>37 126,47</text:p>
          </table:table-cell>
          <table:table-cell table:style-name="ce52" table:formula="of:=IF([.$D$1]/[.$D$3]&lt;[.K92];[.$D$1]/[.$D$3];[.K92])" office:value-type="float" office:value="11944.44" calcext:value-type="float">
            <text:p>11 944,44</text:p>
          </table:table-cell>
          <table:table-cell table:style-name="ce52" table:formula="of:=[.K92]*[.$D$2]/12/100" office:value-type="float" office:value="25182.03" calcext:value-type="float">
            <text:p>25 182,03</text:p>
          </table:table-cell>
          <table:table-cell table:style-name="ce79" table:formula="of:=[.K92]-[.I93]-[.L93]-[.M93]" office:value-type="float" office:value="2593093.27" calcext:value-type="float">
            <text:p>2 593 093,27</text:p>
          </table:table-cell>
          <table:table-cell table:style-name="ce84"/>
          <table:table-cell table:style-name="ce91"/>
          <table:table-cell table:style-name="ce95" table:formula="of:=IF(ISBLANK([.L92]);VALUE([.N92]);ROW([.L92]))" office:value-type="float" office:value="7" calcext:value-type="float">
            <text:p>7,00</text:p>
          </table:table-cell>
          <table:table-cell table:formula="of:=[.O92]+[.N92]-[.N93]" office:value-type="float" office:value="360" calcext:value-type="float">
            <text:p>360</text:p>
          </table:table-cell>
          <table:table-cell table:formula="of:=INDEX([.G$1:.G$1048576];[.N9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87" calcext:value-type="float">
            <text:p>87</text:p>
          </table:table-cell>
          <table:table-cell table:style-name="ce21" table:formula="of:=CONCATENATE(INT(([.A94]-1)/12)+1;&quot;-й год &quot;;[.A94]-1-INT(([.A94]-1)/12)*12+1;&quot;-й мес&quot;)" office:value-type="string" office:string-value="8-й год 3-й мес" calcext:value-type="string">
            <text:p>8-й год 3-й мес</text:p>
          </table:table-cell>
          <table:table-cell table:style-name="ce34" table:formula="of:=DATE(YEAR([.C93]);MONTH([.C93])+1;DAY([.C93]))" office:value-type="date" office:date-value="2030-09-24" calcext:value-type="date">
            <text:p>24.09.2030</text:p>
          </table:table-cell>
          <table:table-cell table:style-name="ce46" table:formula="of:=IF([.P94]*[.$D$2]/100/12/(1-(1+[.$D$2]/100/12)^(-[.O94]))&lt;[.G93];ROUNDUP([.P94]*[.$D$2]/100/12/(1-(1+[.$D$2]/100/12)^(-[.O94]));0);[.G93]+[.F94])" office:value-type="float" office:value="42911" calcext:value-type="float">
            <text:p>42 911,00</text:p>
          </table:table-cell>
          <table:table-cell table:style-name="ce52" table:formula="of:=[.D94]-[.F94]" office:value-type="float" office:value="17228.44" calcext:value-type="float">
            <text:p>17 228,44</text:p>
          </table:table-cell>
          <table:table-cell table:style-name="ce52" table:formula="of:=[.G93]*[.$D$2]*([.C94]-[.C93])/(DATE(YEAR([.C94])+1;1;1)-DATE(YEAR([.C94]);1;1))/100" office:value-type="float" office:value="25682.5634296986" calcext:value-type="float">
            <text:p>25 682,56</text:p>
          </table:table-cell>
          <table:table-cell table:style-name="ce63" table:formula="of:=[.G93]-[.E94]-[.L94]-[.M94]" office:value-type="float" office:value="2589594.6" calcext:value-type="float">
            <text:p>2 589 594,60</text:p>
          </table:table-cell>
          <table:table-cell table:style-name="ce70" table:formula="of:=[.I94]+[.J94]" office:value-type="float" office:value="37011.01" calcext:value-type="float">
            <text:p>37 011,01</text:p>
          </table:table-cell>
          <table:table-cell table:style-name="ce52" table:formula="of:=IF([.$D$1]/[.$D$3]&lt;[.K93];[.$D$1]/[.$D$3];[.K93])" office:value-type="float" office:value="11944.44" calcext:value-type="float">
            <text:p>11 944,44</text:p>
          </table:table-cell>
          <table:table-cell table:style-name="ce52" table:formula="of:=[.K93]*[.$D$2]/12/100" office:value-type="float" office:value="25066.57" calcext:value-type="float">
            <text:p>25 066,57</text:p>
          </table:table-cell>
          <table:table-cell table:style-name="ce79" table:formula="of:=[.K93]-[.I94]-[.L94]-[.M94]" office:value-type="float" office:value="2581148.83" calcext:value-type="float">
            <text:p>2 581 148,83</text:p>
          </table:table-cell>
          <table:table-cell table:style-name="ce84"/>
          <table:table-cell table:style-name="ce91"/>
          <table:table-cell table:style-name="ce95" table:formula="of:=IF(ISBLANK([.L93]);VALUE([.N93]);ROW([.L93]))" office:value-type="float" office:value="7" calcext:value-type="float">
            <text:p>7,00</text:p>
          </table:table-cell>
          <table:table-cell table:formula="of:=[.O93]+[.N93]-[.N94]" office:value-type="float" office:value="360" calcext:value-type="float">
            <text:p>360</text:p>
          </table:table-cell>
          <table:table-cell table:formula="of:=INDEX([.G$1:.G$1048576];[.N9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88" calcext:value-type="float">
            <text:p>88</text:p>
          </table:table-cell>
          <table:table-cell table:style-name="ce21" table:formula="of:=CONCATENATE(INT(([.A95]-1)/12)+1;&quot;-й год &quot;;[.A95]-1-INT(([.A95]-1)/12)*12+1;&quot;-й мес&quot;)" office:value-type="string" office:string-value="8-й год 4-й мес" calcext:value-type="string">
            <text:p>8-й год 4-й мес</text:p>
          </table:table-cell>
          <table:table-cell table:style-name="ce34" table:formula="of:=DATE(YEAR([.C94]);MONTH([.C94])+1;DAY([.C94]))" office:value-type="date" office:date-value="2030-10-24" calcext:value-type="date">
            <text:p>24.10.2030</text:p>
          </table:table-cell>
          <table:table-cell table:style-name="ce46" table:formula="of:=IF([.P95]*[.$D$2]/100/12/(1-(1+[.$D$2]/100/12)^(-[.O95]))&lt;[.G94];ROUNDUP([.P95]*[.$D$2]/100/12/(1-(1+[.$D$2]/100/12)^(-[.O95]));0);[.G94]+[.F95])" office:value-type="float" office:value="42911" calcext:value-type="float">
            <text:p>42 911,00</text:p>
          </table:table-cell>
          <table:table-cell table:style-name="ce52" table:formula="of:=[.D95]-[.F95]" office:value-type="float" office:value="18221.17" calcext:value-type="float">
            <text:p>18 221,17</text:p>
          </table:table-cell>
          <table:table-cell table:style-name="ce52" table:formula="of:=[.G94]*[.$D$2]*([.C95]-[.C94])/(DATE(YEAR([.C95])+1;1;1)-DATE(YEAR([.C95]);1;1))/100" office:value-type="float" office:value="24689.8334465753" calcext:value-type="float">
            <text:p>24 689,83</text:p>
          </table:table-cell>
          <table:table-cell table:style-name="ce63" table:formula="of:=[.G94]-[.E95]-[.L95]-[.M95]" office:value-type="float" office:value="2571373.43" calcext:value-type="float">
            <text:p>2 571 373,43</text:p>
          </table:table-cell>
          <table:table-cell table:style-name="ce70" table:formula="of:=[.I95]+[.J95]" office:value-type="float" office:value="36895.55" calcext:value-type="float">
            <text:p>36 895,55</text:p>
          </table:table-cell>
          <table:table-cell table:style-name="ce52" table:formula="of:=IF([.$D$1]/[.$D$3]&lt;[.K94];[.$D$1]/[.$D$3];[.K94])" office:value-type="float" office:value="11944.44" calcext:value-type="float">
            <text:p>11 944,44</text:p>
          </table:table-cell>
          <table:table-cell table:style-name="ce52" table:formula="of:=[.K94]*[.$D$2]/12/100" office:value-type="float" office:value="24951.11" calcext:value-type="float">
            <text:p>24 951,11</text:p>
          </table:table-cell>
          <table:table-cell table:style-name="ce79" table:formula="of:=[.K94]-[.I95]-[.L95]-[.M95]" office:value-type="float" office:value="2569204.39" calcext:value-type="float">
            <text:p>2 569 204,39</text:p>
          </table:table-cell>
          <table:table-cell table:style-name="ce84"/>
          <table:table-cell table:style-name="ce91"/>
          <table:table-cell table:style-name="ce95" table:formula="of:=IF(ISBLANK([.L94]);VALUE([.N94]);ROW([.L94]))" office:value-type="float" office:value="7" calcext:value-type="float">
            <text:p>7,00</text:p>
          </table:table-cell>
          <table:table-cell table:formula="of:=[.O94]+[.N94]-[.N95]" office:value-type="float" office:value="360" calcext:value-type="float">
            <text:p>360</text:p>
          </table:table-cell>
          <table:table-cell table:formula="of:=INDEX([.G$1:.G$1048576];[.N9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89" calcext:value-type="float">
            <text:p>89</text:p>
          </table:table-cell>
          <table:table-cell table:style-name="ce21" table:formula="of:=CONCATENATE(INT(([.A96]-1)/12)+1;&quot;-й год &quot;;[.A96]-1-INT(([.A96]-1)/12)*12+1;&quot;-й мес&quot;)" office:value-type="string" office:string-value="8-й год 5-й мес" calcext:value-type="string">
            <text:p>8-й год 5-й мес</text:p>
          </table:table-cell>
          <table:table-cell table:style-name="ce34" table:formula="of:=DATE(YEAR([.C95]);MONTH([.C95])+1;DAY([.C95]))" office:value-type="date" office:date-value="2030-11-24" calcext:value-type="date">
            <text:p>24.11.2030</text:p>
          </table:table-cell>
          <table:table-cell table:style-name="ce46" table:formula="of:=IF([.P96]*[.$D$2]/100/12/(1-(1+[.$D$2]/100/12)^(-[.O96]))&lt;[.G95];ROUNDUP([.P96]*[.$D$2]/100/12/(1-(1+[.$D$2]/100/12)^(-[.O96]));0);[.G95]+[.F96])" office:value-type="float" office:value="42911" calcext:value-type="float">
            <text:p>42 911,00</text:p>
          </table:table-cell>
          <table:table-cell table:style-name="ce52" table:formula="of:=[.D96]-[.F96]" office:value-type="float" office:value="17577.69" calcext:value-type="float">
            <text:p>17 577,69</text:p>
          </table:table-cell>
          <table:table-cell table:style-name="ce52" table:formula="of:=[.G95]*[.$D$2]*([.C96]-[.C95])/(DATE(YEAR([.C96])+1;1;1)-DATE(YEAR([.C96]);1;1))/100" office:value-type="float" office:value="25333.3119295342" calcext:value-type="float">
            <text:p>25 333,31</text:p>
          </table:table-cell>
          <table:table-cell table:style-name="ce63" table:formula="of:=[.G95]-[.E96]-[.L96]-[.M96]" office:value-type="float" office:value="2553795.74" calcext:value-type="float">
            <text:p>2 553 795,74</text:p>
          </table:table-cell>
          <table:table-cell table:style-name="ce70" table:formula="of:=[.I96]+[.J96]" office:value-type="float" office:value="36780.08" calcext:value-type="float">
            <text:p>36 780,08</text:p>
          </table:table-cell>
          <table:table-cell table:style-name="ce52" table:formula="of:=IF([.$D$1]/[.$D$3]&lt;[.K95];[.$D$1]/[.$D$3];[.K95])" office:value-type="float" office:value="11944.44" calcext:value-type="float">
            <text:p>11 944,44</text:p>
          </table:table-cell>
          <table:table-cell table:style-name="ce52" table:formula="of:=[.K95]*[.$D$2]/12/100" office:value-type="float" office:value="24835.64" calcext:value-type="float">
            <text:p>24 835,64</text:p>
          </table:table-cell>
          <table:table-cell table:style-name="ce79" table:formula="of:=[.K95]-[.I96]-[.L96]-[.M96]" office:value-type="float" office:value="2557259.95" calcext:value-type="float">
            <text:p>2 557 259,95</text:p>
          </table:table-cell>
          <table:table-cell table:style-name="ce84"/>
          <table:table-cell table:style-name="ce91"/>
          <table:table-cell table:style-name="ce95" table:formula="of:=IF(ISBLANK([.L95]);VALUE([.N95]);ROW([.L95]))" office:value-type="float" office:value="7" calcext:value-type="float">
            <text:p>7,00</text:p>
          </table:table-cell>
          <table:table-cell table:formula="of:=[.O95]+[.N95]-[.N96]" office:value-type="float" office:value="360" calcext:value-type="float">
            <text:p>360</text:p>
          </table:table-cell>
          <table:table-cell table:formula="of:=INDEX([.G$1:.G$1048576];[.N9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90" calcext:value-type="float">
            <text:p>90</text:p>
          </table:table-cell>
          <table:table-cell table:style-name="ce21" table:formula="of:=CONCATENATE(INT(([.A97]-1)/12)+1;&quot;-й год &quot;;[.A97]-1-INT(([.A97]-1)/12)*12+1;&quot;-й мес&quot;)" office:value-type="string" office:string-value="8-й год 6-й мес" calcext:value-type="string">
            <text:p>8-й год 6-й мес</text:p>
          </table:table-cell>
          <table:table-cell table:style-name="ce34" table:formula="of:=DATE(YEAR([.C96]);MONTH([.C96])+1;DAY([.C96]))" office:value-type="date" office:date-value="2030-12-24" calcext:value-type="date">
            <text:p>24.12.2030</text:p>
          </table:table-cell>
          <table:table-cell table:style-name="ce46" table:formula="of:=IF([.P97]*[.$D$2]/100/12/(1-(1+[.$D$2]/100/12)^(-[.O97]))&lt;[.G96];ROUNDUP([.P97]*[.$D$2]/100/12/(1-(1+[.$D$2]/100/12)^(-[.O97]));0);[.G96]+[.F97])" office:value-type="float" office:value="42911" calcext:value-type="float">
            <text:p>42 911,00</text:p>
          </table:table-cell>
          <table:table-cell table:style-name="ce52" table:formula="of:=[.D97]-[.F97]" office:value-type="float" office:value="18562.48" calcext:value-type="float">
            <text:p>18 562,48</text:p>
          </table:table-cell>
          <table:table-cell table:style-name="ce52" table:formula="of:=[.G96]*[.$D$2]*([.C97]-[.C96])/(DATE(YEAR([.C97])+1;1;1)-DATE(YEAR([.C97]);1;1))/100" office:value-type="float" office:value="24348.5182882192" calcext:value-type="float">
            <text:p>24 348,52</text:p>
          </table:table-cell>
          <table:table-cell table:style-name="ce63" table:formula="of:=[.G96]-[.E97]-[.L97]-[.M97]" office:value-type="float" office:value="2535233.26" calcext:value-type="float">
            <text:p>2 535 233,26</text:p>
          </table:table-cell>
          <table:table-cell table:style-name="ce70" table:formula="of:=[.I97]+[.J97]" office:value-type="float" office:value="36664.62" calcext:value-type="float">
            <text:p>36 664,62</text:p>
          </table:table-cell>
          <table:table-cell table:style-name="ce52" table:formula="of:=IF([.$D$1]/[.$D$3]&lt;[.K96];[.$D$1]/[.$D$3];[.K96])" office:value-type="float" office:value="11944.44" calcext:value-type="float">
            <text:p>11 944,44</text:p>
          </table:table-cell>
          <table:table-cell table:style-name="ce52" table:formula="of:=[.K96]*[.$D$2]/12/100" office:value-type="float" office:value="24720.18" calcext:value-type="float">
            <text:p>24 720,18</text:p>
          </table:table-cell>
          <table:table-cell table:style-name="ce79" table:formula="of:=[.K96]-[.I97]-[.L97]-[.M97]" office:value-type="float" office:value="2545315.51" calcext:value-type="float">
            <text:p>2 545 315,51</text:p>
          </table:table-cell>
          <table:table-cell table:style-name="ce84"/>
          <table:table-cell table:style-name="ce91"/>
          <table:table-cell table:style-name="ce95" table:formula="of:=IF(ISBLANK([.L96]);VALUE([.N96]);ROW([.L96]))" office:value-type="float" office:value="7" calcext:value-type="float">
            <text:p>7,00</text:p>
          </table:table-cell>
          <table:table-cell table:formula="of:=[.O96]+[.N96]-[.N97]" office:value-type="float" office:value="360" calcext:value-type="float">
            <text:p>360</text:p>
          </table:table-cell>
          <table:table-cell table:formula="of:=INDEX([.G$1:.G$1048576];[.N9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91" calcext:value-type="float">
            <text:p>91</text:p>
          </table:table-cell>
          <table:table-cell table:style-name="ce21" table:formula="of:=CONCATENATE(INT(([.A98]-1)/12)+1;&quot;-й год &quot;;[.A98]-1-INT(([.A98]-1)/12)*12+1;&quot;-й мес&quot;)" office:value-type="string" office:string-value="8-й год 7-й мес" calcext:value-type="string">
            <text:p>8-й год 7-й мес</text:p>
          </table:table-cell>
          <table:table-cell table:style-name="ce34" table:formula="of:=DATE(YEAR([.C97]);MONTH([.C97])+1;DAY([.C97]))" office:value-type="date" office:date-value="2031-01-24" calcext:value-type="date">
            <text:p>24.01.2031</text:p>
          </table:table-cell>
          <table:table-cell table:style-name="ce46" table:formula="of:=IF([.P98]*[.$D$2]/100/12/(1-(1+[.$D$2]/100/12)^(-[.O98]))&lt;[.G97];ROUNDUP([.P98]*[.$D$2]/100/12/(1-(1+[.$D$2]/100/12)^(-[.O98]));0);[.G97]+[.F98])" office:value-type="float" office:value="42911" calcext:value-type="float">
            <text:p>42 911,00</text:p>
          </table:table-cell>
          <table:table-cell table:style-name="ce52" table:formula="of:=[.D98]-[.F98]" office:value-type="float" office:value="17933.74" calcext:value-type="float">
            <text:p>17 933,74</text:p>
          </table:table-cell>
          <table:table-cell table:style-name="ce52" table:formula="of:=[.G97]*[.$D$2]*([.C98]-[.C97])/(DATE(YEAR([.C98])+1;1;1)-DATE(YEAR([.C98]);1;1))/100" office:value-type="float" office:value="24977.256994411" calcext:value-type="float">
            <text:p>24 977,26</text:p>
          </table:table-cell>
          <table:table-cell table:style-name="ce63" table:formula="of:=[.G97]-[.E98]-[.L98]-[.M98]" office:value-type="float" office:value="2517299.52" calcext:value-type="float">
            <text:p>2 517 299,52</text:p>
          </table:table-cell>
          <table:table-cell table:style-name="ce70" table:formula="of:=[.I98]+[.J98]" office:value-type="float" office:value="36549.16" calcext:value-type="float">
            <text:p>36 549,16</text:p>
          </table:table-cell>
          <table:table-cell table:style-name="ce52" table:formula="of:=IF([.$D$1]/[.$D$3]&lt;[.K97];[.$D$1]/[.$D$3];[.K97])" office:value-type="float" office:value="11944.44" calcext:value-type="float">
            <text:p>11 944,44</text:p>
          </table:table-cell>
          <table:table-cell table:style-name="ce52" table:formula="of:=[.K97]*[.$D$2]/12/100" office:value-type="float" office:value="24604.72" calcext:value-type="float">
            <text:p>24 604,72</text:p>
          </table:table-cell>
          <table:table-cell table:style-name="ce79" table:formula="of:=[.K97]-[.I98]-[.L98]-[.M98]" office:value-type="float" office:value="2533371.07000001" calcext:value-type="float">
            <text:p>2 533 371,07</text:p>
          </table:table-cell>
          <table:table-cell table:style-name="ce84"/>
          <table:table-cell table:style-name="ce91"/>
          <table:table-cell table:style-name="ce95" table:formula="of:=IF(ISBLANK([.L97]);VALUE([.N97]);ROW([.L97]))" office:value-type="float" office:value="7" calcext:value-type="float">
            <text:p>7,00</text:p>
          </table:table-cell>
          <table:table-cell table:formula="of:=[.O97]+[.N97]-[.N98]" office:value-type="float" office:value="360" calcext:value-type="float">
            <text:p>360</text:p>
          </table:table-cell>
          <table:table-cell table:formula="of:=INDEX([.G$1:.G$1048576];[.N9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92" calcext:value-type="float">
            <text:p>92</text:p>
          </table:table-cell>
          <table:table-cell table:style-name="ce21" table:formula="of:=CONCATENATE(INT(([.A99]-1)/12)+1;&quot;-й год &quot;;[.A99]-1-INT(([.A99]-1)/12)*12+1;&quot;-й мес&quot;)" office:value-type="string" office:string-value="8-й год 8-й мес" calcext:value-type="string">
            <text:p>8-й год 8-й мес</text:p>
          </table:table-cell>
          <table:table-cell table:style-name="ce34" table:formula="of:=DATE(YEAR([.C98]);MONTH([.C98])+1;DAY([.C98]))" office:value-type="date" office:date-value="2031-02-24" calcext:value-type="date">
            <text:p>24.02.2031</text:p>
          </table:table-cell>
          <table:table-cell table:style-name="ce46" table:formula="of:=IF([.P99]*[.$D$2]/100/12/(1-(1+[.$D$2]/100/12)^(-[.O99]))&lt;[.G98];ROUNDUP([.P99]*[.$D$2]/100/12/(1-(1+[.$D$2]/100/12)^(-[.O99]));0);[.G98]+[.F99])" office:value-type="float" office:value="42911" calcext:value-type="float">
            <text:p>42 911,00</text:p>
          </table:table-cell>
          <table:table-cell table:style-name="ce52" table:formula="of:=[.D99]-[.F99]" office:value-type="float" office:value="18110.43" calcext:value-type="float">
            <text:p>18 110,43</text:p>
          </table:table-cell>
          <table:table-cell table:style-name="ce52" table:formula="of:=[.G98]*[.$D$2]*([.C99]-[.C98])/(DATE(YEAR([.C99])+1;1;1)-DATE(YEAR([.C99]);1;1))/100" office:value-type="float" office:value="24800.5728052603" calcext:value-type="float">
            <text:p>24 800,57</text:p>
          </table:table-cell>
          <table:table-cell table:style-name="ce63" table:formula="of:=[.G98]-[.E99]-[.L99]-[.M99]" office:value-type="float" office:value="2499189.09" calcext:value-type="float">
            <text:p>2 499 189,09</text:p>
          </table:table-cell>
          <table:table-cell table:style-name="ce70" table:formula="of:=[.I99]+[.J99]" office:value-type="float" office:value="36433.69" calcext:value-type="float">
            <text:p>36 433,69</text:p>
          </table:table-cell>
          <table:table-cell table:style-name="ce52" table:formula="of:=IF([.$D$1]/[.$D$3]&lt;[.K98];[.$D$1]/[.$D$3];[.K98])" office:value-type="float" office:value="11944.44" calcext:value-type="float">
            <text:p>11 944,44</text:p>
          </table:table-cell>
          <table:table-cell table:style-name="ce52" table:formula="of:=[.K98]*[.$D$2]/12/100" office:value-type="float" office:value="24489.25" calcext:value-type="float">
            <text:p>24 489,25</text:p>
          </table:table-cell>
          <table:table-cell table:style-name="ce79" table:formula="of:=[.K98]-[.I99]-[.L99]-[.M99]" office:value-type="float" office:value="2521426.63" calcext:value-type="float">
            <text:p>2 521 426,63</text:p>
          </table:table-cell>
          <table:table-cell table:style-name="ce84"/>
          <table:table-cell table:style-name="ce91"/>
          <table:table-cell table:style-name="ce95" table:formula="of:=IF(ISBLANK([.L98]);VALUE([.N98]);ROW([.L98]))" office:value-type="float" office:value="7" calcext:value-type="float">
            <text:p>7,00</text:p>
          </table:table-cell>
          <table:table-cell table:formula="of:=[.O98]+[.N98]-[.N99]" office:value-type="float" office:value="360" calcext:value-type="float">
            <text:p>360</text:p>
          </table:table-cell>
          <table:table-cell table:formula="of:=INDEX([.G$1:.G$1048576];[.N9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93" calcext:value-type="float">
            <text:p>93</text:p>
          </table:table-cell>
          <table:table-cell table:style-name="ce21" table:formula="of:=CONCATENATE(INT(([.A100]-1)/12)+1;&quot;-й год &quot;;[.A100]-1-INT(([.A100]-1)/12)*12+1;&quot;-й мес&quot;)" office:value-type="string" office:string-value="8-й год 9-й мес" calcext:value-type="string">
            <text:p>8-й год 9-й мес</text:p>
          </table:table-cell>
          <table:table-cell table:style-name="ce34" table:formula="of:=DATE(YEAR([.C99]);MONTH([.C99])+1;DAY([.C99]))" office:value-type="date" office:date-value="2031-03-24" calcext:value-type="date">
            <text:p>24.03.2031</text:p>
          </table:table-cell>
          <table:table-cell table:style-name="ce46" table:formula="of:=IF([.P100]*[.$D$2]/100/12/(1-(1+[.$D$2]/100/12)^(-[.O100]))&lt;[.G99];ROUNDUP([.P100]*[.$D$2]/100/12/(1-(1+[.$D$2]/100/12)^(-[.O100]));0);[.G99]+[.F100])" office:value-type="float" office:value="42911" calcext:value-type="float">
            <text:p>42 911,00</text:p>
          </table:table-cell>
          <table:table-cell table:style-name="ce52" table:formula="of:=[.D100]-[.F100]" office:value-type="float" office:value="20671.64" calcext:value-type="float">
            <text:p>20 671,64</text:p>
          </table:table-cell>
          <table:table-cell table:style-name="ce52" table:formula="of:=[.G99]*[.$D$2]*([.C100]-[.C99])/(DATE(YEAR([.C100])+1;1;1)-DATE(YEAR([.C100]);1;1))/100" office:value-type="float" office:value="22239.3593543014" calcext:value-type="float">
            <text:p>22 239,36</text:p>
          </table:table-cell>
          <table:table-cell table:style-name="ce63" table:formula="of:=[.G99]-[.E100]-[.L100]-[.M100]" office:value-type="float" office:value="2478517.45" calcext:value-type="float">
            <text:p>2 478 517,45</text:p>
          </table:table-cell>
          <table:table-cell table:style-name="ce70" table:formula="of:=[.I100]+[.J100]" office:value-type="float" office:value="36318.23" calcext:value-type="float">
            <text:p>36 318,23</text:p>
          </table:table-cell>
          <table:table-cell table:style-name="ce52" table:formula="of:=IF([.$D$1]/[.$D$3]&lt;[.K99];[.$D$1]/[.$D$3];[.K99])" office:value-type="float" office:value="11944.44" calcext:value-type="float">
            <text:p>11 944,44</text:p>
          </table:table-cell>
          <table:table-cell table:style-name="ce52" table:formula="of:=[.K99]*[.$D$2]/12/100" office:value-type="float" office:value="24373.79" calcext:value-type="float">
            <text:p>24 373,79</text:p>
          </table:table-cell>
          <table:table-cell table:style-name="ce79" table:formula="of:=[.K99]-[.I100]-[.L100]-[.M100]" office:value-type="float" office:value="2509482.19000001" calcext:value-type="float">
            <text:p>2 509 482,19</text:p>
          </table:table-cell>
          <table:table-cell table:style-name="ce84"/>
          <table:table-cell table:style-name="ce91"/>
          <table:table-cell table:style-name="ce95" table:formula="of:=IF(ISBLANK([.L99]);VALUE([.N99]);ROW([.L99]))" office:value-type="float" office:value="7" calcext:value-type="float">
            <text:p>7,00</text:p>
          </table:table-cell>
          <table:table-cell table:formula="of:=[.O99]+[.N99]-[.N100]" office:value-type="float" office:value="360" calcext:value-type="float">
            <text:p>360</text:p>
          </table:table-cell>
          <table:table-cell table:formula="of:=INDEX([.G$1:.G$1048576];[.N10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94" calcext:value-type="float">
            <text:p>94</text:p>
          </table:table-cell>
          <table:table-cell table:style-name="ce21" table:formula="of:=CONCATENATE(INT(([.A101]-1)/12)+1;&quot;-й год &quot;;[.A101]-1-INT(([.A101]-1)/12)*12+1;&quot;-й мес&quot;)" office:value-type="string" office:string-value="8-й год 10-й мес" calcext:value-type="string">
            <text:p>8-й год 10-й мес</text:p>
          </table:table-cell>
          <table:table-cell table:style-name="ce34" table:formula="of:=DATE(YEAR([.C100]);MONTH([.C100])+1;DAY([.C100]))" office:value-type="date" office:date-value="2031-04-24" calcext:value-type="date">
            <text:p>24.04.2031</text:p>
          </table:table-cell>
          <table:table-cell table:style-name="ce46" table:formula="of:=IF([.P101]*[.$D$2]/100/12/(1-(1+[.$D$2]/100/12)^(-[.O101]))&lt;[.G100];ROUNDUP([.P101]*[.$D$2]/100/12/(1-(1+[.$D$2]/100/12)^(-[.O101]));0);[.G100]+[.F101])" office:value-type="float" office:value="42911" calcext:value-type="float">
            <text:p>42 911,00</text:p>
          </table:table-cell>
          <table:table-cell table:style-name="ce52" table:formula="of:=[.D101]-[.F101]" office:value-type="float" office:value="18492.51" calcext:value-type="float">
            <text:p>18 492,51</text:p>
          </table:table-cell>
          <table:table-cell table:style-name="ce52" table:formula="of:=[.G100]*[.$D$2]*([.C101]-[.C100])/(DATE(YEAR([.C101])+1;1;1)-DATE(YEAR([.C101]);1;1))/100" office:value-type="float" office:value="24418.4897265753" calcext:value-type="float">
            <text:p>24 418,49</text:p>
          </table:table-cell>
          <table:table-cell table:style-name="ce63" table:formula="of:=[.G100]-[.E101]-[.L101]-[.M101]" office:value-type="float" office:value="2460024.94" calcext:value-type="float">
            <text:p>2 460 024,94</text:p>
          </table:table-cell>
          <table:table-cell table:style-name="ce70" table:formula="of:=[.I101]+[.J101]" office:value-type="float" office:value="36202.77" calcext:value-type="float">
            <text:p>36 202,77</text:p>
          </table:table-cell>
          <table:table-cell table:style-name="ce52" table:formula="of:=IF([.$D$1]/[.$D$3]&lt;[.K100];[.$D$1]/[.$D$3];[.K100])" office:value-type="float" office:value="11944.44" calcext:value-type="float">
            <text:p>11 944,44</text:p>
          </table:table-cell>
          <table:table-cell table:style-name="ce52" table:formula="of:=[.K100]*[.$D$2]/12/100" office:value-type="float" office:value="24258.33" calcext:value-type="float">
            <text:p>24 258,33</text:p>
          </table:table-cell>
          <table:table-cell table:style-name="ce79" table:formula="of:=[.K100]-[.I101]-[.L101]-[.M101]" office:value-type="float" office:value="2497537.75" calcext:value-type="float">
            <text:p>2 497 537,75</text:p>
          </table:table-cell>
          <table:table-cell table:style-name="ce84"/>
          <table:table-cell table:style-name="ce91"/>
          <table:table-cell table:style-name="ce95" table:formula="of:=IF(ISBLANK([.L100]);VALUE([.N100]);ROW([.L100]))" office:value-type="float" office:value="7" calcext:value-type="float">
            <text:p>7,00</text:p>
          </table:table-cell>
          <table:table-cell table:formula="of:=[.O100]+[.N100]-[.N101]" office:value-type="float" office:value="360" calcext:value-type="float">
            <text:p>360</text:p>
          </table:table-cell>
          <table:table-cell table:formula="of:=INDEX([.G$1:.G$1048576];[.N10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95" calcext:value-type="float">
            <text:p>95</text:p>
          </table:table-cell>
          <table:table-cell table:style-name="ce21" table:formula="of:=CONCATENATE(INT(([.A102]-1)/12)+1;&quot;-й год &quot;;[.A102]-1-INT(([.A102]-1)/12)*12+1;&quot;-й мес&quot;)" office:value-type="string" office:string-value="8-й год 11-й мес" calcext:value-type="string">
            <text:p>8-й год 11-й мес</text:p>
          </table:table-cell>
          <table:table-cell table:style-name="ce34" table:formula="of:=DATE(YEAR([.C101]);MONTH([.C101])+1;DAY([.C101]))" office:value-type="date" office:date-value="2031-05-24" calcext:value-type="date">
            <text:p>24.05.2031</text:p>
          </table:table-cell>
          <table:table-cell table:style-name="ce46" table:formula="of:=IF([.P102]*[.$D$2]/100/12/(1-(1+[.$D$2]/100/12)^(-[.O102]))&lt;[.G101];ROUNDUP([.P102]*[.$D$2]/100/12/(1-(1+[.$D$2]/100/12)^(-[.O102]));0);[.G101]+[.F102])" office:value-type="float" office:value="42911" calcext:value-type="float">
            <text:p>42 911,00</text:p>
          </table:table-cell>
          <table:table-cell table:style-name="ce52" table:formula="of:=[.D102]-[.F102]" office:value-type="float" office:value="19456.52" calcext:value-type="float">
            <text:p>19 456,52</text:p>
          </table:table-cell>
          <table:table-cell table:style-name="ce52" table:formula="of:=[.G101]*[.$D$2]*([.C102]-[.C101])/(DATE(YEAR([.C102])+1;1;1)-DATE(YEAR([.C102]);1;1))/100" office:value-type="float" office:value="23454.484359452" calcext:value-type="float">
            <text:p>23 454,48</text:p>
          </table:table-cell>
          <table:table-cell table:style-name="ce63" table:formula="of:=[.G101]-[.E102]-[.L102]-[.M102]" office:value-type="float" office:value="2440568.42" calcext:value-type="float">
            <text:p>2 440 568,42</text:p>
          </table:table-cell>
          <table:table-cell table:style-name="ce70" table:formula="of:=[.I102]+[.J102]" office:value-type="float" office:value="36087.3" calcext:value-type="float">
            <text:p>36 087,30</text:p>
          </table:table-cell>
          <table:table-cell table:style-name="ce52" table:formula="of:=IF([.$D$1]/[.$D$3]&lt;[.K101];[.$D$1]/[.$D$3];[.K101])" office:value-type="float" office:value="11944.44" calcext:value-type="float">
            <text:p>11 944,44</text:p>
          </table:table-cell>
          <table:table-cell table:style-name="ce52" table:formula="of:=[.K101]*[.$D$2]/12/100" office:value-type="float" office:value="24142.86" calcext:value-type="float">
            <text:p>24 142,86</text:p>
          </table:table-cell>
          <table:table-cell table:style-name="ce79" table:formula="of:=[.K101]-[.I102]-[.L102]-[.M102]" office:value-type="float" office:value="2485593.31000001" calcext:value-type="float">
            <text:p>2 485 593,31</text:p>
          </table:table-cell>
          <table:table-cell table:style-name="ce84"/>
          <table:table-cell table:style-name="ce91"/>
          <table:table-cell table:style-name="ce95" table:formula="of:=IF(ISBLANK([.L101]);VALUE([.N101]);ROW([.L101]))" office:value-type="float" office:value="7" calcext:value-type="float">
            <text:p>7,00</text:p>
          </table:table-cell>
          <table:table-cell table:formula="of:=[.O101]+[.N101]-[.N102]" office:value-type="float" office:value="360" calcext:value-type="float">
            <text:p>360</text:p>
          </table:table-cell>
          <table:table-cell table:formula="of:=INDEX([.G$1:.G$1048576];[.N10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96" calcext:value-type="float">
            <text:p>96</text:p>
          </table:table-cell>
          <table:table-cell table:style-name="ce21" table:formula="of:=CONCATENATE(INT(([.A103]-1)/12)+1;&quot;-й год &quot;;[.A103]-1-INT(([.A103]-1)/12)*12+1;&quot;-й мес&quot;)" office:value-type="string" office:string-value="8-й год 12-й мес" calcext:value-type="string">
            <text:p>8-й год 12-й мес</text:p>
          </table:table-cell>
          <table:table-cell table:style-name="ce34" table:formula="of:=DATE(YEAR([.C102]);MONTH([.C102])+1;DAY([.C102]))" office:value-type="date" office:date-value="2031-06-24" calcext:value-type="date">
            <text:p>24.06.2031</text:p>
          </table:table-cell>
          <table:table-cell table:style-name="ce46" table:formula="of:=IF([.P103]*[.$D$2]/100/12/(1-(1+[.$D$2]/100/12)^(-[.O103]))&lt;[.G102];ROUNDUP([.P103]*[.$D$2]/100/12/(1-(1+[.$D$2]/100/12)^(-[.O103]));0);[.G102]+[.F103])" office:value-type="float" office:value="42911" calcext:value-type="float">
            <text:p>42 911,00</text:p>
          </table:table-cell>
          <table:table-cell table:style-name="ce54" table:formula="of:=[.D103]-[.F103]" office:value-type="float" office:value="18866.39" calcext:value-type="float">
            <text:p>18 866,39</text:p>
          </table:table-cell>
          <table:table-cell table:style-name="ce52" table:formula="of:=[.G102]*[.$D$2]*([.C103]-[.C102])/(DATE(YEAR([.C103])+1;1;1)-DATE(YEAR([.C103]);1;1))/100" office:value-type="float" office:value="24044.6138036164" calcext:value-type="float">
            <text:p>24 044,61</text:p>
          </table:table-cell>
          <table:table-cell table:style-name="ce65" table:formula="of:=[.G102]-[.E103]-[.L103]-[.M103]" office:value-type="float" office:value="2421702.03" calcext:value-type="float">
            <text:p>2 421 702,03</text:p>
          </table:table-cell>
          <table:table-cell table:style-name="ce72" table:formula="of:=[.I103]+[.J103]" office:value-type="float" office:value="35971.84" calcext:value-type="float">
            <text:p>35 971,84</text:p>
          </table:table-cell>
          <table:table-cell table:style-name="ce54" table:formula="of:=IF([.$D$1]/[.$D$3]&lt;[.K102];[.$D$1]/[.$D$3];[.K102])" office:value-type="float" office:value="11944.44" calcext:value-type="float">
            <text:p>11 944,44</text:p>
          </table:table-cell>
          <table:table-cell table:style-name="ce54" table:formula="of:=[.K102]*[.$D$2]/12/100" office:value-type="float" office:value="24027.4" calcext:value-type="float">
            <text:p>24 027,40</text:p>
          </table:table-cell>
          <table:table-cell table:style-name="ce81" table:formula="of:=[.K102]-[.I103]-[.L103]-[.M103]" office:value-type="float" office:value="2473648.87000001" calcext:value-type="float">
            <text:p>2 473 648,87</text:p>
          </table:table-cell>
          <table:table-cell table:style-name="ce86"/>
          <table:table-cell table:style-name="ce91"/>
          <table:table-cell table:style-name="ce95" table:formula="of:=IF(ISBLANK([.L102]);VALUE([.N102]);ROW([.L102]))" office:value-type="float" office:value="7" calcext:value-type="float">
            <text:p>7,00</text:p>
          </table:table-cell>
          <table:table-cell table:formula="of:=[.O102]+[.N102]-[.N103]" office:value-type="float" office:value="360" calcext:value-type="float">
            <text:p>360</text:p>
          </table:table-cell>
          <table:table-cell table:formula="of:=INDEX([.G$1:.G$1048576];[.N10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97" calcext:value-type="float">
            <text:p>97</text:p>
          </table:table-cell>
          <table:table-cell table:style-name="ce21" table:formula="of:=CONCATENATE(INT(([.A104]-1)/12)+1;&quot;-й год &quot;;[.A104]-1-INT(([.A104]-1)/12)*12+1;&quot;-й мес&quot;)" office:value-type="string" office:string-value="9-й год 1-й мес" calcext:value-type="string">
            <text:p>9-й год 1-й мес</text:p>
          </table:table-cell>
          <table:table-cell table:style-name="ce34" table:formula="of:=DATE(YEAR([.C103]);MONTH([.C103])+1;DAY([.C103]))" office:value-type="date" office:date-value="2031-07-24" calcext:value-type="date">
            <text:p>24.07.2031</text:p>
          </table:table-cell>
          <table:table-cell table:style-name="ce46" table:formula="of:=IF([.P104]*[.$D$2]/100/12/(1-(1+[.$D$2]/100/12)^(-[.O104]))&lt;[.G103];ROUNDUP([.P104]*[.$D$2]/100/12/(1-(1+[.$D$2]/100/12)^(-[.O104]));0);[.G103]+[.F104])" office:value-type="float" office:value="42911" calcext:value-type="float">
            <text:p>42 911,00</text:p>
          </table:table-cell>
          <table:table-cell table:style-name="ce52" table:formula="of:=[.D104]-[.F104]" office:value-type="float" office:value="19821.9" calcext:value-type="float">
            <text:p>19 821,90</text:p>
          </table:table-cell>
          <table:table-cell table:style-name="ce52" table:formula="of:=[.G103]*[.$D$2]*([.C104]-[.C103])/(DATE(YEAR([.C104])+1;1;1)-DATE(YEAR([.C104]);1;1))/100" office:value-type="float" office:value="23089.1042860274" calcext:value-type="float">
            <text:p>23 089,10</text:p>
          </table:table-cell>
          <table:table-cell table:style-name="ce63" table:formula="of:=[.G103]-[.E104]-[.L104]-[.M104]" office:value-type="float" office:value="2401880.13" calcext:value-type="float">
            <text:p>2 401 880,13</text:p>
          </table:table-cell>
          <table:table-cell table:style-name="ce70" table:formula="of:=[.I104]+[.J104]" office:value-type="float" office:value="35856.38" calcext:value-type="float">
            <text:p>35 856,38</text:p>
          </table:table-cell>
          <table:table-cell table:style-name="ce52" table:formula="of:=IF([.$D$1]/[.$D$3]&lt;[.K103];[.$D$1]/[.$D$3];[.K103])" office:value-type="float" office:value="11944.44" calcext:value-type="float">
            <text:p>11 944,44</text:p>
          </table:table-cell>
          <table:table-cell table:style-name="ce52" table:formula="of:=[.K103]*[.$D$2]/12/100" office:value-type="float" office:value="23911.94" calcext:value-type="float">
            <text:p>23 911,94</text:p>
          </table:table-cell>
          <table:table-cell table:style-name="ce79" table:formula="of:=[.K103]-[.I104]-[.L104]-[.M104]" office:value-type="float" office:value="2461704.43000001" calcext:value-type="float">
            <text:p>2 461 704,43</text:p>
          </table:table-cell>
          <table:table-cell table:style-name="ce84"/>
          <table:table-cell table:style-name="ce91"/>
          <table:table-cell table:style-name="ce95" table:formula="of:=IF(ISBLANK([.L103]);VALUE([.N103]);ROW([.L103]))" office:value-type="float" office:value="7" calcext:value-type="float">
            <text:p>7,00</text:p>
          </table:table-cell>
          <table:table-cell table:formula="of:=[.O103]+[.N103]-[.N104]" office:value-type="float" office:value="360" calcext:value-type="float">
            <text:p>360</text:p>
          </table:table-cell>
          <table:table-cell table:formula="of:=INDEX([.G$1:.G$1048576];[.N10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98" calcext:value-type="float">
            <text:p>98</text:p>
          </table:table-cell>
          <table:table-cell table:style-name="ce21" table:formula="of:=CONCATENATE(INT(([.A105]-1)/12)+1;&quot;-й год &quot;;[.A105]-1-INT(([.A105]-1)/12)*12+1;&quot;-й мес&quot;)" office:value-type="string" office:string-value="9-й год 2-й мес" calcext:value-type="string">
            <text:p>9-й год 2-й мес</text:p>
          </table:table-cell>
          <table:table-cell table:style-name="ce34" table:formula="of:=DATE(YEAR([.C104]);MONTH([.C104])+1;DAY([.C104]))" office:value-type="date" office:date-value="2031-08-24" calcext:value-type="date">
            <text:p>24.08.2031</text:p>
          </table:table-cell>
          <table:table-cell table:style-name="ce46" table:formula="of:=IF([.P105]*[.$D$2]/100/12/(1-(1+[.$D$2]/100/12)^(-[.O105]))&lt;[.G104];ROUNDUP([.P105]*[.$D$2]/100/12/(1-(1+[.$D$2]/100/12)^(-[.O105]));0);[.G104]+[.F105])" office:value-type="float" office:value="42911" calcext:value-type="float">
            <text:p>42 911,00</text:p>
          </table:table-cell>
          <table:table-cell table:style-name="ce52" table:formula="of:=[.D105]-[.F105]" office:value-type="float" office:value="19247.55" calcext:value-type="float">
            <text:p>19 247,55</text:p>
          </table:table-cell>
          <table:table-cell table:style-name="ce52" table:formula="of:=[.G104]*[.$D$2]*([.C105]-[.C104])/(DATE(YEAR([.C105])+1;1;1)-DATE(YEAR([.C105]);1;1))/100" office:value-type="float" office:value="23663.4546506301" calcext:value-type="float">
            <text:p>23 663,45</text:p>
          </table:table-cell>
          <table:table-cell table:style-name="ce63" table:formula="of:=[.G104]-[.E105]-[.L105]-[.M105]" office:value-type="float" office:value="2382632.58" calcext:value-type="float">
            <text:p>2 382 632,58</text:p>
          </table:table-cell>
          <table:table-cell table:style-name="ce70" table:formula="of:=[.I105]+[.J105]" office:value-type="float" office:value="35740.92" calcext:value-type="float">
            <text:p>35 740,92</text:p>
          </table:table-cell>
          <table:table-cell table:style-name="ce52" table:formula="of:=IF([.$D$1]/[.$D$3]&lt;[.K104];[.$D$1]/[.$D$3];[.K104])" office:value-type="float" office:value="11944.44" calcext:value-type="float">
            <text:p>11 944,44</text:p>
          </table:table-cell>
          <table:table-cell table:style-name="ce52" table:formula="of:=[.K104]*[.$D$2]/12/100" office:value-type="float" office:value="23796.48" calcext:value-type="float">
            <text:p>23 796,48</text:p>
          </table:table-cell>
          <table:table-cell table:style-name="ce79" table:formula="of:=[.K104]-[.I105]-[.L105]-[.M105]" office:value-type="float" office:value="2449759.99000001" calcext:value-type="float">
            <text:p>2 449 759,99</text:p>
          </table:table-cell>
          <table:table-cell table:style-name="ce84"/>
          <table:table-cell table:style-name="ce91"/>
          <table:table-cell table:style-name="ce95" table:formula="of:=IF(ISBLANK([.L104]);VALUE([.N104]);ROW([.L104]))" office:value-type="float" office:value="7" calcext:value-type="float">
            <text:p>7,00</text:p>
          </table:table-cell>
          <table:table-cell table:formula="of:=[.O104]+[.N104]-[.N105]" office:value-type="float" office:value="360" calcext:value-type="float">
            <text:p>360</text:p>
          </table:table-cell>
          <table:table-cell table:formula="of:=INDEX([.G$1:.G$1048576];[.N10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99" calcext:value-type="float">
            <text:p>99</text:p>
          </table:table-cell>
          <table:table-cell table:style-name="ce21" table:formula="of:=CONCATENATE(INT(([.A106]-1)/12)+1;&quot;-й год &quot;;[.A106]-1-INT(([.A106]-1)/12)*12+1;&quot;-й мес&quot;)" office:value-type="string" office:string-value="9-й год 3-й мес" calcext:value-type="string">
            <text:p>9-й год 3-й мес</text:p>
          </table:table-cell>
          <table:table-cell table:style-name="ce34" table:formula="of:=DATE(YEAR([.C105]);MONTH([.C105])+1;DAY([.C105]))" office:value-type="date" office:date-value="2031-09-24" calcext:value-type="date">
            <text:p>24.09.2031</text:p>
          </table:table-cell>
          <table:table-cell table:style-name="ce46" table:formula="of:=IF([.P106]*[.$D$2]/100/12/(1-(1+[.$D$2]/100/12)^(-[.O106]))&lt;[.G105];ROUNDUP([.P106]*[.$D$2]/100/12/(1-(1+[.$D$2]/100/12)^(-[.O106]));0);[.G105]+[.F106])" office:value-type="float" office:value="42911" calcext:value-type="float">
            <text:p>42 911,00</text:p>
          </table:table-cell>
          <table:table-cell table:style-name="ce52" table:formula="of:=[.D106]-[.F106]" office:value-type="float" office:value="19437.17" calcext:value-type="float">
            <text:p>19 437,17</text:p>
          </table:table-cell>
          <table:table-cell table:style-name="ce52" table:formula="of:=[.G105]*[.$D$2]*([.C106]-[.C105])/(DATE(YEAR([.C106])+1;1;1)-DATE(YEAR([.C106]);1;1))/100" office:value-type="float" office:value="23473.8267333699" calcext:value-type="float">
            <text:p>23 473,83</text:p>
          </table:table-cell>
          <table:table-cell table:style-name="ce63" table:formula="of:=[.G105]-[.E106]-[.L106]-[.M106]" office:value-type="float" office:value="2363195.41" calcext:value-type="float">
            <text:p>2 363 195,41</text:p>
          </table:table-cell>
          <table:table-cell table:style-name="ce70" table:formula="of:=[.I106]+[.J106]" office:value-type="float" office:value="35625.45" calcext:value-type="float">
            <text:p>35 625,45</text:p>
          </table:table-cell>
          <table:table-cell table:style-name="ce52" table:formula="of:=IF([.$D$1]/[.$D$3]&lt;[.K105];[.$D$1]/[.$D$3];[.K105])" office:value-type="float" office:value="11944.44" calcext:value-type="float">
            <text:p>11 944,44</text:p>
          </table:table-cell>
          <table:table-cell table:style-name="ce52" table:formula="of:=[.K105]*[.$D$2]/12/100" office:value-type="float" office:value="23681.01" calcext:value-type="float">
            <text:p>23 681,01</text:p>
          </table:table-cell>
          <table:table-cell table:style-name="ce79" table:formula="of:=[.K105]-[.I106]-[.L106]-[.M106]" office:value-type="float" office:value="2437815.55000001" calcext:value-type="float">
            <text:p>2 437 815,55</text:p>
          </table:table-cell>
          <table:table-cell table:style-name="ce84"/>
          <table:table-cell table:style-name="ce91"/>
          <table:table-cell table:style-name="ce95" table:formula="of:=IF(ISBLANK([.L105]);VALUE([.N105]);ROW([.L105]))" office:value-type="float" office:value="7" calcext:value-type="float">
            <text:p>7,00</text:p>
          </table:table-cell>
          <table:table-cell table:formula="of:=[.O105]+[.N105]-[.N106]" office:value-type="float" office:value="360" calcext:value-type="float">
            <text:p>360</text:p>
          </table:table-cell>
          <table:table-cell table:formula="of:=INDEX([.G$1:.G$1048576];[.N10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00" calcext:value-type="float">
            <text:p>100</text:p>
          </table:table-cell>
          <table:table-cell table:style-name="ce21" table:formula="of:=CONCATENATE(INT(([.A107]-1)/12)+1;&quot;-й год &quot;;[.A107]-1-INT(([.A107]-1)/12)*12+1;&quot;-й мес&quot;)" office:value-type="string" office:string-value="9-й год 4-й мес" calcext:value-type="string">
            <text:p>9-й год 4-й мес</text:p>
          </table:table-cell>
          <table:table-cell table:style-name="ce34" table:formula="of:=DATE(YEAR([.C106]);MONTH([.C106])+1;DAY([.C106]))" office:value-type="date" office:date-value="2031-10-24" calcext:value-type="date">
            <text:p>24.10.2031</text:p>
          </table:table-cell>
          <table:table-cell table:style-name="ce46" table:formula="of:=IF([.P107]*[.$D$2]/100/12/(1-(1+[.$D$2]/100/12)^(-[.O107]))&lt;[.G106];ROUNDUP([.P107]*[.$D$2]/100/12/(1-(1+[.$D$2]/100/12)^(-[.O107]));0);[.G106]+[.F107])" office:value-type="float" office:value="42911" calcext:value-type="float">
            <text:p>42 911,00</text:p>
          </table:table-cell>
          <table:table-cell table:style-name="ce52" table:formula="of:=[.D107]-[.F107]" office:value-type="float" office:value="20379.71" calcext:value-type="float">
            <text:p>20 379,71</text:p>
          </table:table-cell>
          <table:table-cell table:style-name="ce52" table:formula="of:=[.G106]*[.$D$2]*([.C107]-[.C106])/(DATE(YEAR([.C107])+1;1;1)-DATE(YEAR([.C107]);1;1))/100" office:value-type="float" office:value="22531.2877446575" calcext:value-type="float">
            <text:p>22 531,29</text:p>
          </table:table-cell>
          <table:table-cell table:style-name="ce63" table:formula="of:=[.G106]-[.E107]-[.L107]-[.M107]" office:value-type="float" office:value="2342815.7" calcext:value-type="float">
            <text:p>2 342 815,70</text:p>
          </table:table-cell>
          <table:table-cell table:style-name="ce70" table:formula="of:=[.I107]+[.J107]" office:value-type="float" office:value="35509.99" calcext:value-type="float">
            <text:p>35 509,99</text:p>
          </table:table-cell>
          <table:table-cell table:style-name="ce52" table:formula="of:=IF([.$D$1]/[.$D$3]&lt;[.K106];[.$D$1]/[.$D$3];[.K106])" office:value-type="float" office:value="11944.44" calcext:value-type="float">
            <text:p>11 944,44</text:p>
          </table:table-cell>
          <table:table-cell table:style-name="ce52" table:formula="of:=[.K106]*[.$D$2]/12/100" office:value-type="float" office:value="23565.55" calcext:value-type="float">
            <text:p>23 565,55</text:p>
          </table:table-cell>
          <table:table-cell table:style-name="ce79" table:formula="of:=[.K106]-[.I107]-[.L107]-[.M107]" office:value-type="float" office:value="2425871.11000001" calcext:value-type="float">
            <text:p>2 425 871,11</text:p>
          </table:table-cell>
          <table:table-cell table:style-name="ce84"/>
          <table:table-cell table:style-name="ce91"/>
          <table:table-cell table:style-name="ce95" table:formula="of:=IF(ISBLANK([.L106]);VALUE([.N106]);ROW([.L106]))" office:value-type="float" office:value="7" calcext:value-type="float">
            <text:p>7,00</text:p>
          </table:table-cell>
          <table:table-cell table:formula="of:=[.O106]+[.N106]-[.N107]" office:value-type="float" office:value="360" calcext:value-type="float">
            <text:p>360</text:p>
          </table:table-cell>
          <table:table-cell table:formula="of:=INDEX([.G$1:.G$1048576];[.N10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01" calcext:value-type="float">
            <text:p>101</text:p>
          </table:table-cell>
          <table:table-cell table:style-name="ce21" table:formula="of:=CONCATENATE(INT(([.A108]-1)/12)+1;&quot;-й год &quot;;[.A108]-1-INT(([.A108]-1)/12)*12+1;&quot;-й мес&quot;)" office:value-type="string" office:string-value="9-й год 5-й мес" calcext:value-type="string">
            <text:p>9-й год 5-й мес</text:p>
          </table:table-cell>
          <table:table-cell table:style-name="ce34" table:formula="of:=DATE(YEAR([.C107]);MONTH([.C107])+1;DAY([.C107]))" office:value-type="date" office:date-value="2031-11-24" calcext:value-type="date">
            <text:p>24.11.2031</text:p>
          </table:table-cell>
          <table:table-cell table:style-name="ce46" table:formula="of:=IF([.P108]*[.$D$2]/100/12/(1-(1+[.$D$2]/100/12)^(-[.O108]))&lt;[.G107];ROUNDUP([.P108]*[.$D$2]/100/12/(1-(1+[.$D$2]/100/12)^(-[.O108]));0);[.G107]+[.F108])" office:value-type="float" office:value="42911" calcext:value-type="float">
            <text:p>42 911,00</text:p>
          </table:table-cell>
          <table:table-cell table:style-name="ce52" table:formula="of:=[.D108]-[.F108]" office:value-type="float" office:value="19829.45" calcext:value-type="float">
            <text:p>19 829,45</text:p>
          </table:table-cell>
          <table:table-cell table:style-name="ce52" table:formula="of:=[.G107]*[.$D$2]*([.C108]-[.C107])/(DATE(YEAR([.C108])+1;1;1)-DATE(YEAR([.C108]);1;1))/100" office:value-type="float" office:value="23081.548649863" calcext:value-type="float">
            <text:p>23 081,55</text:p>
          </table:table-cell>
          <table:table-cell table:style-name="ce63" table:formula="of:=[.G107]-[.E108]-[.L108]-[.M108]" office:value-type="float" office:value="2322986.25" calcext:value-type="float">
            <text:p>2 322 986,25</text:p>
          </table:table-cell>
          <table:table-cell table:style-name="ce70" table:formula="of:=[.I108]+[.J108]" office:value-type="float" office:value="35394.53" calcext:value-type="float">
            <text:p>35 394,53</text:p>
          </table:table-cell>
          <table:table-cell table:style-name="ce52" table:formula="of:=IF([.$D$1]/[.$D$3]&lt;[.K107];[.$D$1]/[.$D$3];[.K107])" office:value-type="float" office:value="11944.44" calcext:value-type="float">
            <text:p>11 944,44</text:p>
          </table:table-cell>
          <table:table-cell table:style-name="ce52" table:formula="of:=[.K107]*[.$D$2]/12/100" office:value-type="float" office:value="23450.09" calcext:value-type="float">
            <text:p>23 450,09</text:p>
          </table:table-cell>
          <table:table-cell table:style-name="ce79" table:formula="of:=[.K107]-[.I108]-[.L108]-[.M108]" office:value-type="float" office:value="2413926.67000001" calcext:value-type="float">
            <text:p>2 413 926,67</text:p>
          </table:table-cell>
          <table:table-cell table:style-name="ce84"/>
          <table:table-cell table:style-name="ce91"/>
          <table:table-cell table:style-name="ce95" table:formula="of:=IF(ISBLANK([.L107]);VALUE([.N107]);ROW([.L107]))" office:value-type="float" office:value="7" calcext:value-type="float">
            <text:p>7,00</text:p>
          </table:table-cell>
          <table:table-cell table:formula="of:=[.O107]+[.N107]-[.N108]" office:value-type="float" office:value="360" calcext:value-type="float">
            <text:p>360</text:p>
          </table:table-cell>
          <table:table-cell table:formula="of:=INDEX([.G$1:.G$1048576];[.N10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02" calcext:value-type="float">
            <text:p>102</text:p>
          </table:table-cell>
          <table:table-cell table:style-name="ce21" table:formula="of:=CONCATENATE(INT(([.A109]-1)/12)+1;&quot;-й год &quot;;[.A109]-1-INT(([.A109]-1)/12)*12+1;&quot;-й мес&quot;)" office:value-type="string" office:string-value="9-й год 6-й мес" calcext:value-type="string">
            <text:p>9-й год 6-й мес</text:p>
          </table:table-cell>
          <table:table-cell table:style-name="ce34" table:formula="of:=DATE(YEAR([.C108]);MONTH([.C108])+1;DAY([.C108]))" office:value-type="date" office:date-value="2031-12-24" calcext:value-type="date">
            <text:p>24.12.2031</text:p>
          </table:table-cell>
          <table:table-cell table:style-name="ce46" table:formula="of:=IF([.P109]*[.$D$2]/100/12/(1-(1+[.$D$2]/100/12)^(-[.O109]))&lt;[.G108];ROUNDUP([.P109]*[.$D$2]/100/12/(1-(1+[.$D$2]/100/12)^(-[.O109]));0);[.G108]+[.F109])" office:value-type="float" office:value="42911" calcext:value-type="float">
            <text:p>42 911,00</text:p>
          </table:table-cell>
          <table:table-cell table:style-name="ce52" table:formula="of:=[.D109]-[.F109]" office:value-type="float" office:value="20763.08" calcext:value-type="float">
            <text:p>20 763,08</text:p>
          </table:table-cell>
          <table:table-cell table:style-name="ce52" table:formula="of:=[.G108]*[.$D$2]*([.C109]-[.C108])/(DATE(YEAR([.C109])+1;1;1)-DATE(YEAR([.C109]);1;1))/100" office:value-type="float" office:value="22147.9236986301" calcext:value-type="float">
            <text:p>22 147,92</text:p>
          </table:table-cell>
          <table:table-cell table:style-name="ce63" table:formula="of:=[.G108]-[.E109]-[.L109]-[.M109]" office:value-type="float" office:value="2302223.17" calcext:value-type="float">
            <text:p>2 302 223,17</text:p>
          </table:table-cell>
          <table:table-cell table:style-name="ce70" table:formula="of:=[.I109]+[.J109]" office:value-type="float" office:value="35279.06" calcext:value-type="float">
            <text:p>35 279,06</text:p>
          </table:table-cell>
          <table:table-cell table:style-name="ce52" table:formula="of:=IF([.$D$1]/[.$D$3]&lt;[.K108];[.$D$1]/[.$D$3];[.K108])" office:value-type="float" office:value="11944.44" calcext:value-type="float">
            <text:p>11 944,44</text:p>
          </table:table-cell>
          <table:table-cell table:style-name="ce52" table:formula="of:=[.K108]*[.$D$2]/12/100" office:value-type="float" office:value="23334.62" calcext:value-type="float">
            <text:p>23 334,62</text:p>
          </table:table-cell>
          <table:table-cell table:style-name="ce79" table:formula="of:=[.K108]-[.I109]-[.L109]-[.M109]" office:value-type="float" office:value="2401982.23000001" calcext:value-type="float">
            <text:p>2 401 982,23</text:p>
          </table:table-cell>
          <table:table-cell table:style-name="ce84"/>
          <table:table-cell table:style-name="ce91"/>
          <table:table-cell table:style-name="ce95" table:formula="of:=IF(ISBLANK([.L108]);VALUE([.N108]);ROW([.L108]))" office:value-type="float" office:value="7" calcext:value-type="float">
            <text:p>7,00</text:p>
          </table:table-cell>
          <table:table-cell table:formula="of:=[.O108]+[.N108]-[.N109]" office:value-type="float" office:value="360" calcext:value-type="float">
            <text:p>360</text:p>
          </table:table-cell>
          <table:table-cell table:formula="of:=INDEX([.G$1:.G$1048576];[.N10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03" calcext:value-type="float">
            <text:p>103</text:p>
          </table:table-cell>
          <table:table-cell table:style-name="ce21" table:formula="of:=CONCATENATE(INT(([.A110]-1)/12)+1;&quot;-й год &quot;;[.A110]-1-INT(([.A110]-1)/12)*12+1;&quot;-й мес&quot;)" office:value-type="string" office:string-value="9-й год 7-й мес" calcext:value-type="string">
            <text:p>9-й год 7-й мес</text:p>
          </table:table-cell>
          <table:table-cell table:style-name="ce34" table:formula="of:=DATE(YEAR([.C109]);MONTH([.C109])+1;DAY([.C109]))" office:value-type="date" office:date-value="2032-01-24" calcext:value-type="date">
            <text:p>24.01.2032</text:p>
          </table:table-cell>
          <table:table-cell table:style-name="ce46" table:formula="of:=IF([.P110]*[.$D$2]/100/12/(1-(1+[.$D$2]/100/12)^(-[.O110]))&lt;[.G109];ROUNDUP([.P110]*[.$D$2]/100/12/(1-(1+[.$D$2]/100/12)^(-[.O110]));0);[.G109]+[.F110])" office:value-type="float" office:value="42911" calcext:value-type="float">
            <text:p>42 911,00</text:p>
          </table:table-cell>
          <table:table-cell table:style-name="ce52" table:formula="of:=[.D110]-[.F110]" office:value-type="float" office:value="20291.34" calcext:value-type="float">
            <text:p>20 291,34</text:p>
          </table:table-cell>
          <table:table-cell table:style-name="ce52" table:formula="of:=[.G109]*[.$D$2]*([.C110]-[.C109])/(DATE(YEAR([.C110])+1;1;1)-DATE(YEAR([.C110]);1;1))/100" office:value-type="float" office:value="22619.657156612" calcext:value-type="float">
            <text:p>22 619,66</text:p>
          </table:table-cell>
          <table:table-cell table:style-name="ce63" table:formula="of:=[.G109]-[.E110]-[.L110]-[.M110]" office:value-type="float" office:value="2281931.83" calcext:value-type="float">
            <text:p>2 281 931,83</text:p>
          </table:table-cell>
          <table:table-cell table:style-name="ce70" table:formula="of:=[.I110]+[.J110]" office:value-type="float" office:value="35163.6" calcext:value-type="float">
            <text:p>35 163,60</text:p>
          </table:table-cell>
          <table:table-cell table:style-name="ce52" table:formula="of:=IF([.$D$1]/[.$D$3]&lt;[.K109];[.$D$1]/[.$D$3];[.K109])" office:value-type="float" office:value="11944.44" calcext:value-type="float">
            <text:p>11 944,44</text:p>
          </table:table-cell>
          <table:table-cell table:style-name="ce52" table:formula="of:=[.K109]*[.$D$2]/12/100" office:value-type="float" office:value="23219.16" calcext:value-type="float">
            <text:p>23 219,16</text:p>
          </table:table-cell>
          <table:table-cell table:style-name="ce79" table:formula="of:=[.K109]-[.I110]-[.L110]-[.M110]" office:value-type="float" office:value="2390037.79000001" calcext:value-type="float">
            <text:p>2 390 037,79</text:p>
          </table:table-cell>
          <table:table-cell table:style-name="ce84"/>
          <table:table-cell table:style-name="ce91"/>
          <table:table-cell table:style-name="ce95" table:formula="of:=IF(ISBLANK([.L109]);VALUE([.N109]);ROW([.L109]))" office:value-type="float" office:value="7" calcext:value-type="float">
            <text:p>7,00</text:p>
          </table:table-cell>
          <table:table-cell table:formula="of:=[.O109]+[.N109]-[.N110]" office:value-type="float" office:value="360" calcext:value-type="float">
            <text:p>360</text:p>
          </table:table-cell>
          <table:table-cell table:formula="of:=INDEX([.G$1:.G$1048576];[.N11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04" calcext:value-type="float">
            <text:p>104</text:p>
          </table:table-cell>
          <table:table-cell table:style-name="ce21" table:formula="of:=CONCATENATE(INT(([.A111]-1)/12)+1;&quot;-й год &quot;;[.A111]-1-INT(([.A111]-1)/12)*12+1;&quot;-й мес&quot;)" office:value-type="string" office:string-value="9-й год 8-й мес" calcext:value-type="string">
            <text:p>9-й год 8-й мес</text:p>
          </table:table-cell>
          <table:table-cell table:style-name="ce34" table:formula="of:=DATE(YEAR([.C110]);MONTH([.C110])+1;DAY([.C110]))" office:value-type="date" office:date-value="2032-02-24" calcext:value-type="date">
            <text:p>24.02.2032</text:p>
          </table:table-cell>
          <table:table-cell table:style-name="ce46" table:formula="of:=IF([.P111]*[.$D$2]/100/12/(1-(1+[.$D$2]/100/12)^(-[.O111]))&lt;[.G110];ROUNDUP([.P111]*[.$D$2]/100/12/(1-(1+[.$D$2]/100/12)^(-[.O111]));0);[.G110]+[.F111])" office:value-type="float" office:value="42911" calcext:value-type="float">
            <text:p>42 911,00</text:p>
          </table:table-cell>
          <table:table-cell table:style-name="ce52" table:formula="of:=[.D111]-[.F111]" office:value-type="float" office:value="20490.71" calcext:value-type="float">
            <text:p>20 490,71</text:p>
          </table:table-cell>
          <table:table-cell table:style-name="ce52" table:formula="of:=[.G110]*[.$D$2]*([.C111]-[.C110])/(DATE(YEAR([.C111])+1;1;1)-DATE(YEAR([.C111]);1;1))/100" office:value-type="float" office:value="22420.291969071" calcext:value-type="float">
            <text:p>22 420,29</text:p>
          </table:table-cell>
          <table:table-cell table:style-name="ce63" table:formula="of:=[.G110]-[.E111]-[.L111]-[.M111]" office:value-type="float" office:value="2261441.12" calcext:value-type="float">
            <text:p>2 261 441,12</text:p>
          </table:table-cell>
          <table:table-cell table:style-name="ce70" table:formula="of:=[.I111]+[.J111]" office:value-type="float" office:value="35048.14" calcext:value-type="float">
            <text:p>35 048,14</text:p>
          </table:table-cell>
          <table:table-cell table:style-name="ce52" table:formula="of:=IF([.$D$1]/[.$D$3]&lt;[.K110];[.$D$1]/[.$D$3];[.K110])" office:value-type="float" office:value="11944.44" calcext:value-type="float">
            <text:p>11 944,44</text:p>
          </table:table-cell>
          <table:table-cell table:style-name="ce52" table:formula="of:=[.K110]*[.$D$2]/12/100" office:value-type="float" office:value="23103.7" calcext:value-type="float">
            <text:p>23 103,70</text:p>
          </table:table-cell>
          <table:table-cell table:style-name="ce79" table:formula="of:=[.K110]-[.I111]-[.L111]-[.M111]" office:value-type="float" office:value="2378093.35000001" calcext:value-type="float">
            <text:p>2 378 093,35</text:p>
          </table:table-cell>
          <table:table-cell table:style-name="ce84"/>
          <table:table-cell table:style-name="ce91"/>
          <table:table-cell table:style-name="ce95" table:formula="of:=IF(ISBLANK([.L110]);VALUE([.N110]);ROW([.L110]))" office:value-type="float" office:value="7" calcext:value-type="float">
            <text:p>7,00</text:p>
          </table:table-cell>
          <table:table-cell table:formula="of:=[.O110]+[.N110]-[.N111]" office:value-type="float" office:value="360" calcext:value-type="float">
            <text:p>360</text:p>
          </table:table-cell>
          <table:table-cell table:formula="of:=INDEX([.G$1:.G$1048576];[.N11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05" calcext:value-type="float">
            <text:p>105</text:p>
          </table:table-cell>
          <table:table-cell table:style-name="ce21" table:formula="of:=CONCATENATE(INT(([.A112]-1)/12)+1;&quot;-й год &quot;;[.A112]-1-INT(([.A112]-1)/12)*12+1;&quot;-й мес&quot;)" office:value-type="string" office:string-value="9-й год 9-й мес" calcext:value-type="string">
            <text:p>9-й год 9-й мес</text:p>
          </table:table-cell>
          <table:table-cell table:style-name="ce34" table:formula="of:=DATE(YEAR([.C111]);MONTH([.C111])+1;DAY([.C111]))" office:value-type="date" office:date-value="2032-03-24" calcext:value-type="date">
            <text:p>24.03.2032</text:p>
          </table:table-cell>
          <table:table-cell table:style-name="ce46" table:formula="of:=IF([.P112]*[.$D$2]/100/12/(1-(1+[.$D$2]/100/12)^(-[.O112]))&lt;[.G111];ROUNDUP([.P112]*[.$D$2]/100/12/(1-(1+[.$D$2]/100/12)^(-[.O112]));0);[.G111]+[.F112])" office:value-type="float" office:value="42911" calcext:value-type="float">
            <text:p>42 911,00</text:p>
          </table:table-cell>
          <table:table-cell table:style-name="ce52" table:formula="of:=[.D112]-[.F112]" office:value-type="float" office:value="22125.51" calcext:value-type="float">
            <text:p>22 125,51</text:p>
          </table:table-cell>
          <table:table-cell table:style-name="ce52" table:formula="of:=[.G111]*[.$D$2]*([.C112]-[.C111])/(DATE(YEAR([.C112])+1;1;1)-DATE(YEAR([.C112]);1;1))/100" office:value-type="float" office:value="20785.4861412022" calcext:value-type="float">
            <text:p>20 785,49</text:p>
          </table:table-cell>
          <table:table-cell table:style-name="ce63" table:formula="of:=[.G111]-[.E112]-[.L112]-[.M112]" office:value-type="float" office:value="2239315.61" calcext:value-type="float">
            <text:p>2 239 315,61</text:p>
          </table:table-cell>
          <table:table-cell table:style-name="ce70" table:formula="of:=[.I112]+[.J112]" office:value-type="float" office:value="34932.68" calcext:value-type="float">
            <text:p>34 932,68</text:p>
          </table:table-cell>
          <table:table-cell table:style-name="ce52" table:formula="of:=IF([.$D$1]/[.$D$3]&lt;[.K111];[.$D$1]/[.$D$3];[.K111])" office:value-type="float" office:value="11944.44" calcext:value-type="float">
            <text:p>11 944,44</text:p>
          </table:table-cell>
          <table:table-cell table:style-name="ce52" table:formula="of:=[.K111]*[.$D$2]/12/100" office:value-type="float" office:value="22988.24" calcext:value-type="float">
            <text:p>22 988,24</text:p>
          </table:table-cell>
          <table:table-cell table:style-name="ce79" table:formula="of:=[.K111]-[.I112]-[.L112]-[.M112]" office:value-type="float" office:value="2366148.91000001" calcext:value-type="float">
            <text:p>2 366 148,91</text:p>
          </table:table-cell>
          <table:table-cell table:style-name="ce84"/>
          <table:table-cell table:style-name="ce91"/>
          <table:table-cell table:style-name="ce95" table:formula="of:=IF(ISBLANK([.L111]);VALUE([.N111]);ROW([.L111]))" office:value-type="float" office:value="7" calcext:value-type="float">
            <text:p>7,00</text:p>
          </table:table-cell>
          <table:table-cell table:formula="of:=[.O111]+[.N111]-[.N112]" office:value-type="float" office:value="360" calcext:value-type="float">
            <text:p>360</text:p>
          </table:table-cell>
          <table:table-cell table:formula="of:=INDEX([.G$1:.G$1048576];[.N11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06" calcext:value-type="float">
            <text:p>106</text:p>
          </table:table-cell>
          <table:table-cell table:style-name="ce21" table:formula="of:=CONCATENATE(INT(([.A113]-1)/12)+1;&quot;-й год &quot;;[.A113]-1-INT(([.A113]-1)/12)*12+1;&quot;-й мес&quot;)" office:value-type="string" office:string-value="9-й год 10-й мес" calcext:value-type="string">
            <text:p>9-й год 10-й мес</text:p>
          </table:table-cell>
          <table:table-cell table:style-name="ce34" table:formula="of:=DATE(YEAR([.C112]);MONTH([.C112])+1;DAY([.C112]))" office:value-type="date" office:date-value="2032-04-24" calcext:value-type="date">
            <text:p>24.04.2032</text:p>
          </table:table-cell>
          <table:table-cell table:style-name="ce46" table:formula="of:=IF([.P113]*[.$D$2]/100/12/(1-(1+[.$D$2]/100/12)^(-[.O113]))&lt;[.G112];ROUNDUP([.P113]*[.$D$2]/100/12/(1-(1+[.$D$2]/100/12)^(-[.O113]));0);[.G112]+[.F113])" office:value-type="float" office:value="42911" calcext:value-type="float">
            <text:p>42 911,00</text:p>
          </table:table-cell>
          <table:table-cell table:style-name="ce52" table:formula="of:=[.D113]-[.F113]" office:value-type="float" office:value="20909.42" calcext:value-type="float">
            <text:p>20 909,42</text:p>
          </table:table-cell>
          <table:table-cell table:style-name="ce52" table:formula="of:=[.G112]*[.$D$2]*([.C113]-[.C112])/(DATE(YEAR([.C113])+1;1;1)-DATE(YEAR([.C113]);1;1))/100" office:value-type="float" office:value="22001.5817856831" calcext:value-type="float">
            <text:p>22 001,58</text:p>
          </table:table-cell>
          <table:table-cell table:style-name="ce63" table:formula="of:=[.G112]-[.E113]-[.L113]-[.M113]" office:value-type="float" office:value="2218406.19" calcext:value-type="float">
            <text:p>2 218 406,19</text:p>
          </table:table-cell>
          <table:table-cell table:style-name="ce70" table:formula="of:=[.I113]+[.J113]" office:value-type="float" office:value="34817.21" calcext:value-type="float">
            <text:p>34 817,21</text:p>
          </table:table-cell>
          <table:table-cell table:style-name="ce52" table:formula="of:=IF([.$D$1]/[.$D$3]&lt;[.K112];[.$D$1]/[.$D$3];[.K112])" office:value-type="float" office:value="11944.44" calcext:value-type="float">
            <text:p>11 944,44</text:p>
          </table:table-cell>
          <table:table-cell table:style-name="ce52" table:formula="of:=[.K112]*[.$D$2]/12/100" office:value-type="float" office:value="22872.77" calcext:value-type="float">
            <text:p>22 872,77</text:p>
          </table:table-cell>
          <table:table-cell table:style-name="ce79" table:formula="of:=[.K112]-[.I113]-[.L113]-[.M113]" office:value-type="float" office:value="2354204.47000001" calcext:value-type="float">
            <text:p>2 354 204,47</text:p>
          </table:table-cell>
          <table:table-cell table:style-name="ce84"/>
          <table:table-cell table:style-name="ce91"/>
          <table:table-cell table:style-name="ce95" table:formula="of:=IF(ISBLANK([.L112]);VALUE([.N112]);ROW([.L112]))" office:value-type="float" office:value="7" calcext:value-type="float">
            <text:p>7,00</text:p>
          </table:table-cell>
          <table:table-cell table:formula="of:=[.O112]+[.N112]-[.N113]" office:value-type="float" office:value="360" calcext:value-type="float">
            <text:p>360</text:p>
          </table:table-cell>
          <table:table-cell table:formula="of:=INDEX([.G$1:.G$1048576];[.N11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07" calcext:value-type="float">
            <text:p>107</text:p>
          </table:table-cell>
          <table:table-cell table:style-name="ce21" table:formula="of:=CONCATENATE(INT(([.A114]-1)/12)+1;&quot;-й год &quot;;[.A114]-1-INT(([.A114]-1)/12)*12+1;&quot;-й мес&quot;)" office:value-type="string" office:string-value="9-й год 11-й мес" calcext:value-type="string">
            <text:p>9-й год 11-й мес</text:p>
          </table:table-cell>
          <table:table-cell table:style-name="ce34" table:formula="of:=DATE(YEAR([.C113]);MONTH([.C113])+1;DAY([.C113]))" office:value-type="date" office:date-value="2032-05-24" calcext:value-type="date">
            <text:p>24.05.2032</text:p>
          </table:table-cell>
          <table:table-cell table:style-name="ce46" table:formula="of:=IF([.P114]*[.$D$2]/100/12/(1-(1+[.$D$2]/100/12)^(-[.O114]))&lt;[.G113];ROUNDUP([.P114]*[.$D$2]/100/12/(1-(1+[.$D$2]/100/12)^(-[.O114]));0);[.G113]+[.F114])" office:value-type="float" office:value="42911" calcext:value-type="float">
            <text:p>42 911,00</text:p>
          </table:table-cell>
          <table:table-cell table:style-name="ce52" table:formula="of:=[.D114]-[.F114]" office:value-type="float" office:value="21817.96" calcext:value-type="float">
            <text:p>21 817,96</text:p>
          </table:table-cell>
          <table:table-cell table:style-name="ce52" table:formula="of:=[.G113]*[.$D$2]*([.C114]-[.C113])/(DATE(YEAR([.C114])+1;1;1)-DATE(YEAR([.C114]);1;1))/100" office:value-type="float" office:value="21093.0424622951" calcext:value-type="float">
            <text:p>21 093,04</text:p>
          </table:table-cell>
          <table:table-cell table:style-name="ce63" table:formula="of:=[.G113]-[.E114]-[.L114]-[.M114]" office:value-type="float" office:value="2196588.23" calcext:value-type="float">
            <text:p>2 196 588,23</text:p>
          </table:table-cell>
          <table:table-cell table:style-name="ce70" table:formula="of:=[.I114]+[.J114]" office:value-type="float" office:value="34701.75" calcext:value-type="float">
            <text:p>34 701,75</text:p>
          </table:table-cell>
          <table:table-cell table:style-name="ce52" table:formula="of:=IF([.$D$1]/[.$D$3]&lt;[.K113];[.$D$1]/[.$D$3];[.K113])" office:value-type="float" office:value="11944.44" calcext:value-type="float">
            <text:p>11 944,44</text:p>
          </table:table-cell>
          <table:table-cell table:style-name="ce52" table:formula="of:=[.K113]*[.$D$2]/12/100" office:value-type="float" office:value="22757.31" calcext:value-type="float">
            <text:p>22 757,31</text:p>
          </table:table-cell>
          <table:table-cell table:style-name="ce79" table:formula="of:=[.K113]-[.I114]-[.L114]-[.M114]" office:value-type="float" office:value="2342260.03000001" calcext:value-type="float">
            <text:p>2 342 260,03</text:p>
          </table:table-cell>
          <table:table-cell table:style-name="ce84"/>
          <table:table-cell table:style-name="ce91"/>
          <table:table-cell table:style-name="ce95" table:formula="of:=IF(ISBLANK([.L113]);VALUE([.N113]);ROW([.L113]))" office:value-type="float" office:value="7" calcext:value-type="float">
            <text:p>7,00</text:p>
          </table:table-cell>
          <table:table-cell table:formula="of:=[.O113]+[.N113]-[.N114]" office:value-type="float" office:value="360" calcext:value-type="float">
            <text:p>360</text:p>
          </table:table-cell>
          <table:table-cell table:formula="of:=INDEX([.G$1:.G$1048576];[.N11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08" calcext:value-type="float">
            <text:p>108</text:p>
          </table:table-cell>
          <table:table-cell table:style-name="ce21" table:formula="of:=CONCATENATE(INT(([.A115]-1)/12)+1;&quot;-й год &quot;;[.A115]-1-INT(([.A115]-1)/12)*12+1;&quot;-й мес&quot;)" office:value-type="string" office:string-value="9-й год 12-й мес" calcext:value-type="string">
            <text:p>9-й год 12-й мес</text:p>
          </table:table-cell>
          <table:table-cell table:style-name="ce34" table:formula="of:=DATE(YEAR([.C114]);MONTH([.C114])+1;DAY([.C114]))" office:value-type="date" office:date-value="2032-06-24" calcext:value-type="date">
            <text:p>24.06.2032</text:p>
          </table:table-cell>
          <table:table-cell table:style-name="ce46" table:formula="of:=IF([.P115]*[.$D$2]/100/12/(1-(1+[.$D$2]/100/12)^(-[.O115]))&lt;[.G114];ROUNDUP([.P115]*[.$D$2]/100/12/(1-(1+[.$D$2]/100/12)^(-[.O115]));0);[.G114]+[.F115])" office:value-type="float" office:value="42911" calcext:value-type="float">
            <text:p>42 911,00</text:p>
          </table:table-cell>
          <table:table-cell table:style-name="ce52" table:formula="of:=[.D115]-[.F115]" office:value-type="float" office:value="21329.22" calcext:value-type="float">
            <text:p>21 329,22</text:p>
          </table:table-cell>
          <table:table-cell table:style-name="ce52" table:formula="of:=[.G114]*[.$D$2]*([.C115]-[.C114])/(DATE(YEAR([.C115])+1;1;1)-DATE(YEAR([.C115]);1;1))/100" office:value-type="float" office:value="21581.7794401093" calcext:value-type="float">
            <text:p>21 581,78</text:p>
          </table:table-cell>
          <table:table-cell table:style-name="ce63" table:formula="of:=[.G114]-[.E115]-[.L115]-[.M115]" office:value-type="float" office:value="2175259.01" calcext:value-type="float">
            <text:p>2 175 259,01</text:p>
          </table:table-cell>
          <table:table-cell table:style-name="ce70" table:formula="of:=[.I115]+[.J115]" office:value-type="float" office:value="34586.29" calcext:value-type="float">
            <text:p>34 586,29</text:p>
          </table:table-cell>
          <table:table-cell table:style-name="ce52" table:formula="of:=IF([.$D$1]/[.$D$3]&lt;[.K114];[.$D$1]/[.$D$3];[.K114])" office:value-type="float" office:value="11944.44" calcext:value-type="float">
            <text:p>11 944,44</text:p>
          </table:table-cell>
          <table:table-cell table:style-name="ce52" table:formula="of:=[.K114]*[.$D$2]/12/100" office:value-type="float" office:value="22641.85" calcext:value-type="float">
            <text:p>22 641,85</text:p>
          </table:table-cell>
          <table:table-cell table:style-name="ce79" table:formula="of:=[.K114]-[.I115]-[.L115]-[.M115]" office:value-type="float" office:value="2330315.59000001" calcext:value-type="float">
            <text:p>2 330 315,59</text:p>
          </table:table-cell>
          <table:table-cell table:style-name="ce84"/>
          <table:table-cell table:style-name="ce91"/>
          <table:table-cell table:style-name="ce95" table:formula="of:=IF(ISBLANK([.L114]);VALUE([.N114]);ROW([.L114]))" office:value-type="float" office:value="7" calcext:value-type="float">
            <text:p>7,00</text:p>
          </table:table-cell>
          <table:table-cell table:formula="of:=[.O114]+[.N114]-[.N115]" office:value-type="float" office:value="360" calcext:value-type="float">
            <text:p>360</text:p>
          </table:table-cell>
          <table:table-cell table:formula="of:=INDEX([.G$1:.G$1048576];[.N11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109" calcext:value-type="float">
            <text:p>109</text:p>
          </table:table-cell>
          <table:table-cell table:style-name="ce21" table:formula="of:=CONCATENATE(INT(([.A116]-1)/12)+1;&quot;-й год &quot;;[.A116]-1-INT(([.A116]-1)/12)*12+1;&quot;-й мес&quot;)" office:value-type="string" office:string-value="10-й год 1-й мес" calcext:value-type="string">
            <text:p>10-й год 1-й мес</text:p>
          </table:table-cell>
          <table:table-cell table:style-name="ce34" table:formula="of:=DATE(YEAR([.C115]);MONTH([.C115])+1;DAY([.C115]))" office:value-type="date" office:date-value="2032-07-24" calcext:value-type="date">
            <text:p>24.07.2032</text:p>
          </table:table-cell>
          <table:table-cell table:style-name="ce46" table:formula="of:=IF([.P116]*[.$D$2]/100/12/(1-(1+[.$D$2]/100/12)^(-[.O116]))&lt;[.G115];ROUNDUP([.P116]*[.$D$2]/100/12/(1-(1+[.$D$2]/100/12)^(-[.O116]));0);[.G115]+[.F116])" office:value-type="float" office:value="42911" calcext:value-type="float">
            <text:p>42 911,00</text:p>
          </table:table-cell>
          <table:table-cell table:style-name="ce53" table:formula="of:=[.D116]-[.F116]" office:value-type="float" office:value="22228.21" calcext:value-type="float">
            <text:p>22 228,21</text:p>
          </table:table-cell>
          <table:table-cell table:style-name="ce52" table:formula="of:=[.G115]*[.$D$2]*([.C116]-[.C115])/(DATE(YEAR([.C116])+1;1;1)-DATE(YEAR([.C116]);1;1))/100" office:value-type="float" office:value="20682.7905868852" calcext:value-type="float">
            <text:p>20 682,79</text:p>
          </table:table-cell>
          <table:table-cell table:style-name="ce64" table:formula="of:=[.G115]-[.E116]-[.L116]-[.M116]" office:value-type="float" office:value="2153030.8" calcext:value-type="float">
            <text:p>2 153 030,80</text:p>
          </table:table-cell>
          <table:table-cell table:style-name="ce71" table:formula="of:=[.I116]+[.J116]" office:value-type="float" office:value="34470.82" calcext:value-type="float">
            <text:p>34 470,82</text:p>
          </table:table-cell>
          <table:table-cell table:style-name="ce53" table:formula="of:=IF([.$D$1]/[.$D$3]&lt;[.K115];[.$D$1]/[.$D$3];[.K115])" office:value-type="float" office:value="11944.44" calcext:value-type="float">
            <text:p>11 944,44</text:p>
          </table:table-cell>
          <table:table-cell table:style-name="ce53" table:formula="of:=[.K115]*[.$D$2]/12/100" office:value-type="float" office:value="22526.38" calcext:value-type="float">
            <text:p>22 526,38</text:p>
          </table:table-cell>
          <table:table-cell table:style-name="ce80" table:formula="of:=[.K115]-[.I116]-[.L116]-[.M116]" office:value-type="float" office:value="2318371.15000001" calcext:value-type="float">
            <text:p>2 318 371,15</text:p>
          </table:table-cell>
          <table:table-cell table:style-name="ce85"/>
          <table:table-cell table:style-name="ce91"/>
          <table:table-cell table:style-name="ce95" table:formula="of:=IF(ISBLANK([.L115]);VALUE([.N115]);ROW([.L115]))" office:value-type="float" office:value="7" calcext:value-type="float">
            <text:p>7,00</text:p>
          </table:table-cell>
          <table:table-cell table:formula="of:=[.O115]+[.N115]-[.N116]" office:value-type="float" office:value="360" calcext:value-type="float">
            <text:p>360</text:p>
          </table:table-cell>
          <table:table-cell table:formula="of:=INDEX([.G$1:.G$1048576];[.N11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10" calcext:value-type="float">
            <text:p>110</text:p>
          </table:table-cell>
          <table:table-cell table:style-name="ce21" table:formula="of:=CONCATENATE(INT(([.A117]-1)/12)+1;&quot;-й год &quot;;[.A117]-1-INT(([.A117]-1)/12)*12+1;&quot;-й мес&quot;)" office:value-type="string" office:string-value="10-й год 2-й мес" calcext:value-type="string">
            <text:p>10-й год 2-й мес</text:p>
          </table:table-cell>
          <table:table-cell table:style-name="ce34" table:formula="of:=DATE(YEAR([.C116]);MONTH([.C116])+1;DAY([.C116]))" office:value-type="date" office:date-value="2032-08-24" calcext:value-type="date">
            <text:p>24.08.2032</text:p>
          </table:table-cell>
          <table:table-cell table:style-name="ce46" table:formula="of:=IF([.P117]*[.$D$2]/100/12/(1-(1+[.$D$2]/100/12)^(-[.O117]))&lt;[.G116];ROUNDUP([.P117]*[.$D$2]/100/12/(1-(1+[.$D$2]/100/12)^(-[.O117]));0);[.G116]+[.F117])" office:value-type="float" office:value="42911" calcext:value-type="float">
            <text:p>42 911,00</text:p>
          </table:table-cell>
          <table:table-cell table:style-name="ce52" table:formula="of:=[.D117]-[.F117]" office:value-type="float" office:value="21757.18" calcext:value-type="float">
            <text:p>21 757,18</text:p>
          </table:table-cell>
          <table:table-cell table:style-name="ce52" table:formula="of:=[.G116]*[.$D$2]*([.C117]-[.C116])/(DATE(YEAR([.C117])+1;1;1)-DATE(YEAR([.C117]);1;1))/100" office:value-type="float" office:value="21153.8217398907" calcext:value-type="float">
            <text:p>21 153,82</text:p>
          </table:table-cell>
          <table:table-cell table:style-name="ce63" table:formula="of:=[.G116]-[.E117]-[.L117]-[.M117]" office:value-type="float" office:value="2131273.62" calcext:value-type="float">
            <text:p>2 131 273,62</text:p>
          </table:table-cell>
          <table:table-cell table:style-name="ce70" table:formula="of:=[.I117]+[.J117]" office:value-type="float" office:value="34355.36" calcext:value-type="float">
            <text:p>34 355,36</text:p>
          </table:table-cell>
          <table:table-cell table:style-name="ce52" table:formula="of:=IF([.$D$1]/[.$D$3]&lt;[.K116];[.$D$1]/[.$D$3];[.K116])" office:value-type="float" office:value="11944.44" calcext:value-type="float">
            <text:p>11 944,44</text:p>
          </table:table-cell>
          <table:table-cell table:style-name="ce52" table:formula="of:=[.K116]*[.$D$2]/12/100" office:value-type="float" office:value="22410.92" calcext:value-type="float">
            <text:p>22 410,92</text:p>
          </table:table-cell>
          <table:table-cell table:style-name="ce79" table:formula="of:=[.K116]-[.I117]-[.L117]-[.M117]" office:value-type="float" office:value="2306426.71000001" calcext:value-type="float">
            <text:p>2 306 426,71</text:p>
          </table:table-cell>
          <table:table-cell table:style-name="ce84"/>
          <table:table-cell table:style-name="ce91"/>
          <table:table-cell table:style-name="ce95" table:formula="of:=IF(ISBLANK([.L116]);VALUE([.N116]);ROW([.L116]))" office:value-type="float" office:value="7" calcext:value-type="float">
            <text:p>7,00</text:p>
          </table:table-cell>
          <table:table-cell table:formula="of:=[.O116]+[.N116]-[.N117]" office:value-type="float" office:value="360" calcext:value-type="float">
            <text:p>360</text:p>
          </table:table-cell>
          <table:table-cell table:formula="of:=INDEX([.G$1:.G$1048576];[.N11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11" calcext:value-type="float">
            <text:p>111</text:p>
          </table:table-cell>
          <table:table-cell table:style-name="ce21" table:formula="of:=CONCATENATE(INT(([.A118]-1)/12)+1;&quot;-й год &quot;;[.A118]-1-INT(([.A118]-1)/12)*12+1;&quot;-й мес&quot;)" office:value-type="string" office:string-value="10-й год 3-й мес" calcext:value-type="string">
            <text:p>10-й год 3-й мес</text:p>
          </table:table-cell>
          <table:table-cell table:style-name="ce34" table:formula="of:=DATE(YEAR([.C117]);MONTH([.C117])+1;DAY([.C117]))" office:value-type="date" office:date-value="2032-09-24" calcext:value-type="date">
            <text:p>24.09.2032</text:p>
          </table:table-cell>
          <table:table-cell table:style-name="ce46" table:formula="of:=IF([.P118]*[.$D$2]/100/12/(1-(1+[.$D$2]/100/12)^(-[.O118]))&lt;[.G117];ROUNDUP([.P118]*[.$D$2]/100/12/(1-(1+[.$D$2]/100/12)^(-[.O118]));0);[.G117]+[.F118])" office:value-type="float" office:value="42911" calcext:value-type="float">
            <text:p>42 911,00</text:p>
          </table:table-cell>
          <table:table-cell table:style-name="ce52" table:formula="of:=[.D118]-[.F118]" office:value-type="float" office:value="21970.95" calcext:value-type="float">
            <text:p>21 970,95</text:p>
          </table:table-cell>
          <table:table-cell table:style-name="ce52" table:formula="of:=[.G117]*[.$D$2]*([.C118]-[.C117])/(DATE(YEAR([.C118])+1;1;1)-DATE(YEAR([.C118]);1;1))/100" office:value-type="float" office:value="20940.0544740984" calcext:value-type="float">
            <text:p>20 940,05</text:p>
          </table:table-cell>
          <table:table-cell table:style-name="ce63" table:formula="of:=[.G117]-[.E118]-[.L118]-[.M118]" office:value-type="float" office:value="2109302.67" calcext:value-type="float">
            <text:p>2 109 302,67</text:p>
          </table:table-cell>
          <table:table-cell table:style-name="ce70" table:formula="of:=[.I118]+[.J118]" office:value-type="float" office:value="34239.9" calcext:value-type="float">
            <text:p>34 239,90</text:p>
          </table:table-cell>
          <table:table-cell table:style-name="ce52" table:formula="of:=IF([.$D$1]/[.$D$3]&lt;[.K117];[.$D$1]/[.$D$3];[.K117])" office:value-type="float" office:value="11944.44" calcext:value-type="float">
            <text:p>11 944,44</text:p>
          </table:table-cell>
          <table:table-cell table:style-name="ce52" table:formula="of:=[.K117]*[.$D$2]/12/100" office:value-type="float" office:value="22295.46" calcext:value-type="float">
            <text:p>22 295,46</text:p>
          </table:table-cell>
          <table:table-cell table:style-name="ce79" table:formula="of:=[.K117]-[.I118]-[.L118]-[.M118]" office:value-type="float" office:value="2294482.27000001" calcext:value-type="float">
            <text:p>2 294 482,27</text:p>
          </table:table-cell>
          <table:table-cell table:style-name="ce84"/>
          <table:table-cell table:style-name="ce91"/>
          <table:table-cell table:style-name="ce95" table:formula="of:=IF(ISBLANK([.L117]);VALUE([.N117]);ROW([.L117]))" office:value-type="float" office:value="7" calcext:value-type="float">
            <text:p>7,00</text:p>
          </table:table-cell>
          <table:table-cell table:formula="of:=[.O117]+[.N117]-[.N118]" office:value-type="float" office:value="360" calcext:value-type="float">
            <text:p>360</text:p>
          </table:table-cell>
          <table:table-cell table:formula="of:=INDEX([.G$1:.G$1048576];[.N11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12" calcext:value-type="float">
            <text:p>112</text:p>
          </table:table-cell>
          <table:table-cell table:style-name="ce21" table:formula="of:=CONCATENATE(INT(([.A119]-1)/12)+1;&quot;-й год &quot;;[.A119]-1-INT(([.A119]-1)/12)*12+1;&quot;-й мес&quot;)" office:value-type="string" office:string-value="10-й год 4-й мес" calcext:value-type="string">
            <text:p>10-й год 4-й мес</text:p>
          </table:table-cell>
          <table:table-cell table:style-name="ce34" table:formula="of:=DATE(YEAR([.C118]);MONTH([.C118])+1;DAY([.C118]))" office:value-type="date" office:date-value="2032-10-24" calcext:value-type="date">
            <text:p>24.10.2032</text:p>
          </table:table-cell>
          <table:table-cell table:style-name="ce46" table:formula="of:=IF([.P119]*[.$D$2]/100/12/(1-(1+[.$D$2]/100/12)^(-[.O119]))&lt;[.G118];ROUNDUP([.P119]*[.$D$2]/100/12/(1-(1+[.$D$2]/100/12)^(-[.O119]));0);[.G118]+[.F119])" office:value-type="float" office:value="42911" calcext:value-type="float">
            <text:p>42 911,00</text:p>
          </table:table-cell>
          <table:table-cell table:style-name="ce52" table:formula="of:=[.D119]-[.F119]" office:value-type="float" office:value="22855.34" calcext:value-type="float">
            <text:p>22 855,34</text:p>
          </table:table-cell>
          <table:table-cell table:style-name="ce52" table:formula="of:=[.G118]*[.$D$2]*([.C119]-[.C118])/(DATE(YEAR([.C119])+1;1;1)-DATE(YEAR([.C119]);1;1))/100" office:value-type="float" office:value="20055.6647311475" calcext:value-type="float">
            <text:p>20 055,66</text:p>
          </table:table-cell>
          <table:table-cell table:style-name="ce63" table:formula="of:=[.G118]-[.E119]-[.L119]-[.M119]" office:value-type="float" office:value="2086447.33" calcext:value-type="float">
            <text:p>2 086 447,33</text:p>
          </table:table-cell>
          <table:table-cell table:style-name="ce70" table:formula="of:=[.I119]+[.J119]" office:value-type="float" office:value="34124.44" calcext:value-type="float">
            <text:p>34 124,44</text:p>
          </table:table-cell>
          <table:table-cell table:style-name="ce52" table:formula="of:=IF([.$D$1]/[.$D$3]&lt;[.K118];[.$D$1]/[.$D$3];[.K118])" office:value-type="float" office:value="11944.44" calcext:value-type="float">
            <text:p>11 944,44</text:p>
          </table:table-cell>
          <table:table-cell table:style-name="ce52" table:formula="of:=[.K118]*[.$D$2]/12/100" office:value-type="float" office:value="22180" calcext:value-type="float">
            <text:p>22 180,00</text:p>
          </table:table-cell>
          <table:table-cell table:style-name="ce79" table:formula="of:=[.K118]-[.I119]-[.L119]-[.M119]" office:value-type="float" office:value="2282537.83000001" calcext:value-type="float">
            <text:p>2 282 537,83</text:p>
          </table:table-cell>
          <table:table-cell table:style-name="ce84"/>
          <table:table-cell table:style-name="ce91"/>
          <table:table-cell table:style-name="ce95" table:formula="of:=IF(ISBLANK([.L118]);VALUE([.N118]);ROW([.L118]))" office:value-type="float" office:value="7" calcext:value-type="float">
            <text:p>7,00</text:p>
          </table:table-cell>
          <table:table-cell table:formula="of:=[.O118]+[.N118]-[.N119]" office:value-type="float" office:value="360" calcext:value-type="float">
            <text:p>360</text:p>
          </table:table-cell>
          <table:table-cell table:formula="of:=INDEX([.G$1:.G$1048576];[.N11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13" calcext:value-type="float">
            <text:p>113</text:p>
          </table:table-cell>
          <table:table-cell table:style-name="ce21" table:formula="of:=CONCATENATE(INT(([.A120]-1)/12)+1;&quot;-й год &quot;;[.A120]-1-INT(([.A120]-1)/12)*12+1;&quot;-й мес&quot;)" office:value-type="string" office:string-value="10-й год 5-й мес" calcext:value-type="string">
            <text:p>10-й год 5-й мес</text:p>
          </table:table-cell>
          <table:table-cell table:style-name="ce34" table:formula="of:=DATE(YEAR([.C119]);MONTH([.C119])+1;DAY([.C119]))" office:value-type="date" office:date-value="2032-11-24" calcext:value-type="date">
            <text:p>24.11.2032</text:p>
          </table:table-cell>
          <table:table-cell table:style-name="ce46" table:formula="of:=IF([.P120]*[.$D$2]/100/12/(1-(1+[.$D$2]/100/12)^(-[.O120]))&lt;[.G119];ROUNDUP([.P120]*[.$D$2]/100/12/(1-(1+[.$D$2]/100/12)^(-[.O120]));0);[.G119]+[.F120])" office:value-type="float" office:value="42911" calcext:value-type="float">
            <text:p>42 911,00</text:p>
          </table:table-cell>
          <table:table-cell table:style-name="ce52" table:formula="of:=[.D120]-[.F120]" office:value-type="float" office:value="22411.37" calcext:value-type="float">
            <text:p>22 411,37</text:p>
          </table:table-cell>
          <table:table-cell table:style-name="ce52" table:formula="of:=[.G119]*[.$D$2]*([.C120]-[.C119])/(DATE(YEAR([.C120])+1;1;1)-DATE(YEAR([.C120]);1;1))/100" office:value-type="float" office:value="20499.6300510382" calcext:value-type="float">
            <text:p>20 499,63</text:p>
          </table:table-cell>
          <table:table-cell table:style-name="ce63" table:formula="of:=[.G119]-[.E120]-[.L120]-[.M120]" office:value-type="float" office:value="2064035.96" calcext:value-type="float">
            <text:p>2 064 035,96</text:p>
          </table:table-cell>
          <table:table-cell table:style-name="ce70" table:formula="of:=[.I120]+[.J120]" office:value-type="float" office:value="34008.97" calcext:value-type="float">
            <text:p>34 008,97</text:p>
          </table:table-cell>
          <table:table-cell table:style-name="ce52" table:formula="of:=IF([.$D$1]/[.$D$3]&lt;[.K119];[.$D$1]/[.$D$3];[.K119])" office:value-type="float" office:value="11944.44" calcext:value-type="float">
            <text:p>11 944,44</text:p>
          </table:table-cell>
          <table:table-cell table:style-name="ce52" table:formula="of:=[.K119]*[.$D$2]/12/100" office:value-type="float" office:value="22064.53" calcext:value-type="float">
            <text:p>22 064,53</text:p>
          </table:table-cell>
          <table:table-cell table:style-name="ce79" table:formula="of:=[.K119]-[.I120]-[.L120]-[.M120]" office:value-type="float" office:value="2270593.39000001" calcext:value-type="float">
            <text:p>2 270 593,39</text:p>
          </table:table-cell>
          <table:table-cell table:style-name="ce84"/>
          <table:table-cell table:style-name="ce91"/>
          <table:table-cell table:style-name="ce95" table:formula="of:=IF(ISBLANK([.L119]);VALUE([.N119]);ROW([.L119]))" office:value-type="float" office:value="7" calcext:value-type="float">
            <text:p>7,00</text:p>
          </table:table-cell>
          <table:table-cell table:formula="of:=[.O119]+[.N119]-[.N120]" office:value-type="float" office:value="360" calcext:value-type="float">
            <text:p>360</text:p>
          </table:table-cell>
          <table:table-cell table:formula="of:=INDEX([.G$1:.G$1048576];[.N12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14" calcext:value-type="float">
            <text:p>114</text:p>
          </table:table-cell>
          <table:table-cell table:style-name="ce21" table:formula="of:=CONCATENATE(INT(([.A121]-1)/12)+1;&quot;-й год &quot;;[.A121]-1-INT(([.A121]-1)/12)*12+1;&quot;-й мес&quot;)" office:value-type="string" office:string-value="10-й год 6-й мес" calcext:value-type="string">
            <text:p>10-й год 6-й мес</text:p>
          </table:table-cell>
          <table:table-cell table:style-name="ce34" table:formula="of:=DATE(YEAR([.C120]);MONTH([.C120])+1;DAY([.C120]))" office:value-type="date" office:date-value="2032-12-24" calcext:value-type="date">
            <text:p>24.12.2032</text:p>
          </table:table-cell>
          <table:table-cell table:style-name="ce46" table:formula="of:=IF([.P121]*[.$D$2]/100/12/(1-(1+[.$D$2]/100/12)^(-[.O121]))&lt;[.G120];ROUNDUP([.P121]*[.$D$2]/100/12/(1-(1+[.$D$2]/100/12)^(-[.O121]));0);[.G120]+[.F121])" office:value-type="float" office:value="42911" calcext:value-type="float">
            <text:p>42 911,00</text:p>
          </table:table-cell>
          <table:table-cell table:style-name="ce52" table:formula="of:=[.D121]-[.F121]" office:value-type="float" office:value="23285.74" calcext:value-type="float">
            <text:p>23 285,74</text:p>
          </table:table-cell>
          <table:table-cell table:style-name="ce52" table:formula="of:=[.G120]*[.$D$2]*([.C121]-[.C120])/(DATE(YEAR([.C121])+1;1;1)-DATE(YEAR([.C121]);1;1))/100" office:value-type="float" office:value="19625.259947541" calcext:value-type="float">
            <text:p>19 625,26</text:p>
          </table:table-cell>
          <table:table-cell table:style-name="ce63" table:formula="of:=[.G120]-[.E121]-[.L121]-[.M121]" office:value-type="float" office:value="2040750.22" calcext:value-type="float">
            <text:p>2 040 750,22</text:p>
          </table:table-cell>
          <table:table-cell table:style-name="ce70" table:formula="of:=[.I121]+[.J121]" office:value-type="float" office:value="33893.51" calcext:value-type="float">
            <text:p>33 893,51</text:p>
          </table:table-cell>
          <table:table-cell table:style-name="ce52" table:formula="of:=IF([.$D$1]/[.$D$3]&lt;[.K120];[.$D$1]/[.$D$3];[.K120])" office:value-type="float" office:value="11944.44" calcext:value-type="float">
            <text:p>11 944,44</text:p>
          </table:table-cell>
          <table:table-cell table:style-name="ce52" table:formula="of:=[.K120]*[.$D$2]/12/100" office:value-type="float" office:value="21949.07" calcext:value-type="float">
            <text:p>21 949,07</text:p>
          </table:table-cell>
          <table:table-cell table:style-name="ce79" table:formula="of:=[.K120]-[.I121]-[.L121]-[.M121]" office:value-type="float" office:value="2258648.95000001" calcext:value-type="float">
            <text:p>2 258 648,95</text:p>
          </table:table-cell>
          <table:table-cell table:style-name="ce84"/>
          <table:table-cell table:style-name="ce91"/>
          <table:table-cell table:style-name="ce95" table:formula="of:=IF(ISBLANK([.L120]);VALUE([.N120]);ROW([.L120]))" office:value-type="float" office:value="7" calcext:value-type="float">
            <text:p>7,00</text:p>
          </table:table-cell>
          <table:table-cell table:formula="of:=[.O120]+[.N120]-[.N121]" office:value-type="float" office:value="360" calcext:value-type="float">
            <text:p>360</text:p>
          </table:table-cell>
          <table:table-cell table:formula="of:=INDEX([.G$1:.G$1048576];[.N12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15" calcext:value-type="float">
            <text:p>115</text:p>
          </table:table-cell>
          <table:table-cell table:style-name="ce21" table:formula="of:=CONCATENATE(INT(([.A122]-1)/12)+1;&quot;-й год &quot;;[.A122]-1-INT(([.A122]-1)/12)*12+1;&quot;-й мес&quot;)" office:value-type="string" office:string-value="10-й год 7-й мес" calcext:value-type="string">
            <text:p>10-й год 7-й мес</text:p>
          </table:table-cell>
          <table:table-cell table:style-name="ce34" table:formula="of:=DATE(YEAR([.C121]);MONTH([.C121])+1;DAY([.C121]))" office:value-type="date" office:date-value="2033-01-24" calcext:value-type="date">
            <text:p>24.01.2033</text:p>
          </table:table-cell>
          <table:table-cell table:style-name="ce46" table:formula="of:=IF([.P122]*[.$D$2]/100/12/(1-(1+[.$D$2]/100/12)^(-[.O122]))&lt;[.G121];ROUNDUP([.P122]*[.$D$2]/100/12/(1-(1+[.$D$2]/100/12)^(-[.O122]));0);[.G121]+[.F122])" office:value-type="float" office:value="42911" calcext:value-type="float">
            <text:p>42 911,00</text:p>
          </table:table-cell>
          <table:table-cell table:style-name="ce52" table:formula="of:=[.D122]-[.F122]" office:value-type="float" office:value="22805.42" calcext:value-type="float">
            <text:p>22 805,42</text:p>
          </table:table-cell>
          <table:table-cell table:style-name="ce52" table:formula="of:=[.G121]*[.$D$2]*([.C122]-[.C121])/(DATE(YEAR([.C122])+1;1;1)-DATE(YEAR([.C122]);1;1))/100" office:value-type="float" office:value="20105.5829893699" calcext:value-type="float">
            <text:p>20 105,58</text:p>
          </table:table-cell>
          <table:table-cell table:style-name="ce63" table:formula="of:=[.G121]-[.E122]-[.L122]-[.M122]" office:value-type="float" office:value="2017944.8" calcext:value-type="float">
            <text:p>2 017 944,80</text:p>
          </table:table-cell>
          <table:table-cell table:style-name="ce70" table:formula="of:=[.I122]+[.J122]" office:value-type="float" office:value="33778.05" calcext:value-type="float">
            <text:p>33 778,05</text:p>
          </table:table-cell>
          <table:table-cell table:style-name="ce52" table:formula="of:=IF([.$D$1]/[.$D$3]&lt;[.K121];[.$D$1]/[.$D$3];[.K121])" office:value-type="float" office:value="11944.44" calcext:value-type="float">
            <text:p>11 944,44</text:p>
          </table:table-cell>
          <table:table-cell table:style-name="ce52" table:formula="of:=[.K121]*[.$D$2]/12/100" office:value-type="float" office:value="21833.61" calcext:value-type="float">
            <text:p>21 833,61</text:p>
          </table:table-cell>
          <table:table-cell table:style-name="ce79" table:formula="of:=[.K121]-[.I122]-[.L122]-[.M122]" office:value-type="float" office:value="2246704.51000001" calcext:value-type="float">
            <text:p>2 246 704,51</text:p>
          </table:table-cell>
          <table:table-cell table:style-name="ce84"/>
          <table:table-cell table:style-name="ce91"/>
          <table:table-cell table:style-name="ce95" table:formula="of:=IF(ISBLANK([.L121]);VALUE([.N121]);ROW([.L121]))" office:value-type="float" office:value="7" calcext:value-type="float">
            <text:p>7,00</text:p>
          </table:table-cell>
          <table:table-cell table:formula="of:=[.O121]+[.N121]-[.N122]" office:value-type="float" office:value="360" calcext:value-type="float">
            <text:p>360</text:p>
          </table:table-cell>
          <table:table-cell table:formula="of:=INDEX([.G$1:.G$1048576];[.N12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16" calcext:value-type="float">
            <text:p>116</text:p>
          </table:table-cell>
          <table:table-cell table:style-name="ce21" table:formula="of:=CONCATENATE(INT(([.A123]-1)/12)+1;&quot;-й год &quot;;[.A123]-1-INT(([.A123]-1)/12)*12+1;&quot;-й мес&quot;)" office:value-type="string" office:string-value="10-й год 8-й мес" calcext:value-type="string">
            <text:p>10-й год 8-й мес</text:p>
          </table:table-cell>
          <table:table-cell table:style-name="ce34" table:formula="of:=DATE(YEAR([.C122]);MONTH([.C122])+1;DAY([.C122]))" office:value-type="date" office:date-value="2033-02-24" calcext:value-type="date">
            <text:p>24.02.2033</text:p>
          </table:table-cell>
          <table:table-cell table:style-name="ce46" table:formula="of:=IF([.P123]*[.$D$2]/100/12/(1-(1+[.$D$2]/100/12)^(-[.O123]))&lt;[.G122];ROUNDUP([.P123]*[.$D$2]/100/12/(1-(1+[.$D$2]/100/12)^(-[.O123]));0);[.G122]+[.F123])" office:value-type="float" office:value="42911" calcext:value-type="float">
            <text:p>42 911,00</text:p>
          </table:table-cell>
          <table:table-cell table:style-name="ce52" table:formula="of:=[.D123]-[.F123]" office:value-type="float" office:value="23030.1" calcext:value-type="float">
            <text:p>23 030,10</text:p>
          </table:table-cell>
          <table:table-cell table:style-name="ce52" table:formula="of:=[.G122]*[.$D$2]*([.C123]-[.C122])/(DATE(YEAR([.C123])+1;1;1)-DATE(YEAR([.C123]);1;1))/100" office:value-type="float" office:value="19880.9027419178" calcext:value-type="float">
            <text:p>19 880,90</text:p>
          </table:table-cell>
          <table:table-cell table:style-name="ce63" table:formula="of:=[.G122]-[.E123]-[.L123]-[.M123]" office:value-type="float" office:value="1994914.7" calcext:value-type="float">
            <text:p>1 994 914,70</text:p>
          </table:table-cell>
          <table:table-cell table:style-name="ce70" table:formula="of:=[.I123]+[.J123]" office:value-type="float" office:value="33662.58" calcext:value-type="float">
            <text:p>33 662,58</text:p>
          </table:table-cell>
          <table:table-cell table:style-name="ce52" table:formula="of:=IF([.$D$1]/[.$D$3]&lt;[.K122];[.$D$1]/[.$D$3];[.K122])" office:value-type="float" office:value="11944.44" calcext:value-type="float">
            <text:p>11 944,44</text:p>
          </table:table-cell>
          <table:table-cell table:style-name="ce52" table:formula="of:=[.K122]*[.$D$2]/12/100" office:value-type="float" office:value="21718.14" calcext:value-type="float">
            <text:p>21 718,14</text:p>
          </table:table-cell>
          <table:table-cell table:style-name="ce79" table:formula="of:=[.K122]-[.I123]-[.L123]-[.M123]" office:value-type="float" office:value="2234760.07000001" calcext:value-type="float">
            <text:p>2 234 760,07</text:p>
          </table:table-cell>
          <table:table-cell table:style-name="ce84"/>
          <table:table-cell table:style-name="ce91"/>
          <table:table-cell table:style-name="ce95" table:formula="of:=IF(ISBLANK([.L122]);VALUE([.N122]);ROW([.L122]))" office:value-type="float" office:value="7" calcext:value-type="float">
            <text:p>7,00</text:p>
          </table:table-cell>
          <table:table-cell table:formula="of:=[.O122]+[.N122]-[.N123]" office:value-type="float" office:value="360" calcext:value-type="float">
            <text:p>360</text:p>
          </table:table-cell>
          <table:table-cell table:formula="of:=INDEX([.G$1:.G$1048576];[.N12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17" calcext:value-type="float">
            <text:p>117</text:p>
          </table:table-cell>
          <table:table-cell table:style-name="ce21" table:formula="of:=CONCATENATE(INT(([.A124]-1)/12)+1;&quot;-й год &quot;;[.A124]-1-INT(([.A124]-1)/12)*12+1;&quot;-й мес&quot;)" office:value-type="string" office:string-value="10-й год 9-й мес" calcext:value-type="string">
            <text:p>10-й год 9-й мес</text:p>
          </table:table-cell>
          <table:table-cell table:style-name="ce34" table:formula="of:=DATE(YEAR([.C123]);MONTH([.C123])+1;DAY([.C123]))" office:value-type="date" office:date-value="2033-03-24" calcext:value-type="date">
            <text:p>24.03.2033</text:p>
          </table:table-cell>
          <table:table-cell table:style-name="ce46" table:formula="of:=IF([.P124]*[.$D$2]/100/12/(1-(1+[.$D$2]/100/12)^(-[.O124]))&lt;[.G123];ROUNDUP([.P124]*[.$D$2]/100/12/(1-(1+[.$D$2]/100/12)^(-[.O124]));0);[.G123]+[.F124])" office:value-type="float" office:value="42911" calcext:value-type="float">
            <text:p>42 911,00</text:p>
          </table:table-cell>
          <table:table-cell table:style-name="ce52" table:formula="of:=[.D124]-[.F124]" office:value-type="float" office:value="25158.99" calcext:value-type="float">
            <text:p>25 158,99</text:p>
          </table:table-cell>
          <table:table-cell table:style-name="ce52" table:formula="of:=[.G123]*[.$D$2]*([.C124]-[.C123])/(DATE(YEAR([.C124])+1;1;1)-DATE(YEAR([.C124]);1;1))/100" office:value-type="float" office:value="17752.008070137" calcext:value-type="float">
            <text:p>17 752,01</text:p>
          </table:table-cell>
          <table:table-cell table:style-name="ce63" table:formula="of:=[.G123]-[.E124]-[.L124]-[.M124]" office:value-type="float" office:value="1969755.71" calcext:value-type="float">
            <text:p>1 969 755,71</text:p>
          </table:table-cell>
          <table:table-cell table:style-name="ce70" table:formula="of:=[.I124]+[.J124]" office:value-type="float" office:value="33547.12" calcext:value-type="float">
            <text:p>33 547,12</text:p>
          </table:table-cell>
          <table:table-cell table:style-name="ce52" table:formula="of:=IF([.$D$1]/[.$D$3]&lt;[.K123];[.$D$1]/[.$D$3];[.K123])" office:value-type="float" office:value="11944.44" calcext:value-type="float">
            <text:p>11 944,44</text:p>
          </table:table-cell>
          <table:table-cell table:style-name="ce52" table:formula="of:=[.K123]*[.$D$2]/12/100" office:value-type="float" office:value="21602.68" calcext:value-type="float">
            <text:p>21 602,68</text:p>
          </table:table-cell>
          <table:table-cell table:style-name="ce79" table:formula="of:=[.K123]-[.I124]-[.L124]-[.M124]" office:value-type="float" office:value="2222815.63000001" calcext:value-type="float">
            <text:p>2 222 815,63</text:p>
          </table:table-cell>
          <table:table-cell table:style-name="ce84"/>
          <table:table-cell table:style-name="ce91"/>
          <table:table-cell table:style-name="ce95" table:formula="of:=IF(ISBLANK([.L123]);VALUE([.N123]);ROW([.L123]))" office:value-type="float" office:value="7" calcext:value-type="float">
            <text:p>7,00</text:p>
          </table:table-cell>
          <table:table-cell table:formula="of:=[.O123]+[.N123]-[.N124]" office:value-type="float" office:value="360" calcext:value-type="float">
            <text:p>360</text:p>
          </table:table-cell>
          <table:table-cell table:formula="of:=INDEX([.G$1:.G$1048576];[.N12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18" calcext:value-type="float">
            <text:p>118</text:p>
          </table:table-cell>
          <table:table-cell table:style-name="ce21" table:formula="of:=CONCATENATE(INT(([.A125]-1)/12)+1;&quot;-й год &quot;;[.A125]-1-INT(([.A125]-1)/12)*12+1;&quot;-й мес&quot;)" office:value-type="string" office:string-value="10-й год 10-й мес" calcext:value-type="string">
            <text:p>10-й год 10-й мес</text:p>
          </table:table-cell>
          <table:table-cell table:style-name="ce34" table:formula="of:=DATE(YEAR([.C124]);MONTH([.C124])+1;DAY([.C124]))" office:value-type="date" office:date-value="2033-04-24" calcext:value-type="date">
            <text:p>24.04.2033</text:p>
          </table:table-cell>
          <table:table-cell table:style-name="ce46" table:formula="of:=IF([.P125]*[.$D$2]/100/12/(1-(1+[.$D$2]/100/12)^(-[.O125]))&lt;[.G124];ROUNDUP([.P125]*[.$D$2]/100/12/(1-(1+[.$D$2]/100/12)^(-[.O125]));0);[.G124]+[.F125])" office:value-type="float" office:value="42911" calcext:value-type="float">
            <text:p>42 911,00</text:p>
          </table:table-cell>
          <table:table-cell table:style-name="ce52" table:formula="of:=[.D125]-[.F125]" office:value-type="float" office:value="23504.86" calcext:value-type="float">
            <text:p>23 504,86</text:p>
          </table:table-cell>
          <table:table-cell table:style-name="ce52" table:formula="of:=[.G124]*[.$D$2]*([.C125]-[.C124])/(DATE(YEAR([.C125])+1;1;1)-DATE(YEAR([.C125]);1;1))/100" office:value-type="float" office:value="19406.1411867397" calcext:value-type="float">
            <text:p>19 406,14</text:p>
          </table:table-cell>
          <table:table-cell table:style-name="ce63" table:formula="of:=[.G124]-[.E125]-[.L125]-[.M125]" office:value-type="float" office:value="1946250.85" calcext:value-type="float">
            <text:p>1 946 250,85</text:p>
          </table:table-cell>
          <table:table-cell table:style-name="ce70" table:formula="of:=[.I125]+[.J125]" office:value-type="float" office:value="33431.66" calcext:value-type="float">
            <text:p>33 431,66</text:p>
          </table:table-cell>
          <table:table-cell table:style-name="ce52" table:formula="of:=IF([.$D$1]/[.$D$3]&lt;[.K124];[.$D$1]/[.$D$3];[.K124])" office:value-type="float" office:value="11944.44" calcext:value-type="float">
            <text:p>11 944,44</text:p>
          </table:table-cell>
          <table:table-cell table:style-name="ce52" table:formula="of:=[.K124]*[.$D$2]/12/100" office:value-type="float" office:value="21487.22" calcext:value-type="float">
            <text:p>21 487,22</text:p>
          </table:table-cell>
          <table:table-cell table:style-name="ce79" table:formula="of:=[.K124]-[.I125]-[.L125]-[.M125]" office:value-type="float" office:value="2210871.19000001" calcext:value-type="float">
            <text:p>2 210 871,19</text:p>
          </table:table-cell>
          <table:table-cell table:style-name="ce84"/>
          <table:table-cell table:style-name="ce91"/>
          <table:table-cell table:style-name="ce95" table:formula="of:=IF(ISBLANK([.L124]);VALUE([.N124]);ROW([.L124]))" office:value-type="float" office:value="7" calcext:value-type="float">
            <text:p>7,00</text:p>
          </table:table-cell>
          <table:table-cell table:formula="of:=[.O124]+[.N124]-[.N125]" office:value-type="float" office:value="360" calcext:value-type="float">
            <text:p>360</text:p>
          </table:table-cell>
          <table:table-cell table:formula="of:=INDEX([.G$1:.G$1048576];[.N12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19" calcext:value-type="float">
            <text:p>119</text:p>
          </table:table-cell>
          <table:table-cell table:style-name="ce21" table:formula="of:=CONCATENATE(INT(([.A126]-1)/12)+1;&quot;-й год &quot;;[.A126]-1-INT(([.A126]-1)/12)*12+1;&quot;-й мес&quot;)" office:value-type="string" office:string-value="10-й год 11-й мес" calcext:value-type="string">
            <text:p>10-й год 11-й мес</text:p>
          </table:table-cell>
          <table:table-cell table:style-name="ce34" table:formula="of:=DATE(YEAR([.C125]);MONTH([.C125])+1;DAY([.C125]))" office:value-type="date" office:date-value="2033-05-24" calcext:value-type="date">
            <text:p>24.05.2033</text:p>
          </table:table-cell>
          <table:table-cell table:style-name="ce46" table:formula="of:=IF([.P126]*[.$D$2]/100/12/(1-(1+[.$D$2]/100/12)^(-[.O126]))&lt;[.G125];ROUNDUP([.P126]*[.$D$2]/100/12/(1-(1+[.$D$2]/100/12)^(-[.O126]));0);[.G125]+[.F126])" office:value-type="float" office:value="42911" calcext:value-type="float">
            <text:p>42 911,00</text:p>
          </table:table-cell>
          <table:table-cell table:style-name="ce52" table:formula="of:=[.D126]-[.F126]" office:value-type="float" office:value="24354.96" calcext:value-type="float">
            <text:p>24 354,96</text:p>
          </table:table-cell>
          <table:table-cell table:style-name="ce52" table:formula="of:=[.G125]*[.$D$2]*([.C126]-[.C125])/(DATE(YEAR([.C126])+1;1;1)-DATE(YEAR([.C126]);1;1))/100" office:value-type="float" office:value="18556.0355013699" calcext:value-type="float">
            <text:p>18 556,04</text:p>
          </table:table-cell>
          <table:table-cell table:style-name="ce63" table:formula="of:=[.G125]-[.E126]-[.L126]-[.M126]" office:value-type="float" office:value="1921895.89" calcext:value-type="float">
            <text:p>1 921 895,89</text:p>
          </table:table-cell>
          <table:table-cell table:style-name="ce70" table:formula="of:=[.I126]+[.J126]" office:value-type="float" office:value="33316.19" calcext:value-type="float">
            <text:p>33 316,19</text:p>
          </table:table-cell>
          <table:table-cell table:style-name="ce52" table:formula="of:=IF([.$D$1]/[.$D$3]&lt;[.K125];[.$D$1]/[.$D$3];[.K125])" office:value-type="float" office:value="11944.44" calcext:value-type="float">
            <text:p>11 944,44</text:p>
          </table:table-cell>
          <table:table-cell table:style-name="ce52" table:formula="of:=[.K125]*[.$D$2]/12/100" office:value-type="float" office:value="21371.75" calcext:value-type="float">
            <text:p>21 371,75</text:p>
          </table:table-cell>
          <table:table-cell table:style-name="ce79" table:formula="of:=[.K125]-[.I126]-[.L126]-[.M126]" office:value-type="float" office:value="2198926.75000001" calcext:value-type="float">
            <text:p>2 198 926,75</text:p>
          </table:table-cell>
          <table:table-cell table:style-name="ce84"/>
          <table:table-cell table:style-name="ce91"/>
          <table:table-cell table:style-name="ce95" table:formula="of:=IF(ISBLANK([.L125]);VALUE([.N125]);ROW([.L125]))" office:value-type="float" office:value="7" calcext:value-type="float">
            <text:p>7,00</text:p>
          </table:table-cell>
          <table:table-cell table:formula="of:=[.O125]+[.N125]-[.N126]" office:value-type="float" office:value="360" calcext:value-type="float">
            <text:p>360</text:p>
          </table:table-cell>
          <table:table-cell table:formula="of:=INDEX([.G$1:.G$1048576];[.N12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120" calcext:value-type="float">
            <text:p>120</text:p>
          </table:table-cell>
          <table:table-cell table:style-name="ce21" table:formula="of:=CONCATENATE(INT(([.A127]-1)/12)+1;&quot;-й год &quot;;[.A127]-1-INT(([.A127]-1)/12)*12+1;&quot;-й мес&quot;)" office:value-type="string" office:string-value="10-й год 12-й мес" calcext:value-type="string">
            <text:p>10-й год 12-й мес</text:p>
          </table:table-cell>
          <table:table-cell table:style-name="ce34" table:formula="of:=DATE(YEAR([.C126]);MONTH([.C126])+1;DAY([.C126]))" office:value-type="date" office:date-value="2033-06-24" calcext:value-type="date">
            <text:p>24.06.2033</text:p>
          </table:table-cell>
          <table:table-cell table:style-name="ce46" table:formula="of:=IF([.P127]*[.$D$2]/100/12/(1-(1+[.$D$2]/100/12)^(-[.O127]))&lt;[.G126];ROUNDUP([.P127]*[.$D$2]/100/12/(1-(1+[.$D$2]/100/12)^(-[.O127]));0);[.G126]+[.F127])" office:value-type="float" office:value="42911" calcext:value-type="float">
            <text:p>42 911,00</text:p>
          </table:table-cell>
          <table:table-cell table:style-name="ce54" table:formula="of:=[.D127]-[.F127]" office:value-type="float" office:value="23976.38" calcext:value-type="float">
            <text:p>23 976,38</text:p>
          </table:table-cell>
          <table:table-cell table:style-name="ce52" table:formula="of:=[.G126]*[.$D$2]*([.C127]-[.C126])/(DATE(YEAR([.C127])+1;1;1)-DATE(YEAR([.C127]);1;1))/100" office:value-type="float" office:value="18934.6236176438" calcext:value-type="float">
            <text:p>18 934,62</text:p>
          </table:table-cell>
          <table:table-cell table:style-name="ce65" table:formula="of:=[.G126]-[.E127]-[.L127]-[.M127]" office:value-type="float" office:value="1897919.51" calcext:value-type="float">
            <text:p>1 897 919,51</text:p>
          </table:table-cell>
          <table:table-cell table:style-name="ce72" table:formula="of:=[.I127]+[.J127]" office:value-type="float" office:value="33200.73" calcext:value-type="float">
            <text:p>33 200,73</text:p>
          </table:table-cell>
          <table:table-cell table:style-name="ce54" table:formula="of:=IF([.$D$1]/[.$D$3]&lt;[.K126];[.$D$1]/[.$D$3];[.K126])" office:value-type="float" office:value="11944.44" calcext:value-type="float">
            <text:p>11 944,44</text:p>
          </table:table-cell>
          <table:table-cell table:style-name="ce54" table:formula="of:=[.K126]*[.$D$2]/12/100" office:value-type="float" office:value="21256.29" calcext:value-type="float">
            <text:p>21 256,29</text:p>
          </table:table-cell>
          <table:table-cell table:style-name="ce81" table:formula="of:=[.K126]-[.I127]-[.L127]-[.M127]" office:value-type="float" office:value="2186982.31000001" calcext:value-type="float">
            <text:p>2 186 982,31</text:p>
          </table:table-cell>
          <table:table-cell table:style-name="ce86"/>
          <table:table-cell table:style-name="ce91"/>
          <table:table-cell table:style-name="ce95" table:formula="of:=IF(ISBLANK([.L126]);VALUE([.N126]);ROW([.L126]))" office:value-type="float" office:value="7" calcext:value-type="float">
            <text:p>7,00</text:p>
          </table:table-cell>
          <table:table-cell table:formula="of:=[.O126]+[.N126]-[.N127]" office:value-type="float" office:value="360" calcext:value-type="float">
            <text:p>360</text:p>
          </table:table-cell>
          <table:table-cell table:formula="of:=INDEX([.G$1:.G$1048576];[.N12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21" calcext:value-type="float">
            <text:p>121</text:p>
          </table:table-cell>
          <table:table-cell table:style-name="ce21" table:formula="of:=CONCATENATE(INT(([.A128]-1)/12)+1;&quot;-й год &quot;;[.A128]-1-INT(([.A128]-1)/12)*12+1;&quot;-й мес&quot;)" office:value-type="string" office:string-value="11-й год 1-й мес" calcext:value-type="string">
            <text:p>11-й год 1-й мес</text:p>
          </table:table-cell>
          <table:table-cell table:style-name="ce34" table:formula="of:=DATE(YEAR([.C127]);MONTH([.C127])+1;DAY([.C127]))" office:value-type="date" office:date-value="2033-07-24" calcext:value-type="date">
            <text:p>24.07.2033</text:p>
          </table:table-cell>
          <table:table-cell table:style-name="ce46" table:formula="of:=IF([.P128]*[.$D$2]/100/12/(1-(1+[.$D$2]/100/12)^(-[.O128]))&lt;[.G127];ROUNDUP([.P128]*[.$D$2]/100/12/(1-(1+[.$D$2]/100/12)^(-[.O128]));0);[.G127]+[.F128])" office:value-type="float" office:value="42911" calcext:value-type="float">
            <text:p>42 911,00</text:p>
          </table:table-cell>
          <table:table-cell table:style-name="ce52" table:formula="of:=[.D128]-[.F128]" office:value-type="float" office:value="24815.77" calcext:value-type="float">
            <text:p>24 815,77</text:p>
          </table:table-cell>
          <table:table-cell table:style-name="ce52" table:formula="of:=[.G127]*[.$D$2]*([.C128]-[.C127])/(DATE(YEAR([.C128])+1;1;1)-DATE(YEAR([.C128]);1;1))/100" office:value-type="float" office:value="18095.2325884931" calcext:value-type="float">
            <text:p>18 095,23</text:p>
          </table:table-cell>
          <table:table-cell table:style-name="ce63" table:formula="of:=[.G127]-[.E128]-[.L128]-[.M128]" office:value-type="float" office:value="1873103.74" calcext:value-type="float">
            <text:p>1 873 103,74</text:p>
          </table:table-cell>
          <table:table-cell table:style-name="ce70" table:formula="of:=[.I128]+[.J128]" office:value-type="float" office:value="33085.27" calcext:value-type="float">
            <text:p>33 085,27</text:p>
          </table:table-cell>
          <table:table-cell table:style-name="ce52" table:formula="of:=IF([.$D$1]/[.$D$3]&lt;[.K127];[.$D$1]/[.$D$3];[.K127])" office:value-type="float" office:value="11944.44" calcext:value-type="float">
            <text:p>11 944,44</text:p>
          </table:table-cell>
          <table:table-cell table:style-name="ce52" table:formula="of:=[.K127]*[.$D$2]/12/100" office:value-type="float" office:value="21140.83" calcext:value-type="float">
            <text:p>21 140,83</text:p>
          </table:table-cell>
          <table:table-cell table:style-name="ce79" table:formula="of:=[.K127]-[.I128]-[.L128]-[.M128]" office:value-type="float" office:value="2175037.87000001" calcext:value-type="float">
            <text:p>2 175 037,87</text:p>
          </table:table-cell>
          <table:table-cell table:style-name="ce84"/>
          <table:table-cell table:style-name="ce91"/>
          <table:table-cell table:style-name="ce95" table:formula="of:=IF(ISBLANK([.L127]);VALUE([.N127]);ROW([.L127]))" office:value-type="float" office:value="7" calcext:value-type="float">
            <text:p>7,00</text:p>
          </table:table-cell>
          <table:table-cell table:formula="of:=[.O127]+[.N127]-[.N128]" office:value-type="float" office:value="360" calcext:value-type="float">
            <text:p>360</text:p>
          </table:table-cell>
          <table:table-cell table:formula="of:=INDEX([.G$1:.G$1048576];[.N12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22" calcext:value-type="float">
            <text:p>122</text:p>
          </table:table-cell>
          <table:table-cell table:style-name="ce21" table:formula="of:=CONCATENATE(INT(([.A129]-1)/12)+1;&quot;-й год &quot;;[.A129]-1-INT(([.A129]-1)/12)*12+1;&quot;-й мес&quot;)" office:value-type="string" office:string-value="11-й год 2-й мес" calcext:value-type="string">
            <text:p>11-й год 2-й мес</text:p>
          </table:table-cell>
          <table:table-cell table:style-name="ce34" table:formula="of:=DATE(YEAR([.C128]);MONTH([.C128])+1;DAY([.C128]))" office:value-type="date" office:date-value="2033-08-24" calcext:value-type="date">
            <text:p>24.08.2033</text:p>
          </table:table-cell>
          <table:table-cell table:style-name="ce46" table:formula="of:=IF([.P129]*[.$D$2]/100/12/(1-(1+[.$D$2]/100/12)^(-[.O129]))&lt;[.G128];ROUNDUP([.P129]*[.$D$2]/100/12/(1-(1+[.$D$2]/100/12)^(-[.O129]));0);[.G128]+[.F129])" office:value-type="float" office:value="42911" calcext:value-type="float">
            <text:p>42 911,00</text:p>
          </table:table-cell>
          <table:table-cell table:style-name="ce52" table:formula="of:=[.D129]-[.F129]" office:value-type="float" office:value="24457.08" calcext:value-type="float">
            <text:p>24 457,08</text:p>
          </table:table-cell>
          <table:table-cell table:style-name="ce52" table:formula="of:=[.G128]*[.$D$2]*([.C129]-[.C128])/(DATE(YEAR([.C129])+1;1;1)-DATE(YEAR([.C129]);1;1))/100" office:value-type="float" office:value="18453.9206823014" calcext:value-type="float">
            <text:p>18 453,92</text:p>
          </table:table-cell>
          <table:table-cell table:style-name="ce63" table:formula="of:=[.G128]-[.E129]-[.L129]-[.M129]" office:value-type="float" office:value="1848646.66" calcext:value-type="float">
            <text:p>1 848 646,66</text:p>
          </table:table-cell>
          <table:table-cell table:style-name="ce70" table:formula="of:=[.I129]+[.J129]" office:value-type="float" office:value="32969.81" calcext:value-type="float">
            <text:p>32 969,81</text:p>
          </table:table-cell>
          <table:table-cell table:style-name="ce52" table:formula="of:=IF([.$D$1]/[.$D$3]&lt;[.K128];[.$D$1]/[.$D$3];[.K128])" office:value-type="float" office:value="11944.44" calcext:value-type="float">
            <text:p>11 944,44</text:p>
          </table:table-cell>
          <table:table-cell table:style-name="ce52" table:formula="of:=[.K128]*[.$D$2]/12/100" office:value-type="float" office:value="21025.37" calcext:value-type="float">
            <text:p>21 025,37</text:p>
          </table:table-cell>
          <table:table-cell table:style-name="ce79" table:formula="of:=[.K128]-[.I129]-[.L129]-[.M129]" office:value-type="float" office:value="2163093.43000001" calcext:value-type="float">
            <text:p>2 163 093,43</text:p>
          </table:table-cell>
          <table:table-cell table:style-name="ce84"/>
          <table:table-cell table:style-name="ce91"/>
          <table:table-cell table:style-name="ce95" table:formula="of:=IF(ISBLANK([.L128]);VALUE([.N128]);ROW([.L128]))" office:value-type="float" office:value="7" calcext:value-type="float">
            <text:p>7,00</text:p>
          </table:table-cell>
          <table:table-cell table:formula="of:=[.O128]+[.N128]-[.N129]" office:value-type="float" office:value="360" calcext:value-type="float">
            <text:p>360</text:p>
          </table:table-cell>
          <table:table-cell table:formula="of:=INDEX([.G$1:.G$1048576];[.N12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23" calcext:value-type="float">
            <text:p>123</text:p>
          </table:table-cell>
          <table:table-cell table:style-name="ce21" table:formula="of:=CONCATENATE(INT(([.A130]-1)/12)+1;&quot;-й год &quot;;[.A130]-1-INT(([.A130]-1)/12)*12+1;&quot;-й мес&quot;)" office:value-type="string" office:string-value="11-й год 3-й мес" calcext:value-type="string">
            <text:p>11-й год 3-й мес</text:p>
          </table:table-cell>
          <table:table-cell table:style-name="ce34" table:formula="of:=DATE(YEAR([.C129]);MONTH([.C129])+1;DAY([.C129]))" office:value-type="date" office:date-value="2033-09-24" calcext:value-type="date">
            <text:p>24.09.2033</text:p>
          </table:table-cell>
          <table:table-cell table:style-name="ce46" table:formula="of:=IF([.P130]*[.$D$2]/100/12/(1-(1+[.$D$2]/100/12)^(-[.O130]))&lt;[.G129];ROUNDUP([.P130]*[.$D$2]/100/12/(1-(1+[.$D$2]/100/12)^(-[.O130]));0);[.G129]+[.F130])" office:value-type="float" office:value="42911" calcext:value-type="float">
            <text:p>42 911,00</text:p>
          </table:table-cell>
          <table:table-cell table:style-name="ce52" table:formula="of:=[.D130]-[.F130]" office:value-type="float" office:value="24698.03" calcext:value-type="float">
            <text:p>24 698,03</text:p>
          </table:table-cell>
          <table:table-cell table:style-name="ce52" table:formula="of:=[.G129]*[.$D$2]*([.C130]-[.C129])/(DATE(YEAR([.C130])+1;1;1)-DATE(YEAR([.C130]);1;1))/100" office:value-type="float" office:value="18212.9681900274" calcext:value-type="float">
            <text:p>18 212,97</text:p>
          </table:table-cell>
          <table:table-cell table:style-name="ce63" table:formula="of:=[.G129]-[.E130]-[.L130]-[.M130]" office:value-type="float" office:value="1823948.63" calcext:value-type="float">
            <text:p>1 823 948,63</text:p>
          </table:table-cell>
          <table:table-cell table:style-name="ce70" table:formula="of:=[.I130]+[.J130]" office:value-type="float" office:value="32854.34" calcext:value-type="float">
            <text:p>32 854,34</text:p>
          </table:table-cell>
          <table:table-cell table:style-name="ce52" table:formula="of:=IF([.$D$1]/[.$D$3]&lt;[.K129];[.$D$1]/[.$D$3];[.K129])" office:value-type="float" office:value="11944.44" calcext:value-type="float">
            <text:p>11 944,44</text:p>
          </table:table-cell>
          <table:table-cell table:style-name="ce52" table:formula="of:=[.K129]*[.$D$2]/12/100" office:value-type="float" office:value="20909.9" calcext:value-type="float">
            <text:p>20 909,90</text:p>
          </table:table-cell>
          <table:table-cell table:style-name="ce79" table:formula="of:=[.K129]-[.I130]-[.L130]-[.M130]" office:value-type="float" office:value="2151148.99000001" calcext:value-type="float">
            <text:p>2 151 148,99</text:p>
          </table:table-cell>
          <table:table-cell table:style-name="ce84"/>
          <table:table-cell table:style-name="ce91"/>
          <table:table-cell table:style-name="ce95" table:formula="of:=IF(ISBLANK([.L129]);VALUE([.N129]);ROW([.L129]))" office:value-type="float" office:value="7" calcext:value-type="float">
            <text:p>7,00</text:p>
          </table:table-cell>
          <table:table-cell table:formula="of:=[.O129]+[.N129]-[.N130]" office:value-type="float" office:value="360" calcext:value-type="float">
            <text:p>360</text:p>
          </table:table-cell>
          <table:table-cell table:formula="of:=INDEX([.G$1:.G$1048576];[.N13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24" calcext:value-type="float">
            <text:p>124</text:p>
          </table:table-cell>
          <table:table-cell table:style-name="ce21" table:formula="of:=CONCATENATE(INT(([.A131]-1)/12)+1;&quot;-й год &quot;;[.A131]-1-INT(([.A131]-1)/12)*12+1;&quot;-й мес&quot;)" office:value-type="string" office:string-value="11-й год 4-й мес" calcext:value-type="string">
            <text:p>11-й год 4-й мес</text:p>
          </table:table-cell>
          <table:table-cell table:style-name="ce34" table:formula="of:=DATE(YEAR([.C130]);MONTH([.C130])+1;DAY([.C130]))" office:value-type="date" office:date-value="2033-10-24" calcext:value-type="date">
            <text:p>24.10.2033</text:p>
          </table:table-cell>
          <table:table-cell table:style-name="ce46" table:formula="of:=IF([.P131]*[.$D$2]/100/12/(1-(1+[.$D$2]/100/12)^(-[.O131]))&lt;[.G130];ROUNDUP([.P131]*[.$D$2]/100/12/(1-(1+[.$D$2]/100/12)^(-[.O131]));0);[.G130]+[.F131])" office:value-type="float" office:value="42911" calcext:value-type="float">
            <text:p>42 911,00</text:p>
          </table:table-cell>
          <table:table-cell table:style-name="ce52" table:formula="of:=[.D131]-[.F131]" office:value-type="float" office:value="25521.02" calcext:value-type="float">
            <text:p>25 521,02</text:p>
          </table:table-cell>
          <table:table-cell table:style-name="ce52" table:formula="of:=[.G130]*[.$D$2]*([.C131]-[.C130])/(DATE(YEAR([.C131])+1;1;1)-DATE(YEAR([.C131]);1;1))/100" office:value-type="float" office:value="17389.9759791781" calcext:value-type="float">
            <text:p>17 389,98</text:p>
          </table:table-cell>
          <table:table-cell table:style-name="ce63" table:formula="of:=[.G130]-[.E131]-[.L131]-[.M131]" office:value-type="float" office:value="1798427.61" calcext:value-type="float">
            <text:p>1 798 427,61</text:p>
          </table:table-cell>
          <table:table-cell table:style-name="ce70" table:formula="of:=[.I131]+[.J131]" office:value-type="float" office:value="32738.88" calcext:value-type="float">
            <text:p>32 738,88</text:p>
          </table:table-cell>
          <table:table-cell table:style-name="ce52" table:formula="of:=IF([.$D$1]/[.$D$3]&lt;[.K130];[.$D$1]/[.$D$3];[.K130])" office:value-type="float" office:value="11944.44" calcext:value-type="float">
            <text:p>11 944,44</text:p>
          </table:table-cell>
          <table:table-cell table:style-name="ce52" table:formula="of:=[.K130]*[.$D$2]/12/100" office:value-type="float" office:value="20794.44" calcext:value-type="float">
            <text:p>20 794,44</text:p>
          </table:table-cell>
          <table:table-cell table:style-name="ce79" table:formula="of:=[.K130]-[.I131]-[.L131]-[.M131]" office:value-type="float" office:value="2139204.55000001" calcext:value-type="float">
            <text:p>2 139 204,55</text:p>
          </table:table-cell>
          <table:table-cell table:style-name="ce84"/>
          <table:table-cell table:style-name="ce91"/>
          <table:table-cell table:style-name="ce95" table:formula="of:=IF(ISBLANK([.L130]);VALUE([.N130]);ROW([.L130]))" office:value-type="float" office:value="7" calcext:value-type="float">
            <text:p>7,00</text:p>
          </table:table-cell>
          <table:table-cell table:formula="of:=[.O130]+[.N130]-[.N131]" office:value-type="float" office:value="360" calcext:value-type="float">
            <text:p>360</text:p>
          </table:table-cell>
          <table:table-cell table:formula="of:=INDEX([.G$1:.G$1048576];[.N13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25" calcext:value-type="float">
            <text:p>125</text:p>
          </table:table-cell>
          <table:table-cell table:style-name="ce21" table:formula="of:=CONCATENATE(INT(([.A132]-1)/12)+1;&quot;-й год &quot;;[.A132]-1-INT(([.A132]-1)/12)*12+1;&quot;-й мес&quot;)" office:value-type="string" office:string-value="11-й год 5-й мес" calcext:value-type="string">
            <text:p>11-й год 5-й мес</text:p>
          </table:table-cell>
          <table:table-cell table:style-name="ce34" table:formula="of:=DATE(YEAR([.C131]);MONTH([.C131])+1;DAY([.C131]))" office:value-type="date" office:date-value="2033-11-24" calcext:value-type="date">
            <text:p>24.11.2033</text:p>
          </table:table-cell>
          <table:table-cell table:style-name="ce46" table:formula="of:=IF([.P132]*[.$D$2]/100/12/(1-(1+[.$D$2]/100/12)^(-[.O132]))&lt;[.G131];ROUNDUP([.P132]*[.$D$2]/100/12/(1-(1+[.$D$2]/100/12)^(-[.O132]));0);[.G131]+[.F132])" office:value-type="float" office:value="42911" calcext:value-type="float">
            <text:p>42 911,00</text:p>
          </table:table-cell>
          <table:table-cell table:style-name="ce52" table:formula="of:=[.D132]-[.F132]" office:value-type="float" office:value="25192.79" calcext:value-type="float">
            <text:p>25 192,79</text:p>
          </table:table-cell>
          <table:table-cell table:style-name="ce52" table:formula="of:=[.G131]*[.$D$2]*([.C132]-[.C131])/(DATE(YEAR([.C132])+1;1;1)-DATE(YEAR([.C132]);1;1))/100" office:value-type="float" office:value="17718.2073576986" calcext:value-type="float">
            <text:p>17 718,21</text:p>
          </table:table-cell>
          <table:table-cell table:style-name="ce63" table:formula="of:=[.G131]-[.E132]-[.L132]-[.M132]" office:value-type="float" office:value="1773234.82" calcext:value-type="float">
            <text:p>1 773 234,82</text:p>
          </table:table-cell>
          <table:table-cell table:style-name="ce70" table:formula="of:=[.I132]+[.J132]" office:value-type="float" office:value="32623.42" calcext:value-type="float">
            <text:p>32 623,42</text:p>
          </table:table-cell>
          <table:table-cell table:style-name="ce52" table:formula="of:=IF([.$D$1]/[.$D$3]&lt;[.K131];[.$D$1]/[.$D$3];[.K131])" office:value-type="float" office:value="11944.44" calcext:value-type="float">
            <text:p>11 944,44</text:p>
          </table:table-cell>
          <table:table-cell table:style-name="ce52" table:formula="of:=[.K131]*[.$D$2]/12/100" office:value-type="float" office:value="20678.98" calcext:value-type="float">
            <text:p>20 678,98</text:p>
          </table:table-cell>
          <table:table-cell table:style-name="ce79" table:formula="of:=[.K131]-[.I132]-[.L132]-[.M132]" office:value-type="float" office:value="2127260.11000001" calcext:value-type="float">
            <text:p>2 127 260,11</text:p>
          </table:table-cell>
          <table:table-cell table:style-name="ce84"/>
          <table:table-cell table:style-name="ce91"/>
          <table:table-cell table:style-name="ce95" table:formula="of:=IF(ISBLANK([.L131]);VALUE([.N131]);ROW([.L131]))" office:value-type="float" office:value="7" calcext:value-type="float">
            <text:p>7,00</text:p>
          </table:table-cell>
          <table:table-cell table:formula="of:=[.O131]+[.N131]-[.N132]" office:value-type="float" office:value="360" calcext:value-type="float">
            <text:p>360</text:p>
          </table:table-cell>
          <table:table-cell table:formula="of:=INDEX([.G$1:.G$1048576];[.N13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26" calcext:value-type="float">
            <text:p>126</text:p>
          </table:table-cell>
          <table:table-cell table:style-name="ce21" table:formula="of:=CONCATENATE(INT(([.A133]-1)/12)+1;&quot;-й год &quot;;[.A133]-1-INT(([.A133]-1)/12)*12+1;&quot;-й мес&quot;)" office:value-type="string" office:string-value="11-й год 6-й мес" calcext:value-type="string">
            <text:p>11-й год 6-й мес</text:p>
          </table:table-cell>
          <table:table-cell table:style-name="ce34" table:formula="of:=DATE(YEAR([.C132]);MONTH([.C132])+1;DAY([.C132]))" office:value-type="date" office:date-value="2033-12-24" calcext:value-type="date">
            <text:p>24.12.2033</text:p>
          </table:table-cell>
          <table:table-cell table:style-name="ce46" table:formula="of:=IF([.P133]*[.$D$2]/100/12/(1-(1+[.$D$2]/100/12)^(-[.O133]))&lt;[.G132];ROUNDUP([.P133]*[.$D$2]/100/12/(1-(1+[.$D$2]/100/12)^(-[.O133]));0);[.G132]+[.F133])" office:value-type="float" office:value="42911" calcext:value-type="float">
            <text:p>42 911,00</text:p>
          </table:table-cell>
          <table:table-cell table:style-name="ce52" table:formula="of:=[.D133]-[.F133]" office:value-type="float" office:value="26004.54" calcext:value-type="float">
            <text:p>26 004,54</text:p>
          </table:table-cell>
          <table:table-cell table:style-name="ce52" table:formula="of:=[.G132]*[.$D$2]*([.C133]-[.C132])/(DATE(YEAR([.C133])+1;1;1)-DATE(YEAR([.C133]);1;1))/100" office:value-type="float" office:value="16906.458009863" calcext:value-type="float">
            <text:p>16 906,46</text:p>
          </table:table-cell>
          <table:table-cell table:style-name="ce63" table:formula="of:=[.G132]-[.E133]-[.L133]-[.M133]" office:value-type="float" office:value="1747230.28" calcext:value-type="float">
            <text:p>1 747 230,28</text:p>
          </table:table-cell>
          <table:table-cell table:style-name="ce70" table:formula="of:=[.I133]+[.J133]" office:value-type="float" office:value="32507.95" calcext:value-type="float">
            <text:p>32 507,95</text:p>
          </table:table-cell>
          <table:table-cell table:style-name="ce52" table:formula="of:=IF([.$D$1]/[.$D$3]&lt;[.K132];[.$D$1]/[.$D$3];[.K132])" office:value-type="float" office:value="11944.44" calcext:value-type="float">
            <text:p>11 944,44</text:p>
          </table:table-cell>
          <table:table-cell table:style-name="ce52" table:formula="of:=[.K132]*[.$D$2]/12/100" office:value-type="float" office:value="20563.51" calcext:value-type="float">
            <text:p>20 563,51</text:p>
          </table:table-cell>
          <table:table-cell table:style-name="ce79" table:formula="of:=[.K132]-[.I133]-[.L133]-[.M133]" office:value-type="float" office:value="2115315.67000001" calcext:value-type="float">
            <text:p>2 115 315,67</text:p>
          </table:table-cell>
          <table:table-cell table:style-name="ce84"/>
          <table:table-cell table:style-name="ce91"/>
          <table:table-cell table:style-name="ce95" table:formula="of:=IF(ISBLANK([.L132]);VALUE([.N132]);ROW([.L132]))" office:value-type="float" office:value="7" calcext:value-type="float">
            <text:p>7,00</text:p>
          </table:table-cell>
          <table:table-cell table:formula="of:=[.O132]+[.N132]-[.N133]" office:value-type="float" office:value="360" calcext:value-type="float">
            <text:p>360</text:p>
          </table:table-cell>
          <table:table-cell table:formula="of:=INDEX([.G$1:.G$1048576];[.N13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27" calcext:value-type="float">
            <text:p>127</text:p>
          </table:table-cell>
          <table:table-cell table:style-name="ce21" table:formula="of:=CONCATENATE(INT(([.A134]-1)/12)+1;&quot;-й год &quot;;[.A134]-1-INT(([.A134]-1)/12)*12+1;&quot;-й мес&quot;)" office:value-type="string" office:string-value="11-й год 7-й мес" calcext:value-type="string">
            <text:p>11-й год 7-й мес</text:p>
          </table:table-cell>
          <table:table-cell table:style-name="ce34" table:formula="of:=DATE(YEAR([.C133]);MONTH([.C133])+1;DAY([.C133]))" office:value-type="date" office:date-value="2034-01-24" calcext:value-type="date">
            <text:p>24.01.2034</text:p>
          </table:table-cell>
          <table:table-cell table:style-name="ce46" table:formula="of:=IF([.P134]*[.$D$2]/100/12/(1-(1+[.$D$2]/100/12)^(-[.O134]))&lt;[.G133];ROUNDUP([.P134]*[.$D$2]/100/12/(1-(1+[.$D$2]/100/12)^(-[.O134]));0);[.G133]+[.F134])" office:value-type="float" office:value="42911" calcext:value-type="float">
            <text:p>42 911,00</text:p>
          </table:table-cell>
          <table:table-cell table:style-name="ce52" table:formula="of:=[.D134]-[.F134]" office:value-type="float" office:value="25697.19" calcext:value-type="float">
            <text:p>25 697,19</text:p>
          </table:table-cell>
          <table:table-cell table:style-name="ce52" table:formula="of:=[.G133]*[.$D$2]*([.C134]-[.C133])/(DATE(YEAR([.C134])+1;1;1)-DATE(YEAR([.C134]);1;1))/100" office:value-type="float" office:value="17213.8084572055" calcext:value-type="float">
            <text:p>17 213,81</text:p>
          </table:table-cell>
          <table:table-cell table:style-name="ce63" table:formula="of:=[.G133]-[.E134]-[.L134]-[.M134]" office:value-type="float" office:value="1721533.09" calcext:value-type="float">
            <text:p>1 721 533,09</text:p>
          </table:table-cell>
          <table:table-cell table:style-name="ce70" table:formula="of:=[.I134]+[.J134]" office:value-type="float" office:value="32392.49" calcext:value-type="float">
            <text:p>32 392,49</text:p>
          </table:table-cell>
          <table:table-cell table:style-name="ce52" table:formula="of:=IF([.$D$1]/[.$D$3]&lt;[.K133];[.$D$1]/[.$D$3];[.K133])" office:value-type="float" office:value="11944.44" calcext:value-type="float">
            <text:p>11 944,44</text:p>
          </table:table-cell>
          <table:table-cell table:style-name="ce52" table:formula="of:=[.K133]*[.$D$2]/12/100" office:value-type="float" office:value="20448.05" calcext:value-type="float">
            <text:p>20 448,05</text:p>
          </table:table-cell>
          <table:table-cell table:style-name="ce79" table:formula="of:=[.K133]-[.I134]-[.L134]-[.M134]" office:value-type="float" office:value="2103371.23000001" calcext:value-type="float">
            <text:p>2 103 371,23</text:p>
          </table:table-cell>
          <table:table-cell table:style-name="ce84"/>
          <table:table-cell table:style-name="ce91"/>
          <table:table-cell table:style-name="ce95" table:formula="of:=IF(ISBLANK([.L133]);VALUE([.N133]);ROW([.L133]))" office:value-type="float" office:value="7" calcext:value-type="float">
            <text:p>7,00</text:p>
          </table:table-cell>
          <table:table-cell table:formula="of:=[.O133]+[.N133]-[.N134]" office:value-type="float" office:value="360" calcext:value-type="float">
            <text:p>360</text:p>
          </table:table-cell>
          <table:table-cell table:formula="of:=INDEX([.G$1:.G$1048576];[.N13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28" calcext:value-type="float">
            <text:p>128</text:p>
          </table:table-cell>
          <table:table-cell table:style-name="ce21" table:formula="of:=CONCATENATE(INT(([.A135]-1)/12)+1;&quot;-й год &quot;;[.A135]-1-INT(([.A135]-1)/12)*12+1;&quot;-й мес&quot;)" office:value-type="string" office:string-value="11-й год 8-й мес" calcext:value-type="string">
            <text:p>11-й год 8-й мес</text:p>
          </table:table-cell>
          <table:table-cell table:style-name="ce34" table:formula="of:=DATE(YEAR([.C134]);MONTH([.C134])+1;DAY([.C134]))" office:value-type="date" office:date-value="2034-02-24" calcext:value-type="date">
            <text:p>24.02.2034</text:p>
          </table:table-cell>
          <table:table-cell table:style-name="ce46" table:formula="of:=IF([.P135]*[.$D$2]/100/12/(1-(1+[.$D$2]/100/12)^(-[.O135]))&lt;[.G134];ROUNDUP([.P135]*[.$D$2]/100/12/(1-(1+[.$D$2]/100/12)^(-[.O135]));0);[.G134]+[.F135])" office:value-type="float" office:value="42911" calcext:value-type="float">
            <text:p>42 911,00</text:p>
          </table:table-cell>
          <table:table-cell table:style-name="ce52" table:formula="of:=[.D135]-[.F135]" office:value-type="float" office:value="25950.36" calcext:value-type="float">
            <text:p>25 950,36</text:p>
          </table:table-cell>
          <table:table-cell table:style-name="ce52" table:formula="of:=[.G134]*[.$D$2]*([.C135]-[.C134])/(DATE(YEAR([.C135])+1;1;1)-DATE(YEAR([.C135]);1;1))/100" office:value-type="float" office:value="16960.6383332603" calcext:value-type="float">
            <text:p>16 960,64</text:p>
          </table:table-cell>
          <table:table-cell table:style-name="ce63" table:formula="of:=[.G134]-[.E135]-[.L135]-[.M135]" office:value-type="float" office:value="1695582.73" calcext:value-type="float">
            <text:p>1 695 582,73</text:p>
          </table:table-cell>
          <table:table-cell table:style-name="ce70" table:formula="of:=[.I135]+[.J135]" office:value-type="float" office:value="32277.03" calcext:value-type="float">
            <text:p>32 277,03</text:p>
          </table:table-cell>
          <table:table-cell table:style-name="ce52" table:formula="of:=IF([.$D$1]/[.$D$3]&lt;[.K134];[.$D$1]/[.$D$3];[.K134])" office:value-type="float" office:value="11944.44" calcext:value-type="float">
            <text:p>11 944,44</text:p>
          </table:table-cell>
          <table:table-cell table:style-name="ce52" table:formula="of:=[.K134]*[.$D$2]/12/100" office:value-type="float" office:value="20332.59" calcext:value-type="float">
            <text:p>20 332,59</text:p>
          </table:table-cell>
          <table:table-cell table:style-name="ce79" table:formula="of:=[.K134]-[.I135]-[.L135]-[.M135]" office:value-type="float" office:value="2091426.79000001" calcext:value-type="float">
            <text:p>2 091 426,79</text:p>
          </table:table-cell>
          <table:table-cell table:style-name="ce84"/>
          <table:table-cell table:style-name="ce91"/>
          <table:table-cell table:style-name="ce95" table:formula="of:=IF(ISBLANK([.L134]);VALUE([.N134]);ROW([.L134]))" office:value-type="float" office:value="7" calcext:value-type="float">
            <text:p>7,00</text:p>
          </table:table-cell>
          <table:table-cell table:formula="of:=[.O134]+[.N134]-[.N135]" office:value-type="float" office:value="360" calcext:value-type="float">
            <text:p>360</text:p>
          </table:table-cell>
          <table:table-cell table:formula="of:=INDEX([.G$1:.G$1048576];[.N13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29" calcext:value-type="float">
            <text:p>129</text:p>
          </table:table-cell>
          <table:table-cell table:style-name="ce21" table:formula="of:=CONCATENATE(INT(([.A136]-1)/12)+1;&quot;-й год &quot;;[.A136]-1-INT(([.A136]-1)/12)*12+1;&quot;-й мес&quot;)" office:value-type="string" office:string-value="11-й год 9-й мес" calcext:value-type="string">
            <text:p>11-й год 9-й мес</text:p>
          </table:table-cell>
          <table:table-cell table:style-name="ce34" table:formula="of:=DATE(YEAR([.C135]);MONTH([.C135])+1;DAY([.C135]))" office:value-type="date" office:date-value="2034-03-24" calcext:value-type="date">
            <text:p>24.03.2034</text:p>
          </table:table-cell>
          <table:table-cell table:style-name="ce46" table:formula="of:=IF([.P136]*[.$D$2]/100/12/(1-(1+[.$D$2]/100/12)^(-[.O136]))&lt;[.G135];ROUNDUP([.P136]*[.$D$2]/100/12/(1-(1+[.$D$2]/100/12)^(-[.O136]));0);[.G135]+[.F136])" office:value-type="float" office:value="42911" calcext:value-type="float">
            <text:p>42 911,00</text:p>
          </table:table-cell>
          <table:table-cell table:style-name="ce52" table:formula="of:=[.D136]-[.F136]" office:value-type="float" office:value="27822.64" calcext:value-type="float">
            <text:p>27 822,64</text:p>
          </table:table-cell>
          <table:table-cell table:style-name="ce52" table:formula="of:=[.G135]*[.$D$2]*([.C136]-[.C135])/(DATE(YEAR([.C136])+1;1;1)-DATE(YEAR([.C136]);1;1))/100" office:value-type="float" office:value="15088.3635809315" calcext:value-type="float">
            <text:p>15 088,36</text:p>
          </table:table-cell>
          <table:table-cell table:style-name="ce63" table:formula="of:=[.G135]-[.E136]-[.L136]-[.M136]" office:value-type="float" office:value="1667760.09" calcext:value-type="float">
            <text:p>1 667 760,09</text:p>
          </table:table-cell>
          <table:table-cell table:style-name="ce70" table:formula="of:=[.I136]+[.J136]" office:value-type="float" office:value="32161.57" calcext:value-type="float">
            <text:p>32 161,57</text:p>
          </table:table-cell>
          <table:table-cell table:style-name="ce52" table:formula="of:=IF([.$D$1]/[.$D$3]&lt;[.K135];[.$D$1]/[.$D$3];[.K135])" office:value-type="float" office:value="11944.44" calcext:value-type="float">
            <text:p>11 944,44</text:p>
          </table:table-cell>
          <table:table-cell table:style-name="ce52" table:formula="of:=[.K135]*[.$D$2]/12/100" office:value-type="float" office:value="20217.13" calcext:value-type="float">
            <text:p>20 217,13</text:p>
          </table:table-cell>
          <table:table-cell table:style-name="ce79" table:formula="of:=[.K135]-[.I136]-[.L136]-[.M136]" office:value-type="float" office:value="2079482.35000001" calcext:value-type="float">
            <text:p>2 079 482,35</text:p>
          </table:table-cell>
          <table:table-cell table:style-name="ce84"/>
          <table:table-cell table:style-name="ce91"/>
          <table:table-cell table:style-name="ce95" table:formula="of:=IF(ISBLANK([.L135]);VALUE([.N135]);ROW([.L135]))" office:value-type="float" office:value="7" calcext:value-type="float">
            <text:p>7,00</text:p>
          </table:table-cell>
          <table:table-cell table:formula="of:=[.O135]+[.N135]-[.N136]" office:value-type="float" office:value="360" calcext:value-type="float">
            <text:p>360</text:p>
          </table:table-cell>
          <table:table-cell table:formula="of:=INDEX([.G$1:.G$1048576];[.N13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30" calcext:value-type="float">
            <text:p>130</text:p>
          </table:table-cell>
          <table:table-cell table:style-name="ce21" table:formula="of:=CONCATENATE(INT(([.A137]-1)/12)+1;&quot;-й год &quot;;[.A137]-1-INT(([.A137]-1)/12)*12+1;&quot;-й мес&quot;)" office:value-type="string" office:string-value="11-й год 10-й мес" calcext:value-type="string">
            <text:p>11-й год 10-й мес</text:p>
          </table:table-cell>
          <table:table-cell table:style-name="ce34" table:formula="of:=DATE(YEAR([.C136]);MONTH([.C136])+1;DAY([.C136]))" office:value-type="date" office:date-value="2034-04-24" calcext:value-type="date">
            <text:p>24.04.2034</text:p>
          </table:table-cell>
          <table:table-cell table:style-name="ce46" table:formula="of:=IF([.P137]*[.$D$2]/100/12/(1-(1+[.$D$2]/100/12)^(-[.O137]))&lt;[.G136];ROUNDUP([.P137]*[.$D$2]/100/12/(1-(1+[.$D$2]/100/12)^(-[.O137]));0);[.G136]+[.F137])" office:value-type="float" office:value="42911" calcext:value-type="float">
            <text:p>42 911,00</text:p>
          </table:table-cell>
          <table:table-cell table:style-name="ce52" table:formula="of:=[.D137]-[.F137]" office:value-type="float" office:value="26480.14" calcext:value-type="float">
            <text:p>26 480,14</text:p>
          </table:table-cell>
          <table:table-cell table:style-name="ce52" table:formula="of:=[.G136]*[.$D$2]*([.C137]-[.C136])/(DATE(YEAR([.C137])+1;1;1)-DATE(YEAR([.C137]);1;1))/100" office:value-type="float" office:value="16430.8637907945" calcext:value-type="float">
            <text:p>16 430,86</text:p>
          </table:table-cell>
          <table:table-cell table:style-name="ce63" table:formula="of:=[.G136]-[.E137]-[.L137]-[.M137]" office:value-type="float" office:value="1641279.95" calcext:value-type="float">
            <text:p>1 641 279,95</text:p>
          </table:table-cell>
          <table:table-cell table:style-name="ce70" table:formula="of:=[.I137]+[.J137]" office:value-type="float" office:value="32046.1" calcext:value-type="float">
            <text:p>32 046,10</text:p>
          </table:table-cell>
          <table:table-cell table:style-name="ce52" table:formula="of:=IF([.$D$1]/[.$D$3]&lt;[.K136];[.$D$1]/[.$D$3];[.K136])" office:value-type="float" office:value="11944.44" calcext:value-type="float">
            <text:p>11 944,44</text:p>
          </table:table-cell>
          <table:table-cell table:style-name="ce52" table:formula="of:=[.K136]*[.$D$2]/12/100" office:value-type="float" office:value="20101.66" calcext:value-type="float">
            <text:p>20 101,66</text:p>
          </table:table-cell>
          <table:table-cell table:style-name="ce79" table:formula="of:=[.K136]-[.I137]-[.L137]-[.M137]" office:value-type="float" office:value="2067537.91000001" calcext:value-type="float">
            <text:p>2 067 537,91</text:p>
          </table:table-cell>
          <table:table-cell table:style-name="ce84"/>
          <table:table-cell table:style-name="ce91"/>
          <table:table-cell table:style-name="ce95" table:formula="of:=IF(ISBLANK([.L136]);VALUE([.N136]);ROW([.L136]))" office:value-type="float" office:value="7" calcext:value-type="float">
            <text:p>7,00</text:p>
          </table:table-cell>
          <table:table-cell table:formula="of:=[.O136]+[.N136]-[.N137]" office:value-type="float" office:value="360" calcext:value-type="float">
            <text:p>360</text:p>
          </table:table-cell>
          <table:table-cell table:formula="of:=INDEX([.G$1:.G$1048576];[.N13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31" calcext:value-type="float">
            <text:p>131</text:p>
          </table:table-cell>
          <table:table-cell table:style-name="ce21" table:formula="of:=CONCATENATE(INT(([.A138]-1)/12)+1;&quot;-й год &quot;;[.A138]-1-INT(([.A138]-1)/12)*12+1;&quot;-й мес&quot;)" office:value-type="string" office:string-value="11-й год 11-й мес" calcext:value-type="string">
            <text:p>11-й год 11-й мес</text:p>
          </table:table-cell>
          <table:table-cell table:style-name="ce34" table:formula="of:=DATE(YEAR([.C137]);MONTH([.C137])+1;DAY([.C137]))" office:value-type="date" office:date-value="2034-05-24" calcext:value-type="date">
            <text:p>24.05.2034</text:p>
          </table:table-cell>
          <table:table-cell table:style-name="ce46" table:formula="of:=IF([.P138]*[.$D$2]/100/12/(1-(1+[.$D$2]/100/12)^(-[.O138]))&lt;[.G137];ROUNDUP([.P138]*[.$D$2]/100/12/(1-(1+[.$D$2]/100/12)^(-[.O138]));0);[.G137]+[.F138])" office:value-type="float" office:value="42911" calcext:value-type="float">
            <text:p>42 911,00</text:p>
          </table:table-cell>
          <table:table-cell table:style-name="ce52" table:formula="of:=[.D138]-[.F138]" office:value-type="float" office:value="27262.63" calcext:value-type="float">
            <text:p>27 262,63</text:p>
          </table:table-cell>
          <table:table-cell table:style-name="ce52" table:formula="of:=[.G137]*[.$D$2]*([.C138]-[.C137])/(DATE(YEAR([.C138])+1;1;1)-DATE(YEAR([.C138]);1;1))/100" office:value-type="float" office:value="15648.3677424657" calcext:value-type="float">
            <text:p>15 648,37</text:p>
          </table:table-cell>
          <table:table-cell table:style-name="ce63" table:formula="of:=[.G137]-[.E138]-[.L138]-[.M138]" office:value-type="float" office:value="1614017.32" calcext:value-type="float">
            <text:p>1 614 017,32</text:p>
          </table:table-cell>
          <table:table-cell table:style-name="ce70" table:formula="of:=[.I138]+[.J138]" office:value-type="float" office:value="31930.64" calcext:value-type="float">
            <text:p>31 930,64</text:p>
          </table:table-cell>
          <table:table-cell table:style-name="ce52" table:formula="of:=IF([.$D$1]/[.$D$3]&lt;[.K137];[.$D$1]/[.$D$3];[.K137])" office:value-type="float" office:value="11944.44" calcext:value-type="float">
            <text:p>11 944,44</text:p>
          </table:table-cell>
          <table:table-cell table:style-name="ce52" table:formula="of:=[.K137]*[.$D$2]/12/100" office:value-type="float" office:value="19986.2" calcext:value-type="float">
            <text:p>19 986,20</text:p>
          </table:table-cell>
          <table:table-cell table:style-name="ce79" table:formula="of:=[.K137]-[.I138]-[.L138]-[.M138]" office:value-type="float" office:value="2055593.47000001" calcext:value-type="float">
            <text:p>2 055 593,47</text:p>
          </table:table-cell>
          <table:table-cell table:style-name="ce84"/>
          <table:table-cell table:style-name="ce91"/>
          <table:table-cell table:style-name="ce95" table:formula="of:=IF(ISBLANK([.L137]);VALUE([.N137]);ROW([.L137]))" office:value-type="float" office:value="7" calcext:value-type="float">
            <text:p>7,00</text:p>
          </table:table-cell>
          <table:table-cell table:formula="of:=[.O137]+[.N137]-[.N138]" office:value-type="float" office:value="360" calcext:value-type="float">
            <text:p>360</text:p>
          </table:table-cell>
          <table:table-cell table:formula="of:=INDEX([.G$1:.G$1048576];[.N13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32" calcext:value-type="float">
            <text:p>132</text:p>
          </table:table-cell>
          <table:table-cell table:style-name="ce21" table:formula="of:=CONCATENATE(INT(([.A139]-1)/12)+1;&quot;-й год &quot;;[.A139]-1-INT(([.A139]-1)/12)*12+1;&quot;-й мес&quot;)" office:value-type="string" office:string-value="11-й год 12-й мес" calcext:value-type="string">
            <text:p>11-й год 12-й мес</text:p>
          </table:table-cell>
          <table:table-cell table:style-name="ce34" table:formula="of:=DATE(YEAR([.C138]);MONTH([.C138])+1;DAY([.C138]))" office:value-type="date" office:date-value="2034-06-24" calcext:value-type="date">
            <text:p>24.06.2034</text:p>
          </table:table-cell>
          <table:table-cell table:style-name="ce46" table:formula="of:=IF([.P139]*[.$D$2]/100/12/(1-(1+[.$D$2]/100/12)^(-[.O139]))&lt;[.G138];ROUNDUP([.P139]*[.$D$2]/100/12/(1-(1+[.$D$2]/100/12)^(-[.O139]));0);[.G138]+[.F139])" office:value-type="float" office:value="42911" calcext:value-type="float">
            <text:p>42 911,00</text:p>
          </table:table-cell>
          <table:table-cell table:style-name="ce52" table:formula="of:=[.D139]-[.F139]" office:value-type="float" office:value="27009.61" calcext:value-type="float">
            <text:p>27 009,61</text:p>
          </table:table-cell>
          <table:table-cell table:style-name="ce52" table:formula="of:=[.G138]*[.$D$2]*([.C139]-[.C138])/(DATE(YEAR([.C139])+1;1;1)-DATE(YEAR([.C139]);1;1))/100" office:value-type="float" office:value="15901.3870759452" calcext:value-type="float">
            <text:p>15 901,39</text:p>
          </table:table-cell>
          <table:table-cell table:style-name="ce63" table:formula="of:=[.G138]-[.E139]-[.L139]-[.M139]" office:value-type="float" office:value="1587007.71" calcext:value-type="float">
            <text:p>1 587 007,71</text:p>
          </table:table-cell>
          <table:table-cell table:style-name="ce70" table:formula="of:=[.I139]+[.J139]" office:value-type="float" office:value="31815.18" calcext:value-type="float">
            <text:p>31 815,18</text:p>
          </table:table-cell>
          <table:table-cell table:style-name="ce52" table:formula="of:=IF([.$D$1]/[.$D$3]&lt;[.K138];[.$D$1]/[.$D$3];[.K138])" office:value-type="float" office:value="11944.44" calcext:value-type="float">
            <text:p>11 944,44</text:p>
          </table:table-cell>
          <table:table-cell table:style-name="ce52" table:formula="of:=[.K138]*[.$D$2]/12/100" office:value-type="float" office:value="19870.74" calcext:value-type="float">
            <text:p>19 870,74</text:p>
          </table:table-cell>
          <table:table-cell table:style-name="ce79" table:formula="of:=[.K138]-[.I139]-[.L139]-[.M139]" office:value-type="float" office:value="2043649.03000001" calcext:value-type="float">
            <text:p>2 043 649,03</text:p>
          </table:table-cell>
          <table:table-cell table:style-name="ce84"/>
          <table:table-cell table:style-name="ce91"/>
          <table:table-cell table:style-name="ce95" table:formula="of:=IF(ISBLANK([.L138]);VALUE([.N138]);ROW([.L138]))" office:value-type="float" office:value="7" calcext:value-type="float">
            <text:p>7,00</text:p>
          </table:table-cell>
          <table:table-cell table:formula="of:=[.O138]+[.N138]-[.N139]" office:value-type="float" office:value="360" calcext:value-type="float">
            <text:p>360</text:p>
          </table:table-cell>
          <table:table-cell table:formula="of:=INDEX([.G$1:.G$1048576];[.N13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133" calcext:value-type="float">
            <text:p>133</text:p>
          </table:table-cell>
          <table:table-cell table:style-name="ce21" table:formula="of:=CONCATENATE(INT(([.A140]-1)/12)+1;&quot;-й год &quot;;[.A140]-1-INT(([.A140]-1)/12)*12+1;&quot;-й мес&quot;)" office:value-type="string" office:string-value="12-й год 1-й мес" calcext:value-type="string">
            <text:p>12-й год 1-й мес</text:p>
          </table:table-cell>
          <table:table-cell table:style-name="ce34" table:formula="of:=DATE(YEAR([.C139]);MONTH([.C139])+1;DAY([.C139]))" office:value-type="date" office:date-value="2034-07-24" calcext:value-type="date">
            <text:p>24.07.2034</text:p>
          </table:table-cell>
          <table:table-cell table:style-name="ce46" table:formula="of:=IF([.P140]*[.$D$2]/100/12/(1-(1+[.$D$2]/100/12)^(-[.O140]))&lt;[.G139];ROUNDUP([.P140]*[.$D$2]/100/12/(1-(1+[.$D$2]/100/12)^(-[.O140]));0);[.G139]+[.F140])" office:value-type="float" office:value="42911" calcext:value-type="float">
            <text:p>42 911,00</text:p>
          </table:table-cell>
          <table:table-cell table:style-name="ce53" table:formula="of:=[.D140]-[.F140]" office:value-type="float" office:value="27780.08" calcext:value-type="float">
            <text:p>27 780,08</text:p>
          </table:table-cell>
          <table:table-cell table:style-name="ce52" table:formula="of:=[.G139]*[.$D$2]*([.C140]-[.C139])/(DATE(YEAR([.C140])+1;1;1)-DATE(YEAR([.C140]);1;1))/100" office:value-type="float" office:value="15130.9228241096" calcext:value-type="float">
            <text:p>15 130,92</text:p>
          </table:table-cell>
          <table:table-cell table:style-name="ce64" table:formula="of:=[.G139]-[.E140]-[.L140]-[.M140]" office:value-type="float" office:value="1559227.63" calcext:value-type="float">
            <text:p>1 559 227,63</text:p>
          </table:table-cell>
          <table:table-cell table:style-name="ce71" table:formula="of:=[.I140]+[.J140]" office:value-type="float" office:value="31699.71" calcext:value-type="float">
            <text:p>31 699,71</text:p>
          </table:table-cell>
          <table:table-cell table:style-name="ce53" table:formula="of:=IF([.$D$1]/[.$D$3]&lt;[.K139];[.$D$1]/[.$D$3];[.K139])" office:value-type="float" office:value="11944.44" calcext:value-type="float">
            <text:p>11 944,44</text:p>
          </table:table-cell>
          <table:table-cell table:style-name="ce53" table:formula="of:=[.K139]*[.$D$2]/12/100" office:value-type="float" office:value="19755.27" calcext:value-type="float">
            <text:p>19 755,27</text:p>
          </table:table-cell>
          <table:table-cell table:style-name="ce80" table:formula="of:=[.K139]-[.I140]-[.L140]-[.M140]" office:value-type="float" office:value="2031704.59000001" calcext:value-type="float">
            <text:p>2 031 704,59</text:p>
          </table:table-cell>
          <table:table-cell table:style-name="ce85"/>
          <table:table-cell table:style-name="ce91"/>
          <table:table-cell table:style-name="ce95" table:formula="of:=IF(ISBLANK([.L139]);VALUE([.N139]);ROW([.L139]))" office:value-type="float" office:value="7" calcext:value-type="float">
            <text:p>7,00</text:p>
          </table:table-cell>
          <table:table-cell table:formula="of:=[.O139]+[.N139]-[.N140]" office:value-type="float" office:value="360" calcext:value-type="float">
            <text:p>360</text:p>
          </table:table-cell>
          <table:table-cell table:formula="of:=INDEX([.G$1:.G$1048576];[.N14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34" calcext:value-type="float">
            <text:p>134</text:p>
          </table:table-cell>
          <table:table-cell table:style-name="ce21" table:formula="of:=CONCATENATE(INT(([.A141]-1)/12)+1;&quot;-й год &quot;;[.A141]-1-INT(([.A141]-1)/12)*12+1;&quot;-й мес&quot;)" office:value-type="string" office:string-value="12-й год 2-й мес" calcext:value-type="string">
            <text:p>12-й год 2-й мес</text:p>
          </table:table-cell>
          <table:table-cell table:style-name="ce34" table:formula="of:=DATE(YEAR([.C140]);MONTH([.C140])+1;DAY([.C140]))" office:value-type="date" office:date-value="2034-08-24" calcext:value-type="date">
            <text:p>24.08.2034</text:p>
          </table:table-cell>
          <table:table-cell table:style-name="ce46" table:formula="of:=IF([.P141]*[.$D$2]/100/12/(1-(1+[.$D$2]/100/12)^(-[.O141]))&lt;[.G140];ROUNDUP([.P141]*[.$D$2]/100/12/(1-(1+[.$D$2]/100/12)^(-[.O141]));0);[.G140]+[.F141])" office:value-type="float" office:value="42911" calcext:value-type="float">
            <text:p>42 911,00</text:p>
          </table:table-cell>
          <table:table-cell table:style-name="ce52" table:formula="of:=[.D141]-[.F141]" office:value-type="float" office:value="27549.4" calcext:value-type="float">
            <text:p>27 549,40</text:p>
          </table:table-cell>
          <table:table-cell table:style-name="ce52" table:formula="of:=[.G140]*[.$D$2]*([.C141]-[.C140])/(DATE(YEAR([.C141])+1;1;1)-DATE(YEAR([.C141]);1;1))/100" office:value-type="float" office:value="15361.5960478904" calcext:value-type="float">
            <text:p>15 361,60</text:p>
          </table:table-cell>
          <table:table-cell table:style-name="ce63" table:formula="of:=[.G140]-[.E141]-[.L141]-[.M141]" office:value-type="float" office:value="1531678.23" calcext:value-type="float">
            <text:p>1 531 678,23</text:p>
          </table:table-cell>
          <table:table-cell table:style-name="ce70" table:formula="of:=[.I141]+[.J141]" office:value-type="float" office:value="31584.25" calcext:value-type="float">
            <text:p>31 584,25</text:p>
          </table:table-cell>
          <table:table-cell table:style-name="ce52" table:formula="of:=IF([.$D$1]/[.$D$3]&lt;[.K140];[.$D$1]/[.$D$3];[.K140])" office:value-type="float" office:value="11944.44" calcext:value-type="float">
            <text:p>11 944,44</text:p>
          </table:table-cell>
          <table:table-cell table:style-name="ce52" table:formula="of:=[.K140]*[.$D$2]/12/100" office:value-type="float" office:value="19639.81" calcext:value-type="float">
            <text:p>19 639,81</text:p>
          </table:table-cell>
          <table:table-cell table:style-name="ce79" table:formula="of:=[.K140]-[.I141]-[.L141]-[.M141]" office:value-type="float" office:value="2019760.15" calcext:value-type="float">
            <text:p>2 019 760,15</text:p>
          </table:table-cell>
          <table:table-cell table:style-name="ce84"/>
          <table:table-cell table:style-name="ce90"/>
          <table:table-cell table:style-name="ce95" table:formula="of:=IF(ISBLANK([.L140]);VALUE([.N140]);ROW([.L140]))" office:value-type="float" office:value="7" calcext:value-type="float">
            <text:p>7,00</text:p>
          </table:table-cell>
          <table:table-cell table:formula="of:=[.O140]+[.N140]-[.N141]" office:value-type="float" office:value="360" calcext:value-type="float">
            <text:p>360</text:p>
          </table:table-cell>
          <table:table-cell table:formula="of:=INDEX([.G$1:.G$1048576];[.N14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35" calcext:value-type="float">
            <text:p>135</text:p>
          </table:table-cell>
          <table:table-cell table:style-name="ce21" table:formula="of:=CONCATENATE(INT(([.A142]-1)/12)+1;&quot;-й год &quot;;[.A142]-1-INT(([.A142]-1)/12)*12+1;&quot;-й мес&quot;)" office:value-type="string" office:string-value="12-й год 3-й мес" calcext:value-type="string">
            <text:p>12-й год 3-й мес</text:p>
          </table:table-cell>
          <table:table-cell table:style-name="ce34" table:formula="of:=DATE(YEAR([.C141]);MONTH([.C141])+1;DAY([.C141]))" office:value-type="date" office:date-value="2034-09-24" calcext:value-type="date">
            <text:p>24.09.2034</text:p>
          </table:table-cell>
          <table:table-cell table:style-name="ce46" table:formula="of:=IF([.P142]*[.$D$2]/100/12/(1-(1+[.$D$2]/100/12)^(-[.O142]))&lt;[.G141];ROUNDUP([.P142]*[.$D$2]/100/12/(1-(1+[.$D$2]/100/12)^(-[.O142]));0);[.G141]+[.F142])" office:value-type="float" office:value="42911" calcext:value-type="float">
            <text:p>42 911,00</text:p>
          </table:table-cell>
          <table:table-cell table:style-name="ce52" table:formula="of:=[.D142]-[.F142]" office:value-type="float" office:value="27820.82" calcext:value-type="float">
            <text:p>27 820,82</text:p>
          </table:table-cell>
          <table:table-cell table:style-name="ce52" table:formula="of:=[.G141]*[.$D$2]*([.C142]-[.C141])/(DATE(YEAR([.C142])+1;1;1)-DATE(YEAR([.C142]);1;1))/100" office:value-type="float" office:value="15090.1778495342" calcext:value-type="float">
            <text:p>15 090,18</text:p>
          </table:table-cell>
          <table:table-cell table:style-name="ce63" table:formula="of:=[.G141]-[.E142]-[.L142]-[.M142]" office:value-type="float" office:value="1503857.41" calcext:value-type="float">
            <text:p>1 503 857,41</text:p>
          </table:table-cell>
          <table:table-cell table:style-name="ce70" table:formula="of:=[.I142]+[.J142]" office:value-type="float" office:value="31468.79" calcext:value-type="float">
            <text:p>31 468,79</text:p>
          </table:table-cell>
          <table:table-cell table:style-name="ce52" table:formula="of:=IF([.$D$1]/[.$D$3]&lt;[.K141];[.$D$1]/[.$D$3];[.K141])" office:value-type="float" office:value="11944.44" calcext:value-type="float">
            <text:p>11 944,44</text:p>
          </table:table-cell>
          <table:table-cell table:style-name="ce52" table:formula="of:=[.K141]*[.$D$2]/12/100" office:value-type="float" office:value="19524.35" calcext:value-type="float">
            <text:p>19 524,35</text:p>
          </table:table-cell>
          <table:table-cell table:style-name="ce79" table:formula="of:=[.K141]-[.I142]-[.L142]-[.M142]" office:value-type="float" office:value="2007815.71" calcext:value-type="float">
            <text:p>2 007 815,71</text:p>
          </table:table-cell>
          <table:table-cell table:style-name="ce84"/>
          <table:table-cell table:style-name="ce90"/>
          <table:table-cell table:style-name="ce95" table:formula="of:=IF(ISBLANK([.L141]);VALUE([.N141]);ROW([.L141]))" office:value-type="float" office:value="7" calcext:value-type="float">
            <text:p>7,00</text:p>
          </table:table-cell>
          <table:table-cell table:formula="of:=[.O141]+[.N141]-[.N142]" office:value-type="float" office:value="360" calcext:value-type="float">
            <text:p>360</text:p>
          </table:table-cell>
          <table:table-cell table:formula="of:=INDEX([.G$1:.G$1048576];[.N14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36" calcext:value-type="float">
            <text:p>136</text:p>
          </table:table-cell>
          <table:table-cell table:style-name="ce21" table:formula="of:=CONCATENATE(INT(([.A143]-1)/12)+1;&quot;-й год &quot;;[.A143]-1-INT(([.A143]-1)/12)*12+1;&quot;-й мес&quot;)" office:value-type="string" office:string-value="12-й год 4-й мес" calcext:value-type="string">
            <text:p>12-й год 4-й мес</text:p>
          </table:table-cell>
          <table:table-cell table:style-name="ce34" table:formula="of:=DATE(YEAR([.C142]);MONTH([.C142])+1;DAY([.C142]))" office:value-type="date" office:date-value="2034-10-24" calcext:value-type="date">
            <text:p>24.10.2034</text:p>
          </table:table-cell>
          <table:table-cell table:style-name="ce46" table:formula="of:=IF([.P143]*[.$D$2]/100/12/(1-(1+[.$D$2]/100/12)^(-[.O143]))&lt;[.G142];ROUNDUP([.P143]*[.$D$2]/100/12/(1-(1+[.$D$2]/100/12)^(-[.O143]));0);[.G142]+[.F143])" office:value-type="float" office:value="42911" calcext:value-type="float">
            <text:p>42 911,00</text:p>
          </table:table-cell>
          <table:table-cell table:style-name="ce52" table:formula="of:=[.D143]-[.F143]" office:value-type="float" office:value="28572.85" calcext:value-type="float">
            <text:p>28 572,85</text:p>
          </table:table-cell>
          <table:table-cell table:style-name="ce52" table:formula="of:=[.G142]*[.$D$2]*([.C143]-[.C142])/(DATE(YEAR([.C143])+1;1;1)-DATE(YEAR([.C143]);1;1))/100" office:value-type="float" office:value="14338.1473610959" calcext:value-type="float">
            <text:p>14 338,15</text:p>
          </table:table-cell>
          <table:table-cell table:style-name="ce63" table:formula="of:=[.G142]-[.E143]-[.L143]-[.M143]" office:value-type="float" office:value="1475284.56" calcext:value-type="float">
            <text:p>1 475 284,56</text:p>
          </table:table-cell>
          <table:table-cell table:style-name="ce70" table:formula="of:=[.I143]+[.J143]" office:value-type="float" office:value="31353.33" calcext:value-type="float">
            <text:p>31 353,33</text:p>
          </table:table-cell>
          <table:table-cell table:style-name="ce52" table:formula="of:=IF([.$D$1]/[.$D$3]&lt;[.K142];[.$D$1]/[.$D$3];[.K142])" office:value-type="float" office:value="11944.44" calcext:value-type="float">
            <text:p>11 944,44</text:p>
          </table:table-cell>
          <table:table-cell table:style-name="ce52" table:formula="of:=[.K142]*[.$D$2]/12/100" office:value-type="float" office:value="19408.89" calcext:value-type="float">
            <text:p>19 408,89</text:p>
          </table:table-cell>
          <table:table-cell table:style-name="ce79" table:formula="of:=[.K142]-[.I143]-[.L143]-[.M143]" office:value-type="float" office:value="1995871.27" calcext:value-type="float">
            <text:p>1 995 871,27</text:p>
          </table:table-cell>
          <table:table-cell table:style-name="ce84"/>
          <table:table-cell table:style-name="ce90"/>
          <table:table-cell table:style-name="ce95" table:formula="of:=IF(ISBLANK([.L142]);VALUE([.N142]);ROW([.L142]))" office:value-type="float" office:value="7" calcext:value-type="float">
            <text:p>7,00</text:p>
          </table:table-cell>
          <table:table-cell table:formula="of:=[.O142]+[.N142]-[.N143]" office:value-type="float" office:value="360" calcext:value-type="float">
            <text:p>360</text:p>
          </table:table-cell>
          <table:table-cell table:formula="of:=INDEX([.G$1:.G$1048576];[.N14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37" calcext:value-type="float">
            <text:p>137</text:p>
          </table:table-cell>
          <table:table-cell table:style-name="ce21" table:formula="of:=CONCATENATE(INT(([.A144]-1)/12)+1;&quot;-й год &quot;;[.A144]-1-INT(([.A144]-1)/12)*12+1;&quot;-й мес&quot;)" office:value-type="string" office:string-value="12-й год 5-й мес" calcext:value-type="string">
            <text:p>12-й год 5-й мес</text:p>
          </table:table-cell>
          <table:table-cell table:style-name="ce34" table:formula="of:=DATE(YEAR([.C143]);MONTH([.C143])+1;DAY([.C143]))" office:value-type="date" office:date-value="2034-11-24" calcext:value-type="date">
            <text:p>24.11.2034</text:p>
          </table:table-cell>
          <table:table-cell table:style-name="ce46" table:formula="of:=IF([.P144]*[.$D$2]/100/12/(1-(1+[.$D$2]/100/12)^(-[.O144]))&lt;[.G143];ROUNDUP([.P144]*[.$D$2]/100/12/(1-(1+[.$D$2]/100/12)^(-[.O144]));0);[.G143]+[.F144])" office:value-type="float" office:value="42911" calcext:value-type="float">
            <text:p>42 911,00</text:p>
          </table:table-cell>
          <table:table-cell table:style-name="ce52" table:formula="of:=[.D144]-[.F144]" office:value-type="float" office:value="28376.42" calcext:value-type="float">
            <text:p>28 376,42</text:p>
          </table:table-cell>
          <table:table-cell table:style-name="ce52" table:formula="of:=[.G143]*[.$D$2]*([.C144]-[.C143])/(DATE(YEAR([.C144])+1;1;1)-DATE(YEAR([.C144]);1;1))/100" office:value-type="float" office:value="14534.5843226301" calcext:value-type="float">
            <text:p>14 534,58</text:p>
          </table:table-cell>
          <table:table-cell table:style-name="ce63" table:formula="of:=[.G143]-[.E144]-[.L144]-[.M144]" office:value-type="float" office:value="1446908.14" calcext:value-type="float">
            <text:p>1 446 908,14</text:p>
          </table:table-cell>
          <table:table-cell table:style-name="ce70" table:formula="of:=[.I144]+[.J144]" office:value-type="float" office:value="31237.86" calcext:value-type="float">
            <text:p>31 237,86</text:p>
          </table:table-cell>
          <table:table-cell table:style-name="ce52" table:formula="of:=IF([.$D$1]/[.$D$3]&lt;[.K143];[.$D$1]/[.$D$3];[.K143])" office:value-type="float" office:value="11944.44" calcext:value-type="float">
            <text:p>11 944,44</text:p>
          </table:table-cell>
          <table:table-cell table:style-name="ce52" table:formula="of:=[.K143]*[.$D$2]/12/100" office:value-type="float" office:value="19293.42" calcext:value-type="float">
            <text:p>19 293,42</text:p>
          </table:table-cell>
          <table:table-cell table:style-name="ce79" table:formula="of:=[.K143]-[.I144]-[.L144]-[.M144]" office:value-type="float" office:value="1983926.83" calcext:value-type="float">
            <text:p>1 983 926,83</text:p>
          </table:table-cell>
          <table:table-cell table:style-name="ce84"/>
          <table:table-cell table:style-name="ce90"/>
          <table:table-cell table:style-name="ce95" table:formula="of:=IF(ISBLANK([.L143]);VALUE([.N143]);ROW([.L143]))" office:value-type="float" office:value="7" calcext:value-type="float">
            <text:p>7,00</text:p>
          </table:table-cell>
          <table:table-cell table:formula="of:=[.O143]+[.N143]-[.N144]" office:value-type="float" office:value="360" calcext:value-type="float">
            <text:p>360</text:p>
          </table:table-cell>
          <table:table-cell table:formula="of:=INDEX([.G$1:.G$1048576];[.N14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38" calcext:value-type="float">
            <text:p>138</text:p>
          </table:table-cell>
          <table:table-cell table:style-name="ce21" table:formula="of:=CONCATENATE(INT(([.A145]-1)/12)+1;&quot;-й год &quot;;[.A145]-1-INT(([.A145]-1)/12)*12+1;&quot;-й мес&quot;)" office:value-type="string" office:string-value="12-й год 6-й мес" calcext:value-type="string">
            <text:p>12-й год 6-й мес</text:p>
          </table:table-cell>
          <table:table-cell table:style-name="ce34" table:formula="of:=DATE(YEAR([.C144]);MONTH([.C144])+1;DAY([.C144]))" office:value-type="date" office:date-value="2034-12-24" calcext:value-type="date">
            <text:p>24.12.2034</text:p>
          </table:table-cell>
          <table:table-cell table:style-name="ce46" table:formula="of:=IF([.P145]*[.$D$2]/100/12/(1-(1+[.$D$2]/100/12)^(-[.O145]))&lt;[.G144];ROUNDUP([.P145]*[.$D$2]/100/12/(1-(1+[.$D$2]/100/12)^(-[.O145]));0);[.G144]+[.F145])" office:value-type="float" office:value="42911" calcext:value-type="float">
            <text:p>42 911,00</text:p>
          </table:table-cell>
          <table:table-cell table:style-name="ce52" table:formula="of:=[.D145]-[.F145]" office:value-type="float" office:value="29115.82" calcext:value-type="float">
            <text:p>29 115,82</text:p>
          </table:table-cell>
          <table:table-cell table:style-name="ce52" table:formula="of:=[.G144]*[.$D$2]*([.C145]-[.C144])/(DATE(YEAR([.C145])+1;1;1)-DATE(YEAR([.C145]);1;1))/100" office:value-type="float" office:value="13795.1789786301" calcext:value-type="float">
            <text:p>13 795,18</text:p>
          </table:table-cell>
          <table:table-cell table:style-name="ce63" table:formula="of:=[.G144]-[.E145]-[.L145]-[.M145]" office:value-type="float" office:value="1417792.32" calcext:value-type="float">
            <text:p>1 417 792,32</text:p>
          </table:table-cell>
          <table:table-cell table:style-name="ce70" table:formula="of:=[.I145]+[.J145]" office:value-type="float" office:value="31122.4" calcext:value-type="float">
            <text:p>31 122,40</text:p>
          </table:table-cell>
          <table:table-cell table:style-name="ce52" table:formula="of:=IF([.$D$1]/[.$D$3]&lt;[.K144];[.$D$1]/[.$D$3];[.K144])" office:value-type="float" office:value="11944.44" calcext:value-type="float">
            <text:p>11 944,44</text:p>
          </table:table-cell>
          <table:table-cell table:style-name="ce52" table:formula="of:=[.K144]*[.$D$2]/12/100" office:value-type="float" office:value="19177.96" calcext:value-type="float">
            <text:p>19 177,96</text:p>
          </table:table-cell>
          <table:table-cell table:style-name="ce79" table:formula="of:=[.K144]-[.I145]-[.L145]-[.M145]" office:value-type="float" office:value="1971982.39" calcext:value-type="float">
            <text:p>1 971 982,39</text:p>
          </table:table-cell>
          <table:table-cell table:style-name="ce84"/>
          <table:table-cell table:style-name="ce90"/>
          <table:table-cell table:style-name="ce95" table:formula="of:=IF(ISBLANK([.L144]);VALUE([.N144]);ROW([.L144]))" office:value-type="float" office:value="7" calcext:value-type="float">
            <text:p>7,00</text:p>
          </table:table-cell>
          <table:table-cell table:formula="of:=[.O144]+[.N144]-[.N145]" office:value-type="float" office:value="360" calcext:value-type="float">
            <text:p>360</text:p>
          </table:table-cell>
          <table:table-cell table:formula="of:=INDEX([.G$1:.G$1048576];[.N14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39" calcext:value-type="float">
            <text:p>139</text:p>
          </table:table-cell>
          <table:table-cell table:style-name="ce21" table:formula="of:=CONCATENATE(INT(([.A146]-1)/12)+1;&quot;-й год &quot;;[.A146]-1-INT(([.A146]-1)/12)*12+1;&quot;-й мес&quot;)" office:value-type="string" office:string-value="12-й год 7-й мес" calcext:value-type="string">
            <text:p>12-й год 7-й мес</text:p>
          </table:table-cell>
          <table:table-cell table:style-name="ce34" table:formula="of:=DATE(YEAR([.C145]);MONTH([.C145])+1;DAY([.C145]))" office:value-type="date" office:date-value="2035-01-24" calcext:value-type="date">
            <text:p>24.01.2035</text:p>
          </table:table-cell>
          <table:table-cell table:style-name="ce46" table:formula="of:=IF([.P146]*[.$D$2]/100/12/(1-(1+[.$D$2]/100/12)^(-[.O146]))&lt;[.G145];ROUNDUP([.P146]*[.$D$2]/100/12/(1-(1+[.$D$2]/100/12)^(-[.O146]));0);[.G145]+[.F146])" office:value-type="float" office:value="42911" calcext:value-type="float">
            <text:p>42 911,00</text:p>
          </table:table-cell>
          <table:table-cell table:style-name="ce52" table:formula="of:=[.D146]-[.F146]" office:value-type="float" office:value="28942.83" calcext:value-type="float">
            <text:p>28 942,83</text:p>
          </table:table-cell>
          <table:table-cell table:style-name="ce52" table:formula="of:=[.G145]*[.$D$2]*([.C146]-[.C145])/(DATE(YEAR([.C146])+1;1;1)-DATE(YEAR([.C146]);1;1))/100" office:value-type="float" office:value="13968.1676238904" calcext:value-type="float">
            <text:p>13 968,17</text:p>
          </table:table-cell>
          <table:table-cell table:style-name="ce63" table:formula="of:=[.G145]-[.E146]-[.L146]-[.M146]" office:value-type="float" office:value="1388849.49" calcext:value-type="float">
            <text:p>1 388 849,49</text:p>
          </table:table-cell>
          <table:table-cell table:style-name="ce70" table:formula="of:=[.I146]+[.J146]" office:value-type="float" office:value="31006.94" calcext:value-type="float">
            <text:p>31 006,94</text:p>
          </table:table-cell>
          <table:table-cell table:style-name="ce52" table:formula="of:=IF([.$D$1]/[.$D$3]&lt;[.K145];[.$D$1]/[.$D$3];[.K145])" office:value-type="float" office:value="11944.44" calcext:value-type="float">
            <text:p>11 944,44</text:p>
          </table:table-cell>
          <table:table-cell table:style-name="ce52" table:formula="of:=[.K145]*[.$D$2]/12/100" office:value-type="float" office:value="19062.5" calcext:value-type="float">
            <text:p>19 062,50</text:p>
          </table:table-cell>
          <table:table-cell table:style-name="ce79" table:formula="of:=[.K145]-[.I146]-[.L146]-[.M146]" office:value-type="float" office:value="1960037.95" calcext:value-type="float">
            <text:p>1 960 037,95</text:p>
          </table:table-cell>
          <table:table-cell table:style-name="ce84"/>
          <table:table-cell table:style-name="ce90"/>
          <table:table-cell table:style-name="ce95" table:formula="of:=IF(ISBLANK([.L145]);VALUE([.N145]);ROW([.L145]))" office:value-type="float" office:value="7" calcext:value-type="float">
            <text:p>7,00</text:p>
          </table:table-cell>
          <table:table-cell table:formula="of:=[.O145]+[.N145]-[.N146]" office:value-type="float" office:value="360" calcext:value-type="float">
            <text:p>360</text:p>
          </table:table-cell>
          <table:table-cell table:formula="of:=INDEX([.G$1:.G$1048576];[.N14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40" calcext:value-type="float">
            <text:p>140</text:p>
          </table:table-cell>
          <table:table-cell table:style-name="ce21" table:formula="of:=CONCATENATE(INT(([.A147]-1)/12)+1;&quot;-й год &quot;;[.A147]-1-INT(([.A147]-1)/12)*12+1;&quot;-й мес&quot;)" office:value-type="string" office:string-value="12-й год 8-й мес" calcext:value-type="string">
            <text:p>12-й год 8-й мес</text:p>
          </table:table-cell>
          <table:table-cell table:style-name="ce34" table:formula="of:=DATE(YEAR([.C146]);MONTH([.C146])+1;DAY([.C146]))" office:value-type="date" office:date-value="2035-02-24" calcext:value-type="date">
            <text:p>24.02.2035</text:p>
          </table:table-cell>
          <table:table-cell table:style-name="ce46" table:formula="of:=IF([.P147]*[.$D$2]/100/12/(1-(1+[.$D$2]/100/12)^(-[.O147]))&lt;[.G146];ROUNDUP([.P147]*[.$D$2]/100/12/(1-(1+[.$D$2]/100/12)^(-[.O147]));0);[.G146]+[.F147])" office:value-type="float" office:value="42911" calcext:value-type="float">
            <text:p>42 911,00</text:p>
          </table:table-cell>
          <table:table-cell table:style-name="ce52" table:formula="of:=[.D147]-[.F147]" office:value-type="float" office:value="29227.98" calcext:value-type="float">
            <text:p>29 227,98</text:p>
          </table:table-cell>
          <table:table-cell table:style-name="ce52" table:formula="of:=[.G146]*[.$D$2]*([.C147]-[.C146])/(DATE(YEAR([.C147])+1;1;1)-DATE(YEAR([.C147]);1;1))/100" office:value-type="float" office:value="13683.0212768219" calcext:value-type="float">
            <text:p>13 683,02</text:p>
          </table:table-cell>
          <table:table-cell table:style-name="ce63" table:formula="of:=[.G146]-[.E147]-[.L147]-[.M147]" office:value-type="float" office:value="1359621.51" calcext:value-type="float">
            <text:p>1 359 621,51</text:p>
          </table:table-cell>
          <table:table-cell table:style-name="ce70" table:formula="of:=[.I147]+[.J147]" office:value-type="float" office:value="30891.47" calcext:value-type="float">
            <text:p>30 891,47</text:p>
          </table:table-cell>
          <table:table-cell table:style-name="ce52" table:formula="of:=IF([.$D$1]/[.$D$3]&lt;[.K146];[.$D$1]/[.$D$3];[.K146])" office:value-type="float" office:value="11944.44" calcext:value-type="float">
            <text:p>11 944,44</text:p>
          </table:table-cell>
          <table:table-cell table:style-name="ce52" table:formula="of:=[.K146]*[.$D$2]/12/100" office:value-type="float" office:value="18947.03" calcext:value-type="float">
            <text:p>18 947,03</text:p>
          </table:table-cell>
          <table:table-cell table:style-name="ce79" table:formula="of:=[.K146]-[.I147]-[.L147]-[.M147]" office:value-type="float" office:value="1948093.51" calcext:value-type="float">
            <text:p>1 948 093,51</text:p>
          </table:table-cell>
          <table:table-cell table:style-name="ce84"/>
          <table:table-cell table:style-name="ce90"/>
          <table:table-cell table:style-name="ce95" table:formula="of:=IF(ISBLANK([.L146]);VALUE([.N146]);ROW([.L146]))" office:value-type="float" office:value="7" calcext:value-type="float">
            <text:p>7,00</text:p>
          </table:table-cell>
          <table:table-cell table:formula="of:=[.O146]+[.N146]-[.N147]" office:value-type="float" office:value="360" calcext:value-type="float">
            <text:p>360</text:p>
          </table:table-cell>
          <table:table-cell table:formula="of:=INDEX([.G$1:.G$1048576];[.N14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41" calcext:value-type="float">
            <text:p>141</text:p>
          </table:table-cell>
          <table:table-cell table:style-name="ce21" table:formula="of:=CONCATENATE(INT(([.A148]-1)/12)+1;&quot;-й год &quot;;[.A148]-1-INT(([.A148]-1)/12)*12+1;&quot;-й мес&quot;)" office:value-type="string" office:string-value="12-й год 9-й мес" calcext:value-type="string">
            <text:p>12-й год 9-й мес</text:p>
          </table:table-cell>
          <table:table-cell table:style-name="ce34" table:formula="of:=DATE(YEAR([.C147]);MONTH([.C147])+1;DAY([.C147]))" office:value-type="date" office:date-value="2035-03-24" calcext:value-type="date">
            <text:p>24.03.2035</text:p>
          </table:table-cell>
          <table:table-cell table:style-name="ce46" table:formula="of:=IF([.P148]*[.$D$2]/100/12/(1-(1+[.$D$2]/100/12)^(-[.O148]))&lt;[.G147];ROUNDUP([.P148]*[.$D$2]/100/12/(1-(1+[.$D$2]/100/12)^(-[.O148]));0);[.G147]+[.F148])" office:value-type="float" office:value="42911" calcext:value-type="float">
            <text:p>42 911,00</text:p>
          </table:table-cell>
          <table:table-cell table:style-name="ce52" table:formula="of:=[.D148]-[.F148]" office:value-type="float" office:value="30812.23" calcext:value-type="float">
            <text:p>30 812,23</text:p>
          </table:table-cell>
          <table:table-cell table:style-name="ce52" table:formula="of:=[.G147]*[.$D$2]*([.C148]-[.C147])/(DATE(YEAR([.C148])+1;1;1)-DATE(YEAR([.C148]);1;1))/100" office:value-type="float" office:value="12098.7689437808" calcext:value-type="float">
            <text:p>12 098,77</text:p>
          </table:table-cell>
          <table:table-cell table:style-name="ce63" table:formula="of:=[.G147]-[.E148]-[.L148]-[.M148]" office:value-type="float" office:value="1328809.28" calcext:value-type="float">
            <text:p>1 328 809,28</text:p>
          </table:table-cell>
          <table:table-cell table:style-name="ce70" table:formula="of:=[.I148]+[.J148]" office:value-type="float" office:value="30776.01" calcext:value-type="float">
            <text:p>30 776,01</text:p>
          </table:table-cell>
          <table:table-cell table:style-name="ce52" table:formula="of:=IF([.$D$1]/[.$D$3]&lt;[.K147];[.$D$1]/[.$D$3];[.K147])" office:value-type="float" office:value="11944.44" calcext:value-type="float">
            <text:p>11 944,44</text:p>
          </table:table-cell>
          <table:table-cell table:style-name="ce52" table:formula="of:=[.K147]*[.$D$2]/12/100" office:value-type="float" office:value="18831.57" calcext:value-type="float">
            <text:p>18 831,57</text:p>
          </table:table-cell>
          <table:table-cell table:style-name="ce79" table:formula="of:=[.K147]-[.I148]-[.L148]-[.M148]" office:value-type="float" office:value="1936149.07" calcext:value-type="float">
            <text:p>1 936 149,07</text:p>
          </table:table-cell>
          <table:table-cell table:style-name="ce84"/>
          <table:table-cell table:style-name="ce90"/>
          <table:table-cell table:style-name="ce95" table:formula="of:=IF(ISBLANK([.L147]);VALUE([.N147]);ROW([.L147]))" office:value-type="float" office:value="7" calcext:value-type="float">
            <text:p>7,00</text:p>
          </table:table-cell>
          <table:table-cell table:formula="of:=[.O147]+[.N147]-[.N148]" office:value-type="float" office:value="360" calcext:value-type="float">
            <text:p>360</text:p>
          </table:table-cell>
          <table:table-cell table:formula="of:=INDEX([.G$1:.G$1048576];[.N14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42" calcext:value-type="float">
            <text:p>142</text:p>
          </table:table-cell>
          <table:table-cell table:style-name="ce21" table:formula="of:=CONCATENATE(INT(([.A149]-1)/12)+1;&quot;-й год &quot;;[.A149]-1-INT(([.A149]-1)/12)*12+1;&quot;-й мес&quot;)" office:value-type="string" office:string-value="12-й год 10-й мес" calcext:value-type="string">
            <text:p>12-й год 10-й мес</text:p>
          </table:table-cell>
          <table:table-cell table:style-name="ce34" table:formula="of:=DATE(YEAR([.C148]);MONTH([.C148])+1;DAY([.C148]))" office:value-type="date" office:date-value="2035-04-24" calcext:value-type="date">
            <text:p>24.04.2035</text:p>
          </table:table-cell>
          <table:table-cell table:style-name="ce46" table:formula="of:=IF([.P149]*[.$D$2]/100/12/(1-(1+[.$D$2]/100/12)^(-[.O149]))&lt;[.G148];ROUNDUP([.P149]*[.$D$2]/100/12/(1-(1+[.$D$2]/100/12)^(-[.O149]));0);[.G148]+[.F149])" office:value-type="float" office:value="42911" calcext:value-type="float">
            <text:p>42 911,00</text:p>
          </table:table-cell>
          <table:table-cell table:style-name="ce52" table:formula="of:=[.D149]-[.F149]" office:value-type="float" office:value="29819.5" calcext:value-type="float">
            <text:p>29 819,50</text:p>
          </table:table-cell>
          <table:table-cell table:style-name="ce52" table:formula="of:=[.G148]*[.$D$2]*([.C149]-[.C148])/(DATE(YEAR([.C149])+1;1;1)-DATE(YEAR([.C149]);1;1))/100" office:value-type="float" office:value="13091.5018380274" calcext:value-type="float">
            <text:p>13 091,50</text:p>
          </table:table-cell>
          <table:table-cell table:style-name="ce63" table:formula="of:=[.G148]-[.E149]-[.L149]-[.M149]" office:value-type="float" office:value="1298989.78" calcext:value-type="float">
            <text:p>1 298 989,78</text:p>
          </table:table-cell>
          <table:table-cell table:style-name="ce70" table:formula="of:=[.I149]+[.J149]" office:value-type="float" office:value="30660.55" calcext:value-type="float">
            <text:p>30 660,55</text:p>
          </table:table-cell>
          <table:table-cell table:style-name="ce52" table:formula="of:=IF([.$D$1]/[.$D$3]&lt;[.K148];[.$D$1]/[.$D$3];[.K148])" office:value-type="float" office:value="11944.44" calcext:value-type="float">
            <text:p>11 944,44</text:p>
          </table:table-cell>
          <table:table-cell table:style-name="ce52" table:formula="of:=[.K148]*[.$D$2]/12/100" office:value-type="float" office:value="18716.11" calcext:value-type="float">
            <text:p>18 716,11</text:p>
          </table:table-cell>
          <table:table-cell table:style-name="ce79" table:formula="of:=[.K148]-[.I149]-[.L149]-[.M149]" office:value-type="float" office:value="1924204.63" calcext:value-type="float">
            <text:p>1 924 204,63</text:p>
          </table:table-cell>
          <table:table-cell table:style-name="ce84"/>
          <table:table-cell table:style-name="ce90"/>
          <table:table-cell table:style-name="ce95" table:formula="of:=IF(ISBLANK([.L148]);VALUE([.N148]);ROW([.L148]))" office:value-type="float" office:value="7" calcext:value-type="float">
            <text:p>7,00</text:p>
          </table:table-cell>
          <table:table-cell table:formula="of:=[.O148]+[.N148]-[.N149]" office:value-type="float" office:value="360" calcext:value-type="float">
            <text:p>360</text:p>
          </table:table-cell>
          <table:table-cell table:formula="of:=INDEX([.G$1:.G$1048576];[.N14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43" calcext:value-type="float">
            <text:p>143</text:p>
          </table:table-cell>
          <table:table-cell table:style-name="ce21" table:formula="of:=CONCATENATE(INT(([.A150]-1)/12)+1;&quot;-й год &quot;;[.A150]-1-INT(([.A150]-1)/12)*12+1;&quot;-й мес&quot;)" office:value-type="string" office:string-value="12-й год 11-й мес" calcext:value-type="string">
            <text:p>12-й год 11-й мес</text:p>
          </table:table-cell>
          <table:table-cell table:style-name="ce34" table:formula="of:=DATE(YEAR([.C149]);MONTH([.C149])+1;DAY([.C149]))" office:value-type="date" office:date-value="2035-05-24" calcext:value-type="date">
            <text:p>24.05.2035</text:p>
          </table:table-cell>
          <table:table-cell table:style-name="ce46" table:formula="of:=IF([.P150]*[.$D$2]/100/12/(1-(1+[.$D$2]/100/12)^(-[.O150]))&lt;[.G149];ROUNDUP([.P150]*[.$D$2]/100/12/(1-(1+[.$D$2]/100/12)^(-[.O150]));0);[.G149]+[.F150])" office:value-type="float" office:value="42911" calcext:value-type="float">
            <text:p>42 911,00</text:p>
          </table:table-cell>
          <table:table-cell table:style-name="ce52" table:formula="of:=[.D150]-[.F150]" office:value-type="float" office:value="30526.11" calcext:value-type="float">
            <text:p>30 526,11</text:p>
          </table:table-cell>
          <table:table-cell table:style-name="ce52" table:formula="of:=[.G149]*[.$D$2]*([.C150]-[.C149])/(DATE(YEAR([.C150])+1;1;1)-DATE(YEAR([.C150]);1;1))/100" office:value-type="float" office:value="12384.8888613699" calcext:value-type="float">
            <text:p>12 384,89</text:p>
          </table:table-cell>
          <table:table-cell table:style-name="ce63" table:formula="of:=[.G149]-[.E150]-[.L150]-[.M150]" office:value-type="float" office:value="1268463.67" calcext:value-type="float">
            <text:p>1 268 463,67</text:p>
          </table:table-cell>
          <table:table-cell table:style-name="ce70" table:formula="of:=[.I150]+[.J150]" office:value-type="float" office:value="30545.08" calcext:value-type="float">
            <text:p>30 545,08</text:p>
          </table:table-cell>
          <table:table-cell table:style-name="ce52" table:formula="of:=IF([.$D$1]/[.$D$3]&lt;[.K149];[.$D$1]/[.$D$3];[.K149])" office:value-type="float" office:value="11944.44" calcext:value-type="float">
            <text:p>11 944,44</text:p>
          </table:table-cell>
          <table:table-cell table:style-name="ce52" table:formula="of:=[.K149]*[.$D$2]/12/100" office:value-type="float" office:value="18600.64" calcext:value-type="float">
            <text:p>18 600,64</text:p>
          </table:table-cell>
          <table:table-cell table:style-name="ce79" table:formula="of:=[.K149]-[.I150]-[.L150]-[.M150]" office:value-type="float" office:value="1912260.19" calcext:value-type="float">
            <text:p>1 912 260,19</text:p>
          </table:table-cell>
          <table:table-cell table:style-name="ce84"/>
          <table:table-cell table:style-name="ce90"/>
          <table:table-cell table:style-name="ce95" table:formula="of:=IF(ISBLANK([.L149]);VALUE([.N149]);ROW([.L149]))" office:value-type="float" office:value="7" calcext:value-type="float">
            <text:p>7,00</text:p>
          </table:table-cell>
          <table:table-cell table:formula="of:=[.O149]+[.N149]-[.N150]" office:value-type="float" office:value="360" calcext:value-type="float">
            <text:p>360</text:p>
          </table:table-cell>
          <table:table-cell table:formula="of:=INDEX([.G$1:.G$1048576];[.N15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144" calcext:value-type="float">
            <text:p>144</text:p>
          </table:table-cell>
          <table:table-cell table:style-name="ce21" table:formula="of:=CONCATENATE(INT(([.A151]-1)/12)+1;&quot;-й год &quot;;[.A151]-1-INT(([.A151]-1)/12)*12+1;&quot;-й мес&quot;)" office:value-type="string" office:string-value="12-й год 12-й мес" calcext:value-type="string">
            <text:p>12-й год 12-й мес</text:p>
          </table:table-cell>
          <table:table-cell table:style-name="ce34" table:formula="of:=DATE(YEAR([.C150]);MONTH([.C150])+1;DAY([.C150]))" office:value-type="date" office:date-value="2035-06-24" calcext:value-type="date">
            <text:p>24.06.2035</text:p>
          </table:table-cell>
          <table:table-cell table:style-name="ce46" table:formula="of:=IF([.P151]*[.$D$2]/100/12/(1-(1+[.$D$2]/100/12)^(-[.O151]))&lt;[.G150];ROUNDUP([.P151]*[.$D$2]/100/12/(1-(1+[.$D$2]/100/12)^(-[.O151]));0);[.G150]+[.F151])" office:value-type="float" office:value="42911" calcext:value-type="float">
            <text:p>42 911,00</text:p>
          </table:table-cell>
          <table:table-cell table:style-name="ce54" table:formula="of:=[.D151]-[.F151]" office:value-type="float" office:value="30414.03" calcext:value-type="float">
            <text:p>30 414,03</text:p>
          </table:table-cell>
          <table:table-cell table:style-name="ce52" table:formula="of:=[.G150]*[.$D$2]*([.C151]-[.C150])/(DATE(YEAR([.C151])+1;1;1)-DATE(YEAR([.C151]);1;1))/100" office:value-type="float" office:value="12496.9735816986" calcext:value-type="float">
            <text:p>12 496,97</text:p>
          </table:table-cell>
          <table:table-cell table:style-name="ce65" table:formula="of:=[.G150]-[.E151]-[.L151]-[.M151]" office:value-type="float" office:value="1238049.64" calcext:value-type="float">
            <text:p>1 238 049,64</text:p>
          </table:table-cell>
          <table:table-cell table:style-name="ce72" table:formula="of:=[.I151]+[.J151]" office:value-type="float" office:value="30429.62" calcext:value-type="float">
            <text:p>30 429,62</text:p>
          </table:table-cell>
          <table:table-cell table:style-name="ce54" table:formula="of:=IF([.$D$1]/[.$D$3]&lt;[.K150];[.$D$1]/[.$D$3];[.K150])" office:value-type="float" office:value="11944.44" calcext:value-type="float">
            <text:p>11 944,44</text:p>
          </table:table-cell>
          <table:table-cell table:style-name="ce54" table:formula="of:=[.K150]*[.$D$2]/12/100" office:value-type="float" office:value="18485.18" calcext:value-type="float">
            <text:p>18 485,18</text:p>
          </table:table-cell>
          <table:table-cell table:style-name="ce81" table:formula="of:=[.K150]-[.I151]-[.L151]-[.M151]" office:value-type="float" office:value="1900315.75" calcext:value-type="float">
            <text:p>1 900 315,75</text:p>
          </table:table-cell>
          <table:table-cell table:style-name="ce86"/>
          <table:table-cell table:style-name="ce92"/>
          <table:table-cell table:style-name="ce95" table:formula="of:=IF(ISBLANK([.L150]);VALUE([.N150]);ROW([.L150]))" office:value-type="float" office:value="7" calcext:value-type="float">
            <text:p>7,00</text:p>
          </table:table-cell>
          <table:table-cell table:formula="of:=[.O150]+[.N150]-[.N151]" office:value-type="float" office:value="360" calcext:value-type="float">
            <text:p>360</text:p>
          </table:table-cell>
          <table:table-cell table:formula="of:=INDEX([.G$1:.G$1048576];[.N15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45" calcext:value-type="float">
            <text:p>145</text:p>
          </table:table-cell>
          <table:table-cell table:style-name="ce21" table:formula="of:=CONCATENATE(INT(([.A152]-1)/12)+1;&quot;-й год &quot;;[.A152]-1-INT(([.A152]-1)/12)*12+1;&quot;-й мес&quot;)" office:value-type="string" office:string-value="13-й год 1-й мес" calcext:value-type="string">
            <text:p>13-й год 1-й мес</text:p>
          </table:table-cell>
          <table:table-cell table:style-name="ce34" table:formula="of:=DATE(YEAR([.C151]);MONTH([.C151])+1;DAY([.C151]))" office:value-type="date" office:date-value="2035-07-24" calcext:value-type="date">
            <text:p>24.07.2035</text:p>
          </table:table-cell>
          <table:table-cell table:style-name="ce46" table:formula="of:=IF([.P152]*[.$D$2]/100/12/(1-(1+[.$D$2]/100/12)^(-[.O152]))&lt;[.G151];ROUNDUP([.P152]*[.$D$2]/100/12/(1-(1+[.$D$2]/100/12)^(-[.O152]));0);[.G151]+[.F152])" office:value-type="float" office:value="42911" calcext:value-type="float">
            <text:p>42 911,00</text:p>
          </table:table-cell>
          <table:table-cell table:style-name="ce52" table:formula="of:=[.D152]-[.F152]" office:value-type="float" office:value="31107.13" calcext:value-type="float">
            <text:p>31 107,13</text:p>
          </table:table-cell>
          <table:table-cell table:style-name="ce52" table:formula="of:=[.G151]*[.$D$2]*([.C152]-[.C151])/(DATE(YEAR([.C152])+1;1;1)-DATE(YEAR([.C152]);1;1))/100" office:value-type="float" office:value="11803.870540274" calcext:value-type="float">
            <text:p>11 803,87</text:p>
          </table:table-cell>
          <table:table-cell table:style-name="ce63" table:formula="of:=[.G151]-[.E152]-[.L152]-[.M152]" office:value-type="float" office:value="1206942.51" calcext:value-type="float">
            <text:p>1 206 942,51</text:p>
          </table:table-cell>
          <table:table-cell table:style-name="ce70" table:formula="of:=[.I152]+[.J152]" office:value-type="float" office:value="30314.16" calcext:value-type="float">
            <text:p>30 314,16</text:p>
          </table:table-cell>
          <table:table-cell table:style-name="ce52" table:formula="of:=IF([.$D$1]/[.$D$3]&lt;[.K151];[.$D$1]/[.$D$3];[.K151])" office:value-type="float" office:value="11944.44" calcext:value-type="float">
            <text:p>11 944,44</text:p>
          </table:table-cell>
          <table:table-cell table:style-name="ce52" table:formula="of:=[.K151]*[.$D$2]/12/100" office:value-type="float" office:value="18369.72" calcext:value-type="float">
            <text:p>18 369,72</text:p>
          </table:table-cell>
          <table:table-cell table:style-name="ce79" table:formula="of:=[.K151]-[.I152]-[.L152]-[.M152]" office:value-type="float" office:value="1888371.31" calcext:value-type="float">
            <text:p>1 888 371,31</text:p>
          </table:table-cell>
          <table:table-cell table:style-name="ce84"/>
          <table:table-cell table:style-name="ce90"/>
          <table:table-cell table:style-name="ce95" table:formula="of:=IF(ISBLANK([.L151]);VALUE([.N151]);ROW([.L151]))" office:value-type="float" office:value="7" calcext:value-type="float">
            <text:p>7,00</text:p>
          </table:table-cell>
          <table:table-cell table:formula="of:=[.O151]+[.N151]-[.N152]" office:value-type="float" office:value="360" calcext:value-type="float">
            <text:p>360</text:p>
          </table:table-cell>
          <table:table-cell table:formula="of:=INDEX([.G$1:.G$1048576];[.N15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46" calcext:value-type="float">
            <text:p>146</text:p>
          </table:table-cell>
          <table:table-cell table:style-name="ce21" table:formula="of:=CONCATENATE(INT(([.A153]-1)/12)+1;&quot;-й год &quot;;[.A153]-1-INT(([.A153]-1)/12)*12+1;&quot;-й мес&quot;)" office:value-type="string" office:string-value="13-й год 2-й мес" calcext:value-type="string">
            <text:p>13-й год 2-й мес</text:p>
          </table:table-cell>
          <table:table-cell table:style-name="ce34" table:formula="of:=DATE(YEAR([.C152]);MONTH([.C152])+1;DAY([.C152]))" office:value-type="date" office:date-value="2035-08-24" calcext:value-type="date">
            <text:p>24.08.2035</text:p>
          </table:table-cell>
          <table:table-cell table:style-name="ce46" table:formula="of:=IF([.P153]*[.$D$2]/100/12/(1-(1+[.$D$2]/100/12)^(-[.O153]))&lt;[.G152];ROUNDUP([.P153]*[.$D$2]/100/12/(1-(1+[.$D$2]/100/12)^(-[.O153]));0);[.G152]+[.F153])" office:value-type="float" office:value="42911" calcext:value-type="float">
            <text:p>42 911,00</text:p>
          </table:table-cell>
          <table:table-cell table:style-name="ce52" table:formula="of:=[.D153]-[.F153]" office:value-type="float" office:value="31020.14" calcext:value-type="float">
            <text:p>31 020,14</text:p>
          </table:table-cell>
          <table:table-cell table:style-name="ce52" table:formula="of:=[.G152]*[.$D$2]*([.C153]-[.C152])/(DATE(YEAR([.C153])+1;1;1)-DATE(YEAR([.C153]);1;1))/100" office:value-type="float" office:value="11890.8637423562" calcext:value-type="float">
            <text:p>11 890,86</text:p>
          </table:table-cell>
          <table:table-cell table:style-name="ce63" table:formula="of:=[.G152]-[.E153]-[.L153]-[.M153]" office:value-type="float" office:value="1175922.37" calcext:value-type="float">
            <text:p>1 175 922,37</text:p>
          </table:table-cell>
          <table:table-cell table:style-name="ce70" table:formula="of:=[.I153]+[.J153]" office:value-type="float" office:value="30198.7" calcext:value-type="float">
            <text:p>30 198,70</text:p>
          </table:table-cell>
          <table:table-cell table:style-name="ce52" table:formula="of:=IF([.$D$1]/[.$D$3]&lt;[.K152];[.$D$1]/[.$D$3];[.K152])" office:value-type="float" office:value="11944.44" calcext:value-type="float">
            <text:p>11 944,44</text:p>
          </table:table-cell>
          <table:table-cell table:style-name="ce52" table:formula="of:=[.K152]*[.$D$2]/12/100" office:value-type="float" office:value="18254.26" calcext:value-type="float">
            <text:p>18 254,26</text:p>
          </table:table-cell>
          <table:table-cell table:style-name="ce79" table:formula="of:=[.K152]-[.I153]-[.L153]-[.M153]" office:value-type="float" office:value="1876426.87" calcext:value-type="float">
            <text:p>1 876 426,87</text:p>
          </table:table-cell>
          <table:table-cell table:style-name="ce84"/>
          <table:table-cell table:style-name="ce90"/>
          <table:table-cell table:style-name="ce95" table:formula="of:=IF(ISBLANK([.L152]);VALUE([.N152]);ROW([.L152]))" office:value-type="float" office:value="7" calcext:value-type="float">
            <text:p>7,00</text:p>
          </table:table-cell>
          <table:table-cell table:formula="of:=[.O152]+[.N152]-[.N153]" office:value-type="float" office:value="360" calcext:value-type="float">
            <text:p>360</text:p>
          </table:table-cell>
          <table:table-cell table:formula="of:=INDEX([.G$1:.G$1048576];[.N15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47" calcext:value-type="float">
            <text:p>147</text:p>
          </table:table-cell>
          <table:table-cell table:style-name="ce21" table:formula="of:=CONCATENATE(INT(([.A154]-1)/12)+1;&quot;-й год &quot;;[.A154]-1-INT(([.A154]-1)/12)*12+1;&quot;-й мес&quot;)" office:value-type="string" office:string-value="13-й год 3-й мес" calcext:value-type="string">
            <text:p>13-й год 3-й мес</text:p>
          </table:table-cell>
          <table:table-cell table:style-name="ce34" table:formula="of:=DATE(YEAR([.C153]);MONTH([.C153])+1;DAY([.C153]))" office:value-type="date" office:date-value="2035-09-24" calcext:value-type="date">
            <text:p>24.09.2035</text:p>
          </table:table-cell>
          <table:table-cell table:style-name="ce46" table:formula="of:=IF([.P154]*[.$D$2]/100/12/(1-(1+[.$D$2]/100/12)^(-[.O154]))&lt;[.G153];ROUNDUP([.P154]*[.$D$2]/100/12/(1-(1+[.$D$2]/100/12)^(-[.O154]));0);[.G153]+[.F154])" office:value-type="float" office:value="42911" calcext:value-type="float">
            <text:p>42 911,00</text:p>
          </table:table-cell>
          <table:table-cell table:style-name="ce52" table:formula="of:=[.D154]-[.F154]" office:value-type="float" office:value="31325.75" calcext:value-type="float">
            <text:p>31 325,75</text:p>
          </table:table-cell>
          <table:table-cell table:style-name="ce52" table:formula="of:=[.G153]*[.$D$2]*([.C154]-[.C153])/(DATE(YEAR([.C154])+1;1;1)-DATE(YEAR([.C154]);1;1))/100" office:value-type="float" office:value="11585.2516233425" calcext:value-type="float">
            <text:p>11 585,25</text:p>
          </table:table-cell>
          <table:table-cell table:style-name="ce63" table:formula="of:=[.G153]-[.E154]-[.L154]-[.M154]" office:value-type="float" office:value="1144596.62" calcext:value-type="float">
            <text:p>1 144 596,62</text:p>
          </table:table-cell>
          <table:table-cell table:style-name="ce70" table:formula="of:=[.I154]+[.J154]" office:value-type="float" office:value="30083.23" calcext:value-type="float">
            <text:p>30 083,23</text:p>
          </table:table-cell>
          <table:table-cell table:style-name="ce52" table:formula="of:=IF([.$D$1]/[.$D$3]&lt;[.K153];[.$D$1]/[.$D$3];[.K153])" office:value-type="float" office:value="11944.44" calcext:value-type="float">
            <text:p>11 944,44</text:p>
          </table:table-cell>
          <table:table-cell table:style-name="ce52" table:formula="of:=[.K153]*[.$D$2]/12/100" office:value-type="float" office:value="18138.79" calcext:value-type="float">
            <text:p>18 138,79</text:p>
          </table:table-cell>
          <table:table-cell table:style-name="ce79" table:formula="of:=[.K153]-[.I154]-[.L154]-[.M154]" office:value-type="float" office:value="1864482.43" calcext:value-type="float">
            <text:p>1 864 482,43</text:p>
          </table:table-cell>
          <table:table-cell table:style-name="ce84"/>
          <table:table-cell table:style-name="ce90"/>
          <table:table-cell table:style-name="ce95" table:formula="of:=IF(ISBLANK([.L153]);VALUE([.N153]);ROW([.L153]))" office:value-type="float" office:value="7" calcext:value-type="float">
            <text:p>7,00</text:p>
          </table:table-cell>
          <table:table-cell table:formula="of:=[.O153]+[.N153]-[.N154]" office:value-type="float" office:value="360" calcext:value-type="float">
            <text:p>360</text:p>
          </table:table-cell>
          <table:table-cell table:formula="of:=INDEX([.G$1:.G$1048576];[.N15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48" calcext:value-type="float">
            <text:p>148</text:p>
          </table:table-cell>
          <table:table-cell table:style-name="ce21" table:formula="of:=CONCATENATE(INT(([.A155]-1)/12)+1;&quot;-й год &quot;;[.A155]-1-INT(([.A155]-1)/12)*12+1;&quot;-й мес&quot;)" office:value-type="string" office:string-value="13-й год 4-й мес" calcext:value-type="string">
            <text:p>13-й год 4-й мес</text:p>
          </table:table-cell>
          <table:table-cell table:style-name="ce34" table:formula="of:=DATE(YEAR([.C154]);MONTH([.C154])+1;DAY([.C154]))" office:value-type="date" office:date-value="2035-10-24" calcext:value-type="date">
            <text:p>24.10.2035</text:p>
          </table:table-cell>
          <table:table-cell table:style-name="ce46" table:formula="of:=IF([.P155]*[.$D$2]/100/12/(1-(1+[.$D$2]/100/12)^(-[.O155]))&lt;[.G154];ROUNDUP([.P155]*[.$D$2]/100/12/(1-(1+[.$D$2]/100/12)^(-[.O155]));0);[.G154]+[.F155])" office:value-type="float" office:value="42911" calcext:value-type="float">
            <text:p>42 911,00</text:p>
          </table:table-cell>
          <table:table-cell table:style-name="ce52" table:formula="of:=[.D155]-[.F155]" office:value-type="float" office:value="31998.13" calcext:value-type="float">
            <text:p>31 998,13</text:p>
          </table:table-cell>
          <table:table-cell table:style-name="ce52" table:formula="of:=[.G154]*[.$D$2]*([.C155]-[.C154])/(DATE(YEAR([.C155])+1;1;1)-DATE(YEAR([.C155]);1;1))/100" office:value-type="float" office:value="10912.8664043836" calcext:value-type="float">
            <text:p>10 912,87</text:p>
          </table:table-cell>
          <table:table-cell table:style-name="ce63" table:formula="of:=[.G154]-[.E155]-[.L155]-[.M155]" office:value-type="float" office:value="1112598.49" calcext:value-type="float">
            <text:p>1 112 598,49</text:p>
          </table:table-cell>
          <table:table-cell table:style-name="ce70" table:formula="of:=[.I155]+[.J155]" office:value-type="float" office:value="29967.77" calcext:value-type="float">
            <text:p>29 967,77</text:p>
          </table:table-cell>
          <table:table-cell table:style-name="ce52" table:formula="of:=IF([.$D$1]/[.$D$3]&lt;[.K154];[.$D$1]/[.$D$3];[.K154])" office:value-type="float" office:value="11944.44" calcext:value-type="float">
            <text:p>11 944,44</text:p>
          </table:table-cell>
          <table:table-cell table:style-name="ce52" table:formula="of:=[.K154]*[.$D$2]/12/100" office:value-type="float" office:value="18023.33" calcext:value-type="float">
            <text:p>18 023,33</text:p>
          </table:table-cell>
          <table:table-cell table:style-name="ce79" table:formula="of:=[.K154]-[.I155]-[.L155]-[.M155]" office:value-type="float" office:value="1852537.99" calcext:value-type="float">
            <text:p>1 852 537,99</text:p>
          </table:table-cell>
          <table:table-cell table:style-name="ce84"/>
          <table:table-cell table:style-name="ce90"/>
          <table:table-cell table:style-name="ce95" table:formula="of:=IF(ISBLANK([.L154]);VALUE([.N154]);ROW([.L154]))" office:value-type="float" office:value="7" calcext:value-type="float">
            <text:p>7,00</text:p>
          </table:table-cell>
          <table:table-cell table:formula="of:=[.O154]+[.N154]-[.N155]" office:value-type="float" office:value="360" calcext:value-type="float">
            <text:p>360</text:p>
          </table:table-cell>
          <table:table-cell table:formula="of:=INDEX([.G$1:.G$1048576];[.N15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49" calcext:value-type="float">
            <text:p>149</text:p>
          </table:table-cell>
          <table:table-cell table:style-name="ce21" table:formula="of:=CONCATENATE(INT(([.A156]-1)/12)+1;&quot;-й год &quot;;[.A156]-1-INT(([.A156]-1)/12)*12+1;&quot;-й мес&quot;)" office:value-type="string" office:string-value="13-й год 5-й мес" calcext:value-type="string">
            <text:p>13-й год 5-й мес</text:p>
          </table:table-cell>
          <table:table-cell table:style-name="ce34" table:formula="of:=DATE(YEAR([.C155]);MONTH([.C155])+1;DAY([.C155]))" office:value-type="date" office:date-value="2035-11-24" calcext:value-type="date">
            <text:p>24.11.2035</text:p>
          </table:table-cell>
          <table:table-cell table:style-name="ce46" table:formula="of:=IF([.P156]*[.$D$2]/100/12/(1-(1+[.$D$2]/100/12)^(-[.O156]))&lt;[.G155];ROUNDUP([.P156]*[.$D$2]/100/12/(1-(1+[.$D$2]/100/12)^(-[.O156]));0);[.G155]+[.F156])" office:value-type="float" office:value="42911" calcext:value-type="float">
            <text:p>42 911,00</text:p>
          </table:table-cell>
          <table:table-cell table:style-name="ce52" table:formula="of:=[.D156]-[.F156]" office:value-type="float" office:value="31949.62" calcext:value-type="float">
            <text:p>31 949,62</text:p>
          </table:table-cell>
          <table:table-cell table:style-name="ce52" table:formula="of:=[.G155]*[.$D$2]*([.C156]-[.C155])/(DATE(YEAR([.C156])+1;1;1)-DATE(YEAR([.C156]);1;1))/100" office:value-type="float" office:value="10961.3812877808" calcext:value-type="float">
            <text:p>10 961,38</text:p>
          </table:table-cell>
          <table:table-cell table:style-name="ce63" table:formula="of:=[.G155]-[.E156]-[.L156]-[.M156]" office:value-type="float" office:value="1080648.87" calcext:value-type="float">
            <text:p>1 080 648,87</text:p>
          </table:table-cell>
          <table:table-cell table:style-name="ce70" table:formula="of:=[.I156]+[.J156]" office:value-type="float" office:value="29852.31" calcext:value-type="float">
            <text:p>29 852,31</text:p>
          </table:table-cell>
          <table:table-cell table:style-name="ce52" table:formula="of:=IF([.$D$1]/[.$D$3]&lt;[.K155];[.$D$1]/[.$D$3];[.K155])" office:value-type="float" office:value="11944.44" calcext:value-type="float">
            <text:p>11 944,44</text:p>
          </table:table-cell>
          <table:table-cell table:style-name="ce52" table:formula="of:=[.K155]*[.$D$2]/12/100" office:value-type="float" office:value="17907.87" calcext:value-type="float">
            <text:p>17 907,87</text:p>
          </table:table-cell>
          <table:table-cell table:style-name="ce79" table:formula="of:=[.K155]-[.I156]-[.L156]-[.M156]" office:value-type="float" office:value="1840593.55" calcext:value-type="float">
            <text:p>1 840 593,55</text:p>
          </table:table-cell>
          <table:table-cell table:style-name="ce84"/>
          <table:table-cell table:style-name="ce90"/>
          <table:table-cell table:style-name="ce95" table:formula="of:=IF(ISBLANK([.L155]);VALUE([.N155]);ROW([.L155]))" office:value-type="float" office:value="7" calcext:value-type="float">
            <text:p>7,00</text:p>
          </table:table-cell>
          <table:table-cell table:formula="of:=[.O155]+[.N155]-[.N156]" office:value-type="float" office:value="360" calcext:value-type="float">
            <text:p>360</text:p>
          </table:table-cell>
          <table:table-cell table:formula="of:=INDEX([.G$1:.G$1048576];[.N15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50" calcext:value-type="float">
            <text:p>150</text:p>
          </table:table-cell>
          <table:table-cell table:style-name="ce21" table:formula="of:=CONCATENATE(INT(([.A157]-1)/12)+1;&quot;-й год &quot;;[.A157]-1-INT(([.A157]-1)/12)*12+1;&quot;-й мес&quot;)" office:value-type="string" office:string-value="13-й год 6-й мес" calcext:value-type="string">
            <text:p>13-й год 6-й мес</text:p>
          </table:table-cell>
          <table:table-cell table:style-name="ce34" table:formula="of:=DATE(YEAR([.C156]);MONTH([.C156])+1;DAY([.C156]))" office:value-type="date" office:date-value="2035-12-24" calcext:value-type="date">
            <text:p>24.12.2035</text:p>
          </table:table-cell>
          <table:table-cell table:style-name="ce46" table:formula="of:=IF([.P157]*[.$D$2]/100/12/(1-(1+[.$D$2]/100/12)^(-[.O157]))&lt;[.G156];ROUNDUP([.P157]*[.$D$2]/100/12/(1-(1+[.$D$2]/100/12)^(-[.O157]));0);[.G156]+[.F157])" office:value-type="float" office:value="42911" calcext:value-type="float">
            <text:p>42 911,00</text:p>
          </table:table-cell>
          <table:table-cell table:style-name="ce52" table:formula="of:=[.D157]-[.F157]" office:value-type="float" office:value="32607.83" calcext:value-type="float">
            <text:p>32 607,83</text:p>
          </table:table-cell>
          <table:table-cell table:style-name="ce52" table:formula="of:=[.G156]*[.$D$2]*([.C157]-[.C156])/(DATE(YEAR([.C157])+1;1;1)-DATE(YEAR([.C157]);1;1))/100" office:value-type="float" office:value="10303.1727879452" calcext:value-type="float">
            <text:p>10 303,17</text:p>
          </table:table-cell>
          <table:table-cell table:style-name="ce63" table:formula="of:=[.G156]-[.E157]-[.L157]-[.M157]" office:value-type="float" office:value="1048041.04" calcext:value-type="float">
            <text:p>1 048 041,04</text:p>
          </table:table-cell>
          <table:table-cell table:style-name="ce70" table:formula="of:=[.I157]+[.J157]" office:value-type="float" office:value="29736.84" calcext:value-type="float">
            <text:p>29 736,84</text:p>
          </table:table-cell>
          <table:table-cell table:style-name="ce52" table:formula="of:=IF([.$D$1]/[.$D$3]&lt;[.K156];[.$D$1]/[.$D$3];[.K156])" office:value-type="float" office:value="11944.44" calcext:value-type="float">
            <text:p>11 944,44</text:p>
          </table:table-cell>
          <table:table-cell table:style-name="ce52" table:formula="of:=[.K156]*[.$D$2]/12/100" office:value-type="float" office:value="17792.4" calcext:value-type="float">
            <text:p>17 792,40</text:p>
          </table:table-cell>
          <table:table-cell table:style-name="ce79" table:formula="of:=[.K156]-[.I157]-[.L157]-[.M157]" office:value-type="float" office:value="1828649.11" calcext:value-type="float">
            <text:p>1 828 649,11</text:p>
          </table:table-cell>
          <table:table-cell table:style-name="ce84"/>
          <table:table-cell table:style-name="ce90"/>
          <table:table-cell table:style-name="ce95" table:formula="of:=IF(ISBLANK([.L156]);VALUE([.N156]);ROW([.L156]))" office:value-type="float" office:value="7" calcext:value-type="float">
            <text:p>7,00</text:p>
          </table:table-cell>
          <table:table-cell table:formula="of:=[.O156]+[.N156]-[.N157]" office:value-type="float" office:value="360" calcext:value-type="float">
            <text:p>360</text:p>
          </table:table-cell>
          <table:table-cell table:formula="of:=INDEX([.G$1:.G$1048576];[.N15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51" calcext:value-type="float">
            <text:p>151</text:p>
          </table:table-cell>
          <table:table-cell table:style-name="ce21" table:formula="of:=CONCATENATE(INT(([.A158]-1)/12)+1;&quot;-й год &quot;;[.A158]-1-INT(([.A158]-1)/12)*12+1;&quot;-й мес&quot;)" office:value-type="string" office:string-value="13-й год 7-й мес" calcext:value-type="string">
            <text:p>13-й год 7-й мес</text:p>
          </table:table-cell>
          <table:table-cell table:style-name="ce34" table:formula="of:=DATE(YEAR([.C157]);MONTH([.C157])+1;DAY([.C157]))" office:value-type="date" office:date-value="2036-01-24" calcext:value-type="date">
            <text:p>24.01.2036</text:p>
          </table:table-cell>
          <table:table-cell table:style-name="ce46" table:formula="of:=IF([.P158]*[.$D$2]/100/12/(1-(1+[.$D$2]/100/12)^(-[.O158]))&lt;[.G157];ROUNDUP([.P158]*[.$D$2]/100/12/(1-(1+[.$D$2]/100/12)^(-[.O158]));0);[.G157]+[.F158])" office:value-type="float" office:value="42911" calcext:value-type="float">
            <text:p>42 911,00</text:p>
          </table:table-cell>
          <table:table-cell table:style-name="ce52" table:formula="of:=[.D158]-[.F158]" office:value-type="float" office:value="32613.85" calcext:value-type="float">
            <text:p>32 613,85</text:p>
          </table:table-cell>
          <table:table-cell table:style-name="ce52" table:formula="of:=[.G157]*[.$D$2]*([.C158]-[.C157])/(DATE(YEAR([.C158])+1;1;1)-DATE(YEAR([.C158]);1;1))/100" office:value-type="float" office:value="10297.1463930055" calcext:value-type="float">
            <text:p>10 297,15</text:p>
          </table:table-cell>
          <table:table-cell table:style-name="ce63" table:formula="of:=[.G157]-[.E158]-[.L158]-[.M158]" office:value-type="float" office:value="1015427.19" calcext:value-type="float">
            <text:p>1 015 427,19</text:p>
          </table:table-cell>
          <table:table-cell table:style-name="ce70" table:formula="of:=[.I158]+[.J158]" office:value-type="float" office:value="29621.38" calcext:value-type="float">
            <text:p>29 621,38</text:p>
          </table:table-cell>
          <table:table-cell table:style-name="ce52" table:formula="of:=IF([.$D$1]/[.$D$3]&lt;[.K157];[.$D$1]/[.$D$3];[.K157])" office:value-type="float" office:value="11944.44" calcext:value-type="float">
            <text:p>11 944,44</text:p>
          </table:table-cell>
          <table:table-cell table:style-name="ce52" table:formula="of:=[.K157]*[.$D$2]/12/100" office:value-type="float" office:value="17676.94" calcext:value-type="float">
            <text:p>17 676,94</text:p>
          </table:table-cell>
          <table:table-cell table:style-name="ce79" table:formula="of:=[.K157]-[.I158]-[.L158]-[.M158]" office:value-type="float" office:value="1816704.67" calcext:value-type="float">
            <text:p>1 816 704,67</text:p>
          </table:table-cell>
          <table:table-cell table:style-name="ce84"/>
          <table:table-cell table:style-name="ce90"/>
          <table:table-cell table:style-name="ce95" table:formula="of:=IF(ISBLANK([.L157]);VALUE([.N157]);ROW([.L157]))" office:value-type="float" office:value="7" calcext:value-type="float">
            <text:p>7,00</text:p>
          </table:table-cell>
          <table:table-cell table:formula="of:=[.O157]+[.N157]-[.N158]" office:value-type="float" office:value="360" calcext:value-type="float">
            <text:p>360</text:p>
          </table:table-cell>
          <table:table-cell table:formula="of:=INDEX([.G$1:.G$1048576];[.N15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52" calcext:value-type="float">
            <text:p>152</text:p>
          </table:table-cell>
          <table:table-cell table:style-name="ce21" table:formula="of:=CONCATENATE(INT(([.A159]-1)/12)+1;&quot;-й год &quot;;[.A159]-1-INT(([.A159]-1)/12)*12+1;&quot;-й мес&quot;)" office:value-type="string" office:string-value="13-й год 8-й мес" calcext:value-type="string">
            <text:p>13-й год 8-й мес</text:p>
          </table:table-cell>
          <table:table-cell table:style-name="ce34" table:formula="of:=DATE(YEAR([.C158]);MONTH([.C158])+1;DAY([.C158]))" office:value-type="date" office:date-value="2036-02-24" calcext:value-type="date">
            <text:p>24.02.2036</text:p>
          </table:table-cell>
          <table:table-cell table:style-name="ce46" table:formula="of:=IF([.P159]*[.$D$2]/100/12/(1-(1+[.$D$2]/100/12)^(-[.O159]))&lt;[.G158];ROUNDUP([.P159]*[.$D$2]/100/12/(1-(1+[.$D$2]/100/12)^(-[.O159]));0);[.G158]+[.F159])" office:value-type="float" office:value="42911" calcext:value-type="float">
            <text:p>42 911,00</text:p>
          </table:table-cell>
          <table:table-cell table:style-name="ce52" table:formula="of:=[.D159]-[.F159]" office:value-type="float" office:value="32934.29" calcext:value-type="float">
            <text:p>32 934,29</text:p>
          </table:table-cell>
          <table:table-cell table:style-name="ce52" table:formula="of:=[.G158]*[.$D$2]*([.C159]-[.C158])/(DATE(YEAR([.C159])+1;1;1)-DATE(YEAR([.C159]);1;1))/100" office:value-type="float" office:value="9976.71086131147" calcext:value-type="float">
            <text:p>9 976,71</text:p>
          </table:table-cell>
          <table:table-cell table:style-name="ce63" table:formula="of:=[.G158]-[.E159]-[.L159]-[.M159]" office:value-type="float" office:value="982492.899999999" calcext:value-type="float">
            <text:p>982 492,90</text:p>
          </table:table-cell>
          <table:table-cell table:style-name="ce70" table:formula="of:=[.I159]+[.J159]" office:value-type="float" office:value="29505.92" calcext:value-type="float">
            <text:p>29 505,92</text:p>
          </table:table-cell>
          <table:table-cell table:style-name="ce52" table:formula="of:=IF([.$D$1]/[.$D$3]&lt;[.K158];[.$D$1]/[.$D$3];[.K158])" office:value-type="float" office:value="11944.44" calcext:value-type="float">
            <text:p>11 944,44</text:p>
          </table:table-cell>
          <table:table-cell table:style-name="ce52" table:formula="of:=[.K158]*[.$D$2]/12/100" office:value-type="float" office:value="17561.48" calcext:value-type="float">
            <text:p>17 561,48</text:p>
          </table:table-cell>
          <table:table-cell table:style-name="ce79" table:formula="of:=[.K158]-[.I159]-[.L159]-[.M159]" office:value-type="float" office:value="1804760.23" calcext:value-type="float">
            <text:p>1 804 760,23</text:p>
          </table:table-cell>
          <table:table-cell table:style-name="ce84"/>
          <table:table-cell table:style-name="ce90"/>
          <table:table-cell table:style-name="ce95" table:formula="of:=IF(ISBLANK([.L158]);VALUE([.N158]);ROW([.L158]))" office:value-type="float" office:value="7" calcext:value-type="float">
            <text:p>7,00</text:p>
          </table:table-cell>
          <table:table-cell table:formula="of:=[.O158]+[.N158]-[.N159]" office:value-type="float" office:value="360" calcext:value-type="float">
            <text:p>360</text:p>
          </table:table-cell>
          <table:table-cell table:formula="of:=INDEX([.G$1:.G$1048576];[.N15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53" calcext:value-type="float">
            <text:p>153</text:p>
          </table:table-cell>
          <table:table-cell table:style-name="ce21" table:formula="of:=CONCATENATE(INT(([.A160]-1)/12)+1;&quot;-й год &quot;;[.A160]-1-INT(([.A160]-1)/12)*12+1;&quot;-й мес&quot;)" office:value-type="string" office:string-value="13-й год 9-й мес" calcext:value-type="string">
            <text:p>13-й год 9-й мес</text:p>
          </table:table-cell>
          <table:table-cell table:style-name="ce34" table:formula="of:=DATE(YEAR([.C159]);MONTH([.C159])+1;DAY([.C159]))" office:value-type="date" office:date-value="2036-03-24" calcext:value-type="date">
            <text:p>24.03.2036</text:p>
          </table:table-cell>
          <table:table-cell table:style-name="ce46" table:formula="of:=IF([.P160]*[.$D$2]/100/12/(1-(1+[.$D$2]/100/12)^(-[.O160]))&lt;[.G159];ROUNDUP([.P160]*[.$D$2]/100/12/(1-(1+[.$D$2]/100/12)^(-[.O160]));0);[.G159]+[.F160])" office:value-type="float" office:value="42911" calcext:value-type="float">
            <text:p>42 911,00</text:p>
          </table:table-cell>
          <table:table-cell table:style-name="ce52" table:formula="of:=[.D160]-[.F160]" office:value-type="float" office:value="33880.66" calcext:value-type="float">
            <text:p>33 880,66</text:p>
          </table:table-cell>
          <table:table-cell table:style-name="ce52" table:formula="of:=[.G159]*[.$D$2]*([.C160]-[.C159])/(DATE(YEAR([.C160])+1;1;1)-DATE(YEAR([.C160]);1;1))/100" office:value-type="float" office:value="9030.34457814207" calcext:value-type="float">
            <text:p>9 030,34</text:p>
          </table:table-cell>
          <table:table-cell table:style-name="ce63" table:formula="of:=[.G159]-[.E160]-[.L160]-[.M160]" office:value-type="float" office:value="948612.239999999" calcext:value-type="float">
            <text:p>948 612,24</text:p>
          </table:table-cell>
          <table:table-cell table:style-name="ce70" table:formula="of:=[.I160]+[.J160]" office:value-type="float" office:value="29390.46" calcext:value-type="float">
            <text:p>29 390,46</text:p>
          </table:table-cell>
          <table:table-cell table:style-name="ce52" table:formula="of:=IF([.$D$1]/[.$D$3]&lt;[.K159];[.$D$1]/[.$D$3];[.K159])" office:value-type="float" office:value="11944.44" calcext:value-type="float">
            <text:p>11 944,44</text:p>
          </table:table-cell>
          <table:table-cell table:style-name="ce52" table:formula="of:=[.K159]*[.$D$2]/12/100" office:value-type="float" office:value="17446.02" calcext:value-type="float">
            <text:p>17 446,02</text:p>
          </table:table-cell>
          <table:table-cell table:style-name="ce79" table:formula="of:=[.K159]-[.I160]-[.L160]-[.M160]" office:value-type="float" office:value="1792815.79" calcext:value-type="float">
            <text:p>1 792 815,79</text:p>
          </table:table-cell>
          <table:table-cell table:style-name="ce84"/>
          <table:table-cell table:style-name="ce90"/>
          <table:table-cell table:style-name="ce95" table:formula="of:=IF(ISBLANK([.L159]);VALUE([.N159]);ROW([.L159]))" office:value-type="float" office:value="7" calcext:value-type="float">
            <text:p>7,00</text:p>
          </table:table-cell>
          <table:table-cell table:formula="of:=[.O159]+[.N159]-[.N160]" office:value-type="float" office:value="360" calcext:value-type="float">
            <text:p>360</text:p>
          </table:table-cell>
          <table:table-cell table:formula="of:=INDEX([.G$1:.G$1048576];[.N16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54" calcext:value-type="float">
            <text:p>154</text:p>
          </table:table-cell>
          <table:table-cell table:style-name="ce21" table:formula="of:=CONCATENATE(INT(([.A161]-1)/12)+1;&quot;-й год &quot;;[.A161]-1-INT(([.A161]-1)/12)*12+1;&quot;-й мес&quot;)" office:value-type="string" office:string-value="13-й год 10-й мес" calcext:value-type="string">
            <text:p>13-й год 10-й мес</text:p>
          </table:table-cell>
          <table:table-cell table:style-name="ce34" table:formula="of:=DATE(YEAR([.C160]);MONTH([.C160])+1;DAY([.C160]))" office:value-type="date" office:date-value="2036-04-24" calcext:value-type="date">
            <text:p>24.04.2036</text:p>
          </table:table-cell>
          <table:table-cell table:style-name="ce46" table:formula="of:=IF([.P161]*[.$D$2]/100/12/(1-(1+[.$D$2]/100/12)^(-[.O161]))&lt;[.G160];ROUNDUP([.P161]*[.$D$2]/100/12/(1-(1+[.$D$2]/100/12)^(-[.O161]));0);[.G160]+[.F161])" office:value-type="float" office:value="42911" calcext:value-type="float">
            <text:p>42 911,00</text:p>
          </table:table-cell>
          <table:table-cell table:style-name="ce52" table:formula="of:=[.D161]-[.F161]" office:value-type="float" office:value="33590.76" calcext:value-type="float">
            <text:p>33 590,76</text:p>
          </table:table-cell>
          <table:table-cell table:style-name="ce52" table:formula="of:=[.G160]*[.$D$2]*([.C161]-[.C160])/(DATE(YEAR([.C161])+1;1;1)-DATE(YEAR([.C161]);1;1))/100" office:value-type="float" office:value="9320.24484983606" calcext:value-type="float">
            <text:p>9 320,24</text:p>
          </table:table-cell>
          <table:table-cell table:style-name="ce63" table:formula="of:=[.G160]-[.E161]-[.L161]-[.M161]" office:value-type="float" office:value="915021.479999999" calcext:value-type="float">
            <text:p>915 021,48</text:p>
          </table:table-cell>
          <table:table-cell table:style-name="ce70" table:formula="of:=[.I161]+[.J161]" office:value-type="float" office:value="29274.99" calcext:value-type="float">
            <text:p>29 274,99</text:p>
          </table:table-cell>
          <table:table-cell table:style-name="ce52" table:formula="of:=IF([.$D$1]/[.$D$3]&lt;[.K160];[.$D$1]/[.$D$3];[.K160])" office:value-type="float" office:value="11944.44" calcext:value-type="float">
            <text:p>11 944,44</text:p>
          </table:table-cell>
          <table:table-cell table:style-name="ce52" table:formula="of:=[.K160]*[.$D$2]/12/100" office:value-type="float" office:value="17330.55" calcext:value-type="float">
            <text:p>17 330,55</text:p>
          </table:table-cell>
          <table:table-cell table:style-name="ce79" table:formula="of:=[.K160]-[.I161]-[.L161]-[.M161]" office:value-type="float" office:value="1780871.35" calcext:value-type="float">
            <text:p>1 780 871,35</text:p>
          </table:table-cell>
          <table:table-cell table:style-name="ce84"/>
          <table:table-cell table:style-name="ce90"/>
          <table:table-cell table:style-name="ce95" table:formula="of:=IF(ISBLANK([.L160]);VALUE([.N160]);ROW([.L160]))" office:value-type="float" office:value="7" calcext:value-type="float">
            <text:p>7,00</text:p>
          </table:table-cell>
          <table:table-cell table:formula="of:=[.O160]+[.N160]-[.N161]" office:value-type="float" office:value="360" calcext:value-type="float">
            <text:p>360</text:p>
          </table:table-cell>
          <table:table-cell table:formula="of:=INDEX([.G$1:.G$1048576];[.N16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55" calcext:value-type="float">
            <text:p>155</text:p>
          </table:table-cell>
          <table:table-cell table:style-name="ce21" table:formula="of:=CONCATENATE(INT(([.A162]-1)/12)+1;&quot;-й год &quot;;[.A162]-1-INT(([.A162]-1)/12)*12+1;&quot;-й мес&quot;)" office:value-type="string" office:string-value="13-й год 11-й мес" calcext:value-type="string">
            <text:p>13-й год 11-й мес</text:p>
          </table:table-cell>
          <table:table-cell table:style-name="ce34" table:formula="of:=DATE(YEAR([.C161]);MONTH([.C161])+1;DAY([.C161]))" office:value-type="date" office:date-value="2036-05-24" calcext:value-type="date">
            <text:p>24.05.2036</text:p>
          </table:table-cell>
          <table:table-cell table:style-name="ce46" table:formula="of:=IF([.P162]*[.$D$2]/100/12/(1-(1+[.$D$2]/100/12)^(-[.O162]))&lt;[.G161];ROUNDUP([.P162]*[.$D$2]/100/12/(1-(1+[.$D$2]/100/12)^(-[.O162]));0);[.G161]+[.F162])" office:value-type="float" office:value="42911" calcext:value-type="float">
            <text:p>42 911,00</text:p>
          </table:table-cell>
          <table:table-cell table:style-name="ce52" table:formula="of:=[.D162]-[.F162]" office:value-type="float" office:value="34210.8" calcext:value-type="float">
            <text:p>34 210,80</text:p>
          </table:table-cell>
          <table:table-cell table:style-name="ce52" table:formula="of:=[.G161]*[.$D$2]*([.C162]-[.C161])/(DATE(YEAR([.C162])+1;1;1)-DATE(YEAR([.C162]);1;1))/100" office:value-type="float" office:value="8700.20423606557" calcext:value-type="float">
            <text:p>8 700,20</text:p>
          </table:table-cell>
          <table:table-cell table:style-name="ce63" table:formula="of:=[.G161]-[.E162]-[.L162]-[.M162]" office:value-type="float" office:value="880810.679999999" calcext:value-type="float">
            <text:p>880 810,68</text:p>
          </table:table-cell>
          <table:table-cell table:style-name="ce70" table:formula="of:=[.I162]+[.J162]" office:value-type="float" office:value="29159.53" calcext:value-type="float">
            <text:p>29 159,53</text:p>
          </table:table-cell>
          <table:table-cell table:style-name="ce52" table:formula="of:=IF([.$D$1]/[.$D$3]&lt;[.K161];[.$D$1]/[.$D$3];[.K161])" office:value-type="float" office:value="11944.44" calcext:value-type="float">
            <text:p>11 944,44</text:p>
          </table:table-cell>
          <table:table-cell table:style-name="ce52" table:formula="of:=[.K161]*[.$D$2]/12/100" office:value-type="float" office:value="17215.09" calcext:value-type="float">
            <text:p>17 215,09</text:p>
          </table:table-cell>
          <table:table-cell table:style-name="ce79" table:formula="of:=[.K161]-[.I162]-[.L162]-[.M162]" office:value-type="float" office:value="1768926.91" calcext:value-type="float">
            <text:p>1 768 926,91</text:p>
          </table:table-cell>
          <table:table-cell table:style-name="ce84"/>
          <table:table-cell table:style-name="ce90"/>
          <table:table-cell table:style-name="ce95" table:formula="of:=IF(ISBLANK([.L161]);VALUE([.N161]);ROW([.L161]))" office:value-type="float" office:value="7" calcext:value-type="float">
            <text:p>7,00</text:p>
          </table:table-cell>
          <table:table-cell table:formula="of:=[.O161]+[.N161]-[.N162]" office:value-type="float" office:value="360" calcext:value-type="float">
            <text:p>360</text:p>
          </table:table-cell>
          <table:table-cell table:formula="of:=INDEX([.G$1:.G$1048576];[.N16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56" calcext:value-type="float">
            <text:p>156</text:p>
          </table:table-cell>
          <table:table-cell table:style-name="ce21" table:formula="of:=CONCATENATE(INT(([.A163]-1)/12)+1;&quot;-й год &quot;;[.A163]-1-INT(([.A163]-1)/12)*12+1;&quot;-й мес&quot;)" office:value-type="string" office:string-value="13-й год 12-й мес" calcext:value-type="string">
            <text:p>13-й год 12-й мес</text:p>
          </table:table-cell>
          <table:table-cell table:style-name="ce34" table:formula="of:=DATE(YEAR([.C162]);MONTH([.C162])+1;DAY([.C162]))" office:value-type="date" office:date-value="2036-06-24" calcext:value-type="date">
            <text:p>24.06.2036</text:p>
          </table:table-cell>
          <table:table-cell table:style-name="ce46" table:formula="of:=IF([.P163]*[.$D$2]/100/12/(1-(1+[.$D$2]/100/12)^(-[.O163]))&lt;[.G162];ROUNDUP([.P163]*[.$D$2]/100/12/(1-(1+[.$D$2]/100/12)^(-[.O163]));0);[.G162]+[.F163])" office:value-type="float" office:value="42911" calcext:value-type="float">
            <text:p>42 911,00</text:p>
          </table:table-cell>
          <table:table-cell table:style-name="ce52" table:formula="of:=[.D163]-[.F163]" office:value-type="float" office:value="34256.91" calcext:value-type="float">
            <text:p>34 256,91</text:p>
          </table:table-cell>
          <table:table-cell table:style-name="ce52" table:formula="of:=[.G162]*[.$D$2]*([.C163]-[.C162])/(DATE(YEAR([.C163])+1;1;1)-DATE(YEAR([.C163]);1;1))/100" office:value-type="float" office:value="8654.08526032786" calcext:value-type="float">
            <text:p>8 654,09</text:p>
          </table:table-cell>
          <table:table-cell table:style-name="ce63" table:formula="of:=[.G162]-[.E163]-[.L163]-[.M163]" office:value-type="float" office:value="846553.769999999" calcext:value-type="float">
            <text:p>846 553,77</text:p>
          </table:table-cell>
          <table:table-cell table:style-name="ce70" table:formula="of:=[.I163]+[.J163]" office:value-type="float" office:value="29044.07" calcext:value-type="float">
            <text:p>29 044,07</text:p>
          </table:table-cell>
          <table:table-cell table:style-name="ce52" table:formula="of:=IF([.$D$1]/[.$D$3]&lt;[.K162];[.$D$1]/[.$D$3];[.K162])" office:value-type="float" office:value="11944.44" calcext:value-type="float">
            <text:p>11 944,44</text:p>
          </table:table-cell>
          <table:table-cell table:style-name="ce52" table:formula="of:=[.K162]*[.$D$2]/12/100" office:value-type="float" office:value="17099.63" calcext:value-type="float">
            <text:p>17 099,63</text:p>
          </table:table-cell>
          <table:table-cell table:style-name="ce79" table:formula="of:=[.K162]-[.I163]-[.L163]-[.M163]" office:value-type="float" office:value="1756982.47" calcext:value-type="float">
            <text:p>1 756 982,47</text:p>
          </table:table-cell>
          <table:table-cell table:style-name="ce84"/>
          <table:table-cell table:style-name="ce90"/>
          <table:table-cell table:style-name="ce95" table:formula="of:=IF(ISBLANK([.L162]);VALUE([.N162]);ROW([.L162]))" office:value-type="float" office:value="7" calcext:value-type="float">
            <text:p>7,00</text:p>
          </table:table-cell>
          <table:table-cell table:formula="of:=[.O162]+[.N162]-[.N163]" office:value-type="float" office:value="360" calcext:value-type="float">
            <text:p>360</text:p>
          </table:table-cell>
          <table:table-cell table:formula="of:=INDEX([.G$1:.G$1048576];[.N16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157" calcext:value-type="float">
            <text:p>157</text:p>
          </table:table-cell>
          <table:table-cell table:style-name="ce21" table:formula="of:=CONCATENATE(INT(([.A164]-1)/12)+1;&quot;-й год &quot;;[.A164]-1-INT(([.A164]-1)/12)*12+1;&quot;-й мес&quot;)" office:value-type="string" office:string-value="14-й год 1-й мес" calcext:value-type="string">
            <text:p>14-й год 1-й мес</text:p>
          </table:table-cell>
          <table:table-cell table:style-name="ce34" table:formula="of:=DATE(YEAR([.C163]);MONTH([.C163])+1;DAY([.C163]))" office:value-type="date" office:date-value="2036-07-24" calcext:value-type="date">
            <text:p>24.07.2036</text:p>
          </table:table-cell>
          <table:table-cell table:style-name="ce46" table:formula="of:=IF([.P164]*[.$D$2]/100/12/(1-(1+[.$D$2]/100/12)^(-[.O164]))&lt;[.G163];ROUNDUP([.P164]*[.$D$2]/100/12/(1-(1+[.$D$2]/100/12)^(-[.O164]));0);[.G163]+[.F164])" office:value-type="float" office:value="42911" calcext:value-type="float">
            <text:p>42 911,00</text:p>
          </table:table-cell>
          <table:table-cell table:style-name="ce53" table:formula="of:=[.D164]-[.F164]" office:value-type="float" office:value="34861.8" calcext:value-type="float">
            <text:p>34 861,80</text:p>
          </table:table-cell>
          <table:table-cell table:style-name="ce52" table:formula="of:=[.G163]*[.$D$2]*([.C164]-[.C163])/(DATE(YEAR([.C164])+1;1;1)-DATE(YEAR([.C164]);1;1))/100" office:value-type="float" office:value="8049.19978032786" calcext:value-type="float">
            <text:p>8 049,20</text:p>
          </table:table-cell>
          <table:table-cell table:style-name="ce64" table:formula="of:=[.G163]-[.E164]-[.L164]-[.M164]" office:value-type="float" office:value="811691.969999999" calcext:value-type="float">
            <text:p>811 691,97</text:p>
          </table:table-cell>
          <table:table-cell table:style-name="ce71" table:formula="of:=[.I164]+[.J164]" office:value-type="float" office:value="28928.6" calcext:value-type="float">
            <text:p>28 928,60</text:p>
          </table:table-cell>
          <table:table-cell table:style-name="ce53" table:formula="of:=IF([.$D$1]/[.$D$3]&lt;[.K163];[.$D$1]/[.$D$3];[.K163])" office:value-type="float" office:value="11944.44" calcext:value-type="float">
            <text:p>11 944,44</text:p>
          </table:table-cell>
          <table:table-cell table:style-name="ce53" table:formula="of:=[.K163]*[.$D$2]/12/100" office:value-type="float" office:value="16984.16" calcext:value-type="float">
            <text:p>16 984,16</text:p>
          </table:table-cell>
          <table:table-cell table:style-name="ce80" table:formula="of:=[.K163]-[.I164]-[.L164]-[.M164]" office:value-type="float" office:value="1745038.03" calcext:value-type="float">
            <text:p>1 745 038,03</text:p>
          </table:table-cell>
          <table:table-cell table:style-name="ce85"/>
          <table:table-cell table:style-name="ce91"/>
          <table:table-cell table:style-name="ce95" table:formula="of:=IF(ISBLANK([.L163]);VALUE([.N163]);ROW([.L163]))" office:value-type="float" office:value="7" calcext:value-type="float">
            <text:p>7,00</text:p>
          </table:table-cell>
          <table:table-cell table:formula="of:=[.O163]+[.N163]-[.N164]" office:value-type="float" office:value="360" calcext:value-type="float">
            <text:p>360</text:p>
          </table:table-cell>
          <table:table-cell table:formula="of:=INDEX([.G$1:.G$1048576];[.N16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58" calcext:value-type="float">
            <text:p>158</text:p>
          </table:table-cell>
          <table:table-cell table:style-name="ce21" table:formula="of:=CONCATENATE(INT(([.A165]-1)/12)+1;&quot;-й год &quot;;[.A165]-1-INT(([.A165]-1)/12)*12+1;&quot;-й мес&quot;)" office:value-type="string" office:string-value="14-й год 2-й мес" calcext:value-type="string">
            <text:p>14-й год 2-й мес</text:p>
          </table:table-cell>
          <table:table-cell table:style-name="ce34" table:formula="of:=DATE(YEAR([.C164]);MONTH([.C164])+1;DAY([.C164]))" office:value-type="date" office:date-value="2036-08-24" calcext:value-type="date">
            <text:p>24.08.2036</text:p>
          </table:table-cell>
          <table:table-cell table:style-name="ce46" table:formula="of:=IF([.P165]*[.$D$2]/100/12/(1-(1+[.$D$2]/100/12)^(-[.O165]))&lt;[.G164];ROUNDUP([.P165]*[.$D$2]/100/12/(1-(1+[.$D$2]/100/12)^(-[.O165]));0);[.G164]+[.F165])" office:value-type="float" office:value="42911" calcext:value-type="float">
            <text:p>42 911,00</text:p>
          </table:table-cell>
          <table:table-cell table:style-name="ce52" table:formula="of:=[.D165]-[.F165]" office:value-type="float" office:value="34936.02" calcext:value-type="float">
            <text:p>34 936,02</text:p>
          </table:table-cell>
          <table:table-cell table:style-name="ce52" table:formula="of:=[.G164]*[.$D$2]*([.C165]-[.C164])/(DATE(YEAR([.C165])+1;1;1)-DATE(YEAR([.C165]);1;1))/100" office:value-type="float" office:value="7974.98449213114" calcext:value-type="float">
            <text:p>7 974,98</text:p>
          </table:table-cell>
          <table:table-cell table:style-name="ce63" table:formula="of:=[.G164]-[.E165]-[.L165]-[.M165]" office:value-type="float" office:value="776755.949999999" calcext:value-type="float">
            <text:p>776 755,95</text:p>
          </table:table-cell>
          <table:table-cell table:style-name="ce70" table:formula="of:=[.I165]+[.J165]" office:value-type="float" office:value="28813.14" calcext:value-type="float">
            <text:p>28 813,14</text:p>
          </table:table-cell>
          <table:table-cell table:style-name="ce52" table:formula="of:=IF([.$D$1]/[.$D$3]&lt;[.K164];[.$D$1]/[.$D$3];[.K164])" office:value-type="float" office:value="11944.44" calcext:value-type="float">
            <text:p>11 944,44</text:p>
          </table:table-cell>
          <table:table-cell table:style-name="ce52" table:formula="of:=[.K164]*[.$D$2]/12/100" office:value-type="float" office:value="16868.7" calcext:value-type="float">
            <text:p>16 868,70</text:p>
          </table:table-cell>
          <table:table-cell table:style-name="ce79" table:formula="of:=[.K164]-[.I165]-[.L165]-[.M165]" office:value-type="float" office:value="1733093.59" calcext:value-type="float">
            <text:p>1 733 093,59</text:p>
          </table:table-cell>
          <table:table-cell table:style-name="ce84"/>
          <table:table-cell table:style-name="ce90"/>
          <table:table-cell table:style-name="ce95" table:formula="of:=IF(ISBLANK([.L164]);VALUE([.N164]);ROW([.L164]))" office:value-type="float" office:value="7" calcext:value-type="float">
            <text:p>7,00</text:p>
          </table:table-cell>
          <table:table-cell table:formula="of:=[.O164]+[.N164]-[.N165]" office:value-type="float" office:value="360" calcext:value-type="float">
            <text:p>360</text:p>
          </table:table-cell>
          <table:table-cell table:formula="of:=INDEX([.G$1:.G$1048576];[.N16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59" calcext:value-type="float">
            <text:p>159</text:p>
          </table:table-cell>
          <table:table-cell table:style-name="ce21" table:formula="of:=CONCATENATE(INT(([.A166]-1)/12)+1;&quot;-й год &quot;;[.A166]-1-INT(([.A166]-1)/12)*12+1;&quot;-й мес&quot;)" office:value-type="string" office:string-value="14-й год 3-й мес" calcext:value-type="string">
            <text:p>14-й год 3-й мес</text:p>
          </table:table-cell>
          <table:table-cell table:style-name="ce34" table:formula="of:=DATE(YEAR([.C165]);MONTH([.C165])+1;DAY([.C165]))" office:value-type="date" office:date-value="2036-09-24" calcext:value-type="date">
            <text:p>24.09.2036</text:p>
          </table:table-cell>
          <table:table-cell table:style-name="ce46" table:formula="of:=IF([.P166]*[.$D$2]/100/12/(1-(1+[.$D$2]/100/12)^(-[.O166]))&lt;[.G165];ROUNDUP([.P166]*[.$D$2]/100/12/(1-(1+[.$D$2]/100/12)^(-[.O166]));0);[.G165]+[.F166])" office:value-type="float" office:value="42911" calcext:value-type="float">
            <text:p>42 911,00</text:p>
          </table:table-cell>
          <table:table-cell table:style-name="ce52" table:formula="of:=[.D166]-[.F166]" office:value-type="float" office:value="35279.27" calcext:value-type="float">
            <text:p>35 279,27</text:p>
          </table:table-cell>
          <table:table-cell table:style-name="ce52" table:formula="of:=[.G165]*[.$D$2]*([.C166]-[.C165])/(DATE(YEAR([.C166])+1;1;1)-DATE(YEAR([.C166]);1;1))/100" office:value-type="float" office:value="7631.73332295081" calcext:value-type="float">
            <text:p>7 631,73</text:p>
          </table:table-cell>
          <table:table-cell table:style-name="ce63" table:formula="of:=[.G165]-[.E166]-[.L166]-[.M166]" office:value-type="float" office:value="741476.679999999" calcext:value-type="float">
            <text:p>741 476,68</text:p>
          </table:table-cell>
          <table:table-cell table:style-name="ce70" table:formula="of:=[.I166]+[.J166]" office:value-type="float" office:value="28697.68" calcext:value-type="float">
            <text:p>28 697,68</text:p>
          </table:table-cell>
          <table:table-cell table:style-name="ce52" table:formula="of:=IF([.$D$1]/[.$D$3]&lt;[.K165];[.$D$1]/[.$D$3];[.K165])" office:value-type="float" office:value="11944.44" calcext:value-type="float">
            <text:p>11 944,44</text:p>
          </table:table-cell>
          <table:table-cell table:style-name="ce52" table:formula="of:=[.K165]*[.$D$2]/12/100" office:value-type="float" office:value="16753.24" calcext:value-type="float">
            <text:p>16 753,24</text:p>
          </table:table-cell>
          <table:table-cell table:style-name="ce79" table:formula="of:=[.K165]-[.I166]-[.L166]-[.M166]" office:value-type="float" office:value="1721149.15" calcext:value-type="float">
            <text:p>1 721 149,15</text:p>
          </table:table-cell>
          <table:table-cell table:style-name="ce84"/>
          <table:table-cell table:style-name="ce90"/>
          <table:table-cell table:style-name="ce95" table:formula="of:=IF(ISBLANK([.L165]);VALUE([.N165]);ROW([.L165]))" office:value-type="float" office:value="7" calcext:value-type="float">
            <text:p>7,00</text:p>
          </table:table-cell>
          <table:table-cell table:formula="of:=[.O165]+[.N165]-[.N166]" office:value-type="float" office:value="360" calcext:value-type="float">
            <text:p>360</text:p>
          </table:table-cell>
          <table:table-cell table:formula="of:=INDEX([.G$1:.G$1048576];[.N16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60" calcext:value-type="float">
            <text:p>160</text:p>
          </table:table-cell>
          <table:table-cell table:style-name="ce21" table:formula="of:=CONCATENATE(INT(([.A167]-1)/12)+1;&quot;-й год &quot;;[.A167]-1-INT(([.A167]-1)/12)*12+1;&quot;-й мес&quot;)" office:value-type="string" office:string-value="14-й год 4-й мес" calcext:value-type="string">
            <text:p>14-й год 4-й мес</text:p>
          </table:table-cell>
          <table:table-cell table:style-name="ce34" table:formula="of:=DATE(YEAR([.C166]);MONTH([.C166])+1;DAY([.C166]))" office:value-type="date" office:date-value="2036-10-24" calcext:value-type="date">
            <text:p>24.10.2036</text:p>
          </table:table-cell>
          <table:table-cell table:style-name="ce46" table:formula="of:=IF([.P167]*[.$D$2]/100/12/(1-(1+[.$D$2]/100/12)^(-[.O167]))&lt;[.G166];ROUNDUP([.P167]*[.$D$2]/100/12/(1-(1+[.$D$2]/100/12)^(-[.O167]));0);[.G166]+[.F167])" office:value-type="float" office:value="42911" calcext:value-type="float">
            <text:p>42 911,00</text:p>
          </table:table-cell>
          <table:table-cell table:style-name="ce52" table:formula="of:=[.D167]-[.F167]" office:value-type="float" office:value="35860.89" calcext:value-type="float">
            <text:p>35 860,89</text:p>
          </table:table-cell>
          <table:table-cell table:style-name="ce52" table:formula="of:=[.G166]*[.$D$2]*([.C167]-[.C166])/(DATE(YEAR([.C167])+1;1;1)-DATE(YEAR([.C167]);1;1))/100" office:value-type="float" office:value="7050.10613770491" calcext:value-type="float">
            <text:p>7 050,11</text:p>
          </table:table-cell>
          <table:table-cell table:style-name="ce63" table:formula="of:=[.G166]-[.E167]-[.L167]-[.M167]" office:value-type="float" office:value="705615.789999999" calcext:value-type="float">
            <text:p>705 615,79</text:p>
          </table:table-cell>
          <table:table-cell table:style-name="ce70" table:formula="of:=[.I167]+[.J167]" office:value-type="float" office:value="28582.22" calcext:value-type="float">
            <text:p>28 582,22</text:p>
          </table:table-cell>
          <table:table-cell table:style-name="ce52" table:formula="of:=IF([.$D$1]/[.$D$3]&lt;[.K166];[.$D$1]/[.$D$3];[.K166])" office:value-type="float" office:value="11944.44" calcext:value-type="float">
            <text:p>11 944,44</text:p>
          </table:table-cell>
          <table:table-cell table:style-name="ce52" table:formula="of:=[.K166]*[.$D$2]/12/100" office:value-type="float" office:value="16637.78" calcext:value-type="float">
            <text:p>16 637,78</text:p>
          </table:table-cell>
          <table:table-cell table:style-name="ce79" table:formula="of:=[.K166]-[.I167]-[.L167]-[.M167]" office:value-type="float" office:value="1709204.71" calcext:value-type="float">
            <text:p>1 709 204,71</text:p>
          </table:table-cell>
          <table:table-cell table:style-name="ce84"/>
          <table:table-cell table:style-name="ce90"/>
          <table:table-cell table:style-name="ce95" table:formula="of:=IF(ISBLANK([.L166]);VALUE([.N166]);ROW([.L166]))" office:value-type="float" office:value="7" calcext:value-type="float">
            <text:p>7,00</text:p>
          </table:table-cell>
          <table:table-cell table:formula="of:=[.O166]+[.N166]-[.N167]" office:value-type="float" office:value="360" calcext:value-type="float">
            <text:p>360</text:p>
          </table:table-cell>
          <table:table-cell table:formula="of:=INDEX([.G$1:.G$1048576];[.N16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61" calcext:value-type="float">
            <text:p>161</text:p>
          </table:table-cell>
          <table:table-cell table:style-name="ce21" table:formula="of:=CONCATENATE(INT(([.A168]-1)/12)+1;&quot;-й год &quot;;[.A168]-1-INT(([.A168]-1)/12)*12+1;&quot;-й мес&quot;)" office:value-type="string" office:string-value="14-й год 5-й мес" calcext:value-type="string">
            <text:p>14-й год 5-й мес</text:p>
          </table:table-cell>
          <table:table-cell table:style-name="ce34" table:formula="of:=DATE(YEAR([.C167]);MONTH([.C167])+1;DAY([.C167]))" office:value-type="date" office:date-value="2036-11-24" calcext:value-type="date">
            <text:p>24.11.2036</text:p>
          </table:table-cell>
          <table:table-cell table:style-name="ce46" table:formula="of:=IF([.P168]*[.$D$2]/100/12/(1-(1+[.$D$2]/100/12)^(-[.O168]))&lt;[.G167];ROUNDUP([.P168]*[.$D$2]/100/12/(1-(1+[.$D$2]/100/12)^(-[.O168]));0);[.G167]+[.F168])" office:value-type="float" office:value="42911" calcext:value-type="float">
            <text:p>42 911,00</text:p>
          </table:table-cell>
          <table:table-cell table:style-name="ce52" table:formula="of:=[.D168]-[.F168]" office:value-type="float" office:value="35978.23" calcext:value-type="float">
            <text:p>35 978,23</text:p>
          </table:table-cell>
          <table:table-cell table:style-name="ce52" table:formula="of:=[.G167]*[.$D$2]*([.C168]-[.C167])/(DATE(YEAR([.C168])+1;1;1)-DATE(YEAR([.C168]);1;1))/100" office:value-type="float" office:value="6932.77153234972" calcext:value-type="float">
            <text:p>6 932,77</text:p>
          </table:table-cell>
          <table:table-cell table:style-name="ce63" table:formula="of:=[.G167]-[.E168]-[.L168]-[.M168]" office:value-type="float" office:value="669637.559999999" calcext:value-type="float">
            <text:p>669 637,56</text:p>
          </table:table-cell>
          <table:table-cell table:style-name="ce70" table:formula="of:=[.I168]+[.J168]" office:value-type="float" office:value="28466.75" calcext:value-type="float">
            <text:p>28 466,75</text:p>
          </table:table-cell>
          <table:table-cell table:style-name="ce52" table:formula="of:=IF([.$D$1]/[.$D$3]&lt;[.K167];[.$D$1]/[.$D$3];[.K167])" office:value-type="float" office:value="11944.44" calcext:value-type="float">
            <text:p>11 944,44</text:p>
          </table:table-cell>
          <table:table-cell table:style-name="ce52" table:formula="of:=[.K167]*[.$D$2]/12/100" office:value-type="float" office:value="16522.31" calcext:value-type="float">
            <text:p>16 522,31</text:p>
          </table:table-cell>
          <table:table-cell table:style-name="ce79" table:formula="of:=[.K167]-[.I168]-[.L168]-[.M168]" office:value-type="float" office:value="1697260.27" calcext:value-type="float">
            <text:p>1 697 260,27</text:p>
          </table:table-cell>
          <table:table-cell table:style-name="ce84"/>
          <table:table-cell table:style-name="ce90"/>
          <table:table-cell table:style-name="ce95" table:formula="of:=IF(ISBLANK([.L167]);VALUE([.N167]);ROW([.L167]))" office:value-type="float" office:value="7" calcext:value-type="float">
            <text:p>7,00</text:p>
          </table:table-cell>
          <table:table-cell table:formula="of:=[.O167]+[.N167]-[.N168]" office:value-type="float" office:value="360" calcext:value-type="float">
            <text:p>360</text:p>
          </table:table-cell>
          <table:table-cell table:formula="of:=INDEX([.G$1:.G$1048576];[.N16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62" calcext:value-type="float">
            <text:p>162</text:p>
          </table:table-cell>
          <table:table-cell table:style-name="ce21" table:formula="of:=CONCATENATE(INT(([.A169]-1)/12)+1;&quot;-й год &quot;;[.A169]-1-INT(([.A169]-1)/12)*12+1;&quot;-й мес&quot;)" office:value-type="string" office:string-value="14-й год 6-й мес" calcext:value-type="string">
            <text:p>14-й год 6-й мес</text:p>
          </table:table-cell>
          <table:table-cell table:style-name="ce34" table:formula="of:=DATE(YEAR([.C168]);MONTH([.C168])+1;DAY([.C168]))" office:value-type="date" office:date-value="2036-12-24" calcext:value-type="date">
            <text:p>24.12.2036</text:p>
          </table:table-cell>
          <table:table-cell table:style-name="ce46" table:formula="of:=IF([.P169]*[.$D$2]/100/12/(1-(1+[.$D$2]/100/12)^(-[.O169]))&lt;[.G168];ROUNDUP([.P169]*[.$D$2]/100/12/(1-(1+[.$D$2]/100/12)^(-[.O169]));0);[.G168]+[.F169])" office:value-type="float" office:value="42911" calcext:value-type="float">
            <text:p>42 911,00</text:p>
          </table:table-cell>
          <table:table-cell table:style-name="ce52" table:formula="of:=[.D169]-[.F169]" office:value-type="float" office:value="36543.95" calcext:value-type="float">
            <text:p>36 543,95</text:p>
          </table:table-cell>
          <table:table-cell table:style-name="ce52" table:formula="of:=[.G168]*[.$D$2]*([.C169]-[.C168])/(DATE(YEAR([.C169])+1;1;1)-DATE(YEAR([.C169]);1;1))/100" office:value-type="float" office:value="6367.04565245901" calcext:value-type="float">
            <text:p>6 367,05</text:p>
          </table:table-cell>
          <table:table-cell table:style-name="ce63" table:formula="of:=[.G168]-[.E169]-[.L169]-[.M169]" office:value-type="float" office:value="633093.609999999" calcext:value-type="float">
            <text:p>633 093,61</text:p>
          </table:table-cell>
          <table:table-cell table:style-name="ce70" table:formula="of:=[.I169]+[.J169]" office:value-type="float" office:value="28351.29" calcext:value-type="float">
            <text:p>28 351,29</text:p>
          </table:table-cell>
          <table:table-cell table:style-name="ce52" table:formula="of:=IF([.$D$1]/[.$D$3]&lt;[.K168];[.$D$1]/[.$D$3];[.K168])" office:value-type="float" office:value="11944.44" calcext:value-type="float">
            <text:p>11 944,44</text:p>
          </table:table-cell>
          <table:table-cell table:style-name="ce52" table:formula="of:=[.K168]*[.$D$2]/12/100" office:value-type="float" office:value="16406.85" calcext:value-type="float">
            <text:p>16 406,85</text:p>
          </table:table-cell>
          <table:table-cell table:style-name="ce79" table:formula="of:=[.K168]-[.I169]-[.L169]-[.M169]" office:value-type="float" office:value="1685315.83" calcext:value-type="float">
            <text:p>1 685 315,83</text:p>
          </table:table-cell>
          <table:table-cell table:style-name="ce84"/>
          <table:table-cell table:style-name="ce90"/>
          <table:table-cell table:style-name="ce95" table:formula="of:=IF(ISBLANK([.L168]);VALUE([.N168]);ROW([.L168]))" office:value-type="float" office:value="7" calcext:value-type="float">
            <text:p>7,00</text:p>
          </table:table-cell>
          <table:table-cell table:formula="of:=[.O168]+[.N168]-[.N169]" office:value-type="float" office:value="360" calcext:value-type="float">
            <text:p>360</text:p>
          </table:table-cell>
          <table:table-cell table:formula="of:=INDEX([.G$1:.G$1048576];[.N16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63" calcext:value-type="float">
            <text:p>163</text:p>
          </table:table-cell>
          <table:table-cell table:style-name="ce21" table:formula="of:=CONCATENATE(INT(([.A170]-1)/12)+1;&quot;-й год &quot;;[.A170]-1-INT(([.A170]-1)/12)*12+1;&quot;-й мес&quot;)" office:value-type="string" office:string-value="14-й год 7-й мес" calcext:value-type="string">
            <text:p>14-й год 7-й мес</text:p>
          </table:table-cell>
          <table:table-cell table:style-name="ce34" table:formula="of:=DATE(YEAR([.C169]);MONTH([.C169])+1;DAY([.C169]))" office:value-type="date" office:date-value="2037-01-24" calcext:value-type="date">
            <text:p>24.01.2037</text:p>
          </table:table-cell>
          <table:table-cell table:style-name="ce46" table:formula="of:=IF([.P170]*[.$D$2]/100/12/(1-(1+[.$D$2]/100/12)^(-[.O170]))&lt;[.G169];ROUNDUP([.P170]*[.$D$2]/100/12/(1-(1+[.$D$2]/100/12)^(-[.O170]));0);[.G169]+[.F170])" office:value-type="float" office:value="42911" calcext:value-type="float">
            <text:p>42 911,00</text:p>
          </table:table-cell>
          <table:table-cell table:style-name="ce52" table:formula="of:=[.D170]-[.F170]" office:value-type="float" office:value="36673.73" calcext:value-type="float">
            <text:p>36 673,73</text:p>
          </table:table-cell>
          <table:table-cell table:style-name="ce52" table:formula="of:=[.G169]*[.$D$2]*([.C170]-[.C169])/(DATE(YEAR([.C170])+1;1;1)-DATE(YEAR([.C170]);1;1))/100" office:value-type="float" office:value="6237.27293578081" calcext:value-type="float">
            <text:p>6 237,27</text:p>
          </table:table-cell>
          <table:table-cell table:style-name="ce63" table:formula="of:=[.G169]-[.E170]-[.L170]-[.M170]" office:value-type="float" office:value="596419.879999999" calcext:value-type="float">
            <text:p>596 419,88</text:p>
          </table:table-cell>
          <table:table-cell table:style-name="ce70" table:formula="of:=[.I170]+[.J170]" office:value-type="float" office:value="28235.83" calcext:value-type="float">
            <text:p>28 235,83</text:p>
          </table:table-cell>
          <table:table-cell table:style-name="ce52" table:formula="of:=IF([.$D$1]/[.$D$3]&lt;[.K169];[.$D$1]/[.$D$3];[.K169])" office:value-type="float" office:value="11944.44" calcext:value-type="float">
            <text:p>11 944,44</text:p>
          </table:table-cell>
          <table:table-cell table:style-name="ce52" table:formula="of:=[.K169]*[.$D$2]/12/100" office:value-type="float" office:value="16291.39" calcext:value-type="float">
            <text:p>16 291,39</text:p>
          </table:table-cell>
          <table:table-cell table:style-name="ce79" table:formula="of:=[.K169]-[.I170]-[.L170]-[.M170]" office:value-type="float" office:value="1673371.39" calcext:value-type="float">
            <text:p>1 673 371,39</text:p>
          </table:table-cell>
          <table:table-cell table:style-name="ce84"/>
          <table:table-cell table:style-name="ce90"/>
          <table:table-cell table:style-name="ce95" table:formula="of:=IF(ISBLANK([.L169]);VALUE([.N169]);ROW([.L169]))" office:value-type="float" office:value="7" calcext:value-type="float">
            <text:p>7,00</text:p>
          </table:table-cell>
          <table:table-cell table:formula="of:=[.O169]+[.N169]-[.N170]" office:value-type="float" office:value="360" calcext:value-type="float">
            <text:p>360</text:p>
          </table:table-cell>
          <table:table-cell table:formula="of:=INDEX([.G$1:.G$1048576];[.N17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64" calcext:value-type="float">
            <text:p>164</text:p>
          </table:table-cell>
          <table:table-cell table:style-name="ce21" table:formula="of:=CONCATENATE(INT(([.A171]-1)/12)+1;&quot;-й год &quot;;[.A171]-1-INT(([.A171]-1)/12)*12+1;&quot;-й мес&quot;)" office:value-type="string" office:string-value="14-й год 8-й мес" calcext:value-type="string">
            <text:p>14-й год 8-й мес</text:p>
          </table:table-cell>
          <table:table-cell table:style-name="ce34" table:formula="of:=DATE(YEAR([.C170]);MONTH([.C170])+1;DAY([.C170]))" office:value-type="date" office:date-value="2037-02-24" calcext:value-type="date">
            <text:p>24.02.2037</text:p>
          </table:table-cell>
          <table:table-cell table:style-name="ce46" table:formula="of:=IF([.P171]*[.$D$2]/100/12/(1-(1+[.$D$2]/100/12)^(-[.O171]))&lt;[.G170];ROUNDUP([.P171]*[.$D$2]/100/12/(1-(1+[.$D$2]/100/12)^(-[.O171]));0);[.G170]+[.F171])" office:value-type="float" office:value="42911" calcext:value-type="float">
            <text:p>42 911,00</text:p>
          </table:table-cell>
          <table:table-cell table:style-name="ce52" table:formula="of:=[.D171]-[.F171]" office:value-type="float" office:value="37035.04" calcext:value-type="float">
            <text:p>37 035,04</text:p>
          </table:table-cell>
          <table:table-cell table:style-name="ce52" table:formula="of:=[.G170]*[.$D$2]*([.C171]-[.C170])/(DATE(YEAR([.C171])+1;1;1)-DATE(YEAR([.C171]);1;1))/100" office:value-type="float" office:value="5875.96133830136" calcext:value-type="float">
            <text:p>5 875,96</text:p>
          </table:table-cell>
          <table:table-cell table:style-name="ce63" table:formula="of:=[.G170]-[.E171]-[.L171]-[.M171]" office:value-type="float" office:value="559384.839999999" calcext:value-type="float">
            <text:p>559 384,84</text:p>
          </table:table-cell>
          <table:table-cell table:style-name="ce70" table:formula="of:=[.I171]+[.J171]" office:value-type="float" office:value="28120.36" calcext:value-type="float">
            <text:p>28 120,36</text:p>
          </table:table-cell>
          <table:table-cell table:style-name="ce52" table:formula="of:=IF([.$D$1]/[.$D$3]&lt;[.K170];[.$D$1]/[.$D$3];[.K170])" office:value-type="float" office:value="11944.44" calcext:value-type="float">
            <text:p>11 944,44</text:p>
          </table:table-cell>
          <table:table-cell table:style-name="ce52" table:formula="of:=[.K170]*[.$D$2]/12/100" office:value-type="float" office:value="16175.92" calcext:value-type="float">
            <text:p>16 175,92</text:p>
          </table:table-cell>
          <table:table-cell table:style-name="ce79" table:formula="of:=[.K170]-[.I171]-[.L171]-[.M171]" office:value-type="float" office:value="1661426.95" calcext:value-type="float">
            <text:p>1 661 426,95</text:p>
          </table:table-cell>
          <table:table-cell table:style-name="ce84"/>
          <table:table-cell table:style-name="ce90"/>
          <table:table-cell table:style-name="ce95" table:formula="of:=IF(ISBLANK([.L170]);VALUE([.N170]);ROW([.L170]))" office:value-type="float" office:value="7" calcext:value-type="float">
            <text:p>7,00</text:p>
          </table:table-cell>
          <table:table-cell table:formula="of:=[.O170]+[.N170]-[.N171]" office:value-type="float" office:value="360" calcext:value-type="float">
            <text:p>360</text:p>
          </table:table-cell>
          <table:table-cell table:formula="of:=INDEX([.G$1:.G$1048576];[.N17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65" calcext:value-type="float">
            <text:p>165</text:p>
          </table:table-cell>
          <table:table-cell table:style-name="ce21" table:formula="of:=CONCATENATE(INT(([.A172]-1)/12)+1;&quot;-й год &quot;;[.A172]-1-INT(([.A172]-1)/12)*12+1;&quot;-й мес&quot;)" office:value-type="string" office:string-value="14-й год 9-й мес" calcext:value-type="string">
            <text:p>14-й год 9-й мес</text:p>
          </table:table-cell>
          <table:table-cell table:style-name="ce34" table:formula="of:=DATE(YEAR([.C171]);MONTH([.C171])+1;DAY([.C171]))" office:value-type="date" office:date-value="2037-03-24" calcext:value-type="date">
            <text:p>24.03.2037</text:p>
          </table:table-cell>
          <table:table-cell table:style-name="ce46" table:formula="of:=IF([.P172]*[.$D$2]/100/12/(1-(1+[.$D$2]/100/12)^(-[.O172]))&lt;[.G171];ROUNDUP([.P172]*[.$D$2]/100/12/(1-(1+[.$D$2]/100/12)^(-[.O172]));0);[.G171]+[.F172])" office:value-type="float" office:value="42911" calcext:value-type="float">
            <text:p>42 911,00</text:p>
          </table:table-cell>
          <table:table-cell table:style-name="ce52" table:formula="of:=[.D172]-[.F172]" office:value-type="float" office:value="37933.24" calcext:value-type="float">
            <text:p>37 933,24</text:p>
          </table:table-cell>
          <table:table-cell table:style-name="ce52" table:formula="of:=[.G171]*[.$D$2]*([.C172]-[.C171])/(DATE(YEAR([.C172])+1;1;1)-DATE(YEAR([.C172]);1;1))/100" office:value-type="float" office:value="4977.75879539725" calcext:value-type="float">
            <text:p>4 977,76</text:p>
          </table:table-cell>
          <table:table-cell table:style-name="ce63" table:formula="of:=[.G171]-[.E172]-[.L172]-[.M172]" office:value-type="float" office:value="521451.599999999" calcext:value-type="float">
            <text:p>521 451,60</text:p>
          </table:table-cell>
          <table:table-cell table:style-name="ce70" table:formula="of:=[.I172]+[.J172]" office:value-type="float" office:value="28004.9" calcext:value-type="float">
            <text:p>28 004,90</text:p>
          </table:table-cell>
          <table:table-cell table:style-name="ce52" table:formula="of:=IF([.$D$1]/[.$D$3]&lt;[.K171];[.$D$1]/[.$D$3];[.K171])" office:value-type="float" office:value="11944.44" calcext:value-type="float">
            <text:p>11 944,44</text:p>
          </table:table-cell>
          <table:table-cell table:style-name="ce52" table:formula="of:=[.K171]*[.$D$2]/12/100" office:value-type="float" office:value="16060.46" calcext:value-type="float">
            <text:p>16 060,46</text:p>
          </table:table-cell>
          <table:table-cell table:style-name="ce79" table:formula="of:=[.K171]-[.I172]-[.L172]-[.M172]" office:value-type="float" office:value="1649482.51" calcext:value-type="float">
            <text:p>1 649 482,51</text:p>
          </table:table-cell>
          <table:table-cell table:style-name="ce84"/>
          <table:table-cell table:style-name="ce90"/>
          <table:table-cell table:style-name="ce95" table:formula="of:=IF(ISBLANK([.L171]);VALUE([.N171]);ROW([.L171]))" office:value-type="float" office:value="7" calcext:value-type="float">
            <text:p>7,00</text:p>
          </table:table-cell>
          <table:table-cell table:formula="of:=[.O171]+[.N171]-[.N172]" office:value-type="float" office:value="360" calcext:value-type="float">
            <text:p>360</text:p>
          </table:table-cell>
          <table:table-cell table:formula="of:=INDEX([.G$1:.G$1048576];[.N17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66" calcext:value-type="float">
            <text:p>166</text:p>
          </table:table-cell>
          <table:table-cell table:style-name="ce21" table:formula="of:=CONCATENATE(INT(([.A173]-1)/12)+1;&quot;-й год &quot;;[.A173]-1-INT(([.A173]-1)/12)*12+1;&quot;-й мес&quot;)" office:value-type="string" office:string-value="14-й год 10-й мес" calcext:value-type="string">
            <text:p>14-й год 10-й мес</text:p>
          </table:table-cell>
          <table:table-cell table:style-name="ce34" table:formula="of:=DATE(YEAR([.C172]);MONTH([.C172])+1;DAY([.C172]))" office:value-type="date" office:date-value="2037-04-24" calcext:value-type="date">
            <text:p>24.04.2037</text:p>
          </table:table-cell>
          <table:table-cell table:style-name="ce46" table:formula="of:=IF([.P173]*[.$D$2]/100/12/(1-(1+[.$D$2]/100/12)^(-[.O173]))&lt;[.G172];ROUNDUP([.P173]*[.$D$2]/100/12/(1-(1+[.$D$2]/100/12)^(-[.O173]));0);[.G172]+[.F173])" office:value-type="float" office:value="42911" calcext:value-type="float">
            <text:p>42 911,00</text:p>
          </table:table-cell>
          <table:table-cell table:style-name="ce52" table:formula="of:=[.D173]-[.F173]" office:value-type="float" office:value="37773.63" calcext:value-type="float">
            <text:p>37 773,63</text:p>
          </table:table-cell>
          <table:table-cell table:style-name="ce52" table:formula="of:=[.G172]*[.$D$2]*([.C173]-[.C172])/(DATE(YEAR([.C173])+1;1;1)-DATE(YEAR([.C173]);1;1))/100" office:value-type="float" office:value="5137.3697358904" calcext:value-type="float">
            <text:p>5 137,37</text:p>
          </table:table-cell>
          <table:table-cell table:style-name="ce63" table:formula="of:=[.G172]-[.E173]-[.L173]-[.M173]" office:value-type="float" office:value="483677.969999999" calcext:value-type="float">
            <text:p>483 677,97</text:p>
          </table:table-cell>
          <table:table-cell table:style-name="ce70" table:formula="of:=[.I173]+[.J173]" office:value-type="float" office:value="27889.44" calcext:value-type="float">
            <text:p>27 889,44</text:p>
          </table:table-cell>
          <table:table-cell table:style-name="ce52" table:formula="of:=IF([.$D$1]/[.$D$3]&lt;[.K172];[.$D$1]/[.$D$3];[.K172])" office:value-type="float" office:value="11944.44" calcext:value-type="float">
            <text:p>11 944,44</text:p>
          </table:table-cell>
          <table:table-cell table:style-name="ce52" table:formula="of:=[.K172]*[.$D$2]/12/100" office:value-type="float" office:value="15945" calcext:value-type="float">
            <text:p>15 945,00</text:p>
          </table:table-cell>
          <table:table-cell table:style-name="ce79" table:formula="of:=[.K172]-[.I173]-[.L173]-[.M173]" office:value-type="float" office:value="1637538.07" calcext:value-type="float">
            <text:p>1 637 538,07</text:p>
          </table:table-cell>
          <table:table-cell table:style-name="ce84"/>
          <table:table-cell table:style-name="ce90"/>
          <table:table-cell table:style-name="ce95" table:formula="of:=IF(ISBLANK([.L172]);VALUE([.N172]);ROW([.L172]))" office:value-type="float" office:value="7" calcext:value-type="float">
            <text:p>7,00</text:p>
          </table:table-cell>
          <table:table-cell table:formula="of:=[.O172]+[.N172]-[.N173]" office:value-type="float" office:value="360" calcext:value-type="float">
            <text:p>360</text:p>
          </table:table-cell>
          <table:table-cell table:formula="of:=INDEX([.G$1:.G$1048576];[.N17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67" calcext:value-type="float">
            <text:p>167</text:p>
          </table:table-cell>
          <table:table-cell table:style-name="ce21" table:formula="of:=CONCATENATE(INT(([.A174]-1)/12)+1;&quot;-й год &quot;;[.A174]-1-INT(([.A174]-1)/12)*12+1;&quot;-й мес&quot;)" office:value-type="string" office:string-value="14-й год 11-й мес" calcext:value-type="string">
            <text:p>14-й год 11-й мес</text:p>
          </table:table-cell>
          <table:table-cell table:style-name="ce34" table:formula="of:=DATE(YEAR([.C173]);MONTH([.C173])+1;DAY([.C173]))" office:value-type="date" office:date-value="2037-05-24" calcext:value-type="date">
            <text:p>24.05.2037</text:p>
          </table:table-cell>
          <table:table-cell table:style-name="ce46" table:formula="of:=IF([.P174]*[.$D$2]/100/12/(1-(1+[.$D$2]/100/12)^(-[.O174]))&lt;[.G173];ROUNDUP([.P174]*[.$D$2]/100/12/(1-(1+[.$D$2]/100/12)^(-[.O174]));0);[.G173]+[.F174])" office:value-type="float" office:value="42911" calcext:value-type="float">
            <text:p>42 911,00</text:p>
          </table:table-cell>
          <table:table-cell table:style-name="ce52" table:formula="of:=[.D174]-[.F174]" office:value-type="float" office:value="38299.49" calcext:value-type="float">
            <text:p>38 299,49</text:p>
          </table:table-cell>
          <table:table-cell table:style-name="ce52" table:formula="of:=[.G173]*[.$D$2]*([.C174]-[.C173])/(DATE(YEAR([.C174])+1;1;1)-DATE(YEAR([.C174]);1;1))/100" office:value-type="float" office:value="4611.50502904109" calcext:value-type="float">
            <text:p>4 611,51</text:p>
          </table:table-cell>
          <table:table-cell table:style-name="ce63" table:formula="of:=[.G173]-[.E174]-[.L174]-[.M174]" office:value-type="float" office:value="445378.479999999" calcext:value-type="float">
            <text:p>445 378,48</text:p>
          </table:table-cell>
          <table:table-cell table:style-name="ce70" table:formula="of:=[.I174]+[.J174]" office:value-type="float" office:value="27773.97" calcext:value-type="float">
            <text:p>27 773,97</text:p>
          </table:table-cell>
          <table:table-cell table:style-name="ce52" table:formula="of:=IF([.$D$1]/[.$D$3]&lt;[.K173];[.$D$1]/[.$D$3];[.K173])" office:value-type="float" office:value="11944.44" calcext:value-type="float">
            <text:p>11 944,44</text:p>
          </table:table-cell>
          <table:table-cell table:style-name="ce52" table:formula="of:=[.K173]*[.$D$2]/12/100" office:value-type="float" office:value="15829.53" calcext:value-type="float">
            <text:p>15 829,53</text:p>
          </table:table-cell>
          <table:table-cell table:style-name="ce79" table:formula="of:=[.K173]-[.I174]-[.L174]-[.M174]" office:value-type="float" office:value="1625593.63" calcext:value-type="float">
            <text:p>1 625 593,63</text:p>
          </table:table-cell>
          <table:table-cell table:style-name="ce84"/>
          <table:table-cell table:style-name="ce90"/>
          <table:table-cell table:style-name="ce95" table:formula="of:=IF(ISBLANK([.L173]);VALUE([.N173]);ROW([.L173]))" office:value-type="float" office:value="7" calcext:value-type="float">
            <text:p>7,00</text:p>
          </table:table-cell>
          <table:table-cell table:formula="of:=[.O173]+[.N173]-[.N174]" office:value-type="float" office:value="360" calcext:value-type="float">
            <text:p>360</text:p>
          </table:table-cell>
          <table:table-cell table:formula="of:=INDEX([.G$1:.G$1048576];[.N17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168" calcext:value-type="float">
            <text:p>168</text:p>
          </table:table-cell>
          <table:table-cell table:style-name="ce21" table:formula="of:=CONCATENATE(INT(([.A175]-1)/12)+1;&quot;-й год &quot;;[.A175]-1-INT(([.A175]-1)/12)*12+1;&quot;-й мес&quot;)" office:value-type="string" office:string-value="14-й год 12-й мес" calcext:value-type="string">
            <text:p>14-й год 12-й мес</text:p>
          </table:table-cell>
          <table:table-cell table:style-name="ce34" table:formula="of:=DATE(YEAR([.C174]);MONTH([.C174])+1;DAY([.C174]))" office:value-type="date" office:date-value="2037-06-24" calcext:value-type="date">
            <text:p>24.06.2037</text:p>
          </table:table-cell>
          <table:table-cell table:style-name="ce46" table:formula="of:=IF([.P175]*[.$D$2]/100/12/(1-(1+[.$D$2]/100/12)^(-[.O175]))&lt;[.G174];ROUNDUP([.P175]*[.$D$2]/100/12/(1-(1+[.$D$2]/100/12)^(-[.O175]));0);[.G174]+[.F175])" office:value-type="float" office:value="42911" calcext:value-type="float">
            <text:p>42 911,00</text:p>
          </table:table-cell>
          <table:table-cell table:style-name="ce54" table:formula="of:=[.D175]-[.F175]" office:value-type="float" office:value="38523.11" calcext:value-type="float">
            <text:p>38 523,11</text:p>
          </table:table-cell>
          <table:table-cell table:style-name="ce52" table:formula="of:=[.G174]*[.$D$2]*([.C175]-[.C174])/(DATE(YEAR([.C175])+1;1;1)-DATE(YEAR([.C175]);1;1))/100" office:value-type="float" office:value="4387.89318926026" calcext:value-type="float">
            <text:p>4 387,89</text:p>
          </table:table-cell>
          <table:table-cell table:style-name="ce65" table:formula="of:=[.G174]-[.E175]-[.L175]-[.M175]" office:value-type="float" office:value="406855.369999999" calcext:value-type="float">
            <text:p>406 855,37</text:p>
          </table:table-cell>
          <table:table-cell table:style-name="ce72" table:formula="of:=[.I175]+[.J175]" office:value-type="float" office:value="27658.51" calcext:value-type="float">
            <text:p>27 658,51</text:p>
          </table:table-cell>
          <table:table-cell table:style-name="ce54" table:formula="of:=IF([.$D$1]/[.$D$3]&lt;[.K174];[.$D$1]/[.$D$3];[.K174])" office:value-type="float" office:value="11944.44" calcext:value-type="float">
            <text:p>11 944,44</text:p>
          </table:table-cell>
          <table:table-cell table:style-name="ce54" table:formula="of:=[.K174]*[.$D$2]/12/100" office:value-type="float" office:value="15714.07" calcext:value-type="float">
            <text:p>15 714,07</text:p>
          </table:table-cell>
          <table:table-cell table:style-name="ce81" table:formula="of:=[.K174]-[.I175]-[.L175]-[.M175]" office:value-type="float" office:value="1613649.19" calcext:value-type="float">
            <text:p>1 613 649,19</text:p>
          </table:table-cell>
          <table:table-cell table:style-name="ce86"/>
          <table:table-cell table:style-name="ce92"/>
          <table:table-cell table:style-name="ce95" table:formula="of:=IF(ISBLANK([.L174]);VALUE([.N174]);ROW([.L174]))" office:value-type="float" office:value="7" calcext:value-type="float">
            <text:p>7,00</text:p>
          </table:table-cell>
          <table:table-cell table:formula="of:=[.O174]+[.N174]-[.N175]" office:value-type="float" office:value="360" calcext:value-type="float">
            <text:p>360</text:p>
          </table:table-cell>
          <table:table-cell table:formula="of:=INDEX([.G$1:.G$1048576];[.N17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69" calcext:value-type="float">
            <text:p>169</text:p>
          </table:table-cell>
          <table:table-cell table:style-name="ce21" table:formula="of:=CONCATENATE(INT(([.A176]-1)/12)+1;&quot;-й год &quot;;[.A176]-1-INT(([.A176]-1)/12)*12+1;&quot;-й мес&quot;)" office:value-type="string" office:string-value="15-й год 1-й мес" calcext:value-type="string">
            <text:p>15-й год 1-й мес</text:p>
          </table:table-cell>
          <table:table-cell table:style-name="ce34" table:formula="of:=DATE(YEAR([.C175]);MONTH([.C175])+1;DAY([.C175]))" office:value-type="date" office:date-value="2037-07-24" calcext:value-type="date">
            <text:p>24.07.2037</text:p>
          </table:table-cell>
          <table:table-cell table:style-name="ce46" table:formula="of:=IF([.P176]*[.$D$2]/100/12/(1-(1+[.$D$2]/100/12)^(-[.O176]))&lt;[.G175];ROUNDUP([.P176]*[.$D$2]/100/12/(1-(1+[.$D$2]/100/12)^(-[.O176]));0);[.G175]+[.F176])" office:value-type="float" office:value="42911" calcext:value-type="float">
            <text:p>42 911,00</text:p>
          </table:table-cell>
          <table:table-cell table:style-name="ce52" table:formula="of:=[.D176]-[.F176]" office:value-type="float" office:value="39031.94" calcext:value-type="float">
            <text:p>39 031,94</text:p>
          </table:table-cell>
          <table:table-cell table:style-name="ce52" table:formula="of:=[.G175]*[.$D$2]*([.C176]-[.C175])/(DATE(YEAR([.C176])+1;1;1)-DATE(YEAR([.C176]);1;1))/100" office:value-type="float" office:value="3879.05941808218" calcext:value-type="float">
            <text:p>3 879,06</text:p>
          </table:table-cell>
          <table:table-cell table:style-name="ce63" table:formula="of:=[.G175]-[.E176]-[.L176]-[.M176]" office:value-type="float" office:value="367823.429999999" calcext:value-type="float">
            <text:p>367 823,43</text:p>
          </table:table-cell>
          <table:table-cell table:style-name="ce70" table:formula="of:=[.I176]+[.J176]" office:value-type="float" office:value="27543.05" calcext:value-type="float">
            <text:p>27 543,05</text:p>
          </table:table-cell>
          <table:table-cell table:style-name="ce52" table:formula="of:=IF([.$D$1]/[.$D$3]&lt;[.K175];[.$D$1]/[.$D$3];[.K175])" office:value-type="float" office:value="11944.44" calcext:value-type="float">
            <text:p>11 944,44</text:p>
          </table:table-cell>
          <table:table-cell table:style-name="ce52" table:formula="of:=[.K175]*[.$D$2]/12/100" office:value-type="float" office:value="15598.61" calcext:value-type="float">
            <text:p>15 598,61</text:p>
          </table:table-cell>
          <table:table-cell table:style-name="ce79" table:formula="of:=[.K175]-[.I176]-[.L176]-[.M176]" office:value-type="float" office:value="1601704.75" calcext:value-type="float">
            <text:p>1 601 704,75</text:p>
          </table:table-cell>
          <table:table-cell table:style-name="ce84"/>
          <table:table-cell table:style-name="ce90"/>
          <table:table-cell table:style-name="ce95" table:formula="of:=IF(ISBLANK([.L175]);VALUE([.N175]);ROW([.L175]))" office:value-type="float" office:value="7" calcext:value-type="float">
            <text:p>7,00</text:p>
          </table:table-cell>
          <table:table-cell table:formula="of:=[.O175]+[.N175]-[.N176]" office:value-type="float" office:value="360" calcext:value-type="float">
            <text:p>360</text:p>
          </table:table-cell>
          <table:table-cell table:formula="of:=INDEX([.G$1:.G$1048576];[.N17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70" calcext:value-type="float">
            <text:p>170</text:p>
          </table:table-cell>
          <table:table-cell table:style-name="ce21" table:formula="of:=CONCATENATE(INT(([.A177]-1)/12)+1;&quot;-й год &quot;;[.A177]-1-INT(([.A177]-1)/12)*12+1;&quot;-й мес&quot;)" office:value-type="string" office:string-value="15-й год 2-й мес" calcext:value-type="string">
            <text:p>15-й год 2-й мес</text:p>
          </table:table-cell>
          <table:table-cell table:style-name="ce34" table:formula="of:=DATE(YEAR([.C176]);MONTH([.C176])+1;DAY([.C176]))" office:value-type="date" office:date-value="2037-08-24" calcext:value-type="date">
            <text:p>24.08.2037</text:p>
          </table:table-cell>
          <table:table-cell table:style-name="ce46" table:formula="of:=IF([.P177]*[.$D$2]/100/12/(1-(1+[.$D$2]/100/12)^(-[.O177]))&lt;[.G176];ROUNDUP([.P177]*[.$D$2]/100/12/(1-(1+[.$D$2]/100/12)^(-[.O177]));0);[.G176]+[.F177])" office:value-type="float" office:value="42911" calcext:value-type="float">
            <text:p>42 911,00</text:p>
          </table:table-cell>
          <table:table-cell table:style-name="ce52" table:formula="of:=[.D177]-[.F177]" office:value-type="float" office:value="39287.18" calcext:value-type="float">
            <text:p>39 287,18</text:p>
          </table:table-cell>
          <table:table-cell table:style-name="ce52" table:formula="of:=[.G176]*[.$D$2]*([.C177]-[.C176])/(DATE(YEAR([.C177])+1;1;1)-DATE(YEAR([.C177]);1;1))/100" office:value-type="float" office:value="3623.81658706848" calcext:value-type="float">
            <text:p>3 623,82</text:p>
          </table:table-cell>
          <table:table-cell table:style-name="ce63" table:formula="of:=[.G176]-[.E177]-[.L177]-[.M177]" office:value-type="float" office:value="328536.249999999" calcext:value-type="float">
            <text:p>328 536,25</text:p>
          </table:table-cell>
          <table:table-cell table:style-name="ce70" table:formula="of:=[.I177]+[.J177]" office:value-type="float" office:value="27427.59" calcext:value-type="float">
            <text:p>27 427,59</text:p>
          </table:table-cell>
          <table:table-cell table:style-name="ce52" table:formula="of:=IF([.$D$1]/[.$D$3]&lt;[.K176];[.$D$1]/[.$D$3];[.K176])" office:value-type="float" office:value="11944.44" calcext:value-type="float">
            <text:p>11 944,44</text:p>
          </table:table-cell>
          <table:table-cell table:style-name="ce52" table:formula="of:=[.K176]*[.$D$2]/12/100" office:value-type="float" office:value="15483.15" calcext:value-type="float">
            <text:p>15 483,15</text:p>
          </table:table-cell>
          <table:table-cell table:style-name="ce79" table:formula="of:=[.K176]-[.I177]-[.L177]-[.M177]" office:value-type="float" office:value="1589760.31" calcext:value-type="float">
            <text:p>1 589 760,31</text:p>
          </table:table-cell>
          <table:table-cell table:style-name="ce84"/>
          <table:table-cell table:style-name="ce90"/>
          <table:table-cell table:style-name="ce95" table:formula="of:=IF(ISBLANK([.L176]);VALUE([.N176]);ROW([.L176]))" office:value-type="float" office:value="7" calcext:value-type="float">
            <text:p>7,00</text:p>
          </table:table-cell>
          <table:table-cell table:formula="of:=[.O176]+[.N176]-[.N177]" office:value-type="float" office:value="360" calcext:value-type="float">
            <text:p>360</text:p>
          </table:table-cell>
          <table:table-cell table:formula="of:=INDEX([.G$1:.G$1048576];[.N17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71" calcext:value-type="float">
            <text:p>171</text:p>
          </table:table-cell>
          <table:table-cell table:style-name="ce21" table:formula="of:=CONCATENATE(INT(([.A178]-1)/12)+1;&quot;-й год &quot;;[.A178]-1-INT(([.A178]-1)/12)*12+1;&quot;-й мес&quot;)" office:value-type="string" office:string-value="15-й год 3-й мес" calcext:value-type="string">
            <text:p>15-й год 3-й мес</text:p>
          </table:table-cell>
          <table:table-cell table:style-name="ce34" table:formula="of:=DATE(YEAR([.C177]);MONTH([.C177])+1;DAY([.C177]))" office:value-type="date" office:date-value="2037-09-24" calcext:value-type="date">
            <text:p>24.09.2037</text:p>
          </table:table-cell>
          <table:table-cell table:style-name="ce46" table:formula="of:=IF([.P178]*[.$D$2]/100/12/(1-(1+[.$D$2]/100/12)^(-[.O178]))&lt;[.G177];ROUNDUP([.P178]*[.$D$2]/100/12/(1-(1+[.$D$2]/100/12)^(-[.O178]));0);[.G177]+[.F178])" office:value-type="float" office:value="42911" calcext:value-type="float">
            <text:p>42 911,00</text:p>
          </table:table-cell>
          <table:table-cell table:style-name="ce52" table:formula="of:=[.D178]-[.F178]" office:value-type="float" office:value="39674.24" calcext:value-type="float">
            <text:p>39 674,24</text:p>
          </table:table-cell>
          <table:table-cell table:style-name="ce52" table:formula="of:=[.G177]*[.$D$2]*([.C178]-[.C177])/(DATE(YEAR([.C178])+1;1;1)-DATE(YEAR([.C178]);1;1))/100" office:value-type="float" office:value="3236.75713698629" calcext:value-type="float">
            <text:p>3 236,76</text:p>
          </table:table-cell>
          <table:table-cell table:style-name="ce63" table:formula="of:=[.G177]-[.E178]-[.L178]-[.M178]" office:value-type="float" office:value="288862.009999999" calcext:value-type="float">
            <text:p>288 862,01</text:p>
          </table:table-cell>
          <table:table-cell table:style-name="ce70" table:formula="of:=[.I178]+[.J178]" office:value-type="float" office:value="27312.12" calcext:value-type="float">
            <text:p>27 312,12</text:p>
          </table:table-cell>
          <table:table-cell table:style-name="ce52" table:formula="of:=IF([.$D$1]/[.$D$3]&lt;[.K177];[.$D$1]/[.$D$3];[.K177])" office:value-type="float" office:value="11944.44" calcext:value-type="float">
            <text:p>11 944,44</text:p>
          </table:table-cell>
          <table:table-cell table:style-name="ce52" table:formula="of:=[.K177]*[.$D$2]/12/100" office:value-type="float" office:value="15367.68" calcext:value-type="float">
            <text:p>15 367,68</text:p>
          </table:table-cell>
          <table:table-cell table:style-name="ce79" table:formula="of:=[.K177]-[.I178]-[.L178]-[.M178]" office:value-type="float" office:value="1577815.87" calcext:value-type="float">
            <text:p>1 577 815,87</text:p>
          </table:table-cell>
          <table:table-cell table:style-name="ce84"/>
          <table:table-cell table:style-name="ce90"/>
          <table:table-cell table:style-name="ce95" table:formula="of:=IF(ISBLANK([.L177]);VALUE([.N177]);ROW([.L177]))" office:value-type="float" office:value="7" calcext:value-type="float">
            <text:p>7,00</text:p>
          </table:table-cell>
          <table:table-cell table:formula="of:=[.O177]+[.N177]-[.N178]" office:value-type="float" office:value="360" calcext:value-type="float">
            <text:p>360</text:p>
          </table:table-cell>
          <table:table-cell table:formula="of:=INDEX([.G$1:.G$1048576];[.N17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72" calcext:value-type="float">
            <text:p>172</text:p>
          </table:table-cell>
          <table:table-cell table:style-name="ce21" table:formula="of:=CONCATENATE(INT(([.A179]-1)/12)+1;&quot;-й год &quot;;[.A179]-1-INT(([.A179]-1)/12)*12+1;&quot;-й мес&quot;)" office:value-type="string" office:string-value="15-й год 4-й мес" calcext:value-type="string">
            <text:p>15-й год 4-й мес</text:p>
          </table:table-cell>
          <table:table-cell table:style-name="ce34" table:formula="of:=DATE(YEAR([.C178]);MONTH([.C178])+1;DAY([.C178]))" office:value-type="date" office:date-value="2037-10-24" calcext:value-type="date">
            <text:p>24.10.2037</text:p>
          </table:table-cell>
          <table:table-cell table:style-name="ce46" table:formula="of:=IF([.P179]*[.$D$2]/100/12/(1-(1+[.$D$2]/100/12)^(-[.O179]))&lt;[.G178];ROUNDUP([.P179]*[.$D$2]/100/12/(1-(1+[.$D$2]/100/12)^(-[.O179]));0);[.G178]+[.F179])" office:value-type="float" office:value="42911" calcext:value-type="float">
            <text:p>42 911,00</text:p>
          </table:table-cell>
          <table:table-cell table:style-name="ce52" table:formula="of:=[.D179]-[.F179]" office:value-type="float" office:value="40156.92" calcext:value-type="float">
            <text:p>40 156,92</text:p>
          </table:table-cell>
          <table:table-cell table:style-name="ce52" table:formula="of:=[.G178]*[.$D$2]*([.C179]-[.C178])/(DATE(YEAR([.C179])+1;1;1)-DATE(YEAR([.C179]);1;1))/100" office:value-type="float" office:value="2754.08162958903" calcext:value-type="float">
            <text:p>2 754,08</text:p>
          </table:table-cell>
          <table:table-cell table:style-name="ce63" table:formula="of:=[.G178]-[.E179]-[.L179]-[.M179]" office:value-type="float" office:value="248705.09" calcext:value-type="float">
            <text:p>248 705,09</text:p>
          </table:table-cell>
          <table:table-cell table:style-name="ce70" table:formula="of:=[.I179]+[.J179]" office:value-type="float" office:value="27196.66" calcext:value-type="float">
            <text:p>27 196,66</text:p>
          </table:table-cell>
          <table:table-cell table:style-name="ce52" table:formula="of:=IF([.$D$1]/[.$D$3]&lt;[.K178];[.$D$1]/[.$D$3];[.K178])" office:value-type="float" office:value="11944.44" calcext:value-type="float">
            <text:p>11 944,44</text:p>
          </table:table-cell>
          <table:table-cell table:style-name="ce52" table:formula="of:=[.K178]*[.$D$2]/12/100" office:value-type="float" office:value="15252.22" calcext:value-type="float">
            <text:p>15 252,22</text:p>
          </table:table-cell>
          <table:table-cell table:style-name="ce79" table:formula="of:=[.K178]-[.I179]-[.L179]-[.M179]" office:value-type="float" office:value="1565871.43" calcext:value-type="float">
            <text:p>1 565 871,43</text:p>
          </table:table-cell>
          <table:table-cell table:style-name="ce84"/>
          <table:table-cell table:style-name="ce90"/>
          <table:table-cell table:style-name="ce95" table:formula="of:=IF(ISBLANK([.L178]);VALUE([.N178]);ROW([.L178]))" office:value-type="float" office:value="7" calcext:value-type="float">
            <text:p>7,00</text:p>
          </table:table-cell>
          <table:table-cell table:formula="of:=[.O178]+[.N178]-[.N179]" office:value-type="float" office:value="360" calcext:value-type="float">
            <text:p>360</text:p>
          </table:table-cell>
          <table:table-cell table:formula="of:=INDEX([.G$1:.G$1048576];[.N17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73" calcext:value-type="float">
            <text:p>173</text:p>
          </table:table-cell>
          <table:table-cell table:style-name="ce21" table:formula="of:=CONCATENATE(INT(([.A180]-1)/12)+1;&quot;-й год &quot;;[.A180]-1-INT(([.A180]-1)/12)*12+1;&quot;-й мес&quot;)" office:value-type="string" office:string-value="15-й год 5-й мес" calcext:value-type="string">
            <text:p>15-й год 5-й мес</text:p>
          </table:table-cell>
          <table:table-cell table:style-name="ce34" table:formula="of:=DATE(YEAR([.C179]);MONTH([.C179])+1;DAY([.C179]))" office:value-type="date" office:date-value="2037-11-24" calcext:value-type="date">
            <text:p>24.11.2037</text:p>
          </table:table-cell>
          <table:table-cell table:style-name="ce46" table:formula="of:=IF([.P180]*[.$D$2]/100/12/(1-(1+[.$D$2]/100/12)^(-[.O180]))&lt;[.G179];ROUNDUP([.P180]*[.$D$2]/100/12/(1-(1+[.$D$2]/100/12)^(-[.O180]));0);[.G179]+[.F180])" office:value-type="float" office:value="42911" calcext:value-type="float">
            <text:p>42 911,00</text:p>
          </table:table-cell>
          <table:table-cell table:style-name="ce52" table:formula="of:=[.D180]-[.F180]" office:value-type="float" office:value="40460.74" calcext:value-type="float">
            <text:p>40 460,74</text:p>
          </table:table-cell>
          <table:table-cell table:style-name="ce52" table:formula="of:=[.G179]*[.$D$2]*([.C180]-[.C179])/(DATE(YEAR([.C180])+1;1;1)-DATE(YEAR([.C180]);1;1))/100" office:value-type="float" office:value="2450.25617435616" calcext:value-type="float">
            <text:p>2 450,26</text:p>
          </table:table-cell>
          <table:table-cell table:style-name="ce63" table:formula="of:=[.G179]-[.E180]-[.L180]-[.M180]" office:value-type="float" office:value="208244.35" calcext:value-type="float">
            <text:p>208 244,35</text:p>
          </table:table-cell>
          <table:table-cell table:style-name="ce70" table:formula="of:=[.I180]+[.J180]" office:value-type="float" office:value="27081.2" calcext:value-type="float">
            <text:p>27 081,20</text:p>
          </table:table-cell>
          <table:table-cell table:style-name="ce52" table:formula="of:=IF([.$D$1]/[.$D$3]&lt;[.K179];[.$D$1]/[.$D$3];[.K179])" office:value-type="float" office:value="11944.44" calcext:value-type="float">
            <text:p>11 944,44</text:p>
          </table:table-cell>
          <table:table-cell table:style-name="ce52" table:formula="of:=[.K179]*[.$D$2]/12/100" office:value-type="float" office:value="15136.76" calcext:value-type="float">
            <text:p>15 136,76</text:p>
          </table:table-cell>
          <table:table-cell table:style-name="ce79" table:formula="of:=[.K179]-[.I180]-[.L180]-[.M180]" office:value-type="float" office:value="1553926.99" calcext:value-type="float">
            <text:p>1 553 926,99</text:p>
          </table:table-cell>
          <table:table-cell table:style-name="ce84"/>
          <table:table-cell table:style-name="ce90"/>
          <table:table-cell table:style-name="ce95" table:formula="of:=IF(ISBLANK([.L179]);VALUE([.N179]);ROW([.L179]))" office:value-type="float" office:value="7" calcext:value-type="float">
            <text:p>7,00</text:p>
          </table:table-cell>
          <table:table-cell table:formula="of:=[.O179]+[.N179]-[.N180]" office:value-type="float" office:value="360" calcext:value-type="float">
            <text:p>360</text:p>
          </table:table-cell>
          <table:table-cell table:formula="of:=INDEX([.G$1:.G$1048576];[.N18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74" calcext:value-type="float">
            <text:p>174</text:p>
          </table:table-cell>
          <table:table-cell table:style-name="ce21" table:formula="of:=CONCATENATE(INT(([.A181]-1)/12)+1;&quot;-й год &quot;;[.A181]-1-INT(([.A181]-1)/12)*12+1;&quot;-й мес&quot;)" office:value-type="string" office:string-value="15-й год 6-й мес" calcext:value-type="string">
            <text:p>15-й год 6-й мес</text:p>
          </table:table-cell>
          <table:table-cell table:style-name="ce34" table:formula="of:=DATE(YEAR([.C180]);MONTH([.C180])+1;DAY([.C180]))" office:value-type="date" office:date-value="2037-12-24" calcext:value-type="date">
            <text:p>24.12.2037</text:p>
          </table:table-cell>
          <table:table-cell table:style-name="ce46" table:formula="of:=IF([.P181]*[.$D$2]/100/12/(1-(1+[.$D$2]/100/12)^(-[.O181]))&lt;[.G180];ROUNDUP([.P181]*[.$D$2]/100/12/(1-(1+[.$D$2]/100/12)^(-[.O181]));0);[.G180]+[.F181])" office:value-type="float" office:value="42911" calcext:value-type="float">
            <text:p>42 911,00</text:p>
          </table:table-cell>
          <table:table-cell table:style-name="ce52" table:formula="of:=[.D181]-[.F181]" office:value-type="float" office:value="40925.55" calcext:value-type="float">
            <text:p>40 925,55</text:p>
          </table:table-cell>
          <table:table-cell table:style-name="ce52" table:formula="of:=[.G180]*[.$D$2]*([.C181]-[.C180])/(DATE(YEAR([.C181])+1;1;1)-DATE(YEAR([.C181]);1;1))/100" office:value-type="float" office:value="1985.45298082192" calcext:value-type="float">
            <text:p>1 985,45</text:p>
          </table:table-cell>
          <table:table-cell table:style-name="ce63" table:formula="of:=[.G180]-[.E181]-[.L181]-[.M181]" office:value-type="float" office:value="167318.8" calcext:value-type="float">
            <text:p>167 318,80</text:p>
          </table:table-cell>
          <table:table-cell table:style-name="ce70" table:formula="of:=[.I181]+[.J181]" office:value-type="float" office:value="26965.73" calcext:value-type="float">
            <text:p>26 965,73</text:p>
          </table:table-cell>
          <table:table-cell table:style-name="ce52" table:formula="of:=IF([.$D$1]/[.$D$3]&lt;[.K180];[.$D$1]/[.$D$3];[.K180])" office:value-type="float" office:value="11944.44" calcext:value-type="float">
            <text:p>11 944,44</text:p>
          </table:table-cell>
          <table:table-cell table:style-name="ce52" table:formula="of:=[.K180]*[.$D$2]/12/100" office:value-type="float" office:value="15021.29" calcext:value-type="float">
            <text:p>15 021,29</text:p>
          </table:table-cell>
          <table:table-cell table:style-name="ce79" table:formula="of:=[.K180]-[.I181]-[.L181]-[.M181]" office:value-type="float" office:value="1541982.55" calcext:value-type="float">
            <text:p>1 541 982,55</text:p>
          </table:table-cell>
          <table:table-cell table:style-name="ce84"/>
          <table:table-cell table:style-name="ce90"/>
          <table:table-cell table:style-name="ce95" table:formula="of:=IF(ISBLANK([.L180]);VALUE([.N180]);ROW([.L180]))" office:value-type="float" office:value="7" calcext:value-type="float">
            <text:p>7,00</text:p>
          </table:table-cell>
          <table:table-cell table:formula="of:=[.O180]+[.N180]-[.N181]" office:value-type="float" office:value="360" calcext:value-type="float">
            <text:p>360</text:p>
          </table:table-cell>
          <table:table-cell table:formula="of:=INDEX([.G$1:.G$1048576];[.N18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75" calcext:value-type="float">
            <text:p>175</text:p>
          </table:table-cell>
          <table:table-cell table:style-name="ce21" table:formula="of:=CONCATENATE(INT(([.A182]-1)/12)+1;&quot;-й год &quot;;[.A182]-1-INT(([.A182]-1)/12)*12+1;&quot;-й мес&quot;)" office:value-type="string" office:string-value="15-й год 7-й мес" calcext:value-type="string">
            <text:p>15-й год 7-й мес</text:p>
          </table:table-cell>
          <table:table-cell table:style-name="ce34" table:formula="of:=DATE(YEAR([.C181]);MONTH([.C181])+1;DAY([.C181]))" office:value-type="date" office:date-value="2038-01-24" calcext:value-type="date">
            <text:p>24.01.2038</text:p>
          </table:table-cell>
          <table:table-cell table:style-name="ce46" table:formula="of:=IF([.P182]*[.$D$2]/100/12/(1-(1+[.$D$2]/100/12)^(-[.O182]))&lt;[.G181];ROUNDUP([.P182]*[.$D$2]/100/12/(1-(1+[.$D$2]/100/12)^(-[.O182]));0);[.G181]+[.F182])" office:value-type="float" office:value="42911" calcext:value-type="float">
            <text:p>42 911,00</text:p>
          </table:table-cell>
          <table:table-cell table:style-name="ce52" table:formula="of:=[.D182]-[.F182]" office:value-type="float" office:value="41262.57" calcext:value-type="float">
            <text:p>41 262,57</text:p>
          </table:table-cell>
          <table:table-cell table:style-name="ce52" table:formula="of:=[.G181]*[.$D$2]*([.C182]-[.C181])/(DATE(YEAR([.C182])+1;1;1)-DATE(YEAR([.C182]);1;1))/100" office:value-type="float" office:value="1648.43398575342" calcext:value-type="float">
            <text:p>1 648,43</text:p>
          </table:table-cell>
          <table:table-cell table:style-name="ce63" table:formula="of:=[.G181]-[.E182]-[.L182]-[.M182]" office:value-type="float" office:value="126056.23" calcext:value-type="float">
            <text:p>126 056,23</text:p>
          </table:table-cell>
          <table:table-cell table:style-name="ce70" table:formula="of:=[.I182]+[.J182]" office:value-type="float" office:value="26850.27" calcext:value-type="float">
            <text:p>26 850,27</text:p>
          </table:table-cell>
          <table:table-cell table:style-name="ce52" table:formula="of:=IF([.$D$1]/[.$D$3]&lt;[.K181];[.$D$1]/[.$D$3];[.K181])" office:value-type="float" office:value="11944.44" calcext:value-type="float">
            <text:p>11 944,44</text:p>
          </table:table-cell>
          <table:table-cell table:style-name="ce52" table:formula="of:=[.K181]*[.$D$2]/12/100" office:value-type="float" office:value="14905.83" calcext:value-type="float">
            <text:p>14 905,83</text:p>
          </table:table-cell>
          <table:table-cell table:style-name="ce79" table:formula="of:=[.K181]-[.I182]-[.L182]-[.M182]" office:value-type="float" office:value="1530038.11" calcext:value-type="float">
            <text:p>1 530 038,11</text:p>
          </table:table-cell>
          <table:table-cell table:style-name="ce84"/>
          <table:table-cell table:style-name="ce90"/>
          <table:table-cell table:style-name="ce95" table:formula="of:=IF(ISBLANK([.L181]);VALUE([.N181]);ROW([.L181]))" office:value-type="float" office:value="7" calcext:value-type="float">
            <text:p>7,00</text:p>
          </table:table-cell>
          <table:table-cell table:formula="of:=[.O181]+[.N181]-[.N182]" office:value-type="float" office:value="360" calcext:value-type="float">
            <text:p>360</text:p>
          </table:table-cell>
          <table:table-cell table:formula="of:=INDEX([.G$1:.G$1048576];[.N18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76" calcext:value-type="float">
            <text:p>176</text:p>
          </table:table-cell>
          <table:table-cell table:style-name="ce21" table:formula="of:=CONCATENATE(INT(([.A183]-1)/12)+1;&quot;-й год &quot;;[.A183]-1-INT(([.A183]-1)/12)*12+1;&quot;-й мес&quot;)" office:value-type="string" office:string-value="15-й год 8-й мес" calcext:value-type="string">
            <text:p>15-й год 8-й мес</text:p>
          </table:table-cell>
          <table:table-cell table:style-name="ce34" table:formula="of:=DATE(YEAR([.C182]);MONTH([.C182])+1;DAY([.C182]))" office:value-type="date" office:date-value="2038-02-24" calcext:value-type="date">
            <text:p>24.02.2038</text:p>
          </table:table-cell>
          <table:table-cell table:style-name="ce46" table:formula="of:=IF([.P183]*[.$D$2]/100/12/(1-(1+[.$D$2]/100/12)^(-[.O183]))&lt;[.G182];ROUNDUP([.P183]*[.$D$2]/100/12/(1-(1+[.$D$2]/100/12)^(-[.O183]));0);[.G182]+[.F183])" office:value-type="float" office:value="42911" calcext:value-type="float">
            <text:p>42 911,00</text:p>
          </table:table-cell>
          <table:table-cell table:style-name="ce52" table:formula="of:=[.D183]-[.F183]" office:value-type="float" office:value="41669.09" calcext:value-type="float">
            <text:p>41 669,09</text:p>
          </table:table-cell>
          <table:table-cell table:style-name="ce52" table:formula="of:=[.G182]*[.$D$2]*([.C183]-[.C182])/(DATE(YEAR([.C183])+1;1;1)-DATE(YEAR([.C183]);1;1))/100" office:value-type="float" office:value="1241.91288515068" calcext:value-type="float">
            <text:p>1 241,91</text:p>
          </table:table-cell>
          <table:table-cell table:style-name="ce63" table:formula="of:=[.G182]-[.E183]-[.L183]-[.M183]" office:value-type="float" office:value="84387.14" calcext:value-type="float">
            <text:p>84 387,14</text:p>
          </table:table-cell>
          <table:table-cell table:style-name="ce70" table:formula="of:=[.I183]+[.J183]" office:value-type="float" office:value="26734.81" calcext:value-type="float">
            <text:p>26 734,81</text:p>
          </table:table-cell>
          <table:table-cell table:style-name="ce52" table:formula="of:=IF([.$D$1]/[.$D$3]&lt;[.K182];[.$D$1]/[.$D$3];[.K182])" office:value-type="float" office:value="11944.44" calcext:value-type="float">
            <text:p>11 944,44</text:p>
          </table:table-cell>
          <table:table-cell table:style-name="ce52" table:formula="of:=[.K182]*[.$D$2]/12/100" office:value-type="float" office:value="14790.37" calcext:value-type="float">
            <text:p>14 790,37</text:p>
          </table:table-cell>
          <table:table-cell table:style-name="ce79" table:formula="of:=[.K182]-[.I183]-[.L183]-[.M183]" office:value-type="float" office:value="1518093.67" calcext:value-type="float">
            <text:p>1 518 093,67</text:p>
          </table:table-cell>
          <table:table-cell table:style-name="ce84"/>
          <table:table-cell table:style-name="ce90"/>
          <table:table-cell table:style-name="ce95" table:formula="of:=IF(ISBLANK([.L182]);VALUE([.N182]);ROW([.L182]))" office:value-type="float" office:value="7" calcext:value-type="float">
            <text:p>7,00</text:p>
          </table:table-cell>
          <table:table-cell table:formula="of:=[.O182]+[.N182]-[.N183]" office:value-type="float" office:value="360" calcext:value-type="float">
            <text:p>360</text:p>
          </table:table-cell>
          <table:table-cell table:formula="of:=INDEX([.G$1:.G$1048576];[.N18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77" calcext:value-type="float">
            <text:p>177</text:p>
          </table:table-cell>
          <table:table-cell table:style-name="ce21" table:formula="of:=CONCATENATE(INT(([.A184]-1)/12)+1;&quot;-й год &quot;;[.A184]-1-INT(([.A184]-1)/12)*12+1;&quot;-й мес&quot;)" office:value-type="string" office:string-value="15-й год 9-й мес" calcext:value-type="string">
            <text:p>15-й год 9-й мес</text:p>
          </table:table-cell>
          <table:table-cell table:style-name="ce34" table:formula="of:=DATE(YEAR([.C183]);MONTH([.C183])+1;DAY([.C183]))" office:value-type="date" office:date-value="2038-03-24" calcext:value-type="date">
            <text:p>24.03.2038</text:p>
          </table:table-cell>
          <table:table-cell table:style-name="ce46" table:formula="of:=IF([.P184]*[.$D$2]/100/12/(1-(1+[.$D$2]/100/12)^(-[.O184]))&lt;[.G183];ROUNDUP([.P184]*[.$D$2]/100/12/(1-(1+[.$D$2]/100/12)^(-[.O184]));0);[.G183]+[.F184])" office:value-type="float" office:value="42911" calcext:value-type="float">
            <text:p>42 911,00</text:p>
          </table:table-cell>
          <table:table-cell table:style-name="ce52" table:formula="of:=[.D184]-[.F184]" office:value-type="float" office:value="42160.07" calcext:value-type="float">
            <text:p>42 160,07</text:p>
          </table:table-cell>
          <table:table-cell table:style-name="ce52" table:formula="of:=[.G183]*[.$D$2]*([.C184]-[.C183])/(DATE(YEAR([.C184])+1;1;1)-DATE(YEAR([.C184]);1;1))/100" office:value-type="float" office:value="750.929947178082" calcext:value-type="float">
            <text:p>750,93</text:p>
          </table:table-cell>
          <table:table-cell table:style-name="ce63" table:formula="of:=[.G183]-[.E184]-[.L184]-[.M184]" office:value-type="float" office:value="42227.07" calcext:value-type="float">
            <text:p>42 227,07</text:p>
          </table:table-cell>
          <table:table-cell table:style-name="ce70" table:formula="of:=[.I184]+[.J184]" office:value-type="float" office:value="26619.35" calcext:value-type="float">
            <text:p>26 619,35</text:p>
          </table:table-cell>
          <table:table-cell table:style-name="ce52" table:formula="of:=IF([.$D$1]/[.$D$3]&lt;[.K183];[.$D$1]/[.$D$3];[.K183])" office:value-type="float" office:value="11944.44" calcext:value-type="float">
            <text:p>11 944,44</text:p>
          </table:table-cell>
          <table:table-cell table:style-name="ce52" table:formula="of:=[.K183]*[.$D$2]/12/100" office:value-type="float" office:value="14674.91" calcext:value-type="float">
            <text:p>14 674,91</text:p>
          </table:table-cell>
          <table:table-cell table:style-name="ce79" table:formula="of:=[.K183]-[.I184]-[.L184]-[.M184]" office:value-type="float" office:value="1506149.23" calcext:value-type="float">
            <text:p>1 506 149,23</text:p>
          </table:table-cell>
          <table:table-cell table:style-name="ce84"/>
          <table:table-cell table:style-name="ce90"/>
          <table:table-cell table:style-name="ce95" table:formula="of:=IF(ISBLANK([.L183]);VALUE([.N183]);ROW([.L183]))" office:value-type="float" office:value="7" calcext:value-type="float">
            <text:p>7,00</text:p>
          </table:table-cell>
          <table:table-cell table:formula="of:=[.O183]+[.N183]-[.N184]" office:value-type="float" office:value="360" calcext:value-type="float">
            <text:p>360</text:p>
          </table:table-cell>
          <table:table-cell table:formula="of:=INDEX([.G$1:.G$1048576];[.N18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78" calcext:value-type="float">
            <text:p>178</text:p>
          </table:table-cell>
          <table:table-cell table:style-name="ce22" table:formula="of:=CONCATENATE(INT(([.A185]-1)/12)+1;&quot;-й год &quot;;[.A185]-1-INT(([.A185]-1)/12)*12+1;&quot;-й мес&quot;)" office:value-type="string" office:string-value="15-й год 10-й мес" calcext:value-type="string">
            <text:p>15-й год 10-й мес</text:p>
          </table:table-cell>
          <table:table-cell table:style-name="ce35" table:formula="of:=DATE(YEAR([.C184]);MONTH([.C184])+1;DAY([.C184]))" office:value-type="date" office:date-value="2038-04-24" calcext:value-type="date">
            <text:p>24.04.2038</text:p>
          </table:table-cell>
          <table:table-cell table:style-name="ce46" table:formula="of:=IF([.P185]*[.$D$2]/100/12/(1-(1+[.$D$2]/100/12)^(-[.O185]))&lt;[.G184];ROUNDUP([.P185]*[.$D$2]/100/12/(1-(1+[.$D$2]/100/12)^(-[.O185]));0);[.G184]+[.F185])" office:value-type="float" office:value="42643.09" calcext:value-type="float">
            <text:p>42 643,09</text:p>
          </table:table-cell>
          <table:table-cell table:style-name="ce52" table:formula="of:=[.D185]-[.F185]" office:value-type="float" office:value="42227.07" calcext:value-type="float">
            <text:p>42 227,07</text:p>
          </table:table-cell>
          <table:table-cell table:style-name="ce52" table:formula="of:=[.G184]*[.$D$2]*([.C185]-[.C184])/(DATE(YEAR([.C185])+1;1;1)-DATE(YEAR([.C185]);1;1))/100" office:value-type="float" office:value="416.023407452055" calcext:value-type="float">
            <text:p>416,02</text:p>
          </table:table-cell>
          <table:table-cell table:style-name="ce63" table:formula="of:=[.G184]-[.E185]-[.L185]-[.M185]" office:value-type="float" office:value="0" calcext:value-type="float">
            <text:p>0,00</text:p>
          </table:table-cell>
          <table:table-cell table:style-name="ce70" table:formula="of:=[.I185]+[.J185]" office:value-type="float" office:value="26503.88" calcext:value-type="float">
            <text:p>26 503,88</text:p>
          </table:table-cell>
          <table:table-cell table:style-name="ce52" table:formula="of:=IF([.$D$1]/[.$D$3]&lt;[.K184];[.$D$1]/[.$D$3];[.K184])" office:value-type="float" office:value="11944.44" calcext:value-type="float">
            <text:p>11 944,44</text:p>
          </table:table-cell>
          <table:table-cell table:style-name="ce52" table:formula="of:=[.K184]*[.$D$2]/12/100" office:value-type="float" office:value="14559.44" calcext:value-type="float">
            <text:p>14 559,44</text:p>
          </table:table-cell>
          <table:table-cell table:style-name="ce79" table:formula="of:=[.K184]-[.I185]-[.L185]-[.M185]" office:value-type="float" office:value="1494204.79" calcext:value-type="float">
            <text:p>1 494 204,79</text:p>
          </table:table-cell>
          <table:table-cell table:style-name="ce84"/>
          <table:table-cell table:style-name="ce90"/>
          <table:table-cell table:style-name="ce95" table:formula="of:=IF(ISBLANK([.L184]);VALUE([.N184]);ROW([.L184]))" office:value-type="float" office:value="7" calcext:value-type="float">
            <text:p>7,00</text:p>
          </table:table-cell>
          <table:table-cell table:formula="of:=[.O184]+[.N184]-[.N185]" office:value-type="float" office:value="360" calcext:value-type="float">
            <text:p>360</text:p>
          </table:table-cell>
          <table:table-cell table:formula="of:=INDEX([.G$1:.G$1048576];[.N18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79" calcext:value-type="float">
            <text:p>179</text:p>
          </table:table-cell>
          <table:table-cell table:style-name="ce21" table:formula="of:=CONCATENATE(INT(([.A186]-1)/12)+1;&quot;-й год &quot;;[.A186]-1-INT(([.A186]-1)/12)*12+1;&quot;-й мес&quot;)" office:value-type="string" office:string-value="15-й год 11-й мес" calcext:value-type="string">
            <text:p>15-й год 11-й мес</text:p>
          </table:table-cell>
          <table:table-cell table:style-name="ce34" table:formula="of:=DATE(YEAR([.C185]);MONTH([.C185])+1;DAY([.C185]))" office:value-type="date" office:date-value="2038-05-24" calcext:value-type="date">
            <text:p>24.05.2038</text:p>
          </table:table-cell>
          <table:table-cell table:style-name="ce46" table:formula="of:=IF([.P186]*[.$D$2]/100/12/(1-(1+[.$D$2]/100/12)^(-[.O186]))&lt;[.G185];ROUNDUP([.P186]*[.$D$2]/100/12/(1-(1+[.$D$2]/100/12)^(-[.O186]));0);[.G185]+[.F186])" office:value-type="float" office:value="0" calcext:value-type="float">
            <text:p>0,00</text:p>
          </table:table-cell>
          <table:table-cell table:style-name="ce52" table:formula="of:=[.D186]-[.F186]" office:value-type="float" office:value="0" calcext:value-type="float">
            <text:p>0,00</text:p>
          </table:table-cell>
          <table:table-cell table:style-name="ce52" table:formula="of:=[.G185]*[.$D$2]*([.C186]-[.C185])/(DATE(YEAR([.C186])+1;1;1)-DATE(YEAR([.C186]);1;1))/100" office:value-type="float" office:value="0" calcext:value-type="float">
            <text:p>0,00</text:p>
          </table:table-cell>
          <table:table-cell table:style-name="ce63" table:formula="of:=[.G185]-[.E186]-[.L186]-[.M186]" office:value-type="float" office:value="0" calcext:value-type="float">
            <text:p>0,00</text:p>
          </table:table-cell>
          <table:table-cell table:style-name="ce70" table:formula="of:=[.I186]+[.J186]" office:value-type="float" office:value="26388.42" calcext:value-type="float">
            <text:p>26 388,42</text:p>
          </table:table-cell>
          <table:table-cell table:style-name="ce52" table:formula="of:=IF([.$D$1]/[.$D$3]&lt;[.K185];[.$D$1]/[.$D$3];[.K185])" office:value-type="float" office:value="11944.44" calcext:value-type="float">
            <text:p>11 944,44</text:p>
          </table:table-cell>
          <table:table-cell table:style-name="ce52" table:formula="of:=[.K185]*[.$D$2]/12/100" office:value-type="float" office:value="14443.98" calcext:value-type="float">
            <text:p>14 443,98</text:p>
          </table:table-cell>
          <table:table-cell table:style-name="ce79" table:formula="of:=[.K185]-[.I186]-[.L186]-[.M186]" office:value-type="float" office:value="1482260.35" calcext:value-type="float">
            <text:p>1 482 260,35</text:p>
          </table:table-cell>
          <table:table-cell table:style-name="ce84"/>
          <table:table-cell table:style-name="ce90"/>
          <table:table-cell table:style-name="ce95" table:formula="of:=IF(ISBLANK([.L185]);VALUE([.N185]);ROW([.L185]))" office:value-type="float" office:value="7" calcext:value-type="float">
            <text:p>7,00</text:p>
          </table:table-cell>
          <table:table-cell table:formula="of:=[.O185]+[.N185]-[.N186]" office:value-type="float" office:value="360" calcext:value-type="float">
            <text:p>360</text:p>
          </table:table-cell>
          <table:table-cell table:formula="of:=INDEX([.G$1:.G$1048576];[.N18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80" calcext:value-type="float">
            <text:p>180</text:p>
          </table:table-cell>
          <table:table-cell table:style-name="ce21" table:formula="of:=CONCATENATE(INT(([.A187]-1)/12)+1;&quot;-й год &quot;;[.A187]-1-INT(([.A187]-1)/12)*12+1;&quot;-й мес&quot;)" office:value-type="string" office:string-value="15-й год 12-й мес" calcext:value-type="string">
            <text:p>15-й год 12-й мес</text:p>
          </table:table-cell>
          <table:table-cell table:style-name="ce34" table:formula="of:=DATE(YEAR([.C186]);MONTH([.C186])+1;DAY([.C186]))" office:value-type="date" office:date-value="2038-06-24" calcext:value-type="date">
            <text:p>24.06.2038</text:p>
          </table:table-cell>
          <table:table-cell table:style-name="ce46" table:formula="of:=IF([.P187]*[.$D$2]/100/12/(1-(1+[.$D$2]/100/12)^(-[.O187]))&lt;[.G186];ROUNDUP([.P187]*[.$D$2]/100/12/(1-(1+[.$D$2]/100/12)^(-[.O187]));0);[.G186]+[.F187])" office:value-type="float" office:value="0" calcext:value-type="float">
            <text:p>0,00</text:p>
          </table:table-cell>
          <table:table-cell table:style-name="ce52" table:formula="of:=[.D187]-[.F187]" office:value-type="float" office:value="0" calcext:value-type="float">
            <text:p>0,00</text:p>
          </table:table-cell>
          <table:table-cell table:style-name="ce52" table:formula="of:=[.G186]*[.$D$2]*([.C187]-[.C186])/(DATE(YEAR([.C187])+1;1;1)-DATE(YEAR([.C187]);1;1))/100" office:value-type="float" office:value="0" calcext:value-type="float">
            <text:p>0,00</text:p>
          </table:table-cell>
          <table:table-cell table:style-name="ce63" table:formula="of:=[.G186]-[.E187]-[.L187]-[.M187]" office:value-type="float" office:value="0" calcext:value-type="float">
            <text:p>0,00</text:p>
          </table:table-cell>
          <table:table-cell table:style-name="ce70" table:formula="of:=[.I187]+[.J187]" office:value-type="float" office:value="26272.96" calcext:value-type="float">
            <text:p>26 272,96</text:p>
          </table:table-cell>
          <table:table-cell table:style-name="ce52" table:formula="of:=IF([.$D$1]/[.$D$3]&lt;[.K186];[.$D$1]/[.$D$3];[.K186])" office:value-type="float" office:value="11944.44" calcext:value-type="float">
            <text:p>11 944,44</text:p>
          </table:table-cell>
          <table:table-cell table:style-name="ce52" table:formula="of:=[.K186]*[.$D$2]/12/100" office:value-type="float" office:value="14328.52" calcext:value-type="float">
            <text:p>14 328,52</text:p>
          </table:table-cell>
          <table:table-cell table:style-name="ce79" table:formula="of:=[.K186]-[.I187]-[.L187]-[.M187]" office:value-type="float" office:value="1470315.91" calcext:value-type="float">
            <text:p>1 470 315,91</text:p>
          </table:table-cell>
          <table:table-cell table:style-name="ce84"/>
          <table:table-cell table:style-name="ce90"/>
          <table:table-cell table:style-name="ce95" table:formula="of:=IF(ISBLANK([.L186]);VALUE([.N186]);ROW([.L186]))" office:value-type="float" office:value="7" calcext:value-type="float">
            <text:p>7,00</text:p>
          </table:table-cell>
          <table:table-cell table:formula="of:=[.O186]+[.N186]-[.N187]" office:value-type="float" office:value="360" calcext:value-type="float">
            <text:p>360</text:p>
          </table:table-cell>
          <table:table-cell table:formula="of:=INDEX([.G$1:.G$1048576];[.N18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181" calcext:value-type="float">
            <text:p>181</text:p>
          </table:table-cell>
          <table:table-cell table:style-name="ce22" table:formula="of:=CONCATENATE(INT(([.A188]-1)/12)+1;&quot;-й год &quot;;[.A188]-1-INT(([.A188]-1)/12)*12+1;&quot;-й мес&quot;)" office:value-type="string" office:string-value="16-й год 1-й мес" calcext:value-type="string">
            <text:p>16-й год 1-й мес</text:p>
          </table:table-cell>
          <table:table-cell table:style-name="ce35" table:formula="of:=DATE(YEAR([.C187]);MONTH([.C187])+1;DAY([.C187]))" office:value-type="date" office:date-value="2038-07-24" calcext:value-type="date">
            <text:p>24.07.2038</text:p>
          </table:table-cell>
          <table:table-cell table:style-name="ce46" table:formula="of:=IF([.P188]*[.$D$2]/100/12/(1-(1+[.$D$2]/100/12)^(-[.O188]))&lt;[.G187];ROUNDUP([.P188]*[.$D$2]/100/12/(1-(1+[.$D$2]/100/12)^(-[.O188]));0);[.G187]+[.F188])" office:value-type="float" office:value="0" calcext:value-type="float">
            <text:p>0,00</text:p>
          </table:table-cell>
          <table:table-cell table:style-name="ce53" table:formula="of:=[.D188]-[.F188]" office:value-type="float" office:value="0" calcext:value-type="float">
            <text:p>0,00</text:p>
          </table:table-cell>
          <table:table-cell table:style-name="ce52" table:formula="of:=[.G187]*[.$D$2]*([.C188]-[.C187])/(DATE(YEAR([.C188])+1;1;1)-DATE(YEAR([.C188]);1;1))/100" office:value-type="float" office:value="0" calcext:value-type="float">
            <text:p>0,00</text:p>
          </table:table-cell>
          <table:table-cell table:style-name="ce64" table:formula="of:=[.G187]-[.E188]-[.L188]-[.M188]" office:value-type="float" office:value="0" calcext:value-type="float">
            <text:p>0,00</text:p>
          </table:table-cell>
          <table:table-cell table:style-name="ce71" table:formula="of:=[.I188]+[.J188]" office:value-type="float" office:value="26157.49" calcext:value-type="float">
            <text:p>26 157,49</text:p>
          </table:table-cell>
          <table:table-cell table:style-name="ce53" table:formula="of:=IF([.$D$1]/[.$D$3]&lt;[.K187];[.$D$1]/[.$D$3];[.K187])" office:value-type="float" office:value="11944.44" calcext:value-type="float">
            <text:p>11 944,44</text:p>
          </table:table-cell>
          <table:table-cell table:style-name="ce53" table:formula="of:=[.K187]*[.$D$2]/12/100" office:value-type="float" office:value="14213.05" calcext:value-type="float">
            <text:p>14 213,05</text:p>
          </table:table-cell>
          <table:table-cell table:style-name="ce80" table:formula="of:=[.K187]-[.I188]-[.L188]-[.M188]" office:value-type="float" office:value="1458371.47" calcext:value-type="float">
            <text:p>1 458 371,47</text:p>
          </table:table-cell>
          <table:table-cell table:style-name="ce85"/>
          <table:table-cell table:style-name="ce91"/>
          <table:table-cell table:style-name="ce95" table:formula="of:=IF(ISBLANK([.L187]);VALUE([.N187]);ROW([.L187]))" office:value-type="float" office:value="7" calcext:value-type="float">
            <text:p>7,00</text:p>
          </table:table-cell>
          <table:table-cell table:formula="of:=[.O187]+[.N187]-[.N188]" office:value-type="float" office:value="360" calcext:value-type="float">
            <text:p>360</text:p>
          </table:table-cell>
          <table:table-cell table:formula="of:=INDEX([.G$1:.G$1048576];[.N18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82" calcext:value-type="float">
            <text:p>182</text:p>
          </table:table-cell>
          <table:table-cell table:style-name="ce21" table:formula="of:=CONCATENATE(INT(([.A189]-1)/12)+1;&quot;-й год &quot;;[.A189]-1-INT(([.A189]-1)/12)*12+1;&quot;-й мес&quot;)" office:value-type="string" office:string-value="16-й год 2-й мес" calcext:value-type="string">
            <text:p>16-й год 2-й мес</text:p>
          </table:table-cell>
          <table:table-cell table:style-name="ce34" table:formula="of:=DATE(YEAR([.C188]);MONTH([.C188])+1;DAY([.C188]))" office:value-type="date" office:date-value="2038-08-24" calcext:value-type="date">
            <text:p>24.08.2038</text:p>
          </table:table-cell>
          <table:table-cell table:style-name="ce46" table:formula="of:=IF([.P189]*[.$D$2]/100/12/(1-(1+[.$D$2]/100/12)^(-[.O189]))&lt;[.G188];ROUNDUP([.P189]*[.$D$2]/100/12/(1-(1+[.$D$2]/100/12)^(-[.O189]));0);[.G188]+[.F189])" office:value-type="float" office:value="0" calcext:value-type="float">
            <text:p>0,00</text:p>
          </table:table-cell>
          <table:table-cell table:style-name="ce52" table:formula="of:=[.D189]-[.F189]" office:value-type="float" office:value="0" calcext:value-type="float">
            <text:p>0,00</text:p>
          </table:table-cell>
          <table:table-cell table:style-name="ce52" table:formula="of:=[.G188]*[.$D$2]*([.C189]-[.C188])/(DATE(YEAR([.C189])+1;1;1)-DATE(YEAR([.C189]);1;1))/100" office:value-type="float" office:value="0" calcext:value-type="float">
            <text:p>0,00</text:p>
          </table:table-cell>
          <table:table-cell table:style-name="ce63" table:formula="of:=[.G188]-[.E189]-[.L189]-[.M189]" office:value-type="float" office:value="0" calcext:value-type="float">
            <text:p>0,00</text:p>
          </table:table-cell>
          <table:table-cell table:style-name="ce70" table:formula="of:=[.I189]+[.J189]" office:value-type="float" office:value="26042.03" calcext:value-type="float">
            <text:p>26 042,03</text:p>
          </table:table-cell>
          <table:table-cell table:style-name="ce52" table:formula="of:=IF([.$D$1]/[.$D$3]&lt;[.K188];[.$D$1]/[.$D$3];[.K188])" office:value-type="float" office:value="11944.44" calcext:value-type="float">
            <text:p>11 944,44</text:p>
          </table:table-cell>
          <table:table-cell table:style-name="ce52" table:formula="of:=[.K188]*[.$D$2]/12/100" office:value-type="float" office:value="14097.59" calcext:value-type="float">
            <text:p>14 097,59</text:p>
          </table:table-cell>
          <table:table-cell table:style-name="ce79" table:formula="of:=[.K188]-[.I189]-[.L189]-[.M189]" office:value-type="float" office:value="1446427.03" calcext:value-type="float">
            <text:p>1 446 427,03</text:p>
          </table:table-cell>
          <table:table-cell table:style-name="ce84"/>
          <table:table-cell table:style-name="ce90"/>
          <table:table-cell table:style-name="ce95" table:formula="of:=IF(ISBLANK([.L188]);VALUE([.N188]);ROW([.L188]))" office:value-type="float" office:value="7" calcext:value-type="float">
            <text:p>7,00</text:p>
          </table:table-cell>
          <table:table-cell table:formula="of:=[.O188]+[.N188]-[.N189]" office:value-type="float" office:value="360" calcext:value-type="float">
            <text:p>360</text:p>
          </table:table-cell>
          <table:table-cell table:formula="of:=INDEX([.G$1:.G$1048576];[.N18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83" calcext:value-type="float">
            <text:p>183</text:p>
          </table:table-cell>
          <table:table-cell table:style-name="ce21" table:formula="of:=CONCATENATE(INT(([.A190]-1)/12)+1;&quot;-й год &quot;;[.A190]-1-INT(([.A190]-1)/12)*12+1;&quot;-й мес&quot;)" office:value-type="string" office:string-value="16-й год 3-й мес" calcext:value-type="string">
            <text:p>16-й год 3-й мес</text:p>
          </table:table-cell>
          <table:table-cell table:style-name="ce34" table:formula="of:=DATE(YEAR([.C189]);MONTH([.C189])+1;DAY([.C189]))" office:value-type="date" office:date-value="2038-09-24" calcext:value-type="date">
            <text:p>24.09.2038</text:p>
          </table:table-cell>
          <table:table-cell table:style-name="ce46" table:formula="of:=IF([.P190]*[.$D$2]/100/12/(1-(1+[.$D$2]/100/12)^(-[.O190]))&lt;[.G189];ROUNDUP([.P190]*[.$D$2]/100/12/(1-(1+[.$D$2]/100/12)^(-[.O190]));0);[.G189]+[.F190])" office:value-type="float" office:value="0" calcext:value-type="float">
            <text:p>0,00</text:p>
          </table:table-cell>
          <table:table-cell table:style-name="ce52" table:formula="of:=[.D190]-[.F190]" office:value-type="float" office:value="0" calcext:value-type="float">
            <text:p>0,00</text:p>
          </table:table-cell>
          <table:table-cell table:style-name="ce52" table:formula="of:=[.G189]*[.$D$2]*([.C190]-[.C189])/(DATE(YEAR([.C190])+1;1;1)-DATE(YEAR([.C190]);1;1))/100" office:value-type="float" office:value="0" calcext:value-type="float">
            <text:p>0,00</text:p>
          </table:table-cell>
          <table:table-cell table:style-name="ce63" table:formula="of:=[.G189]-[.E190]-[.L190]-[.M190]" office:value-type="float" office:value="0" calcext:value-type="float">
            <text:p>0,00</text:p>
          </table:table-cell>
          <table:table-cell table:style-name="ce70" table:formula="of:=[.I190]+[.J190]" office:value-type="float" office:value="25926.57" calcext:value-type="float">
            <text:p>25 926,57</text:p>
          </table:table-cell>
          <table:table-cell table:style-name="ce52" table:formula="of:=IF([.$D$1]/[.$D$3]&lt;[.K189];[.$D$1]/[.$D$3];[.K189])" office:value-type="float" office:value="11944.44" calcext:value-type="float">
            <text:p>11 944,44</text:p>
          </table:table-cell>
          <table:table-cell table:style-name="ce52" table:formula="of:=[.K189]*[.$D$2]/12/100" office:value-type="float" office:value="13982.13" calcext:value-type="float">
            <text:p>13 982,13</text:p>
          </table:table-cell>
          <table:table-cell table:style-name="ce79" table:formula="of:=[.K189]-[.I190]-[.L190]-[.M190]" office:value-type="float" office:value="1434482.59" calcext:value-type="float">
            <text:p>1 434 482,59</text:p>
          </table:table-cell>
          <table:table-cell table:style-name="ce84"/>
          <table:table-cell table:style-name="ce90"/>
          <table:table-cell table:style-name="ce95" table:formula="of:=IF(ISBLANK([.L189]);VALUE([.N189]);ROW([.L189]))" office:value-type="float" office:value="7" calcext:value-type="float">
            <text:p>7,00</text:p>
          </table:table-cell>
          <table:table-cell table:formula="of:=[.O189]+[.N189]-[.N190]" office:value-type="float" office:value="360" calcext:value-type="float">
            <text:p>360</text:p>
          </table:table-cell>
          <table:table-cell table:formula="of:=INDEX([.G$1:.G$1048576];[.N19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84" calcext:value-type="float">
            <text:p>184</text:p>
          </table:table-cell>
          <table:table-cell table:style-name="ce21" table:formula="of:=CONCATENATE(INT(([.A191]-1)/12)+1;&quot;-й год &quot;;[.A191]-1-INT(([.A191]-1)/12)*12+1;&quot;-й мес&quot;)" office:value-type="string" office:string-value="16-й год 4-й мес" calcext:value-type="string">
            <text:p>16-й год 4-й мес</text:p>
          </table:table-cell>
          <table:table-cell table:style-name="ce34" table:formula="of:=DATE(YEAR([.C190]);MONTH([.C190])+1;DAY([.C190]))" office:value-type="date" office:date-value="2038-10-24" calcext:value-type="date">
            <text:p>24.10.2038</text:p>
          </table:table-cell>
          <table:table-cell table:style-name="ce46" table:formula="of:=IF([.P191]*[.$D$2]/100/12/(1-(1+[.$D$2]/100/12)^(-[.O191]))&lt;[.G190];ROUNDUP([.P191]*[.$D$2]/100/12/(1-(1+[.$D$2]/100/12)^(-[.O191]));0);[.G190]+[.F191])" office:value-type="float" office:value="0" calcext:value-type="float">
            <text:p>0,00</text:p>
          </table:table-cell>
          <table:table-cell table:style-name="ce52" table:formula="of:=[.D191]-[.F191]" office:value-type="float" office:value="0" calcext:value-type="float">
            <text:p>0,00</text:p>
          </table:table-cell>
          <table:table-cell table:style-name="ce52" table:formula="of:=[.G190]*[.$D$2]*([.C191]-[.C190])/(DATE(YEAR([.C191])+1;1;1)-DATE(YEAR([.C191]);1;1))/100" office:value-type="float" office:value="0" calcext:value-type="float">
            <text:p>0,00</text:p>
          </table:table-cell>
          <table:table-cell table:style-name="ce63" table:formula="of:=[.G190]-[.E191]-[.L191]-[.M191]" office:value-type="float" office:value="0" calcext:value-type="float">
            <text:p>0,00</text:p>
          </table:table-cell>
          <table:table-cell table:style-name="ce70" table:formula="of:=[.I191]+[.J191]" office:value-type="float" office:value="25811.11" calcext:value-type="float">
            <text:p>25 811,11</text:p>
          </table:table-cell>
          <table:table-cell table:style-name="ce52" table:formula="of:=IF([.$D$1]/[.$D$3]&lt;[.K190];[.$D$1]/[.$D$3];[.K190])" office:value-type="float" office:value="11944.44" calcext:value-type="float">
            <text:p>11 944,44</text:p>
          </table:table-cell>
          <table:table-cell table:style-name="ce52" table:formula="of:=[.K190]*[.$D$2]/12/100" office:value-type="float" office:value="13866.67" calcext:value-type="float">
            <text:p>13 866,67</text:p>
          </table:table-cell>
          <table:table-cell table:style-name="ce79" table:formula="of:=[.K190]-[.I191]-[.L191]-[.M191]" office:value-type="float" office:value="1422538.15" calcext:value-type="float">
            <text:p>1 422 538,15</text:p>
          </table:table-cell>
          <table:table-cell table:style-name="ce84"/>
          <table:table-cell table:style-name="ce90"/>
          <table:table-cell table:style-name="ce95" table:formula="of:=IF(ISBLANK([.L190]);VALUE([.N190]);ROW([.L190]))" office:value-type="float" office:value="7" calcext:value-type="float">
            <text:p>7,00</text:p>
          </table:table-cell>
          <table:table-cell table:formula="of:=[.O190]+[.N190]-[.N191]" office:value-type="float" office:value="360" calcext:value-type="float">
            <text:p>360</text:p>
          </table:table-cell>
          <table:table-cell table:formula="of:=INDEX([.G$1:.G$1048576];[.N19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85" calcext:value-type="float">
            <text:p>185</text:p>
          </table:table-cell>
          <table:table-cell table:style-name="ce21" table:formula="of:=CONCATENATE(INT(([.A192]-1)/12)+1;&quot;-й год &quot;;[.A192]-1-INT(([.A192]-1)/12)*12+1;&quot;-й мес&quot;)" office:value-type="string" office:string-value="16-й год 5-й мес" calcext:value-type="string">
            <text:p>16-й год 5-й мес</text:p>
          </table:table-cell>
          <table:table-cell table:style-name="ce34" table:formula="of:=DATE(YEAR([.C191]);MONTH([.C191])+1;DAY([.C191]))" office:value-type="date" office:date-value="2038-11-24" calcext:value-type="date">
            <text:p>24.11.2038</text:p>
          </table:table-cell>
          <table:table-cell table:style-name="ce46" table:formula="of:=IF([.P192]*[.$D$2]/100/12/(1-(1+[.$D$2]/100/12)^(-[.O192]))&lt;[.G191];ROUNDUP([.P192]*[.$D$2]/100/12/(1-(1+[.$D$2]/100/12)^(-[.O192]));0);[.G191]+[.F192])" office:value-type="float" office:value="0" calcext:value-type="float">
            <text:p>0,00</text:p>
          </table:table-cell>
          <table:table-cell table:style-name="ce52" table:formula="of:=[.D192]-[.F192]" office:value-type="float" office:value="0" calcext:value-type="float">
            <text:p>0,00</text:p>
          </table:table-cell>
          <table:table-cell table:style-name="ce52" table:formula="of:=[.G191]*[.$D$2]*([.C192]-[.C191])/(DATE(YEAR([.C192])+1;1;1)-DATE(YEAR([.C192]);1;1))/100" office:value-type="float" office:value="0" calcext:value-type="float">
            <text:p>0,00</text:p>
          </table:table-cell>
          <table:table-cell table:style-name="ce63" table:formula="of:=[.G191]-[.E192]-[.L192]-[.M192]" office:value-type="float" office:value="0" calcext:value-type="float">
            <text:p>0,00</text:p>
          </table:table-cell>
          <table:table-cell table:style-name="ce70" table:formula="of:=[.I192]+[.J192]" office:value-type="float" office:value="25695.64" calcext:value-type="float">
            <text:p>25 695,64</text:p>
          </table:table-cell>
          <table:table-cell table:style-name="ce52" table:formula="of:=IF([.$D$1]/[.$D$3]&lt;[.K191];[.$D$1]/[.$D$3];[.K191])" office:value-type="float" office:value="11944.44" calcext:value-type="float">
            <text:p>11 944,44</text:p>
          </table:table-cell>
          <table:table-cell table:style-name="ce52" table:formula="of:=[.K191]*[.$D$2]/12/100" office:value-type="float" office:value="13751.2" calcext:value-type="float">
            <text:p>13 751,20</text:p>
          </table:table-cell>
          <table:table-cell table:style-name="ce79" table:formula="of:=[.K191]-[.I192]-[.L192]-[.M192]" office:value-type="float" office:value="1410593.71" calcext:value-type="float">
            <text:p>1 410 593,71</text:p>
          </table:table-cell>
          <table:table-cell table:style-name="ce84"/>
          <table:table-cell table:style-name="ce90"/>
          <table:table-cell table:style-name="ce95" table:formula="of:=IF(ISBLANK([.L191]);VALUE([.N191]);ROW([.L191]))" office:value-type="float" office:value="7" calcext:value-type="float">
            <text:p>7,00</text:p>
          </table:table-cell>
          <table:table-cell table:formula="of:=[.O191]+[.N191]-[.N192]" office:value-type="float" office:value="360" calcext:value-type="float">
            <text:p>360</text:p>
          </table:table-cell>
          <table:table-cell table:formula="of:=INDEX([.G$1:.G$1048576];[.N19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86" calcext:value-type="float">
            <text:p>186</text:p>
          </table:table-cell>
          <table:table-cell table:style-name="ce23" table:formula="of:=CONCATENATE(INT(([.A193]-1)/12)+1;&quot;-й год &quot;;[.A193]-1-INT(([.A193]-1)/12)*12+1;&quot;-й мес&quot;)" office:value-type="string" office:string-value="16-й год 6-й мес" calcext:value-type="string">
            <text:p>16-й год 6-й мес</text:p>
          </table:table-cell>
          <table:table-cell table:style-name="ce36" table:formula="of:=DATE(YEAR([.C192]);MONTH([.C192])+1;DAY([.C192]))" office:value-type="date" office:date-value="2038-12-24" calcext:value-type="date">
            <text:p>24.12.2038</text:p>
          </table:table-cell>
          <table:table-cell table:style-name="ce46" table:formula="of:=IF([.P193]*[.$D$2]/100/12/(1-(1+[.$D$2]/100/12)^(-[.O193]))&lt;[.G192];ROUNDUP([.P193]*[.$D$2]/100/12/(1-(1+[.$D$2]/100/12)^(-[.O193]));0);[.G192]+[.F193])" office:value-type="float" office:value="0" calcext:value-type="float">
            <text:p>0,00</text:p>
          </table:table-cell>
          <table:table-cell table:style-name="ce52" table:formula="of:=[.D193]-[.F193]" office:value-type="float" office:value="0" calcext:value-type="float">
            <text:p>0,00</text:p>
          </table:table-cell>
          <table:table-cell table:style-name="ce52" table:formula="of:=[.G192]*[.$D$2]*([.C193]-[.C192])/(DATE(YEAR([.C193])+1;1;1)-DATE(YEAR([.C193]);1;1))/100" office:value-type="float" office:value="0" calcext:value-type="float">
            <text:p>0,00</text:p>
          </table:table-cell>
          <table:table-cell table:style-name="ce63" table:formula="of:=[.G192]-[.E193]-[.L193]-[.M193]" office:value-type="float" office:value="0" calcext:value-type="float">
            <text:p>0,00</text:p>
          </table:table-cell>
          <table:table-cell table:style-name="ce70" table:formula="of:=[.I193]+[.J193]" office:value-type="float" office:value="25580.18" calcext:value-type="float">
            <text:p>25 580,18</text:p>
          </table:table-cell>
          <table:table-cell table:style-name="ce52" table:formula="of:=IF([.$D$1]/[.$D$3]&lt;[.K192];[.$D$1]/[.$D$3];[.K192])" office:value-type="float" office:value="11944.44" calcext:value-type="float">
            <text:p>11 944,44</text:p>
          </table:table-cell>
          <table:table-cell table:style-name="ce52" table:formula="of:=[.K192]*[.$D$2]/12/100" office:value-type="float" office:value="13635.74" calcext:value-type="float">
            <text:p>13 635,74</text:p>
          </table:table-cell>
          <table:table-cell table:style-name="ce79" table:formula="of:=[.K192]-[.I193]-[.L193]-[.M193]" office:value-type="float" office:value="1398649.27" calcext:value-type="float">
            <text:p>1 398 649,27</text:p>
          </table:table-cell>
          <table:table-cell table:style-name="ce84"/>
          <table:table-cell table:style-name="ce90"/>
          <table:table-cell table:style-name="ce95" table:formula="of:=IF(ISBLANK([.L192]);VALUE([.N192]);ROW([.L192]))" office:value-type="float" office:value="7" calcext:value-type="float">
            <text:p>7,00</text:p>
          </table:table-cell>
          <table:table-cell table:formula="of:=[.O192]+[.N192]-[.N193]" office:value-type="float" office:value="360" calcext:value-type="float">
            <text:p>360</text:p>
          </table:table-cell>
          <table:table-cell table:formula="of:=INDEX([.G$1:.G$1048576];[.N19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87" calcext:value-type="float">
            <text:p>187</text:p>
          </table:table-cell>
          <table:table-cell table:style-name="ce21" table:formula="of:=CONCATENATE(INT(([.A194]-1)/12)+1;&quot;-й год &quot;;[.A194]-1-INT(([.A194]-1)/12)*12+1;&quot;-й мес&quot;)" office:value-type="string" office:string-value="16-й год 7-й мес" calcext:value-type="string">
            <text:p>16-й год 7-й мес</text:p>
          </table:table-cell>
          <table:table-cell table:style-name="ce34" table:formula="of:=DATE(YEAR([.C193]);MONTH([.C193])+1;DAY([.C193]))" office:value-type="date" office:date-value="2039-01-24" calcext:value-type="date">
            <text:p>24.01.2039</text:p>
          </table:table-cell>
          <table:table-cell table:style-name="ce46" table:formula="of:=IF([.P194]*[.$D$2]/100/12/(1-(1+[.$D$2]/100/12)^(-[.O194]))&lt;[.G193];ROUNDUP([.P194]*[.$D$2]/100/12/(1-(1+[.$D$2]/100/12)^(-[.O194]));0);[.G193]+[.F194])" office:value-type="float" office:value="0" calcext:value-type="float">
            <text:p>0,00</text:p>
          </table:table-cell>
          <table:table-cell table:style-name="ce52" table:formula="of:=[.D194]-[.F194]" office:value-type="float" office:value="0" calcext:value-type="float">
            <text:p>0,00</text:p>
          </table:table-cell>
          <table:table-cell table:style-name="ce52" table:formula="of:=[.G193]*[.$D$2]*([.C194]-[.C193])/(DATE(YEAR([.C194])+1;1;1)-DATE(YEAR([.C194]);1;1))/100" office:value-type="float" office:value="0" calcext:value-type="float">
            <text:p>0,00</text:p>
          </table:table-cell>
          <table:table-cell table:style-name="ce63" table:formula="of:=[.G193]-[.E194]-[.L194]-[.M194]" office:value-type="float" office:value="0" calcext:value-type="float">
            <text:p>0,00</text:p>
          </table:table-cell>
          <table:table-cell table:style-name="ce70" table:formula="of:=[.I194]+[.J194]" office:value-type="float" office:value="25464.72" calcext:value-type="float">
            <text:p>25 464,72</text:p>
          </table:table-cell>
          <table:table-cell table:style-name="ce52" table:formula="of:=IF([.$D$1]/[.$D$3]&lt;[.K193];[.$D$1]/[.$D$3];[.K193])" office:value-type="float" office:value="11944.44" calcext:value-type="float">
            <text:p>11 944,44</text:p>
          </table:table-cell>
          <table:table-cell table:style-name="ce52" table:formula="of:=[.K193]*[.$D$2]/12/100" office:value-type="float" office:value="13520.28" calcext:value-type="float">
            <text:p>13 520,28</text:p>
          </table:table-cell>
          <table:table-cell table:style-name="ce79" table:formula="of:=[.K193]-[.I194]-[.L194]-[.M194]" office:value-type="float" office:value="1386704.83" calcext:value-type="float">
            <text:p>1 386 704,83</text:p>
          </table:table-cell>
          <table:table-cell table:style-name="ce84"/>
          <table:table-cell table:style-name="ce90"/>
          <table:table-cell table:style-name="ce95" table:formula="of:=IF(ISBLANK([.L193]);VALUE([.N193]);ROW([.L193]))" office:value-type="float" office:value="7" calcext:value-type="float">
            <text:p>7,00</text:p>
          </table:table-cell>
          <table:table-cell table:formula="of:=[.O193]+[.N193]-[.N194]" office:value-type="float" office:value="360" calcext:value-type="float">
            <text:p>360</text:p>
          </table:table-cell>
          <table:table-cell table:formula="of:=INDEX([.G$1:.G$1048576];[.N19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88" calcext:value-type="float">
            <text:p>188</text:p>
          </table:table-cell>
          <table:table-cell table:style-name="ce21" table:formula="of:=CONCATENATE(INT(([.A195]-1)/12)+1;&quot;-й год &quot;;[.A195]-1-INT(([.A195]-1)/12)*12+1;&quot;-й мес&quot;)" office:value-type="string" office:string-value="16-й год 8-й мес" calcext:value-type="string">
            <text:p>16-й год 8-й мес</text:p>
          </table:table-cell>
          <table:table-cell table:style-name="ce34" table:formula="of:=DATE(YEAR([.C194]);MONTH([.C194])+1;DAY([.C194]))" office:value-type="date" office:date-value="2039-02-24" calcext:value-type="date">
            <text:p>24.02.2039</text:p>
          </table:table-cell>
          <table:table-cell table:style-name="ce46" table:formula="of:=IF([.P195]*[.$D$2]/100/12/(1-(1+[.$D$2]/100/12)^(-[.O195]))&lt;[.G194];ROUNDUP([.P195]*[.$D$2]/100/12/(1-(1+[.$D$2]/100/12)^(-[.O195]));0);[.G194]+[.F195])" office:value-type="float" office:value="0" calcext:value-type="float">
            <text:p>0,00</text:p>
          </table:table-cell>
          <table:table-cell table:style-name="ce52" table:formula="of:=[.D195]-[.F195]" office:value-type="float" office:value="0" calcext:value-type="float">
            <text:p>0,00</text:p>
          </table:table-cell>
          <table:table-cell table:style-name="ce52" table:formula="of:=[.G194]*[.$D$2]*([.C195]-[.C194])/(DATE(YEAR([.C195])+1;1;1)-DATE(YEAR([.C195]);1;1))/100" office:value-type="float" office:value="0" calcext:value-type="float">
            <text:p>0,00</text:p>
          </table:table-cell>
          <table:table-cell table:style-name="ce63" table:formula="of:=[.G194]-[.E195]-[.L195]-[.M195]" office:value-type="float" office:value="0" calcext:value-type="float">
            <text:p>0,00</text:p>
          </table:table-cell>
          <table:table-cell table:style-name="ce70" table:formula="of:=[.I195]+[.J195]" office:value-type="float" office:value="25349.25" calcext:value-type="float">
            <text:p>25 349,25</text:p>
          </table:table-cell>
          <table:table-cell table:style-name="ce52" table:formula="of:=IF([.$D$1]/[.$D$3]&lt;[.K194];[.$D$1]/[.$D$3];[.K194])" office:value-type="float" office:value="11944.44" calcext:value-type="float">
            <text:p>11 944,44</text:p>
          </table:table-cell>
          <table:table-cell table:style-name="ce52" table:formula="of:=[.K194]*[.$D$2]/12/100" office:value-type="float" office:value="13404.81" calcext:value-type="float">
            <text:p>13 404,81</text:p>
          </table:table-cell>
          <table:table-cell table:style-name="ce79" table:formula="of:=[.K194]-[.I195]-[.L195]-[.M195]" office:value-type="float" office:value="1374760.39" calcext:value-type="float">
            <text:p>1 374 760,39</text:p>
          </table:table-cell>
          <table:table-cell table:style-name="ce84"/>
          <table:table-cell table:style-name="ce90"/>
          <table:table-cell table:style-name="ce95" table:formula="of:=IF(ISBLANK([.L194]);VALUE([.N194]);ROW([.L194]))" office:value-type="float" office:value="7" calcext:value-type="float">
            <text:p>7,00</text:p>
          </table:table-cell>
          <table:table-cell table:formula="of:=[.O194]+[.N194]-[.N195]" office:value-type="float" office:value="360" calcext:value-type="float">
            <text:p>360</text:p>
          </table:table-cell>
          <table:table-cell table:formula="of:=INDEX([.G$1:.G$1048576];[.N19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89" calcext:value-type="float">
            <text:p>189</text:p>
          </table:table-cell>
          <table:table-cell table:style-name="ce21" table:formula="of:=CONCATENATE(INT(([.A196]-1)/12)+1;&quot;-й год &quot;;[.A196]-1-INT(([.A196]-1)/12)*12+1;&quot;-й мес&quot;)" office:value-type="string" office:string-value="16-й год 9-й мес" calcext:value-type="string">
            <text:p>16-й год 9-й мес</text:p>
          </table:table-cell>
          <table:table-cell table:style-name="ce34" table:formula="of:=DATE(YEAR([.C195]);MONTH([.C195])+1;DAY([.C195]))" office:value-type="date" office:date-value="2039-03-24" calcext:value-type="date">
            <text:p>24.03.2039</text:p>
          </table:table-cell>
          <table:table-cell table:style-name="ce46" table:formula="of:=IF([.P196]*[.$D$2]/100/12/(1-(1+[.$D$2]/100/12)^(-[.O196]))&lt;[.G195];ROUNDUP([.P196]*[.$D$2]/100/12/(1-(1+[.$D$2]/100/12)^(-[.O196]));0);[.G195]+[.F196])" office:value-type="float" office:value="0" calcext:value-type="float">
            <text:p>0,00</text:p>
          </table:table-cell>
          <table:table-cell table:style-name="ce52" table:formula="of:=[.D196]-[.F196]" office:value-type="float" office:value="0" calcext:value-type="float">
            <text:p>0,00</text:p>
          </table:table-cell>
          <table:table-cell table:style-name="ce52" table:formula="of:=[.G195]*[.$D$2]*([.C196]-[.C195])/(DATE(YEAR([.C196])+1;1;1)-DATE(YEAR([.C196]);1;1))/100" office:value-type="float" office:value="0" calcext:value-type="float">
            <text:p>0,00</text:p>
          </table:table-cell>
          <table:table-cell table:style-name="ce63" table:formula="of:=[.G195]-[.E196]-[.L196]-[.M196]" office:value-type="float" office:value="0" calcext:value-type="float">
            <text:p>0,00</text:p>
          </table:table-cell>
          <table:table-cell table:style-name="ce70" table:formula="of:=[.I196]+[.J196]" office:value-type="float" office:value="25233.79" calcext:value-type="float">
            <text:p>25 233,79</text:p>
          </table:table-cell>
          <table:table-cell table:style-name="ce52" table:formula="of:=IF([.$D$1]/[.$D$3]&lt;[.K195];[.$D$1]/[.$D$3];[.K195])" office:value-type="float" office:value="11944.44" calcext:value-type="float">
            <text:p>11 944,44</text:p>
          </table:table-cell>
          <table:table-cell table:style-name="ce52" table:formula="of:=[.K195]*[.$D$2]/12/100" office:value-type="float" office:value="13289.35" calcext:value-type="float">
            <text:p>13 289,35</text:p>
          </table:table-cell>
          <table:table-cell table:style-name="ce79" table:formula="of:=[.K195]-[.I196]-[.L196]-[.M196]" office:value-type="float" office:value="1362815.95" calcext:value-type="float">
            <text:p>1 362 815,95</text:p>
          </table:table-cell>
          <table:table-cell table:style-name="ce84"/>
          <table:table-cell table:style-name="ce90"/>
          <table:table-cell table:style-name="ce95" table:formula="of:=IF(ISBLANK([.L195]);VALUE([.N195]);ROW([.L195]))" office:value-type="float" office:value="7" calcext:value-type="float">
            <text:p>7,00</text:p>
          </table:table-cell>
          <table:table-cell table:formula="of:=[.O195]+[.N195]-[.N196]" office:value-type="float" office:value="360" calcext:value-type="float">
            <text:p>360</text:p>
          </table:table-cell>
          <table:table-cell table:formula="of:=INDEX([.G$1:.G$1048576];[.N19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90" calcext:value-type="float">
            <text:p>190</text:p>
          </table:table-cell>
          <table:table-cell table:style-name="ce21" table:formula="of:=CONCATENATE(INT(([.A197]-1)/12)+1;&quot;-й год &quot;;[.A197]-1-INT(([.A197]-1)/12)*12+1;&quot;-й мес&quot;)" office:value-type="string" office:string-value="16-й год 10-й мес" calcext:value-type="string">
            <text:p>16-й год 10-й мес</text:p>
          </table:table-cell>
          <table:table-cell table:style-name="ce34" table:formula="of:=DATE(YEAR([.C196]);MONTH([.C196])+1;DAY([.C196]))" office:value-type="date" office:date-value="2039-04-24" calcext:value-type="date">
            <text:p>24.04.2039</text:p>
          </table:table-cell>
          <table:table-cell table:style-name="ce46" table:formula="of:=IF([.P197]*[.$D$2]/100/12/(1-(1+[.$D$2]/100/12)^(-[.O197]))&lt;[.G196];ROUNDUP([.P197]*[.$D$2]/100/12/(1-(1+[.$D$2]/100/12)^(-[.O197]));0);[.G196]+[.F197])" office:value-type="float" office:value="0" calcext:value-type="float">
            <text:p>0,00</text:p>
          </table:table-cell>
          <table:table-cell table:style-name="ce52" table:formula="of:=[.D197]-[.F197]" office:value-type="float" office:value="0" calcext:value-type="float">
            <text:p>0,00</text:p>
          </table:table-cell>
          <table:table-cell table:style-name="ce52" table:formula="of:=[.G196]*[.$D$2]*([.C197]-[.C196])/(DATE(YEAR([.C197])+1;1;1)-DATE(YEAR([.C197]);1;1))/100" office:value-type="float" office:value="0" calcext:value-type="float">
            <text:p>0,00</text:p>
          </table:table-cell>
          <table:table-cell table:style-name="ce63" table:formula="of:=[.G196]-[.E197]-[.L197]-[.M197]" office:value-type="float" office:value="0" calcext:value-type="float">
            <text:p>0,00</text:p>
          </table:table-cell>
          <table:table-cell table:style-name="ce70" table:formula="of:=[.I197]+[.J197]" office:value-type="float" office:value="25118.33" calcext:value-type="float">
            <text:p>25 118,33</text:p>
          </table:table-cell>
          <table:table-cell table:style-name="ce52" table:formula="of:=IF([.$D$1]/[.$D$3]&lt;[.K196];[.$D$1]/[.$D$3];[.K196])" office:value-type="float" office:value="11944.44" calcext:value-type="float">
            <text:p>11 944,44</text:p>
          </table:table-cell>
          <table:table-cell table:style-name="ce52" table:formula="of:=[.K196]*[.$D$2]/12/100" office:value-type="float" office:value="13173.89" calcext:value-type="float">
            <text:p>13 173,89</text:p>
          </table:table-cell>
          <table:table-cell table:style-name="ce79" table:formula="of:=[.K196]-[.I197]-[.L197]-[.M197]" office:value-type="float" office:value="1350871.51" calcext:value-type="float">
            <text:p>1 350 871,51</text:p>
          </table:table-cell>
          <table:table-cell table:style-name="ce84"/>
          <table:table-cell table:style-name="ce90"/>
          <table:table-cell table:style-name="ce95" table:formula="of:=IF(ISBLANK([.L196]);VALUE([.N196]);ROW([.L196]))" office:value-type="float" office:value="7" calcext:value-type="float">
            <text:p>7,00</text:p>
          </table:table-cell>
          <table:table-cell table:formula="of:=[.O196]+[.N196]-[.N197]" office:value-type="float" office:value="360" calcext:value-type="float">
            <text:p>360</text:p>
          </table:table-cell>
          <table:table-cell table:formula="of:=INDEX([.G$1:.G$1048576];[.N19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191" calcext:value-type="float">
            <text:p>191</text:p>
          </table:table-cell>
          <table:table-cell table:style-name="ce21" table:formula="of:=CONCATENATE(INT(([.A198]-1)/12)+1;&quot;-й год &quot;;[.A198]-1-INT(([.A198]-1)/12)*12+1;&quot;-й мес&quot;)" office:value-type="string" office:string-value="16-й год 11-й мес" calcext:value-type="string">
            <text:p>16-й год 11-й мес</text:p>
          </table:table-cell>
          <table:table-cell table:style-name="ce34" table:formula="of:=DATE(YEAR([.C197]);MONTH([.C197])+1;DAY([.C197]))" office:value-type="date" office:date-value="2039-05-24" calcext:value-type="date">
            <text:p>24.05.2039</text:p>
          </table:table-cell>
          <table:table-cell table:style-name="ce46" table:formula="of:=IF([.P198]*[.$D$2]/100/12/(1-(1+[.$D$2]/100/12)^(-[.O198]))&lt;[.G197];ROUNDUP([.P198]*[.$D$2]/100/12/(1-(1+[.$D$2]/100/12)^(-[.O198]));0);[.G197]+[.F198])" office:value-type="float" office:value="0" calcext:value-type="float">
            <text:p>0,00</text:p>
          </table:table-cell>
          <table:table-cell table:style-name="ce52" table:formula="of:=[.D198]-[.F198]" office:value-type="float" office:value="0" calcext:value-type="float">
            <text:p>0,00</text:p>
          </table:table-cell>
          <table:table-cell table:style-name="ce52" table:formula="of:=[.G197]*[.$D$2]*([.C198]-[.C197])/(DATE(YEAR([.C198])+1;1;1)-DATE(YEAR([.C198]);1;1))/100" office:value-type="float" office:value="0" calcext:value-type="float">
            <text:p>0,00</text:p>
          </table:table-cell>
          <table:table-cell table:style-name="ce63" table:formula="of:=[.G197]-[.E198]-[.L198]-[.M198]" office:value-type="float" office:value="0" calcext:value-type="float">
            <text:p>0,00</text:p>
          </table:table-cell>
          <table:table-cell table:style-name="ce70" table:formula="of:=[.I198]+[.J198]" office:value-type="float" office:value="25002.86" calcext:value-type="float">
            <text:p>25 002,86</text:p>
          </table:table-cell>
          <table:table-cell table:style-name="ce52" table:formula="of:=IF([.$D$1]/[.$D$3]&lt;[.K197];[.$D$1]/[.$D$3];[.K197])" office:value-type="float" office:value="11944.44" calcext:value-type="float">
            <text:p>11 944,44</text:p>
          </table:table-cell>
          <table:table-cell table:style-name="ce52" table:formula="of:=[.K197]*[.$D$2]/12/100" office:value-type="float" office:value="13058.42" calcext:value-type="float">
            <text:p>13 058,42</text:p>
          </table:table-cell>
          <table:table-cell table:style-name="ce79" table:formula="of:=[.K197]-[.I198]-[.L198]-[.M198]" office:value-type="float" office:value="1338927.07" calcext:value-type="float">
            <text:p>1 338 927,07</text:p>
          </table:table-cell>
          <table:table-cell table:style-name="ce84"/>
          <table:table-cell table:style-name="ce90"/>
          <table:table-cell table:style-name="ce95" table:formula="of:=IF(ISBLANK([.L197]);VALUE([.N197]);ROW([.L197]))" office:value-type="float" office:value="7" calcext:value-type="float">
            <text:p>7,00</text:p>
          </table:table-cell>
          <table:table-cell table:formula="of:=[.O197]+[.N197]-[.N198]" office:value-type="float" office:value="360" calcext:value-type="float">
            <text:p>360</text:p>
          </table:table-cell>
          <table:table-cell table:formula="of:=INDEX([.G$1:.G$1048576];[.N19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192" calcext:value-type="float">
            <text:p>192</text:p>
          </table:table-cell>
          <table:table-cell table:style-name="ce21" table:formula="of:=CONCATENATE(INT(([.A199]-1)/12)+1;&quot;-й год &quot;;[.A199]-1-INT(([.A199]-1)/12)*12+1;&quot;-й мес&quot;)" office:value-type="string" office:string-value="16-й год 12-й мес" calcext:value-type="string">
            <text:p>16-й год 12-й мес</text:p>
          </table:table-cell>
          <table:table-cell table:style-name="ce34" table:formula="of:=DATE(YEAR([.C198]);MONTH([.C198])+1;DAY([.C198]))" office:value-type="date" office:date-value="2039-06-24" calcext:value-type="date">
            <text:p>24.06.2039</text:p>
          </table:table-cell>
          <table:table-cell table:style-name="ce46" table:formula="of:=IF([.P199]*[.$D$2]/100/12/(1-(1+[.$D$2]/100/12)^(-[.O199]))&lt;[.G198];ROUNDUP([.P199]*[.$D$2]/100/12/(1-(1+[.$D$2]/100/12)^(-[.O199]));0);[.G198]+[.F199])" office:value-type="float" office:value="0" calcext:value-type="float">
            <text:p>0,00</text:p>
          </table:table-cell>
          <table:table-cell table:style-name="ce54" table:formula="of:=[.D199]-[.F199]" office:value-type="float" office:value="0" calcext:value-type="float">
            <text:p>0,00</text:p>
          </table:table-cell>
          <table:table-cell table:style-name="ce52" table:formula="of:=[.G198]*[.$D$2]*([.C199]-[.C198])/(DATE(YEAR([.C199])+1;1;1)-DATE(YEAR([.C199]);1;1))/100" office:value-type="float" office:value="0" calcext:value-type="float">
            <text:p>0,00</text:p>
          </table:table-cell>
          <table:table-cell table:style-name="ce65" table:formula="of:=[.G198]-[.E199]-[.L199]-[.M199]" office:value-type="float" office:value="0" calcext:value-type="float">
            <text:p>0,00</text:p>
          </table:table-cell>
          <table:table-cell table:style-name="ce72" table:formula="of:=[.I199]+[.J199]" office:value-type="float" office:value="24887.4" calcext:value-type="float">
            <text:p>24 887,40</text:p>
          </table:table-cell>
          <table:table-cell table:style-name="ce54" table:formula="of:=IF([.$D$1]/[.$D$3]&lt;[.K198];[.$D$1]/[.$D$3];[.K198])" office:value-type="float" office:value="11944.44" calcext:value-type="float">
            <text:p>11 944,44</text:p>
          </table:table-cell>
          <table:table-cell table:style-name="ce54" table:formula="of:=[.K198]*[.$D$2]/12/100" office:value-type="float" office:value="12942.96" calcext:value-type="float">
            <text:p>12 942,96</text:p>
          </table:table-cell>
          <table:table-cell table:style-name="ce81" table:formula="of:=[.K198]-[.I199]-[.L199]-[.M199]" office:value-type="float" office:value="1326982.63" calcext:value-type="float">
            <text:p>1 326 982,63</text:p>
          </table:table-cell>
          <table:table-cell table:style-name="ce86"/>
          <table:table-cell table:style-name="ce92"/>
          <table:table-cell table:style-name="ce95" table:formula="of:=IF(ISBLANK([.L198]);VALUE([.N198]);ROW([.L198]))" office:value-type="float" office:value="7" calcext:value-type="float">
            <text:p>7,00</text:p>
          </table:table-cell>
          <table:table-cell table:formula="of:=[.O198]+[.N198]-[.N199]" office:value-type="float" office:value="360" calcext:value-type="float">
            <text:p>360</text:p>
          </table:table-cell>
          <table:table-cell table:formula="of:=INDEX([.G$1:.G$1048576];[.N19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93" calcext:value-type="float">
            <text:p>193</text:p>
          </table:table-cell>
          <table:table-cell table:style-name="ce21" table:formula="of:=CONCATENATE(INT(([.A200]-1)/12)+1;&quot;-й год &quot;;[.A200]-1-INT(([.A200]-1)/12)*12+1;&quot;-й мес&quot;)" office:value-type="string" office:string-value="17-й год 1-й мес" calcext:value-type="string">
            <text:p>17-й год 1-й мес</text:p>
          </table:table-cell>
          <table:table-cell table:style-name="ce34" table:formula="of:=DATE(YEAR([.C199]);MONTH([.C199])+1;DAY([.C199]))" office:value-type="date" office:date-value="2039-07-24" calcext:value-type="date">
            <text:p>24.07.2039</text:p>
          </table:table-cell>
          <table:table-cell table:style-name="ce46" table:formula="of:=IF([.P200]*[.$D$2]/100/12/(1-(1+[.$D$2]/100/12)^(-[.O200]))&lt;[.G199];ROUNDUP([.P200]*[.$D$2]/100/12/(1-(1+[.$D$2]/100/12)^(-[.O200]));0);[.G199]+[.F200])" office:value-type="float" office:value="0" calcext:value-type="float">
            <text:p>0,00</text:p>
          </table:table-cell>
          <table:table-cell table:style-name="ce52" table:formula="of:=[.D200]-[.F200]" office:value-type="float" office:value="0" calcext:value-type="float">
            <text:p>0,00</text:p>
          </table:table-cell>
          <table:table-cell table:style-name="ce52" table:formula="of:=[.G199]*[.$D$2]*([.C200]-[.C199])/(DATE(YEAR([.C200])+1;1;1)-DATE(YEAR([.C200]);1;1))/100" office:value-type="float" office:value="0" calcext:value-type="float">
            <text:p>0,00</text:p>
          </table:table-cell>
          <table:table-cell table:style-name="ce63" table:formula="of:=[.G199]-[.E200]-[.L200]-[.M200]" office:value-type="float" office:value="0" calcext:value-type="float">
            <text:p>0,00</text:p>
          </table:table-cell>
          <table:table-cell table:style-name="ce70" table:formula="of:=[.I200]+[.J200]" office:value-type="float" office:value="24771.94" calcext:value-type="float">
            <text:p>24 771,94</text:p>
          </table:table-cell>
          <table:table-cell table:style-name="ce52" table:formula="of:=IF([.$D$1]/[.$D$3]&lt;[.K199];[.$D$1]/[.$D$3];[.K199])" office:value-type="float" office:value="11944.44" calcext:value-type="float">
            <text:p>11 944,44</text:p>
          </table:table-cell>
          <table:table-cell table:style-name="ce52" table:formula="of:=[.K199]*[.$D$2]/12/100" office:value-type="float" office:value="12827.5" calcext:value-type="float">
            <text:p>12 827,50</text:p>
          </table:table-cell>
          <table:table-cell table:style-name="ce79" table:formula="of:=[.K199]-[.I200]-[.L200]-[.M200]" office:value-type="float" office:value="1315038.19" calcext:value-type="float">
            <text:p>1 315 038,19</text:p>
          </table:table-cell>
          <table:table-cell table:style-name="ce84"/>
          <table:table-cell table:style-name="ce90"/>
          <table:table-cell table:style-name="ce95" table:formula="of:=IF(ISBLANK([.L199]);VALUE([.N199]);ROW([.L199]))" office:value-type="float" office:value="7" calcext:value-type="float">
            <text:p>7,00</text:p>
          </table:table-cell>
          <table:table-cell table:formula="of:=[.O199]+[.N199]-[.N200]" office:value-type="float" office:value="360" calcext:value-type="float">
            <text:p>360</text:p>
          </table:table-cell>
          <table:table-cell table:formula="of:=INDEX([.G$1:.G$1048576];[.N20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94" calcext:value-type="float">
            <text:p>194</text:p>
          </table:table-cell>
          <table:table-cell table:style-name="ce21" table:formula="of:=CONCATENATE(INT(([.A201]-1)/12)+1;&quot;-й год &quot;;[.A201]-1-INT(([.A201]-1)/12)*12+1;&quot;-й мес&quot;)" office:value-type="string" office:string-value="17-й год 2-й мес" calcext:value-type="string">
            <text:p>17-й год 2-й мес</text:p>
          </table:table-cell>
          <table:table-cell table:style-name="ce34" table:formula="of:=DATE(YEAR([.C200]);MONTH([.C200])+1;DAY([.C200]))" office:value-type="date" office:date-value="2039-08-24" calcext:value-type="date">
            <text:p>24.08.2039</text:p>
          </table:table-cell>
          <table:table-cell table:style-name="ce46" table:formula="of:=IF([.P201]*[.$D$2]/100/12/(1-(1+[.$D$2]/100/12)^(-[.O201]))&lt;[.G200];ROUNDUP([.P201]*[.$D$2]/100/12/(1-(1+[.$D$2]/100/12)^(-[.O201]));0);[.G200]+[.F201])" office:value-type="float" office:value="0" calcext:value-type="float">
            <text:p>0,00</text:p>
          </table:table-cell>
          <table:table-cell table:style-name="ce52" table:formula="of:=[.D201]-[.F201]" office:value-type="float" office:value="0" calcext:value-type="float">
            <text:p>0,00</text:p>
          </table:table-cell>
          <table:table-cell table:style-name="ce52" table:formula="of:=[.G200]*[.$D$2]*([.C201]-[.C200])/(DATE(YEAR([.C201])+1;1;1)-DATE(YEAR([.C201]);1;1))/100" office:value-type="float" office:value="0" calcext:value-type="float">
            <text:p>0,00</text:p>
          </table:table-cell>
          <table:table-cell table:style-name="ce63" table:formula="of:=[.G200]-[.E201]-[.L201]-[.M201]" office:value-type="float" office:value="0" calcext:value-type="float">
            <text:p>0,00</text:p>
          </table:table-cell>
          <table:table-cell table:style-name="ce70" table:formula="of:=[.I201]+[.J201]" office:value-type="float" office:value="24656.48" calcext:value-type="float">
            <text:p>24 656,48</text:p>
          </table:table-cell>
          <table:table-cell table:style-name="ce52" table:formula="of:=IF([.$D$1]/[.$D$3]&lt;[.K200];[.$D$1]/[.$D$3];[.K200])" office:value-type="float" office:value="11944.44" calcext:value-type="float">
            <text:p>11 944,44</text:p>
          </table:table-cell>
          <table:table-cell table:style-name="ce52" table:formula="of:=[.K200]*[.$D$2]/12/100" office:value-type="float" office:value="12712.04" calcext:value-type="float">
            <text:p>12 712,04</text:p>
          </table:table-cell>
          <table:table-cell table:style-name="ce79" table:formula="of:=[.K200]-[.I201]-[.L201]-[.M201]" office:value-type="float" office:value="1303093.75" calcext:value-type="float">
            <text:p>1 303 093,75</text:p>
          </table:table-cell>
          <table:table-cell table:style-name="ce84"/>
          <table:table-cell table:style-name="ce90"/>
          <table:table-cell table:style-name="ce95" table:formula="of:=IF(ISBLANK([.L200]);VALUE([.N200]);ROW([.L200]))" office:value-type="float" office:value="7" calcext:value-type="float">
            <text:p>7,00</text:p>
          </table:table-cell>
          <table:table-cell table:formula="of:=[.O200]+[.N200]-[.N201]" office:value-type="float" office:value="360" calcext:value-type="float">
            <text:p>360</text:p>
          </table:table-cell>
          <table:table-cell table:formula="of:=INDEX([.G$1:.G$1048576];[.N20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95" calcext:value-type="float">
            <text:p>195</text:p>
          </table:table-cell>
          <table:table-cell table:style-name="ce21" table:formula="of:=CONCATENATE(INT(([.A202]-1)/12)+1;&quot;-й год &quot;;[.A202]-1-INT(([.A202]-1)/12)*12+1;&quot;-й мес&quot;)" office:value-type="string" office:string-value="17-й год 3-й мес" calcext:value-type="string">
            <text:p>17-й год 3-й мес</text:p>
          </table:table-cell>
          <table:table-cell table:style-name="ce34" table:formula="of:=DATE(YEAR([.C201]);MONTH([.C201])+1;DAY([.C201]))" office:value-type="date" office:date-value="2039-09-24" calcext:value-type="date">
            <text:p>24.09.2039</text:p>
          </table:table-cell>
          <table:table-cell table:style-name="ce46" table:formula="of:=IF([.P202]*[.$D$2]/100/12/(1-(1+[.$D$2]/100/12)^(-[.O202]))&lt;[.G201];ROUNDUP([.P202]*[.$D$2]/100/12/(1-(1+[.$D$2]/100/12)^(-[.O202]));0);[.G201]+[.F202])" office:value-type="float" office:value="0" calcext:value-type="float">
            <text:p>0,00</text:p>
          </table:table-cell>
          <table:table-cell table:style-name="ce52" table:formula="of:=[.D202]-[.F202]" office:value-type="float" office:value="0" calcext:value-type="float">
            <text:p>0,00</text:p>
          </table:table-cell>
          <table:table-cell table:style-name="ce52" table:formula="of:=[.G201]*[.$D$2]*([.C202]-[.C201])/(DATE(YEAR([.C202])+1;1;1)-DATE(YEAR([.C202]);1;1))/100" office:value-type="float" office:value="0" calcext:value-type="float">
            <text:p>0,00</text:p>
          </table:table-cell>
          <table:table-cell table:style-name="ce63" table:formula="of:=[.G201]-[.E202]-[.L202]-[.M202]" office:value-type="float" office:value="0" calcext:value-type="float">
            <text:p>0,00</text:p>
          </table:table-cell>
          <table:table-cell table:style-name="ce70" table:formula="of:=[.I202]+[.J202]" office:value-type="float" office:value="24541.01" calcext:value-type="float">
            <text:p>24 541,01</text:p>
          </table:table-cell>
          <table:table-cell table:style-name="ce52" table:formula="of:=IF([.$D$1]/[.$D$3]&lt;[.K201];[.$D$1]/[.$D$3];[.K201])" office:value-type="float" office:value="11944.44" calcext:value-type="float">
            <text:p>11 944,44</text:p>
          </table:table-cell>
          <table:table-cell table:style-name="ce52" table:formula="of:=[.K201]*[.$D$2]/12/100" office:value-type="float" office:value="12596.57" calcext:value-type="float">
            <text:p>12 596,57</text:p>
          </table:table-cell>
          <table:table-cell table:style-name="ce79" table:formula="of:=[.K201]-[.I202]-[.L202]-[.M202]" office:value-type="float" office:value="1291149.31" calcext:value-type="float">
            <text:p>1 291 149,31</text:p>
          </table:table-cell>
          <table:table-cell table:style-name="ce84"/>
          <table:table-cell table:style-name="ce90"/>
          <table:table-cell table:style-name="ce95" table:formula="of:=IF(ISBLANK([.L201]);VALUE([.N201]);ROW([.L201]))" office:value-type="float" office:value="7" calcext:value-type="float">
            <text:p>7,00</text:p>
          </table:table-cell>
          <table:table-cell table:formula="of:=[.O201]+[.N201]-[.N202]" office:value-type="float" office:value="360" calcext:value-type="float">
            <text:p>360</text:p>
          </table:table-cell>
          <table:table-cell table:formula="of:=INDEX([.G$1:.G$1048576];[.N20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96" calcext:value-type="float">
            <text:p>196</text:p>
          </table:table-cell>
          <table:table-cell table:style-name="ce21" table:formula="of:=CONCATENATE(INT(([.A203]-1)/12)+1;&quot;-й год &quot;;[.A203]-1-INT(([.A203]-1)/12)*12+1;&quot;-й мес&quot;)" office:value-type="string" office:string-value="17-й год 4-й мес" calcext:value-type="string">
            <text:p>17-й год 4-й мес</text:p>
          </table:table-cell>
          <table:table-cell table:style-name="ce34" table:formula="of:=DATE(YEAR([.C202]);MONTH([.C202])+1;DAY([.C202]))" office:value-type="date" office:date-value="2039-10-24" calcext:value-type="date">
            <text:p>24.10.2039</text:p>
          </table:table-cell>
          <table:table-cell table:style-name="ce46" table:formula="of:=IF([.P203]*[.$D$2]/100/12/(1-(1+[.$D$2]/100/12)^(-[.O203]))&lt;[.G202];ROUNDUP([.P203]*[.$D$2]/100/12/(1-(1+[.$D$2]/100/12)^(-[.O203]));0);[.G202]+[.F203])" office:value-type="float" office:value="0" calcext:value-type="float">
            <text:p>0,00</text:p>
          </table:table-cell>
          <table:table-cell table:style-name="ce52" table:formula="of:=[.D203]-[.F203]" office:value-type="float" office:value="0" calcext:value-type="float">
            <text:p>0,00</text:p>
          </table:table-cell>
          <table:table-cell table:style-name="ce52" table:formula="of:=[.G202]*[.$D$2]*([.C203]-[.C202])/(DATE(YEAR([.C203])+1;1;1)-DATE(YEAR([.C203]);1;1))/100" office:value-type="float" office:value="0" calcext:value-type="float">
            <text:p>0,00</text:p>
          </table:table-cell>
          <table:table-cell table:style-name="ce63" table:formula="of:=[.G202]-[.E203]-[.L203]-[.M203]" office:value-type="float" office:value="0" calcext:value-type="float">
            <text:p>0,00</text:p>
          </table:table-cell>
          <table:table-cell table:style-name="ce70" table:formula="of:=[.I203]+[.J203]" office:value-type="float" office:value="24425.55" calcext:value-type="float">
            <text:p>24 425,55</text:p>
          </table:table-cell>
          <table:table-cell table:style-name="ce52" table:formula="of:=IF([.$D$1]/[.$D$3]&lt;[.K202];[.$D$1]/[.$D$3];[.K202])" office:value-type="float" office:value="11944.44" calcext:value-type="float">
            <text:p>11 944,44</text:p>
          </table:table-cell>
          <table:table-cell table:style-name="ce52" table:formula="of:=[.K202]*[.$D$2]/12/100" office:value-type="float" office:value="12481.11" calcext:value-type="float">
            <text:p>12 481,11</text:p>
          </table:table-cell>
          <table:table-cell table:style-name="ce79" table:formula="of:=[.K202]-[.I203]-[.L203]-[.M203]" office:value-type="float" office:value="1279204.87" calcext:value-type="float">
            <text:p>1 279 204,87</text:p>
          </table:table-cell>
          <table:table-cell table:style-name="ce84"/>
          <table:table-cell table:style-name="ce90"/>
          <table:table-cell table:style-name="ce95" table:formula="of:=IF(ISBLANK([.L202]);VALUE([.N202]);ROW([.L202]))" office:value-type="float" office:value="7" calcext:value-type="float">
            <text:p>7,00</text:p>
          </table:table-cell>
          <table:table-cell table:formula="of:=[.O202]+[.N202]-[.N203]" office:value-type="float" office:value="360" calcext:value-type="float">
            <text:p>360</text:p>
          </table:table-cell>
          <table:table-cell table:formula="of:=INDEX([.G$1:.G$1048576];[.N20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97" calcext:value-type="float">
            <text:p>197</text:p>
          </table:table-cell>
          <table:table-cell table:style-name="ce21" table:formula="of:=CONCATENATE(INT(([.A204]-1)/12)+1;&quot;-й год &quot;;[.A204]-1-INT(([.A204]-1)/12)*12+1;&quot;-й мес&quot;)" office:value-type="string" office:string-value="17-й год 5-й мес" calcext:value-type="string">
            <text:p>17-й год 5-й мес</text:p>
          </table:table-cell>
          <table:table-cell table:style-name="ce34" table:formula="of:=DATE(YEAR([.C203]);MONTH([.C203])+1;DAY([.C203]))" office:value-type="date" office:date-value="2039-11-24" calcext:value-type="date">
            <text:p>24.11.2039</text:p>
          </table:table-cell>
          <table:table-cell table:style-name="ce46" table:formula="of:=IF([.P204]*[.$D$2]/100/12/(1-(1+[.$D$2]/100/12)^(-[.O204]))&lt;[.G203];ROUNDUP([.P204]*[.$D$2]/100/12/(1-(1+[.$D$2]/100/12)^(-[.O204]));0);[.G203]+[.F204])" office:value-type="float" office:value="0" calcext:value-type="float">
            <text:p>0,00</text:p>
          </table:table-cell>
          <table:table-cell table:style-name="ce52" table:formula="of:=[.D204]-[.F204]" office:value-type="float" office:value="0" calcext:value-type="float">
            <text:p>0,00</text:p>
          </table:table-cell>
          <table:table-cell table:style-name="ce52" table:formula="of:=[.G203]*[.$D$2]*([.C204]-[.C203])/(DATE(YEAR([.C204])+1;1;1)-DATE(YEAR([.C204]);1;1))/100" office:value-type="float" office:value="0" calcext:value-type="float">
            <text:p>0,00</text:p>
          </table:table-cell>
          <table:table-cell table:style-name="ce63" table:formula="of:=[.G203]-[.E204]-[.L204]-[.M204]" office:value-type="float" office:value="0" calcext:value-type="float">
            <text:p>0,00</text:p>
          </table:table-cell>
          <table:table-cell table:style-name="ce70" table:formula="of:=[.I204]+[.J204]" office:value-type="float" office:value="24310.09" calcext:value-type="float">
            <text:p>24 310,09</text:p>
          </table:table-cell>
          <table:table-cell table:style-name="ce52" table:formula="of:=IF([.$D$1]/[.$D$3]&lt;[.K203];[.$D$1]/[.$D$3];[.K203])" office:value-type="float" office:value="11944.44" calcext:value-type="float">
            <text:p>11 944,44</text:p>
          </table:table-cell>
          <table:table-cell table:style-name="ce52" table:formula="of:=[.K203]*[.$D$2]/12/100" office:value-type="float" office:value="12365.65" calcext:value-type="float">
            <text:p>12 365,65</text:p>
          </table:table-cell>
          <table:table-cell table:style-name="ce79" table:formula="of:=[.K203]-[.I204]-[.L204]-[.M204]" office:value-type="float" office:value="1267260.43" calcext:value-type="float">
            <text:p>1 267 260,43</text:p>
          </table:table-cell>
          <table:table-cell table:style-name="ce84"/>
          <table:table-cell table:style-name="ce90"/>
          <table:table-cell table:style-name="ce95" table:formula="of:=IF(ISBLANK([.L203]);VALUE([.N203]);ROW([.L203]))" office:value-type="float" office:value="7" calcext:value-type="float">
            <text:p>7,00</text:p>
          </table:table-cell>
          <table:table-cell table:formula="of:=[.O203]+[.N203]-[.N204]" office:value-type="float" office:value="360" calcext:value-type="float">
            <text:p>360</text:p>
          </table:table-cell>
          <table:table-cell table:formula="of:=INDEX([.G$1:.G$1048576];[.N20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98" calcext:value-type="float">
            <text:p>198</text:p>
          </table:table-cell>
          <table:table-cell table:style-name="ce21" table:formula="of:=CONCATENATE(INT(([.A205]-1)/12)+1;&quot;-й год &quot;;[.A205]-1-INT(([.A205]-1)/12)*12+1;&quot;-й мес&quot;)" office:value-type="string" office:string-value="17-й год 6-й мес" calcext:value-type="string">
            <text:p>17-й год 6-й мес</text:p>
          </table:table-cell>
          <table:table-cell table:style-name="ce34" table:formula="of:=DATE(YEAR([.C204]);MONTH([.C204])+1;DAY([.C204]))" office:value-type="date" office:date-value="2039-12-24" calcext:value-type="date">
            <text:p>24.12.2039</text:p>
          </table:table-cell>
          <table:table-cell table:style-name="ce46" table:formula="of:=IF([.P205]*[.$D$2]/100/12/(1-(1+[.$D$2]/100/12)^(-[.O205]))&lt;[.G204];ROUNDUP([.P205]*[.$D$2]/100/12/(1-(1+[.$D$2]/100/12)^(-[.O205]));0);[.G204]+[.F205])" office:value-type="float" office:value="0" calcext:value-type="float">
            <text:p>0,00</text:p>
          </table:table-cell>
          <table:table-cell table:style-name="ce52" table:formula="of:=[.D205]-[.F205]" office:value-type="float" office:value="0" calcext:value-type="float">
            <text:p>0,00</text:p>
          </table:table-cell>
          <table:table-cell table:style-name="ce52" table:formula="of:=[.G204]*[.$D$2]*([.C205]-[.C204])/(DATE(YEAR([.C205])+1;1;1)-DATE(YEAR([.C205]);1;1))/100" office:value-type="float" office:value="0" calcext:value-type="float">
            <text:p>0,00</text:p>
          </table:table-cell>
          <table:table-cell table:style-name="ce63" table:formula="of:=[.G204]-[.E205]-[.L205]-[.M205]" office:value-type="float" office:value="0" calcext:value-type="float">
            <text:p>0,00</text:p>
          </table:table-cell>
          <table:table-cell table:style-name="ce70" table:formula="of:=[.I205]+[.J205]" office:value-type="float" office:value="24194.62" calcext:value-type="float">
            <text:p>24 194,62</text:p>
          </table:table-cell>
          <table:table-cell table:style-name="ce52" table:formula="of:=IF([.$D$1]/[.$D$3]&lt;[.K204];[.$D$1]/[.$D$3];[.K204])" office:value-type="float" office:value="11944.44" calcext:value-type="float">
            <text:p>11 944,44</text:p>
          </table:table-cell>
          <table:table-cell table:style-name="ce52" table:formula="of:=[.K204]*[.$D$2]/12/100" office:value-type="float" office:value="12250.18" calcext:value-type="float">
            <text:p>12 250,18</text:p>
          </table:table-cell>
          <table:table-cell table:style-name="ce79" table:formula="of:=[.K204]-[.I205]-[.L205]-[.M205]" office:value-type="float" office:value="1255315.99" calcext:value-type="float">
            <text:p>1 255 315,99</text:p>
          </table:table-cell>
          <table:table-cell table:style-name="ce84"/>
          <table:table-cell table:style-name="ce90"/>
          <table:table-cell table:style-name="ce95" table:formula="of:=IF(ISBLANK([.L204]);VALUE([.N204]);ROW([.L204]))" office:value-type="float" office:value="7" calcext:value-type="float">
            <text:p>7,00</text:p>
          </table:table-cell>
          <table:table-cell table:formula="of:=[.O204]+[.N204]-[.N205]" office:value-type="float" office:value="360" calcext:value-type="float">
            <text:p>360</text:p>
          </table:table-cell>
          <table:table-cell table:formula="of:=INDEX([.G$1:.G$1048576];[.N20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199" calcext:value-type="float">
            <text:p>199</text:p>
          </table:table-cell>
          <table:table-cell table:style-name="ce21" table:formula="of:=CONCATENATE(INT(([.A206]-1)/12)+1;&quot;-й год &quot;;[.A206]-1-INT(([.A206]-1)/12)*12+1;&quot;-й мес&quot;)" office:value-type="string" office:string-value="17-й год 7-й мес" calcext:value-type="string">
            <text:p>17-й год 7-й мес</text:p>
          </table:table-cell>
          <table:table-cell table:style-name="ce34" table:formula="of:=DATE(YEAR([.C205]);MONTH([.C205])+1;DAY([.C205]))" office:value-type="date" office:date-value="2040-01-24" calcext:value-type="date">
            <text:p>24.01.2040</text:p>
          </table:table-cell>
          <table:table-cell table:style-name="ce46" table:formula="of:=IF([.P206]*[.$D$2]/100/12/(1-(1+[.$D$2]/100/12)^(-[.O206]))&lt;[.G205];ROUNDUP([.P206]*[.$D$2]/100/12/(1-(1+[.$D$2]/100/12)^(-[.O206]));0);[.G205]+[.F206])" office:value-type="float" office:value="0" calcext:value-type="float">
            <text:p>0,00</text:p>
          </table:table-cell>
          <table:table-cell table:style-name="ce52" table:formula="of:=[.D206]-[.F206]" office:value-type="float" office:value="0" calcext:value-type="float">
            <text:p>0,00</text:p>
          </table:table-cell>
          <table:table-cell table:style-name="ce52" table:formula="of:=[.G205]*[.$D$2]*([.C206]-[.C205])/(DATE(YEAR([.C206])+1;1;1)-DATE(YEAR([.C206]);1;1))/100" office:value-type="float" office:value="0" calcext:value-type="float">
            <text:p>0,00</text:p>
          </table:table-cell>
          <table:table-cell table:style-name="ce63" table:formula="of:=[.G205]-[.E206]-[.L206]-[.M206]" office:value-type="float" office:value="0" calcext:value-type="float">
            <text:p>0,00</text:p>
          </table:table-cell>
          <table:table-cell table:style-name="ce70" table:formula="of:=[.I206]+[.J206]" office:value-type="float" office:value="24079.16" calcext:value-type="float">
            <text:p>24 079,16</text:p>
          </table:table-cell>
          <table:table-cell table:style-name="ce52" table:formula="of:=IF([.$D$1]/[.$D$3]&lt;[.K205];[.$D$1]/[.$D$3];[.K205])" office:value-type="float" office:value="11944.44" calcext:value-type="float">
            <text:p>11 944,44</text:p>
          </table:table-cell>
          <table:table-cell table:style-name="ce52" table:formula="of:=[.K205]*[.$D$2]/12/100" office:value-type="float" office:value="12134.72" calcext:value-type="float">
            <text:p>12 134,72</text:p>
          </table:table-cell>
          <table:table-cell table:style-name="ce79" table:formula="of:=[.K205]-[.I206]-[.L206]-[.M206]" office:value-type="float" office:value="1243371.55" calcext:value-type="float">
            <text:p>1 243 371,55</text:p>
          </table:table-cell>
          <table:table-cell table:style-name="ce84"/>
          <table:table-cell table:style-name="ce90"/>
          <table:table-cell table:style-name="ce95" table:formula="of:=IF(ISBLANK([.L205]);VALUE([.N205]);ROW([.L205]))" office:value-type="float" office:value="7" calcext:value-type="float">
            <text:p>7,00</text:p>
          </table:table-cell>
          <table:table-cell table:formula="of:=[.O205]+[.N205]-[.N206]" office:value-type="float" office:value="360" calcext:value-type="float">
            <text:p>360</text:p>
          </table:table-cell>
          <table:table-cell table:formula="of:=INDEX([.G$1:.G$1048576];[.N20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00" calcext:value-type="float">
            <text:p>200</text:p>
          </table:table-cell>
          <table:table-cell table:style-name="ce21" table:formula="of:=CONCATENATE(INT(([.A207]-1)/12)+1;&quot;-й год &quot;;[.A207]-1-INT(([.A207]-1)/12)*12+1;&quot;-й мес&quot;)" office:value-type="string" office:string-value="17-й год 8-й мес" calcext:value-type="string">
            <text:p>17-й год 8-й мес</text:p>
          </table:table-cell>
          <table:table-cell table:style-name="ce34" table:formula="of:=DATE(YEAR([.C206]);MONTH([.C206])+1;DAY([.C206]))" office:value-type="date" office:date-value="2040-02-24" calcext:value-type="date">
            <text:p>24.02.2040</text:p>
          </table:table-cell>
          <table:table-cell table:style-name="ce46" table:formula="of:=IF([.P207]*[.$D$2]/100/12/(1-(1+[.$D$2]/100/12)^(-[.O207]))&lt;[.G206];ROUNDUP([.P207]*[.$D$2]/100/12/(1-(1+[.$D$2]/100/12)^(-[.O207]));0);[.G206]+[.F207])" office:value-type="float" office:value="0" calcext:value-type="float">
            <text:p>0,00</text:p>
          </table:table-cell>
          <table:table-cell table:style-name="ce52" table:formula="of:=[.D207]-[.F207]" office:value-type="float" office:value="0" calcext:value-type="float">
            <text:p>0,00</text:p>
          </table:table-cell>
          <table:table-cell table:style-name="ce52" table:formula="of:=[.G206]*[.$D$2]*([.C207]-[.C206])/(DATE(YEAR([.C207])+1;1;1)-DATE(YEAR([.C207]);1;1))/100" office:value-type="float" office:value="0" calcext:value-type="float">
            <text:p>0,00</text:p>
          </table:table-cell>
          <table:table-cell table:style-name="ce63" table:formula="of:=[.G206]-[.E207]-[.L207]-[.M207]" office:value-type="float" office:value="0" calcext:value-type="float">
            <text:p>0,00</text:p>
          </table:table-cell>
          <table:table-cell table:style-name="ce70" table:formula="of:=[.I207]+[.J207]" office:value-type="float" office:value="23963.7" calcext:value-type="float">
            <text:p>23 963,70</text:p>
          </table:table-cell>
          <table:table-cell table:style-name="ce52" table:formula="of:=IF([.$D$1]/[.$D$3]&lt;[.K206];[.$D$1]/[.$D$3];[.K206])" office:value-type="float" office:value="11944.44" calcext:value-type="float">
            <text:p>11 944,44</text:p>
          </table:table-cell>
          <table:table-cell table:style-name="ce52" table:formula="of:=[.K206]*[.$D$2]/12/100" office:value-type="float" office:value="12019.26" calcext:value-type="float">
            <text:p>12 019,26</text:p>
          </table:table-cell>
          <table:table-cell table:style-name="ce79" table:formula="of:=[.K206]-[.I207]-[.L207]-[.M207]" office:value-type="float" office:value="1231427.11" calcext:value-type="float">
            <text:p>1 231 427,11</text:p>
          </table:table-cell>
          <table:table-cell table:style-name="ce84"/>
          <table:table-cell table:style-name="ce90"/>
          <table:table-cell table:style-name="ce95" table:formula="of:=IF(ISBLANK([.L206]);VALUE([.N206]);ROW([.L206]))" office:value-type="float" office:value="7" calcext:value-type="float">
            <text:p>7,00</text:p>
          </table:table-cell>
          <table:table-cell table:formula="of:=[.O206]+[.N206]-[.N207]" office:value-type="float" office:value="360" calcext:value-type="float">
            <text:p>360</text:p>
          </table:table-cell>
          <table:table-cell table:formula="of:=INDEX([.G$1:.G$1048576];[.N20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01" calcext:value-type="float">
            <text:p>201</text:p>
          </table:table-cell>
          <table:table-cell table:style-name="ce21" table:formula="of:=CONCATENATE(INT(([.A208]-1)/12)+1;&quot;-й год &quot;;[.A208]-1-INT(([.A208]-1)/12)*12+1;&quot;-й мес&quot;)" office:value-type="string" office:string-value="17-й год 9-й мес" calcext:value-type="string">
            <text:p>17-й год 9-й мес</text:p>
          </table:table-cell>
          <table:table-cell table:style-name="ce34" table:formula="of:=DATE(YEAR([.C207]);MONTH([.C207])+1;DAY([.C207]))" office:value-type="date" office:date-value="2040-03-24" calcext:value-type="date">
            <text:p>24.03.2040</text:p>
          </table:table-cell>
          <table:table-cell table:style-name="ce46" table:formula="of:=IF([.P208]*[.$D$2]/100/12/(1-(1+[.$D$2]/100/12)^(-[.O208]))&lt;[.G207];ROUNDUP([.P208]*[.$D$2]/100/12/(1-(1+[.$D$2]/100/12)^(-[.O208]));0);[.G207]+[.F208])" office:value-type="float" office:value="0" calcext:value-type="float">
            <text:p>0,00</text:p>
          </table:table-cell>
          <table:table-cell table:style-name="ce52" table:formula="of:=[.D208]-[.F208]" office:value-type="float" office:value="0" calcext:value-type="float">
            <text:p>0,00</text:p>
          </table:table-cell>
          <table:table-cell table:style-name="ce52" table:formula="of:=[.G207]*[.$D$2]*([.C208]-[.C207])/(DATE(YEAR([.C208])+1;1;1)-DATE(YEAR([.C208]);1;1))/100" office:value-type="float" office:value="0" calcext:value-type="float">
            <text:p>0,00</text:p>
          </table:table-cell>
          <table:table-cell table:style-name="ce63" table:formula="of:=[.G207]-[.E208]-[.L208]-[.M208]" office:value-type="float" office:value="0" calcext:value-type="float">
            <text:p>0,00</text:p>
          </table:table-cell>
          <table:table-cell table:style-name="ce70" table:formula="of:=[.I208]+[.J208]" office:value-type="float" office:value="23848.24" calcext:value-type="float">
            <text:p>23 848,24</text:p>
          </table:table-cell>
          <table:table-cell table:style-name="ce52" table:formula="of:=IF([.$D$1]/[.$D$3]&lt;[.K207];[.$D$1]/[.$D$3];[.K207])" office:value-type="float" office:value="11944.44" calcext:value-type="float">
            <text:p>11 944,44</text:p>
          </table:table-cell>
          <table:table-cell table:style-name="ce52" table:formula="of:=[.K207]*[.$D$2]/12/100" office:value-type="float" office:value="11903.8" calcext:value-type="float">
            <text:p>11 903,80</text:p>
          </table:table-cell>
          <table:table-cell table:style-name="ce79" table:formula="of:=[.K207]-[.I208]-[.L208]-[.M208]" office:value-type="float" office:value="1219482.67" calcext:value-type="float">
            <text:p>1 219 482,67</text:p>
          </table:table-cell>
          <table:table-cell table:style-name="ce84"/>
          <table:table-cell table:style-name="ce90"/>
          <table:table-cell table:style-name="ce95" table:formula="of:=IF(ISBLANK([.L207]);VALUE([.N207]);ROW([.L207]))" office:value-type="float" office:value="7" calcext:value-type="float">
            <text:p>7,00</text:p>
          </table:table-cell>
          <table:table-cell table:formula="of:=[.O207]+[.N207]-[.N208]" office:value-type="float" office:value="360" calcext:value-type="float">
            <text:p>360</text:p>
          </table:table-cell>
          <table:table-cell table:formula="of:=INDEX([.G$1:.G$1048576];[.N20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02" calcext:value-type="float">
            <text:p>202</text:p>
          </table:table-cell>
          <table:table-cell table:style-name="ce21" table:formula="of:=CONCATENATE(INT(([.A209]-1)/12)+1;&quot;-й год &quot;;[.A209]-1-INT(([.A209]-1)/12)*12+1;&quot;-й мес&quot;)" office:value-type="string" office:string-value="17-й год 10-й мес" calcext:value-type="string">
            <text:p>17-й год 10-й мес</text:p>
          </table:table-cell>
          <table:table-cell table:style-name="ce34" table:formula="of:=DATE(YEAR([.C208]);MONTH([.C208])+1;DAY([.C208]))" office:value-type="date" office:date-value="2040-04-24" calcext:value-type="date">
            <text:p>24.04.2040</text:p>
          </table:table-cell>
          <table:table-cell table:style-name="ce46" table:formula="of:=IF([.P209]*[.$D$2]/100/12/(1-(1+[.$D$2]/100/12)^(-[.O209]))&lt;[.G208];ROUNDUP([.P209]*[.$D$2]/100/12/(1-(1+[.$D$2]/100/12)^(-[.O209]));0);[.G208]+[.F209])" office:value-type="float" office:value="0" calcext:value-type="float">
            <text:p>0,00</text:p>
          </table:table-cell>
          <table:table-cell table:style-name="ce52" table:formula="of:=[.D209]-[.F209]" office:value-type="float" office:value="0" calcext:value-type="float">
            <text:p>0,00</text:p>
          </table:table-cell>
          <table:table-cell table:style-name="ce52" table:formula="of:=[.G208]*[.$D$2]*([.C209]-[.C208])/(DATE(YEAR([.C209])+1;1;1)-DATE(YEAR([.C209]);1;1))/100" office:value-type="float" office:value="0" calcext:value-type="float">
            <text:p>0,00</text:p>
          </table:table-cell>
          <table:table-cell table:style-name="ce63" table:formula="of:=[.G208]-[.E209]-[.L209]-[.M209]" office:value-type="float" office:value="0" calcext:value-type="float">
            <text:p>0,00</text:p>
          </table:table-cell>
          <table:table-cell table:style-name="ce70" table:formula="of:=[.I209]+[.J209]" office:value-type="float" office:value="23732.77" calcext:value-type="float">
            <text:p>23 732,77</text:p>
          </table:table-cell>
          <table:table-cell table:style-name="ce52" table:formula="of:=IF([.$D$1]/[.$D$3]&lt;[.K208];[.$D$1]/[.$D$3];[.K208])" office:value-type="float" office:value="11944.44" calcext:value-type="float">
            <text:p>11 944,44</text:p>
          </table:table-cell>
          <table:table-cell table:style-name="ce52" table:formula="of:=[.K208]*[.$D$2]/12/100" office:value-type="float" office:value="11788.33" calcext:value-type="float">
            <text:p>11 788,33</text:p>
          </table:table-cell>
          <table:table-cell table:style-name="ce79" table:formula="of:=[.K208]-[.I209]-[.L209]-[.M209]" office:value-type="float" office:value="1207538.23" calcext:value-type="float">
            <text:p>1 207 538,23</text:p>
          </table:table-cell>
          <table:table-cell table:style-name="ce84"/>
          <table:table-cell table:style-name="ce90"/>
          <table:table-cell table:style-name="ce95" table:formula="of:=IF(ISBLANK([.L208]);VALUE([.N208]);ROW([.L208]))" office:value-type="float" office:value="7" calcext:value-type="float">
            <text:p>7,00</text:p>
          </table:table-cell>
          <table:table-cell table:formula="of:=[.O208]+[.N208]-[.N209]" office:value-type="float" office:value="360" calcext:value-type="float">
            <text:p>360</text:p>
          </table:table-cell>
          <table:table-cell table:formula="of:=INDEX([.G$1:.G$1048576];[.N20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03" calcext:value-type="float">
            <text:p>203</text:p>
          </table:table-cell>
          <table:table-cell table:style-name="ce21" table:formula="of:=CONCATENATE(INT(([.A210]-1)/12)+1;&quot;-й год &quot;;[.A210]-1-INT(([.A210]-1)/12)*12+1;&quot;-й мес&quot;)" office:value-type="string" office:string-value="17-й год 11-й мес" calcext:value-type="string">
            <text:p>17-й год 11-й мес</text:p>
          </table:table-cell>
          <table:table-cell table:style-name="ce34" table:formula="of:=DATE(YEAR([.C209]);MONTH([.C209])+1;DAY([.C209]))" office:value-type="date" office:date-value="2040-05-24" calcext:value-type="date">
            <text:p>24.05.2040</text:p>
          </table:table-cell>
          <table:table-cell table:style-name="ce46" table:formula="of:=IF([.P210]*[.$D$2]/100/12/(1-(1+[.$D$2]/100/12)^(-[.O210]))&lt;[.G209];ROUNDUP([.P210]*[.$D$2]/100/12/(1-(1+[.$D$2]/100/12)^(-[.O210]));0);[.G209]+[.F210])" office:value-type="float" office:value="0" calcext:value-type="float">
            <text:p>0,00</text:p>
          </table:table-cell>
          <table:table-cell table:style-name="ce52" table:formula="of:=[.D210]-[.F210]" office:value-type="float" office:value="0" calcext:value-type="float">
            <text:p>0,00</text:p>
          </table:table-cell>
          <table:table-cell table:style-name="ce52" table:formula="of:=[.G209]*[.$D$2]*([.C210]-[.C209])/(DATE(YEAR([.C210])+1;1;1)-DATE(YEAR([.C210]);1;1))/100" office:value-type="float" office:value="0" calcext:value-type="float">
            <text:p>0,00</text:p>
          </table:table-cell>
          <table:table-cell table:style-name="ce63" table:formula="of:=[.G209]-[.E210]-[.L210]-[.M210]" office:value-type="float" office:value="0" calcext:value-type="float">
            <text:p>0,00</text:p>
          </table:table-cell>
          <table:table-cell table:style-name="ce70" table:formula="of:=[.I210]+[.J210]" office:value-type="float" office:value="23617.31" calcext:value-type="float">
            <text:p>23 617,31</text:p>
          </table:table-cell>
          <table:table-cell table:style-name="ce52" table:formula="of:=IF([.$D$1]/[.$D$3]&lt;[.K209];[.$D$1]/[.$D$3];[.K209])" office:value-type="float" office:value="11944.44" calcext:value-type="float">
            <text:p>11 944,44</text:p>
          </table:table-cell>
          <table:table-cell table:style-name="ce52" table:formula="of:=[.K209]*[.$D$2]/12/100" office:value-type="float" office:value="11672.87" calcext:value-type="float">
            <text:p>11 672,87</text:p>
          </table:table-cell>
          <table:table-cell table:style-name="ce79" table:formula="of:=[.K209]-[.I210]-[.L210]-[.M210]" office:value-type="float" office:value="1195593.79" calcext:value-type="float">
            <text:p>1 195 593,79</text:p>
          </table:table-cell>
          <table:table-cell table:style-name="ce84"/>
          <table:table-cell table:style-name="ce90"/>
          <table:table-cell table:style-name="ce95" table:formula="of:=IF(ISBLANK([.L209]);VALUE([.N209]);ROW([.L209]))" office:value-type="float" office:value="7" calcext:value-type="float">
            <text:p>7,00</text:p>
          </table:table-cell>
          <table:table-cell table:formula="of:=[.O209]+[.N209]-[.N210]" office:value-type="float" office:value="360" calcext:value-type="float">
            <text:p>360</text:p>
          </table:table-cell>
          <table:table-cell table:formula="of:=INDEX([.G$1:.G$1048576];[.N21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04" calcext:value-type="float">
            <text:p>204</text:p>
          </table:table-cell>
          <table:table-cell table:style-name="ce21" table:formula="of:=CONCATENATE(INT(([.A211]-1)/12)+1;&quot;-й год &quot;;[.A211]-1-INT(([.A211]-1)/12)*12+1;&quot;-й мес&quot;)" office:value-type="string" office:string-value="17-й год 12-й мес" calcext:value-type="string">
            <text:p>17-й год 12-й мес</text:p>
          </table:table-cell>
          <table:table-cell table:style-name="ce34" table:formula="of:=DATE(YEAR([.C210]);MONTH([.C210])+1;DAY([.C210]))" office:value-type="date" office:date-value="2040-06-24" calcext:value-type="date">
            <text:p>24.06.2040</text:p>
          </table:table-cell>
          <table:table-cell table:style-name="ce46" table:formula="of:=IF([.P211]*[.$D$2]/100/12/(1-(1+[.$D$2]/100/12)^(-[.O211]))&lt;[.G210];ROUNDUP([.P211]*[.$D$2]/100/12/(1-(1+[.$D$2]/100/12)^(-[.O211]));0);[.G210]+[.F211])" office:value-type="float" office:value="0" calcext:value-type="float">
            <text:p>0,00</text:p>
          </table:table-cell>
          <table:table-cell table:style-name="ce52" table:formula="of:=[.D211]-[.F211]" office:value-type="float" office:value="0" calcext:value-type="float">
            <text:p>0,00</text:p>
          </table:table-cell>
          <table:table-cell table:style-name="ce52" table:formula="of:=[.G210]*[.$D$2]*([.C211]-[.C210])/(DATE(YEAR([.C211])+1;1;1)-DATE(YEAR([.C211]);1;1))/100" office:value-type="float" office:value="0" calcext:value-type="float">
            <text:p>0,00</text:p>
          </table:table-cell>
          <table:table-cell table:style-name="ce63" table:formula="of:=[.G210]-[.E211]-[.L211]-[.M211]" office:value-type="float" office:value="0" calcext:value-type="float">
            <text:p>0,00</text:p>
          </table:table-cell>
          <table:table-cell table:style-name="ce70" table:formula="of:=[.I211]+[.J211]" office:value-type="float" office:value="23501.85" calcext:value-type="float">
            <text:p>23 501,85</text:p>
          </table:table-cell>
          <table:table-cell table:style-name="ce52" table:formula="of:=IF([.$D$1]/[.$D$3]&lt;[.K210];[.$D$1]/[.$D$3];[.K210])" office:value-type="float" office:value="11944.44" calcext:value-type="float">
            <text:p>11 944,44</text:p>
          </table:table-cell>
          <table:table-cell table:style-name="ce52" table:formula="of:=[.K210]*[.$D$2]/12/100" office:value-type="float" office:value="11557.41" calcext:value-type="float">
            <text:p>11 557,41</text:p>
          </table:table-cell>
          <table:table-cell table:style-name="ce79" table:formula="of:=[.K210]-[.I211]-[.L211]-[.M211]" office:value-type="float" office:value="1183649.35" calcext:value-type="float">
            <text:p>1 183 649,35</text:p>
          </table:table-cell>
          <table:table-cell table:style-name="ce84"/>
          <table:table-cell table:style-name="ce90"/>
          <table:table-cell table:style-name="ce95" table:formula="of:=IF(ISBLANK([.L210]);VALUE([.N210]);ROW([.L210]))" office:value-type="float" office:value="7" calcext:value-type="float">
            <text:p>7,00</text:p>
          </table:table-cell>
          <table:table-cell table:formula="of:=[.O210]+[.N210]-[.N211]" office:value-type="float" office:value="360" calcext:value-type="float">
            <text:p>360</text:p>
          </table:table-cell>
          <table:table-cell table:formula="of:=INDEX([.G$1:.G$1048576];[.N21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205" calcext:value-type="float">
            <text:p>205</text:p>
          </table:table-cell>
          <table:table-cell table:style-name="ce21" table:formula="of:=CONCATENATE(INT(([.A212]-1)/12)+1;&quot;-й год &quot;;[.A212]-1-INT(([.A212]-1)/12)*12+1;&quot;-й мес&quot;)" office:value-type="string" office:string-value="18-й год 1-й мес" calcext:value-type="string">
            <text:p>18-й год 1-й мес</text:p>
          </table:table-cell>
          <table:table-cell table:style-name="ce34" table:formula="of:=DATE(YEAR([.C211]);MONTH([.C211])+1;DAY([.C211]))" office:value-type="date" office:date-value="2040-07-24" calcext:value-type="date">
            <text:p>24.07.2040</text:p>
          </table:table-cell>
          <table:table-cell table:style-name="ce46" table:formula="of:=IF([.P212]*[.$D$2]/100/12/(1-(1+[.$D$2]/100/12)^(-[.O212]))&lt;[.G211];ROUNDUP([.P212]*[.$D$2]/100/12/(1-(1+[.$D$2]/100/12)^(-[.O212]));0);[.G211]+[.F212])" office:value-type="float" office:value="0" calcext:value-type="float">
            <text:p>0,00</text:p>
          </table:table-cell>
          <table:table-cell table:style-name="ce53" table:formula="of:=[.D212]-[.F212]" office:value-type="float" office:value="0" calcext:value-type="float">
            <text:p>0,00</text:p>
          </table:table-cell>
          <table:table-cell table:style-name="ce52" table:formula="of:=[.G211]*[.$D$2]*([.C212]-[.C211])/(DATE(YEAR([.C212])+1;1;1)-DATE(YEAR([.C212]);1;1))/100" office:value-type="float" office:value="0" calcext:value-type="float">
            <text:p>0,00</text:p>
          </table:table-cell>
          <table:table-cell table:style-name="ce64" table:formula="of:=[.G211]-[.E212]-[.L212]-[.M212]" office:value-type="float" office:value="0" calcext:value-type="float">
            <text:p>0,00</text:p>
          </table:table-cell>
          <table:table-cell table:style-name="ce71" table:formula="of:=[.I212]+[.J212]" office:value-type="float" office:value="23386.38" calcext:value-type="float">
            <text:p>23 386,38</text:p>
          </table:table-cell>
          <table:table-cell table:style-name="ce53" table:formula="of:=IF([.$D$1]/[.$D$3]&lt;[.K211];[.$D$1]/[.$D$3];[.K211])" office:value-type="float" office:value="11944.44" calcext:value-type="float">
            <text:p>11 944,44</text:p>
          </table:table-cell>
          <table:table-cell table:style-name="ce53" table:formula="of:=[.K211]*[.$D$2]/12/100" office:value-type="float" office:value="11441.94" calcext:value-type="float">
            <text:p>11 441,94</text:p>
          </table:table-cell>
          <table:table-cell table:style-name="ce80" table:formula="of:=[.K211]-[.I212]-[.L212]-[.M212]" office:value-type="float" office:value="1171704.91" calcext:value-type="float">
            <text:p>1 171 704,91</text:p>
          </table:table-cell>
          <table:table-cell table:style-name="ce85"/>
          <table:table-cell table:style-name="ce91"/>
          <table:table-cell table:style-name="ce95" table:formula="of:=IF(ISBLANK([.L211]);VALUE([.N211]);ROW([.L211]))" office:value-type="float" office:value="7" calcext:value-type="float">
            <text:p>7,00</text:p>
          </table:table-cell>
          <table:table-cell table:formula="of:=[.O211]+[.N211]-[.N212]" office:value-type="float" office:value="360" calcext:value-type="float">
            <text:p>360</text:p>
          </table:table-cell>
          <table:table-cell table:formula="of:=INDEX([.G$1:.G$1048576];[.N21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06" calcext:value-type="float">
            <text:p>206</text:p>
          </table:table-cell>
          <table:table-cell table:style-name="ce21" table:formula="of:=CONCATENATE(INT(([.A213]-1)/12)+1;&quot;-й год &quot;;[.A213]-1-INT(([.A213]-1)/12)*12+1;&quot;-й мес&quot;)" office:value-type="string" office:string-value="18-й год 2-й мес" calcext:value-type="string">
            <text:p>18-й год 2-й мес</text:p>
          </table:table-cell>
          <table:table-cell table:style-name="ce34" table:formula="of:=DATE(YEAR([.C212]);MONTH([.C212])+1;DAY([.C212]))" office:value-type="date" office:date-value="2040-08-24" calcext:value-type="date">
            <text:p>24.08.2040</text:p>
          </table:table-cell>
          <table:table-cell table:style-name="ce46" table:formula="of:=IF([.P213]*[.$D$2]/100/12/(1-(1+[.$D$2]/100/12)^(-[.O213]))&lt;[.G212];ROUNDUP([.P213]*[.$D$2]/100/12/(1-(1+[.$D$2]/100/12)^(-[.O213]));0);[.G212]+[.F213])" office:value-type="float" office:value="0" calcext:value-type="float">
            <text:p>0,00</text:p>
          </table:table-cell>
          <table:table-cell table:style-name="ce52" table:formula="of:=[.D213]-[.F213]" office:value-type="float" office:value="0" calcext:value-type="float">
            <text:p>0,00</text:p>
          </table:table-cell>
          <table:table-cell table:style-name="ce52" table:formula="of:=[.G212]*[.$D$2]*([.C213]-[.C212])/(DATE(YEAR([.C213])+1;1;1)-DATE(YEAR([.C213]);1;1))/100" office:value-type="float" office:value="0" calcext:value-type="float">
            <text:p>0,00</text:p>
          </table:table-cell>
          <table:table-cell table:style-name="ce63" table:formula="of:=[.G212]-[.E213]-[.L213]-[.M213]" office:value-type="float" office:value="0" calcext:value-type="float">
            <text:p>0,00</text:p>
          </table:table-cell>
          <table:table-cell table:style-name="ce70" table:formula="of:=[.I213]+[.J213]" office:value-type="float" office:value="23270.92" calcext:value-type="float">
            <text:p>23 270,92</text:p>
          </table:table-cell>
          <table:table-cell table:style-name="ce52" table:formula="of:=IF([.$D$1]/[.$D$3]&lt;[.K212];[.$D$1]/[.$D$3];[.K212])" office:value-type="float" office:value="11944.44" calcext:value-type="float">
            <text:p>11 944,44</text:p>
          </table:table-cell>
          <table:table-cell table:style-name="ce52" table:formula="of:=[.K212]*[.$D$2]/12/100" office:value-type="float" office:value="11326.48" calcext:value-type="float">
            <text:p>11 326,48</text:p>
          </table:table-cell>
          <table:table-cell table:style-name="ce79" table:formula="of:=[.K212]-[.I213]-[.L213]-[.M213]" office:value-type="float" office:value="1159760.47" calcext:value-type="float">
            <text:p>1 159 760,47</text:p>
          </table:table-cell>
          <table:table-cell table:style-name="ce84"/>
          <table:table-cell table:style-name="ce90"/>
          <table:table-cell table:style-name="ce95" table:formula="of:=IF(ISBLANK([.L212]);VALUE([.N212]);ROW([.L212]))" office:value-type="float" office:value="7" calcext:value-type="float">
            <text:p>7,00</text:p>
          </table:table-cell>
          <table:table-cell table:formula="of:=[.O212]+[.N212]-[.N213]" office:value-type="float" office:value="360" calcext:value-type="float">
            <text:p>360</text:p>
          </table:table-cell>
          <table:table-cell table:formula="of:=INDEX([.G$1:.G$1048576];[.N21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07" calcext:value-type="float">
            <text:p>207</text:p>
          </table:table-cell>
          <table:table-cell table:style-name="ce21" table:formula="of:=CONCATENATE(INT(([.A214]-1)/12)+1;&quot;-й год &quot;;[.A214]-1-INT(([.A214]-1)/12)*12+1;&quot;-й мес&quot;)" office:value-type="string" office:string-value="18-й год 3-й мес" calcext:value-type="string">
            <text:p>18-й год 3-й мес</text:p>
          </table:table-cell>
          <table:table-cell table:style-name="ce34" table:formula="of:=DATE(YEAR([.C213]);MONTH([.C213])+1;DAY([.C213]))" office:value-type="date" office:date-value="2040-09-24" calcext:value-type="date">
            <text:p>24.09.2040</text:p>
          </table:table-cell>
          <table:table-cell table:style-name="ce46" table:formula="of:=IF([.P214]*[.$D$2]/100/12/(1-(1+[.$D$2]/100/12)^(-[.O214]))&lt;[.G213];ROUNDUP([.P214]*[.$D$2]/100/12/(1-(1+[.$D$2]/100/12)^(-[.O214]));0);[.G213]+[.F214])" office:value-type="float" office:value="0" calcext:value-type="float">
            <text:p>0,00</text:p>
          </table:table-cell>
          <table:table-cell table:style-name="ce52" table:formula="of:=[.D214]-[.F214]" office:value-type="float" office:value="0" calcext:value-type="float">
            <text:p>0,00</text:p>
          </table:table-cell>
          <table:table-cell table:style-name="ce52" table:formula="of:=[.G213]*[.$D$2]*([.C214]-[.C213])/(DATE(YEAR([.C214])+1;1;1)-DATE(YEAR([.C214]);1;1))/100" office:value-type="float" office:value="0" calcext:value-type="float">
            <text:p>0,00</text:p>
          </table:table-cell>
          <table:table-cell table:style-name="ce63" table:formula="of:=[.G213]-[.E214]-[.L214]-[.M214]" office:value-type="float" office:value="0" calcext:value-type="float">
            <text:p>0,00</text:p>
          </table:table-cell>
          <table:table-cell table:style-name="ce70" table:formula="of:=[.I214]+[.J214]" office:value-type="float" office:value="23155.46" calcext:value-type="float">
            <text:p>23 155,46</text:p>
          </table:table-cell>
          <table:table-cell table:style-name="ce52" table:formula="of:=IF([.$D$1]/[.$D$3]&lt;[.K213];[.$D$1]/[.$D$3];[.K213])" office:value-type="float" office:value="11944.44" calcext:value-type="float">
            <text:p>11 944,44</text:p>
          </table:table-cell>
          <table:table-cell table:style-name="ce52" table:formula="of:=[.K213]*[.$D$2]/12/100" office:value-type="float" office:value="11211.02" calcext:value-type="float">
            <text:p>11 211,02</text:p>
          </table:table-cell>
          <table:table-cell table:style-name="ce79" table:formula="of:=[.K213]-[.I214]-[.L214]-[.M214]" office:value-type="float" office:value="1147816.03" calcext:value-type="float">
            <text:p>1 147 816,03</text:p>
          </table:table-cell>
          <table:table-cell table:style-name="ce84"/>
          <table:table-cell table:style-name="ce90"/>
          <table:table-cell table:style-name="ce95" table:formula="of:=IF(ISBLANK([.L213]);VALUE([.N213]);ROW([.L213]))" office:value-type="float" office:value="7" calcext:value-type="float">
            <text:p>7,00</text:p>
          </table:table-cell>
          <table:table-cell table:formula="of:=[.O213]+[.N213]-[.N214]" office:value-type="float" office:value="360" calcext:value-type="float">
            <text:p>360</text:p>
          </table:table-cell>
          <table:table-cell table:formula="of:=INDEX([.G$1:.G$1048576];[.N21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08" calcext:value-type="float">
            <text:p>208</text:p>
          </table:table-cell>
          <table:table-cell table:style-name="ce21" table:formula="of:=CONCATENATE(INT(([.A215]-1)/12)+1;&quot;-й год &quot;;[.A215]-1-INT(([.A215]-1)/12)*12+1;&quot;-й мес&quot;)" office:value-type="string" office:string-value="18-й год 4-й мес" calcext:value-type="string">
            <text:p>18-й год 4-й мес</text:p>
          </table:table-cell>
          <table:table-cell table:style-name="ce34" table:formula="of:=DATE(YEAR([.C214]);MONTH([.C214])+1;DAY([.C214]))" office:value-type="date" office:date-value="2040-10-24" calcext:value-type="date">
            <text:p>24.10.2040</text:p>
          </table:table-cell>
          <table:table-cell table:style-name="ce46" table:formula="of:=IF([.P215]*[.$D$2]/100/12/(1-(1+[.$D$2]/100/12)^(-[.O215]))&lt;[.G214];ROUNDUP([.P215]*[.$D$2]/100/12/(1-(1+[.$D$2]/100/12)^(-[.O215]));0);[.G214]+[.F215])" office:value-type="float" office:value="0" calcext:value-type="float">
            <text:p>0,00</text:p>
          </table:table-cell>
          <table:table-cell table:style-name="ce52" table:formula="of:=[.D215]-[.F215]" office:value-type="float" office:value="0" calcext:value-type="float">
            <text:p>0,00</text:p>
          </table:table-cell>
          <table:table-cell table:style-name="ce52" table:formula="of:=[.G214]*[.$D$2]*([.C215]-[.C214])/(DATE(YEAR([.C215])+1;1;1)-DATE(YEAR([.C215]);1;1))/100" office:value-type="float" office:value="0" calcext:value-type="float">
            <text:p>0,00</text:p>
          </table:table-cell>
          <table:table-cell table:style-name="ce63" table:formula="of:=[.G214]-[.E215]-[.L215]-[.M215]" office:value-type="float" office:value="0" calcext:value-type="float">
            <text:p>0,00</text:p>
          </table:table-cell>
          <table:table-cell table:style-name="ce70" table:formula="of:=[.I215]+[.J215]" office:value-type="float" office:value="23039.99" calcext:value-type="float">
            <text:p>23 039,99</text:p>
          </table:table-cell>
          <table:table-cell table:style-name="ce52" table:formula="of:=IF([.$D$1]/[.$D$3]&lt;[.K214];[.$D$1]/[.$D$3];[.K214])" office:value-type="float" office:value="11944.44" calcext:value-type="float">
            <text:p>11 944,44</text:p>
          </table:table-cell>
          <table:table-cell table:style-name="ce52" table:formula="of:=[.K214]*[.$D$2]/12/100" office:value-type="float" office:value="11095.55" calcext:value-type="float">
            <text:p>11 095,55</text:p>
          </table:table-cell>
          <table:table-cell table:style-name="ce79" table:formula="of:=[.K214]-[.I215]-[.L215]-[.M215]" office:value-type="float" office:value="1135871.59" calcext:value-type="float">
            <text:p>1 135 871,59</text:p>
          </table:table-cell>
          <table:table-cell table:style-name="ce84"/>
          <table:table-cell table:style-name="ce90"/>
          <table:table-cell table:style-name="ce95" table:formula="of:=IF(ISBLANK([.L214]);VALUE([.N214]);ROW([.L214]))" office:value-type="float" office:value="7" calcext:value-type="float">
            <text:p>7,00</text:p>
          </table:table-cell>
          <table:table-cell table:formula="of:=[.O214]+[.N214]-[.N215]" office:value-type="float" office:value="360" calcext:value-type="float">
            <text:p>360</text:p>
          </table:table-cell>
          <table:table-cell table:formula="of:=INDEX([.G$1:.G$1048576];[.N21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09" calcext:value-type="float">
            <text:p>209</text:p>
          </table:table-cell>
          <table:table-cell table:style-name="ce21" table:formula="of:=CONCATENATE(INT(([.A216]-1)/12)+1;&quot;-й год &quot;;[.A216]-1-INT(([.A216]-1)/12)*12+1;&quot;-й мес&quot;)" office:value-type="string" office:string-value="18-й год 5-й мес" calcext:value-type="string">
            <text:p>18-й год 5-й мес</text:p>
          </table:table-cell>
          <table:table-cell table:style-name="ce34" table:formula="of:=DATE(YEAR([.C215]);MONTH([.C215])+1;DAY([.C215]))" office:value-type="date" office:date-value="2040-11-24" calcext:value-type="date">
            <text:p>24.11.2040</text:p>
          </table:table-cell>
          <table:table-cell table:style-name="ce46" table:formula="of:=IF([.P216]*[.$D$2]/100/12/(1-(1+[.$D$2]/100/12)^(-[.O216]))&lt;[.G215];ROUNDUP([.P216]*[.$D$2]/100/12/(1-(1+[.$D$2]/100/12)^(-[.O216]));0);[.G215]+[.F216])" office:value-type="float" office:value="0" calcext:value-type="float">
            <text:p>0,00</text:p>
          </table:table-cell>
          <table:table-cell table:style-name="ce52" table:formula="of:=[.D216]-[.F216]" office:value-type="float" office:value="0" calcext:value-type="float">
            <text:p>0,00</text:p>
          </table:table-cell>
          <table:table-cell table:style-name="ce52" table:formula="of:=[.G215]*[.$D$2]*([.C216]-[.C215])/(DATE(YEAR([.C216])+1;1;1)-DATE(YEAR([.C216]);1;1))/100" office:value-type="float" office:value="0" calcext:value-type="float">
            <text:p>0,00</text:p>
          </table:table-cell>
          <table:table-cell table:style-name="ce63" table:formula="of:=[.G215]-[.E216]-[.L216]-[.M216]" office:value-type="float" office:value="0" calcext:value-type="float">
            <text:p>0,00</text:p>
          </table:table-cell>
          <table:table-cell table:style-name="ce70" table:formula="of:=[.I216]+[.J216]" office:value-type="float" office:value="22924.53" calcext:value-type="float">
            <text:p>22 924,53</text:p>
          </table:table-cell>
          <table:table-cell table:style-name="ce52" table:formula="of:=IF([.$D$1]/[.$D$3]&lt;[.K215];[.$D$1]/[.$D$3];[.K215])" office:value-type="float" office:value="11944.44" calcext:value-type="float">
            <text:p>11 944,44</text:p>
          </table:table-cell>
          <table:table-cell table:style-name="ce52" table:formula="of:=[.K215]*[.$D$2]/12/100" office:value-type="float" office:value="10980.09" calcext:value-type="float">
            <text:p>10 980,09</text:p>
          </table:table-cell>
          <table:table-cell table:style-name="ce79" table:formula="of:=[.K215]-[.I216]-[.L216]-[.M216]" office:value-type="float" office:value="1123927.15" calcext:value-type="float">
            <text:p>1 123 927,15</text:p>
          </table:table-cell>
          <table:table-cell table:style-name="ce84"/>
          <table:table-cell table:style-name="ce90"/>
          <table:table-cell table:style-name="ce95" table:formula="of:=IF(ISBLANK([.L215]);VALUE([.N215]);ROW([.L215]))" office:value-type="float" office:value="7" calcext:value-type="float">
            <text:p>7,00</text:p>
          </table:table-cell>
          <table:table-cell table:formula="of:=[.O215]+[.N215]-[.N216]" office:value-type="float" office:value="360" calcext:value-type="float">
            <text:p>360</text:p>
          </table:table-cell>
          <table:table-cell table:formula="of:=INDEX([.G$1:.G$1048576];[.N21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10" calcext:value-type="float">
            <text:p>210</text:p>
          </table:table-cell>
          <table:table-cell table:style-name="ce21" table:formula="of:=CONCATENATE(INT(([.A217]-1)/12)+1;&quot;-й год &quot;;[.A217]-1-INT(([.A217]-1)/12)*12+1;&quot;-й мес&quot;)" office:value-type="string" office:string-value="18-й год 6-й мес" calcext:value-type="string">
            <text:p>18-й год 6-й мес</text:p>
          </table:table-cell>
          <table:table-cell table:style-name="ce34" table:formula="of:=DATE(YEAR([.C216]);MONTH([.C216])+1;DAY([.C216]))" office:value-type="date" office:date-value="2040-12-24" calcext:value-type="date">
            <text:p>24.12.2040</text:p>
          </table:table-cell>
          <table:table-cell table:style-name="ce46" table:formula="of:=IF([.P217]*[.$D$2]/100/12/(1-(1+[.$D$2]/100/12)^(-[.O217]))&lt;[.G216];ROUNDUP([.P217]*[.$D$2]/100/12/(1-(1+[.$D$2]/100/12)^(-[.O217]));0);[.G216]+[.F217])" office:value-type="float" office:value="0" calcext:value-type="float">
            <text:p>0,00</text:p>
          </table:table-cell>
          <table:table-cell table:style-name="ce52" table:formula="of:=[.D217]-[.F217]" office:value-type="float" office:value="0" calcext:value-type="float">
            <text:p>0,00</text:p>
          </table:table-cell>
          <table:table-cell table:style-name="ce52" table:formula="of:=[.G216]*[.$D$2]*([.C217]-[.C216])/(DATE(YEAR([.C217])+1;1;1)-DATE(YEAR([.C217]);1;1))/100" office:value-type="float" office:value="0" calcext:value-type="float">
            <text:p>0,00</text:p>
          </table:table-cell>
          <table:table-cell table:style-name="ce63" table:formula="of:=[.G216]-[.E217]-[.L217]-[.M217]" office:value-type="float" office:value="0" calcext:value-type="float">
            <text:p>0,00</text:p>
          </table:table-cell>
          <table:table-cell table:style-name="ce70" table:formula="of:=[.I217]+[.J217]" office:value-type="float" office:value="22809.07" calcext:value-type="float">
            <text:p>22 809,07</text:p>
          </table:table-cell>
          <table:table-cell table:style-name="ce52" table:formula="of:=IF([.$D$1]/[.$D$3]&lt;[.K216];[.$D$1]/[.$D$3];[.K216])" office:value-type="float" office:value="11944.44" calcext:value-type="float">
            <text:p>11 944,44</text:p>
          </table:table-cell>
          <table:table-cell table:style-name="ce52" table:formula="of:=[.K216]*[.$D$2]/12/100" office:value-type="float" office:value="10864.63" calcext:value-type="float">
            <text:p>10 864,63</text:p>
          </table:table-cell>
          <table:table-cell table:style-name="ce79" table:formula="of:=[.K216]-[.I217]-[.L217]-[.M217]" office:value-type="float" office:value="1111982.71" calcext:value-type="float">
            <text:p>1 111 982,71</text:p>
          </table:table-cell>
          <table:table-cell table:style-name="ce84"/>
          <table:table-cell table:style-name="ce90"/>
          <table:table-cell table:style-name="ce95" table:formula="of:=IF(ISBLANK([.L216]);VALUE([.N216]);ROW([.L216]))" office:value-type="float" office:value="7" calcext:value-type="float">
            <text:p>7,00</text:p>
          </table:table-cell>
          <table:table-cell table:formula="of:=[.O216]+[.N216]-[.N217]" office:value-type="float" office:value="360" calcext:value-type="float">
            <text:p>360</text:p>
          </table:table-cell>
          <table:table-cell table:formula="of:=INDEX([.G$1:.G$1048576];[.N21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11" calcext:value-type="float">
            <text:p>211</text:p>
          </table:table-cell>
          <table:table-cell table:style-name="ce21" table:formula="of:=CONCATENATE(INT(([.A218]-1)/12)+1;&quot;-й год &quot;;[.A218]-1-INT(([.A218]-1)/12)*12+1;&quot;-й мес&quot;)" office:value-type="string" office:string-value="18-й год 7-й мес" calcext:value-type="string">
            <text:p>18-й год 7-й мес</text:p>
          </table:table-cell>
          <table:table-cell table:style-name="ce34" table:formula="of:=DATE(YEAR([.C217]);MONTH([.C217])+1;DAY([.C217]))" office:value-type="date" office:date-value="2041-01-24" calcext:value-type="date">
            <text:p>24.01.2041</text:p>
          </table:table-cell>
          <table:table-cell table:style-name="ce46" table:formula="of:=IF([.P218]*[.$D$2]/100/12/(1-(1+[.$D$2]/100/12)^(-[.O218]))&lt;[.G217];ROUNDUP([.P218]*[.$D$2]/100/12/(1-(1+[.$D$2]/100/12)^(-[.O218]));0);[.G217]+[.F218])" office:value-type="float" office:value="0" calcext:value-type="float">
            <text:p>0,00</text:p>
          </table:table-cell>
          <table:table-cell table:style-name="ce52" table:formula="of:=[.D218]-[.F218]" office:value-type="float" office:value="0" calcext:value-type="float">
            <text:p>0,00</text:p>
          </table:table-cell>
          <table:table-cell table:style-name="ce52" table:formula="of:=[.G217]*[.$D$2]*([.C218]-[.C217])/(DATE(YEAR([.C218])+1;1;1)-DATE(YEAR([.C218]);1;1))/100" office:value-type="float" office:value="0" calcext:value-type="float">
            <text:p>0,00</text:p>
          </table:table-cell>
          <table:table-cell table:style-name="ce63" table:formula="of:=[.G217]-[.E218]-[.L218]-[.M218]" office:value-type="float" office:value="0" calcext:value-type="float">
            <text:p>0,00</text:p>
          </table:table-cell>
          <table:table-cell table:style-name="ce70" table:formula="of:=[.I218]+[.J218]" office:value-type="float" office:value="22693.61" calcext:value-type="float">
            <text:p>22 693,61</text:p>
          </table:table-cell>
          <table:table-cell table:style-name="ce52" table:formula="of:=IF([.$D$1]/[.$D$3]&lt;[.K217];[.$D$1]/[.$D$3];[.K217])" office:value-type="float" office:value="11944.44" calcext:value-type="float">
            <text:p>11 944,44</text:p>
          </table:table-cell>
          <table:table-cell table:style-name="ce52" table:formula="of:=[.K217]*[.$D$2]/12/100" office:value-type="float" office:value="10749.17" calcext:value-type="float">
            <text:p>10 749,17</text:p>
          </table:table-cell>
          <table:table-cell table:style-name="ce79" table:formula="of:=[.K217]-[.I218]-[.L218]-[.M218]" office:value-type="float" office:value="1100038.27" calcext:value-type="float">
            <text:p>1 100 038,27</text:p>
          </table:table-cell>
          <table:table-cell table:style-name="ce84"/>
          <table:table-cell table:style-name="ce90"/>
          <table:table-cell table:style-name="ce95" table:formula="of:=IF(ISBLANK([.L217]);VALUE([.N217]);ROW([.L217]))" office:value-type="float" office:value="7" calcext:value-type="float">
            <text:p>7,00</text:p>
          </table:table-cell>
          <table:table-cell table:formula="of:=[.O217]+[.N217]-[.N218]" office:value-type="float" office:value="360" calcext:value-type="float">
            <text:p>360</text:p>
          </table:table-cell>
          <table:table-cell table:formula="of:=INDEX([.G$1:.G$1048576];[.N21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12" calcext:value-type="float">
            <text:p>212</text:p>
          </table:table-cell>
          <table:table-cell table:style-name="ce21" table:formula="of:=CONCATENATE(INT(([.A219]-1)/12)+1;&quot;-й год &quot;;[.A219]-1-INT(([.A219]-1)/12)*12+1;&quot;-й мес&quot;)" office:value-type="string" office:string-value="18-й год 8-й мес" calcext:value-type="string">
            <text:p>18-й год 8-й мес</text:p>
          </table:table-cell>
          <table:table-cell table:style-name="ce34" table:formula="of:=DATE(YEAR([.C218]);MONTH([.C218])+1;DAY([.C218]))" office:value-type="date" office:date-value="2041-02-24" calcext:value-type="date">
            <text:p>24.02.2041</text:p>
          </table:table-cell>
          <table:table-cell table:style-name="ce46" table:formula="of:=IF([.P219]*[.$D$2]/100/12/(1-(1+[.$D$2]/100/12)^(-[.O219]))&lt;[.G218];ROUNDUP([.P219]*[.$D$2]/100/12/(1-(1+[.$D$2]/100/12)^(-[.O219]));0);[.G218]+[.F219])" office:value-type="float" office:value="0" calcext:value-type="float">
            <text:p>0,00</text:p>
          </table:table-cell>
          <table:table-cell table:style-name="ce52" table:formula="of:=[.D219]-[.F219]" office:value-type="float" office:value="0" calcext:value-type="float">
            <text:p>0,00</text:p>
          </table:table-cell>
          <table:table-cell table:style-name="ce52" table:formula="of:=[.G218]*[.$D$2]*([.C219]-[.C218])/(DATE(YEAR([.C219])+1;1;1)-DATE(YEAR([.C219]);1;1))/100" office:value-type="float" office:value="0" calcext:value-type="float">
            <text:p>0,00</text:p>
          </table:table-cell>
          <table:table-cell table:style-name="ce63" table:formula="of:=[.G218]-[.E219]-[.L219]-[.M219]" office:value-type="float" office:value="0" calcext:value-type="float">
            <text:p>0,00</text:p>
          </table:table-cell>
          <table:table-cell table:style-name="ce70" table:formula="of:=[.I219]+[.J219]" office:value-type="float" office:value="22578.14" calcext:value-type="float">
            <text:p>22 578,14</text:p>
          </table:table-cell>
          <table:table-cell table:style-name="ce52" table:formula="of:=IF([.$D$1]/[.$D$3]&lt;[.K218];[.$D$1]/[.$D$3];[.K218])" office:value-type="float" office:value="11944.44" calcext:value-type="float">
            <text:p>11 944,44</text:p>
          </table:table-cell>
          <table:table-cell table:style-name="ce52" table:formula="of:=[.K218]*[.$D$2]/12/100" office:value-type="float" office:value="10633.7" calcext:value-type="float">
            <text:p>10 633,70</text:p>
          </table:table-cell>
          <table:table-cell table:style-name="ce79" table:formula="of:=[.K218]-[.I219]-[.L219]-[.M219]" office:value-type="float" office:value="1088093.83" calcext:value-type="float">
            <text:p>1 088 093,83</text:p>
          </table:table-cell>
          <table:table-cell table:style-name="ce84"/>
          <table:table-cell table:style-name="ce90"/>
          <table:table-cell table:style-name="ce95" table:formula="of:=IF(ISBLANK([.L218]);VALUE([.N218]);ROW([.L218]))" office:value-type="float" office:value="7" calcext:value-type="float">
            <text:p>7,00</text:p>
          </table:table-cell>
          <table:table-cell table:formula="of:=[.O218]+[.N218]-[.N219]" office:value-type="float" office:value="360" calcext:value-type="float">
            <text:p>360</text:p>
          </table:table-cell>
          <table:table-cell table:formula="of:=INDEX([.G$1:.G$1048576];[.N21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13" calcext:value-type="float">
            <text:p>213</text:p>
          </table:table-cell>
          <table:table-cell table:style-name="ce21" table:formula="of:=CONCATENATE(INT(([.A220]-1)/12)+1;&quot;-й год &quot;;[.A220]-1-INT(([.A220]-1)/12)*12+1;&quot;-й мес&quot;)" office:value-type="string" office:string-value="18-й год 9-й мес" calcext:value-type="string">
            <text:p>18-й год 9-й мес</text:p>
          </table:table-cell>
          <table:table-cell table:style-name="ce34" table:formula="of:=DATE(YEAR([.C219]);MONTH([.C219])+1;DAY([.C219]))" office:value-type="date" office:date-value="2041-03-24" calcext:value-type="date">
            <text:p>24.03.2041</text:p>
          </table:table-cell>
          <table:table-cell table:style-name="ce46" table:formula="of:=IF([.P220]*[.$D$2]/100/12/(1-(1+[.$D$2]/100/12)^(-[.O220]))&lt;[.G219];ROUNDUP([.P220]*[.$D$2]/100/12/(1-(1+[.$D$2]/100/12)^(-[.O220]));0);[.G219]+[.F220])" office:value-type="float" office:value="0" calcext:value-type="float">
            <text:p>0,00</text:p>
          </table:table-cell>
          <table:table-cell table:style-name="ce52" table:formula="of:=[.D220]-[.F220]" office:value-type="float" office:value="0" calcext:value-type="float">
            <text:p>0,00</text:p>
          </table:table-cell>
          <table:table-cell table:style-name="ce52" table:formula="of:=[.G219]*[.$D$2]*([.C220]-[.C219])/(DATE(YEAR([.C220])+1;1;1)-DATE(YEAR([.C220]);1;1))/100" office:value-type="float" office:value="0" calcext:value-type="float">
            <text:p>0,00</text:p>
          </table:table-cell>
          <table:table-cell table:style-name="ce63" table:formula="of:=[.G219]-[.E220]-[.L220]-[.M220]" office:value-type="float" office:value="0" calcext:value-type="float">
            <text:p>0,00</text:p>
          </table:table-cell>
          <table:table-cell table:style-name="ce70" table:formula="of:=[.I220]+[.J220]" office:value-type="float" office:value="22462.68" calcext:value-type="float">
            <text:p>22 462,68</text:p>
          </table:table-cell>
          <table:table-cell table:style-name="ce52" table:formula="of:=IF([.$D$1]/[.$D$3]&lt;[.K219];[.$D$1]/[.$D$3];[.K219])" office:value-type="float" office:value="11944.44" calcext:value-type="float">
            <text:p>11 944,44</text:p>
          </table:table-cell>
          <table:table-cell table:style-name="ce52" table:formula="of:=[.K219]*[.$D$2]/12/100" office:value-type="float" office:value="10518.24" calcext:value-type="float">
            <text:p>10 518,24</text:p>
          </table:table-cell>
          <table:table-cell table:style-name="ce79" table:formula="of:=[.K219]-[.I220]-[.L220]-[.M220]" office:value-type="float" office:value="1076149.39" calcext:value-type="float">
            <text:p>1 076 149,39</text:p>
          </table:table-cell>
          <table:table-cell table:style-name="ce84"/>
          <table:table-cell table:style-name="ce90"/>
          <table:table-cell table:style-name="ce95" table:formula="of:=IF(ISBLANK([.L219]);VALUE([.N219]);ROW([.L219]))" office:value-type="float" office:value="7" calcext:value-type="float">
            <text:p>7,00</text:p>
          </table:table-cell>
          <table:table-cell table:formula="of:=[.O219]+[.N219]-[.N220]" office:value-type="float" office:value="360" calcext:value-type="float">
            <text:p>360</text:p>
          </table:table-cell>
          <table:table-cell table:formula="of:=INDEX([.G$1:.G$1048576];[.N22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14" calcext:value-type="float">
            <text:p>214</text:p>
          </table:table-cell>
          <table:table-cell table:style-name="ce21" table:formula="of:=CONCATENATE(INT(([.A221]-1)/12)+1;&quot;-й год &quot;;[.A221]-1-INT(([.A221]-1)/12)*12+1;&quot;-й мес&quot;)" office:value-type="string" office:string-value="18-й год 10-й мес" calcext:value-type="string">
            <text:p>18-й год 10-й мес</text:p>
          </table:table-cell>
          <table:table-cell table:style-name="ce34" table:formula="of:=DATE(YEAR([.C220]);MONTH([.C220])+1;DAY([.C220]))" office:value-type="date" office:date-value="2041-04-24" calcext:value-type="date">
            <text:p>24.04.2041</text:p>
          </table:table-cell>
          <table:table-cell table:style-name="ce46" table:formula="of:=IF([.P221]*[.$D$2]/100/12/(1-(1+[.$D$2]/100/12)^(-[.O221]))&lt;[.G220];ROUNDUP([.P221]*[.$D$2]/100/12/(1-(1+[.$D$2]/100/12)^(-[.O221]));0);[.G220]+[.F221])" office:value-type="float" office:value="0" calcext:value-type="float">
            <text:p>0,00</text:p>
          </table:table-cell>
          <table:table-cell table:style-name="ce52" table:formula="of:=[.D221]-[.F221]" office:value-type="float" office:value="0" calcext:value-type="float">
            <text:p>0,00</text:p>
          </table:table-cell>
          <table:table-cell table:style-name="ce52" table:formula="of:=[.G220]*[.$D$2]*([.C221]-[.C220])/(DATE(YEAR([.C221])+1;1;1)-DATE(YEAR([.C221]);1;1))/100" office:value-type="float" office:value="0" calcext:value-type="float">
            <text:p>0,00</text:p>
          </table:table-cell>
          <table:table-cell table:style-name="ce63" table:formula="of:=[.G220]-[.E221]-[.L221]-[.M221]" office:value-type="float" office:value="0" calcext:value-type="float">
            <text:p>0,00</text:p>
          </table:table-cell>
          <table:table-cell table:style-name="ce70" table:formula="of:=[.I221]+[.J221]" office:value-type="float" office:value="22347.22" calcext:value-type="float">
            <text:p>22 347,22</text:p>
          </table:table-cell>
          <table:table-cell table:style-name="ce52" table:formula="of:=IF([.$D$1]/[.$D$3]&lt;[.K220];[.$D$1]/[.$D$3];[.K220])" office:value-type="float" office:value="11944.44" calcext:value-type="float">
            <text:p>11 944,44</text:p>
          </table:table-cell>
          <table:table-cell table:style-name="ce52" table:formula="of:=[.K220]*[.$D$2]/12/100" office:value-type="float" office:value="10402.78" calcext:value-type="float">
            <text:p>10 402,78</text:p>
          </table:table-cell>
          <table:table-cell table:style-name="ce79" table:formula="of:=[.K220]-[.I221]-[.L221]-[.M221]" office:value-type="float" office:value="1064204.95" calcext:value-type="float">
            <text:p>1 064 204,95</text:p>
          </table:table-cell>
          <table:table-cell table:style-name="ce84"/>
          <table:table-cell table:style-name="ce90"/>
          <table:table-cell table:style-name="ce95" table:formula="of:=IF(ISBLANK([.L220]);VALUE([.N220]);ROW([.L220]))" office:value-type="float" office:value="7" calcext:value-type="float">
            <text:p>7,00</text:p>
          </table:table-cell>
          <table:table-cell table:formula="of:=[.O220]+[.N220]-[.N221]" office:value-type="float" office:value="360" calcext:value-type="float">
            <text:p>360</text:p>
          </table:table-cell>
          <table:table-cell table:formula="of:=INDEX([.G$1:.G$1048576];[.N22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15" calcext:value-type="float">
            <text:p>215</text:p>
          </table:table-cell>
          <table:table-cell table:style-name="ce21" table:formula="of:=CONCATENATE(INT(([.A222]-1)/12)+1;&quot;-й год &quot;;[.A222]-1-INT(([.A222]-1)/12)*12+1;&quot;-й мес&quot;)" office:value-type="string" office:string-value="18-й год 11-й мес" calcext:value-type="string">
            <text:p>18-й год 11-й мес</text:p>
          </table:table-cell>
          <table:table-cell table:style-name="ce34" table:formula="of:=DATE(YEAR([.C221]);MONTH([.C221])+1;DAY([.C221]))" office:value-type="date" office:date-value="2041-05-24" calcext:value-type="date">
            <text:p>24.05.2041</text:p>
          </table:table-cell>
          <table:table-cell table:style-name="ce46" table:formula="of:=IF([.P222]*[.$D$2]/100/12/(1-(1+[.$D$2]/100/12)^(-[.O222]))&lt;[.G221];ROUNDUP([.P222]*[.$D$2]/100/12/(1-(1+[.$D$2]/100/12)^(-[.O222]));0);[.G221]+[.F222])" office:value-type="float" office:value="0" calcext:value-type="float">
            <text:p>0,00</text:p>
          </table:table-cell>
          <table:table-cell table:style-name="ce52" table:formula="of:=[.D222]-[.F222]" office:value-type="float" office:value="0" calcext:value-type="float">
            <text:p>0,00</text:p>
          </table:table-cell>
          <table:table-cell table:style-name="ce52" table:formula="of:=[.G221]*[.$D$2]*([.C222]-[.C221])/(DATE(YEAR([.C222])+1;1;1)-DATE(YEAR([.C222]);1;1))/100" office:value-type="float" office:value="0" calcext:value-type="float">
            <text:p>0,00</text:p>
          </table:table-cell>
          <table:table-cell table:style-name="ce63" table:formula="of:=[.G221]-[.E222]-[.L222]-[.M222]" office:value-type="float" office:value="0" calcext:value-type="float">
            <text:p>0,00</text:p>
          </table:table-cell>
          <table:table-cell table:style-name="ce70" table:formula="of:=[.I222]+[.J222]" office:value-type="float" office:value="22231.75" calcext:value-type="float">
            <text:p>22 231,75</text:p>
          </table:table-cell>
          <table:table-cell table:style-name="ce52" table:formula="of:=IF([.$D$1]/[.$D$3]&lt;[.K221];[.$D$1]/[.$D$3];[.K221])" office:value-type="float" office:value="11944.44" calcext:value-type="float">
            <text:p>11 944,44</text:p>
          </table:table-cell>
          <table:table-cell table:style-name="ce52" table:formula="of:=[.K221]*[.$D$2]/12/100" office:value-type="float" office:value="10287.31" calcext:value-type="float">
            <text:p>10 287,31</text:p>
          </table:table-cell>
          <table:table-cell table:style-name="ce79" table:formula="of:=[.K221]-[.I222]-[.L222]-[.M222]" office:value-type="float" office:value="1052260.51" calcext:value-type="float">
            <text:p>1 052 260,51</text:p>
          </table:table-cell>
          <table:table-cell table:style-name="ce84"/>
          <table:table-cell table:style-name="ce90"/>
          <table:table-cell table:style-name="ce95" table:formula="of:=IF(ISBLANK([.L221]);VALUE([.N221]);ROW([.L221]))" office:value-type="float" office:value="7" calcext:value-type="float">
            <text:p>7,00</text:p>
          </table:table-cell>
          <table:table-cell table:formula="of:=[.O221]+[.N221]-[.N222]" office:value-type="float" office:value="360" calcext:value-type="float">
            <text:p>360</text:p>
          </table:table-cell>
          <table:table-cell table:formula="of:=INDEX([.G$1:.G$1048576];[.N22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216" calcext:value-type="float">
            <text:p>216</text:p>
          </table:table-cell>
          <table:table-cell table:style-name="ce21" table:formula="of:=CONCATENATE(INT(([.A223]-1)/12)+1;&quot;-й год &quot;;[.A223]-1-INT(([.A223]-1)/12)*12+1;&quot;-й мес&quot;)" office:value-type="string" office:string-value="18-й год 12-й мес" calcext:value-type="string">
            <text:p>18-й год 12-й мес</text:p>
          </table:table-cell>
          <table:table-cell table:style-name="ce34" table:formula="of:=DATE(YEAR([.C222]);MONTH([.C222])+1;DAY([.C222]))" office:value-type="date" office:date-value="2041-06-24" calcext:value-type="date">
            <text:p>24.06.2041</text:p>
          </table:table-cell>
          <table:table-cell table:style-name="ce46" table:formula="of:=IF([.P223]*[.$D$2]/100/12/(1-(1+[.$D$2]/100/12)^(-[.O223]))&lt;[.G222];ROUNDUP([.P223]*[.$D$2]/100/12/(1-(1+[.$D$2]/100/12)^(-[.O223]));0);[.G222]+[.F223])" office:value-type="float" office:value="0" calcext:value-type="float">
            <text:p>0,00</text:p>
          </table:table-cell>
          <table:table-cell table:style-name="ce54" table:formula="of:=[.D223]-[.F223]" office:value-type="float" office:value="0" calcext:value-type="float">
            <text:p>0,00</text:p>
          </table:table-cell>
          <table:table-cell table:style-name="ce52" table:formula="of:=[.G222]*[.$D$2]*([.C223]-[.C222])/(DATE(YEAR([.C223])+1;1;1)-DATE(YEAR([.C223]);1;1))/100" office:value-type="float" office:value="0" calcext:value-type="float">
            <text:p>0,00</text:p>
          </table:table-cell>
          <table:table-cell table:style-name="ce65" table:formula="of:=[.G222]-[.E223]-[.L223]-[.M223]" office:value-type="float" office:value="0" calcext:value-type="float">
            <text:p>0,00</text:p>
          </table:table-cell>
          <table:table-cell table:style-name="ce72" table:formula="of:=[.I223]+[.J223]" office:value-type="float" office:value="22116.29" calcext:value-type="float">
            <text:p>22 116,29</text:p>
          </table:table-cell>
          <table:table-cell table:style-name="ce54" table:formula="of:=IF([.$D$1]/[.$D$3]&lt;[.K222];[.$D$1]/[.$D$3];[.K222])" office:value-type="float" office:value="11944.44" calcext:value-type="float">
            <text:p>11 944,44</text:p>
          </table:table-cell>
          <table:table-cell table:style-name="ce54" table:formula="of:=[.K222]*[.$D$2]/12/100" office:value-type="float" office:value="10171.85" calcext:value-type="float">
            <text:p>10 171,85</text:p>
          </table:table-cell>
          <table:table-cell table:style-name="ce81" table:formula="of:=[.K222]-[.I223]-[.L223]-[.M223]" office:value-type="float" office:value="1040316.07" calcext:value-type="float">
            <text:p>1 040 316,07</text:p>
          </table:table-cell>
          <table:table-cell table:style-name="ce86"/>
          <table:table-cell table:style-name="ce92"/>
          <table:table-cell table:style-name="ce95" table:formula="of:=IF(ISBLANK([.L222]);VALUE([.N222]);ROW([.L222]))" office:value-type="float" office:value="7" calcext:value-type="float">
            <text:p>7,00</text:p>
          </table:table-cell>
          <table:table-cell table:formula="of:=[.O222]+[.N222]-[.N223]" office:value-type="float" office:value="360" calcext:value-type="float">
            <text:p>360</text:p>
          </table:table-cell>
          <table:table-cell table:formula="of:=INDEX([.G$1:.G$1048576];[.N22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17" calcext:value-type="float">
            <text:p>217</text:p>
          </table:table-cell>
          <table:table-cell table:style-name="ce21" table:formula="of:=CONCATENATE(INT(([.A224]-1)/12)+1;&quot;-й год &quot;;[.A224]-1-INT(([.A224]-1)/12)*12+1;&quot;-й мес&quot;)" office:value-type="string" office:string-value="19-й год 1-й мес" calcext:value-type="string">
            <text:p>19-й год 1-й мес</text:p>
          </table:table-cell>
          <table:table-cell table:style-name="ce34" table:formula="of:=DATE(YEAR([.C223]);MONTH([.C223])+1;DAY([.C223]))" office:value-type="date" office:date-value="2041-07-24" calcext:value-type="date">
            <text:p>24.07.2041</text:p>
          </table:table-cell>
          <table:table-cell table:style-name="ce46" table:formula="of:=IF([.P224]*[.$D$2]/100/12/(1-(1+[.$D$2]/100/12)^(-[.O224]))&lt;[.G223];ROUNDUP([.P224]*[.$D$2]/100/12/(1-(1+[.$D$2]/100/12)^(-[.O224]));0);[.G223]+[.F224])" office:value-type="float" office:value="0" calcext:value-type="float">
            <text:p>0,00</text:p>
          </table:table-cell>
          <table:table-cell table:style-name="ce52" table:formula="of:=[.D224]-[.F224]" office:value-type="float" office:value="0" calcext:value-type="float">
            <text:p>0,00</text:p>
          </table:table-cell>
          <table:table-cell table:style-name="ce52" table:formula="of:=[.G223]*[.$D$2]*([.C224]-[.C223])/(DATE(YEAR([.C224])+1;1;1)-DATE(YEAR([.C224]);1;1))/100" office:value-type="float" office:value="0" calcext:value-type="float">
            <text:p>0,00</text:p>
          </table:table-cell>
          <table:table-cell table:style-name="ce63" table:formula="of:=[.G223]-[.E224]-[.L224]-[.M224]" office:value-type="float" office:value="0" calcext:value-type="float">
            <text:p>0,00</text:p>
          </table:table-cell>
          <table:table-cell table:style-name="ce70" table:formula="of:=[.I224]+[.J224]" office:value-type="float" office:value="22000.83" calcext:value-type="float">
            <text:p>22 000,83</text:p>
          </table:table-cell>
          <table:table-cell table:style-name="ce52" table:formula="of:=IF([.$D$1]/[.$D$3]&lt;[.K223];[.$D$1]/[.$D$3];[.K223])" office:value-type="float" office:value="11944.44" calcext:value-type="float">
            <text:p>11 944,44</text:p>
          </table:table-cell>
          <table:table-cell table:style-name="ce52" table:formula="of:=[.K223]*[.$D$2]/12/100" office:value-type="float" office:value="10056.39" calcext:value-type="float">
            <text:p>10 056,39</text:p>
          </table:table-cell>
          <table:table-cell table:style-name="ce79" table:formula="of:=[.K223]-[.I224]-[.L224]-[.M224]" office:value-type="float" office:value="1028371.63" calcext:value-type="float">
            <text:p>1 028 371,63</text:p>
          </table:table-cell>
          <table:table-cell table:style-name="ce84"/>
          <table:table-cell table:style-name="ce90"/>
          <table:table-cell table:style-name="ce95" table:formula="of:=IF(ISBLANK([.L223]);VALUE([.N223]);ROW([.L223]))" office:value-type="float" office:value="7" calcext:value-type="float">
            <text:p>7,00</text:p>
          </table:table-cell>
          <table:table-cell table:formula="of:=[.O223]+[.N223]-[.N224]" office:value-type="float" office:value="360" calcext:value-type="float">
            <text:p>360</text:p>
          </table:table-cell>
          <table:table-cell table:formula="of:=INDEX([.G$1:.G$1048576];[.N22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18" calcext:value-type="float">
            <text:p>218</text:p>
          </table:table-cell>
          <table:table-cell table:style-name="ce21" table:formula="of:=CONCATENATE(INT(([.A225]-1)/12)+1;&quot;-й год &quot;;[.A225]-1-INT(([.A225]-1)/12)*12+1;&quot;-й мес&quot;)" office:value-type="string" office:string-value="19-й год 2-й мес" calcext:value-type="string">
            <text:p>19-й год 2-й мес</text:p>
          </table:table-cell>
          <table:table-cell table:style-name="ce34" table:formula="of:=DATE(YEAR([.C224]);MONTH([.C224])+1;DAY([.C224]))" office:value-type="date" office:date-value="2041-08-24" calcext:value-type="date">
            <text:p>24.08.2041</text:p>
          </table:table-cell>
          <table:table-cell table:style-name="ce46" table:formula="of:=IF([.P225]*[.$D$2]/100/12/(1-(1+[.$D$2]/100/12)^(-[.O225]))&lt;[.G224];ROUNDUP([.P225]*[.$D$2]/100/12/(1-(1+[.$D$2]/100/12)^(-[.O225]));0);[.G224]+[.F225])" office:value-type="float" office:value="0" calcext:value-type="float">
            <text:p>0,00</text:p>
          </table:table-cell>
          <table:table-cell table:style-name="ce52" table:formula="of:=[.D225]-[.F225]" office:value-type="float" office:value="0" calcext:value-type="float">
            <text:p>0,00</text:p>
          </table:table-cell>
          <table:table-cell table:style-name="ce52" table:formula="of:=[.G224]*[.$D$2]*([.C225]-[.C224])/(DATE(YEAR([.C225])+1;1;1)-DATE(YEAR([.C225]);1;1))/100" office:value-type="float" office:value="0" calcext:value-type="float">
            <text:p>0,00</text:p>
          </table:table-cell>
          <table:table-cell table:style-name="ce63" table:formula="of:=[.G224]-[.E225]-[.L225]-[.M225]" office:value-type="float" office:value="0" calcext:value-type="float">
            <text:p>0,00</text:p>
          </table:table-cell>
          <table:table-cell table:style-name="ce70" table:formula="of:=[.I225]+[.J225]" office:value-type="float" office:value="21885.37" calcext:value-type="float">
            <text:p>21 885,37</text:p>
          </table:table-cell>
          <table:table-cell table:style-name="ce52" table:formula="of:=IF([.$D$1]/[.$D$3]&lt;[.K224];[.$D$1]/[.$D$3];[.K224])" office:value-type="float" office:value="11944.44" calcext:value-type="float">
            <text:p>11 944,44</text:p>
          </table:table-cell>
          <table:table-cell table:style-name="ce52" table:formula="of:=[.K224]*[.$D$2]/12/100" office:value-type="float" office:value="9940.93" calcext:value-type="float">
            <text:p>9 940,93</text:p>
          </table:table-cell>
          <table:table-cell table:style-name="ce79" table:formula="of:=[.K224]-[.I225]-[.L225]-[.M225]" office:value-type="float" office:value="1016427.19" calcext:value-type="float">
            <text:p>1 016 427,19</text:p>
          </table:table-cell>
          <table:table-cell table:style-name="ce84"/>
          <table:table-cell table:style-name="ce90"/>
          <table:table-cell table:style-name="ce95" table:formula="of:=IF(ISBLANK([.L224]);VALUE([.N224]);ROW([.L224]))" office:value-type="float" office:value="7" calcext:value-type="float">
            <text:p>7,00</text:p>
          </table:table-cell>
          <table:table-cell table:formula="of:=[.O224]+[.N224]-[.N225]" office:value-type="float" office:value="360" calcext:value-type="float">
            <text:p>360</text:p>
          </table:table-cell>
          <table:table-cell table:formula="of:=INDEX([.G$1:.G$1048576];[.N22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19" calcext:value-type="float">
            <text:p>219</text:p>
          </table:table-cell>
          <table:table-cell table:style-name="ce21" table:formula="of:=CONCATENATE(INT(([.A226]-1)/12)+1;&quot;-й год &quot;;[.A226]-1-INT(([.A226]-1)/12)*12+1;&quot;-й мес&quot;)" office:value-type="string" office:string-value="19-й год 3-й мес" calcext:value-type="string">
            <text:p>19-й год 3-й мес</text:p>
          </table:table-cell>
          <table:table-cell table:style-name="ce34" table:formula="of:=DATE(YEAR([.C225]);MONTH([.C225])+1;DAY([.C225]))" office:value-type="date" office:date-value="2041-09-24" calcext:value-type="date">
            <text:p>24.09.2041</text:p>
          </table:table-cell>
          <table:table-cell table:style-name="ce46" table:formula="of:=IF([.P226]*[.$D$2]/100/12/(1-(1+[.$D$2]/100/12)^(-[.O226]))&lt;[.G225];ROUNDUP([.P226]*[.$D$2]/100/12/(1-(1+[.$D$2]/100/12)^(-[.O226]));0);[.G225]+[.F226])" office:value-type="float" office:value="0" calcext:value-type="float">
            <text:p>0,00</text:p>
          </table:table-cell>
          <table:table-cell table:style-name="ce52" table:formula="of:=[.D226]-[.F226]" office:value-type="float" office:value="0" calcext:value-type="float">
            <text:p>0,00</text:p>
          </table:table-cell>
          <table:table-cell table:style-name="ce52" table:formula="of:=[.G225]*[.$D$2]*([.C226]-[.C225])/(DATE(YEAR([.C226])+1;1;1)-DATE(YEAR([.C226]);1;1))/100" office:value-type="float" office:value="0" calcext:value-type="float">
            <text:p>0,00</text:p>
          </table:table-cell>
          <table:table-cell table:style-name="ce63" table:formula="of:=[.G225]-[.E226]-[.L226]-[.M226]" office:value-type="float" office:value="0" calcext:value-type="float">
            <text:p>0,00</text:p>
          </table:table-cell>
          <table:table-cell table:style-name="ce70" table:formula="of:=[.I226]+[.J226]" office:value-type="float" office:value="21769.9" calcext:value-type="float">
            <text:p>21 769,90</text:p>
          </table:table-cell>
          <table:table-cell table:style-name="ce52" table:formula="of:=IF([.$D$1]/[.$D$3]&lt;[.K225];[.$D$1]/[.$D$3];[.K225])" office:value-type="float" office:value="11944.44" calcext:value-type="float">
            <text:p>11 944,44</text:p>
          </table:table-cell>
          <table:table-cell table:style-name="ce52" table:formula="of:=[.K225]*[.$D$2]/12/100" office:value-type="float" office:value="9825.46" calcext:value-type="float">
            <text:p>9 825,46</text:p>
          </table:table-cell>
          <table:table-cell table:style-name="ce79" table:formula="of:=[.K225]-[.I226]-[.L226]-[.M226]" office:value-type="float" office:value="1004482.75" calcext:value-type="float">
            <text:p>1 004 482,75</text:p>
          </table:table-cell>
          <table:table-cell table:style-name="ce84"/>
          <table:table-cell table:style-name="ce90"/>
          <table:table-cell table:style-name="ce95" table:formula="of:=IF(ISBLANK([.L225]);VALUE([.N225]);ROW([.L225]))" office:value-type="float" office:value="7" calcext:value-type="float">
            <text:p>7,00</text:p>
          </table:table-cell>
          <table:table-cell table:formula="of:=[.O225]+[.N225]-[.N226]" office:value-type="float" office:value="360" calcext:value-type="float">
            <text:p>360</text:p>
          </table:table-cell>
          <table:table-cell table:formula="of:=INDEX([.G$1:.G$1048576];[.N22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20" calcext:value-type="float">
            <text:p>220</text:p>
          </table:table-cell>
          <table:table-cell table:style-name="ce21" table:formula="of:=CONCATENATE(INT(([.A227]-1)/12)+1;&quot;-й год &quot;;[.A227]-1-INT(([.A227]-1)/12)*12+1;&quot;-й мес&quot;)" office:value-type="string" office:string-value="19-й год 4-й мес" calcext:value-type="string">
            <text:p>19-й год 4-й мес</text:p>
          </table:table-cell>
          <table:table-cell table:style-name="ce34" table:formula="of:=DATE(YEAR([.C226]);MONTH([.C226])+1;DAY([.C226]))" office:value-type="date" office:date-value="2041-10-24" calcext:value-type="date">
            <text:p>24.10.2041</text:p>
          </table:table-cell>
          <table:table-cell table:style-name="ce46" table:formula="of:=IF([.P227]*[.$D$2]/100/12/(1-(1+[.$D$2]/100/12)^(-[.O227]))&lt;[.G226];ROUNDUP([.P227]*[.$D$2]/100/12/(1-(1+[.$D$2]/100/12)^(-[.O227]));0);[.G226]+[.F227])" office:value-type="float" office:value="0" calcext:value-type="float">
            <text:p>0,00</text:p>
          </table:table-cell>
          <table:table-cell table:style-name="ce52" table:formula="of:=[.D227]-[.F227]" office:value-type="float" office:value="0" calcext:value-type="float">
            <text:p>0,00</text:p>
          </table:table-cell>
          <table:table-cell table:style-name="ce52" table:formula="of:=[.G226]*[.$D$2]*([.C227]-[.C226])/(DATE(YEAR([.C227])+1;1;1)-DATE(YEAR([.C227]);1;1))/100" office:value-type="float" office:value="0" calcext:value-type="float">
            <text:p>0,00</text:p>
          </table:table-cell>
          <table:table-cell table:style-name="ce63" table:formula="of:=[.G226]-[.E227]-[.L227]-[.M227]" office:value-type="float" office:value="0" calcext:value-type="float">
            <text:p>0,00</text:p>
          </table:table-cell>
          <table:table-cell table:style-name="ce70" table:formula="of:=[.I227]+[.J227]" office:value-type="float" office:value="21654.44" calcext:value-type="float">
            <text:p>21 654,44</text:p>
          </table:table-cell>
          <table:table-cell table:style-name="ce52" table:formula="of:=IF([.$D$1]/[.$D$3]&lt;[.K226];[.$D$1]/[.$D$3];[.K226])" office:value-type="float" office:value="11944.44" calcext:value-type="float">
            <text:p>11 944,44</text:p>
          </table:table-cell>
          <table:table-cell table:style-name="ce52" table:formula="of:=[.K226]*[.$D$2]/12/100" office:value-type="float" office:value="9710" calcext:value-type="float">
            <text:p>9 710,00</text:p>
          </table:table-cell>
          <table:table-cell table:style-name="ce79" table:formula="of:=[.K226]-[.I227]-[.L227]-[.M227]" office:value-type="float" office:value="992538.310000001" calcext:value-type="float">
            <text:p>992 538,31</text:p>
          </table:table-cell>
          <table:table-cell table:style-name="ce84"/>
          <table:table-cell table:style-name="ce90"/>
          <table:table-cell table:style-name="ce95" table:formula="of:=IF(ISBLANK([.L226]);VALUE([.N226]);ROW([.L226]))" office:value-type="float" office:value="7" calcext:value-type="float">
            <text:p>7,00</text:p>
          </table:table-cell>
          <table:table-cell table:formula="of:=[.O226]+[.N226]-[.N227]" office:value-type="float" office:value="360" calcext:value-type="float">
            <text:p>360</text:p>
          </table:table-cell>
          <table:table-cell table:formula="of:=INDEX([.G$1:.G$1048576];[.N22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21" calcext:value-type="float">
            <text:p>221</text:p>
          </table:table-cell>
          <table:table-cell table:style-name="ce21" table:formula="of:=CONCATENATE(INT(([.A228]-1)/12)+1;&quot;-й год &quot;;[.A228]-1-INT(([.A228]-1)/12)*12+1;&quot;-й мес&quot;)" office:value-type="string" office:string-value="19-й год 5-й мес" calcext:value-type="string">
            <text:p>19-й год 5-й мес</text:p>
          </table:table-cell>
          <table:table-cell table:style-name="ce34" table:formula="of:=DATE(YEAR([.C227]);MONTH([.C227])+1;DAY([.C227]))" office:value-type="date" office:date-value="2041-11-24" calcext:value-type="date">
            <text:p>24.11.2041</text:p>
          </table:table-cell>
          <table:table-cell table:style-name="ce46" table:formula="of:=IF([.P228]*[.$D$2]/100/12/(1-(1+[.$D$2]/100/12)^(-[.O228]))&lt;[.G227];ROUNDUP([.P228]*[.$D$2]/100/12/(1-(1+[.$D$2]/100/12)^(-[.O228]));0);[.G227]+[.F228])" office:value-type="float" office:value="0" calcext:value-type="float">
            <text:p>0,00</text:p>
          </table:table-cell>
          <table:table-cell table:style-name="ce52" table:formula="of:=[.D228]-[.F228]" office:value-type="float" office:value="0" calcext:value-type="float">
            <text:p>0,00</text:p>
          </table:table-cell>
          <table:table-cell table:style-name="ce52" table:formula="of:=[.G227]*[.$D$2]*([.C228]-[.C227])/(DATE(YEAR([.C228])+1;1;1)-DATE(YEAR([.C228]);1;1))/100" office:value-type="float" office:value="0" calcext:value-type="float">
            <text:p>0,00</text:p>
          </table:table-cell>
          <table:table-cell table:style-name="ce63" table:formula="of:=[.G227]-[.E228]-[.L228]-[.M228]" office:value-type="float" office:value="0" calcext:value-type="float">
            <text:p>0,00</text:p>
          </table:table-cell>
          <table:table-cell table:style-name="ce70" table:formula="of:=[.I228]+[.J228]" office:value-type="float" office:value="21538.98" calcext:value-type="float">
            <text:p>21 538,98</text:p>
          </table:table-cell>
          <table:table-cell table:style-name="ce52" table:formula="of:=IF([.$D$1]/[.$D$3]&lt;[.K227];[.$D$1]/[.$D$3];[.K227])" office:value-type="float" office:value="11944.44" calcext:value-type="float">
            <text:p>11 944,44</text:p>
          </table:table-cell>
          <table:table-cell table:style-name="ce52" table:formula="of:=[.K227]*[.$D$2]/12/100" office:value-type="float" office:value="9594.54" calcext:value-type="float">
            <text:p>9 594,54</text:p>
          </table:table-cell>
          <table:table-cell table:style-name="ce79" table:formula="of:=[.K227]-[.I228]-[.L228]-[.M228]" office:value-type="float" office:value="980593.870000001" calcext:value-type="float">
            <text:p>980 593,87</text:p>
          </table:table-cell>
          <table:table-cell table:style-name="ce84"/>
          <table:table-cell table:style-name="ce90"/>
          <table:table-cell table:style-name="ce95" table:formula="of:=IF(ISBLANK([.L227]);VALUE([.N227]);ROW([.L227]))" office:value-type="float" office:value="7" calcext:value-type="float">
            <text:p>7,00</text:p>
          </table:table-cell>
          <table:table-cell table:formula="of:=[.O227]+[.N227]-[.N228]" office:value-type="float" office:value="360" calcext:value-type="float">
            <text:p>360</text:p>
          </table:table-cell>
          <table:table-cell table:formula="of:=INDEX([.G$1:.G$1048576];[.N22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22" calcext:value-type="float">
            <text:p>222</text:p>
          </table:table-cell>
          <table:table-cell table:style-name="ce21" table:formula="of:=CONCATENATE(INT(([.A229]-1)/12)+1;&quot;-й год &quot;;[.A229]-1-INT(([.A229]-1)/12)*12+1;&quot;-й мес&quot;)" office:value-type="string" office:string-value="19-й год 6-й мес" calcext:value-type="string">
            <text:p>19-й год 6-й мес</text:p>
          </table:table-cell>
          <table:table-cell table:style-name="ce34" table:formula="of:=DATE(YEAR([.C228]);MONTH([.C228])+1;DAY([.C228]))" office:value-type="date" office:date-value="2041-12-24" calcext:value-type="date">
            <text:p>24.12.2041</text:p>
          </table:table-cell>
          <table:table-cell table:style-name="ce46" table:formula="of:=IF([.P229]*[.$D$2]/100/12/(1-(1+[.$D$2]/100/12)^(-[.O229]))&lt;[.G228];ROUNDUP([.P229]*[.$D$2]/100/12/(1-(1+[.$D$2]/100/12)^(-[.O229]));0);[.G228]+[.F229])" office:value-type="float" office:value="0" calcext:value-type="float">
            <text:p>0,00</text:p>
          </table:table-cell>
          <table:table-cell table:style-name="ce52" table:formula="of:=[.D229]-[.F229]" office:value-type="float" office:value="0" calcext:value-type="float">
            <text:p>0,00</text:p>
          </table:table-cell>
          <table:table-cell table:style-name="ce52" table:formula="of:=[.G228]*[.$D$2]*([.C229]-[.C228])/(DATE(YEAR([.C229])+1;1;1)-DATE(YEAR([.C229]);1;1))/100" office:value-type="float" office:value="0" calcext:value-type="float">
            <text:p>0,00</text:p>
          </table:table-cell>
          <table:table-cell table:style-name="ce63" table:formula="of:=[.G228]-[.E229]-[.L229]-[.M229]" office:value-type="float" office:value="0" calcext:value-type="float">
            <text:p>0,00</text:p>
          </table:table-cell>
          <table:table-cell table:style-name="ce70" table:formula="of:=[.I229]+[.J229]" office:value-type="float" office:value="21423.51" calcext:value-type="float">
            <text:p>21 423,51</text:p>
          </table:table-cell>
          <table:table-cell table:style-name="ce52" table:formula="of:=IF([.$D$1]/[.$D$3]&lt;[.K228];[.$D$1]/[.$D$3];[.K228])" office:value-type="float" office:value="11944.44" calcext:value-type="float">
            <text:p>11 944,44</text:p>
          </table:table-cell>
          <table:table-cell table:style-name="ce52" table:formula="of:=[.K228]*[.$D$2]/12/100" office:value-type="float" office:value="9479.07" calcext:value-type="float">
            <text:p>9 479,07</text:p>
          </table:table-cell>
          <table:table-cell table:style-name="ce79" table:formula="of:=[.K228]-[.I229]-[.L229]-[.M229]" office:value-type="float" office:value="968649.430000001" calcext:value-type="float">
            <text:p>968 649,43</text:p>
          </table:table-cell>
          <table:table-cell table:style-name="ce84"/>
          <table:table-cell table:style-name="ce90"/>
          <table:table-cell table:style-name="ce95" table:formula="of:=IF(ISBLANK([.L228]);VALUE([.N228]);ROW([.L228]))" office:value-type="float" office:value="7" calcext:value-type="float">
            <text:p>7,00</text:p>
          </table:table-cell>
          <table:table-cell table:formula="of:=[.O228]+[.N228]-[.N229]" office:value-type="float" office:value="360" calcext:value-type="float">
            <text:p>360</text:p>
          </table:table-cell>
          <table:table-cell table:formula="of:=INDEX([.G$1:.G$1048576];[.N22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23" calcext:value-type="float">
            <text:p>223</text:p>
          </table:table-cell>
          <table:table-cell table:style-name="ce21" table:formula="of:=CONCATENATE(INT(([.A230]-1)/12)+1;&quot;-й год &quot;;[.A230]-1-INT(([.A230]-1)/12)*12+1;&quot;-й мес&quot;)" office:value-type="string" office:string-value="19-й год 7-й мес" calcext:value-type="string">
            <text:p>19-й год 7-й мес</text:p>
          </table:table-cell>
          <table:table-cell table:style-name="ce34" table:formula="of:=DATE(YEAR([.C229]);MONTH([.C229])+1;DAY([.C229]))" office:value-type="date" office:date-value="2042-01-24" calcext:value-type="date">
            <text:p>24.01.2042</text:p>
          </table:table-cell>
          <table:table-cell table:style-name="ce46" table:formula="of:=IF([.P230]*[.$D$2]/100/12/(1-(1+[.$D$2]/100/12)^(-[.O230]))&lt;[.G229];ROUNDUP([.P230]*[.$D$2]/100/12/(1-(1+[.$D$2]/100/12)^(-[.O230]));0);[.G229]+[.F230])" office:value-type="float" office:value="0" calcext:value-type="float">
            <text:p>0,00</text:p>
          </table:table-cell>
          <table:table-cell table:style-name="ce52" table:formula="of:=[.D230]-[.F230]" office:value-type="float" office:value="0" calcext:value-type="float">
            <text:p>0,00</text:p>
          </table:table-cell>
          <table:table-cell table:style-name="ce52" table:formula="of:=[.G229]*[.$D$2]*([.C230]-[.C229])/(DATE(YEAR([.C230])+1;1;1)-DATE(YEAR([.C230]);1;1))/100" office:value-type="float" office:value="0" calcext:value-type="float">
            <text:p>0,00</text:p>
          </table:table-cell>
          <table:table-cell table:style-name="ce63" table:formula="of:=[.G229]-[.E230]-[.L230]-[.M230]" office:value-type="float" office:value="0" calcext:value-type="float">
            <text:p>0,00</text:p>
          </table:table-cell>
          <table:table-cell table:style-name="ce70" table:formula="of:=[.I230]+[.J230]" office:value-type="float" office:value="21308.05" calcext:value-type="float">
            <text:p>21 308,05</text:p>
          </table:table-cell>
          <table:table-cell table:style-name="ce52" table:formula="of:=IF([.$D$1]/[.$D$3]&lt;[.K229];[.$D$1]/[.$D$3];[.K229])" office:value-type="float" office:value="11944.44" calcext:value-type="float">
            <text:p>11 944,44</text:p>
          </table:table-cell>
          <table:table-cell table:style-name="ce52" table:formula="of:=[.K229]*[.$D$2]/12/100" office:value-type="float" office:value="9363.61" calcext:value-type="float">
            <text:p>9 363,61</text:p>
          </table:table-cell>
          <table:table-cell table:style-name="ce79" table:formula="of:=[.K229]-[.I230]-[.L230]-[.M230]" office:value-type="float" office:value="956704.990000001" calcext:value-type="float">
            <text:p>956 704,99</text:p>
          </table:table-cell>
          <table:table-cell table:style-name="ce84"/>
          <table:table-cell table:style-name="ce90"/>
          <table:table-cell table:style-name="ce95" table:formula="of:=IF(ISBLANK([.L229]);VALUE([.N229]);ROW([.L229]))" office:value-type="float" office:value="7" calcext:value-type="float">
            <text:p>7,00</text:p>
          </table:table-cell>
          <table:table-cell table:formula="of:=[.O229]+[.N229]-[.N230]" office:value-type="float" office:value="360" calcext:value-type="float">
            <text:p>360</text:p>
          </table:table-cell>
          <table:table-cell table:formula="of:=INDEX([.G$1:.G$1048576];[.N23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24" calcext:value-type="float">
            <text:p>224</text:p>
          </table:table-cell>
          <table:table-cell table:style-name="ce21" table:formula="of:=CONCATENATE(INT(([.A231]-1)/12)+1;&quot;-й год &quot;;[.A231]-1-INT(([.A231]-1)/12)*12+1;&quot;-й мес&quot;)" office:value-type="string" office:string-value="19-й год 8-й мес" calcext:value-type="string">
            <text:p>19-й год 8-й мес</text:p>
          </table:table-cell>
          <table:table-cell table:style-name="ce34" table:formula="of:=DATE(YEAR([.C230]);MONTH([.C230])+1;DAY([.C230]))" office:value-type="date" office:date-value="2042-02-24" calcext:value-type="date">
            <text:p>24.02.2042</text:p>
          </table:table-cell>
          <table:table-cell table:style-name="ce46" table:formula="of:=IF([.P231]*[.$D$2]/100/12/(1-(1+[.$D$2]/100/12)^(-[.O231]))&lt;[.G230];ROUNDUP([.P231]*[.$D$2]/100/12/(1-(1+[.$D$2]/100/12)^(-[.O231]));0);[.G230]+[.F231])" office:value-type="float" office:value="0" calcext:value-type="float">
            <text:p>0,00</text:p>
          </table:table-cell>
          <table:table-cell table:style-name="ce52" table:formula="of:=[.D231]-[.F231]" office:value-type="float" office:value="0" calcext:value-type="float">
            <text:p>0,00</text:p>
          </table:table-cell>
          <table:table-cell table:style-name="ce52" table:formula="of:=[.G230]*[.$D$2]*([.C231]-[.C230])/(DATE(YEAR([.C231])+1;1;1)-DATE(YEAR([.C231]);1;1))/100" office:value-type="float" office:value="0" calcext:value-type="float">
            <text:p>0,00</text:p>
          </table:table-cell>
          <table:table-cell table:style-name="ce63" table:formula="of:=[.G230]-[.E231]-[.L231]-[.M231]" office:value-type="float" office:value="0" calcext:value-type="float">
            <text:p>0,00</text:p>
          </table:table-cell>
          <table:table-cell table:style-name="ce70" table:formula="of:=[.I231]+[.J231]" office:value-type="float" office:value="21192.59" calcext:value-type="float">
            <text:p>21 192,59</text:p>
          </table:table-cell>
          <table:table-cell table:style-name="ce52" table:formula="of:=IF([.$D$1]/[.$D$3]&lt;[.K230];[.$D$1]/[.$D$3];[.K230])" office:value-type="float" office:value="11944.44" calcext:value-type="float">
            <text:p>11 944,44</text:p>
          </table:table-cell>
          <table:table-cell table:style-name="ce52" table:formula="of:=[.K230]*[.$D$2]/12/100" office:value-type="float" office:value="9248.15" calcext:value-type="float">
            <text:p>9 248,15</text:p>
          </table:table-cell>
          <table:table-cell table:style-name="ce79" table:formula="of:=[.K230]-[.I231]-[.L231]-[.M231]" office:value-type="float" office:value="944760.550000001" calcext:value-type="float">
            <text:p>944 760,55</text:p>
          </table:table-cell>
          <table:table-cell table:style-name="ce84"/>
          <table:table-cell table:style-name="ce90"/>
          <table:table-cell table:style-name="ce95" table:formula="of:=IF(ISBLANK([.L230]);VALUE([.N230]);ROW([.L230]))" office:value-type="float" office:value="7" calcext:value-type="float">
            <text:p>7,00</text:p>
          </table:table-cell>
          <table:table-cell table:formula="of:=[.O230]+[.N230]-[.N231]" office:value-type="float" office:value="360" calcext:value-type="float">
            <text:p>360</text:p>
          </table:table-cell>
          <table:table-cell table:formula="of:=INDEX([.G$1:.G$1048576];[.N23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25" calcext:value-type="float">
            <text:p>225</text:p>
          </table:table-cell>
          <table:table-cell table:style-name="ce21" table:formula="of:=CONCATENATE(INT(([.A232]-1)/12)+1;&quot;-й год &quot;;[.A232]-1-INT(([.A232]-1)/12)*12+1;&quot;-й мес&quot;)" office:value-type="string" office:string-value="19-й год 9-й мес" calcext:value-type="string">
            <text:p>19-й год 9-й мес</text:p>
          </table:table-cell>
          <table:table-cell table:style-name="ce34" table:formula="of:=DATE(YEAR([.C231]);MONTH([.C231])+1;DAY([.C231]))" office:value-type="date" office:date-value="2042-03-24" calcext:value-type="date">
            <text:p>24.03.2042</text:p>
          </table:table-cell>
          <table:table-cell table:style-name="ce46" table:formula="of:=IF([.P232]*[.$D$2]/100/12/(1-(1+[.$D$2]/100/12)^(-[.O232]))&lt;[.G231];ROUNDUP([.P232]*[.$D$2]/100/12/(1-(1+[.$D$2]/100/12)^(-[.O232]));0);[.G231]+[.F232])" office:value-type="float" office:value="0" calcext:value-type="float">
            <text:p>0,00</text:p>
          </table:table-cell>
          <table:table-cell table:style-name="ce52" table:formula="of:=[.D232]-[.F232]" office:value-type="float" office:value="0" calcext:value-type="float">
            <text:p>0,00</text:p>
          </table:table-cell>
          <table:table-cell table:style-name="ce52" table:formula="of:=[.G231]*[.$D$2]*([.C232]-[.C231])/(DATE(YEAR([.C232])+1;1;1)-DATE(YEAR([.C232]);1;1))/100" office:value-type="float" office:value="0" calcext:value-type="float">
            <text:p>0,00</text:p>
          </table:table-cell>
          <table:table-cell table:style-name="ce63" table:formula="of:=[.G231]-[.E232]-[.L232]-[.M232]" office:value-type="float" office:value="0" calcext:value-type="float">
            <text:p>0,00</text:p>
          </table:table-cell>
          <table:table-cell table:style-name="ce70" table:formula="of:=[.I232]+[.J232]" office:value-type="float" office:value="21077.13" calcext:value-type="float">
            <text:p>21 077,13</text:p>
          </table:table-cell>
          <table:table-cell table:style-name="ce52" table:formula="of:=IF([.$D$1]/[.$D$3]&lt;[.K231];[.$D$1]/[.$D$3];[.K231])" office:value-type="float" office:value="11944.44" calcext:value-type="float">
            <text:p>11 944,44</text:p>
          </table:table-cell>
          <table:table-cell table:style-name="ce52" table:formula="of:=[.K231]*[.$D$2]/12/100" office:value-type="float" office:value="9132.69" calcext:value-type="float">
            <text:p>9 132,69</text:p>
          </table:table-cell>
          <table:table-cell table:style-name="ce79" table:formula="of:=[.K231]-[.I232]-[.L232]-[.M232]" office:value-type="float" office:value="932816.110000001" calcext:value-type="float">
            <text:p>932 816,11</text:p>
          </table:table-cell>
          <table:table-cell table:style-name="ce84"/>
          <table:table-cell table:style-name="ce90"/>
          <table:table-cell table:style-name="ce95" table:formula="of:=IF(ISBLANK([.L231]);VALUE([.N231]);ROW([.L231]))" office:value-type="float" office:value="7" calcext:value-type="float">
            <text:p>7,00</text:p>
          </table:table-cell>
          <table:table-cell table:formula="of:=[.O231]+[.N231]-[.N232]" office:value-type="float" office:value="360" calcext:value-type="float">
            <text:p>360</text:p>
          </table:table-cell>
          <table:table-cell table:formula="of:=INDEX([.G$1:.G$1048576];[.N23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26" calcext:value-type="float">
            <text:p>226</text:p>
          </table:table-cell>
          <table:table-cell table:style-name="ce21" table:formula="of:=CONCATENATE(INT(([.A233]-1)/12)+1;&quot;-й год &quot;;[.A233]-1-INT(([.A233]-1)/12)*12+1;&quot;-й мес&quot;)" office:value-type="string" office:string-value="19-й год 10-й мес" calcext:value-type="string">
            <text:p>19-й год 10-й мес</text:p>
          </table:table-cell>
          <table:table-cell table:style-name="ce34" table:formula="of:=DATE(YEAR([.C232]);MONTH([.C232])+1;DAY([.C232]))" office:value-type="date" office:date-value="2042-04-24" calcext:value-type="date">
            <text:p>24.04.2042</text:p>
          </table:table-cell>
          <table:table-cell table:style-name="ce46" table:formula="of:=IF([.P233]*[.$D$2]/100/12/(1-(1+[.$D$2]/100/12)^(-[.O233]))&lt;[.G232];ROUNDUP([.P233]*[.$D$2]/100/12/(1-(1+[.$D$2]/100/12)^(-[.O233]));0);[.G232]+[.F233])" office:value-type="float" office:value="0" calcext:value-type="float">
            <text:p>0,00</text:p>
          </table:table-cell>
          <table:table-cell table:style-name="ce52" table:formula="of:=[.D233]-[.F233]" office:value-type="float" office:value="0" calcext:value-type="float">
            <text:p>0,00</text:p>
          </table:table-cell>
          <table:table-cell table:style-name="ce52" table:formula="of:=[.G232]*[.$D$2]*([.C233]-[.C232])/(DATE(YEAR([.C233])+1;1;1)-DATE(YEAR([.C233]);1;1))/100" office:value-type="float" office:value="0" calcext:value-type="float">
            <text:p>0,00</text:p>
          </table:table-cell>
          <table:table-cell table:style-name="ce63" table:formula="of:=[.G232]-[.E233]-[.L233]-[.M233]" office:value-type="float" office:value="0" calcext:value-type="float">
            <text:p>0,00</text:p>
          </table:table-cell>
          <table:table-cell table:style-name="ce70" table:formula="of:=[.I233]+[.J233]" office:value-type="float" office:value="20961.66" calcext:value-type="float">
            <text:p>20 961,66</text:p>
          </table:table-cell>
          <table:table-cell table:style-name="ce52" table:formula="of:=IF([.$D$1]/[.$D$3]&lt;[.K232];[.$D$1]/[.$D$3];[.K232])" office:value-type="float" office:value="11944.44" calcext:value-type="float">
            <text:p>11 944,44</text:p>
          </table:table-cell>
          <table:table-cell table:style-name="ce52" table:formula="of:=[.K232]*[.$D$2]/12/100" office:value-type="float" office:value="9017.22" calcext:value-type="float">
            <text:p>9 017,22</text:p>
          </table:table-cell>
          <table:table-cell table:style-name="ce79" table:formula="of:=[.K232]-[.I233]-[.L233]-[.M233]" office:value-type="float" office:value="920871.670000001" calcext:value-type="float">
            <text:p>920 871,67</text:p>
          </table:table-cell>
          <table:table-cell table:style-name="ce84"/>
          <table:table-cell table:style-name="ce90"/>
          <table:table-cell table:style-name="ce95" table:formula="of:=IF(ISBLANK([.L232]);VALUE([.N232]);ROW([.L232]))" office:value-type="float" office:value="7" calcext:value-type="float">
            <text:p>7,00</text:p>
          </table:table-cell>
          <table:table-cell table:formula="of:=[.O232]+[.N232]-[.N233]" office:value-type="float" office:value="360" calcext:value-type="float">
            <text:p>360</text:p>
          </table:table-cell>
          <table:table-cell table:formula="of:=INDEX([.G$1:.G$1048576];[.N23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27" calcext:value-type="float">
            <text:p>227</text:p>
          </table:table-cell>
          <table:table-cell table:style-name="ce21" table:formula="of:=CONCATENATE(INT(([.A234]-1)/12)+1;&quot;-й год &quot;;[.A234]-1-INT(([.A234]-1)/12)*12+1;&quot;-й мес&quot;)" office:value-type="string" office:string-value="19-й год 11-й мес" calcext:value-type="string">
            <text:p>19-й год 11-й мес</text:p>
          </table:table-cell>
          <table:table-cell table:style-name="ce34" table:formula="of:=DATE(YEAR([.C233]);MONTH([.C233])+1;DAY([.C233]))" office:value-type="date" office:date-value="2042-05-24" calcext:value-type="date">
            <text:p>24.05.2042</text:p>
          </table:table-cell>
          <table:table-cell table:style-name="ce46" table:formula="of:=IF([.P234]*[.$D$2]/100/12/(1-(1+[.$D$2]/100/12)^(-[.O234]))&lt;[.G233];ROUNDUP([.P234]*[.$D$2]/100/12/(1-(1+[.$D$2]/100/12)^(-[.O234]));0);[.G233]+[.F234])" office:value-type="float" office:value="0" calcext:value-type="float">
            <text:p>0,00</text:p>
          </table:table-cell>
          <table:table-cell table:style-name="ce52" table:formula="of:=[.D234]-[.F234]" office:value-type="float" office:value="0" calcext:value-type="float">
            <text:p>0,00</text:p>
          </table:table-cell>
          <table:table-cell table:style-name="ce52" table:formula="of:=[.G233]*[.$D$2]*([.C234]-[.C233])/(DATE(YEAR([.C234])+1;1;1)-DATE(YEAR([.C234]);1;1))/100" office:value-type="float" office:value="0" calcext:value-type="float">
            <text:p>0,00</text:p>
          </table:table-cell>
          <table:table-cell table:style-name="ce63" table:formula="of:=[.G233]-[.E234]-[.L234]-[.M234]" office:value-type="float" office:value="0" calcext:value-type="float">
            <text:p>0,00</text:p>
          </table:table-cell>
          <table:table-cell table:style-name="ce70" table:formula="of:=[.I234]+[.J234]" office:value-type="float" office:value="20846.2" calcext:value-type="float">
            <text:p>20 846,20</text:p>
          </table:table-cell>
          <table:table-cell table:style-name="ce52" table:formula="of:=IF([.$D$1]/[.$D$3]&lt;[.K233];[.$D$1]/[.$D$3];[.K233])" office:value-type="float" office:value="11944.44" calcext:value-type="float">
            <text:p>11 944,44</text:p>
          </table:table-cell>
          <table:table-cell table:style-name="ce52" table:formula="of:=[.K233]*[.$D$2]/12/100" office:value-type="float" office:value="8901.76" calcext:value-type="float">
            <text:p>8 901,76</text:p>
          </table:table-cell>
          <table:table-cell table:style-name="ce79" table:formula="of:=[.K233]-[.I234]-[.L234]-[.M234]" office:value-type="float" office:value="908927.230000001" calcext:value-type="float">
            <text:p>908 927,23</text:p>
          </table:table-cell>
          <table:table-cell table:style-name="ce84"/>
          <table:table-cell table:style-name="ce90"/>
          <table:table-cell table:style-name="ce95" table:formula="of:=IF(ISBLANK([.L233]);VALUE([.N233]);ROW([.L233]))" office:value-type="float" office:value="7" calcext:value-type="float">
            <text:p>7,00</text:p>
          </table:table-cell>
          <table:table-cell table:formula="of:=[.O233]+[.N233]-[.N234]" office:value-type="float" office:value="360" calcext:value-type="float">
            <text:p>360</text:p>
          </table:table-cell>
          <table:table-cell table:formula="of:=INDEX([.G$1:.G$1048576];[.N23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28" calcext:value-type="float">
            <text:p>228</text:p>
          </table:table-cell>
          <table:table-cell table:style-name="ce21" table:formula="of:=CONCATENATE(INT(([.A235]-1)/12)+1;&quot;-й год &quot;;[.A235]-1-INT(([.A235]-1)/12)*12+1;&quot;-й мес&quot;)" office:value-type="string" office:string-value="19-й год 12-й мес" calcext:value-type="string">
            <text:p>19-й год 12-й мес</text:p>
          </table:table-cell>
          <table:table-cell table:style-name="ce34" table:formula="of:=DATE(YEAR([.C234]);MONTH([.C234])+1;DAY([.C234]))" office:value-type="date" office:date-value="2042-06-24" calcext:value-type="date">
            <text:p>24.06.2042</text:p>
          </table:table-cell>
          <table:table-cell table:style-name="ce46" table:formula="of:=IF([.P235]*[.$D$2]/100/12/(1-(1+[.$D$2]/100/12)^(-[.O235]))&lt;[.G234];ROUNDUP([.P235]*[.$D$2]/100/12/(1-(1+[.$D$2]/100/12)^(-[.O235]));0);[.G234]+[.F235])" office:value-type="float" office:value="0" calcext:value-type="float">
            <text:p>0,00</text:p>
          </table:table-cell>
          <table:table-cell table:style-name="ce52" table:formula="of:=[.D235]-[.F235]" office:value-type="float" office:value="0" calcext:value-type="float">
            <text:p>0,00</text:p>
          </table:table-cell>
          <table:table-cell table:style-name="ce52" table:formula="of:=[.G234]*[.$D$2]*([.C235]-[.C234])/(DATE(YEAR([.C235])+1;1;1)-DATE(YEAR([.C235]);1;1))/100" office:value-type="float" office:value="0" calcext:value-type="float">
            <text:p>0,00</text:p>
          </table:table-cell>
          <table:table-cell table:style-name="ce63" table:formula="of:=[.G234]-[.E235]-[.L235]-[.M235]" office:value-type="float" office:value="0" calcext:value-type="float">
            <text:p>0,00</text:p>
          </table:table-cell>
          <table:table-cell table:style-name="ce70" table:formula="of:=[.I235]+[.J235]" office:value-type="float" office:value="20730.74" calcext:value-type="float">
            <text:p>20 730,74</text:p>
          </table:table-cell>
          <table:table-cell table:style-name="ce52" table:formula="of:=IF([.$D$1]/[.$D$3]&lt;[.K234];[.$D$1]/[.$D$3];[.K234])" office:value-type="float" office:value="11944.44" calcext:value-type="float">
            <text:p>11 944,44</text:p>
          </table:table-cell>
          <table:table-cell table:style-name="ce52" table:formula="of:=[.K234]*[.$D$2]/12/100" office:value-type="float" office:value="8786.3" calcext:value-type="float">
            <text:p>8 786,30</text:p>
          </table:table-cell>
          <table:table-cell table:style-name="ce79" table:formula="of:=[.K234]-[.I235]-[.L235]-[.M235]" office:value-type="float" office:value="896982.790000001" calcext:value-type="float">
            <text:p>896 982,79</text:p>
          </table:table-cell>
          <table:table-cell table:style-name="ce84"/>
          <table:table-cell table:style-name="ce90"/>
          <table:table-cell table:style-name="ce95" table:formula="of:=IF(ISBLANK([.L234]);VALUE([.N234]);ROW([.L234]))" office:value-type="float" office:value="7" calcext:value-type="float">
            <text:p>7,00</text:p>
          </table:table-cell>
          <table:table-cell table:formula="of:=[.O234]+[.N234]-[.N235]" office:value-type="float" office:value="360" calcext:value-type="float">
            <text:p>360</text:p>
          </table:table-cell>
          <table:table-cell table:formula="of:=INDEX([.G$1:.G$1048576];[.N23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229" calcext:value-type="float">
            <text:p>229</text:p>
          </table:table-cell>
          <table:table-cell table:style-name="ce21" table:formula="of:=CONCATENATE(INT(([.A236]-1)/12)+1;&quot;-й год &quot;;[.A236]-1-INT(([.A236]-1)/12)*12+1;&quot;-й мес&quot;)" office:value-type="string" office:string-value="20-й год 1-й мес" calcext:value-type="string">
            <text:p>20-й год 1-й мес</text:p>
          </table:table-cell>
          <table:table-cell table:style-name="ce34" table:formula="of:=DATE(YEAR([.C235]);MONTH([.C235])+1;DAY([.C235]))" office:value-type="date" office:date-value="2042-07-24" calcext:value-type="date">
            <text:p>24.07.2042</text:p>
          </table:table-cell>
          <table:table-cell table:style-name="ce46" table:formula="of:=IF([.P236]*[.$D$2]/100/12/(1-(1+[.$D$2]/100/12)^(-[.O236]))&lt;[.G235];ROUNDUP([.P236]*[.$D$2]/100/12/(1-(1+[.$D$2]/100/12)^(-[.O236]));0);[.G235]+[.F236])" office:value-type="float" office:value="0" calcext:value-type="float">
            <text:p>0,00</text:p>
          </table:table-cell>
          <table:table-cell table:style-name="ce53" table:formula="of:=[.D236]-[.F236]" office:value-type="float" office:value="0" calcext:value-type="float">
            <text:p>0,00</text:p>
          </table:table-cell>
          <table:table-cell table:style-name="ce52" table:formula="of:=[.G235]*[.$D$2]*([.C236]-[.C235])/(DATE(YEAR([.C236])+1;1;1)-DATE(YEAR([.C236]);1;1))/100" office:value-type="float" office:value="0" calcext:value-type="float">
            <text:p>0,00</text:p>
          </table:table-cell>
          <table:table-cell table:style-name="ce64" table:formula="of:=[.G235]-[.E236]-[.L236]-[.M236]" office:value-type="float" office:value="0" calcext:value-type="float">
            <text:p>0,00</text:p>
          </table:table-cell>
          <table:table-cell table:style-name="ce71" table:formula="of:=[.I236]+[.J236]" office:value-type="float" office:value="20615.27" calcext:value-type="float">
            <text:p>20 615,27</text:p>
          </table:table-cell>
          <table:table-cell table:style-name="ce53" table:formula="of:=IF([.$D$1]/[.$D$3]&lt;[.K235];[.$D$1]/[.$D$3];[.K235])" office:value-type="float" office:value="11944.44" calcext:value-type="float">
            <text:p>11 944,44</text:p>
          </table:table-cell>
          <table:table-cell table:style-name="ce53" table:formula="of:=[.K235]*[.$D$2]/12/100" office:value-type="float" office:value="8670.83" calcext:value-type="float">
            <text:p>8 670,83</text:p>
          </table:table-cell>
          <table:table-cell table:style-name="ce80" table:formula="of:=[.K235]-[.I236]-[.L236]-[.M236]" office:value-type="float" office:value="885038.350000001" calcext:value-type="float">
            <text:p>885 038,35</text:p>
          </table:table-cell>
          <table:table-cell table:style-name="ce85"/>
          <table:table-cell table:style-name="ce91"/>
          <table:table-cell table:style-name="ce95" table:formula="of:=IF(ISBLANK([.L235]);VALUE([.N235]);ROW([.L235]))" office:value-type="float" office:value="7" calcext:value-type="float">
            <text:p>7,00</text:p>
          </table:table-cell>
          <table:table-cell table:formula="of:=[.O235]+[.N235]-[.N236]" office:value-type="float" office:value="360" calcext:value-type="float">
            <text:p>360</text:p>
          </table:table-cell>
          <table:table-cell table:formula="of:=INDEX([.G$1:.G$1048576];[.N23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0" calcext:value-type="float">
            <text:p>230</text:p>
          </table:table-cell>
          <table:table-cell table:style-name="ce21" table:formula="of:=CONCATENATE(INT(([.A237]-1)/12)+1;&quot;-й год &quot;;[.A237]-1-INT(([.A237]-1)/12)*12+1;&quot;-й мес&quot;)" office:value-type="string" office:string-value="20-й год 2-й мес" calcext:value-type="string">
            <text:p>20-й год 2-й мес</text:p>
          </table:table-cell>
          <table:table-cell table:style-name="ce34" table:formula="of:=DATE(YEAR([.C236]);MONTH([.C236])+1;DAY([.C236]))" office:value-type="date" office:date-value="2042-08-24" calcext:value-type="date">
            <text:p>24.08.2042</text:p>
          </table:table-cell>
          <table:table-cell table:style-name="ce46" table:formula="of:=IF([.P237]*[.$D$2]/100/12/(1-(1+[.$D$2]/100/12)^(-[.O237]))&lt;[.G236];ROUNDUP([.P237]*[.$D$2]/100/12/(1-(1+[.$D$2]/100/12)^(-[.O237]));0);[.G236]+[.F237])" office:value-type="float" office:value="0" calcext:value-type="float">
            <text:p>0,00</text:p>
          </table:table-cell>
          <table:table-cell table:style-name="ce52" table:formula="of:=[.D237]-[.F237]" office:value-type="float" office:value="0" calcext:value-type="float">
            <text:p>0,00</text:p>
          </table:table-cell>
          <table:table-cell table:style-name="ce52" table:formula="of:=[.G236]*[.$D$2]*([.C237]-[.C236])/(DATE(YEAR([.C237])+1;1;1)-DATE(YEAR([.C237]);1;1))/100" office:value-type="float" office:value="0" calcext:value-type="float">
            <text:p>0,00</text:p>
          </table:table-cell>
          <table:table-cell table:style-name="ce63" table:formula="of:=[.G236]-[.E237]-[.L237]-[.M237]" office:value-type="float" office:value="0" calcext:value-type="float">
            <text:p>0,00</text:p>
          </table:table-cell>
          <table:table-cell table:style-name="ce70" table:formula="of:=[.I237]+[.J237]" office:value-type="float" office:value="20499.81" calcext:value-type="float">
            <text:p>20 499,81</text:p>
          </table:table-cell>
          <table:table-cell table:style-name="ce52" table:formula="of:=IF([.$D$1]/[.$D$3]&lt;[.K236];[.$D$1]/[.$D$3];[.K236])" office:value-type="float" office:value="11944.44" calcext:value-type="float">
            <text:p>11 944,44</text:p>
          </table:table-cell>
          <table:table-cell table:style-name="ce52" table:formula="of:=[.K236]*[.$D$2]/12/100" office:value-type="float" office:value="8555.37" calcext:value-type="float">
            <text:p>8 555,37</text:p>
          </table:table-cell>
          <table:table-cell table:style-name="ce79" table:formula="of:=[.K236]-[.I237]-[.L237]-[.M237]" office:value-type="float" office:value="873093.910000001" calcext:value-type="float">
            <text:p>873 093,91</text:p>
          </table:table-cell>
          <table:table-cell table:style-name="ce84"/>
          <table:table-cell table:style-name="ce90"/>
          <table:table-cell table:style-name="ce95" table:formula="of:=IF(ISBLANK([.L236]);VALUE([.N236]);ROW([.L236]))" office:value-type="float" office:value="7" calcext:value-type="float">
            <text:p>7,00</text:p>
          </table:table-cell>
          <table:table-cell table:formula="of:=[.O236]+[.N236]-[.N237]" office:value-type="float" office:value="360" calcext:value-type="float">
            <text:p>360</text:p>
          </table:table-cell>
          <table:table-cell table:formula="of:=INDEX([.G$1:.G$1048576];[.N23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1" calcext:value-type="float">
            <text:p>231</text:p>
          </table:table-cell>
          <table:table-cell table:style-name="ce21" table:formula="of:=CONCATENATE(INT(([.A238]-1)/12)+1;&quot;-й год &quot;;[.A238]-1-INT(([.A238]-1)/12)*12+1;&quot;-й мес&quot;)" office:value-type="string" office:string-value="20-й год 3-й мес" calcext:value-type="string">
            <text:p>20-й год 3-й мес</text:p>
          </table:table-cell>
          <table:table-cell table:style-name="ce34" table:formula="of:=DATE(YEAR([.C237]);MONTH([.C237])+1;DAY([.C237]))" office:value-type="date" office:date-value="2042-09-24" calcext:value-type="date">
            <text:p>24.09.2042</text:p>
          </table:table-cell>
          <table:table-cell table:style-name="ce46" table:formula="of:=IF([.P238]*[.$D$2]/100/12/(1-(1+[.$D$2]/100/12)^(-[.O238]))&lt;[.G237];ROUNDUP([.P238]*[.$D$2]/100/12/(1-(1+[.$D$2]/100/12)^(-[.O238]));0);[.G237]+[.F238])" office:value-type="float" office:value="0" calcext:value-type="float">
            <text:p>0,00</text:p>
          </table:table-cell>
          <table:table-cell table:style-name="ce52" table:formula="of:=[.D238]-[.F238]" office:value-type="float" office:value="0" calcext:value-type="float">
            <text:p>0,00</text:p>
          </table:table-cell>
          <table:table-cell table:style-name="ce52" table:formula="of:=[.G237]*[.$D$2]*([.C238]-[.C237])/(DATE(YEAR([.C238])+1;1;1)-DATE(YEAR([.C238]);1;1))/100" office:value-type="float" office:value="0" calcext:value-type="float">
            <text:p>0,00</text:p>
          </table:table-cell>
          <table:table-cell table:style-name="ce63" table:formula="of:=[.G237]-[.E238]-[.L238]-[.M238]" office:value-type="float" office:value="0" calcext:value-type="float">
            <text:p>0,00</text:p>
          </table:table-cell>
          <table:table-cell table:style-name="ce70" table:formula="of:=[.I238]+[.J238]" office:value-type="float" office:value="20384.35" calcext:value-type="float">
            <text:p>20 384,35</text:p>
          </table:table-cell>
          <table:table-cell table:style-name="ce52" table:formula="of:=IF([.$D$1]/[.$D$3]&lt;[.K237];[.$D$1]/[.$D$3];[.K237])" office:value-type="float" office:value="11944.44" calcext:value-type="float">
            <text:p>11 944,44</text:p>
          </table:table-cell>
          <table:table-cell table:style-name="ce52" table:formula="of:=[.K237]*[.$D$2]/12/100" office:value-type="float" office:value="8439.91" calcext:value-type="float">
            <text:p>8 439,91</text:p>
          </table:table-cell>
          <table:table-cell table:style-name="ce79" table:formula="of:=[.K237]-[.I238]-[.L238]-[.M238]" office:value-type="float" office:value="861149.470000001" calcext:value-type="float">
            <text:p>861 149,47</text:p>
          </table:table-cell>
          <table:table-cell table:style-name="ce84"/>
          <table:table-cell table:style-name="ce90"/>
          <table:table-cell table:style-name="ce95" table:formula="of:=IF(ISBLANK([.L237]);VALUE([.N237]);ROW([.L237]))" office:value-type="float" office:value="7" calcext:value-type="float">
            <text:p>7,00</text:p>
          </table:table-cell>
          <table:table-cell table:formula="of:=[.O237]+[.N237]-[.N238]" office:value-type="float" office:value="360" calcext:value-type="float">
            <text:p>360</text:p>
          </table:table-cell>
          <table:table-cell table:formula="of:=INDEX([.G$1:.G$1048576];[.N23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2" calcext:value-type="float">
            <text:p>232</text:p>
          </table:table-cell>
          <table:table-cell table:style-name="ce21" table:formula="of:=CONCATENATE(INT(([.A239]-1)/12)+1;&quot;-й год &quot;;[.A239]-1-INT(([.A239]-1)/12)*12+1;&quot;-й мес&quot;)" office:value-type="string" office:string-value="20-й год 4-й мес" calcext:value-type="string">
            <text:p>20-й год 4-й мес</text:p>
          </table:table-cell>
          <table:table-cell table:style-name="ce34" table:formula="of:=DATE(YEAR([.C238]);MONTH([.C238])+1;DAY([.C238]))" office:value-type="date" office:date-value="2042-10-24" calcext:value-type="date">
            <text:p>24.10.2042</text:p>
          </table:table-cell>
          <table:table-cell table:style-name="ce46" table:formula="of:=IF([.P239]*[.$D$2]/100/12/(1-(1+[.$D$2]/100/12)^(-[.O239]))&lt;[.G238];ROUNDUP([.P239]*[.$D$2]/100/12/(1-(1+[.$D$2]/100/12)^(-[.O239]));0);[.G238]+[.F239])" office:value-type="float" office:value="0" calcext:value-type="float">
            <text:p>0,00</text:p>
          </table:table-cell>
          <table:table-cell table:style-name="ce52" table:formula="of:=[.D239]-[.F239]" office:value-type="float" office:value="0" calcext:value-type="float">
            <text:p>0,00</text:p>
          </table:table-cell>
          <table:table-cell table:style-name="ce52" table:formula="of:=[.G238]*[.$D$2]*([.C239]-[.C238])/(DATE(YEAR([.C239])+1;1;1)-DATE(YEAR([.C239]);1;1))/100" office:value-type="float" office:value="0" calcext:value-type="float">
            <text:p>0,00</text:p>
          </table:table-cell>
          <table:table-cell table:style-name="ce63" table:formula="of:=[.G238]-[.E239]-[.L239]-[.M239]" office:value-type="float" office:value="0" calcext:value-type="float">
            <text:p>0,00</text:p>
          </table:table-cell>
          <table:table-cell table:style-name="ce70" table:formula="of:=[.I239]+[.J239]" office:value-type="float" office:value="20268.88" calcext:value-type="float">
            <text:p>20 268,88</text:p>
          </table:table-cell>
          <table:table-cell table:style-name="ce52" table:formula="of:=IF([.$D$1]/[.$D$3]&lt;[.K238];[.$D$1]/[.$D$3];[.K238])" office:value-type="float" office:value="11944.44" calcext:value-type="float">
            <text:p>11 944,44</text:p>
          </table:table-cell>
          <table:table-cell table:style-name="ce52" table:formula="of:=[.K238]*[.$D$2]/12/100" office:value-type="float" office:value="8324.44" calcext:value-type="float">
            <text:p>8 324,44</text:p>
          </table:table-cell>
          <table:table-cell table:style-name="ce79" table:formula="of:=[.K238]-[.I239]-[.L239]-[.M239]" office:value-type="float" office:value="849205.030000001" calcext:value-type="float">
            <text:p>849 205,03</text:p>
          </table:table-cell>
          <table:table-cell table:style-name="ce84"/>
          <table:table-cell table:style-name="ce90"/>
          <table:table-cell table:style-name="ce95" table:formula="of:=IF(ISBLANK([.L238]);VALUE([.N238]);ROW([.L238]))" office:value-type="float" office:value="7" calcext:value-type="float">
            <text:p>7,00</text:p>
          </table:table-cell>
          <table:table-cell table:formula="of:=[.O238]+[.N238]-[.N239]" office:value-type="float" office:value="360" calcext:value-type="float">
            <text:p>360</text:p>
          </table:table-cell>
          <table:table-cell table:formula="of:=INDEX([.G$1:.G$1048576];[.N23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3" calcext:value-type="float">
            <text:p>233</text:p>
          </table:table-cell>
          <table:table-cell table:style-name="ce21" table:formula="of:=CONCATENATE(INT(([.A240]-1)/12)+1;&quot;-й год &quot;;[.A240]-1-INT(([.A240]-1)/12)*12+1;&quot;-й мес&quot;)" office:value-type="string" office:string-value="20-й год 5-й мес" calcext:value-type="string">
            <text:p>20-й год 5-й мес</text:p>
          </table:table-cell>
          <table:table-cell table:style-name="ce34" table:formula="of:=DATE(YEAR([.C239]);MONTH([.C239])+1;DAY([.C239]))" office:value-type="date" office:date-value="2042-11-24" calcext:value-type="date">
            <text:p>24.11.2042</text:p>
          </table:table-cell>
          <table:table-cell table:style-name="ce46" table:formula="of:=IF([.P240]*[.$D$2]/100/12/(1-(1+[.$D$2]/100/12)^(-[.O240]))&lt;[.G239];ROUNDUP([.P240]*[.$D$2]/100/12/(1-(1+[.$D$2]/100/12)^(-[.O240]));0);[.G239]+[.F240])" office:value-type="float" office:value="0" calcext:value-type="float">
            <text:p>0,00</text:p>
          </table:table-cell>
          <table:table-cell table:style-name="ce52" table:formula="of:=[.D240]-[.F240]" office:value-type="float" office:value="0" calcext:value-type="float">
            <text:p>0,00</text:p>
          </table:table-cell>
          <table:table-cell table:style-name="ce52" table:formula="of:=[.G239]*[.$D$2]*([.C240]-[.C239])/(DATE(YEAR([.C240])+1;1;1)-DATE(YEAR([.C240]);1;1))/100" office:value-type="float" office:value="0" calcext:value-type="float">
            <text:p>0,00</text:p>
          </table:table-cell>
          <table:table-cell table:style-name="ce63" table:formula="of:=[.G239]-[.E240]-[.L240]-[.M240]" office:value-type="float" office:value="0" calcext:value-type="float">
            <text:p>0,00</text:p>
          </table:table-cell>
          <table:table-cell table:style-name="ce70" table:formula="of:=[.I240]+[.J240]" office:value-type="float" office:value="20153.42" calcext:value-type="float">
            <text:p>20 153,42</text:p>
          </table:table-cell>
          <table:table-cell table:style-name="ce52" table:formula="of:=IF([.$D$1]/[.$D$3]&lt;[.K239];[.$D$1]/[.$D$3];[.K239])" office:value-type="float" office:value="11944.44" calcext:value-type="float">
            <text:p>11 944,44</text:p>
          </table:table-cell>
          <table:table-cell table:style-name="ce52" table:formula="of:=[.K239]*[.$D$2]/12/100" office:value-type="float" office:value="8208.98" calcext:value-type="float">
            <text:p>8 208,98</text:p>
          </table:table-cell>
          <table:table-cell table:style-name="ce79" table:formula="of:=[.K239]-[.I240]-[.L240]-[.M240]" office:value-type="float" office:value="837260.590000001" calcext:value-type="float">
            <text:p>837 260,59</text:p>
          </table:table-cell>
          <table:table-cell table:style-name="ce84"/>
          <table:table-cell table:style-name="ce90"/>
          <table:table-cell table:style-name="ce95" table:formula="of:=IF(ISBLANK([.L239]);VALUE([.N239]);ROW([.L239]))" office:value-type="float" office:value="7" calcext:value-type="float">
            <text:p>7,00</text:p>
          </table:table-cell>
          <table:table-cell table:formula="of:=[.O239]+[.N239]-[.N240]" office:value-type="float" office:value="360" calcext:value-type="float">
            <text:p>360</text:p>
          </table:table-cell>
          <table:table-cell table:formula="of:=INDEX([.G$1:.G$1048576];[.N24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4" calcext:value-type="float">
            <text:p>234</text:p>
          </table:table-cell>
          <table:table-cell table:style-name="ce21" table:formula="of:=CONCATENATE(INT(([.A241]-1)/12)+1;&quot;-й год &quot;;[.A241]-1-INT(([.A241]-1)/12)*12+1;&quot;-й мес&quot;)" office:value-type="string" office:string-value="20-й год 6-й мес" calcext:value-type="string">
            <text:p>20-й год 6-й мес</text:p>
          </table:table-cell>
          <table:table-cell table:style-name="ce34" table:formula="of:=DATE(YEAR([.C240]);MONTH([.C240])+1;DAY([.C240]))" office:value-type="date" office:date-value="2042-12-24" calcext:value-type="date">
            <text:p>24.12.2042</text:p>
          </table:table-cell>
          <table:table-cell table:style-name="ce46" table:formula="of:=IF([.P241]*[.$D$2]/100/12/(1-(1+[.$D$2]/100/12)^(-[.O241]))&lt;[.G240];ROUNDUP([.P241]*[.$D$2]/100/12/(1-(1+[.$D$2]/100/12)^(-[.O241]));0);[.G240]+[.F241])" office:value-type="float" office:value="0" calcext:value-type="float">
            <text:p>0,00</text:p>
          </table:table-cell>
          <table:table-cell table:style-name="ce52" table:formula="of:=[.D241]-[.F241]" office:value-type="float" office:value="0" calcext:value-type="float">
            <text:p>0,00</text:p>
          </table:table-cell>
          <table:table-cell table:style-name="ce52" table:formula="of:=[.G240]*[.$D$2]*([.C241]-[.C240])/(DATE(YEAR([.C241])+1;1;1)-DATE(YEAR([.C241]);1;1))/100" office:value-type="float" office:value="0" calcext:value-type="float">
            <text:p>0,00</text:p>
          </table:table-cell>
          <table:table-cell table:style-name="ce63" table:formula="of:=[.G240]-[.E241]-[.L241]-[.M241]" office:value-type="float" office:value="0" calcext:value-type="float">
            <text:p>0,00</text:p>
          </table:table-cell>
          <table:table-cell table:style-name="ce70" table:formula="of:=[.I241]+[.J241]" office:value-type="float" office:value="20037.96" calcext:value-type="float">
            <text:p>20 037,96</text:p>
          </table:table-cell>
          <table:table-cell table:style-name="ce52" table:formula="of:=IF([.$D$1]/[.$D$3]&lt;[.K240];[.$D$1]/[.$D$3];[.K240])" office:value-type="float" office:value="11944.44" calcext:value-type="float">
            <text:p>11 944,44</text:p>
          </table:table-cell>
          <table:table-cell table:style-name="ce52" table:formula="of:=[.K240]*[.$D$2]/12/100" office:value-type="float" office:value="8093.52" calcext:value-type="float">
            <text:p>8 093,52</text:p>
          </table:table-cell>
          <table:table-cell table:style-name="ce79" table:formula="of:=[.K240]-[.I241]-[.L241]-[.M241]" office:value-type="float" office:value="825316.150000001" calcext:value-type="float">
            <text:p>825 316,15</text:p>
          </table:table-cell>
          <table:table-cell table:style-name="ce84"/>
          <table:table-cell table:style-name="ce90"/>
          <table:table-cell table:style-name="ce95" table:formula="of:=IF(ISBLANK([.L240]);VALUE([.N240]);ROW([.L240]))" office:value-type="float" office:value="7" calcext:value-type="float">
            <text:p>7,00</text:p>
          </table:table-cell>
          <table:table-cell table:formula="of:=[.O240]+[.N240]-[.N241]" office:value-type="float" office:value="360" calcext:value-type="float">
            <text:p>360</text:p>
          </table:table-cell>
          <table:table-cell table:formula="of:=INDEX([.G$1:.G$1048576];[.N24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5" calcext:value-type="float">
            <text:p>235</text:p>
          </table:table-cell>
          <table:table-cell table:style-name="ce21" table:formula="of:=CONCATENATE(INT(([.A242]-1)/12)+1;&quot;-й год &quot;;[.A242]-1-INT(([.A242]-1)/12)*12+1;&quot;-й мес&quot;)" office:value-type="string" office:string-value="20-й год 7-й мес" calcext:value-type="string">
            <text:p>20-й год 7-й мес</text:p>
          </table:table-cell>
          <table:table-cell table:style-name="ce34" table:formula="of:=DATE(YEAR([.C241]);MONTH([.C241])+1;DAY([.C241]))" office:value-type="date" office:date-value="2043-01-24" calcext:value-type="date">
            <text:p>24.01.2043</text:p>
          </table:table-cell>
          <table:table-cell table:style-name="ce46" table:formula="of:=IF([.P242]*[.$D$2]/100/12/(1-(1+[.$D$2]/100/12)^(-[.O242]))&lt;[.G241];ROUNDUP([.P242]*[.$D$2]/100/12/(1-(1+[.$D$2]/100/12)^(-[.O242]));0);[.G241]+[.F242])" office:value-type="float" office:value="0" calcext:value-type="float">
            <text:p>0,00</text:p>
          </table:table-cell>
          <table:table-cell table:style-name="ce52" table:formula="of:=[.D242]-[.F242]" office:value-type="float" office:value="0" calcext:value-type="float">
            <text:p>0,00</text:p>
          </table:table-cell>
          <table:table-cell table:style-name="ce52" table:formula="of:=[.G241]*[.$D$2]*([.C242]-[.C241])/(DATE(YEAR([.C242])+1;1;1)-DATE(YEAR([.C242]);1;1))/100" office:value-type="float" office:value="0" calcext:value-type="float">
            <text:p>0,00</text:p>
          </table:table-cell>
          <table:table-cell table:style-name="ce63" table:formula="of:=[.G241]-[.E242]-[.L242]-[.M242]" office:value-type="float" office:value="0" calcext:value-type="float">
            <text:p>0,00</text:p>
          </table:table-cell>
          <table:table-cell table:style-name="ce70" table:formula="of:=[.I242]+[.J242]" office:value-type="float" office:value="19922.5" calcext:value-type="float">
            <text:p>19 922,50</text:p>
          </table:table-cell>
          <table:table-cell table:style-name="ce52" table:formula="of:=IF([.$D$1]/[.$D$3]&lt;[.K241];[.$D$1]/[.$D$3];[.K241])" office:value-type="float" office:value="11944.44" calcext:value-type="float">
            <text:p>11 944,44</text:p>
          </table:table-cell>
          <table:table-cell table:style-name="ce52" table:formula="of:=[.K241]*[.$D$2]/12/100" office:value-type="float" office:value="7978.06" calcext:value-type="float">
            <text:p>7 978,06</text:p>
          </table:table-cell>
          <table:table-cell table:style-name="ce79" table:formula="of:=[.K241]-[.I242]-[.L242]-[.M242]" office:value-type="float" office:value="813371.710000001" calcext:value-type="float">
            <text:p>813 371,71</text:p>
          </table:table-cell>
          <table:table-cell table:style-name="ce84"/>
          <table:table-cell table:style-name="ce90"/>
          <table:table-cell table:style-name="ce95" table:formula="of:=IF(ISBLANK([.L241]);VALUE([.N241]);ROW([.L241]))" office:value-type="float" office:value="7" calcext:value-type="float">
            <text:p>7,00</text:p>
          </table:table-cell>
          <table:table-cell table:formula="of:=[.O241]+[.N241]-[.N242]" office:value-type="float" office:value="360" calcext:value-type="float">
            <text:p>360</text:p>
          </table:table-cell>
          <table:table-cell table:formula="of:=INDEX([.G$1:.G$1048576];[.N24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6" calcext:value-type="float">
            <text:p>236</text:p>
          </table:table-cell>
          <table:table-cell table:style-name="ce21" table:formula="of:=CONCATENATE(INT(([.A243]-1)/12)+1;&quot;-й год &quot;;[.A243]-1-INT(([.A243]-1)/12)*12+1;&quot;-й мес&quot;)" office:value-type="string" office:string-value="20-й год 8-й мес" calcext:value-type="string">
            <text:p>20-й год 8-й мес</text:p>
          </table:table-cell>
          <table:table-cell table:style-name="ce34" table:formula="of:=DATE(YEAR([.C242]);MONTH([.C242])+1;DAY([.C242]))" office:value-type="date" office:date-value="2043-02-24" calcext:value-type="date">
            <text:p>24.02.2043</text:p>
          </table:table-cell>
          <table:table-cell table:style-name="ce46" table:formula="of:=IF([.P243]*[.$D$2]/100/12/(1-(1+[.$D$2]/100/12)^(-[.O243]))&lt;[.G242];ROUNDUP([.P243]*[.$D$2]/100/12/(1-(1+[.$D$2]/100/12)^(-[.O243]));0);[.G242]+[.F243])" office:value-type="float" office:value="0" calcext:value-type="float">
            <text:p>0,00</text:p>
          </table:table-cell>
          <table:table-cell table:style-name="ce52" table:formula="of:=[.D243]-[.F243]" office:value-type="float" office:value="0" calcext:value-type="float">
            <text:p>0,00</text:p>
          </table:table-cell>
          <table:table-cell table:style-name="ce52" table:formula="of:=[.G242]*[.$D$2]*([.C243]-[.C242])/(DATE(YEAR([.C243])+1;1;1)-DATE(YEAR([.C243]);1;1))/100" office:value-type="float" office:value="0" calcext:value-type="float">
            <text:p>0,00</text:p>
          </table:table-cell>
          <table:table-cell table:style-name="ce63" table:formula="of:=[.G242]-[.E243]-[.L243]-[.M243]" office:value-type="float" office:value="0" calcext:value-type="float">
            <text:p>0,00</text:p>
          </table:table-cell>
          <table:table-cell table:style-name="ce70" table:formula="of:=[.I243]+[.J243]" office:value-type="float" office:value="19807.03" calcext:value-type="float">
            <text:p>19 807,03</text:p>
          </table:table-cell>
          <table:table-cell table:style-name="ce52" table:formula="of:=IF([.$D$1]/[.$D$3]&lt;[.K242];[.$D$1]/[.$D$3];[.K242])" office:value-type="float" office:value="11944.44" calcext:value-type="float">
            <text:p>11 944,44</text:p>
          </table:table-cell>
          <table:table-cell table:style-name="ce52" table:formula="of:=[.K242]*[.$D$2]/12/100" office:value-type="float" office:value="7862.59" calcext:value-type="float">
            <text:p>7 862,59</text:p>
          </table:table-cell>
          <table:table-cell table:style-name="ce79" table:formula="of:=[.K242]-[.I243]-[.L243]-[.M243]" office:value-type="float" office:value="801427.270000001" calcext:value-type="float">
            <text:p>801 427,27</text:p>
          </table:table-cell>
          <table:table-cell table:style-name="ce84"/>
          <table:table-cell table:style-name="ce90"/>
          <table:table-cell table:style-name="ce95" table:formula="of:=IF(ISBLANK([.L242]);VALUE([.N242]);ROW([.L242]))" office:value-type="float" office:value="7" calcext:value-type="float">
            <text:p>7,00</text:p>
          </table:table-cell>
          <table:table-cell table:formula="of:=[.O242]+[.N242]-[.N243]" office:value-type="float" office:value="360" calcext:value-type="float">
            <text:p>360</text:p>
          </table:table-cell>
          <table:table-cell table:formula="of:=INDEX([.G$1:.G$1048576];[.N24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7" calcext:value-type="float">
            <text:p>237</text:p>
          </table:table-cell>
          <table:table-cell table:style-name="ce21" table:formula="of:=CONCATENATE(INT(([.A244]-1)/12)+1;&quot;-й год &quot;;[.A244]-1-INT(([.A244]-1)/12)*12+1;&quot;-й мес&quot;)" office:value-type="string" office:string-value="20-й год 9-й мес" calcext:value-type="string">
            <text:p>20-й год 9-й мес</text:p>
          </table:table-cell>
          <table:table-cell table:style-name="ce34" table:formula="of:=DATE(YEAR([.C243]);MONTH([.C243])+1;DAY([.C243]))" office:value-type="date" office:date-value="2043-03-24" calcext:value-type="date">
            <text:p>24.03.2043</text:p>
          </table:table-cell>
          <table:table-cell table:style-name="ce46" table:formula="of:=IF([.P244]*[.$D$2]/100/12/(1-(1+[.$D$2]/100/12)^(-[.O244]))&lt;[.G243];ROUNDUP([.P244]*[.$D$2]/100/12/(1-(1+[.$D$2]/100/12)^(-[.O244]));0);[.G243]+[.F244])" office:value-type="float" office:value="0" calcext:value-type="float">
            <text:p>0,00</text:p>
          </table:table-cell>
          <table:table-cell table:style-name="ce52" table:formula="of:=[.D244]-[.F244]" office:value-type="float" office:value="0" calcext:value-type="float">
            <text:p>0,00</text:p>
          </table:table-cell>
          <table:table-cell table:style-name="ce52" table:formula="of:=[.G243]*[.$D$2]*([.C244]-[.C243])/(DATE(YEAR([.C244])+1;1;1)-DATE(YEAR([.C244]);1;1))/100" office:value-type="float" office:value="0" calcext:value-type="float">
            <text:p>0,00</text:p>
          </table:table-cell>
          <table:table-cell table:style-name="ce63" table:formula="of:=[.G243]-[.E244]-[.L244]-[.M244]" office:value-type="float" office:value="0" calcext:value-type="float">
            <text:p>0,00</text:p>
          </table:table-cell>
          <table:table-cell table:style-name="ce70" table:formula="of:=[.I244]+[.J244]" office:value-type="float" office:value="19691.57" calcext:value-type="float">
            <text:p>19 691,57</text:p>
          </table:table-cell>
          <table:table-cell table:style-name="ce52" table:formula="of:=IF([.$D$1]/[.$D$3]&lt;[.K243];[.$D$1]/[.$D$3];[.K243])" office:value-type="float" office:value="11944.44" calcext:value-type="float">
            <text:p>11 944,44</text:p>
          </table:table-cell>
          <table:table-cell table:style-name="ce52" table:formula="of:=[.K243]*[.$D$2]/12/100" office:value-type="float" office:value="7747.13" calcext:value-type="float">
            <text:p>7 747,13</text:p>
          </table:table-cell>
          <table:table-cell table:style-name="ce79" table:formula="of:=[.K243]-[.I244]-[.L244]-[.M244]" office:value-type="float" office:value="789482.830000001" calcext:value-type="float">
            <text:p>789 482,83</text:p>
          </table:table-cell>
          <table:table-cell table:style-name="ce84"/>
          <table:table-cell table:style-name="ce90"/>
          <table:table-cell table:style-name="ce95" table:formula="of:=IF(ISBLANK([.L243]);VALUE([.N243]);ROW([.L243]))" office:value-type="float" office:value="7" calcext:value-type="float">
            <text:p>7,00</text:p>
          </table:table-cell>
          <table:table-cell table:formula="of:=[.O243]+[.N243]-[.N244]" office:value-type="float" office:value="360" calcext:value-type="float">
            <text:p>360</text:p>
          </table:table-cell>
          <table:table-cell table:formula="of:=INDEX([.G$1:.G$1048576];[.N24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8" calcext:value-type="float">
            <text:p>238</text:p>
          </table:table-cell>
          <table:table-cell table:style-name="ce21" table:formula="of:=CONCATENATE(INT(([.A245]-1)/12)+1;&quot;-й год &quot;;[.A245]-1-INT(([.A245]-1)/12)*12+1;&quot;-й мес&quot;)" office:value-type="string" office:string-value="20-й год 10-й мес" calcext:value-type="string">
            <text:p>20-й год 10-й мес</text:p>
          </table:table-cell>
          <table:table-cell table:style-name="ce34" table:formula="of:=DATE(YEAR([.C244]);MONTH([.C244])+1;DAY([.C244]))" office:value-type="date" office:date-value="2043-04-24" calcext:value-type="date">
            <text:p>24.04.2043</text:p>
          </table:table-cell>
          <table:table-cell table:style-name="ce46" table:formula="of:=IF([.P245]*[.$D$2]/100/12/(1-(1+[.$D$2]/100/12)^(-[.O245]))&lt;[.G244];ROUNDUP([.P245]*[.$D$2]/100/12/(1-(1+[.$D$2]/100/12)^(-[.O245]));0);[.G244]+[.F245])" office:value-type="float" office:value="0" calcext:value-type="float">
            <text:p>0,00</text:p>
          </table:table-cell>
          <table:table-cell table:style-name="ce52" table:formula="of:=[.D245]-[.F245]" office:value-type="float" office:value="0" calcext:value-type="float">
            <text:p>0,00</text:p>
          </table:table-cell>
          <table:table-cell table:style-name="ce52" table:formula="of:=[.G244]*[.$D$2]*([.C245]-[.C244])/(DATE(YEAR([.C245])+1;1;1)-DATE(YEAR([.C245]);1;1))/100" office:value-type="float" office:value="0" calcext:value-type="float">
            <text:p>0,00</text:p>
          </table:table-cell>
          <table:table-cell table:style-name="ce63" table:formula="of:=[.G244]-[.E245]-[.L245]-[.M245]" office:value-type="float" office:value="0" calcext:value-type="float">
            <text:p>0,00</text:p>
          </table:table-cell>
          <table:table-cell table:style-name="ce70" table:formula="of:=[.I245]+[.J245]" office:value-type="float" office:value="19576.11" calcext:value-type="float">
            <text:p>19 576,11</text:p>
          </table:table-cell>
          <table:table-cell table:style-name="ce52" table:formula="of:=IF([.$D$1]/[.$D$3]&lt;[.K244];[.$D$1]/[.$D$3];[.K244])" office:value-type="float" office:value="11944.44" calcext:value-type="float">
            <text:p>11 944,44</text:p>
          </table:table-cell>
          <table:table-cell table:style-name="ce52" table:formula="of:=[.K244]*[.$D$2]/12/100" office:value-type="float" office:value="7631.67" calcext:value-type="float">
            <text:p>7 631,67</text:p>
          </table:table-cell>
          <table:table-cell table:style-name="ce79" table:formula="of:=[.K244]-[.I245]-[.L245]-[.M245]" office:value-type="float" office:value="777538.390000002" calcext:value-type="float">
            <text:p>777 538,39</text:p>
          </table:table-cell>
          <table:table-cell table:style-name="ce84"/>
          <table:table-cell table:style-name="ce90"/>
          <table:table-cell table:style-name="ce95" table:formula="of:=IF(ISBLANK([.L244]);VALUE([.N244]);ROW([.L244]))" office:value-type="float" office:value="7" calcext:value-type="float">
            <text:p>7,00</text:p>
          </table:table-cell>
          <table:table-cell table:formula="of:=[.O244]+[.N244]-[.N245]" office:value-type="float" office:value="360" calcext:value-type="float">
            <text:p>360</text:p>
          </table:table-cell>
          <table:table-cell table:formula="of:=INDEX([.G$1:.G$1048576];[.N24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39" calcext:value-type="float">
            <text:p>239</text:p>
          </table:table-cell>
          <table:table-cell table:style-name="ce21" table:formula="of:=CONCATENATE(INT(([.A246]-1)/12)+1;&quot;-й год &quot;;[.A246]-1-INT(([.A246]-1)/12)*12+1;&quot;-й мес&quot;)" office:value-type="string" office:string-value="20-й год 11-й мес" calcext:value-type="string">
            <text:p>20-й год 11-й мес</text:p>
          </table:table-cell>
          <table:table-cell table:style-name="ce34" table:formula="of:=DATE(YEAR([.C245]);MONTH([.C245])+1;DAY([.C245]))" office:value-type="date" office:date-value="2043-05-24" calcext:value-type="date">
            <text:p>24.05.2043</text:p>
          </table:table-cell>
          <table:table-cell table:style-name="ce46" table:formula="of:=IF([.P246]*[.$D$2]/100/12/(1-(1+[.$D$2]/100/12)^(-[.O246]))&lt;[.G245];ROUNDUP([.P246]*[.$D$2]/100/12/(1-(1+[.$D$2]/100/12)^(-[.O246]));0);[.G245]+[.F246])" office:value-type="float" office:value="0" calcext:value-type="float">
            <text:p>0,00</text:p>
          </table:table-cell>
          <table:table-cell table:style-name="ce52" table:formula="of:=[.D246]-[.F246]" office:value-type="float" office:value="0" calcext:value-type="float">
            <text:p>0,00</text:p>
          </table:table-cell>
          <table:table-cell table:style-name="ce52" table:formula="of:=[.G245]*[.$D$2]*([.C246]-[.C245])/(DATE(YEAR([.C246])+1;1;1)-DATE(YEAR([.C246]);1;1))/100" office:value-type="float" office:value="0" calcext:value-type="float">
            <text:p>0,00</text:p>
          </table:table-cell>
          <table:table-cell table:style-name="ce63" table:formula="of:=[.G245]-[.E246]-[.L246]-[.M246]" office:value-type="float" office:value="0" calcext:value-type="float">
            <text:p>0,00</text:p>
          </table:table-cell>
          <table:table-cell table:style-name="ce70" table:formula="of:=[.I246]+[.J246]" office:value-type="float" office:value="19460.64" calcext:value-type="float">
            <text:p>19 460,64</text:p>
          </table:table-cell>
          <table:table-cell table:style-name="ce52" table:formula="of:=IF([.$D$1]/[.$D$3]&lt;[.K245];[.$D$1]/[.$D$3];[.K245])" office:value-type="float" office:value="11944.44" calcext:value-type="float">
            <text:p>11 944,44</text:p>
          </table:table-cell>
          <table:table-cell table:style-name="ce52" table:formula="of:=[.K245]*[.$D$2]/12/100" office:value-type="float" office:value="7516.2" calcext:value-type="float">
            <text:p>7 516,20</text:p>
          </table:table-cell>
          <table:table-cell table:style-name="ce79" table:formula="of:=[.K245]-[.I246]-[.L246]-[.M246]" office:value-type="float" office:value="765593.950000002" calcext:value-type="float">
            <text:p>765 593,95</text:p>
          </table:table-cell>
          <table:table-cell table:style-name="ce84"/>
          <table:table-cell table:style-name="ce90"/>
          <table:table-cell table:style-name="ce95" table:formula="of:=IF(ISBLANK([.L245]);VALUE([.N245]);ROW([.L245]))" office:value-type="float" office:value="7" calcext:value-type="float">
            <text:p>7,00</text:p>
          </table:table-cell>
          <table:table-cell table:formula="of:=[.O245]+[.N245]-[.N246]" office:value-type="float" office:value="360" calcext:value-type="float">
            <text:p>360</text:p>
          </table:table-cell>
          <table:table-cell table:formula="of:=INDEX([.G$1:.G$1048576];[.N24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240" calcext:value-type="float">
            <text:p>240</text:p>
          </table:table-cell>
          <table:table-cell table:style-name="ce21" table:formula="of:=CONCATENATE(INT(([.A247]-1)/12)+1;&quot;-й год &quot;;[.A247]-1-INT(([.A247]-1)/12)*12+1;&quot;-й мес&quot;)" office:value-type="string" office:string-value="20-й год 12-й мес" calcext:value-type="string">
            <text:p>20-й год 12-й мес</text:p>
          </table:table-cell>
          <table:table-cell table:style-name="ce34" table:formula="of:=DATE(YEAR([.C246]);MONTH([.C246])+1;DAY([.C246]))" office:value-type="date" office:date-value="2043-06-24" calcext:value-type="date">
            <text:p>24.06.2043</text:p>
          </table:table-cell>
          <table:table-cell table:style-name="ce46" table:formula="of:=IF([.P247]*[.$D$2]/100/12/(1-(1+[.$D$2]/100/12)^(-[.O247]))&lt;[.G246];ROUNDUP([.P247]*[.$D$2]/100/12/(1-(1+[.$D$2]/100/12)^(-[.O247]));0);[.G246]+[.F247])" office:value-type="float" office:value="0" calcext:value-type="float">
            <text:p>0,00</text:p>
          </table:table-cell>
          <table:table-cell table:style-name="ce54" table:formula="of:=[.D247]-[.F247]" office:value-type="float" office:value="0" calcext:value-type="float">
            <text:p>0,00</text:p>
          </table:table-cell>
          <table:table-cell table:style-name="ce52" table:formula="of:=[.G246]*[.$D$2]*([.C247]-[.C246])/(DATE(YEAR([.C247])+1;1;1)-DATE(YEAR([.C247]);1;1))/100" office:value-type="float" office:value="0" calcext:value-type="float">
            <text:p>0,00</text:p>
          </table:table-cell>
          <table:table-cell table:style-name="ce65" table:formula="of:=[.G246]-[.E247]-[.L247]-[.M247]" office:value-type="float" office:value="0" calcext:value-type="float">
            <text:p>0,00</text:p>
          </table:table-cell>
          <table:table-cell table:style-name="ce72" table:formula="of:=[.I247]+[.J247]" office:value-type="float" office:value="19345.18" calcext:value-type="float">
            <text:p>19 345,18</text:p>
          </table:table-cell>
          <table:table-cell table:style-name="ce54" table:formula="of:=IF([.$D$1]/[.$D$3]&lt;[.K246];[.$D$1]/[.$D$3];[.K246])" office:value-type="float" office:value="11944.44" calcext:value-type="float">
            <text:p>11 944,44</text:p>
          </table:table-cell>
          <table:table-cell table:style-name="ce54" table:formula="of:=[.K246]*[.$D$2]/12/100" office:value-type="float" office:value="7400.74" calcext:value-type="float">
            <text:p>7 400,74</text:p>
          </table:table-cell>
          <table:table-cell table:style-name="ce81" table:formula="of:=[.K246]-[.I247]-[.L247]-[.M247]" office:value-type="float" office:value="753649.510000002" calcext:value-type="float">
            <text:p>753 649,51</text:p>
          </table:table-cell>
          <table:table-cell table:style-name="ce86"/>
          <table:table-cell table:style-name="ce92"/>
          <table:table-cell table:style-name="ce95" table:formula="of:=IF(ISBLANK([.L246]);VALUE([.N246]);ROW([.L246]))" office:value-type="float" office:value="7" calcext:value-type="float">
            <text:p>7,00</text:p>
          </table:table-cell>
          <table:table-cell table:formula="of:=[.O246]+[.N246]-[.N247]" office:value-type="float" office:value="360" calcext:value-type="float">
            <text:p>360</text:p>
          </table:table-cell>
          <table:table-cell table:formula="of:=INDEX([.G$1:.G$1048576];[.N24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41" calcext:value-type="float">
            <text:p>241</text:p>
          </table:table-cell>
          <table:table-cell table:style-name="ce21" table:formula="of:=CONCATENATE(INT(([.A248]-1)/12)+1;&quot;-й год &quot;;[.A248]-1-INT(([.A248]-1)/12)*12+1;&quot;-й мес&quot;)" office:value-type="string" office:string-value="21-й год 1-й мес" calcext:value-type="string">
            <text:p>21-й год 1-й мес</text:p>
          </table:table-cell>
          <table:table-cell table:style-name="ce34" table:formula="of:=DATE(YEAR([.C247]);MONTH([.C247])+1;DAY([.C247]))" office:value-type="date" office:date-value="2043-07-24" calcext:value-type="date">
            <text:p>24.07.2043</text:p>
          </table:table-cell>
          <table:table-cell table:style-name="ce46" table:formula="of:=IF([.P248]*[.$D$2]/100/12/(1-(1+[.$D$2]/100/12)^(-[.O248]))&lt;[.G247];ROUNDUP([.P248]*[.$D$2]/100/12/(1-(1+[.$D$2]/100/12)^(-[.O248]));0);[.G247]+[.F248])" office:value-type="float" office:value="0" calcext:value-type="float">
            <text:p>0,00</text:p>
          </table:table-cell>
          <table:table-cell table:style-name="ce52" table:formula="of:=[.D248]-[.F248]" office:value-type="float" office:value="0" calcext:value-type="float">
            <text:p>0,00</text:p>
          </table:table-cell>
          <table:table-cell table:style-name="ce52" table:formula="of:=[.G247]*[.$D$2]*([.C248]-[.C247])/(DATE(YEAR([.C248])+1;1;1)-DATE(YEAR([.C248]);1;1))/100" office:value-type="float" office:value="0" calcext:value-type="float">
            <text:p>0,00</text:p>
          </table:table-cell>
          <table:table-cell table:style-name="ce63" table:formula="of:=[.G247]-[.E248]-[.L248]-[.M248]" office:value-type="float" office:value="0" calcext:value-type="float">
            <text:p>0,00</text:p>
          </table:table-cell>
          <table:table-cell table:style-name="ce70" table:formula="of:=[.I248]+[.J248]" office:value-type="float" office:value="19229.72" calcext:value-type="float">
            <text:p>19 229,72</text:p>
          </table:table-cell>
          <table:table-cell table:style-name="ce52" table:formula="of:=IF([.$D$1]/[.$D$3]&lt;[.K247];[.$D$1]/[.$D$3];[.K247])" office:value-type="float" office:value="11944.44" calcext:value-type="float">
            <text:p>11 944,44</text:p>
          </table:table-cell>
          <table:table-cell table:style-name="ce52" table:formula="of:=[.K247]*[.$D$2]/12/100" office:value-type="float" office:value="7285.28" calcext:value-type="float">
            <text:p>7 285,28</text:p>
          </table:table-cell>
          <table:table-cell table:style-name="ce79" table:formula="of:=[.K247]-[.I248]-[.L248]-[.M248]" office:value-type="float" office:value="741705.070000002" calcext:value-type="float">
            <text:p>741 705,07</text:p>
          </table:table-cell>
          <table:table-cell table:style-name="ce84"/>
          <table:table-cell table:style-name="ce90"/>
          <table:table-cell table:style-name="ce95" table:formula="of:=IF(ISBLANK([.L247]);VALUE([.N247]);ROW([.L247]))" office:value-type="float" office:value="7" calcext:value-type="float">
            <text:p>7,00</text:p>
          </table:table-cell>
          <table:table-cell table:formula="of:=[.O247]+[.N247]-[.N248]" office:value-type="float" office:value="360" calcext:value-type="float">
            <text:p>360</text:p>
          </table:table-cell>
          <table:table-cell table:formula="of:=INDEX([.G$1:.G$1048576];[.N24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42" calcext:value-type="float">
            <text:p>242</text:p>
          </table:table-cell>
          <table:table-cell table:style-name="ce21" table:formula="of:=CONCATENATE(INT(([.A249]-1)/12)+1;&quot;-й год &quot;;[.A249]-1-INT(([.A249]-1)/12)*12+1;&quot;-й мес&quot;)" office:value-type="string" office:string-value="21-й год 2-й мес" calcext:value-type="string">
            <text:p>21-й год 2-й мес</text:p>
          </table:table-cell>
          <table:table-cell table:style-name="ce34" table:formula="of:=DATE(YEAR([.C248]);MONTH([.C248])+1;DAY([.C248]))" office:value-type="date" office:date-value="2043-08-24" calcext:value-type="date">
            <text:p>24.08.2043</text:p>
          </table:table-cell>
          <table:table-cell table:style-name="ce46" table:formula="of:=IF([.P249]*[.$D$2]/100/12/(1-(1+[.$D$2]/100/12)^(-[.O249]))&lt;[.G248];ROUNDUP([.P249]*[.$D$2]/100/12/(1-(1+[.$D$2]/100/12)^(-[.O249]));0);[.G248]+[.F249])" office:value-type="float" office:value="0" calcext:value-type="float">
            <text:p>0,00</text:p>
          </table:table-cell>
          <table:table-cell table:style-name="ce52" table:formula="of:=[.D249]-[.F249]" office:value-type="float" office:value="0" calcext:value-type="float">
            <text:p>0,00</text:p>
          </table:table-cell>
          <table:table-cell table:style-name="ce52" table:formula="of:=[.G248]*[.$D$2]*([.C249]-[.C248])/(DATE(YEAR([.C249])+1;1;1)-DATE(YEAR([.C249]);1;1))/100" office:value-type="float" office:value="0" calcext:value-type="float">
            <text:p>0,00</text:p>
          </table:table-cell>
          <table:table-cell table:style-name="ce63" table:formula="of:=[.G248]-[.E249]-[.L249]-[.M249]" office:value-type="float" office:value="0" calcext:value-type="float">
            <text:p>0,00</text:p>
          </table:table-cell>
          <table:table-cell table:style-name="ce70" table:formula="of:=[.I249]+[.J249]" office:value-type="float" office:value="19114.26" calcext:value-type="float">
            <text:p>19 114,26</text:p>
          </table:table-cell>
          <table:table-cell table:style-name="ce52" table:formula="of:=IF([.$D$1]/[.$D$3]&lt;[.K248];[.$D$1]/[.$D$3];[.K248])" office:value-type="float" office:value="11944.44" calcext:value-type="float">
            <text:p>11 944,44</text:p>
          </table:table-cell>
          <table:table-cell table:style-name="ce52" table:formula="of:=[.K248]*[.$D$2]/12/100" office:value-type="float" office:value="7169.82" calcext:value-type="float">
            <text:p>7 169,82</text:p>
          </table:table-cell>
          <table:table-cell table:style-name="ce79" table:formula="of:=[.K248]-[.I249]-[.L249]-[.M249]" office:value-type="float" office:value="729760.630000002" calcext:value-type="float">
            <text:p>729 760,63</text:p>
          </table:table-cell>
          <table:table-cell table:style-name="ce84"/>
          <table:table-cell table:style-name="ce90"/>
          <table:table-cell table:style-name="ce95" table:formula="of:=IF(ISBLANK([.L248]);VALUE([.N248]);ROW([.L248]))" office:value-type="float" office:value="7" calcext:value-type="float">
            <text:p>7,00</text:p>
          </table:table-cell>
          <table:table-cell table:formula="of:=[.O248]+[.N248]-[.N249]" office:value-type="float" office:value="360" calcext:value-type="float">
            <text:p>360</text:p>
          </table:table-cell>
          <table:table-cell table:formula="of:=INDEX([.G$1:.G$1048576];[.N24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43" calcext:value-type="float">
            <text:p>243</text:p>
          </table:table-cell>
          <table:table-cell table:style-name="ce21" table:formula="of:=CONCATENATE(INT(([.A250]-1)/12)+1;&quot;-й год &quot;;[.A250]-1-INT(([.A250]-1)/12)*12+1;&quot;-й мес&quot;)" office:value-type="string" office:string-value="21-й год 3-й мес" calcext:value-type="string">
            <text:p>21-й год 3-й мес</text:p>
          </table:table-cell>
          <table:table-cell table:style-name="ce34" table:formula="of:=DATE(YEAR([.C249]);MONTH([.C249])+1;DAY([.C249]))" office:value-type="date" office:date-value="2043-09-24" calcext:value-type="date">
            <text:p>24.09.2043</text:p>
          </table:table-cell>
          <table:table-cell table:style-name="ce46" table:formula="of:=IF([.P250]*[.$D$2]/100/12/(1-(1+[.$D$2]/100/12)^(-[.O250]))&lt;[.G249];ROUNDUP([.P250]*[.$D$2]/100/12/(1-(1+[.$D$2]/100/12)^(-[.O250]));0);[.G249]+[.F250])" office:value-type="float" office:value="0" calcext:value-type="float">
            <text:p>0,00</text:p>
          </table:table-cell>
          <table:table-cell table:style-name="ce52" table:formula="of:=[.D250]-[.F250]" office:value-type="float" office:value="0" calcext:value-type="float">
            <text:p>0,00</text:p>
          </table:table-cell>
          <table:table-cell table:style-name="ce52" table:formula="of:=[.G249]*[.$D$2]*([.C250]-[.C249])/(DATE(YEAR([.C250])+1;1;1)-DATE(YEAR([.C250]);1;1))/100" office:value-type="float" office:value="0" calcext:value-type="float">
            <text:p>0,00</text:p>
          </table:table-cell>
          <table:table-cell table:style-name="ce63" table:formula="of:=[.G249]-[.E250]-[.L250]-[.M250]" office:value-type="float" office:value="0" calcext:value-type="float">
            <text:p>0,00</text:p>
          </table:table-cell>
          <table:table-cell table:style-name="ce70" table:formula="of:=[.I250]+[.J250]" office:value-type="float" office:value="18998.79" calcext:value-type="float">
            <text:p>18 998,79</text:p>
          </table:table-cell>
          <table:table-cell table:style-name="ce52" table:formula="of:=IF([.$D$1]/[.$D$3]&lt;[.K249];[.$D$1]/[.$D$3];[.K249])" office:value-type="float" office:value="11944.44" calcext:value-type="float">
            <text:p>11 944,44</text:p>
          </table:table-cell>
          <table:table-cell table:style-name="ce52" table:formula="of:=[.K249]*[.$D$2]/12/100" office:value-type="float" office:value="7054.35" calcext:value-type="float">
            <text:p>7 054,35</text:p>
          </table:table-cell>
          <table:table-cell table:style-name="ce79" table:formula="of:=[.K249]-[.I250]-[.L250]-[.M250]" office:value-type="float" office:value="717816.190000002" calcext:value-type="float">
            <text:p>717 816,19</text:p>
          </table:table-cell>
          <table:table-cell table:style-name="ce84"/>
          <table:table-cell table:style-name="ce90"/>
          <table:table-cell table:style-name="ce95" table:formula="of:=IF(ISBLANK([.L249]);VALUE([.N249]);ROW([.L249]))" office:value-type="float" office:value="7" calcext:value-type="float">
            <text:p>7,00</text:p>
          </table:table-cell>
          <table:table-cell table:formula="of:=[.O249]+[.N249]-[.N250]" office:value-type="float" office:value="360" calcext:value-type="float">
            <text:p>360</text:p>
          </table:table-cell>
          <table:table-cell table:formula="of:=INDEX([.G$1:.G$1048576];[.N25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44" calcext:value-type="float">
            <text:p>244</text:p>
          </table:table-cell>
          <table:table-cell table:style-name="ce21" table:formula="of:=CONCATENATE(INT(([.A251]-1)/12)+1;&quot;-й год &quot;;[.A251]-1-INT(([.A251]-1)/12)*12+1;&quot;-й мес&quot;)" office:value-type="string" office:string-value="21-й год 4-й мес" calcext:value-type="string">
            <text:p>21-й год 4-й мес</text:p>
          </table:table-cell>
          <table:table-cell table:style-name="ce34" table:formula="of:=DATE(YEAR([.C250]);MONTH([.C250])+1;DAY([.C250]))" office:value-type="date" office:date-value="2043-10-24" calcext:value-type="date">
            <text:p>24.10.2043</text:p>
          </table:table-cell>
          <table:table-cell table:style-name="ce46" table:formula="of:=IF([.P251]*[.$D$2]/100/12/(1-(1+[.$D$2]/100/12)^(-[.O251]))&lt;[.G250];ROUNDUP([.P251]*[.$D$2]/100/12/(1-(1+[.$D$2]/100/12)^(-[.O251]));0);[.G250]+[.F251])" office:value-type="float" office:value="0" calcext:value-type="float">
            <text:p>0,00</text:p>
          </table:table-cell>
          <table:table-cell table:style-name="ce52" table:formula="of:=[.D251]-[.F251]" office:value-type="float" office:value="0" calcext:value-type="float">
            <text:p>0,00</text:p>
          </table:table-cell>
          <table:table-cell table:style-name="ce52" table:formula="of:=[.G250]*[.$D$2]*([.C251]-[.C250])/(DATE(YEAR([.C251])+1;1;1)-DATE(YEAR([.C251]);1;1))/100" office:value-type="float" office:value="0" calcext:value-type="float">
            <text:p>0,00</text:p>
          </table:table-cell>
          <table:table-cell table:style-name="ce63" table:formula="of:=[.G250]-[.E251]-[.L251]-[.M251]" office:value-type="float" office:value="0" calcext:value-type="float">
            <text:p>0,00</text:p>
          </table:table-cell>
          <table:table-cell table:style-name="ce70" table:formula="of:=[.I251]+[.J251]" office:value-type="float" office:value="18883.33" calcext:value-type="float">
            <text:p>18 883,33</text:p>
          </table:table-cell>
          <table:table-cell table:style-name="ce52" table:formula="of:=IF([.$D$1]/[.$D$3]&lt;[.K250];[.$D$1]/[.$D$3];[.K250])" office:value-type="float" office:value="11944.44" calcext:value-type="float">
            <text:p>11 944,44</text:p>
          </table:table-cell>
          <table:table-cell table:style-name="ce52" table:formula="of:=[.K250]*[.$D$2]/12/100" office:value-type="float" office:value="6938.89" calcext:value-type="float">
            <text:p>6 938,89</text:p>
          </table:table-cell>
          <table:table-cell table:style-name="ce79" table:formula="of:=[.K250]-[.I251]-[.L251]-[.M251]" office:value-type="float" office:value="705871.750000002" calcext:value-type="float">
            <text:p>705 871,75</text:p>
          </table:table-cell>
          <table:table-cell table:style-name="ce84"/>
          <table:table-cell table:style-name="ce90"/>
          <table:table-cell table:style-name="ce95" table:formula="of:=IF(ISBLANK([.L250]);VALUE([.N250]);ROW([.L250]))" office:value-type="float" office:value="7" calcext:value-type="float">
            <text:p>7,00</text:p>
          </table:table-cell>
          <table:table-cell table:formula="of:=[.O250]+[.N250]-[.N251]" office:value-type="float" office:value="360" calcext:value-type="float">
            <text:p>360</text:p>
          </table:table-cell>
          <table:table-cell table:formula="of:=INDEX([.G$1:.G$1048576];[.N25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45" calcext:value-type="float">
            <text:p>245</text:p>
          </table:table-cell>
          <table:table-cell table:style-name="ce21" table:formula="of:=CONCATENATE(INT(([.A252]-1)/12)+1;&quot;-й год &quot;;[.A252]-1-INT(([.A252]-1)/12)*12+1;&quot;-й мес&quot;)" office:value-type="string" office:string-value="21-й год 5-й мес" calcext:value-type="string">
            <text:p>21-й год 5-й мес</text:p>
          </table:table-cell>
          <table:table-cell table:style-name="ce34" table:formula="of:=DATE(YEAR([.C251]);MONTH([.C251])+1;DAY([.C251]))" office:value-type="date" office:date-value="2043-11-24" calcext:value-type="date">
            <text:p>24.11.2043</text:p>
          </table:table-cell>
          <table:table-cell table:style-name="ce46" table:formula="of:=IF([.P252]*[.$D$2]/100/12/(1-(1+[.$D$2]/100/12)^(-[.O252]))&lt;[.G251];ROUNDUP([.P252]*[.$D$2]/100/12/(1-(1+[.$D$2]/100/12)^(-[.O252]));0);[.G251]+[.F252])" office:value-type="float" office:value="0" calcext:value-type="float">
            <text:p>0,00</text:p>
          </table:table-cell>
          <table:table-cell table:style-name="ce52" table:formula="of:=[.D252]-[.F252]" office:value-type="float" office:value="0" calcext:value-type="float">
            <text:p>0,00</text:p>
          </table:table-cell>
          <table:table-cell table:style-name="ce52" table:formula="of:=[.G251]*[.$D$2]*([.C252]-[.C251])/(DATE(YEAR([.C252])+1;1;1)-DATE(YEAR([.C252]);1;1))/100" office:value-type="float" office:value="0" calcext:value-type="float">
            <text:p>0,00</text:p>
          </table:table-cell>
          <table:table-cell table:style-name="ce63" table:formula="of:=[.G251]-[.E252]-[.L252]-[.M252]" office:value-type="float" office:value="0" calcext:value-type="float">
            <text:p>0,00</text:p>
          </table:table-cell>
          <table:table-cell table:style-name="ce70" table:formula="of:=[.I252]+[.J252]" office:value-type="float" office:value="18767.87" calcext:value-type="float">
            <text:p>18 767,87</text:p>
          </table:table-cell>
          <table:table-cell table:style-name="ce52" table:formula="of:=IF([.$D$1]/[.$D$3]&lt;[.K251];[.$D$1]/[.$D$3];[.K251])" office:value-type="float" office:value="11944.44" calcext:value-type="float">
            <text:p>11 944,44</text:p>
          </table:table-cell>
          <table:table-cell table:style-name="ce52" table:formula="of:=[.K251]*[.$D$2]/12/100" office:value-type="float" office:value="6823.43" calcext:value-type="float">
            <text:p>6 823,43</text:p>
          </table:table-cell>
          <table:table-cell table:style-name="ce79" table:formula="of:=[.K251]-[.I252]-[.L252]-[.M252]" office:value-type="float" office:value="693927.310000002" calcext:value-type="float">
            <text:p>693 927,31</text:p>
          </table:table-cell>
          <table:table-cell table:style-name="ce84"/>
          <table:table-cell table:style-name="ce90"/>
          <table:table-cell table:style-name="ce95" table:formula="of:=IF(ISBLANK([.L251]);VALUE([.N251]);ROW([.L251]))" office:value-type="float" office:value="7" calcext:value-type="float">
            <text:p>7,00</text:p>
          </table:table-cell>
          <table:table-cell table:formula="of:=[.O251]+[.N251]-[.N252]" office:value-type="float" office:value="360" calcext:value-type="float">
            <text:p>360</text:p>
          </table:table-cell>
          <table:table-cell table:formula="of:=INDEX([.G$1:.G$1048576];[.N25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46" calcext:value-type="float">
            <text:p>246</text:p>
          </table:table-cell>
          <table:table-cell table:style-name="ce21" table:formula="of:=CONCATENATE(INT(([.A253]-1)/12)+1;&quot;-й год &quot;;[.A253]-1-INT(([.A253]-1)/12)*12+1;&quot;-й мес&quot;)" office:value-type="string" office:string-value="21-й год 6-й мес" calcext:value-type="string">
            <text:p>21-й год 6-й мес</text:p>
          </table:table-cell>
          <table:table-cell table:style-name="ce34" table:formula="of:=DATE(YEAR([.C252]);MONTH([.C252])+1;DAY([.C252]))" office:value-type="date" office:date-value="2043-12-24" calcext:value-type="date">
            <text:p>24.12.2043</text:p>
          </table:table-cell>
          <table:table-cell table:style-name="ce46" table:formula="of:=IF([.P253]*[.$D$2]/100/12/(1-(1+[.$D$2]/100/12)^(-[.O253]))&lt;[.G252];ROUNDUP([.P253]*[.$D$2]/100/12/(1-(1+[.$D$2]/100/12)^(-[.O253]));0);[.G252]+[.F253])" office:value-type="float" office:value="0" calcext:value-type="float">
            <text:p>0,00</text:p>
          </table:table-cell>
          <table:table-cell table:style-name="ce52" table:formula="of:=[.D253]-[.F253]" office:value-type="float" office:value="0" calcext:value-type="float">
            <text:p>0,00</text:p>
          </table:table-cell>
          <table:table-cell table:style-name="ce52" table:formula="of:=[.G252]*[.$D$2]*([.C253]-[.C252])/(DATE(YEAR([.C253])+1;1;1)-DATE(YEAR([.C253]);1;1))/100" office:value-type="float" office:value="0" calcext:value-type="float">
            <text:p>0,00</text:p>
          </table:table-cell>
          <table:table-cell table:style-name="ce63" table:formula="of:=[.G252]-[.E253]-[.L253]-[.M253]" office:value-type="float" office:value="0" calcext:value-type="float">
            <text:p>0,00</text:p>
          </table:table-cell>
          <table:table-cell table:style-name="ce70" table:formula="of:=[.I253]+[.J253]" office:value-type="float" office:value="18652.4" calcext:value-type="float">
            <text:p>18 652,40</text:p>
          </table:table-cell>
          <table:table-cell table:style-name="ce52" table:formula="of:=IF([.$D$1]/[.$D$3]&lt;[.K252];[.$D$1]/[.$D$3];[.K252])" office:value-type="float" office:value="11944.44" calcext:value-type="float">
            <text:p>11 944,44</text:p>
          </table:table-cell>
          <table:table-cell table:style-name="ce52" table:formula="of:=[.K252]*[.$D$2]/12/100" office:value-type="float" office:value="6707.96" calcext:value-type="float">
            <text:p>6 707,96</text:p>
          </table:table-cell>
          <table:table-cell table:style-name="ce79" table:formula="of:=[.K252]-[.I253]-[.L253]-[.M253]" office:value-type="float" office:value="681982.870000002" calcext:value-type="float">
            <text:p>681 982,87</text:p>
          </table:table-cell>
          <table:table-cell table:style-name="ce84"/>
          <table:table-cell table:style-name="ce90"/>
          <table:table-cell table:style-name="ce95" table:formula="of:=IF(ISBLANK([.L252]);VALUE([.N252]);ROW([.L252]))" office:value-type="float" office:value="7" calcext:value-type="float">
            <text:p>7,00</text:p>
          </table:table-cell>
          <table:table-cell table:formula="of:=[.O252]+[.N252]-[.N253]" office:value-type="float" office:value="360" calcext:value-type="float">
            <text:p>360</text:p>
          </table:table-cell>
          <table:table-cell table:formula="of:=INDEX([.G$1:.G$1048576];[.N25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47" calcext:value-type="float">
            <text:p>247</text:p>
          </table:table-cell>
          <table:table-cell table:style-name="ce21" table:formula="of:=CONCATENATE(INT(([.A254]-1)/12)+1;&quot;-й год &quot;;[.A254]-1-INT(([.A254]-1)/12)*12+1;&quot;-й мес&quot;)" office:value-type="string" office:string-value="21-й год 7-й мес" calcext:value-type="string">
            <text:p>21-й год 7-й мес</text:p>
          </table:table-cell>
          <table:table-cell table:style-name="ce34" table:formula="of:=DATE(YEAR([.C253]);MONTH([.C253])+1;DAY([.C253]))" office:value-type="date" office:date-value="2044-01-24" calcext:value-type="date">
            <text:p>24.01.2044</text:p>
          </table:table-cell>
          <table:table-cell table:style-name="ce46" table:formula="of:=IF([.P254]*[.$D$2]/100/12/(1-(1+[.$D$2]/100/12)^(-[.O254]))&lt;[.G253];ROUNDUP([.P254]*[.$D$2]/100/12/(1-(1+[.$D$2]/100/12)^(-[.O254]));0);[.G253]+[.F254])" office:value-type="float" office:value="0" calcext:value-type="float">
            <text:p>0,00</text:p>
          </table:table-cell>
          <table:table-cell table:style-name="ce52" table:formula="of:=[.D254]-[.F254]" office:value-type="float" office:value="0" calcext:value-type="float">
            <text:p>0,00</text:p>
          </table:table-cell>
          <table:table-cell table:style-name="ce52" table:formula="of:=[.G253]*[.$D$2]*([.C254]-[.C253])/(DATE(YEAR([.C254])+1;1;1)-DATE(YEAR([.C254]);1;1))/100" office:value-type="float" office:value="0" calcext:value-type="float">
            <text:p>0,00</text:p>
          </table:table-cell>
          <table:table-cell table:style-name="ce63" table:formula="of:=[.G253]-[.E254]-[.L254]-[.M254]" office:value-type="float" office:value="0" calcext:value-type="float">
            <text:p>0,00</text:p>
          </table:table-cell>
          <table:table-cell table:style-name="ce70" table:formula="of:=[.I254]+[.J254]" office:value-type="float" office:value="18536.94" calcext:value-type="float">
            <text:p>18 536,94</text:p>
          </table:table-cell>
          <table:table-cell table:style-name="ce52" table:formula="of:=IF([.$D$1]/[.$D$3]&lt;[.K253];[.$D$1]/[.$D$3];[.K253])" office:value-type="float" office:value="11944.44" calcext:value-type="float">
            <text:p>11 944,44</text:p>
          </table:table-cell>
          <table:table-cell table:style-name="ce52" table:formula="of:=[.K253]*[.$D$2]/12/100" office:value-type="float" office:value="6592.5" calcext:value-type="float">
            <text:p>6 592,50</text:p>
          </table:table-cell>
          <table:table-cell table:style-name="ce79" table:formula="of:=[.K253]-[.I254]-[.L254]-[.M254]" office:value-type="float" office:value="670038.430000002" calcext:value-type="float">
            <text:p>670 038,43</text:p>
          </table:table-cell>
          <table:table-cell table:style-name="ce84"/>
          <table:table-cell table:style-name="ce90"/>
          <table:table-cell table:style-name="ce95" table:formula="of:=IF(ISBLANK([.L253]);VALUE([.N253]);ROW([.L253]))" office:value-type="float" office:value="7" calcext:value-type="float">
            <text:p>7,00</text:p>
          </table:table-cell>
          <table:table-cell table:formula="of:=[.O253]+[.N253]-[.N254]" office:value-type="float" office:value="360" calcext:value-type="float">
            <text:p>360</text:p>
          </table:table-cell>
          <table:table-cell table:formula="of:=INDEX([.G$1:.G$1048576];[.N25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48" calcext:value-type="float">
            <text:p>248</text:p>
          </table:table-cell>
          <table:table-cell table:style-name="ce21" table:formula="of:=CONCATENATE(INT(([.A255]-1)/12)+1;&quot;-й год &quot;;[.A255]-1-INT(([.A255]-1)/12)*12+1;&quot;-й мес&quot;)" office:value-type="string" office:string-value="21-й год 8-й мес" calcext:value-type="string">
            <text:p>21-й год 8-й мес</text:p>
          </table:table-cell>
          <table:table-cell table:style-name="ce34" table:formula="of:=DATE(YEAR([.C254]);MONTH([.C254])+1;DAY([.C254]))" office:value-type="date" office:date-value="2044-02-24" calcext:value-type="date">
            <text:p>24.02.2044</text:p>
          </table:table-cell>
          <table:table-cell table:style-name="ce46" table:formula="of:=IF([.P255]*[.$D$2]/100/12/(1-(1+[.$D$2]/100/12)^(-[.O255]))&lt;[.G254];ROUNDUP([.P255]*[.$D$2]/100/12/(1-(1+[.$D$2]/100/12)^(-[.O255]));0);[.G254]+[.F255])" office:value-type="float" office:value="0" calcext:value-type="float">
            <text:p>0,00</text:p>
          </table:table-cell>
          <table:table-cell table:style-name="ce52" table:formula="of:=[.D255]-[.F255]" office:value-type="float" office:value="0" calcext:value-type="float">
            <text:p>0,00</text:p>
          </table:table-cell>
          <table:table-cell table:style-name="ce52" table:formula="of:=[.G254]*[.$D$2]*([.C255]-[.C254])/(DATE(YEAR([.C255])+1;1;1)-DATE(YEAR([.C255]);1;1))/100" office:value-type="float" office:value="0" calcext:value-type="float">
            <text:p>0,00</text:p>
          </table:table-cell>
          <table:table-cell table:style-name="ce63" table:formula="of:=[.G254]-[.E255]-[.L255]-[.M255]" office:value-type="float" office:value="0" calcext:value-type="float">
            <text:p>0,00</text:p>
          </table:table-cell>
          <table:table-cell table:style-name="ce70" table:formula="of:=[.I255]+[.J255]" office:value-type="float" office:value="18421.48" calcext:value-type="float">
            <text:p>18 421,48</text:p>
          </table:table-cell>
          <table:table-cell table:style-name="ce52" table:formula="of:=IF([.$D$1]/[.$D$3]&lt;[.K254];[.$D$1]/[.$D$3];[.K254])" office:value-type="float" office:value="11944.44" calcext:value-type="float">
            <text:p>11 944,44</text:p>
          </table:table-cell>
          <table:table-cell table:style-name="ce52" table:formula="of:=[.K254]*[.$D$2]/12/100" office:value-type="float" office:value="6477.04" calcext:value-type="float">
            <text:p>6 477,04</text:p>
          </table:table-cell>
          <table:table-cell table:style-name="ce79" table:formula="of:=[.K254]-[.I255]-[.L255]-[.M255]" office:value-type="float" office:value="658093.990000002" calcext:value-type="float">
            <text:p>658 093,99</text:p>
          </table:table-cell>
          <table:table-cell table:style-name="ce84"/>
          <table:table-cell table:style-name="ce90"/>
          <table:table-cell table:style-name="ce95" table:formula="of:=IF(ISBLANK([.L254]);VALUE([.N254]);ROW([.L254]))" office:value-type="float" office:value="7" calcext:value-type="float">
            <text:p>7,00</text:p>
          </table:table-cell>
          <table:table-cell table:formula="of:=[.O254]+[.N254]-[.N255]" office:value-type="float" office:value="360" calcext:value-type="float">
            <text:p>360</text:p>
          </table:table-cell>
          <table:table-cell table:formula="of:=INDEX([.G$1:.G$1048576];[.N25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49" calcext:value-type="float">
            <text:p>249</text:p>
          </table:table-cell>
          <table:table-cell table:style-name="ce21" table:formula="of:=CONCATENATE(INT(([.A256]-1)/12)+1;&quot;-й год &quot;;[.A256]-1-INT(([.A256]-1)/12)*12+1;&quot;-й мес&quot;)" office:value-type="string" office:string-value="21-й год 9-й мес" calcext:value-type="string">
            <text:p>21-й год 9-й мес</text:p>
          </table:table-cell>
          <table:table-cell table:style-name="ce34" table:formula="of:=DATE(YEAR([.C255]);MONTH([.C255])+1;DAY([.C255]))" office:value-type="date" office:date-value="2044-03-24" calcext:value-type="date">
            <text:p>24.03.2044</text:p>
          </table:table-cell>
          <table:table-cell table:style-name="ce46" table:formula="of:=IF([.P256]*[.$D$2]/100/12/(1-(1+[.$D$2]/100/12)^(-[.O256]))&lt;[.G255];ROUNDUP([.P256]*[.$D$2]/100/12/(1-(1+[.$D$2]/100/12)^(-[.O256]));0);[.G255]+[.F256])" office:value-type="float" office:value="0" calcext:value-type="float">
            <text:p>0,00</text:p>
          </table:table-cell>
          <table:table-cell table:style-name="ce52" table:formula="of:=[.D256]-[.F256]" office:value-type="float" office:value="0" calcext:value-type="float">
            <text:p>0,00</text:p>
          </table:table-cell>
          <table:table-cell table:style-name="ce52" table:formula="of:=[.G255]*[.$D$2]*([.C256]-[.C255])/(DATE(YEAR([.C256])+1;1;1)-DATE(YEAR([.C256]);1;1))/100" office:value-type="float" office:value="0" calcext:value-type="float">
            <text:p>0,00</text:p>
          </table:table-cell>
          <table:table-cell table:style-name="ce63" table:formula="of:=[.G255]-[.E256]-[.L256]-[.M256]" office:value-type="float" office:value="0" calcext:value-type="float">
            <text:p>0,00</text:p>
          </table:table-cell>
          <table:table-cell table:style-name="ce70" table:formula="of:=[.I256]+[.J256]" office:value-type="float" office:value="18306.02" calcext:value-type="float">
            <text:p>18 306,02</text:p>
          </table:table-cell>
          <table:table-cell table:style-name="ce52" table:formula="of:=IF([.$D$1]/[.$D$3]&lt;[.K255];[.$D$1]/[.$D$3];[.K255])" office:value-type="float" office:value="11944.44" calcext:value-type="float">
            <text:p>11 944,44</text:p>
          </table:table-cell>
          <table:table-cell table:style-name="ce52" table:formula="of:=[.K255]*[.$D$2]/12/100" office:value-type="float" office:value="6361.58" calcext:value-type="float">
            <text:p>6 361,58</text:p>
          </table:table-cell>
          <table:table-cell table:style-name="ce79" table:formula="of:=[.K255]-[.I256]-[.L256]-[.M256]" office:value-type="float" office:value="646149.550000002" calcext:value-type="float">
            <text:p>646 149,55</text:p>
          </table:table-cell>
          <table:table-cell table:style-name="ce84"/>
          <table:table-cell table:style-name="ce90"/>
          <table:table-cell table:style-name="ce95" table:formula="of:=IF(ISBLANK([.L255]);VALUE([.N255]);ROW([.L255]))" office:value-type="float" office:value="7" calcext:value-type="float">
            <text:p>7,00</text:p>
          </table:table-cell>
          <table:table-cell table:formula="of:=[.O255]+[.N255]-[.N256]" office:value-type="float" office:value="360" calcext:value-type="float">
            <text:p>360</text:p>
          </table:table-cell>
          <table:table-cell table:formula="of:=INDEX([.G$1:.G$1048576];[.N25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50" calcext:value-type="float">
            <text:p>250</text:p>
          </table:table-cell>
          <table:table-cell table:style-name="ce21" table:formula="of:=CONCATENATE(INT(([.A257]-1)/12)+1;&quot;-й год &quot;;[.A257]-1-INT(([.A257]-1)/12)*12+1;&quot;-й мес&quot;)" office:value-type="string" office:string-value="21-й год 10-й мес" calcext:value-type="string">
            <text:p>21-й год 10-й мес</text:p>
          </table:table-cell>
          <table:table-cell table:style-name="ce34" table:formula="of:=DATE(YEAR([.C256]);MONTH([.C256])+1;DAY([.C256]))" office:value-type="date" office:date-value="2044-04-24" calcext:value-type="date">
            <text:p>24.04.2044</text:p>
          </table:table-cell>
          <table:table-cell table:style-name="ce46" table:formula="of:=IF([.P257]*[.$D$2]/100/12/(1-(1+[.$D$2]/100/12)^(-[.O257]))&lt;[.G256];ROUNDUP([.P257]*[.$D$2]/100/12/(1-(1+[.$D$2]/100/12)^(-[.O257]));0);[.G256]+[.F257])" office:value-type="float" office:value="0" calcext:value-type="float">
            <text:p>0,00</text:p>
          </table:table-cell>
          <table:table-cell table:style-name="ce52" table:formula="of:=[.D257]-[.F257]" office:value-type="float" office:value="0" calcext:value-type="float">
            <text:p>0,00</text:p>
          </table:table-cell>
          <table:table-cell table:style-name="ce52" table:formula="of:=[.G256]*[.$D$2]*([.C257]-[.C256])/(DATE(YEAR([.C257])+1;1;1)-DATE(YEAR([.C257]);1;1))/100" office:value-type="float" office:value="0" calcext:value-type="float">
            <text:p>0,00</text:p>
          </table:table-cell>
          <table:table-cell table:style-name="ce63" table:formula="of:=[.G256]-[.E257]-[.L257]-[.M257]" office:value-type="float" office:value="0" calcext:value-type="float">
            <text:p>0,00</text:p>
          </table:table-cell>
          <table:table-cell table:style-name="ce70" table:formula="of:=[.I257]+[.J257]" office:value-type="float" office:value="18190.55" calcext:value-type="float">
            <text:p>18 190,55</text:p>
          </table:table-cell>
          <table:table-cell table:style-name="ce52" table:formula="of:=IF([.$D$1]/[.$D$3]&lt;[.K256];[.$D$1]/[.$D$3];[.K256])" office:value-type="float" office:value="11944.44" calcext:value-type="float">
            <text:p>11 944,44</text:p>
          </table:table-cell>
          <table:table-cell table:style-name="ce52" table:formula="of:=[.K256]*[.$D$2]/12/100" office:value-type="float" office:value="6246.11" calcext:value-type="float">
            <text:p>6 246,11</text:p>
          </table:table-cell>
          <table:table-cell table:style-name="ce79" table:formula="of:=[.K256]-[.I257]-[.L257]-[.M257]" office:value-type="float" office:value="634205.110000002" calcext:value-type="float">
            <text:p>634 205,11</text:p>
          </table:table-cell>
          <table:table-cell table:style-name="ce84"/>
          <table:table-cell table:style-name="ce90"/>
          <table:table-cell table:style-name="ce95" table:formula="of:=IF(ISBLANK([.L256]);VALUE([.N256]);ROW([.L256]))" office:value-type="float" office:value="7" calcext:value-type="float">
            <text:p>7,00</text:p>
          </table:table-cell>
          <table:table-cell table:formula="of:=[.O256]+[.N256]-[.N257]" office:value-type="float" office:value="360" calcext:value-type="float">
            <text:p>360</text:p>
          </table:table-cell>
          <table:table-cell table:formula="of:=INDEX([.G$1:.G$1048576];[.N25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51" calcext:value-type="float">
            <text:p>251</text:p>
          </table:table-cell>
          <table:table-cell table:style-name="ce21" table:formula="of:=CONCATENATE(INT(([.A258]-1)/12)+1;&quot;-й год &quot;;[.A258]-1-INT(([.A258]-1)/12)*12+1;&quot;-й мес&quot;)" office:value-type="string" office:string-value="21-й год 11-й мес" calcext:value-type="string">
            <text:p>21-й год 11-й мес</text:p>
          </table:table-cell>
          <table:table-cell table:style-name="ce34" table:formula="of:=DATE(YEAR([.C257]);MONTH([.C257])+1;DAY([.C257]))" office:value-type="date" office:date-value="2044-05-24" calcext:value-type="date">
            <text:p>24.05.2044</text:p>
          </table:table-cell>
          <table:table-cell table:style-name="ce46" table:formula="of:=IF([.P258]*[.$D$2]/100/12/(1-(1+[.$D$2]/100/12)^(-[.O258]))&lt;[.G257];ROUNDUP([.P258]*[.$D$2]/100/12/(1-(1+[.$D$2]/100/12)^(-[.O258]));0);[.G257]+[.F258])" office:value-type="float" office:value="0" calcext:value-type="float">
            <text:p>0,00</text:p>
          </table:table-cell>
          <table:table-cell table:style-name="ce52" table:formula="of:=[.D258]-[.F258]" office:value-type="float" office:value="0" calcext:value-type="float">
            <text:p>0,00</text:p>
          </table:table-cell>
          <table:table-cell table:style-name="ce52" table:formula="of:=[.G257]*[.$D$2]*([.C258]-[.C257])/(DATE(YEAR([.C258])+1;1;1)-DATE(YEAR([.C258]);1;1))/100" office:value-type="float" office:value="0" calcext:value-type="float">
            <text:p>0,00</text:p>
          </table:table-cell>
          <table:table-cell table:style-name="ce63" table:formula="of:=[.G257]-[.E258]-[.L258]-[.M258]" office:value-type="float" office:value="0" calcext:value-type="float">
            <text:p>0,00</text:p>
          </table:table-cell>
          <table:table-cell table:style-name="ce70" table:formula="of:=[.I258]+[.J258]" office:value-type="float" office:value="18075.09" calcext:value-type="float">
            <text:p>18 075,09</text:p>
          </table:table-cell>
          <table:table-cell table:style-name="ce52" table:formula="of:=IF([.$D$1]/[.$D$3]&lt;[.K257];[.$D$1]/[.$D$3];[.K257])" office:value-type="float" office:value="11944.44" calcext:value-type="float">
            <text:p>11 944,44</text:p>
          </table:table-cell>
          <table:table-cell table:style-name="ce52" table:formula="of:=[.K257]*[.$D$2]/12/100" office:value-type="float" office:value="6130.65" calcext:value-type="float">
            <text:p>6 130,65</text:p>
          </table:table-cell>
          <table:table-cell table:style-name="ce79" table:formula="of:=[.K257]-[.I258]-[.L258]-[.M258]" office:value-type="float" office:value="622260.67" calcext:value-type="float">
            <text:p>622 260,67</text:p>
          </table:table-cell>
          <table:table-cell table:style-name="ce84"/>
          <table:table-cell table:style-name="ce90"/>
          <table:table-cell table:style-name="ce95" table:formula="of:=IF(ISBLANK([.L257]);VALUE([.N257]);ROW([.L257]))" office:value-type="float" office:value="7" calcext:value-type="float">
            <text:p>7,00</text:p>
          </table:table-cell>
          <table:table-cell table:formula="of:=[.O257]+[.N257]-[.N258]" office:value-type="float" office:value="360" calcext:value-type="float">
            <text:p>360</text:p>
          </table:table-cell>
          <table:table-cell table:formula="of:=INDEX([.G$1:.G$1048576];[.N25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52" calcext:value-type="float">
            <text:p>252</text:p>
          </table:table-cell>
          <table:table-cell table:style-name="ce21" table:formula="of:=CONCATENATE(INT(([.A259]-1)/12)+1;&quot;-й год &quot;;[.A259]-1-INT(([.A259]-1)/12)*12+1;&quot;-й мес&quot;)" office:value-type="string" office:string-value="21-й год 12-й мес" calcext:value-type="string">
            <text:p>21-й год 12-й мес</text:p>
          </table:table-cell>
          <table:table-cell table:style-name="ce34" table:formula="of:=DATE(YEAR([.C258]);MONTH([.C258])+1;DAY([.C258]))" office:value-type="date" office:date-value="2044-06-24" calcext:value-type="date">
            <text:p>24.06.2044</text:p>
          </table:table-cell>
          <table:table-cell table:style-name="ce46" table:formula="of:=IF([.P259]*[.$D$2]/100/12/(1-(1+[.$D$2]/100/12)^(-[.O259]))&lt;[.G258];ROUNDUP([.P259]*[.$D$2]/100/12/(1-(1+[.$D$2]/100/12)^(-[.O259]));0);[.G258]+[.F259])" office:value-type="float" office:value="0" calcext:value-type="float">
            <text:p>0,00</text:p>
          </table:table-cell>
          <table:table-cell table:style-name="ce52" table:formula="of:=[.D259]-[.F259]" office:value-type="float" office:value="0" calcext:value-type="float">
            <text:p>0,00</text:p>
          </table:table-cell>
          <table:table-cell table:style-name="ce52" table:formula="of:=[.G258]*[.$D$2]*([.C259]-[.C258])/(DATE(YEAR([.C259])+1;1;1)-DATE(YEAR([.C259]);1;1))/100" office:value-type="float" office:value="0" calcext:value-type="float">
            <text:p>0,00</text:p>
          </table:table-cell>
          <table:table-cell table:style-name="ce63" table:formula="of:=[.G258]-[.E259]-[.L259]-[.M259]" office:value-type="float" office:value="0" calcext:value-type="float">
            <text:p>0,00</text:p>
          </table:table-cell>
          <table:table-cell table:style-name="ce70" table:formula="of:=[.I259]+[.J259]" office:value-type="float" office:value="17959.63" calcext:value-type="float">
            <text:p>17 959,63</text:p>
          </table:table-cell>
          <table:table-cell table:style-name="ce52" table:formula="of:=IF([.$D$1]/[.$D$3]&lt;[.K258];[.$D$1]/[.$D$3];[.K258])" office:value-type="float" office:value="11944.44" calcext:value-type="float">
            <text:p>11 944,44</text:p>
          </table:table-cell>
          <table:table-cell table:style-name="ce52" table:formula="of:=[.K258]*[.$D$2]/12/100" office:value-type="float" office:value="6015.19" calcext:value-type="float">
            <text:p>6 015,19</text:p>
          </table:table-cell>
          <table:table-cell table:style-name="ce79" table:formula="of:=[.K258]-[.I259]-[.L259]-[.M259]" office:value-type="float" office:value="610316.23" calcext:value-type="float">
            <text:p>610 316,23</text:p>
          </table:table-cell>
          <table:table-cell table:style-name="ce84"/>
          <table:table-cell table:style-name="ce90"/>
          <table:table-cell table:style-name="ce95" table:formula="of:=IF(ISBLANK([.L258]);VALUE([.N258]);ROW([.L258]))" office:value-type="float" office:value="7" calcext:value-type="float">
            <text:p>7,00</text:p>
          </table:table-cell>
          <table:table-cell table:formula="of:=[.O258]+[.N258]-[.N259]" office:value-type="float" office:value="360" calcext:value-type="float">
            <text:p>360</text:p>
          </table:table-cell>
          <table:table-cell table:formula="of:=INDEX([.G$1:.G$1048576];[.N25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253" calcext:value-type="float">
            <text:p>253</text:p>
          </table:table-cell>
          <table:table-cell table:style-name="ce21" table:formula="of:=CONCATENATE(INT(([.A260]-1)/12)+1;&quot;-й год &quot;;[.A260]-1-INT(([.A260]-1)/12)*12+1;&quot;-й мес&quot;)" office:value-type="string" office:string-value="22-й год 1-й мес" calcext:value-type="string">
            <text:p>22-й год 1-й мес</text:p>
          </table:table-cell>
          <table:table-cell table:style-name="ce34" table:formula="of:=DATE(YEAR([.C259]);MONTH([.C259])+1;DAY([.C259]))" office:value-type="date" office:date-value="2044-07-24" calcext:value-type="date">
            <text:p>24.07.2044</text:p>
          </table:table-cell>
          <table:table-cell table:style-name="ce46" table:formula="of:=IF([.P260]*[.$D$2]/100/12/(1-(1+[.$D$2]/100/12)^(-[.O260]))&lt;[.G259];ROUNDUP([.P260]*[.$D$2]/100/12/(1-(1+[.$D$2]/100/12)^(-[.O260]));0);[.G259]+[.F260])" office:value-type="float" office:value="0" calcext:value-type="float">
            <text:p>0,00</text:p>
          </table:table-cell>
          <table:table-cell table:style-name="ce53" table:formula="of:=[.D260]-[.F260]" office:value-type="float" office:value="0" calcext:value-type="float">
            <text:p>0,00</text:p>
          </table:table-cell>
          <table:table-cell table:style-name="ce52" table:formula="of:=[.G259]*[.$D$2]*([.C260]-[.C259])/(DATE(YEAR([.C260])+1;1;1)-DATE(YEAR([.C260]);1;1))/100" office:value-type="float" office:value="0" calcext:value-type="float">
            <text:p>0,00</text:p>
          </table:table-cell>
          <table:table-cell table:style-name="ce64" table:formula="of:=[.G259]-[.E260]-[.L260]-[.M260]" office:value-type="float" office:value="0" calcext:value-type="float">
            <text:p>0,00</text:p>
          </table:table-cell>
          <table:table-cell table:style-name="ce71" table:formula="of:=[.I260]+[.J260]" office:value-type="float" office:value="17844.16" calcext:value-type="float">
            <text:p>17 844,16</text:p>
          </table:table-cell>
          <table:table-cell table:style-name="ce53" table:formula="of:=IF([.$D$1]/[.$D$3]&lt;[.K259];[.$D$1]/[.$D$3];[.K259])" office:value-type="float" office:value="11944.44" calcext:value-type="float">
            <text:p>11 944,44</text:p>
          </table:table-cell>
          <table:table-cell table:style-name="ce53" table:formula="of:=[.K259]*[.$D$2]/12/100" office:value-type="float" office:value="5899.72" calcext:value-type="float">
            <text:p>5 899,72</text:p>
          </table:table-cell>
          <table:table-cell table:style-name="ce80" table:formula="of:=[.K259]-[.I260]-[.L260]-[.M260]" office:value-type="float" office:value="598371.79" calcext:value-type="float">
            <text:p>598 371,79</text:p>
          </table:table-cell>
          <table:table-cell table:style-name="ce85"/>
          <table:table-cell table:style-name="ce91"/>
          <table:table-cell table:style-name="ce95" table:formula="of:=IF(ISBLANK([.L259]);VALUE([.N259]);ROW([.L259]))" office:value-type="float" office:value="7" calcext:value-type="float">
            <text:p>7,00</text:p>
          </table:table-cell>
          <table:table-cell table:formula="of:=[.O259]+[.N259]-[.N260]" office:value-type="float" office:value="360" calcext:value-type="float">
            <text:p>360</text:p>
          </table:table-cell>
          <table:table-cell table:formula="of:=INDEX([.G$1:.G$1048576];[.N26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54" calcext:value-type="float">
            <text:p>254</text:p>
          </table:table-cell>
          <table:table-cell table:style-name="ce21" table:formula="of:=CONCATENATE(INT(([.A261]-1)/12)+1;&quot;-й год &quot;;[.A261]-1-INT(([.A261]-1)/12)*12+1;&quot;-й мес&quot;)" office:value-type="string" office:string-value="22-й год 2-й мес" calcext:value-type="string">
            <text:p>22-й год 2-й мес</text:p>
          </table:table-cell>
          <table:table-cell table:style-name="ce34" table:formula="of:=DATE(YEAR([.C260]);MONTH([.C260])+1;DAY([.C260]))" office:value-type="date" office:date-value="2044-08-24" calcext:value-type="date">
            <text:p>24.08.2044</text:p>
          </table:table-cell>
          <table:table-cell table:style-name="ce46" table:formula="of:=IF([.P261]*[.$D$2]/100/12/(1-(1+[.$D$2]/100/12)^(-[.O261]))&lt;[.G260];ROUNDUP([.P261]*[.$D$2]/100/12/(1-(1+[.$D$2]/100/12)^(-[.O261]));0);[.G260]+[.F261])" office:value-type="float" office:value="0" calcext:value-type="float">
            <text:p>0,00</text:p>
          </table:table-cell>
          <table:table-cell table:style-name="ce52" table:formula="of:=[.D261]-[.F261]" office:value-type="float" office:value="0" calcext:value-type="float">
            <text:p>0,00</text:p>
          </table:table-cell>
          <table:table-cell table:style-name="ce52" table:formula="of:=[.G260]*[.$D$2]*([.C261]-[.C260])/(DATE(YEAR([.C261])+1;1;1)-DATE(YEAR([.C261]);1;1))/100" office:value-type="float" office:value="0" calcext:value-type="float">
            <text:p>0,00</text:p>
          </table:table-cell>
          <table:table-cell table:style-name="ce63" table:formula="of:=[.G260]-[.E261]-[.L261]-[.M261]" office:value-type="float" office:value="0" calcext:value-type="float">
            <text:p>0,00</text:p>
          </table:table-cell>
          <table:table-cell table:style-name="ce70" table:formula="of:=[.I261]+[.J261]" office:value-type="float" office:value="17728.7" calcext:value-type="float">
            <text:p>17 728,70</text:p>
          </table:table-cell>
          <table:table-cell table:style-name="ce52" table:formula="of:=IF([.$D$1]/[.$D$3]&lt;[.K260];[.$D$1]/[.$D$3];[.K260])" office:value-type="float" office:value="11944.44" calcext:value-type="float">
            <text:p>11 944,44</text:p>
          </table:table-cell>
          <table:table-cell table:style-name="ce52" table:formula="of:=[.K260]*[.$D$2]/12/100" office:value-type="float" office:value="5784.26" calcext:value-type="float">
            <text:p>5 784,26</text:p>
          </table:table-cell>
          <table:table-cell table:style-name="ce79" table:formula="of:=[.K260]-[.I261]-[.L261]-[.M261]" office:value-type="float" office:value="586427.35" calcext:value-type="float">
            <text:p>586 427,35</text:p>
          </table:table-cell>
          <table:table-cell table:style-name="ce84"/>
          <table:table-cell table:style-name="ce90"/>
          <table:table-cell table:style-name="ce95" table:formula="of:=IF(ISBLANK([.L260]);VALUE([.N260]);ROW([.L260]))" office:value-type="float" office:value="7" calcext:value-type="float">
            <text:p>7,00</text:p>
          </table:table-cell>
          <table:table-cell table:formula="of:=[.O260]+[.N260]-[.N261]" office:value-type="float" office:value="360" calcext:value-type="float">
            <text:p>360</text:p>
          </table:table-cell>
          <table:table-cell table:formula="of:=INDEX([.G$1:.G$1048576];[.N26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55" calcext:value-type="float">
            <text:p>255</text:p>
          </table:table-cell>
          <table:table-cell table:style-name="ce21" table:formula="of:=CONCATENATE(INT(([.A262]-1)/12)+1;&quot;-й год &quot;;[.A262]-1-INT(([.A262]-1)/12)*12+1;&quot;-й мес&quot;)" office:value-type="string" office:string-value="22-й год 3-й мес" calcext:value-type="string">
            <text:p>22-й год 3-й мес</text:p>
          </table:table-cell>
          <table:table-cell table:style-name="ce34" table:formula="of:=DATE(YEAR([.C261]);MONTH([.C261])+1;DAY([.C261]))" office:value-type="date" office:date-value="2044-09-24" calcext:value-type="date">
            <text:p>24.09.2044</text:p>
          </table:table-cell>
          <table:table-cell table:style-name="ce46" table:formula="of:=IF([.P262]*[.$D$2]/100/12/(1-(1+[.$D$2]/100/12)^(-[.O262]))&lt;[.G261];ROUNDUP([.P262]*[.$D$2]/100/12/(1-(1+[.$D$2]/100/12)^(-[.O262]));0);[.G261]+[.F262])" office:value-type="float" office:value="0" calcext:value-type="float">
            <text:p>0,00</text:p>
          </table:table-cell>
          <table:table-cell table:style-name="ce52" table:formula="of:=[.D262]-[.F262]" office:value-type="float" office:value="0" calcext:value-type="float">
            <text:p>0,00</text:p>
          </table:table-cell>
          <table:table-cell table:style-name="ce52" table:formula="of:=[.G261]*[.$D$2]*([.C262]-[.C261])/(DATE(YEAR([.C262])+1;1;1)-DATE(YEAR([.C262]);1;1))/100" office:value-type="float" office:value="0" calcext:value-type="float">
            <text:p>0,00</text:p>
          </table:table-cell>
          <table:table-cell table:style-name="ce63" table:formula="of:=[.G261]-[.E262]-[.L262]-[.M262]" office:value-type="float" office:value="0" calcext:value-type="float">
            <text:p>0,00</text:p>
          </table:table-cell>
          <table:table-cell table:style-name="ce70" table:formula="of:=[.I262]+[.J262]" office:value-type="float" office:value="17613.24" calcext:value-type="float">
            <text:p>17 613,24</text:p>
          </table:table-cell>
          <table:table-cell table:style-name="ce52" table:formula="of:=IF([.$D$1]/[.$D$3]&lt;[.K261];[.$D$1]/[.$D$3];[.K261])" office:value-type="float" office:value="11944.44" calcext:value-type="float">
            <text:p>11 944,44</text:p>
          </table:table-cell>
          <table:table-cell table:style-name="ce52" table:formula="of:=[.K261]*[.$D$2]/12/100" office:value-type="float" office:value="5668.8" calcext:value-type="float">
            <text:p>5 668,80</text:p>
          </table:table-cell>
          <table:table-cell table:style-name="ce79" table:formula="of:=[.K261]-[.I262]-[.L262]-[.M262]" office:value-type="float" office:value="574482.91" calcext:value-type="float">
            <text:p>574 482,91</text:p>
          </table:table-cell>
          <table:table-cell table:style-name="ce84"/>
          <table:table-cell table:style-name="ce90"/>
          <table:table-cell table:style-name="ce95" table:formula="of:=IF(ISBLANK([.L261]);VALUE([.N261]);ROW([.L261]))" office:value-type="float" office:value="7" calcext:value-type="float">
            <text:p>7,00</text:p>
          </table:table-cell>
          <table:table-cell table:formula="of:=[.O261]+[.N261]-[.N262]" office:value-type="float" office:value="360" calcext:value-type="float">
            <text:p>360</text:p>
          </table:table-cell>
          <table:table-cell table:formula="of:=INDEX([.G$1:.G$1048576];[.N26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56" calcext:value-type="float">
            <text:p>256</text:p>
          </table:table-cell>
          <table:table-cell table:style-name="ce21" table:formula="of:=CONCATENATE(INT(([.A263]-1)/12)+1;&quot;-й год &quot;;[.A263]-1-INT(([.A263]-1)/12)*12+1;&quot;-й мес&quot;)" office:value-type="string" office:string-value="22-й год 4-й мес" calcext:value-type="string">
            <text:p>22-й год 4-й мес</text:p>
          </table:table-cell>
          <table:table-cell table:style-name="ce34" table:formula="of:=DATE(YEAR([.C262]);MONTH([.C262])+1;DAY([.C262]))" office:value-type="date" office:date-value="2044-10-24" calcext:value-type="date">
            <text:p>24.10.2044</text:p>
          </table:table-cell>
          <table:table-cell table:style-name="ce46" table:formula="of:=IF([.P263]*[.$D$2]/100/12/(1-(1+[.$D$2]/100/12)^(-[.O263]))&lt;[.G262];ROUNDUP([.P263]*[.$D$2]/100/12/(1-(1+[.$D$2]/100/12)^(-[.O263]));0);[.G262]+[.F263])" office:value-type="float" office:value="0" calcext:value-type="float">
            <text:p>0,00</text:p>
          </table:table-cell>
          <table:table-cell table:style-name="ce52" table:formula="of:=[.D263]-[.F263]" office:value-type="float" office:value="0" calcext:value-type="float">
            <text:p>0,00</text:p>
          </table:table-cell>
          <table:table-cell table:style-name="ce52" table:formula="of:=[.G262]*[.$D$2]*([.C263]-[.C262])/(DATE(YEAR([.C263])+1;1;1)-DATE(YEAR([.C263]);1;1))/100" office:value-type="float" office:value="0" calcext:value-type="float">
            <text:p>0,00</text:p>
          </table:table-cell>
          <table:table-cell table:style-name="ce63" table:formula="of:=[.G262]-[.E263]-[.L263]-[.M263]" office:value-type="float" office:value="0" calcext:value-type="float">
            <text:p>0,00</text:p>
          </table:table-cell>
          <table:table-cell table:style-name="ce70" table:formula="of:=[.I263]+[.J263]" office:value-type="float" office:value="17497.77" calcext:value-type="float">
            <text:p>17 497,77</text:p>
          </table:table-cell>
          <table:table-cell table:style-name="ce52" table:formula="of:=IF([.$D$1]/[.$D$3]&lt;[.K262];[.$D$1]/[.$D$3];[.K262])" office:value-type="float" office:value="11944.44" calcext:value-type="float">
            <text:p>11 944,44</text:p>
          </table:table-cell>
          <table:table-cell table:style-name="ce52" table:formula="of:=[.K262]*[.$D$2]/12/100" office:value-type="float" office:value="5553.33" calcext:value-type="float">
            <text:p>5 553,33</text:p>
          </table:table-cell>
          <table:table-cell table:style-name="ce79" table:formula="of:=[.K262]-[.I263]-[.L263]-[.M263]" office:value-type="float" office:value="562538.47" calcext:value-type="float">
            <text:p>562 538,47</text:p>
          </table:table-cell>
          <table:table-cell table:style-name="ce84"/>
          <table:table-cell table:style-name="ce90"/>
          <table:table-cell table:style-name="ce95" table:formula="of:=IF(ISBLANK([.L262]);VALUE([.N262]);ROW([.L262]))" office:value-type="float" office:value="7" calcext:value-type="float">
            <text:p>7,00</text:p>
          </table:table-cell>
          <table:table-cell table:formula="of:=[.O262]+[.N262]-[.N263]" office:value-type="float" office:value="360" calcext:value-type="float">
            <text:p>360</text:p>
          </table:table-cell>
          <table:table-cell table:formula="of:=INDEX([.G$1:.G$1048576];[.N26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57" calcext:value-type="float">
            <text:p>257</text:p>
          </table:table-cell>
          <table:table-cell table:style-name="ce21" table:formula="of:=CONCATENATE(INT(([.A264]-1)/12)+1;&quot;-й год &quot;;[.A264]-1-INT(([.A264]-1)/12)*12+1;&quot;-й мес&quot;)" office:value-type="string" office:string-value="22-й год 5-й мес" calcext:value-type="string">
            <text:p>22-й год 5-й мес</text:p>
          </table:table-cell>
          <table:table-cell table:style-name="ce34" table:formula="of:=DATE(YEAR([.C263]);MONTH([.C263])+1;DAY([.C263]))" office:value-type="date" office:date-value="2044-11-24" calcext:value-type="date">
            <text:p>24.11.2044</text:p>
          </table:table-cell>
          <table:table-cell table:style-name="ce46" table:formula="of:=IF([.P264]*[.$D$2]/100/12/(1-(1+[.$D$2]/100/12)^(-[.O264]))&lt;[.G263];ROUNDUP([.P264]*[.$D$2]/100/12/(1-(1+[.$D$2]/100/12)^(-[.O264]));0);[.G263]+[.F264])" office:value-type="float" office:value="0" calcext:value-type="float">
            <text:p>0,00</text:p>
          </table:table-cell>
          <table:table-cell table:style-name="ce52" table:formula="of:=[.D264]-[.F264]" office:value-type="float" office:value="0" calcext:value-type="float">
            <text:p>0,00</text:p>
          </table:table-cell>
          <table:table-cell table:style-name="ce52" table:formula="of:=[.G263]*[.$D$2]*([.C264]-[.C263])/(DATE(YEAR([.C264])+1;1;1)-DATE(YEAR([.C264]);1;1))/100" office:value-type="float" office:value="0" calcext:value-type="float">
            <text:p>0,00</text:p>
          </table:table-cell>
          <table:table-cell table:style-name="ce63" table:formula="of:=[.G263]-[.E264]-[.L264]-[.M264]" office:value-type="float" office:value="0" calcext:value-type="float">
            <text:p>0,00</text:p>
          </table:table-cell>
          <table:table-cell table:style-name="ce70" table:formula="of:=[.I264]+[.J264]" office:value-type="float" office:value="17382.31" calcext:value-type="float">
            <text:p>17 382,31</text:p>
          </table:table-cell>
          <table:table-cell table:style-name="ce52" table:formula="of:=IF([.$D$1]/[.$D$3]&lt;[.K263];[.$D$1]/[.$D$3];[.K263])" office:value-type="float" office:value="11944.44" calcext:value-type="float">
            <text:p>11 944,44</text:p>
          </table:table-cell>
          <table:table-cell table:style-name="ce52" table:formula="of:=[.K263]*[.$D$2]/12/100" office:value-type="float" office:value="5437.87" calcext:value-type="float">
            <text:p>5 437,87</text:p>
          </table:table-cell>
          <table:table-cell table:style-name="ce79" table:formula="of:=[.K263]-[.I264]-[.L264]-[.M264]" office:value-type="float" office:value="550594.03" calcext:value-type="float">
            <text:p>550 594,03</text:p>
          </table:table-cell>
          <table:table-cell table:style-name="ce84"/>
          <table:table-cell table:style-name="ce90"/>
          <table:table-cell table:style-name="ce95" table:formula="of:=IF(ISBLANK([.L263]);VALUE([.N263]);ROW([.L263]))" office:value-type="float" office:value="7" calcext:value-type="float">
            <text:p>7,00</text:p>
          </table:table-cell>
          <table:table-cell table:formula="of:=[.O263]+[.N263]-[.N264]" office:value-type="float" office:value="360" calcext:value-type="float">
            <text:p>360</text:p>
          </table:table-cell>
          <table:table-cell table:formula="of:=INDEX([.G$1:.G$1048576];[.N26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58" calcext:value-type="float">
            <text:p>258</text:p>
          </table:table-cell>
          <table:table-cell table:style-name="ce21" table:formula="of:=CONCATENATE(INT(([.A265]-1)/12)+1;&quot;-й год &quot;;[.A265]-1-INT(([.A265]-1)/12)*12+1;&quot;-й мес&quot;)" office:value-type="string" office:string-value="22-й год 6-й мес" calcext:value-type="string">
            <text:p>22-й год 6-й мес</text:p>
          </table:table-cell>
          <table:table-cell table:style-name="ce34" table:formula="of:=DATE(YEAR([.C264]);MONTH([.C264])+1;DAY([.C264]))" office:value-type="date" office:date-value="2044-12-24" calcext:value-type="date">
            <text:p>24.12.2044</text:p>
          </table:table-cell>
          <table:table-cell table:style-name="ce46" table:formula="of:=IF([.P265]*[.$D$2]/100/12/(1-(1+[.$D$2]/100/12)^(-[.O265]))&lt;[.G264];ROUNDUP([.P265]*[.$D$2]/100/12/(1-(1+[.$D$2]/100/12)^(-[.O265]));0);[.G264]+[.F265])" office:value-type="float" office:value="0" calcext:value-type="float">
            <text:p>0,00</text:p>
          </table:table-cell>
          <table:table-cell table:style-name="ce52" table:formula="of:=[.D265]-[.F265]" office:value-type="float" office:value="0" calcext:value-type="float">
            <text:p>0,00</text:p>
          </table:table-cell>
          <table:table-cell table:style-name="ce52" table:formula="of:=[.G264]*[.$D$2]*([.C265]-[.C264])/(DATE(YEAR([.C265])+1;1;1)-DATE(YEAR([.C265]);1;1))/100" office:value-type="float" office:value="0" calcext:value-type="float">
            <text:p>0,00</text:p>
          </table:table-cell>
          <table:table-cell table:style-name="ce63" table:formula="of:=[.G264]-[.E265]-[.L265]-[.M265]" office:value-type="float" office:value="0" calcext:value-type="float">
            <text:p>0,00</text:p>
          </table:table-cell>
          <table:table-cell table:style-name="ce70" table:formula="of:=[.I265]+[.J265]" office:value-type="float" office:value="17266.85" calcext:value-type="float">
            <text:p>17 266,85</text:p>
          </table:table-cell>
          <table:table-cell table:style-name="ce52" table:formula="of:=IF([.$D$1]/[.$D$3]&lt;[.K264];[.$D$1]/[.$D$3];[.K264])" office:value-type="float" office:value="11944.44" calcext:value-type="float">
            <text:p>11 944,44</text:p>
          </table:table-cell>
          <table:table-cell table:style-name="ce52" table:formula="of:=[.K264]*[.$D$2]/12/100" office:value-type="float" office:value="5322.41" calcext:value-type="float">
            <text:p>5 322,41</text:p>
          </table:table-cell>
          <table:table-cell table:style-name="ce79" table:formula="of:=[.K264]-[.I265]-[.L265]-[.M265]" office:value-type="float" office:value="538649.59" calcext:value-type="float">
            <text:p>538 649,59</text:p>
          </table:table-cell>
          <table:table-cell table:style-name="ce84"/>
          <table:table-cell table:style-name="ce90"/>
          <table:table-cell table:style-name="ce95" table:formula="of:=IF(ISBLANK([.L264]);VALUE([.N264]);ROW([.L264]))" office:value-type="float" office:value="7" calcext:value-type="float">
            <text:p>7,00</text:p>
          </table:table-cell>
          <table:table-cell table:formula="of:=[.O264]+[.N264]-[.N265]" office:value-type="float" office:value="360" calcext:value-type="float">
            <text:p>360</text:p>
          </table:table-cell>
          <table:table-cell table:formula="of:=INDEX([.G$1:.G$1048576];[.N26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59" calcext:value-type="float">
            <text:p>259</text:p>
          </table:table-cell>
          <table:table-cell table:style-name="ce21" table:formula="of:=CONCATENATE(INT(([.A266]-1)/12)+1;&quot;-й год &quot;;[.A266]-1-INT(([.A266]-1)/12)*12+1;&quot;-й мес&quot;)" office:value-type="string" office:string-value="22-й год 7-й мес" calcext:value-type="string">
            <text:p>22-й год 7-й мес</text:p>
          </table:table-cell>
          <table:table-cell table:style-name="ce34" table:formula="of:=DATE(YEAR([.C265]);MONTH([.C265])+1;DAY([.C265]))" office:value-type="date" office:date-value="2045-01-24" calcext:value-type="date">
            <text:p>24.01.2045</text:p>
          </table:table-cell>
          <table:table-cell table:style-name="ce46" table:formula="of:=IF([.P266]*[.$D$2]/100/12/(1-(1+[.$D$2]/100/12)^(-[.O266]))&lt;[.G265];ROUNDUP([.P266]*[.$D$2]/100/12/(1-(1+[.$D$2]/100/12)^(-[.O266]));0);[.G265]+[.F266])" office:value-type="float" office:value="0" calcext:value-type="float">
            <text:p>0,00</text:p>
          </table:table-cell>
          <table:table-cell table:style-name="ce52" table:formula="of:=[.D266]-[.F266]" office:value-type="float" office:value="0" calcext:value-type="float">
            <text:p>0,00</text:p>
          </table:table-cell>
          <table:table-cell table:style-name="ce52" table:formula="of:=[.G265]*[.$D$2]*([.C266]-[.C265])/(DATE(YEAR([.C266])+1;1;1)-DATE(YEAR([.C266]);1;1))/100" office:value-type="float" office:value="0" calcext:value-type="float">
            <text:p>0,00</text:p>
          </table:table-cell>
          <table:table-cell table:style-name="ce63" table:formula="of:=[.G265]-[.E266]-[.L266]-[.M266]" office:value-type="float" office:value="0" calcext:value-type="float">
            <text:p>0,00</text:p>
          </table:table-cell>
          <table:table-cell table:style-name="ce70" table:formula="of:=[.I266]+[.J266]" office:value-type="float" office:value="17151.39" calcext:value-type="float">
            <text:p>17 151,39</text:p>
          </table:table-cell>
          <table:table-cell table:style-name="ce52" table:formula="of:=IF([.$D$1]/[.$D$3]&lt;[.K265];[.$D$1]/[.$D$3];[.K265])" office:value-type="float" office:value="11944.44" calcext:value-type="float">
            <text:p>11 944,44</text:p>
          </table:table-cell>
          <table:table-cell table:style-name="ce52" table:formula="of:=[.K265]*[.$D$2]/12/100" office:value-type="float" office:value="5206.95" calcext:value-type="float">
            <text:p>5 206,95</text:p>
          </table:table-cell>
          <table:table-cell table:style-name="ce79" table:formula="of:=[.K265]-[.I266]-[.L266]-[.M266]" office:value-type="float" office:value="526705.150000001" calcext:value-type="float">
            <text:p>526 705,15</text:p>
          </table:table-cell>
          <table:table-cell table:style-name="ce84"/>
          <table:table-cell table:style-name="ce90"/>
          <table:table-cell table:style-name="ce95" table:formula="of:=IF(ISBLANK([.L265]);VALUE([.N265]);ROW([.L265]))" office:value-type="float" office:value="7" calcext:value-type="float">
            <text:p>7,00</text:p>
          </table:table-cell>
          <table:table-cell table:formula="of:=[.O265]+[.N265]-[.N266]" office:value-type="float" office:value="360" calcext:value-type="float">
            <text:p>360</text:p>
          </table:table-cell>
          <table:table-cell table:formula="of:=INDEX([.G$1:.G$1048576];[.N26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60" calcext:value-type="float">
            <text:p>260</text:p>
          </table:table-cell>
          <table:table-cell table:style-name="ce21" table:formula="of:=CONCATENATE(INT(([.A267]-1)/12)+1;&quot;-й год &quot;;[.A267]-1-INT(([.A267]-1)/12)*12+1;&quot;-й мес&quot;)" office:value-type="string" office:string-value="22-й год 8-й мес" calcext:value-type="string">
            <text:p>22-й год 8-й мес</text:p>
          </table:table-cell>
          <table:table-cell table:style-name="ce34" table:formula="of:=DATE(YEAR([.C266]);MONTH([.C266])+1;DAY([.C266]))" office:value-type="date" office:date-value="2045-02-24" calcext:value-type="date">
            <text:p>24.02.2045</text:p>
          </table:table-cell>
          <table:table-cell table:style-name="ce46" table:formula="of:=IF([.P267]*[.$D$2]/100/12/(1-(1+[.$D$2]/100/12)^(-[.O267]))&lt;[.G266];ROUNDUP([.P267]*[.$D$2]/100/12/(1-(1+[.$D$2]/100/12)^(-[.O267]));0);[.G266]+[.F267])" office:value-type="float" office:value="0" calcext:value-type="float">
            <text:p>0,00</text:p>
          </table:table-cell>
          <table:table-cell table:style-name="ce52" table:formula="of:=[.D267]-[.F267]" office:value-type="float" office:value="0" calcext:value-type="float">
            <text:p>0,00</text:p>
          </table:table-cell>
          <table:table-cell table:style-name="ce52" table:formula="of:=[.G266]*[.$D$2]*([.C267]-[.C266])/(DATE(YEAR([.C267])+1;1;1)-DATE(YEAR([.C267]);1;1))/100" office:value-type="float" office:value="0" calcext:value-type="float">
            <text:p>0,00</text:p>
          </table:table-cell>
          <table:table-cell table:style-name="ce63" table:formula="of:=[.G266]-[.E267]-[.L267]-[.M267]" office:value-type="float" office:value="0" calcext:value-type="float">
            <text:p>0,00</text:p>
          </table:table-cell>
          <table:table-cell table:style-name="ce70" table:formula="of:=[.I267]+[.J267]" office:value-type="float" office:value="17035.92" calcext:value-type="float">
            <text:p>17 035,92</text:p>
          </table:table-cell>
          <table:table-cell table:style-name="ce52" table:formula="of:=IF([.$D$1]/[.$D$3]&lt;[.K266];[.$D$1]/[.$D$3];[.K266])" office:value-type="float" office:value="11944.44" calcext:value-type="float">
            <text:p>11 944,44</text:p>
          </table:table-cell>
          <table:table-cell table:style-name="ce52" table:formula="of:=[.K266]*[.$D$2]/12/100" office:value-type="float" office:value="5091.48" calcext:value-type="float">
            <text:p>5 091,48</text:p>
          </table:table-cell>
          <table:table-cell table:style-name="ce79" table:formula="of:=[.K266]-[.I267]-[.L267]-[.M267]" office:value-type="float" office:value="514760.71" calcext:value-type="float">
            <text:p>514 760,71</text:p>
          </table:table-cell>
          <table:table-cell table:style-name="ce84"/>
          <table:table-cell table:style-name="ce90"/>
          <table:table-cell table:style-name="ce95" table:formula="of:=IF(ISBLANK([.L266]);VALUE([.N266]);ROW([.L266]))" office:value-type="float" office:value="7" calcext:value-type="float">
            <text:p>7,00</text:p>
          </table:table-cell>
          <table:table-cell table:formula="of:=[.O266]+[.N266]-[.N267]" office:value-type="float" office:value="360" calcext:value-type="float">
            <text:p>360</text:p>
          </table:table-cell>
          <table:table-cell table:formula="of:=INDEX([.G$1:.G$1048576];[.N26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61" calcext:value-type="float">
            <text:p>261</text:p>
          </table:table-cell>
          <table:table-cell table:style-name="ce21" table:formula="of:=CONCATENATE(INT(([.A268]-1)/12)+1;&quot;-й год &quot;;[.A268]-1-INT(([.A268]-1)/12)*12+1;&quot;-й мес&quot;)" office:value-type="string" office:string-value="22-й год 9-й мес" calcext:value-type="string">
            <text:p>22-й год 9-й мес</text:p>
          </table:table-cell>
          <table:table-cell table:style-name="ce34" table:formula="of:=DATE(YEAR([.C267]);MONTH([.C267])+1;DAY([.C267]))" office:value-type="date" office:date-value="2045-03-24" calcext:value-type="date">
            <text:p>24.03.2045</text:p>
          </table:table-cell>
          <table:table-cell table:style-name="ce46" table:formula="of:=IF([.P268]*[.$D$2]/100/12/(1-(1+[.$D$2]/100/12)^(-[.O268]))&lt;[.G267];ROUNDUP([.P268]*[.$D$2]/100/12/(1-(1+[.$D$2]/100/12)^(-[.O268]));0);[.G267]+[.F268])" office:value-type="float" office:value="0" calcext:value-type="float">
            <text:p>0,00</text:p>
          </table:table-cell>
          <table:table-cell table:style-name="ce52" table:formula="of:=[.D268]-[.F268]" office:value-type="float" office:value="0" calcext:value-type="float">
            <text:p>0,00</text:p>
          </table:table-cell>
          <table:table-cell table:style-name="ce52" table:formula="of:=[.G267]*[.$D$2]*([.C268]-[.C267])/(DATE(YEAR([.C268])+1;1;1)-DATE(YEAR([.C268]);1;1))/100" office:value-type="float" office:value="0" calcext:value-type="float">
            <text:p>0,00</text:p>
          </table:table-cell>
          <table:table-cell table:style-name="ce63" table:formula="of:=[.G267]-[.E268]-[.L268]-[.M268]" office:value-type="float" office:value="0" calcext:value-type="float">
            <text:p>0,00</text:p>
          </table:table-cell>
          <table:table-cell table:style-name="ce70" table:formula="of:=[.I268]+[.J268]" office:value-type="float" office:value="16920.46" calcext:value-type="float">
            <text:p>16 920,46</text:p>
          </table:table-cell>
          <table:table-cell table:style-name="ce52" table:formula="of:=IF([.$D$1]/[.$D$3]&lt;[.K267];[.$D$1]/[.$D$3];[.K267])" office:value-type="float" office:value="11944.44" calcext:value-type="float">
            <text:p>11 944,44</text:p>
          </table:table-cell>
          <table:table-cell table:style-name="ce52" table:formula="of:=[.K267]*[.$D$2]/12/100" office:value-type="float" office:value="4976.02" calcext:value-type="float">
            <text:p>4 976,02</text:p>
          </table:table-cell>
          <table:table-cell table:style-name="ce79" table:formula="of:=[.K267]-[.I268]-[.L268]-[.M268]" office:value-type="float" office:value="502816.27" calcext:value-type="float">
            <text:p>502 816,27</text:p>
          </table:table-cell>
          <table:table-cell table:style-name="ce84"/>
          <table:table-cell table:style-name="ce90"/>
          <table:table-cell table:style-name="ce95" table:formula="of:=IF(ISBLANK([.L267]);VALUE([.N267]);ROW([.L267]))" office:value-type="float" office:value="7" calcext:value-type="float">
            <text:p>7,00</text:p>
          </table:table-cell>
          <table:table-cell table:formula="of:=[.O267]+[.N267]-[.N268]" office:value-type="float" office:value="360" calcext:value-type="float">
            <text:p>360</text:p>
          </table:table-cell>
          <table:table-cell table:formula="of:=INDEX([.G$1:.G$1048576];[.N26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62" calcext:value-type="float">
            <text:p>262</text:p>
          </table:table-cell>
          <table:table-cell table:style-name="ce21" table:formula="of:=CONCATENATE(INT(([.A269]-1)/12)+1;&quot;-й год &quot;;[.A269]-1-INT(([.A269]-1)/12)*12+1;&quot;-й мес&quot;)" office:value-type="string" office:string-value="22-й год 10-й мес" calcext:value-type="string">
            <text:p>22-й год 10-й мес</text:p>
          </table:table-cell>
          <table:table-cell table:style-name="ce34" table:formula="of:=DATE(YEAR([.C268]);MONTH([.C268])+1;DAY([.C268]))" office:value-type="date" office:date-value="2045-04-24" calcext:value-type="date">
            <text:p>24.04.2045</text:p>
          </table:table-cell>
          <table:table-cell table:style-name="ce46" table:formula="of:=IF([.P269]*[.$D$2]/100/12/(1-(1+[.$D$2]/100/12)^(-[.O269]))&lt;[.G268];ROUNDUP([.P269]*[.$D$2]/100/12/(1-(1+[.$D$2]/100/12)^(-[.O269]));0);[.G268]+[.F269])" office:value-type="float" office:value="0" calcext:value-type="float">
            <text:p>0,00</text:p>
          </table:table-cell>
          <table:table-cell table:style-name="ce52" table:formula="of:=[.D269]-[.F269]" office:value-type="float" office:value="0" calcext:value-type="float">
            <text:p>0,00</text:p>
          </table:table-cell>
          <table:table-cell table:style-name="ce52" table:formula="of:=[.G268]*[.$D$2]*([.C269]-[.C268])/(DATE(YEAR([.C269])+1;1;1)-DATE(YEAR([.C269]);1;1))/100" office:value-type="float" office:value="0" calcext:value-type="float">
            <text:p>0,00</text:p>
          </table:table-cell>
          <table:table-cell table:style-name="ce63" table:formula="of:=[.G268]-[.E269]-[.L269]-[.M269]" office:value-type="float" office:value="0" calcext:value-type="float">
            <text:p>0,00</text:p>
          </table:table-cell>
          <table:table-cell table:style-name="ce70" table:formula="of:=[.I269]+[.J269]" office:value-type="float" office:value="16805" calcext:value-type="float">
            <text:p>16 805,00</text:p>
          </table:table-cell>
          <table:table-cell table:style-name="ce52" table:formula="of:=IF([.$D$1]/[.$D$3]&lt;[.K268];[.$D$1]/[.$D$3];[.K268])" office:value-type="float" office:value="11944.44" calcext:value-type="float">
            <text:p>11 944,44</text:p>
          </table:table-cell>
          <table:table-cell table:style-name="ce52" table:formula="of:=[.K268]*[.$D$2]/12/100" office:value-type="float" office:value="4860.56" calcext:value-type="float">
            <text:p>4 860,56</text:p>
          </table:table-cell>
          <table:table-cell table:style-name="ce79" table:formula="of:=[.K268]-[.I269]-[.L269]-[.M269]" office:value-type="float" office:value="490871.830000001" calcext:value-type="float">
            <text:p>490 871,83</text:p>
          </table:table-cell>
          <table:table-cell table:style-name="ce84"/>
          <table:table-cell table:style-name="ce90"/>
          <table:table-cell table:style-name="ce95" table:formula="of:=IF(ISBLANK([.L268]);VALUE([.N268]);ROW([.L268]))" office:value-type="float" office:value="7" calcext:value-type="float">
            <text:p>7,00</text:p>
          </table:table-cell>
          <table:table-cell table:formula="of:=[.O268]+[.N268]-[.N269]" office:value-type="float" office:value="360" calcext:value-type="float">
            <text:p>360</text:p>
          </table:table-cell>
          <table:table-cell table:formula="of:=INDEX([.G$1:.G$1048576];[.N26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63" calcext:value-type="float">
            <text:p>263</text:p>
          </table:table-cell>
          <table:table-cell table:style-name="ce21" table:formula="of:=CONCATENATE(INT(([.A270]-1)/12)+1;&quot;-й год &quot;;[.A270]-1-INT(([.A270]-1)/12)*12+1;&quot;-й мес&quot;)" office:value-type="string" office:string-value="22-й год 11-й мес" calcext:value-type="string">
            <text:p>22-й год 11-й мес</text:p>
          </table:table-cell>
          <table:table-cell table:style-name="ce34" table:formula="of:=DATE(YEAR([.C269]);MONTH([.C269])+1;DAY([.C269]))" office:value-type="date" office:date-value="2045-05-24" calcext:value-type="date">
            <text:p>24.05.2045</text:p>
          </table:table-cell>
          <table:table-cell table:style-name="ce46" table:formula="of:=IF([.P270]*[.$D$2]/100/12/(1-(1+[.$D$2]/100/12)^(-[.O270]))&lt;[.G269];ROUNDUP([.P270]*[.$D$2]/100/12/(1-(1+[.$D$2]/100/12)^(-[.O270]));0);[.G269]+[.F270])" office:value-type="float" office:value="0" calcext:value-type="float">
            <text:p>0,00</text:p>
          </table:table-cell>
          <table:table-cell table:style-name="ce52" table:formula="of:=[.D270]-[.F270]" office:value-type="float" office:value="0" calcext:value-type="float">
            <text:p>0,00</text:p>
          </table:table-cell>
          <table:table-cell table:style-name="ce52" table:formula="of:=[.G269]*[.$D$2]*([.C270]-[.C269])/(DATE(YEAR([.C270])+1;1;1)-DATE(YEAR([.C270]);1;1))/100" office:value-type="float" office:value="0" calcext:value-type="float">
            <text:p>0,00</text:p>
          </table:table-cell>
          <table:table-cell table:style-name="ce63" table:formula="of:=[.G269]-[.E270]-[.L270]-[.M270]" office:value-type="float" office:value="0" calcext:value-type="float">
            <text:p>0,00</text:p>
          </table:table-cell>
          <table:table-cell table:style-name="ce70" table:formula="of:=[.I270]+[.J270]" office:value-type="float" office:value="16689.53" calcext:value-type="float">
            <text:p>16 689,53</text:p>
          </table:table-cell>
          <table:table-cell table:style-name="ce52" table:formula="of:=IF([.$D$1]/[.$D$3]&lt;[.K269];[.$D$1]/[.$D$3];[.K269])" office:value-type="float" office:value="11944.44" calcext:value-type="float">
            <text:p>11 944,44</text:p>
          </table:table-cell>
          <table:table-cell table:style-name="ce52" table:formula="of:=[.K269]*[.$D$2]/12/100" office:value-type="float" office:value="4745.09" calcext:value-type="float">
            <text:p>4 745,09</text:p>
          </table:table-cell>
          <table:table-cell table:style-name="ce79" table:formula="of:=[.K269]-[.I270]-[.L270]-[.M270]" office:value-type="float" office:value="478927.390000001" calcext:value-type="float">
            <text:p>478 927,39</text:p>
          </table:table-cell>
          <table:table-cell table:style-name="ce84"/>
          <table:table-cell table:style-name="ce90"/>
          <table:table-cell table:style-name="ce95" table:formula="of:=IF(ISBLANK([.L269]);VALUE([.N269]);ROW([.L269]))" office:value-type="float" office:value="7" calcext:value-type="float">
            <text:p>7,00</text:p>
          </table:table-cell>
          <table:table-cell table:formula="of:=[.O269]+[.N269]-[.N270]" office:value-type="float" office:value="360" calcext:value-type="float">
            <text:p>360</text:p>
          </table:table-cell>
          <table:table-cell table:formula="of:=INDEX([.G$1:.G$1048576];[.N27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264" calcext:value-type="float">
            <text:p>264</text:p>
          </table:table-cell>
          <table:table-cell table:style-name="ce21" table:formula="of:=CONCATENATE(INT(([.A271]-1)/12)+1;&quot;-й год &quot;;[.A271]-1-INT(([.A271]-1)/12)*12+1;&quot;-й мес&quot;)" office:value-type="string" office:string-value="22-й год 12-й мес" calcext:value-type="string">
            <text:p>22-й год 12-й мес</text:p>
          </table:table-cell>
          <table:table-cell table:style-name="ce34" table:formula="of:=DATE(YEAR([.C270]);MONTH([.C270])+1;DAY([.C270]))" office:value-type="date" office:date-value="2045-06-24" calcext:value-type="date">
            <text:p>24.06.2045</text:p>
          </table:table-cell>
          <table:table-cell table:style-name="ce46" table:formula="of:=IF([.P271]*[.$D$2]/100/12/(1-(1+[.$D$2]/100/12)^(-[.O271]))&lt;[.G270];ROUNDUP([.P271]*[.$D$2]/100/12/(1-(1+[.$D$2]/100/12)^(-[.O271]));0);[.G270]+[.F271])" office:value-type="float" office:value="0" calcext:value-type="float">
            <text:p>0,00</text:p>
          </table:table-cell>
          <table:table-cell table:style-name="ce54" table:formula="of:=[.D271]-[.F271]" office:value-type="float" office:value="0" calcext:value-type="float">
            <text:p>0,00</text:p>
          </table:table-cell>
          <table:table-cell table:style-name="ce52" table:formula="of:=[.G270]*[.$D$2]*([.C271]-[.C270])/(DATE(YEAR([.C271])+1;1;1)-DATE(YEAR([.C271]);1;1))/100" office:value-type="float" office:value="0" calcext:value-type="float">
            <text:p>0,00</text:p>
          </table:table-cell>
          <table:table-cell table:style-name="ce65" table:formula="of:=[.G270]-[.E271]-[.L271]-[.M271]" office:value-type="float" office:value="0" calcext:value-type="float">
            <text:p>0,00</text:p>
          </table:table-cell>
          <table:table-cell table:style-name="ce72" table:formula="of:=[.I271]+[.J271]" office:value-type="float" office:value="16574.07" calcext:value-type="float">
            <text:p>16 574,07</text:p>
          </table:table-cell>
          <table:table-cell table:style-name="ce54" table:formula="of:=IF([.$D$1]/[.$D$3]&lt;[.K270];[.$D$1]/[.$D$3];[.K270])" office:value-type="float" office:value="11944.44" calcext:value-type="float">
            <text:p>11 944,44</text:p>
          </table:table-cell>
          <table:table-cell table:style-name="ce54" table:formula="of:=[.K270]*[.$D$2]/12/100" office:value-type="float" office:value="4629.63" calcext:value-type="float">
            <text:p>4 629,63</text:p>
          </table:table-cell>
          <table:table-cell table:style-name="ce81" table:formula="of:=[.K270]-[.I271]-[.L271]-[.M271]" office:value-type="float" office:value="466982.950000001" calcext:value-type="float">
            <text:p>466 982,95</text:p>
          </table:table-cell>
          <table:table-cell table:style-name="ce86"/>
          <table:table-cell table:style-name="ce92"/>
          <table:table-cell table:style-name="ce95" table:formula="of:=IF(ISBLANK([.L270]);VALUE([.N270]);ROW([.L270]))" office:value-type="float" office:value="7" calcext:value-type="float">
            <text:p>7,00</text:p>
          </table:table-cell>
          <table:table-cell table:formula="of:=[.O270]+[.N270]-[.N271]" office:value-type="float" office:value="360" calcext:value-type="float">
            <text:p>360</text:p>
          </table:table-cell>
          <table:table-cell table:formula="of:=INDEX([.G$1:.G$1048576];[.N27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65" calcext:value-type="float">
            <text:p>265</text:p>
          </table:table-cell>
          <table:table-cell table:style-name="ce21" table:formula="of:=CONCATENATE(INT(([.A272]-1)/12)+1;&quot;-й год &quot;;[.A272]-1-INT(([.A272]-1)/12)*12+1;&quot;-й мес&quot;)" office:value-type="string" office:string-value="23-й год 1-й мес" calcext:value-type="string">
            <text:p>23-й год 1-й мес</text:p>
          </table:table-cell>
          <table:table-cell table:style-name="ce34" table:formula="of:=DATE(YEAR([.C271]);MONTH([.C271])+1;DAY([.C271]))" office:value-type="date" office:date-value="2045-07-24" calcext:value-type="date">
            <text:p>24.07.2045</text:p>
          </table:table-cell>
          <table:table-cell table:style-name="ce46" table:formula="of:=IF([.P272]*[.$D$2]/100/12/(1-(1+[.$D$2]/100/12)^(-[.O272]))&lt;[.G271];ROUNDUP([.P272]*[.$D$2]/100/12/(1-(1+[.$D$2]/100/12)^(-[.O272]));0);[.G271]+[.F272])" office:value-type="float" office:value="0" calcext:value-type="float">
            <text:p>0,00</text:p>
          </table:table-cell>
          <table:table-cell table:style-name="ce52" table:formula="of:=[.D272]-[.F272]" office:value-type="float" office:value="0" calcext:value-type="float">
            <text:p>0,00</text:p>
          </table:table-cell>
          <table:table-cell table:style-name="ce52" table:formula="of:=[.G271]*[.$D$2]*([.C272]-[.C271])/(DATE(YEAR([.C272])+1;1;1)-DATE(YEAR([.C272]);1;1))/100" office:value-type="float" office:value="0" calcext:value-type="float">
            <text:p>0,00</text:p>
          </table:table-cell>
          <table:table-cell table:style-name="ce63" table:formula="of:=[.G271]-[.E272]-[.L272]-[.M272]" office:value-type="float" office:value="0" calcext:value-type="float">
            <text:p>0,00</text:p>
          </table:table-cell>
          <table:table-cell table:style-name="ce70" table:formula="of:=[.I272]+[.J272]" office:value-type="float" office:value="16458.61" calcext:value-type="float">
            <text:p>16 458,61</text:p>
          </table:table-cell>
          <table:table-cell table:style-name="ce52" table:formula="of:=IF([.$D$1]/[.$D$3]&lt;[.K271];[.$D$1]/[.$D$3];[.K271])" office:value-type="float" office:value="11944.44" calcext:value-type="float">
            <text:p>11 944,44</text:p>
          </table:table-cell>
          <table:table-cell table:style-name="ce52" table:formula="of:=[.K271]*[.$D$2]/12/100" office:value-type="float" office:value="4514.17" calcext:value-type="float">
            <text:p>4 514,17</text:p>
          </table:table-cell>
          <table:table-cell table:style-name="ce79" table:formula="of:=[.K271]-[.I272]-[.L272]-[.M272]" office:value-type="float" office:value="455038.510000001" calcext:value-type="float">
            <text:p>455 038,51</text:p>
          </table:table-cell>
          <table:table-cell table:style-name="ce84"/>
          <table:table-cell table:style-name="ce90"/>
          <table:table-cell table:style-name="ce95" table:formula="of:=IF(ISBLANK([.L271]);VALUE([.N271]);ROW([.L271]))" office:value-type="float" office:value="7" calcext:value-type="float">
            <text:p>7,00</text:p>
          </table:table-cell>
          <table:table-cell table:formula="of:=[.O271]+[.N271]-[.N272]" office:value-type="float" office:value="360" calcext:value-type="float">
            <text:p>360</text:p>
          </table:table-cell>
          <table:table-cell table:formula="of:=INDEX([.G$1:.G$1048576];[.N27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66" calcext:value-type="float">
            <text:p>266</text:p>
          </table:table-cell>
          <table:table-cell table:style-name="ce21" table:formula="of:=CONCATENATE(INT(([.A273]-1)/12)+1;&quot;-й год &quot;;[.A273]-1-INT(([.A273]-1)/12)*12+1;&quot;-й мес&quot;)" office:value-type="string" office:string-value="23-й год 2-й мес" calcext:value-type="string">
            <text:p>23-й год 2-й мес</text:p>
          </table:table-cell>
          <table:table-cell table:style-name="ce34" table:formula="of:=DATE(YEAR([.C272]);MONTH([.C272])+1;DAY([.C272]))" office:value-type="date" office:date-value="2045-08-24" calcext:value-type="date">
            <text:p>24.08.2045</text:p>
          </table:table-cell>
          <table:table-cell table:style-name="ce46" table:formula="of:=IF([.P273]*[.$D$2]/100/12/(1-(1+[.$D$2]/100/12)^(-[.O273]))&lt;[.G272];ROUNDUP([.P273]*[.$D$2]/100/12/(1-(1+[.$D$2]/100/12)^(-[.O273]));0);[.G272]+[.F273])" office:value-type="float" office:value="0" calcext:value-type="float">
            <text:p>0,00</text:p>
          </table:table-cell>
          <table:table-cell table:style-name="ce52" table:formula="of:=[.D273]-[.F273]" office:value-type="float" office:value="0" calcext:value-type="float">
            <text:p>0,00</text:p>
          </table:table-cell>
          <table:table-cell table:style-name="ce52" table:formula="of:=[.G272]*[.$D$2]*([.C273]-[.C272])/(DATE(YEAR([.C273])+1;1;1)-DATE(YEAR([.C273]);1;1))/100" office:value-type="float" office:value="0" calcext:value-type="float">
            <text:p>0,00</text:p>
          </table:table-cell>
          <table:table-cell table:style-name="ce63" table:formula="of:=[.G272]-[.E273]-[.L273]-[.M273]" office:value-type="float" office:value="0" calcext:value-type="float">
            <text:p>0,00</text:p>
          </table:table-cell>
          <table:table-cell table:style-name="ce70" table:formula="of:=[.I273]+[.J273]" office:value-type="float" office:value="16343.15" calcext:value-type="float">
            <text:p>16 343,15</text:p>
          </table:table-cell>
          <table:table-cell table:style-name="ce52" table:formula="of:=IF([.$D$1]/[.$D$3]&lt;[.K272];[.$D$1]/[.$D$3];[.K272])" office:value-type="float" office:value="11944.44" calcext:value-type="float">
            <text:p>11 944,44</text:p>
          </table:table-cell>
          <table:table-cell table:style-name="ce52" table:formula="of:=[.K272]*[.$D$2]/12/100" office:value-type="float" office:value="4398.71" calcext:value-type="float">
            <text:p>4 398,71</text:p>
          </table:table-cell>
          <table:table-cell table:style-name="ce79" table:formula="of:=[.K272]-[.I273]-[.L273]-[.M273]" office:value-type="float" office:value="443094.07" calcext:value-type="float">
            <text:p>443 094,07</text:p>
          </table:table-cell>
          <table:table-cell table:style-name="ce84"/>
          <table:table-cell table:style-name="ce90"/>
          <table:table-cell table:style-name="ce95" table:formula="of:=IF(ISBLANK([.L272]);VALUE([.N272]);ROW([.L272]))" office:value-type="float" office:value="7" calcext:value-type="float">
            <text:p>7,00</text:p>
          </table:table-cell>
          <table:table-cell table:formula="of:=[.O272]+[.N272]-[.N273]" office:value-type="float" office:value="360" calcext:value-type="float">
            <text:p>360</text:p>
          </table:table-cell>
          <table:table-cell table:formula="of:=INDEX([.G$1:.G$1048576];[.N27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67" calcext:value-type="float">
            <text:p>267</text:p>
          </table:table-cell>
          <table:table-cell table:style-name="ce21" table:formula="of:=CONCATENATE(INT(([.A274]-1)/12)+1;&quot;-й год &quot;;[.A274]-1-INT(([.A274]-1)/12)*12+1;&quot;-й мес&quot;)" office:value-type="string" office:string-value="23-й год 3-й мес" calcext:value-type="string">
            <text:p>23-й год 3-й мес</text:p>
          </table:table-cell>
          <table:table-cell table:style-name="ce34" table:formula="of:=DATE(YEAR([.C273]);MONTH([.C273])+1;DAY([.C273]))" office:value-type="date" office:date-value="2045-09-24" calcext:value-type="date">
            <text:p>24.09.2045</text:p>
          </table:table-cell>
          <table:table-cell table:style-name="ce46" table:formula="of:=IF([.P274]*[.$D$2]/100/12/(1-(1+[.$D$2]/100/12)^(-[.O274]))&lt;[.G273];ROUNDUP([.P274]*[.$D$2]/100/12/(1-(1+[.$D$2]/100/12)^(-[.O274]));0);[.G273]+[.F274])" office:value-type="float" office:value="0" calcext:value-type="float">
            <text:p>0,00</text:p>
          </table:table-cell>
          <table:table-cell table:style-name="ce52" table:formula="of:=[.D274]-[.F274]" office:value-type="float" office:value="0" calcext:value-type="float">
            <text:p>0,00</text:p>
          </table:table-cell>
          <table:table-cell table:style-name="ce52" table:formula="of:=[.G273]*[.$D$2]*([.C274]-[.C273])/(DATE(YEAR([.C274])+1;1;1)-DATE(YEAR([.C274]);1;1))/100" office:value-type="float" office:value="0" calcext:value-type="float">
            <text:p>0,00</text:p>
          </table:table-cell>
          <table:table-cell table:style-name="ce63" table:formula="of:=[.G273]-[.E274]-[.L274]-[.M274]" office:value-type="float" office:value="0" calcext:value-type="float">
            <text:p>0,00</text:p>
          </table:table-cell>
          <table:table-cell table:style-name="ce70" table:formula="of:=[.I274]+[.J274]" office:value-type="float" office:value="16227.68" calcext:value-type="float">
            <text:p>16 227,68</text:p>
          </table:table-cell>
          <table:table-cell table:style-name="ce52" table:formula="of:=IF([.$D$1]/[.$D$3]&lt;[.K273];[.$D$1]/[.$D$3];[.K273])" office:value-type="float" office:value="11944.44" calcext:value-type="float">
            <text:p>11 944,44</text:p>
          </table:table-cell>
          <table:table-cell table:style-name="ce52" table:formula="of:=[.K273]*[.$D$2]/12/100" office:value-type="float" office:value="4283.24" calcext:value-type="float">
            <text:p>4 283,24</text:p>
          </table:table-cell>
          <table:table-cell table:style-name="ce79" table:formula="of:=[.K273]-[.I274]-[.L274]-[.M274]" office:value-type="float" office:value="431149.63" calcext:value-type="float">
            <text:p>431 149,63</text:p>
          </table:table-cell>
          <table:table-cell table:style-name="ce84"/>
          <table:table-cell table:style-name="ce90"/>
          <table:table-cell table:style-name="ce95" table:formula="of:=IF(ISBLANK([.L273]);VALUE([.N273]);ROW([.L273]))" office:value-type="float" office:value="7" calcext:value-type="float">
            <text:p>7,00</text:p>
          </table:table-cell>
          <table:table-cell table:formula="of:=[.O273]+[.N273]-[.N274]" office:value-type="float" office:value="360" calcext:value-type="float">
            <text:p>360</text:p>
          </table:table-cell>
          <table:table-cell table:formula="of:=INDEX([.G$1:.G$1048576];[.N27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68" calcext:value-type="float">
            <text:p>268</text:p>
          </table:table-cell>
          <table:table-cell table:style-name="ce21" table:formula="of:=CONCATENATE(INT(([.A275]-1)/12)+1;&quot;-й год &quot;;[.A275]-1-INT(([.A275]-1)/12)*12+1;&quot;-й мес&quot;)" office:value-type="string" office:string-value="23-й год 4-й мес" calcext:value-type="string">
            <text:p>23-й год 4-й мес</text:p>
          </table:table-cell>
          <table:table-cell table:style-name="ce34" table:formula="of:=DATE(YEAR([.C274]);MONTH([.C274])+1;DAY([.C274]))" office:value-type="date" office:date-value="2045-10-24" calcext:value-type="date">
            <text:p>24.10.2045</text:p>
          </table:table-cell>
          <table:table-cell table:style-name="ce46" table:formula="of:=IF([.P275]*[.$D$2]/100/12/(1-(1+[.$D$2]/100/12)^(-[.O275]))&lt;[.G274];ROUNDUP([.P275]*[.$D$2]/100/12/(1-(1+[.$D$2]/100/12)^(-[.O275]));0);[.G274]+[.F275])" office:value-type="float" office:value="0" calcext:value-type="float">
            <text:p>0,00</text:p>
          </table:table-cell>
          <table:table-cell table:style-name="ce52" table:formula="of:=[.D275]-[.F275]" office:value-type="float" office:value="0" calcext:value-type="float">
            <text:p>0,00</text:p>
          </table:table-cell>
          <table:table-cell table:style-name="ce52" table:formula="of:=[.G274]*[.$D$2]*([.C275]-[.C274])/(DATE(YEAR([.C275])+1;1;1)-DATE(YEAR([.C275]);1;1))/100" office:value-type="float" office:value="0" calcext:value-type="float">
            <text:p>0,00</text:p>
          </table:table-cell>
          <table:table-cell table:style-name="ce63" table:formula="of:=[.G274]-[.E275]-[.L275]-[.M275]" office:value-type="float" office:value="0" calcext:value-type="float">
            <text:p>0,00</text:p>
          </table:table-cell>
          <table:table-cell table:style-name="ce70" table:formula="of:=[.I275]+[.J275]" office:value-type="float" office:value="16112.22" calcext:value-type="float">
            <text:p>16 112,22</text:p>
          </table:table-cell>
          <table:table-cell table:style-name="ce52" table:formula="of:=IF([.$D$1]/[.$D$3]&lt;[.K274];[.$D$1]/[.$D$3];[.K274])" office:value-type="float" office:value="11944.44" calcext:value-type="float">
            <text:p>11 944,44</text:p>
          </table:table-cell>
          <table:table-cell table:style-name="ce52" table:formula="of:=[.K274]*[.$D$2]/12/100" office:value-type="float" office:value="4167.78" calcext:value-type="float">
            <text:p>4 167,78</text:p>
          </table:table-cell>
          <table:table-cell table:style-name="ce79" table:formula="of:=[.K274]-[.I275]-[.L275]-[.M275]" office:value-type="float" office:value="419205.19" calcext:value-type="float">
            <text:p>419 205,19</text:p>
          </table:table-cell>
          <table:table-cell table:style-name="ce84"/>
          <table:table-cell table:style-name="ce90"/>
          <table:table-cell table:style-name="ce95" table:formula="of:=IF(ISBLANK([.L274]);VALUE([.N274]);ROW([.L274]))" office:value-type="float" office:value="7" calcext:value-type="float">
            <text:p>7,00</text:p>
          </table:table-cell>
          <table:table-cell table:formula="of:=[.O274]+[.N274]-[.N275]" office:value-type="float" office:value="360" calcext:value-type="float">
            <text:p>360</text:p>
          </table:table-cell>
          <table:table-cell table:formula="of:=INDEX([.G$1:.G$1048576];[.N27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69" calcext:value-type="float">
            <text:p>269</text:p>
          </table:table-cell>
          <table:table-cell table:style-name="ce21" table:formula="of:=CONCATENATE(INT(([.A276]-1)/12)+1;&quot;-й год &quot;;[.A276]-1-INT(([.A276]-1)/12)*12+1;&quot;-й мес&quot;)" office:value-type="string" office:string-value="23-й год 5-й мес" calcext:value-type="string">
            <text:p>23-й год 5-й мес</text:p>
          </table:table-cell>
          <table:table-cell table:style-name="ce34" table:formula="of:=DATE(YEAR([.C275]);MONTH([.C275])+1;DAY([.C275]))" office:value-type="date" office:date-value="2045-11-24" calcext:value-type="date">
            <text:p>24.11.2045</text:p>
          </table:table-cell>
          <table:table-cell table:style-name="ce46" table:formula="of:=IF([.P276]*[.$D$2]/100/12/(1-(1+[.$D$2]/100/12)^(-[.O276]))&lt;[.G275];ROUNDUP([.P276]*[.$D$2]/100/12/(1-(1+[.$D$2]/100/12)^(-[.O276]));0);[.G275]+[.F276])" office:value-type="float" office:value="0" calcext:value-type="float">
            <text:p>0,00</text:p>
          </table:table-cell>
          <table:table-cell table:style-name="ce52" table:formula="of:=[.D276]-[.F276]" office:value-type="float" office:value="0" calcext:value-type="float">
            <text:p>0,00</text:p>
          </table:table-cell>
          <table:table-cell table:style-name="ce52" table:formula="of:=[.G275]*[.$D$2]*([.C276]-[.C275])/(DATE(YEAR([.C276])+1;1;1)-DATE(YEAR([.C276]);1;1))/100" office:value-type="float" office:value="0" calcext:value-type="float">
            <text:p>0,00</text:p>
          </table:table-cell>
          <table:table-cell table:style-name="ce63" table:formula="of:=[.G275]-[.E276]-[.L276]-[.M276]" office:value-type="float" office:value="0" calcext:value-type="float">
            <text:p>0,00</text:p>
          </table:table-cell>
          <table:table-cell table:style-name="ce70" table:formula="of:=[.I276]+[.J276]" office:value-type="float" office:value="15996.76" calcext:value-type="float">
            <text:p>15 996,76</text:p>
          </table:table-cell>
          <table:table-cell table:style-name="ce52" table:formula="of:=IF([.$D$1]/[.$D$3]&lt;[.K275];[.$D$1]/[.$D$3];[.K275])" office:value-type="float" office:value="11944.44" calcext:value-type="float">
            <text:p>11 944,44</text:p>
          </table:table-cell>
          <table:table-cell table:style-name="ce52" table:formula="of:=[.K275]*[.$D$2]/12/100" office:value-type="float" office:value="4052.32" calcext:value-type="float">
            <text:p>4 052,32</text:p>
          </table:table-cell>
          <table:table-cell table:style-name="ce79" table:formula="of:=[.K275]-[.I276]-[.L276]-[.M276]" office:value-type="float" office:value="407260.75" calcext:value-type="float">
            <text:p>407 260,75</text:p>
          </table:table-cell>
          <table:table-cell table:style-name="ce84"/>
          <table:table-cell table:style-name="ce90"/>
          <table:table-cell table:style-name="ce95" table:formula="of:=IF(ISBLANK([.L275]);VALUE([.N275]);ROW([.L275]))" office:value-type="float" office:value="7" calcext:value-type="float">
            <text:p>7,00</text:p>
          </table:table-cell>
          <table:table-cell table:formula="of:=[.O275]+[.N275]-[.N276]" office:value-type="float" office:value="360" calcext:value-type="float">
            <text:p>360</text:p>
          </table:table-cell>
          <table:table-cell table:formula="of:=INDEX([.G$1:.G$1048576];[.N27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70" calcext:value-type="float">
            <text:p>270</text:p>
          </table:table-cell>
          <table:table-cell table:style-name="ce21" table:formula="of:=CONCATENATE(INT(([.A277]-1)/12)+1;&quot;-й год &quot;;[.A277]-1-INT(([.A277]-1)/12)*12+1;&quot;-й мес&quot;)" office:value-type="string" office:string-value="23-й год 6-й мес" calcext:value-type="string">
            <text:p>23-й год 6-й мес</text:p>
          </table:table-cell>
          <table:table-cell table:style-name="ce34" table:formula="of:=DATE(YEAR([.C276]);MONTH([.C276])+1;DAY([.C276]))" office:value-type="date" office:date-value="2045-12-24" calcext:value-type="date">
            <text:p>24.12.2045</text:p>
          </table:table-cell>
          <table:table-cell table:style-name="ce46" table:formula="of:=IF([.P277]*[.$D$2]/100/12/(1-(1+[.$D$2]/100/12)^(-[.O277]))&lt;[.G276];ROUNDUP([.P277]*[.$D$2]/100/12/(1-(1+[.$D$2]/100/12)^(-[.O277]));0);[.G276]+[.F277])" office:value-type="float" office:value="0" calcext:value-type="float">
            <text:p>0,00</text:p>
          </table:table-cell>
          <table:table-cell table:style-name="ce52" table:formula="of:=[.D277]-[.F277]" office:value-type="float" office:value="0" calcext:value-type="float">
            <text:p>0,00</text:p>
          </table:table-cell>
          <table:table-cell table:style-name="ce52" table:formula="of:=[.G276]*[.$D$2]*([.C277]-[.C276])/(DATE(YEAR([.C277])+1;1;1)-DATE(YEAR([.C277]);1;1))/100" office:value-type="float" office:value="0" calcext:value-type="float">
            <text:p>0,00</text:p>
          </table:table-cell>
          <table:table-cell table:style-name="ce63" table:formula="of:=[.G276]-[.E277]-[.L277]-[.M277]" office:value-type="float" office:value="0" calcext:value-type="float">
            <text:p>0,00</text:p>
          </table:table-cell>
          <table:table-cell table:style-name="ce70" table:formula="of:=[.I277]+[.J277]" office:value-type="float" office:value="15881.29" calcext:value-type="float">
            <text:p>15 881,29</text:p>
          </table:table-cell>
          <table:table-cell table:style-name="ce52" table:formula="of:=IF([.$D$1]/[.$D$3]&lt;[.K276];[.$D$1]/[.$D$3];[.K276])" office:value-type="float" office:value="11944.44" calcext:value-type="float">
            <text:p>11 944,44</text:p>
          </table:table-cell>
          <table:table-cell table:style-name="ce52" table:formula="of:=[.K276]*[.$D$2]/12/100" office:value-type="float" office:value="3936.85" calcext:value-type="float">
            <text:p>3 936,85</text:p>
          </table:table-cell>
          <table:table-cell table:style-name="ce79" table:formula="of:=[.K276]-[.I277]-[.L277]-[.M277]" office:value-type="float" office:value="395316.31" calcext:value-type="float">
            <text:p>395 316,31</text:p>
          </table:table-cell>
          <table:table-cell table:style-name="ce84"/>
          <table:table-cell table:style-name="ce90"/>
          <table:table-cell table:style-name="ce95" table:formula="of:=IF(ISBLANK([.L276]);VALUE([.N276]);ROW([.L276]))" office:value-type="float" office:value="7" calcext:value-type="float">
            <text:p>7,00</text:p>
          </table:table-cell>
          <table:table-cell table:formula="of:=[.O276]+[.N276]-[.N277]" office:value-type="float" office:value="360" calcext:value-type="float">
            <text:p>360</text:p>
          </table:table-cell>
          <table:table-cell table:formula="of:=INDEX([.G$1:.G$1048576];[.N27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71" calcext:value-type="float">
            <text:p>271</text:p>
          </table:table-cell>
          <table:table-cell table:style-name="ce21" table:formula="of:=CONCATENATE(INT(([.A278]-1)/12)+1;&quot;-й год &quot;;[.A278]-1-INT(([.A278]-1)/12)*12+1;&quot;-й мес&quot;)" office:value-type="string" office:string-value="23-й год 7-й мес" calcext:value-type="string">
            <text:p>23-й год 7-й мес</text:p>
          </table:table-cell>
          <table:table-cell table:style-name="ce34" table:formula="of:=DATE(YEAR([.C277]);MONTH([.C277])+1;DAY([.C277]))" office:value-type="date" office:date-value="2046-01-24" calcext:value-type="date">
            <text:p>24.01.2046</text:p>
          </table:table-cell>
          <table:table-cell table:style-name="ce46" table:formula="of:=IF([.P278]*[.$D$2]/100/12/(1-(1+[.$D$2]/100/12)^(-[.O278]))&lt;[.G277];ROUNDUP([.P278]*[.$D$2]/100/12/(1-(1+[.$D$2]/100/12)^(-[.O278]));0);[.G277]+[.F278])" office:value-type="float" office:value="0" calcext:value-type="float">
            <text:p>0,00</text:p>
          </table:table-cell>
          <table:table-cell table:style-name="ce52" table:formula="of:=[.D278]-[.F278]" office:value-type="float" office:value="0" calcext:value-type="float">
            <text:p>0,00</text:p>
          </table:table-cell>
          <table:table-cell table:style-name="ce52" table:formula="of:=[.G277]*[.$D$2]*([.C278]-[.C277])/(DATE(YEAR([.C278])+1;1;1)-DATE(YEAR([.C278]);1;1))/100" office:value-type="float" office:value="0" calcext:value-type="float">
            <text:p>0,00</text:p>
          </table:table-cell>
          <table:table-cell table:style-name="ce63" table:formula="of:=[.G277]-[.E278]-[.L278]-[.M278]" office:value-type="float" office:value="0" calcext:value-type="float">
            <text:p>0,00</text:p>
          </table:table-cell>
          <table:table-cell table:style-name="ce70" table:formula="of:=[.I278]+[.J278]" office:value-type="float" office:value="15765.83" calcext:value-type="float">
            <text:p>15 765,83</text:p>
          </table:table-cell>
          <table:table-cell table:style-name="ce52" table:formula="of:=IF([.$D$1]/[.$D$3]&lt;[.K277];[.$D$1]/[.$D$3];[.K277])" office:value-type="float" office:value="11944.44" calcext:value-type="float">
            <text:p>11 944,44</text:p>
          </table:table-cell>
          <table:table-cell table:style-name="ce52" table:formula="of:=[.K277]*[.$D$2]/12/100" office:value-type="float" office:value="3821.39" calcext:value-type="float">
            <text:p>3 821,39</text:p>
          </table:table-cell>
          <table:table-cell table:style-name="ce79" table:formula="of:=[.K277]-[.I278]-[.L278]-[.M278]" office:value-type="float" office:value="383371.87" calcext:value-type="float">
            <text:p>383 371,87</text:p>
          </table:table-cell>
          <table:table-cell table:style-name="ce84"/>
          <table:table-cell table:style-name="ce90"/>
          <table:table-cell table:style-name="ce95" table:formula="of:=IF(ISBLANK([.L277]);VALUE([.N277]);ROW([.L277]))" office:value-type="float" office:value="7" calcext:value-type="float">
            <text:p>7,00</text:p>
          </table:table-cell>
          <table:table-cell table:formula="of:=[.O277]+[.N277]-[.N278]" office:value-type="float" office:value="360" calcext:value-type="float">
            <text:p>360</text:p>
          </table:table-cell>
          <table:table-cell table:formula="of:=INDEX([.G$1:.G$1048576];[.N27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72" calcext:value-type="float">
            <text:p>272</text:p>
          </table:table-cell>
          <table:table-cell table:style-name="ce21" table:formula="of:=CONCATENATE(INT(([.A279]-1)/12)+1;&quot;-й год &quot;;[.A279]-1-INT(([.A279]-1)/12)*12+1;&quot;-й мес&quot;)" office:value-type="string" office:string-value="23-й год 8-й мес" calcext:value-type="string">
            <text:p>23-й год 8-й мес</text:p>
          </table:table-cell>
          <table:table-cell table:style-name="ce34" table:formula="of:=DATE(YEAR([.C278]);MONTH([.C278])+1;DAY([.C278]))" office:value-type="date" office:date-value="2046-02-24" calcext:value-type="date">
            <text:p>24.02.2046</text:p>
          </table:table-cell>
          <table:table-cell table:style-name="ce46" table:formula="of:=IF([.P279]*[.$D$2]/100/12/(1-(1+[.$D$2]/100/12)^(-[.O279]))&lt;[.G278];ROUNDUP([.P279]*[.$D$2]/100/12/(1-(1+[.$D$2]/100/12)^(-[.O279]));0);[.G278]+[.F279])" office:value-type="float" office:value="0" calcext:value-type="float">
            <text:p>0,00</text:p>
          </table:table-cell>
          <table:table-cell table:style-name="ce52" table:formula="of:=[.D279]-[.F279]" office:value-type="float" office:value="0" calcext:value-type="float">
            <text:p>0,00</text:p>
          </table:table-cell>
          <table:table-cell table:style-name="ce52" table:formula="of:=[.G278]*[.$D$2]*([.C279]-[.C278])/(DATE(YEAR([.C279])+1;1;1)-DATE(YEAR([.C279]);1;1))/100" office:value-type="float" office:value="0" calcext:value-type="float">
            <text:p>0,00</text:p>
          </table:table-cell>
          <table:table-cell table:style-name="ce63" table:formula="of:=[.G278]-[.E279]-[.L279]-[.M279]" office:value-type="float" office:value="0" calcext:value-type="float">
            <text:p>0,00</text:p>
          </table:table-cell>
          <table:table-cell table:style-name="ce70" table:formula="of:=[.I279]+[.J279]" office:value-type="float" office:value="15650.37" calcext:value-type="float">
            <text:p>15 650,37</text:p>
          </table:table-cell>
          <table:table-cell table:style-name="ce52" table:formula="of:=IF([.$D$1]/[.$D$3]&lt;[.K278];[.$D$1]/[.$D$3];[.K278])" office:value-type="float" office:value="11944.44" calcext:value-type="float">
            <text:p>11 944,44</text:p>
          </table:table-cell>
          <table:table-cell table:style-name="ce52" table:formula="of:=[.K278]*[.$D$2]/12/100" office:value-type="float" office:value="3705.93" calcext:value-type="float">
            <text:p>3 705,93</text:p>
          </table:table-cell>
          <table:table-cell table:style-name="ce79" table:formula="of:=[.K278]-[.I279]-[.L279]-[.M279]" office:value-type="float" office:value="371427.43" calcext:value-type="float">
            <text:p>371 427,43</text:p>
          </table:table-cell>
          <table:table-cell table:style-name="ce84"/>
          <table:table-cell table:style-name="ce90"/>
          <table:table-cell table:style-name="ce95" table:formula="of:=IF(ISBLANK([.L278]);VALUE([.N278]);ROW([.L278]))" office:value-type="float" office:value="7" calcext:value-type="float">
            <text:p>7,00</text:p>
          </table:table-cell>
          <table:table-cell table:formula="of:=[.O278]+[.N278]-[.N279]" office:value-type="float" office:value="360" calcext:value-type="float">
            <text:p>360</text:p>
          </table:table-cell>
          <table:table-cell table:formula="of:=INDEX([.G$1:.G$1048576];[.N27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73" calcext:value-type="float">
            <text:p>273</text:p>
          </table:table-cell>
          <table:table-cell table:style-name="ce21" table:formula="of:=CONCATENATE(INT(([.A280]-1)/12)+1;&quot;-й год &quot;;[.A280]-1-INT(([.A280]-1)/12)*12+1;&quot;-й мес&quot;)" office:value-type="string" office:string-value="23-й год 9-й мес" calcext:value-type="string">
            <text:p>23-й год 9-й мес</text:p>
          </table:table-cell>
          <table:table-cell table:style-name="ce34" table:formula="of:=DATE(YEAR([.C279]);MONTH([.C279])+1;DAY([.C279]))" office:value-type="date" office:date-value="2046-03-24" calcext:value-type="date">
            <text:p>24.03.2046</text:p>
          </table:table-cell>
          <table:table-cell table:style-name="ce46" table:formula="of:=IF([.P280]*[.$D$2]/100/12/(1-(1+[.$D$2]/100/12)^(-[.O280]))&lt;[.G279];ROUNDUP([.P280]*[.$D$2]/100/12/(1-(1+[.$D$2]/100/12)^(-[.O280]));0);[.G279]+[.F280])" office:value-type="float" office:value="0" calcext:value-type="float">
            <text:p>0,00</text:p>
          </table:table-cell>
          <table:table-cell table:style-name="ce52" table:formula="of:=[.D280]-[.F280]" office:value-type="float" office:value="0" calcext:value-type="float">
            <text:p>0,00</text:p>
          </table:table-cell>
          <table:table-cell table:style-name="ce52" table:formula="of:=[.G279]*[.$D$2]*([.C280]-[.C279])/(DATE(YEAR([.C280])+1;1;1)-DATE(YEAR([.C280]);1;1))/100" office:value-type="float" office:value="0" calcext:value-type="float">
            <text:p>0,00</text:p>
          </table:table-cell>
          <table:table-cell table:style-name="ce63" table:formula="of:=[.G279]-[.E280]-[.L280]-[.M280]" office:value-type="float" office:value="0" calcext:value-type="float">
            <text:p>0,00</text:p>
          </table:table-cell>
          <table:table-cell table:style-name="ce70" table:formula="of:=[.I280]+[.J280]" office:value-type="float" office:value="15534.91" calcext:value-type="float">
            <text:p>15 534,91</text:p>
          </table:table-cell>
          <table:table-cell table:style-name="ce52" table:formula="of:=IF([.$D$1]/[.$D$3]&lt;[.K279];[.$D$1]/[.$D$3];[.K279])" office:value-type="float" office:value="11944.44" calcext:value-type="float">
            <text:p>11 944,44</text:p>
          </table:table-cell>
          <table:table-cell table:style-name="ce52" table:formula="of:=[.K279]*[.$D$2]/12/100" office:value-type="float" office:value="3590.47" calcext:value-type="float">
            <text:p>3 590,47</text:p>
          </table:table-cell>
          <table:table-cell table:style-name="ce79" table:formula="of:=[.K279]-[.I280]-[.L280]-[.M280]" office:value-type="float" office:value="359482.99" calcext:value-type="float">
            <text:p>359 482,99</text:p>
          </table:table-cell>
          <table:table-cell table:style-name="ce84"/>
          <table:table-cell table:style-name="ce90"/>
          <table:table-cell table:style-name="ce95" table:formula="of:=IF(ISBLANK([.L279]);VALUE([.N279]);ROW([.L279]))" office:value-type="float" office:value="7" calcext:value-type="float">
            <text:p>7,00</text:p>
          </table:table-cell>
          <table:table-cell table:formula="of:=[.O279]+[.N279]-[.N280]" office:value-type="float" office:value="360" calcext:value-type="float">
            <text:p>360</text:p>
          </table:table-cell>
          <table:table-cell table:formula="of:=INDEX([.G$1:.G$1048576];[.N28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74" calcext:value-type="float">
            <text:p>274</text:p>
          </table:table-cell>
          <table:table-cell table:style-name="ce21" table:formula="of:=CONCATENATE(INT(([.A281]-1)/12)+1;&quot;-й год &quot;;[.A281]-1-INT(([.A281]-1)/12)*12+1;&quot;-й мес&quot;)" office:value-type="string" office:string-value="23-й год 10-й мес" calcext:value-type="string">
            <text:p>23-й год 10-й мес</text:p>
          </table:table-cell>
          <table:table-cell table:style-name="ce34" table:formula="of:=DATE(YEAR([.C280]);MONTH([.C280])+1;DAY([.C280]))" office:value-type="date" office:date-value="2046-04-24" calcext:value-type="date">
            <text:p>24.04.2046</text:p>
          </table:table-cell>
          <table:table-cell table:style-name="ce46" table:formula="of:=IF([.P281]*[.$D$2]/100/12/(1-(1+[.$D$2]/100/12)^(-[.O281]))&lt;[.G280];ROUNDUP([.P281]*[.$D$2]/100/12/(1-(1+[.$D$2]/100/12)^(-[.O281]));0);[.G280]+[.F281])" office:value-type="float" office:value="0" calcext:value-type="float">
            <text:p>0,00</text:p>
          </table:table-cell>
          <table:table-cell table:style-name="ce52" table:formula="of:=[.D281]-[.F281]" office:value-type="float" office:value="0" calcext:value-type="float">
            <text:p>0,00</text:p>
          </table:table-cell>
          <table:table-cell table:style-name="ce52" table:formula="of:=[.G280]*[.$D$2]*([.C281]-[.C280])/(DATE(YEAR([.C281])+1;1;1)-DATE(YEAR([.C281]);1;1))/100" office:value-type="float" office:value="0" calcext:value-type="float">
            <text:p>0,00</text:p>
          </table:table-cell>
          <table:table-cell table:style-name="ce63" table:formula="of:=[.G280]-[.E281]-[.L281]-[.M281]" office:value-type="float" office:value="0" calcext:value-type="float">
            <text:p>0,00</text:p>
          </table:table-cell>
          <table:table-cell table:style-name="ce70" table:formula="of:=[.I281]+[.J281]" office:value-type="float" office:value="15419.44" calcext:value-type="float">
            <text:p>15 419,44</text:p>
          </table:table-cell>
          <table:table-cell table:style-name="ce52" table:formula="of:=IF([.$D$1]/[.$D$3]&lt;[.K280];[.$D$1]/[.$D$3];[.K280])" office:value-type="float" office:value="11944.44" calcext:value-type="float">
            <text:p>11 944,44</text:p>
          </table:table-cell>
          <table:table-cell table:style-name="ce52" table:formula="of:=[.K280]*[.$D$2]/12/100" office:value-type="float" office:value="3475" calcext:value-type="float">
            <text:p>3 475,00</text:p>
          </table:table-cell>
          <table:table-cell table:style-name="ce79" table:formula="of:=[.K280]-[.I281]-[.L281]-[.M281]" office:value-type="float" office:value="347538.55" calcext:value-type="float">
            <text:p>347 538,55</text:p>
          </table:table-cell>
          <table:table-cell table:style-name="ce84"/>
          <table:table-cell table:style-name="ce90"/>
          <table:table-cell table:style-name="ce95" table:formula="of:=IF(ISBLANK([.L280]);VALUE([.N280]);ROW([.L280]))" office:value-type="float" office:value="7" calcext:value-type="float">
            <text:p>7,00</text:p>
          </table:table-cell>
          <table:table-cell table:formula="of:=[.O280]+[.N280]-[.N281]" office:value-type="float" office:value="360" calcext:value-type="float">
            <text:p>360</text:p>
          </table:table-cell>
          <table:table-cell table:formula="of:=INDEX([.G$1:.G$1048576];[.N28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75" calcext:value-type="float">
            <text:p>275</text:p>
          </table:table-cell>
          <table:table-cell table:style-name="ce21" table:formula="of:=CONCATENATE(INT(([.A282]-1)/12)+1;&quot;-й год &quot;;[.A282]-1-INT(([.A282]-1)/12)*12+1;&quot;-й мес&quot;)" office:value-type="string" office:string-value="23-й год 11-й мес" calcext:value-type="string">
            <text:p>23-й год 11-й мес</text:p>
          </table:table-cell>
          <table:table-cell table:style-name="ce34" table:formula="of:=DATE(YEAR([.C281]);MONTH([.C281])+1;DAY([.C281]))" office:value-type="date" office:date-value="2046-05-24" calcext:value-type="date">
            <text:p>24.05.2046</text:p>
          </table:table-cell>
          <table:table-cell table:style-name="ce46" table:formula="of:=IF([.P282]*[.$D$2]/100/12/(1-(1+[.$D$2]/100/12)^(-[.O282]))&lt;[.G281];ROUNDUP([.P282]*[.$D$2]/100/12/(1-(1+[.$D$2]/100/12)^(-[.O282]));0);[.G281]+[.F282])" office:value-type="float" office:value="0" calcext:value-type="float">
            <text:p>0,00</text:p>
          </table:table-cell>
          <table:table-cell table:style-name="ce52" table:formula="of:=[.D282]-[.F282]" office:value-type="float" office:value="0" calcext:value-type="float">
            <text:p>0,00</text:p>
          </table:table-cell>
          <table:table-cell table:style-name="ce52" table:formula="of:=[.G281]*[.$D$2]*([.C282]-[.C281])/(DATE(YEAR([.C282])+1;1;1)-DATE(YEAR([.C282]);1;1))/100" office:value-type="float" office:value="0" calcext:value-type="float">
            <text:p>0,00</text:p>
          </table:table-cell>
          <table:table-cell table:style-name="ce63" table:formula="of:=[.G281]-[.E282]-[.L282]-[.M282]" office:value-type="float" office:value="0" calcext:value-type="float">
            <text:p>0,00</text:p>
          </table:table-cell>
          <table:table-cell table:style-name="ce70" table:formula="of:=[.I282]+[.J282]" office:value-type="float" office:value="15303.98" calcext:value-type="float">
            <text:p>15 303,98</text:p>
          </table:table-cell>
          <table:table-cell table:style-name="ce52" table:formula="of:=IF([.$D$1]/[.$D$3]&lt;[.K281];[.$D$1]/[.$D$3];[.K281])" office:value-type="float" office:value="11944.44" calcext:value-type="float">
            <text:p>11 944,44</text:p>
          </table:table-cell>
          <table:table-cell table:style-name="ce52" table:formula="of:=[.K281]*[.$D$2]/12/100" office:value-type="float" office:value="3359.54" calcext:value-type="float">
            <text:p>3 359,54</text:p>
          </table:table-cell>
          <table:table-cell table:style-name="ce79" table:formula="of:=[.K281]-[.I282]-[.L282]-[.M282]" office:value-type="float" office:value="335594.11" calcext:value-type="float">
            <text:p>335 594,11</text:p>
          </table:table-cell>
          <table:table-cell table:style-name="ce84"/>
          <table:table-cell table:style-name="ce90"/>
          <table:table-cell table:style-name="ce95" table:formula="of:=IF(ISBLANK([.L281]);VALUE([.N281]);ROW([.L281]))" office:value-type="float" office:value="7" calcext:value-type="float">
            <text:p>7,00</text:p>
          </table:table-cell>
          <table:table-cell table:formula="of:=[.O281]+[.N281]-[.N282]" office:value-type="float" office:value="360" calcext:value-type="float">
            <text:p>360</text:p>
          </table:table-cell>
          <table:table-cell table:formula="of:=INDEX([.G$1:.G$1048576];[.N28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76" calcext:value-type="float">
            <text:p>276</text:p>
          </table:table-cell>
          <table:table-cell table:style-name="ce21" table:formula="of:=CONCATENATE(INT(([.A283]-1)/12)+1;&quot;-й год &quot;;[.A283]-1-INT(([.A283]-1)/12)*12+1;&quot;-й мес&quot;)" office:value-type="string" office:string-value="23-й год 12-й мес" calcext:value-type="string">
            <text:p>23-й год 12-й мес</text:p>
          </table:table-cell>
          <table:table-cell table:style-name="ce34" table:formula="of:=DATE(YEAR([.C282]);MONTH([.C282])+1;DAY([.C282]))" office:value-type="date" office:date-value="2046-06-24" calcext:value-type="date">
            <text:p>24.06.2046</text:p>
          </table:table-cell>
          <table:table-cell table:style-name="ce46" table:formula="of:=IF([.P283]*[.$D$2]/100/12/(1-(1+[.$D$2]/100/12)^(-[.O283]))&lt;[.G282];ROUNDUP([.P283]*[.$D$2]/100/12/(1-(1+[.$D$2]/100/12)^(-[.O283]));0);[.G282]+[.F283])" office:value-type="float" office:value="0" calcext:value-type="float">
            <text:p>0,00</text:p>
          </table:table-cell>
          <table:table-cell table:style-name="ce52" table:formula="of:=[.D283]-[.F283]" office:value-type="float" office:value="0" calcext:value-type="float">
            <text:p>0,00</text:p>
          </table:table-cell>
          <table:table-cell table:style-name="ce52" table:formula="of:=[.G282]*[.$D$2]*([.C283]-[.C282])/(DATE(YEAR([.C283])+1;1;1)-DATE(YEAR([.C283]);1;1))/100" office:value-type="float" office:value="0" calcext:value-type="float">
            <text:p>0,00</text:p>
          </table:table-cell>
          <table:table-cell table:style-name="ce63" table:formula="of:=[.G282]-[.E283]-[.L283]-[.M283]" office:value-type="float" office:value="0" calcext:value-type="float">
            <text:p>0,00</text:p>
          </table:table-cell>
          <table:table-cell table:style-name="ce70" table:formula="of:=[.I283]+[.J283]" office:value-type="float" office:value="15188.52" calcext:value-type="float">
            <text:p>15 188,52</text:p>
          </table:table-cell>
          <table:table-cell table:style-name="ce52" table:formula="of:=IF([.$D$1]/[.$D$3]&lt;[.K282];[.$D$1]/[.$D$3];[.K282])" office:value-type="float" office:value="11944.44" calcext:value-type="float">
            <text:p>11 944,44</text:p>
          </table:table-cell>
          <table:table-cell table:style-name="ce52" table:formula="of:=[.K282]*[.$D$2]/12/100" office:value-type="float" office:value="3244.08" calcext:value-type="float">
            <text:p>3 244,08</text:p>
          </table:table-cell>
          <table:table-cell table:style-name="ce79" table:formula="of:=[.K282]-[.I283]-[.L283]-[.M283]" office:value-type="float" office:value="323649.67" calcext:value-type="float">
            <text:p>323 649,67</text:p>
          </table:table-cell>
          <table:table-cell table:style-name="ce84"/>
          <table:table-cell table:style-name="ce90"/>
          <table:table-cell table:style-name="ce95" table:formula="of:=IF(ISBLANK([.L282]);VALUE([.N282]);ROW([.L282]))" office:value-type="float" office:value="7" calcext:value-type="float">
            <text:p>7,00</text:p>
          </table:table-cell>
          <table:table-cell table:formula="of:=[.O282]+[.N282]-[.N283]" office:value-type="float" office:value="360" calcext:value-type="float">
            <text:p>360</text:p>
          </table:table-cell>
          <table:table-cell table:formula="of:=INDEX([.G$1:.G$1048576];[.N28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277" calcext:value-type="float">
            <text:p>277</text:p>
          </table:table-cell>
          <table:table-cell table:style-name="ce24" table:formula="of:=CONCATENATE(INT(([.A284]-1)/12)+1;&quot;-й год &quot;;[.A284]-1-INT(([.A284]-1)/12)*12+1;&quot;-й мес&quot;)" office:value-type="string" office:string-value="24-й год 1-й мес" calcext:value-type="string">
            <text:p>24-й год 1-й мес</text:p>
          </table:table-cell>
          <table:table-cell table:style-name="ce37" table:formula="of:=DATE(YEAR([.C283]);MONTH([.C283])+1;DAY([.C283]))" office:value-type="date" office:date-value="2046-07-24" calcext:value-type="date">
            <text:p>24.07.2046</text:p>
          </table:table-cell>
          <table:table-cell table:style-name="ce46" table:formula="of:=IF([.P284]*[.$D$2]/100/12/(1-(1+[.$D$2]/100/12)^(-[.O284]))&lt;[.G283];ROUNDUP([.P284]*[.$D$2]/100/12/(1-(1+[.$D$2]/100/12)^(-[.O284]));0);[.G283]+[.F284])" office:value-type="float" office:value="0" calcext:value-type="float">
            <text:p>0,00</text:p>
          </table:table-cell>
          <table:table-cell table:style-name="ce53" table:formula="of:=[.D284]-[.F284]" office:value-type="float" office:value="0" calcext:value-type="float">
            <text:p>0,00</text:p>
          </table:table-cell>
          <table:table-cell table:style-name="ce52" table:formula="of:=[.G283]*[.$D$2]*([.C284]-[.C283])/(DATE(YEAR([.C284])+1;1;1)-DATE(YEAR([.C284]);1;1))/100" office:value-type="float" office:value="0" calcext:value-type="float">
            <text:p>0,00</text:p>
          </table:table-cell>
          <table:table-cell table:style-name="ce64" table:formula="of:=[.G283]-[.E284]-[.L284]-[.M284]" office:value-type="float" office:value="0" calcext:value-type="float">
            <text:p>0,00</text:p>
          </table:table-cell>
          <table:table-cell table:style-name="ce71" table:formula="of:=[.I284]+[.J284]" office:value-type="float" office:value="15073.05" calcext:value-type="float">
            <text:p>15 073,05</text:p>
          </table:table-cell>
          <table:table-cell table:style-name="ce53" table:formula="of:=IF([.$D$1]/[.$D$3]&lt;[.K283];[.$D$1]/[.$D$3];[.K283])" office:value-type="float" office:value="11944.44" calcext:value-type="float">
            <text:p>11 944,44</text:p>
          </table:table-cell>
          <table:table-cell table:style-name="ce53" table:formula="of:=[.K283]*[.$D$2]/12/100" office:value-type="float" office:value="3128.61" calcext:value-type="float">
            <text:p>3 128,61</text:p>
          </table:table-cell>
          <table:table-cell table:style-name="ce80" table:formula="of:=[.K283]-[.I284]-[.L284]-[.M284]" office:value-type="float" office:value="311705.23" calcext:value-type="float">
            <text:p>311 705,23</text:p>
          </table:table-cell>
          <table:table-cell table:style-name="ce85"/>
          <table:table-cell table:style-name="ce91"/>
          <table:table-cell table:style-name="ce95" table:formula="of:=IF(ISBLANK([.L283]);VALUE([.N283]);ROW([.L283]))" office:value-type="float" office:value="7" calcext:value-type="float">
            <text:p>7,00</text:p>
          </table:table-cell>
          <table:table-cell table:formula="of:=[.O283]+[.N283]-[.N284]" office:value-type="float" office:value="360" calcext:value-type="float">
            <text:p>360</text:p>
          </table:table-cell>
          <table:table-cell table:formula="of:=INDEX([.G$1:.G$1048576];[.N28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78" calcext:value-type="float">
            <text:p>278</text:p>
          </table:table-cell>
          <table:table-cell table:style-name="ce21" table:formula="of:=CONCATENATE(INT(([.A285]-1)/12)+1;&quot;-й год &quot;;[.A285]-1-INT(([.A285]-1)/12)*12+1;&quot;-й мес&quot;)" office:value-type="string" office:string-value="24-й год 2-й мес" calcext:value-type="string">
            <text:p>24-й год 2-й мес</text:p>
          </table:table-cell>
          <table:table-cell table:style-name="ce34" table:formula="of:=DATE(YEAR([.C284]);MONTH([.C284])+1;DAY([.C284]))" office:value-type="date" office:date-value="2046-08-24" calcext:value-type="date">
            <text:p>24.08.2046</text:p>
          </table:table-cell>
          <table:table-cell table:style-name="ce46" table:formula="of:=IF([.P285]*[.$D$2]/100/12/(1-(1+[.$D$2]/100/12)^(-[.O285]))&lt;[.G284];ROUNDUP([.P285]*[.$D$2]/100/12/(1-(1+[.$D$2]/100/12)^(-[.O285]));0);[.G284]+[.F285])" office:value-type="float" office:value="0" calcext:value-type="float">
            <text:p>0,00</text:p>
          </table:table-cell>
          <table:table-cell table:style-name="ce52" table:formula="of:=[.D285]-[.F285]" office:value-type="float" office:value="0" calcext:value-type="float">
            <text:p>0,00</text:p>
          </table:table-cell>
          <table:table-cell table:style-name="ce52" table:formula="of:=[.G284]*[.$D$2]*([.C285]-[.C284])/(DATE(YEAR([.C285])+1;1;1)-DATE(YEAR([.C285]);1;1))/100" office:value-type="float" office:value="0" calcext:value-type="float">
            <text:p>0,00</text:p>
          </table:table-cell>
          <table:table-cell table:style-name="ce63" table:formula="of:=[.G284]-[.E285]-[.L285]-[.M285]" office:value-type="float" office:value="0" calcext:value-type="float">
            <text:p>0,00</text:p>
          </table:table-cell>
          <table:table-cell table:style-name="ce70" table:formula="of:=[.I285]+[.J285]" office:value-type="float" office:value="14957.59" calcext:value-type="float">
            <text:p>14 957,59</text:p>
          </table:table-cell>
          <table:table-cell table:style-name="ce52" table:formula="of:=IF([.$D$1]/[.$D$3]&lt;[.K284];[.$D$1]/[.$D$3];[.K284])" office:value-type="float" office:value="11944.44" calcext:value-type="float">
            <text:p>11 944,44</text:p>
          </table:table-cell>
          <table:table-cell table:style-name="ce52" table:formula="of:=[.K284]*[.$D$2]/12/100" office:value-type="float" office:value="3013.15" calcext:value-type="float">
            <text:p>3 013,15</text:p>
          </table:table-cell>
          <table:table-cell table:style-name="ce79" table:formula="of:=[.K284]-[.I285]-[.L285]-[.M285]" office:value-type="float" office:value="299760.79" calcext:value-type="float">
            <text:p>299 760,79</text:p>
          </table:table-cell>
          <table:table-cell table:style-name="ce84"/>
          <table:table-cell table:style-name="ce90"/>
          <table:table-cell table:style-name="ce95" table:formula="of:=IF(ISBLANK([.L284]);VALUE([.N284]);ROW([.L284]))" office:value-type="float" office:value="7" calcext:value-type="float">
            <text:p>7,00</text:p>
          </table:table-cell>
          <table:table-cell table:formula="of:=[.O284]+[.N284]-[.N285]" office:value-type="float" office:value="360" calcext:value-type="float">
            <text:p>360</text:p>
          </table:table-cell>
          <table:table-cell table:formula="of:=INDEX([.G$1:.G$1048576];[.N28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79" calcext:value-type="float">
            <text:p>279</text:p>
          </table:table-cell>
          <table:table-cell table:style-name="ce21" table:formula="of:=CONCATENATE(INT(([.A286]-1)/12)+1;&quot;-й год &quot;;[.A286]-1-INT(([.A286]-1)/12)*12+1;&quot;-й мес&quot;)" office:value-type="string" office:string-value="24-й год 3-й мес" calcext:value-type="string">
            <text:p>24-й год 3-й мес</text:p>
          </table:table-cell>
          <table:table-cell table:style-name="ce34" table:formula="of:=DATE(YEAR([.C285]);MONTH([.C285])+1;DAY([.C285]))" office:value-type="date" office:date-value="2046-09-24" calcext:value-type="date">
            <text:p>24.09.2046</text:p>
          </table:table-cell>
          <table:table-cell table:style-name="ce46" table:formula="of:=IF([.P286]*[.$D$2]/100/12/(1-(1+[.$D$2]/100/12)^(-[.O286]))&lt;[.G285];ROUNDUP([.P286]*[.$D$2]/100/12/(1-(1+[.$D$2]/100/12)^(-[.O286]));0);[.G285]+[.F286])" office:value-type="float" office:value="0" calcext:value-type="float">
            <text:p>0,00</text:p>
          </table:table-cell>
          <table:table-cell table:style-name="ce52" table:formula="of:=[.D286]-[.F286]" office:value-type="float" office:value="0" calcext:value-type="float">
            <text:p>0,00</text:p>
          </table:table-cell>
          <table:table-cell table:style-name="ce52" table:formula="of:=[.G285]*[.$D$2]*([.C286]-[.C285])/(DATE(YEAR([.C286])+1;1;1)-DATE(YEAR([.C286]);1;1))/100" office:value-type="float" office:value="0" calcext:value-type="float">
            <text:p>0,00</text:p>
          </table:table-cell>
          <table:table-cell table:style-name="ce63" table:formula="of:=[.G285]-[.E286]-[.L286]-[.M286]" office:value-type="float" office:value="0" calcext:value-type="float">
            <text:p>0,00</text:p>
          </table:table-cell>
          <table:table-cell table:style-name="ce70" table:formula="of:=[.I286]+[.J286]" office:value-type="float" office:value="14842.13" calcext:value-type="float">
            <text:p>14 842,13</text:p>
          </table:table-cell>
          <table:table-cell table:style-name="ce52" table:formula="of:=IF([.$D$1]/[.$D$3]&lt;[.K285];[.$D$1]/[.$D$3];[.K285])" office:value-type="float" office:value="11944.44" calcext:value-type="float">
            <text:p>11 944,44</text:p>
          </table:table-cell>
          <table:table-cell table:style-name="ce52" table:formula="of:=[.K285]*[.$D$2]/12/100" office:value-type="float" office:value="2897.69" calcext:value-type="float">
            <text:p>2 897,69</text:p>
          </table:table-cell>
          <table:table-cell table:style-name="ce79" table:formula="of:=[.K285]-[.I286]-[.L286]-[.M286]" office:value-type="float" office:value="287816.35" calcext:value-type="float">
            <text:p>287 816,35</text:p>
          </table:table-cell>
          <table:table-cell table:style-name="ce84"/>
          <table:table-cell table:style-name="ce90"/>
          <table:table-cell table:style-name="ce95" table:formula="of:=IF(ISBLANK([.L285]);VALUE([.N285]);ROW([.L285]))" office:value-type="float" office:value="7" calcext:value-type="float">
            <text:p>7,00</text:p>
          </table:table-cell>
          <table:table-cell table:formula="of:=[.O285]+[.N285]-[.N286]" office:value-type="float" office:value="360" calcext:value-type="float">
            <text:p>360</text:p>
          </table:table-cell>
          <table:table-cell table:formula="of:=INDEX([.G$1:.G$1048576];[.N28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80" calcext:value-type="float">
            <text:p>280</text:p>
          </table:table-cell>
          <table:table-cell table:style-name="ce21" table:formula="of:=CONCATENATE(INT(([.A287]-1)/12)+1;&quot;-й год &quot;;[.A287]-1-INT(([.A287]-1)/12)*12+1;&quot;-й мес&quot;)" office:value-type="string" office:string-value="24-й год 4-й мес" calcext:value-type="string">
            <text:p>24-й год 4-й мес</text:p>
          </table:table-cell>
          <table:table-cell table:style-name="ce34" table:formula="of:=DATE(YEAR([.C286]);MONTH([.C286])+1;DAY([.C286]))" office:value-type="date" office:date-value="2046-10-24" calcext:value-type="date">
            <text:p>24.10.2046</text:p>
          </table:table-cell>
          <table:table-cell table:style-name="ce46" table:formula="of:=IF([.P287]*[.$D$2]/100/12/(1-(1+[.$D$2]/100/12)^(-[.O287]))&lt;[.G286];ROUNDUP([.P287]*[.$D$2]/100/12/(1-(1+[.$D$2]/100/12)^(-[.O287]));0);[.G286]+[.F287])" office:value-type="float" office:value="0" calcext:value-type="float">
            <text:p>0,00</text:p>
          </table:table-cell>
          <table:table-cell table:style-name="ce52" table:formula="of:=[.D287]-[.F287]" office:value-type="float" office:value="0" calcext:value-type="float">
            <text:p>0,00</text:p>
          </table:table-cell>
          <table:table-cell table:style-name="ce52" table:formula="of:=[.G286]*[.$D$2]*([.C287]-[.C286])/(DATE(YEAR([.C287])+1;1;1)-DATE(YEAR([.C287]);1;1))/100" office:value-type="float" office:value="0" calcext:value-type="float">
            <text:p>0,00</text:p>
          </table:table-cell>
          <table:table-cell table:style-name="ce63" table:formula="of:=[.G286]-[.E287]-[.L287]-[.M287]" office:value-type="float" office:value="0" calcext:value-type="float">
            <text:p>0,00</text:p>
          </table:table-cell>
          <table:table-cell table:style-name="ce70" table:formula="of:=[.I287]+[.J287]" office:value-type="float" office:value="14726.66" calcext:value-type="float">
            <text:p>14 726,66</text:p>
          </table:table-cell>
          <table:table-cell table:style-name="ce52" table:formula="of:=IF([.$D$1]/[.$D$3]&lt;[.K286];[.$D$1]/[.$D$3];[.K286])" office:value-type="float" office:value="11944.44" calcext:value-type="float">
            <text:p>11 944,44</text:p>
          </table:table-cell>
          <table:table-cell table:style-name="ce52" table:formula="of:=[.K286]*[.$D$2]/12/100" office:value-type="float" office:value="2782.22" calcext:value-type="float">
            <text:p>2 782,22</text:p>
          </table:table-cell>
          <table:table-cell table:style-name="ce79" table:formula="of:=[.K286]-[.I287]-[.L287]-[.M287]" office:value-type="float" office:value="275871.91" calcext:value-type="float">
            <text:p>275 871,91</text:p>
          </table:table-cell>
          <table:table-cell table:style-name="ce84"/>
          <table:table-cell table:style-name="ce90"/>
          <table:table-cell table:style-name="ce95" table:formula="of:=IF(ISBLANK([.L286]);VALUE([.N286]);ROW([.L286]))" office:value-type="float" office:value="7" calcext:value-type="float">
            <text:p>7,00</text:p>
          </table:table-cell>
          <table:table-cell table:formula="of:=[.O286]+[.N286]-[.N287]" office:value-type="float" office:value="360" calcext:value-type="float">
            <text:p>360</text:p>
          </table:table-cell>
          <table:table-cell table:formula="of:=INDEX([.G$1:.G$1048576];[.N28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81" calcext:value-type="float">
            <text:p>281</text:p>
          </table:table-cell>
          <table:table-cell table:style-name="ce21" table:formula="of:=CONCATENATE(INT(([.A288]-1)/12)+1;&quot;-й год &quot;;[.A288]-1-INT(([.A288]-1)/12)*12+1;&quot;-й мес&quot;)" office:value-type="string" office:string-value="24-й год 5-й мес" calcext:value-type="string">
            <text:p>24-й год 5-й мес</text:p>
          </table:table-cell>
          <table:table-cell table:style-name="ce34" table:formula="of:=DATE(YEAR([.C287]);MONTH([.C287])+1;DAY([.C287]))" office:value-type="date" office:date-value="2046-11-24" calcext:value-type="date">
            <text:p>24.11.2046</text:p>
          </table:table-cell>
          <table:table-cell table:style-name="ce46" table:formula="of:=IF([.P288]*[.$D$2]/100/12/(1-(1+[.$D$2]/100/12)^(-[.O288]))&lt;[.G287];ROUNDUP([.P288]*[.$D$2]/100/12/(1-(1+[.$D$2]/100/12)^(-[.O288]));0);[.G287]+[.F288])" office:value-type="float" office:value="0" calcext:value-type="float">
            <text:p>0,00</text:p>
          </table:table-cell>
          <table:table-cell table:style-name="ce52" table:formula="of:=[.D288]-[.F288]" office:value-type="float" office:value="0" calcext:value-type="float">
            <text:p>0,00</text:p>
          </table:table-cell>
          <table:table-cell table:style-name="ce52" table:formula="of:=[.G287]*[.$D$2]*([.C288]-[.C287])/(DATE(YEAR([.C288])+1;1;1)-DATE(YEAR([.C288]);1;1))/100" office:value-type="float" office:value="0" calcext:value-type="float">
            <text:p>0,00</text:p>
          </table:table-cell>
          <table:table-cell table:style-name="ce63" table:formula="of:=[.G287]-[.E288]-[.L288]-[.M288]" office:value-type="float" office:value="0" calcext:value-type="float">
            <text:p>0,00</text:p>
          </table:table-cell>
          <table:table-cell table:style-name="ce70" table:formula="of:=[.I288]+[.J288]" office:value-type="float" office:value="14611.2" calcext:value-type="float">
            <text:p>14 611,20</text:p>
          </table:table-cell>
          <table:table-cell table:style-name="ce52" table:formula="of:=IF([.$D$1]/[.$D$3]&lt;[.K287];[.$D$1]/[.$D$3];[.K287])" office:value-type="float" office:value="11944.44" calcext:value-type="float">
            <text:p>11 944,44</text:p>
          </table:table-cell>
          <table:table-cell table:style-name="ce52" table:formula="of:=[.K287]*[.$D$2]/12/100" office:value-type="float" office:value="2666.76" calcext:value-type="float">
            <text:p>2 666,76</text:p>
          </table:table-cell>
          <table:table-cell table:style-name="ce79" table:formula="of:=[.K287]-[.I288]-[.L288]-[.M288]" office:value-type="float" office:value="263927.47" calcext:value-type="float">
            <text:p>263 927,47</text:p>
          </table:table-cell>
          <table:table-cell table:style-name="ce84"/>
          <table:table-cell table:style-name="ce90"/>
          <table:table-cell table:style-name="ce95" table:formula="of:=IF(ISBLANK([.L287]);VALUE([.N287]);ROW([.L287]))" office:value-type="float" office:value="7" calcext:value-type="float">
            <text:p>7,00</text:p>
          </table:table-cell>
          <table:table-cell table:formula="of:=[.O287]+[.N287]-[.N288]" office:value-type="float" office:value="360" calcext:value-type="float">
            <text:p>360</text:p>
          </table:table-cell>
          <table:table-cell table:formula="of:=INDEX([.G$1:.G$1048576];[.N28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82" calcext:value-type="float">
            <text:p>282</text:p>
          </table:table-cell>
          <table:table-cell table:style-name="ce21" table:formula="of:=CONCATENATE(INT(([.A289]-1)/12)+1;&quot;-й год &quot;;[.A289]-1-INT(([.A289]-1)/12)*12+1;&quot;-й мес&quot;)" office:value-type="string" office:string-value="24-й год 6-й мес" calcext:value-type="string">
            <text:p>24-й год 6-й мес</text:p>
          </table:table-cell>
          <table:table-cell table:style-name="ce34" table:formula="of:=DATE(YEAR([.C288]);MONTH([.C288])+1;DAY([.C288]))" office:value-type="date" office:date-value="2046-12-24" calcext:value-type="date">
            <text:p>24.12.2046</text:p>
          </table:table-cell>
          <table:table-cell table:style-name="ce46" table:formula="of:=IF([.P289]*[.$D$2]/100/12/(1-(1+[.$D$2]/100/12)^(-[.O289]))&lt;[.G288];ROUNDUP([.P289]*[.$D$2]/100/12/(1-(1+[.$D$2]/100/12)^(-[.O289]));0);[.G288]+[.F289])" office:value-type="float" office:value="0" calcext:value-type="float">
            <text:p>0,00</text:p>
          </table:table-cell>
          <table:table-cell table:style-name="ce52" table:formula="of:=[.D289]-[.F289]" office:value-type="float" office:value="0" calcext:value-type="float">
            <text:p>0,00</text:p>
          </table:table-cell>
          <table:table-cell table:style-name="ce52" table:formula="of:=[.G288]*[.$D$2]*([.C289]-[.C288])/(DATE(YEAR([.C289])+1;1;1)-DATE(YEAR([.C289]);1;1))/100" office:value-type="float" office:value="0" calcext:value-type="float">
            <text:p>0,00</text:p>
          </table:table-cell>
          <table:table-cell table:style-name="ce63" table:formula="of:=[.G288]-[.E289]-[.L289]-[.M289]" office:value-type="float" office:value="0" calcext:value-type="float">
            <text:p>0,00</text:p>
          </table:table-cell>
          <table:table-cell table:style-name="ce70" table:formula="of:=[.I289]+[.J289]" office:value-type="float" office:value="14495.74" calcext:value-type="float">
            <text:p>14 495,74</text:p>
          </table:table-cell>
          <table:table-cell table:style-name="ce52" table:formula="of:=IF([.$D$1]/[.$D$3]&lt;[.K288];[.$D$1]/[.$D$3];[.K288])" office:value-type="float" office:value="11944.44" calcext:value-type="float">
            <text:p>11 944,44</text:p>
          </table:table-cell>
          <table:table-cell table:style-name="ce52" table:formula="of:=[.K288]*[.$D$2]/12/100" office:value-type="float" office:value="2551.3" calcext:value-type="float">
            <text:p>2 551,30</text:p>
          </table:table-cell>
          <table:table-cell table:style-name="ce79" table:formula="of:=[.K288]-[.I289]-[.L289]-[.M289]" office:value-type="float" office:value="251983.03" calcext:value-type="float">
            <text:p>251 983,03</text:p>
          </table:table-cell>
          <table:table-cell table:style-name="ce84"/>
          <table:table-cell table:style-name="ce90"/>
          <table:table-cell table:style-name="ce95" table:formula="of:=IF(ISBLANK([.L288]);VALUE([.N288]);ROW([.L288]))" office:value-type="float" office:value="7" calcext:value-type="float">
            <text:p>7,00</text:p>
          </table:table-cell>
          <table:table-cell table:formula="of:=[.O288]+[.N288]-[.N289]" office:value-type="float" office:value="360" calcext:value-type="float">
            <text:p>360</text:p>
          </table:table-cell>
          <table:table-cell table:formula="of:=INDEX([.G$1:.G$1048576];[.N28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83" calcext:value-type="float">
            <text:p>283</text:p>
          </table:table-cell>
          <table:table-cell table:style-name="ce21" table:formula="of:=CONCATENATE(INT(([.A290]-1)/12)+1;&quot;-й год &quot;;[.A290]-1-INT(([.A290]-1)/12)*12+1;&quot;-й мес&quot;)" office:value-type="string" office:string-value="24-й год 7-й мес" calcext:value-type="string">
            <text:p>24-й год 7-й мес</text:p>
          </table:table-cell>
          <table:table-cell table:style-name="ce34" table:formula="of:=DATE(YEAR([.C289]);MONTH([.C289])+1;DAY([.C289]))" office:value-type="date" office:date-value="2047-01-24" calcext:value-type="date">
            <text:p>24.01.2047</text:p>
          </table:table-cell>
          <table:table-cell table:style-name="ce46" table:formula="of:=IF([.P290]*[.$D$2]/100/12/(1-(1+[.$D$2]/100/12)^(-[.O290]))&lt;[.G289];ROUNDUP([.P290]*[.$D$2]/100/12/(1-(1+[.$D$2]/100/12)^(-[.O290]));0);[.G289]+[.F290])" office:value-type="float" office:value="0" calcext:value-type="float">
            <text:p>0,00</text:p>
          </table:table-cell>
          <table:table-cell table:style-name="ce52" table:formula="of:=[.D290]-[.F290]" office:value-type="float" office:value="0" calcext:value-type="float">
            <text:p>0,00</text:p>
          </table:table-cell>
          <table:table-cell table:style-name="ce52" table:formula="of:=[.G289]*[.$D$2]*([.C290]-[.C289])/(DATE(YEAR([.C290])+1;1;1)-DATE(YEAR([.C290]);1;1))/100" office:value-type="float" office:value="0" calcext:value-type="float">
            <text:p>0,00</text:p>
          </table:table-cell>
          <table:table-cell table:style-name="ce63" table:formula="of:=[.G289]-[.E290]-[.L290]-[.M290]" office:value-type="float" office:value="0" calcext:value-type="float">
            <text:p>0,00</text:p>
          </table:table-cell>
          <table:table-cell table:style-name="ce70" table:formula="of:=[.I290]+[.J290]" office:value-type="float" office:value="14380.28" calcext:value-type="float">
            <text:p>14 380,28</text:p>
          </table:table-cell>
          <table:table-cell table:style-name="ce52" table:formula="of:=IF([.$D$1]/[.$D$3]&lt;[.K289];[.$D$1]/[.$D$3];[.K289])" office:value-type="float" office:value="11944.44" calcext:value-type="float">
            <text:p>11 944,44</text:p>
          </table:table-cell>
          <table:table-cell table:style-name="ce52" table:formula="of:=[.K289]*[.$D$2]/12/100" office:value-type="float" office:value="2435.84" calcext:value-type="float">
            <text:p>2 435,84</text:p>
          </table:table-cell>
          <table:table-cell table:style-name="ce79" table:formula="of:=[.K289]-[.I290]-[.L290]-[.M290]" office:value-type="float" office:value="240038.59" calcext:value-type="float">
            <text:p>240 038,59</text:p>
          </table:table-cell>
          <table:table-cell table:style-name="ce84"/>
          <table:table-cell table:style-name="ce90"/>
          <table:table-cell table:style-name="ce95" table:formula="of:=IF(ISBLANK([.L289]);VALUE([.N289]);ROW([.L289]))" office:value-type="float" office:value="7" calcext:value-type="float">
            <text:p>7,00</text:p>
          </table:table-cell>
          <table:table-cell table:formula="of:=[.O289]+[.N289]-[.N290]" office:value-type="float" office:value="360" calcext:value-type="float">
            <text:p>360</text:p>
          </table:table-cell>
          <table:table-cell table:formula="of:=INDEX([.G$1:.G$1048576];[.N29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84" calcext:value-type="float">
            <text:p>284</text:p>
          </table:table-cell>
          <table:table-cell table:style-name="ce21" table:formula="of:=CONCATENATE(INT(([.A291]-1)/12)+1;&quot;-й год &quot;;[.A291]-1-INT(([.A291]-1)/12)*12+1;&quot;-й мес&quot;)" office:value-type="string" office:string-value="24-й год 8-й мес" calcext:value-type="string">
            <text:p>24-й год 8-й мес</text:p>
          </table:table-cell>
          <table:table-cell table:style-name="ce34" table:formula="of:=DATE(YEAR([.C290]);MONTH([.C290])+1;DAY([.C290]))" office:value-type="date" office:date-value="2047-02-24" calcext:value-type="date">
            <text:p>24.02.2047</text:p>
          </table:table-cell>
          <table:table-cell table:style-name="ce46" table:formula="of:=IF([.P291]*[.$D$2]/100/12/(1-(1+[.$D$2]/100/12)^(-[.O291]))&lt;[.G290];ROUNDUP([.P291]*[.$D$2]/100/12/(1-(1+[.$D$2]/100/12)^(-[.O291]));0);[.G290]+[.F291])" office:value-type="float" office:value="0" calcext:value-type="float">
            <text:p>0,00</text:p>
          </table:table-cell>
          <table:table-cell table:style-name="ce52" table:formula="of:=[.D291]-[.F291]" office:value-type="float" office:value="0" calcext:value-type="float">
            <text:p>0,00</text:p>
          </table:table-cell>
          <table:table-cell table:style-name="ce52" table:formula="of:=[.G290]*[.$D$2]*([.C291]-[.C290])/(DATE(YEAR([.C291])+1;1;1)-DATE(YEAR([.C291]);1;1))/100" office:value-type="float" office:value="0" calcext:value-type="float">
            <text:p>0,00</text:p>
          </table:table-cell>
          <table:table-cell table:style-name="ce63" table:formula="of:=[.G290]-[.E291]-[.L291]-[.M291]" office:value-type="float" office:value="0" calcext:value-type="float">
            <text:p>0,00</text:p>
          </table:table-cell>
          <table:table-cell table:style-name="ce70" table:formula="of:=[.I291]+[.J291]" office:value-type="float" office:value="14264.81" calcext:value-type="float">
            <text:p>14 264,81</text:p>
          </table:table-cell>
          <table:table-cell table:style-name="ce52" table:formula="of:=IF([.$D$1]/[.$D$3]&lt;[.K290];[.$D$1]/[.$D$3];[.K290])" office:value-type="float" office:value="11944.44" calcext:value-type="float">
            <text:p>11 944,44</text:p>
          </table:table-cell>
          <table:table-cell table:style-name="ce52" table:formula="of:=[.K290]*[.$D$2]/12/100" office:value-type="float" office:value="2320.37" calcext:value-type="float">
            <text:p>2 320,37</text:p>
          </table:table-cell>
          <table:table-cell table:style-name="ce79" table:formula="of:=[.K290]-[.I291]-[.L291]-[.M291]" office:value-type="float" office:value="228094.15" calcext:value-type="float">
            <text:p>228 094,15</text:p>
          </table:table-cell>
          <table:table-cell table:style-name="ce84"/>
          <table:table-cell table:style-name="ce90"/>
          <table:table-cell table:style-name="ce95" table:formula="of:=IF(ISBLANK([.L290]);VALUE([.N290]);ROW([.L290]))" office:value-type="float" office:value="7" calcext:value-type="float">
            <text:p>7,00</text:p>
          </table:table-cell>
          <table:table-cell table:formula="of:=[.O290]+[.N290]-[.N291]" office:value-type="float" office:value="360" calcext:value-type="float">
            <text:p>360</text:p>
          </table:table-cell>
          <table:table-cell table:formula="of:=INDEX([.G$1:.G$1048576];[.N29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85" calcext:value-type="float">
            <text:p>285</text:p>
          </table:table-cell>
          <table:table-cell table:style-name="ce21" table:formula="of:=CONCATENATE(INT(([.A292]-1)/12)+1;&quot;-й год &quot;;[.A292]-1-INT(([.A292]-1)/12)*12+1;&quot;-й мес&quot;)" office:value-type="string" office:string-value="24-й год 9-й мес" calcext:value-type="string">
            <text:p>24-й год 9-й мес</text:p>
          </table:table-cell>
          <table:table-cell table:style-name="ce34" table:formula="of:=DATE(YEAR([.C291]);MONTH([.C291])+1;DAY([.C291]))" office:value-type="date" office:date-value="2047-03-24" calcext:value-type="date">
            <text:p>24.03.2047</text:p>
          </table:table-cell>
          <table:table-cell table:style-name="ce46" table:formula="of:=IF([.P292]*[.$D$2]/100/12/(1-(1+[.$D$2]/100/12)^(-[.O292]))&lt;[.G291];ROUNDUP([.P292]*[.$D$2]/100/12/(1-(1+[.$D$2]/100/12)^(-[.O292]));0);[.G291]+[.F292])" office:value-type="float" office:value="0" calcext:value-type="float">
            <text:p>0,00</text:p>
          </table:table-cell>
          <table:table-cell table:style-name="ce52" table:formula="of:=[.D292]-[.F292]" office:value-type="float" office:value="0" calcext:value-type="float">
            <text:p>0,00</text:p>
          </table:table-cell>
          <table:table-cell table:style-name="ce52" table:formula="of:=[.G291]*[.$D$2]*([.C292]-[.C291])/(DATE(YEAR([.C292])+1;1;1)-DATE(YEAR([.C292]);1;1))/100" office:value-type="float" office:value="0" calcext:value-type="float">
            <text:p>0,00</text:p>
          </table:table-cell>
          <table:table-cell table:style-name="ce63" table:formula="of:=[.G291]-[.E292]-[.L292]-[.M292]" office:value-type="float" office:value="0" calcext:value-type="float">
            <text:p>0,00</text:p>
          </table:table-cell>
          <table:table-cell table:style-name="ce70" table:formula="of:=[.I292]+[.J292]" office:value-type="float" office:value="14149.35" calcext:value-type="float">
            <text:p>14 149,35</text:p>
          </table:table-cell>
          <table:table-cell table:style-name="ce52" table:formula="of:=IF([.$D$1]/[.$D$3]&lt;[.K291];[.$D$1]/[.$D$3];[.K291])" office:value-type="float" office:value="11944.44" calcext:value-type="float">
            <text:p>11 944,44</text:p>
          </table:table-cell>
          <table:table-cell table:style-name="ce52" table:formula="of:=[.K291]*[.$D$2]/12/100" office:value-type="float" office:value="2204.91" calcext:value-type="float">
            <text:p>2 204,91</text:p>
          </table:table-cell>
          <table:table-cell table:style-name="ce79" table:formula="of:=[.K291]-[.I292]-[.L292]-[.M292]" office:value-type="float" office:value="216149.71" calcext:value-type="float">
            <text:p>216 149,71</text:p>
          </table:table-cell>
          <table:table-cell table:style-name="ce84"/>
          <table:table-cell table:style-name="ce90"/>
          <table:table-cell table:style-name="ce95" table:formula="of:=IF(ISBLANK([.L291]);VALUE([.N291]);ROW([.L291]))" office:value-type="float" office:value="7" calcext:value-type="float">
            <text:p>7,00</text:p>
          </table:table-cell>
          <table:table-cell table:formula="of:=[.O291]+[.N291]-[.N292]" office:value-type="float" office:value="360" calcext:value-type="float">
            <text:p>360</text:p>
          </table:table-cell>
          <table:table-cell table:formula="of:=INDEX([.G$1:.G$1048576];[.N29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86" calcext:value-type="float">
            <text:p>286</text:p>
          </table:table-cell>
          <table:table-cell table:style-name="ce21" table:formula="of:=CONCATENATE(INT(([.A293]-1)/12)+1;&quot;-й год &quot;;[.A293]-1-INT(([.A293]-1)/12)*12+1;&quot;-й мес&quot;)" office:value-type="string" office:string-value="24-й год 10-й мес" calcext:value-type="string">
            <text:p>24-й год 10-й мес</text:p>
          </table:table-cell>
          <table:table-cell table:style-name="ce34" table:formula="of:=DATE(YEAR([.C292]);MONTH([.C292])+1;DAY([.C292]))" office:value-type="date" office:date-value="2047-04-24" calcext:value-type="date">
            <text:p>24.04.2047</text:p>
          </table:table-cell>
          <table:table-cell table:style-name="ce46" table:formula="of:=IF([.P293]*[.$D$2]/100/12/(1-(1+[.$D$2]/100/12)^(-[.O293]))&lt;[.G292];ROUNDUP([.P293]*[.$D$2]/100/12/(1-(1+[.$D$2]/100/12)^(-[.O293]));0);[.G292]+[.F293])" office:value-type="float" office:value="0" calcext:value-type="float">
            <text:p>0,00</text:p>
          </table:table-cell>
          <table:table-cell table:style-name="ce52" table:formula="of:=[.D293]-[.F293]" office:value-type="float" office:value="0" calcext:value-type="float">
            <text:p>0,00</text:p>
          </table:table-cell>
          <table:table-cell table:style-name="ce52" table:formula="of:=[.G292]*[.$D$2]*([.C293]-[.C292])/(DATE(YEAR([.C293])+1;1;1)-DATE(YEAR([.C293]);1;1))/100" office:value-type="float" office:value="0" calcext:value-type="float">
            <text:p>0,00</text:p>
          </table:table-cell>
          <table:table-cell table:style-name="ce63" table:formula="of:=[.G292]-[.E293]-[.L293]-[.M293]" office:value-type="float" office:value="0" calcext:value-type="float">
            <text:p>0,00</text:p>
          </table:table-cell>
          <table:table-cell table:style-name="ce70" table:formula="of:=[.I293]+[.J293]" office:value-type="float" office:value="14033.89" calcext:value-type="float">
            <text:p>14 033,89</text:p>
          </table:table-cell>
          <table:table-cell table:style-name="ce52" table:formula="of:=IF([.$D$1]/[.$D$3]&lt;[.K292];[.$D$1]/[.$D$3];[.K292])" office:value-type="float" office:value="11944.44" calcext:value-type="float">
            <text:p>11 944,44</text:p>
          </table:table-cell>
          <table:table-cell table:style-name="ce52" table:formula="of:=[.K292]*[.$D$2]/12/100" office:value-type="float" office:value="2089.45" calcext:value-type="float">
            <text:p>2 089,45</text:p>
          </table:table-cell>
          <table:table-cell table:style-name="ce79" table:formula="of:=[.K292]-[.I293]-[.L293]-[.M293]" office:value-type="float" office:value="204205.27" calcext:value-type="float">
            <text:p>204 205,27</text:p>
          </table:table-cell>
          <table:table-cell table:style-name="ce84"/>
          <table:table-cell table:style-name="ce90"/>
          <table:table-cell table:style-name="ce95" table:formula="of:=IF(ISBLANK([.L292]);VALUE([.N292]);ROW([.L292]))" office:value-type="float" office:value="7" calcext:value-type="float">
            <text:p>7,00</text:p>
          </table:table-cell>
          <table:table-cell table:formula="of:=[.O292]+[.N292]-[.N293]" office:value-type="float" office:value="360" calcext:value-type="float">
            <text:p>360</text:p>
          </table:table-cell>
          <table:table-cell table:formula="of:=INDEX([.G$1:.G$1048576];[.N29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287" calcext:value-type="float">
            <text:p>287</text:p>
          </table:table-cell>
          <table:table-cell table:style-name="ce21" table:formula="of:=CONCATENATE(INT(([.A294]-1)/12)+1;&quot;-й год &quot;;[.A294]-1-INT(([.A294]-1)/12)*12+1;&quot;-й мес&quot;)" office:value-type="string" office:string-value="24-й год 11-й мес" calcext:value-type="string">
            <text:p>24-й год 11-й мес</text:p>
          </table:table-cell>
          <table:table-cell table:style-name="ce34" table:formula="of:=DATE(YEAR([.C293]);MONTH([.C293])+1;DAY([.C293]))" office:value-type="date" office:date-value="2047-05-24" calcext:value-type="date">
            <text:p>24.05.2047</text:p>
          </table:table-cell>
          <table:table-cell table:style-name="ce46" table:formula="of:=IF([.P294]*[.$D$2]/100/12/(1-(1+[.$D$2]/100/12)^(-[.O294]))&lt;[.G293];ROUNDUP([.P294]*[.$D$2]/100/12/(1-(1+[.$D$2]/100/12)^(-[.O294]));0);[.G293]+[.F294])" office:value-type="float" office:value="0" calcext:value-type="float">
            <text:p>0,00</text:p>
          </table:table-cell>
          <table:table-cell table:style-name="ce52" table:formula="of:=[.D294]-[.F294]" office:value-type="float" office:value="0" calcext:value-type="float">
            <text:p>0,00</text:p>
          </table:table-cell>
          <table:table-cell table:style-name="ce52" table:formula="of:=[.G293]*[.$D$2]*([.C294]-[.C293])/(DATE(YEAR([.C294])+1;1;1)-DATE(YEAR([.C294]);1;1))/100" office:value-type="float" office:value="0" calcext:value-type="float">
            <text:p>0,00</text:p>
          </table:table-cell>
          <table:table-cell table:style-name="ce63" table:formula="of:=[.G293]-[.E294]-[.L294]-[.M294]" office:value-type="float" office:value="0" calcext:value-type="float">
            <text:p>0,00</text:p>
          </table:table-cell>
          <table:table-cell table:style-name="ce70" table:formula="of:=[.I294]+[.J294]" office:value-type="float" office:value="13918.42" calcext:value-type="float">
            <text:p>13 918,42</text:p>
          </table:table-cell>
          <table:table-cell table:style-name="ce52" table:formula="of:=IF([.$D$1]/[.$D$3]&lt;[.K293];[.$D$1]/[.$D$3];[.K293])" office:value-type="float" office:value="11944.44" calcext:value-type="float">
            <text:p>11 944,44</text:p>
          </table:table-cell>
          <table:table-cell table:style-name="ce52" table:formula="of:=[.K293]*[.$D$2]/12/100" office:value-type="float" office:value="1973.98" calcext:value-type="float">
            <text:p>1 973,98</text:p>
          </table:table-cell>
          <table:table-cell table:style-name="ce79" table:formula="of:=[.K293]-[.I294]-[.L294]-[.M294]" office:value-type="float" office:value="192260.83" calcext:value-type="float">
            <text:p>192 260,83</text:p>
          </table:table-cell>
          <table:table-cell table:style-name="ce84"/>
          <table:table-cell table:style-name="ce90"/>
          <table:table-cell table:style-name="ce95" table:formula="of:=IF(ISBLANK([.L293]);VALUE([.N293]);ROW([.L293]))" office:value-type="float" office:value="7" calcext:value-type="float">
            <text:p>7,00</text:p>
          </table:table-cell>
          <table:table-cell table:formula="of:=[.O293]+[.N293]-[.N294]" office:value-type="float" office:value="360" calcext:value-type="float">
            <text:p>360</text:p>
          </table:table-cell>
          <table:table-cell table:formula="of:=INDEX([.G$1:.G$1048576];[.N29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288" calcext:value-type="float">
            <text:p>288</text:p>
          </table:table-cell>
          <table:table-cell table:style-name="ce21" table:formula="of:=CONCATENATE(INT(([.A295]-1)/12)+1;&quot;-й год &quot;;[.A295]-1-INT(([.A295]-1)/12)*12+1;&quot;-й мес&quot;)" office:value-type="string" office:string-value="24-й год 12-й мес" calcext:value-type="string">
            <text:p>24-й год 12-й мес</text:p>
          </table:table-cell>
          <table:table-cell table:style-name="ce34" table:formula="of:=DATE(YEAR([.C294]);MONTH([.C294])+1;DAY([.C294]))" office:value-type="date" office:date-value="2047-06-24" calcext:value-type="date">
            <text:p>24.06.2047</text:p>
          </table:table-cell>
          <table:table-cell table:style-name="ce46" table:formula="of:=IF([.P295]*[.$D$2]/100/12/(1-(1+[.$D$2]/100/12)^(-[.O295]))&lt;[.G294];ROUNDUP([.P295]*[.$D$2]/100/12/(1-(1+[.$D$2]/100/12)^(-[.O295]));0);[.G294]+[.F295])" office:value-type="float" office:value="0" calcext:value-type="float">
            <text:p>0,00</text:p>
          </table:table-cell>
          <table:table-cell table:style-name="ce54" table:formula="of:=[.D295]-[.F295]" office:value-type="float" office:value="0" calcext:value-type="float">
            <text:p>0,00</text:p>
          </table:table-cell>
          <table:table-cell table:style-name="ce52" table:formula="of:=[.G294]*[.$D$2]*([.C295]-[.C294])/(DATE(YEAR([.C295])+1;1;1)-DATE(YEAR([.C295]);1;1))/100" office:value-type="float" office:value="0" calcext:value-type="float">
            <text:p>0,00</text:p>
          </table:table-cell>
          <table:table-cell table:style-name="ce65" table:formula="of:=[.G294]-[.E295]-[.L295]-[.M295]" office:value-type="float" office:value="0" calcext:value-type="float">
            <text:p>0,00</text:p>
          </table:table-cell>
          <table:table-cell table:style-name="ce72" table:formula="of:=[.I295]+[.J295]" office:value-type="float" office:value="13802.96" calcext:value-type="float">
            <text:p>13 802,96</text:p>
          </table:table-cell>
          <table:table-cell table:style-name="ce54" table:formula="of:=IF([.$D$1]/[.$D$3]&lt;[.K294];[.$D$1]/[.$D$3];[.K294])" office:value-type="float" office:value="11944.44" calcext:value-type="float">
            <text:p>11 944,44</text:p>
          </table:table-cell>
          <table:table-cell table:style-name="ce54" table:formula="of:=[.K294]*[.$D$2]/12/100" office:value-type="float" office:value="1858.52" calcext:value-type="float">
            <text:p>1 858,52</text:p>
          </table:table-cell>
          <table:table-cell table:style-name="ce81" table:formula="of:=[.K294]-[.I295]-[.L295]-[.M295]" office:value-type="float" office:value="180316.39" calcext:value-type="float">
            <text:p>180 316,39</text:p>
          </table:table-cell>
          <table:table-cell table:style-name="ce86"/>
          <table:table-cell table:style-name="ce92"/>
          <table:table-cell table:style-name="ce95" table:formula="of:=IF(ISBLANK([.L294]);VALUE([.N294]);ROW([.L294]))" office:value-type="float" office:value="7" calcext:value-type="float">
            <text:p>7,00</text:p>
          </table:table-cell>
          <table:table-cell table:formula="of:=[.O294]+[.N294]-[.N295]" office:value-type="float" office:value="360" calcext:value-type="float">
            <text:p>360</text:p>
          </table:table-cell>
          <table:table-cell table:formula="of:=INDEX([.G$1:.G$1048576];[.N29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89" calcext:value-type="float">
            <text:p>289</text:p>
          </table:table-cell>
          <table:table-cell table:style-name="ce21" table:formula="of:=CONCATENATE(INT(([.A296]-1)/12)+1;&quot;-й год &quot;;[.A296]-1-INT(([.A296]-1)/12)*12+1;&quot;-й мес&quot;)" office:value-type="string" office:string-value="25-й год 1-й мес" calcext:value-type="string">
            <text:p>25-й год 1-й мес</text:p>
          </table:table-cell>
          <table:table-cell table:style-name="ce34" table:formula="of:=DATE(YEAR([.C295]);MONTH([.C295])+1;DAY([.C295]))" office:value-type="date" office:date-value="2047-07-24" calcext:value-type="date">
            <text:p>24.07.2047</text:p>
          </table:table-cell>
          <table:table-cell table:style-name="ce46" table:formula="of:=IF([.P296]*[.$D$2]/100/12/(1-(1+[.$D$2]/100/12)^(-[.O296]))&lt;[.G295];ROUNDUP([.P296]*[.$D$2]/100/12/(1-(1+[.$D$2]/100/12)^(-[.O296]));0);[.G295]+[.F296])" office:value-type="float" office:value="0" calcext:value-type="float">
            <text:p>0,00</text:p>
          </table:table-cell>
          <table:table-cell table:style-name="ce52" table:formula="of:=[.D296]-[.F296]" office:value-type="float" office:value="0" calcext:value-type="float">
            <text:p>0,00</text:p>
          </table:table-cell>
          <table:table-cell table:style-name="ce52" table:formula="of:=[.G295]*[.$D$2]*([.C296]-[.C295])/(DATE(YEAR([.C296])+1;1;1)-DATE(YEAR([.C296]);1;1))/100" office:value-type="float" office:value="0" calcext:value-type="float">
            <text:p>0,00</text:p>
          </table:table-cell>
          <table:table-cell table:style-name="ce63" table:formula="of:=[.G295]-[.E296]-[.L296]-[.M296]" office:value-type="float" office:value="0" calcext:value-type="float">
            <text:p>0,00</text:p>
          </table:table-cell>
          <table:table-cell table:style-name="ce70" table:formula="of:=[.I296]+[.J296]" office:value-type="float" office:value="13687.5" calcext:value-type="float">
            <text:p>13 687,50</text:p>
          </table:table-cell>
          <table:table-cell table:style-name="ce52" table:formula="of:=IF([.$D$1]/[.$D$3]&lt;[.K295];[.$D$1]/[.$D$3];[.K295])" office:value-type="float" office:value="11944.44" calcext:value-type="float">
            <text:p>11 944,44</text:p>
          </table:table-cell>
          <table:table-cell table:style-name="ce52" table:formula="of:=[.K295]*[.$D$2]/12/100" office:value-type="float" office:value="1743.06" calcext:value-type="float">
            <text:p>1 743,06</text:p>
          </table:table-cell>
          <table:table-cell table:style-name="ce79" table:formula="of:=[.K295]-[.I296]-[.L296]-[.M296]" office:value-type="float" office:value="168371.95" calcext:value-type="float">
            <text:p>168 371,95</text:p>
          </table:table-cell>
          <table:table-cell table:style-name="ce84"/>
          <table:table-cell table:style-name="ce90"/>
          <table:table-cell table:style-name="ce95" table:formula="of:=IF(ISBLANK([.L295]);VALUE([.N295]);ROW([.L295]))" office:value-type="float" office:value="7" calcext:value-type="float">
            <text:p>7,00</text:p>
          </table:table-cell>
          <table:table-cell table:formula="of:=[.O295]+[.N295]-[.N296]" office:value-type="float" office:value="360" calcext:value-type="float">
            <text:p>360</text:p>
          </table:table-cell>
          <table:table-cell table:formula="of:=INDEX([.G$1:.G$1048576];[.N29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0" calcext:value-type="float">
            <text:p>290</text:p>
          </table:table-cell>
          <table:table-cell table:style-name="ce21" table:formula="of:=CONCATENATE(INT(([.A297]-1)/12)+1;&quot;-й год &quot;;[.A297]-1-INT(([.A297]-1)/12)*12+1;&quot;-й мес&quot;)" office:value-type="string" office:string-value="25-й год 2-й мес" calcext:value-type="string">
            <text:p>25-й год 2-й мес</text:p>
          </table:table-cell>
          <table:table-cell table:style-name="ce34" table:formula="of:=DATE(YEAR([.C296]);MONTH([.C296])+1;DAY([.C296]))" office:value-type="date" office:date-value="2047-08-24" calcext:value-type="date">
            <text:p>24.08.2047</text:p>
          </table:table-cell>
          <table:table-cell table:style-name="ce46" table:formula="of:=IF([.P297]*[.$D$2]/100/12/(1-(1+[.$D$2]/100/12)^(-[.O297]))&lt;[.G296];ROUNDUP([.P297]*[.$D$2]/100/12/(1-(1+[.$D$2]/100/12)^(-[.O297]));0);[.G296]+[.F297])" office:value-type="float" office:value="0" calcext:value-type="float">
            <text:p>0,00</text:p>
          </table:table-cell>
          <table:table-cell table:style-name="ce52" table:formula="of:=[.D297]-[.F297]" office:value-type="float" office:value="0" calcext:value-type="float">
            <text:p>0,00</text:p>
          </table:table-cell>
          <table:table-cell table:style-name="ce52" table:formula="of:=[.G296]*[.$D$2]*([.C297]-[.C296])/(DATE(YEAR([.C297])+1;1;1)-DATE(YEAR([.C297]);1;1))/100" office:value-type="float" office:value="0" calcext:value-type="float">
            <text:p>0,00</text:p>
          </table:table-cell>
          <table:table-cell table:style-name="ce63" table:formula="of:=[.G296]-[.E297]-[.L297]-[.M297]" office:value-type="float" office:value="0" calcext:value-type="float">
            <text:p>0,00</text:p>
          </table:table-cell>
          <table:table-cell table:style-name="ce70" table:formula="of:=[.I297]+[.J297]" office:value-type="float" office:value="13572.04" calcext:value-type="float">
            <text:p>13 572,04</text:p>
          </table:table-cell>
          <table:table-cell table:style-name="ce52" table:formula="of:=IF([.$D$1]/[.$D$3]&lt;[.K296];[.$D$1]/[.$D$3];[.K296])" office:value-type="float" office:value="11944.44" calcext:value-type="float">
            <text:p>11 944,44</text:p>
          </table:table-cell>
          <table:table-cell table:style-name="ce52" table:formula="of:=[.K296]*[.$D$2]/12/100" office:value-type="float" office:value="1627.6" calcext:value-type="float">
            <text:p>1 627,60</text:p>
          </table:table-cell>
          <table:table-cell table:style-name="ce79" table:formula="of:=[.K296]-[.I297]-[.L297]-[.M297]" office:value-type="float" office:value="156427.51" calcext:value-type="float">
            <text:p>156 427,51</text:p>
          </table:table-cell>
          <table:table-cell table:style-name="ce84"/>
          <table:table-cell table:style-name="ce90"/>
          <table:table-cell table:style-name="ce95" table:formula="of:=IF(ISBLANK([.L296]);VALUE([.N296]);ROW([.L296]))" office:value-type="float" office:value="7" calcext:value-type="float">
            <text:p>7,00</text:p>
          </table:table-cell>
          <table:table-cell table:formula="of:=[.O296]+[.N296]-[.N297]" office:value-type="float" office:value="360" calcext:value-type="float">
            <text:p>360</text:p>
          </table:table-cell>
          <table:table-cell table:formula="of:=INDEX([.G$1:.G$1048576];[.N29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1" calcext:value-type="float">
            <text:p>291</text:p>
          </table:table-cell>
          <table:table-cell table:style-name="ce21" table:formula="of:=CONCATENATE(INT(([.A298]-1)/12)+1;&quot;-й год &quot;;[.A298]-1-INT(([.A298]-1)/12)*12+1;&quot;-й мес&quot;)" office:value-type="string" office:string-value="25-й год 3-й мес" calcext:value-type="string">
            <text:p>25-й год 3-й мес</text:p>
          </table:table-cell>
          <table:table-cell table:style-name="ce34" table:formula="of:=DATE(YEAR([.C297]);MONTH([.C297])+1;DAY([.C297]))" office:value-type="date" office:date-value="2047-09-24" calcext:value-type="date">
            <text:p>24.09.2047</text:p>
          </table:table-cell>
          <table:table-cell table:style-name="ce46" table:formula="of:=IF([.P298]*[.$D$2]/100/12/(1-(1+[.$D$2]/100/12)^(-[.O298]))&lt;[.G297];ROUNDUP([.P298]*[.$D$2]/100/12/(1-(1+[.$D$2]/100/12)^(-[.O298]));0);[.G297]+[.F298])" office:value-type="float" office:value="0" calcext:value-type="float">
            <text:p>0,00</text:p>
          </table:table-cell>
          <table:table-cell table:style-name="ce52" table:formula="of:=[.D298]-[.F298]" office:value-type="float" office:value="0" calcext:value-type="float">
            <text:p>0,00</text:p>
          </table:table-cell>
          <table:table-cell table:style-name="ce52" table:formula="of:=[.G297]*[.$D$2]*([.C298]-[.C297])/(DATE(YEAR([.C298])+1;1;1)-DATE(YEAR([.C298]);1;1))/100" office:value-type="float" office:value="0" calcext:value-type="float">
            <text:p>0,00</text:p>
          </table:table-cell>
          <table:table-cell table:style-name="ce63" table:formula="of:=[.G297]-[.E298]-[.L298]-[.M298]" office:value-type="float" office:value="0" calcext:value-type="float">
            <text:p>0,00</text:p>
          </table:table-cell>
          <table:table-cell table:style-name="ce70" table:formula="of:=[.I298]+[.J298]" office:value-type="float" office:value="13456.57" calcext:value-type="float">
            <text:p>13 456,57</text:p>
          </table:table-cell>
          <table:table-cell table:style-name="ce52" table:formula="of:=IF([.$D$1]/[.$D$3]&lt;[.K297];[.$D$1]/[.$D$3];[.K297])" office:value-type="float" office:value="11944.44" calcext:value-type="float">
            <text:p>11 944,44</text:p>
          </table:table-cell>
          <table:table-cell table:style-name="ce52" table:formula="of:=[.K297]*[.$D$2]/12/100" office:value-type="float" office:value="1512.13" calcext:value-type="float">
            <text:p>1 512,13</text:p>
          </table:table-cell>
          <table:table-cell table:style-name="ce79" table:formula="of:=[.K297]-[.I298]-[.L298]-[.M298]" office:value-type="float" office:value="144483.07" calcext:value-type="float">
            <text:p>144 483,07</text:p>
          </table:table-cell>
          <table:table-cell table:style-name="ce84"/>
          <table:table-cell table:style-name="ce90"/>
          <table:table-cell table:style-name="ce95" table:formula="of:=IF(ISBLANK([.L297]);VALUE([.N297]);ROW([.L297]))" office:value-type="float" office:value="7" calcext:value-type="float">
            <text:p>7,00</text:p>
          </table:table-cell>
          <table:table-cell table:formula="of:=[.O297]+[.N297]-[.N298]" office:value-type="float" office:value="360" calcext:value-type="float">
            <text:p>360</text:p>
          </table:table-cell>
          <table:table-cell table:formula="of:=INDEX([.G$1:.G$1048576];[.N29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2" calcext:value-type="float">
            <text:p>292</text:p>
          </table:table-cell>
          <table:table-cell table:style-name="ce21" table:formula="of:=CONCATENATE(INT(([.A299]-1)/12)+1;&quot;-й год &quot;;[.A299]-1-INT(([.A299]-1)/12)*12+1;&quot;-й мес&quot;)" office:value-type="string" office:string-value="25-й год 4-й мес" calcext:value-type="string">
            <text:p>25-й год 4-й мес</text:p>
          </table:table-cell>
          <table:table-cell table:style-name="ce34" table:formula="of:=DATE(YEAR([.C298]);MONTH([.C298])+1;DAY([.C298]))" office:value-type="date" office:date-value="2047-10-24" calcext:value-type="date">
            <text:p>24.10.2047</text:p>
          </table:table-cell>
          <table:table-cell table:style-name="ce46" table:formula="of:=IF([.P299]*[.$D$2]/100/12/(1-(1+[.$D$2]/100/12)^(-[.O299]))&lt;[.G298];ROUNDUP([.P299]*[.$D$2]/100/12/(1-(1+[.$D$2]/100/12)^(-[.O299]));0);[.G298]+[.F299])" office:value-type="float" office:value="0" calcext:value-type="float">
            <text:p>0,00</text:p>
          </table:table-cell>
          <table:table-cell table:style-name="ce52" table:formula="of:=[.D299]-[.F299]" office:value-type="float" office:value="0" calcext:value-type="float">
            <text:p>0,00</text:p>
          </table:table-cell>
          <table:table-cell table:style-name="ce52" table:formula="of:=[.G298]*[.$D$2]*([.C299]-[.C298])/(DATE(YEAR([.C299])+1;1;1)-DATE(YEAR([.C299]);1;1))/100" office:value-type="float" office:value="0" calcext:value-type="float">
            <text:p>0,00</text:p>
          </table:table-cell>
          <table:table-cell table:style-name="ce63" table:formula="of:=[.G298]-[.E299]-[.L299]-[.M299]" office:value-type="float" office:value="0" calcext:value-type="float">
            <text:p>0,00</text:p>
          </table:table-cell>
          <table:table-cell table:style-name="ce70" table:formula="of:=[.I299]+[.J299]" office:value-type="float" office:value="13341.11" calcext:value-type="float">
            <text:p>13 341,11</text:p>
          </table:table-cell>
          <table:table-cell table:style-name="ce52" table:formula="of:=IF([.$D$1]/[.$D$3]&lt;[.K298];[.$D$1]/[.$D$3];[.K298])" office:value-type="float" office:value="11944.44" calcext:value-type="float">
            <text:p>11 944,44</text:p>
          </table:table-cell>
          <table:table-cell table:style-name="ce52" table:formula="of:=[.K298]*[.$D$2]/12/100" office:value-type="float" office:value="1396.67" calcext:value-type="float">
            <text:p>1 396,67</text:p>
          </table:table-cell>
          <table:table-cell table:style-name="ce79" table:formula="of:=[.K298]-[.I299]-[.L299]-[.M299]" office:value-type="float" office:value="132538.63" calcext:value-type="float">
            <text:p>132 538,63</text:p>
          </table:table-cell>
          <table:table-cell table:style-name="ce84"/>
          <table:table-cell table:style-name="ce90"/>
          <table:table-cell table:style-name="ce95" table:formula="of:=IF(ISBLANK([.L298]);VALUE([.N298]);ROW([.L298]))" office:value-type="float" office:value="7" calcext:value-type="float">
            <text:p>7,00</text:p>
          </table:table-cell>
          <table:table-cell table:formula="of:=[.O298]+[.N298]-[.N299]" office:value-type="float" office:value="360" calcext:value-type="float">
            <text:p>360</text:p>
          </table:table-cell>
          <table:table-cell table:formula="of:=INDEX([.G$1:.G$1048576];[.N29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3" calcext:value-type="float">
            <text:p>293</text:p>
          </table:table-cell>
          <table:table-cell table:style-name="ce21" table:formula="of:=CONCATENATE(INT(([.A300]-1)/12)+1;&quot;-й год &quot;;[.A300]-1-INT(([.A300]-1)/12)*12+1;&quot;-й мес&quot;)" office:value-type="string" office:string-value="25-й год 5-й мес" calcext:value-type="string">
            <text:p>25-й год 5-й мес</text:p>
          </table:table-cell>
          <table:table-cell table:style-name="ce34" table:formula="of:=DATE(YEAR([.C299]);MONTH([.C299])+1;DAY([.C299]))" office:value-type="date" office:date-value="2047-11-24" calcext:value-type="date">
            <text:p>24.11.2047</text:p>
          </table:table-cell>
          <table:table-cell table:style-name="ce46" table:formula="of:=IF([.P300]*[.$D$2]/100/12/(1-(1+[.$D$2]/100/12)^(-[.O300]))&lt;[.G299];ROUNDUP([.P300]*[.$D$2]/100/12/(1-(1+[.$D$2]/100/12)^(-[.O300]));0);[.G299]+[.F300])" office:value-type="float" office:value="0" calcext:value-type="float">
            <text:p>0,00</text:p>
          </table:table-cell>
          <table:table-cell table:style-name="ce52" table:formula="of:=[.D300]-[.F300]" office:value-type="float" office:value="0" calcext:value-type="float">
            <text:p>0,00</text:p>
          </table:table-cell>
          <table:table-cell table:style-name="ce52" table:formula="of:=[.G299]*[.$D$2]*([.C300]-[.C299])/(DATE(YEAR([.C300])+1;1;1)-DATE(YEAR([.C300]);1;1))/100" office:value-type="float" office:value="0" calcext:value-type="float">
            <text:p>0,00</text:p>
          </table:table-cell>
          <table:table-cell table:style-name="ce63" table:formula="of:=[.G299]-[.E300]-[.L300]-[.M300]" office:value-type="float" office:value="0" calcext:value-type="float">
            <text:p>0,00</text:p>
          </table:table-cell>
          <table:table-cell table:style-name="ce70" table:formula="of:=[.I300]+[.J300]" office:value-type="float" office:value="13225.65" calcext:value-type="float">
            <text:p>13 225,65</text:p>
          </table:table-cell>
          <table:table-cell table:style-name="ce52" table:formula="of:=IF([.$D$1]/[.$D$3]&lt;[.K299];[.$D$1]/[.$D$3];[.K299])" office:value-type="float" office:value="11944.44" calcext:value-type="float">
            <text:p>11 944,44</text:p>
          </table:table-cell>
          <table:table-cell table:style-name="ce52" table:formula="of:=[.K299]*[.$D$2]/12/100" office:value-type="float" office:value="1281.21" calcext:value-type="float">
            <text:p>1 281,21</text:p>
          </table:table-cell>
          <table:table-cell table:style-name="ce79" table:formula="of:=[.K299]-[.I300]-[.L300]-[.M300]" office:value-type="float" office:value="120594.19" calcext:value-type="float">
            <text:p>120 594,19</text:p>
          </table:table-cell>
          <table:table-cell table:style-name="ce84"/>
          <table:table-cell table:style-name="ce90"/>
          <table:table-cell table:style-name="ce95" table:formula="of:=IF(ISBLANK([.L299]);VALUE([.N299]);ROW([.L299]))" office:value-type="float" office:value="7" calcext:value-type="float">
            <text:p>7,00</text:p>
          </table:table-cell>
          <table:table-cell table:formula="of:=[.O299]+[.N299]-[.N300]" office:value-type="float" office:value="360" calcext:value-type="float">
            <text:p>360</text:p>
          </table:table-cell>
          <table:table-cell table:formula="of:=INDEX([.G$1:.G$1048576];[.N30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4" calcext:value-type="float">
            <text:p>294</text:p>
          </table:table-cell>
          <table:table-cell table:style-name="ce21" table:formula="of:=CONCATENATE(INT(([.A301]-1)/12)+1;&quot;-й год &quot;;[.A301]-1-INT(([.A301]-1)/12)*12+1;&quot;-й мес&quot;)" office:value-type="string" office:string-value="25-й год 6-й мес" calcext:value-type="string">
            <text:p>25-й год 6-й мес</text:p>
          </table:table-cell>
          <table:table-cell table:style-name="ce34" table:formula="of:=DATE(YEAR([.C300]);MONTH([.C300])+1;DAY([.C300]))" office:value-type="date" office:date-value="2047-12-24" calcext:value-type="date">
            <text:p>24.12.2047</text:p>
          </table:table-cell>
          <table:table-cell table:style-name="ce46" table:formula="of:=IF([.P301]*[.$D$2]/100/12/(1-(1+[.$D$2]/100/12)^(-[.O301]))&lt;[.G300];ROUNDUP([.P301]*[.$D$2]/100/12/(1-(1+[.$D$2]/100/12)^(-[.O301]));0);[.G300]+[.F301])" office:value-type="float" office:value="0" calcext:value-type="float">
            <text:p>0,00</text:p>
          </table:table-cell>
          <table:table-cell table:style-name="ce52" table:formula="of:=[.D301]-[.F301]" office:value-type="float" office:value="0" calcext:value-type="float">
            <text:p>0,00</text:p>
          </table:table-cell>
          <table:table-cell table:style-name="ce52" table:formula="of:=[.G300]*[.$D$2]*([.C301]-[.C300])/(DATE(YEAR([.C301])+1;1;1)-DATE(YEAR([.C301]);1;1))/100" office:value-type="float" office:value="0" calcext:value-type="float">
            <text:p>0,00</text:p>
          </table:table-cell>
          <table:table-cell table:style-name="ce63" table:formula="of:=[.G300]-[.E301]-[.L301]-[.M301]" office:value-type="float" office:value="0" calcext:value-type="float">
            <text:p>0,00</text:p>
          </table:table-cell>
          <table:table-cell table:style-name="ce70" table:formula="of:=[.I301]+[.J301]" office:value-type="float" office:value="13110.18" calcext:value-type="float">
            <text:p>13 110,18</text:p>
          </table:table-cell>
          <table:table-cell table:style-name="ce52" table:formula="of:=IF([.$D$1]/[.$D$3]&lt;[.K300];[.$D$1]/[.$D$3];[.K300])" office:value-type="float" office:value="11944.44" calcext:value-type="float">
            <text:p>11 944,44</text:p>
          </table:table-cell>
          <table:table-cell table:style-name="ce52" table:formula="of:=[.K300]*[.$D$2]/12/100" office:value-type="float" office:value="1165.74" calcext:value-type="float">
            <text:p>1 165,74</text:p>
          </table:table-cell>
          <table:table-cell table:style-name="ce79" table:formula="of:=[.K300]-[.I301]-[.L301]-[.M301]" office:value-type="float" office:value="108649.75" calcext:value-type="float">
            <text:p>108 649,75</text:p>
          </table:table-cell>
          <table:table-cell table:style-name="ce84"/>
          <table:table-cell table:style-name="ce90"/>
          <table:table-cell table:style-name="ce95" table:formula="of:=IF(ISBLANK([.L300]);VALUE([.N300]);ROW([.L300]))" office:value-type="float" office:value="7" calcext:value-type="float">
            <text:p>7,00</text:p>
          </table:table-cell>
          <table:table-cell table:formula="of:=[.O300]+[.N300]-[.N301]" office:value-type="float" office:value="360" calcext:value-type="float">
            <text:p>360</text:p>
          </table:table-cell>
          <table:table-cell table:formula="of:=INDEX([.G$1:.G$1048576];[.N30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5" calcext:value-type="float">
            <text:p>295</text:p>
          </table:table-cell>
          <table:table-cell table:style-name="ce21" table:formula="of:=CONCATENATE(INT(([.A302]-1)/12)+1;&quot;-й год &quot;;[.A302]-1-INT(([.A302]-1)/12)*12+1;&quot;-й мес&quot;)" office:value-type="string" office:string-value="25-й год 7-й мес" calcext:value-type="string">
            <text:p>25-й год 7-й мес</text:p>
          </table:table-cell>
          <table:table-cell table:style-name="ce34" table:formula="of:=DATE(YEAR([.C301]);MONTH([.C301])+1;DAY([.C301]))" office:value-type="date" office:date-value="2048-01-24" calcext:value-type="date">
            <text:p>24.01.2048</text:p>
          </table:table-cell>
          <table:table-cell table:style-name="ce46" table:formula="of:=IF([.P302]*[.$D$2]/100/12/(1-(1+[.$D$2]/100/12)^(-[.O302]))&lt;[.G301];ROUNDUP([.P302]*[.$D$2]/100/12/(1-(1+[.$D$2]/100/12)^(-[.O302]));0);[.G301]+[.F302])" office:value-type="float" office:value="0" calcext:value-type="float">
            <text:p>0,00</text:p>
          </table:table-cell>
          <table:table-cell table:style-name="ce52" table:formula="of:=[.D302]-[.F302]" office:value-type="float" office:value="0" calcext:value-type="float">
            <text:p>0,00</text:p>
          </table:table-cell>
          <table:table-cell table:style-name="ce52" table:formula="of:=[.G301]*[.$D$2]*([.C302]-[.C301])/(DATE(YEAR([.C302])+1;1;1)-DATE(YEAR([.C302]);1;1))/100" office:value-type="float" office:value="0" calcext:value-type="float">
            <text:p>0,00</text:p>
          </table:table-cell>
          <table:table-cell table:style-name="ce63" table:formula="of:=[.G301]-[.E302]-[.L302]-[.M302]" office:value-type="float" office:value="0" calcext:value-type="float">
            <text:p>0,00</text:p>
          </table:table-cell>
          <table:table-cell table:style-name="ce70" table:formula="of:=[.I302]+[.J302]" office:value-type="float" office:value="12994.72" calcext:value-type="float">
            <text:p>12 994,72</text:p>
          </table:table-cell>
          <table:table-cell table:style-name="ce52" table:formula="of:=IF([.$D$1]/[.$D$3]&lt;[.K301];[.$D$1]/[.$D$3];[.K301])" office:value-type="float" office:value="11944.44" calcext:value-type="float">
            <text:p>11 944,44</text:p>
          </table:table-cell>
          <table:table-cell table:style-name="ce52" table:formula="of:=[.K301]*[.$D$2]/12/100" office:value-type="float" office:value="1050.28" calcext:value-type="float">
            <text:p>1 050,28</text:p>
          </table:table-cell>
          <table:table-cell table:style-name="ce79" table:formula="of:=[.K301]-[.I302]-[.L302]-[.M302]" office:value-type="float" office:value="96705.31" calcext:value-type="float">
            <text:p>96 705,31</text:p>
          </table:table-cell>
          <table:table-cell table:style-name="ce84"/>
          <table:table-cell table:style-name="ce90"/>
          <table:table-cell table:style-name="ce95" table:formula="of:=IF(ISBLANK([.L301]);VALUE([.N301]);ROW([.L301]))" office:value-type="float" office:value="7" calcext:value-type="float">
            <text:p>7,00</text:p>
          </table:table-cell>
          <table:table-cell table:formula="of:=[.O301]+[.N301]-[.N302]" office:value-type="float" office:value="360" calcext:value-type="float">
            <text:p>360</text:p>
          </table:table-cell>
          <table:table-cell table:formula="of:=INDEX([.G$1:.G$1048576];[.N30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6" calcext:value-type="float">
            <text:p>296</text:p>
          </table:table-cell>
          <table:table-cell table:style-name="ce21" table:formula="of:=CONCATENATE(INT(([.A303]-1)/12)+1;&quot;-й год &quot;;[.A303]-1-INT(([.A303]-1)/12)*12+1;&quot;-й мес&quot;)" office:value-type="string" office:string-value="25-й год 8-й мес" calcext:value-type="string">
            <text:p>25-й год 8-й мес</text:p>
          </table:table-cell>
          <table:table-cell table:style-name="ce34" table:formula="of:=DATE(YEAR([.C302]);MONTH([.C302])+1;DAY([.C302]))" office:value-type="date" office:date-value="2048-02-24" calcext:value-type="date">
            <text:p>24.02.2048</text:p>
          </table:table-cell>
          <table:table-cell table:style-name="ce46" table:formula="of:=IF([.P303]*[.$D$2]/100/12/(1-(1+[.$D$2]/100/12)^(-[.O303]))&lt;[.G302];ROUNDUP([.P303]*[.$D$2]/100/12/(1-(1+[.$D$2]/100/12)^(-[.O303]));0);[.G302]+[.F303])" office:value-type="float" office:value="0" calcext:value-type="float">
            <text:p>0,00</text:p>
          </table:table-cell>
          <table:table-cell table:style-name="ce52" table:formula="of:=[.D303]-[.F303]" office:value-type="float" office:value="0" calcext:value-type="float">
            <text:p>0,00</text:p>
          </table:table-cell>
          <table:table-cell table:style-name="ce52" table:formula="of:=[.G302]*[.$D$2]*([.C303]-[.C302])/(DATE(YEAR([.C303])+1;1;1)-DATE(YEAR([.C303]);1;1))/100" office:value-type="float" office:value="0" calcext:value-type="float">
            <text:p>0,00</text:p>
          </table:table-cell>
          <table:table-cell table:style-name="ce63" table:formula="of:=[.G302]-[.E303]-[.L303]-[.M303]" office:value-type="float" office:value="0" calcext:value-type="float">
            <text:p>0,00</text:p>
          </table:table-cell>
          <table:table-cell table:style-name="ce70" table:formula="of:=[.I303]+[.J303]" office:value-type="float" office:value="12879.26" calcext:value-type="float">
            <text:p>12 879,26</text:p>
          </table:table-cell>
          <table:table-cell table:style-name="ce52" table:formula="of:=IF([.$D$1]/[.$D$3]&lt;[.K302];[.$D$1]/[.$D$3];[.K302])" office:value-type="float" office:value="11944.44" calcext:value-type="float">
            <text:p>11 944,44</text:p>
          </table:table-cell>
          <table:table-cell table:style-name="ce52" table:formula="of:=[.K302]*[.$D$2]/12/100" office:value-type="float" office:value="934.82" calcext:value-type="float">
            <text:p>934,82</text:p>
          </table:table-cell>
          <table:table-cell table:style-name="ce79" table:formula="of:=[.K302]-[.I303]-[.L303]-[.M303]" office:value-type="float" office:value="84760.87" calcext:value-type="float">
            <text:p>84 760,87</text:p>
          </table:table-cell>
          <table:table-cell table:style-name="ce84"/>
          <table:table-cell table:style-name="ce90"/>
          <table:table-cell table:style-name="ce95" table:formula="of:=IF(ISBLANK([.L302]);VALUE([.N302]);ROW([.L302]))" office:value-type="float" office:value="7" calcext:value-type="float">
            <text:p>7,00</text:p>
          </table:table-cell>
          <table:table-cell table:formula="of:=[.O302]+[.N302]-[.N303]" office:value-type="float" office:value="360" calcext:value-type="float">
            <text:p>360</text:p>
          </table:table-cell>
          <table:table-cell table:formula="of:=INDEX([.G$1:.G$1048576];[.N30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7" calcext:value-type="float">
            <text:p>297</text:p>
          </table:table-cell>
          <table:table-cell table:style-name="ce21" table:formula="of:=CONCATENATE(INT(([.A304]-1)/12)+1;&quot;-й год &quot;;[.A304]-1-INT(([.A304]-1)/12)*12+1;&quot;-й мес&quot;)" office:value-type="string" office:string-value="25-й год 9-й мес" calcext:value-type="string">
            <text:p>25-й год 9-й мес</text:p>
          </table:table-cell>
          <table:table-cell table:style-name="ce34" table:formula="of:=DATE(YEAR([.C303]);MONTH([.C303])+1;DAY([.C303]))" office:value-type="date" office:date-value="2048-03-24" calcext:value-type="date">
            <text:p>24.03.2048</text:p>
          </table:table-cell>
          <table:table-cell table:style-name="ce46" table:formula="of:=IF([.P304]*[.$D$2]/100/12/(1-(1+[.$D$2]/100/12)^(-[.O304]))&lt;[.G303];ROUNDUP([.P304]*[.$D$2]/100/12/(1-(1+[.$D$2]/100/12)^(-[.O304]));0);[.G303]+[.F304])" office:value-type="float" office:value="0" calcext:value-type="float">
            <text:p>0,00</text:p>
          </table:table-cell>
          <table:table-cell table:style-name="ce52" table:formula="of:=[.D304]-[.F304]" office:value-type="float" office:value="0" calcext:value-type="float">
            <text:p>0,00</text:p>
          </table:table-cell>
          <table:table-cell table:style-name="ce52" table:formula="of:=[.G303]*[.$D$2]*([.C304]-[.C303])/(DATE(YEAR([.C304])+1;1;1)-DATE(YEAR([.C304]);1;1))/100" office:value-type="float" office:value="0" calcext:value-type="float">
            <text:p>0,00</text:p>
          </table:table-cell>
          <table:table-cell table:style-name="ce63" table:formula="of:=[.G303]-[.E304]-[.L304]-[.M304]" office:value-type="float" office:value="0" calcext:value-type="float">
            <text:p>0,00</text:p>
          </table:table-cell>
          <table:table-cell table:style-name="ce70" table:formula="of:=[.I304]+[.J304]" office:value-type="float" office:value="12763.8" calcext:value-type="float">
            <text:p>12 763,80</text:p>
          </table:table-cell>
          <table:table-cell table:style-name="ce52" table:formula="of:=IF([.$D$1]/[.$D$3]&lt;[.K303];[.$D$1]/[.$D$3];[.K303])" office:value-type="float" office:value="11944.44" calcext:value-type="float">
            <text:p>11 944,44</text:p>
          </table:table-cell>
          <table:table-cell table:style-name="ce52" table:formula="of:=[.K303]*[.$D$2]/12/100" office:value-type="float" office:value="819.36" calcext:value-type="float">
            <text:p>819,36</text:p>
          </table:table-cell>
          <table:table-cell table:style-name="ce79" table:formula="of:=[.K303]-[.I304]-[.L304]-[.M304]" office:value-type="float" office:value="72816.43" calcext:value-type="float">
            <text:p>72 816,43</text:p>
          </table:table-cell>
          <table:table-cell table:style-name="ce84"/>
          <table:table-cell table:style-name="ce90"/>
          <table:table-cell table:style-name="ce95" table:formula="of:=IF(ISBLANK([.L303]);VALUE([.N303]);ROW([.L303]))" office:value-type="float" office:value="7" calcext:value-type="float">
            <text:p>7,00</text:p>
          </table:table-cell>
          <table:table-cell table:formula="of:=[.O303]+[.N303]-[.N304]" office:value-type="float" office:value="360" calcext:value-type="float">
            <text:p>360</text:p>
          </table:table-cell>
          <table:table-cell table:formula="of:=INDEX([.G$1:.G$1048576];[.N30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8" calcext:value-type="float">
            <text:p>298</text:p>
          </table:table-cell>
          <table:table-cell table:style-name="ce21" table:formula="of:=CONCATENATE(INT(([.A305]-1)/12)+1;&quot;-й год &quot;;[.A305]-1-INT(([.A305]-1)/12)*12+1;&quot;-й мес&quot;)" office:value-type="string" office:string-value="25-й год 10-й мес" calcext:value-type="string">
            <text:p>25-й год 10-й мес</text:p>
          </table:table-cell>
          <table:table-cell table:style-name="ce34" table:formula="of:=DATE(YEAR([.C304]);MONTH([.C304])+1;DAY([.C304]))" office:value-type="date" office:date-value="2048-04-24" calcext:value-type="date">
            <text:p>24.04.2048</text:p>
          </table:table-cell>
          <table:table-cell table:style-name="ce46" table:formula="of:=IF([.P305]*[.$D$2]/100/12/(1-(1+[.$D$2]/100/12)^(-[.O305]))&lt;[.G304];ROUNDUP([.P305]*[.$D$2]/100/12/(1-(1+[.$D$2]/100/12)^(-[.O305]));0);[.G304]+[.F305])" office:value-type="float" office:value="0" calcext:value-type="float">
            <text:p>0,00</text:p>
          </table:table-cell>
          <table:table-cell table:style-name="ce52" table:formula="of:=[.D305]-[.F305]" office:value-type="float" office:value="0" calcext:value-type="float">
            <text:p>0,00</text:p>
          </table:table-cell>
          <table:table-cell table:style-name="ce52" table:formula="of:=[.G304]*[.$D$2]*([.C305]-[.C304])/(DATE(YEAR([.C305])+1;1;1)-DATE(YEAR([.C305]);1;1))/100" office:value-type="float" office:value="0" calcext:value-type="float">
            <text:p>0,00</text:p>
          </table:table-cell>
          <table:table-cell table:style-name="ce63" table:formula="of:=[.G304]-[.E305]-[.L305]-[.M305]" office:value-type="float" office:value="0" calcext:value-type="float">
            <text:p>0,00</text:p>
          </table:table-cell>
          <table:table-cell table:style-name="ce70" table:formula="of:=[.I305]+[.J305]" office:value-type="float" office:value="12648.33" calcext:value-type="float">
            <text:p>12 648,33</text:p>
          </table:table-cell>
          <table:table-cell table:style-name="ce52" table:formula="of:=IF([.$D$1]/[.$D$3]&lt;[.K304];[.$D$1]/[.$D$3];[.K304])" office:value-type="float" office:value="11944.44" calcext:value-type="float">
            <text:p>11 944,44</text:p>
          </table:table-cell>
          <table:table-cell table:style-name="ce52" table:formula="of:=[.K304]*[.$D$2]/12/100" office:value-type="float" office:value="703.89" calcext:value-type="float">
            <text:p>703,89</text:p>
          </table:table-cell>
          <table:table-cell table:style-name="ce79" table:formula="of:=[.K304]-[.I305]-[.L305]-[.M305]" office:value-type="float" office:value="60871.99" calcext:value-type="float">
            <text:p>60 871,99</text:p>
          </table:table-cell>
          <table:table-cell table:style-name="ce84"/>
          <table:table-cell table:style-name="ce90"/>
          <table:table-cell table:style-name="ce95" table:formula="of:=IF(ISBLANK([.L304]);VALUE([.N304]);ROW([.L304]))" office:value-type="float" office:value="7" calcext:value-type="float">
            <text:p>7,00</text:p>
          </table:table-cell>
          <table:table-cell table:formula="of:=[.O304]+[.N304]-[.N305]" office:value-type="float" office:value="360" calcext:value-type="float">
            <text:p>360</text:p>
          </table:table-cell>
          <table:table-cell table:formula="of:=INDEX([.G$1:.G$1048576];[.N30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299" calcext:value-type="float">
            <text:p>299</text:p>
          </table:table-cell>
          <table:table-cell table:style-name="ce21" table:formula="of:=CONCATENATE(INT(([.A306]-1)/12)+1;&quot;-й год &quot;;[.A306]-1-INT(([.A306]-1)/12)*12+1;&quot;-й мес&quot;)" office:value-type="string" office:string-value="25-й год 11-й мес" calcext:value-type="string">
            <text:p>25-й год 11-й мес</text:p>
          </table:table-cell>
          <table:table-cell table:style-name="ce34" table:formula="of:=DATE(YEAR([.C305]);MONTH([.C305])+1;DAY([.C305]))" office:value-type="date" office:date-value="2048-05-24" calcext:value-type="date">
            <text:p>24.05.2048</text:p>
          </table:table-cell>
          <table:table-cell table:style-name="ce46" table:formula="of:=IF([.P306]*[.$D$2]/100/12/(1-(1+[.$D$2]/100/12)^(-[.O306]))&lt;[.G305];ROUNDUP([.P306]*[.$D$2]/100/12/(1-(1+[.$D$2]/100/12)^(-[.O306]));0);[.G305]+[.F306])" office:value-type="float" office:value="0" calcext:value-type="float">
            <text:p>0,00</text:p>
          </table:table-cell>
          <table:table-cell table:style-name="ce52" table:formula="of:=[.D306]-[.F306]" office:value-type="float" office:value="0" calcext:value-type="float">
            <text:p>0,00</text:p>
          </table:table-cell>
          <table:table-cell table:style-name="ce52" table:formula="of:=[.G305]*[.$D$2]*([.C306]-[.C305])/(DATE(YEAR([.C306])+1;1;1)-DATE(YEAR([.C306]);1;1))/100" office:value-type="float" office:value="0" calcext:value-type="float">
            <text:p>0,00</text:p>
          </table:table-cell>
          <table:table-cell table:style-name="ce63" table:formula="of:=[.G305]-[.E306]-[.L306]-[.M306]" office:value-type="float" office:value="0" calcext:value-type="float">
            <text:p>0,00</text:p>
          </table:table-cell>
          <table:table-cell table:style-name="ce70" table:formula="of:=[.I306]+[.J306]" office:value-type="float" office:value="12532.87" calcext:value-type="float">
            <text:p>12 532,87</text:p>
          </table:table-cell>
          <table:table-cell table:style-name="ce52" table:formula="of:=IF([.$D$1]/[.$D$3]&lt;[.K305];[.$D$1]/[.$D$3];[.K305])" office:value-type="float" office:value="11944.44" calcext:value-type="float">
            <text:p>11 944,44</text:p>
          </table:table-cell>
          <table:table-cell table:style-name="ce52" table:formula="of:=[.K305]*[.$D$2]/12/100" office:value-type="float" office:value="588.43" calcext:value-type="float">
            <text:p>588,43</text:p>
          </table:table-cell>
          <table:table-cell table:style-name="ce79" table:formula="of:=[.K305]-[.I306]-[.L306]-[.M306]" office:value-type="float" office:value="48927.55" calcext:value-type="float">
            <text:p>48 927,55</text:p>
          </table:table-cell>
          <table:table-cell table:style-name="ce84"/>
          <table:table-cell table:style-name="ce90"/>
          <table:table-cell table:style-name="ce95" table:formula="of:=IF(ISBLANK([.L305]);VALUE([.N305]);ROW([.L305]))" office:value-type="float" office:value="7" calcext:value-type="float">
            <text:p>7,00</text:p>
          </table:table-cell>
          <table:table-cell table:formula="of:=[.O305]+[.N305]-[.N306]" office:value-type="float" office:value="360" calcext:value-type="float">
            <text:p>360</text:p>
          </table:table-cell>
          <table:table-cell table:formula="of:=INDEX([.G$1:.G$1048576];[.N30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00" calcext:value-type="float">
            <text:p>300</text:p>
          </table:table-cell>
          <table:table-cell table:style-name="ce21" table:formula="of:=CONCATENATE(INT(([.A307]-1)/12)+1;&quot;-й год &quot;;[.A307]-1-INT(([.A307]-1)/12)*12+1;&quot;-й мес&quot;)" office:value-type="string" office:string-value="25-й год 12-й мес" calcext:value-type="string">
            <text:p>25-й год 12-й мес</text:p>
          </table:table-cell>
          <table:table-cell table:style-name="ce34" table:formula="of:=DATE(YEAR([.C306]);MONTH([.C306])+1;DAY([.C306]))" office:value-type="date" office:date-value="2048-06-24" calcext:value-type="date">
            <text:p>24.06.2048</text:p>
          </table:table-cell>
          <table:table-cell table:style-name="ce46" table:formula="of:=IF([.P307]*[.$D$2]/100/12/(1-(1+[.$D$2]/100/12)^(-[.O307]))&lt;[.G306];ROUNDUP([.P307]*[.$D$2]/100/12/(1-(1+[.$D$2]/100/12)^(-[.O307]));0);[.G306]+[.F307])" office:value-type="float" office:value="0" calcext:value-type="float">
            <text:p>0,00</text:p>
          </table:table-cell>
          <table:table-cell table:style-name="ce52" table:formula="of:=[.D307]-[.F307]" office:value-type="float" office:value="0" calcext:value-type="float">
            <text:p>0,00</text:p>
          </table:table-cell>
          <table:table-cell table:style-name="ce52" table:formula="of:=[.G306]*[.$D$2]*([.C307]-[.C306])/(DATE(YEAR([.C307])+1;1;1)-DATE(YEAR([.C307]);1;1))/100" office:value-type="float" office:value="0" calcext:value-type="float">
            <text:p>0,00</text:p>
          </table:table-cell>
          <table:table-cell table:style-name="ce63" table:formula="of:=[.G306]-[.E307]-[.L307]-[.M307]" office:value-type="float" office:value="0" calcext:value-type="float">
            <text:p>0,00</text:p>
          </table:table-cell>
          <table:table-cell table:style-name="ce70" table:formula="of:=[.I307]+[.J307]" office:value-type="float" office:value="12417.41" calcext:value-type="float">
            <text:p>12 417,41</text:p>
          </table:table-cell>
          <table:table-cell table:style-name="ce52" table:formula="of:=IF([.$D$1]/[.$D$3]&lt;[.K306];[.$D$1]/[.$D$3];[.K306])" office:value-type="float" office:value="11944.44" calcext:value-type="float">
            <text:p>11 944,44</text:p>
          </table:table-cell>
          <table:table-cell table:style-name="ce52" table:formula="of:=[.K306]*[.$D$2]/12/100" office:value-type="float" office:value="472.97" calcext:value-type="float">
            <text:p>472,97</text:p>
          </table:table-cell>
          <table:table-cell table:style-name="ce79" table:formula="of:=[.K306]-[.I307]-[.L307]-[.M307]" office:value-type="float" office:value="36983.11" calcext:value-type="float">
            <text:p>36 983,11</text:p>
          </table:table-cell>
          <table:table-cell table:style-name="ce84"/>
          <table:table-cell table:style-name="ce90"/>
          <table:table-cell table:style-name="ce95" table:formula="of:=IF(ISBLANK([.L306]);VALUE([.N306]);ROW([.L306]))" office:value-type="float" office:value="7" calcext:value-type="float">
            <text:p>7,00</text:p>
          </table:table-cell>
          <table:table-cell table:formula="of:=[.O306]+[.N306]-[.N307]" office:value-type="float" office:value="360" calcext:value-type="float">
            <text:p>360</text:p>
          </table:table-cell>
          <table:table-cell table:formula="of:=INDEX([.G$1:.G$1048576];[.N30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301" calcext:value-type="float">
            <text:p>301</text:p>
          </table:table-cell>
          <table:table-cell table:style-name="ce21" table:formula="of:=CONCATENATE(INT(([.A308]-1)/12)+1;&quot;-й год &quot;;[.A308]-1-INT(([.A308]-1)/12)*12+1;&quot;-й мес&quot;)" office:value-type="string" office:string-value="26-й год 1-й мес" calcext:value-type="string">
            <text:p>26-й год 1-й мес</text:p>
          </table:table-cell>
          <table:table-cell table:style-name="ce34" table:formula="of:=DATE(YEAR([.C307]);MONTH([.C307])+1;DAY([.C307]))" office:value-type="date" office:date-value="2048-07-24" calcext:value-type="date">
            <text:p>24.07.2048</text:p>
          </table:table-cell>
          <table:table-cell table:style-name="ce46" table:formula="of:=IF([.P308]*[.$D$2]/100/12/(1-(1+[.$D$2]/100/12)^(-[.O308]))&lt;[.G307];ROUNDUP([.P308]*[.$D$2]/100/12/(1-(1+[.$D$2]/100/12)^(-[.O308]));0);[.G307]+[.F308])" office:value-type="float" office:value="0" calcext:value-type="float">
            <text:p>0,00</text:p>
          </table:table-cell>
          <table:table-cell table:style-name="ce53" table:formula="of:=[.D308]-[.F308]" office:value-type="float" office:value="0" calcext:value-type="float">
            <text:p>0,00</text:p>
          </table:table-cell>
          <table:table-cell table:style-name="ce52" table:formula="of:=[.G307]*[.$D$2]*([.C308]-[.C307])/(DATE(YEAR([.C308])+1;1;1)-DATE(YEAR([.C308]);1;1))/100" office:value-type="float" office:value="0" calcext:value-type="float">
            <text:p>0,00</text:p>
          </table:table-cell>
          <table:table-cell table:style-name="ce64" table:formula="of:=[.G307]-[.E308]-[.L308]-[.M308]" office:value-type="float" office:value="0" calcext:value-type="float">
            <text:p>0,00</text:p>
          </table:table-cell>
          <table:table-cell table:style-name="ce71" table:formula="of:=[.I308]+[.J308]" office:value-type="float" office:value="12301.94" calcext:value-type="float">
            <text:p>12 301,94</text:p>
          </table:table-cell>
          <table:table-cell table:style-name="ce53" table:formula="of:=IF([.$D$1]/[.$D$3]&lt;[.K307];[.$D$1]/[.$D$3];[.K307])" office:value-type="float" office:value="11944.44" calcext:value-type="float">
            <text:p>11 944,44</text:p>
          </table:table-cell>
          <table:table-cell table:style-name="ce53" table:formula="of:=[.K307]*[.$D$2]/12/100" office:value-type="float" office:value="357.5" calcext:value-type="float">
            <text:p>357,50</text:p>
          </table:table-cell>
          <table:table-cell table:style-name="ce80" table:formula="of:=[.K307]-[.I308]-[.L308]-[.M308]" office:value-type="float" office:value="25038.67" calcext:value-type="float">
            <text:p>25 038,67</text:p>
          </table:table-cell>
          <table:table-cell table:style-name="ce85"/>
          <table:table-cell table:style-name="ce91"/>
          <table:table-cell table:style-name="ce95" table:formula="of:=IF(ISBLANK([.L307]);VALUE([.N307]);ROW([.L307]))" office:value-type="float" office:value="7" calcext:value-type="float">
            <text:p>7,00</text:p>
          </table:table-cell>
          <table:table-cell table:formula="of:=[.O307]+[.N307]-[.N308]" office:value-type="float" office:value="360" calcext:value-type="float">
            <text:p>360</text:p>
          </table:table-cell>
          <table:table-cell table:formula="of:=INDEX([.G$1:.G$1048576];[.N30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02" calcext:value-type="float">
            <text:p>302</text:p>
          </table:table-cell>
          <table:table-cell table:style-name="ce21" table:formula="of:=CONCATENATE(INT(([.A309]-1)/12)+1;&quot;-й год &quot;;[.A309]-1-INT(([.A309]-1)/12)*12+1;&quot;-й мес&quot;)" office:value-type="string" office:string-value="26-й год 2-й мес" calcext:value-type="string">
            <text:p>26-й год 2-й мес</text:p>
          </table:table-cell>
          <table:table-cell table:style-name="ce34" table:formula="of:=DATE(YEAR([.C308]);MONTH([.C308])+1;DAY([.C308]))" office:value-type="date" office:date-value="2048-08-24" calcext:value-type="date">
            <text:p>24.08.2048</text:p>
          </table:table-cell>
          <table:table-cell table:style-name="ce46" table:formula="of:=IF([.P309]*[.$D$2]/100/12/(1-(1+[.$D$2]/100/12)^(-[.O309]))&lt;[.G308];ROUNDUP([.P309]*[.$D$2]/100/12/(1-(1+[.$D$2]/100/12)^(-[.O309]));0);[.G308]+[.F309])" office:value-type="float" office:value="0" calcext:value-type="float">
            <text:p>0,00</text:p>
          </table:table-cell>
          <table:table-cell table:style-name="ce52" table:formula="of:=[.D309]-[.F309]" office:value-type="float" office:value="0" calcext:value-type="float">
            <text:p>0,00</text:p>
          </table:table-cell>
          <table:table-cell table:style-name="ce52" table:formula="of:=[.G308]*[.$D$2]*([.C309]-[.C308])/(DATE(YEAR([.C309])+1;1;1)-DATE(YEAR([.C309]);1;1))/100" office:value-type="float" office:value="0" calcext:value-type="float">
            <text:p>0,00</text:p>
          </table:table-cell>
          <table:table-cell table:style-name="ce63" table:formula="of:=[.G308]-[.E309]-[.L309]-[.M309]" office:value-type="float" office:value="0" calcext:value-type="float">
            <text:p>0,00</text:p>
          </table:table-cell>
          <table:table-cell table:style-name="ce70" table:formula="of:=[.I309]+[.J309]" office:value-type="float" office:value="12186.48" calcext:value-type="float">
            <text:p>12 186,48</text:p>
          </table:table-cell>
          <table:table-cell table:style-name="ce52" table:formula="of:=IF([.$D$1]/[.$D$3]&lt;[.K308];[.$D$1]/[.$D$3];[.K308])" office:value-type="float" office:value="11944.44" calcext:value-type="float">
            <text:p>11 944,44</text:p>
          </table:table-cell>
          <table:table-cell table:style-name="ce52" table:formula="of:=[.K308]*[.$D$2]/12/100" office:value-type="float" office:value="242.04" calcext:value-type="float">
            <text:p>242,04</text:p>
          </table:table-cell>
          <table:table-cell table:style-name="ce79" table:formula="of:=[.K308]-[.I309]-[.L309]-[.M309]" office:value-type="float" office:value="13094.23" calcext:value-type="float">
            <text:p>13 094,23</text:p>
          </table:table-cell>
          <table:table-cell table:style-name="ce84"/>
          <table:table-cell table:style-name="ce90"/>
          <table:table-cell table:style-name="ce95" table:formula="of:=IF(ISBLANK([.L308]);VALUE([.N308]);ROW([.L308]))" office:value-type="float" office:value="7" calcext:value-type="float">
            <text:p>7,00</text:p>
          </table:table-cell>
          <table:table-cell table:formula="of:=[.O308]+[.N308]-[.N309]" office:value-type="float" office:value="360" calcext:value-type="float">
            <text:p>360</text:p>
          </table:table-cell>
          <table:table-cell table:formula="of:=INDEX([.G$1:.G$1048576];[.N30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03" calcext:value-type="float">
            <text:p>303</text:p>
          </table:table-cell>
          <table:table-cell table:style-name="ce21" table:formula="of:=CONCATENATE(INT(([.A310]-1)/12)+1;&quot;-й год &quot;;[.A310]-1-INT(([.A310]-1)/12)*12+1;&quot;-й мес&quot;)" office:value-type="string" office:string-value="26-й год 3-й мес" calcext:value-type="string">
            <text:p>26-й год 3-й мес</text:p>
          </table:table-cell>
          <table:table-cell table:style-name="ce34" table:formula="of:=DATE(YEAR([.C309]);MONTH([.C309])+1;DAY([.C309]))" office:value-type="date" office:date-value="2048-09-24" calcext:value-type="date">
            <text:p>24.09.2048</text:p>
          </table:table-cell>
          <table:table-cell table:style-name="ce46" table:formula="of:=IF([.P310]*[.$D$2]/100/12/(1-(1+[.$D$2]/100/12)^(-[.O310]))&lt;[.G309];ROUNDUP([.P310]*[.$D$2]/100/12/(1-(1+[.$D$2]/100/12)^(-[.O310]));0);[.G309]+[.F310])" office:value-type="float" office:value="0" calcext:value-type="float">
            <text:p>0,00</text:p>
          </table:table-cell>
          <table:table-cell table:style-name="ce52" table:formula="of:=[.D310]-[.F310]" office:value-type="float" office:value="0" calcext:value-type="float">
            <text:p>0,00</text:p>
          </table:table-cell>
          <table:table-cell table:style-name="ce52" table:formula="of:=[.G309]*[.$D$2]*([.C310]-[.C309])/(DATE(YEAR([.C310])+1;1;1)-DATE(YEAR([.C310]);1;1))/100" office:value-type="float" office:value="0" calcext:value-type="float">
            <text:p>0,00</text:p>
          </table:table-cell>
          <table:table-cell table:style-name="ce63" table:formula="of:=[.G309]-[.E310]-[.L310]-[.M310]" office:value-type="float" office:value="0" calcext:value-type="float">
            <text:p>0,00</text:p>
          </table:table-cell>
          <table:table-cell table:style-name="ce70" table:formula="of:=[.I310]+[.J310]" office:value-type="float" office:value="12071.02" calcext:value-type="float">
            <text:p>12 071,02</text:p>
          </table:table-cell>
          <table:table-cell table:style-name="ce52" table:formula="of:=IF([.$D$1]/[.$D$3]&lt;[.K309];[.$D$1]/[.$D$3];[.K309])" office:value-type="float" office:value="11944.44" calcext:value-type="float">
            <text:p>11 944,44</text:p>
          </table:table-cell>
          <table:table-cell table:style-name="ce52" table:formula="of:=[.K309]*[.$D$2]/12/100" office:value-type="float" office:value="126.58" calcext:value-type="float">
            <text:p>126,58</text:p>
          </table:table-cell>
          <table:table-cell table:style-name="ce79" table:formula="of:=[.K309]-[.I310]-[.L310]-[.M310]" office:value-type="float" office:value="1149.79" calcext:value-type="float">
            <text:p>1 149,79</text:p>
          </table:table-cell>
          <table:table-cell table:style-name="ce84"/>
          <table:table-cell table:style-name="ce90"/>
          <table:table-cell table:style-name="ce95" table:formula="of:=IF(ISBLANK([.L309]);VALUE([.N309]);ROW([.L309]))" office:value-type="float" office:value="7" calcext:value-type="float">
            <text:p>7,00</text:p>
          </table:table-cell>
          <table:table-cell table:formula="of:=[.O309]+[.N309]-[.N310]" office:value-type="float" office:value="360" calcext:value-type="float">
            <text:p>360</text:p>
          </table:table-cell>
          <table:table-cell table:formula="of:=INDEX([.G$1:.G$1048576];[.N31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04" calcext:value-type="float">
            <text:p>304</text:p>
          </table:table-cell>
          <table:table-cell table:style-name="ce21" table:formula="of:=CONCATENATE(INT(([.A311]-1)/12)+1;&quot;-й год &quot;;[.A311]-1-INT(([.A311]-1)/12)*12+1;&quot;-й мес&quot;)" office:value-type="string" office:string-value="26-й год 4-й мес" calcext:value-type="string">
            <text:p>26-й год 4-й мес</text:p>
          </table:table-cell>
          <table:table-cell table:style-name="ce34" table:formula="of:=DATE(YEAR([.C310]);MONTH([.C310])+1;DAY([.C310]))" office:value-type="date" office:date-value="2048-10-24" calcext:value-type="date">
            <text:p>24.10.2048</text:p>
          </table:table-cell>
          <table:table-cell table:style-name="ce46" table:formula="of:=IF([.P311]*[.$D$2]/100/12/(1-(1+[.$D$2]/100/12)^(-[.O311]))&lt;[.G310];ROUNDUP([.P311]*[.$D$2]/100/12/(1-(1+[.$D$2]/100/12)^(-[.O311]));0);[.G310]+[.F311])" office:value-type="float" office:value="0" calcext:value-type="float">
            <text:p>0,00</text:p>
          </table:table-cell>
          <table:table-cell table:style-name="ce52" table:formula="of:=[.D311]-[.F311]" office:value-type="float" office:value="0" calcext:value-type="float">
            <text:p>0,00</text:p>
          </table:table-cell>
          <table:table-cell table:style-name="ce52" table:formula="of:=[.G310]*[.$D$2]*([.C311]-[.C310])/(DATE(YEAR([.C311])+1;1;1)-DATE(YEAR([.C311]);1;1))/100" office:value-type="float" office:value="0" calcext:value-type="float">
            <text:p>0,00</text:p>
          </table:table-cell>
          <table:table-cell table:style-name="ce63" table:formula="of:=[.G310]-[.E311]-[.L311]-[.M311]" office:value-type="float" office:value="0" calcext:value-type="float">
            <text:p>0,00</text:p>
          </table:table-cell>
          <table:table-cell table:style-name="ce70" table:formula="of:=[.I311]+[.J311]" office:value-type="float" office:value="1160.9" calcext:value-type="float">
            <text:p>1 160,90</text:p>
          </table:table-cell>
          <table:table-cell table:style-name="ce52" table:formula="of:=IF([.$D$1]/[.$D$3]&lt;[.K310];[.$D$1]/[.$D$3];[.K310])" office:value-type="float" office:value="1149.79" calcext:value-type="float">
            <text:p>1 149,79</text:p>
          </table:table-cell>
          <table:table-cell table:style-name="ce52" table:formula="of:=[.K310]*[.$D$2]/12/100" office:value-type="float" office:value="11.11" calcext:value-type="float">
            <text:p>11,11</text:p>
          </table:table-cell>
          <table:table-cell table:style-name="ce79" table:formula="of:=[.K310]-[.I311]-[.L311]-[.M31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10]);VALUE([.N310]);ROW([.L310]))" office:value-type="float" office:value="7" calcext:value-type="float">
            <text:p>7,00</text:p>
          </table:table-cell>
          <table:table-cell table:formula="of:=[.O310]+[.N310]-[.N311]" office:value-type="float" office:value="360" calcext:value-type="float">
            <text:p>360</text:p>
          </table:table-cell>
          <table:table-cell table:formula="of:=INDEX([.G$1:.G$1048576];[.N31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05" calcext:value-type="float">
            <text:p>305</text:p>
          </table:table-cell>
          <table:table-cell table:style-name="ce21" table:formula="of:=CONCATENATE(INT(([.A312]-1)/12)+1;&quot;-й год &quot;;[.A312]-1-INT(([.A312]-1)/12)*12+1;&quot;-й мес&quot;)" office:value-type="string" office:string-value="26-й год 5-й мес" calcext:value-type="string">
            <text:p>26-й год 5-й мес</text:p>
          </table:table-cell>
          <table:table-cell table:style-name="ce34" table:formula="of:=DATE(YEAR([.C311]);MONTH([.C311])+1;DAY([.C311]))" office:value-type="date" office:date-value="2048-11-24" calcext:value-type="date">
            <text:p>24.11.2048</text:p>
          </table:table-cell>
          <table:table-cell table:style-name="ce46" table:formula="of:=IF([.P312]*[.$D$2]/100/12/(1-(1+[.$D$2]/100/12)^(-[.O312]))&lt;[.G311];ROUNDUP([.P312]*[.$D$2]/100/12/(1-(1+[.$D$2]/100/12)^(-[.O312]));0);[.G311]+[.F312])" office:value-type="float" office:value="0" calcext:value-type="float">
            <text:p>0,00</text:p>
          </table:table-cell>
          <table:table-cell table:style-name="ce52" table:formula="of:=[.D312]-[.F312]" office:value-type="float" office:value="0" calcext:value-type="float">
            <text:p>0,00</text:p>
          </table:table-cell>
          <table:table-cell table:style-name="ce52" table:formula="of:=[.G311]*[.$D$2]*([.C312]-[.C311])/(DATE(YEAR([.C312])+1;1;1)-DATE(YEAR([.C312]);1;1))/100" office:value-type="float" office:value="0" calcext:value-type="float">
            <text:p>0,00</text:p>
          </table:table-cell>
          <table:table-cell table:style-name="ce63" table:formula="of:=[.G311]-[.E312]-[.L312]-[.M312]" office:value-type="float" office:value="0" calcext:value-type="float">
            <text:p>0,00</text:p>
          </table:table-cell>
          <table:table-cell table:style-name="ce70" table:formula="of:=[.I312]+[.J312]" office:value-type="float" office:value="0" calcext:value-type="float">
            <text:p>0,00</text:p>
          </table:table-cell>
          <table:table-cell table:style-name="ce52" table:formula="of:=IF([.$D$1]/[.$D$3]&lt;[.K311];[.$D$1]/[.$D$3];[.K311])" office:value-type="float" office:value="0" calcext:value-type="float">
            <text:p>0,00</text:p>
          </table:table-cell>
          <table:table-cell table:style-name="ce52" table:formula="of:=[.K311]*[.$D$2]/12/100" office:value-type="float" office:value="0" calcext:value-type="float">
            <text:p>0,00</text:p>
          </table:table-cell>
          <table:table-cell table:style-name="ce79" table:formula="of:=[.K311]-[.I312]-[.L312]-[.M31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11]);VALUE([.N311]);ROW([.L311]))" office:value-type="float" office:value="7" calcext:value-type="float">
            <text:p>7,00</text:p>
          </table:table-cell>
          <table:table-cell table:formula="of:=[.O311]+[.N311]-[.N312]" office:value-type="float" office:value="360" calcext:value-type="float">
            <text:p>360</text:p>
          </table:table-cell>
          <table:table-cell table:formula="of:=INDEX([.G$1:.G$1048576];[.N31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06" calcext:value-type="float">
            <text:p>306</text:p>
          </table:table-cell>
          <table:table-cell table:style-name="ce21" table:formula="of:=CONCATENATE(INT(([.A313]-1)/12)+1;&quot;-й год &quot;;[.A313]-1-INT(([.A313]-1)/12)*12+1;&quot;-й мес&quot;)" office:value-type="string" office:string-value="26-й год 6-й мес" calcext:value-type="string">
            <text:p>26-й год 6-й мес</text:p>
          </table:table-cell>
          <table:table-cell table:style-name="ce34" table:formula="of:=DATE(YEAR([.C312]);MONTH([.C312])+1;DAY([.C312]))" office:value-type="date" office:date-value="2048-12-24" calcext:value-type="date">
            <text:p>24.12.2048</text:p>
          </table:table-cell>
          <table:table-cell table:style-name="ce46" table:formula="of:=IF([.P313]*[.$D$2]/100/12/(1-(1+[.$D$2]/100/12)^(-[.O313]))&lt;[.G312];ROUNDUP([.P313]*[.$D$2]/100/12/(1-(1+[.$D$2]/100/12)^(-[.O313]));0);[.G312]+[.F313])" office:value-type="float" office:value="0" calcext:value-type="float">
            <text:p>0,00</text:p>
          </table:table-cell>
          <table:table-cell table:style-name="ce52" table:formula="of:=[.D313]-[.F313]" office:value-type="float" office:value="0" calcext:value-type="float">
            <text:p>0,00</text:p>
          </table:table-cell>
          <table:table-cell table:style-name="ce52" table:formula="of:=[.G312]*[.$D$2]*([.C313]-[.C312])/(DATE(YEAR([.C313])+1;1;1)-DATE(YEAR([.C313]);1;1))/100" office:value-type="float" office:value="0" calcext:value-type="float">
            <text:p>0,00</text:p>
          </table:table-cell>
          <table:table-cell table:style-name="ce63" table:formula="of:=[.G312]-[.E313]-[.L313]-[.M313]" office:value-type="float" office:value="0" calcext:value-type="float">
            <text:p>0,00</text:p>
          </table:table-cell>
          <table:table-cell table:style-name="ce70" table:formula="of:=[.I313]+[.J313]" office:value-type="float" office:value="0" calcext:value-type="float">
            <text:p>0,00</text:p>
          </table:table-cell>
          <table:table-cell table:style-name="ce52" table:formula="of:=IF([.$D$1]/[.$D$3]&lt;[.K312];[.$D$1]/[.$D$3];[.K312])" office:value-type="float" office:value="0" calcext:value-type="float">
            <text:p>0,00</text:p>
          </table:table-cell>
          <table:table-cell table:style-name="ce52" table:formula="of:=[.K312]*[.$D$2]/12/100" office:value-type="float" office:value="0" calcext:value-type="float">
            <text:p>0,00</text:p>
          </table:table-cell>
          <table:table-cell table:style-name="ce79" table:formula="of:=[.K312]-[.I313]-[.L313]-[.M31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12]);VALUE([.N312]);ROW([.L312]))" office:value-type="float" office:value="7" calcext:value-type="float">
            <text:p>7,00</text:p>
          </table:table-cell>
          <table:table-cell table:formula="of:=[.O312]+[.N312]-[.N313]" office:value-type="float" office:value="360" calcext:value-type="float">
            <text:p>360</text:p>
          </table:table-cell>
          <table:table-cell table:formula="of:=INDEX([.G$1:.G$1048576];[.N31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07" calcext:value-type="float">
            <text:p>307</text:p>
          </table:table-cell>
          <table:table-cell table:style-name="ce21" table:formula="of:=CONCATENATE(INT(([.A314]-1)/12)+1;&quot;-й год &quot;;[.A314]-1-INT(([.A314]-1)/12)*12+1;&quot;-й мес&quot;)" office:value-type="string" office:string-value="26-й год 7-й мес" calcext:value-type="string">
            <text:p>26-й год 7-й мес</text:p>
          </table:table-cell>
          <table:table-cell table:style-name="ce34" table:formula="of:=DATE(YEAR([.C313]);MONTH([.C313])+1;DAY([.C313]))" office:value-type="date" office:date-value="2049-01-24" calcext:value-type="date">
            <text:p>24.01.2049</text:p>
          </table:table-cell>
          <table:table-cell table:style-name="ce46" table:formula="of:=IF([.P314]*[.$D$2]/100/12/(1-(1+[.$D$2]/100/12)^(-[.O314]))&lt;[.G313];ROUNDUP([.P314]*[.$D$2]/100/12/(1-(1+[.$D$2]/100/12)^(-[.O314]));0);[.G313]+[.F314])" office:value-type="float" office:value="0" calcext:value-type="float">
            <text:p>0,00</text:p>
          </table:table-cell>
          <table:table-cell table:style-name="ce52" table:formula="of:=[.D314]-[.F314]" office:value-type="float" office:value="0" calcext:value-type="float">
            <text:p>0,00</text:p>
          </table:table-cell>
          <table:table-cell table:style-name="ce52" table:formula="of:=[.G313]*[.$D$2]*([.C314]-[.C313])/(DATE(YEAR([.C314])+1;1;1)-DATE(YEAR([.C314]);1;1))/100" office:value-type="float" office:value="0" calcext:value-type="float">
            <text:p>0,00</text:p>
          </table:table-cell>
          <table:table-cell table:style-name="ce63" table:formula="of:=[.G313]-[.E314]-[.L314]-[.M314]" office:value-type="float" office:value="0" calcext:value-type="float">
            <text:p>0,00</text:p>
          </table:table-cell>
          <table:table-cell table:style-name="ce70" table:formula="of:=[.I314]+[.J314]" office:value-type="float" office:value="0" calcext:value-type="float">
            <text:p>0,00</text:p>
          </table:table-cell>
          <table:table-cell table:style-name="ce52" table:formula="of:=IF([.$D$1]/[.$D$3]&lt;[.K313];[.$D$1]/[.$D$3];[.K313])" office:value-type="float" office:value="0" calcext:value-type="float">
            <text:p>0,00</text:p>
          </table:table-cell>
          <table:table-cell table:style-name="ce52" table:formula="of:=[.K313]*[.$D$2]/12/100" office:value-type="float" office:value="0" calcext:value-type="float">
            <text:p>0,00</text:p>
          </table:table-cell>
          <table:table-cell table:style-name="ce79" table:formula="of:=[.K313]-[.I314]-[.L314]-[.M31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13]);VALUE([.N313]);ROW([.L313]))" office:value-type="float" office:value="7" calcext:value-type="float">
            <text:p>7,00</text:p>
          </table:table-cell>
          <table:table-cell table:formula="of:=[.O313]+[.N313]-[.N314]" office:value-type="float" office:value="360" calcext:value-type="float">
            <text:p>360</text:p>
          </table:table-cell>
          <table:table-cell table:formula="of:=INDEX([.G$1:.G$1048576];[.N31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08" calcext:value-type="float">
            <text:p>308</text:p>
          </table:table-cell>
          <table:table-cell table:style-name="ce21" table:formula="of:=CONCATENATE(INT(([.A315]-1)/12)+1;&quot;-й год &quot;;[.A315]-1-INT(([.A315]-1)/12)*12+1;&quot;-й мес&quot;)" office:value-type="string" office:string-value="26-й год 8-й мес" calcext:value-type="string">
            <text:p>26-й год 8-й мес</text:p>
          </table:table-cell>
          <table:table-cell table:style-name="ce34" table:formula="of:=DATE(YEAR([.C314]);MONTH([.C314])+1;DAY([.C314]))" office:value-type="date" office:date-value="2049-02-24" calcext:value-type="date">
            <text:p>24.02.2049</text:p>
          </table:table-cell>
          <table:table-cell table:style-name="ce46" table:formula="of:=IF([.P315]*[.$D$2]/100/12/(1-(1+[.$D$2]/100/12)^(-[.O315]))&lt;[.G314];ROUNDUP([.P315]*[.$D$2]/100/12/(1-(1+[.$D$2]/100/12)^(-[.O315]));0);[.G314]+[.F315])" office:value-type="float" office:value="0" calcext:value-type="float">
            <text:p>0,00</text:p>
          </table:table-cell>
          <table:table-cell table:style-name="ce52" table:formula="of:=[.D315]-[.F315]" office:value-type="float" office:value="0" calcext:value-type="float">
            <text:p>0,00</text:p>
          </table:table-cell>
          <table:table-cell table:style-name="ce52" table:formula="of:=[.G314]*[.$D$2]*([.C315]-[.C314])/(DATE(YEAR([.C315])+1;1;1)-DATE(YEAR([.C315]);1;1))/100" office:value-type="float" office:value="0" calcext:value-type="float">
            <text:p>0,00</text:p>
          </table:table-cell>
          <table:table-cell table:style-name="ce63" table:formula="of:=[.G314]-[.E315]-[.L315]-[.M315]" office:value-type="float" office:value="0" calcext:value-type="float">
            <text:p>0,00</text:p>
          </table:table-cell>
          <table:table-cell table:style-name="ce70" table:formula="of:=[.I315]+[.J315]" office:value-type="float" office:value="0" calcext:value-type="float">
            <text:p>0,00</text:p>
          </table:table-cell>
          <table:table-cell table:style-name="ce52" table:formula="of:=IF([.$D$1]/[.$D$3]&lt;[.K314];[.$D$1]/[.$D$3];[.K314])" office:value-type="float" office:value="0" calcext:value-type="float">
            <text:p>0,00</text:p>
          </table:table-cell>
          <table:table-cell table:style-name="ce52" table:formula="of:=[.K314]*[.$D$2]/12/100" office:value-type="float" office:value="0" calcext:value-type="float">
            <text:p>0,00</text:p>
          </table:table-cell>
          <table:table-cell table:style-name="ce79" table:formula="of:=[.K314]-[.I315]-[.L315]-[.M31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14]);VALUE([.N314]);ROW([.L314]))" office:value-type="float" office:value="7" calcext:value-type="float">
            <text:p>7,00</text:p>
          </table:table-cell>
          <table:table-cell table:formula="of:=[.O314]+[.N314]-[.N315]" office:value-type="float" office:value="360" calcext:value-type="float">
            <text:p>360</text:p>
          </table:table-cell>
          <table:table-cell table:formula="of:=INDEX([.G$1:.G$1048576];[.N31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09" calcext:value-type="float">
            <text:p>309</text:p>
          </table:table-cell>
          <table:table-cell table:style-name="ce21" table:formula="of:=CONCATENATE(INT(([.A316]-1)/12)+1;&quot;-й год &quot;;[.A316]-1-INT(([.A316]-1)/12)*12+1;&quot;-й мес&quot;)" office:value-type="string" office:string-value="26-й год 9-й мес" calcext:value-type="string">
            <text:p>26-й год 9-й мес</text:p>
          </table:table-cell>
          <table:table-cell table:style-name="ce34" table:formula="of:=DATE(YEAR([.C315]);MONTH([.C315])+1;DAY([.C315]))" office:value-type="date" office:date-value="2049-03-24" calcext:value-type="date">
            <text:p>24.03.2049</text:p>
          </table:table-cell>
          <table:table-cell table:style-name="ce46" table:formula="of:=IF([.P316]*[.$D$2]/100/12/(1-(1+[.$D$2]/100/12)^(-[.O316]))&lt;[.G315];ROUNDUP([.P316]*[.$D$2]/100/12/(1-(1+[.$D$2]/100/12)^(-[.O316]));0);[.G315]+[.F316])" office:value-type="float" office:value="0" calcext:value-type="float">
            <text:p>0,00</text:p>
          </table:table-cell>
          <table:table-cell table:style-name="ce52" table:formula="of:=[.D316]-[.F316]" office:value-type="float" office:value="0" calcext:value-type="float">
            <text:p>0,00</text:p>
          </table:table-cell>
          <table:table-cell table:style-name="ce52" table:formula="of:=[.G315]*[.$D$2]*([.C316]-[.C315])/(DATE(YEAR([.C316])+1;1;1)-DATE(YEAR([.C316]);1;1))/100" office:value-type="float" office:value="0" calcext:value-type="float">
            <text:p>0,00</text:p>
          </table:table-cell>
          <table:table-cell table:style-name="ce63" table:formula="of:=[.G315]-[.E316]-[.L316]-[.M316]" office:value-type="float" office:value="0" calcext:value-type="float">
            <text:p>0,00</text:p>
          </table:table-cell>
          <table:table-cell table:style-name="ce70" table:formula="of:=[.I316]+[.J316]" office:value-type="float" office:value="0" calcext:value-type="float">
            <text:p>0,00</text:p>
          </table:table-cell>
          <table:table-cell table:style-name="ce52" table:formula="of:=IF([.$D$1]/[.$D$3]&lt;[.K315];[.$D$1]/[.$D$3];[.K315])" office:value-type="float" office:value="0" calcext:value-type="float">
            <text:p>0,00</text:p>
          </table:table-cell>
          <table:table-cell table:style-name="ce52" table:formula="of:=[.K315]*[.$D$2]/12/100" office:value-type="float" office:value="0" calcext:value-type="float">
            <text:p>0,00</text:p>
          </table:table-cell>
          <table:table-cell table:style-name="ce79" table:formula="of:=[.K315]-[.I316]-[.L316]-[.M31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15]);VALUE([.N315]);ROW([.L315]))" office:value-type="float" office:value="7" calcext:value-type="float">
            <text:p>7,00</text:p>
          </table:table-cell>
          <table:table-cell table:formula="of:=[.O315]+[.N315]-[.N316]" office:value-type="float" office:value="360" calcext:value-type="float">
            <text:p>360</text:p>
          </table:table-cell>
          <table:table-cell table:formula="of:=INDEX([.G$1:.G$1048576];[.N31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10" calcext:value-type="float">
            <text:p>310</text:p>
          </table:table-cell>
          <table:table-cell table:style-name="ce21" table:formula="of:=CONCATENATE(INT(([.A317]-1)/12)+1;&quot;-й год &quot;;[.A317]-1-INT(([.A317]-1)/12)*12+1;&quot;-й мес&quot;)" office:value-type="string" office:string-value="26-й год 10-й мес" calcext:value-type="string">
            <text:p>26-й год 10-й мес</text:p>
          </table:table-cell>
          <table:table-cell table:style-name="ce34" table:formula="of:=DATE(YEAR([.C316]);MONTH([.C316])+1;DAY([.C316]))" office:value-type="date" office:date-value="2049-04-24" calcext:value-type="date">
            <text:p>24.04.2049</text:p>
          </table:table-cell>
          <table:table-cell table:style-name="ce46" table:formula="of:=IF([.P317]*[.$D$2]/100/12/(1-(1+[.$D$2]/100/12)^(-[.O317]))&lt;[.G316];ROUNDUP([.P317]*[.$D$2]/100/12/(1-(1+[.$D$2]/100/12)^(-[.O317]));0);[.G316]+[.F317])" office:value-type="float" office:value="0" calcext:value-type="float">
            <text:p>0,00</text:p>
          </table:table-cell>
          <table:table-cell table:style-name="ce52" table:formula="of:=[.D317]-[.F317]" office:value-type="float" office:value="0" calcext:value-type="float">
            <text:p>0,00</text:p>
          </table:table-cell>
          <table:table-cell table:style-name="ce52" table:formula="of:=[.G316]*[.$D$2]*([.C317]-[.C316])/(DATE(YEAR([.C317])+1;1;1)-DATE(YEAR([.C317]);1;1))/100" office:value-type="float" office:value="0" calcext:value-type="float">
            <text:p>0,00</text:p>
          </table:table-cell>
          <table:table-cell table:style-name="ce63" table:formula="of:=[.G316]-[.E317]-[.L317]-[.M317]" office:value-type="float" office:value="0" calcext:value-type="float">
            <text:p>0,00</text:p>
          </table:table-cell>
          <table:table-cell table:style-name="ce70" table:formula="of:=[.I317]+[.J317]" office:value-type="float" office:value="0" calcext:value-type="float">
            <text:p>0,00</text:p>
          </table:table-cell>
          <table:table-cell table:style-name="ce52" table:formula="of:=IF([.$D$1]/[.$D$3]&lt;[.K316];[.$D$1]/[.$D$3];[.K316])" office:value-type="float" office:value="0" calcext:value-type="float">
            <text:p>0,00</text:p>
          </table:table-cell>
          <table:table-cell table:style-name="ce52" table:formula="of:=[.K316]*[.$D$2]/12/100" office:value-type="float" office:value="0" calcext:value-type="float">
            <text:p>0,00</text:p>
          </table:table-cell>
          <table:table-cell table:style-name="ce79" table:formula="of:=[.K316]-[.I317]-[.L317]-[.M31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16]);VALUE([.N316]);ROW([.L316]))" office:value-type="float" office:value="7" calcext:value-type="float">
            <text:p>7,00</text:p>
          </table:table-cell>
          <table:table-cell table:formula="of:=[.O316]+[.N316]-[.N317]" office:value-type="float" office:value="360" calcext:value-type="float">
            <text:p>360</text:p>
          </table:table-cell>
          <table:table-cell table:formula="of:=INDEX([.G$1:.G$1048576];[.N31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11" calcext:value-type="float">
            <text:p>311</text:p>
          </table:table-cell>
          <table:table-cell table:style-name="ce21" table:formula="of:=CONCATENATE(INT(([.A318]-1)/12)+1;&quot;-й год &quot;;[.A318]-1-INT(([.A318]-1)/12)*12+1;&quot;-й мес&quot;)" office:value-type="string" office:string-value="26-й год 11-й мес" calcext:value-type="string">
            <text:p>26-й год 11-й мес</text:p>
          </table:table-cell>
          <table:table-cell table:style-name="ce34" table:formula="of:=DATE(YEAR([.C317]);MONTH([.C317])+1;DAY([.C317]))" office:value-type="date" office:date-value="2049-05-24" calcext:value-type="date">
            <text:p>24.05.2049</text:p>
          </table:table-cell>
          <table:table-cell table:style-name="ce46" table:formula="of:=IF([.P318]*[.$D$2]/100/12/(1-(1+[.$D$2]/100/12)^(-[.O318]))&lt;[.G317];ROUNDUP([.P318]*[.$D$2]/100/12/(1-(1+[.$D$2]/100/12)^(-[.O318]));0);[.G317]+[.F318])" office:value-type="float" office:value="0" calcext:value-type="float">
            <text:p>0,00</text:p>
          </table:table-cell>
          <table:table-cell table:style-name="ce52" table:formula="of:=[.D318]-[.F318]" office:value-type="float" office:value="0" calcext:value-type="float">
            <text:p>0,00</text:p>
          </table:table-cell>
          <table:table-cell table:style-name="ce52" table:formula="of:=[.G317]*[.$D$2]*([.C318]-[.C317])/(DATE(YEAR([.C318])+1;1;1)-DATE(YEAR([.C318]);1;1))/100" office:value-type="float" office:value="0" calcext:value-type="float">
            <text:p>0,00</text:p>
          </table:table-cell>
          <table:table-cell table:style-name="ce63" table:formula="of:=[.G317]-[.E318]-[.L318]-[.M318]" office:value-type="float" office:value="0" calcext:value-type="float">
            <text:p>0,00</text:p>
          </table:table-cell>
          <table:table-cell table:style-name="ce70" table:formula="of:=[.I318]+[.J318]" office:value-type="float" office:value="0" calcext:value-type="float">
            <text:p>0,00</text:p>
          </table:table-cell>
          <table:table-cell table:style-name="ce52" table:formula="of:=IF([.$D$1]/[.$D$3]&lt;[.K317];[.$D$1]/[.$D$3];[.K317])" office:value-type="float" office:value="0" calcext:value-type="float">
            <text:p>0,00</text:p>
          </table:table-cell>
          <table:table-cell table:style-name="ce52" table:formula="of:=[.K317]*[.$D$2]/12/100" office:value-type="float" office:value="0" calcext:value-type="float">
            <text:p>0,00</text:p>
          </table:table-cell>
          <table:table-cell table:style-name="ce79" table:formula="of:=[.K317]-[.I318]-[.L318]-[.M31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17]);VALUE([.N317]);ROW([.L317]))" office:value-type="float" office:value="7" calcext:value-type="float">
            <text:p>7,00</text:p>
          </table:table-cell>
          <table:table-cell table:formula="of:=[.O317]+[.N317]-[.N318]" office:value-type="float" office:value="360" calcext:value-type="float">
            <text:p>360</text:p>
          </table:table-cell>
          <table:table-cell table:formula="of:=INDEX([.G$1:.G$1048576];[.N31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312" calcext:value-type="float">
            <text:p>312</text:p>
          </table:table-cell>
          <table:table-cell table:style-name="ce21" table:formula="of:=CONCATENATE(INT(([.A319]-1)/12)+1;&quot;-й год &quot;;[.A319]-1-INT(([.A319]-1)/12)*12+1;&quot;-й мес&quot;)" office:value-type="string" office:string-value="26-й год 12-й мес" calcext:value-type="string">
            <text:p>26-й год 12-й мес</text:p>
          </table:table-cell>
          <table:table-cell table:style-name="ce34" table:formula="of:=DATE(YEAR([.C318]);MONTH([.C318])+1;DAY([.C318]))" office:value-type="date" office:date-value="2049-06-24" calcext:value-type="date">
            <text:p>24.06.2049</text:p>
          </table:table-cell>
          <table:table-cell table:style-name="ce46" table:formula="of:=IF([.P319]*[.$D$2]/100/12/(1-(1+[.$D$2]/100/12)^(-[.O319]))&lt;[.G318];ROUNDUP([.P319]*[.$D$2]/100/12/(1-(1+[.$D$2]/100/12)^(-[.O319]));0);[.G318]+[.F319])" office:value-type="float" office:value="0" calcext:value-type="float">
            <text:p>0,00</text:p>
          </table:table-cell>
          <table:table-cell table:style-name="ce54" table:formula="of:=[.D319]-[.F319]" office:value-type="float" office:value="0" calcext:value-type="float">
            <text:p>0,00</text:p>
          </table:table-cell>
          <table:table-cell table:style-name="ce52" table:formula="of:=[.G318]*[.$D$2]*([.C319]-[.C318])/(DATE(YEAR([.C319])+1;1;1)-DATE(YEAR([.C319]);1;1))/100" office:value-type="float" office:value="0" calcext:value-type="float">
            <text:p>0,00</text:p>
          </table:table-cell>
          <table:table-cell table:style-name="ce65" table:formula="of:=[.G318]-[.E319]-[.L319]-[.M319]" office:value-type="float" office:value="0" calcext:value-type="float">
            <text:p>0,00</text:p>
          </table:table-cell>
          <table:table-cell table:style-name="ce72" table:formula="of:=[.I319]+[.J319]" office:value-type="float" office:value="0" calcext:value-type="float">
            <text:p>0,00</text:p>
          </table:table-cell>
          <table:table-cell table:style-name="ce54" table:formula="of:=IF([.$D$1]/[.$D$3]&lt;[.K318];[.$D$1]/[.$D$3];[.K318])" office:value-type="float" office:value="0" calcext:value-type="float">
            <text:p>0,00</text:p>
          </table:table-cell>
          <table:table-cell table:style-name="ce54" table:formula="of:=[.K318]*[.$D$2]/12/100" office:value-type="float" office:value="0" calcext:value-type="float">
            <text:p>0,00</text:p>
          </table:table-cell>
          <table:table-cell table:style-name="ce81" table:formula="of:=[.K318]-[.I319]-[.L319]-[.M319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318]);VALUE([.N318]);ROW([.L318]))" office:value-type="float" office:value="7" calcext:value-type="float">
            <text:p>7,00</text:p>
          </table:table-cell>
          <table:table-cell table:formula="of:=[.O318]+[.N318]-[.N319]" office:value-type="float" office:value="360" calcext:value-type="float">
            <text:p>360</text:p>
          </table:table-cell>
          <table:table-cell table:formula="of:=INDEX([.G$1:.G$1048576];[.N31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13" calcext:value-type="float">
            <text:p>313</text:p>
          </table:table-cell>
          <table:table-cell table:style-name="ce21" table:formula="of:=CONCATENATE(INT(([.A320]-1)/12)+1;&quot;-й год &quot;;[.A320]-1-INT(([.A320]-1)/12)*12+1;&quot;-й мес&quot;)" office:value-type="string" office:string-value="27-й год 1-й мес" calcext:value-type="string">
            <text:p>27-й год 1-й мес</text:p>
          </table:table-cell>
          <table:table-cell table:style-name="ce34" table:formula="of:=DATE(YEAR([.C319]);MONTH([.C319])+1;DAY([.C319]))" office:value-type="date" office:date-value="2049-07-24" calcext:value-type="date">
            <text:p>24.07.2049</text:p>
          </table:table-cell>
          <table:table-cell table:style-name="ce46" table:formula="of:=IF([.P320]*[.$D$2]/100/12/(1-(1+[.$D$2]/100/12)^(-[.O320]))&lt;[.G319];ROUNDUP([.P320]*[.$D$2]/100/12/(1-(1+[.$D$2]/100/12)^(-[.O320]));0);[.G319]+[.F320])" office:value-type="float" office:value="0" calcext:value-type="float">
            <text:p>0,00</text:p>
          </table:table-cell>
          <table:table-cell table:style-name="ce52" table:formula="of:=[.D320]-[.F320]" office:value-type="float" office:value="0" calcext:value-type="float">
            <text:p>0,00</text:p>
          </table:table-cell>
          <table:table-cell table:style-name="ce52" table:formula="of:=[.G319]*[.$D$2]*([.C320]-[.C319])/(DATE(YEAR([.C320])+1;1;1)-DATE(YEAR([.C320]);1;1))/100" office:value-type="float" office:value="0" calcext:value-type="float">
            <text:p>0,00</text:p>
          </table:table-cell>
          <table:table-cell table:style-name="ce63" table:formula="of:=[.G319]-[.E320]-[.L320]-[.M320]" office:value-type="float" office:value="0" calcext:value-type="float">
            <text:p>0,00</text:p>
          </table:table-cell>
          <table:table-cell table:style-name="ce70" table:formula="of:=[.I320]+[.J320]" office:value-type="float" office:value="0" calcext:value-type="float">
            <text:p>0,00</text:p>
          </table:table-cell>
          <table:table-cell table:style-name="ce52" table:formula="of:=IF([.$D$1]/[.$D$3]&lt;[.K319];[.$D$1]/[.$D$3];[.K319])" office:value-type="float" office:value="0" calcext:value-type="float">
            <text:p>0,00</text:p>
          </table:table-cell>
          <table:table-cell table:style-name="ce52" table:formula="of:=[.K319]*[.$D$2]/12/100" office:value-type="float" office:value="0" calcext:value-type="float">
            <text:p>0,00</text:p>
          </table:table-cell>
          <table:table-cell table:style-name="ce79" table:formula="of:=[.K319]-[.I320]-[.L320]-[.M32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19]);VALUE([.N319]);ROW([.L319]))" office:value-type="float" office:value="7" calcext:value-type="float">
            <text:p>7,00</text:p>
          </table:table-cell>
          <table:table-cell table:formula="of:=[.O319]+[.N319]-[.N320]" office:value-type="float" office:value="360" calcext:value-type="float">
            <text:p>360</text:p>
          </table:table-cell>
          <table:table-cell table:formula="of:=INDEX([.G$1:.G$1048576];[.N32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14" calcext:value-type="float">
            <text:p>314</text:p>
          </table:table-cell>
          <table:table-cell table:style-name="ce21" table:formula="of:=CONCATENATE(INT(([.A321]-1)/12)+1;&quot;-й год &quot;;[.A321]-1-INT(([.A321]-1)/12)*12+1;&quot;-й мес&quot;)" office:value-type="string" office:string-value="27-й год 2-й мес" calcext:value-type="string">
            <text:p>27-й год 2-й мес</text:p>
          </table:table-cell>
          <table:table-cell table:style-name="ce34" table:formula="of:=DATE(YEAR([.C320]);MONTH([.C320])+1;DAY([.C320]))" office:value-type="date" office:date-value="2049-08-24" calcext:value-type="date">
            <text:p>24.08.2049</text:p>
          </table:table-cell>
          <table:table-cell table:style-name="ce46" table:formula="of:=IF([.P321]*[.$D$2]/100/12/(1-(1+[.$D$2]/100/12)^(-[.O321]))&lt;[.G320];ROUNDUP([.P321]*[.$D$2]/100/12/(1-(1+[.$D$2]/100/12)^(-[.O321]));0);[.G320]+[.F321])" office:value-type="float" office:value="0" calcext:value-type="float">
            <text:p>0,00</text:p>
          </table:table-cell>
          <table:table-cell table:style-name="ce52" table:formula="of:=[.D321]-[.F321]" office:value-type="float" office:value="0" calcext:value-type="float">
            <text:p>0,00</text:p>
          </table:table-cell>
          <table:table-cell table:style-name="ce52" table:formula="of:=[.G320]*[.$D$2]*([.C321]-[.C320])/(DATE(YEAR([.C321])+1;1;1)-DATE(YEAR([.C321]);1;1))/100" office:value-type="float" office:value="0" calcext:value-type="float">
            <text:p>0,00</text:p>
          </table:table-cell>
          <table:table-cell table:style-name="ce63" table:formula="of:=[.G320]-[.E321]-[.L321]-[.M321]" office:value-type="float" office:value="0" calcext:value-type="float">
            <text:p>0,00</text:p>
          </table:table-cell>
          <table:table-cell table:style-name="ce70" table:formula="of:=[.I321]+[.J321]" office:value-type="float" office:value="0" calcext:value-type="float">
            <text:p>0,00</text:p>
          </table:table-cell>
          <table:table-cell table:style-name="ce52" table:formula="of:=IF([.$D$1]/[.$D$3]&lt;[.K320];[.$D$1]/[.$D$3];[.K320])" office:value-type="float" office:value="0" calcext:value-type="float">
            <text:p>0,00</text:p>
          </table:table-cell>
          <table:table-cell table:style-name="ce52" table:formula="of:=[.K320]*[.$D$2]/12/100" office:value-type="float" office:value="0" calcext:value-type="float">
            <text:p>0,00</text:p>
          </table:table-cell>
          <table:table-cell table:style-name="ce79" table:formula="of:=[.K320]-[.I321]-[.L321]-[.M32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20]);VALUE([.N320]);ROW([.L320]))" office:value-type="float" office:value="7" calcext:value-type="float">
            <text:p>7,00</text:p>
          </table:table-cell>
          <table:table-cell table:formula="of:=[.O320]+[.N320]-[.N321]" office:value-type="float" office:value="360" calcext:value-type="float">
            <text:p>360</text:p>
          </table:table-cell>
          <table:table-cell table:formula="of:=INDEX([.G$1:.G$1048576];[.N32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15" calcext:value-type="float">
            <text:p>315</text:p>
          </table:table-cell>
          <table:table-cell table:style-name="ce21" table:formula="of:=CONCATENATE(INT(([.A322]-1)/12)+1;&quot;-й год &quot;;[.A322]-1-INT(([.A322]-1)/12)*12+1;&quot;-й мес&quot;)" office:value-type="string" office:string-value="27-й год 3-й мес" calcext:value-type="string">
            <text:p>27-й год 3-й мес</text:p>
          </table:table-cell>
          <table:table-cell table:style-name="ce34" table:formula="of:=DATE(YEAR([.C321]);MONTH([.C321])+1;DAY([.C321]))" office:value-type="date" office:date-value="2049-09-24" calcext:value-type="date">
            <text:p>24.09.2049</text:p>
          </table:table-cell>
          <table:table-cell table:style-name="ce46" table:formula="of:=IF([.P322]*[.$D$2]/100/12/(1-(1+[.$D$2]/100/12)^(-[.O322]))&lt;[.G321];ROUNDUP([.P322]*[.$D$2]/100/12/(1-(1+[.$D$2]/100/12)^(-[.O322]));0);[.G321]+[.F322])" office:value-type="float" office:value="0" calcext:value-type="float">
            <text:p>0,00</text:p>
          </table:table-cell>
          <table:table-cell table:style-name="ce52" table:formula="of:=[.D322]-[.F322]" office:value-type="float" office:value="0" calcext:value-type="float">
            <text:p>0,00</text:p>
          </table:table-cell>
          <table:table-cell table:style-name="ce52" table:formula="of:=[.G321]*[.$D$2]*([.C322]-[.C321])/(DATE(YEAR([.C322])+1;1;1)-DATE(YEAR([.C322]);1;1))/100" office:value-type="float" office:value="0" calcext:value-type="float">
            <text:p>0,00</text:p>
          </table:table-cell>
          <table:table-cell table:style-name="ce63" table:formula="of:=[.G321]-[.E322]-[.L322]-[.M322]" office:value-type="float" office:value="0" calcext:value-type="float">
            <text:p>0,00</text:p>
          </table:table-cell>
          <table:table-cell table:style-name="ce70" table:formula="of:=[.I322]+[.J322]" office:value-type="float" office:value="0" calcext:value-type="float">
            <text:p>0,00</text:p>
          </table:table-cell>
          <table:table-cell table:style-name="ce52" table:formula="of:=IF([.$D$1]/[.$D$3]&lt;[.K321];[.$D$1]/[.$D$3];[.K321])" office:value-type="float" office:value="0" calcext:value-type="float">
            <text:p>0,00</text:p>
          </table:table-cell>
          <table:table-cell table:style-name="ce52" table:formula="of:=[.K321]*[.$D$2]/12/100" office:value-type="float" office:value="0" calcext:value-type="float">
            <text:p>0,00</text:p>
          </table:table-cell>
          <table:table-cell table:style-name="ce79" table:formula="of:=[.K321]-[.I322]-[.L322]-[.M32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21]);VALUE([.N321]);ROW([.L321]))" office:value-type="float" office:value="7" calcext:value-type="float">
            <text:p>7,00</text:p>
          </table:table-cell>
          <table:table-cell table:formula="of:=[.O321]+[.N321]-[.N322]" office:value-type="float" office:value="360" calcext:value-type="float">
            <text:p>360</text:p>
          </table:table-cell>
          <table:table-cell table:formula="of:=INDEX([.G$1:.G$1048576];[.N32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16" calcext:value-type="float">
            <text:p>316</text:p>
          </table:table-cell>
          <table:table-cell table:style-name="ce21" table:formula="of:=CONCATENATE(INT(([.A323]-1)/12)+1;&quot;-й год &quot;;[.A323]-1-INT(([.A323]-1)/12)*12+1;&quot;-й мес&quot;)" office:value-type="string" office:string-value="27-й год 4-й мес" calcext:value-type="string">
            <text:p>27-й год 4-й мес</text:p>
          </table:table-cell>
          <table:table-cell table:style-name="ce34" table:formula="of:=DATE(YEAR([.C322]);MONTH([.C322])+1;DAY([.C322]))" office:value-type="date" office:date-value="2049-10-24" calcext:value-type="date">
            <text:p>24.10.2049</text:p>
          </table:table-cell>
          <table:table-cell table:style-name="ce46" table:formula="of:=IF([.P323]*[.$D$2]/100/12/(1-(1+[.$D$2]/100/12)^(-[.O323]))&lt;[.G322];ROUNDUP([.P323]*[.$D$2]/100/12/(1-(1+[.$D$2]/100/12)^(-[.O323]));0);[.G322]+[.F323])" office:value-type="float" office:value="0" calcext:value-type="float">
            <text:p>0,00</text:p>
          </table:table-cell>
          <table:table-cell table:style-name="ce52" table:formula="of:=[.D323]-[.F323]" office:value-type="float" office:value="0" calcext:value-type="float">
            <text:p>0,00</text:p>
          </table:table-cell>
          <table:table-cell table:style-name="ce52" table:formula="of:=[.G322]*[.$D$2]*([.C323]-[.C322])/(DATE(YEAR([.C323])+1;1;1)-DATE(YEAR([.C323]);1;1))/100" office:value-type="float" office:value="0" calcext:value-type="float">
            <text:p>0,00</text:p>
          </table:table-cell>
          <table:table-cell table:style-name="ce63" table:formula="of:=[.G322]-[.E323]-[.L323]-[.M323]" office:value-type="float" office:value="0" calcext:value-type="float">
            <text:p>0,00</text:p>
          </table:table-cell>
          <table:table-cell table:style-name="ce70" table:formula="of:=[.I323]+[.J323]" office:value-type="float" office:value="0" calcext:value-type="float">
            <text:p>0,00</text:p>
          </table:table-cell>
          <table:table-cell table:style-name="ce52" table:formula="of:=IF([.$D$1]/[.$D$3]&lt;[.K322];[.$D$1]/[.$D$3];[.K322])" office:value-type="float" office:value="0" calcext:value-type="float">
            <text:p>0,00</text:p>
          </table:table-cell>
          <table:table-cell table:style-name="ce52" table:formula="of:=[.K322]*[.$D$2]/12/100" office:value-type="float" office:value="0" calcext:value-type="float">
            <text:p>0,00</text:p>
          </table:table-cell>
          <table:table-cell table:style-name="ce79" table:formula="of:=[.K322]-[.I323]-[.L323]-[.M32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22]);VALUE([.N322]);ROW([.L322]))" office:value-type="float" office:value="7" calcext:value-type="float">
            <text:p>7,00</text:p>
          </table:table-cell>
          <table:table-cell table:formula="of:=[.O322]+[.N322]-[.N323]" office:value-type="float" office:value="360" calcext:value-type="float">
            <text:p>360</text:p>
          </table:table-cell>
          <table:table-cell table:formula="of:=INDEX([.G$1:.G$1048576];[.N32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17" calcext:value-type="float">
            <text:p>317</text:p>
          </table:table-cell>
          <table:table-cell table:style-name="ce24" table:formula="of:=CONCATENATE(INT(([.A324]-1)/12)+1;&quot;-й год &quot;;[.A324]-1-INT(([.A324]-1)/12)*12+1;&quot;-й мес&quot;)" office:value-type="string" office:string-value="27-й год 5-й мес" calcext:value-type="string">
            <text:p>27-й год 5-й мес</text:p>
          </table:table-cell>
          <table:table-cell table:style-name="ce37" table:formula="of:=DATE(YEAR([.C323]);MONTH([.C323])+1;DAY([.C323]))" office:value-type="date" office:date-value="2049-11-24" calcext:value-type="date">
            <text:p>24.11.2049</text:p>
          </table:table-cell>
          <table:table-cell table:style-name="ce46" table:formula="of:=IF([.P324]*[.$D$2]/100/12/(1-(1+[.$D$2]/100/12)^(-[.O324]))&lt;[.G323];ROUNDUP([.P324]*[.$D$2]/100/12/(1-(1+[.$D$2]/100/12)^(-[.O324]));0);[.G323]+[.F324])" office:value-type="float" office:value="0" calcext:value-type="float">
            <text:p>0,00</text:p>
          </table:table-cell>
          <table:table-cell table:style-name="ce52" table:formula="of:=[.D324]-[.F324]" office:value-type="float" office:value="0" calcext:value-type="float">
            <text:p>0,00</text:p>
          </table:table-cell>
          <table:table-cell table:style-name="ce52" table:formula="of:=[.G323]*[.$D$2]*([.C324]-[.C323])/(DATE(YEAR([.C324])+1;1;1)-DATE(YEAR([.C324]);1;1))/100" office:value-type="float" office:value="0" calcext:value-type="float">
            <text:p>0,00</text:p>
          </table:table-cell>
          <table:table-cell table:style-name="ce63" table:formula="of:=[.G323]-[.E324]-[.L324]-[.M324]" office:value-type="float" office:value="0" calcext:value-type="float">
            <text:p>0,00</text:p>
          </table:table-cell>
          <table:table-cell table:style-name="ce70" table:formula="of:=[.I324]+[.J324]" office:value-type="float" office:value="0" calcext:value-type="float">
            <text:p>0,00</text:p>
          </table:table-cell>
          <table:table-cell table:style-name="ce52" table:formula="of:=IF([.$D$1]/[.$D$3]&lt;[.K323];[.$D$1]/[.$D$3];[.K323])" office:value-type="float" office:value="0" calcext:value-type="float">
            <text:p>0,00</text:p>
          </table:table-cell>
          <table:table-cell table:style-name="ce52" table:formula="of:=[.K323]*[.$D$2]/12/100" office:value-type="float" office:value="0" calcext:value-type="float">
            <text:p>0,00</text:p>
          </table:table-cell>
          <table:table-cell table:style-name="ce79" table:formula="of:=[.K323]-[.I324]-[.L324]-[.M32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23]);VALUE([.N323]);ROW([.L323]))" office:value-type="float" office:value="7" calcext:value-type="float">
            <text:p>7,00</text:p>
          </table:table-cell>
          <table:table-cell table:formula="of:=[.O323]+[.N323]-[.N324]" office:value-type="float" office:value="360" calcext:value-type="float">
            <text:p>360</text:p>
          </table:table-cell>
          <table:table-cell table:formula="of:=INDEX([.G$1:.G$1048576];[.N32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18" calcext:value-type="float">
            <text:p>318</text:p>
          </table:table-cell>
          <table:table-cell table:style-name="ce21" table:formula="of:=CONCATENATE(INT(([.A325]-1)/12)+1;&quot;-й год &quot;;[.A325]-1-INT(([.A325]-1)/12)*12+1;&quot;-й мес&quot;)" office:value-type="string" office:string-value="27-й год 6-й мес" calcext:value-type="string">
            <text:p>27-й год 6-й мес</text:p>
          </table:table-cell>
          <table:table-cell table:style-name="ce34" table:formula="of:=DATE(YEAR([.C324]);MONTH([.C324])+1;DAY([.C324]))" office:value-type="date" office:date-value="2049-12-24" calcext:value-type="date">
            <text:p>24.12.2049</text:p>
          </table:table-cell>
          <table:table-cell table:style-name="ce46" table:formula="of:=IF([.P325]*[.$D$2]/100/12/(1-(1+[.$D$2]/100/12)^(-[.O325]))&lt;[.G324];ROUNDUP([.P325]*[.$D$2]/100/12/(1-(1+[.$D$2]/100/12)^(-[.O325]));0);[.G324]+[.F325])" office:value-type="float" office:value="0" calcext:value-type="float">
            <text:p>0,00</text:p>
          </table:table-cell>
          <table:table-cell table:style-name="ce52" table:formula="of:=[.D325]-[.F325]" office:value-type="float" office:value="0" calcext:value-type="float">
            <text:p>0,00</text:p>
          </table:table-cell>
          <table:table-cell table:style-name="ce52" table:formula="of:=[.G324]*[.$D$2]*([.C325]-[.C324])/(DATE(YEAR([.C325])+1;1;1)-DATE(YEAR([.C325]);1;1))/100" office:value-type="float" office:value="0" calcext:value-type="float">
            <text:p>0,00</text:p>
          </table:table-cell>
          <table:table-cell table:style-name="ce63" table:formula="of:=[.G324]-[.E325]-[.L325]-[.M325]" office:value-type="float" office:value="0" calcext:value-type="float">
            <text:p>0,00</text:p>
          </table:table-cell>
          <table:table-cell table:style-name="ce70" table:formula="of:=[.I325]+[.J325]" office:value-type="float" office:value="0" calcext:value-type="float">
            <text:p>0,00</text:p>
          </table:table-cell>
          <table:table-cell table:style-name="ce52" table:formula="of:=IF([.$D$1]/[.$D$3]&lt;[.K324];[.$D$1]/[.$D$3];[.K324])" office:value-type="float" office:value="0" calcext:value-type="float">
            <text:p>0,00</text:p>
          </table:table-cell>
          <table:table-cell table:style-name="ce52" table:formula="of:=[.K324]*[.$D$2]/12/100" office:value-type="float" office:value="0" calcext:value-type="float">
            <text:p>0,00</text:p>
          </table:table-cell>
          <table:table-cell table:style-name="ce79" table:formula="of:=[.K324]-[.I325]-[.L325]-[.M32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24]);VALUE([.N324]);ROW([.L324]))" office:value-type="float" office:value="7" calcext:value-type="float">
            <text:p>7,00</text:p>
          </table:table-cell>
          <table:table-cell table:formula="of:=[.O324]+[.N324]-[.N325]" office:value-type="float" office:value="360" calcext:value-type="float">
            <text:p>360</text:p>
          </table:table-cell>
          <table:table-cell table:formula="of:=INDEX([.G$1:.G$1048576];[.N32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19" calcext:value-type="float">
            <text:p>319</text:p>
          </table:table-cell>
          <table:table-cell table:style-name="ce21" table:formula="of:=CONCATENATE(INT(([.A326]-1)/12)+1;&quot;-й год &quot;;[.A326]-1-INT(([.A326]-1)/12)*12+1;&quot;-й мес&quot;)" office:value-type="string" office:string-value="27-й год 7-й мес" calcext:value-type="string">
            <text:p>27-й год 7-й мес</text:p>
          </table:table-cell>
          <table:table-cell table:style-name="ce34" table:formula="of:=DATE(YEAR([.C325]);MONTH([.C325])+1;DAY([.C325]))" office:value-type="date" office:date-value="2050-01-24" calcext:value-type="date">
            <text:p>24.01.2050</text:p>
          </table:table-cell>
          <table:table-cell table:style-name="ce46" table:formula="of:=IF([.P326]*[.$D$2]/100/12/(1-(1+[.$D$2]/100/12)^(-[.O326]))&lt;[.G325];ROUNDUP([.P326]*[.$D$2]/100/12/(1-(1+[.$D$2]/100/12)^(-[.O326]));0);[.G325]+[.F326])" office:value-type="float" office:value="0" calcext:value-type="float">
            <text:p>0,00</text:p>
          </table:table-cell>
          <table:table-cell table:style-name="ce52" table:formula="of:=[.D326]-[.F326]" office:value-type="float" office:value="0" calcext:value-type="float">
            <text:p>0,00</text:p>
          </table:table-cell>
          <table:table-cell table:style-name="ce52" table:formula="of:=[.G325]*[.$D$2]*([.C326]-[.C325])/(DATE(YEAR([.C326])+1;1;1)-DATE(YEAR([.C326]);1;1))/100" office:value-type="float" office:value="0" calcext:value-type="float">
            <text:p>0,00</text:p>
          </table:table-cell>
          <table:table-cell table:style-name="ce63" table:formula="of:=[.G325]-[.E326]-[.L326]-[.M326]" office:value-type="float" office:value="0" calcext:value-type="float">
            <text:p>0,00</text:p>
          </table:table-cell>
          <table:table-cell table:style-name="ce70" table:formula="of:=[.I326]+[.J326]" office:value-type="float" office:value="0" calcext:value-type="float">
            <text:p>0,00</text:p>
          </table:table-cell>
          <table:table-cell table:style-name="ce52" table:formula="of:=IF([.$D$1]/[.$D$3]&lt;[.K325];[.$D$1]/[.$D$3];[.K325])" office:value-type="float" office:value="0" calcext:value-type="float">
            <text:p>0,00</text:p>
          </table:table-cell>
          <table:table-cell table:style-name="ce52" table:formula="of:=[.K325]*[.$D$2]/12/100" office:value-type="float" office:value="0" calcext:value-type="float">
            <text:p>0,00</text:p>
          </table:table-cell>
          <table:table-cell table:style-name="ce79" table:formula="of:=[.K325]-[.I326]-[.L326]-[.M32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25]);VALUE([.N325]);ROW([.L325]))" office:value-type="float" office:value="7" calcext:value-type="float">
            <text:p>7,00</text:p>
          </table:table-cell>
          <table:table-cell table:formula="of:=[.O325]+[.N325]-[.N326]" office:value-type="float" office:value="360" calcext:value-type="float">
            <text:p>360</text:p>
          </table:table-cell>
          <table:table-cell table:formula="of:=INDEX([.G$1:.G$1048576];[.N32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20" calcext:value-type="float">
            <text:p>320</text:p>
          </table:table-cell>
          <table:table-cell table:style-name="ce21" table:formula="of:=CONCATENATE(INT(([.A327]-1)/12)+1;&quot;-й год &quot;;[.A327]-1-INT(([.A327]-1)/12)*12+1;&quot;-й мес&quot;)" office:value-type="string" office:string-value="27-й год 8-й мес" calcext:value-type="string">
            <text:p>27-й год 8-й мес</text:p>
          </table:table-cell>
          <table:table-cell table:style-name="ce34" table:formula="of:=DATE(YEAR([.C326]);MONTH([.C326])+1;DAY([.C326]))" office:value-type="date" office:date-value="2050-02-24" calcext:value-type="date">
            <text:p>24.02.2050</text:p>
          </table:table-cell>
          <table:table-cell table:style-name="ce46" table:formula="of:=IF([.P327]*[.$D$2]/100/12/(1-(1+[.$D$2]/100/12)^(-[.O327]))&lt;[.G326];ROUNDUP([.P327]*[.$D$2]/100/12/(1-(1+[.$D$2]/100/12)^(-[.O327]));0);[.G326]+[.F327])" office:value-type="float" office:value="0" calcext:value-type="float">
            <text:p>0,00</text:p>
          </table:table-cell>
          <table:table-cell table:style-name="ce52" table:formula="of:=[.D327]-[.F327]" office:value-type="float" office:value="0" calcext:value-type="float">
            <text:p>0,00</text:p>
          </table:table-cell>
          <table:table-cell table:style-name="ce52" table:formula="of:=[.G326]*[.$D$2]*([.C327]-[.C326])/(DATE(YEAR([.C327])+1;1;1)-DATE(YEAR([.C327]);1;1))/100" office:value-type="float" office:value="0" calcext:value-type="float">
            <text:p>0,00</text:p>
          </table:table-cell>
          <table:table-cell table:style-name="ce63" table:formula="of:=[.G326]-[.E327]-[.L327]-[.M327]" office:value-type="float" office:value="0" calcext:value-type="float">
            <text:p>0,00</text:p>
          </table:table-cell>
          <table:table-cell table:style-name="ce70" table:formula="of:=[.I327]+[.J327]" office:value-type="float" office:value="0" calcext:value-type="float">
            <text:p>0,00</text:p>
          </table:table-cell>
          <table:table-cell table:style-name="ce52" table:formula="of:=IF([.$D$1]/[.$D$3]&lt;[.K326];[.$D$1]/[.$D$3];[.K326])" office:value-type="float" office:value="0" calcext:value-type="float">
            <text:p>0,00</text:p>
          </table:table-cell>
          <table:table-cell table:style-name="ce52" table:formula="of:=[.K326]*[.$D$2]/12/100" office:value-type="float" office:value="0" calcext:value-type="float">
            <text:p>0,00</text:p>
          </table:table-cell>
          <table:table-cell table:style-name="ce79" table:formula="of:=[.K326]-[.I327]-[.L327]-[.M32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26]);VALUE([.N326]);ROW([.L326]))" office:value-type="float" office:value="7" calcext:value-type="float">
            <text:p>7,00</text:p>
          </table:table-cell>
          <table:table-cell table:formula="of:=[.O326]+[.N326]-[.N327]" office:value-type="float" office:value="360" calcext:value-type="float">
            <text:p>360</text:p>
          </table:table-cell>
          <table:table-cell table:formula="of:=INDEX([.G$1:.G$1048576];[.N32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21" calcext:value-type="float">
            <text:p>321</text:p>
          </table:table-cell>
          <table:table-cell table:style-name="ce21" table:formula="of:=CONCATENATE(INT(([.A328]-1)/12)+1;&quot;-й год &quot;;[.A328]-1-INT(([.A328]-1)/12)*12+1;&quot;-й мес&quot;)" office:value-type="string" office:string-value="27-й год 9-й мес" calcext:value-type="string">
            <text:p>27-й год 9-й мес</text:p>
          </table:table-cell>
          <table:table-cell table:style-name="ce34" table:formula="of:=DATE(YEAR([.C327]);MONTH([.C327])+1;DAY([.C327]))" office:value-type="date" office:date-value="2050-03-24" calcext:value-type="date">
            <text:p>24.03.2050</text:p>
          </table:table-cell>
          <table:table-cell table:style-name="ce46" table:formula="of:=IF([.P328]*[.$D$2]/100/12/(1-(1+[.$D$2]/100/12)^(-[.O328]))&lt;[.G327];ROUNDUP([.P328]*[.$D$2]/100/12/(1-(1+[.$D$2]/100/12)^(-[.O328]));0);[.G327]+[.F328])" office:value-type="float" office:value="0" calcext:value-type="float">
            <text:p>0,00</text:p>
          </table:table-cell>
          <table:table-cell table:style-name="ce52" table:formula="of:=[.D328]-[.F328]" office:value-type="float" office:value="0" calcext:value-type="float">
            <text:p>0,00</text:p>
          </table:table-cell>
          <table:table-cell table:style-name="ce52" table:formula="of:=[.G327]*[.$D$2]*([.C328]-[.C327])/(DATE(YEAR([.C328])+1;1;1)-DATE(YEAR([.C328]);1;1))/100" office:value-type="float" office:value="0" calcext:value-type="float">
            <text:p>0,00</text:p>
          </table:table-cell>
          <table:table-cell table:style-name="ce63" table:formula="of:=[.G327]-[.E328]-[.L328]-[.M328]" office:value-type="float" office:value="0" calcext:value-type="float">
            <text:p>0,00</text:p>
          </table:table-cell>
          <table:table-cell table:style-name="ce70" table:formula="of:=[.I328]+[.J328]" office:value-type="float" office:value="0" calcext:value-type="float">
            <text:p>0,00</text:p>
          </table:table-cell>
          <table:table-cell table:style-name="ce52" table:formula="of:=IF([.$D$1]/[.$D$3]&lt;[.K327];[.$D$1]/[.$D$3];[.K327])" office:value-type="float" office:value="0" calcext:value-type="float">
            <text:p>0,00</text:p>
          </table:table-cell>
          <table:table-cell table:style-name="ce52" table:formula="of:=[.K327]*[.$D$2]/12/100" office:value-type="float" office:value="0" calcext:value-type="float">
            <text:p>0,00</text:p>
          </table:table-cell>
          <table:table-cell table:style-name="ce79" table:formula="of:=[.K327]-[.I328]-[.L328]-[.M32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27]);VALUE([.N327]);ROW([.L327]))" office:value-type="float" office:value="7" calcext:value-type="float">
            <text:p>7,00</text:p>
          </table:table-cell>
          <table:table-cell table:formula="of:=[.O327]+[.N327]-[.N328]" office:value-type="float" office:value="360" calcext:value-type="float">
            <text:p>360</text:p>
          </table:table-cell>
          <table:table-cell table:formula="of:=INDEX([.G$1:.G$1048576];[.N32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22" calcext:value-type="float">
            <text:p>322</text:p>
          </table:table-cell>
          <table:table-cell table:style-name="ce21" table:formula="of:=CONCATENATE(INT(([.A329]-1)/12)+1;&quot;-й год &quot;;[.A329]-1-INT(([.A329]-1)/12)*12+1;&quot;-й мес&quot;)" office:value-type="string" office:string-value="27-й год 10-й мес" calcext:value-type="string">
            <text:p>27-й год 10-й мес</text:p>
          </table:table-cell>
          <table:table-cell table:style-name="ce34" table:formula="of:=DATE(YEAR([.C328]);MONTH([.C328])+1;DAY([.C328]))" office:value-type="date" office:date-value="2050-04-24" calcext:value-type="date">
            <text:p>24.04.2050</text:p>
          </table:table-cell>
          <table:table-cell table:style-name="ce46" table:formula="of:=IF([.P329]*[.$D$2]/100/12/(1-(1+[.$D$2]/100/12)^(-[.O329]))&lt;[.G328];ROUNDUP([.P329]*[.$D$2]/100/12/(1-(1+[.$D$2]/100/12)^(-[.O329]));0);[.G328]+[.F329])" office:value-type="float" office:value="0" calcext:value-type="float">
            <text:p>0,00</text:p>
          </table:table-cell>
          <table:table-cell table:style-name="ce52" table:formula="of:=[.D329]-[.F329]" office:value-type="float" office:value="0" calcext:value-type="float">
            <text:p>0,00</text:p>
          </table:table-cell>
          <table:table-cell table:style-name="ce52" table:formula="of:=[.G328]*[.$D$2]*([.C329]-[.C328])/(DATE(YEAR([.C329])+1;1;1)-DATE(YEAR([.C329]);1;1))/100" office:value-type="float" office:value="0" calcext:value-type="float">
            <text:p>0,00</text:p>
          </table:table-cell>
          <table:table-cell table:style-name="ce63" table:formula="of:=[.G328]-[.E329]-[.L329]-[.M329]" office:value-type="float" office:value="0" calcext:value-type="float">
            <text:p>0,00</text:p>
          </table:table-cell>
          <table:table-cell table:style-name="ce70" table:formula="of:=[.I329]+[.J329]" office:value-type="float" office:value="0" calcext:value-type="float">
            <text:p>0,00</text:p>
          </table:table-cell>
          <table:table-cell table:style-name="ce52" table:formula="of:=IF([.$D$1]/[.$D$3]&lt;[.K328];[.$D$1]/[.$D$3];[.K328])" office:value-type="float" office:value="0" calcext:value-type="float">
            <text:p>0,00</text:p>
          </table:table-cell>
          <table:table-cell table:style-name="ce52" table:formula="of:=[.K328]*[.$D$2]/12/100" office:value-type="float" office:value="0" calcext:value-type="float">
            <text:p>0,00</text:p>
          </table:table-cell>
          <table:table-cell table:style-name="ce79" table:formula="of:=[.K328]-[.I329]-[.L329]-[.M32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28]);VALUE([.N328]);ROW([.L328]))" office:value-type="float" office:value="7" calcext:value-type="float">
            <text:p>7,00</text:p>
          </table:table-cell>
          <table:table-cell table:formula="of:=[.O328]+[.N328]-[.N329]" office:value-type="float" office:value="360" calcext:value-type="float">
            <text:p>360</text:p>
          </table:table-cell>
          <table:table-cell table:formula="of:=INDEX([.G$1:.G$1048576];[.N32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23" calcext:value-type="float">
            <text:p>323</text:p>
          </table:table-cell>
          <table:table-cell table:style-name="ce21" table:formula="of:=CONCATENATE(INT(([.A330]-1)/12)+1;&quot;-й год &quot;;[.A330]-1-INT(([.A330]-1)/12)*12+1;&quot;-й мес&quot;)" office:value-type="string" office:string-value="27-й год 11-й мес" calcext:value-type="string">
            <text:p>27-й год 11-й мес</text:p>
          </table:table-cell>
          <table:table-cell table:style-name="ce34" table:formula="of:=DATE(YEAR([.C329]);MONTH([.C329])+1;DAY([.C329]))" office:value-type="date" office:date-value="2050-05-24" calcext:value-type="date">
            <text:p>24.05.2050</text:p>
          </table:table-cell>
          <table:table-cell table:style-name="ce46" table:formula="of:=IF([.P330]*[.$D$2]/100/12/(1-(1+[.$D$2]/100/12)^(-[.O330]))&lt;[.G329];ROUNDUP([.P330]*[.$D$2]/100/12/(1-(1+[.$D$2]/100/12)^(-[.O330]));0);[.G329]+[.F330])" office:value-type="float" office:value="0" calcext:value-type="float">
            <text:p>0,00</text:p>
          </table:table-cell>
          <table:table-cell table:style-name="ce52" table:formula="of:=[.D330]-[.F330]" office:value-type="float" office:value="0" calcext:value-type="float">
            <text:p>0,00</text:p>
          </table:table-cell>
          <table:table-cell table:style-name="ce52" table:formula="of:=[.G329]*[.$D$2]*([.C330]-[.C329])/(DATE(YEAR([.C330])+1;1;1)-DATE(YEAR([.C330]);1;1))/100" office:value-type="float" office:value="0" calcext:value-type="float">
            <text:p>0,00</text:p>
          </table:table-cell>
          <table:table-cell table:style-name="ce63" table:formula="of:=[.G329]-[.E330]-[.L330]-[.M330]" office:value-type="float" office:value="0" calcext:value-type="float">
            <text:p>0,00</text:p>
          </table:table-cell>
          <table:table-cell table:style-name="ce70" table:formula="of:=[.I330]+[.J330]" office:value-type="float" office:value="0" calcext:value-type="float">
            <text:p>0,00</text:p>
          </table:table-cell>
          <table:table-cell table:style-name="ce52" table:formula="of:=IF([.$D$1]/[.$D$3]&lt;[.K329];[.$D$1]/[.$D$3];[.K329])" office:value-type="float" office:value="0" calcext:value-type="float">
            <text:p>0,00</text:p>
          </table:table-cell>
          <table:table-cell table:style-name="ce52" table:formula="of:=[.K329]*[.$D$2]/12/100" office:value-type="float" office:value="0" calcext:value-type="float">
            <text:p>0,00</text:p>
          </table:table-cell>
          <table:table-cell table:style-name="ce79" table:formula="of:=[.K329]-[.I330]-[.L330]-[.M33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29]);VALUE([.N329]);ROW([.L329]))" office:value-type="float" office:value="7" calcext:value-type="float">
            <text:p>7,00</text:p>
          </table:table-cell>
          <table:table-cell table:formula="of:=[.O329]+[.N329]-[.N330]" office:value-type="float" office:value="360" calcext:value-type="float">
            <text:p>360</text:p>
          </table:table-cell>
          <table:table-cell table:formula="of:=INDEX([.G$1:.G$1048576];[.N33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24" calcext:value-type="float">
            <text:p>324</text:p>
          </table:table-cell>
          <table:table-cell table:style-name="ce21" table:formula="of:=CONCATENATE(INT(([.A331]-1)/12)+1;&quot;-й год &quot;;[.A331]-1-INT(([.A331]-1)/12)*12+1;&quot;-й мес&quot;)" office:value-type="string" office:string-value="27-й год 12-й мес" calcext:value-type="string">
            <text:p>27-й год 12-й мес</text:p>
          </table:table-cell>
          <table:table-cell table:style-name="ce34" table:formula="of:=DATE(YEAR([.C330]);MONTH([.C330])+1;DAY([.C330]))" office:value-type="date" office:date-value="2050-06-24" calcext:value-type="date">
            <text:p>24.06.2050</text:p>
          </table:table-cell>
          <table:table-cell table:style-name="ce46" table:formula="of:=IF([.P331]*[.$D$2]/100/12/(1-(1+[.$D$2]/100/12)^(-[.O331]))&lt;[.G330];ROUNDUP([.P331]*[.$D$2]/100/12/(1-(1+[.$D$2]/100/12)^(-[.O331]));0);[.G330]+[.F331])" office:value-type="float" office:value="0" calcext:value-type="float">
            <text:p>0,00</text:p>
          </table:table-cell>
          <table:table-cell table:style-name="ce52" table:formula="of:=[.D331]-[.F331]" office:value-type="float" office:value="0" calcext:value-type="float">
            <text:p>0,00</text:p>
          </table:table-cell>
          <table:table-cell table:style-name="ce52" table:formula="of:=[.G330]*[.$D$2]*([.C331]-[.C330])/(DATE(YEAR([.C331])+1;1;1)-DATE(YEAR([.C331]);1;1))/100" office:value-type="float" office:value="0" calcext:value-type="float">
            <text:p>0,00</text:p>
          </table:table-cell>
          <table:table-cell table:style-name="ce63" table:formula="of:=[.G330]-[.E331]-[.L331]-[.M331]" office:value-type="float" office:value="0" calcext:value-type="float">
            <text:p>0,00</text:p>
          </table:table-cell>
          <table:table-cell table:style-name="ce70" table:formula="of:=[.I331]+[.J331]" office:value-type="float" office:value="0" calcext:value-type="float">
            <text:p>0,00</text:p>
          </table:table-cell>
          <table:table-cell table:style-name="ce52" table:formula="of:=IF([.$D$1]/[.$D$3]&lt;[.K330];[.$D$1]/[.$D$3];[.K330])" office:value-type="float" office:value="0" calcext:value-type="float">
            <text:p>0,00</text:p>
          </table:table-cell>
          <table:table-cell table:style-name="ce52" table:formula="of:=[.K330]*[.$D$2]/12/100" office:value-type="float" office:value="0" calcext:value-type="float">
            <text:p>0,00</text:p>
          </table:table-cell>
          <table:table-cell table:style-name="ce79" table:formula="of:=[.K330]-[.I331]-[.L331]-[.M33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30]);VALUE([.N330]);ROW([.L330]))" office:value-type="float" office:value="7" calcext:value-type="float">
            <text:p>7,00</text:p>
          </table:table-cell>
          <table:table-cell table:formula="of:=[.O330]+[.N330]-[.N331]" office:value-type="float" office:value="360" calcext:value-type="float">
            <text:p>360</text:p>
          </table:table-cell>
          <table:table-cell table:formula="of:=INDEX([.G$1:.G$1048576];[.N33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325" calcext:value-type="float">
            <text:p>325</text:p>
          </table:table-cell>
          <table:table-cell table:style-name="ce21" table:formula="of:=CONCATENATE(INT(([.A332]-1)/12)+1;&quot;-й год &quot;;[.A332]-1-INT(([.A332]-1)/12)*12+1;&quot;-й мес&quot;)" office:value-type="string" office:string-value="28-й год 1-й мес" calcext:value-type="string">
            <text:p>28-й год 1-й мес</text:p>
          </table:table-cell>
          <table:table-cell table:style-name="ce34" table:formula="of:=DATE(YEAR([.C331]);MONTH([.C331])+1;DAY([.C331]))" office:value-type="date" office:date-value="2050-07-24" calcext:value-type="date">
            <text:p>24.07.2050</text:p>
          </table:table-cell>
          <table:table-cell table:style-name="ce46" table:formula="of:=IF([.P332]*[.$D$2]/100/12/(1-(1+[.$D$2]/100/12)^(-[.O332]))&lt;[.G331];ROUNDUP([.P332]*[.$D$2]/100/12/(1-(1+[.$D$2]/100/12)^(-[.O332]));0);[.G331]+[.F332])" office:value-type="float" office:value="0" calcext:value-type="float">
            <text:p>0,00</text:p>
          </table:table-cell>
          <table:table-cell table:style-name="ce53" table:formula="of:=[.D332]-[.F332]" office:value-type="float" office:value="0" calcext:value-type="float">
            <text:p>0,00</text:p>
          </table:table-cell>
          <table:table-cell table:style-name="ce52" table:formula="of:=[.G331]*[.$D$2]*([.C332]-[.C331])/(DATE(YEAR([.C332])+1;1;1)-DATE(YEAR([.C332]);1;1))/100" office:value-type="float" office:value="0" calcext:value-type="float">
            <text:p>0,00</text:p>
          </table:table-cell>
          <table:table-cell table:style-name="ce64" table:formula="of:=[.G331]-[.E332]-[.L332]-[.M332]" office:value-type="float" office:value="0" calcext:value-type="float">
            <text:p>0,00</text:p>
          </table:table-cell>
          <table:table-cell table:style-name="ce71" table:formula="of:=[.I332]+[.J332]" office:value-type="float" office:value="0" calcext:value-type="float">
            <text:p>0,00</text:p>
          </table:table-cell>
          <table:table-cell table:style-name="ce53" table:formula="of:=IF([.$D$1]/[.$D$3]&lt;[.K331];[.$D$1]/[.$D$3];[.K331])" office:value-type="float" office:value="0" calcext:value-type="float">
            <text:p>0,00</text:p>
          </table:table-cell>
          <table:table-cell table:style-name="ce53" table:formula="of:=[.K331]*[.$D$2]/12/100" office:value-type="float" office:value="0" calcext:value-type="float">
            <text:p>0,00</text:p>
          </table:table-cell>
          <table:table-cell table:style-name="ce80" table:formula="of:=[.K331]-[.I332]-[.L332]-[.M332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331]);VALUE([.N331]);ROW([.L331]))" office:value-type="float" office:value="7" calcext:value-type="float">
            <text:p>7,00</text:p>
          </table:table-cell>
          <table:table-cell table:formula="of:=[.O331]+[.N331]-[.N332]" office:value-type="float" office:value="360" calcext:value-type="float">
            <text:p>360</text:p>
          </table:table-cell>
          <table:table-cell table:formula="of:=INDEX([.G$1:.G$1048576];[.N33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26" calcext:value-type="float">
            <text:p>326</text:p>
          </table:table-cell>
          <table:table-cell table:style-name="ce21" table:formula="of:=CONCATENATE(INT(([.A333]-1)/12)+1;&quot;-й год &quot;;[.A333]-1-INT(([.A333]-1)/12)*12+1;&quot;-й мес&quot;)" office:value-type="string" office:string-value="28-й год 2-й мес" calcext:value-type="string">
            <text:p>28-й год 2-й мес</text:p>
          </table:table-cell>
          <table:table-cell table:style-name="ce34" table:formula="of:=DATE(YEAR([.C332]);MONTH([.C332])+1;DAY([.C332]))" office:value-type="date" office:date-value="2050-08-24" calcext:value-type="date">
            <text:p>24.08.2050</text:p>
          </table:table-cell>
          <table:table-cell table:style-name="ce46" table:formula="of:=IF([.P333]*[.$D$2]/100/12/(1-(1+[.$D$2]/100/12)^(-[.O333]))&lt;[.G332];ROUNDUP([.P333]*[.$D$2]/100/12/(1-(1+[.$D$2]/100/12)^(-[.O333]));0);[.G332]+[.F333])" office:value-type="float" office:value="0" calcext:value-type="float">
            <text:p>0,00</text:p>
          </table:table-cell>
          <table:table-cell table:style-name="ce52" table:formula="of:=[.D333]-[.F333]" office:value-type="float" office:value="0" calcext:value-type="float">
            <text:p>0,00</text:p>
          </table:table-cell>
          <table:table-cell table:style-name="ce52" table:formula="of:=[.G332]*[.$D$2]*([.C333]-[.C332])/(DATE(YEAR([.C333])+1;1;1)-DATE(YEAR([.C333]);1;1))/100" office:value-type="float" office:value="0" calcext:value-type="float">
            <text:p>0,00</text:p>
          </table:table-cell>
          <table:table-cell table:style-name="ce63" table:formula="of:=[.G332]-[.E333]-[.L333]-[.M333]" office:value-type="float" office:value="0" calcext:value-type="float">
            <text:p>0,00</text:p>
          </table:table-cell>
          <table:table-cell table:style-name="ce70" table:formula="of:=[.I333]+[.J333]" office:value-type="float" office:value="0" calcext:value-type="float">
            <text:p>0,00</text:p>
          </table:table-cell>
          <table:table-cell table:style-name="ce52" table:formula="of:=IF([.$D$1]/[.$D$3]&lt;[.K332];[.$D$1]/[.$D$3];[.K332])" office:value-type="float" office:value="0" calcext:value-type="float">
            <text:p>0,00</text:p>
          </table:table-cell>
          <table:table-cell table:style-name="ce52" table:formula="of:=[.K332]*[.$D$2]/12/100" office:value-type="float" office:value="0" calcext:value-type="float">
            <text:p>0,00</text:p>
          </table:table-cell>
          <table:table-cell table:style-name="ce79" table:formula="of:=[.K332]-[.I333]-[.L333]-[.M33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32]);VALUE([.N332]);ROW([.L332]))" office:value-type="float" office:value="7" calcext:value-type="float">
            <text:p>7,00</text:p>
          </table:table-cell>
          <table:table-cell table:formula="of:=[.O332]+[.N332]-[.N333]" office:value-type="float" office:value="360" calcext:value-type="float">
            <text:p>360</text:p>
          </table:table-cell>
          <table:table-cell table:formula="of:=INDEX([.G$1:.G$1048576];[.N33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27" calcext:value-type="float">
            <text:p>327</text:p>
          </table:table-cell>
          <table:table-cell table:style-name="ce21" table:formula="of:=CONCATENATE(INT(([.A334]-1)/12)+1;&quot;-й год &quot;;[.A334]-1-INT(([.A334]-1)/12)*12+1;&quot;-й мес&quot;)" office:value-type="string" office:string-value="28-й год 3-й мес" calcext:value-type="string">
            <text:p>28-й год 3-й мес</text:p>
          </table:table-cell>
          <table:table-cell table:style-name="ce34" table:formula="of:=DATE(YEAR([.C333]);MONTH([.C333])+1;DAY([.C333]))" office:value-type="date" office:date-value="2050-09-24" calcext:value-type="date">
            <text:p>24.09.2050</text:p>
          </table:table-cell>
          <table:table-cell table:style-name="ce46" table:formula="of:=IF([.P334]*[.$D$2]/100/12/(1-(1+[.$D$2]/100/12)^(-[.O334]))&lt;[.G333];ROUNDUP([.P334]*[.$D$2]/100/12/(1-(1+[.$D$2]/100/12)^(-[.O334]));0);[.G333]+[.F334])" office:value-type="float" office:value="0" calcext:value-type="float">
            <text:p>0,00</text:p>
          </table:table-cell>
          <table:table-cell table:style-name="ce52" table:formula="of:=[.D334]-[.F334]" office:value-type="float" office:value="0" calcext:value-type="float">
            <text:p>0,00</text:p>
          </table:table-cell>
          <table:table-cell table:style-name="ce52" table:formula="of:=[.G333]*[.$D$2]*([.C334]-[.C333])/(DATE(YEAR([.C334])+1;1;1)-DATE(YEAR([.C334]);1;1))/100" office:value-type="float" office:value="0" calcext:value-type="float">
            <text:p>0,00</text:p>
          </table:table-cell>
          <table:table-cell table:style-name="ce63" table:formula="of:=[.G333]-[.E334]-[.L334]-[.M334]" office:value-type="float" office:value="0" calcext:value-type="float">
            <text:p>0,00</text:p>
          </table:table-cell>
          <table:table-cell table:style-name="ce70" table:formula="of:=[.I334]+[.J334]" office:value-type="float" office:value="0" calcext:value-type="float">
            <text:p>0,00</text:p>
          </table:table-cell>
          <table:table-cell table:style-name="ce52" table:formula="of:=IF([.$D$1]/[.$D$3]&lt;[.K333];[.$D$1]/[.$D$3];[.K333])" office:value-type="float" office:value="0" calcext:value-type="float">
            <text:p>0,00</text:p>
          </table:table-cell>
          <table:table-cell table:style-name="ce52" table:formula="of:=[.K333]*[.$D$2]/12/100" office:value-type="float" office:value="0" calcext:value-type="float">
            <text:p>0,00</text:p>
          </table:table-cell>
          <table:table-cell table:style-name="ce79" table:formula="of:=[.K333]-[.I334]-[.L334]-[.M33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33]);VALUE([.N333]);ROW([.L333]))" office:value-type="float" office:value="7" calcext:value-type="float">
            <text:p>7,00</text:p>
          </table:table-cell>
          <table:table-cell table:formula="of:=[.O333]+[.N333]-[.N334]" office:value-type="float" office:value="360" calcext:value-type="float">
            <text:p>360</text:p>
          </table:table-cell>
          <table:table-cell table:formula="of:=INDEX([.G$1:.G$1048576];[.N33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28" calcext:value-type="float">
            <text:p>328</text:p>
          </table:table-cell>
          <table:table-cell table:style-name="ce21" table:formula="of:=CONCATENATE(INT(([.A335]-1)/12)+1;&quot;-й год &quot;;[.A335]-1-INT(([.A335]-1)/12)*12+1;&quot;-й мес&quot;)" office:value-type="string" office:string-value="28-й год 4-й мес" calcext:value-type="string">
            <text:p>28-й год 4-й мес</text:p>
          </table:table-cell>
          <table:table-cell table:style-name="ce34" table:formula="of:=DATE(YEAR([.C334]);MONTH([.C334])+1;DAY([.C334]))" office:value-type="date" office:date-value="2050-10-24" calcext:value-type="date">
            <text:p>24.10.2050</text:p>
          </table:table-cell>
          <table:table-cell table:style-name="ce46" table:formula="of:=IF([.P335]*[.$D$2]/100/12/(1-(1+[.$D$2]/100/12)^(-[.O335]))&lt;[.G334];ROUNDUP([.P335]*[.$D$2]/100/12/(1-(1+[.$D$2]/100/12)^(-[.O335]));0);[.G334]+[.F335])" office:value-type="float" office:value="0" calcext:value-type="float">
            <text:p>0,00</text:p>
          </table:table-cell>
          <table:table-cell table:style-name="ce52" table:formula="of:=[.D335]-[.F335]" office:value-type="float" office:value="0" calcext:value-type="float">
            <text:p>0,00</text:p>
          </table:table-cell>
          <table:table-cell table:style-name="ce52" table:formula="of:=[.G334]*[.$D$2]*([.C335]-[.C334])/(DATE(YEAR([.C335])+1;1;1)-DATE(YEAR([.C335]);1;1))/100" office:value-type="float" office:value="0" calcext:value-type="float">
            <text:p>0,00</text:p>
          </table:table-cell>
          <table:table-cell table:style-name="ce63" table:formula="of:=[.G334]-[.E335]-[.L335]-[.M335]" office:value-type="float" office:value="0" calcext:value-type="float">
            <text:p>0,00</text:p>
          </table:table-cell>
          <table:table-cell table:style-name="ce70" table:formula="of:=[.I335]+[.J335]" office:value-type="float" office:value="0" calcext:value-type="float">
            <text:p>0,00</text:p>
          </table:table-cell>
          <table:table-cell table:style-name="ce52" table:formula="of:=IF([.$D$1]/[.$D$3]&lt;[.K334];[.$D$1]/[.$D$3];[.K334])" office:value-type="float" office:value="0" calcext:value-type="float">
            <text:p>0,00</text:p>
          </table:table-cell>
          <table:table-cell table:style-name="ce52" table:formula="of:=[.K334]*[.$D$2]/12/100" office:value-type="float" office:value="0" calcext:value-type="float">
            <text:p>0,00</text:p>
          </table:table-cell>
          <table:table-cell table:style-name="ce79" table:formula="of:=[.K334]-[.I335]-[.L335]-[.M33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34]);VALUE([.N334]);ROW([.L334]))" office:value-type="float" office:value="7" calcext:value-type="float">
            <text:p>7,00</text:p>
          </table:table-cell>
          <table:table-cell table:formula="of:=[.O334]+[.N334]-[.N335]" office:value-type="float" office:value="360" calcext:value-type="float">
            <text:p>360</text:p>
          </table:table-cell>
          <table:table-cell table:formula="of:=INDEX([.G$1:.G$1048576];[.N33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29" calcext:value-type="float">
            <text:p>329</text:p>
          </table:table-cell>
          <table:table-cell table:style-name="ce21" table:formula="of:=CONCATENATE(INT(([.A336]-1)/12)+1;&quot;-й год &quot;;[.A336]-1-INT(([.A336]-1)/12)*12+1;&quot;-й мес&quot;)" office:value-type="string" office:string-value="28-й год 5-й мес" calcext:value-type="string">
            <text:p>28-й год 5-й мес</text:p>
          </table:table-cell>
          <table:table-cell table:style-name="ce34" table:formula="of:=DATE(YEAR([.C335]);MONTH([.C335])+1;DAY([.C335]))" office:value-type="date" office:date-value="2050-11-24" calcext:value-type="date">
            <text:p>24.11.2050</text:p>
          </table:table-cell>
          <table:table-cell table:style-name="ce46" table:formula="of:=IF([.P336]*[.$D$2]/100/12/(1-(1+[.$D$2]/100/12)^(-[.O336]))&lt;[.G335];ROUNDUP([.P336]*[.$D$2]/100/12/(1-(1+[.$D$2]/100/12)^(-[.O336]));0);[.G335]+[.F336])" office:value-type="float" office:value="0" calcext:value-type="float">
            <text:p>0,00</text:p>
          </table:table-cell>
          <table:table-cell table:style-name="ce52" table:formula="of:=[.D336]-[.F336]" office:value-type="float" office:value="0" calcext:value-type="float">
            <text:p>0,00</text:p>
          </table:table-cell>
          <table:table-cell table:style-name="ce52" table:formula="of:=[.G335]*[.$D$2]*([.C336]-[.C335])/(DATE(YEAR([.C336])+1;1;1)-DATE(YEAR([.C336]);1;1))/100" office:value-type="float" office:value="0" calcext:value-type="float">
            <text:p>0,00</text:p>
          </table:table-cell>
          <table:table-cell table:style-name="ce63" table:formula="of:=[.G335]-[.E336]-[.L336]-[.M336]" office:value-type="float" office:value="0" calcext:value-type="float">
            <text:p>0,00</text:p>
          </table:table-cell>
          <table:table-cell table:style-name="ce70" table:formula="of:=[.I336]+[.J336]" office:value-type="float" office:value="0" calcext:value-type="float">
            <text:p>0,00</text:p>
          </table:table-cell>
          <table:table-cell table:style-name="ce52" table:formula="of:=IF([.$D$1]/[.$D$3]&lt;[.K335];[.$D$1]/[.$D$3];[.K335])" office:value-type="float" office:value="0" calcext:value-type="float">
            <text:p>0,00</text:p>
          </table:table-cell>
          <table:table-cell table:style-name="ce52" table:formula="of:=[.K335]*[.$D$2]/12/100" office:value-type="float" office:value="0" calcext:value-type="float">
            <text:p>0,00</text:p>
          </table:table-cell>
          <table:table-cell table:style-name="ce79" table:formula="of:=[.K335]-[.I336]-[.L336]-[.M33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35]);VALUE([.N335]);ROW([.L335]))" office:value-type="float" office:value="7" calcext:value-type="float">
            <text:p>7,00</text:p>
          </table:table-cell>
          <table:table-cell table:formula="of:=[.O335]+[.N335]-[.N336]" office:value-type="float" office:value="360" calcext:value-type="float">
            <text:p>360</text:p>
          </table:table-cell>
          <table:table-cell table:formula="of:=INDEX([.G$1:.G$1048576];[.N33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30" calcext:value-type="float">
            <text:p>330</text:p>
          </table:table-cell>
          <table:table-cell table:style-name="ce21" table:formula="of:=CONCATENATE(INT(([.A337]-1)/12)+1;&quot;-й год &quot;;[.A337]-1-INT(([.A337]-1)/12)*12+1;&quot;-й мес&quot;)" office:value-type="string" office:string-value="28-й год 6-й мес" calcext:value-type="string">
            <text:p>28-й год 6-й мес</text:p>
          </table:table-cell>
          <table:table-cell table:style-name="ce34" table:formula="of:=DATE(YEAR([.C336]);MONTH([.C336])+1;DAY([.C336]))" office:value-type="date" office:date-value="2050-12-24" calcext:value-type="date">
            <text:p>24.12.2050</text:p>
          </table:table-cell>
          <table:table-cell table:style-name="ce46" table:formula="of:=IF([.P337]*[.$D$2]/100/12/(1-(1+[.$D$2]/100/12)^(-[.O337]))&lt;[.G336];ROUNDUP([.P337]*[.$D$2]/100/12/(1-(1+[.$D$2]/100/12)^(-[.O337]));0);[.G336]+[.F337])" office:value-type="float" office:value="0" calcext:value-type="float">
            <text:p>0,00</text:p>
          </table:table-cell>
          <table:table-cell table:style-name="ce52" table:formula="of:=[.D337]-[.F337]" office:value-type="float" office:value="0" calcext:value-type="float">
            <text:p>0,00</text:p>
          </table:table-cell>
          <table:table-cell table:style-name="ce52" table:formula="of:=[.G336]*[.$D$2]*([.C337]-[.C336])/(DATE(YEAR([.C337])+1;1;1)-DATE(YEAR([.C337]);1;1))/100" office:value-type="float" office:value="0" calcext:value-type="float">
            <text:p>0,00</text:p>
          </table:table-cell>
          <table:table-cell table:style-name="ce63" table:formula="of:=[.G336]-[.E337]-[.L337]-[.M337]" office:value-type="float" office:value="0" calcext:value-type="float">
            <text:p>0,00</text:p>
          </table:table-cell>
          <table:table-cell table:style-name="ce70" table:formula="of:=[.I337]+[.J337]" office:value-type="float" office:value="0" calcext:value-type="float">
            <text:p>0,00</text:p>
          </table:table-cell>
          <table:table-cell table:style-name="ce52" table:formula="of:=IF([.$D$1]/[.$D$3]&lt;[.K336];[.$D$1]/[.$D$3];[.K336])" office:value-type="float" office:value="0" calcext:value-type="float">
            <text:p>0,00</text:p>
          </table:table-cell>
          <table:table-cell table:style-name="ce52" table:formula="of:=[.K336]*[.$D$2]/12/100" office:value-type="float" office:value="0" calcext:value-type="float">
            <text:p>0,00</text:p>
          </table:table-cell>
          <table:table-cell table:style-name="ce79" table:formula="of:=[.K336]-[.I337]-[.L337]-[.M33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36]);VALUE([.N336]);ROW([.L336]))" office:value-type="float" office:value="7" calcext:value-type="float">
            <text:p>7,00</text:p>
          </table:table-cell>
          <table:table-cell table:formula="of:=[.O336]+[.N336]-[.N337]" office:value-type="float" office:value="360" calcext:value-type="float">
            <text:p>360</text:p>
          </table:table-cell>
          <table:table-cell table:formula="of:=INDEX([.G$1:.G$1048576];[.N33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31" calcext:value-type="float">
            <text:p>331</text:p>
          </table:table-cell>
          <table:table-cell table:style-name="ce21" table:formula="of:=CONCATENATE(INT(([.A338]-1)/12)+1;&quot;-й год &quot;;[.A338]-1-INT(([.A338]-1)/12)*12+1;&quot;-й мес&quot;)" office:value-type="string" office:string-value="28-й год 7-й мес" calcext:value-type="string">
            <text:p>28-й год 7-й мес</text:p>
          </table:table-cell>
          <table:table-cell table:style-name="ce34" table:formula="of:=DATE(YEAR([.C337]);MONTH([.C337])+1;DAY([.C337]))" office:value-type="date" office:date-value="2051-01-24" calcext:value-type="date">
            <text:p>24.01.2051</text:p>
          </table:table-cell>
          <table:table-cell table:style-name="ce46" table:formula="of:=IF([.P338]*[.$D$2]/100/12/(1-(1+[.$D$2]/100/12)^(-[.O338]))&lt;[.G337];ROUNDUP([.P338]*[.$D$2]/100/12/(1-(1+[.$D$2]/100/12)^(-[.O338]));0);[.G337]+[.F338])" office:value-type="float" office:value="0" calcext:value-type="float">
            <text:p>0,00</text:p>
          </table:table-cell>
          <table:table-cell table:style-name="ce52" table:formula="of:=[.D338]-[.F338]" office:value-type="float" office:value="0" calcext:value-type="float">
            <text:p>0,00</text:p>
          </table:table-cell>
          <table:table-cell table:style-name="ce52" table:formula="of:=[.G337]*[.$D$2]*([.C338]-[.C337])/(DATE(YEAR([.C338])+1;1;1)-DATE(YEAR([.C338]);1;1))/100" office:value-type="float" office:value="0" calcext:value-type="float">
            <text:p>0,00</text:p>
          </table:table-cell>
          <table:table-cell table:style-name="ce63" table:formula="of:=[.G337]-[.E338]-[.L338]-[.M338]" office:value-type="float" office:value="0" calcext:value-type="float">
            <text:p>0,00</text:p>
          </table:table-cell>
          <table:table-cell table:style-name="ce70" table:formula="of:=[.I338]+[.J338]" office:value-type="float" office:value="0" calcext:value-type="float">
            <text:p>0,00</text:p>
          </table:table-cell>
          <table:table-cell table:style-name="ce52" table:formula="of:=IF([.$D$1]/[.$D$3]&lt;[.K337];[.$D$1]/[.$D$3];[.K337])" office:value-type="float" office:value="0" calcext:value-type="float">
            <text:p>0,00</text:p>
          </table:table-cell>
          <table:table-cell table:style-name="ce52" table:formula="of:=[.K337]*[.$D$2]/12/100" office:value-type="float" office:value="0" calcext:value-type="float">
            <text:p>0,00</text:p>
          </table:table-cell>
          <table:table-cell table:style-name="ce79" table:formula="of:=[.K337]-[.I338]-[.L338]-[.M33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37]);VALUE([.N337]);ROW([.L337]))" office:value-type="float" office:value="7" calcext:value-type="float">
            <text:p>7,00</text:p>
          </table:table-cell>
          <table:table-cell table:formula="of:=[.O337]+[.N337]-[.N338]" office:value-type="float" office:value="360" calcext:value-type="float">
            <text:p>360</text:p>
          </table:table-cell>
          <table:table-cell table:formula="of:=INDEX([.G$1:.G$1048576];[.N33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32" calcext:value-type="float">
            <text:p>332</text:p>
          </table:table-cell>
          <table:table-cell table:style-name="ce21" table:formula="of:=CONCATENATE(INT(([.A339]-1)/12)+1;&quot;-й год &quot;;[.A339]-1-INT(([.A339]-1)/12)*12+1;&quot;-й мес&quot;)" office:value-type="string" office:string-value="28-й год 8-й мес" calcext:value-type="string">
            <text:p>28-й год 8-й мес</text:p>
          </table:table-cell>
          <table:table-cell table:style-name="ce34" table:formula="of:=DATE(YEAR([.C338]);MONTH([.C338])+1;DAY([.C338]))" office:value-type="date" office:date-value="2051-02-24" calcext:value-type="date">
            <text:p>24.02.2051</text:p>
          </table:table-cell>
          <table:table-cell table:style-name="ce46" table:formula="of:=IF([.P339]*[.$D$2]/100/12/(1-(1+[.$D$2]/100/12)^(-[.O339]))&lt;[.G338];ROUNDUP([.P339]*[.$D$2]/100/12/(1-(1+[.$D$2]/100/12)^(-[.O339]));0);[.G338]+[.F339])" office:value-type="float" office:value="0" calcext:value-type="float">
            <text:p>0,00</text:p>
          </table:table-cell>
          <table:table-cell table:style-name="ce52" table:formula="of:=[.D339]-[.F339]" office:value-type="float" office:value="0" calcext:value-type="float">
            <text:p>0,00</text:p>
          </table:table-cell>
          <table:table-cell table:style-name="ce52" table:formula="of:=[.G338]*[.$D$2]*([.C339]-[.C338])/(DATE(YEAR([.C339])+1;1;1)-DATE(YEAR([.C339]);1;1))/100" office:value-type="float" office:value="0" calcext:value-type="float">
            <text:p>0,00</text:p>
          </table:table-cell>
          <table:table-cell table:style-name="ce63" table:formula="of:=[.G338]-[.E339]-[.L339]-[.M339]" office:value-type="float" office:value="0" calcext:value-type="float">
            <text:p>0,00</text:p>
          </table:table-cell>
          <table:table-cell table:style-name="ce70" table:formula="of:=[.I339]+[.J339]" office:value-type="float" office:value="0" calcext:value-type="float">
            <text:p>0,00</text:p>
          </table:table-cell>
          <table:table-cell table:style-name="ce52" table:formula="of:=IF([.$D$1]/[.$D$3]&lt;[.K338];[.$D$1]/[.$D$3];[.K338])" office:value-type="float" office:value="0" calcext:value-type="float">
            <text:p>0,00</text:p>
          </table:table-cell>
          <table:table-cell table:style-name="ce52" table:formula="of:=[.K338]*[.$D$2]/12/100" office:value-type="float" office:value="0" calcext:value-type="float">
            <text:p>0,00</text:p>
          </table:table-cell>
          <table:table-cell table:style-name="ce79" table:formula="of:=[.K338]-[.I339]-[.L339]-[.M33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38]);VALUE([.N338]);ROW([.L338]))" office:value-type="float" office:value="7" calcext:value-type="float">
            <text:p>7,00</text:p>
          </table:table-cell>
          <table:table-cell table:formula="of:=[.O338]+[.N338]-[.N339]" office:value-type="float" office:value="360" calcext:value-type="float">
            <text:p>360</text:p>
          </table:table-cell>
          <table:table-cell table:formula="of:=INDEX([.G$1:.G$1048576];[.N33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33" calcext:value-type="float">
            <text:p>333</text:p>
          </table:table-cell>
          <table:table-cell table:style-name="ce21" table:formula="of:=CONCATENATE(INT(([.A340]-1)/12)+1;&quot;-й год &quot;;[.A340]-1-INT(([.A340]-1)/12)*12+1;&quot;-й мес&quot;)" office:value-type="string" office:string-value="28-й год 9-й мес" calcext:value-type="string">
            <text:p>28-й год 9-й мес</text:p>
          </table:table-cell>
          <table:table-cell table:style-name="ce34" table:formula="of:=DATE(YEAR([.C339]);MONTH([.C339])+1;DAY([.C339]))" office:value-type="date" office:date-value="2051-03-24" calcext:value-type="date">
            <text:p>24.03.2051</text:p>
          </table:table-cell>
          <table:table-cell table:style-name="ce46" table:formula="of:=IF([.P340]*[.$D$2]/100/12/(1-(1+[.$D$2]/100/12)^(-[.O340]))&lt;[.G339];ROUNDUP([.P340]*[.$D$2]/100/12/(1-(1+[.$D$2]/100/12)^(-[.O340]));0);[.G339]+[.F340])" office:value-type="float" office:value="0" calcext:value-type="float">
            <text:p>0,00</text:p>
          </table:table-cell>
          <table:table-cell table:style-name="ce52" table:formula="of:=[.D340]-[.F340]" office:value-type="float" office:value="0" calcext:value-type="float">
            <text:p>0,00</text:p>
          </table:table-cell>
          <table:table-cell table:style-name="ce52" table:formula="of:=[.G339]*[.$D$2]*([.C340]-[.C339])/(DATE(YEAR([.C340])+1;1;1)-DATE(YEAR([.C340]);1;1))/100" office:value-type="float" office:value="0" calcext:value-type="float">
            <text:p>0,00</text:p>
          </table:table-cell>
          <table:table-cell table:style-name="ce63" table:formula="of:=[.G339]-[.E340]-[.L340]-[.M340]" office:value-type="float" office:value="0" calcext:value-type="float">
            <text:p>0,00</text:p>
          </table:table-cell>
          <table:table-cell table:style-name="ce70" table:formula="of:=[.I340]+[.J340]" office:value-type="float" office:value="0" calcext:value-type="float">
            <text:p>0,00</text:p>
          </table:table-cell>
          <table:table-cell table:style-name="ce52" table:formula="of:=IF([.$D$1]/[.$D$3]&lt;[.K339];[.$D$1]/[.$D$3];[.K339])" office:value-type="float" office:value="0" calcext:value-type="float">
            <text:p>0,00</text:p>
          </table:table-cell>
          <table:table-cell table:style-name="ce52" table:formula="of:=[.K339]*[.$D$2]/12/100" office:value-type="float" office:value="0" calcext:value-type="float">
            <text:p>0,00</text:p>
          </table:table-cell>
          <table:table-cell table:style-name="ce79" table:formula="of:=[.K339]-[.I340]-[.L340]-[.M34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39]);VALUE([.N339]);ROW([.L339]))" office:value-type="float" office:value="7" calcext:value-type="float">
            <text:p>7,00</text:p>
          </table:table-cell>
          <table:table-cell table:formula="of:=[.O339]+[.N339]-[.N340]" office:value-type="float" office:value="360" calcext:value-type="float">
            <text:p>360</text:p>
          </table:table-cell>
          <table:table-cell table:formula="of:=INDEX([.G$1:.G$1048576];[.N34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34" calcext:value-type="float">
            <text:p>334</text:p>
          </table:table-cell>
          <table:table-cell table:style-name="ce21" table:formula="of:=CONCATENATE(INT(([.A341]-1)/12)+1;&quot;-й год &quot;;[.A341]-1-INT(([.A341]-1)/12)*12+1;&quot;-й мес&quot;)" office:value-type="string" office:string-value="28-й год 10-й мес" calcext:value-type="string">
            <text:p>28-й год 10-й мес</text:p>
          </table:table-cell>
          <table:table-cell table:style-name="ce34" table:formula="of:=DATE(YEAR([.C340]);MONTH([.C340])+1;DAY([.C340]))" office:value-type="date" office:date-value="2051-04-24" calcext:value-type="date">
            <text:p>24.04.2051</text:p>
          </table:table-cell>
          <table:table-cell table:style-name="ce46" table:formula="of:=IF([.P341]*[.$D$2]/100/12/(1-(1+[.$D$2]/100/12)^(-[.O341]))&lt;[.G340];ROUNDUP([.P341]*[.$D$2]/100/12/(1-(1+[.$D$2]/100/12)^(-[.O341]));0);[.G340]+[.F341])" office:value-type="float" office:value="0" calcext:value-type="float">
            <text:p>0,00</text:p>
          </table:table-cell>
          <table:table-cell table:style-name="ce52" table:formula="of:=[.D341]-[.F341]" office:value-type="float" office:value="0" calcext:value-type="float">
            <text:p>0,00</text:p>
          </table:table-cell>
          <table:table-cell table:style-name="ce52" table:formula="of:=[.G340]*[.$D$2]*([.C341]-[.C340])/(DATE(YEAR([.C341])+1;1;1)-DATE(YEAR([.C341]);1;1))/100" office:value-type="float" office:value="0" calcext:value-type="float">
            <text:p>0,00</text:p>
          </table:table-cell>
          <table:table-cell table:style-name="ce63" table:formula="of:=[.G340]-[.E341]-[.L341]-[.M341]" office:value-type="float" office:value="0" calcext:value-type="float">
            <text:p>0,00</text:p>
          </table:table-cell>
          <table:table-cell table:style-name="ce70" table:formula="of:=[.I341]+[.J341]" office:value-type="float" office:value="0" calcext:value-type="float">
            <text:p>0,00</text:p>
          </table:table-cell>
          <table:table-cell table:style-name="ce52" table:formula="of:=IF([.$D$1]/[.$D$3]&lt;[.K340];[.$D$1]/[.$D$3];[.K340])" office:value-type="float" office:value="0" calcext:value-type="float">
            <text:p>0,00</text:p>
          </table:table-cell>
          <table:table-cell table:style-name="ce52" table:formula="of:=[.K340]*[.$D$2]/12/100" office:value-type="float" office:value="0" calcext:value-type="float">
            <text:p>0,00</text:p>
          </table:table-cell>
          <table:table-cell table:style-name="ce79" table:formula="of:=[.K340]-[.I341]-[.L341]-[.M34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40]);VALUE([.N340]);ROW([.L340]))" office:value-type="float" office:value="7" calcext:value-type="float">
            <text:p>7,00</text:p>
          </table:table-cell>
          <table:table-cell table:formula="of:=[.O340]+[.N340]-[.N341]" office:value-type="float" office:value="360" calcext:value-type="float">
            <text:p>360</text:p>
          </table:table-cell>
          <table:table-cell table:formula="of:=INDEX([.G$1:.G$1048576];[.N34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35" calcext:value-type="float">
            <text:p>335</text:p>
          </table:table-cell>
          <table:table-cell table:style-name="ce21" table:formula="of:=CONCATENATE(INT(([.A342]-1)/12)+1;&quot;-й год &quot;;[.A342]-1-INT(([.A342]-1)/12)*12+1;&quot;-й мес&quot;)" office:value-type="string" office:string-value="28-й год 11-й мес" calcext:value-type="string">
            <text:p>28-й год 11-й мес</text:p>
          </table:table-cell>
          <table:table-cell table:style-name="ce34" table:formula="of:=DATE(YEAR([.C341]);MONTH([.C341])+1;DAY([.C341]))" office:value-type="date" office:date-value="2051-05-24" calcext:value-type="date">
            <text:p>24.05.2051</text:p>
          </table:table-cell>
          <table:table-cell table:style-name="ce46" table:formula="of:=IF([.P342]*[.$D$2]/100/12/(1-(1+[.$D$2]/100/12)^(-[.O342]))&lt;[.G341];ROUNDUP([.P342]*[.$D$2]/100/12/(1-(1+[.$D$2]/100/12)^(-[.O342]));0);[.G341]+[.F342])" office:value-type="float" office:value="0" calcext:value-type="float">
            <text:p>0,00</text:p>
          </table:table-cell>
          <table:table-cell table:style-name="ce52" table:formula="of:=[.D342]-[.F342]" office:value-type="float" office:value="0" calcext:value-type="float">
            <text:p>0,00</text:p>
          </table:table-cell>
          <table:table-cell table:style-name="ce52" table:formula="of:=[.G341]*[.$D$2]*([.C342]-[.C341])/(DATE(YEAR([.C342])+1;1;1)-DATE(YEAR([.C342]);1;1))/100" office:value-type="float" office:value="0" calcext:value-type="float">
            <text:p>0,00</text:p>
          </table:table-cell>
          <table:table-cell table:style-name="ce63" table:formula="of:=[.G341]-[.E342]-[.L342]-[.M342]" office:value-type="float" office:value="0" calcext:value-type="float">
            <text:p>0,00</text:p>
          </table:table-cell>
          <table:table-cell table:style-name="ce70" table:formula="of:=[.I342]+[.J342]" office:value-type="float" office:value="0" calcext:value-type="float">
            <text:p>0,00</text:p>
          </table:table-cell>
          <table:table-cell table:style-name="ce52" table:formula="of:=IF([.$D$1]/[.$D$3]&lt;[.K341];[.$D$1]/[.$D$3];[.K341])" office:value-type="float" office:value="0" calcext:value-type="float">
            <text:p>0,00</text:p>
          </table:table-cell>
          <table:table-cell table:style-name="ce52" table:formula="of:=[.K341]*[.$D$2]/12/100" office:value-type="float" office:value="0" calcext:value-type="float">
            <text:p>0,00</text:p>
          </table:table-cell>
          <table:table-cell table:style-name="ce79" table:formula="of:=[.K341]-[.I342]-[.L342]-[.M34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41]);VALUE([.N341]);ROW([.L341]))" office:value-type="float" office:value="7" calcext:value-type="float">
            <text:p>7,00</text:p>
          </table:table-cell>
          <table:table-cell table:formula="of:=[.O341]+[.N341]-[.N342]" office:value-type="float" office:value="360" calcext:value-type="float">
            <text:p>360</text:p>
          </table:table-cell>
          <table:table-cell table:formula="of:=INDEX([.G$1:.G$1048576];[.N34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336" calcext:value-type="float">
            <text:p>336</text:p>
          </table:table-cell>
          <table:table-cell table:style-name="ce21" table:formula="of:=CONCATENATE(INT(([.A343]-1)/12)+1;&quot;-й год &quot;;[.A343]-1-INT(([.A343]-1)/12)*12+1;&quot;-й мес&quot;)" office:value-type="string" office:string-value="28-й год 12-й мес" calcext:value-type="string">
            <text:p>28-й год 12-й мес</text:p>
          </table:table-cell>
          <table:table-cell table:style-name="ce34" table:formula="of:=DATE(YEAR([.C342]);MONTH([.C342])+1;DAY([.C342]))" office:value-type="date" office:date-value="2051-06-24" calcext:value-type="date">
            <text:p>24.06.2051</text:p>
          </table:table-cell>
          <table:table-cell table:style-name="ce46" table:formula="of:=IF([.P343]*[.$D$2]/100/12/(1-(1+[.$D$2]/100/12)^(-[.O343]))&lt;[.G342];ROUNDUP([.P343]*[.$D$2]/100/12/(1-(1+[.$D$2]/100/12)^(-[.O343]));0);[.G342]+[.F343])" office:value-type="float" office:value="0" calcext:value-type="float">
            <text:p>0,00</text:p>
          </table:table-cell>
          <table:table-cell table:style-name="ce54" table:formula="of:=[.D343]-[.F343]" office:value-type="float" office:value="0" calcext:value-type="float">
            <text:p>0,00</text:p>
          </table:table-cell>
          <table:table-cell table:style-name="ce52" table:formula="of:=[.G342]*[.$D$2]*([.C343]-[.C342])/(DATE(YEAR([.C343])+1;1;1)-DATE(YEAR([.C343]);1;1))/100" office:value-type="float" office:value="0" calcext:value-type="float">
            <text:p>0,00</text:p>
          </table:table-cell>
          <table:table-cell table:style-name="ce65" table:formula="of:=[.G342]-[.E343]-[.L343]-[.M343]" office:value-type="float" office:value="0" calcext:value-type="float">
            <text:p>0,00</text:p>
          </table:table-cell>
          <table:table-cell table:style-name="ce72" table:formula="of:=[.I343]+[.J343]" office:value-type="float" office:value="0" calcext:value-type="float">
            <text:p>0,00</text:p>
          </table:table-cell>
          <table:table-cell table:style-name="ce54" table:formula="of:=IF([.$D$1]/[.$D$3]&lt;[.K342];[.$D$1]/[.$D$3];[.K342])" office:value-type="float" office:value="0" calcext:value-type="float">
            <text:p>0,00</text:p>
          </table:table-cell>
          <table:table-cell table:style-name="ce54" table:formula="of:=[.K342]*[.$D$2]/12/100" office:value-type="float" office:value="0" calcext:value-type="float">
            <text:p>0,00</text:p>
          </table:table-cell>
          <table:table-cell table:style-name="ce81" table:formula="of:=[.K342]-[.I343]-[.L343]-[.M343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342]);VALUE([.N342]);ROW([.L342]))" office:value-type="float" office:value="7" calcext:value-type="float">
            <text:p>7,00</text:p>
          </table:table-cell>
          <table:table-cell table:formula="of:=[.O342]+[.N342]-[.N343]" office:value-type="float" office:value="360" calcext:value-type="float">
            <text:p>360</text:p>
          </table:table-cell>
          <table:table-cell table:formula="of:=INDEX([.G$1:.G$1048576];[.N34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37" calcext:value-type="float">
            <text:p>337</text:p>
          </table:table-cell>
          <table:table-cell table:style-name="ce21" table:formula="of:=CONCATENATE(INT(([.A344]-1)/12)+1;&quot;-й год &quot;;[.A344]-1-INT(([.A344]-1)/12)*12+1;&quot;-й мес&quot;)" office:value-type="string" office:string-value="29-й год 1-й мес" calcext:value-type="string">
            <text:p>29-й год 1-й мес</text:p>
          </table:table-cell>
          <table:table-cell table:style-name="ce34" table:formula="of:=DATE(YEAR([.C343]);MONTH([.C343])+1;DAY([.C343]))" office:value-type="date" office:date-value="2051-07-24" calcext:value-type="date">
            <text:p>24.07.2051</text:p>
          </table:table-cell>
          <table:table-cell table:style-name="ce46" table:formula="of:=IF([.P344]*[.$D$2]/100/12/(1-(1+[.$D$2]/100/12)^(-[.O344]))&lt;[.G343];ROUNDUP([.P344]*[.$D$2]/100/12/(1-(1+[.$D$2]/100/12)^(-[.O344]));0);[.G343]+[.F344])" office:value-type="float" office:value="0" calcext:value-type="float">
            <text:p>0,00</text:p>
          </table:table-cell>
          <table:table-cell table:style-name="ce52" table:formula="of:=[.D344]-[.F344]" office:value-type="float" office:value="0" calcext:value-type="float">
            <text:p>0,00</text:p>
          </table:table-cell>
          <table:table-cell table:style-name="ce52" table:formula="of:=[.G343]*[.$D$2]*([.C344]-[.C343])/(DATE(YEAR([.C344])+1;1;1)-DATE(YEAR([.C344]);1;1))/100" office:value-type="float" office:value="0" calcext:value-type="float">
            <text:p>0,00</text:p>
          </table:table-cell>
          <table:table-cell table:style-name="ce63" table:formula="of:=[.G343]-[.E344]-[.L344]-[.M344]" office:value-type="float" office:value="0" calcext:value-type="float">
            <text:p>0,00</text:p>
          </table:table-cell>
          <table:table-cell table:style-name="ce70" table:formula="of:=[.I344]+[.J344]" office:value-type="float" office:value="0" calcext:value-type="float">
            <text:p>0,00</text:p>
          </table:table-cell>
          <table:table-cell table:style-name="ce52" table:formula="of:=IF([.$D$1]/[.$D$3]&lt;[.K343];[.$D$1]/[.$D$3];[.K343])" office:value-type="float" office:value="0" calcext:value-type="float">
            <text:p>0,00</text:p>
          </table:table-cell>
          <table:table-cell table:style-name="ce52" table:formula="of:=[.K343]*[.$D$2]/12/100" office:value-type="float" office:value="0" calcext:value-type="float">
            <text:p>0,00</text:p>
          </table:table-cell>
          <table:table-cell table:style-name="ce79" table:formula="of:=[.K343]-[.I344]-[.L344]-[.M34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43]);VALUE([.N343]);ROW([.L343]))" office:value-type="float" office:value="7" calcext:value-type="float">
            <text:p>7,00</text:p>
          </table:table-cell>
          <table:table-cell table:formula="of:=[.O343]+[.N343]-[.N344]" office:value-type="float" office:value="360" calcext:value-type="float">
            <text:p>360</text:p>
          </table:table-cell>
          <table:table-cell table:formula="of:=INDEX([.G$1:.G$1048576];[.N34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38" calcext:value-type="float">
            <text:p>338</text:p>
          </table:table-cell>
          <table:table-cell table:style-name="ce21" table:formula="of:=CONCATENATE(INT(([.A345]-1)/12)+1;&quot;-й год &quot;;[.A345]-1-INT(([.A345]-1)/12)*12+1;&quot;-й мес&quot;)" office:value-type="string" office:string-value="29-й год 2-й мес" calcext:value-type="string">
            <text:p>29-й год 2-й мес</text:p>
          </table:table-cell>
          <table:table-cell table:style-name="ce34" table:formula="of:=DATE(YEAR([.C344]);MONTH([.C344])+1;DAY([.C344]))" office:value-type="date" office:date-value="2051-08-24" calcext:value-type="date">
            <text:p>24.08.2051</text:p>
          </table:table-cell>
          <table:table-cell table:style-name="ce46" table:formula="of:=IF([.P345]*[.$D$2]/100/12/(1-(1+[.$D$2]/100/12)^(-[.O345]))&lt;[.G344];ROUNDUP([.P345]*[.$D$2]/100/12/(1-(1+[.$D$2]/100/12)^(-[.O345]));0);[.G344]+[.F345])" office:value-type="float" office:value="0" calcext:value-type="float">
            <text:p>0,00</text:p>
          </table:table-cell>
          <table:table-cell table:style-name="ce52" table:formula="of:=[.D345]-[.F345]" office:value-type="float" office:value="0" calcext:value-type="float">
            <text:p>0,00</text:p>
          </table:table-cell>
          <table:table-cell table:style-name="ce52" table:formula="of:=[.G344]*[.$D$2]*([.C345]-[.C344])/(DATE(YEAR([.C345])+1;1;1)-DATE(YEAR([.C345]);1;1))/100" office:value-type="float" office:value="0" calcext:value-type="float">
            <text:p>0,00</text:p>
          </table:table-cell>
          <table:table-cell table:style-name="ce63" table:formula="of:=[.G344]-[.E345]-[.L345]-[.M345]" office:value-type="float" office:value="0" calcext:value-type="float">
            <text:p>0,00</text:p>
          </table:table-cell>
          <table:table-cell table:style-name="ce70" table:formula="of:=[.I345]+[.J345]" office:value-type="float" office:value="0" calcext:value-type="float">
            <text:p>0,00</text:p>
          </table:table-cell>
          <table:table-cell table:style-name="ce52" table:formula="of:=IF([.$D$1]/[.$D$3]&lt;[.K344];[.$D$1]/[.$D$3];[.K344])" office:value-type="float" office:value="0" calcext:value-type="float">
            <text:p>0,00</text:p>
          </table:table-cell>
          <table:table-cell table:style-name="ce52" table:formula="of:=[.K344]*[.$D$2]/12/100" office:value-type="float" office:value="0" calcext:value-type="float">
            <text:p>0,00</text:p>
          </table:table-cell>
          <table:table-cell table:style-name="ce79" table:formula="of:=[.K344]-[.I345]-[.L345]-[.M34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44]);VALUE([.N344]);ROW([.L344]))" office:value-type="float" office:value="7" calcext:value-type="float">
            <text:p>7,00</text:p>
          </table:table-cell>
          <table:table-cell table:formula="of:=[.O344]+[.N344]-[.N345]" office:value-type="float" office:value="360" calcext:value-type="float">
            <text:p>360</text:p>
          </table:table-cell>
          <table:table-cell table:formula="of:=INDEX([.G$1:.G$1048576];[.N34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39" calcext:value-type="float">
            <text:p>339</text:p>
          </table:table-cell>
          <table:table-cell table:style-name="ce21" table:formula="of:=CONCATENATE(INT(([.A346]-1)/12)+1;&quot;-й год &quot;;[.A346]-1-INT(([.A346]-1)/12)*12+1;&quot;-й мес&quot;)" office:value-type="string" office:string-value="29-й год 3-й мес" calcext:value-type="string">
            <text:p>29-й год 3-й мес</text:p>
          </table:table-cell>
          <table:table-cell table:style-name="ce34" table:formula="of:=DATE(YEAR([.C345]);MONTH([.C345])+1;DAY([.C345]))" office:value-type="date" office:date-value="2051-09-24" calcext:value-type="date">
            <text:p>24.09.2051</text:p>
          </table:table-cell>
          <table:table-cell table:style-name="ce46" table:formula="of:=IF([.P346]*[.$D$2]/100/12/(1-(1+[.$D$2]/100/12)^(-[.O346]))&lt;[.G345];ROUNDUP([.P346]*[.$D$2]/100/12/(1-(1+[.$D$2]/100/12)^(-[.O346]));0);[.G345]+[.F346])" office:value-type="float" office:value="0" calcext:value-type="float">
            <text:p>0,00</text:p>
          </table:table-cell>
          <table:table-cell table:style-name="ce52" table:formula="of:=[.D346]-[.F346]" office:value-type="float" office:value="0" calcext:value-type="float">
            <text:p>0,00</text:p>
          </table:table-cell>
          <table:table-cell table:style-name="ce52" table:formula="of:=[.G345]*[.$D$2]*([.C346]-[.C345])/(DATE(YEAR([.C346])+1;1;1)-DATE(YEAR([.C346]);1;1))/100" office:value-type="float" office:value="0" calcext:value-type="float">
            <text:p>0,00</text:p>
          </table:table-cell>
          <table:table-cell table:style-name="ce63" table:formula="of:=[.G345]-[.E346]-[.L346]-[.M346]" office:value-type="float" office:value="0" calcext:value-type="float">
            <text:p>0,00</text:p>
          </table:table-cell>
          <table:table-cell table:style-name="ce70" table:formula="of:=[.I346]+[.J346]" office:value-type="float" office:value="0" calcext:value-type="float">
            <text:p>0,00</text:p>
          </table:table-cell>
          <table:table-cell table:style-name="ce52" table:formula="of:=IF([.$D$1]/[.$D$3]&lt;[.K345];[.$D$1]/[.$D$3];[.K345])" office:value-type="float" office:value="0" calcext:value-type="float">
            <text:p>0,00</text:p>
          </table:table-cell>
          <table:table-cell table:style-name="ce52" table:formula="of:=[.K345]*[.$D$2]/12/100" office:value-type="float" office:value="0" calcext:value-type="float">
            <text:p>0,00</text:p>
          </table:table-cell>
          <table:table-cell table:style-name="ce79" table:formula="of:=[.K345]-[.I346]-[.L346]-[.M34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45]);VALUE([.N345]);ROW([.L345]))" office:value-type="float" office:value="7" calcext:value-type="float">
            <text:p>7,00</text:p>
          </table:table-cell>
          <table:table-cell table:formula="of:=[.O345]+[.N345]-[.N346]" office:value-type="float" office:value="360" calcext:value-type="float">
            <text:p>360</text:p>
          </table:table-cell>
          <table:table-cell table:formula="of:=INDEX([.G$1:.G$1048576];[.N34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40" calcext:value-type="float">
            <text:p>340</text:p>
          </table:table-cell>
          <table:table-cell table:style-name="ce21" table:formula="of:=CONCATENATE(INT(([.A347]-1)/12)+1;&quot;-й год &quot;;[.A347]-1-INT(([.A347]-1)/12)*12+1;&quot;-й мес&quot;)" office:value-type="string" office:string-value="29-й год 4-й мес" calcext:value-type="string">
            <text:p>29-й год 4-й мес</text:p>
          </table:table-cell>
          <table:table-cell table:style-name="ce34" table:formula="of:=DATE(YEAR([.C346]);MONTH([.C346])+1;DAY([.C346]))" office:value-type="date" office:date-value="2051-10-24" calcext:value-type="date">
            <text:p>24.10.2051</text:p>
          </table:table-cell>
          <table:table-cell table:style-name="ce46" table:formula="of:=IF([.P347]*[.$D$2]/100/12/(1-(1+[.$D$2]/100/12)^(-[.O347]))&lt;[.G346];ROUNDUP([.P347]*[.$D$2]/100/12/(1-(1+[.$D$2]/100/12)^(-[.O347]));0);[.G346]+[.F347])" office:value-type="float" office:value="0" calcext:value-type="float">
            <text:p>0,00</text:p>
          </table:table-cell>
          <table:table-cell table:style-name="ce52" table:formula="of:=[.D347]-[.F347]" office:value-type="float" office:value="0" calcext:value-type="float">
            <text:p>0,00</text:p>
          </table:table-cell>
          <table:table-cell table:style-name="ce52" table:formula="of:=[.G346]*[.$D$2]*([.C347]-[.C346])/(DATE(YEAR([.C347])+1;1;1)-DATE(YEAR([.C347]);1;1))/100" office:value-type="float" office:value="0" calcext:value-type="float">
            <text:p>0,00</text:p>
          </table:table-cell>
          <table:table-cell table:style-name="ce63" table:formula="of:=[.G346]-[.E347]-[.L347]-[.M347]" office:value-type="float" office:value="0" calcext:value-type="float">
            <text:p>0,00</text:p>
          </table:table-cell>
          <table:table-cell table:style-name="ce70" table:formula="of:=[.I347]+[.J347]" office:value-type="float" office:value="0" calcext:value-type="float">
            <text:p>0,00</text:p>
          </table:table-cell>
          <table:table-cell table:style-name="ce52" table:formula="of:=IF([.$D$1]/[.$D$3]&lt;[.K346];[.$D$1]/[.$D$3];[.K346])" office:value-type="float" office:value="0" calcext:value-type="float">
            <text:p>0,00</text:p>
          </table:table-cell>
          <table:table-cell table:style-name="ce52" table:formula="of:=[.K346]*[.$D$2]/12/100" office:value-type="float" office:value="0" calcext:value-type="float">
            <text:p>0,00</text:p>
          </table:table-cell>
          <table:table-cell table:style-name="ce79" table:formula="of:=[.K346]-[.I347]-[.L347]-[.M34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46]);VALUE([.N346]);ROW([.L346]))" office:value-type="float" office:value="7" calcext:value-type="float">
            <text:p>7,00</text:p>
          </table:table-cell>
          <table:table-cell table:formula="of:=[.O346]+[.N346]-[.N347]" office:value-type="float" office:value="360" calcext:value-type="float">
            <text:p>360</text:p>
          </table:table-cell>
          <table:table-cell table:formula="of:=INDEX([.G$1:.G$1048576];[.N34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41" calcext:value-type="float">
            <text:p>341</text:p>
          </table:table-cell>
          <table:table-cell table:style-name="ce21" table:formula="of:=CONCATENATE(INT(([.A348]-1)/12)+1;&quot;-й год &quot;;[.A348]-1-INT(([.A348]-1)/12)*12+1;&quot;-й мес&quot;)" office:value-type="string" office:string-value="29-й год 5-й мес" calcext:value-type="string">
            <text:p>29-й год 5-й мес</text:p>
          </table:table-cell>
          <table:table-cell table:style-name="ce34" table:formula="of:=DATE(YEAR([.C347]);MONTH([.C347])+1;DAY([.C347]))" office:value-type="date" office:date-value="2051-11-24" calcext:value-type="date">
            <text:p>24.11.2051</text:p>
          </table:table-cell>
          <table:table-cell table:style-name="ce46" table:formula="of:=IF([.P348]*[.$D$2]/100/12/(1-(1+[.$D$2]/100/12)^(-[.O348]))&lt;[.G347];ROUNDUP([.P348]*[.$D$2]/100/12/(1-(1+[.$D$2]/100/12)^(-[.O348]));0);[.G347]+[.F348])" office:value-type="float" office:value="0" calcext:value-type="float">
            <text:p>0,00</text:p>
          </table:table-cell>
          <table:table-cell table:style-name="ce52" table:formula="of:=[.D348]-[.F348]" office:value-type="float" office:value="0" calcext:value-type="float">
            <text:p>0,00</text:p>
          </table:table-cell>
          <table:table-cell table:style-name="ce52" table:formula="of:=[.G347]*[.$D$2]*([.C348]-[.C347])/(DATE(YEAR([.C348])+1;1;1)-DATE(YEAR([.C348]);1;1))/100" office:value-type="float" office:value="0" calcext:value-type="float">
            <text:p>0,00</text:p>
          </table:table-cell>
          <table:table-cell table:style-name="ce63" table:formula="of:=[.G347]-[.E348]-[.L348]-[.M348]" office:value-type="float" office:value="0" calcext:value-type="float">
            <text:p>0,00</text:p>
          </table:table-cell>
          <table:table-cell table:style-name="ce70" table:formula="of:=[.I348]+[.J348]" office:value-type="float" office:value="0" calcext:value-type="float">
            <text:p>0,00</text:p>
          </table:table-cell>
          <table:table-cell table:style-name="ce52" table:formula="of:=IF([.$D$1]/[.$D$3]&lt;[.K347];[.$D$1]/[.$D$3];[.K347])" office:value-type="float" office:value="0" calcext:value-type="float">
            <text:p>0,00</text:p>
          </table:table-cell>
          <table:table-cell table:style-name="ce52" table:formula="of:=[.K347]*[.$D$2]/12/100" office:value-type="float" office:value="0" calcext:value-type="float">
            <text:p>0,00</text:p>
          </table:table-cell>
          <table:table-cell table:style-name="ce79" table:formula="of:=[.K347]-[.I348]-[.L348]-[.M34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47]);VALUE([.N347]);ROW([.L347]))" office:value-type="float" office:value="7" calcext:value-type="float">
            <text:p>7,00</text:p>
          </table:table-cell>
          <table:table-cell table:formula="of:=[.O347]+[.N347]-[.N348]" office:value-type="float" office:value="360" calcext:value-type="float">
            <text:p>360</text:p>
          </table:table-cell>
          <table:table-cell table:formula="of:=INDEX([.G$1:.G$1048576];[.N34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42" calcext:value-type="float">
            <text:p>342</text:p>
          </table:table-cell>
          <table:table-cell table:style-name="ce21" table:formula="of:=CONCATENATE(INT(([.A349]-1)/12)+1;&quot;-й год &quot;;[.A349]-1-INT(([.A349]-1)/12)*12+1;&quot;-й мес&quot;)" office:value-type="string" office:string-value="29-й год 6-й мес" calcext:value-type="string">
            <text:p>29-й год 6-й мес</text:p>
          </table:table-cell>
          <table:table-cell table:style-name="ce34" table:formula="of:=DATE(YEAR([.C348]);MONTH([.C348])+1;DAY([.C348]))" office:value-type="date" office:date-value="2051-12-24" calcext:value-type="date">
            <text:p>24.12.2051</text:p>
          </table:table-cell>
          <table:table-cell table:style-name="ce46" table:formula="of:=IF([.P349]*[.$D$2]/100/12/(1-(1+[.$D$2]/100/12)^(-[.O349]))&lt;[.G348];ROUNDUP([.P349]*[.$D$2]/100/12/(1-(1+[.$D$2]/100/12)^(-[.O349]));0);[.G348]+[.F349])" office:value-type="float" office:value="0" calcext:value-type="float">
            <text:p>0,00</text:p>
          </table:table-cell>
          <table:table-cell table:style-name="ce52" table:formula="of:=[.D349]-[.F349]" office:value-type="float" office:value="0" calcext:value-type="float">
            <text:p>0,00</text:p>
          </table:table-cell>
          <table:table-cell table:style-name="ce52" table:formula="of:=[.G348]*[.$D$2]*([.C349]-[.C348])/(DATE(YEAR([.C349])+1;1;1)-DATE(YEAR([.C349]);1;1))/100" office:value-type="float" office:value="0" calcext:value-type="float">
            <text:p>0,00</text:p>
          </table:table-cell>
          <table:table-cell table:style-name="ce63" table:formula="of:=[.G348]-[.E349]-[.L349]-[.M349]" office:value-type="float" office:value="0" calcext:value-type="float">
            <text:p>0,00</text:p>
          </table:table-cell>
          <table:table-cell table:style-name="ce70" table:formula="of:=[.I349]+[.J349]" office:value-type="float" office:value="0" calcext:value-type="float">
            <text:p>0,00</text:p>
          </table:table-cell>
          <table:table-cell table:style-name="ce52" table:formula="of:=IF([.$D$1]/[.$D$3]&lt;[.K348];[.$D$1]/[.$D$3];[.K348])" office:value-type="float" office:value="0" calcext:value-type="float">
            <text:p>0,00</text:p>
          </table:table-cell>
          <table:table-cell table:style-name="ce52" table:formula="of:=[.K348]*[.$D$2]/12/100" office:value-type="float" office:value="0" calcext:value-type="float">
            <text:p>0,00</text:p>
          </table:table-cell>
          <table:table-cell table:style-name="ce79" table:formula="of:=[.K348]-[.I349]-[.L349]-[.M34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48]);VALUE([.N348]);ROW([.L348]))" office:value-type="float" office:value="7" calcext:value-type="float">
            <text:p>7,00</text:p>
          </table:table-cell>
          <table:table-cell table:formula="of:=[.O348]+[.N348]-[.N349]" office:value-type="float" office:value="360" calcext:value-type="float">
            <text:p>360</text:p>
          </table:table-cell>
          <table:table-cell table:formula="of:=INDEX([.G$1:.G$1048576];[.N34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43" calcext:value-type="float">
            <text:p>343</text:p>
          </table:table-cell>
          <table:table-cell table:style-name="ce21" table:formula="of:=CONCATENATE(INT(([.A350]-1)/12)+1;&quot;-й год &quot;;[.A350]-1-INT(([.A350]-1)/12)*12+1;&quot;-й мес&quot;)" office:value-type="string" office:string-value="29-й год 7-й мес" calcext:value-type="string">
            <text:p>29-й год 7-й мес</text:p>
          </table:table-cell>
          <table:table-cell table:style-name="ce34" table:formula="of:=DATE(YEAR([.C349]);MONTH([.C349])+1;DAY([.C349]))" office:value-type="date" office:date-value="2052-01-24" calcext:value-type="date">
            <text:p>24.01.2052</text:p>
          </table:table-cell>
          <table:table-cell table:style-name="ce46" table:formula="of:=IF([.P350]*[.$D$2]/100/12/(1-(1+[.$D$2]/100/12)^(-[.O350]))&lt;[.G349];ROUNDUP([.P350]*[.$D$2]/100/12/(1-(1+[.$D$2]/100/12)^(-[.O350]));0);[.G349]+[.F350])" office:value-type="float" office:value="0" calcext:value-type="float">
            <text:p>0,00</text:p>
          </table:table-cell>
          <table:table-cell table:style-name="ce52" table:formula="of:=[.D350]-[.F350]" office:value-type="float" office:value="0" calcext:value-type="float">
            <text:p>0,00</text:p>
          </table:table-cell>
          <table:table-cell table:style-name="ce52" table:formula="of:=[.G349]*[.$D$2]*([.C350]-[.C349])/(DATE(YEAR([.C350])+1;1;1)-DATE(YEAR([.C350]);1;1))/100" office:value-type="float" office:value="0" calcext:value-type="float">
            <text:p>0,00</text:p>
          </table:table-cell>
          <table:table-cell table:style-name="ce63" table:formula="of:=[.G349]-[.E350]-[.L350]-[.M350]" office:value-type="float" office:value="0" calcext:value-type="float">
            <text:p>0,00</text:p>
          </table:table-cell>
          <table:table-cell table:style-name="ce70" table:formula="of:=[.I350]+[.J350]" office:value-type="float" office:value="0" calcext:value-type="float">
            <text:p>0,00</text:p>
          </table:table-cell>
          <table:table-cell table:style-name="ce52" table:formula="of:=IF([.$D$1]/[.$D$3]&lt;[.K349];[.$D$1]/[.$D$3];[.K349])" office:value-type="float" office:value="0" calcext:value-type="float">
            <text:p>0,00</text:p>
          </table:table-cell>
          <table:table-cell table:style-name="ce52" table:formula="of:=[.K349]*[.$D$2]/12/100" office:value-type="float" office:value="0" calcext:value-type="float">
            <text:p>0,00</text:p>
          </table:table-cell>
          <table:table-cell table:style-name="ce79" table:formula="of:=[.K349]-[.I350]-[.L350]-[.M35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49]);VALUE([.N349]);ROW([.L349]))" office:value-type="float" office:value="7" calcext:value-type="float">
            <text:p>7,00</text:p>
          </table:table-cell>
          <table:table-cell table:formula="of:=[.O349]+[.N349]-[.N350]" office:value-type="float" office:value="360" calcext:value-type="float">
            <text:p>360</text:p>
          </table:table-cell>
          <table:table-cell table:formula="of:=INDEX([.G$1:.G$1048576];[.N35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44" calcext:value-type="float">
            <text:p>344</text:p>
          </table:table-cell>
          <table:table-cell table:style-name="ce21" table:formula="of:=CONCATENATE(INT(([.A351]-1)/12)+1;&quot;-й год &quot;;[.A351]-1-INT(([.A351]-1)/12)*12+1;&quot;-й мес&quot;)" office:value-type="string" office:string-value="29-й год 8-й мес" calcext:value-type="string">
            <text:p>29-й год 8-й мес</text:p>
          </table:table-cell>
          <table:table-cell table:style-name="ce34" table:formula="of:=DATE(YEAR([.C350]);MONTH([.C350])+1;DAY([.C350]))" office:value-type="date" office:date-value="2052-02-24" calcext:value-type="date">
            <text:p>24.02.2052</text:p>
          </table:table-cell>
          <table:table-cell table:style-name="ce46" table:formula="of:=IF([.P351]*[.$D$2]/100/12/(1-(1+[.$D$2]/100/12)^(-[.O351]))&lt;[.G350];ROUNDUP([.P351]*[.$D$2]/100/12/(1-(1+[.$D$2]/100/12)^(-[.O351]));0);[.G350]+[.F351])" office:value-type="float" office:value="0" calcext:value-type="float">
            <text:p>0,00</text:p>
          </table:table-cell>
          <table:table-cell table:style-name="ce52" table:formula="of:=[.D351]-[.F351]" office:value-type="float" office:value="0" calcext:value-type="float">
            <text:p>0,00</text:p>
          </table:table-cell>
          <table:table-cell table:style-name="ce52" table:formula="of:=[.G350]*[.$D$2]*([.C351]-[.C350])/(DATE(YEAR([.C351])+1;1;1)-DATE(YEAR([.C351]);1;1))/100" office:value-type="float" office:value="0" calcext:value-type="float">
            <text:p>0,00</text:p>
          </table:table-cell>
          <table:table-cell table:style-name="ce63" table:formula="of:=[.G350]-[.E351]-[.L351]-[.M351]" office:value-type="float" office:value="0" calcext:value-type="float">
            <text:p>0,00</text:p>
          </table:table-cell>
          <table:table-cell table:style-name="ce70" table:formula="of:=[.I351]+[.J351]" office:value-type="float" office:value="0" calcext:value-type="float">
            <text:p>0,00</text:p>
          </table:table-cell>
          <table:table-cell table:style-name="ce52" table:formula="of:=IF([.$D$1]/[.$D$3]&lt;[.K350];[.$D$1]/[.$D$3];[.K350])" office:value-type="float" office:value="0" calcext:value-type="float">
            <text:p>0,00</text:p>
          </table:table-cell>
          <table:table-cell table:style-name="ce52" table:formula="of:=[.K350]*[.$D$2]/12/100" office:value-type="float" office:value="0" calcext:value-type="float">
            <text:p>0,00</text:p>
          </table:table-cell>
          <table:table-cell table:style-name="ce79" table:formula="of:=[.K350]-[.I351]-[.L351]-[.M35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50]);VALUE([.N350]);ROW([.L350]))" office:value-type="float" office:value="7" calcext:value-type="float">
            <text:p>7,00</text:p>
          </table:table-cell>
          <table:table-cell table:formula="of:=[.O350]+[.N350]-[.N351]" office:value-type="float" office:value="360" calcext:value-type="float">
            <text:p>360</text:p>
          </table:table-cell>
          <table:table-cell table:formula="of:=INDEX([.G$1:.G$1048576];[.N35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45" calcext:value-type="float">
            <text:p>345</text:p>
          </table:table-cell>
          <table:table-cell table:style-name="ce21" table:formula="of:=CONCATENATE(INT(([.A352]-1)/12)+1;&quot;-й год &quot;;[.A352]-1-INT(([.A352]-1)/12)*12+1;&quot;-й мес&quot;)" office:value-type="string" office:string-value="29-й год 9-й мес" calcext:value-type="string">
            <text:p>29-й год 9-й мес</text:p>
          </table:table-cell>
          <table:table-cell table:style-name="ce34" table:formula="of:=DATE(YEAR([.C351]);MONTH([.C351])+1;DAY([.C351]))" office:value-type="date" office:date-value="2052-03-24" calcext:value-type="date">
            <text:p>24.03.2052</text:p>
          </table:table-cell>
          <table:table-cell table:style-name="ce46" table:formula="of:=IF([.P352]*[.$D$2]/100/12/(1-(1+[.$D$2]/100/12)^(-[.O352]))&lt;[.G351];ROUNDUP([.P352]*[.$D$2]/100/12/(1-(1+[.$D$2]/100/12)^(-[.O352]));0);[.G351]+[.F352])" office:value-type="float" office:value="0" calcext:value-type="float">
            <text:p>0,00</text:p>
          </table:table-cell>
          <table:table-cell table:style-name="ce52" table:formula="of:=[.D352]-[.F352]" office:value-type="float" office:value="0" calcext:value-type="float">
            <text:p>0,00</text:p>
          </table:table-cell>
          <table:table-cell table:style-name="ce52" table:formula="of:=[.G351]*[.$D$2]*([.C352]-[.C351])/(DATE(YEAR([.C352])+1;1;1)-DATE(YEAR([.C352]);1;1))/100" office:value-type="float" office:value="0" calcext:value-type="float">
            <text:p>0,00</text:p>
          </table:table-cell>
          <table:table-cell table:style-name="ce63" table:formula="of:=[.G351]-[.E352]-[.L352]-[.M352]" office:value-type="float" office:value="0" calcext:value-type="float">
            <text:p>0,00</text:p>
          </table:table-cell>
          <table:table-cell table:style-name="ce70" table:formula="of:=[.I352]+[.J352]" office:value-type="float" office:value="0" calcext:value-type="float">
            <text:p>0,00</text:p>
          </table:table-cell>
          <table:table-cell table:style-name="ce52" table:formula="of:=IF([.$D$1]/[.$D$3]&lt;[.K351];[.$D$1]/[.$D$3];[.K351])" office:value-type="float" office:value="0" calcext:value-type="float">
            <text:p>0,00</text:p>
          </table:table-cell>
          <table:table-cell table:style-name="ce52" table:formula="of:=[.K351]*[.$D$2]/12/100" office:value-type="float" office:value="0" calcext:value-type="float">
            <text:p>0,00</text:p>
          </table:table-cell>
          <table:table-cell table:style-name="ce79" table:formula="of:=[.K351]-[.I352]-[.L352]-[.M35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51]);VALUE([.N351]);ROW([.L351]))" office:value-type="float" office:value="7" calcext:value-type="float">
            <text:p>7,00</text:p>
          </table:table-cell>
          <table:table-cell table:formula="of:=[.O351]+[.N351]-[.N352]" office:value-type="float" office:value="360" calcext:value-type="float">
            <text:p>360</text:p>
          </table:table-cell>
          <table:table-cell table:formula="of:=INDEX([.G$1:.G$1048576];[.N35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46" calcext:value-type="float">
            <text:p>346</text:p>
          </table:table-cell>
          <table:table-cell table:style-name="ce21" table:formula="of:=CONCATENATE(INT(([.A353]-1)/12)+1;&quot;-й год &quot;;[.A353]-1-INT(([.A353]-1)/12)*12+1;&quot;-й мес&quot;)" office:value-type="string" office:string-value="29-й год 10-й мес" calcext:value-type="string">
            <text:p>29-й год 10-й мес</text:p>
          </table:table-cell>
          <table:table-cell table:style-name="ce34" table:formula="of:=DATE(YEAR([.C352]);MONTH([.C352])+1;DAY([.C352]))" office:value-type="date" office:date-value="2052-04-24" calcext:value-type="date">
            <text:p>24.04.2052</text:p>
          </table:table-cell>
          <table:table-cell table:style-name="ce46" table:formula="of:=IF([.P353]*[.$D$2]/100/12/(1-(1+[.$D$2]/100/12)^(-[.O353]))&lt;[.G352];ROUNDUP([.P353]*[.$D$2]/100/12/(1-(1+[.$D$2]/100/12)^(-[.O353]));0);[.G352]+[.F353])" office:value-type="float" office:value="0" calcext:value-type="float">
            <text:p>0,00</text:p>
          </table:table-cell>
          <table:table-cell table:style-name="ce52" table:formula="of:=[.D353]-[.F353]" office:value-type="float" office:value="0" calcext:value-type="float">
            <text:p>0,00</text:p>
          </table:table-cell>
          <table:table-cell table:style-name="ce52" table:formula="of:=[.G352]*[.$D$2]*([.C353]-[.C352])/(DATE(YEAR([.C353])+1;1;1)-DATE(YEAR([.C353]);1;1))/100" office:value-type="float" office:value="0" calcext:value-type="float">
            <text:p>0,00</text:p>
          </table:table-cell>
          <table:table-cell table:style-name="ce63" table:formula="of:=[.G352]-[.E353]-[.L353]-[.M353]" office:value-type="float" office:value="0" calcext:value-type="float">
            <text:p>0,00</text:p>
          </table:table-cell>
          <table:table-cell table:style-name="ce70" table:formula="of:=[.I353]+[.J353]" office:value-type="float" office:value="0" calcext:value-type="float">
            <text:p>0,00</text:p>
          </table:table-cell>
          <table:table-cell table:style-name="ce52" table:formula="of:=IF([.$D$1]/[.$D$3]&lt;[.K352];[.$D$1]/[.$D$3];[.K352])" office:value-type="float" office:value="0" calcext:value-type="float">
            <text:p>0,00</text:p>
          </table:table-cell>
          <table:table-cell table:style-name="ce52" table:formula="of:=[.K352]*[.$D$2]/12/100" office:value-type="float" office:value="0" calcext:value-type="float">
            <text:p>0,00</text:p>
          </table:table-cell>
          <table:table-cell table:style-name="ce79" table:formula="of:=[.K352]-[.I353]-[.L353]-[.M35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52]);VALUE([.N352]);ROW([.L352]))" office:value-type="float" office:value="7" calcext:value-type="float">
            <text:p>7,00</text:p>
          </table:table-cell>
          <table:table-cell table:formula="of:=[.O352]+[.N352]-[.N353]" office:value-type="float" office:value="360" calcext:value-type="float">
            <text:p>360</text:p>
          </table:table-cell>
          <table:table-cell table:formula="of:=INDEX([.G$1:.G$1048576];[.N35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47" calcext:value-type="float">
            <text:p>347</text:p>
          </table:table-cell>
          <table:table-cell table:style-name="ce21" table:formula="of:=CONCATENATE(INT(([.A354]-1)/12)+1;&quot;-й год &quot;;[.A354]-1-INT(([.A354]-1)/12)*12+1;&quot;-й мес&quot;)" office:value-type="string" office:string-value="29-й год 11-й мес" calcext:value-type="string">
            <text:p>29-й год 11-й мес</text:p>
          </table:table-cell>
          <table:table-cell table:style-name="ce34" table:formula="of:=DATE(YEAR([.C353]);MONTH([.C353])+1;DAY([.C353]))" office:value-type="date" office:date-value="2052-05-24" calcext:value-type="date">
            <text:p>24.05.2052</text:p>
          </table:table-cell>
          <table:table-cell table:style-name="ce46" table:formula="of:=IF([.P354]*[.$D$2]/100/12/(1-(1+[.$D$2]/100/12)^(-[.O354]))&lt;[.G353];ROUNDUP([.P354]*[.$D$2]/100/12/(1-(1+[.$D$2]/100/12)^(-[.O354]));0);[.G353]+[.F354])" office:value-type="float" office:value="0" calcext:value-type="float">
            <text:p>0,00</text:p>
          </table:table-cell>
          <table:table-cell table:style-name="ce52" table:formula="of:=[.D354]-[.F354]" office:value-type="float" office:value="0" calcext:value-type="float">
            <text:p>0,00</text:p>
          </table:table-cell>
          <table:table-cell table:style-name="ce52" table:formula="of:=[.G353]*[.$D$2]*([.C354]-[.C353])/(DATE(YEAR([.C354])+1;1;1)-DATE(YEAR([.C354]);1;1))/100" office:value-type="float" office:value="0" calcext:value-type="float">
            <text:p>0,00</text:p>
          </table:table-cell>
          <table:table-cell table:style-name="ce63" table:formula="of:=[.G353]-[.E354]-[.L354]-[.M354]" office:value-type="float" office:value="0" calcext:value-type="float">
            <text:p>0,00</text:p>
          </table:table-cell>
          <table:table-cell table:style-name="ce70" table:formula="of:=[.I354]+[.J354]" office:value-type="float" office:value="0" calcext:value-type="float">
            <text:p>0,00</text:p>
          </table:table-cell>
          <table:table-cell table:style-name="ce52" table:formula="of:=IF([.$D$1]/[.$D$3]&lt;[.K353];[.$D$1]/[.$D$3];[.K353])" office:value-type="float" office:value="0" calcext:value-type="float">
            <text:p>0,00</text:p>
          </table:table-cell>
          <table:table-cell table:style-name="ce52" table:formula="of:=[.K353]*[.$D$2]/12/100" office:value-type="float" office:value="0" calcext:value-type="float">
            <text:p>0,00</text:p>
          </table:table-cell>
          <table:table-cell table:style-name="ce79" table:formula="of:=[.K353]-[.I354]-[.L354]-[.M35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53]);VALUE([.N353]);ROW([.L353]))" office:value-type="float" office:value="7" calcext:value-type="float">
            <text:p>7,00</text:p>
          </table:table-cell>
          <table:table-cell table:formula="of:=[.O353]+[.N353]-[.N354]" office:value-type="float" office:value="360" calcext:value-type="float">
            <text:p>360</text:p>
          </table:table-cell>
          <table:table-cell table:formula="of:=INDEX([.G$1:.G$1048576];[.N35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48" calcext:value-type="float">
            <text:p>348</text:p>
          </table:table-cell>
          <table:table-cell table:style-name="ce21" table:formula="of:=CONCATENATE(INT(([.A355]-1)/12)+1;&quot;-й год &quot;;[.A355]-1-INT(([.A355]-1)/12)*12+1;&quot;-й мес&quot;)" office:value-type="string" office:string-value="29-й год 12-й мес" calcext:value-type="string">
            <text:p>29-й год 12-й мес</text:p>
          </table:table-cell>
          <table:table-cell table:style-name="ce34" table:formula="of:=DATE(YEAR([.C354]);MONTH([.C354])+1;DAY([.C354]))" office:value-type="date" office:date-value="2052-06-24" calcext:value-type="date">
            <text:p>24.06.2052</text:p>
          </table:table-cell>
          <table:table-cell table:style-name="ce46" table:formula="of:=IF([.P355]*[.$D$2]/100/12/(1-(1+[.$D$2]/100/12)^(-[.O355]))&lt;[.G354];ROUNDUP([.P355]*[.$D$2]/100/12/(1-(1+[.$D$2]/100/12)^(-[.O355]));0);[.G354]+[.F355])" office:value-type="float" office:value="0" calcext:value-type="float">
            <text:p>0,00</text:p>
          </table:table-cell>
          <table:table-cell table:style-name="ce52" table:formula="of:=[.D355]-[.F355]" office:value-type="float" office:value="0" calcext:value-type="float">
            <text:p>0,00</text:p>
          </table:table-cell>
          <table:table-cell table:style-name="ce52" table:formula="of:=[.G354]*[.$D$2]*([.C355]-[.C354])/(DATE(YEAR([.C355])+1;1;1)-DATE(YEAR([.C355]);1;1))/100" office:value-type="float" office:value="0" calcext:value-type="float">
            <text:p>0,00</text:p>
          </table:table-cell>
          <table:table-cell table:style-name="ce63" table:formula="of:=[.G354]-[.E355]-[.L355]-[.M355]" office:value-type="float" office:value="0" calcext:value-type="float">
            <text:p>0,00</text:p>
          </table:table-cell>
          <table:table-cell table:style-name="ce70" table:formula="of:=[.I355]+[.J355]" office:value-type="float" office:value="0" calcext:value-type="float">
            <text:p>0,00</text:p>
          </table:table-cell>
          <table:table-cell table:style-name="ce52" table:formula="of:=IF([.$D$1]/[.$D$3]&lt;[.K354];[.$D$1]/[.$D$3];[.K354])" office:value-type="float" office:value="0" calcext:value-type="float">
            <text:p>0,00</text:p>
          </table:table-cell>
          <table:table-cell table:style-name="ce52" table:formula="of:=[.K354]*[.$D$2]/12/100" office:value-type="float" office:value="0" calcext:value-type="float">
            <text:p>0,00</text:p>
          </table:table-cell>
          <table:table-cell table:style-name="ce79" table:formula="of:=[.K354]-[.I355]-[.L355]-[.M35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54]);VALUE([.N354]);ROW([.L354]))" office:value-type="float" office:value="7" calcext:value-type="float">
            <text:p>7,00</text:p>
          </table:table-cell>
          <table:table-cell table:formula="of:=[.O354]+[.N354]-[.N355]" office:value-type="float" office:value="360" calcext:value-type="float">
            <text:p>360</text:p>
          </table:table-cell>
          <table:table-cell table:formula="of:=INDEX([.G$1:.G$1048576];[.N35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349" calcext:value-type="float">
            <text:p>349</text:p>
          </table:table-cell>
          <table:table-cell table:style-name="ce21" table:formula="of:=CONCATENATE(INT(([.A356]-1)/12)+1;&quot;-й год &quot;;[.A356]-1-INT(([.A356]-1)/12)*12+1;&quot;-й мес&quot;)" office:value-type="string" office:string-value="30-й год 1-й мес" calcext:value-type="string">
            <text:p>30-й год 1-й мес</text:p>
          </table:table-cell>
          <table:table-cell table:style-name="ce34" table:formula="of:=DATE(YEAR([.C355]);MONTH([.C355])+1;DAY([.C355]))" office:value-type="date" office:date-value="2052-07-24" calcext:value-type="date">
            <text:p>24.07.2052</text:p>
          </table:table-cell>
          <table:table-cell table:style-name="ce46" table:formula="of:=IF([.P356]*[.$D$2]/100/12/(1-(1+[.$D$2]/100/12)^(-[.O356]))&lt;[.G355];ROUNDUP([.P356]*[.$D$2]/100/12/(1-(1+[.$D$2]/100/12)^(-[.O356]));0);[.G355]+[.F356])" office:value-type="float" office:value="0" calcext:value-type="float">
            <text:p>0,00</text:p>
          </table:table-cell>
          <table:table-cell table:style-name="ce53" table:formula="of:=[.D356]-[.F356]" office:value-type="float" office:value="0" calcext:value-type="float">
            <text:p>0,00</text:p>
          </table:table-cell>
          <table:table-cell table:style-name="ce52" table:formula="of:=[.G355]*[.$D$2]*([.C356]-[.C355])/(DATE(YEAR([.C356])+1;1;1)-DATE(YEAR([.C356]);1;1))/100" office:value-type="float" office:value="0" calcext:value-type="float">
            <text:p>0,00</text:p>
          </table:table-cell>
          <table:table-cell table:style-name="ce64" table:formula="of:=[.G355]-[.E356]-[.L356]-[.M356]" office:value-type="float" office:value="0" calcext:value-type="float">
            <text:p>0,00</text:p>
          </table:table-cell>
          <table:table-cell table:style-name="ce71" table:formula="of:=[.I356]+[.J356]" office:value-type="float" office:value="0" calcext:value-type="float">
            <text:p>0,00</text:p>
          </table:table-cell>
          <table:table-cell table:style-name="ce53" table:formula="of:=IF([.$D$1]/[.$D$3]&lt;[.K355];[.$D$1]/[.$D$3];[.K355])" office:value-type="float" office:value="0" calcext:value-type="float">
            <text:p>0,00</text:p>
          </table:table-cell>
          <table:table-cell table:style-name="ce53" table:formula="of:=[.K355]*[.$D$2]/12/100" office:value-type="float" office:value="0" calcext:value-type="float">
            <text:p>0,00</text:p>
          </table:table-cell>
          <table:table-cell table:style-name="ce80" table:formula="of:=[.K355]-[.I356]-[.L356]-[.M356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355]);VALUE([.N355]);ROW([.L355]))" office:value-type="float" office:value="7" calcext:value-type="float">
            <text:p>7,00</text:p>
          </table:table-cell>
          <table:table-cell table:formula="of:=[.O355]+[.N355]-[.N356]" office:value-type="float" office:value="360" calcext:value-type="float">
            <text:p>360</text:p>
          </table:table-cell>
          <table:table-cell table:formula="of:=INDEX([.G$1:.G$1048576];[.N35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50" calcext:value-type="float">
            <text:p>350</text:p>
          </table:table-cell>
          <table:table-cell table:style-name="ce21" table:formula="of:=CONCATENATE(INT(([.A357]-1)/12)+1;&quot;-й год &quot;;[.A357]-1-INT(([.A357]-1)/12)*12+1;&quot;-й мес&quot;)" office:value-type="string" office:string-value="30-й год 2-й мес" calcext:value-type="string">
            <text:p>30-й год 2-й мес</text:p>
          </table:table-cell>
          <table:table-cell table:style-name="ce34" table:formula="of:=DATE(YEAR([.C356]);MONTH([.C356])+1;DAY([.C356]))" office:value-type="date" office:date-value="2052-08-24" calcext:value-type="date">
            <text:p>24.08.2052</text:p>
          </table:table-cell>
          <table:table-cell table:style-name="ce46" table:formula="of:=IF([.P357]*[.$D$2]/100/12/(1-(1+[.$D$2]/100/12)^(-[.O357]))&lt;[.G356];ROUNDUP([.P357]*[.$D$2]/100/12/(1-(1+[.$D$2]/100/12)^(-[.O357]));0);[.G356]+[.F357])" office:value-type="float" office:value="0" calcext:value-type="float">
            <text:p>0,00</text:p>
          </table:table-cell>
          <table:table-cell table:style-name="ce52" table:formula="of:=[.D357]-[.F357]" office:value-type="float" office:value="0" calcext:value-type="float">
            <text:p>0,00</text:p>
          </table:table-cell>
          <table:table-cell table:style-name="ce52" table:formula="of:=[.G356]*[.$D$2]*([.C357]-[.C356])/(DATE(YEAR([.C357])+1;1;1)-DATE(YEAR([.C357]);1;1))/100" office:value-type="float" office:value="0" calcext:value-type="float">
            <text:p>0,00</text:p>
          </table:table-cell>
          <table:table-cell table:style-name="ce63" table:formula="of:=[.G356]-[.E357]-[.L357]-[.M357]" office:value-type="float" office:value="0" calcext:value-type="float">
            <text:p>0,00</text:p>
          </table:table-cell>
          <table:table-cell table:style-name="ce70" table:formula="of:=[.I357]+[.J357]" office:value-type="float" office:value="0" calcext:value-type="float">
            <text:p>0,00</text:p>
          </table:table-cell>
          <table:table-cell table:style-name="ce52" table:formula="of:=IF([.$D$1]/[.$D$3]&lt;[.K356];[.$D$1]/[.$D$3];[.K356])" office:value-type="float" office:value="0" calcext:value-type="float">
            <text:p>0,00</text:p>
          </table:table-cell>
          <table:table-cell table:style-name="ce52" table:formula="of:=[.K356]*[.$D$2]/12/100" office:value-type="float" office:value="0" calcext:value-type="float">
            <text:p>0,00</text:p>
          </table:table-cell>
          <table:table-cell table:style-name="ce79" table:formula="of:=[.K356]-[.I357]-[.L357]-[.M35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56]);VALUE([.N356]);ROW([.L356]))" office:value-type="float" office:value="7" calcext:value-type="float">
            <text:p>7,00</text:p>
          </table:table-cell>
          <table:table-cell table:formula="of:=[.O356]+[.N356]-[.N357]" office:value-type="float" office:value="360" calcext:value-type="float">
            <text:p>360</text:p>
          </table:table-cell>
          <table:table-cell table:formula="of:=INDEX([.G$1:.G$1048576];[.N35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51" calcext:value-type="float">
            <text:p>351</text:p>
          </table:table-cell>
          <table:table-cell table:style-name="ce21" table:formula="of:=CONCATENATE(INT(([.A358]-1)/12)+1;&quot;-й год &quot;;[.A358]-1-INT(([.A358]-1)/12)*12+1;&quot;-й мес&quot;)" office:value-type="string" office:string-value="30-й год 3-й мес" calcext:value-type="string">
            <text:p>30-й год 3-й мес</text:p>
          </table:table-cell>
          <table:table-cell table:style-name="ce34" table:formula="of:=DATE(YEAR([.C357]);MONTH([.C357])+1;DAY([.C357]))" office:value-type="date" office:date-value="2052-09-24" calcext:value-type="date">
            <text:p>24.09.2052</text:p>
          </table:table-cell>
          <table:table-cell table:style-name="ce46" table:formula="of:=IF([.P358]*[.$D$2]/100/12/(1-(1+[.$D$2]/100/12)^(-[.O358]))&lt;[.G357];ROUNDUP([.P358]*[.$D$2]/100/12/(1-(1+[.$D$2]/100/12)^(-[.O358]));0);[.G357]+[.F358])" office:value-type="float" office:value="0" calcext:value-type="float">
            <text:p>0,00</text:p>
          </table:table-cell>
          <table:table-cell table:style-name="ce52" table:formula="of:=[.D358]-[.F358]" office:value-type="float" office:value="0" calcext:value-type="float">
            <text:p>0,00</text:p>
          </table:table-cell>
          <table:table-cell table:style-name="ce52" table:formula="of:=[.G357]*[.$D$2]*([.C358]-[.C357])/(DATE(YEAR([.C358])+1;1;1)-DATE(YEAR([.C358]);1;1))/100" office:value-type="float" office:value="0" calcext:value-type="float">
            <text:p>0,00</text:p>
          </table:table-cell>
          <table:table-cell table:style-name="ce63" table:formula="of:=[.G357]-[.E358]-[.L358]-[.M358]" office:value-type="float" office:value="0" calcext:value-type="float">
            <text:p>0,00</text:p>
          </table:table-cell>
          <table:table-cell table:style-name="ce70" table:formula="of:=[.I358]+[.J358]" office:value-type="float" office:value="0" calcext:value-type="float">
            <text:p>0,00</text:p>
          </table:table-cell>
          <table:table-cell table:style-name="ce52" table:formula="of:=IF([.$D$1]/[.$D$3]&lt;[.K357];[.$D$1]/[.$D$3];[.K357])" office:value-type="float" office:value="0" calcext:value-type="float">
            <text:p>0,00</text:p>
          </table:table-cell>
          <table:table-cell table:style-name="ce52" table:formula="of:=[.K357]*[.$D$2]/12/100" office:value-type="float" office:value="0" calcext:value-type="float">
            <text:p>0,00</text:p>
          </table:table-cell>
          <table:table-cell table:style-name="ce79" table:formula="of:=[.K357]-[.I358]-[.L358]-[.M35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57]);VALUE([.N357]);ROW([.L357]))" office:value-type="float" office:value="7" calcext:value-type="float">
            <text:p>7,00</text:p>
          </table:table-cell>
          <table:table-cell table:formula="of:=[.O357]+[.N357]-[.N358]" office:value-type="float" office:value="360" calcext:value-type="float">
            <text:p>360</text:p>
          </table:table-cell>
          <table:table-cell table:formula="of:=INDEX([.G$1:.G$1048576];[.N35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52" calcext:value-type="float">
            <text:p>352</text:p>
          </table:table-cell>
          <table:table-cell table:style-name="ce21" table:formula="of:=CONCATENATE(INT(([.A359]-1)/12)+1;&quot;-й год &quot;;[.A359]-1-INT(([.A359]-1)/12)*12+1;&quot;-й мес&quot;)" office:value-type="string" office:string-value="30-й год 4-й мес" calcext:value-type="string">
            <text:p>30-й год 4-й мес</text:p>
          </table:table-cell>
          <table:table-cell table:style-name="ce34" table:formula="of:=DATE(YEAR([.C358]);MONTH([.C358])+1;DAY([.C358]))" office:value-type="date" office:date-value="2052-10-24" calcext:value-type="date">
            <text:p>24.10.2052</text:p>
          </table:table-cell>
          <table:table-cell table:style-name="ce46" table:formula="of:=IF([.P359]*[.$D$2]/100/12/(1-(1+[.$D$2]/100/12)^(-[.O359]))&lt;[.G358];ROUNDUP([.P359]*[.$D$2]/100/12/(1-(1+[.$D$2]/100/12)^(-[.O359]));0);[.G358]+[.F359])" office:value-type="float" office:value="0" calcext:value-type="float">
            <text:p>0,00</text:p>
          </table:table-cell>
          <table:table-cell table:style-name="ce52" table:formula="of:=[.D359]-[.F359]" office:value-type="float" office:value="0" calcext:value-type="float">
            <text:p>0,00</text:p>
          </table:table-cell>
          <table:table-cell table:style-name="ce52" table:formula="of:=[.G358]*[.$D$2]*([.C359]-[.C358])/(DATE(YEAR([.C359])+1;1;1)-DATE(YEAR([.C359]);1;1))/100" office:value-type="float" office:value="0" calcext:value-type="float">
            <text:p>0,00</text:p>
          </table:table-cell>
          <table:table-cell table:style-name="ce63" table:formula="of:=[.G358]-[.E359]-[.L359]-[.M359]" office:value-type="float" office:value="0" calcext:value-type="float">
            <text:p>0,00</text:p>
          </table:table-cell>
          <table:table-cell table:style-name="ce70" table:formula="of:=[.I359]+[.J359]" office:value-type="float" office:value="0" calcext:value-type="float">
            <text:p>0,00</text:p>
          </table:table-cell>
          <table:table-cell table:style-name="ce52" table:formula="of:=IF([.$D$1]/[.$D$3]&lt;[.K358];[.$D$1]/[.$D$3];[.K358])" office:value-type="float" office:value="0" calcext:value-type="float">
            <text:p>0,00</text:p>
          </table:table-cell>
          <table:table-cell table:style-name="ce52" table:formula="of:=[.K358]*[.$D$2]/12/100" office:value-type="float" office:value="0" calcext:value-type="float">
            <text:p>0,00</text:p>
          </table:table-cell>
          <table:table-cell table:style-name="ce79" table:formula="of:=[.K358]-[.I359]-[.L359]-[.M35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58]);VALUE([.N358]);ROW([.L358]))" office:value-type="float" office:value="7" calcext:value-type="float">
            <text:p>7,00</text:p>
          </table:table-cell>
          <table:table-cell table:formula="of:=[.O358]+[.N358]-[.N359]" office:value-type="float" office:value="360" calcext:value-type="float">
            <text:p>360</text:p>
          </table:table-cell>
          <table:table-cell table:formula="of:=INDEX([.G$1:.G$1048576];[.N35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53" calcext:value-type="float">
            <text:p>353</text:p>
          </table:table-cell>
          <table:table-cell table:style-name="ce21" table:formula="of:=CONCATENATE(INT(([.A360]-1)/12)+1;&quot;-й год &quot;;[.A360]-1-INT(([.A360]-1)/12)*12+1;&quot;-й мес&quot;)" office:value-type="string" office:string-value="30-й год 5-й мес" calcext:value-type="string">
            <text:p>30-й год 5-й мес</text:p>
          </table:table-cell>
          <table:table-cell table:style-name="ce34" table:formula="of:=DATE(YEAR([.C359]);MONTH([.C359])+1;DAY([.C359]))" office:value-type="date" office:date-value="2052-11-24" calcext:value-type="date">
            <text:p>24.11.2052</text:p>
          </table:table-cell>
          <table:table-cell table:style-name="ce46" table:formula="of:=IF([.P360]*[.$D$2]/100/12/(1-(1+[.$D$2]/100/12)^(-[.O360]))&lt;[.G359];ROUNDUP([.P360]*[.$D$2]/100/12/(1-(1+[.$D$2]/100/12)^(-[.O360]));0);[.G359]+[.F360])" office:value-type="float" office:value="0" calcext:value-type="float">
            <text:p>0,00</text:p>
          </table:table-cell>
          <table:table-cell table:style-name="ce52" table:formula="of:=[.D360]-[.F360]" office:value-type="float" office:value="0" calcext:value-type="float">
            <text:p>0,00</text:p>
          </table:table-cell>
          <table:table-cell table:style-name="ce52" table:formula="of:=[.G359]*[.$D$2]*([.C360]-[.C359])/(DATE(YEAR([.C360])+1;1;1)-DATE(YEAR([.C360]);1;1))/100" office:value-type="float" office:value="0" calcext:value-type="float">
            <text:p>0,00</text:p>
          </table:table-cell>
          <table:table-cell table:style-name="ce63" table:formula="of:=[.G359]-[.E360]-[.L360]-[.M360]" office:value-type="float" office:value="0" calcext:value-type="float">
            <text:p>0,00</text:p>
          </table:table-cell>
          <table:table-cell table:style-name="ce70" table:formula="of:=[.I360]+[.J360]" office:value-type="float" office:value="0" calcext:value-type="float">
            <text:p>0,00</text:p>
          </table:table-cell>
          <table:table-cell table:style-name="ce52" table:formula="of:=IF([.$D$1]/[.$D$3]&lt;[.K359];[.$D$1]/[.$D$3];[.K359])" office:value-type="float" office:value="0" calcext:value-type="float">
            <text:p>0,00</text:p>
          </table:table-cell>
          <table:table-cell table:style-name="ce52" table:formula="of:=[.K359]*[.$D$2]/12/100" office:value-type="float" office:value="0" calcext:value-type="float">
            <text:p>0,00</text:p>
          </table:table-cell>
          <table:table-cell table:style-name="ce79" table:formula="of:=[.K359]-[.I360]-[.L360]-[.M36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59]);VALUE([.N359]);ROW([.L359]))" office:value-type="float" office:value="7" calcext:value-type="float">
            <text:p>7,00</text:p>
          </table:table-cell>
          <table:table-cell table:formula="of:=[.O359]+[.N359]-[.N360]" office:value-type="float" office:value="360" calcext:value-type="float">
            <text:p>360</text:p>
          </table:table-cell>
          <table:table-cell table:formula="of:=INDEX([.G$1:.G$1048576];[.N36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54" calcext:value-type="float">
            <text:p>354</text:p>
          </table:table-cell>
          <table:table-cell table:style-name="ce21" table:formula="of:=CONCATENATE(INT(([.A361]-1)/12)+1;&quot;-й год &quot;;[.A361]-1-INT(([.A361]-1)/12)*12+1;&quot;-й мес&quot;)" office:value-type="string" office:string-value="30-й год 6-й мес" calcext:value-type="string">
            <text:p>30-й год 6-й мес</text:p>
          </table:table-cell>
          <table:table-cell table:style-name="ce34" table:formula="of:=DATE(YEAR([.C360]);MONTH([.C360])+1;DAY([.C360]))" office:value-type="date" office:date-value="2052-12-24" calcext:value-type="date">
            <text:p>24.12.2052</text:p>
          </table:table-cell>
          <table:table-cell table:style-name="ce46" table:formula="of:=IF([.P361]*[.$D$2]/100/12/(1-(1+[.$D$2]/100/12)^(-[.O361]))&lt;[.G360];ROUNDUP([.P361]*[.$D$2]/100/12/(1-(1+[.$D$2]/100/12)^(-[.O361]));0);[.G360]+[.F361])" office:value-type="float" office:value="0" calcext:value-type="float">
            <text:p>0,00</text:p>
          </table:table-cell>
          <table:table-cell table:style-name="ce52" table:formula="of:=[.D361]-[.F361]" office:value-type="float" office:value="0" calcext:value-type="float">
            <text:p>0,00</text:p>
          </table:table-cell>
          <table:table-cell table:style-name="ce52" table:formula="of:=[.G360]*[.$D$2]*([.C361]-[.C360])/(DATE(YEAR([.C361])+1;1;1)-DATE(YEAR([.C361]);1;1))/100" office:value-type="float" office:value="0" calcext:value-type="float">
            <text:p>0,00</text:p>
          </table:table-cell>
          <table:table-cell table:style-name="ce63" table:formula="of:=[.G360]-[.E361]-[.L361]-[.M361]" office:value-type="float" office:value="0" calcext:value-type="float">
            <text:p>0,00</text:p>
          </table:table-cell>
          <table:table-cell table:style-name="ce70" table:formula="of:=[.I361]+[.J361]" office:value-type="float" office:value="0" calcext:value-type="float">
            <text:p>0,00</text:p>
          </table:table-cell>
          <table:table-cell table:style-name="ce52" table:formula="of:=IF([.$D$1]/[.$D$3]&lt;[.K360];[.$D$1]/[.$D$3];[.K360])" office:value-type="float" office:value="0" calcext:value-type="float">
            <text:p>0,00</text:p>
          </table:table-cell>
          <table:table-cell table:style-name="ce52" table:formula="of:=[.K360]*[.$D$2]/12/100" office:value-type="float" office:value="0" calcext:value-type="float">
            <text:p>0,00</text:p>
          </table:table-cell>
          <table:table-cell table:style-name="ce79" table:formula="of:=[.K360]-[.I361]-[.L361]-[.M36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60]);VALUE([.N360]);ROW([.L360]))" office:value-type="float" office:value="7" calcext:value-type="float">
            <text:p>7,00</text:p>
          </table:table-cell>
          <table:table-cell table:formula="of:=[.O360]+[.N360]-[.N361]" office:value-type="float" office:value="360" calcext:value-type="float">
            <text:p>360</text:p>
          </table:table-cell>
          <table:table-cell table:formula="of:=INDEX([.G$1:.G$1048576];[.N36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55" calcext:value-type="float">
            <text:p>355</text:p>
          </table:table-cell>
          <table:table-cell table:style-name="ce21" table:formula="of:=CONCATENATE(INT(([.A362]-1)/12)+1;&quot;-й год &quot;;[.A362]-1-INT(([.A362]-1)/12)*12+1;&quot;-й мес&quot;)" office:value-type="string" office:string-value="30-й год 7-й мес" calcext:value-type="string">
            <text:p>30-й год 7-й мес</text:p>
          </table:table-cell>
          <table:table-cell table:style-name="ce34" table:formula="of:=DATE(YEAR([.C361]);MONTH([.C361])+1;DAY([.C361]))" office:value-type="date" office:date-value="2053-01-24" calcext:value-type="date">
            <text:p>24.01.2053</text:p>
          </table:table-cell>
          <table:table-cell table:style-name="ce46" table:formula="of:=IF([.P362]*[.$D$2]/100/12/(1-(1+[.$D$2]/100/12)^(-[.O362]))&lt;[.G361];ROUNDUP([.P362]*[.$D$2]/100/12/(1-(1+[.$D$2]/100/12)^(-[.O362]));0);[.G361]+[.F362])" office:value-type="float" office:value="0" calcext:value-type="float">
            <text:p>0,00</text:p>
          </table:table-cell>
          <table:table-cell table:style-name="ce52" table:formula="of:=[.D362]-[.F362]" office:value-type="float" office:value="0" calcext:value-type="float">
            <text:p>0,00</text:p>
          </table:table-cell>
          <table:table-cell table:style-name="ce52" table:formula="of:=[.G361]*[.$D$2]*([.C362]-[.C361])/(DATE(YEAR([.C362])+1;1;1)-DATE(YEAR([.C362]);1;1))/100" office:value-type="float" office:value="0" calcext:value-type="float">
            <text:p>0,00</text:p>
          </table:table-cell>
          <table:table-cell table:style-name="ce63" table:formula="of:=[.G361]-[.E362]-[.L362]-[.M362]" office:value-type="float" office:value="0" calcext:value-type="float">
            <text:p>0,00</text:p>
          </table:table-cell>
          <table:table-cell table:style-name="ce70" table:formula="of:=[.I362]+[.J362]" office:value-type="float" office:value="0" calcext:value-type="float">
            <text:p>0,00</text:p>
          </table:table-cell>
          <table:table-cell table:style-name="ce52" table:formula="of:=IF([.$D$1]/[.$D$3]&lt;[.K361];[.$D$1]/[.$D$3];[.K361])" office:value-type="float" office:value="0" calcext:value-type="float">
            <text:p>0,00</text:p>
          </table:table-cell>
          <table:table-cell table:style-name="ce52" table:formula="of:=[.K361]*[.$D$2]/12/100" office:value-type="float" office:value="0" calcext:value-type="float">
            <text:p>0,00</text:p>
          </table:table-cell>
          <table:table-cell table:style-name="ce79" table:formula="of:=[.K361]-[.I362]-[.L362]-[.M36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61]);VALUE([.N361]);ROW([.L361]))" office:value-type="float" office:value="7" calcext:value-type="float">
            <text:p>7,00</text:p>
          </table:table-cell>
          <table:table-cell table:formula="of:=[.O361]+[.N361]-[.N362]" office:value-type="float" office:value="360" calcext:value-type="float">
            <text:p>360</text:p>
          </table:table-cell>
          <table:table-cell table:formula="of:=INDEX([.G$1:.G$1048576];[.N36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56" calcext:value-type="float">
            <text:p>356</text:p>
          </table:table-cell>
          <table:table-cell table:style-name="ce21" table:formula="of:=CONCATENATE(INT(([.A363]-1)/12)+1;&quot;-й год &quot;;[.A363]-1-INT(([.A363]-1)/12)*12+1;&quot;-й мес&quot;)" office:value-type="string" office:string-value="30-й год 8-й мес" calcext:value-type="string">
            <text:p>30-й год 8-й мес</text:p>
          </table:table-cell>
          <table:table-cell table:style-name="ce34" table:formula="of:=DATE(YEAR([.C362]);MONTH([.C362])+1;DAY([.C362]))" office:value-type="date" office:date-value="2053-02-24" calcext:value-type="date">
            <text:p>24.02.2053</text:p>
          </table:table-cell>
          <table:table-cell table:style-name="ce46" table:formula="of:=IF([.P363]*[.$D$2]/100/12/(1-(1+[.$D$2]/100/12)^(-[.O363]))&lt;[.G362];ROUNDUP([.P363]*[.$D$2]/100/12/(1-(1+[.$D$2]/100/12)^(-[.O363]));0);[.G362]+[.F363])" office:value-type="float" office:value="0" calcext:value-type="float">
            <text:p>0,00</text:p>
          </table:table-cell>
          <table:table-cell table:style-name="ce52" table:formula="of:=[.D363]-[.F363]" office:value-type="float" office:value="0" calcext:value-type="float">
            <text:p>0,00</text:p>
          </table:table-cell>
          <table:table-cell table:style-name="ce52" table:formula="of:=[.G362]*[.$D$2]*([.C363]-[.C362])/(DATE(YEAR([.C363])+1;1;1)-DATE(YEAR([.C363]);1;1))/100" office:value-type="float" office:value="0" calcext:value-type="float">
            <text:p>0,00</text:p>
          </table:table-cell>
          <table:table-cell table:style-name="ce63" table:formula="of:=[.G362]-[.E363]-[.L363]-[.M363]" office:value-type="float" office:value="0" calcext:value-type="float">
            <text:p>0,00</text:p>
          </table:table-cell>
          <table:table-cell table:style-name="ce70" table:formula="of:=[.I363]+[.J363]" office:value-type="float" office:value="0" calcext:value-type="float">
            <text:p>0,00</text:p>
          </table:table-cell>
          <table:table-cell table:style-name="ce52" table:formula="of:=IF([.$D$1]/[.$D$3]&lt;[.K362];[.$D$1]/[.$D$3];[.K362])" office:value-type="float" office:value="0" calcext:value-type="float">
            <text:p>0,00</text:p>
          </table:table-cell>
          <table:table-cell table:style-name="ce52" table:formula="of:=[.K362]*[.$D$2]/12/100" office:value-type="float" office:value="0" calcext:value-type="float">
            <text:p>0,00</text:p>
          </table:table-cell>
          <table:table-cell table:style-name="ce79" table:formula="of:=[.K362]-[.I363]-[.L363]-[.M36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62]);VALUE([.N362]);ROW([.L362]))" office:value-type="float" office:value="7" calcext:value-type="float">
            <text:p>7,00</text:p>
          </table:table-cell>
          <table:table-cell table:formula="of:=[.O362]+[.N362]-[.N363]" office:value-type="float" office:value="360" calcext:value-type="float">
            <text:p>360</text:p>
          </table:table-cell>
          <table:table-cell table:formula="of:=INDEX([.G$1:.G$1048576];[.N36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57" calcext:value-type="float">
            <text:p>357</text:p>
          </table:table-cell>
          <table:table-cell table:style-name="ce21" table:formula="of:=CONCATENATE(INT(([.A364]-1)/12)+1;&quot;-й год &quot;;[.A364]-1-INT(([.A364]-1)/12)*12+1;&quot;-й мес&quot;)" office:value-type="string" office:string-value="30-й год 9-й мес" calcext:value-type="string">
            <text:p>30-й год 9-й мес</text:p>
          </table:table-cell>
          <table:table-cell table:style-name="ce34" table:formula="of:=DATE(YEAR([.C363]);MONTH([.C363])+1;DAY([.C363]))" office:value-type="date" office:date-value="2053-03-24" calcext:value-type="date">
            <text:p>24.03.2053</text:p>
          </table:table-cell>
          <table:table-cell table:style-name="ce46" table:formula="of:=IF([.P364]*[.$D$2]/100/12/(1-(1+[.$D$2]/100/12)^(-[.O364]))&lt;[.G363];ROUNDUP([.P364]*[.$D$2]/100/12/(1-(1+[.$D$2]/100/12)^(-[.O364]));0);[.G363]+[.F364])" office:value-type="float" office:value="0" calcext:value-type="float">
            <text:p>0,00</text:p>
          </table:table-cell>
          <table:table-cell table:style-name="ce52" table:formula="of:=[.D364]-[.F364]" office:value-type="float" office:value="0" calcext:value-type="float">
            <text:p>0,00</text:p>
          </table:table-cell>
          <table:table-cell table:style-name="ce52" table:formula="of:=[.G363]*[.$D$2]*([.C364]-[.C363])/(DATE(YEAR([.C364])+1;1;1)-DATE(YEAR([.C364]);1;1))/100" office:value-type="float" office:value="0" calcext:value-type="float">
            <text:p>0,00</text:p>
          </table:table-cell>
          <table:table-cell table:style-name="ce63" table:formula="of:=[.G363]-[.E364]-[.L364]-[.M364]" office:value-type="float" office:value="0" calcext:value-type="float">
            <text:p>0,00</text:p>
          </table:table-cell>
          <table:table-cell table:style-name="ce70" table:formula="of:=[.I364]+[.J364]" office:value-type="float" office:value="0" calcext:value-type="float">
            <text:p>0,00</text:p>
          </table:table-cell>
          <table:table-cell table:style-name="ce52" table:formula="of:=IF([.$D$1]/[.$D$3]&lt;[.K363];[.$D$1]/[.$D$3];[.K363])" office:value-type="float" office:value="0" calcext:value-type="float">
            <text:p>0,00</text:p>
          </table:table-cell>
          <table:table-cell table:style-name="ce52" table:formula="of:=[.K363]*[.$D$2]/12/100" office:value-type="float" office:value="0" calcext:value-type="float">
            <text:p>0,00</text:p>
          </table:table-cell>
          <table:table-cell table:style-name="ce79" table:formula="of:=[.K363]-[.I364]-[.L364]-[.M36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63]);VALUE([.N363]);ROW([.L363]))" office:value-type="float" office:value="7" calcext:value-type="float">
            <text:p>7,00</text:p>
          </table:table-cell>
          <table:table-cell table:formula="of:=[.O363]+[.N363]-[.N364]" office:value-type="float" office:value="360" calcext:value-type="float">
            <text:p>360</text:p>
          </table:table-cell>
          <table:table-cell table:formula="of:=INDEX([.G$1:.G$1048576];[.N36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58" calcext:value-type="float">
            <text:p>358</text:p>
          </table:table-cell>
          <table:table-cell table:style-name="ce21" table:formula="of:=CONCATENATE(INT(([.A365]-1)/12)+1;&quot;-й год &quot;;[.A365]-1-INT(([.A365]-1)/12)*12+1;&quot;-й мес&quot;)" office:value-type="string" office:string-value="30-й год 10-й мес" calcext:value-type="string">
            <text:p>30-й год 10-й мес</text:p>
          </table:table-cell>
          <table:table-cell table:style-name="ce34" table:formula="of:=DATE(YEAR([.C364]);MONTH([.C364])+1;DAY([.C364]))" office:value-type="date" office:date-value="2053-04-24" calcext:value-type="date">
            <text:p>24.04.2053</text:p>
          </table:table-cell>
          <table:table-cell table:style-name="ce46" table:formula="of:=IF([.P365]*[.$D$2]/100/12/(1-(1+[.$D$2]/100/12)^(-[.O365]))&lt;[.G364];ROUNDUP([.P365]*[.$D$2]/100/12/(1-(1+[.$D$2]/100/12)^(-[.O365]));0);[.G364]+[.F365])" office:value-type="float" office:value="0" calcext:value-type="float">
            <text:p>0,00</text:p>
          </table:table-cell>
          <table:table-cell table:style-name="ce52" table:formula="of:=[.D365]-[.F365]" office:value-type="float" office:value="0" calcext:value-type="float">
            <text:p>0,00</text:p>
          </table:table-cell>
          <table:table-cell table:style-name="ce52" table:formula="of:=[.G364]*[.$D$2]*([.C365]-[.C364])/(DATE(YEAR([.C365])+1;1;1)-DATE(YEAR([.C365]);1;1))/100" office:value-type="float" office:value="0" calcext:value-type="float">
            <text:p>0,00</text:p>
          </table:table-cell>
          <table:table-cell table:style-name="ce63" table:formula="of:=[.G364]-[.E365]-[.L365]-[.M365]" office:value-type="float" office:value="0" calcext:value-type="float">
            <text:p>0,00</text:p>
          </table:table-cell>
          <table:table-cell table:style-name="ce70" table:formula="of:=[.I365]+[.J365]" office:value-type="float" office:value="0" calcext:value-type="float">
            <text:p>0,00</text:p>
          </table:table-cell>
          <table:table-cell table:style-name="ce52" table:formula="of:=IF([.$D$1]/[.$D$3]&lt;[.K364];[.$D$1]/[.$D$3];[.K364])" office:value-type="float" office:value="0" calcext:value-type="float">
            <text:p>0,00</text:p>
          </table:table-cell>
          <table:table-cell table:style-name="ce52" table:formula="of:=[.K364]*[.$D$2]/12/100" office:value-type="float" office:value="0" calcext:value-type="float">
            <text:p>0,00</text:p>
          </table:table-cell>
          <table:table-cell table:style-name="ce79" table:formula="of:=[.K364]-[.I365]-[.L365]-[.M36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64]);VALUE([.N364]);ROW([.L364]))" office:value-type="float" office:value="7" calcext:value-type="float">
            <text:p>7,00</text:p>
          </table:table-cell>
          <table:table-cell table:formula="of:=[.O364]+[.N364]-[.N365]" office:value-type="float" office:value="360" calcext:value-type="float">
            <text:p>360</text:p>
          </table:table-cell>
          <table:table-cell table:formula="of:=INDEX([.G$1:.G$1048576];[.N36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59" calcext:value-type="float">
            <text:p>359</text:p>
          </table:table-cell>
          <table:table-cell table:style-name="ce21" table:formula="of:=CONCATENATE(INT(([.A366]-1)/12)+1;&quot;-й год &quot;;[.A366]-1-INT(([.A366]-1)/12)*12+1;&quot;-й мес&quot;)" office:value-type="string" office:string-value="30-й год 11-й мес" calcext:value-type="string">
            <text:p>30-й год 11-й мес</text:p>
          </table:table-cell>
          <table:table-cell table:style-name="ce34" table:formula="of:=DATE(YEAR([.C365]);MONTH([.C365])+1;DAY([.C365]))" office:value-type="date" office:date-value="2053-05-24" calcext:value-type="date">
            <text:p>24.05.2053</text:p>
          </table:table-cell>
          <table:table-cell table:style-name="ce46" table:formula="of:=IF([.P366]*[.$D$2]/100/12/(1-(1+[.$D$2]/100/12)^(-[.O366]))&lt;[.G365];ROUNDUP([.P366]*[.$D$2]/100/12/(1-(1+[.$D$2]/100/12)^(-[.O366]));0);[.G365]+[.F366])" office:value-type="float" office:value="0" calcext:value-type="float">
            <text:p>0,00</text:p>
          </table:table-cell>
          <table:table-cell table:style-name="ce52" table:formula="of:=[.D366]-[.F366]" office:value-type="float" office:value="0" calcext:value-type="float">
            <text:p>0,00</text:p>
          </table:table-cell>
          <table:table-cell table:style-name="ce52" table:formula="of:=[.G365]*[.$D$2]*([.C366]-[.C365])/(DATE(YEAR([.C366])+1;1;1)-DATE(YEAR([.C366]);1;1))/100" office:value-type="float" office:value="0" calcext:value-type="float">
            <text:p>0,00</text:p>
          </table:table-cell>
          <table:table-cell table:style-name="ce63" table:formula="of:=[.G365]-[.E366]-[.L366]-[.M366]" office:value-type="float" office:value="0" calcext:value-type="float">
            <text:p>0,00</text:p>
          </table:table-cell>
          <table:table-cell table:style-name="ce70" table:formula="of:=[.I366]+[.J366]" office:value-type="float" office:value="0" calcext:value-type="float">
            <text:p>0,00</text:p>
          </table:table-cell>
          <table:table-cell table:style-name="ce52" table:formula="of:=IF([.$D$1]/[.$D$3]&lt;[.K365];[.$D$1]/[.$D$3];[.K365])" office:value-type="float" office:value="0" calcext:value-type="float">
            <text:p>0,00</text:p>
          </table:table-cell>
          <table:table-cell table:style-name="ce52" table:formula="of:=[.K365]*[.$D$2]/12/100" office:value-type="float" office:value="0" calcext:value-type="float">
            <text:p>0,00</text:p>
          </table:table-cell>
          <table:table-cell table:style-name="ce79" table:formula="of:=[.K365]-[.I366]-[.L366]-[.M36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65]);VALUE([.N365]);ROW([.L365]))" office:value-type="float" office:value="7" calcext:value-type="float">
            <text:p>7,00</text:p>
          </table:table-cell>
          <table:table-cell table:formula="of:=[.O365]+[.N365]-[.N366]" office:value-type="float" office:value="360" calcext:value-type="float">
            <text:p>360</text:p>
          </table:table-cell>
          <table:table-cell table:formula="of:=INDEX([.G$1:.G$1048576];[.N36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360" calcext:value-type="float">
            <text:p>360</text:p>
          </table:table-cell>
          <table:table-cell table:style-name="ce21" table:formula="of:=CONCATENATE(INT(([.A367]-1)/12)+1;&quot;-й год &quot;;[.A367]-1-INT(([.A367]-1)/12)*12+1;&quot;-й мес&quot;)" office:value-type="string" office:string-value="30-й год 12-й мес" calcext:value-type="string">
            <text:p>30-й год 12-й мес</text:p>
          </table:table-cell>
          <table:table-cell table:style-name="ce34" table:formula="of:=DATE(YEAR([.C366]);MONTH([.C366])+1;DAY([.C366]))" office:value-type="date" office:date-value="2053-06-24" calcext:value-type="date">
            <text:p>24.06.2053</text:p>
          </table:table-cell>
          <table:table-cell table:style-name="ce46" table:formula="of:=IF([.P367]*[.$D$2]/100/12/(1-(1+[.$D$2]/100/12)^(-[.O367]))&lt;[.G366];ROUNDUP([.P367]*[.$D$2]/100/12/(1-(1+[.$D$2]/100/12)^(-[.O367]));0);[.G366]+[.F367])" office:value-type="float" office:value="0" calcext:value-type="float">
            <text:p>0,00</text:p>
          </table:table-cell>
          <table:table-cell table:style-name="ce54" table:formula="of:=[.D367]-[.F367]" office:value-type="float" office:value="0" calcext:value-type="float">
            <text:p>0,00</text:p>
          </table:table-cell>
          <table:table-cell table:style-name="ce52" table:formula="of:=[.G366]*[.$D$2]*([.C367]-[.C366])/(DATE(YEAR([.C367])+1;1;1)-DATE(YEAR([.C367]);1;1))/100" office:value-type="float" office:value="0" calcext:value-type="float">
            <text:p>0,00</text:p>
          </table:table-cell>
          <table:table-cell table:style-name="ce65" table:formula="of:=[.G366]-[.E367]-[.L367]-[.M367]" office:value-type="float" office:value="0" calcext:value-type="float">
            <text:p>0,00</text:p>
          </table:table-cell>
          <table:table-cell table:style-name="ce72" table:formula="of:=[.I367]+[.J367]" office:value-type="float" office:value="0" calcext:value-type="float">
            <text:p>0,00</text:p>
          </table:table-cell>
          <table:table-cell table:style-name="ce54" table:formula="of:=IF([.$D$1]/[.$D$3]&lt;[.K366];[.$D$1]/[.$D$3];[.K366])" office:value-type="float" office:value="0" calcext:value-type="float">
            <text:p>0,00</text:p>
          </table:table-cell>
          <table:table-cell table:style-name="ce54" table:formula="of:=[.K366]*[.$D$2]/12/100" office:value-type="float" office:value="0" calcext:value-type="float">
            <text:p>0,00</text:p>
          </table:table-cell>
          <table:table-cell table:style-name="ce81" table:formula="of:=[.K366]-[.I367]-[.L367]-[.M367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366]);VALUE([.N366]);ROW([.L366]))" office:value-type="float" office:value="7" calcext:value-type="float">
            <text:p>7,00</text:p>
          </table:table-cell>
          <table:table-cell table:formula="of:=[.O366]+[.N366]-[.N367]" office:value-type="float" office:value="360" calcext:value-type="float">
            <text:p>360</text:p>
          </table:table-cell>
          <table:table-cell table:formula="of:=INDEX([.G$1:.G$1048576];[.N36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61" calcext:value-type="float">
            <text:p>361</text:p>
          </table:table-cell>
          <table:table-cell table:style-name="ce21" table:formula="of:=CONCATENATE(INT(([.A368]-1)/12)+1;&quot;-й год &quot;;[.A368]-1-INT(([.A368]-1)/12)*12+1;&quot;-й мес&quot;)" office:value-type="string" office:string-value="31-й год 1-й мес" calcext:value-type="string">
            <text:p>31-й год 1-й мес</text:p>
          </table:table-cell>
          <table:table-cell table:style-name="ce34" table:formula="of:=DATE(YEAR([.C367]);MONTH([.C367])+1;DAY([.C367]))" office:value-type="date" office:date-value="2053-07-24" calcext:value-type="date">
            <text:p>24.07.2053</text:p>
          </table:table-cell>
          <table:table-cell table:style-name="ce46" table:formula="of:=IF([.P368]*[.$D$2]/100/12/(1-(1+[.$D$2]/100/12)^(-[.O368]))&lt;[.G367];ROUNDUP([.P368]*[.$D$2]/100/12/(1-(1+[.$D$2]/100/12)^(-[.O368]));0);[.G367]+[.F368])" office:value-type="float" office:value="0" calcext:value-type="float">
            <text:p>0,00</text:p>
          </table:table-cell>
          <table:table-cell table:style-name="ce52" table:formula="of:=[.D368]-[.F368]" office:value-type="float" office:value="0" calcext:value-type="float">
            <text:p>0,00</text:p>
          </table:table-cell>
          <table:table-cell table:style-name="ce52" table:formula="of:=[.G367]*[.$D$2]*([.C368]-[.C367])/(DATE(YEAR([.C368])+1;1;1)-DATE(YEAR([.C368]);1;1))/100" office:value-type="float" office:value="0" calcext:value-type="float">
            <text:p>0,00</text:p>
          </table:table-cell>
          <table:table-cell table:style-name="ce63" table:formula="of:=[.G367]-[.E368]-[.L368]-[.M368]" office:value-type="float" office:value="0" calcext:value-type="float">
            <text:p>0,00</text:p>
          </table:table-cell>
          <table:table-cell table:style-name="ce70" table:formula="of:=[.I368]+[.J368]" office:value-type="float" office:value="0" calcext:value-type="float">
            <text:p>0,00</text:p>
          </table:table-cell>
          <table:table-cell table:style-name="ce52" table:formula="of:=IF([.$D$1]/[.$D$3]&lt;[.K367];[.$D$1]/[.$D$3];[.K367])" office:value-type="float" office:value="0" calcext:value-type="float">
            <text:p>0,00</text:p>
          </table:table-cell>
          <table:table-cell table:style-name="ce52" table:formula="of:=[.K367]*[.$D$2]/12/100" office:value-type="float" office:value="0" calcext:value-type="float">
            <text:p>0,00</text:p>
          </table:table-cell>
          <table:table-cell table:style-name="ce79" table:formula="of:=[.K367]-[.I368]-[.L368]-[.M36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67]);VALUE([.N367]);ROW([.L367]))" office:value-type="float" office:value="7" calcext:value-type="float">
            <text:p>7,00</text:p>
          </table:table-cell>
          <table:table-cell table:formula="of:=[.O367]+[.N367]-[.N368]" office:value-type="float" office:value="360" calcext:value-type="float">
            <text:p>360</text:p>
          </table:table-cell>
          <table:table-cell table:formula="of:=INDEX([.G$1:.G$1048576];[.N36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62" calcext:value-type="float">
            <text:p>362</text:p>
          </table:table-cell>
          <table:table-cell table:style-name="ce21" table:formula="of:=CONCATENATE(INT(([.A369]-1)/12)+1;&quot;-й год &quot;;[.A369]-1-INT(([.A369]-1)/12)*12+1;&quot;-й мес&quot;)" office:value-type="string" office:string-value="31-й год 2-й мес" calcext:value-type="string">
            <text:p>31-й год 2-й мес</text:p>
          </table:table-cell>
          <table:table-cell table:style-name="ce34" table:formula="of:=DATE(YEAR([.C368]);MONTH([.C368])+1;DAY([.C368]))" office:value-type="date" office:date-value="2053-08-24" calcext:value-type="date">
            <text:p>24.08.2053</text:p>
          </table:table-cell>
          <table:table-cell table:style-name="ce46" table:formula="of:=IF([.P369]*[.$D$2]/100/12/(1-(1+[.$D$2]/100/12)^(-[.O369]))&lt;[.G368];ROUNDUP([.P369]*[.$D$2]/100/12/(1-(1+[.$D$2]/100/12)^(-[.O369]));0);[.G368]+[.F369])" office:value-type="float" office:value="0" calcext:value-type="float">
            <text:p>0,00</text:p>
          </table:table-cell>
          <table:table-cell table:style-name="ce52" table:formula="of:=[.D369]-[.F369]" office:value-type="float" office:value="0" calcext:value-type="float">
            <text:p>0,00</text:p>
          </table:table-cell>
          <table:table-cell table:style-name="ce52" table:formula="of:=[.G368]*[.$D$2]*([.C369]-[.C368])/(DATE(YEAR([.C369])+1;1;1)-DATE(YEAR([.C369]);1;1))/100" office:value-type="float" office:value="0" calcext:value-type="float">
            <text:p>0,00</text:p>
          </table:table-cell>
          <table:table-cell table:style-name="ce63" table:formula="of:=[.G368]-[.E369]-[.L369]-[.M369]" office:value-type="float" office:value="0" calcext:value-type="float">
            <text:p>0,00</text:p>
          </table:table-cell>
          <table:table-cell table:style-name="ce70" table:formula="of:=[.I369]+[.J369]" office:value-type="float" office:value="0" calcext:value-type="float">
            <text:p>0,00</text:p>
          </table:table-cell>
          <table:table-cell table:style-name="ce52" table:formula="of:=IF([.$D$1]/[.$D$3]&lt;[.K368];[.$D$1]/[.$D$3];[.K368])" office:value-type="float" office:value="0" calcext:value-type="float">
            <text:p>0,00</text:p>
          </table:table-cell>
          <table:table-cell table:style-name="ce52" table:formula="of:=[.K368]*[.$D$2]/12/100" office:value-type="float" office:value="0" calcext:value-type="float">
            <text:p>0,00</text:p>
          </table:table-cell>
          <table:table-cell table:style-name="ce79" table:formula="of:=[.K368]-[.I369]-[.L369]-[.M36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68]);VALUE([.N368]);ROW([.L368]))" office:value-type="float" office:value="7" calcext:value-type="float">
            <text:p>7,00</text:p>
          </table:table-cell>
          <table:table-cell table:formula="of:=[.O368]+[.N368]-[.N369]" office:value-type="float" office:value="360" calcext:value-type="float">
            <text:p>360</text:p>
          </table:table-cell>
          <table:table-cell table:formula="of:=INDEX([.G$1:.G$1048576];[.N36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63" calcext:value-type="float">
            <text:p>363</text:p>
          </table:table-cell>
          <table:table-cell table:style-name="ce21" table:formula="of:=CONCATENATE(INT(([.A370]-1)/12)+1;&quot;-й год &quot;;[.A370]-1-INT(([.A370]-1)/12)*12+1;&quot;-й мес&quot;)" office:value-type="string" office:string-value="31-й год 3-й мес" calcext:value-type="string">
            <text:p>31-й год 3-й мес</text:p>
          </table:table-cell>
          <table:table-cell table:style-name="ce34" table:formula="of:=DATE(YEAR([.C369]);MONTH([.C369])+1;DAY([.C369]))" office:value-type="date" office:date-value="2053-09-24" calcext:value-type="date">
            <text:p>24.09.2053</text:p>
          </table:table-cell>
          <table:table-cell table:style-name="ce46" table:formula="of:=IF([.P370]*[.$D$2]/100/12/(1-(1+[.$D$2]/100/12)^(-[.O370]))&lt;[.G369];ROUNDUP([.P370]*[.$D$2]/100/12/(1-(1+[.$D$2]/100/12)^(-[.O370]));0);[.G369]+[.F370])" office:value-type="float" office:value="0" calcext:value-type="float">
            <text:p>0,00</text:p>
          </table:table-cell>
          <table:table-cell table:style-name="ce52" table:formula="of:=[.D370]-[.F370]" office:value-type="float" office:value="0" calcext:value-type="float">
            <text:p>0,00</text:p>
          </table:table-cell>
          <table:table-cell table:style-name="ce52" table:formula="of:=[.G369]*[.$D$2]*([.C370]-[.C369])/(DATE(YEAR([.C370])+1;1;1)-DATE(YEAR([.C370]);1;1))/100" office:value-type="float" office:value="0" calcext:value-type="float">
            <text:p>0,00</text:p>
          </table:table-cell>
          <table:table-cell table:style-name="ce63" table:formula="of:=[.G369]-[.E370]-[.L370]-[.M370]" office:value-type="float" office:value="0" calcext:value-type="float">
            <text:p>0,00</text:p>
          </table:table-cell>
          <table:table-cell table:style-name="ce70" table:formula="of:=[.I370]+[.J370]" office:value-type="float" office:value="0" calcext:value-type="float">
            <text:p>0,00</text:p>
          </table:table-cell>
          <table:table-cell table:style-name="ce52" table:formula="of:=IF([.$D$1]/[.$D$3]&lt;[.K369];[.$D$1]/[.$D$3];[.K369])" office:value-type="float" office:value="0" calcext:value-type="float">
            <text:p>0,00</text:p>
          </table:table-cell>
          <table:table-cell table:style-name="ce52" table:formula="of:=[.K369]*[.$D$2]/12/100" office:value-type="float" office:value="0" calcext:value-type="float">
            <text:p>0,00</text:p>
          </table:table-cell>
          <table:table-cell table:style-name="ce79" table:formula="of:=[.K369]-[.I370]-[.L370]-[.M37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69]);VALUE([.N369]);ROW([.L369]))" office:value-type="float" office:value="7" calcext:value-type="float">
            <text:p>7,00</text:p>
          </table:table-cell>
          <table:table-cell table:formula="of:=[.O369]+[.N369]-[.N370]" office:value-type="float" office:value="360" calcext:value-type="float">
            <text:p>360</text:p>
          </table:table-cell>
          <table:table-cell table:formula="of:=INDEX([.G$1:.G$1048576];[.N37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64" calcext:value-type="float">
            <text:p>364</text:p>
          </table:table-cell>
          <table:table-cell table:style-name="ce21" table:formula="of:=CONCATENATE(INT(([.A371]-1)/12)+1;&quot;-й год &quot;;[.A371]-1-INT(([.A371]-1)/12)*12+1;&quot;-й мес&quot;)" office:value-type="string" office:string-value="31-й год 4-й мес" calcext:value-type="string">
            <text:p>31-й год 4-й мес</text:p>
          </table:table-cell>
          <table:table-cell table:style-name="ce34" table:formula="of:=DATE(YEAR([.C370]);MONTH([.C370])+1;DAY([.C370]))" office:value-type="date" office:date-value="2053-10-24" calcext:value-type="date">
            <text:p>24.10.2053</text:p>
          </table:table-cell>
          <table:table-cell table:style-name="ce46" table:formula="of:=IF([.P371]*[.$D$2]/100/12/(1-(1+[.$D$2]/100/12)^(-[.O371]))&lt;[.G370];ROUNDUP([.P371]*[.$D$2]/100/12/(1-(1+[.$D$2]/100/12)^(-[.O371]));0);[.G370]+[.F371])" office:value-type="float" office:value="0" calcext:value-type="float">
            <text:p>0,00</text:p>
          </table:table-cell>
          <table:table-cell table:style-name="ce52" table:formula="of:=[.D371]-[.F371]" office:value-type="float" office:value="0" calcext:value-type="float">
            <text:p>0,00</text:p>
          </table:table-cell>
          <table:table-cell table:style-name="ce52" table:formula="of:=[.G370]*[.$D$2]*([.C371]-[.C370])/(DATE(YEAR([.C371])+1;1;1)-DATE(YEAR([.C371]);1;1))/100" office:value-type="float" office:value="0" calcext:value-type="float">
            <text:p>0,00</text:p>
          </table:table-cell>
          <table:table-cell table:style-name="ce63" table:formula="of:=[.G370]-[.E371]-[.L371]-[.M371]" office:value-type="float" office:value="0" calcext:value-type="float">
            <text:p>0,00</text:p>
          </table:table-cell>
          <table:table-cell table:style-name="ce70" table:formula="of:=[.I371]+[.J371]" office:value-type="float" office:value="0" calcext:value-type="float">
            <text:p>0,00</text:p>
          </table:table-cell>
          <table:table-cell table:style-name="ce52" table:formula="of:=IF([.$D$1]/[.$D$3]&lt;[.K370];[.$D$1]/[.$D$3];[.K370])" office:value-type="float" office:value="0" calcext:value-type="float">
            <text:p>0,00</text:p>
          </table:table-cell>
          <table:table-cell table:style-name="ce52" table:formula="of:=[.K370]*[.$D$2]/12/100" office:value-type="float" office:value="0" calcext:value-type="float">
            <text:p>0,00</text:p>
          </table:table-cell>
          <table:table-cell table:style-name="ce79" table:formula="of:=[.K370]-[.I371]-[.L371]-[.M37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70]);VALUE([.N370]);ROW([.L370]))" office:value-type="float" office:value="7" calcext:value-type="float">
            <text:p>7,00</text:p>
          </table:table-cell>
          <table:table-cell table:formula="of:=[.O370]+[.N370]-[.N371]" office:value-type="float" office:value="360" calcext:value-type="float">
            <text:p>360</text:p>
          </table:table-cell>
          <table:table-cell table:formula="of:=INDEX([.G$1:.G$1048576];[.N37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65" calcext:value-type="float">
            <text:p>365</text:p>
          </table:table-cell>
          <table:table-cell table:style-name="ce21" table:formula="of:=CONCATENATE(INT(([.A372]-1)/12)+1;&quot;-й год &quot;;[.A372]-1-INT(([.A372]-1)/12)*12+1;&quot;-й мес&quot;)" office:value-type="string" office:string-value="31-й год 5-й мес" calcext:value-type="string">
            <text:p>31-й год 5-й мес</text:p>
          </table:table-cell>
          <table:table-cell table:style-name="ce34" table:formula="of:=DATE(YEAR([.C371]);MONTH([.C371])+1;DAY([.C371]))" office:value-type="date" office:date-value="2053-11-24" calcext:value-type="date">
            <text:p>24.11.2053</text:p>
          </table:table-cell>
          <table:table-cell table:style-name="ce46" table:formula="of:=IF([.P372]*[.$D$2]/100/12/(1-(1+[.$D$2]/100/12)^(-[.O372]))&lt;[.G371];ROUNDUP([.P372]*[.$D$2]/100/12/(1-(1+[.$D$2]/100/12)^(-[.O372]));0);[.G371]+[.F372])" office:value-type="float" office:value="0" calcext:value-type="float">
            <text:p>0,00</text:p>
          </table:table-cell>
          <table:table-cell table:style-name="ce52" table:formula="of:=[.D372]-[.F372]" office:value-type="float" office:value="0" calcext:value-type="float">
            <text:p>0,00</text:p>
          </table:table-cell>
          <table:table-cell table:style-name="ce52" table:formula="of:=[.G371]*[.$D$2]*([.C372]-[.C371])/(DATE(YEAR([.C372])+1;1;1)-DATE(YEAR([.C372]);1;1))/100" office:value-type="float" office:value="0" calcext:value-type="float">
            <text:p>0,00</text:p>
          </table:table-cell>
          <table:table-cell table:style-name="ce63" table:formula="of:=[.G371]-[.E372]-[.L372]-[.M372]" office:value-type="float" office:value="0" calcext:value-type="float">
            <text:p>0,00</text:p>
          </table:table-cell>
          <table:table-cell table:style-name="ce70" table:formula="of:=[.I372]+[.J372]" office:value-type="float" office:value="0" calcext:value-type="float">
            <text:p>0,00</text:p>
          </table:table-cell>
          <table:table-cell table:style-name="ce52" table:formula="of:=IF([.$D$1]/[.$D$3]&lt;[.K371];[.$D$1]/[.$D$3];[.K371])" office:value-type="float" office:value="0" calcext:value-type="float">
            <text:p>0,00</text:p>
          </table:table-cell>
          <table:table-cell table:style-name="ce52" table:formula="of:=[.K371]*[.$D$2]/12/100" office:value-type="float" office:value="0" calcext:value-type="float">
            <text:p>0,00</text:p>
          </table:table-cell>
          <table:table-cell table:style-name="ce79" table:formula="of:=[.K371]-[.I372]-[.L372]-[.M37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71]);VALUE([.N371]);ROW([.L371]))" office:value-type="float" office:value="7" calcext:value-type="float">
            <text:p>7,00</text:p>
          </table:table-cell>
          <table:table-cell table:formula="of:=[.O371]+[.N371]-[.N372]" office:value-type="float" office:value="360" calcext:value-type="float">
            <text:p>360</text:p>
          </table:table-cell>
          <table:table-cell table:formula="of:=INDEX([.G$1:.G$1048576];[.N37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66" calcext:value-type="float">
            <text:p>366</text:p>
          </table:table-cell>
          <table:table-cell table:style-name="ce21" table:formula="of:=CONCATENATE(INT(([.A373]-1)/12)+1;&quot;-й год &quot;;[.A373]-1-INT(([.A373]-1)/12)*12+1;&quot;-й мес&quot;)" office:value-type="string" office:string-value="31-й год 6-й мес" calcext:value-type="string">
            <text:p>31-й год 6-й мес</text:p>
          </table:table-cell>
          <table:table-cell table:style-name="ce34" table:formula="of:=DATE(YEAR([.C372]);MONTH([.C372])+1;DAY([.C372]))" office:value-type="date" office:date-value="2053-12-24" calcext:value-type="date">
            <text:p>24.12.2053</text:p>
          </table:table-cell>
          <table:table-cell table:style-name="ce46" table:formula="of:=IF([.P373]*[.$D$2]/100/12/(1-(1+[.$D$2]/100/12)^(-[.O373]))&lt;[.G372];ROUNDUP([.P373]*[.$D$2]/100/12/(1-(1+[.$D$2]/100/12)^(-[.O373]));0);[.G372]+[.F373])" office:value-type="float" office:value="0" calcext:value-type="float">
            <text:p>0,00</text:p>
          </table:table-cell>
          <table:table-cell table:style-name="ce52" table:formula="of:=[.D373]-[.F373]" office:value-type="float" office:value="0" calcext:value-type="float">
            <text:p>0,00</text:p>
          </table:table-cell>
          <table:table-cell table:style-name="ce52" table:formula="of:=[.G372]*[.$D$2]*([.C373]-[.C372])/(DATE(YEAR([.C373])+1;1;1)-DATE(YEAR([.C373]);1;1))/100" office:value-type="float" office:value="0" calcext:value-type="float">
            <text:p>0,00</text:p>
          </table:table-cell>
          <table:table-cell table:style-name="ce63" table:formula="of:=[.G372]-[.E373]-[.L373]-[.M373]" office:value-type="float" office:value="0" calcext:value-type="float">
            <text:p>0,00</text:p>
          </table:table-cell>
          <table:table-cell table:style-name="ce70" table:formula="of:=[.I373]+[.J373]" office:value-type="float" office:value="0" calcext:value-type="float">
            <text:p>0,00</text:p>
          </table:table-cell>
          <table:table-cell table:style-name="ce52" table:formula="of:=IF([.$D$1]/[.$D$3]&lt;[.K372];[.$D$1]/[.$D$3];[.K372])" office:value-type="float" office:value="0" calcext:value-type="float">
            <text:p>0,00</text:p>
          </table:table-cell>
          <table:table-cell table:style-name="ce52" table:formula="of:=[.K372]*[.$D$2]/12/100" office:value-type="float" office:value="0" calcext:value-type="float">
            <text:p>0,00</text:p>
          </table:table-cell>
          <table:table-cell table:style-name="ce79" table:formula="of:=[.K372]-[.I373]-[.L373]-[.M37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72]);VALUE([.N372]);ROW([.L372]))" office:value-type="float" office:value="7" calcext:value-type="float">
            <text:p>7,00</text:p>
          </table:table-cell>
          <table:table-cell table:formula="of:=[.O372]+[.N372]-[.N373]" office:value-type="float" office:value="360" calcext:value-type="float">
            <text:p>360</text:p>
          </table:table-cell>
          <table:table-cell table:formula="of:=INDEX([.G$1:.G$1048576];[.N37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67" calcext:value-type="float">
            <text:p>367</text:p>
          </table:table-cell>
          <table:table-cell table:style-name="ce21" table:formula="of:=CONCATENATE(INT(([.A374]-1)/12)+1;&quot;-й год &quot;;[.A374]-1-INT(([.A374]-1)/12)*12+1;&quot;-й мес&quot;)" office:value-type="string" office:string-value="31-й год 7-й мес" calcext:value-type="string">
            <text:p>31-й год 7-й мес</text:p>
          </table:table-cell>
          <table:table-cell table:style-name="ce34" table:formula="of:=DATE(YEAR([.C373]);MONTH([.C373])+1;DAY([.C373]))" office:value-type="date" office:date-value="2054-01-24" calcext:value-type="date">
            <text:p>24.01.2054</text:p>
          </table:table-cell>
          <table:table-cell table:style-name="ce46" table:formula="of:=IF([.P374]*[.$D$2]/100/12/(1-(1+[.$D$2]/100/12)^(-[.O374]))&lt;[.G373];ROUNDUP([.P374]*[.$D$2]/100/12/(1-(1+[.$D$2]/100/12)^(-[.O374]));0);[.G373]+[.F374])" office:value-type="float" office:value="0" calcext:value-type="float">
            <text:p>0,00</text:p>
          </table:table-cell>
          <table:table-cell table:style-name="ce52" table:formula="of:=[.D374]-[.F374]" office:value-type="float" office:value="0" calcext:value-type="float">
            <text:p>0,00</text:p>
          </table:table-cell>
          <table:table-cell table:style-name="ce52" table:formula="of:=[.G373]*[.$D$2]*([.C374]-[.C373])/(DATE(YEAR([.C374])+1;1;1)-DATE(YEAR([.C374]);1;1))/100" office:value-type="float" office:value="0" calcext:value-type="float">
            <text:p>0,00</text:p>
          </table:table-cell>
          <table:table-cell table:style-name="ce63" table:formula="of:=[.G373]-[.E374]-[.L374]-[.M374]" office:value-type="float" office:value="0" calcext:value-type="float">
            <text:p>0,00</text:p>
          </table:table-cell>
          <table:table-cell table:style-name="ce70" table:formula="of:=[.I374]+[.J374]" office:value-type="float" office:value="0" calcext:value-type="float">
            <text:p>0,00</text:p>
          </table:table-cell>
          <table:table-cell table:style-name="ce52" table:formula="of:=IF([.$D$1]/[.$D$3]&lt;[.K373];[.$D$1]/[.$D$3];[.K373])" office:value-type="float" office:value="0" calcext:value-type="float">
            <text:p>0,00</text:p>
          </table:table-cell>
          <table:table-cell table:style-name="ce52" table:formula="of:=[.K373]*[.$D$2]/12/100" office:value-type="float" office:value="0" calcext:value-type="float">
            <text:p>0,00</text:p>
          </table:table-cell>
          <table:table-cell table:style-name="ce79" table:formula="of:=[.K373]-[.I374]-[.L374]-[.M37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73]);VALUE([.N373]);ROW([.L373]))" office:value-type="float" office:value="7" calcext:value-type="float">
            <text:p>7,00</text:p>
          </table:table-cell>
          <table:table-cell table:formula="of:=[.O373]+[.N373]-[.N374]" office:value-type="float" office:value="360" calcext:value-type="float">
            <text:p>360</text:p>
          </table:table-cell>
          <table:table-cell table:formula="of:=INDEX([.G$1:.G$1048576];[.N37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68" calcext:value-type="float">
            <text:p>368</text:p>
          </table:table-cell>
          <table:table-cell table:style-name="ce21" table:formula="of:=CONCATENATE(INT(([.A375]-1)/12)+1;&quot;-й год &quot;;[.A375]-1-INT(([.A375]-1)/12)*12+1;&quot;-й мес&quot;)" office:value-type="string" office:string-value="31-й год 8-й мес" calcext:value-type="string">
            <text:p>31-й год 8-й мес</text:p>
          </table:table-cell>
          <table:table-cell table:style-name="ce34" table:formula="of:=DATE(YEAR([.C374]);MONTH([.C374])+1;DAY([.C374]))" office:value-type="date" office:date-value="2054-02-24" calcext:value-type="date">
            <text:p>24.02.2054</text:p>
          </table:table-cell>
          <table:table-cell table:style-name="ce46" table:formula="of:=IF([.P375]*[.$D$2]/100/12/(1-(1+[.$D$2]/100/12)^(-[.O375]))&lt;[.G374];ROUNDUP([.P375]*[.$D$2]/100/12/(1-(1+[.$D$2]/100/12)^(-[.O375]));0);[.G374]+[.F375])" office:value-type="float" office:value="0" calcext:value-type="float">
            <text:p>0,00</text:p>
          </table:table-cell>
          <table:table-cell table:style-name="ce52" table:formula="of:=[.D375]-[.F375]" office:value-type="float" office:value="0" calcext:value-type="float">
            <text:p>0,00</text:p>
          </table:table-cell>
          <table:table-cell table:style-name="ce52" table:formula="of:=[.G374]*[.$D$2]*([.C375]-[.C374])/(DATE(YEAR([.C375])+1;1;1)-DATE(YEAR([.C375]);1;1))/100" office:value-type="float" office:value="0" calcext:value-type="float">
            <text:p>0,00</text:p>
          </table:table-cell>
          <table:table-cell table:style-name="ce63" table:formula="of:=[.G374]-[.E375]-[.L375]-[.M375]" office:value-type="float" office:value="0" calcext:value-type="float">
            <text:p>0,00</text:p>
          </table:table-cell>
          <table:table-cell table:style-name="ce70" table:formula="of:=[.I375]+[.J375]" office:value-type="float" office:value="0" calcext:value-type="float">
            <text:p>0,00</text:p>
          </table:table-cell>
          <table:table-cell table:style-name="ce52" table:formula="of:=IF([.$D$1]/[.$D$3]&lt;[.K374];[.$D$1]/[.$D$3];[.K374])" office:value-type="float" office:value="0" calcext:value-type="float">
            <text:p>0,00</text:p>
          </table:table-cell>
          <table:table-cell table:style-name="ce52" table:formula="of:=[.K374]*[.$D$2]/12/100" office:value-type="float" office:value="0" calcext:value-type="float">
            <text:p>0,00</text:p>
          </table:table-cell>
          <table:table-cell table:style-name="ce79" table:formula="of:=[.K374]-[.I375]-[.L375]-[.M37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74]);VALUE([.N374]);ROW([.L374]))" office:value-type="float" office:value="7" calcext:value-type="float">
            <text:p>7,00</text:p>
          </table:table-cell>
          <table:table-cell table:formula="of:=[.O374]+[.N374]-[.N375]" office:value-type="float" office:value="360" calcext:value-type="float">
            <text:p>360</text:p>
          </table:table-cell>
          <table:table-cell table:formula="of:=INDEX([.G$1:.G$1048576];[.N37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69" calcext:value-type="float">
            <text:p>369</text:p>
          </table:table-cell>
          <table:table-cell table:style-name="ce21" table:formula="of:=CONCATENATE(INT(([.A376]-1)/12)+1;&quot;-й год &quot;;[.A376]-1-INT(([.A376]-1)/12)*12+1;&quot;-й мес&quot;)" office:value-type="string" office:string-value="31-й год 9-й мес" calcext:value-type="string">
            <text:p>31-й год 9-й мес</text:p>
          </table:table-cell>
          <table:table-cell table:style-name="ce34" table:formula="of:=DATE(YEAR([.C375]);MONTH([.C375])+1;DAY([.C375]))" office:value-type="date" office:date-value="2054-03-24" calcext:value-type="date">
            <text:p>24.03.2054</text:p>
          </table:table-cell>
          <table:table-cell table:style-name="ce46" table:formula="of:=IF([.P376]*[.$D$2]/100/12/(1-(1+[.$D$2]/100/12)^(-[.O376]))&lt;[.G375];ROUNDUP([.P376]*[.$D$2]/100/12/(1-(1+[.$D$2]/100/12)^(-[.O376]));0);[.G375]+[.F376])" office:value-type="float" office:value="0" calcext:value-type="float">
            <text:p>0,00</text:p>
          </table:table-cell>
          <table:table-cell table:style-name="ce52" table:formula="of:=[.D376]-[.F376]" office:value-type="float" office:value="0" calcext:value-type="float">
            <text:p>0,00</text:p>
          </table:table-cell>
          <table:table-cell table:style-name="ce52" table:formula="of:=[.G375]*[.$D$2]*([.C376]-[.C375])/(DATE(YEAR([.C376])+1;1;1)-DATE(YEAR([.C376]);1;1))/100" office:value-type="float" office:value="0" calcext:value-type="float">
            <text:p>0,00</text:p>
          </table:table-cell>
          <table:table-cell table:style-name="ce63" table:formula="of:=[.G375]-[.E376]-[.L376]-[.M376]" office:value-type="float" office:value="0" calcext:value-type="float">
            <text:p>0,00</text:p>
          </table:table-cell>
          <table:table-cell table:style-name="ce70" table:formula="of:=[.I376]+[.J376]" office:value-type="float" office:value="0" calcext:value-type="float">
            <text:p>0,00</text:p>
          </table:table-cell>
          <table:table-cell table:style-name="ce52" table:formula="of:=IF([.$D$1]/[.$D$3]&lt;[.K375];[.$D$1]/[.$D$3];[.K375])" office:value-type="float" office:value="0" calcext:value-type="float">
            <text:p>0,00</text:p>
          </table:table-cell>
          <table:table-cell table:style-name="ce52" table:formula="of:=[.K375]*[.$D$2]/12/100" office:value-type="float" office:value="0" calcext:value-type="float">
            <text:p>0,00</text:p>
          </table:table-cell>
          <table:table-cell table:style-name="ce79" table:formula="of:=[.K375]-[.I376]-[.L376]-[.M37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75]);VALUE([.N375]);ROW([.L375]))" office:value-type="float" office:value="7" calcext:value-type="float">
            <text:p>7,00</text:p>
          </table:table-cell>
          <table:table-cell table:formula="of:=[.O375]+[.N375]-[.N376]" office:value-type="float" office:value="360" calcext:value-type="float">
            <text:p>360</text:p>
          </table:table-cell>
          <table:table-cell table:formula="of:=INDEX([.G$1:.G$1048576];[.N37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70" calcext:value-type="float">
            <text:p>370</text:p>
          </table:table-cell>
          <table:table-cell table:style-name="ce21" table:formula="of:=CONCATENATE(INT(([.A377]-1)/12)+1;&quot;-й год &quot;;[.A377]-1-INT(([.A377]-1)/12)*12+1;&quot;-й мес&quot;)" office:value-type="string" office:string-value="31-й год 10-й мес" calcext:value-type="string">
            <text:p>31-й год 10-й мес</text:p>
          </table:table-cell>
          <table:table-cell table:style-name="ce34" table:formula="of:=DATE(YEAR([.C376]);MONTH([.C376])+1;DAY([.C376]))" office:value-type="date" office:date-value="2054-04-24" calcext:value-type="date">
            <text:p>24.04.2054</text:p>
          </table:table-cell>
          <table:table-cell table:style-name="ce46" table:formula="of:=IF([.P377]*[.$D$2]/100/12/(1-(1+[.$D$2]/100/12)^(-[.O377]))&lt;[.G376];ROUNDUP([.P377]*[.$D$2]/100/12/(1-(1+[.$D$2]/100/12)^(-[.O377]));0);[.G376]+[.F377])" office:value-type="float" office:value="0" calcext:value-type="float">
            <text:p>0,00</text:p>
          </table:table-cell>
          <table:table-cell table:style-name="ce52" table:formula="of:=[.D377]-[.F377]" office:value-type="float" office:value="0" calcext:value-type="float">
            <text:p>0,00</text:p>
          </table:table-cell>
          <table:table-cell table:style-name="ce52" table:formula="of:=[.G376]*[.$D$2]*([.C377]-[.C376])/(DATE(YEAR([.C377])+1;1;1)-DATE(YEAR([.C377]);1;1))/100" office:value-type="float" office:value="0" calcext:value-type="float">
            <text:p>0,00</text:p>
          </table:table-cell>
          <table:table-cell table:style-name="ce63" table:formula="of:=[.G376]-[.E377]-[.L377]-[.M377]" office:value-type="float" office:value="0" calcext:value-type="float">
            <text:p>0,00</text:p>
          </table:table-cell>
          <table:table-cell table:style-name="ce70" table:formula="of:=[.I377]+[.J377]" office:value-type="float" office:value="0" calcext:value-type="float">
            <text:p>0,00</text:p>
          </table:table-cell>
          <table:table-cell table:style-name="ce52" table:formula="of:=IF([.$D$1]/[.$D$3]&lt;[.K376];[.$D$1]/[.$D$3];[.K376])" office:value-type="float" office:value="0" calcext:value-type="float">
            <text:p>0,00</text:p>
          </table:table-cell>
          <table:table-cell table:style-name="ce52" table:formula="of:=[.K376]*[.$D$2]/12/100" office:value-type="float" office:value="0" calcext:value-type="float">
            <text:p>0,00</text:p>
          </table:table-cell>
          <table:table-cell table:style-name="ce79" table:formula="of:=[.K376]-[.I377]-[.L377]-[.M37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76]);VALUE([.N376]);ROW([.L376]))" office:value-type="float" office:value="7" calcext:value-type="float">
            <text:p>7,00</text:p>
          </table:table-cell>
          <table:table-cell table:formula="of:=[.O376]+[.N376]-[.N377]" office:value-type="float" office:value="360" calcext:value-type="float">
            <text:p>360</text:p>
          </table:table-cell>
          <table:table-cell table:formula="of:=INDEX([.G$1:.G$1048576];[.N37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71" calcext:value-type="float">
            <text:p>371</text:p>
          </table:table-cell>
          <table:table-cell table:style-name="ce21" table:formula="of:=CONCATENATE(INT(([.A378]-1)/12)+1;&quot;-й год &quot;;[.A378]-1-INT(([.A378]-1)/12)*12+1;&quot;-й мес&quot;)" office:value-type="string" office:string-value="31-й год 11-й мес" calcext:value-type="string">
            <text:p>31-й год 11-й мес</text:p>
          </table:table-cell>
          <table:table-cell table:style-name="ce34" table:formula="of:=DATE(YEAR([.C377]);MONTH([.C377])+1;DAY([.C377]))" office:value-type="date" office:date-value="2054-05-24" calcext:value-type="date">
            <text:p>24.05.2054</text:p>
          </table:table-cell>
          <table:table-cell table:style-name="ce46" table:formula="of:=IF([.P378]*[.$D$2]/100/12/(1-(1+[.$D$2]/100/12)^(-[.O378]))&lt;[.G377];ROUNDUP([.P378]*[.$D$2]/100/12/(1-(1+[.$D$2]/100/12)^(-[.O378]));0);[.G377]+[.F378])" office:value-type="float" office:value="0" calcext:value-type="float">
            <text:p>0,00</text:p>
          </table:table-cell>
          <table:table-cell table:style-name="ce52" table:formula="of:=[.D378]-[.F378]" office:value-type="float" office:value="0" calcext:value-type="float">
            <text:p>0,00</text:p>
          </table:table-cell>
          <table:table-cell table:style-name="ce52" table:formula="of:=[.G377]*[.$D$2]*([.C378]-[.C377])/(DATE(YEAR([.C378])+1;1;1)-DATE(YEAR([.C378]);1;1))/100" office:value-type="float" office:value="0" calcext:value-type="float">
            <text:p>0,00</text:p>
          </table:table-cell>
          <table:table-cell table:style-name="ce63" table:formula="of:=[.G377]-[.E378]-[.L378]-[.M378]" office:value-type="float" office:value="0" calcext:value-type="float">
            <text:p>0,00</text:p>
          </table:table-cell>
          <table:table-cell table:style-name="ce70" table:formula="of:=[.I378]+[.J378]" office:value-type="float" office:value="0" calcext:value-type="float">
            <text:p>0,00</text:p>
          </table:table-cell>
          <table:table-cell table:style-name="ce52" table:formula="of:=IF([.$D$1]/[.$D$3]&lt;[.K377];[.$D$1]/[.$D$3];[.K377])" office:value-type="float" office:value="0" calcext:value-type="float">
            <text:p>0,00</text:p>
          </table:table-cell>
          <table:table-cell table:style-name="ce52" table:formula="of:=[.K377]*[.$D$2]/12/100" office:value-type="float" office:value="0" calcext:value-type="float">
            <text:p>0,00</text:p>
          </table:table-cell>
          <table:table-cell table:style-name="ce79" table:formula="of:=[.K377]-[.I378]-[.L378]-[.M37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77]);VALUE([.N377]);ROW([.L377]))" office:value-type="float" office:value="7" calcext:value-type="float">
            <text:p>7,00</text:p>
          </table:table-cell>
          <table:table-cell table:formula="of:=[.O377]+[.N377]-[.N378]" office:value-type="float" office:value="360" calcext:value-type="float">
            <text:p>360</text:p>
          </table:table-cell>
          <table:table-cell table:formula="of:=INDEX([.G$1:.G$1048576];[.N37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72" calcext:value-type="float">
            <text:p>372</text:p>
          </table:table-cell>
          <table:table-cell table:style-name="ce21" table:formula="of:=CONCATENATE(INT(([.A379]-1)/12)+1;&quot;-й год &quot;;[.A379]-1-INT(([.A379]-1)/12)*12+1;&quot;-й мес&quot;)" office:value-type="string" office:string-value="31-й год 12-й мес" calcext:value-type="string">
            <text:p>31-й год 12-й мес</text:p>
          </table:table-cell>
          <table:table-cell table:style-name="ce34" table:formula="of:=DATE(YEAR([.C378]);MONTH([.C378])+1;DAY([.C378]))" office:value-type="date" office:date-value="2054-06-24" calcext:value-type="date">
            <text:p>24.06.2054</text:p>
          </table:table-cell>
          <table:table-cell table:style-name="ce46" table:formula="of:=IF([.P379]*[.$D$2]/100/12/(1-(1+[.$D$2]/100/12)^(-[.O379]))&lt;[.G378];ROUNDUP([.P379]*[.$D$2]/100/12/(1-(1+[.$D$2]/100/12)^(-[.O379]));0);[.G378]+[.F379])" office:value-type="float" office:value="0" calcext:value-type="float">
            <text:p>0,00</text:p>
          </table:table-cell>
          <table:table-cell table:style-name="ce52" table:formula="of:=[.D379]-[.F379]" office:value-type="float" office:value="0" calcext:value-type="float">
            <text:p>0,00</text:p>
          </table:table-cell>
          <table:table-cell table:style-name="ce52" table:formula="of:=[.G378]*[.$D$2]*([.C379]-[.C378])/(DATE(YEAR([.C379])+1;1;1)-DATE(YEAR([.C379]);1;1))/100" office:value-type="float" office:value="0" calcext:value-type="float">
            <text:p>0,00</text:p>
          </table:table-cell>
          <table:table-cell table:style-name="ce63" table:formula="of:=[.G378]-[.E379]-[.L379]-[.M379]" office:value-type="float" office:value="0" calcext:value-type="float">
            <text:p>0,00</text:p>
          </table:table-cell>
          <table:table-cell table:style-name="ce70" table:formula="of:=[.I379]+[.J379]" office:value-type="float" office:value="0" calcext:value-type="float">
            <text:p>0,00</text:p>
          </table:table-cell>
          <table:table-cell table:style-name="ce52" table:formula="of:=IF([.$D$1]/[.$D$3]&lt;[.K378];[.$D$1]/[.$D$3];[.K378])" office:value-type="float" office:value="0" calcext:value-type="float">
            <text:p>0,00</text:p>
          </table:table-cell>
          <table:table-cell table:style-name="ce52" table:formula="of:=[.K378]*[.$D$2]/12/100" office:value-type="float" office:value="0" calcext:value-type="float">
            <text:p>0,00</text:p>
          </table:table-cell>
          <table:table-cell table:style-name="ce79" table:formula="of:=[.K378]-[.I379]-[.L379]-[.M37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78]);VALUE([.N378]);ROW([.L378]))" office:value-type="float" office:value="7" calcext:value-type="float">
            <text:p>7,00</text:p>
          </table:table-cell>
          <table:table-cell table:formula="of:=[.O378]+[.N378]-[.N379]" office:value-type="float" office:value="360" calcext:value-type="float">
            <text:p>360</text:p>
          </table:table-cell>
          <table:table-cell table:formula="of:=INDEX([.G$1:.G$1048576];[.N37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373" calcext:value-type="float">
            <text:p>373</text:p>
          </table:table-cell>
          <table:table-cell table:style-name="ce21" table:formula="of:=CONCATENATE(INT(([.A380]-1)/12)+1;&quot;-й год &quot;;[.A380]-1-INT(([.A380]-1)/12)*12+1;&quot;-й мес&quot;)" office:value-type="string" office:string-value="32-й год 1-й мес" calcext:value-type="string">
            <text:p>32-й год 1-й мес</text:p>
          </table:table-cell>
          <table:table-cell table:style-name="ce34" table:formula="of:=DATE(YEAR([.C379]);MONTH([.C379])+1;DAY([.C379]))" office:value-type="date" office:date-value="2054-07-24" calcext:value-type="date">
            <text:p>24.07.2054</text:p>
          </table:table-cell>
          <table:table-cell table:style-name="ce46" table:formula="of:=IF([.P380]*[.$D$2]/100/12/(1-(1+[.$D$2]/100/12)^(-[.O380]))&lt;[.G379];ROUNDUP([.P380]*[.$D$2]/100/12/(1-(1+[.$D$2]/100/12)^(-[.O380]));0);[.G379]+[.F380])" office:value-type="float" office:value="0" calcext:value-type="float">
            <text:p>0,00</text:p>
          </table:table-cell>
          <table:table-cell table:style-name="ce53" table:formula="of:=[.D380]-[.F380]" office:value-type="float" office:value="0" calcext:value-type="float">
            <text:p>0,00</text:p>
          </table:table-cell>
          <table:table-cell table:style-name="ce52" table:formula="of:=[.G379]*[.$D$2]*([.C380]-[.C379])/(DATE(YEAR([.C380])+1;1;1)-DATE(YEAR([.C380]);1;1))/100" office:value-type="float" office:value="0" calcext:value-type="float">
            <text:p>0,00</text:p>
          </table:table-cell>
          <table:table-cell table:style-name="ce64" table:formula="of:=[.G379]-[.E380]-[.L380]-[.M380]" office:value-type="float" office:value="0" calcext:value-type="float">
            <text:p>0,00</text:p>
          </table:table-cell>
          <table:table-cell table:style-name="ce71" table:formula="of:=[.I380]+[.J380]" office:value-type="float" office:value="0" calcext:value-type="float">
            <text:p>0,00</text:p>
          </table:table-cell>
          <table:table-cell table:style-name="ce53" table:formula="of:=IF([.$D$1]/[.$D$3]&lt;[.K379];[.$D$1]/[.$D$3];[.K379])" office:value-type="float" office:value="0" calcext:value-type="float">
            <text:p>0,00</text:p>
          </table:table-cell>
          <table:table-cell table:style-name="ce53" table:formula="of:=[.K379]*[.$D$2]/12/100" office:value-type="float" office:value="0" calcext:value-type="float">
            <text:p>0,00</text:p>
          </table:table-cell>
          <table:table-cell table:style-name="ce80" table:formula="of:=[.K379]-[.I380]-[.L380]-[.M380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379]);VALUE([.N379]);ROW([.L379]))" office:value-type="float" office:value="7" calcext:value-type="float">
            <text:p>7,00</text:p>
          </table:table-cell>
          <table:table-cell table:formula="of:=[.O379]+[.N379]-[.N380]" office:value-type="float" office:value="360" calcext:value-type="float">
            <text:p>360</text:p>
          </table:table-cell>
          <table:table-cell table:formula="of:=INDEX([.G$1:.G$1048576];[.N38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74" calcext:value-type="float">
            <text:p>374</text:p>
          </table:table-cell>
          <table:table-cell table:style-name="ce21" table:formula="of:=CONCATENATE(INT(([.A381]-1)/12)+1;&quot;-й год &quot;;[.A381]-1-INT(([.A381]-1)/12)*12+1;&quot;-й мес&quot;)" office:value-type="string" office:string-value="32-й год 2-й мес" calcext:value-type="string">
            <text:p>32-й год 2-й мес</text:p>
          </table:table-cell>
          <table:table-cell table:style-name="ce34" table:formula="of:=DATE(YEAR([.C380]);MONTH([.C380])+1;DAY([.C380]))" office:value-type="date" office:date-value="2054-08-24" calcext:value-type="date">
            <text:p>24.08.2054</text:p>
          </table:table-cell>
          <table:table-cell table:style-name="ce46" table:formula="of:=IF([.P381]*[.$D$2]/100/12/(1-(1+[.$D$2]/100/12)^(-[.O381]))&lt;[.G380];ROUNDUP([.P381]*[.$D$2]/100/12/(1-(1+[.$D$2]/100/12)^(-[.O381]));0);[.G380]+[.F381])" office:value-type="float" office:value="0" calcext:value-type="float">
            <text:p>0,00</text:p>
          </table:table-cell>
          <table:table-cell table:style-name="ce52" table:formula="of:=[.D381]-[.F381]" office:value-type="float" office:value="0" calcext:value-type="float">
            <text:p>0,00</text:p>
          </table:table-cell>
          <table:table-cell table:style-name="ce52" table:formula="of:=[.G380]*[.$D$2]*([.C381]-[.C380])/(DATE(YEAR([.C381])+1;1;1)-DATE(YEAR([.C381]);1;1))/100" office:value-type="float" office:value="0" calcext:value-type="float">
            <text:p>0,00</text:p>
          </table:table-cell>
          <table:table-cell table:style-name="ce63" table:formula="of:=[.G380]-[.E381]-[.L381]-[.M381]" office:value-type="float" office:value="0" calcext:value-type="float">
            <text:p>0,00</text:p>
          </table:table-cell>
          <table:table-cell table:style-name="ce70" table:formula="of:=[.I381]+[.J381]" office:value-type="float" office:value="0" calcext:value-type="float">
            <text:p>0,00</text:p>
          </table:table-cell>
          <table:table-cell table:style-name="ce52" table:formula="of:=IF([.$D$1]/[.$D$3]&lt;[.K380];[.$D$1]/[.$D$3];[.K380])" office:value-type="float" office:value="0" calcext:value-type="float">
            <text:p>0,00</text:p>
          </table:table-cell>
          <table:table-cell table:style-name="ce52" table:formula="of:=[.K380]*[.$D$2]/12/100" office:value-type="float" office:value="0" calcext:value-type="float">
            <text:p>0,00</text:p>
          </table:table-cell>
          <table:table-cell table:style-name="ce79" table:formula="of:=[.K380]-[.I381]-[.L381]-[.M38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80]);VALUE([.N380]);ROW([.L380]))" office:value-type="float" office:value="7" calcext:value-type="float">
            <text:p>7,00</text:p>
          </table:table-cell>
          <table:table-cell table:formula="of:=[.O380]+[.N380]-[.N381]" office:value-type="float" office:value="360" calcext:value-type="float">
            <text:p>360</text:p>
          </table:table-cell>
          <table:table-cell table:formula="of:=INDEX([.G$1:.G$1048576];[.N38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75" calcext:value-type="float">
            <text:p>375</text:p>
          </table:table-cell>
          <table:table-cell table:style-name="ce21" table:formula="of:=CONCATENATE(INT(([.A382]-1)/12)+1;&quot;-й год &quot;;[.A382]-1-INT(([.A382]-1)/12)*12+1;&quot;-й мес&quot;)" office:value-type="string" office:string-value="32-й год 3-й мес" calcext:value-type="string">
            <text:p>32-й год 3-й мес</text:p>
          </table:table-cell>
          <table:table-cell table:style-name="ce34" table:formula="of:=DATE(YEAR([.C381]);MONTH([.C381])+1;DAY([.C381]))" office:value-type="date" office:date-value="2054-09-24" calcext:value-type="date">
            <text:p>24.09.2054</text:p>
          </table:table-cell>
          <table:table-cell table:style-name="ce46" table:formula="of:=IF([.P382]*[.$D$2]/100/12/(1-(1+[.$D$2]/100/12)^(-[.O382]))&lt;[.G381];ROUNDUP([.P382]*[.$D$2]/100/12/(1-(1+[.$D$2]/100/12)^(-[.O382]));0);[.G381]+[.F382])" office:value-type="float" office:value="0" calcext:value-type="float">
            <text:p>0,00</text:p>
          </table:table-cell>
          <table:table-cell table:style-name="ce52" table:formula="of:=[.D382]-[.F382]" office:value-type="float" office:value="0" calcext:value-type="float">
            <text:p>0,00</text:p>
          </table:table-cell>
          <table:table-cell table:style-name="ce52" table:formula="of:=[.G381]*[.$D$2]*([.C382]-[.C381])/(DATE(YEAR([.C382])+1;1;1)-DATE(YEAR([.C382]);1;1))/100" office:value-type="float" office:value="0" calcext:value-type="float">
            <text:p>0,00</text:p>
          </table:table-cell>
          <table:table-cell table:style-name="ce63" table:formula="of:=[.G381]-[.E382]-[.L382]-[.M382]" office:value-type="float" office:value="0" calcext:value-type="float">
            <text:p>0,00</text:p>
          </table:table-cell>
          <table:table-cell table:style-name="ce70" table:formula="of:=[.I382]+[.J382]" office:value-type="float" office:value="0" calcext:value-type="float">
            <text:p>0,00</text:p>
          </table:table-cell>
          <table:table-cell table:style-name="ce52" table:formula="of:=IF([.$D$1]/[.$D$3]&lt;[.K381];[.$D$1]/[.$D$3];[.K381])" office:value-type="float" office:value="0" calcext:value-type="float">
            <text:p>0,00</text:p>
          </table:table-cell>
          <table:table-cell table:style-name="ce52" table:formula="of:=[.K381]*[.$D$2]/12/100" office:value-type="float" office:value="0" calcext:value-type="float">
            <text:p>0,00</text:p>
          </table:table-cell>
          <table:table-cell table:style-name="ce79" table:formula="of:=[.K381]-[.I382]-[.L382]-[.M38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81]);VALUE([.N381]);ROW([.L381]))" office:value-type="float" office:value="7" calcext:value-type="float">
            <text:p>7,00</text:p>
          </table:table-cell>
          <table:table-cell table:formula="of:=[.O381]+[.N381]-[.N382]" office:value-type="float" office:value="360" calcext:value-type="float">
            <text:p>360</text:p>
          </table:table-cell>
          <table:table-cell table:formula="of:=INDEX([.G$1:.G$1048576];[.N38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76" calcext:value-type="float">
            <text:p>376</text:p>
          </table:table-cell>
          <table:table-cell table:style-name="ce21" table:formula="of:=CONCATENATE(INT(([.A383]-1)/12)+1;&quot;-й год &quot;;[.A383]-1-INT(([.A383]-1)/12)*12+1;&quot;-й мес&quot;)" office:value-type="string" office:string-value="32-й год 4-й мес" calcext:value-type="string">
            <text:p>32-й год 4-й мес</text:p>
          </table:table-cell>
          <table:table-cell table:style-name="ce34" table:formula="of:=DATE(YEAR([.C382]);MONTH([.C382])+1;DAY([.C382]))" office:value-type="date" office:date-value="2054-10-24" calcext:value-type="date">
            <text:p>24.10.2054</text:p>
          </table:table-cell>
          <table:table-cell table:style-name="ce46" table:formula="of:=IF([.P383]*[.$D$2]/100/12/(1-(1+[.$D$2]/100/12)^(-[.O383]))&lt;[.G382];ROUNDUP([.P383]*[.$D$2]/100/12/(1-(1+[.$D$2]/100/12)^(-[.O383]));0);[.G382]+[.F383])" office:value-type="float" office:value="0" calcext:value-type="float">
            <text:p>0,00</text:p>
          </table:table-cell>
          <table:table-cell table:style-name="ce52" table:formula="of:=[.D383]-[.F383]" office:value-type="float" office:value="0" calcext:value-type="float">
            <text:p>0,00</text:p>
          </table:table-cell>
          <table:table-cell table:style-name="ce52" table:formula="of:=[.G382]*[.$D$2]*([.C383]-[.C382])/(DATE(YEAR([.C383])+1;1;1)-DATE(YEAR([.C383]);1;1))/100" office:value-type="float" office:value="0" calcext:value-type="float">
            <text:p>0,00</text:p>
          </table:table-cell>
          <table:table-cell table:style-name="ce63" table:formula="of:=[.G382]-[.E383]-[.L383]-[.M383]" office:value-type="float" office:value="0" calcext:value-type="float">
            <text:p>0,00</text:p>
          </table:table-cell>
          <table:table-cell table:style-name="ce70" table:formula="of:=[.I383]+[.J383]" office:value-type="float" office:value="0" calcext:value-type="float">
            <text:p>0,00</text:p>
          </table:table-cell>
          <table:table-cell table:style-name="ce52" table:formula="of:=IF([.$D$1]/[.$D$3]&lt;[.K382];[.$D$1]/[.$D$3];[.K382])" office:value-type="float" office:value="0" calcext:value-type="float">
            <text:p>0,00</text:p>
          </table:table-cell>
          <table:table-cell table:style-name="ce52" table:formula="of:=[.K382]*[.$D$2]/12/100" office:value-type="float" office:value="0" calcext:value-type="float">
            <text:p>0,00</text:p>
          </table:table-cell>
          <table:table-cell table:style-name="ce79" table:formula="of:=[.K382]-[.I383]-[.L383]-[.M38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82]);VALUE([.N382]);ROW([.L382]))" office:value-type="float" office:value="7" calcext:value-type="float">
            <text:p>7,00</text:p>
          </table:table-cell>
          <table:table-cell table:formula="of:=[.O382]+[.N382]-[.N383]" office:value-type="float" office:value="360" calcext:value-type="float">
            <text:p>360</text:p>
          </table:table-cell>
          <table:table-cell table:formula="of:=INDEX([.G$1:.G$1048576];[.N38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77" calcext:value-type="float">
            <text:p>377</text:p>
          </table:table-cell>
          <table:table-cell table:style-name="ce21" table:formula="of:=CONCATENATE(INT(([.A384]-1)/12)+1;&quot;-й год &quot;;[.A384]-1-INT(([.A384]-1)/12)*12+1;&quot;-й мес&quot;)" office:value-type="string" office:string-value="32-й год 5-й мес" calcext:value-type="string">
            <text:p>32-й год 5-й мес</text:p>
          </table:table-cell>
          <table:table-cell table:style-name="ce34" table:formula="of:=DATE(YEAR([.C383]);MONTH([.C383])+1;DAY([.C383]))" office:value-type="date" office:date-value="2054-11-24" calcext:value-type="date">
            <text:p>24.11.2054</text:p>
          </table:table-cell>
          <table:table-cell table:style-name="ce46" table:formula="of:=IF([.P384]*[.$D$2]/100/12/(1-(1+[.$D$2]/100/12)^(-[.O384]))&lt;[.G383];ROUNDUP([.P384]*[.$D$2]/100/12/(1-(1+[.$D$2]/100/12)^(-[.O384]));0);[.G383]+[.F384])" office:value-type="float" office:value="0" calcext:value-type="float">
            <text:p>0,00</text:p>
          </table:table-cell>
          <table:table-cell table:style-name="ce52" table:formula="of:=[.D384]-[.F384]" office:value-type="float" office:value="0" calcext:value-type="float">
            <text:p>0,00</text:p>
          </table:table-cell>
          <table:table-cell table:style-name="ce52" table:formula="of:=[.G383]*[.$D$2]*([.C384]-[.C383])/(DATE(YEAR([.C384])+1;1;1)-DATE(YEAR([.C384]);1;1))/100" office:value-type="float" office:value="0" calcext:value-type="float">
            <text:p>0,00</text:p>
          </table:table-cell>
          <table:table-cell table:style-name="ce63" table:formula="of:=[.G383]-[.E384]-[.L384]-[.M384]" office:value-type="float" office:value="0" calcext:value-type="float">
            <text:p>0,00</text:p>
          </table:table-cell>
          <table:table-cell table:style-name="ce70" table:formula="of:=[.I384]+[.J384]" office:value-type="float" office:value="0" calcext:value-type="float">
            <text:p>0,00</text:p>
          </table:table-cell>
          <table:table-cell table:style-name="ce52" table:formula="of:=IF([.$D$1]/[.$D$3]&lt;[.K383];[.$D$1]/[.$D$3];[.K383])" office:value-type="float" office:value="0" calcext:value-type="float">
            <text:p>0,00</text:p>
          </table:table-cell>
          <table:table-cell table:style-name="ce52" table:formula="of:=[.K383]*[.$D$2]/12/100" office:value-type="float" office:value="0" calcext:value-type="float">
            <text:p>0,00</text:p>
          </table:table-cell>
          <table:table-cell table:style-name="ce79" table:formula="of:=[.K383]-[.I384]-[.L384]-[.M38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83]);VALUE([.N383]);ROW([.L383]))" office:value-type="float" office:value="7" calcext:value-type="float">
            <text:p>7,00</text:p>
          </table:table-cell>
          <table:table-cell table:formula="of:=[.O383]+[.N383]-[.N384]" office:value-type="float" office:value="360" calcext:value-type="float">
            <text:p>360</text:p>
          </table:table-cell>
          <table:table-cell table:formula="of:=INDEX([.G$1:.G$1048576];[.N38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78" calcext:value-type="float">
            <text:p>378</text:p>
          </table:table-cell>
          <table:table-cell table:style-name="ce21" table:formula="of:=CONCATENATE(INT(([.A385]-1)/12)+1;&quot;-й год &quot;;[.A385]-1-INT(([.A385]-1)/12)*12+1;&quot;-й мес&quot;)" office:value-type="string" office:string-value="32-й год 6-й мес" calcext:value-type="string">
            <text:p>32-й год 6-й мес</text:p>
          </table:table-cell>
          <table:table-cell table:style-name="ce34" table:formula="of:=DATE(YEAR([.C384]);MONTH([.C384])+1;DAY([.C384]))" office:value-type="date" office:date-value="2054-12-24" calcext:value-type="date">
            <text:p>24.12.2054</text:p>
          </table:table-cell>
          <table:table-cell table:style-name="ce46" table:formula="of:=IF([.P385]*[.$D$2]/100/12/(1-(1+[.$D$2]/100/12)^(-[.O385]))&lt;[.G384];ROUNDUP([.P385]*[.$D$2]/100/12/(1-(1+[.$D$2]/100/12)^(-[.O385]));0);[.G384]+[.F385])" office:value-type="float" office:value="0" calcext:value-type="float">
            <text:p>0,00</text:p>
          </table:table-cell>
          <table:table-cell table:style-name="ce52" table:formula="of:=[.D385]-[.F385]" office:value-type="float" office:value="0" calcext:value-type="float">
            <text:p>0,00</text:p>
          </table:table-cell>
          <table:table-cell table:style-name="ce52" table:formula="of:=[.G384]*[.$D$2]*([.C385]-[.C384])/(DATE(YEAR([.C385])+1;1;1)-DATE(YEAR([.C385]);1;1))/100" office:value-type="float" office:value="0" calcext:value-type="float">
            <text:p>0,00</text:p>
          </table:table-cell>
          <table:table-cell table:style-name="ce63" table:formula="of:=[.G384]-[.E385]-[.L385]-[.M385]" office:value-type="float" office:value="0" calcext:value-type="float">
            <text:p>0,00</text:p>
          </table:table-cell>
          <table:table-cell table:style-name="ce70" table:formula="of:=[.I385]+[.J385]" office:value-type="float" office:value="0" calcext:value-type="float">
            <text:p>0,00</text:p>
          </table:table-cell>
          <table:table-cell table:style-name="ce52" table:formula="of:=IF([.$D$1]/[.$D$3]&lt;[.K384];[.$D$1]/[.$D$3];[.K384])" office:value-type="float" office:value="0" calcext:value-type="float">
            <text:p>0,00</text:p>
          </table:table-cell>
          <table:table-cell table:style-name="ce52" table:formula="of:=[.K384]*[.$D$2]/12/100" office:value-type="float" office:value="0" calcext:value-type="float">
            <text:p>0,00</text:p>
          </table:table-cell>
          <table:table-cell table:style-name="ce79" table:formula="of:=[.K384]-[.I385]-[.L385]-[.M38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84]);VALUE([.N384]);ROW([.L384]))" office:value-type="float" office:value="7" calcext:value-type="float">
            <text:p>7,00</text:p>
          </table:table-cell>
          <table:table-cell table:formula="of:=[.O384]+[.N384]-[.N385]" office:value-type="float" office:value="360" calcext:value-type="float">
            <text:p>360</text:p>
          </table:table-cell>
          <table:table-cell table:formula="of:=INDEX([.G$1:.G$1048576];[.N38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79" calcext:value-type="float">
            <text:p>379</text:p>
          </table:table-cell>
          <table:table-cell table:style-name="ce21" table:formula="of:=CONCATENATE(INT(([.A386]-1)/12)+1;&quot;-й год &quot;;[.A386]-1-INT(([.A386]-1)/12)*12+1;&quot;-й мес&quot;)" office:value-type="string" office:string-value="32-й год 7-й мес" calcext:value-type="string">
            <text:p>32-й год 7-й мес</text:p>
          </table:table-cell>
          <table:table-cell table:style-name="ce34" table:formula="of:=DATE(YEAR([.C385]);MONTH([.C385])+1;DAY([.C385]))" office:value-type="date" office:date-value="2055-01-24" calcext:value-type="date">
            <text:p>24.01.2055</text:p>
          </table:table-cell>
          <table:table-cell table:style-name="ce46" table:formula="of:=IF([.P386]*[.$D$2]/100/12/(1-(1+[.$D$2]/100/12)^(-[.O386]))&lt;[.G385];ROUNDUP([.P386]*[.$D$2]/100/12/(1-(1+[.$D$2]/100/12)^(-[.O386]));0);[.G385]+[.F386])" office:value-type="float" office:value="0" calcext:value-type="float">
            <text:p>0,00</text:p>
          </table:table-cell>
          <table:table-cell table:style-name="ce52" table:formula="of:=[.D386]-[.F386]" office:value-type="float" office:value="0" calcext:value-type="float">
            <text:p>0,00</text:p>
          </table:table-cell>
          <table:table-cell table:style-name="ce52" table:formula="of:=[.G385]*[.$D$2]*([.C386]-[.C385])/(DATE(YEAR([.C386])+1;1;1)-DATE(YEAR([.C386]);1;1))/100" office:value-type="float" office:value="0" calcext:value-type="float">
            <text:p>0,00</text:p>
          </table:table-cell>
          <table:table-cell table:style-name="ce63" table:formula="of:=[.G385]-[.E386]-[.L386]-[.M386]" office:value-type="float" office:value="0" calcext:value-type="float">
            <text:p>0,00</text:p>
          </table:table-cell>
          <table:table-cell table:style-name="ce70" table:formula="of:=[.I386]+[.J386]" office:value-type="float" office:value="0" calcext:value-type="float">
            <text:p>0,00</text:p>
          </table:table-cell>
          <table:table-cell table:style-name="ce52" table:formula="of:=IF([.$D$1]/[.$D$3]&lt;[.K385];[.$D$1]/[.$D$3];[.K385])" office:value-type="float" office:value="0" calcext:value-type="float">
            <text:p>0,00</text:p>
          </table:table-cell>
          <table:table-cell table:style-name="ce52" table:formula="of:=[.K385]*[.$D$2]/12/100" office:value-type="float" office:value="0" calcext:value-type="float">
            <text:p>0,00</text:p>
          </table:table-cell>
          <table:table-cell table:style-name="ce79" table:formula="of:=[.K385]-[.I386]-[.L386]-[.M38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85]);VALUE([.N385]);ROW([.L385]))" office:value-type="float" office:value="7" calcext:value-type="float">
            <text:p>7,00</text:p>
          </table:table-cell>
          <table:table-cell table:formula="of:=[.O385]+[.N385]-[.N386]" office:value-type="float" office:value="360" calcext:value-type="float">
            <text:p>360</text:p>
          </table:table-cell>
          <table:table-cell table:formula="of:=INDEX([.G$1:.G$1048576];[.N38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80" calcext:value-type="float">
            <text:p>380</text:p>
          </table:table-cell>
          <table:table-cell table:style-name="ce21" table:formula="of:=CONCATENATE(INT(([.A387]-1)/12)+1;&quot;-й год &quot;;[.A387]-1-INT(([.A387]-1)/12)*12+1;&quot;-й мес&quot;)" office:value-type="string" office:string-value="32-й год 8-й мес" calcext:value-type="string">
            <text:p>32-й год 8-й мес</text:p>
          </table:table-cell>
          <table:table-cell table:style-name="ce34" table:formula="of:=DATE(YEAR([.C386]);MONTH([.C386])+1;DAY([.C386]))" office:value-type="date" office:date-value="2055-02-24" calcext:value-type="date">
            <text:p>24.02.2055</text:p>
          </table:table-cell>
          <table:table-cell table:style-name="ce46" table:formula="of:=IF([.P387]*[.$D$2]/100/12/(1-(1+[.$D$2]/100/12)^(-[.O387]))&lt;[.G386];ROUNDUP([.P387]*[.$D$2]/100/12/(1-(1+[.$D$2]/100/12)^(-[.O387]));0);[.G386]+[.F387])" office:value-type="float" office:value="0" calcext:value-type="float">
            <text:p>0,00</text:p>
          </table:table-cell>
          <table:table-cell table:style-name="ce52" table:formula="of:=[.D387]-[.F387]" office:value-type="float" office:value="0" calcext:value-type="float">
            <text:p>0,00</text:p>
          </table:table-cell>
          <table:table-cell table:style-name="ce52" table:formula="of:=[.G386]*[.$D$2]*([.C387]-[.C386])/(DATE(YEAR([.C387])+1;1;1)-DATE(YEAR([.C387]);1;1))/100" office:value-type="float" office:value="0" calcext:value-type="float">
            <text:p>0,00</text:p>
          </table:table-cell>
          <table:table-cell table:style-name="ce63" table:formula="of:=[.G386]-[.E387]-[.L387]-[.M387]" office:value-type="float" office:value="0" calcext:value-type="float">
            <text:p>0,00</text:p>
          </table:table-cell>
          <table:table-cell table:style-name="ce70" table:formula="of:=[.I387]+[.J387]" office:value-type="float" office:value="0" calcext:value-type="float">
            <text:p>0,00</text:p>
          </table:table-cell>
          <table:table-cell table:style-name="ce52" table:formula="of:=IF([.$D$1]/[.$D$3]&lt;[.K386];[.$D$1]/[.$D$3];[.K386])" office:value-type="float" office:value="0" calcext:value-type="float">
            <text:p>0,00</text:p>
          </table:table-cell>
          <table:table-cell table:style-name="ce52" table:formula="of:=[.K386]*[.$D$2]/12/100" office:value-type="float" office:value="0" calcext:value-type="float">
            <text:p>0,00</text:p>
          </table:table-cell>
          <table:table-cell table:style-name="ce79" table:formula="of:=[.K386]-[.I387]-[.L387]-[.M38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86]);VALUE([.N386]);ROW([.L386]))" office:value-type="float" office:value="7" calcext:value-type="float">
            <text:p>7,00</text:p>
          </table:table-cell>
          <table:table-cell table:formula="of:=[.O386]+[.N386]-[.N387]" office:value-type="float" office:value="360" calcext:value-type="float">
            <text:p>360</text:p>
          </table:table-cell>
          <table:table-cell table:formula="of:=INDEX([.G$1:.G$1048576];[.N38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81" calcext:value-type="float">
            <text:p>381</text:p>
          </table:table-cell>
          <table:table-cell table:style-name="ce21" table:formula="of:=CONCATENATE(INT(([.A388]-1)/12)+1;&quot;-й год &quot;;[.A388]-1-INT(([.A388]-1)/12)*12+1;&quot;-й мес&quot;)" office:value-type="string" office:string-value="32-й год 9-й мес" calcext:value-type="string">
            <text:p>32-й год 9-й мес</text:p>
          </table:table-cell>
          <table:table-cell table:style-name="ce34" table:formula="of:=DATE(YEAR([.C387]);MONTH([.C387])+1;DAY([.C387]))" office:value-type="date" office:date-value="2055-03-24" calcext:value-type="date">
            <text:p>24.03.2055</text:p>
          </table:table-cell>
          <table:table-cell table:style-name="ce46" table:formula="of:=IF([.P388]*[.$D$2]/100/12/(1-(1+[.$D$2]/100/12)^(-[.O388]))&lt;[.G387];ROUNDUP([.P388]*[.$D$2]/100/12/(1-(1+[.$D$2]/100/12)^(-[.O388]));0);[.G387]+[.F388])" office:value-type="float" office:value="0" calcext:value-type="float">
            <text:p>0,00</text:p>
          </table:table-cell>
          <table:table-cell table:style-name="ce52" table:formula="of:=[.D388]-[.F388]" office:value-type="float" office:value="0" calcext:value-type="float">
            <text:p>0,00</text:p>
          </table:table-cell>
          <table:table-cell table:style-name="ce52" table:formula="of:=[.G387]*[.$D$2]*([.C388]-[.C387])/(DATE(YEAR([.C388])+1;1;1)-DATE(YEAR([.C388]);1;1))/100" office:value-type="float" office:value="0" calcext:value-type="float">
            <text:p>0,00</text:p>
          </table:table-cell>
          <table:table-cell table:style-name="ce63" table:formula="of:=[.G387]-[.E388]-[.L388]-[.M388]" office:value-type="float" office:value="0" calcext:value-type="float">
            <text:p>0,00</text:p>
          </table:table-cell>
          <table:table-cell table:style-name="ce70" table:formula="of:=[.I388]+[.J388]" office:value-type="float" office:value="0" calcext:value-type="float">
            <text:p>0,00</text:p>
          </table:table-cell>
          <table:table-cell table:style-name="ce52" table:formula="of:=IF([.$D$1]/[.$D$3]&lt;[.K387];[.$D$1]/[.$D$3];[.K387])" office:value-type="float" office:value="0" calcext:value-type="float">
            <text:p>0,00</text:p>
          </table:table-cell>
          <table:table-cell table:style-name="ce52" table:formula="of:=[.K387]*[.$D$2]/12/100" office:value-type="float" office:value="0" calcext:value-type="float">
            <text:p>0,00</text:p>
          </table:table-cell>
          <table:table-cell table:style-name="ce79" table:formula="of:=[.K387]-[.I388]-[.L388]-[.M38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87]);VALUE([.N387]);ROW([.L387]))" office:value-type="float" office:value="7" calcext:value-type="float">
            <text:p>7,00</text:p>
          </table:table-cell>
          <table:table-cell table:formula="of:=[.O387]+[.N387]-[.N388]" office:value-type="float" office:value="360" calcext:value-type="float">
            <text:p>360</text:p>
          </table:table-cell>
          <table:table-cell table:formula="of:=INDEX([.G$1:.G$1048576];[.N38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82" calcext:value-type="float">
            <text:p>382</text:p>
          </table:table-cell>
          <table:table-cell table:style-name="ce21" table:formula="of:=CONCATENATE(INT(([.A389]-1)/12)+1;&quot;-й год &quot;;[.A389]-1-INT(([.A389]-1)/12)*12+1;&quot;-й мес&quot;)" office:value-type="string" office:string-value="32-й год 10-й мес" calcext:value-type="string">
            <text:p>32-й год 10-й мес</text:p>
          </table:table-cell>
          <table:table-cell table:style-name="ce34" table:formula="of:=DATE(YEAR([.C388]);MONTH([.C388])+1;DAY([.C388]))" office:value-type="date" office:date-value="2055-04-24" calcext:value-type="date">
            <text:p>24.04.2055</text:p>
          </table:table-cell>
          <table:table-cell table:style-name="ce46" table:formula="of:=IF([.P389]*[.$D$2]/100/12/(1-(1+[.$D$2]/100/12)^(-[.O389]))&lt;[.G388];ROUNDUP([.P389]*[.$D$2]/100/12/(1-(1+[.$D$2]/100/12)^(-[.O389]));0);[.G388]+[.F389])" office:value-type="float" office:value="0" calcext:value-type="float">
            <text:p>0,00</text:p>
          </table:table-cell>
          <table:table-cell table:style-name="ce52" table:formula="of:=[.D389]-[.F389]" office:value-type="float" office:value="0" calcext:value-type="float">
            <text:p>0,00</text:p>
          </table:table-cell>
          <table:table-cell table:style-name="ce52" table:formula="of:=[.G388]*[.$D$2]*([.C389]-[.C388])/(DATE(YEAR([.C389])+1;1;1)-DATE(YEAR([.C389]);1;1))/100" office:value-type="float" office:value="0" calcext:value-type="float">
            <text:p>0,00</text:p>
          </table:table-cell>
          <table:table-cell table:style-name="ce63" table:formula="of:=[.G388]-[.E389]-[.L389]-[.M389]" office:value-type="float" office:value="0" calcext:value-type="float">
            <text:p>0,00</text:p>
          </table:table-cell>
          <table:table-cell table:style-name="ce70" table:formula="of:=[.I389]+[.J389]" office:value-type="float" office:value="0" calcext:value-type="float">
            <text:p>0,00</text:p>
          </table:table-cell>
          <table:table-cell table:style-name="ce52" table:formula="of:=IF([.$D$1]/[.$D$3]&lt;[.K388];[.$D$1]/[.$D$3];[.K388])" office:value-type="float" office:value="0" calcext:value-type="float">
            <text:p>0,00</text:p>
          </table:table-cell>
          <table:table-cell table:style-name="ce52" table:formula="of:=[.K388]*[.$D$2]/12/100" office:value-type="float" office:value="0" calcext:value-type="float">
            <text:p>0,00</text:p>
          </table:table-cell>
          <table:table-cell table:style-name="ce79" table:formula="of:=[.K388]-[.I389]-[.L389]-[.M38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88]);VALUE([.N388]);ROW([.L388]))" office:value-type="float" office:value="7" calcext:value-type="float">
            <text:p>7,00</text:p>
          </table:table-cell>
          <table:table-cell table:formula="of:=[.O388]+[.N388]-[.N389]" office:value-type="float" office:value="360" calcext:value-type="float">
            <text:p>360</text:p>
          </table:table-cell>
          <table:table-cell table:formula="of:=INDEX([.G$1:.G$1048576];[.N38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83" calcext:value-type="float">
            <text:p>383</text:p>
          </table:table-cell>
          <table:table-cell table:style-name="ce21" table:formula="of:=CONCATENATE(INT(([.A390]-1)/12)+1;&quot;-й год &quot;;[.A390]-1-INT(([.A390]-1)/12)*12+1;&quot;-й мес&quot;)" office:value-type="string" office:string-value="32-й год 11-й мес" calcext:value-type="string">
            <text:p>32-й год 11-й мес</text:p>
          </table:table-cell>
          <table:table-cell table:style-name="ce34" table:formula="of:=DATE(YEAR([.C389]);MONTH([.C389])+1;DAY([.C389]))" office:value-type="date" office:date-value="2055-05-24" calcext:value-type="date">
            <text:p>24.05.2055</text:p>
          </table:table-cell>
          <table:table-cell table:style-name="ce46" table:formula="of:=IF([.P390]*[.$D$2]/100/12/(1-(1+[.$D$2]/100/12)^(-[.O390]))&lt;[.G389];ROUNDUP([.P390]*[.$D$2]/100/12/(1-(1+[.$D$2]/100/12)^(-[.O390]));0);[.G389]+[.F390])" office:value-type="float" office:value="0" calcext:value-type="float">
            <text:p>0,00</text:p>
          </table:table-cell>
          <table:table-cell table:style-name="ce52" table:formula="of:=[.D390]-[.F390]" office:value-type="float" office:value="0" calcext:value-type="float">
            <text:p>0,00</text:p>
          </table:table-cell>
          <table:table-cell table:style-name="ce52" table:formula="of:=[.G389]*[.$D$2]*([.C390]-[.C389])/(DATE(YEAR([.C390])+1;1;1)-DATE(YEAR([.C390]);1;1))/100" office:value-type="float" office:value="0" calcext:value-type="float">
            <text:p>0,00</text:p>
          </table:table-cell>
          <table:table-cell table:style-name="ce63" table:formula="of:=[.G389]-[.E390]-[.L390]-[.M390]" office:value-type="float" office:value="0" calcext:value-type="float">
            <text:p>0,00</text:p>
          </table:table-cell>
          <table:table-cell table:style-name="ce70" table:formula="of:=[.I390]+[.J390]" office:value-type="float" office:value="0" calcext:value-type="float">
            <text:p>0,00</text:p>
          </table:table-cell>
          <table:table-cell table:style-name="ce52" table:formula="of:=IF([.$D$1]/[.$D$3]&lt;[.K389];[.$D$1]/[.$D$3];[.K389])" office:value-type="float" office:value="0" calcext:value-type="float">
            <text:p>0,00</text:p>
          </table:table-cell>
          <table:table-cell table:style-name="ce52" table:formula="of:=[.K389]*[.$D$2]/12/100" office:value-type="float" office:value="0" calcext:value-type="float">
            <text:p>0,00</text:p>
          </table:table-cell>
          <table:table-cell table:style-name="ce79" table:formula="of:=[.K389]-[.I390]-[.L390]-[.M39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89]);VALUE([.N389]);ROW([.L389]))" office:value-type="float" office:value="7" calcext:value-type="float">
            <text:p>7,00</text:p>
          </table:table-cell>
          <table:table-cell table:formula="of:=[.O389]+[.N389]-[.N390]" office:value-type="float" office:value="360" calcext:value-type="float">
            <text:p>360</text:p>
          </table:table-cell>
          <table:table-cell table:formula="of:=INDEX([.G$1:.G$1048576];[.N39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384" calcext:value-type="float">
            <text:p>384</text:p>
          </table:table-cell>
          <table:table-cell table:style-name="ce21" table:formula="of:=CONCATENATE(INT(([.A391]-1)/12)+1;&quot;-й год &quot;;[.A391]-1-INT(([.A391]-1)/12)*12+1;&quot;-й мес&quot;)" office:value-type="string" office:string-value="32-й год 12-й мес" calcext:value-type="string">
            <text:p>32-й год 12-й мес</text:p>
          </table:table-cell>
          <table:table-cell table:style-name="ce34" table:formula="of:=DATE(YEAR([.C390]);MONTH([.C390])+1;DAY([.C390]))" office:value-type="date" office:date-value="2055-06-24" calcext:value-type="date">
            <text:p>24.06.2055</text:p>
          </table:table-cell>
          <table:table-cell table:style-name="ce46" table:formula="of:=IF([.P391]*[.$D$2]/100/12/(1-(1+[.$D$2]/100/12)^(-[.O391]))&lt;[.G390];ROUNDUP([.P391]*[.$D$2]/100/12/(1-(1+[.$D$2]/100/12)^(-[.O391]));0);[.G390]+[.F391])" office:value-type="float" office:value="0" calcext:value-type="float">
            <text:p>0,00</text:p>
          </table:table-cell>
          <table:table-cell table:style-name="ce54" table:formula="of:=[.D391]-[.F391]" office:value-type="float" office:value="0" calcext:value-type="float">
            <text:p>0,00</text:p>
          </table:table-cell>
          <table:table-cell table:style-name="ce52" table:formula="of:=[.G390]*[.$D$2]*([.C391]-[.C390])/(DATE(YEAR([.C391])+1;1;1)-DATE(YEAR([.C391]);1;1))/100" office:value-type="float" office:value="0" calcext:value-type="float">
            <text:p>0,00</text:p>
          </table:table-cell>
          <table:table-cell table:style-name="ce65" table:formula="of:=[.G390]-[.E391]-[.L391]-[.M391]" office:value-type="float" office:value="0" calcext:value-type="float">
            <text:p>0,00</text:p>
          </table:table-cell>
          <table:table-cell table:style-name="ce72" table:formula="of:=[.I391]+[.J391]" office:value-type="float" office:value="0" calcext:value-type="float">
            <text:p>0,00</text:p>
          </table:table-cell>
          <table:table-cell table:style-name="ce54" table:formula="of:=IF([.$D$1]/[.$D$3]&lt;[.K390];[.$D$1]/[.$D$3];[.K390])" office:value-type="float" office:value="0" calcext:value-type="float">
            <text:p>0,00</text:p>
          </table:table-cell>
          <table:table-cell table:style-name="ce54" table:formula="of:=[.K390]*[.$D$2]/12/100" office:value-type="float" office:value="0" calcext:value-type="float">
            <text:p>0,00</text:p>
          </table:table-cell>
          <table:table-cell table:style-name="ce81" table:formula="of:=[.K390]-[.I391]-[.L391]-[.M391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390]);VALUE([.N390]);ROW([.L390]))" office:value-type="float" office:value="7" calcext:value-type="float">
            <text:p>7,00</text:p>
          </table:table-cell>
          <table:table-cell table:formula="of:=[.O390]+[.N390]-[.N391]" office:value-type="float" office:value="360" calcext:value-type="float">
            <text:p>360</text:p>
          </table:table-cell>
          <table:table-cell table:formula="of:=INDEX([.G$1:.G$1048576];[.N39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85" calcext:value-type="float">
            <text:p>385</text:p>
          </table:table-cell>
          <table:table-cell table:style-name="ce21" table:formula="of:=CONCATENATE(INT(([.A392]-1)/12)+1;&quot;-й год &quot;;[.A392]-1-INT(([.A392]-1)/12)*12+1;&quot;-й мес&quot;)" office:value-type="string" office:string-value="33-й год 1-й мес" calcext:value-type="string">
            <text:p>33-й год 1-й мес</text:p>
          </table:table-cell>
          <table:table-cell table:style-name="ce34" table:formula="of:=DATE(YEAR([.C391]);MONTH([.C391])+1;DAY([.C391]))" office:value-type="date" office:date-value="2055-07-24" calcext:value-type="date">
            <text:p>24.07.2055</text:p>
          </table:table-cell>
          <table:table-cell table:style-name="ce46" table:formula="of:=IF([.P392]*[.$D$2]/100/12/(1-(1+[.$D$2]/100/12)^(-[.O392]))&lt;[.G391];ROUNDUP([.P392]*[.$D$2]/100/12/(1-(1+[.$D$2]/100/12)^(-[.O392]));0);[.G391]+[.F392])" office:value-type="float" office:value="0" calcext:value-type="float">
            <text:p>0,00</text:p>
          </table:table-cell>
          <table:table-cell table:style-name="ce52" table:formula="of:=[.D392]-[.F392]" office:value-type="float" office:value="0" calcext:value-type="float">
            <text:p>0,00</text:p>
          </table:table-cell>
          <table:table-cell table:style-name="ce52" table:formula="of:=[.G391]*[.$D$2]*([.C392]-[.C391])/(DATE(YEAR([.C392])+1;1;1)-DATE(YEAR([.C392]);1;1))/100" office:value-type="float" office:value="0" calcext:value-type="float">
            <text:p>0,00</text:p>
          </table:table-cell>
          <table:table-cell table:style-name="ce63" table:formula="of:=[.G391]-[.E392]-[.L392]-[.M392]" office:value-type="float" office:value="0" calcext:value-type="float">
            <text:p>0,00</text:p>
          </table:table-cell>
          <table:table-cell table:style-name="ce70" table:formula="of:=[.I392]+[.J392]" office:value-type="float" office:value="0" calcext:value-type="float">
            <text:p>0,00</text:p>
          </table:table-cell>
          <table:table-cell table:style-name="ce52" table:formula="of:=IF([.$D$1]/[.$D$3]&lt;[.K391];[.$D$1]/[.$D$3];[.K391])" office:value-type="float" office:value="0" calcext:value-type="float">
            <text:p>0,00</text:p>
          </table:table-cell>
          <table:table-cell table:style-name="ce52" table:formula="of:=[.K391]*[.$D$2]/12/100" office:value-type="float" office:value="0" calcext:value-type="float">
            <text:p>0,00</text:p>
          </table:table-cell>
          <table:table-cell table:style-name="ce79" table:formula="of:=[.K391]-[.I392]-[.L392]-[.M39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91]);VALUE([.N391]);ROW([.L391]))" office:value-type="float" office:value="7" calcext:value-type="float">
            <text:p>7,00</text:p>
          </table:table-cell>
          <table:table-cell table:formula="of:=[.O391]+[.N391]-[.N392]" office:value-type="float" office:value="360" calcext:value-type="float">
            <text:p>360</text:p>
          </table:table-cell>
          <table:table-cell table:formula="of:=INDEX([.G$1:.G$1048576];[.N39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86" calcext:value-type="float">
            <text:p>386</text:p>
          </table:table-cell>
          <table:table-cell table:style-name="ce21" table:formula="of:=CONCATENATE(INT(([.A393]-1)/12)+1;&quot;-й год &quot;;[.A393]-1-INT(([.A393]-1)/12)*12+1;&quot;-й мес&quot;)" office:value-type="string" office:string-value="33-й год 2-й мес" calcext:value-type="string">
            <text:p>33-й год 2-й мес</text:p>
          </table:table-cell>
          <table:table-cell table:style-name="ce34" table:formula="of:=DATE(YEAR([.C392]);MONTH([.C392])+1;DAY([.C392]))" office:value-type="date" office:date-value="2055-08-24" calcext:value-type="date">
            <text:p>24.08.2055</text:p>
          </table:table-cell>
          <table:table-cell table:style-name="ce46" table:formula="of:=IF([.P393]*[.$D$2]/100/12/(1-(1+[.$D$2]/100/12)^(-[.O393]))&lt;[.G392];ROUNDUP([.P393]*[.$D$2]/100/12/(1-(1+[.$D$2]/100/12)^(-[.O393]));0);[.G392]+[.F393])" office:value-type="float" office:value="0" calcext:value-type="float">
            <text:p>0,00</text:p>
          </table:table-cell>
          <table:table-cell table:style-name="ce52" table:formula="of:=[.D393]-[.F393]" office:value-type="float" office:value="0" calcext:value-type="float">
            <text:p>0,00</text:p>
          </table:table-cell>
          <table:table-cell table:style-name="ce52" table:formula="of:=[.G392]*[.$D$2]*([.C393]-[.C392])/(DATE(YEAR([.C393])+1;1;1)-DATE(YEAR([.C393]);1;1))/100" office:value-type="float" office:value="0" calcext:value-type="float">
            <text:p>0,00</text:p>
          </table:table-cell>
          <table:table-cell table:style-name="ce63" table:formula="of:=[.G392]-[.E393]-[.L393]-[.M393]" office:value-type="float" office:value="0" calcext:value-type="float">
            <text:p>0,00</text:p>
          </table:table-cell>
          <table:table-cell table:style-name="ce70" table:formula="of:=[.I393]+[.J393]" office:value-type="float" office:value="0" calcext:value-type="float">
            <text:p>0,00</text:p>
          </table:table-cell>
          <table:table-cell table:style-name="ce52" table:formula="of:=IF([.$D$1]/[.$D$3]&lt;[.K392];[.$D$1]/[.$D$3];[.K392])" office:value-type="float" office:value="0" calcext:value-type="float">
            <text:p>0,00</text:p>
          </table:table-cell>
          <table:table-cell table:style-name="ce52" table:formula="of:=[.K392]*[.$D$2]/12/100" office:value-type="float" office:value="0" calcext:value-type="float">
            <text:p>0,00</text:p>
          </table:table-cell>
          <table:table-cell table:style-name="ce79" table:formula="of:=[.K392]-[.I393]-[.L393]-[.M39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92]);VALUE([.N392]);ROW([.L392]))" office:value-type="float" office:value="7" calcext:value-type="float">
            <text:p>7,00</text:p>
          </table:table-cell>
          <table:table-cell table:formula="of:=[.O392]+[.N392]-[.N393]" office:value-type="float" office:value="360" calcext:value-type="float">
            <text:p>360</text:p>
          </table:table-cell>
          <table:table-cell table:formula="of:=INDEX([.G$1:.G$1048576];[.N39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87" calcext:value-type="float">
            <text:p>387</text:p>
          </table:table-cell>
          <table:table-cell table:style-name="ce21" table:formula="of:=CONCATENATE(INT(([.A394]-1)/12)+1;&quot;-й год &quot;;[.A394]-1-INT(([.A394]-1)/12)*12+1;&quot;-й мес&quot;)" office:value-type="string" office:string-value="33-й год 3-й мес" calcext:value-type="string">
            <text:p>33-й год 3-й мес</text:p>
          </table:table-cell>
          <table:table-cell table:style-name="ce34" table:formula="of:=DATE(YEAR([.C393]);MONTH([.C393])+1;DAY([.C393]))" office:value-type="date" office:date-value="2055-09-24" calcext:value-type="date">
            <text:p>24.09.2055</text:p>
          </table:table-cell>
          <table:table-cell table:style-name="ce46" table:formula="of:=IF([.P394]*[.$D$2]/100/12/(1-(1+[.$D$2]/100/12)^(-[.O394]))&lt;[.G393];ROUNDUP([.P394]*[.$D$2]/100/12/(1-(1+[.$D$2]/100/12)^(-[.O394]));0);[.G393]+[.F394])" office:value-type="float" office:value="0" calcext:value-type="float">
            <text:p>0,00</text:p>
          </table:table-cell>
          <table:table-cell table:style-name="ce52" table:formula="of:=[.D394]-[.F394]" office:value-type="float" office:value="0" calcext:value-type="float">
            <text:p>0,00</text:p>
          </table:table-cell>
          <table:table-cell table:style-name="ce52" table:formula="of:=[.G393]*[.$D$2]*([.C394]-[.C393])/(DATE(YEAR([.C394])+1;1;1)-DATE(YEAR([.C394]);1;1))/100" office:value-type="float" office:value="0" calcext:value-type="float">
            <text:p>0,00</text:p>
          </table:table-cell>
          <table:table-cell table:style-name="ce63" table:formula="of:=[.G393]-[.E394]-[.L394]-[.M394]" office:value-type="float" office:value="0" calcext:value-type="float">
            <text:p>0,00</text:p>
          </table:table-cell>
          <table:table-cell table:style-name="ce70" table:formula="of:=[.I394]+[.J394]" office:value-type="float" office:value="0" calcext:value-type="float">
            <text:p>0,00</text:p>
          </table:table-cell>
          <table:table-cell table:style-name="ce52" table:formula="of:=IF([.$D$1]/[.$D$3]&lt;[.K393];[.$D$1]/[.$D$3];[.K393])" office:value-type="float" office:value="0" calcext:value-type="float">
            <text:p>0,00</text:p>
          </table:table-cell>
          <table:table-cell table:style-name="ce52" table:formula="of:=[.K393]*[.$D$2]/12/100" office:value-type="float" office:value="0" calcext:value-type="float">
            <text:p>0,00</text:p>
          </table:table-cell>
          <table:table-cell table:style-name="ce79" table:formula="of:=[.K393]-[.I394]-[.L394]-[.M39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93]);VALUE([.N393]);ROW([.L393]))" office:value-type="float" office:value="7" calcext:value-type="float">
            <text:p>7,00</text:p>
          </table:table-cell>
          <table:table-cell table:formula="of:=[.O393]+[.N393]-[.N394]" office:value-type="float" office:value="360" calcext:value-type="float">
            <text:p>360</text:p>
          </table:table-cell>
          <table:table-cell table:formula="of:=INDEX([.G$1:.G$1048576];[.N39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88" calcext:value-type="float">
            <text:p>388</text:p>
          </table:table-cell>
          <table:table-cell table:style-name="ce21" table:formula="of:=CONCATENATE(INT(([.A395]-1)/12)+1;&quot;-й год &quot;;[.A395]-1-INT(([.A395]-1)/12)*12+1;&quot;-й мес&quot;)" office:value-type="string" office:string-value="33-й год 4-й мес" calcext:value-type="string">
            <text:p>33-й год 4-й мес</text:p>
          </table:table-cell>
          <table:table-cell table:style-name="ce34" table:formula="of:=DATE(YEAR([.C394]);MONTH([.C394])+1;DAY([.C394]))" office:value-type="date" office:date-value="2055-10-24" calcext:value-type="date">
            <text:p>24.10.2055</text:p>
          </table:table-cell>
          <table:table-cell table:style-name="ce46" table:formula="of:=IF([.P395]*[.$D$2]/100/12/(1-(1+[.$D$2]/100/12)^(-[.O395]))&lt;[.G394];ROUNDUP([.P395]*[.$D$2]/100/12/(1-(1+[.$D$2]/100/12)^(-[.O395]));0);[.G394]+[.F395])" office:value-type="float" office:value="0" calcext:value-type="float">
            <text:p>0,00</text:p>
          </table:table-cell>
          <table:table-cell table:style-name="ce52" table:formula="of:=[.D395]-[.F395]" office:value-type="float" office:value="0" calcext:value-type="float">
            <text:p>0,00</text:p>
          </table:table-cell>
          <table:table-cell table:style-name="ce52" table:formula="of:=[.G394]*[.$D$2]*([.C395]-[.C394])/(DATE(YEAR([.C395])+1;1;1)-DATE(YEAR([.C395]);1;1))/100" office:value-type="float" office:value="0" calcext:value-type="float">
            <text:p>0,00</text:p>
          </table:table-cell>
          <table:table-cell table:style-name="ce63" table:formula="of:=[.G394]-[.E395]-[.L395]-[.M395]" office:value-type="float" office:value="0" calcext:value-type="float">
            <text:p>0,00</text:p>
          </table:table-cell>
          <table:table-cell table:style-name="ce70" table:formula="of:=[.I395]+[.J395]" office:value-type="float" office:value="0" calcext:value-type="float">
            <text:p>0,00</text:p>
          </table:table-cell>
          <table:table-cell table:style-name="ce52" table:formula="of:=IF([.$D$1]/[.$D$3]&lt;[.K394];[.$D$1]/[.$D$3];[.K394])" office:value-type="float" office:value="0" calcext:value-type="float">
            <text:p>0,00</text:p>
          </table:table-cell>
          <table:table-cell table:style-name="ce52" table:formula="of:=[.K394]*[.$D$2]/12/100" office:value-type="float" office:value="0" calcext:value-type="float">
            <text:p>0,00</text:p>
          </table:table-cell>
          <table:table-cell table:style-name="ce79" table:formula="of:=[.K394]-[.I395]-[.L395]-[.M39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94]);VALUE([.N394]);ROW([.L394]))" office:value-type="float" office:value="7" calcext:value-type="float">
            <text:p>7,00</text:p>
          </table:table-cell>
          <table:table-cell table:formula="of:=[.O394]+[.N394]-[.N395]" office:value-type="float" office:value="360" calcext:value-type="float">
            <text:p>360</text:p>
          </table:table-cell>
          <table:table-cell table:formula="of:=INDEX([.G$1:.G$1048576];[.N39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89" calcext:value-type="float">
            <text:p>389</text:p>
          </table:table-cell>
          <table:table-cell table:style-name="ce21" table:formula="of:=CONCATENATE(INT(([.A396]-1)/12)+1;&quot;-й год &quot;;[.A396]-1-INT(([.A396]-1)/12)*12+1;&quot;-й мес&quot;)" office:value-type="string" office:string-value="33-й год 5-й мес" calcext:value-type="string">
            <text:p>33-й год 5-й мес</text:p>
          </table:table-cell>
          <table:table-cell table:style-name="ce34" table:formula="of:=DATE(YEAR([.C395]);MONTH([.C395])+1;DAY([.C395]))" office:value-type="date" office:date-value="2055-11-24" calcext:value-type="date">
            <text:p>24.11.2055</text:p>
          </table:table-cell>
          <table:table-cell table:style-name="ce46" table:formula="of:=IF([.P396]*[.$D$2]/100/12/(1-(1+[.$D$2]/100/12)^(-[.O396]))&lt;[.G395];ROUNDUP([.P396]*[.$D$2]/100/12/(1-(1+[.$D$2]/100/12)^(-[.O396]));0);[.G395]+[.F396])" office:value-type="float" office:value="0" calcext:value-type="float">
            <text:p>0,00</text:p>
          </table:table-cell>
          <table:table-cell table:style-name="ce52" table:formula="of:=[.D396]-[.F396]" office:value-type="float" office:value="0" calcext:value-type="float">
            <text:p>0,00</text:p>
          </table:table-cell>
          <table:table-cell table:style-name="ce52" table:formula="of:=[.G395]*[.$D$2]*([.C396]-[.C395])/(DATE(YEAR([.C396])+1;1;1)-DATE(YEAR([.C396]);1;1))/100" office:value-type="float" office:value="0" calcext:value-type="float">
            <text:p>0,00</text:p>
          </table:table-cell>
          <table:table-cell table:style-name="ce63" table:formula="of:=[.G395]-[.E396]-[.L396]-[.M396]" office:value-type="float" office:value="0" calcext:value-type="float">
            <text:p>0,00</text:p>
          </table:table-cell>
          <table:table-cell table:style-name="ce70" table:formula="of:=[.I396]+[.J396]" office:value-type="float" office:value="0" calcext:value-type="float">
            <text:p>0,00</text:p>
          </table:table-cell>
          <table:table-cell table:style-name="ce52" table:formula="of:=IF([.$D$1]/[.$D$3]&lt;[.K395];[.$D$1]/[.$D$3];[.K395])" office:value-type="float" office:value="0" calcext:value-type="float">
            <text:p>0,00</text:p>
          </table:table-cell>
          <table:table-cell table:style-name="ce52" table:formula="of:=[.K395]*[.$D$2]/12/100" office:value-type="float" office:value="0" calcext:value-type="float">
            <text:p>0,00</text:p>
          </table:table-cell>
          <table:table-cell table:style-name="ce79" table:formula="of:=[.K395]-[.I396]-[.L396]-[.M39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95]);VALUE([.N395]);ROW([.L395]))" office:value-type="float" office:value="7" calcext:value-type="float">
            <text:p>7,00</text:p>
          </table:table-cell>
          <table:table-cell table:formula="of:=[.O395]+[.N395]-[.N396]" office:value-type="float" office:value="360" calcext:value-type="float">
            <text:p>360</text:p>
          </table:table-cell>
          <table:table-cell table:formula="of:=INDEX([.G$1:.G$1048576];[.N39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90" calcext:value-type="float">
            <text:p>390</text:p>
          </table:table-cell>
          <table:table-cell table:style-name="ce21" table:formula="of:=CONCATENATE(INT(([.A397]-1)/12)+1;&quot;-й год &quot;;[.A397]-1-INT(([.A397]-1)/12)*12+1;&quot;-й мес&quot;)" office:value-type="string" office:string-value="33-й год 6-й мес" calcext:value-type="string">
            <text:p>33-й год 6-й мес</text:p>
          </table:table-cell>
          <table:table-cell table:style-name="ce34" table:formula="of:=DATE(YEAR([.C396]);MONTH([.C396])+1;DAY([.C396]))" office:value-type="date" office:date-value="2055-12-24" calcext:value-type="date">
            <text:p>24.12.2055</text:p>
          </table:table-cell>
          <table:table-cell table:style-name="ce46" table:formula="of:=IF([.P397]*[.$D$2]/100/12/(1-(1+[.$D$2]/100/12)^(-[.O397]))&lt;[.G396];ROUNDUP([.P397]*[.$D$2]/100/12/(1-(1+[.$D$2]/100/12)^(-[.O397]));0);[.G396]+[.F397])" office:value-type="float" office:value="0" calcext:value-type="float">
            <text:p>0,00</text:p>
          </table:table-cell>
          <table:table-cell table:style-name="ce52" table:formula="of:=[.D397]-[.F397]" office:value-type="float" office:value="0" calcext:value-type="float">
            <text:p>0,00</text:p>
          </table:table-cell>
          <table:table-cell table:style-name="ce52" table:formula="of:=[.G396]*[.$D$2]*([.C397]-[.C396])/(DATE(YEAR([.C397])+1;1;1)-DATE(YEAR([.C397]);1;1))/100" office:value-type="float" office:value="0" calcext:value-type="float">
            <text:p>0,00</text:p>
          </table:table-cell>
          <table:table-cell table:style-name="ce63" table:formula="of:=[.G396]-[.E397]-[.L397]-[.M397]" office:value-type="float" office:value="0" calcext:value-type="float">
            <text:p>0,00</text:p>
          </table:table-cell>
          <table:table-cell table:style-name="ce70" table:formula="of:=[.I397]+[.J397]" office:value-type="float" office:value="0" calcext:value-type="float">
            <text:p>0,00</text:p>
          </table:table-cell>
          <table:table-cell table:style-name="ce52" table:formula="of:=IF([.$D$1]/[.$D$3]&lt;[.K396];[.$D$1]/[.$D$3];[.K396])" office:value-type="float" office:value="0" calcext:value-type="float">
            <text:p>0,00</text:p>
          </table:table-cell>
          <table:table-cell table:style-name="ce52" table:formula="of:=[.K396]*[.$D$2]/12/100" office:value-type="float" office:value="0" calcext:value-type="float">
            <text:p>0,00</text:p>
          </table:table-cell>
          <table:table-cell table:style-name="ce79" table:formula="of:=[.K396]-[.I397]-[.L397]-[.M39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96]);VALUE([.N396]);ROW([.L396]))" office:value-type="float" office:value="7" calcext:value-type="float">
            <text:p>7,00</text:p>
          </table:table-cell>
          <table:table-cell table:formula="of:=[.O396]+[.N396]-[.N397]" office:value-type="float" office:value="360" calcext:value-type="float">
            <text:p>360</text:p>
          </table:table-cell>
          <table:table-cell table:formula="of:=INDEX([.G$1:.G$1048576];[.N39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91" calcext:value-type="float">
            <text:p>391</text:p>
          </table:table-cell>
          <table:table-cell table:style-name="ce21" table:formula="of:=CONCATENATE(INT(([.A398]-1)/12)+1;&quot;-й год &quot;;[.A398]-1-INT(([.A398]-1)/12)*12+1;&quot;-й мес&quot;)" office:value-type="string" office:string-value="33-й год 7-й мес" calcext:value-type="string">
            <text:p>33-й год 7-й мес</text:p>
          </table:table-cell>
          <table:table-cell table:style-name="ce34" table:formula="of:=DATE(YEAR([.C397]);MONTH([.C397])+1;DAY([.C397]))" office:value-type="date" office:date-value="2056-01-24" calcext:value-type="date">
            <text:p>24.01.2056</text:p>
          </table:table-cell>
          <table:table-cell table:style-name="ce46" table:formula="of:=IF([.P398]*[.$D$2]/100/12/(1-(1+[.$D$2]/100/12)^(-[.O398]))&lt;[.G397];ROUNDUP([.P398]*[.$D$2]/100/12/(1-(1+[.$D$2]/100/12)^(-[.O398]));0);[.G397]+[.F398])" office:value-type="float" office:value="0" calcext:value-type="float">
            <text:p>0,00</text:p>
          </table:table-cell>
          <table:table-cell table:style-name="ce52" table:formula="of:=[.D398]-[.F398]" office:value-type="float" office:value="0" calcext:value-type="float">
            <text:p>0,00</text:p>
          </table:table-cell>
          <table:table-cell table:style-name="ce52" table:formula="of:=[.G397]*[.$D$2]*([.C398]-[.C397])/(DATE(YEAR([.C398])+1;1;1)-DATE(YEAR([.C398]);1;1))/100" office:value-type="float" office:value="0" calcext:value-type="float">
            <text:p>0,00</text:p>
          </table:table-cell>
          <table:table-cell table:style-name="ce63" table:formula="of:=[.G397]-[.E398]-[.L398]-[.M398]" office:value-type="float" office:value="0" calcext:value-type="float">
            <text:p>0,00</text:p>
          </table:table-cell>
          <table:table-cell table:style-name="ce70" table:formula="of:=[.I398]+[.J398]" office:value-type="float" office:value="0" calcext:value-type="float">
            <text:p>0,00</text:p>
          </table:table-cell>
          <table:table-cell table:style-name="ce52" table:formula="of:=IF([.$D$1]/[.$D$3]&lt;[.K397];[.$D$1]/[.$D$3];[.K397])" office:value-type="float" office:value="0" calcext:value-type="float">
            <text:p>0,00</text:p>
          </table:table-cell>
          <table:table-cell table:style-name="ce52" table:formula="of:=[.K397]*[.$D$2]/12/100" office:value-type="float" office:value="0" calcext:value-type="float">
            <text:p>0,00</text:p>
          </table:table-cell>
          <table:table-cell table:style-name="ce79" table:formula="of:=[.K397]-[.I398]-[.L398]-[.M39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97]);VALUE([.N397]);ROW([.L397]))" office:value-type="float" office:value="7" calcext:value-type="float">
            <text:p>7,00</text:p>
          </table:table-cell>
          <table:table-cell table:formula="of:=[.O397]+[.N397]-[.N398]" office:value-type="float" office:value="360" calcext:value-type="float">
            <text:p>360</text:p>
          </table:table-cell>
          <table:table-cell table:formula="of:=INDEX([.G$1:.G$1048576];[.N39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92" calcext:value-type="float">
            <text:p>392</text:p>
          </table:table-cell>
          <table:table-cell table:style-name="ce21" table:formula="of:=CONCATENATE(INT(([.A399]-1)/12)+1;&quot;-й год &quot;;[.A399]-1-INT(([.A399]-1)/12)*12+1;&quot;-й мес&quot;)" office:value-type="string" office:string-value="33-й год 8-й мес" calcext:value-type="string">
            <text:p>33-й год 8-й мес</text:p>
          </table:table-cell>
          <table:table-cell table:style-name="ce34" table:formula="of:=DATE(YEAR([.C398]);MONTH([.C398])+1;DAY([.C398]))" office:value-type="date" office:date-value="2056-02-24" calcext:value-type="date">
            <text:p>24.02.2056</text:p>
          </table:table-cell>
          <table:table-cell table:style-name="ce46" table:formula="of:=IF([.P399]*[.$D$2]/100/12/(1-(1+[.$D$2]/100/12)^(-[.O399]))&lt;[.G398];ROUNDUP([.P399]*[.$D$2]/100/12/(1-(1+[.$D$2]/100/12)^(-[.O399]));0);[.G398]+[.F399])" office:value-type="float" office:value="0" calcext:value-type="float">
            <text:p>0,00</text:p>
          </table:table-cell>
          <table:table-cell table:style-name="ce52" table:formula="of:=[.D399]-[.F399]" office:value-type="float" office:value="0" calcext:value-type="float">
            <text:p>0,00</text:p>
          </table:table-cell>
          <table:table-cell table:style-name="ce52" table:formula="of:=[.G398]*[.$D$2]*([.C399]-[.C398])/(DATE(YEAR([.C399])+1;1;1)-DATE(YEAR([.C399]);1;1))/100" office:value-type="float" office:value="0" calcext:value-type="float">
            <text:p>0,00</text:p>
          </table:table-cell>
          <table:table-cell table:style-name="ce63" table:formula="of:=[.G398]-[.E399]-[.L399]-[.M399]" office:value-type="float" office:value="0" calcext:value-type="float">
            <text:p>0,00</text:p>
          </table:table-cell>
          <table:table-cell table:style-name="ce70" table:formula="of:=[.I399]+[.J399]" office:value-type="float" office:value="0" calcext:value-type="float">
            <text:p>0,00</text:p>
          </table:table-cell>
          <table:table-cell table:style-name="ce52" table:formula="of:=IF([.$D$1]/[.$D$3]&lt;[.K398];[.$D$1]/[.$D$3];[.K398])" office:value-type="float" office:value="0" calcext:value-type="float">
            <text:p>0,00</text:p>
          </table:table-cell>
          <table:table-cell table:style-name="ce52" table:formula="of:=[.K398]*[.$D$2]/12/100" office:value-type="float" office:value="0" calcext:value-type="float">
            <text:p>0,00</text:p>
          </table:table-cell>
          <table:table-cell table:style-name="ce79" table:formula="of:=[.K398]-[.I399]-[.L399]-[.M39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98]);VALUE([.N398]);ROW([.L398]))" office:value-type="float" office:value="7" calcext:value-type="float">
            <text:p>7,00</text:p>
          </table:table-cell>
          <table:table-cell table:formula="of:=[.O398]+[.N398]-[.N399]" office:value-type="float" office:value="360" calcext:value-type="float">
            <text:p>360</text:p>
          </table:table-cell>
          <table:table-cell table:formula="of:=INDEX([.G$1:.G$1048576];[.N39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93" calcext:value-type="float">
            <text:p>393</text:p>
          </table:table-cell>
          <table:table-cell table:style-name="ce21" table:formula="of:=CONCATENATE(INT(([.A400]-1)/12)+1;&quot;-й год &quot;;[.A400]-1-INT(([.A400]-1)/12)*12+1;&quot;-й мес&quot;)" office:value-type="string" office:string-value="33-й год 9-й мес" calcext:value-type="string">
            <text:p>33-й год 9-й мес</text:p>
          </table:table-cell>
          <table:table-cell table:style-name="ce34" table:formula="of:=DATE(YEAR([.C399]);MONTH([.C399])+1;DAY([.C399]))" office:value-type="date" office:date-value="2056-03-24" calcext:value-type="date">
            <text:p>24.03.2056</text:p>
          </table:table-cell>
          <table:table-cell table:style-name="ce46" table:formula="of:=IF([.P400]*[.$D$2]/100/12/(1-(1+[.$D$2]/100/12)^(-[.O400]))&lt;[.G399];ROUNDUP([.P400]*[.$D$2]/100/12/(1-(1+[.$D$2]/100/12)^(-[.O400]));0);[.G399]+[.F400])" office:value-type="float" office:value="0" calcext:value-type="float">
            <text:p>0,00</text:p>
          </table:table-cell>
          <table:table-cell table:style-name="ce52" table:formula="of:=[.D400]-[.F400]" office:value-type="float" office:value="0" calcext:value-type="float">
            <text:p>0,00</text:p>
          </table:table-cell>
          <table:table-cell table:style-name="ce52" table:formula="of:=[.G399]*[.$D$2]*([.C400]-[.C399])/(DATE(YEAR([.C400])+1;1;1)-DATE(YEAR([.C400]);1;1))/100" office:value-type="float" office:value="0" calcext:value-type="float">
            <text:p>0,00</text:p>
          </table:table-cell>
          <table:table-cell table:style-name="ce63" table:formula="of:=[.G399]-[.E400]-[.L400]-[.M400]" office:value-type="float" office:value="0" calcext:value-type="float">
            <text:p>0,00</text:p>
          </table:table-cell>
          <table:table-cell table:style-name="ce70" table:formula="of:=[.I400]+[.J400]" office:value-type="float" office:value="0" calcext:value-type="float">
            <text:p>0,00</text:p>
          </table:table-cell>
          <table:table-cell table:style-name="ce52" table:formula="of:=IF([.$D$1]/[.$D$3]&lt;[.K399];[.$D$1]/[.$D$3];[.K399])" office:value-type="float" office:value="0" calcext:value-type="float">
            <text:p>0,00</text:p>
          </table:table-cell>
          <table:table-cell table:style-name="ce52" table:formula="of:=[.K399]*[.$D$2]/12/100" office:value-type="float" office:value="0" calcext:value-type="float">
            <text:p>0,00</text:p>
          </table:table-cell>
          <table:table-cell table:style-name="ce79" table:formula="of:=[.K399]-[.I400]-[.L400]-[.M40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399]);VALUE([.N399]);ROW([.L399]))" office:value-type="float" office:value="7" calcext:value-type="float">
            <text:p>7,00</text:p>
          </table:table-cell>
          <table:table-cell table:formula="of:=[.O399]+[.N399]-[.N400]" office:value-type="float" office:value="360" calcext:value-type="float">
            <text:p>360</text:p>
          </table:table-cell>
          <table:table-cell table:formula="of:=INDEX([.G$1:.G$1048576];[.N40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94" calcext:value-type="float">
            <text:p>394</text:p>
          </table:table-cell>
          <table:table-cell table:style-name="ce21" table:formula="of:=CONCATENATE(INT(([.A401]-1)/12)+1;&quot;-й год &quot;;[.A401]-1-INT(([.A401]-1)/12)*12+1;&quot;-й мес&quot;)" office:value-type="string" office:string-value="33-й год 10-й мес" calcext:value-type="string">
            <text:p>33-й год 10-й мес</text:p>
          </table:table-cell>
          <table:table-cell table:style-name="ce34" table:formula="of:=DATE(YEAR([.C400]);MONTH([.C400])+1;DAY([.C400]))" office:value-type="date" office:date-value="2056-04-24" calcext:value-type="date">
            <text:p>24.04.2056</text:p>
          </table:table-cell>
          <table:table-cell table:style-name="ce46" table:formula="of:=IF([.P401]*[.$D$2]/100/12/(1-(1+[.$D$2]/100/12)^(-[.O401]))&lt;[.G400];ROUNDUP([.P401]*[.$D$2]/100/12/(1-(1+[.$D$2]/100/12)^(-[.O401]));0);[.G400]+[.F401])" office:value-type="float" office:value="0" calcext:value-type="float">
            <text:p>0,00</text:p>
          </table:table-cell>
          <table:table-cell table:style-name="ce52" table:formula="of:=[.D401]-[.F401]" office:value-type="float" office:value="0" calcext:value-type="float">
            <text:p>0,00</text:p>
          </table:table-cell>
          <table:table-cell table:style-name="ce52" table:formula="of:=[.G400]*[.$D$2]*([.C401]-[.C400])/(DATE(YEAR([.C401])+1;1;1)-DATE(YEAR([.C401]);1;1))/100" office:value-type="float" office:value="0" calcext:value-type="float">
            <text:p>0,00</text:p>
          </table:table-cell>
          <table:table-cell table:style-name="ce63" table:formula="of:=[.G400]-[.E401]-[.L401]-[.M401]" office:value-type="float" office:value="0" calcext:value-type="float">
            <text:p>0,00</text:p>
          </table:table-cell>
          <table:table-cell table:style-name="ce70" table:formula="of:=[.I401]+[.J401]" office:value-type="float" office:value="0" calcext:value-type="float">
            <text:p>0,00</text:p>
          </table:table-cell>
          <table:table-cell table:style-name="ce52" table:formula="of:=IF([.$D$1]/[.$D$3]&lt;[.K400];[.$D$1]/[.$D$3];[.K400])" office:value-type="float" office:value="0" calcext:value-type="float">
            <text:p>0,00</text:p>
          </table:table-cell>
          <table:table-cell table:style-name="ce52" table:formula="of:=[.K400]*[.$D$2]/12/100" office:value-type="float" office:value="0" calcext:value-type="float">
            <text:p>0,00</text:p>
          </table:table-cell>
          <table:table-cell table:style-name="ce79" table:formula="of:=[.K400]-[.I401]-[.L401]-[.M40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00]);VALUE([.N400]);ROW([.L400]))" office:value-type="float" office:value="7" calcext:value-type="float">
            <text:p>7,00</text:p>
          </table:table-cell>
          <table:table-cell table:formula="of:=[.O400]+[.N400]-[.N401]" office:value-type="float" office:value="360" calcext:value-type="float">
            <text:p>360</text:p>
          </table:table-cell>
          <table:table-cell table:formula="of:=INDEX([.G$1:.G$1048576];[.N40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95" calcext:value-type="float">
            <text:p>395</text:p>
          </table:table-cell>
          <table:table-cell table:style-name="ce21" table:formula="of:=CONCATENATE(INT(([.A402]-1)/12)+1;&quot;-й год &quot;;[.A402]-1-INT(([.A402]-1)/12)*12+1;&quot;-й мес&quot;)" office:value-type="string" office:string-value="33-й год 11-й мес" calcext:value-type="string">
            <text:p>33-й год 11-й мес</text:p>
          </table:table-cell>
          <table:table-cell table:style-name="ce34" table:formula="of:=DATE(YEAR([.C401]);MONTH([.C401])+1;DAY([.C401]))" office:value-type="date" office:date-value="2056-05-24" calcext:value-type="date">
            <text:p>24.05.2056</text:p>
          </table:table-cell>
          <table:table-cell table:style-name="ce46" table:formula="of:=IF([.P402]*[.$D$2]/100/12/(1-(1+[.$D$2]/100/12)^(-[.O402]))&lt;[.G401];ROUNDUP([.P402]*[.$D$2]/100/12/(1-(1+[.$D$2]/100/12)^(-[.O402]));0);[.G401]+[.F402])" office:value-type="float" office:value="0" calcext:value-type="float">
            <text:p>0,00</text:p>
          </table:table-cell>
          <table:table-cell table:style-name="ce52" table:formula="of:=[.D402]-[.F402]" office:value-type="float" office:value="0" calcext:value-type="float">
            <text:p>0,00</text:p>
          </table:table-cell>
          <table:table-cell table:style-name="ce52" table:formula="of:=[.G401]*[.$D$2]*([.C402]-[.C401])/(DATE(YEAR([.C402])+1;1;1)-DATE(YEAR([.C402]);1;1))/100" office:value-type="float" office:value="0" calcext:value-type="float">
            <text:p>0,00</text:p>
          </table:table-cell>
          <table:table-cell table:style-name="ce63" table:formula="of:=[.G401]-[.E402]-[.L402]-[.M402]" office:value-type="float" office:value="0" calcext:value-type="float">
            <text:p>0,00</text:p>
          </table:table-cell>
          <table:table-cell table:style-name="ce70" table:formula="of:=[.I402]+[.J402]" office:value-type="float" office:value="0" calcext:value-type="float">
            <text:p>0,00</text:p>
          </table:table-cell>
          <table:table-cell table:style-name="ce52" table:formula="of:=IF([.$D$1]/[.$D$3]&lt;[.K401];[.$D$1]/[.$D$3];[.K401])" office:value-type="float" office:value="0" calcext:value-type="float">
            <text:p>0,00</text:p>
          </table:table-cell>
          <table:table-cell table:style-name="ce52" table:formula="of:=[.K401]*[.$D$2]/12/100" office:value-type="float" office:value="0" calcext:value-type="float">
            <text:p>0,00</text:p>
          </table:table-cell>
          <table:table-cell table:style-name="ce79" table:formula="of:=[.K401]-[.I402]-[.L402]-[.M40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01]);VALUE([.N401]);ROW([.L401]))" office:value-type="float" office:value="7" calcext:value-type="float">
            <text:p>7,00</text:p>
          </table:table-cell>
          <table:table-cell table:formula="of:=[.O401]+[.N401]-[.N402]" office:value-type="float" office:value="360" calcext:value-type="float">
            <text:p>360</text:p>
          </table:table-cell>
          <table:table-cell table:formula="of:=INDEX([.G$1:.G$1048576];[.N40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396" calcext:value-type="float">
            <text:p>396</text:p>
          </table:table-cell>
          <table:table-cell table:style-name="ce21" table:formula="of:=CONCATENATE(INT(([.A403]-1)/12)+1;&quot;-й год &quot;;[.A403]-1-INT(([.A403]-1)/12)*12+1;&quot;-й мес&quot;)" office:value-type="string" office:string-value="33-й год 12-й мес" calcext:value-type="string">
            <text:p>33-й год 12-й мес</text:p>
          </table:table-cell>
          <table:table-cell table:style-name="ce34" table:formula="of:=DATE(YEAR([.C402]);MONTH([.C402])+1;DAY([.C402]))" office:value-type="date" office:date-value="2056-06-24" calcext:value-type="date">
            <text:p>24.06.2056</text:p>
          </table:table-cell>
          <table:table-cell table:style-name="ce46" table:formula="of:=IF([.P403]*[.$D$2]/100/12/(1-(1+[.$D$2]/100/12)^(-[.O403]))&lt;[.G402];ROUNDUP([.P403]*[.$D$2]/100/12/(1-(1+[.$D$2]/100/12)^(-[.O403]));0);[.G402]+[.F403])" office:value-type="float" office:value="0" calcext:value-type="float">
            <text:p>0,00</text:p>
          </table:table-cell>
          <table:table-cell table:style-name="ce52" table:formula="of:=[.D403]-[.F403]" office:value-type="float" office:value="0" calcext:value-type="float">
            <text:p>0,00</text:p>
          </table:table-cell>
          <table:table-cell table:style-name="ce52" table:formula="of:=[.G402]*[.$D$2]*([.C403]-[.C402])/(DATE(YEAR([.C403])+1;1;1)-DATE(YEAR([.C403]);1;1))/100" office:value-type="float" office:value="0" calcext:value-type="float">
            <text:p>0,00</text:p>
          </table:table-cell>
          <table:table-cell table:style-name="ce63" table:formula="of:=[.G402]-[.E403]-[.L403]-[.M403]" office:value-type="float" office:value="0" calcext:value-type="float">
            <text:p>0,00</text:p>
          </table:table-cell>
          <table:table-cell table:style-name="ce70" table:formula="of:=[.I403]+[.J403]" office:value-type="float" office:value="0" calcext:value-type="float">
            <text:p>0,00</text:p>
          </table:table-cell>
          <table:table-cell table:style-name="ce52" table:formula="of:=IF([.$D$1]/[.$D$3]&lt;[.K402];[.$D$1]/[.$D$3];[.K402])" office:value-type="float" office:value="0" calcext:value-type="float">
            <text:p>0,00</text:p>
          </table:table-cell>
          <table:table-cell table:style-name="ce52" table:formula="of:=[.K402]*[.$D$2]/12/100" office:value-type="float" office:value="0" calcext:value-type="float">
            <text:p>0,00</text:p>
          </table:table-cell>
          <table:table-cell table:style-name="ce79" table:formula="of:=[.K402]-[.I403]-[.L403]-[.M40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02]);VALUE([.N402]);ROW([.L402]))" office:value-type="float" office:value="7" calcext:value-type="float">
            <text:p>7,00</text:p>
          </table:table-cell>
          <table:table-cell table:formula="of:=[.O402]+[.N402]-[.N403]" office:value-type="float" office:value="360" calcext:value-type="float">
            <text:p>360</text:p>
          </table:table-cell>
          <table:table-cell table:formula="of:=INDEX([.G$1:.G$1048576];[.N40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397" calcext:value-type="float">
            <text:p>397</text:p>
          </table:table-cell>
          <table:table-cell table:style-name="ce21" table:formula="of:=CONCATENATE(INT(([.A404]-1)/12)+1;&quot;-й год &quot;;[.A404]-1-INT(([.A404]-1)/12)*12+1;&quot;-й мес&quot;)" office:value-type="string" office:string-value="34-й год 1-й мес" calcext:value-type="string">
            <text:p>34-й год 1-й мес</text:p>
          </table:table-cell>
          <table:table-cell table:style-name="ce34" table:formula="of:=DATE(YEAR([.C403]);MONTH([.C403])+1;DAY([.C403]))" office:value-type="date" office:date-value="2056-07-24" calcext:value-type="date">
            <text:p>24.07.2056</text:p>
          </table:table-cell>
          <table:table-cell table:style-name="ce46" table:formula="of:=IF([.P404]*[.$D$2]/100/12/(1-(1+[.$D$2]/100/12)^(-[.O404]))&lt;[.G403];ROUNDUP([.P404]*[.$D$2]/100/12/(1-(1+[.$D$2]/100/12)^(-[.O404]));0);[.G403]+[.F404])" office:value-type="float" office:value="0" calcext:value-type="float">
            <text:p>0,00</text:p>
          </table:table-cell>
          <table:table-cell table:style-name="ce53" table:formula="of:=[.D404]-[.F404]" office:value-type="float" office:value="0" calcext:value-type="float">
            <text:p>0,00</text:p>
          </table:table-cell>
          <table:table-cell table:style-name="ce52" table:formula="of:=[.G403]*[.$D$2]*([.C404]-[.C403])/(DATE(YEAR([.C404])+1;1;1)-DATE(YEAR([.C404]);1;1))/100" office:value-type="float" office:value="0" calcext:value-type="float">
            <text:p>0,00</text:p>
          </table:table-cell>
          <table:table-cell table:style-name="ce64" table:formula="of:=[.G403]-[.E404]-[.L404]-[.M404]" office:value-type="float" office:value="0" calcext:value-type="float">
            <text:p>0,00</text:p>
          </table:table-cell>
          <table:table-cell table:style-name="ce71" table:formula="of:=[.I404]+[.J404]" office:value-type="float" office:value="0" calcext:value-type="float">
            <text:p>0,00</text:p>
          </table:table-cell>
          <table:table-cell table:style-name="ce53" table:formula="of:=IF([.$D$1]/[.$D$3]&lt;[.K403];[.$D$1]/[.$D$3];[.K403])" office:value-type="float" office:value="0" calcext:value-type="float">
            <text:p>0,00</text:p>
          </table:table-cell>
          <table:table-cell table:style-name="ce53" table:formula="of:=[.K403]*[.$D$2]/12/100" office:value-type="float" office:value="0" calcext:value-type="float">
            <text:p>0,00</text:p>
          </table:table-cell>
          <table:table-cell table:style-name="ce80" table:formula="of:=[.K403]-[.I404]-[.L404]-[.M404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403]);VALUE([.N403]);ROW([.L403]))" office:value-type="float" office:value="7" calcext:value-type="float">
            <text:p>7,00</text:p>
          </table:table-cell>
          <table:table-cell table:formula="of:=[.O403]+[.N403]-[.N404]" office:value-type="float" office:value="360" calcext:value-type="float">
            <text:p>360</text:p>
          </table:table-cell>
          <table:table-cell table:formula="of:=INDEX([.G$1:.G$1048576];[.N40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98" calcext:value-type="float">
            <text:p>398</text:p>
          </table:table-cell>
          <table:table-cell table:style-name="ce21" table:formula="of:=CONCATENATE(INT(([.A405]-1)/12)+1;&quot;-й год &quot;;[.A405]-1-INT(([.A405]-1)/12)*12+1;&quot;-й мес&quot;)" office:value-type="string" office:string-value="34-й год 2-й мес" calcext:value-type="string">
            <text:p>34-й год 2-й мес</text:p>
          </table:table-cell>
          <table:table-cell table:style-name="ce34" table:formula="of:=DATE(YEAR([.C404]);MONTH([.C404])+1;DAY([.C404]))" office:value-type="date" office:date-value="2056-08-24" calcext:value-type="date">
            <text:p>24.08.2056</text:p>
          </table:table-cell>
          <table:table-cell table:style-name="ce46" table:formula="of:=IF([.P405]*[.$D$2]/100/12/(1-(1+[.$D$2]/100/12)^(-[.O405]))&lt;[.G404];ROUNDUP([.P405]*[.$D$2]/100/12/(1-(1+[.$D$2]/100/12)^(-[.O405]));0);[.G404]+[.F405])" office:value-type="float" office:value="0" calcext:value-type="float">
            <text:p>0,00</text:p>
          </table:table-cell>
          <table:table-cell table:style-name="ce52" table:formula="of:=[.D405]-[.F405]" office:value-type="float" office:value="0" calcext:value-type="float">
            <text:p>0,00</text:p>
          </table:table-cell>
          <table:table-cell table:style-name="ce52" table:formula="of:=[.G404]*[.$D$2]*([.C405]-[.C404])/(DATE(YEAR([.C405])+1;1;1)-DATE(YEAR([.C405]);1;1))/100" office:value-type="float" office:value="0" calcext:value-type="float">
            <text:p>0,00</text:p>
          </table:table-cell>
          <table:table-cell table:style-name="ce63" table:formula="of:=[.G404]-[.E405]-[.L405]-[.M405]" office:value-type="float" office:value="0" calcext:value-type="float">
            <text:p>0,00</text:p>
          </table:table-cell>
          <table:table-cell table:style-name="ce70" table:formula="of:=[.I405]+[.J405]" office:value-type="float" office:value="0" calcext:value-type="float">
            <text:p>0,00</text:p>
          </table:table-cell>
          <table:table-cell table:style-name="ce52" table:formula="of:=IF([.$D$1]/[.$D$3]&lt;[.K404];[.$D$1]/[.$D$3];[.K404])" office:value-type="float" office:value="0" calcext:value-type="float">
            <text:p>0,00</text:p>
          </table:table-cell>
          <table:table-cell table:style-name="ce52" table:formula="of:=[.K404]*[.$D$2]/12/100" office:value-type="float" office:value="0" calcext:value-type="float">
            <text:p>0,00</text:p>
          </table:table-cell>
          <table:table-cell table:style-name="ce79" table:formula="of:=[.K404]-[.I405]-[.L405]-[.M40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04]);VALUE([.N404]);ROW([.L404]))" office:value-type="float" office:value="7" calcext:value-type="float">
            <text:p>7,00</text:p>
          </table:table-cell>
          <table:table-cell table:formula="of:=[.O404]+[.N404]-[.N405]" office:value-type="float" office:value="360" calcext:value-type="float">
            <text:p>360</text:p>
          </table:table-cell>
          <table:table-cell table:formula="of:=INDEX([.G$1:.G$1048576];[.N40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399" calcext:value-type="float">
            <text:p>399</text:p>
          </table:table-cell>
          <table:table-cell table:style-name="ce21" table:formula="of:=CONCATENATE(INT(([.A406]-1)/12)+1;&quot;-й год &quot;;[.A406]-1-INT(([.A406]-1)/12)*12+1;&quot;-й мес&quot;)" office:value-type="string" office:string-value="34-й год 3-й мес" calcext:value-type="string">
            <text:p>34-й год 3-й мес</text:p>
          </table:table-cell>
          <table:table-cell table:style-name="ce34" table:formula="of:=DATE(YEAR([.C405]);MONTH([.C405])+1;DAY([.C405]))" office:value-type="date" office:date-value="2056-09-24" calcext:value-type="date">
            <text:p>24.09.2056</text:p>
          </table:table-cell>
          <table:table-cell table:style-name="ce46" table:formula="of:=IF([.P406]*[.$D$2]/100/12/(1-(1+[.$D$2]/100/12)^(-[.O406]))&lt;[.G405];ROUNDUP([.P406]*[.$D$2]/100/12/(1-(1+[.$D$2]/100/12)^(-[.O406]));0);[.G405]+[.F406])" office:value-type="float" office:value="0" calcext:value-type="float">
            <text:p>0,00</text:p>
          </table:table-cell>
          <table:table-cell table:style-name="ce52" table:formula="of:=[.D406]-[.F406]" office:value-type="float" office:value="0" calcext:value-type="float">
            <text:p>0,00</text:p>
          </table:table-cell>
          <table:table-cell table:style-name="ce52" table:formula="of:=[.G405]*[.$D$2]*([.C406]-[.C405])/(DATE(YEAR([.C406])+1;1;1)-DATE(YEAR([.C406]);1;1))/100" office:value-type="float" office:value="0" calcext:value-type="float">
            <text:p>0,00</text:p>
          </table:table-cell>
          <table:table-cell table:style-name="ce63" table:formula="of:=[.G405]-[.E406]-[.L406]-[.M406]" office:value-type="float" office:value="0" calcext:value-type="float">
            <text:p>0,00</text:p>
          </table:table-cell>
          <table:table-cell table:style-name="ce70" table:formula="of:=[.I406]+[.J406]" office:value-type="float" office:value="0" calcext:value-type="float">
            <text:p>0,00</text:p>
          </table:table-cell>
          <table:table-cell table:style-name="ce52" table:formula="of:=IF([.$D$1]/[.$D$3]&lt;[.K405];[.$D$1]/[.$D$3];[.K405])" office:value-type="float" office:value="0" calcext:value-type="float">
            <text:p>0,00</text:p>
          </table:table-cell>
          <table:table-cell table:style-name="ce52" table:formula="of:=[.K405]*[.$D$2]/12/100" office:value-type="float" office:value="0" calcext:value-type="float">
            <text:p>0,00</text:p>
          </table:table-cell>
          <table:table-cell table:style-name="ce79" table:formula="of:=[.K405]-[.I406]-[.L406]-[.M40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05]);VALUE([.N405]);ROW([.L405]))" office:value-type="float" office:value="7" calcext:value-type="float">
            <text:p>7,00</text:p>
          </table:table-cell>
          <table:table-cell table:formula="of:=[.O405]+[.N405]-[.N406]" office:value-type="float" office:value="360" calcext:value-type="float">
            <text:p>360</text:p>
          </table:table-cell>
          <table:table-cell table:formula="of:=INDEX([.G$1:.G$1048576];[.N40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00" calcext:value-type="float">
            <text:p>400</text:p>
          </table:table-cell>
          <table:table-cell table:style-name="ce21" table:formula="of:=CONCATENATE(INT(([.A407]-1)/12)+1;&quot;-й год &quot;;[.A407]-1-INT(([.A407]-1)/12)*12+1;&quot;-й мес&quot;)" office:value-type="string" office:string-value="34-й год 4-й мес" calcext:value-type="string">
            <text:p>34-й год 4-й мес</text:p>
          </table:table-cell>
          <table:table-cell table:style-name="ce34" table:formula="of:=DATE(YEAR([.C406]);MONTH([.C406])+1;DAY([.C406]))" office:value-type="date" office:date-value="2056-10-24" calcext:value-type="date">
            <text:p>24.10.2056</text:p>
          </table:table-cell>
          <table:table-cell table:style-name="ce46" table:formula="of:=IF([.P407]*[.$D$2]/100/12/(1-(1+[.$D$2]/100/12)^(-[.O407]))&lt;[.G406];ROUNDUP([.P407]*[.$D$2]/100/12/(1-(1+[.$D$2]/100/12)^(-[.O407]));0);[.G406]+[.F407])" office:value-type="float" office:value="0" calcext:value-type="float">
            <text:p>0,00</text:p>
          </table:table-cell>
          <table:table-cell table:style-name="ce52" table:formula="of:=[.D407]-[.F407]" office:value-type="float" office:value="0" calcext:value-type="float">
            <text:p>0,00</text:p>
          </table:table-cell>
          <table:table-cell table:style-name="ce52" table:formula="of:=[.G406]*[.$D$2]*([.C407]-[.C406])/(DATE(YEAR([.C407])+1;1;1)-DATE(YEAR([.C407]);1;1))/100" office:value-type="float" office:value="0" calcext:value-type="float">
            <text:p>0,00</text:p>
          </table:table-cell>
          <table:table-cell table:style-name="ce63" table:formula="of:=[.G406]-[.E407]-[.L407]-[.M407]" office:value-type="float" office:value="0" calcext:value-type="float">
            <text:p>0,00</text:p>
          </table:table-cell>
          <table:table-cell table:style-name="ce70" table:formula="of:=[.I407]+[.J407]" office:value-type="float" office:value="0" calcext:value-type="float">
            <text:p>0,00</text:p>
          </table:table-cell>
          <table:table-cell table:style-name="ce52" table:formula="of:=IF([.$D$1]/[.$D$3]&lt;[.K406];[.$D$1]/[.$D$3];[.K406])" office:value-type="float" office:value="0" calcext:value-type="float">
            <text:p>0,00</text:p>
          </table:table-cell>
          <table:table-cell table:style-name="ce52" table:formula="of:=[.K406]*[.$D$2]/12/100" office:value-type="float" office:value="0" calcext:value-type="float">
            <text:p>0,00</text:p>
          </table:table-cell>
          <table:table-cell table:style-name="ce79" table:formula="of:=[.K406]-[.I407]-[.L407]-[.M40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06]);VALUE([.N406]);ROW([.L406]))" office:value-type="float" office:value="7" calcext:value-type="float">
            <text:p>7,00</text:p>
          </table:table-cell>
          <table:table-cell table:formula="of:=[.O406]+[.N406]-[.N407]" office:value-type="float" office:value="360" calcext:value-type="float">
            <text:p>360</text:p>
          </table:table-cell>
          <table:table-cell table:formula="of:=INDEX([.G$1:.G$1048576];[.N40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01" calcext:value-type="float">
            <text:p>401</text:p>
          </table:table-cell>
          <table:table-cell table:style-name="ce21" table:formula="of:=CONCATENATE(INT(([.A408]-1)/12)+1;&quot;-й год &quot;;[.A408]-1-INT(([.A408]-1)/12)*12+1;&quot;-й мес&quot;)" office:value-type="string" office:string-value="34-й год 5-й мес" calcext:value-type="string">
            <text:p>34-й год 5-й мес</text:p>
          </table:table-cell>
          <table:table-cell table:style-name="ce34" table:formula="of:=DATE(YEAR([.C407]);MONTH([.C407])+1;DAY([.C407]))" office:value-type="date" office:date-value="2056-11-24" calcext:value-type="date">
            <text:p>24.11.2056</text:p>
          </table:table-cell>
          <table:table-cell table:style-name="ce46" table:formula="of:=IF([.P408]*[.$D$2]/100/12/(1-(1+[.$D$2]/100/12)^(-[.O408]))&lt;[.G407];ROUNDUP([.P408]*[.$D$2]/100/12/(1-(1+[.$D$2]/100/12)^(-[.O408]));0);[.G407]+[.F408])" office:value-type="float" office:value="0" calcext:value-type="float">
            <text:p>0,00</text:p>
          </table:table-cell>
          <table:table-cell table:style-name="ce52" table:formula="of:=[.D408]-[.F408]" office:value-type="float" office:value="0" calcext:value-type="float">
            <text:p>0,00</text:p>
          </table:table-cell>
          <table:table-cell table:style-name="ce52" table:formula="of:=[.G407]*[.$D$2]*([.C408]-[.C407])/(DATE(YEAR([.C408])+1;1;1)-DATE(YEAR([.C408]);1;1))/100" office:value-type="float" office:value="0" calcext:value-type="float">
            <text:p>0,00</text:p>
          </table:table-cell>
          <table:table-cell table:style-name="ce63" table:formula="of:=[.G407]-[.E408]-[.L408]-[.M408]" office:value-type="float" office:value="0" calcext:value-type="float">
            <text:p>0,00</text:p>
          </table:table-cell>
          <table:table-cell table:style-name="ce70" table:formula="of:=[.I408]+[.J408]" office:value-type="float" office:value="0" calcext:value-type="float">
            <text:p>0,00</text:p>
          </table:table-cell>
          <table:table-cell table:style-name="ce52" table:formula="of:=IF([.$D$1]/[.$D$3]&lt;[.K407];[.$D$1]/[.$D$3];[.K407])" office:value-type="float" office:value="0" calcext:value-type="float">
            <text:p>0,00</text:p>
          </table:table-cell>
          <table:table-cell table:style-name="ce52" table:formula="of:=[.K407]*[.$D$2]/12/100" office:value-type="float" office:value="0" calcext:value-type="float">
            <text:p>0,00</text:p>
          </table:table-cell>
          <table:table-cell table:style-name="ce79" table:formula="of:=[.K407]-[.I408]-[.L408]-[.M40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07]);VALUE([.N407]);ROW([.L407]))" office:value-type="float" office:value="7" calcext:value-type="float">
            <text:p>7,00</text:p>
          </table:table-cell>
          <table:table-cell table:formula="of:=[.O407]+[.N407]-[.N408]" office:value-type="float" office:value="360" calcext:value-type="float">
            <text:p>360</text:p>
          </table:table-cell>
          <table:table-cell table:formula="of:=INDEX([.G$1:.G$1048576];[.N40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02" calcext:value-type="float">
            <text:p>402</text:p>
          </table:table-cell>
          <table:table-cell table:style-name="ce21" table:formula="of:=CONCATENATE(INT(([.A409]-1)/12)+1;&quot;-й год &quot;;[.A409]-1-INT(([.A409]-1)/12)*12+1;&quot;-й мес&quot;)" office:value-type="string" office:string-value="34-й год 6-й мес" calcext:value-type="string">
            <text:p>34-й год 6-й мес</text:p>
          </table:table-cell>
          <table:table-cell table:style-name="ce34" table:formula="of:=DATE(YEAR([.C408]);MONTH([.C408])+1;DAY([.C408]))" office:value-type="date" office:date-value="2056-12-24" calcext:value-type="date">
            <text:p>24.12.2056</text:p>
          </table:table-cell>
          <table:table-cell table:style-name="ce46" table:formula="of:=IF([.P409]*[.$D$2]/100/12/(1-(1+[.$D$2]/100/12)^(-[.O409]))&lt;[.G408];ROUNDUP([.P409]*[.$D$2]/100/12/(1-(1+[.$D$2]/100/12)^(-[.O409]));0);[.G408]+[.F409])" office:value-type="float" office:value="0" calcext:value-type="float">
            <text:p>0,00</text:p>
          </table:table-cell>
          <table:table-cell table:style-name="ce52" table:formula="of:=[.D409]-[.F409]" office:value-type="float" office:value="0" calcext:value-type="float">
            <text:p>0,00</text:p>
          </table:table-cell>
          <table:table-cell table:style-name="ce52" table:formula="of:=[.G408]*[.$D$2]*([.C409]-[.C408])/(DATE(YEAR([.C409])+1;1;1)-DATE(YEAR([.C409]);1;1))/100" office:value-type="float" office:value="0" calcext:value-type="float">
            <text:p>0,00</text:p>
          </table:table-cell>
          <table:table-cell table:style-name="ce63" table:formula="of:=[.G408]-[.E409]-[.L409]-[.M409]" office:value-type="float" office:value="0" calcext:value-type="float">
            <text:p>0,00</text:p>
          </table:table-cell>
          <table:table-cell table:style-name="ce70" table:formula="of:=[.I409]+[.J409]" office:value-type="float" office:value="0" calcext:value-type="float">
            <text:p>0,00</text:p>
          </table:table-cell>
          <table:table-cell table:style-name="ce52" table:formula="of:=IF([.$D$1]/[.$D$3]&lt;[.K408];[.$D$1]/[.$D$3];[.K408])" office:value-type="float" office:value="0" calcext:value-type="float">
            <text:p>0,00</text:p>
          </table:table-cell>
          <table:table-cell table:style-name="ce52" table:formula="of:=[.K408]*[.$D$2]/12/100" office:value-type="float" office:value="0" calcext:value-type="float">
            <text:p>0,00</text:p>
          </table:table-cell>
          <table:table-cell table:style-name="ce79" table:formula="of:=[.K408]-[.I409]-[.L409]-[.M40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08]);VALUE([.N408]);ROW([.L408]))" office:value-type="float" office:value="7" calcext:value-type="float">
            <text:p>7,00</text:p>
          </table:table-cell>
          <table:table-cell table:formula="of:=[.O408]+[.N408]-[.N409]" office:value-type="float" office:value="360" calcext:value-type="float">
            <text:p>360</text:p>
          </table:table-cell>
          <table:table-cell table:formula="of:=INDEX([.G$1:.G$1048576];[.N40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03" calcext:value-type="float">
            <text:p>403</text:p>
          </table:table-cell>
          <table:table-cell table:style-name="ce21" table:formula="of:=CONCATENATE(INT(([.A410]-1)/12)+1;&quot;-й год &quot;;[.A410]-1-INT(([.A410]-1)/12)*12+1;&quot;-й мес&quot;)" office:value-type="string" office:string-value="34-й год 7-й мес" calcext:value-type="string">
            <text:p>34-й год 7-й мес</text:p>
          </table:table-cell>
          <table:table-cell table:style-name="ce34" table:formula="of:=DATE(YEAR([.C409]);MONTH([.C409])+1;DAY([.C409]))" office:value-type="date" office:date-value="2057-01-24" calcext:value-type="date">
            <text:p>24.01.2057</text:p>
          </table:table-cell>
          <table:table-cell table:style-name="ce46" table:formula="of:=IF([.P410]*[.$D$2]/100/12/(1-(1+[.$D$2]/100/12)^(-[.O410]))&lt;[.G409];ROUNDUP([.P410]*[.$D$2]/100/12/(1-(1+[.$D$2]/100/12)^(-[.O410]));0);[.G409]+[.F410])" office:value-type="float" office:value="0" calcext:value-type="float">
            <text:p>0,00</text:p>
          </table:table-cell>
          <table:table-cell table:style-name="ce52" table:formula="of:=[.D410]-[.F410]" office:value-type="float" office:value="0" calcext:value-type="float">
            <text:p>0,00</text:p>
          </table:table-cell>
          <table:table-cell table:style-name="ce52" table:formula="of:=[.G409]*[.$D$2]*([.C410]-[.C409])/(DATE(YEAR([.C410])+1;1;1)-DATE(YEAR([.C410]);1;1))/100" office:value-type="float" office:value="0" calcext:value-type="float">
            <text:p>0,00</text:p>
          </table:table-cell>
          <table:table-cell table:style-name="ce63" table:formula="of:=[.G409]-[.E410]-[.L410]-[.M410]" office:value-type="float" office:value="0" calcext:value-type="float">
            <text:p>0,00</text:p>
          </table:table-cell>
          <table:table-cell table:style-name="ce70" table:formula="of:=[.I410]+[.J410]" office:value-type="float" office:value="0" calcext:value-type="float">
            <text:p>0,00</text:p>
          </table:table-cell>
          <table:table-cell table:style-name="ce52" table:formula="of:=IF([.$D$1]/[.$D$3]&lt;[.K409];[.$D$1]/[.$D$3];[.K409])" office:value-type="float" office:value="0" calcext:value-type="float">
            <text:p>0,00</text:p>
          </table:table-cell>
          <table:table-cell table:style-name="ce52" table:formula="of:=[.K409]*[.$D$2]/12/100" office:value-type="float" office:value="0" calcext:value-type="float">
            <text:p>0,00</text:p>
          </table:table-cell>
          <table:table-cell table:style-name="ce79" table:formula="of:=[.K409]-[.I410]-[.L410]-[.M41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09]);VALUE([.N409]);ROW([.L409]))" office:value-type="float" office:value="7" calcext:value-type="float">
            <text:p>7,00</text:p>
          </table:table-cell>
          <table:table-cell table:formula="of:=[.O409]+[.N409]-[.N410]" office:value-type="float" office:value="360" calcext:value-type="float">
            <text:p>360</text:p>
          </table:table-cell>
          <table:table-cell table:formula="of:=INDEX([.G$1:.G$1048576];[.N41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04" calcext:value-type="float">
            <text:p>404</text:p>
          </table:table-cell>
          <table:table-cell table:style-name="ce21" table:formula="of:=CONCATENATE(INT(([.A411]-1)/12)+1;&quot;-й год &quot;;[.A411]-1-INT(([.A411]-1)/12)*12+1;&quot;-й мес&quot;)" office:value-type="string" office:string-value="34-й год 8-й мес" calcext:value-type="string">
            <text:p>34-й год 8-й мес</text:p>
          </table:table-cell>
          <table:table-cell table:style-name="ce34" table:formula="of:=DATE(YEAR([.C410]);MONTH([.C410])+1;DAY([.C410]))" office:value-type="date" office:date-value="2057-02-24" calcext:value-type="date">
            <text:p>24.02.2057</text:p>
          </table:table-cell>
          <table:table-cell table:style-name="ce46" table:formula="of:=IF([.P411]*[.$D$2]/100/12/(1-(1+[.$D$2]/100/12)^(-[.O411]))&lt;[.G410];ROUNDUP([.P411]*[.$D$2]/100/12/(1-(1+[.$D$2]/100/12)^(-[.O411]));0);[.G410]+[.F411])" office:value-type="float" office:value="0" calcext:value-type="float">
            <text:p>0,00</text:p>
          </table:table-cell>
          <table:table-cell table:style-name="ce52" table:formula="of:=[.D411]-[.F411]" office:value-type="float" office:value="0" calcext:value-type="float">
            <text:p>0,00</text:p>
          </table:table-cell>
          <table:table-cell table:style-name="ce52" table:formula="of:=[.G410]*[.$D$2]*([.C411]-[.C410])/(DATE(YEAR([.C411])+1;1;1)-DATE(YEAR([.C411]);1;1))/100" office:value-type="float" office:value="0" calcext:value-type="float">
            <text:p>0,00</text:p>
          </table:table-cell>
          <table:table-cell table:style-name="ce63" table:formula="of:=[.G410]-[.E411]-[.L411]-[.M411]" office:value-type="float" office:value="0" calcext:value-type="float">
            <text:p>0,00</text:p>
          </table:table-cell>
          <table:table-cell table:style-name="ce70" table:formula="of:=[.I411]+[.J411]" office:value-type="float" office:value="0" calcext:value-type="float">
            <text:p>0,00</text:p>
          </table:table-cell>
          <table:table-cell table:style-name="ce52" table:formula="of:=IF([.$D$1]/[.$D$3]&lt;[.K410];[.$D$1]/[.$D$3];[.K410])" office:value-type="float" office:value="0" calcext:value-type="float">
            <text:p>0,00</text:p>
          </table:table-cell>
          <table:table-cell table:style-name="ce52" table:formula="of:=[.K410]*[.$D$2]/12/100" office:value-type="float" office:value="0" calcext:value-type="float">
            <text:p>0,00</text:p>
          </table:table-cell>
          <table:table-cell table:style-name="ce79" table:formula="of:=[.K410]-[.I411]-[.L411]-[.M41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10]);VALUE([.N410]);ROW([.L410]))" office:value-type="float" office:value="7" calcext:value-type="float">
            <text:p>7,00</text:p>
          </table:table-cell>
          <table:table-cell table:formula="of:=[.O410]+[.N410]-[.N411]" office:value-type="float" office:value="360" calcext:value-type="float">
            <text:p>360</text:p>
          </table:table-cell>
          <table:table-cell table:formula="of:=INDEX([.G$1:.G$1048576];[.N41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05" calcext:value-type="float">
            <text:p>405</text:p>
          </table:table-cell>
          <table:table-cell table:style-name="ce21" table:formula="of:=CONCATENATE(INT(([.A412]-1)/12)+1;&quot;-й год &quot;;[.A412]-1-INT(([.A412]-1)/12)*12+1;&quot;-й мес&quot;)" office:value-type="string" office:string-value="34-й год 9-й мес" calcext:value-type="string">
            <text:p>34-й год 9-й мес</text:p>
          </table:table-cell>
          <table:table-cell table:style-name="ce34" table:formula="of:=DATE(YEAR([.C411]);MONTH([.C411])+1;DAY([.C411]))" office:value-type="date" office:date-value="2057-03-24" calcext:value-type="date">
            <text:p>24.03.2057</text:p>
          </table:table-cell>
          <table:table-cell table:style-name="ce46" table:formula="of:=IF([.P412]*[.$D$2]/100/12/(1-(1+[.$D$2]/100/12)^(-[.O412]))&lt;[.G411];ROUNDUP([.P412]*[.$D$2]/100/12/(1-(1+[.$D$2]/100/12)^(-[.O412]));0);[.G411]+[.F412])" office:value-type="float" office:value="0" calcext:value-type="float">
            <text:p>0,00</text:p>
          </table:table-cell>
          <table:table-cell table:style-name="ce52" table:formula="of:=[.D412]-[.F412]" office:value-type="float" office:value="0" calcext:value-type="float">
            <text:p>0,00</text:p>
          </table:table-cell>
          <table:table-cell table:style-name="ce52" table:formula="of:=[.G411]*[.$D$2]*([.C412]-[.C411])/(DATE(YEAR([.C412])+1;1;1)-DATE(YEAR([.C412]);1;1))/100" office:value-type="float" office:value="0" calcext:value-type="float">
            <text:p>0,00</text:p>
          </table:table-cell>
          <table:table-cell table:style-name="ce63" table:formula="of:=[.G411]-[.E412]-[.L412]-[.M412]" office:value-type="float" office:value="0" calcext:value-type="float">
            <text:p>0,00</text:p>
          </table:table-cell>
          <table:table-cell table:style-name="ce70" table:formula="of:=[.I412]+[.J412]" office:value-type="float" office:value="0" calcext:value-type="float">
            <text:p>0,00</text:p>
          </table:table-cell>
          <table:table-cell table:style-name="ce52" table:formula="of:=IF([.$D$1]/[.$D$3]&lt;[.K411];[.$D$1]/[.$D$3];[.K411])" office:value-type="float" office:value="0" calcext:value-type="float">
            <text:p>0,00</text:p>
          </table:table-cell>
          <table:table-cell table:style-name="ce52" table:formula="of:=[.K411]*[.$D$2]/12/100" office:value-type="float" office:value="0" calcext:value-type="float">
            <text:p>0,00</text:p>
          </table:table-cell>
          <table:table-cell table:style-name="ce79" table:formula="of:=[.K411]-[.I412]-[.L412]-[.M41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11]);VALUE([.N411]);ROW([.L411]))" office:value-type="float" office:value="7" calcext:value-type="float">
            <text:p>7,00</text:p>
          </table:table-cell>
          <table:table-cell table:formula="of:=[.O411]+[.N411]-[.N412]" office:value-type="float" office:value="360" calcext:value-type="float">
            <text:p>360</text:p>
          </table:table-cell>
          <table:table-cell table:formula="of:=INDEX([.G$1:.G$1048576];[.N41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06" calcext:value-type="float">
            <text:p>406</text:p>
          </table:table-cell>
          <table:table-cell table:style-name="ce21" table:formula="of:=CONCATENATE(INT(([.A413]-1)/12)+1;&quot;-й год &quot;;[.A413]-1-INT(([.A413]-1)/12)*12+1;&quot;-й мес&quot;)" office:value-type="string" office:string-value="34-й год 10-й мес" calcext:value-type="string">
            <text:p>34-й год 10-й мес</text:p>
          </table:table-cell>
          <table:table-cell table:style-name="ce34" table:formula="of:=DATE(YEAR([.C412]);MONTH([.C412])+1;DAY([.C412]))" office:value-type="date" office:date-value="2057-04-24" calcext:value-type="date">
            <text:p>24.04.2057</text:p>
          </table:table-cell>
          <table:table-cell table:style-name="ce46" table:formula="of:=IF([.P413]*[.$D$2]/100/12/(1-(1+[.$D$2]/100/12)^(-[.O413]))&lt;[.G412];ROUNDUP([.P413]*[.$D$2]/100/12/(1-(1+[.$D$2]/100/12)^(-[.O413]));0);[.G412]+[.F413])" office:value-type="float" office:value="0" calcext:value-type="float">
            <text:p>0,00</text:p>
          </table:table-cell>
          <table:table-cell table:style-name="ce52" table:formula="of:=[.D413]-[.F413]" office:value-type="float" office:value="0" calcext:value-type="float">
            <text:p>0,00</text:p>
          </table:table-cell>
          <table:table-cell table:style-name="ce52" table:formula="of:=[.G412]*[.$D$2]*([.C413]-[.C412])/(DATE(YEAR([.C413])+1;1;1)-DATE(YEAR([.C413]);1;1))/100" office:value-type="float" office:value="0" calcext:value-type="float">
            <text:p>0,00</text:p>
          </table:table-cell>
          <table:table-cell table:style-name="ce63" table:formula="of:=[.G412]-[.E413]-[.L413]-[.M413]" office:value-type="float" office:value="0" calcext:value-type="float">
            <text:p>0,00</text:p>
          </table:table-cell>
          <table:table-cell table:style-name="ce70" table:formula="of:=[.I413]+[.J413]" office:value-type="float" office:value="0" calcext:value-type="float">
            <text:p>0,00</text:p>
          </table:table-cell>
          <table:table-cell table:style-name="ce52" table:formula="of:=IF([.$D$1]/[.$D$3]&lt;[.K412];[.$D$1]/[.$D$3];[.K412])" office:value-type="float" office:value="0" calcext:value-type="float">
            <text:p>0,00</text:p>
          </table:table-cell>
          <table:table-cell table:style-name="ce52" table:formula="of:=[.K412]*[.$D$2]/12/100" office:value-type="float" office:value="0" calcext:value-type="float">
            <text:p>0,00</text:p>
          </table:table-cell>
          <table:table-cell table:style-name="ce79" table:formula="of:=[.K412]-[.I413]-[.L413]-[.M41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12]);VALUE([.N412]);ROW([.L412]))" office:value-type="float" office:value="7" calcext:value-type="float">
            <text:p>7,00</text:p>
          </table:table-cell>
          <table:table-cell table:formula="of:=[.O412]+[.N412]-[.N413]" office:value-type="float" office:value="360" calcext:value-type="float">
            <text:p>360</text:p>
          </table:table-cell>
          <table:table-cell table:formula="of:=INDEX([.G$1:.G$1048576];[.N41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07" calcext:value-type="float">
            <text:p>407</text:p>
          </table:table-cell>
          <table:table-cell table:style-name="ce21" table:formula="of:=CONCATENATE(INT(([.A414]-1)/12)+1;&quot;-й год &quot;;[.A414]-1-INT(([.A414]-1)/12)*12+1;&quot;-й мес&quot;)" office:value-type="string" office:string-value="34-й год 11-й мес" calcext:value-type="string">
            <text:p>34-й год 11-й мес</text:p>
          </table:table-cell>
          <table:table-cell table:style-name="ce34" table:formula="of:=DATE(YEAR([.C413]);MONTH([.C413])+1;DAY([.C413]))" office:value-type="date" office:date-value="2057-05-24" calcext:value-type="date">
            <text:p>24.05.2057</text:p>
          </table:table-cell>
          <table:table-cell table:style-name="ce46" table:formula="of:=IF([.P414]*[.$D$2]/100/12/(1-(1+[.$D$2]/100/12)^(-[.O414]))&lt;[.G413];ROUNDUP([.P414]*[.$D$2]/100/12/(1-(1+[.$D$2]/100/12)^(-[.O414]));0);[.G413]+[.F414])" office:value-type="float" office:value="0" calcext:value-type="float">
            <text:p>0,00</text:p>
          </table:table-cell>
          <table:table-cell table:style-name="ce52" table:formula="of:=[.D414]-[.F414]" office:value-type="float" office:value="0" calcext:value-type="float">
            <text:p>0,00</text:p>
          </table:table-cell>
          <table:table-cell table:style-name="ce52" table:formula="of:=[.G413]*[.$D$2]*([.C414]-[.C413])/(DATE(YEAR([.C414])+1;1;1)-DATE(YEAR([.C414]);1;1))/100" office:value-type="float" office:value="0" calcext:value-type="float">
            <text:p>0,00</text:p>
          </table:table-cell>
          <table:table-cell table:style-name="ce63" table:formula="of:=[.G413]-[.E414]-[.L414]-[.M414]" office:value-type="float" office:value="0" calcext:value-type="float">
            <text:p>0,00</text:p>
          </table:table-cell>
          <table:table-cell table:style-name="ce70" table:formula="of:=[.I414]+[.J414]" office:value-type="float" office:value="0" calcext:value-type="float">
            <text:p>0,00</text:p>
          </table:table-cell>
          <table:table-cell table:style-name="ce52" table:formula="of:=IF([.$D$1]/[.$D$3]&lt;[.K413];[.$D$1]/[.$D$3];[.K413])" office:value-type="float" office:value="0" calcext:value-type="float">
            <text:p>0,00</text:p>
          </table:table-cell>
          <table:table-cell table:style-name="ce52" table:formula="of:=[.K413]*[.$D$2]/12/100" office:value-type="float" office:value="0" calcext:value-type="float">
            <text:p>0,00</text:p>
          </table:table-cell>
          <table:table-cell table:style-name="ce79" table:formula="of:=[.K413]-[.I414]-[.L414]-[.M41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13]);VALUE([.N413]);ROW([.L413]))" office:value-type="float" office:value="7" calcext:value-type="float">
            <text:p>7,00</text:p>
          </table:table-cell>
          <table:table-cell table:formula="of:=[.O413]+[.N413]-[.N414]" office:value-type="float" office:value="360" calcext:value-type="float">
            <text:p>360</text:p>
          </table:table-cell>
          <table:table-cell table:formula="of:=INDEX([.G$1:.G$1048576];[.N41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408" calcext:value-type="float">
            <text:p>408</text:p>
          </table:table-cell>
          <table:table-cell table:style-name="ce21" table:formula="of:=CONCATENATE(INT(([.A415]-1)/12)+1;&quot;-й год &quot;;[.A415]-1-INT(([.A415]-1)/12)*12+1;&quot;-й мес&quot;)" office:value-type="string" office:string-value="34-й год 12-й мес" calcext:value-type="string">
            <text:p>34-й год 12-й мес</text:p>
          </table:table-cell>
          <table:table-cell table:style-name="ce34" table:formula="of:=DATE(YEAR([.C414]);MONTH([.C414])+1;DAY([.C414]))" office:value-type="date" office:date-value="2057-06-24" calcext:value-type="date">
            <text:p>24.06.2057</text:p>
          </table:table-cell>
          <table:table-cell table:style-name="ce46" table:formula="of:=IF([.P415]*[.$D$2]/100/12/(1-(1+[.$D$2]/100/12)^(-[.O415]))&lt;[.G414];ROUNDUP([.P415]*[.$D$2]/100/12/(1-(1+[.$D$2]/100/12)^(-[.O415]));0);[.G414]+[.F415])" office:value-type="float" office:value="0" calcext:value-type="float">
            <text:p>0,00</text:p>
          </table:table-cell>
          <table:table-cell table:style-name="ce54" table:formula="of:=[.D415]-[.F415]" office:value-type="float" office:value="0" calcext:value-type="float">
            <text:p>0,00</text:p>
          </table:table-cell>
          <table:table-cell table:style-name="ce52" table:formula="of:=[.G414]*[.$D$2]*([.C415]-[.C414])/(DATE(YEAR([.C415])+1;1;1)-DATE(YEAR([.C415]);1;1))/100" office:value-type="float" office:value="0" calcext:value-type="float">
            <text:p>0,00</text:p>
          </table:table-cell>
          <table:table-cell table:style-name="ce65" table:formula="of:=[.G414]-[.E415]-[.L415]-[.M415]" office:value-type="float" office:value="0" calcext:value-type="float">
            <text:p>0,00</text:p>
          </table:table-cell>
          <table:table-cell table:style-name="ce72" table:formula="of:=[.I415]+[.J415]" office:value-type="float" office:value="0" calcext:value-type="float">
            <text:p>0,00</text:p>
          </table:table-cell>
          <table:table-cell table:style-name="ce54" table:formula="of:=IF([.$D$1]/[.$D$3]&lt;[.K414];[.$D$1]/[.$D$3];[.K414])" office:value-type="float" office:value="0" calcext:value-type="float">
            <text:p>0,00</text:p>
          </table:table-cell>
          <table:table-cell table:style-name="ce54" table:formula="of:=[.K414]*[.$D$2]/12/100" office:value-type="float" office:value="0" calcext:value-type="float">
            <text:p>0,00</text:p>
          </table:table-cell>
          <table:table-cell table:style-name="ce81" table:formula="of:=[.K414]-[.I415]-[.L415]-[.M415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414]);VALUE([.N414]);ROW([.L414]))" office:value-type="float" office:value="7" calcext:value-type="float">
            <text:p>7,00</text:p>
          </table:table-cell>
          <table:table-cell table:formula="of:=[.O414]+[.N414]-[.N415]" office:value-type="float" office:value="360" calcext:value-type="float">
            <text:p>360</text:p>
          </table:table-cell>
          <table:table-cell table:formula="of:=INDEX([.G$1:.G$1048576];[.N41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09" calcext:value-type="float">
            <text:p>409</text:p>
          </table:table-cell>
          <table:table-cell table:style-name="ce21" table:formula="of:=CONCATENATE(INT(([.A416]-1)/12)+1;&quot;-й год &quot;;[.A416]-1-INT(([.A416]-1)/12)*12+1;&quot;-й мес&quot;)" office:value-type="string" office:string-value="35-й год 1-й мес" calcext:value-type="string">
            <text:p>35-й год 1-й мес</text:p>
          </table:table-cell>
          <table:table-cell table:style-name="ce34" table:formula="of:=DATE(YEAR([.C415]);MONTH([.C415])+1;DAY([.C415]))" office:value-type="date" office:date-value="2057-07-24" calcext:value-type="date">
            <text:p>24.07.2057</text:p>
          </table:table-cell>
          <table:table-cell table:style-name="ce46" table:formula="of:=IF([.P416]*[.$D$2]/100/12/(1-(1+[.$D$2]/100/12)^(-[.O416]))&lt;[.G415];ROUNDUP([.P416]*[.$D$2]/100/12/(1-(1+[.$D$2]/100/12)^(-[.O416]));0);[.G415]+[.F416])" office:value-type="float" office:value="0" calcext:value-type="float">
            <text:p>0,00</text:p>
          </table:table-cell>
          <table:table-cell table:style-name="ce52" table:formula="of:=[.D416]-[.F416]" office:value-type="float" office:value="0" calcext:value-type="float">
            <text:p>0,00</text:p>
          </table:table-cell>
          <table:table-cell table:style-name="ce52" table:formula="of:=[.G415]*[.$D$2]*([.C416]-[.C415])/(DATE(YEAR([.C416])+1;1;1)-DATE(YEAR([.C416]);1;1))/100" office:value-type="float" office:value="0" calcext:value-type="float">
            <text:p>0,00</text:p>
          </table:table-cell>
          <table:table-cell table:style-name="ce63" table:formula="of:=[.G415]-[.E416]-[.L416]-[.M416]" office:value-type="float" office:value="0" calcext:value-type="float">
            <text:p>0,00</text:p>
          </table:table-cell>
          <table:table-cell table:style-name="ce70" table:formula="of:=[.I416]+[.J416]" office:value-type="float" office:value="0" calcext:value-type="float">
            <text:p>0,00</text:p>
          </table:table-cell>
          <table:table-cell table:style-name="ce52" table:formula="of:=IF([.$D$1]/[.$D$3]&lt;[.K415];[.$D$1]/[.$D$3];[.K415])" office:value-type="float" office:value="0" calcext:value-type="float">
            <text:p>0,00</text:p>
          </table:table-cell>
          <table:table-cell table:style-name="ce52" table:formula="of:=[.K415]*[.$D$2]/12/100" office:value-type="float" office:value="0" calcext:value-type="float">
            <text:p>0,00</text:p>
          </table:table-cell>
          <table:table-cell table:style-name="ce79" table:formula="of:=[.K415]-[.I416]-[.L416]-[.M41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15]);VALUE([.N415]);ROW([.L415]))" office:value-type="float" office:value="7" calcext:value-type="float">
            <text:p>7,00</text:p>
          </table:table-cell>
          <table:table-cell table:formula="of:=[.O415]+[.N415]-[.N416]" office:value-type="float" office:value="360" calcext:value-type="float">
            <text:p>360</text:p>
          </table:table-cell>
          <table:table-cell table:formula="of:=INDEX([.G$1:.G$1048576];[.N41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10" calcext:value-type="float">
            <text:p>410</text:p>
          </table:table-cell>
          <table:table-cell table:style-name="ce21" table:formula="of:=CONCATENATE(INT(([.A417]-1)/12)+1;&quot;-й год &quot;;[.A417]-1-INT(([.A417]-1)/12)*12+1;&quot;-й мес&quot;)" office:value-type="string" office:string-value="35-й год 2-й мес" calcext:value-type="string">
            <text:p>35-й год 2-й мес</text:p>
          </table:table-cell>
          <table:table-cell table:style-name="ce34" table:formula="of:=DATE(YEAR([.C416]);MONTH([.C416])+1;DAY([.C416]))" office:value-type="date" office:date-value="2057-08-24" calcext:value-type="date">
            <text:p>24.08.2057</text:p>
          </table:table-cell>
          <table:table-cell table:style-name="ce46" table:formula="of:=IF([.P417]*[.$D$2]/100/12/(1-(1+[.$D$2]/100/12)^(-[.O417]))&lt;[.G416];ROUNDUP([.P417]*[.$D$2]/100/12/(1-(1+[.$D$2]/100/12)^(-[.O417]));0);[.G416]+[.F417])" office:value-type="float" office:value="0" calcext:value-type="float">
            <text:p>0,00</text:p>
          </table:table-cell>
          <table:table-cell table:style-name="ce52" table:formula="of:=[.D417]-[.F417]" office:value-type="float" office:value="0" calcext:value-type="float">
            <text:p>0,00</text:p>
          </table:table-cell>
          <table:table-cell table:style-name="ce52" table:formula="of:=[.G416]*[.$D$2]*([.C417]-[.C416])/(DATE(YEAR([.C417])+1;1;1)-DATE(YEAR([.C417]);1;1))/100" office:value-type="float" office:value="0" calcext:value-type="float">
            <text:p>0,00</text:p>
          </table:table-cell>
          <table:table-cell table:style-name="ce63" table:formula="of:=[.G416]-[.E417]-[.L417]-[.M417]" office:value-type="float" office:value="0" calcext:value-type="float">
            <text:p>0,00</text:p>
          </table:table-cell>
          <table:table-cell table:style-name="ce70" table:formula="of:=[.I417]+[.J417]" office:value-type="float" office:value="0" calcext:value-type="float">
            <text:p>0,00</text:p>
          </table:table-cell>
          <table:table-cell table:style-name="ce52" table:formula="of:=IF([.$D$1]/[.$D$3]&lt;[.K416];[.$D$1]/[.$D$3];[.K416])" office:value-type="float" office:value="0" calcext:value-type="float">
            <text:p>0,00</text:p>
          </table:table-cell>
          <table:table-cell table:style-name="ce52" table:formula="of:=[.K416]*[.$D$2]/12/100" office:value-type="float" office:value="0" calcext:value-type="float">
            <text:p>0,00</text:p>
          </table:table-cell>
          <table:table-cell table:style-name="ce79" table:formula="of:=[.K416]-[.I417]-[.L417]-[.M41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16]);VALUE([.N416]);ROW([.L416]))" office:value-type="float" office:value="7" calcext:value-type="float">
            <text:p>7,00</text:p>
          </table:table-cell>
          <table:table-cell table:formula="of:=[.O416]+[.N416]-[.N417]" office:value-type="float" office:value="360" calcext:value-type="float">
            <text:p>360</text:p>
          </table:table-cell>
          <table:table-cell table:formula="of:=INDEX([.G$1:.G$1048576];[.N41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11" calcext:value-type="float">
            <text:p>411</text:p>
          </table:table-cell>
          <table:table-cell table:style-name="ce21" table:formula="of:=CONCATENATE(INT(([.A418]-1)/12)+1;&quot;-й год &quot;;[.A418]-1-INT(([.A418]-1)/12)*12+1;&quot;-й мес&quot;)" office:value-type="string" office:string-value="35-й год 3-й мес" calcext:value-type="string">
            <text:p>35-й год 3-й мес</text:p>
          </table:table-cell>
          <table:table-cell table:style-name="ce34" table:formula="of:=DATE(YEAR([.C417]);MONTH([.C417])+1;DAY([.C417]))" office:value-type="date" office:date-value="2057-09-24" calcext:value-type="date">
            <text:p>24.09.2057</text:p>
          </table:table-cell>
          <table:table-cell table:style-name="ce46" table:formula="of:=IF([.P418]*[.$D$2]/100/12/(1-(1+[.$D$2]/100/12)^(-[.O418]))&lt;[.G417];ROUNDUP([.P418]*[.$D$2]/100/12/(1-(1+[.$D$2]/100/12)^(-[.O418]));0);[.G417]+[.F418])" office:value-type="float" office:value="0" calcext:value-type="float">
            <text:p>0,00</text:p>
          </table:table-cell>
          <table:table-cell table:style-name="ce52" table:formula="of:=[.D418]-[.F418]" office:value-type="float" office:value="0" calcext:value-type="float">
            <text:p>0,00</text:p>
          </table:table-cell>
          <table:table-cell table:style-name="ce52" table:formula="of:=[.G417]*[.$D$2]*([.C418]-[.C417])/(DATE(YEAR([.C418])+1;1;1)-DATE(YEAR([.C418]);1;1))/100" office:value-type="float" office:value="0" calcext:value-type="float">
            <text:p>0,00</text:p>
          </table:table-cell>
          <table:table-cell table:style-name="ce63" table:formula="of:=[.G417]-[.E418]-[.L418]-[.M418]" office:value-type="float" office:value="0" calcext:value-type="float">
            <text:p>0,00</text:p>
          </table:table-cell>
          <table:table-cell table:style-name="ce70" table:formula="of:=[.I418]+[.J418]" office:value-type="float" office:value="0" calcext:value-type="float">
            <text:p>0,00</text:p>
          </table:table-cell>
          <table:table-cell table:style-name="ce52" table:formula="of:=IF([.$D$1]/[.$D$3]&lt;[.K417];[.$D$1]/[.$D$3];[.K417])" office:value-type="float" office:value="0" calcext:value-type="float">
            <text:p>0,00</text:p>
          </table:table-cell>
          <table:table-cell table:style-name="ce52" table:formula="of:=[.K417]*[.$D$2]/12/100" office:value-type="float" office:value="0" calcext:value-type="float">
            <text:p>0,00</text:p>
          </table:table-cell>
          <table:table-cell table:style-name="ce79" table:formula="of:=[.K417]-[.I418]-[.L418]-[.M41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17]);VALUE([.N417]);ROW([.L417]))" office:value-type="float" office:value="7" calcext:value-type="float">
            <text:p>7,00</text:p>
          </table:table-cell>
          <table:table-cell table:formula="of:=[.O417]+[.N417]-[.N418]" office:value-type="float" office:value="360" calcext:value-type="float">
            <text:p>360</text:p>
          </table:table-cell>
          <table:table-cell table:formula="of:=INDEX([.G$1:.G$1048576];[.N41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12" calcext:value-type="float">
            <text:p>412</text:p>
          </table:table-cell>
          <table:table-cell table:style-name="ce21" table:formula="of:=CONCATENATE(INT(([.A419]-1)/12)+1;&quot;-й год &quot;;[.A419]-1-INT(([.A419]-1)/12)*12+1;&quot;-й мес&quot;)" office:value-type="string" office:string-value="35-й год 4-й мес" calcext:value-type="string">
            <text:p>35-й год 4-й мес</text:p>
          </table:table-cell>
          <table:table-cell table:style-name="ce34" table:formula="of:=DATE(YEAR([.C418]);MONTH([.C418])+1;DAY([.C418]))" office:value-type="date" office:date-value="2057-10-24" calcext:value-type="date">
            <text:p>24.10.2057</text:p>
          </table:table-cell>
          <table:table-cell table:style-name="ce46" table:formula="of:=IF([.P419]*[.$D$2]/100/12/(1-(1+[.$D$2]/100/12)^(-[.O419]))&lt;[.G418];ROUNDUP([.P419]*[.$D$2]/100/12/(1-(1+[.$D$2]/100/12)^(-[.O419]));0);[.G418]+[.F419])" office:value-type="float" office:value="0" calcext:value-type="float">
            <text:p>0,00</text:p>
          </table:table-cell>
          <table:table-cell table:style-name="ce52" table:formula="of:=[.D419]-[.F419]" office:value-type="float" office:value="0" calcext:value-type="float">
            <text:p>0,00</text:p>
          </table:table-cell>
          <table:table-cell table:style-name="ce52" table:formula="of:=[.G418]*[.$D$2]*([.C419]-[.C418])/(DATE(YEAR([.C419])+1;1;1)-DATE(YEAR([.C419]);1;1))/100" office:value-type="float" office:value="0" calcext:value-type="float">
            <text:p>0,00</text:p>
          </table:table-cell>
          <table:table-cell table:style-name="ce63" table:formula="of:=[.G418]-[.E419]-[.L419]-[.M419]" office:value-type="float" office:value="0" calcext:value-type="float">
            <text:p>0,00</text:p>
          </table:table-cell>
          <table:table-cell table:style-name="ce70" table:formula="of:=[.I419]+[.J419]" office:value-type="float" office:value="0" calcext:value-type="float">
            <text:p>0,00</text:p>
          </table:table-cell>
          <table:table-cell table:style-name="ce52" table:formula="of:=IF([.$D$1]/[.$D$3]&lt;[.K418];[.$D$1]/[.$D$3];[.K418])" office:value-type="float" office:value="0" calcext:value-type="float">
            <text:p>0,00</text:p>
          </table:table-cell>
          <table:table-cell table:style-name="ce52" table:formula="of:=[.K418]*[.$D$2]/12/100" office:value-type="float" office:value="0" calcext:value-type="float">
            <text:p>0,00</text:p>
          </table:table-cell>
          <table:table-cell table:style-name="ce79" table:formula="of:=[.K418]-[.I419]-[.L419]-[.M41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18]);VALUE([.N418]);ROW([.L418]))" office:value-type="float" office:value="7" calcext:value-type="float">
            <text:p>7,00</text:p>
          </table:table-cell>
          <table:table-cell table:formula="of:=[.O418]+[.N418]-[.N419]" office:value-type="float" office:value="360" calcext:value-type="float">
            <text:p>360</text:p>
          </table:table-cell>
          <table:table-cell table:formula="of:=INDEX([.G$1:.G$1048576];[.N41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13" calcext:value-type="float">
            <text:p>413</text:p>
          </table:table-cell>
          <table:table-cell table:style-name="ce21" table:formula="of:=CONCATENATE(INT(([.A420]-1)/12)+1;&quot;-й год &quot;;[.A420]-1-INT(([.A420]-1)/12)*12+1;&quot;-й мес&quot;)" office:value-type="string" office:string-value="35-й год 5-й мес" calcext:value-type="string">
            <text:p>35-й год 5-й мес</text:p>
          </table:table-cell>
          <table:table-cell table:style-name="ce34" table:formula="of:=DATE(YEAR([.C419]);MONTH([.C419])+1;DAY([.C419]))" office:value-type="date" office:date-value="2057-11-24" calcext:value-type="date">
            <text:p>24.11.2057</text:p>
          </table:table-cell>
          <table:table-cell table:style-name="ce46" table:formula="of:=IF([.P420]*[.$D$2]/100/12/(1-(1+[.$D$2]/100/12)^(-[.O420]))&lt;[.G419];ROUNDUP([.P420]*[.$D$2]/100/12/(1-(1+[.$D$2]/100/12)^(-[.O420]));0);[.G419]+[.F420])" office:value-type="float" office:value="0" calcext:value-type="float">
            <text:p>0,00</text:p>
          </table:table-cell>
          <table:table-cell table:style-name="ce52" table:formula="of:=[.D420]-[.F420]" office:value-type="float" office:value="0" calcext:value-type="float">
            <text:p>0,00</text:p>
          </table:table-cell>
          <table:table-cell table:style-name="ce52" table:formula="of:=[.G419]*[.$D$2]*([.C420]-[.C419])/(DATE(YEAR([.C420])+1;1;1)-DATE(YEAR([.C420]);1;1))/100" office:value-type="float" office:value="0" calcext:value-type="float">
            <text:p>0,00</text:p>
          </table:table-cell>
          <table:table-cell table:style-name="ce63" table:formula="of:=[.G419]-[.E420]-[.L420]-[.M420]" office:value-type="float" office:value="0" calcext:value-type="float">
            <text:p>0,00</text:p>
          </table:table-cell>
          <table:table-cell table:style-name="ce70" table:formula="of:=[.I420]+[.J420]" office:value-type="float" office:value="0" calcext:value-type="float">
            <text:p>0,00</text:p>
          </table:table-cell>
          <table:table-cell table:style-name="ce52" table:formula="of:=IF([.$D$1]/[.$D$3]&lt;[.K419];[.$D$1]/[.$D$3];[.K419])" office:value-type="float" office:value="0" calcext:value-type="float">
            <text:p>0,00</text:p>
          </table:table-cell>
          <table:table-cell table:style-name="ce52" table:formula="of:=[.K419]*[.$D$2]/12/100" office:value-type="float" office:value="0" calcext:value-type="float">
            <text:p>0,00</text:p>
          </table:table-cell>
          <table:table-cell table:style-name="ce79" table:formula="of:=[.K419]-[.I420]-[.L420]-[.M42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19]);VALUE([.N419]);ROW([.L419]))" office:value-type="float" office:value="7" calcext:value-type="float">
            <text:p>7,00</text:p>
          </table:table-cell>
          <table:table-cell table:formula="of:=[.O419]+[.N419]-[.N420]" office:value-type="float" office:value="360" calcext:value-type="float">
            <text:p>360</text:p>
          </table:table-cell>
          <table:table-cell table:formula="of:=INDEX([.G$1:.G$1048576];[.N42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14" calcext:value-type="float">
            <text:p>414</text:p>
          </table:table-cell>
          <table:table-cell table:style-name="ce21" table:formula="of:=CONCATENATE(INT(([.A421]-1)/12)+1;&quot;-й год &quot;;[.A421]-1-INT(([.A421]-1)/12)*12+1;&quot;-й мес&quot;)" office:value-type="string" office:string-value="35-й год 6-й мес" calcext:value-type="string">
            <text:p>35-й год 6-й мес</text:p>
          </table:table-cell>
          <table:table-cell table:style-name="ce34" table:formula="of:=DATE(YEAR([.C420]);MONTH([.C420])+1;DAY([.C420]))" office:value-type="date" office:date-value="2057-12-24" calcext:value-type="date">
            <text:p>24.12.2057</text:p>
          </table:table-cell>
          <table:table-cell table:style-name="ce46" table:formula="of:=IF([.P421]*[.$D$2]/100/12/(1-(1+[.$D$2]/100/12)^(-[.O421]))&lt;[.G420];ROUNDUP([.P421]*[.$D$2]/100/12/(1-(1+[.$D$2]/100/12)^(-[.O421]));0);[.G420]+[.F421])" office:value-type="float" office:value="0" calcext:value-type="float">
            <text:p>0,00</text:p>
          </table:table-cell>
          <table:table-cell table:style-name="ce52" table:formula="of:=[.D421]-[.F421]" office:value-type="float" office:value="0" calcext:value-type="float">
            <text:p>0,00</text:p>
          </table:table-cell>
          <table:table-cell table:style-name="ce52" table:formula="of:=[.G420]*[.$D$2]*([.C421]-[.C420])/(DATE(YEAR([.C421])+1;1;1)-DATE(YEAR([.C421]);1;1))/100" office:value-type="float" office:value="0" calcext:value-type="float">
            <text:p>0,00</text:p>
          </table:table-cell>
          <table:table-cell table:style-name="ce63" table:formula="of:=[.G420]-[.E421]-[.L421]-[.M421]" office:value-type="float" office:value="0" calcext:value-type="float">
            <text:p>0,00</text:p>
          </table:table-cell>
          <table:table-cell table:style-name="ce70" table:formula="of:=[.I421]+[.J421]" office:value-type="float" office:value="0" calcext:value-type="float">
            <text:p>0,00</text:p>
          </table:table-cell>
          <table:table-cell table:style-name="ce52" table:formula="of:=IF([.$D$1]/[.$D$3]&lt;[.K420];[.$D$1]/[.$D$3];[.K420])" office:value-type="float" office:value="0" calcext:value-type="float">
            <text:p>0,00</text:p>
          </table:table-cell>
          <table:table-cell table:style-name="ce52" table:formula="of:=[.K420]*[.$D$2]/12/100" office:value-type="float" office:value="0" calcext:value-type="float">
            <text:p>0,00</text:p>
          </table:table-cell>
          <table:table-cell table:style-name="ce79" table:formula="of:=[.K420]-[.I421]-[.L421]-[.M42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20]);VALUE([.N420]);ROW([.L420]))" office:value-type="float" office:value="7" calcext:value-type="float">
            <text:p>7,00</text:p>
          </table:table-cell>
          <table:table-cell table:formula="of:=[.O420]+[.N420]-[.N421]" office:value-type="float" office:value="360" calcext:value-type="float">
            <text:p>360</text:p>
          </table:table-cell>
          <table:table-cell table:formula="of:=INDEX([.G$1:.G$1048576];[.N42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15" calcext:value-type="float">
            <text:p>415</text:p>
          </table:table-cell>
          <table:table-cell table:style-name="ce21" table:formula="of:=CONCATENATE(INT(([.A422]-1)/12)+1;&quot;-й год &quot;;[.A422]-1-INT(([.A422]-1)/12)*12+1;&quot;-й мес&quot;)" office:value-type="string" office:string-value="35-й год 7-й мес" calcext:value-type="string">
            <text:p>35-й год 7-й мес</text:p>
          </table:table-cell>
          <table:table-cell table:style-name="ce34" table:formula="of:=DATE(YEAR([.C421]);MONTH([.C421])+1;DAY([.C421]))" office:value-type="date" office:date-value="2058-01-24" calcext:value-type="date">
            <text:p>24.01.2058</text:p>
          </table:table-cell>
          <table:table-cell table:style-name="ce46" table:formula="of:=IF([.P422]*[.$D$2]/100/12/(1-(1+[.$D$2]/100/12)^(-[.O422]))&lt;[.G421];ROUNDUP([.P422]*[.$D$2]/100/12/(1-(1+[.$D$2]/100/12)^(-[.O422]));0);[.G421]+[.F422])" office:value-type="float" office:value="0" calcext:value-type="float">
            <text:p>0,00</text:p>
          </table:table-cell>
          <table:table-cell table:style-name="ce52" table:formula="of:=[.D422]-[.F422]" office:value-type="float" office:value="0" calcext:value-type="float">
            <text:p>0,00</text:p>
          </table:table-cell>
          <table:table-cell table:style-name="ce52" table:formula="of:=[.G421]*[.$D$2]*([.C422]-[.C421])/(DATE(YEAR([.C422])+1;1;1)-DATE(YEAR([.C422]);1;1))/100" office:value-type="float" office:value="0" calcext:value-type="float">
            <text:p>0,00</text:p>
          </table:table-cell>
          <table:table-cell table:style-name="ce63" table:formula="of:=[.G421]-[.E422]-[.L422]-[.M422]" office:value-type="float" office:value="0" calcext:value-type="float">
            <text:p>0,00</text:p>
          </table:table-cell>
          <table:table-cell table:style-name="ce70" table:formula="of:=[.I422]+[.J422]" office:value-type="float" office:value="0" calcext:value-type="float">
            <text:p>0,00</text:p>
          </table:table-cell>
          <table:table-cell table:style-name="ce52" table:formula="of:=IF([.$D$1]/[.$D$3]&lt;[.K421];[.$D$1]/[.$D$3];[.K421])" office:value-type="float" office:value="0" calcext:value-type="float">
            <text:p>0,00</text:p>
          </table:table-cell>
          <table:table-cell table:style-name="ce52" table:formula="of:=[.K421]*[.$D$2]/12/100" office:value-type="float" office:value="0" calcext:value-type="float">
            <text:p>0,00</text:p>
          </table:table-cell>
          <table:table-cell table:style-name="ce79" table:formula="of:=[.K421]-[.I422]-[.L422]-[.M42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21]);VALUE([.N421]);ROW([.L421]))" office:value-type="float" office:value="7" calcext:value-type="float">
            <text:p>7,00</text:p>
          </table:table-cell>
          <table:table-cell table:formula="of:=[.O421]+[.N421]-[.N422]" office:value-type="float" office:value="360" calcext:value-type="float">
            <text:p>360</text:p>
          </table:table-cell>
          <table:table-cell table:formula="of:=INDEX([.G$1:.G$1048576];[.N42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16" calcext:value-type="float">
            <text:p>416</text:p>
          </table:table-cell>
          <table:table-cell table:style-name="ce21" table:formula="of:=CONCATENATE(INT(([.A423]-1)/12)+1;&quot;-й год &quot;;[.A423]-1-INT(([.A423]-1)/12)*12+1;&quot;-й мес&quot;)" office:value-type="string" office:string-value="35-й год 8-й мес" calcext:value-type="string">
            <text:p>35-й год 8-й мес</text:p>
          </table:table-cell>
          <table:table-cell table:style-name="ce34" table:formula="of:=DATE(YEAR([.C422]);MONTH([.C422])+1;DAY([.C422]))" office:value-type="date" office:date-value="2058-02-24" calcext:value-type="date">
            <text:p>24.02.2058</text:p>
          </table:table-cell>
          <table:table-cell table:style-name="ce46" table:formula="of:=IF([.P423]*[.$D$2]/100/12/(1-(1+[.$D$2]/100/12)^(-[.O423]))&lt;[.G422];ROUNDUP([.P423]*[.$D$2]/100/12/(1-(1+[.$D$2]/100/12)^(-[.O423]));0);[.G422]+[.F423])" office:value-type="float" office:value="0" calcext:value-type="float">
            <text:p>0,00</text:p>
          </table:table-cell>
          <table:table-cell table:style-name="ce52" table:formula="of:=[.D423]-[.F423]" office:value-type="float" office:value="0" calcext:value-type="float">
            <text:p>0,00</text:p>
          </table:table-cell>
          <table:table-cell table:style-name="ce52" table:formula="of:=[.G422]*[.$D$2]*([.C423]-[.C422])/(DATE(YEAR([.C423])+1;1;1)-DATE(YEAR([.C423]);1;1))/100" office:value-type="float" office:value="0" calcext:value-type="float">
            <text:p>0,00</text:p>
          </table:table-cell>
          <table:table-cell table:style-name="ce63" table:formula="of:=[.G422]-[.E423]-[.L423]-[.M423]" office:value-type="float" office:value="0" calcext:value-type="float">
            <text:p>0,00</text:p>
          </table:table-cell>
          <table:table-cell table:style-name="ce70" table:formula="of:=[.I423]+[.J423]" office:value-type="float" office:value="0" calcext:value-type="float">
            <text:p>0,00</text:p>
          </table:table-cell>
          <table:table-cell table:style-name="ce52" table:formula="of:=IF([.$D$1]/[.$D$3]&lt;[.K422];[.$D$1]/[.$D$3];[.K422])" office:value-type="float" office:value="0" calcext:value-type="float">
            <text:p>0,00</text:p>
          </table:table-cell>
          <table:table-cell table:style-name="ce52" table:formula="of:=[.K422]*[.$D$2]/12/100" office:value-type="float" office:value="0" calcext:value-type="float">
            <text:p>0,00</text:p>
          </table:table-cell>
          <table:table-cell table:style-name="ce79" table:formula="of:=[.K422]-[.I423]-[.L423]-[.M42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22]);VALUE([.N422]);ROW([.L422]))" office:value-type="float" office:value="7" calcext:value-type="float">
            <text:p>7,00</text:p>
          </table:table-cell>
          <table:table-cell table:formula="of:=[.O422]+[.N422]-[.N423]" office:value-type="float" office:value="360" calcext:value-type="float">
            <text:p>360</text:p>
          </table:table-cell>
          <table:table-cell table:formula="of:=INDEX([.G$1:.G$1048576];[.N42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17" calcext:value-type="float">
            <text:p>417</text:p>
          </table:table-cell>
          <table:table-cell table:style-name="ce21" table:formula="of:=CONCATENATE(INT(([.A424]-1)/12)+1;&quot;-й год &quot;;[.A424]-1-INT(([.A424]-1)/12)*12+1;&quot;-й мес&quot;)" office:value-type="string" office:string-value="35-й год 9-й мес" calcext:value-type="string">
            <text:p>35-й год 9-й мес</text:p>
          </table:table-cell>
          <table:table-cell table:style-name="ce34" table:formula="of:=DATE(YEAR([.C423]);MONTH([.C423])+1;DAY([.C423]))" office:value-type="date" office:date-value="2058-03-24" calcext:value-type="date">
            <text:p>24.03.2058</text:p>
          </table:table-cell>
          <table:table-cell table:style-name="ce46" table:formula="of:=IF([.P424]*[.$D$2]/100/12/(1-(1+[.$D$2]/100/12)^(-[.O424]))&lt;[.G423];ROUNDUP([.P424]*[.$D$2]/100/12/(1-(1+[.$D$2]/100/12)^(-[.O424]));0);[.G423]+[.F424])" office:value-type="float" office:value="0" calcext:value-type="float">
            <text:p>0,00</text:p>
          </table:table-cell>
          <table:table-cell table:style-name="ce52" table:formula="of:=[.D424]-[.F424]" office:value-type="float" office:value="0" calcext:value-type="float">
            <text:p>0,00</text:p>
          </table:table-cell>
          <table:table-cell table:style-name="ce52" table:formula="of:=[.G423]*[.$D$2]*([.C424]-[.C423])/(DATE(YEAR([.C424])+1;1;1)-DATE(YEAR([.C424]);1;1))/100" office:value-type="float" office:value="0" calcext:value-type="float">
            <text:p>0,00</text:p>
          </table:table-cell>
          <table:table-cell table:style-name="ce63" table:formula="of:=[.G423]-[.E424]-[.L424]-[.M424]" office:value-type="float" office:value="0" calcext:value-type="float">
            <text:p>0,00</text:p>
          </table:table-cell>
          <table:table-cell table:style-name="ce70" table:formula="of:=[.I424]+[.J424]" office:value-type="float" office:value="0" calcext:value-type="float">
            <text:p>0,00</text:p>
          </table:table-cell>
          <table:table-cell table:style-name="ce52" table:formula="of:=IF([.$D$1]/[.$D$3]&lt;[.K423];[.$D$1]/[.$D$3];[.K423])" office:value-type="float" office:value="0" calcext:value-type="float">
            <text:p>0,00</text:p>
          </table:table-cell>
          <table:table-cell table:style-name="ce52" table:formula="of:=[.K423]*[.$D$2]/12/100" office:value-type="float" office:value="0" calcext:value-type="float">
            <text:p>0,00</text:p>
          </table:table-cell>
          <table:table-cell table:style-name="ce79" table:formula="of:=[.K423]-[.I424]-[.L424]-[.M42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23]);VALUE([.N423]);ROW([.L423]))" office:value-type="float" office:value="7" calcext:value-type="float">
            <text:p>7,00</text:p>
          </table:table-cell>
          <table:table-cell table:formula="of:=[.O423]+[.N423]-[.N424]" office:value-type="float" office:value="360" calcext:value-type="float">
            <text:p>360</text:p>
          </table:table-cell>
          <table:table-cell table:formula="of:=INDEX([.G$1:.G$1048576];[.N42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18" calcext:value-type="float">
            <text:p>418</text:p>
          </table:table-cell>
          <table:table-cell table:style-name="ce21" table:formula="of:=CONCATENATE(INT(([.A425]-1)/12)+1;&quot;-й год &quot;;[.A425]-1-INT(([.A425]-1)/12)*12+1;&quot;-й мес&quot;)" office:value-type="string" office:string-value="35-й год 10-й мес" calcext:value-type="string">
            <text:p>35-й год 10-й мес</text:p>
          </table:table-cell>
          <table:table-cell table:style-name="ce34" table:formula="of:=DATE(YEAR([.C424]);MONTH([.C424])+1;DAY([.C424]))" office:value-type="date" office:date-value="2058-04-24" calcext:value-type="date">
            <text:p>24.04.2058</text:p>
          </table:table-cell>
          <table:table-cell table:style-name="ce46" table:formula="of:=IF([.P425]*[.$D$2]/100/12/(1-(1+[.$D$2]/100/12)^(-[.O425]))&lt;[.G424];ROUNDUP([.P425]*[.$D$2]/100/12/(1-(1+[.$D$2]/100/12)^(-[.O425]));0);[.G424]+[.F425])" office:value-type="float" office:value="0" calcext:value-type="float">
            <text:p>0,00</text:p>
          </table:table-cell>
          <table:table-cell table:style-name="ce52" table:formula="of:=[.D425]-[.F425]" office:value-type="float" office:value="0" calcext:value-type="float">
            <text:p>0,00</text:p>
          </table:table-cell>
          <table:table-cell table:style-name="ce52" table:formula="of:=[.G424]*[.$D$2]*([.C425]-[.C424])/(DATE(YEAR([.C425])+1;1;1)-DATE(YEAR([.C425]);1;1))/100" office:value-type="float" office:value="0" calcext:value-type="float">
            <text:p>0,00</text:p>
          </table:table-cell>
          <table:table-cell table:style-name="ce63" table:formula="of:=[.G424]-[.E425]-[.L425]-[.M425]" office:value-type="float" office:value="0" calcext:value-type="float">
            <text:p>0,00</text:p>
          </table:table-cell>
          <table:table-cell table:style-name="ce70" table:formula="of:=[.I425]+[.J425]" office:value-type="float" office:value="0" calcext:value-type="float">
            <text:p>0,00</text:p>
          </table:table-cell>
          <table:table-cell table:style-name="ce52" table:formula="of:=IF([.$D$1]/[.$D$3]&lt;[.K424];[.$D$1]/[.$D$3];[.K424])" office:value-type="float" office:value="0" calcext:value-type="float">
            <text:p>0,00</text:p>
          </table:table-cell>
          <table:table-cell table:style-name="ce52" table:formula="of:=[.K424]*[.$D$2]/12/100" office:value-type="float" office:value="0" calcext:value-type="float">
            <text:p>0,00</text:p>
          </table:table-cell>
          <table:table-cell table:style-name="ce79" table:formula="of:=[.K424]-[.I425]-[.L425]-[.M42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24]);VALUE([.N424]);ROW([.L424]))" office:value-type="float" office:value="7" calcext:value-type="float">
            <text:p>7,00</text:p>
          </table:table-cell>
          <table:table-cell table:formula="of:=[.O424]+[.N424]-[.N425]" office:value-type="float" office:value="360" calcext:value-type="float">
            <text:p>360</text:p>
          </table:table-cell>
          <table:table-cell table:formula="of:=INDEX([.G$1:.G$1048576];[.N42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19" calcext:value-type="float">
            <text:p>419</text:p>
          </table:table-cell>
          <table:table-cell table:style-name="ce21" table:formula="of:=CONCATENATE(INT(([.A426]-1)/12)+1;&quot;-й год &quot;;[.A426]-1-INT(([.A426]-1)/12)*12+1;&quot;-й мес&quot;)" office:value-type="string" office:string-value="35-й год 11-й мес" calcext:value-type="string">
            <text:p>35-й год 11-й мес</text:p>
          </table:table-cell>
          <table:table-cell table:style-name="ce34" table:formula="of:=DATE(YEAR([.C425]);MONTH([.C425])+1;DAY([.C425]))" office:value-type="date" office:date-value="2058-05-24" calcext:value-type="date">
            <text:p>24.05.2058</text:p>
          </table:table-cell>
          <table:table-cell table:style-name="ce46" table:formula="of:=IF([.P426]*[.$D$2]/100/12/(1-(1+[.$D$2]/100/12)^(-[.O426]))&lt;[.G425];ROUNDUP([.P426]*[.$D$2]/100/12/(1-(1+[.$D$2]/100/12)^(-[.O426]));0);[.G425]+[.F426])" office:value-type="float" office:value="0" calcext:value-type="float">
            <text:p>0,00</text:p>
          </table:table-cell>
          <table:table-cell table:style-name="ce52" table:formula="of:=[.D426]-[.F426]" office:value-type="float" office:value="0" calcext:value-type="float">
            <text:p>0,00</text:p>
          </table:table-cell>
          <table:table-cell table:style-name="ce52" table:formula="of:=[.G425]*[.$D$2]*([.C426]-[.C425])/(DATE(YEAR([.C426])+1;1;1)-DATE(YEAR([.C426]);1;1))/100" office:value-type="float" office:value="0" calcext:value-type="float">
            <text:p>0,00</text:p>
          </table:table-cell>
          <table:table-cell table:style-name="ce63" table:formula="of:=[.G425]-[.E426]-[.L426]-[.M426]" office:value-type="float" office:value="0" calcext:value-type="float">
            <text:p>0,00</text:p>
          </table:table-cell>
          <table:table-cell table:style-name="ce70" table:formula="of:=[.I426]+[.J426]" office:value-type="float" office:value="0" calcext:value-type="float">
            <text:p>0,00</text:p>
          </table:table-cell>
          <table:table-cell table:style-name="ce52" table:formula="of:=IF([.$D$1]/[.$D$3]&lt;[.K425];[.$D$1]/[.$D$3];[.K425])" office:value-type="float" office:value="0" calcext:value-type="float">
            <text:p>0,00</text:p>
          </table:table-cell>
          <table:table-cell table:style-name="ce52" table:formula="of:=[.K425]*[.$D$2]/12/100" office:value-type="float" office:value="0" calcext:value-type="float">
            <text:p>0,00</text:p>
          </table:table-cell>
          <table:table-cell table:style-name="ce79" table:formula="of:=[.K425]-[.I426]-[.L426]-[.M42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25]);VALUE([.N425]);ROW([.L425]))" office:value-type="float" office:value="7" calcext:value-type="float">
            <text:p>7,00</text:p>
          </table:table-cell>
          <table:table-cell table:formula="of:=[.O425]+[.N425]-[.N426]" office:value-type="float" office:value="360" calcext:value-type="float">
            <text:p>360</text:p>
          </table:table-cell>
          <table:table-cell table:formula="of:=INDEX([.G$1:.G$1048576];[.N42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20" calcext:value-type="float">
            <text:p>420</text:p>
          </table:table-cell>
          <table:table-cell table:style-name="ce21" table:formula="of:=CONCATENATE(INT(([.A427]-1)/12)+1;&quot;-й год &quot;;[.A427]-1-INT(([.A427]-1)/12)*12+1;&quot;-й мес&quot;)" office:value-type="string" office:string-value="35-й год 12-й мес" calcext:value-type="string">
            <text:p>35-й год 12-й мес</text:p>
          </table:table-cell>
          <table:table-cell table:style-name="ce34" table:formula="of:=DATE(YEAR([.C426]);MONTH([.C426])+1;DAY([.C426]))" office:value-type="date" office:date-value="2058-06-24" calcext:value-type="date">
            <text:p>24.06.2058</text:p>
          </table:table-cell>
          <table:table-cell table:style-name="ce46" table:formula="of:=IF([.P427]*[.$D$2]/100/12/(1-(1+[.$D$2]/100/12)^(-[.O427]))&lt;[.G426];ROUNDUP([.P427]*[.$D$2]/100/12/(1-(1+[.$D$2]/100/12)^(-[.O427]));0);[.G426]+[.F427])" office:value-type="float" office:value="0" calcext:value-type="float">
            <text:p>0,00</text:p>
          </table:table-cell>
          <table:table-cell table:style-name="ce52" table:formula="of:=[.D427]-[.F427]" office:value-type="float" office:value="0" calcext:value-type="float">
            <text:p>0,00</text:p>
          </table:table-cell>
          <table:table-cell table:style-name="ce52" table:formula="of:=[.G426]*[.$D$2]*([.C427]-[.C426])/(DATE(YEAR([.C427])+1;1;1)-DATE(YEAR([.C427]);1;1))/100" office:value-type="float" office:value="0" calcext:value-type="float">
            <text:p>0,00</text:p>
          </table:table-cell>
          <table:table-cell table:style-name="ce63" table:formula="of:=[.G426]-[.E427]-[.L427]-[.M427]" office:value-type="float" office:value="0" calcext:value-type="float">
            <text:p>0,00</text:p>
          </table:table-cell>
          <table:table-cell table:style-name="ce70" table:formula="of:=[.I427]+[.J427]" office:value-type="float" office:value="0" calcext:value-type="float">
            <text:p>0,00</text:p>
          </table:table-cell>
          <table:table-cell table:style-name="ce52" table:formula="of:=IF([.$D$1]/[.$D$3]&lt;[.K426];[.$D$1]/[.$D$3];[.K426])" office:value-type="float" office:value="0" calcext:value-type="float">
            <text:p>0,00</text:p>
          </table:table-cell>
          <table:table-cell table:style-name="ce52" table:formula="of:=[.K426]*[.$D$2]/12/100" office:value-type="float" office:value="0" calcext:value-type="float">
            <text:p>0,00</text:p>
          </table:table-cell>
          <table:table-cell table:style-name="ce79" table:formula="of:=[.K426]-[.I427]-[.L427]-[.M42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26]);VALUE([.N426]);ROW([.L426]))" office:value-type="float" office:value="7" calcext:value-type="float">
            <text:p>7,00</text:p>
          </table:table-cell>
          <table:table-cell table:formula="of:=[.O426]+[.N426]-[.N427]" office:value-type="float" office:value="360" calcext:value-type="float">
            <text:p>360</text:p>
          </table:table-cell>
          <table:table-cell table:formula="of:=INDEX([.G$1:.G$1048576];[.N42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421" calcext:value-type="float">
            <text:p>421</text:p>
          </table:table-cell>
          <table:table-cell table:style-name="ce21" table:formula="of:=CONCATENATE(INT(([.A428]-1)/12)+1;&quot;-й год &quot;;[.A428]-1-INT(([.A428]-1)/12)*12+1;&quot;-й мес&quot;)" office:value-type="string" office:string-value="36-й год 1-й мес" calcext:value-type="string">
            <text:p>36-й год 1-й мес</text:p>
          </table:table-cell>
          <table:table-cell table:style-name="ce34" table:formula="of:=DATE(YEAR([.C427]);MONTH([.C427])+1;DAY([.C427]))" office:value-type="date" office:date-value="2058-07-24" calcext:value-type="date">
            <text:p>24.07.2058</text:p>
          </table:table-cell>
          <table:table-cell table:style-name="ce46" table:formula="of:=IF([.P428]*[.$D$2]/100/12/(1-(1+[.$D$2]/100/12)^(-[.O428]))&lt;[.G427];ROUNDUP([.P428]*[.$D$2]/100/12/(1-(1+[.$D$2]/100/12)^(-[.O428]));0);[.G427]+[.F428])" office:value-type="float" office:value="0" calcext:value-type="float">
            <text:p>0,00</text:p>
          </table:table-cell>
          <table:table-cell table:style-name="ce53" table:formula="of:=[.D428]-[.F428]" office:value-type="float" office:value="0" calcext:value-type="float">
            <text:p>0,00</text:p>
          </table:table-cell>
          <table:table-cell table:style-name="ce52" table:formula="of:=[.G427]*[.$D$2]*([.C428]-[.C427])/(DATE(YEAR([.C428])+1;1;1)-DATE(YEAR([.C428]);1;1))/100" office:value-type="float" office:value="0" calcext:value-type="float">
            <text:p>0,00</text:p>
          </table:table-cell>
          <table:table-cell table:style-name="ce64" table:formula="of:=[.G427]-[.E428]-[.L428]-[.M428]" office:value-type="float" office:value="0" calcext:value-type="float">
            <text:p>0,00</text:p>
          </table:table-cell>
          <table:table-cell table:style-name="ce71" table:formula="of:=[.I428]+[.J428]" office:value-type="float" office:value="0" calcext:value-type="float">
            <text:p>0,00</text:p>
          </table:table-cell>
          <table:table-cell table:style-name="ce53" table:formula="of:=IF([.$D$1]/[.$D$3]&lt;[.K427];[.$D$1]/[.$D$3];[.K427])" office:value-type="float" office:value="0" calcext:value-type="float">
            <text:p>0,00</text:p>
          </table:table-cell>
          <table:table-cell table:style-name="ce53" table:formula="of:=[.K427]*[.$D$2]/12/100" office:value-type="float" office:value="0" calcext:value-type="float">
            <text:p>0,00</text:p>
          </table:table-cell>
          <table:table-cell table:style-name="ce80" table:formula="of:=[.K427]-[.I428]-[.L428]-[.M428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427]);VALUE([.N427]);ROW([.L427]))" office:value-type="float" office:value="7" calcext:value-type="float">
            <text:p>7,00</text:p>
          </table:table-cell>
          <table:table-cell table:formula="of:=[.O427]+[.N427]-[.N428]" office:value-type="float" office:value="360" calcext:value-type="float">
            <text:p>360</text:p>
          </table:table-cell>
          <table:table-cell table:formula="of:=INDEX([.G$1:.G$1048576];[.N42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22" calcext:value-type="float">
            <text:p>422</text:p>
          </table:table-cell>
          <table:table-cell table:style-name="ce21" table:formula="of:=CONCATENATE(INT(([.A429]-1)/12)+1;&quot;-й год &quot;;[.A429]-1-INT(([.A429]-1)/12)*12+1;&quot;-й мес&quot;)" office:value-type="string" office:string-value="36-й год 2-й мес" calcext:value-type="string">
            <text:p>36-й год 2-й мес</text:p>
          </table:table-cell>
          <table:table-cell table:style-name="ce34" table:formula="of:=DATE(YEAR([.C428]);MONTH([.C428])+1;DAY([.C428]))" office:value-type="date" office:date-value="2058-08-24" calcext:value-type="date">
            <text:p>24.08.2058</text:p>
          </table:table-cell>
          <table:table-cell table:style-name="ce46" table:formula="of:=IF([.P429]*[.$D$2]/100/12/(1-(1+[.$D$2]/100/12)^(-[.O429]))&lt;[.G428];ROUNDUP([.P429]*[.$D$2]/100/12/(1-(1+[.$D$2]/100/12)^(-[.O429]));0);[.G428]+[.F429])" office:value-type="float" office:value="0" calcext:value-type="float">
            <text:p>0,00</text:p>
          </table:table-cell>
          <table:table-cell table:style-name="ce52" table:formula="of:=[.D429]-[.F429]" office:value-type="float" office:value="0" calcext:value-type="float">
            <text:p>0,00</text:p>
          </table:table-cell>
          <table:table-cell table:style-name="ce52" table:formula="of:=[.G428]*[.$D$2]*([.C429]-[.C428])/(DATE(YEAR([.C429])+1;1;1)-DATE(YEAR([.C429]);1;1))/100" office:value-type="float" office:value="0" calcext:value-type="float">
            <text:p>0,00</text:p>
          </table:table-cell>
          <table:table-cell table:style-name="ce63" table:formula="of:=[.G428]-[.E429]-[.L429]-[.M429]" office:value-type="float" office:value="0" calcext:value-type="float">
            <text:p>0,00</text:p>
          </table:table-cell>
          <table:table-cell table:style-name="ce70" table:formula="of:=[.I429]+[.J429]" office:value-type="float" office:value="0" calcext:value-type="float">
            <text:p>0,00</text:p>
          </table:table-cell>
          <table:table-cell table:style-name="ce52" table:formula="of:=IF([.$D$1]/[.$D$3]&lt;[.K428];[.$D$1]/[.$D$3];[.K428])" office:value-type="float" office:value="0" calcext:value-type="float">
            <text:p>0,00</text:p>
          </table:table-cell>
          <table:table-cell table:style-name="ce52" table:formula="of:=[.K428]*[.$D$2]/12/100" office:value-type="float" office:value="0" calcext:value-type="float">
            <text:p>0,00</text:p>
          </table:table-cell>
          <table:table-cell table:style-name="ce79" table:formula="of:=[.K428]-[.I429]-[.L429]-[.M42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28]);VALUE([.N428]);ROW([.L428]))" office:value-type="float" office:value="7" calcext:value-type="float">
            <text:p>7,00</text:p>
          </table:table-cell>
          <table:table-cell table:formula="of:=[.O428]+[.N428]-[.N429]" office:value-type="float" office:value="360" calcext:value-type="float">
            <text:p>360</text:p>
          </table:table-cell>
          <table:table-cell table:formula="of:=INDEX([.G$1:.G$1048576];[.N42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23" calcext:value-type="float">
            <text:p>423</text:p>
          </table:table-cell>
          <table:table-cell table:style-name="ce21" table:formula="of:=CONCATENATE(INT(([.A430]-1)/12)+1;&quot;-й год &quot;;[.A430]-1-INT(([.A430]-1)/12)*12+1;&quot;-й мес&quot;)" office:value-type="string" office:string-value="36-й год 3-й мес" calcext:value-type="string">
            <text:p>36-й год 3-й мес</text:p>
          </table:table-cell>
          <table:table-cell table:style-name="ce34" table:formula="of:=DATE(YEAR([.C429]);MONTH([.C429])+1;DAY([.C429]))" office:value-type="date" office:date-value="2058-09-24" calcext:value-type="date">
            <text:p>24.09.2058</text:p>
          </table:table-cell>
          <table:table-cell table:style-name="ce46" table:formula="of:=IF([.P430]*[.$D$2]/100/12/(1-(1+[.$D$2]/100/12)^(-[.O430]))&lt;[.G429];ROUNDUP([.P430]*[.$D$2]/100/12/(1-(1+[.$D$2]/100/12)^(-[.O430]));0);[.G429]+[.F430])" office:value-type="float" office:value="0" calcext:value-type="float">
            <text:p>0,00</text:p>
          </table:table-cell>
          <table:table-cell table:style-name="ce52" table:formula="of:=[.D430]-[.F430]" office:value-type="float" office:value="0" calcext:value-type="float">
            <text:p>0,00</text:p>
          </table:table-cell>
          <table:table-cell table:style-name="ce52" table:formula="of:=[.G429]*[.$D$2]*([.C430]-[.C429])/(DATE(YEAR([.C430])+1;1;1)-DATE(YEAR([.C430]);1;1))/100" office:value-type="float" office:value="0" calcext:value-type="float">
            <text:p>0,00</text:p>
          </table:table-cell>
          <table:table-cell table:style-name="ce63" table:formula="of:=[.G429]-[.E430]-[.L430]-[.M430]" office:value-type="float" office:value="0" calcext:value-type="float">
            <text:p>0,00</text:p>
          </table:table-cell>
          <table:table-cell table:style-name="ce70" table:formula="of:=[.I430]+[.J430]" office:value-type="float" office:value="0" calcext:value-type="float">
            <text:p>0,00</text:p>
          </table:table-cell>
          <table:table-cell table:style-name="ce52" table:formula="of:=IF([.$D$1]/[.$D$3]&lt;[.K429];[.$D$1]/[.$D$3];[.K429])" office:value-type="float" office:value="0" calcext:value-type="float">
            <text:p>0,00</text:p>
          </table:table-cell>
          <table:table-cell table:style-name="ce52" table:formula="of:=[.K429]*[.$D$2]/12/100" office:value-type="float" office:value="0" calcext:value-type="float">
            <text:p>0,00</text:p>
          </table:table-cell>
          <table:table-cell table:style-name="ce79" table:formula="of:=[.K429]-[.I430]-[.L430]-[.M43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29]);VALUE([.N429]);ROW([.L429]))" office:value-type="float" office:value="7" calcext:value-type="float">
            <text:p>7,00</text:p>
          </table:table-cell>
          <table:table-cell table:formula="of:=[.O429]+[.N429]-[.N430]" office:value-type="float" office:value="360" calcext:value-type="float">
            <text:p>360</text:p>
          </table:table-cell>
          <table:table-cell table:formula="of:=INDEX([.G$1:.G$1048576];[.N43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24" calcext:value-type="float">
            <text:p>424</text:p>
          </table:table-cell>
          <table:table-cell table:style-name="ce21" table:formula="of:=CONCATENATE(INT(([.A431]-1)/12)+1;&quot;-й год &quot;;[.A431]-1-INT(([.A431]-1)/12)*12+1;&quot;-й мес&quot;)" office:value-type="string" office:string-value="36-й год 4-й мес" calcext:value-type="string">
            <text:p>36-й год 4-й мес</text:p>
          </table:table-cell>
          <table:table-cell table:style-name="ce34" table:formula="of:=DATE(YEAR([.C430]);MONTH([.C430])+1;DAY([.C430]))" office:value-type="date" office:date-value="2058-10-24" calcext:value-type="date">
            <text:p>24.10.2058</text:p>
          </table:table-cell>
          <table:table-cell table:style-name="ce46" table:formula="of:=IF([.P431]*[.$D$2]/100/12/(1-(1+[.$D$2]/100/12)^(-[.O431]))&lt;[.G430];ROUNDUP([.P431]*[.$D$2]/100/12/(1-(1+[.$D$2]/100/12)^(-[.O431]));0);[.G430]+[.F431])" office:value-type="float" office:value="0" calcext:value-type="float">
            <text:p>0,00</text:p>
          </table:table-cell>
          <table:table-cell table:style-name="ce52" table:formula="of:=[.D431]-[.F431]" office:value-type="float" office:value="0" calcext:value-type="float">
            <text:p>0,00</text:p>
          </table:table-cell>
          <table:table-cell table:style-name="ce52" table:formula="of:=[.G430]*[.$D$2]*([.C431]-[.C430])/(DATE(YEAR([.C431])+1;1;1)-DATE(YEAR([.C431]);1;1))/100" office:value-type="float" office:value="0" calcext:value-type="float">
            <text:p>0,00</text:p>
          </table:table-cell>
          <table:table-cell table:style-name="ce63" table:formula="of:=[.G430]-[.E431]-[.L431]-[.M431]" office:value-type="float" office:value="0" calcext:value-type="float">
            <text:p>0,00</text:p>
          </table:table-cell>
          <table:table-cell table:style-name="ce70" table:formula="of:=[.I431]+[.J431]" office:value-type="float" office:value="0" calcext:value-type="float">
            <text:p>0,00</text:p>
          </table:table-cell>
          <table:table-cell table:style-name="ce52" table:formula="of:=IF([.$D$1]/[.$D$3]&lt;[.K430];[.$D$1]/[.$D$3];[.K430])" office:value-type="float" office:value="0" calcext:value-type="float">
            <text:p>0,00</text:p>
          </table:table-cell>
          <table:table-cell table:style-name="ce52" table:formula="of:=[.K430]*[.$D$2]/12/100" office:value-type="float" office:value="0" calcext:value-type="float">
            <text:p>0,00</text:p>
          </table:table-cell>
          <table:table-cell table:style-name="ce79" table:formula="of:=[.K430]-[.I431]-[.L431]-[.M43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30]);VALUE([.N430]);ROW([.L430]))" office:value-type="float" office:value="7" calcext:value-type="float">
            <text:p>7,00</text:p>
          </table:table-cell>
          <table:table-cell table:formula="of:=[.O430]+[.N430]-[.N431]" office:value-type="float" office:value="360" calcext:value-type="float">
            <text:p>360</text:p>
          </table:table-cell>
          <table:table-cell table:formula="of:=INDEX([.G$1:.G$1048576];[.N43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25" calcext:value-type="float">
            <text:p>425</text:p>
          </table:table-cell>
          <table:table-cell table:style-name="ce21" table:formula="of:=CONCATENATE(INT(([.A432]-1)/12)+1;&quot;-й год &quot;;[.A432]-1-INT(([.A432]-1)/12)*12+1;&quot;-й мес&quot;)" office:value-type="string" office:string-value="36-й год 5-й мес" calcext:value-type="string">
            <text:p>36-й год 5-й мес</text:p>
          </table:table-cell>
          <table:table-cell table:style-name="ce34" table:formula="of:=DATE(YEAR([.C431]);MONTH([.C431])+1;DAY([.C431]))" office:value-type="date" office:date-value="2058-11-24" calcext:value-type="date">
            <text:p>24.11.2058</text:p>
          </table:table-cell>
          <table:table-cell table:style-name="ce46" table:formula="of:=IF([.P432]*[.$D$2]/100/12/(1-(1+[.$D$2]/100/12)^(-[.O432]))&lt;[.G431];ROUNDUP([.P432]*[.$D$2]/100/12/(1-(1+[.$D$2]/100/12)^(-[.O432]));0);[.G431]+[.F432])" office:value-type="float" office:value="0" calcext:value-type="float">
            <text:p>0,00</text:p>
          </table:table-cell>
          <table:table-cell table:style-name="ce52" table:formula="of:=[.D432]-[.F432]" office:value-type="float" office:value="0" calcext:value-type="float">
            <text:p>0,00</text:p>
          </table:table-cell>
          <table:table-cell table:style-name="ce52" table:formula="of:=[.G431]*[.$D$2]*([.C432]-[.C431])/(DATE(YEAR([.C432])+1;1;1)-DATE(YEAR([.C432]);1;1))/100" office:value-type="float" office:value="0" calcext:value-type="float">
            <text:p>0,00</text:p>
          </table:table-cell>
          <table:table-cell table:style-name="ce63" table:formula="of:=[.G431]-[.E432]-[.L432]-[.M432]" office:value-type="float" office:value="0" calcext:value-type="float">
            <text:p>0,00</text:p>
          </table:table-cell>
          <table:table-cell table:style-name="ce70" table:formula="of:=[.I432]+[.J432]" office:value-type="float" office:value="0" calcext:value-type="float">
            <text:p>0,00</text:p>
          </table:table-cell>
          <table:table-cell table:style-name="ce52" table:formula="of:=IF([.$D$1]/[.$D$3]&lt;[.K431];[.$D$1]/[.$D$3];[.K431])" office:value-type="float" office:value="0" calcext:value-type="float">
            <text:p>0,00</text:p>
          </table:table-cell>
          <table:table-cell table:style-name="ce52" table:formula="of:=[.K431]*[.$D$2]/12/100" office:value-type="float" office:value="0" calcext:value-type="float">
            <text:p>0,00</text:p>
          </table:table-cell>
          <table:table-cell table:style-name="ce79" table:formula="of:=[.K431]-[.I432]-[.L432]-[.M43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31]);VALUE([.N431]);ROW([.L431]))" office:value-type="float" office:value="7" calcext:value-type="float">
            <text:p>7,00</text:p>
          </table:table-cell>
          <table:table-cell table:formula="of:=[.O431]+[.N431]-[.N432]" office:value-type="float" office:value="360" calcext:value-type="float">
            <text:p>360</text:p>
          </table:table-cell>
          <table:table-cell table:formula="of:=INDEX([.G$1:.G$1048576];[.N43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26" calcext:value-type="float">
            <text:p>426</text:p>
          </table:table-cell>
          <table:table-cell table:style-name="ce21" table:formula="of:=CONCATENATE(INT(([.A433]-1)/12)+1;&quot;-й год &quot;;[.A433]-1-INT(([.A433]-1)/12)*12+1;&quot;-й мес&quot;)" office:value-type="string" office:string-value="36-й год 6-й мес" calcext:value-type="string">
            <text:p>36-й год 6-й мес</text:p>
          </table:table-cell>
          <table:table-cell table:style-name="ce34" table:formula="of:=DATE(YEAR([.C432]);MONTH([.C432])+1;DAY([.C432]))" office:value-type="date" office:date-value="2058-12-24" calcext:value-type="date">
            <text:p>24.12.2058</text:p>
          </table:table-cell>
          <table:table-cell table:style-name="ce46" table:formula="of:=IF([.P433]*[.$D$2]/100/12/(1-(1+[.$D$2]/100/12)^(-[.O433]))&lt;[.G432];ROUNDUP([.P433]*[.$D$2]/100/12/(1-(1+[.$D$2]/100/12)^(-[.O433]));0);[.G432]+[.F433])" office:value-type="float" office:value="0" calcext:value-type="float">
            <text:p>0,00</text:p>
          </table:table-cell>
          <table:table-cell table:style-name="ce52" table:formula="of:=[.D433]-[.F433]" office:value-type="float" office:value="0" calcext:value-type="float">
            <text:p>0,00</text:p>
          </table:table-cell>
          <table:table-cell table:style-name="ce52" table:formula="of:=[.G432]*[.$D$2]*([.C433]-[.C432])/(DATE(YEAR([.C433])+1;1;1)-DATE(YEAR([.C433]);1;1))/100" office:value-type="float" office:value="0" calcext:value-type="float">
            <text:p>0,00</text:p>
          </table:table-cell>
          <table:table-cell table:style-name="ce63" table:formula="of:=[.G432]-[.E433]-[.L433]-[.M433]" office:value-type="float" office:value="0" calcext:value-type="float">
            <text:p>0,00</text:p>
          </table:table-cell>
          <table:table-cell table:style-name="ce70" table:formula="of:=[.I433]+[.J433]" office:value-type="float" office:value="0" calcext:value-type="float">
            <text:p>0,00</text:p>
          </table:table-cell>
          <table:table-cell table:style-name="ce52" table:formula="of:=IF([.$D$1]/[.$D$3]&lt;[.K432];[.$D$1]/[.$D$3];[.K432])" office:value-type="float" office:value="0" calcext:value-type="float">
            <text:p>0,00</text:p>
          </table:table-cell>
          <table:table-cell table:style-name="ce52" table:formula="of:=[.K432]*[.$D$2]/12/100" office:value-type="float" office:value="0" calcext:value-type="float">
            <text:p>0,00</text:p>
          </table:table-cell>
          <table:table-cell table:style-name="ce79" table:formula="of:=[.K432]-[.I433]-[.L433]-[.M43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32]);VALUE([.N432]);ROW([.L432]))" office:value-type="float" office:value="7" calcext:value-type="float">
            <text:p>7,00</text:p>
          </table:table-cell>
          <table:table-cell table:formula="of:=[.O432]+[.N432]-[.N433]" office:value-type="float" office:value="360" calcext:value-type="float">
            <text:p>360</text:p>
          </table:table-cell>
          <table:table-cell table:formula="of:=INDEX([.G$1:.G$1048576];[.N43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27" calcext:value-type="float">
            <text:p>427</text:p>
          </table:table-cell>
          <table:table-cell table:style-name="ce21" table:formula="of:=CONCATENATE(INT(([.A434]-1)/12)+1;&quot;-й год &quot;;[.A434]-1-INT(([.A434]-1)/12)*12+1;&quot;-й мес&quot;)" office:value-type="string" office:string-value="36-й год 7-й мес" calcext:value-type="string">
            <text:p>36-й год 7-й мес</text:p>
          </table:table-cell>
          <table:table-cell table:style-name="ce34" table:formula="of:=DATE(YEAR([.C433]);MONTH([.C433])+1;DAY([.C433]))" office:value-type="date" office:date-value="2059-01-24" calcext:value-type="date">
            <text:p>24.01.2059</text:p>
          </table:table-cell>
          <table:table-cell table:style-name="ce46" table:formula="of:=IF([.P434]*[.$D$2]/100/12/(1-(1+[.$D$2]/100/12)^(-[.O434]))&lt;[.G433];ROUNDUP([.P434]*[.$D$2]/100/12/(1-(1+[.$D$2]/100/12)^(-[.O434]));0);[.G433]+[.F434])" office:value-type="float" office:value="0" calcext:value-type="float">
            <text:p>0,00</text:p>
          </table:table-cell>
          <table:table-cell table:style-name="ce52" table:formula="of:=[.D434]-[.F434]" office:value-type="float" office:value="0" calcext:value-type="float">
            <text:p>0,00</text:p>
          </table:table-cell>
          <table:table-cell table:style-name="ce52" table:formula="of:=[.G433]*[.$D$2]*([.C434]-[.C433])/(DATE(YEAR([.C434])+1;1;1)-DATE(YEAR([.C434]);1;1))/100" office:value-type="float" office:value="0" calcext:value-type="float">
            <text:p>0,00</text:p>
          </table:table-cell>
          <table:table-cell table:style-name="ce63" table:formula="of:=[.G433]-[.E434]-[.L434]-[.M434]" office:value-type="float" office:value="0" calcext:value-type="float">
            <text:p>0,00</text:p>
          </table:table-cell>
          <table:table-cell table:style-name="ce70" table:formula="of:=[.I434]+[.J434]" office:value-type="float" office:value="0" calcext:value-type="float">
            <text:p>0,00</text:p>
          </table:table-cell>
          <table:table-cell table:style-name="ce52" table:formula="of:=IF([.$D$1]/[.$D$3]&lt;[.K433];[.$D$1]/[.$D$3];[.K433])" office:value-type="float" office:value="0" calcext:value-type="float">
            <text:p>0,00</text:p>
          </table:table-cell>
          <table:table-cell table:style-name="ce52" table:formula="of:=[.K433]*[.$D$2]/12/100" office:value-type="float" office:value="0" calcext:value-type="float">
            <text:p>0,00</text:p>
          </table:table-cell>
          <table:table-cell table:style-name="ce79" table:formula="of:=[.K433]-[.I434]-[.L434]-[.M43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33]);VALUE([.N433]);ROW([.L433]))" office:value-type="float" office:value="7" calcext:value-type="float">
            <text:p>7,00</text:p>
          </table:table-cell>
          <table:table-cell table:formula="of:=[.O433]+[.N433]-[.N434]" office:value-type="float" office:value="360" calcext:value-type="float">
            <text:p>360</text:p>
          </table:table-cell>
          <table:table-cell table:formula="of:=INDEX([.G$1:.G$1048576];[.N43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28" calcext:value-type="float">
            <text:p>428</text:p>
          </table:table-cell>
          <table:table-cell table:style-name="ce21" table:formula="of:=CONCATENATE(INT(([.A435]-1)/12)+1;&quot;-й год &quot;;[.A435]-1-INT(([.A435]-1)/12)*12+1;&quot;-й мес&quot;)" office:value-type="string" office:string-value="36-й год 8-й мес" calcext:value-type="string">
            <text:p>36-й год 8-й мес</text:p>
          </table:table-cell>
          <table:table-cell table:style-name="ce34" table:formula="of:=DATE(YEAR([.C434]);MONTH([.C434])+1;DAY([.C434]))" office:value-type="date" office:date-value="2059-02-24" calcext:value-type="date">
            <text:p>24.02.2059</text:p>
          </table:table-cell>
          <table:table-cell table:style-name="ce46" table:formula="of:=IF([.P435]*[.$D$2]/100/12/(1-(1+[.$D$2]/100/12)^(-[.O435]))&lt;[.G434];ROUNDUP([.P435]*[.$D$2]/100/12/(1-(1+[.$D$2]/100/12)^(-[.O435]));0);[.G434]+[.F435])" office:value-type="float" office:value="0" calcext:value-type="float">
            <text:p>0,00</text:p>
          </table:table-cell>
          <table:table-cell table:style-name="ce52" table:formula="of:=[.D435]-[.F435]" office:value-type="float" office:value="0" calcext:value-type="float">
            <text:p>0,00</text:p>
          </table:table-cell>
          <table:table-cell table:style-name="ce52" table:formula="of:=[.G434]*[.$D$2]*([.C435]-[.C434])/(DATE(YEAR([.C435])+1;1;1)-DATE(YEAR([.C435]);1;1))/100" office:value-type="float" office:value="0" calcext:value-type="float">
            <text:p>0,00</text:p>
          </table:table-cell>
          <table:table-cell table:style-name="ce63" table:formula="of:=[.G434]-[.E435]-[.L435]-[.M435]" office:value-type="float" office:value="0" calcext:value-type="float">
            <text:p>0,00</text:p>
          </table:table-cell>
          <table:table-cell table:style-name="ce70" table:formula="of:=[.I435]+[.J435]" office:value-type="float" office:value="0" calcext:value-type="float">
            <text:p>0,00</text:p>
          </table:table-cell>
          <table:table-cell table:style-name="ce52" table:formula="of:=IF([.$D$1]/[.$D$3]&lt;[.K434];[.$D$1]/[.$D$3];[.K434])" office:value-type="float" office:value="0" calcext:value-type="float">
            <text:p>0,00</text:p>
          </table:table-cell>
          <table:table-cell table:style-name="ce52" table:formula="of:=[.K434]*[.$D$2]/12/100" office:value-type="float" office:value="0" calcext:value-type="float">
            <text:p>0,00</text:p>
          </table:table-cell>
          <table:table-cell table:style-name="ce79" table:formula="of:=[.K434]-[.I435]-[.L435]-[.M43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34]);VALUE([.N434]);ROW([.L434]))" office:value-type="float" office:value="7" calcext:value-type="float">
            <text:p>7,00</text:p>
          </table:table-cell>
          <table:table-cell table:formula="of:=[.O434]+[.N434]-[.N435]" office:value-type="float" office:value="360" calcext:value-type="float">
            <text:p>360</text:p>
          </table:table-cell>
          <table:table-cell table:formula="of:=INDEX([.G$1:.G$1048576];[.N43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29" calcext:value-type="float">
            <text:p>429</text:p>
          </table:table-cell>
          <table:table-cell table:style-name="ce21" table:formula="of:=CONCATENATE(INT(([.A436]-1)/12)+1;&quot;-й год &quot;;[.A436]-1-INT(([.A436]-1)/12)*12+1;&quot;-й мес&quot;)" office:value-type="string" office:string-value="36-й год 9-й мес" calcext:value-type="string">
            <text:p>36-й год 9-й мес</text:p>
          </table:table-cell>
          <table:table-cell table:style-name="ce34" table:formula="of:=DATE(YEAR([.C435]);MONTH([.C435])+1;DAY([.C435]))" office:value-type="date" office:date-value="2059-03-24" calcext:value-type="date">
            <text:p>24.03.2059</text:p>
          </table:table-cell>
          <table:table-cell table:style-name="ce46" table:formula="of:=IF([.P436]*[.$D$2]/100/12/(1-(1+[.$D$2]/100/12)^(-[.O436]))&lt;[.G435];ROUNDUP([.P436]*[.$D$2]/100/12/(1-(1+[.$D$2]/100/12)^(-[.O436]));0);[.G435]+[.F436])" office:value-type="float" office:value="0" calcext:value-type="float">
            <text:p>0,00</text:p>
          </table:table-cell>
          <table:table-cell table:style-name="ce52" table:formula="of:=[.D436]-[.F436]" office:value-type="float" office:value="0" calcext:value-type="float">
            <text:p>0,00</text:p>
          </table:table-cell>
          <table:table-cell table:style-name="ce52" table:formula="of:=[.G435]*[.$D$2]*([.C436]-[.C435])/(DATE(YEAR([.C436])+1;1;1)-DATE(YEAR([.C436]);1;1))/100" office:value-type="float" office:value="0" calcext:value-type="float">
            <text:p>0,00</text:p>
          </table:table-cell>
          <table:table-cell table:style-name="ce63" table:formula="of:=[.G435]-[.E436]-[.L436]-[.M436]" office:value-type="float" office:value="0" calcext:value-type="float">
            <text:p>0,00</text:p>
          </table:table-cell>
          <table:table-cell table:style-name="ce70" table:formula="of:=[.I436]+[.J436]" office:value-type="float" office:value="0" calcext:value-type="float">
            <text:p>0,00</text:p>
          </table:table-cell>
          <table:table-cell table:style-name="ce52" table:formula="of:=IF([.$D$1]/[.$D$3]&lt;[.K435];[.$D$1]/[.$D$3];[.K435])" office:value-type="float" office:value="0" calcext:value-type="float">
            <text:p>0,00</text:p>
          </table:table-cell>
          <table:table-cell table:style-name="ce52" table:formula="of:=[.K435]*[.$D$2]/12/100" office:value-type="float" office:value="0" calcext:value-type="float">
            <text:p>0,00</text:p>
          </table:table-cell>
          <table:table-cell table:style-name="ce79" table:formula="of:=[.K435]-[.I436]-[.L436]-[.M43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35]);VALUE([.N435]);ROW([.L435]))" office:value-type="float" office:value="7" calcext:value-type="float">
            <text:p>7,00</text:p>
          </table:table-cell>
          <table:table-cell table:formula="of:=[.O435]+[.N435]-[.N436]" office:value-type="float" office:value="360" calcext:value-type="float">
            <text:p>360</text:p>
          </table:table-cell>
          <table:table-cell table:formula="of:=INDEX([.G$1:.G$1048576];[.N43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30" calcext:value-type="float">
            <text:p>430</text:p>
          </table:table-cell>
          <table:table-cell table:style-name="ce21" table:formula="of:=CONCATENATE(INT(([.A437]-1)/12)+1;&quot;-й год &quot;;[.A437]-1-INT(([.A437]-1)/12)*12+1;&quot;-й мес&quot;)" office:value-type="string" office:string-value="36-й год 10-й мес" calcext:value-type="string">
            <text:p>36-й год 10-й мес</text:p>
          </table:table-cell>
          <table:table-cell table:style-name="ce34" table:formula="of:=DATE(YEAR([.C436]);MONTH([.C436])+1;DAY([.C436]))" office:value-type="date" office:date-value="2059-04-24" calcext:value-type="date">
            <text:p>24.04.2059</text:p>
          </table:table-cell>
          <table:table-cell table:style-name="ce46" table:formula="of:=IF([.P437]*[.$D$2]/100/12/(1-(1+[.$D$2]/100/12)^(-[.O437]))&lt;[.G436];ROUNDUP([.P437]*[.$D$2]/100/12/(1-(1+[.$D$2]/100/12)^(-[.O437]));0);[.G436]+[.F437])" office:value-type="float" office:value="0" calcext:value-type="float">
            <text:p>0,00</text:p>
          </table:table-cell>
          <table:table-cell table:style-name="ce52" table:formula="of:=[.D437]-[.F437]" office:value-type="float" office:value="0" calcext:value-type="float">
            <text:p>0,00</text:p>
          </table:table-cell>
          <table:table-cell table:style-name="ce52" table:formula="of:=[.G436]*[.$D$2]*([.C437]-[.C436])/(DATE(YEAR([.C437])+1;1;1)-DATE(YEAR([.C437]);1;1))/100" office:value-type="float" office:value="0" calcext:value-type="float">
            <text:p>0,00</text:p>
          </table:table-cell>
          <table:table-cell table:style-name="ce63" table:formula="of:=[.G436]-[.E437]-[.L437]-[.M437]" office:value-type="float" office:value="0" calcext:value-type="float">
            <text:p>0,00</text:p>
          </table:table-cell>
          <table:table-cell table:style-name="ce70" table:formula="of:=[.I437]+[.J437]" office:value-type="float" office:value="0" calcext:value-type="float">
            <text:p>0,00</text:p>
          </table:table-cell>
          <table:table-cell table:style-name="ce52" table:formula="of:=IF([.$D$1]/[.$D$3]&lt;[.K436];[.$D$1]/[.$D$3];[.K436])" office:value-type="float" office:value="0" calcext:value-type="float">
            <text:p>0,00</text:p>
          </table:table-cell>
          <table:table-cell table:style-name="ce52" table:formula="of:=[.K436]*[.$D$2]/12/100" office:value-type="float" office:value="0" calcext:value-type="float">
            <text:p>0,00</text:p>
          </table:table-cell>
          <table:table-cell table:style-name="ce79" table:formula="of:=[.K436]-[.I437]-[.L437]-[.M43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36]);VALUE([.N436]);ROW([.L436]))" office:value-type="float" office:value="7" calcext:value-type="float">
            <text:p>7,00</text:p>
          </table:table-cell>
          <table:table-cell table:formula="of:=[.O436]+[.N436]-[.N437]" office:value-type="float" office:value="360" calcext:value-type="float">
            <text:p>360</text:p>
          </table:table-cell>
          <table:table-cell table:formula="of:=INDEX([.G$1:.G$1048576];[.N43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31" calcext:value-type="float">
            <text:p>431</text:p>
          </table:table-cell>
          <table:table-cell table:style-name="ce21" table:formula="of:=CONCATENATE(INT(([.A438]-1)/12)+1;&quot;-й год &quot;;[.A438]-1-INT(([.A438]-1)/12)*12+1;&quot;-й мес&quot;)" office:value-type="string" office:string-value="36-й год 11-й мес" calcext:value-type="string">
            <text:p>36-й год 11-й мес</text:p>
          </table:table-cell>
          <table:table-cell table:style-name="ce34" table:formula="of:=DATE(YEAR([.C437]);MONTH([.C437])+1;DAY([.C437]))" office:value-type="date" office:date-value="2059-05-24" calcext:value-type="date">
            <text:p>24.05.2059</text:p>
          </table:table-cell>
          <table:table-cell table:style-name="ce46" table:formula="of:=IF([.P438]*[.$D$2]/100/12/(1-(1+[.$D$2]/100/12)^(-[.O438]))&lt;[.G437];ROUNDUP([.P438]*[.$D$2]/100/12/(1-(1+[.$D$2]/100/12)^(-[.O438]));0);[.G437]+[.F438])" office:value-type="float" office:value="0" calcext:value-type="float">
            <text:p>0,00</text:p>
          </table:table-cell>
          <table:table-cell table:style-name="ce52" table:formula="of:=[.D438]-[.F438]" office:value-type="float" office:value="0" calcext:value-type="float">
            <text:p>0,00</text:p>
          </table:table-cell>
          <table:table-cell table:style-name="ce52" table:formula="of:=[.G437]*[.$D$2]*([.C438]-[.C437])/(DATE(YEAR([.C438])+1;1;1)-DATE(YEAR([.C438]);1;1))/100" office:value-type="float" office:value="0" calcext:value-type="float">
            <text:p>0,00</text:p>
          </table:table-cell>
          <table:table-cell table:style-name="ce63" table:formula="of:=[.G437]-[.E438]-[.L438]-[.M438]" office:value-type="float" office:value="0" calcext:value-type="float">
            <text:p>0,00</text:p>
          </table:table-cell>
          <table:table-cell table:style-name="ce70" table:formula="of:=[.I438]+[.J438]" office:value-type="float" office:value="0" calcext:value-type="float">
            <text:p>0,00</text:p>
          </table:table-cell>
          <table:table-cell table:style-name="ce52" table:formula="of:=IF([.$D$1]/[.$D$3]&lt;[.K437];[.$D$1]/[.$D$3];[.K437])" office:value-type="float" office:value="0" calcext:value-type="float">
            <text:p>0,00</text:p>
          </table:table-cell>
          <table:table-cell table:style-name="ce52" table:formula="of:=[.K437]*[.$D$2]/12/100" office:value-type="float" office:value="0" calcext:value-type="float">
            <text:p>0,00</text:p>
          </table:table-cell>
          <table:table-cell table:style-name="ce79" table:formula="of:=[.K437]-[.I438]-[.L438]-[.M43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37]);VALUE([.N437]);ROW([.L437]))" office:value-type="float" office:value="7" calcext:value-type="float">
            <text:p>7,00</text:p>
          </table:table-cell>
          <table:table-cell table:formula="of:=[.O437]+[.N437]-[.N438]" office:value-type="float" office:value="360" calcext:value-type="float">
            <text:p>360</text:p>
          </table:table-cell>
          <table:table-cell table:formula="of:=INDEX([.G$1:.G$1048576];[.N43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432" calcext:value-type="float">
            <text:p>432</text:p>
          </table:table-cell>
          <table:table-cell table:style-name="ce21" table:formula="of:=CONCATENATE(INT(([.A439]-1)/12)+1;&quot;-й год &quot;;[.A439]-1-INT(([.A439]-1)/12)*12+1;&quot;-й мес&quot;)" office:value-type="string" office:string-value="36-й год 12-й мес" calcext:value-type="string">
            <text:p>36-й год 12-й мес</text:p>
          </table:table-cell>
          <table:table-cell table:style-name="ce34" table:formula="of:=DATE(YEAR([.C438]);MONTH([.C438])+1;DAY([.C438]))" office:value-type="date" office:date-value="2059-06-24" calcext:value-type="date">
            <text:p>24.06.2059</text:p>
          </table:table-cell>
          <table:table-cell table:style-name="ce46" table:formula="of:=IF([.P439]*[.$D$2]/100/12/(1-(1+[.$D$2]/100/12)^(-[.O439]))&lt;[.G438];ROUNDUP([.P439]*[.$D$2]/100/12/(1-(1+[.$D$2]/100/12)^(-[.O439]));0);[.G438]+[.F439])" office:value-type="float" office:value="0" calcext:value-type="float">
            <text:p>0,00</text:p>
          </table:table-cell>
          <table:table-cell table:style-name="ce54" table:formula="of:=[.D439]-[.F439]" office:value-type="float" office:value="0" calcext:value-type="float">
            <text:p>0,00</text:p>
          </table:table-cell>
          <table:table-cell table:style-name="ce52" table:formula="of:=[.G438]*[.$D$2]*([.C439]-[.C438])/(DATE(YEAR([.C439])+1;1;1)-DATE(YEAR([.C439]);1;1))/100" office:value-type="float" office:value="0" calcext:value-type="float">
            <text:p>0,00</text:p>
          </table:table-cell>
          <table:table-cell table:style-name="ce65" table:formula="of:=[.G438]-[.E439]-[.L439]-[.M439]" office:value-type="float" office:value="0" calcext:value-type="float">
            <text:p>0,00</text:p>
          </table:table-cell>
          <table:table-cell table:style-name="ce72" table:formula="of:=[.I439]+[.J439]" office:value-type="float" office:value="0" calcext:value-type="float">
            <text:p>0,00</text:p>
          </table:table-cell>
          <table:table-cell table:style-name="ce54" table:formula="of:=IF([.$D$1]/[.$D$3]&lt;[.K438];[.$D$1]/[.$D$3];[.K438])" office:value-type="float" office:value="0" calcext:value-type="float">
            <text:p>0,00</text:p>
          </table:table-cell>
          <table:table-cell table:style-name="ce54" table:formula="of:=[.K438]*[.$D$2]/12/100" office:value-type="float" office:value="0" calcext:value-type="float">
            <text:p>0,00</text:p>
          </table:table-cell>
          <table:table-cell table:style-name="ce81" table:formula="of:=[.K438]-[.I439]-[.L439]-[.M439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438]);VALUE([.N438]);ROW([.L438]))" office:value-type="float" office:value="7" calcext:value-type="float">
            <text:p>7,00</text:p>
          </table:table-cell>
          <table:table-cell table:formula="of:=[.O438]+[.N438]-[.N439]" office:value-type="float" office:value="360" calcext:value-type="float">
            <text:p>360</text:p>
          </table:table-cell>
          <table:table-cell table:formula="of:=INDEX([.G$1:.G$1048576];[.N43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33" calcext:value-type="float">
            <text:p>433</text:p>
          </table:table-cell>
          <table:table-cell table:style-name="ce21" table:formula="of:=CONCATENATE(INT(([.A440]-1)/12)+1;&quot;-й год &quot;;[.A440]-1-INT(([.A440]-1)/12)*12+1;&quot;-й мес&quot;)" office:value-type="string" office:string-value="37-й год 1-й мес" calcext:value-type="string">
            <text:p>37-й год 1-й мес</text:p>
          </table:table-cell>
          <table:table-cell table:style-name="ce34" table:formula="of:=DATE(YEAR([.C439]);MONTH([.C439])+1;DAY([.C439]))" office:value-type="date" office:date-value="2059-07-24" calcext:value-type="date">
            <text:p>24.07.2059</text:p>
          </table:table-cell>
          <table:table-cell table:style-name="ce46" table:formula="of:=IF([.P440]*[.$D$2]/100/12/(1-(1+[.$D$2]/100/12)^(-[.O440]))&lt;[.G439];ROUNDUP([.P440]*[.$D$2]/100/12/(1-(1+[.$D$2]/100/12)^(-[.O440]));0);[.G439]+[.F440])" office:value-type="float" office:value="0" calcext:value-type="float">
            <text:p>0,00</text:p>
          </table:table-cell>
          <table:table-cell table:style-name="ce52" table:formula="of:=[.D440]-[.F440]" office:value-type="float" office:value="0" calcext:value-type="float">
            <text:p>0,00</text:p>
          </table:table-cell>
          <table:table-cell table:style-name="ce52" table:formula="of:=[.G439]*[.$D$2]*([.C440]-[.C439])/(DATE(YEAR([.C440])+1;1;1)-DATE(YEAR([.C440]);1;1))/100" office:value-type="float" office:value="0" calcext:value-type="float">
            <text:p>0,00</text:p>
          </table:table-cell>
          <table:table-cell table:style-name="ce63" table:formula="of:=[.G439]-[.E440]-[.L440]-[.M440]" office:value-type="float" office:value="0" calcext:value-type="float">
            <text:p>0,00</text:p>
          </table:table-cell>
          <table:table-cell table:style-name="ce70" table:formula="of:=[.I440]+[.J440]" office:value-type="float" office:value="0" calcext:value-type="float">
            <text:p>0,00</text:p>
          </table:table-cell>
          <table:table-cell table:style-name="ce52" table:formula="of:=IF([.$D$1]/[.$D$3]&lt;[.K439];[.$D$1]/[.$D$3];[.K439])" office:value-type="float" office:value="0" calcext:value-type="float">
            <text:p>0,00</text:p>
          </table:table-cell>
          <table:table-cell table:style-name="ce52" table:formula="of:=[.K439]*[.$D$2]/12/100" office:value-type="float" office:value="0" calcext:value-type="float">
            <text:p>0,00</text:p>
          </table:table-cell>
          <table:table-cell table:style-name="ce79" table:formula="of:=[.K439]-[.I440]-[.L440]-[.M44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39]);VALUE([.N439]);ROW([.L439]))" office:value-type="float" office:value="7" calcext:value-type="float">
            <text:p>7,00</text:p>
          </table:table-cell>
          <table:table-cell table:formula="of:=[.O439]+[.N439]-[.N440]" office:value-type="float" office:value="360" calcext:value-type="float">
            <text:p>360</text:p>
          </table:table-cell>
          <table:table-cell table:formula="of:=INDEX([.G$1:.G$1048576];[.N44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34" calcext:value-type="float">
            <text:p>434</text:p>
          </table:table-cell>
          <table:table-cell table:style-name="ce21" table:formula="of:=CONCATENATE(INT(([.A441]-1)/12)+1;&quot;-й год &quot;;[.A441]-1-INT(([.A441]-1)/12)*12+1;&quot;-й мес&quot;)" office:value-type="string" office:string-value="37-й год 2-й мес" calcext:value-type="string">
            <text:p>37-й год 2-й мес</text:p>
          </table:table-cell>
          <table:table-cell table:style-name="ce34" table:formula="of:=DATE(YEAR([.C440]);MONTH([.C440])+1;DAY([.C440]))" office:value-type="date" office:date-value="2059-08-24" calcext:value-type="date">
            <text:p>24.08.2059</text:p>
          </table:table-cell>
          <table:table-cell table:style-name="ce46" table:formula="of:=IF([.P441]*[.$D$2]/100/12/(1-(1+[.$D$2]/100/12)^(-[.O441]))&lt;[.G440];ROUNDUP([.P441]*[.$D$2]/100/12/(1-(1+[.$D$2]/100/12)^(-[.O441]));0);[.G440]+[.F441])" office:value-type="float" office:value="0" calcext:value-type="float">
            <text:p>0,00</text:p>
          </table:table-cell>
          <table:table-cell table:style-name="ce52" table:formula="of:=[.D441]-[.F441]" office:value-type="float" office:value="0" calcext:value-type="float">
            <text:p>0,00</text:p>
          </table:table-cell>
          <table:table-cell table:style-name="ce52" table:formula="of:=[.G440]*[.$D$2]*([.C441]-[.C440])/(DATE(YEAR([.C441])+1;1;1)-DATE(YEAR([.C441]);1;1))/100" office:value-type="float" office:value="0" calcext:value-type="float">
            <text:p>0,00</text:p>
          </table:table-cell>
          <table:table-cell table:style-name="ce63" table:formula="of:=[.G440]-[.E441]-[.L441]-[.M441]" office:value-type="float" office:value="0" calcext:value-type="float">
            <text:p>0,00</text:p>
          </table:table-cell>
          <table:table-cell table:style-name="ce70" table:formula="of:=[.I441]+[.J441]" office:value-type="float" office:value="0" calcext:value-type="float">
            <text:p>0,00</text:p>
          </table:table-cell>
          <table:table-cell table:style-name="ce52" table:formula="of:=IF([.$D$1]/[.$D$3]&lt;[.K440];[.$D$1]/[.$D$3];[.K440])" office:value-type="float" office:value="0" calcext:value-type="float">
            <text:p>0,00</text:p>
          </table:table-cell>
          <table:table-cell table:style-name="ce52" table:formula="of:=[.K440]*[.$D$2]/12/100" office:value-type="float" office:value="0" calcext:value-type="float">
            <text:p>0,00</text:p>
          </table:table-cell>
          <table:table-cell table:style-name="ce79" table:formula="of:=[.K440]-[.I441]-[.L441]-[.M44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40]);VALUE([.N440]);ROW([.L440]))" office:value-type="float" office:value="7" calcext:value-type="float">
            <text:p>7,00</text:p>
          </table:table-cell>
          <table:table-cell table:formula="of:=[.O440]+[.N440]-[.N441]" office:value-type="float" office:value="360" calcext:value-type="float">
            <text:p>360</text:p>
          </table:table-cell>
          <table:table-cell table:formula="of:=INDEX([.G$1:.G$1048576];[.N44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35" calcext:value-type="float">
            <text:p>435</text:p>
          </table:table-cell>
          <table:table-cell table:style-name="ce21" table:formula="of:=CONCATENATE(INT(([.A442]-1)/12)+1;&quot;-й год &quot;;[.A442]-1-INT(([.A442]-1)/12)*12+1;&quot;-й мес&quot;)" office:value-type="string" office:string-value="37-й год 3-й мес" calcext:value-type="string">
            <text:p>37-й год 3-й мес</text:p>
          </table:table-cell>
          <table:table-cell table:style-name="ce34" table:formula="of:=DATE(YEAR([.C441]);MONTH([.C441])+1;DAY([.C441]))" office:value-type="date" office:date-value="2059-09-24" calcext:value-type="date">
            <text:p>24.09.2059</text:p>
          </table:table-cell>
          <table:table-cell table:style-name="ce46" table:formula="of:=IF([.P442]*[.$D$2]/100/12/(1-(1+[.$D$2]/100/12)^(-[.O442]))&lt;[.G441];ROUNDUP([.P442]*[.$D$2]/100/12/(1-(1+[.$D$2]/100/12)^(-[.O442]));0);[.G441]+[.F442])" office:value-type="float" office:value="0" calcext:value-type="float">
            <text:p>0,00</text:p>
          </table:table-cell>
          <table:table-cell table:style-name="ce52" table:formula="of:=[.D442]-[.F442]" office:value-type="float" office:value="0" calcext:value-type="float">
            <text:p>0,00</text:p>
          </table:table-cell>
          <table:table-cell table:style-name="ce52" table:formula="of:=[.G441]*[.$D$2]*([.C442]-[.C441])/(DATE(YEAR([.C442])+1;1;1)-DATE(YEAR([.C442]);1;1))/100" office:value-type="float" office:value="0" calcext:value-type="float">
            <text:p>0,00</text:p>
          </table:table-cell>
          <table:table-cell table:style-name="ce63" table:formula="of:=[.G441]-[.E442]-[.L442]-[.M442]" office:value-type="float" office:value="0" calcext:value-type="float">
            <text:p>0,00</text:p>
          </table:table-cell>
          <table:table-cell table:style-name="ce70" table:formula="of:=[.I442]+[.J442]" office:value-type="float" office:value="0" calcext:value-type="float">
            <text:p>0,00</text:p>
          </table:table-cell>
          <table:table-cell table:style-name="ce52" table:formula="of:=IF([.$D$1]/[.$D$3]&lt;[.K441];[.$D$1]/[.$D$3];[.K441])" office:value-type="float" office:value="0" calcext:value-type="float">
            <text:p>0,00</text:p>
          </table:table-cell>
          <table:table-cell table:style-name="ce52" table:formula="of:=[.K441]*[.$D$2]/12/100" office:value-type="float" office:value="0" calcext:value-type="float">
            <text:p>0,00</text:p>
          </table:table-cell>
          <table:table-cell table:style-name="ce79" table:formula="of:=[.K441]-[.I442]-[.L442]-[.M44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41]);VALUE([.N441]);ROW([.L441]))" office:value-type="float" office:value="7" calcext:value-type="float">
            <text:p>7,00</text:p>
          </table:table-cell>
          <table:table-cell table:formula="of:=[.O441]+[.N441]-[.N442]" office:value-type="float" office:value="360" calcext:value-type="float">
            <text:p>360</text:p>
          </table:table-cell>
          <table:table-cell table:formula="of:=INDEX([.G$1:.G$1048576];[.N44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36" calcext:value-type="float">
            <text:p>436</text:p>
          </table:table-cell>
          <table:table-cell table:style-name="ce21" table:formula="of:=CONCATENATE(INT(([.A443]-1)/12)+1;&quot;-й год &quot;;[.A443]-1-INT(([.A443]-1)/12)*12+1;&quot;-й мес&quot;)" office:value-type="string" office:string-value="37-й год 4-й мес" calcext:value-type="string">
            <text:p>37-й год 4-й мес</text:p>
          </table:table-cell>
          <table:table-cell table:style-name="ce34" table:formula="of:=DATE(YEAR([.C442]);MONTH([.C442])+1;DAY([.C442]))" office:value-type="date" office:date-value="2059-10-24" calcext:value-type="date">
            <text:p>24.10.2059</text:p>
          </table:table-cell>
          <table:table-cell table:style-name="ce46" table:formula="of:=IF([.P443]*[.$D$2]/100/12/(1-(1+[.$D$2]/100/12)^(-[.O443]))&lt;[.G442];ROUNDUP([.P443]*[.$D$2]/100/12/(1-(1+[.$D$2]/100/12)^(-[.O443]));0);[.G442]+[.F443])" office:value-type="float" office:value="0" calcext:value-type="float">
            <text:p>0,00</text:p>
          </table:table-cell>
          <table:table-cell table:style-name="ce52" table:formula="of:=[.D443]-[.F443]" office:value-type="float" office:value="0" calcext:value-type="float">
            <text:p>0,00</text:p>
          </table:table-cell>
          <table:table-cell table:style-name="ce52" table:formula="of:=[.G442]*[.$D$2]*([.C443]-[.C442])/(DATE(YEAR([.C443])+1;1;1)-DATE(YEAR([.C443]);1;1))/100" office:value-type="float" office:value="0" calcext:value-type="float">
            <text:p>0,00</text:p>
          </table:table-cell>
          <table:table-cell table:style-name="ce63" table:formula="of:=[.G442]-[.E443]-[.L443]-[.M443]" office:value-type="float" office:value="0" calcext:value-type="float">
            <text:p>0,00</text:p>
          </table:table-cell>
          <table:table-cell table:style-name="ce70" table:formula="of:=[.I443]+[.J443]" office:value-type="float" office:value="0" calcext:value-type="float">
            <text:p>0,00</text:p>
          </table:table-cell>
          <table:table-cell table:style-name="ce52" table:formula="of:=IF([.$D$1]/[.$D$3]&lt;[.K442];[.$D$1]/[.$D$3];[.K442])" office:value-type="float" office:value="0" calcext:value-type="float">
            <text:p>0,00</text:p>
          </table:table-cell>
          <table:table-cell table:style-name="ce52" table:formula="of:=[.K442]*[.$D$2]/12/100" office:value-type="float" office:value="0" calcext:value-type="float">
            <text:p>0,00</text:p>
          </table:table-cell>
          <table:table-cell table:style-name="ce79" table:formula="of:=[.K442]-[.I443]-[.L443]-[.M44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42]);VALUE([.N442]);ROW([.L442]))" office:value-type="float" office:value="7" calcext:value-type="float">
            <text:p>7,00</text:p>
          </table:table-cell>
          <table:table-cell table:formula="of:=[.O442]+[.N442]-[.N443]" office:value-type="float" office:value="360" calcext:value-type="float">
            <text:p>360</text:p>
          </table:table-cell>
          <table:table-cell table:formula="of:=INDEX([.G$1:.G$1048576];[.N44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37" calcext:value-type="float">
            <text:p>437</text:p>
          </table:table-cell>
          <table:table-cell table:style-name="ce21" table:formula="of:=CONCATENATE(INT(([.A444]-1)/12)+1;&quot;-й год &quot;;[.A444]-1-INT(([.A444]-1)/12)*12+1;&quot;-й мес&quot;)" office:value-type="string" office:string-value="37-й год 5-й мес" calcext:value-type="string">
            <text:p>37-й год 5-й мес</text:p>
          </table:table-cell>
          <table:table-cell table:style-name="ce34" table:formula="of:=DATE(YEAR([.C443]);MONTH([.C443])+1;DAY([.C443]))" office:value-type="date" office:date-value="2059-11-24" calcext:value-type="date">
            <text:p>24.11.2059</text:p>
          </table:table-cell>
          <table:table-cell table:style-name="ce46" table:formula="of:=IF([.P444]*[.$D$2]/100/12/(1-(1+[.$D$2]/100/12)^(-[.O444]))&lt;[.G443];ROUNDUP([.P444]*[.$D$2]/100/12/(1-(1+[.$D$2]/100/12)^(-[.O444]));0);[.G443]+[.F444])" office:value-type="float" office:value="0" calcext:value-type="float">
            <text:p>0,00</text:p>
          </table:table-cell>
          <table:table-cell table:style-name="ce52" table:formula="of:=[.D444]-[.F444]" office:value-type="float" office:value="0" calcext:value-type="float">
            <text:p>0,00</text:p>
          </table:table-cell>
          <table:table-cell table:style-name="ce52" table:formula="of:=[.G443]*[.$D$2]*([.C444]-[.C443])/(DATE(YEAR([.C444])+1;1;1)-DATE(YEAR([.C444]);1;1))/100" office:value-type="float" office:value="0" calcext:value-type="float">
            <text:p>0,00</text:p>
          </table:table-cell>
          <table:table-cell table:style-name="ce63" table:formula="of:=[.G443]-[.E444]-[.L444]-[.M444]" office:value-type="float" office:value="0" calcext:value-type="float">
            <text:p>0,00</text:p>
          </table:table-cell>
          <table:table-cell table:style-name="ce70" table:formula="of:=[.I444]+[.J444]" office:value-type="float" office:value="0" calcext:value-type="float">
            <text:p>0,00</text:p>
          </table:table-cell>
          <table:table-cell table:style-name="ce52" table:formula="of:=IF([.$D$1]/[.$D$3]&lt;[.K443];[.$D$1]/[.$D$3];[.K443])" office:value-type="float" office:value="0" calcext:value-type="float">
            <text:p>0,00</text:p>
          </table:table-cell>
          <table:table-cell table:style-name="ce52" table:formula="of:=[.K443]*[.$D$2]/12/100" office:value-type="float" office:value="0" calcext:value-type="float">
            <text:p>0,00</text:p>
          </table:table-cell>
          <table:table-cell table:style-name="ce79" table:formula="of:=[.K443]-[.I444]-[.L444]-[.M44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43]);VALUE([.N443]);ROW([.L443]))" office:value-type="float" office:value="7" calcext:value-type="float">
            <text:p>7,00</text:p>
          </table:table-cell>
          <table:table-cell table:formula="of:=[.O443]+[.N443]-[.N444]" office:value-type="float" office:value="360" calcext:value-type="float">
            <text:p>360</text:p>
          </table:table-cell>
          <table:table-cell table:formula="of:=INDEX([.G$1:.G$1048576];[.N44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38" calcext:value-type="float">
            <text:p>438</text:p>
          </table:table-cell>
          <table:table-cell table:style-name="ce21" table:formula="of:=CONCATENATE(INT(([.A445]-1)/12)+1;&quot;-й год &quot;;[.A445]-1-INT(([.A445]-1)/12)*12+1;&quot;-й мес&quot;)" office:value-type="string" office:string-value="37-й год 6-й мес" calcext:value-type="string">
            <text:p>37-й год 6-й мес</text:p>
          </table:table-cell>
          <table:table-cell table:style-name="ce34" table:formula="of:=DATE(YEAR([.C444]);MONTH([.C444])+1;DAY([.C444]))" office:value-type="date" office:date-value="2059-12-24" calcext:value-type="date">
            <text:p>24.12.2059</text:p>
          </table:table-cell>
          <table:table-cell table:style-name="ce46" table:formula="of:=IF([.P445]*[.$D$2]/100/12/(1-(1+[.$D$2]/100/12)^(-[.O445]))&lt;[.G444];ROUNDUP([.P445]*[.$D$2]/100/12/(1-(1+[.$D$2]/100/12)^(-[.O445]));0);[.G444]+[.F445])" office:value-type="float" office:value="0" calcext:value-type="float">
            <text:p>0,00</text:p>
          </table:table-cell>
          <table:table-cell table:style-name="ce52" table:formula="of:=[.D445]-[.F445]" office:value-type="float" office:value="0" calcext:value-type="float">
            <text:p>0,00</text:p>
          </table:table-cell>
          <table:table-cell table:style-name="ce52" table:formula="of:=[.G444]*[.$D$2]*([.C445]-[.C444])/(DATE(YEAR([.C445])+1;1;1)-DATE(YEAR([.C445]);1;1))/100" office:value-type="float" office:value="0" calcext:value-type="float">
            <text:p>0,00</text:p>
          </table:table-cell>
          <table:table-cell table:style-name="ce63" table:formula="of:=[.G444]-[.E445]-[.L445]-[.M445]" office:value-type="float" office:value="0" calcext:value-type="float">
            <text:p>0,00</text:p>
          </table:table-cell>
          <table:table-cell table:style-name="ce70" table:formula="of:=[.I445]+[.J445]" office:value-type="float" office:value="0" calcext:value-type="float">
            <text:p>0,00</text:p>
          </table:table-cell>
          <table:table-cell table:style-name="ce52" table:formula="of:=IF([.$D$1]/[.$D$3]&lt;[.K444];[.$D$1]/[.$D$3];[.K444])" office:value-type="float" office:value="0" calcext:value-type="float">
            <text:p>0,00</text:p>
          </table:table-cell>
          <table:table-cell table:style-name="ce52" table:formula="of:=[.K444]*[.$D$2]/12/100" office:value-type="float" office:value="0" calcext:value-type="float">
            <text:p>0,00</text:p>
          </table:table-cell>
          <table:table-cell table:style-name="ce79" table:formula="of:=[.K444]-[.I445]-[.L445]-[.M44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44]);VALUE([.N444]);ROW([.L444]))" office:value-type="float" office:value="7" calcext:value-type="float">
            <text:p>7,00</text:p>
          </table:table-cell>
          <table:table-cell table:formula="of:=[.O444]+[.N444]-[.N445]" office:value-type="float" office:value="360" calcext:value-type="float">
            <text:p>360</text:p>
          </table:table-cell>
          <table:table-cell table:formula="of:=INDEX([.G$1:.G$1048576];[.N44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39" calcext:value-type="float">
            <text:p>439</text:p>
          </table:table-cell>
          <table:table-cell table:style-name="ce21" table:formula="of:=CONCATENATE(INT(([.A446]-1)/12)+1;&quot;-й год &quot;;[.A446]-1-INT(([.A446]-1)/12)*12+1;&quot;-й мес&quot;)" office:value-type="string" office:string-value="37-й год 7-й мес" calcext:value-type="string">
            <text:p>37-й год 7-й мес</text:p>
          </table:table-cell>
          <table:table-cell table:style-name="ce34" table:formula="of:=DATE(YEAR([.C445]);MONTH([.C445])+1;DAY([.C445]))" office:value-type="date" office:date-value="2060-01-24" calcext:value-type="date">
            <text:p>24.01.2060</text:p>
          </table:table-cell>
          <table:table-cell table:style-name="ce46" table:formula="of:=IF([.P446]*[.$D$2]/100/12/(1-(1+[.$D$2]/100/12)^(-[.O446]))&lt;[.G445];ROUNDUP([.P446]*[.$D$2]/100/12/(1-(1+[.$D$2]/100/12)^(-[.O446]));0);[.G445]+[.F446])" office:value-type="float" office:value="0" calcext:value-type="float">
            <text:p>0,00</text:p>
          </table:table-cell>
          <table:table-cell table:style-name="ce52" table:formula="of:=[.D446]-[.F446]" office:value-type="float" office:value="0" calcext:value-type="float">
            <text:p>0,00</text:p>
          </table:table-cell>
          <table:table-cell table:style-name="ce52" table:formula="of:=[.G445]*[.$D$2]*([.C446]-[.C445])/(DATE(YEAR([.C446])+1;1;1)-DATE(YEAR([.C446]);1;1))/100" office:value-type="float" office:value="0" calcext:value-type="float">
            <text:p>0,00</text:p>
          </table:table-cell>
          <table:table-cell table:style-name="ce63" table:formula="of:=[.G445]-[.E446]-[.L446]-[.M446]" office:value-type="float" office:value="0" calcext:value-type="float">
            <text:p>0,00</text:p>
          </table:table-cell>
          <table:table-cell table:style-name="ce70" table:formula="of:=[.I446]+[.J446]" office:value-type="float" office:value="0" calcext:value-type="float">
            <text:p>0,00</text:p>
          </table:table-cell>
          <table:table-cell table:style-name="ce52" table:formula="of:=IF([.$D$1]/[.$D$3]&lt;[.K445];[.$D$1]/[.$D$3];[.K445])" office:value-type="float" office:value="0" calcext:value-type="float">
            <text:p>0,00</text:p>
          </table:table-cell>
          <table:table-cell table:style-name="ce52" table:formula="of:=[.K445]*[.$D$2]/12/100" office:value-type="float" office:value="0" calcext:value-type="float">
            <text:p>0,00</text:p>
          </table:table-cell>
          <table:table-cell table:style-name="ce79" table:formula="of:=[.K445]-[.I446]-[.L446]-[.M44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45]);VALUE([.N445]);ROW([.L445]))" office:value-type="float" office:value="7" calcext:value-type="float">
            <text:p>7,00</text:p>
          </table:table-cell>
          <table:table-cell table:formula="of:=[.O445]+[.N445]-[.N446]" office:value-type="float" office:value="360" calcext:value-type="float">
            <text:p>360</text:p>
          </table:table-cell>
          <table:table-cell table:formula="of:=INDEX([.G$1:.G$1048576];[.N44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40" calcext:value-type="float">
            <text:p>440</text:p>
          </table:table-cell>
          <table:table-cell table:style-name="ce21" table:formula="of:=CONCATENATE(INT(([.A447]-1)/12)+1;&quot;-й год &quot;;[.A447]-1-INT(([.A447]-1)/12)*12+1;&quot;-й мес&quot;)" office:value-type="string" office:string-value="37-й год 8-й мес" calcext:value-type="string">
            <text:p>37-й год 8-й мес</text:p>
          </table:table-cell>
          <table:table-cell table:style-name="ce34" table:formula="of:=DATE(YEAR([.C446]);MONTH([.C446])+1;DAY([.C446]))" office:value-type="date" office:date-value="2060-02-24" calcext:value-type="date">
            <text:p>24.02.2060</text:p>
          </table:table-cell>
          <table:table-cell table:style-name="ce46" table:formula="of:=IF([.P447]*[.$D$2]/100/12/(1-(1+[.$D$2]/100/12)^(-[.O447]))&lt;[.G446];ROUNDUP([.P447]*[.$D$2]/100/12/(1-(1+[.$D$2]/100/12)^(-[.O447]));0);[.G446]+[.F447])" office:value-type="float" office:value="0" calcext:value-type="float">
            <text:p>0,00</text:p>
          </table:table-cell>
          <table:table-cell table:style-name="ce52" table:formula="of:=[.D447]-[.F447]" office:value-type="float" office:value="0" calcext:value-type="float">
            <text:p>0,00</text:p>
          </table:table-cell>
          <table:table-cell table:style-name="ce52" table:formula="of:=[.G446]*[.$D$2]*([.C447]-[.C446])/(DATE(YEAR([.C447])+1;1;1)-DATE(YEAR([.C447]);1;1))/100" office:value-type="float" office:value="0" calcext:value-type="float">
            <text:p>0,00</text:p>
          </table:table-cell>
          <table:table-cell table:style-name="ce63" table:formula="of:=[.G446]-[.E447]-[.L447]-[.M447]" office:value-type="float" office:value="0" calcext:value-type="float">
            <text:p>0,00</text:p>
          </table:table-cell>
          <table:table-cell table:style-name="ce70" table:formula="of:=[.I447]+[.J447]" office:value-type="float" office:value="0" calcext:value-type="float">
            <text:p>0,00</text:p>
          </table:table-cell>
          <table:table-cell table:style-name="ce52" table:formula="of:=IF([.$D$1]/[.$D$3]&lt;[.K446];[.$D$1]/[.$D$3];[.K446])" office:value-type="float" office:value="0" calcext:value-type="float">
            <text:p>0,00</text:p>
          </table:table-cell>
          <table:table-cell table:style-name="ce52" table:formula="of:=[.K446]*[.$D$2]/12/100" office:value-type="float" office:value="0" calcext:value-type="float">
            <text:p>0,00</text:p>
          </table:table-cell>
          <table:table-cell table:style-name="ce79" table:formula="of:=[.K446]-[.I447]-[.L447]-[.M44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46]);VALUE([.N446]);ROW([.L446]))" office:value-type="float" office:value="7" calcext:value-type="float">
            <text:p>7,00</text:p>
          </table:table-cell>
          <table:table-cell table:formula="of:=[.O446]+[.N446]-[.N447]" office:value-type="float" office:value="360" calcext:value-type="float">
            <text:p>360</text:p>
          </table:table-cell>
          <table:table-cell table:formula="of:=INDEX([.G$1:.G$1048576];[.N44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41" calcext:value-type="float">
            <text:p>441</text:p>
          </table:table-cell>
          <table:table-cell table:style-name="ce21" table:formula="of:=CONCATENATE(INT(([.A448]-1)/12)+1;&quot;-й год &quot;;[.A448]-1-INT(([.A448]-1)/12)*12+1;&quot;-й мес&quot;)" office:value-type="string" office:string-value="37-й год 9-й мес" calcext:value-type="string">
            <text:p>37-й год 9-й мес</text:p>
          </table:table-cell>
          <table:table-cell table:style-name="ce34" table:formula="of:=DATE(YEAR([.C447]);MONTH([.C447])+1;DAY([.C447]))" office:value-type="date" office:date-value="2060-03-24" calcext:value-type="date">
            <text:p>24.03.2060</text:p>
          </table:table-cell>
          <table:table-cell table:style-name="ce46" table:formula="of:=IF([.P448]*[.$D$2]/100/12/(1-(1+[.$D$2]/100/12)^(-[.O448]))&lt;[.G447];ROUNDUP([.P448]*[.$D$2]/100/12/(1-(1+[.$D$2]/100/12)^(-[.O448]));0);[.G447]+[.F448])" office:value-type="float" office:value="0" calcext:value-type="float">
            <text:p>0,00</text:p>
          </table:table-cell>
          <table:table-cell table:style-name="ce52" table:formula="of:=[.D448]-[.F448]" office:value-type="float" office:value="0" calcext:value-type="float">
            <text:p>0,00</text:p>
          </table:table-cell>
          <table:table-cell table:style-name="ce52" table:formula="of:=[.G447]*[.$D$2]*([.C448]-[.C447])/(DATE(YEAR([.C448])+1;1;1)-DATE(YEAR([.C448]);1;1))/100" office:value-type="float" office:value="0" calcext:value-type="float">
            <text:p>0,00</text:p>
          </table:table-cell>
          <table:table-cell table:style-name="ce63" table:formula="of:=[.G447]-[.E448]-[.L448]-[.M448]" office:value-type="float" office:value="0" calcext:value-type="float">
            <text:p>0,00</text:p>
          </table:table-cell>
          <table:table-cell table:style-name="ce70" table:formula="of:=[.I448]+[.J448]" office:value-type="float" office:value="0" calcext:value-type="float">
            <text:p>0,00</text:p>
          </table:table-cell>
          <table:table-cell table:style-name="ce52" table:formula="of:=IF([.$D$1]/[.$D$3]&lt;[.K447];[.$D$1]/[.$D$3];[.K447])" office:value-type="float" office:value="0" calcext:value-type="float">
            <text:p>0,00</text:p>
          </table:table-cell>
          <table:table-cell table:style-name="ce52" table:formula="of:=[.K447]*[.$D$2]/12/100" office:value-type="float" office:value="0" calcext:value-type="float">
            <text:p>0,00</text:p>
          </table:table-cell>
          <table:table-cell table:style-name="ce79" table:formula="of:=[.K447]-[.I448]-[.L448]-[.M44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47]);VALUE([.N447]);ROW([.L447]))" office:value-type="float" office:value="7" calcext:value-type="float">
            <text:p>7,00</text:p>
          </table:table-cell>
          <table:table-cell table:formula="of:=[.O447]+[.N447]-[.N448]" office:value-type="float" office:value="360" calcext:value-type="float">
            <text:p>360</text:p>
          </table:table-cell>
          <table:table-cell table:formula="of:=INDEX([.G$1:.G$1048576];[.N44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42" calcext:value-type="float">
            <text:p>442</text:p>
          </table:table-cell>
          <table:table-cell table:style-name="ce21" table:formula="of:=CONCATENATE(INT(([.A449]-1)/12)+1;&quot;-й год &quot;;[.A449]-1-INT(([.A449]-1)/12)*12+1;&quot;-й мес&quot;)" office:value-type="string" office:string-value="37-й год 10-й мес" calcext:value-type="string">
            <text:p>37-й год 10-й мес</text:p>
          </table:table-cell>
          <table:table-cell table:style-name="ce34" table:formula="of:=DATE(YEAR([.C448]);MONTH([.C448])+1;DAY([.C448]))" office:value-type="date" office:date-value="2060-04-24" calcext:value-type="date">
            <text:p>24.04.2060</text:p>
          </table:table-cell>
          <table:table-cell table:style-name="ce46" table:formula="of:=IF([.P449]*[.$D$2]/100/12/(1-(1+[.$D$2]/100/12)^(-[.O449]))&lt;[.G448];ROUNDUP([.P449]*[.$D$2]/100/12/(1-(1+[.$D$2]/100/12)^(-[.O449]));0);[.G448]+[.F449])" office:value-type="float" office:value="0" calcext:value-type="float">
            <text:p>0,00</text:p>
          </table:table-cell>
          <table:table-cell table:style-name="ce52" table:formula="of:=[.D449]-[.F449]" office:value-type="float" office:value="0" calcext:value-type="float">
            <text:p>0,00</text:p>
          </table:table-cell>
          <table:table-cell table:style-name="ce52" table:formula="of:=[.G448]*[.$D$2]*([.C449]-[.C448])/(DATE(YEAR([.C449])+1;1;1)-DATE(YEAR([.C449]);1;1))/100" office:value-type="float" office:value="0" calcext:value-type="float">
            <text:p>0,00</text:p>
          </table:table-cell>
          <table:table-cell table:style-name="ce63" table:formula="of:=[.G448]-[.E449]-[.L449]-[.M449]" office:value-type="float" office:value="0" calcext:value-type="float">
            <text:p>0,00</text:p>
          </table:table-cell>
          <table:table-cell table:style-name="ce70" table:formula="of:=[.I449]+[.J449]" office:value-type="float" office:value="0" calcext:value-type="float">
            <text:p>0,00</text:p>
          </table:table-cell>
          <table:table-cell table:style-name="ce52" table:formula="of:=IF([.$D$1]/[.$D$3]&lt;[.K448];[.$D$1]/[.$D$3];[.K448])" office:value-type="float" office:value="0" calcext:value-type="float">
            <text:p>0,00</text:p>
          </table:table-cell>
          <table:table-cell table:style-name="ce52" table:formula="of:=[.K448]*[.$D$2]/12/100" office:value-type="float" office:value="0" calcext:value-type="float">
            <text:p>0,00</text:p>
          </table:table-cell>
          <table:table-cell table:style-name="ce79" table:formula="of:=[.K448]-[.I449]-[.L449]-[.M44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48]);VALUE([.N448]);ROW([.L448]))" office:value-type="float" office:value="7" calcext:value-type="float">
            <text:p>7,00</text:p>
          </table:table-cell>
          <table:table-cell table:formula="of:=[.O448]+[.N448]-[.N449]" office:value-type="float" office:value="360" calcext:value-type="float">
            <text:p>360</text:p>
          </table:table-cell>
          <table:table-cell table:formula="of:=INDEX([.G$1:.G$1048576];[.N44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43" calcext:value-type="float">
            <text:p>443</text:p>
          </table:table-cell>
          <table:table-cell table:style-name="ce21" table:formula="of:=CONCATENATE(INT(([.A450]-1)/12)+1;&quot;-й год &quot;;[.A450]-1-INT(([.A450]-1)/12)*12+1;&quot;-й мес&quot;)" office:value-type="string" office:string-value="37-й год 11-й мес" calcext:value-type="string">
            <text:p>37-й год 11-й мес</text:p>
          </table:table-cell>
          <table:table-cell table:style-name="ce34" table:formula="of:=DATE(YEAR([.C449]);MONTH([.C449])+1;DAY([.C449]))" office:value-type="date" office:date-value="2060-05-24" calcext:value-type="date">
            <text:p>24.05.2060</text:p>
          </table:table-cell>
          <table:table-cell table:style-name="ce46" table:formula="of:=IF([.P450]*[.$D$2]/100/12/(1-(1+[.$D$2]/100/12)^(-[.O450]))&lt;[.G449];ROUNDUP([.P450]*[.$D$2]/100/12/(1-(1+[.$D$2]/100/12)^(-[.O450]));0);[.G449]+[.F450])" office:value-type="float" office:value="0" calcext:value-type="float">
            <text:p>0,00</text:p>
          </table:table-cell>
          <table:table-cell table:style-name="ce52" table:formula="of:=[.D450]-[.F450]" office:value-type="float" office:value="0" calcext:value-type="float">
            <text:p>0,00</text:p>
          </table:table-cell>
          <table:table-cell table:style-name="ce52" table:formula="of:=[.G449]*[.$D$2]*([.C450]-[.C449])/(DATE(YEAR([.C450])+1;1;1)-DATE(YEAR([.C450]);1;1))/100" office:value-type="float" office:value="0" calcext:value-type="float">
            <text:p>0,00</text:p>
          </table:table-cell>
          <table:table-cell table:style-name="ce63" table:formula="of:=[.G449]-[.E450]-[.L450]-[.M450]" office:value-type="float" office:value="0" calcext:value-type="float">
            <text:p>0,00</text:p>
          </table:table-cell>
          <table:table-cell table:style-name="ce70" table:formula="of:=[.I450]+[.J450]" office:value-type="float" office:value="0" calcext:value-type="float">
            <text:p>0,00</text:p>
          </table:table-cell>
          <table:table-cell table:style-name="ce52" table:formula="of:=IF([.$D$1]/[.$D$3]&lt;[.K449];[.$D$1]/[.$D$3];[.K449])" office:value-type="float" office:value="0" calcext:value-type="float">
            <text:p>0,00</text:p>
          </table:table-cell>
          <table:table-cell table:style-name="ce52" table:formula="of:=[.K449]*[.$D$2]/12/100" office:value-type="float" office:value="0" calcext:value-type="float">
            <text:p>0,00</text:p>
          </table:table-cell>
          <table:table-cell table:style-name="ce79" table:formula="of:=[.K449]-[.I450]-[.L450]-[.M45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49]);VALUE([.N449]);ROW([.L449]))" office:value-type="float" office:value="7" calcext:value-type="float">
            <text:p>7,00</text:p>
          </table:table-cell>
          <table:table-cell table:formula="of:=[.O449]+[.N449]-[.N450]" office:value-type="float" office:value="360" calcext:value-type="float">
            <text:p>360</text:p>
          </table:table-cell>
          <table:table-cell table:formula="of:=INDEX([.G$1:.G$1048576];[.N45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44" calcext:value-type="float">
            <text:p>444</text:p>
          </table:table-cell>
          <table:table-cell table:style-name="ce21" table:formula="of:=CONCATENATE(INT(([.A451]-1)/12)+1;&quot;-й год &quot;;[.A451]-1-INT(([.A451]-1)/12)*12+1;&quot;-й мес&quot;)" office:value-type="string" office:string-value="37-й год 12-й мес" calcext:value-type="string">
            <text:p>37-й год 12-й мес</text:p>
          </table:table-cell>
          <table:table-cell table:style-name="ce34" table:formula="of:=DATE(YEAR([.C450]);MONTH([.C450])+1;DAY([.C450]))" office:value-type="date" office:date-value="2060-06-24" calcext:value-type="date">
            <text:p>24.06.2060</text:p>
          </table:table-cell>
          <table:table-cell table:style-name="ce46" table:formula="of:=IF([.P451]*[.$D$2]/100/12/(1-(1+[.$D$2]/100/12)^(-[.O451]))&lt;[.G450];ROUNDUP([.P451]*[.$D$2]/100/12/(1-(1+[.$D$2]/100/12)^(-[.O451]));0);[.G450]+[.F451])" office:value-type="float" office:value="0" calcext:value-type="float">
            <text:p>0,00</text:p>
          </table:table-cell>
          <table:table-cell table:style-name="ce52" table:formula="of:=[.D451]-[.F451]" office:value-type="float" office:value="0" calcext:value-type="float">
            <text:p>0,00</text:p>
          </table:table-cell>
          <table:table-cell table:style-name="ce52" table:formula="of:=[.G450]*[.$D$2]*([.C451]-[.C450])/(DATE(YEAR([.C451])+1;1;1)-DATE(YEAR([.C451]);1;1))/100" office:value-type="float" office:value="0" calcext:value-type="float">
            <text:p>0,00</text:p>
          </table:table-cell>
          <table:table-cell table:style-name="ce63" table:formula="of:=[.G450]-[.E451]-[.L451]-[.M451]" office:value-type="float" office:value="0" calcext:value-type="float">
            <text:p>0,00</text:p>
          </table:table-cell>
          <table:table-cell table:style-name="ce70" table:formula="of:=[.I451]+[.J451]" office:value-type="float" office:value="0" calcext:value-type="float">
            <text:p>0,00</text:p>
          </table:table-cell>
          <table:table-cell table:style-name="ce52" table:formula="of:=IF([.$D$1]/[.$D$3]&lt;[.K450];[.$D$1]/[.$D$3];[.K450])" office:value-type="float" office:value="0" calcext:value-type="float">
            <text:p>0,00</text:p>
          </table:table-cell>
          <table:table-cell table:style-name="ce52" table:formula="of:=[.K450]*[.$D$2]/12/100" office:value-type="float" office:value="0" calcext:value-type="float">
            <text:p>0,00</text:p>
          </table:table-cell>
          <table:table-cell table:style-name="ce79" table:formula="of:=[.K450]-[.I451]-[.L451]-[.M45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50]);VALUE([.N450]);ROW([.L450]))" office:value-type="float" office:value="7" calcext:value-type="float">
            <text:p>7,00</text:p>
          </table:table-cell>
          <table:table-cell table:formula="of:=[.O450]+[.N450]-[.N451]" office:value-type="float" office:value="360" calcext:value-type="float">
            <text:p>360</text:p>
          </table:table-cell>
          <table:table-cell table:formula="of:=INDEX([.G$1:.G$1048576];[.N45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445" calcext:value-type="float">
            <text:p>445</text:p>
          </table:table-cell>
          <table:table-cell table:style-name="ce21" table:formula="of:=CONCATENATE(INT(([.A452]-1)/12)+1;&quot;-й год &quot;;[.A452]-1-INT(([.A452]-1)/12)*12+1;&quot;-й мес&quot;)" office:value-type="string" office:string-value="38-й год 1-й мес" calcext:value-type="string">
            <text:p>38-й год 1-й мес</text:p>
          </table:table-cell>
          <table:table-cell table:style-name="ce34" table:formula="of:=DATE(YEAR([.C451]);MONTH([.C451])+1;DAY([.C451]))" office:value-type="date" office:date-value="2060-07-24" calcext:value-type="date">
            <text:p>24.07.2060</text:p>
          </table:table-cell>
          <table:table-cell table:style-name="ce46" table:formula="of:=IF([.P452]*[.$D$2]/100/12/(1-(1+[.$D$2]/100/12)^(-[.O452]))&lt;[.G451];ROUNDUP([.P452]*[.$D$2]/100/12/(1-(1+[.$D$2]/100/12)^(-[.O452]));0);[.G451]+[.F452])" office:value-type="float" office:value="0" calcext:value-type="float">
            <text:p>0,00</text:p>
          </table:table-cell>
          <table:table-cell table:style-name="ce53" table:formula="of:=[.D452]-[.F452]" office:value-type="float" office:value="0" calcext:value-type="float">
            <text:p>0,00</text:p>
          </table:table-cell>
          <table:table-cell table:style-name="ce52" table:formula="of:=[.G451]*[.$D$2]*([.C452]-[.C451])/(DATE(YEAR([.C452])+1;1;1)-DATE(YEAR([.C452]);1;1))/100" office:value-type="float" office:value="0" calcext:value-type="float">
            <text:p>0,00</text:p>
          </table:table-cell>
          <table:table-cell table:style-name="ce64" table:formula="of:=[.G451]-[.E452]-[.L452]-[.M452]" office:value-type="float" office:value="0" calcext:value-type="float">
            <text:p>0,00</text:p>
          </table:table-cell>
          <table:table-cell table:style-name="ce71" table:formula="of:=[.I452]+[.J452]" office:value-type="float" office:value="0" calcext:value-type="float">
            <text:p>0,00</text:p>
          </table:table-cell>
          <table:table-cell table:style-name="ce53" table:formula="of:=IF([.$D$1]/[.$D$3]&lt;[.K451];[.$D$1]/[.$D$3];[.K451])" office:value-type="float" office:value="0" calcext:value-type="float">
            <text:p>0,00</text:p>
          </table:table-cell>
          <table:table-cell table:style-name="ce53" table:formula="of:=[.K451]*[.$D$2]/12/100" office:value-type="float" office:value="0" calcext:value-type="float">
            <text:p>0,00</text:p>
          </table:table-cell>
          <table:table-cell table:style-name="ce80" table:formula="of:=[.K451]-[.I452]-[.L452]-[.M452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451]);VALUE([.N451]);ROW([.L451]))" office:value-type="float" office:value="7" calcext:value-type="float">
            <text:p>7,00</text:p>
          </table:table-cell>
          <table:table-cell table:formula="of:=[.O451]+[.N451]-[.N452]" office:value-type="float" office:value="360" calcext:value-type="float">
            <text:p>360</text:p>
          </table:table-cell>
          <table:table-cell table:formula="of:=INDEX([.G$1:.G$1048576];[.N45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46" calcext:value-type="float">
            <text:p>446</text:p>
          </table:table-cell>
          <table:table-cell table:style-name="ce21" table:formula="of:=CONCATENATE(INT(([.A453]-1)/12)+1;&quot;-й год &quot;;[.A453]-1-INT(([.A453]-1)/12)*12+1;&quot;-й мес&quot;)" office:value-type="string" office:string-value="38-й год 2-й мес" calcext:value-type="string">
            <text:p>38-й год 2-й мес</text:p>
          </table:table-cell>
          <table:table-cell table:style-name="ce34" table:formula="of:=DATE(YEAR([.C452]);MONTH([.C452])+1;DAY([.C452]))" office:value-type="date" office:date-value="2060-08-24" calcext:value-type="date">
            <text:p>24.08.2060</text:p>
          </table:table-cell>
          <table:table-cell table:style-name="ce46" table:formula="of:=IF([.P453]*[.$D$2]/100/12/(1-(1+[.$D$2]/100/12)^(-[.O453]))&lt;[.G452];ROUNDUP([.P453]*[.$D$2]/100/12/(1-(1+[.$D$2]/100/12)^(-[.O453]));0);[.G452]+[.F453])" office:value-type="float" office:value="0" calcext:value-type="float">
            <text:p>0,00</text:p>
          </table:table-cell>
          <table:table-cell table:style-name="ce52" table:formula="of:=[.D453]-[.F453]" office:value-type="float" office:value="0" calcext:value-type="float">
            <text:p>0,00</text:p>
          </table:table-cell>
          <table:table-cell table:style-name="ce52" table:formula="of:=[.G452]*[.$D$2]*([.C453]-[.C452])/(DATE(YEAR([.C453])+1;1;1)-DATE(YEAR([.C453]);1;1))/100" office:value-type="float" office:value="0" calcext:value-type="float">
            <text:p>0,00</text:p>
          </table:table-cell>
          <table:table-cell table:style-name="ce63" table:formula="of:=[.G452]-[.E453]-[.L453]-[.M453]" office:value-type="float" office:value="0" calcext:value-type="float">
            <text:p>0,00</text:p>
          </table:table-cell>
          <table:table-cell table:style-name="ce70" table:formula="of:=[.I453]+[.J453]" office:value-type="float" office:value="0" calcext:value-type="float">
            <text:p>0,00</text:p>
          </table:table-cell>
          <table:table-cell table:style-name="ce52" table:formula="of:=IF([.$D$1]/[.$D$3]&lt;[.K452];[.$D$1]/[.$D$3];[.K452])" office:value-type="float" office:value="0" calcext:value-type="float">
            <text:p>0,00</text:p>
          </table:table-cell>
          <table:table-cell table:style-name="ce52" table:formula="of:=[.K452]*[.$D$2]/12/100" office:value-type="float" office:value="0" calcext:value-type="float">
            <text:p>0,00</text:p>
          </table:table-cell>
          <table:table-cell table:style-name="ce79" table:formula="of:=[.K452]-[.I453]-[.L453]-[.M45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52]);VALUE([.N452]);ROW([.L452]))" office:value-type="float" office:value="7" calcext:value-type="float">
            <text:p>7,00</text:p>
          </table:table-cell>
          <table:table-cell table:formula="of:=[.O452]+[.N452]-[.N453]" office:value-type="float" office:value="360" calcext:value-type="float">
            <text:p>360</text:p>
          </table:table-cell>
          <table:table-cell table:formula="of:=INDEX([.G$1:.G$1048576];[.N45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47" calcext:value-type="float">
            <text:p>447</text:p>
          </table:table-cell>
          <table:table-cell table:style-name="ce21" table:formula="of:=CONCATENATE(INT(([.A454]-1)/12)+1;&quot;-й год &quot;;[.A454]-1-INT(([.A454]-1)/12)*12+1;&quot;-й мес&quot;)" office:value-type="string" office:string-value="38-й год 3-й мес" calcext:value-type="string">
            <text:p>38-й год 3-й мес</text:p>
          </table:table-cell>
          <table:table-cell table:style-name="ce34" table:formula="of:=DATE(YEAR([.C453]);MONTH([.C453])+1;DAY([.C453]))" office:value-type="date" office:date-value="2060-09-24" calcext:value-type="date">
            <text:p>24.09.2060</text:p>
          </table:table-cell>
          <table:table-cell table:style-name="ce46" table:formula="of:=IF([.P454]*[.$D$2]/100/12/(1-(1+[.$D$2]/100/12)^(-[.O454]))&lt;[.G453];ROUNDUP([.P454]*[.$D$2]/100/12/(1-(1+[.$D$2]/100/12)^(-[.O454]));0);[.G453]+[.F454])" office:value-type="float" office:value="0" calcext:value-type="float">
            <text:p>0,00</text:p>
          </table:table-cell>
          <table:table-cell table:style-name="ce52" table:formula="of:=[.D454]-[.F454]" office:value-type="float" office:value="0" calcext:value-type="float">
            <text:p>0,00</text:p>
          </table:table-cell>
          <table:table-cell table:style-name="ce52" table:formula="of:=[.G453]*[.$D$2]*([.C454]-[.C453])/(DATE(YEAR([.C454])+1;1;1)-DATE(YEAR([.C454]);1;1))/100" office:value-type="float" office:value="0" calcext:value-type="float">
            <text:p>0,00</text:p>
          </table:table-cell>
          <table:table-cell table:style-name="ce63" table:formula="of:=[.G453]-[.E454]-[.L454]-[.M454]" office:value-type="float" office:value="0" calcext:value-type="float">
            <text:p>0,00</text:p>
          </table:table-cell>
          <table:table-cell table:style-name="ce70" table:formula="of:=[.I454]+[.J454]" office:value-type="float" office:value="0" calcext:value-type="float">
            <text:p>0,00</text:p>
          </table:table-cell>
          <table:table-cell table:style-name="ce52" table:formula="of:=IF([.$D$1]/[.$D$3]&lt;[.K453];[.$D$1]/[.$D$3];[.K453])" office:value-type="float" office:value="0" calcext:value-type="float">
            <text:p>0,00</text:p>
          </table:table-cell>
          <table:table-cell table:style-name="ce52" table:formula="of:=[.K453]*[.$D$2]/12/100" office:value-type="float" office:value="0" calcext:value-type="float">
            <text:p>0,00</text:p>
          </table:table-cell>
          <table:table-cell table:style-name="ce79" table:formula="of:=[.K453]-[.I454]-[.L454]-[.M45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53]);VALUE([.N453]);ROW([.L453]))" office:value-type="float" office:value="7" calcext:value-type="float">
            <text:p>7,00</text:p>
          </table:table-cell>
          <table:table-cell table:formula="of:=[.O453]+[.N453]-[.N454]" office:value-type="float" office:value="360" calcext:value-type="float">
            <text:p>360</text:p>
          </table:table-cell>
          <table:table-cell table:formula="of:=INDEX([.G$1:.G$1048576];[.N45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48" calcext:value-type="float">
            <text:p>448</text:p>
          </table:table-cell>
          <table:table-cell table:style-name="ce21" table:formula="of:=CONCATENATE(INT(([.A455]-1)/12)+1;&quot;-й год &quot;;[.A455]-1-INT(([.A455]-1)/12)*12+1;&quot;-й мес&quot;)" office:value-type="string" office:string-value="38-й год 4-й мес" calcext:value-type="string">
            <text:p>38-й год 4-й мес</text:p>
          </table:table-cell>
          <table:table-cell table:style-name="ce34" table:formula="of:=DATE(YEAR([.C454]);MONTH([.C454])+1;DAY([.C454]))" office:value-type="date" office:date-value="2060-10-24" calcext:value-type="date">
            <text:p>24.10.2060</text:p>
          </table:table-cell>
          <table:table-cell table:style-name="ce46" table:formula="of:=IF([.P455]*[.$D$2]/100/12/(1-(1+[.$D$2]/100/12)^(-[.O455]))&lt;[.G454];ROUNDUP([.P455]*[.$D$2]/100/12/(1-(1+[.$D$2]/100/12)^(-[.O455]));0);[.G454]+[.F455])" office:value-type="float" office:value="0" calcext:value-type="float">
            <text:p>0,00</text:p>
          </table:table-cell>
          <table:table-cell table:style-name="ce52" table:formula="of:=[.D455]-[.F455]" office:value-type="float" office:value="0" calcext:value-type="float">
            <text:p>0,00</text:p>
          </table:table-cell>
          <table:table-cell table:style-name="ce52" table:formula="of:=[.G454]*[.$D$2]*([.C455]-[.C454])/(DATE(YEAR([.C455])+1;1;1)-DATE(YEAR([.C455]);1;1))/100" office:value-type="float" office:value="0" calcext:value-type="float">
            <text:p>0,00</text:p>
          </table:table-cell>
          <table:table-cell table:style-name="ce63" table:formula="of:=[.G454]-[.E455]-[.L455]-[.M455]" office:value-type="float" office:value="0" calcext:value-type="float">
            <text:p>0,00</text:p>
          </table:table-cell>
          <table:table-cell table:style-name="ce70" table:formula="of:=[.I455]+[.J455]" office:value-type="float" office:value="0" calcext:value-type="float">
            <text:p>0,00</text:p>
          </table:table-cell>
          <table:table-cell table:style-name="ce52" table:formula="of:=IF([.$D$1]/[.$D$3]&lt;[.K454];[.$D$1]/[.$D$3];[.K454])" office:value-type="float" office:value="0" calcext:value-type="float">
            <text:p>0,00</text:p>
          </table:table-cell>
          <table:table-cell table:style-name="ce52" table:formula="of:=[.K454]*[.$D$2]/12/100" office:value-type="float" office:value="0" calcext:value-type="float">
            <text:p>0,00</text:p>
          </table:table-cell>
          <table:table-cell table:style-name="ce79" table:formula="of:=[.K454]-[.I455]-[.L455]-[.M45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54]);VALUE([.N454]);ROW([.L454]))" office:value-type="float" office:value="7" calcext:value-type="float">
            <text:p>7,00</text:p>
          </table:table-cell>
          <table:table-cell table:formula="of:=[.O454]+[.N454]-[.N455]" office:value-type="float" office:value="360" calcext:value-type="float">
            <text:p>360</text:p>
          </table:table-cell>
          <table:table-cell table:formula="of:=INDEX([.G$1:.G$1048576];[.N45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49" calcext:value-type="float">
            <text:p>449</text:p>
          </table:table-cell>
          <table:table-cell table:style-name="ce21" table:formula="of:=CONCATENATE(INT(([.A456]-1)/12)+1;&quot;-й год &quot;;[.A456]-1-INT(([.A456]-1)/12)*12+1;&quot;-й мес&quot;)" office:value-type="string" office:string-value="38-й год 5-й мес" calcext:value-type="string">
            <text:p>38-й год 5-й мес</text:p>
          </table:table-cell>
          <table:table-cell table:style-name="ce34" table:formula="of:=DATE(YEAR([.C455]);MONTH([.C455])+1;DAY([.C455]))" office:value-type="date" office:date-value="2060-11-24" calcext:value-type="date">
            <text:p>24.11.2060</text:p>
          </table:table-cell>
          <table:table-cell table:style-name="ce46" table:formula="of:=IF([.P456]*[.$D$2]/100/12/(1-(1+[.$D$2]/100/12)^(-[.O456]))&lt;[.G455];ROUNDUP([.P456]*[.$D$2]/100/12/(1-(1+[.$D$2]/100/12)^(-[.O456]));0);[.G455]+[.F456])" office:value-type="float" office:value="0" calcext:value-type="float">
            <text:p>0,00</text:p>
          </table:table-cell>
          <table:table-cell table:style-name="ce52" table:formula="of:=[.D456]-[.F456]" office:value-type="float" office:value="0" calcext:value-type="float">
            <text:p>0,00</text:p>
          </table:table-cell>
          <table:table-cell table:style-name="ce52" table:formula="of:=[.G455]*[.$D$2]*([.C456]-[.C455])/(DATE(YEAR([.C456])+1;1;1)-DATE(YEAR([.C456]);1;1))/100" office:value-type="float" office:value="0" calcext:value-type="float">
            <text:p>0,00</text:p>
          </table:table-cell>
          <table:table-cell table:style-name="ce63" table:formula="of:=[.G455]-[.E456]-[.L456]-[.M456]" office:value-type="float" office:value="0" calcext:value-type="float">
            <text:p>0,00</text:p>
          </table:table-cell>
          <table:table-cell table:style-name="ce70" table:formula="of:=[.I456]+[.J456]" office:value-type="float" office:value="0" calcext:value-type="float">
            <text:p>0,00</text:p>
          </table:table-cell>
          <table:table-cell table:style-name="ce52" table:formula="of:=IF([.$D$1]/[.$D$3]&lt;[.K455];[.$D$1]/[.$D$3];[.K455])" office:value-type="float" office:value="0" calcext:value-type="float">
            <text:p>0,00</text:p>
          </table:table-cell>
          <table:table-cell table:style-name="ce52" table:formula="of:=[.K455]*[.$D$2]/12/100" office:value-type="float" office:value="0" calcext:value-type="float">
            <text:p>0,00</text:p>
          </table:table-cell>
          <table:table-cell table:style-name="ce79" table:formula="of:=[.K455]-[.I456]-[.L456]-[.M45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55]);VALUE([.N455]);ROW([.L455]))" office:value-type="float" office:value="7" calcext:value-type="float">
            <text:p>7,00</text:p>
          </table:table-cell>
          <table:table-cell table:formula="of:=[.O455]+[.N455]-[.N456]" office:value-type="float" office:value="360" calcext:value-type="float">
            <text:p>360</text:p>
          </table:table-cell>
          <table:table-cell table:formula="of:=INDEX([.G$1:.G$1048576];[.N45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50" calcext:value-type="float">
            <text:p>450</text:p>
          </table:table-cell>
          <table:table-cell table:style-name="ce21" table:formula="of:=CONCATENATE(INT(([.A457]-1)/12)+1;&quot;-й год &quot;;[.A457]-1-INT(([.A457]-1)/12)*12+1;&quot;-й мес&quot;)" office:value-type="string" office:string-value="38-й год 6-й мес" calcext:value-type="string">
            <text:p>38-й год 6-й мес</text:p>
          </table:table-cell>
          <table:table-cell table:style-name="ce34" table:formula="of:=DATE(YEAR([.C456]);MONTH([.C456])+1;DAY([.C456]))" office:value-type="date" office:date-value="2060-12-24" calcext:value-type="date">
            <text:p>24.12.2060</text:p>
          </table:table-cell>
          <table:table-cell table:style-name="ce46" table:formula="of:=IF([.P457]*[.$D$2]/100/12/(1-(1+[.$D$2]/100/12)^(-[.O457]))&lt;[.G456];ROUNDUP([.P457]*[.$D$2]/100/12/(1-(1+[.$D$2]/100/12)^(-[.O457]));0);[.G456]+[.F457])" office:value-type="float" office:value="0" calcext:value-type="float">
            <text:p>0,00</text:p>
          </table:table-cell>
          <table:table-cell table:style-name="ce52" table:formula="of:=[.D457]-[.F457]" office:value-type="float" office:value="0" calcext:value-type="float">
            <text:p>0,00</text:p>
          </table:table-cell>
          <table:table-cell table:style-name="ce52" table:formula="of:=[.G456]*[.$D$2]*([.C457]-[.C456])/(DATE(YEAR([.C457])+1;1;1)-DATE(YEAR([.C457]);1;1))/100" office:value-type="float" office:value="0" calcext:value-type="float">
            <text:p>0,00</text:p>
          </table:table-cell>
          <table:table-cell table:style-name="ce63" table:formula="of:=[.G456]-[.E457]-[.L457]-[.M457]" office:value-type="float" office:value="0" calcext:value-type="float">
            <text:p>0,00</text:p>
          </table:table-cell>
          <table:table-cell table:style-name="ce70" table:formula="of:=[.I457]+[.J457]" office:value-type="float" office:value="0" calcext:value-type="float">
            <text:p>0,00</text:p>
          </table:table-cell>
          <table:table-cell table:style-name="ce52" table:formula="of:=IF([.$D$1]/[.$D$3]&lt;[.K456];[.$D$1]/[.$D$3];[.K456])" office:value-type="float" office:value="0" calcext:value-type="float">
            <text:p>0,00</text:p>
          </table:table-cell>
          <table:table-cell table:style-name="ce52" table:formula="of:=[.K456]*[.$D$2]/12/100" office:value-type="float" office:value="0" calcext:value-type="float">
            <text:p>0,00</text:p>
          </table:table-cell>
          <table:table-cell table:style-name="ce79" table:formula="of:=[.K456]-[.I457]-[.L457]-[.M45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56]);VALUE([.N456]);ROW([.L456]))" office:value-type="float" office:value="7" calcext:value-type="float">
            <text:p>7,00</text:p>
          </table:table-cell>
          <table:table-cell table:formula="of:=[.O456]+[.N456]-[.N457]" office:value-type="float" office:value="360" calcext:value-type="float">
            <text:p>360</text:p>
          </table:table-cell>
          <table:table-cell table:formula="of:=INDEX([.G$1:.G$1048576];[.N45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51" calcext:value-type="float">
            <text:p>451</text:p>
          </table:table-cell>
          <table:table-cell table:style-name="ce21" table:formula="of:=CONCATENATE(INT(([.A458]-1)/12)+1;&quot;-й год &quot;;[.A458]-1-INT(([.A458]-1)/12)*12+1;&quot;-й мес&quot;)" office:value-type="string" office:string-value="38-й год 7-й мес" calcext:value-type="string">
            <text:p>38-й год 7-й мес</text:p>
          </table:table-cell>
          <table:table-cell table:style-name="ce34" table:formula="of:=DATE(YEAR([.C457]);MONTH([.C457])+1;DAY([.C457]))" office:value-type="date" office:date-value="2061-01-24" calcext:value-type="date">
            <text:p>24.01.2061</text:p>
          </table:table-cell>
          <table:table-cell table:style-name="ce46" table:formula="of:=IF([.P458]*[.$D$2]/100/12/(1-(1+[.$D$2]/100/12)^(-[.O458]))&lt;[.G457];ROUNDUP([.P458]*[.$D$2]/100/12/(1-(1+[.$D$2]/100/12)^(-[.O458]));0);[.G457]+[.F458])" office:value-type="float" office:value="0" calcext:value-type="float">
            <text:p>0,00</text:p>
          </table:table-cell>
          <table:table-cell table:style-name="ce52" table:formula="of:=[.D458]-[.F458]" office:value-type="float" office:value="0" calcext:value-type="float">
            <text:p>0,00</text:p>
          </table:table-cell>
          <table:table-cell table:style-name="ce52" table:formula="of:=[.G457]*[.$D$2]*([.C458]-[.C457])/(DATE(YEAR([.C458])+1;1;1)-DATE(YEAR([.C458]);1;1))/100" office:value-type="float" office:value="0" calcext:value-type="float">
            <text:p>0,00</text:p>
          </table:table-cell>
          <table:table-cell table:style-name="ce63" table:formula="of:=[.G457]-[.E458]-[.L458]-[.M458]" office:value-type="float" office:value="0" calcext:value-type="float">
            <text:p>0,00</text:p>
          </table:table-cell>
          <table:table-cell table:style-name="ce70" table:formula="of:=[.I458]+[.J458]" office:value-type="float" office:value="0" calcext:value-type="float">
            <text:p>0,00</text:p>
          </table:table-cell>
          <table:table-cell table:style-name="ce52" table:formula="of:=IF([.$D$1]/[.$D$3]&lt;[.K457];[.$D$1]/[.$D$3];[.K457])" office:value-type="float" office:value="0" calcext:value-type="float">
            <text:p>0,00</text:p>
          </table:table-cell>
          <table:table-cell table:style-name="ce52" table:formula="of:=[.K457]*[.$D$2]/12/100" office:value-type="float" office:value="0" calcext:value-type="float">
            <text:p>0,00</text:p>
          </table:table-cell>
          <table:table-cell table:style-name="ce79" table:formula="of:=[.K457]-[.I458]-[.L458]-[.M45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57]);VALUE([.N457]);ROW([.L457]))" office:value-type="float" office:value="7" calcext:value-type="float">
            <text:p>7,00</text:p>
          </table:table-cell>
          <table:table-cell table:formula="of:=[.O457]+[.N457]-[.N458]" office:value-type="float" office:value="360" calcext:value-type="float">
            <text:p>360</text:p>
          </table:table-cell>
          <table:table-cell table:formula="of:=INDEX([.G$1:.G$1048576];[.N45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52" calcext:value-type="float">
            <text:p>452</text:p>
          </table:table-cell>
          <table:table-cell table:style-name="ce21" table:formula="of:=CONCATENATE(INT(([.A459]-1)/12)+1;&quot;-й год &quot;;[.A459]-1-INT(([.A459]-1)/12)*12+1;&quot;-й мес&quot;)" office:value-type="string" office:string-value="38-й год 8-й мес" calcext:value-type="string">
            <text:p>38-й год 8-й мес</text:p>
          </table:table-cell>
          <table:table-cell table:style-name="ce34" table:formula="of:=DATE(YEAR([.C458]);MONTH([.C458])+1;DAY([.C458]))" office:value-type="date" office:date-value="2061-02-24" calcext:value-type="date">
            <text:p>24.02.2061</text:p>
          </table:table-cell>
          <table:table-cell table:style-name="ce46" table:formula="of:=IF([.P459]*[.$D$2]/100/12/(1-(1+[.$D$2]/100/12)^(-[.O459]))&lt;[.G458];ROUNDUP([.P459]*[.$D$2]/100/12/(1-(1+[.$D$2]/100/12)^(-[.O459]));0);[.G458]+[.F459])" office:value-type="float" office:value="0" calcext:value-type="float">
            <text:p>0,00</text:p>
          </table:table-cell>
          <table:table-cell table:style-name="ce52" table:formula="of:=[.D459]-[.F459]" office:value-type="float" office:value="0" calcext:value-type="float">
            <text:p>0,00</text:p>
          </table:table-cell>
          <table:table-cell table:style-name="ce52" table:formula="of:=[.G458]*[.$D$2]*([.C459]-[.C458])/(DATE(YEAR([.C459])+1;1;1)-DATE(YEAR([.C459]);1;1))/100" office:value-type="float" office:value="0" calcext:value-type="float">
            <text:p>0,00</text:p>
          </table:table-cell>
          <table:table-cell table:style-name="ce63" table:formula="of:=[.G458]-[.E459]-[.L459]-[.M459]" office:value-type="float" office:value="0" calcext:value-type="float">
            <text:p>0,00</text:p>
          </table:table-cell>
          <table:table-cell table:style-name="ce70" table:formula="of:=[.I459]+[.J459]" office:value-type="float" office:value="0" calcext:value-type="float">
            <text:p>0,00</text:p>
          </table:table-cell>
          <table:table-cell table:style-name="ce52" table:formula="of:=IF([.$D$1]/[.$D$3]&lt;[.K458];[.$D$1]/[.$D$3];[.K458])" office:value-type="float" office:value="0" calcext:value-type="float">
            <text:p>0,00</text:p>
          </table:table-cell>
          <table:table-cell table:style-name="ce52" table:formula="of:=[.K458]*[.$D$2]/12/100" office:value-type="float" office:value="0" calcext:value-type="float">
            <text:p>0,00</text:p>
          </table:table-cell>
          <table:table-cell table:style-name="ce79" table:formula="of:=[.K458]-[.I459]-[.L459]-[.M45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58]);VALUE([.N458]);ROW([.L458]))" office:value-type="float" office:value="7" calcext:value-type="float">
            <text:p>7,00</text:p>
          </table:table-cell>
          <table:table-cell table:formula="of:=[.O458]+[.N458]-[.N459]" office:value-type="float" office:value="360" calcext:value-type="float">
            <text:p>360</text:p>
          </table:table-cell>
          <table:table-cell table:formula="of:=INDEX([.G$1:.G$1048576];[.N45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53" calcext:value-type="float">
            <text:p>453</text:p>
          </table:table-cell>
          <table:table-cell table:style-name="ce21" table:formula="of:=CONCATENATE(INT(([.A460]-1)/12)+1;&quot;-й год &quot;;[.A460]-1-INT(([.A460]-1)/12)*12+1;&quot;-й мес&quot;)" office:value-type="string" office:string-value="38-й год 9-й мес" calcext:value-type="string">
            <text:p>38-й год 9-й мес</text:p>
          </table:table-cell>
          <table:table-cell table:style-name="ce34" table:formula="of:=DATE(YEAR([.C459]);MONTH([.C459])+1;DAY([.C459]))" office:value-type="date" office:date-value="2061-03-24" calcext:value-type="date">
            <text:p>24.03.2061</text:p>
          </table:table-cell>
          <table:table-cell table:style-name="ce46" table:formula="of:=IF([.P460]*[.$D$2]/100/12/(1-(1+[.$D$2]/100/12)^(-[.O460]))&lt;[.G459];ROUNDUP([.P460]*[.$D$2]/100/12/(1-(1+[.$D$2]/100/12)^(-[.O460]));0);[.G459]+[.F460])" office:value-type="float" office:value="0" calcext:value-type="float">
            <text:p>0,00</text:p>
          </table:table-cell>
          <table:table-cell table:style-name="ce52" table:formula="of:=[.D460]-[.F460]" office:value-type="float" office:value="0" calcext:value-type="float">
            <text:p>0,00</text:p>
          </table:table-cell>
          <table:table-cell table:style-name="ce52" table:formula="of:=[.G459]*[.$D$2]*([.C460]-[.C459])/(DATE(YEAR([.C460])+1;1;1)-DATE(YEAR([.C460]);1;1))/100" office:value-type="float" office:value="0" calcext:value-type="float">
            <text:p>0,00</text:p>
          </table:table-cell>
          <table:table-cell table:style-name="ce63" table:formula="of:=[.G459]-[.E460]-[.L460]-[.M460]" office:value-type="float" office:value="0" calcext:value-type="float">
            <text:p>0,00</text:p>
          </table:table-cell>
          <table:table-cell table:style-name="ce70" table:formula="of:=[.I460]+[.J460]" office:value-type="float" office:value="0" calcext:value-type="float">
            <text:p>0,00</text:p>
          </table:table-cell>
          <table:table-cell table:style-name="ce52" table:formula="of:=IF([.$D$1]/[.$D$3]&lt;[.K459];[.$D$1]/[.$D$3];[.K459])" office:value-type="float" office:value="0" calcext:value-type="float">
            <text:p>0,00</text:p>
          </table:table-cell>
          <table:table-cell table:style-name="ce52" table:formula="of:=[.K459]*[.$D$2]/12/100" office:value-type="float" office:value="0" calcext:value-type="float">
            <text:p>0,00</text:p>
          </table:table-cell>
          <table:table-cell table:style-name="ce79" table:formula="of:=[.K459]-[.I460]-[.L460]-[.M46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59]);VALUE([.N459]);ROW([.L459]))" office:value-type="float" office:value="7" calcext:value-type="float">
            <text:p>7,00</text:p>
          </table:table-cell>
          <table:table-cell table:formula="of:=[.O459]+[.N459]-[.N460]" office:value-type="float" office:value="360" calcext:value-type="float">
            <text:p>360</text:p>
          </table:table-cell>
          <table:table-cell table:formula="of:=INDEX([.G$1:.G$1048576];[.N46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54" calcext:value-type="float">
            <text:p>454</text:p>
          </table:table-cell>
          <table:table-cell table:style-name="ce21" table:formula="of:=CONCATENATE(INT(([.A461]-1)/12)+1;&quot;-й год &quot;;[.A461]-1-INT(([.A461]-1)/12)*12+1;&quot;-й мес&quot;)" office:value-type="string" office:string-value="38-й год 10-й мес" calcext:value-type="string">
            <text:p>38-й год 10-й мес</text:p>
          </table:table-cell>
          <table:table-cell table:style-name="ce34" table:formula="of:=DATE(YEAR([.C460]);MONTH([.C460])+1;DAY([.C460]))" office:value-type="date" office:date-value="2061-04-24" calcext:value-type="date">
            <text:p>24.04.2061</text:p>
          </table:table-cell>
          <table:table-cell table:style-name="ce46" table:formula="of:=IF([.P461]*[.$D$2]/100/12/(1-(1+[.$D$2]/100/12)^(-[.O461]))&lt;[.G460];ROUNDUP([.P461]*[.$D$2]/100/12/(1-(1+[.$D$2]/100/12)^(-[.O461]));0);[.G460]+[.F461])" office:value-type="float" office:value="0" calcext:value-type="float">
            <text:p>0,00</text:p>
          </table:table-cell>
          <table:table-cell table:style-name="ce52" table:formula="of:=[.D461]-[.F461]" office:value-type="float" office:value="0" calcext:value-type="float">
            <text:p>0,00</text:p>
          </table:table-cell>
          <table:table-cell table:style-name="ce52" table:formula="of:=[.G460]*[.$D$2]*([.C461]-[.C460])/(DATE(YEAR([.C461])+1;1;1)-DATE(YEAR([.C461]);1;1))/100" office:value-type="float" office:value="0" calcext:value-type="float">
            <text:p>0,00</text:p>
          </table:table-cell>
          <table:table-cell table:style-name="ce63" table:formula="of:=[.G460]-[.E461]-[.L461]-[.M461]" office:value-type="float" office:value="0" calcext:value-type="float">
            <text:p>0,00</text:p>
          </table:table-cell>
          <table:table-cell table:style-name="ce70" table:formula="of:=[.I461]+[.J461]" office:value-type="float" office:value="0" calcext:value-type="float">
            <text:p>0,00</text:p>
          </table:table-cell>
          <table:table-cell table:style-name="ce52" table:formula="of:=IF([.$D$1]/[.$D$3]&lt;[.K460];[.$D$1]/[.$D$3];[.K460])" office:value-type="float" office:value="0" calcext:value-type="float">
            <text:p>0,00</text:p>
          </table:table-cell>
          <table:table-cell table:style-name="ce52" table:formula="of:=[.K460]*[.$D$2]/12/100" office:value-type="float" office:value="0" calcext:value-type="float">
            <text:p>0,00</text:p>
          </table:table-cell>
          <table:table-cell table:style-name="ce79" table:formula="of:=[.K460]-[.I461]-[.L461]-[.M46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60]);VALUE([.N460]);ROW([.L460]))" office:value-type="float" office:value="7" calcext:value-type="float">
            <text:p>7,00</text:p>
          </table:table-cell>
          <table:table-cell table:formula="of:=[.O460]+[.N460]-[.N461]" office:value-type="float" office:value="360" calcext:value-type="float">
            <text:p>360</text:p>
          </table:table-cell>
          <table:table-cell table:formula="of:=INDEX([.G$1:.G$1048576];[.N46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55" calcext:value-type="float">
            <text:p>455</text:p>
          </table:table-cell>
          <table:table-cell table:style-name="ce21" table:formula="of:=CONCATENATE(INT(([.A462]-1)/12)+1;&quot;-й год &quot;;[.A462]-1-INT(([.A462]-1)/12)*12+1;&quot;-й мес&quot;)" office:value-type="string" office:string-value="38-й год 11-й мес" calcext:value-type="string">
            <text:p>38-й год 11-й мес</text:p>
          </table:table-cell>
          <table:table-cell table:style-name="ce34" table:formula="of:=DATE(YEAR([.C461]);MONTH([.C461])+1;DAY([.C461]))" office:value-type="date" office:date-value="2061-05-24" calcext:value-type="date">
            <text:p>24.05.2061</text:p>
          </table:table-cell>
          <table:table-cell table:style-name="ce46" table:formula="of:=IF([.P462]*[.$D$2]/100/12/(1-(1+[.$D$2]/100/12)^(-[.O462]))&lt;[.G461];ROUNDUP([.P462]*[.$D$2]/100/12/(1-(1+[.$D$2]/100/12)^(-[.O462]));0);[.G461]+[.F462])" office:value-type="float" office:value="0" calcext:value-type="float">
            <text:p>0,00</text:p>
          </table:table-cell>
          <table:table-cell table:style-name="ce52" table:formula="of:=[.D462]-[.F462]" office:value-type="float" office:value="0" calcext:value-type="float">
            <text:p>0,00</text:p>
          </table:table-cell>
          <table:table-cell table:style-name="ce52" table:formula="of:=[.G461]*[.$D$2]*([.C462]-[.C461])/(DATE(YEAR([.C462])+1;1;1)-DATE(YEAR([.C462]);1;1))/100" office:value-type="float" office:value="0" calcext:value-type="float">
            <text:p>0,00</text:p>
          </table:table-cell>
          <table:table-cell table:style-name="ce63" table:formula="of:=[.G461]-[.E462]-[.L462]-[.M462]" office:value-type="float" office:value="0" calcext:value-type="float">
            <text:p>0,00</text:p>
          </table:table-cell>
          <table:table-cell table:style-name="ce70" table:formula="of:=[.I462]+[.J462]" office:value-type="float" office:value="0" calcext:value-type="float">
            <text:p>0,00</text:p>
          </table:table-cell>
          <table:table-cell table:style-name="ce52" table:formula="of:=IF([.$D$1]/[.$D$3]&lt;[.K461];[.$D$1]/[.$D$3];[.K461])" office:value-type="float" office:value="0" calcext:value-type="float">
            <text:p>0,00</text:p>
          </table:table-cell>
          <table:table-cell table:style-name="ce52" table:formula="of:=[.K461]*[.$D$2]/12/100" office:value-type="float" office:value="0" calcext:value-type="float">
            <text:p>0,00</text:p>
          </table:table-cell>
          <table:table-cell table:style-name="ce79" table:formula="of:=[.K461]-[.I462]-[.L462]-[.M46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61]);VALUE([.N461]);ROW([.L461]))" office:value-type="float" office:value="7" calcext:value-type="float">
            <text:p>7,00</text:p>
          </table:table-cell>
          <table:table-cell table:formula="of:=[.O461]+[.N461]-[.N462]" office:value-type="float" office:value="360" calcext:value-type="float">
            <text:p>360</text:p>
          </table:table-cell>
          <table:table-cell table:formula="of:=INDEX([.G$1:.G$1048576];[.N46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456" calcext:value-type="float">
            <text:p>456</text:p>
          </table:table-cell>
          <table:table-cell table:style-name="ce21" table:formula="of:=CONCATENATE(INT(([.A463]-1)/12)+1;&quot;-й год &quot;;[.A463]-1-INT(([.A463]-1)/12)*12+1;&quot;-й мес&quot;)" office:value-type="string" office:string-value="38-й год 12-й мес" calcext:value-type="string">
            <text:p>38-й год 12-й мес</text:p>
          </table:table-cell>
          <table:table-cell table:style-name="ce34" table:formula="of:=DATE(YEAR([.C462]);MONTH([.C462])+1;DAY([.C462]))" office:value-type="date" office:date-value="2061-06-24" calcext:value-type="date">
            <text:p>24.06.2061</text:p>
          </table:table-cell>
          <table:table-cell table:style-name="ce46" table:formula="of:=IF([.P463]*[.$D$2]/100/12/(1-(1+[.$D$2]/100/12)^(-[.O463]))&lt;[.G462];ROUNDUP([.P463]*[.$D$2]/100/12/(1-(1+[.$D$2]/100/12)^(-[.O463]));0);[.G462]+[.F463])" office:value-type="float" office:value="0" calcext:value-type="float">
            <text:p>0,00</text:p>
          </table:table-cell>
          <table:table-cell table:style-name="ce54" table:formula="of:=[.D463]-[.F463]" office:value-type="float" office:value="0" calcext:value-type="float">
            <text:p>0,00</text:p>
          </table:table-cell>
          <table:table-cell table:style-name="ce52" table:formula="of:=[.G462]*[.$D$2]*([.C463]-[.C462])/(DATE(YEAR([.C463])+1;1;1)-DATE(YEAR([.C463]);1;1))/100" office:value-type="float" office:value="0" calcext:value-type="float">
            <text:p>0,00</text:p>
          </table:table-cell>
          <table:table-cell table:style-name="ce65" table:formula="of:=[.G462]-[.E463]-[.L463]-[.M463]" office:value-type="float" office:value="0" calcext:value-type="float">
            <text:p>0,00</text:p>
          </table:table-cell>
          <table:table-cell table:style-name="ce72" table:formula="of:=[.I463]+[.J463]" office:value-type="float" office:value="0" calcext:value-type="float">
            <text:p>0,00</text:p>
          </table:table-cell>
          <table:table-cell table:style-name="ce54" table:formula="of:=IF([.$D$1]/[.$D$3]&lt;[.K462];[.$D$1]/[.$D$3];[.K462])" office:value-type="float" office:value="0" calcext:value-type="float">
            <text:p>0,00</text:p>
          </table:table-cell>
          <table:table-cell table:style-name="ce54" table:formula="of:=[.K462]*[.$D$2]/12/100" office:value-type="float" office:value="0" calcext:value-type="float">
            <text:p>0,00</text:p>
          </table:table-cell>
          <table:table-cell table:style-name="ce81" table:formula="of:=[.K462]-[.I463]-[.L463]-[.M463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462]);VALUE([.N462]);ROW([.L462]))" office:value-type="float" office:value="7" calcext:value-type="float">
            <text:p>7,00</text:p>
          </table:table-cell>
          <table:table-cell table:formula="of:=[.O462]+[.N462]-[.N463]" office:value-type="float" office:value="360" calcext:value-type="float">
            <text:p>360</text:p>
          </table:table-cell>
          <table:table-cell table:formula="of:=INDEX([.G$1:.G$1048576];[.N46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57" calcext:value-type="float">
            <text:p>457</text:p>
          </table:table-cell>
          <table:table-cell table:style-name="ce21" table:formula="of:=CONCATENATE(INT(([.A464]-1)/12)+1;&quot;-й год &quot;;[.A464]-1-INT(([.A464]-1)/12)*12+1;&quot;-й мес&quot;)" office:value-type="string" office:string-value="39-й год 1-й мес" calcext:value-type="string">
            <text:p>39-й год 1-й мес</text:p>
          </table:table-cell>
          <table:table-cell table:style-name="ce34" table:formula="of:=DATE(YEAR([.C463]);MONTH([.C463])+1;DAY([.C463]))" office:value-type="date" office:date-value="2061-07-24" calcext:value-type="date">
            <text:p>24.07.2061</text:p>
          </table:table-cell>
          <table:table-cell table:style-name="ce46" table:formula="of:=IF([.P464]*[.$D$2]/100/12/(1-(1+[.$D$2]/100/12)^(-[.O464]))&lt;[.G463];ROUNDUP([.P464]*[.$D$2]/100/12/(1-(1+[.$D$2]/100/12)^(-[.O464]));0);[.G463]+[.F464])" office:value-type="float" office:value="0" calcext:value-type="float">
            <text:p>0,00</text:p>
          </table:table-cell>
          <table:table-cell table:style-name="ce52" table:formula="of:=[.D464]-[.F464]" office:value-type="float" office:value="0" calcext:value-type="float">
            <text:p>0,00</text:p>
          </table:table-cell>
          <table:table-cell table:style-name="ce52" table:formula="of:=[.G463]*[.$D$2]*([.C464]-[.C463])/(DATE(YEAR([.C464])+1;1;1)-DATE(YEAR([.C464]);1;1))/100" office:value-type="float" office:value="0" calcext:value-type="float">
            <text:p>0,00</text:p>
          </table:table-cell>
          <table:table-cell table:style-name="ce63" table:formula="of:=[.G463]-[.E464]-[.L464]-[.M464]" office:value-type="float" office:value="0" calcext:value-type="float">
            <text:p>0,00</text:p>
          </table:table-cell>
          <table:table-cell table:style-name="ce70" table:formula="of:=[.I464]+[.J464]" office:value-type="float" office:value="0" calcext:value-type="float">
            <text:p>0,00</text:p>
          </table:table-cell>
          <table:table-cell table:style-name="ce52" table:formula="of:=IF([.$D$1]/[.$D$3]&lt;[.K463];[.$D$1]/[.$D$3];[.K463])" office:value-type="float" office:value="0" calcext:value-type="float">
            <text:p>0,00</text:p>
          </table:table-cell>
          <table:table-cell table:style-name="ce52" table:formula="of:=[.K463]*[.$D$2]/12/100" office:value-type="float" office:value="0" calcext:value-type="float">
            <text:p>0,00</text:p>
          </table:table-cell>
          <table:table-cell table:style-name="ce79" table:formula="of:=[.K463]-[.I464]-[.L464]-[.M46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63]);VALUE([.N463]);ROW([.L463]))" office:value-type="float" office:value="7" calcext:value-type="float">
            <text:p>7,00</text:p>
          </table:table-cell>
          <table:table-cell table:formula="of:=[.O463]+[.N463]-[.N464]" office:value-type="float" office:value="360" calcext:value-type="float">
            <text:p>360</text:p>
          </table:table-cell>
          <table:table-cell table:formula="of:=INDEX([.G$1:.G$1048576];[.N46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58" calcext:value-type="float">
            <text:p>458</text:p>
          </table:table-cell>
          <table:table-cell table:style-name="ce21" table:formula="of:=CONCATENATE(INT(([.A465]-1)/12)+1;&quot;-й год &quot;;[.A465]-1-INT(([.A465]-1)/12)*12+1;&quot;-й мес&quot;)" office:value-type="string" office:string-value="39-й год 2-й мес" calcext:value-type="string">
            <text:p>39-й год 2-й мес</text:p>
          </table:table-cell>
          <table:table-cell table:style-name="ce34" table:formula="of:=DATE(YEAR([.C464]);MONTH([.C464])+1;DAY([.C464]))" office:value-type="date" office:date-value="2061-08-24" calcext:value-type="date">
            <text:p>24.08.2061</text:p>
          </table:table-cell>
          <table:table-cell table:style-name="ce46" table:formula="of:=IF([.P465]*[.$D$2]/100/12/(1-(1+[.$D$2]/100/12)^(-[.O465]))&lt;[.G464];ROUNDUP([.P465]*[.$D$2]/100/12/(1-(1+[.$D$2]/100/12)^(-[.O465]));0);[.G464]+[.F465])" office:value-type="float" office:value="0" calcext:value-type="float">
            <text:p>0,00</text:p>
          </table:table-cell>
          <table:table-cell table:style-name="ce52" table:formula="of:=[.D465]-[.F465]" office:value-type="float" office:value="0" calcext:value-type="float">
            <text:p>0,00</text:p>
          </table:table-cell>
          <table:table-cell table:style-name="ce52" table:formula="of:=[.G464]*[.$D$2]*([.C465]-[.C464])/(DATE(YEAR([.C465])+1;1;1)-DATE(YEAR([.C465]);1;1))/100" office:value-type="float" office:value="0" calcext:value-type="float">
            <text:p>0,00</text:p>
          </table:table-cell>
          <table:table-cell table:style-name="ce63" table:formula="of:=[.G464]-[.E465]-[.L465]-[.M465]" office:value-type="float" office:value="0" calcext:value-type="float">
            <text:p>0,00</text:p>
          </table:table-cell>
          <table:table-cell table:style-name="ce70" table:formula="of:=[.I465]+[.J465]" office:value-type="float" office:value="0" calcext:value-type="float">
            <text:p>0,00</text:p>
          </table:table-cell>
          <table:table-cell table:style-name="ce52" table:formula="of:=IF([.$D$1]/[.$D$3]&lt;[.K464];[.$D$1]/[.$D$3];[.K464])" office:value-type="float" office:value="0" calcext:value-type="float">
            <text:p>0,00</text:p>
          </table:table-cell>
          <table:table-cell table:style-name="ce52" table:formula="of:=[.K464]*[.$D$2]/12/100" office:value-type="float" office:value="0" calcext:value-type="float">
            <text:p>0,00</text:p>
          </table:table-cell>
          <table:table-cell table:style-name="ce79" table:formula="of:=[.K464]-[.I465]-[.L465]-[.M46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64]);VALUE([.N464]);ROW([.L464]))" office:value-type="float" office:value="7" calcext:value-type="float">
            <text:p>7,00</text:p>
          </table:table-cell>
          <table:table-cell table:formula="of:=[.O464]+[.N464]-[.N465]" office:value-type="float" office:value="360" calcext:value-type="float">
            <text:p>360</text:p>
          </table:table-cell>
          <table:table-cell table:formula="of:=INDEX([.G$1:.G$1048576];[.N46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59" calcext:value-type="float">
            <text:p>459</text:p>
          </table:table-cell>
          <table:table-cell table:style-name="ce21" table:formula="of:=CONCATENATE(INT(([.A466]-1)/12)+1;&quot;-й год &quot;;[.A466]-1-INT(([.A466]-1)/12)*12+1;&quot;-й мес&quot;)" office:value-type="string" office:string-value="39-й год 3-й мес" calcext:value-type="string">
            <text:p>39-й год 3-й мес</text:p>
          </table:table-cell>
          <table:table-cell table:style-name="ce34" table:formula="of:=DATE(YEAR([.C465]);MONTH([.C465])+1;DAY([.C465]))" office:value-type="date" office:date-value="2061-09-24" calcext:value-type="date">
            <text:p>24.09.2061</text:p>
          </table:table-cell>
          <table:table-cell table:style-name="ce46" table:formula="of:=IF([.P466]*[.$D$2]/100/12/(1-(1+[.$D$2]/100/12)^(-[.O466]))&lt;[.G465];ROUNDUP([.P466]*[.$D$2]/100/12/(1-(1+[.$D$2]/100/12)^(-[.O466]));0);[.G465]+[.F466])" office:value-type="float" office:value="0" calcext:value-type="float">
            <text:p>0,00</text:p>
          </table:table-cell>
          <table:table-cell table:style-name="ce52" table:formula="of:=[.D466]-[.F466]" office:value-type="float" office:value="0" calcext:value-type="float">
            <text:p>0,00</text:p>
          </table:table-cell>
          <table:table-cell table:style-name="ce52" table:formula="of:=[.G465]*[.$D$2]*([.C466]-[.C465])/(DATE(YEAR([.C466])+1;1;1)-DATE(YEAR([.C466]);1;1))/100" office:value-type="float" office:value="0" calcext:value-type="float">
            <text:p>0,00</text:p>
          </table:table-cell>
          <table:table-cell table:style-name="ce63" table:formula="of:=[.G465]-[.E466]-[.L466]-[.M466]" office:value-type="float" office:value="0" calcext:value-type="float">
            <text:p>0,00</text:p>
          </table:table-cell>
          <table:table-cell table:style-name="ce70" table:formula="of:=[.I466]+[.J466]" office:value-type="float" office:value="0" calcext:value-type="float">
            <text:p>0,00</text:p>
          </table:table-cell>
          <table:table-cell table:style-name="ce52" table:formula="of:=IF([.$D$1]/[.$D$3]&lt;[.K465];[.$D$1]/[.$D$3];[.K465])" office:value-type="float" office:value="0" calcext:value-type="float">
            <text:p>0,00</text:p>
          </table:table-cell>
          <table:table-cell table:style-name="ce52" table:formula="of:=[.K465]*[.$D$2]/12/100" office:value-type="float" office:value="0" calcext:value-type="float">
            <text:p>0,00</text:p>
          </table:table-cell>
          <table:table-cell table:style-name="ce79" table:formula="of:=[.K465]-[.I466]-[.L466]-[.M46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65]);VALUE([.N465]);ROW([.L465]))" office:value-type="float" office:value="7" calcext:value-type="float">
            <text:p>7,00</text:p>
          </table:table-cell>
          <table:table-cell table:formula="of:=[.O465]+[.N465]-[.N466]" office:value-type="float" office:value="360" calcext:value-type="float">
            <text:p>360</text:p>
          </table:table-cell>
          <table:table-cell table:formula="of:=INDEX([.G$1:.G$1048576];[.N46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60" calcext:value-type="float">
            <text:p>460</text:p>
          </table:table-cell>
          <table:table-cell table:style-name="ce21" table:formula="of:=CONCATENATE(INT(([.A467]-1)/12)+1;&quot;-й год &quot;;[.A467]-1-INT(([.A467]-1)/12)*12+1;&quot;-й мес&quot;)" office:value-type="string" office:string-value="39-й год 4-й мес" calcext:value-type="string">
            <text:p>39-й год 4-й мес</text:p>
          </table:table-cell>
          <table:table-cell table:style-name="ce34" table:formula="of:=DATE(YEAR([.C466]);MONTH([.C466])+1;DAY([.C466]))" office:value-type="date" office:date-value="2061-10-24" calcext:value-type="date">
            <text:p>24.10.2061</text:p>
          </table:table-cell>
          <table:table-cell table:style-name="ce46" table:formula="of:=IF([.P467]*[.$D$2]/100/12/(1-(1+[.$D$2]/100/12)^(-[.O467]))&lt;[.G466];ROUNDUP([.P467]*[.$D$2]/100/12/(1-(1+[.$D$2]/100/12)^(-[.O467]));0);[.G466]+[.F467])" office:value-type="float" office:value="0" calcext:value-type="float">
            <text:p>0,00</text:p>
          </table:table-cell>
          <table:table-cell table:style-name="ce52" table:formula="of:=[.D467]-[.F467]" office:value-type="float" office:value="0" calcext:value-type="float">
            <text:p>0,00</text:p>
          </table:table-cell>
          <table:table-cell table:style-name="ce52" table:formula="of:=[.G466]*[.$D$2]*([.C467]-[.C466])/(DATE(YEAR([.C467])+1;1;1)-DATE(YEAR([.C467]);1;1))/100" office:value-type="float" office:value="0" calcext:value-type="float">
            <text:p>0,00</text:p>
          </table:table-cell>
          <table:table-cell table:style-name="ce63" table:formula="of:=[.G466]-[.E467]-[.L467]-[.M467]" office:value-type="float" office:value="0" calcext:value-type="float">
            <text:p>0,00</text:p>
          </table:table-cell>
          <table:table-cell table:style-name="ce70" table:formula="of:=[.I467]+[.J467]" office:value-type="float" office:value="0" calcext:value-type="float">
            <text:p>0,00</text:p>
          </table:table-cell>
          <table:table-cell table:style-name="ce52" table:formula="of:=IF([.$D$1]/[.$D$3]&lt;[.K466];[.$D$1]/[.$D$3];[.K466])" office:value-type="float" office:value="0" calcext:value-type="float">
            <text:p>0,00</text:p>
          </table:table-cell>
          <table:table-cell table:style-name="ce52" table:formula="of:=[.K466]*[.$D$2]/12/100" office:value-type="float" office:value="0" calcext:value-type="float">
            <text:p>0,00</text:p>
          </table:table-cell>
          <table:table-cell table:style-name="ce79" table:formula="of:=[.K466]-[.I467]-[.L467]-[.M46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66]);VALUE([.N466]);ROW([.L466]))" office:value-type="float" office:value="7" calcext:value-type="float">
            <text:p>7,00</text:p>
          </table:table-cell>
          <table:table-cell table:formula="of:=[.O466]+[.N466]-[.N467]" office:value-type="float" office:value="360" calcext:value-type="float">
            <text:p>360</text:p>
          </table:table-cell>
          <table:table-cell table:formula="of:=INDEX([.G$1:.G$1048576];[.N46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61" calcext:value-type="float">
            <text:p>461</text:p>
          </table:table-cell>
          <table:table-cell table:style-name="ce21" table:formula="of:=CONCATENATE(INT(([.A468]-1)/12)+1;&quot;-й год &quot;;[.A468]-1-INT(([.A468]-1)/12)*12+1;&quot;-й мес&quot;)" office:value-type="string" office:string-value="39-й год 5-й мес" calcext:value-type="string">
            <text:p>39-й год 5-й мес</text:p>
          </table:table-cell>
          <table:table-cell table:style-name="ce34" table:formula="of:=DATE(YEAR([.C467]);MONTH([.C467])+1;DAY([.C467]))" office:value-type="date" office:date-value="2061-11-24" calcext:value-type="date">
            <text:p>24.11.2061</text:p>
          </table:table-cell>
          <table:table-cell table:style-name="ce46" table:formula="of:=IF([.P468]*[.$D$2]/100/12/(1-(1+[.$D$2]/100/12)^(-[.O468]))&lt;[.G467];ROUNDUP([.P468]*[.$D$2]/100/12/(1-(1+[.$D$2]/100/12)^(-[.O468]));0);[.G467]+[.F468])" office:value-type="float" office:value="0" calcext:value-type="float">
            <text:p>0,00</text:p>
          </table:table-cell>
          <table:table-cell table:style-name="ce52" table:formula="of:=[.D468]-[.F468]" office:value-type="float" office:value="0" calcext:value-type="float">
            <text:p>0,00</text:p>
          </table:table-cell>
          <table:table-cell table:style-name="ce52" table:formula="of:=[.G467]*[.$D$2]*([.C468]-[.C467])/(DATE(YEAR([.C468])+1;1;1)-DATE(YEAR([.C468]);1;1))/100" office:value-type="float" office:value="0" calcext:value-type="float">
            <text:p>0,00</text:p>
          </table:table-cell>
          <table:table-cell table:style-name="ce63" table:formula="of:=[.G467]-[.E468]-[.L468]-[.M468]" office:value-type="float" office:value="0" calcext:value-type="float">
            <text:p>0,00</text:p>
          </table:table-cell>
          <table:table-cell table:style-name="ce70" table:formula="of:=[.I468]+[.J468]" office:value-type="float" office:value="0" calcext:value-type="float">
            <text:p>0,00</text:p>
          </table:table-cell>
          <table:table-cell table:style-name="ce52" table:formula="of:=IF([.$D$1]/[.$D$3]&lt;[.K467];[.$D$1]/[.$D$3];[.K467])" office:value-type="float" office:value="0" calcext:value-type="float">
            <text:p>0,00</text:p>
          </table:table-cell>
          <table:table-cell table:style-name="ce52" table:formula="of:=[.K467]*[.$D$2]/12/100" office:value-type="float" office:value="0" calcext:value-type="float">
            <text:p>0,00</text:p>
          </table:table-cell>
          <table:table-cell table:style-name="ce79" table:formula="of:=[.K467]-[.I468]-[.L468]-[.M46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67]);VALUE([.N467]);ROW([.L467]))" office:value-type="float" office:value="7" calcext:value-type="float">
            <text:p>7,00</text:p>
          </table:table-cell>
          <table:table-cell table:formula="of:=[.O467]+[.N467]-[.N468]" office:value-type="float" office:value="360" calcext:value-type="float">
            <text:p>360</text:p>
          </table:table-cell>
          <table:table-cell table:formula="of:=INDEX([.G$1:.G$1048576];[.N46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62" calcext:value-type="float">
            <text:p>462</text:p>
          </table:table-cell>
          <table:table-cell table:style-name="ce21" table:formula="of:=CONCATENATE(INT(([.A469]-1)/12)+1;&quot;-й год &quot;;[.A469]-1-INT(([.A469]-1)/12)*12+1;&quot;-й мес&quot;)" office:value-type="string" office:string-value="39-й год 6-й мес" calcext:value-type="string">
            <text:p>39-й год 6-й мес</text:p>
          </table:table-cell>
          <table:table-cell table:style-name="ce34" table:formula="of:=DATE(YEAR([.C468]);MONTH([.C468])+1;DAY([.C468]))" office:value-type="date" office:date-value="2061-12-24" calcext:value-type="date">
            <text:p>24.12.2061</text:p>
          </table:table-cell>
          <table:table-cell table:style-name="ce46" table:formula="of:=IF([.P469]*[.$D$2]/100/12/(1-(1+[.$D$2]/100/12)^(-[.O469]))&lt;[.G468];ROUNDUP([.P469]*[.$D$2]/100/12/(1-(1+[.$D$2]/100/12)^(-[.O469]));0);[.G468]+[.F469])" office:value-type="float" office:value="0" calcext:value-type="float">
            <text:p>0,00</text:p>
          </table:table-cell>
          <table:table-cell table:style-name="ce52" table:formula="of:=[.D469]-[.F469]" office:value-type="float" office:value="0" calcext:value-type="float">
            <text:p>0,00</text:p>
          </table:table-cell>
          <table:table-cell table:style-name="ce52" table:formula="of:=[.G468]*[.$D$2]*([.C469]-[.C468])/(DATE(YEAR([.C469])+1;1;1)-DATE(YEAR([.C469]);1;1))/100" office:value-type="float" office:value="0" calcext:value-type="float">
            <text:p>0,00</text:p>
          </table:table-cell>
          <table:table-cell table:style-name="ce63" table:formula="of:=[.G468]-[.E469]-[.L469]-[.M469]" office:value-type="float" office:value="0" calcext:value-type="float">
            <text:p>0,00</text:p>
          </table:table-cell>
          <table:table-cell table:style-name="ce70" table:formula="of:=[.I469]+[.J469]" office:value-type="float" office:value="0" calcext:value-type="float">
            <text:p>0,00</text:p>
          </table:table-cell>
          <table:table-cell table:style-name="ce52" table:formula="of:=IF([.$D$1]/[.$D$3]&lt;[.K468];[.$D$1]/[.$D$3];[.K468])" office:value-type="float" office:value="0" calcext:value-type="float">
            <text:p>0,00</text:p>
          </table:table-cell>
          <table:table-cell table:style-name="ce52" table:formula="of:=[.K468]*[.$D$2]/12/100" office:value-type="float" office:value="0" calcext:value-type="float">
            <text:p>0,00</text:p>
          </table:table-cell>
          <table:table-cell table:style-name="ce79" table:formula="of:=[.K468]-[.I469]-[.L469]-[.M46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68]);VALUE([.N468]);ROW([.L468]))" office:value-type="float" office:value="7" calcext:value-type="float">
            <text:p>7,00</text:p>
          </table:table-cell>
          <table:table-cell table:formula="of:=[.O468]+[.N468]-[.N469]" office:value-type="float" office:value="360" calcext:value-type="float">
            <text:p>360</text:p>
          </table:table-cell>
          <table:table-cell table:formula="of:=INDEX([.G$1:.G$1048576];[.N46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63" calcext:value-type="float">
            <text:p>463</text:p>
          </table:table-cell>
          <table:table-cell table:style-name="ce21" table:formula="of:=CONCATENATE(INT(([.A470]-1)/12)+1;&quot;-й год &quot;;[.A470]-1-INT(([.A470]-1)/12)*12+1;&quot;-й мес&quot;)" office:value-type="string" office:string-value="39-й год 7-й мес" calcext:value-type="string">
            <text:p>39-й год 7-й мес</text:p>
          </table:table-cell>
          <table:table-cell table:style-name="ce34" table:formula="of:=DATE(YEAR([.C469]);MONTH([.C469])+1;DAY([.C469]))" office:value-type="date" office:date-value="2062-01-24" calcext:value-type="date">
            <text:p>24.01.2062</text:p>
          </table:table-cell>
          <table:table-cell table:style-name="ce46" table:formula="of:=IF([.P470]*[.$D$2]/100/12/(1-(1+[.$D$2]/100/12)^(-[.O470]))&lt;[.G469];ROUNDUP([.P470]*[.$D$2]/100/12/(1-(1+[.$D$2]/100/12)^(-[.O470]));0);[.G469]+[.F470])" office:value-type="float" office:value="0" calcext:value-type="float">
            <text:p>0,00</text:p>
          </table:table-cell>
          <table:table-cell table:style-name="ce52" table:formula="of:=[.D470]-[.F470]" office:value-type="float" office:value="0" calcext:value-type="float">
            <text:p>0,00</text:p>
          </table:table-cell>
          <table:table-cell table:style-name="ce52" table:formula="of:=[.G469]*[.$D$2]*([.C470]-[.C469])/(DATE(YEAR([.C470])+1;1;1)-DATE(YEAR([.C470]);1;1))/100" office:value-type="float" office:value="0" calcext:value-type="float">
            <text:p>0,00</text:p>
          </table:table-cell>
          <table:table-cell table:style-name="ce63" table:formula="of:=[.G469]-[.E470]-[.L470]-[.M470]" office:value-type="float" office:value="0" calcext:value-type="float">
            <text:p>0,00</text:p>
          </table:table-cell>
          <table:table-cell table:style-name="ce70" table:formula="of:=[.I470]+[.J470]" office:value-type="float" office:value="0" calcext:value-type="float">
            <text:p>0,00</text:p>
          </table:table-cell>
          <table:table-cell table:style-name="ce52" table:formula="of:=IF([.$D$1]/[.$D$3]&lt;[.K469];[.$D$1]/[.$D$3];[.K469])" office:value-type="float" office:value="0" calcext:value-type="float">
            <text:p>0,00</text:p>
          </table:table-cell>
          <table:table-cell table:style-name="ce52" table:formula="of:=[.K469]*[.$D$2]/12/100" office:value-type="float" office:value="0" calcext:value-type="float">
            <text:p>0,00</text:p>
          </table:table-cell>
          <table:table-cell table:style-name="ce79" table:formula="of:=[.K469]-[.I470]-[.L470]-[.M47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69]);VALUE([.N469]);ROW([.L469]))" office:value-type="float" office:value="7" calcext:value-type="float">
            <text:p>7,00</text:p>
          </table:table-cell>
          <table:table-cell table:formula="of:=[.O469]+[.N469]-[.N470]" office:value-type="float" office:value="360" calcext:value-type="float">
            <text:p>360</text:p>
          </table:table-cell>
          <table:table-cell table:formula="of:=INDEX([.G$1:.G$1048576];[.N47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64" calcext:value-type="float">
            <text:p>464</text:p>
          </table:table-cell>
          <table:table-cell table:style-name="ce21" table:formula="of:=CONCATENATE(INT(([.A471]-1)/12)+1;&quot;-й год &quot;;[.A471]-1-INT(([.A471]-1)/12)*12+1;&quot;-й мес&quot;)" office:value-type="string" office:string-value="39-й год 8-й мес" calcext:value-type="string">
            <text:p>39-й год 8-й мес</text:p>
          </table:table-cell>
          <table:table-cell table:style-name="ce34" table:formula="of:=DATE(YEAR([.C470]);MONTH([.C470])+1;DAY([.C470]))" office:value-type="date" office:date-value="2062-02-24" calcext:value-type="date">
            <text:p>24.02.2062</text:p>
          </table:table-cell>
          <table:table-cell table:style-name="ce46" table:formula="of:=IF([.P471]*[.$D$2]/100/12/(1-(1+[.$D$2]/100/12)^(-[.O471]))&lt;[.G470];ROUNDUP([.P471]*[.$D$2]/100/12/(1-(1+[.$D$2]/100/12)^(-[.O471]));0);[.G470]+[.F471])" office:value-type="float" office:value="0" calcext:value-type="float">
            <text:p>0,00</text:p>
          </table:table-cell>
          <table:table-cell table:style-name="ce52" table:formula="of:=[.D471]-[.F471]" office:value-type="float" office:value="0" calcext:value-type="float">
            <text:p>0,00</text:p>
          </table:table-cell>
          <table:table-cell table:style-name="ce52" table:formula="of:=[.G470]*[.$D$2]*([.C471]-[.C470])/(DATE(YEAR([.C471])+1;1;1)-DATE(YEAR([.C471]);1;1))/100" office:value-type="float" office:value="0" calcext:value-type="float">
            <text:p>0,00</text:p>
          </table:table-cell>
          <table:table-cell table:style-name="ce63" table:formula="of:=[.G470]-[.E471]-[.L471]-[.M471]" office:value-type="float" office:value="0" calcext:value-type="float">
            <text:p>0,00</text:p>
          </table:table-cell>
          <table:table-cell table:style-name="ce70" table:formula="of:=[.I471]+[.J471]" office:value-type="float" office:value="0" calcext:value-type="float">
            <text:p>0,00</text:p>
          </table:table-cell>
          <table:table-cell table:style-name="ce52" table:formula="of:=IF([.$D$1]/[.$D$3]&lt;[.K470];[.$D$1]/[.$D$3];[.K470])" office:value-type="float" office:value="0" calcext:value-type="float">
            <text:p>0,00</text:p>
          </table:table-cell>
          <table:table-cell table:style-name="ce52" table:formula="of:=[.K470]*[.$D$2]/12/100" office:value-type="float" office:value="0" calcext:value-type="float">
            <text:p>0,00</text:p>
          </table:table-cell>
          <table:table-cell table:style-name="ce79" table:formula="of:=[.K470]-[.I471]-[.L471]-[.M47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70]);VALUE([.N470]);ROW([.L470]))" office:value-type="float" office:value="7" calcext:value-type="float">
            <text:p>7,00</text:p>
          </table:table-cell>
          <table:table-cell table:formula="of:=[.O470]+[.N470]-[.N471]" office:value-type="float" office:value="360" calcext:value-type="float">
            <text:p>360</text:p>
          </table:table-cell>
          <table:table-cell table:formula="of:=INDEX([.G$1:.G$1048576];[.N47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65" calcext:value-type="float">
            <text:p>465</text:p>
          </table:table-cell>
          <table:table-cell table:style-name="ce21" table:formula="of:=CONCATENATE(INT(([.A472]-1)/12)+1;&quot;-й год &quot;;[.A472]-1-INT(([.A472]-1)/12)*12+1;&quot;-й мес&quot;)" office:value-type="string" office:string-value="39-й год 9-й мес" calcext:value-type="string">
            <text:p>39-й год 9-й мес</text:p>
          </table:table-cell>
          <table:table-cell table:style-name="ce34" table:formula="of:=DATE(YEAR([.C471]);MONTH([.C471])+1;DAY([.C471]))" office:value-type="date" office:date-value="2062-03-24" calcext:value-type="date">
            <text:p>24.03.2062</text:p>
          </table:table-cell>
          <table:table-cell table:style-name="ce46" table:formula="of:=IF([.P472]*[.$D$2]/100/12/(1-(1+[.$D$2]/100/12)^(-[.O472]))&lt;[.G471];ROUNDUP([.P472]*[.$D$2]/100/12/(1-(1+[.$D$2]/100/12)^(-[.O472]));0);[.G471]+[.F472])" office:value-type="float" office:value="0" calcext:value-type="float">
            <text:p>0,00</text:p>
          </table:table-cell>
          <table:table-cell table:style-name="ce52" table:formula="of:=[.D472]-[.F472]" office:value-type="float" office:value="0" calcext:value-type="float">
            <text:p>0,00</text:p>
          </table:table-cell>
          <table:table-cell table:style-name="ce52" table:formula="of:=[.G471]*[.$D$2]*([.C472]-[.C471])/(DATE(YEAR([.C472])+1;1;1)-DATE(YEAR([.C472]);1;1))/100" office:value-type="float" office:value="0" calcext:value-type="float">
            <text:p>0,00</text:p>
          </table:table-cell>
          <table:table-cell table:style-name="ce63" table:formula="of:=[.G471]-[.E472]-[.L472]-[.M472]" office:value-type="float" office:value="0" calcext:value-type="float">
            <text:p>0,00</text:p>
          </table:table-cell>
          <table:table-cell table:style-name="ce70" table:formula="of:=[.I472]+[.J472]" office:value-type="float" office:value="0" calcext:value-type="float">
            <text:p>0,00</text:p>
          </table:table-cell>
          <table:table-cell table:style-name="ce52" table:formula="of:=IF([.$D$1]/[.$D$3]&lt;[.K471];[.$D$1]/[.$D$3];[.K471])" office:value-type="float" office:value="0" calcext:value-type="float">
            <text:p>0,00</text:p>
          </table:table-cell>
          <table:table-cell table:style-name="ce52" table:formula="of:=[.K471]*[.$D$2]/12/100" office:value-type="float" office:value="0" calcext:value-type="float">
            <text:p>0,00</text:p>
          </table:table-cell>
          <table:table-cell table:style-name="ce79" table:formula="of:=[.K471]-[.I472]-[.L472]-[.M47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71]);VALUE([.N471]);ROW([.L471]))" office:value-type="float" office:value="7" calcext:value-type="float">
            <text:p>7,00</text:p>
          </table:table-cell>
          <table:table-cell table:formula="of:=[.O471]+[.N471]-[.N472]" office:value-type="float" office:value="360" calcext:value-type="float">
            <text:p>360</text:p>
          </table:table-cell>
          <table:table-cell table:formula="of:=INDEX([.G$1:.G$1048576];[.N47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66" calcext:value-type="float">
            <text:p>466</text:p>
          </table:table-cell>
          <table:table-cell table:style-name="ce21" table:formula="of:=CONCATENATE(INT(([.A473]-1)/12)+1;&quot;-й год &quot;;[.A473]-1-INT(([.A473]-1)/12)*12+1;&quot;-й мес&quot;)" office:value-type="string" office:string-value="39-й год 10-й мес" calcext:value-type="string">
            <text:p>39-й год 10-й мес</text:p>
          </table:table-cell>
          <table:table-cell table:style-name="ce34" table:formula="of:=DATE(YEAR([.C472]);MONTH([.C472])+1;DAY([.C472]))" office:value-type="date" office:date-value="2062-04-24" calcext:value-type="date">
            <text:p>24.04.2062</text:p>
          </table:table-cell>
          <table:table-cell table:style-name="ce46" table:formula="of:=IF([.P473]*[.$D$2]/100/12/(1-(1+[.$D$2]/100/12)^(-[.O473]))&lt;[.G472];ROUNDUP([.P473]*[.$D$2]/100/12/(1-(1+[.$D$2]/100/12)^(-[.O473]));0);[.G472]+[.F473])" office:value-type="float" office:value="0" calcext:value-type="float">
            <text:p>0,00</text:p>
          </table:table-cell>
          <table:table-cell table:style-name="ce52" table:formula="of:=[.D473]-[.F473]" office:value-type="float" office:value="0" calcext:value-type="float">
            <text:p>0,00</text:p>
          </table:table-cell>
          <table:table-cell table:style-name="ce52" table:formula="of:=[.G472]*[.$D$2]*([.C473]-[.C472])/(DATE(YEAR([.C473])+1;1;1)-DATE(YEAR([.C473]);1;1))/100" office:value-type="float" office:value="0" calcext:value-type="float">
            <text:p>0,00</text:p>
          </table:table-cell>
          <table:table-cell table:style-name="ce63" table:formula="of:=[.G472]-[.E473]-[.L473]-[.M473]" office:value-type="float" office:value="0" calcext:value-type="float">
            <text:p>0,00</text:p>
          </table:table-cell>
          <table:table-cell table:style-name="ce70" table:formula="of:=[.I473]+[.J473]" office:value-type="float" office:value="0" calcext:value-type="float">
            <text:p>0,00</text:p>
          </table:table-cell>
          <table:table-cell table:style-name="ce52" table:formula="of:=IF([.$D$1]/[.$D$3]&lt;[.K472];[.$D$1]/[.$D$3];[.K472])" office:value-type="float" office:value="0" calcext:value-type="float">
            <text:p>0,00</text:p>
          </table:table-cell>
          <table:table-cell table:style-name="ce52" table:formula="of:=[.K472]*[.$D$2]/12/100" office:value-type="float" office:value="0" calcext:value-type="float">
            <text:p>0,00</text:p>
          </table:table-cell>
          <table:table-cell table:style-name="ce79" table:formula="of:=[.K472]-[.I473]-[.L473]-[.M47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72]);VALUE([.N472]);ROW([.L472]))" office:value-type="float" office:value="7" calcext:value-type="float">
            <text:p>7,00</text:p>
          </table:table-cell>
          <table:table-cell table:formula="of:=[.O472]+[.N472]-[.N473]" office:value-type="float" office:value="360" calcext:value-type="float">
            <text:p>360</text:p>
          </table:table-cell>
          <table:table-cell table:formula="of:=INDEX([.G$1:.G$1048576];[.N47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67" calcext:value-type="float">
            <text:p>467</text:p>
          </table:table-cell>
          <table:table-cell table:style-name="ce21" table:formula="of:=CONCATENATE(INT(([.A474]-1)/12)+1;&quot;-й год &quot;;[.A474]-1-INT(([.A474]-1)/12)*12+1;&quot;-й мес&quot;)" office:value-type="string" office:string-value="39-й год 11-й мес" calcext:value-type="string">
            <text:p>39-й год 11-й мес</text:p>
          </table:table-cell>
          <table:table-cell table:style-name="ce34" table:formula="of:=DATE(YEAR([.C473]);MONTH([.C473])+1;DAY([.C473]))" office:value-type="date" office:date-value="2062-05-24" calcext:value-type="date">
            <text:p>24.05.2062</text:p>
          </table:table-cell>
          <table:table-cell table:style-name="ce46" table:formula="of:=IF([.P474]*[.$D$2]/100/12/(1-(1+[.$D$2]/100/12)^(-[.O474]))&lt;[.G473];ROUNDUP([.P474]*[.$D$2]/100/12/(1-(1+[.$D$2]/100/12)^(-[.O474]));0);[.G473]+[.F474])" office:value-type="float" office:value="0" calcext:value-type="float">
            <text:p>0,00</text:p>
          </table:table-cell>
          <table:table-cell table:style-name="ce52" table:formula="of:=[.D474]-[.F474]" office:value-type="float" office:value="0" calcext:value-type="float">
            <text:p>0,00</text:p>
          </table:table-cell>
          <table:table-cell table:style-name="ce52" table:formula="of:=[.G473]*[.$D$2]*([.C474]-[.C473])/(DATE(YEAR([.C474])+1;1;1)-DATE(YEAR([.C474]);1;1))/100" office:value-type="float" office:value="0" calcext:value-type="float">
            <text:p>0,00</text:p>
          </table:table-cell>
          <table:table-cell table:style-name="ce63" table:formula="of:=[.G473]-[.E474]-[.L474]-[.M474]" office:value-type="float" office:value="0" calcext:value-type="float">
            <text:p>0,00</text:p>
          </table:table-cell>
          <table:table-cell table:style-name="ce70" table:formula="of:=[.I474]+[.J474]" office:value-type="float" office:value="0" calcext:value-type="float">
            <text:p>0,00</text:p>
          </table:table-cell>
          <table:table-cell table:style-name="ce52" table:formula="of:=IF([.$D$1]/[.$D$3]&lt;[.K473];[.$D$1]/[.$D$3];[.K473])" office:value-type="float" office:value="0" calcext:value-type="float">
            <text:p>0,00</text:p>
          </table:table-cell>
          <table:table-cell table:style-name="ce52" table:formula="of:=[.K473]*[.$D$2]/12/100" office:value-type="float" office:value="0" calcext:value-type="float">
            <text:p>0,00</text:p>
          </table:table-cell>
          <table:table-cell table:style-name="ce79" table:formula="of:=[.K473]-[.I474]-[.L474]-[.M47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73]);VALUE([.N473]);ROW([.L473]))" office:value-type="float" office:value="7" calcext:value-type="float">
            <text:p>7,00</text:p>
          </table:table-cell>
          <table:table-cell table:formula="of:=[.O473]+[.N473]-[.N474]" office:value-type="float" office:value="360" calcext:value-type="float">
            <text:p>360</text:p>
          </table:table-cell>
          <table:table-cell table:formula="of:=INDEX([.G$1:.G$1048576];[.N47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68" calcext:value-type="float">
            <text:p>468</text:p>
          </table:table-cell>
          <table:table-cell table:style-name="ce21" table:formula="of:=CONCATENATE(INT(([.A475]-1)/12)+1;&quot;-й год &quot;;[.A475]-1-INT(([.A475]-1)/12)*12+1;&quot;-й мес&quot;)" office:value-type="string" office:string-value="39-й год 12-й мес" calcext:value-type="string">
            <text:p>39-й год 12-й мес</text:p>
          </table:table-cell>
          <table:table-cell table:style-name="ce34" table:formula="of:=DATE(YEAR([.C474]);MONTH([.C474])+1;DAY([.C474]))" office:value-type="date" office:date-value="2062-06-24" calcext:value-type="date">
            <text:p>24.06.2062</text:p>
          </table:table-cell>
          <table:table-cell table:style-name="ce46" table:formula="of:=IF([.P475]*[.$D$2]/100/12/(1-(1+[.$D$2]/100/12)^(-[.O475]))&lt;[.G474];ROUNDUP([.P475]*[.$D$2]/100/12/(1-(1+[.$D$2]/100/12)^(-[.O475]));0);[.G474]+[.F475])" office:value-type="float" office:value="0" calcext:value-type="float">
            <text:p>0,00</text:p>
          </table:table-cell>
          <table:table-cell table:style-name="ce52" table:formula="of:=[.D475]-[.F475]" office:value-type="float" office:value="0" calcext:value-type="float">
            <text:p>0,00</text:p>
          </table:table-cell>
          <table:table-cell table:style-name="ce52" table:formula="of:=[.G474]*[.$D$2]*([.C475]-[.C474])/(DATE(YEAR([.C475])+1;1;1)-DATE(YEAR([.C475]);1;1))/100" office:value-type="float" office:value="0" calcext:value-type="float">
            <text:p>0,00</text:p>
          </table:table-cell>
          <table:table-cell table:style-name="ce63" table:formula="of:=[.G474]-[.E475]-[.L475]-[.M475]" office:value-type="float" office:value="0" calcext:value-type="float">
            <text:p>0,00</text:p>
          </table:table-cell>
          <table:table-cell table:style-name="ce70" table:formula="of:=[.I475]+[.J475]" office:value-type="float" office:value="0" calcext:value-type="float">
            <text:p>0,00</text:p>
          </table:table-cell>
          <table:table-cell table:style-name="ce52" table:formula="of:=IF([.$D$1]/[.$D$3]&lt;[.K474];[.$D$1]/[.$D$3];[.K474])" office:value-type="float" office:value="0" calcext:value-type="float">
            <text:p>0,00</text:p>
          </table:table-cell>
          <table:table-cell table:style-name="ce52" table:formula="of:=[.K474]*[.$D$2]/12/100" office:value-type="float" office:value="0" calcext:value-type="float">
            <text:p>0,00</text:p>
          </table:table-cell>
          <table:table-cell table:style-name="ce79" table:formula="of:=[.K474]-[.I475]-[.L475]-[.M47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74]);VALUE([.N474]);ROW([.L474]))" office:value-type="float" office:value="7" calcext:value-type="float">
            <text:p>7,00</text:p>
          </table:table-cell>
          <table:table-cell table:formula="of:=[.O474]+[.N474]-[.N475]" office:value-type="float" office:value="360" calcext:value-type="float">
            <text:p>360</text:p>
          </table:table-cell>
          <table:table-cell table:formula="of:=INDEX([.G$1:.G$1048576];[.N47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469" calcext:value-type="float">
            <text:p>469</text:p>
          </table:table-cell>
          <table:table-cell table:style-name="ce21" table:formula="of:=CONCATENATE(INT(([.A476]-1)/12)+1;&quot;-й год &quot;;[.A476]-1-INT(([.A476]-1)/12)*12+1;&quot;-й мес&quot;)" office:value-type="string" office:string-value="40-й год 1-й мес" calcext:value-type="string">
            <text:p>40-й год 1-й мес</text:p>
          </table:table-cell>
          <table:table-cell table:style-name="ce34" table:formula="of:=DATE(YEAR([.C475]);MONTH([.C475])+1;DAY([.C475]))" office:value-type="date" office:date-value="2062-07-24" calcext:value-type="date">
            <text:p>24.07.2062</text:p>
          </table:table-cell>
          <table:table-cell table:style-name="ce46" table:formula="of:=IF([.P476]*[.$D$2]/100/12/(1-(1+[.$D$2]/100/12)^(-[.O476]))&lt;[.G475];ROUNDUP([.P476]*[.$D$2]/100/12/(1-(1+[.$D$2]/100/12)^(-[.O476]));0);[.G475]+[.F476])" office:value-type="float" office:value="0" calcext:value-type="float">
            <text:p>0,00</text:p>
          </table:table-cell>
          <table:table-cell table:style-name="ce53" table:formula="of:=[.D476]-[.F476]" office:value-type="float" office:value="0" calcext:value-type="float">
            <text:p>0,00</text:p>
          </table:table-cell>
          <table:table-cell table:style-name="ce52" table:formula="of:=[.G475]*[.$D$2]*([.C476]-[.C475])/(DATE(YEAR([.C476])+1;1;1)-DATE(YEAR([.C476]);1;1))/100" office:value-type="float" office:value="0" calcext:value-type="float">
            <text:p>0,00</text:p>
          </table:table-cell>
          <table:table-cell table:style-name="ce64" table:formula="of:=[.G475]-[.E476]-[.L476]-[.M476]" office:value-type="float" office:value="0" calcext:value-type="float">
            <text:p>0,00</text:p>
          </table:table-cell>
          <table:table-cell table:style-name="ce71" table:formula="of:=[.I476]+[.J476]" office:value-type="float" office:value="0" calcext:value-type="float">
            <text:p>0,00</text:p>
          </table:table-cell>
          <table:table-cell table:style-name="ce53" table:formula="of:=IF([.$D$1]/[.$D$3]&lt;[.K475];[.$D$1]/[.$D$3];[.K475])" office:value-type="float" office:value="0" calcext:value-type="float">
            <text:p>0,00</text:p>
          </table:table-cell>
          <table:table-cell table:style-name="ce53" table:formula="of:=[.K475]*[.$D$2]/12/100" office:value-type="float" office:value="0" calcext:value-type="float">
            <text:p>0,00</text:p>
          </table:table-cell>
          <table:table-cell table:style-name="ce80" table:formula="of:=[.K475]-[.I476]-[.L476]-[.M476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475]);VALUE([.N475]);ROW([.L475]))" office:value-type="float" office:value="7" calcext:value-type="float">
            <text:p>7,00</text:p>
          </table:table-cell>
          <table:table-cell table:formula="of:=[.O475]+[.N475]-[.N476]" office:value-type="float" office:value="360" calcext:value-type="float">
            <text:p>360</text:p>
          </table:table-cell>
          <table:table-cell table:formula="of:=INDEX([.G$1:.G$1048576];[.N47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0" calcext:value-type="float">
            <text:p>470</text:p>
          </table:table-cell>
          <table:table-cell table:style-name="ce21" table:formula="of:=CONCATENATE(INT(([.A477]-1)/12)+1;&quot;-й год &quot;;[.A477]-1-INT(([.A477]-1)/12)*12+1;&quot;-й мес&quot;)" office:value-type="string" office:string-value="40-й год 2-й мес" calcext:value-type="string">
            <text:p>40-й год 2-й мес</text:p>
          </table:table-cell>
          <table:table-cell table:style-name="ce34" table:formula="of:=DATE(YEAR([.C476]);MONTH([.C476])+1;DAY([.C476]))" office:value-type="date" office:date-value="2062-08-24" calcext:value-type="date">
            <text:p>24.08.2062</text:p>
          </table:table-cell>
          <table:table-cell table:style-name="ce46" table:formula="of:=IF([.P477]*[.$D$2]/100/12/(1-(1+[.$D$2]/100/12)^(-[.O477]))&lt;[.G476];ROUNDUP([.P477]*[.$D$2]/100/12/(1-(1+[.$D$2]/100/12)^(-[.O477]));0);[.G476]+[.F477])" office:value-type="float" office:value="0" calcext:value-type="float">
            <text:p>0,00</text:p>
          </table:table-cell>
          <table:table-cell table:style-name="ce52" table:formula="of:=[.D477]-[.F477]" office:value-type="float" office:value="0" calcext:value-type="float">
            <text:p>0,00</text:p>
          </table:table-cell>
          <table:table-cell table:style-name="ce52" table:formula="of:=[.G476]*[.$D$2]*([.C477]-[.C476])/(DATE(YEAR([.C477])+1;1;1)-DATE(YEAR([.C477]);1;1))/100" office:value-type="float" office:value="0" calcext:value-type="float">
            <text:p>0,00</text:p>
          </table:table-cell>
          <table:table-cell table:style-name="ce63" table:formula="of:=[.G476]-[.E477]-[.L477]-[.M477]" office:value-type="float" office:value="0" calcext:value-type="float">
            <text:p>0,00</text:p>
          </table:table-cell>
          <table:table-cell table:style-name="ce70" table:formula="of:=[.I477]+[.J477]" office:value-type="float" office:value="0" calcext:value-type="float">
            <text:p>0,00</text:p>
          </table:table-cell>
          <table:table-cell table:style-name="ce52" table:formula="of:=IF([.$D$1]/[.$D$3]&lt;[.K476];[.$D$1]/[.$D$3];[.K476])" office:value-type="float" office:value="0" calcext:value-type="float">
            <text:p>0,00</text:p>
          </table:table-cell>
          <table:table-cell table:style-name="ce52" table:formula="of:=[.K476]*[.$D$2]/12/100" office:value-type="float" office:value="0" calcext:value-type="float">
            <text:p>0,00</text:p>
          </table:table-cell>
          <table:table-cell table:style-name="ce79" table:formula="of:=[.K476]-[.I477]-[.L477]-[.M47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76]);VALUE([.N476]);ROW([.L476]))" office:value-type="float" office:value="7" calcext:value-type="float">
            <text:p>7,00</text:p>
          </table:table-cell>
          <table:table-cell table:formula="of:=[.O476]+[.N476]-[.N477]" office:value-type="float" office:value="360" calcext:value-type="float">
            <text:p>360</text:p>
          </table:table-cell>
          <table:table-cell table:formula="of:=INDEX([.G$1:.G$1048576];[.N47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1" calcext:value-type="float">
            <text:p>471</text:p>
          </table:table-cell>
          <table:table-cell table:style-name="ce21" table:formula="of:=CONCATENATE(INT(([.A478]-1)/12)+1;&quot;-й год &quot;;[.A478]-1-INT(([.A478]-1)/12)*12+1;&quot;-й мес&quot;)" office:value-type="string" office:string-value="40-й год 3-й мес" calcext:value-type="string">
            <text:p>40-й год 3-й мес</text:p>
          </table:table-cell>
          <table:table-cell table:style-name="ce34" table:formula="of:=DATE(YEAR([.C477]);MONTH([.C477])+1;DAY([.C477]))" office:value-type="date" office:date-value="2062-09-24" calcext:value-type="date">
            <text:p>24.09.2062</text:p>
          </table:table-cell>
          <table:table-cell table:style-name="ce46" table:formula="of:=IF([.P478]*[.$D$2]/100/12/(1-(1+[.$D$2]/100/12)^(-[.O478]))&lt;[.G477];ROUNDUP([.P478]*[.$D$2]/100/12/(1-(1+[.$D$2]/100/12)^(-[.O478]));0);[.G477]+[.F478])" office:value-type="float" office:value="0" calcext:value-type="float">
            <text:p>0,00</text:p>
          </table:table-cell>
          <table:table-cell table:style-name="ce52" table:formula="of:=[.D478]-[.F478]" office:value-type="float" office:value="0" calcext:value-type="float">
            <text:p>0,00</text:p>
          </table:table-cell>
          <table:table-cell table:style-name="ce52" table:formula="of:=[.G477]*[.$D$2]*([.C478]-[.C477])/(DATE(YEAR([.C478])+1;1;1)-DATE(YEAR([.C478]);1;1))/100" office:value-type="float" office:value="0" calcext:value-type="float">
            <text:p>0,00</text:p>
          </table:table-cell>
          <table:table-cell table:style-name="ce63" table:formula="of:=[.G477]-[.E478]-[.L478]-[.M478]" office:value-type="float" office:value="0" calcext:value-type="float">
            <text:p>0,00</text:p>
          </table:table-cell>
          <table:table-cell table:style-name="ce70" table:formula="of:=[.I478]+[.J478]" office:value-type="float" office:value="0" calcext:value-type="float">
            <text:p>0,00</text:p>
          </table:table-cell>
          <table:table-cell table:style-name="ce52" table:formula="of:=IF([.$D$1]/[.$D$3]&lt;[.K477];[.$D$1]/[.$D$3];[.K477])" office:value-type="float" office:value="0" calcext:value-type="float">
            <text:p>0,00</text:p>
          </table:table-cell>
          <table:table-cell table:style-name="ce52" table:formula="of:=[.K477]*[.$D$2]/12/100" office:value-type="float" office:value="0" calcext:value-type="float">
            <text:p>0,00</text:p>
          </table:table-cell>
          <table:table-cell table:style-name="ce79" table:formula="of:=[.K477]-[.I478]-[.L478]-[.M47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77]);VALUE([.N477]);ROW([.L477]))" office:value-type="float" office:value="7" calcext:value-type="float">
            <text:p>7,00</text:p>
          </table:table-cell>
          <table:table-cell table:formula="of:=[.O477]+[.N477]-[.N478]" office:value-type="float" office:value="360" calcext:value-type="float">
            <text:p>360</text:p>
          </table:table-cell>
          <table:table-cell table:formula="of:=INDEX([.G$1:.G$1048576];[.N47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2" calcext:value-type="float">
            <text:p>472</text:p>
          </table:table-cell>
          <table:table-cell table:style-name="ce21" table:formula="of:=CONCATENATE(INT(([.A479]-1)/12)+1;&quot;-й год &quot;;[.A479]-1-INT(([.A479]-1)/12)*12+1;&quot;-й мес&quot;)" office:value-type="string" office:string-value="40-й год 4-й мес" calcext:value-type="string">
            <text:p>40-й год 4-й мес</text:p>
          </table:table-cell>
          <table:table-cell table:style-name="ce34" table:formula="of:=DATE(YEAR([.C478]);MONTH([.C478])+1;DAY([.C478]))" office:value-type="date" office:date-value="2062-10-24" calcext:value-type="date">
            <text:p>24.10.2062</text:p>
          </table:table-cell>
          <table:table-cell table:style-name="ce46" table:formula="of:=IF([.P479]*[.$D$2]/100/12/(1-(1+[.$D$2]/100/12)^(-[.O479]))&lt;[.G478];ROUNDUP([.P479]*[.$D$2]/100/12/(1-(1+[.$D$2]/100/12)^(-[.O479]));0);[.G478]+[.F479])" office:value-type="float" office:value="0" calcext:value-type="float">
            <text:p>0,00</text:p>
          </table:table-cell>
          <table:table-cell table:style-name="ce52" table:formula="of:=[.D479]-[.F479]" office:value-type="float" office:value="0" calcext:value-type="float">
            <text:p>0,00</text:p>
          </table:table-cell>
          <table:table-cell table:style-name="ce52" table:formula="of:=[.G478]*[.$D$2]*([.C479]-[.C478])/(DATE(YEAR([.C479])+1;1;1)-DATE(YEAR([.C479]);1;1))/100" office:value-type="float" office:value="0" calcext:value-type="float">
            <text:p>0,00</text:p>
          </table:table-cell>
          <table:table-cell table:style-name="ce63" table:formula="of:=[.G478]-[.E479]-[.L479]-[.M479]" office:value-type="float" office:value="0" calcext:value-type="float">
            <text:p>0,00</text:p>
          </table:table-cell>
          <table:table-cell table:style-name="ce70" table:formula="of:=[.I479]+[.J479]" office:value-type="float" office:value="0" calcext:value-type="float">
            <text:p>0,00</text:p>
          </table:table-cell>
          <table:table-cell table:style-name="ce52" table:formula="of:=IF([.$D$1]/[.$D$3]&lt;[.K478];[.$D$1]/[.$D$3];[.K478])" office:value-type="float" office:value="0" calcext:value-type="float">
            <text:p>0,00</text:p>
          </table:table-cell>
          <table:table-cell table:style-name="ce52" table:formula="of:=[.K478]*[.$D$2]/12/100" office:value-type="float" office:value="0" calcext:value-type="float">
            <text:p>0,00</text:p>
          </table:table-cell>
          <table:table-cell table:style-name="ce79" table:formula="of:=[.K478]-[.I479]-[.L479]-[.M47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78]);VALUE([.N478]);ROW([.L478]))" office:value-type="float" office:value="7" calcext:value-type="float">
            <text:p>7,00</text:p>
          </table:table-cell>
          <table:table-cell table:formula="of:=[.O478]+[.N478]-[.N479]" office:value-type="float" office:value="360" calcext:value-type="float">
            <text:p>360</text:p>
          </table:table-cell>
          <table:table-cell table:formula="of:=INDEX([.G$1:.G$1048576];[.N47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3" calcext:value-type="float">
            <text:p>473</text:p>
          </table:table-cell>
          <table:table-cell table:style-name="ce21" table:formula="of:=CONCATENATE(INT(([.A480]-1)/12)+1;&quot;-й год &quot;;[.A480]-1-INT(([.A480]-1)/12)*12+1;&quot;-й мес&quot;)" office:value-type="string" office:string-value="40-й год 5-й мес" calcext:value-type="string">
            <text:p>40-й год 5-й мес</text:p>
          </table:table-cell>
          <table:table-cell table:style-name="ce34" table:formula="of:=DATE(YEAR([.C479]);MONTH([.C479])+1;DAY([.C479]))" office:value-type="date" office:date-value="2062-11-24" calcext:value-type="date">
            <text:p>24.11.2062</text:p>
          </table:table-cell>
          <table:table-cell table:style-name="ce46" table:formula="of:=IF([.P480]*[.$D$2]/100/12/(1-(1+[.$D$2]/100/12)^(-[.O480]))&lt;[.G479];ROUNDUP([.P480]*[.$D$2]/100/12/(1-(1+[.$D$2]/100/12)^(-[.O480]));0);[.G479]+[.F480])" office:value-type="float" office:value="0" calcext:value-type="float">
            <text:p>0,00</text:p>
          </table:table-cell>
          <table:table-cell table:style-name="ce52" table:formula="of:=[.D480]-[.F480]" office:value-type="float" office:value="0" calcext:value-type="float">
            <text:p>0,00</text:p>
          </table:table-cell>
          <table:table-cell table:style-name="ce52" table:formula="of:=[.G479]*[.$D$2]*([.C480]-[.C479])/(DATE(YEAR([.C480])+1;1;1)-DATE(YEAR([.C480]);1;1))/100" office:value-type="float" office:value="0" calcext:value-type="float">
            <text:p>0,00</text:p>
          </table:table-cell>
          <table:table-cell table:style-name="ce63" table:formula="of:=[.G479]-[.E480]-[.L480]-[.M480]" office:value-type="float" office:value="0" calcext:value-type="float">
            <text:p>0,00</text:p>
          </table:table-cell>
          <table:table-cell table:style-name="ce70" table:formula="of:=[.I480]+[.J480]" office:value-type="float" office:value="0" calcext:value-type="float">
            <text:p>0,00</text:p>
          </table:table-cell>
          <table:table-cell table:style-name="ce52" table:formula="of:=IF([.$D$1]/[.$D$3]&lt;[.K479];[.$D$1]/[.$D$3];[.K479])" office:value-type="float" office:value="0" calcext:value-type="float">
            <text:p>0,00</text:p>
          </table:table-cell>
          <table:table-cell table:style-name="ce52" table:formula="of:=[.K479]*[.$D$2]/12/100" office:value-type="float" office:value="0" calcext:value-type="float">
            <text:p>0,00</text:p>
          </table:table-cell>
          <table:table-cell table:style-name="ce79" table:formula="of:=[.K479]-[.I480]-[.L480]-[.M48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79]);VALUE([.N479]);ROW([.L479]))" office:value-type="float" office:value="7" calcext:value-type="float">
            <text:p>7,00</text:p>
          </table:table-cell>
          <table:table-cell table:formula="of:=[.O479]+[.N479]-[.N480]" office:value-type="float" office:value="360" calcext:value-type="float">
            <text:p>360</text:p>
          </table:table-cell>
          <table:table-cell table:formula="of:=INDEX([.G$1:.G$1048576];[.N48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4" calcext:value-type="float">
            <text:p>474</text:p>
          </table:table-cell>
          <table:table-cell table:style-name="ce21" table:formula="of:=CONCATENATE(INT(([.A481]-1)/12)+1;&quot;-й год &quot;;[.A481]-1-INT(([.A481]-1)/12)*12+1;&quot;-й мес&quot;)" office:value-type="string" office:string-value="40-й год 6-й мес" calcext:value-type="string">
            <text:p>40-й год 6-й мес</text:p>
          </table:table-cell>
          <table:table-cell table:style-name="ce34" table:formula="of:=DATE(YEAR([.C480]);MONTH([.C480])+1;DAY([.C480]))" office:value-type="date" office:date-value="2062-12-24" calcext:value-type="date">
            <text:p>24.12.2062</text:p>
          </table:table-cell>
          <table:table-cell table:style-name="ce46" table:formula="of:=IF([.P481]*[.$D$2]/100/12/(1-(1+[.$D$2]/100/12)^(-[.O481]))&lt;[.G480];ROUNDUP([.P481]*[.$D$2]/100/12/(1-(1+[.$D$2]/100/12)^(-[.O481]));0);[.G480]+[.F481])" office:value-type="float" office:value="0" calcext:value-type="float">
            <text:p>0,00</text:p>
          </table:table-cell>
          <table:table-cell table:style-name="ce52" table:formula="of:=[.D481]-[.F481]" office:value-type="float" office:value="0" calcext:value-type="float">
            <text:p>0,00</text:p>
          </table:table-cell>
          <table:table-cell table:style-name="ce52" table:formula="of:=[.G480]*[.$D$2]*([.C481]-[.C480])/(DATE(YEAR([.C481])+1;1;1)-DATE(YEAR([.C481]);1;1))/100" office:value-type="float" office:value="0" calcext:value-type="float">
            <text:p>0,00</text:p>
          </table:table-cell>
          <table:table-cell table:style-name="ce63" table:formula="of:=[.G480]-[.E481]-[.L481]-[.M481]" office:value-type="float" office:value="0" calcext:value-type="float">
            <text:p>0,00</text:p>
          </table:table-cell>
          <table:table-cell table:style-name="ce70" table:formula="of:=[.I481]+[.J481]" office:value-type="float" office:value="0" calcext:value-type="float">
            <text:p>0,00</text:p>
          </table:table-cell>
          <table:table-cell table:style-name="ce52" table:formula="of:=IF([.$D$1]/[.$D$3]&lt;[.K480];[.$D$1]/[.$D$3];[.K480])" office:value-type="float" office:value="0" calcext:value-type="float">
            <text:p>0,00</text:p>
          </table:table-cell>
          <table:table-cell table:style-name="ce52" table:formula="of:=[.K480]*[.$D$2]/12/100" office:value-type="float" office:value="0" calcext:value-type="float">
            <text:p>0,00</text:p>
          </table:table-cell>
          <table:table-cell table:style-name="ce79" table:formula="of:=[.K480]-[.I481]-[.L481]-[.M48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80]);VALUE([.N480]);ROW([.L480]))" office:value-type="float" office:value="7" calcext:value-type="float">
            <text:p>7,00</text:p>
          </table:table-cell>
          <table:table-cell table:formula="of:=[.O480]+[.N480]-[.N481]" office:value-type="float" office:value="360" calcext:value-type="float">
            <text:p>360</text:p>
          </table:table-cell>
          <table:table-cell table:formula="of:=INDEX([.G$1:.G$1048576];[.N48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5" calcext:value-type="float">
            <text:p>475</text:p>
          </table:table-cell>
          <table:table-cell table:style-name="ce21" table:formula="of:=CONCATENATE(INT(([.A482]-1)/12)+1;&quot;-й год &quot;;[.A482]-1-INT(([.A482]-1)/12)*12+1;&quot;-й мес&quot;)" office:value-type="string" office:string-value="40-й год 7-й мес" calcext:value-type="string">
            <text:p>40-й год 7-й мес</text:p>
          </table:table-cell>
          <table:table-cell table:style-name="ce34" table:formula="of:=DATE(YEAR([.C481]);MONTH([.C481])+1;DAY([.C481]))" office:value-type="date" office:date-value="2063-01-24" calcext:value-type="date">
            <text:p>24.01.2063</text:p>
          </table:table-cell>
          <table:table-cell table:style-name="ce46" table:formula="of:=IF([.P482]*[.$D$2]/100/12/(1-(1+[.$D$2]/100/12)^(-[.O482]))&lt;[.G481];ROUNDUP([.P482]*[.$D$2]/100/12/(1-(1+[.$D$2]/100/12)^(-[.O482]));0);[.G481]+[.F482])" office:value-type="float" office:value="0" calcext:value-type="float">
            <text:p>0,00</text:p>
          </table:table-cell>
          <table:table-cell table:style-name="ce52" table:formula="of:=[.D482]-[.F482]" office:value-type="float" office:value="0" calcext:value-type="float">
            <text:p>0,00</text:p>
          </table:table-cell>
          <table:table-cell table:style-name="ce52" table:formula="of:=[.G481]*[.$D$2]*([.C482]-[.C481])/(DATE(YEAR([.C482])+1;1;1)-DATE(YEAR([.C482]);1;1))/100" office:value-type="float" office:value="0" calcext:value-type="float">
            <text:p>0,00</text:p>
          </table:table-cell>
          <table:table-cell table:style-name="ce63" table:formula="of:=[.G481]-[.E482]-[.L482]-[.M482]" office:value-type="float" office:value="0" calcext:value-type="float">
            <text:p>0,00</text:p>
          </table:table-cell>
          <table:table-cell table:style-name="ce70" table:formula="of:=[.I482]+[.J482]" office:value-type="float" office:value="0" calcext:value-type="float">
            <text:p>0,00</text:p>
          </table:table-cell>
          <table:table-cell table:style-name="ce52" table:formula="of:=IF([.$D$1]/[.$D$3]&lt;[.K481];[.$D$1]/[.$D$3];[.K481])" office:value-type="float" office:value="0" calcext:value-type="float">
            <text:p>0,00</text:p>
          </table:table-cell>
          <table:table-cell table:style-name="ce52" table:formula="of:=[.K481]*[.$D$2]/12/100" office:value-type="float" office:value="0" calcext:value-type="float">
            <text:p>0,00</text:p>
          </table:table-cell>
          <table:table-cell table:style-name="ce79" table:formula="of:=[.K481]-[.I482]-[.L482]-[.M48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81]);VALUE([.N481]);ROW([.L481]))" office:value-type="float" office:value="7" calcext:value-type="float">
            <text:p>7,00</text:p>
          </table:table-cell>
          <table:table-cell table:formula="of:=[.O481]+[.N481]-[.N482]" office:value-type="float" office:value="360" calcext:value-type="float">
            <text:p>360</text:p>
          </table:table-cell>
          <table:table-cell table:formula="of:=INDEX([.G$1:.G$1048576];[.N48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6" calcext:value-type="float">
            <text:p>476</text:p>
          </table:table-cell>
          <table:table-cell table:style-name="ce21" table:formula="of:=CONCATENATE(INT(([.A483]-1)/12)+1;&quot;-й год &quot;;[.A483]-1-INT(([.A483]-1)/12)*12+1;&quot;-й мес&quot;)" office:value-type="string" office:string-value="40-й год 8-й мес" calcext:value-type="string">
            <text:p>40-й год 8-й мес</text:p>
          </table:table-cell>
          <table:table-cell table:style-name="ce34" table:formula="of:=DATE(YEAR([.C482]);MONTH([.C482])+1;DAY([.C482]))" office:value-type="date" office:date-value="2063-02-24" calcext:value-type="date">
            <text:p>24.02.2063</text:p>
          </table:table-cell>
          <table:table-cell table:style-name="ce46" table:formula="of:=IF([.P483]*[.$D$2]/100/12/(1-(1+[.$D$2]/100/12)^(-[.O483]))&lt;[.G482];ROUNDUP([.P483]*[.$D$2]/100/12/(1-(1+[.$D$2]/100/12)^(-[.O483]));0);[.G482]+[.F483])" office:value-type="float" office:value="0" calcext:value-type="float">
            <text:p>0,00</text:p>
          </table:table-cell>
          <table:table-cell table:style-name="ce52" table:formula="of:=[.D483]-[.F483]" office:value-type="float" office:value="0" calcext:value-type="float">
            <text:p>0,00</text:p>
          </table:table-cell>
          <table:table-cell table:style-name="ce52" table:formula="of:=[.G482]*[.$D$2]*([.C483]-[.C482])/(DATE(YEAR([.C483])+1;1;1)-DATE(YEAR([.C483]);1;1))/100" office:value-type="float" office:value="0" calcext:value-type="float">
            <text:p>0,00</text:p>
          </table:table-cell>
          <table:table-cell table:style-name="ce63" table:formula="of:=[.G482]-[.E483]-[.L483]-[.M483]" office:value-type="float" office:value="0" calcext:value-type="float">
            <text:p>0,00</text:p>
          </table:table-cell>
          <table:table-cell table:style-name="ce70" table:formula="of:=[.I483]+[.J483]" office:value-type="float" office:value="0" calcext:value-type="float">
            <text:p>0,00</text:p>
          </table:table-cell>
          <table:table-cell table:style-name="ce52" table:formula="of:=IF([.$D$1]/[.$D$3]&lt;[.K482];[.$D$1]/[.$D$3];[.K482])" office:value-type="float" office:value="0" calcext:value-type="float">
            <text:p>0,00</text:p>
          </table:table-cell>
          <table:table-cell table:style-name="ce52" table:formula="of:=[.K482]*[.$D$2]/12/100" office:value-type="float" office:value="0" calcext:value-type="float">
            <text:p>0,00</text:p>
          </table:table-cell>
          <table:table-cell table:style-name="ce79" table:formula="of:=[.K482]-[.I483]-[.L483]-[.M48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82]);VALUE([.N482]);ROW([.L482]))" office:value-type="float" office:value="7" calcext:value-type="float">
            <text:p>7,00</text:p>
          </table:table-cell>
          <table:table-cell table:formula="of:=[.O482]+[.N482]-[.N483]" office:value-type="float" office:value="360" calcext:value-type="float">
            <text:p>360</text:p>
          </table:table-cell>
          <table:table-cell table:formula="of:=INDEX([.G$1:.G$1048576];[.N48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7" calcext:value-type="float">
            <text:p>477</text:p>
          </table:table-cell>
          <table:table-cell table:style-name="ce21" table:formula="of:=CONCATENATE(INT(([.A484]-1)/12)+1;&quot;-й год &quot;;[.A484]-1-INT(([.A484]-1)/12)*12+1;&quot;-й мес&quot;)" office:value-type="string" office:string-value="40-й год 9-й мес" calcext:value-type="string">
            <text:p>40-й год 9-й мес</text:p>
          </table:table-cell>
          <table:table-cell table:style-name="ce34" table:formula="of:=DATE(YEAR([.C483]);MONTH([.C483])+1;DAY([.C483]))" office:value-type="date" office:date-value="2063-03-24" calcext:value-type="date">
            <text:p>24.03.2063</text:p>
          </table:table-cell>
          <table:table-cell table:style-name="ce46" table:formula="of:=IF([.P484]*[.$D$2]/100/12/(1-(1+[.$D$2]/100/12)^(-[.O484]))&lt;[.G483];ROUNDUP([.P484]*[.$D$2]/100/12/(1-(1+[.$D$2]/100/12)^(-[.O484]));0);[.G483]+[.F484])" office:value-type="float" office:value="0" calcext:value-type="float">
            <text:p>0,00</text:p>
          </table:table-cell>
          <table:table-cell table:style-name="ce52" table:formula="of:=[.D484]-[.F484]" office:value-type="float" office:value="0" calcext:value-type="float">
            <text:p>0,00</text:p>
          </table:table-cell>
          <table:table-cell table:style-name="ce52" table:formula="of:=[.G483]*[.$D$2]*([.C484]-[.C483])/(DATE(YEAR([.C484])+1;1;1)-DATE(YEAR([.C484]);1;1))/100" office:value-type="float" office:value="0" calcext:value-type="float">
            <text:p>0,00</text:p>
          </table:table-cell>
          <table:table-cell table:style-name="ce63" table:formula="of:=[.G483]-[.E484]-[.L484]-[.M484]" office:value-type="float" office:value="0" calcext:value-type="float">
            <text:p>0,00</text:p>
          </table:table-cell>
          <table:table-cell table:style-name="ce70" table:formula="of:=[.I484]+[.J484]" office:value-type="float" office:value="0" calcext:value-type="float">
            <text:p>0,00</text:p>
          </table:table-cell>
          <table:table-cell table:style-name="ce52" table:formula="of:=IF([.$D$1]/[.$D$3]&lt;[.K483];[.$D$1]/[.$D$3];[.K483])" office:value-type="float" office:value="0" calcext:value-type="float">
            <text:p>0,00</text:p>
          </table:table-cell>
          <table:table-cell table:style-name="ce52" table:formula="of:=[.K483]*[.$D$2]/12/100" office:value-type="float" office:value="0" calcext:value-type="float">
            <text:p>0,00</text:p>
          </table:table-cell>
          <table:table-cell table:style-name="ce79" table:formula="of:=[.K483]-[.I484]-[.L484]-[.M48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83]);VALUE([.N483]);ROW([.L483]))" office:value-type="float" office:value="7" calcext:value-type="float">
            <text:p>7,00</text:p>
          </table:table-cell>
          <table:table-cell table:formula="of:=[.O483]+[.N483]-[.N484]" office:value-type="float" office:value="360" calcext:value-type="float">
            <text:p>360</text:p>
          </table:table-cell>
          <table:table-cell table:formula="of:=INDEX([.G$1:.G$1048576];[.N48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8" calcext:value-type="float">
            <text:p>478</text:p>
          </table:table-cell>
          <table:table-cell table:style-name="ce21" table:formula="of:=CONCATENATE(INT(([.A485]-1)/12)+1;&quot;-й год &quot;;[.A485]-1-INT(([.A485]-1)/12)*12+1;&quot;-й мес&quot;)" office:value-type="string" office:string-value="40-й год 10-й мес" calcext:value-type="string">
            <text:p>40-й год 10-й мес</text:p>
          </table:table-cell>
          <table:table-cell table:style-name="ce34" table:formula="of:=DATE(YEAR([.C484]);MONTH([.C484])+1;DAY([.C484]))" office:value-type="date" office:date-value="2063-04-24" calcext:value-type="date">
            <text:p>24.04.2063</text:p>
          </table:table-cell>
          <table:table-cell table:style-name="ce46" table:formula="of:=IF([.P485]*[.$D$2]/100/12/(1-(1+[.$D$2]/100/12)^(-[.O485]))&lt;[.G484];ROUNDUP([.P485]*[.$D$2]/100/12/(1-(1+[.$D$2]/100/12)^(-[.O485]));0);[.G484]+[.F485])" office:value-type="float" office:value="0" calcext:value-type="float">
            <text:p>0,00</text:p>
          </table:table-cell>
          <table:table-cell table:style-name="ce52" table:formula="of:=[.D485]-[.F485]" office:value-type="float" office:value="0" calcext:value-type="float">
            <text:p>0,00</text:p>
          </table:table-cell>
          <table:table-cell table:style-name="ce52" table:formula="of:=[.G484]*[.$D$2]*([.C485]-[.C484])/(DATE(YEAR([.C485])+1;1;1)-DATE(YEAR([.C485]);1;1))/100" office:value-type="float" office:value="0" calcext:value-type="float">
            <text:p>0,00</text:p>
          </table:table-cell>
          <table:table-cell table:style-name="ce63" table:formula="of:=[.G484]-[.E485]-[.L485]-[.M485]" office:value-type="float" office:value="0" calcext:value-type="float">
            <text:p>0,00</text:p>
          </table:table-cell>
          <table:table-cell table:style-name="ce70" table:formula="of:=[.I485]+[.J485]" office:value-type="float" office:value="0" calcext:value-type="float">
            <text:p>0,00</text:p>
          </table:table-cell>
          <table:table-cell table:style-name="ce52" table:formula="of:=IF([.$D$1]/[.$D$3]&lt;[.K484];[.$D$1]/[.$D$3];[.K484])" office:value-type="float" office:value="0" calcext:value-type="float">
            <text:p>0,00</text:p>
          </table:table-cell>
          <table:table-cell table:style-name="ce52" table:formula="of:=[.K484]*[.$D$2]/12/100" office:value-type="float" office:value="0" calcext:value-type="float">
            <text:p>0,00</text:p>
          </table:table-cell>
          <table:table-cell table:style-name="ce79" table:formula="of:=[.K484]-[.I485]-[.L485]-[.M48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84]);VALUE([.N484]);ROW([.L484]))" office:value-type="float" office:value="7" calcext:value-type="float">
            <text:p>7,00</text:p>
          </table:table-cell>
          <table:table-cell table:formula="of:=[.O484]+[.N484]-[.N485]" office:value-type="float" office:value="360" calcext:value-type="float">
            <text:p>360</text:p>
          </table:table-cell>
          <table:table-cell table:formula="of:=INDEX([.G$1:.G$1048576];[.N48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79" calcext:value-type="float">
            <text:p>479</text:p>
          </table:table-cell>
          <table:table-cell table:style-name="ce21" table:formula="of:=CONCATENATE(INT(([.A486]-1)/12)+1;&quot;-й год &quot;;[.A486]-1-INT(([.A486]-1)/12)*12+1;&quot;-й мес&quot;)" office:value-type="string" office:string-value="40-й год 11-й мес" calcext:value-type="string">
            <text:p>40-й год 11-й мес</text:p>
          </table:table-cell>
          <table:table-cell table:style-name="ce34" table:formula="of:=DATE(YEAR([.C485]);MONTH([.C485])+1;DAY([.C485]))" office:value-type="date" office:date-value="2063-05-24" calcext:value-type="date">
            <text:p>24.05.2063</text:p>
          </table:table-cell>
          <table:table-cell table:style-name="ce46" table:formula="of:=IF([.P486]*[.$D$2]/100/12/(1-(1+[.$D$2]/100/12)^(-[.O486]))&lt;[.G485];ROUNDUP([.P486]*[.$D$2]/100/12/(1-(1+[.$D$2]/100/12)^(-[.O486]));0);[.G485]+[.F486])" office:value-type="float" office:value="0" calcext:value-type="float">
            <text:p>0,00</text:p>
          </table:table-cell>
          <table:table-cell table:style-name="ce52" table:formula="of:=[.D486]-[.F486]" office:value-type="float" office:value="0" calcext:value-type="float">
            <text:p>0,00</text:p>
          </table:table-cell>
          <table:table-cell table:style-name="ce52" table:formula="of:=[.G485]*[.$D$2]*([.C486]-[.C485])/(DATE(YEAR([.C486])+1;1;1)-DATE(YEAR([.C486]);1;1))/100" office:value-type="float" office:value="0" calcext:value-type="float">
            <text:p>0,00</text:p>
          </table:table-cell>
          <table:table-cell table:style-name="ce63" table:formula="of:=[.G485]-[.E486]-[.L486]-[.M486]" office:value-type="float" office:value="0" calcext:value-type="float">
            <text:p>0,00</text:p>
          </table:table-cell>
          <table:table-cell table:style-name="ce70" table:formula="of:=[.I486]+[.J486]" office:value-type="float" office:value="0" calcext:value-type="float">
            <text:p>0,00</text:p>
          </table:table-cell>
          <table:table-cell table:style-name="ce52" table:formula="of:=IF([.$D$1]/[.$D$3]&lt;[.K485];[.$D$1]/[.$D$3];[.K485])" office:value-type="float" office:value="0" calcext:value-type="float">
            <text:p>0,00</text:p>
          </table:table-cell>
          <table:table-cell table:style-name="ce52" table:formula="of:=[.K485]*[.$D$2]/12/100" office:value-type="float" office:value="0" calcext:value-type="float">
            <text:p>0,00</text:p>
          </table:table-cell>
          <table:table-cell table:style-name="ce79" table:formula="of:=[.K485]-[.I486]-[.L486]-[.M48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85]);VALUE([.N485]);ROW([.L485]))" office:value-type="float" office:value="7" calcext:value-type="float">
            <text:p>7,00</text:p>
          </table:table-cell>
          <table:table-cell table:formula="of:=[.O485]+[.N485]-[.N486]" office:value-type="float" office:value="360" calcext:value-type="float">
            <text:p>360</text:p>
          </table:table-cell>
          <table:table-cell table:formula="of:=INDEX([.G$1:.G$1048576];[.N48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480" calcext:value-type="float">
            <text:p>480</text:p>
          </table:table-cell>
          <table:table-cell table:style-name="ce21" table:formula="of:=CONCATENATE(INT(([.A487]-1)/12)+1;&quot;-й год &quot;;[.A487]-1-INT(([.A487]-1)/12)*12+1;&quot;-й мес&quot;)" office:value-type="string" office:string-value="40-й год 12-й мес" calcext:value-type="string">
            <text:p>40-й год 12-й мес</text:p>
          </table:table-cell>
          <table:table-cell table:style-name="ce34" table:formula="of:=DATE(YEAR([.C486]);MONTH([.C486])+1;DAY([.C486]))" office:value-type="date" office:date-value="2063-06-24" calcext:value-type="date">
            <text:p>24.06.2063</text:p>
          </table:table-cell>
          <table:table-cell table:style-name="ce46" table:formula="of:=IF([.P487]*[.$D$2]/100/12/(1-(1+[.$D$2]/100/12)^(-[.O487]))&lt;[.G486];ROUNDUP([.P487]*[.$D$2]/100/12/(1-(1+[.$D$2]/100/12)^(-[.O487]));0);[.G486]+[.F487])" office:value-type="float" office:value="0" calcext:value-type="float">
            <text:p>0,00</text:p>
          </table:table-cell>
          <table:table-cell table:style-name="ce54" table:formula="of:=[.D487]-[.F487]" office:value-type="float" office:value="0" calcext:value-type="float">
            <text:p>0,00</text:p>
          </table:table-cell>
          <table:table-cell table:style-name="ce52" table:formula="of:=[.G486]*[.$D$2]*([.C487]-[.C486])/(DATE(YEAR([.C487])+1;1;1)-DATE(YEAR([.C487]);1;1))/100" office:value-type="float" office:value="0" calcext:value-type="float">
            <text:p>0,00</text:p>
          </table:table-cell>
          <table:table-cell table:style-name="ce65" table:formula="of:=[.G486]-[.E487]-[.L487]-[.M487]" office:value-type="float" office:value="0" calcext:value-type="float">
            <text:p>0,00</text:p>
          </table:table-cell>
          <table:table-cell table:style-name="ce72" table:formula="of:=[.I487]+[.J487]" office:value-type="float" office:value="0" calcext:value-type="float">
            <text:p>0,00</text:p>
          </table:table-cell>
          <table:table-cell table:style-name="ce54" table:formula="of:=IF([.$D$1]/[.$D$3]&lt;[.K486];[.$D$1]/[.$D$3];[.K486])" office:value-type="float" office:value="0" calcext:value-type="float">
            <text:p>0,00</text:p>
          </table:table-cell>
          <table:table-cell table:style-name="ce54" table:formula="of:=[.K486]*[.$D$2]/12/100" office:value-type="float" office:value="0" calcext:value-type="float">
            <text:p>0,00</text:p>
          </table:table-cell>
          <table:table-cell table:style-name="ce81" table:formula="of:=[.K486]-[.I487]-[.L487]-[.M487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486]);VALUE([.N486]);ROW([.L486]))" office:value-type="float" office:value="7" calcext:value-type="float">
            <text:p>7,00</text:p>
          </table:table-cell>
          <table:table-cell table:formula="of:=[.O486]+[.N486]-[.N487]" office:value-type="float" office:value="360" calcext:value-type="float">
            <text:p>360</text:p>
          </table:table-cell>
          <table:table-cell table:formula="of:=INDEX([.G$1:.G$1048576];[.N48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81" calcext:value-type="float">
            <text:p>481</text:p>
          </table:table-cell>
          <table:table-cell table:style-name="ce21" table:formula="of:=CONCATENATE(INT(([.A488]-1)/12)+1;&quot;-й год &quot;;[.A488]-1-INT(([.A488]-1)/12)*12+1;&quot;-й мес&quot;)" office:value-type="string" office:string-value="41-й год 1-й мес" calcext:value-type="string">
            <text:p>41-й год 1-й мес</text:p>
          </table:table-cell>
          <table:table-cell table:style-name="ce34" table:formula="of:=DATE(YEAR([.C487]);MONTH([.C487])+1;DAY([.C487]))" office:value-type="date" office:date-value="2063-07-24" calcext:value-type="date">
            <text:p>24.07.2063</text:p>
          </table:table-cell>
          <table:table-cell table:style-name="ce46" table:formula="of:=IF([.P488]*[.$D$2]/100/12/(1-(1+[.$D$2]/100/12)^(-[.O488]))&lt;[.G487];ROUNDUP([.P488]*[.$D$2]/100/12/(1-(1+[.$D$2]/100/12)^(-[.O488]));0);[.G487]+[.F488])" office:value-type="float" office:value="0" calcext:value-type="float">
            <text:p>0,00</text:p>
          </table:table-cell>
          <table:table-cell table:style-name="ce52" table:formula="of:=[.D488]-[.F488]" office:value-type="float" office:value="0" calcext:value-type="float">
            <text:p>0,00</text:p>
          </table:table-cell>
          <table:table-cell table:style-name="ce52" table:formula="of:=[.G487]*[.$D$2]*([.C488]-[.C487])/(DATE(YEAR([.C488])+1;1;1)-DATE(YEAR([.C488]);1;1))/100" office:value-type="float" office:value="0" calcext:value-type="float">
            <text:p>0,00</text:p>
          </table:table-cell>
          <table:table-cell table:style-name="ce63" table:formula="of:=[.G487]-[.E488]-[.L488]-[.M488]" office:value-type="float" office:value="0" calcext:value-type="float">
            <text:p>0,00</text:p>
          </table:table-cell>
          <table:table-cell table:style-name="ce70" table:formula="of:=[.I488]+[.J488]" office:value-type="float" office:value="0" calcext:value-type="float">
            <text:p>0,00</text:p>
          </table:table-cell>
          <table:table-cell table:style-name="ce52" table:formula="of:=IF([.$D$1]/[.$D$3]&lt;[.K487];[.$D$1]/[.$D$3];[.K487])" office:value-type="float" office:value="0" calcext:value-type="float">
            <text:p>0,00</text:p>
          </table:table-cell>
          <table:table-cell table:style-name="ce52" table:formula="of:=[.K487]*[.$D$2]/12/100" office:value-type="float" office:value="0" calcext:value-type="float">
            <text:p>0,00</text:p>
          </table:table-cell>
          <table:table-cell table:style-name="ce79" table:formula="of:=[.K487]-[.I488]-[.L488]-[.M48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87]);VALUE([.N487]);ROW([.L487]))" office:value-type="float" office:value="7" calcext:value-type="float">
            <text:p>7,00</text:p>
          </table:table-cell>
          <table:table-cell table:formula="of:=[.O487]+[.N487]-[.N488]" office:value-type="float" office:value="360" calcext:value-type="float">
            <text:p>360</text:p>
          </table:table-cell>
          <table:table-cell table:formula="of:=INDEX([.G$1:.G$1048576];[.N48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82" calcext:value-type="float">
            <text:p>482</text:p>
          </table:table-cell>
          <table:table-cell table:style-name="ce21" table:formula="of:=CONCATENATE(INT(([.A489]-1)/12)+1;&quot;-й год &quot;;[.A489]-1-INT(([.A489]-1)/12)*12+1;&quot;-й мес&quot;)" office:value-type="string" office:string-value="41-й год 2-й мес" calcext:value-type="string">
            <text:p>41-й год 2-й мес</text:p>
          </table:table-cell>
          <table:table-cell table:style-name="ce34" table:formula="of:=DATE(YEAR([.C488]);MONTH([.C488])+1;DAY([.C488]))" office:value-type="date" office:date-value="2063-08-24" calcext:value-type="date">
            <text:p>24.08.2063</text:p>
          </table:table-cell>
          <table:table-cell table:style-name="ce46" table:formula="of:=IF([.P489]*[.$D$2]/100/12/(1-(1+[.$D$2]/100/12)^(-[.O489]))&lt;[.G488];ROUNDUP([.P489]*[.$D$2]/100/12/(1-(1+[.$D$2]/100/12)^(-[.O489]));0);[.G488]+[.F489])" office:value-type="float" office:value="0" calcext:value-type="float">
            <text:p>0,00</text:p>
          </table:table-cell>
          <table:table-cell table:style-name="ce52" table:formula="of:=[.D489]-[.F489]" office:value-type="float" office:value="0" calcext:value-type="float">
            <text:p>0,00</text:p>
          </table:table-cell>
          <table:table-cell table:style-name="ce52" table:formula="of:=[.G488]*[.$D$2]*([.C489]-[.C488])/(DATE(YEAR([.C489])+1;1;1)-DATE(YEAR([.C489]);1;1))/100" office:value-type="float" office:value="0" calcext:value-type="float">
            <text:p>0,00</text:p>
          </table:table-cell>
          <table:table-cell table:style-name="ce63" table:formula="of:=[.G488]-[.E489]-[.L489]-[.M489]" office:value-type="float" office:value="0" calcext:value-type="float">
            <text:p>0,00</text:p>
          </table:table-cell>
          <table:table-cell table:style-name="ce70" table:formula="of:=[.I489]+[.J489]" office:value-type="float" office:value="0" calcext:value-type="float">
            <text:p>0,00</text:p>
          </table:table-cell>
          <table:table-cell table:style-name="ce52" table:formula="of:=IF([.$D$1]/[.$D$3]&lt;[.K488];[.$D$1]/[.$D$3];[.K488])" office:value-type="float" office:value="0" calcext:value-type="float">
            <text:p>0,00</text:p>
          </table:table-cell>
          <table:table-cell table:style-name="ce52" table:formula="of:=[.K488]*[.$D$2]/12/100" office:value-type="float" office:value="0" calcext:value-type="float">
            <text:p>0,00</text:p>
          </table:table-cell>
          <table:table-cell table:style-name="ce79" table:formula="of:=[.K488]-[.I489]-[.L489]-[.M48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88]);VALUE([.N488]);ROW([.L488]))" office:value-type="float" office:value="7" calcext:value-type="float">
            <text:p>7,00</text:p>
          </table:table-cell>
          <table:table-cell table:formula="of:=[.O488]+[.N488]-[.N489]" office:value-type="float" office:value="360" calcext:value-type="float">
            <text:p>360</text:p>
          </table:table-cell>
          <table:table-cell table:formula="of:=INDEX([.G$1:.G$1048576];[.N48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83" calcext:value-type="float">
            <text:p>483</text:p>
          </table:table-cell>
          <table:table-cell table:style-name="ce21" table:formula="of:=CONCATENATE(INT(([.A490]-1)/12)+1;&quot;-й год &quot;;[.A490]-1-INT(([.A490]-1)/12)*12+1;&quot;-й мес&quot;)" office:value-type="string" office:string-value="41-й год 3-й мес" calcext:value-type="string">
            <text:p>41-й год 3-й мес</text:p>
          </table:table-cell>
          <table:table-cell table:style-name="ce34" table:formula="of:=DATE(YEAR([.C489]);MONTH([.C489])+1;DAY([.C489]))" office:value-type="date" office:date-value="2063-09-24" calcext:value-type="date">
            <text:p>24.09.2063</text:p>
          </table:table-cell>
          <table:table-cell table:style-name="ce46" table:formula="of:=IF([.P490]*[.$D$2]/100/12/(1-(1+[.$D$2]/100/12)^(-[.O490]))&lt;[.G489];ROUNDUP([.P490]*[.$D$2]/100/12/(1-(1+[.$D$2]/100/12)^(-[.O490]));0);[.G489]+[.F490])" office:value-type="float" office:value="0" calcext:value-type="float">
            <text:p>0,00</text:p>
          </table:table-cell>
          <table:table-cell table:style-name="ce52" table:formula="of:=[.D490]-[.F490]" office:value-type="float" office:value="0" calcext:value-type="float">
            <text:p>0,00</text:p>
          </table:table-cell>
          <table:table-cell table:style-name="ce52" table:formula="of:=[.G489]*[.$D$2]*([.C490]-[.C489])/(DATE(YEAR([.C490])+1;1;1)-DATE(YEAR([.C490]);1;1))/100" office:value-type="float" office:value="0" calcext:value-type="float">
            <text:p>0,00</text:p>
          </table:table-cell>
          <table:table-cell table:style-name="ce63" table:formula="of:=[.G489]-[.E490]-[.L490]-[.M490]" office:value-type="float" office:value="0" calcext:value-type="float">
            <text:p>0,00</text:p>
          </table:table-cell>
          <table:table-cell table:style-name="ce70" table:formula="of:=[.I490]+[.J490]" office:value-type="float" office:value="0" calcext:value-type="float">
            <text:p>0,00</text:p>
          </table:table-cell>
          <table:table-cell table:style-name="ce52" table:formula="of:=IF([.$D$1]/[.$D$3]&lt;[.K489];[.$D$1]/[.$D$3];[.K489])" office:value-type="float" office:value="0" calcext:value-type="float">
            <text:p>0,00</text:p>
          </table:table-cell>
          <table:table-cell table:style-name="ce52" table:formula="of:=[.K489]*[.$D$2]/12/100" office:value-type="float" office:value="0" calcext:value-type="float">
            <text:p>0,00</text:p>
          </table:table-cell>
          <table:table-cell table:style-name="ce79" table:formula="of:=[.K489]-[.I490]-[.L490]-[.M49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89]);VALUE([.N489]);ROW([.L489]))" office:value-type="float" office:value="7" calcext:value-type="float">
            <text:p>7,00</text:p>
          </table:table-cell>
          <table:table-cell table:formula="of:=[.O489]+[.N489]-[.N490]" office:value-type="float" office:value="360" calcext:value-type="float">
            <text:p>360</text:p>
          </table:table-cell>
          <table:table-cell table:formula="of:=INDEX([.G$1:.G$1048576];[.N49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84" calcext:value-type="float">
            <text:p>484</text:p>
          </table:table-cell>
          <table:table-cell table:style-name="ce21" table:formula="of:=CONCATENATE(INT(([.A491]-1)/12)+1;&quot;-й год &quot;;[.A491]-1-INT(([.A491]-1)/12)*12+1;&quot;-й мес&quot;)" office:value-type="string" office:string-value="41-й год 4-й мес" calcext:value-type="string">
            <text:p>41-й год 4-й мес</text:p>
          </table:table-cell>
          <table:table-cell table:style-name="ce34" table:formula="of:=DATE(YEAR([.C490]);MONTH([.C490])+1;DAY([.C490]))" office:value-type="date" office:date-value="2063-10-24" calcext:value-type="date">
            <text:p>24.10.2063</text:p>
          </table:table-cell>
          <table:table-cell table:style-name="ce46" table:formula="of:=IF([.P491]*[.$D$2]/100/12/(1-(1+[.$D$2]/100/12)^(-[.O491]))&lt;[.G490];ROUNDUP([.P491]*[.$D$2]/100/12/(1-(1+[.$D$2]/100/12)^(-[.O491]));0);[.G490]+[.F491])" office:value-type="float" office:value="0" calcext:value-type="float">
            <text:p>0,00</text:p>
          </table:table-cell>
          <table:table-cell table:style-name="ce52" table:formula="of:=[.D491]-[.F491]" office:value-type="float" office:value="0" calcext:value-type="float">
            <text:p>0,00</text:p>
          </table:table-cell>
          <table:table-cell table:style-name="ce52" table:formula="of:=[.G490]*[.$D$2]*([.C491]-[.C490])/(DATE(YEAR([.C491])+1;1;1)-DATE(YEAR([.C491]);1;1))/100" office:value-type="float" office:value="0" calcext:value-type="float">
            <text:p>0,00</text:p>
          </table:table-cell>
          <table:table-cell table:style-name="ce63" table:formula="of:=[.G490]-[.E491]-[.L491]-[.M491]" office:value-type="float" office:value="0" calcext:value-type="float">
            <text:p>0,00</text:p>
          </table:table-cell>
          <table:table-cell table:style-name="ce70" table:formula="of:=[.I491]+[.J491]" office:value-type="float" office:value="0" calcext:value-type="float">
            <text:p>0,00</text:p>
          </table:table-cell>
          <table:table-cell table:style-name="ce52" table:formula="of:=IF([.$D$1]/[.$D$3]&lt;[.K490];[.$D$1]/[.$D$3];[.K490])" office:value-type="float" office:value="0" calcext:value-type="float">
            <text:p>0,00</text:p>
          </table:table-cell>
          <table:table-cell table:style-name="ce52" table:formula="of:=[.K490]*[.$D$2]/12/100" office:value-type="float" office:value="0" calcext:value-type="float">
            <text:p>0,00</text:p>
          </table:table-cell>
          <table:table-cell table:style-name="ce79" table:formula="of:=[.K490]-[.I491]-[.L491]-[.M49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90]);VALUE([.N490]);ROW([.L490]))" office:value-type="float" office:value="7" calcext:value-type="float">
            <text:p>7,00</text:p>
          </table:table-cell>
          <table:table-cell table:formula="of:=[.O490]+[.N490]-[.N491]" office:value-type="float" office:value="360" calcext:value-type="float">
            <text:p>360</text:p>
          </table:table-cell>
          <table:table-cell table:formula="of:=INDEX([.G$1:.G$1048576];[.N49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85" calcext:value-type="float">
            <text:p>485</text:p>
          </table:table-cell>
          <table:table-cell table:style-name="ce21" table:formula="of:=CONCATENATE(INT(([.A492]-1)/12)+1;&quot;-й год &quot;;[.A492]-1-INT(([.A492]-1)/12)*12+1;&quot;-й мес&quot;)" office:value-type="string" office:string-value="41-й год 5-й мес" calcext:value-type="string">
            <text:p>41-й год 5-й мес</text:p>
          </table:table-cell>
          <table:table-cell table:style-name="ce34" table:formula="of:=DATE(YEAR([.C491]);MONTH([.C491])+1;DAY([.C491]))" office:value-type="date" office:date-value="2063-11-24" calcext:value-type="date">
            <text:p>24.11.2063</text:p>
          </table:table-cell>
          <table:table-cell table:style-name="ce46" table:formula="of:=IF([.P492]*[.$D$2]/100/12/(1-(1+[.$D$2]/100/12)^(-[.O492]))&lt;[.G491];ROUNDUP([.P492]*[.$D$2]/100/12/(1-(1+[.$D$2]/100/12)^(-[.O492]));0);[.G491]+[.F492])" office:value-type="float" office:value="0" calcext:value-type="float">
            <text:p>0,00</text:p>
          </table:table-cell>
          <table:table-cell table:style-name="ce52" table:formula="of:=[.D492]-[.F492]" office:value-type="float" office:value="0" calcext:value-type="float">
            <text:p>0,00</text:p>
          </table:table-cell>
          <table:table-cell table:style-name="ce52" table:formula="of:=[.G491]*[.$D$2]*([.C492]-[.C491])/(DATE(YEAR([.C492])+1;1;1)-DATE(YEAR([.C492]);1;1))/100" office:value-type="float" office:value="0" calcext:value-type="float">
            <text:p>0,00</text:p>
          </table:table-cell>
          <table:table-cell table:style-name="ce63" table:formula="of:=[.G491]-[.E492]-[.L492]-[.M492]" office:value-type="float" office:value="0" calcext:value-type="float">
            <text:p>0,00</text:p>
          </table:table-cell>
          <table:table-cell table:style-name="ce70" table:formula="of:=[.I492]+[.J492]" office:value-type="float" office:value="0" calcext:value-type="float">
            <text:p>0,00</text:p>
          </table:table-cell>
          <table:table-cell table:style-name="ce52" table:formula="of:=IF([.$D$1]/[.$D$3]&lt;[.K491];[.$D$1]/[.$D$3];[.K491])" office:value-type="float" office:value="0" calcext:value-type="float">
            <text:p>0,00</text:p>
          </table:table-cell>
          <table:table-cell table:style-name="ce52" table:formula="of:=[.K491]*[.$D$2]/12/100" office:value-type="float" office:value="0" calcext:value-type="float">
            <text:p>0,00</text:p>
          </table:table-cell>
          <table:table-cell table:style-name="ce79" table:formula="of:=[.K491]-[.I492]-[.L492]-[.M49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91]);VALUE([.N491]);ROW([.L491]))" office:value-type="float" office:value="7" calcext:value-type="float">
            <text:p>7,00</text:p>
          </table:table-cell>
          <table:table-cell table:formula="of:=[.O491]+[.N491]-[.N492]" office:value-type="float" office:value="360" calcext:value-type="float">
            <text:p>360</text:p>
          </table:table-cell>
          <table:table-cell table:formula="of:=INDEX([.G$1:.G$1048576];[.N49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86" calcext:value-type="float">
            <text:p>486</text:p>
          </table:table-cell>
          <table:table-cell table:style-name="ce21" table:formula="of:=CONCATENATE(INT(([.A493]-1)/12)+1;&quot;-й год &quot;;[.A493]-1-INT(([.A493]-1)/12)*12+1;&quot;-й мес&quot;)" office:value-type="string" office:string-value="41-й год 6-й мес" calcext:value-type="string">
            <text:p>41-й год 6-й мес</text:p>
          </table:table-cell>
          <table:table-cell table:style-name="ce34" table:formula="of:=DATE(YEAR([.C492]);MONTH([.C492])+1;DAY([.C492]))" office:value-type="date" office:date-value="2063-12-24" calcext:value-type="date">
            <text:p>24.12.2063</text:p>
          </table:table-cell>
          <table:table-cell table:style-name="ce46" table:formula="of:=IF([.P493]*[.$D$2]/100/12/(1-(1+[.$D$2]/100/12)^(-[.O493]))&lt;[.G492];ROUNDUP([.P493]*[.$D$2]/100/12/(1-(1+[.$D$2]/100/12)^(-[.O493]));0);[.G492]+[.F493])" office:value-type="float" office:value="0" calcext:value-type="float">
            <text:p>0,00</text:p>
          </table:table-cell>
          <table:table-cell table:style-name="ce52" table:formula="of:=[.D493]-[.F493]" office:value-type="float" office:value="0" calcext:value-type="float">
            <text:p>0,00</text:p>
          </table:table-cell>
          <table:table-cell table:style-name="ce52" table:formula="of:=[.G492]*[.$D$2]*([.C493]-[.C492])/(DATE(YEAR([.C493])+1;1;1)-DATE(YEAR([.C493]);1;1))/100" office:value-type="float" office:value="0" calcext:value-type="float">
            <text:p>0,00</text:p>
          </table:table-cell>
          <table:table-cell table:style-name="ce63" table:formula="of:=[.G492]-[.E493]-[.L493]-[.M493]" office:value-type="float" office:value="0" calcext:value-type="float">
            <text:p>0,00</text:p>
          </table:table-cell>
          <table:table-cell table:style-name="ce70" table:formula="of:=[.I493]+[.J493]" office:value-type="float" office:value="0" calcext:value-type="float">
            <text:p>0,00</text:p>
          </table:table-cell>
          <table:table-cell table:style-name="ce52" table:formula="of:=IF([.$D$1]/[.$D$3]&lt;[.K492];[.$D$1]/[.$D$3];[.K492])" office:value-type="float" office:value="0" calcext:value-type="float">
            <text:p>0,00</text:p>
          </table:table-cell>
          <table:table-cell table:style-name="ce52" table:formula="of:=[.K492]*[.$D$2]/12/100" office:value-type="float" office:value="0" calcext:value-type="float">
            <text:p>0,00</text:p>
          </table:table-cell>
          <table:table-cell table:style-name="ce79" table:formula="of:=[.K492]-[.I493]-[.L493]-[.M49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92]);VALUE([.N492]);ROW([.L492]))" office:value-type="float" office:value="7" calcext:value-type="float">
            <text:p>7,00</text:p>
          </table:table-cell>
          <table:table-cell table:formula="of:=[.O492]+[.N492]-[.N493]" office:value-type="float" office:value="360" calcext:value-type="float">
            <text:p>360</text:p>
          </table:table-cell>
          <table:table-cell table:formula="of:=INDEX([.G$1:.G$1048576];[.N49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87" calcext:value-type="float">
            <text:p>487</text:p>
          </table:table-cell>
          <table:table-cell table:style-name="ce21" table:formula="of:=CONCATENATE(INT(([.A494]-1)/12)+1;&quot;-й год &quot;;[.A494]-1-INT(([.A494]-1)/12)*12+1;&quot;-й мес&quot;)" office:value-type="string" office:string-value="41-й год 7-й мес" calcext:value-type="string">
            <text:p>41-й год 7-й мес</text:p>
          </table:table-cell>
          <table:table-cell table:style-name="ce34" table:formula="of:=DATE(YEAR([.C493]);MONTH([.C493])+1;DAY([.C493]))" office:value-type="date" office:date-value="2064-01-24" calcext:value-type="date">
            <text:p>24.01.2064</text:p>
          </table:table-cell>
          <table:table-cell table:style-name="ce46" table:formula="of:=IF([.P494]*[.$D$2]/100/12/(1-(1+[.$D$2]/100/12)^(-[.O494]))&lt;[.G493];ROUNDUP([.P494]*[.$D$2]/100/12/(1-(1+[.$D$2]/100/12)^(-[.O494]));0);[.G493]+[.F494])" office:value-type="float" office:value="0" calcext:value-type="float">
            <text:p>0,00</text:p>
          </table:table-cell>
          <table:table-cell table:style-name="ce52" table:formula="of:=[.D494]-[.F494]" office:value-type="float" office:value="0" calcext:value-type="float">
            <text:p>0,00</text:p>
          </table:table-cell>
          <table:table-cell table:style-name="ce52" table:formula="of:=[.G493]*[.$D$2]*([.C494]-[.C493])/(DATE(YEAR([.C494])+1;1;1)-DATE(YEAR([.C494]);1;1))/100" office:value-type="float" office:value="0" calcext:value-type="float">
            <text:p>0,00</text:p>
          </table:table-cell>
          <table:table-cell table:style-name="ce63" table:formula="of:=[.G493]-[.E494]-[.L494]-[.M494]" office:value-type="float" office:value="0" calcext:value-type="float">
            <text:p>0,00</text:p>
          </table:table-cell>
          <table:table-cell table:style-name="ce70" table:formula="of:=[.I494]+[.J494]" office:value-type="float" office:value="0" calcext:value-type="float">
            <text:p>0,00</text:p>
          </table:table-cell>
          <table:table-cell table:style-name="ce52" table:formula="of:=IF([.$D$1]/[.$D$3]&lt;[.K493];[.$D$1]/[.$D$3];[.K493])" office:value-type="float" office:value="0" calcext:value-type="float">
            <text:p>0,00</text:p>
          </table:table-cell>
          <table:table-cell table:style-name="ce52" table:formula="of:=[.K493]*[.$D$2]/12/100" office:value-type="float" office:value="0" calcext:value-type="float">
            <text:p>0,00</text:p>
          </table:table-cell>
          <table:table-cell table:style-name="ce79" table:formula="of:=[.K493]-[.I494]-[.L494]-[.M49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93]);VALUE([.N493]);ROW([.L493]))" office:value-type="float" office:value="7" calcext:value-type="float">
            <text:p>7,00</text:p>
          </table:table-cell>
          <table:table-cell table:formula="of:=[.O493]+[.N493]-[.N494]" office:value-type="float" office:value="360" calcext:value-type="float">
            <text:p>360</text:p>
          </table:table-cell>
          <table:table-cell table:formula="of:=INDEX([.G$1:.G$1048576];[.N49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88" calcext:value-type="float">
            <text:p>488</text:p>
          </table:table-cell>
          <table:table-cell table:style-name="ce21" table:formula="of:=CONCATENATE(INT(([.A495]-1)/12)+1;&quot;-й год &quot;;[.A495]-1-INT(([.A495]-1)/12)*12+1;&quot;-й мес&quot;)" office:value-type="string" office:string-value="41-й год 8-й мес" calcext:value-type="string">
            <text:p>41-й год 8-й мес</text:p>
          </table:table-cell>
          <table:table-cell table:style-name="ce34" table:formula="of:=DATE(YEAR([.C494]);MONTH([.C494])+1;DAY([.C494]))" office:value-type="date" office:date-value="2064-02-24" calcext:value-type="date">
            <text:p>24.02.2064</text:p>
          </table:table-cell>
          <table:table-cell table:style-name="ce46" table:formula="of:=IF([.P495]*[.$D$2]/100/12/(1-(1+[.$D$2]/100/12)^(-[.O495]))&lt;[.G494];ROUNDUP([.P495]*[.$D$2]/100/12/(1-(1+[.$D$2]/100/12)^(-[.O495]));0);[.G494]+[.F495])" office:value-type="float" office:value="0" calcext:value-type="float">
            <text:p>0,00</text:p>
          </table:table-cell>
          <table:table-cell table:style-name="ce52" table:formula="of:=[.D495]-[.F495]" office:value-type="float" office:value="0" calcext:value-type="float">
            <text:p>0,00</text:p>
          </table:table-cell>
          <table:table-cell table:style-name="ce52" table:formula="of:=[.G494]*[.$D$2]*([.C495]-[.C494])/(DATE(YEAR([.C495])+1;1;1)-DATE(YEAR([.C495]);1;1))/100" office:value-type="float" office:value="0" calcext:value-type="float">
            <text:p>0,00</text:p>
          </table:table-cell>
          <table:table-cell table:style-name="ce63" table:formula="of:=[.G494]-[.E495]-[.L495]-[.M495]" office:value-type="float" office:value="0" calcext:value-type="float">
            <text:p>0,00</text:p>
          </table:table-cell>
          <table:table-cell table:style-name="ce70" table:formula="of:=[.I495]+[.J495]" office:value-type="float" office:value="0" calcext:value-type="float">
            <text:p>0,00</text:p>
          </table:table-cell>
          <table:table-cell table:style-name="ce52" table:formula="of:=IF([.$D$1]/[.$D$3]&lt;[.K494];[.$D$1]/[.$D$3];[.K494])" office:value-type="float" office:value="0" calcext:value-type="float">
            <text:p>0,00</text:p>
          </table:table-cell>
          <table:table-cell table:style-name="ce52" table:formula="of:=[.K494]*[.$D$2]/12/100" office:value-type="float" office:value="0" calcext:value-type="float">
            <text:p>0,00</text:p>
          </table:table-cell>
          <table:table-cell table:style-name="ce79" table:formula="of:=[.K494]-[.I495]-[.L495]-[.M49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94]);VALUE([.N494]);ROW([.L494]))" office:value-type="float" office:value="7" calcext:value-type="float">
            <text:p>7,00</text:p>
          </table:table-cell>
          <table:table-cell table:formula="of:=[.O494]+[.N494]-[.N495]" office:value-type="float" office:value="360" calcext:value-type="float">
            <text:p>360</text:p>
          </table:table-cell>
          <table:table-cell table:formula="of:=INDEX([.G$1:.G$1048576];[.N49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89" calcext:value-type="float">
            <text:p>489</text:p>
          </table:table-cell>
          <table:table-cell table:style-name="ce21" table:formula="of:=CONCATENATE(INT(([.A496]-1)/12)+1;&quot;-й год &quot;;[.A496]-1-INT(([.A496]-1)/12)*12+1;&quot;-й мес&quot;)" office:value-type="string" office:string-value="41-й год 9-й мес" calcext:value-type="string">
            <text:p>41-й год 9-й мес</text:p>
          </table:table-cell>
          <table:table-cell table:style-name="ce34" table:formula="of:=DATE(YEAR([.C495]);MONTH([.C495])+1;DAY([.C495]))" office:value-type="date" office:date-value="2064-03-24" calcext:value-type="date">
            <text:p>24.03.2064</text:p>
          </table:table-cell>
          <table:table-cell table:style-name="ce46" table:formula="of:=IF([.P496]*[.$D$2]/100/12/(1-(1+[.$D$2]/100/12)^(-[.O496]))&lt;[.G495];ROUNDUP([.P496]*[.$D$2]/100/12/(1-(1+[.$D$2]/100/12)^(-[.O496]));0);[.G495]+[.F496])" office:value-type="float" office:value="0" calcext:value-type="float">
            <text:p>0,00</text:p>
          </table:table-cell>
          <table:table-cell table:style-name="ce52" table:formula="of:=[.D496]-[.F496]" office:value-type="float" office:value="0" calcext:value-type="float">
            <text:p>0,00</text:p>
          </table:table-cell>
          <table:table-cell table:style-name="ce52" table:formula="of:=[.G495]*[.$D$2]*([.C496]-[.C495])/(DATE(YEAR([.C496])+1;1;1)-DATE(YEAR([.C496]);1;1))/100" office:value-type="float" office:value="0" calcext:value-type="float">
            <text:p>0,00</text:p>
          </table:table-cell>
          <table:table-cell table:style-name="ce63" table:formula="of:=[.G495]-[.E496]-[.L496]-[.M496]" office:value-type="float" office:value="0" calcext:value-type="float">
            <text:p>0,00</text:p>
          </table:table-cell>
          <table:table-cell table:style-name="ce70" table:formula="of:=[.I496]+[.J496]" office:value-type="float" office:value="0" calcext:value-type="float">
            <text:p>0,00</text:p>
          </table:table-cell>
          <table:table-cell table:style-name="ce52" table:formula="of:=IF([.$D$1]/[.$D$3]&lt;[.K495];[.$D$1]/[.$D$3];[.K495])" office:value-type="float" office:value="0" calcext:value-type="float">
            <text:p>0,00</text:p>
          </table:table-cell>
          <table:table-cell table:style-name="ce52" table:formula="of:=[.K495]*[.$D$2]/12/100" office:value-type="float" office:value="0" calcext:value-type="float">
            <text:p>0,00</text:p>
          </table:table-cell>
          <table:table-cell table:style-name="ce79" table:formula="of:=[.K495]-[.I496]-[.L496]-[.M49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95]);VALUE([.N495]);ROW([.L495]))" office:value-type="float" office:value="7" calcext:value-type="float">
            <text:p>7,00</text:p>
          </table:table-cell>
          <table:table-cell table:formula="of:=[.O495]+[.N495]-[.N496]" office:value-type="float" office:value="360" calcext:value-type="float">
            <text:p>360</text:p>
          </table:table-cell>
          <table:table-cell table:formula="of:=INDEX([.G$1:.G$1048576];[.N49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90" calcext:value-type="float">
            <text:p>490</text:p>
          </table:table-cell>
          <table:table-cell table:style-name="ce21" table:formula="of:=CONCATENATE(INT(([.A497]-1)/12)+1;&quot;-й год &quot;;[.A497]-1-INT(([.A497]-1)/12)*12+1;&quot;-й мес&quot;)" office:value-type="string" office:string-value="41-й год 10-й мес" calcext:value-type="string">
            <text:p>41-й год 10-й мес</text:p>
          </table:table-cell>
          <table:table-cell table:style-name="ce34" table:formula="of:=DATE(YEAR([.C496]);MONTH([.C496])+1;DAY([.C496]))" office:value-type="date" office:date-value="2064-04-24" calcext:value-type="date">
            <text:p>24.04.2064</text:p>
          </table:table-cell>
          <table:table-cell table:style-name="ce46" table:formula="of:=IF([.P497]*[.$D$2]/100/12/(1-(1+[.$D$2]/100/12)^(-[.O497]))&lt;[.G496];ROUNDUP([.P497]*[.$D$2]/100/12/(1-(1+[.$D$2]/100/12)^(-[.O497]));0);[.G496]+[.F497])" office:value-type="float" office:value="0" calcext:value-type="float">
            <text:p>0,00</text:p>
          </table:table-cell>
          <table:table-cell table:style-name="ce52" table:formula="of:=[.D497]-[.F497]" office:value-type="float" office:value="0" calcext:value-type="float">
            <text:p>0,00</text:p>
          </table:table-cell>
          <table:table-cell table:style-name="ce52" table:formula="of:=[.G496]*[.$D$2]*([.C497]-[.C496])/(DATE(YEAR([.C497])+1;1;1)-DATE(YEAR([.C497]);1;1))/100" office:value-type="float" office:value="0" calcext:value-type="float">
            <text:p>0,00</text:p>
          </table:table-cell>
          <table:table-cell table:style-name="ce63" table:formula="of:=[.G496]-[.E497]-[.L497]-[.M497]" office:value-type="float" office:value="0" calcext:value-type="float">
            <text:p>0,00</text:p>
          </table:table-cell>
          <table:table-cell table:style-name="ce70" table:formula="of:=[.I497]+[.J497]" office:value-type="float" office:value="0" calcext:value-type="float">
            <text:p>0,00</text:p>
          </table:table-cell>
          <table:table-cell table:style-name="ce52" table:formula="of:=IF([.$D$1]/[.$D$3]&lt;[.K496];[.$D$1]/[.$D$3];[.K496])" office:value-type="float" office:value="0" calcext:value-type="float">
            <text:p>0,00</text:p>
          </table:table-cell>
          <table:table-cell table:style-name="ce52" table:formula="of:=[.K496]*[.$D$2]/12/100" office:value-type="float" office:value="0" calcext:value-type="float">
            <text:p>0,00</text:p>
          </table:table-cell>
          <table:table-cell table:style-name="ce79" table:formula="of:=[.K496]-[.I497]-[.L497]-[.M49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96]);VALUE([.N496]);ROW([.L496]))" office:value-type="float" office:value="7" calcext:value-type="float">
            <text:p>7,00</text:p>
          </table:table-cell>
          <table:table-cell table:formula="of:=[.O496]+[.N496]-[.N497]" office:value-type="float" office:value="360" calcext:value-type="float">
            <text:p>360</text:p>
          </table:table-cell>
          <table:table-cell table:formula="of:=INDEX([.G$1:.G$1048576];[.N49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91" calcext:value-type="float">
            <text:p>491</text:p>
          </table:table-cell>
          <table:table-cell table:style-name="ce21" table:formula="of:=CONCATENATE(INT(([.A498]-1)/12)+1;&quot;-й год &quot;;[.A498]-1-INT(([.A498]-1)/12)*12+1;&quot;-й мес&quot;)" office:value-type="string" office:string-value="41-й год 11-й мес" calcext:value-type="string">
            <text:p>41-й год 11-й мес</text:p>
          </table:table-cell>
          <table:table-cell table:style-name="ce34" table:formula="of:=DATE(YEAR([.C497]);MONTH([.C497])+1;DAY([.C497]))" office:value-type="date" office:date-value="2064-05-24" calcext:value-type="date">
            <text:p>24.05.2064</text:p>
          </table:table-cell>
          <table:table-cell table:style-name="ce46" table:formula="of:=IF([.P498]*[.$D$2]/100/12/(1-(1+[.$D$2]/100/12)^(-[.O498]))&lt;[.G497];ROUNDUP([.P498]*[.$D$2]/100/12/(1-(1+[.$D$2]/100/12)^(-[.O498]));0);[.G497]+[.F498])" office:value-type="float" office:value="0" calcext:value-type="float">
            <text:p>0,00</text:p>
          </table:table-cell>
          <table:table-cell table:style-name="ce52" table:formula="of:=[.D498]-[.F498]" office:value-type="float" office:value="0" calcext:value-type="float">
            <text:p>0,00</text:p>
          </table:table-cell>
          <table:table-cell table:style-name="ce52" table:formula="of:=[.G497]*[.$D$2]*([.C498]-[.C497])/(DATE(YEAR([.C498])+1;1;1)-DATE(YEAR([.C498]);1;1))/100" office:value-type="float" office:value="0" calcext:value-type="float">
            <text:p>0,00</text:p>
          </table:table-cell>
          <table:table-cell table:style-name="ce63" table:formula="of:=[.G497]-[.E498]-[.L498]-[.M498]" office:value-type="float" office:value="0" calcext:value-type="float">
            <text:p>0,00</text:p>
          </table:table-cell>
          <table:table-cell table:style-name="ce70" table:formula="of:=[.I498]+[.J498]" office:value-type="float" office:value="0" calcext:value-type="float">
            <text:p>0,00</text:p>
          </table:table-cell>
          <table:table-cell table:style-name="ce52" table:formula="of:=IF([.$D$1]/[.$D$3]&lt;[.K497];[.$D$1]/[.$D$3];[.K497])" office:value-type="float" office:value="0" calcext:value-type="float">
            <text:p>0,00</text:p>
          </table:table-cell>
          <table:table-cell table:style-name="ce52" table:formula="of:=[.K497]*[.$D$2]/12/100" office:value-type="float" office:value="0" calcext:value-type="float">
            <text:p>0,00</text:p>
          </table:table-cell>
          <table:table-cell table:style-name="ce79" table:formula="of:=[.K497]-[.I498]-[.L498]-[.M49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97]);VALUE([.N497]);ROW([.L497]))" office:value-type="float" office:value="7" calcext:value-type="float">
            <text:p>7,00</text:p>
          </table:table-cell>
          <table:table-cell table:formula="of:=[.O497]+[.N497]-[.N498]" office:value-type="float" office:value="360" calcext:value-type="float">
            <text:p>360</text:p>
          </table:table-cell>
          <table:table-cell table:formula="of:=INDEX([.G$1:.G$1048576];[.N49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492" calcext:value-type="float">
            <text:p>492</text:p>
          </table:table-cell>
          <table:table-cell table:style-name="ce21" table:formula="of:=CONCATENATE(INT(([.A499]-1)/12)+1;&quot;-й год &quot;;[.A499]-1-INT(([.A499]-1)/12)*12+1;&quot;-й мес&quot;)" office:value-type="string" office:string-value="41-й год 12-й мес" calcext:value-type="string">
            <text:p>41-й год 12-й мес</text:p>
          </table:table-cell>
          <table:table-cell table:style-name="ce34" table:formula="of:=DATE(YEAR([.C498]);MONTH([.C498])+1;DAY([.C498]))" office:value-type="date" office:date-value="2064-06-24" calcext:value-type="date">
            <text:p>24.06.2064</text:p>
          </table:table-cell>
          <table:table-cell table:style-name="ce46" table:formula="of:=IF([.P499]*[.$D$2]/100/12/(1-(1+[.$D$2]/100/12)^(-[.O499]))&lt;[.G498];ROUNDUP([.P499]*[.$D$2]/100/12/(1-(1+[.$D$2]/100/12)^(-[.O499]));0);[.G498]+[.F499])" office:value-type="float" office:value="0" calcext:value-type="float">
            <text:p>0,00</text:p>
          </table:table-cell>
          <table:table-cell table:style-name="ce52" table:formula="of:=[.D499]-[.F499]" office:value-type="float" office:value="0" calcext:value-type="float">
            <text:p>0,00</text:p>
          </table:table-cell>
          <table:table-cell table:style-name="ce52" table:formula="of:=[.G498]*[.$D$2]*([.C499]-[.C498])/(DATE(YEAR([.C499])+1;1;1)-DATE(YEAR([.C499]);1;1))/100" office:value-type="float" office:value="0" calcext:value-type="float">
            <text:p>0,00</text:p>
          </table:table-cell>
          <table:table-cell table:style-name="ce63" table:formula="of:=[.G498]-[.E499]-[.L499]-[.M499]" office:value-type="float" office:value="0" calcext:value-type="float">
            <text:p>0,00</text:p>
          </table:table-cell>
          <table:table-cell table:style-name="ce70" table:formula="of:=[.I499]+[.J499]" office:value-type="float" office:value="0" calcext:value-type="float">
            <text:p>0,00</text:p>
          </table:table-cell>
          <table:table-cell table:style-name="ce52" table:formula="of:=IF([.$D$1]/[.$D$3]&lt;[.K498];[.$D$1]/[.$D$3];[.K498])" office:value-type="float" office:value="0" calcext:value-type="float">
            <text:p>0,00</text:p>
          </table:table-cell>
          <table:table-cell table:style-name="ce52" table:formula="of:=[.K498]*[.$D$2]/12/100" office:value-type="float" office:value="0" calcext:value-type="float">
            <text:p>0,00</text:p>
          </table:table-cell>
          <table:table-cell table:style-name="ce79" table:formula="of:=[.K498]-[.I499]-[.L499]-[.M49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498]);VALUE([.N498]);ROW([.L498]))" office:value-type="float" office:value="7" calcext:value-type="float">
            <text:p>7,00</text:p>
          </table:table-cell>
          <table:table-cell table:formula="of:=[.O498]+[.N498]-[.N499]" office:value-type="float" office:value="360" calcext:value-type="float">
            <text:p>360</text:p>
          </table:table-cell>
          <table:table-cell table:formula="of:=INDEX([.G$1:.G$1048576];[.N49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493" calcext:value-type="float">
            <text:p>493</text:p>
          </table:table-cell>
          <table:table-cell table:style-name="ce21" table:formula="of:=CONCATENATE(INT(([.A500]-1)/12)+1;&quot;-й год &quot;;[.A500]-1-INT(([.A500]-1)/12)*12+1;&quot;-й мес&quot;)" office:value-type="string" office:string-value="42-й год 1-й мес" calcext:value-type="string">
            <text:p>42-й год 1-й мес</text:p>
          </table:table-cell>
          <table:table-cell table:style-name="ce34" table:formula="of:=DATE(YEAR([.C499]);MONTH([.C499])+1;DAY([.C499]))" office:value-type="date" office:date-value="2064-07-24" calcext:value-type="date">
            <text:p>24.07.2064</text:p>
          </table:table-cell>
          <table:table-cell table:style-name="ce46" table:formula="of:=IF([.P500]*[.$D$2]/100/12/(1-(1+[.$D$2]/100/12)^(-[.O500]))&lt;[.G499];ROUNDUP([.P500]*[.$D$2]/100/12/(1-(1+[.$D$2]/100/12)^(-[.O500]));0);[.G499]+[.F500])" office:value-type="float" office:value="0" calcext:value-type="float">
            <text:p>0,00</text:p>
          </table:table-cell>
          <table:table-cell table:style-name="ce53" table:formula="of:=[.D500]-[.F500]" office:value-type="float" office:value="0" calcext:value-type="float">
            <text:p>0,00</text:p>
          </table:table-cell>
          <table:table-cell table:style-name="ce52" table:formula="of:=[.G499]*[.$D$2]*([.C500]-[.C499])/(DATE(YEAR([.C500])+1;1;1)-DATE(YEAR([.C500]);1;1))/100" office:value-type="float" office:value="0" calcext:value-type="float">
            <text:p>0,00</text:p>
          </table:table-cell>
          <table:table-cell table:style-name="ce64" table:formula="of:=[.G499]-[.E500]-[.L500]-[.M500]" office:value-type="float" office:value="0" calcext:value-type="float">
            <text:p>0,00</text:p>
          </table:table-cell>
          <table:table-cell table:style-name="ce71" table:formula="of:=[.I500]+[.J500]" office:value-type="float" office:value="0" calcext:value-type="float">
            <text:p>0,00</text:p>
          </table:table-cell>
          <table:table-cell table:style-name="ce53" table:formula="of:=IF([.$D$1]/[.$D$3]&lt;[.K499];[.$D$1]/[.$D$3];[.K499])" office:value-type="float" office:value="0" calcext:value-type="float">
            <text:p>0,00</text:p>
          </table:table-cell>
          <table:table-cell table:style-name="ce53" table:formula="of:=[.K499]*[.$D$2]/12/100" office:value-type="float" office:value="0" calcext:value-type="float">
            <text:p>0,00</text:p>
          </table:table-cell>
          <table:table-cell table:style-name="ce80" table:formula="of:=[.K499]-[.I500]-[.L500]-[.M500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499]);VALUE([.N499]);ROW([.L499]))" office:value-type="float" office:value="7" calcext:value-type="float">
            <text:p>7,00</text:p>
          </table:table-cell>
          <table:table-cell table:formula="of:=[.O499]+[.N499]-[.N500]" office:value-type="float" office:value="360" calcext:value-type="float">
            <text:p>360</text:p>
          </table:table-cell>
          <table:table-cell table:formula="of:=INDEX([.G$1:.G$1048576];[.N50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94" calcext:value-type="float">
            <text:p>494</text:p>
          </table:table-cell>
          <table:table-cell table:style-name="ce21" table:formula="of:=CONCATENATE(INT(([.A501]-1)/12)+1;&quot;-й год &quot;;[.A501]-1-INT(([.A501]-1)/12)*12+1;&quot;-й мес&quot;)" office:value-type="string" office:string-value="42-й год 2-й мес" calcext:value-type="string">
            <text:p>42-й год 2-й мес</text:p>
          </table:table-cell>
          <table:table-cell table:style-name="ce34" table:formula="of:=DATE(YEAR([.C500]);MONTH([.C500])+1;DAY([.C500]))" office:value-type="date" office:date-value="2064-08-24" calcext:value-type="date">
            <text:p>24.08.2064</text:p>
          </table:table-cell>
          <table:table-cell table:style-name="ce46" table:formula="of:=IF([.P501]*[.$D$2]/100/12/(1-(1+[.$D$2]/100/12)^(-[.O501]))&lt;[.G500];ROUNDUP([.P501]*[.$D$2]/100/12/(1-(1+[.$D$2]/100/12)^(-[.O501]));0);[.G500]+[.F501])" office:value-type="float" office:value="0" calcext:value-type="float">
            <text:p>0,00</text:p>
          </table:table-cell>
          <table:table-cell table:style-name="ce52" table:formula="of:=[.D501]-[.F501]" office:value-type="float" office:value="0" calcext:value-type="float">
            <text:p>0,00</text:p>
          </table:table-cell>
          <table:table-cell table:style-name="ce52" table:formula="of:=[.G500]*[.$D$2]*([.C501]-[.C500])/(DATE(YEAR([.C501])+1;1;1)-DATE(YEAR([.C501]);1;1))/100" office:value-type="float" office:value="0" calcext:value-type="float">
            <text:p>0,00</text:p>
          </table:table-cell>
          <table:table-cell table:style-name="ce63" table:formula="of:=[.G500]-[.E501]-[.L501]-[.M501]" office:value-type="float" office:value="0" calcext:value-type="float">
            <text:p>0,00</text:p>
          </table:table-cell>
          <table:table-cell table:style-name="ce70" table:formula="of:=[.I501]+[.J501]" office:value-type="float" office:value="0" calcext:value-type="float">
            <text:p>0,00</text:p>
          </table:table-cell>
          <table:table-cell table:style-name="ce52" table:formula="of:=IF([.$D$1]/[.$D$3]&lt;[.K500];[.$D$1]/[.$D$3];[.K500])" office:value-type="float" office:value="0" calcext:value-type="float">
            <text:p>0,00</text:p>
          </table:table-cell>
          <table:table-cell table:style-name="ce52" table:formula="of:=[.K500]*[.$D$2]/12/100" office:value-type="float" office:value="0" calcext:value-type="float">
            <text:p>0,00</text:p>
          </table:table-cell>
          <table:table-cell table:style-name="ce79" table:formula="of:=[.K500]-[.I501]-[.L501]-[.M50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00]);VALUE([.N500]);ROW([.L500]))" office:value-type="float" office:value="7" calcext:value-type="float">
            <text:p>7,00</text:p>
          </table:table-cell>
          <table:table-cell table:formula="of:=[.O500]+[.N500]-[.N501]" office:value-type="float" office:value="360" calcext:value-type="float">
            <text:p>360</text:p>
          </table:table-cell>
          <table:table-cell table:formula="of:=INDEX([.G$1:.G$1048576];[.N50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95" calcext:value-type="float">
            <text:p>495</text:p>
          </table:table-cell>
          <table:table-cell table:style-name="ce21" table:formula="of:=CONCATENATE(INT(([.A502]-1)/12)+1;&quot;-й год &quot;;[.A502]-1-INT(([.A502]-1)/12)*12+1;&quot;-й мес&quot;)" office:value-type="string" office:string-value="42-й год 3-й мес" calcext:value-type="string">
            <text:p>42-й год 3-й мес</text:p>
          </table:table-cell>
          <table:table-cell table:style-name="ce34" table:formula="of:=DATE(YEAR([.C501]);MONTH([.C501])+1;DAY([.C501]))" office:value-type="date" office:date-value="2064-09-24" calcext:value-type="date">
            <text:p>24.09.2064</text:p>
          </table:table-cell>
          <table:table-cell table:style-name="ce46" table:formula="of:=IF([.P502]*[.$D$2]/100/12/(1-(1+[.$D$2]/100/12)^(-[.O502]))&lt;[.G501];ROUNDUP([.P502]*[.$D$2]/100/12/(1-(1+[.$D$2]/100/12)^(-[.O502]));0);[.G501]+[.F502])" office:value-type="float" office:value="0" calcext:value-type="float">
            <text:p>0,00</text:p>
          </table:table-cell>
          <table:table-cell table:style-name="ce52" table:formula="of:=[.D502]-[.F502]" office:value-type="float" office:value="0" calcext:value-type="float">
            <text:p>0,00</text:p>
          </table:table-cell>
          <table:table-cell table:style-name="ce52" table:formula="of:=[.G501]*[.$D$2]*([.C502]-[.C501])/(DATE(YEAR([.C502])+1;1;1)-DATE(YEAR([.C502]);1;1))/100" office:value-type="float" office:value="0" calcext:value-type="float">
            <text:p>0,00</text:p>
          </table:table-cell>
          <table:table-cell table:style-name="ce63" table:formula="of:=[.G501]-[.E502]-[.L502]-[.M502]" office:value-type="float" office:value="0" calcext:value-type="float">
            <text:p>0,00</text:p>
          </table:table-cell>
          <table:table-cell table:style-name="ce70" table:formula="of:=[.I502]+[.J502]" office:value-type="float" office:value="0" calcext:value-type="float">
            <text:p>0,00</text:p>
          </table:table-cell>
          <table:table-cell table:style-name="ce52" table:formula="of:=IF([.$D$1]/[.$D$3]&lt;[.K501];[.$D$1]/[.$D$3];[.K501])" office:value-type="float" office:value="0" calcext:value-type="float">
            <text:p>0,00</text:p>
          </table:table-cell>
          <table:table-cell table:style-name="ce52" table:formula="of:=[.K501]*[.$D$2]/12/100" office:value-type="float" office:value="0" calcext:value-type="float">
            <text:p>0,00</text:p>
          </table:table-cell>
          <table:table-cell table:style-name="ce79" table:formula="of:=[.K501]-[.I502]-[.L502]-[.M50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01]);VALUE([.N501]);ROW([.L501]))" office:value-type="float" office:value="7" calcext:value-type="float">
            <text:p>7,00</text:p>
          </table:table-cell>
          <table:table-cell table:formula="of:=[.O501]+[.N501]-[.N502]" office:value-type="float" office:value="360" calcext:value-type="float">
            <text:p>360</text:p>
          </table:table-cell>
          <table:table-cell table:formula="of:=INDEX([.G$1:.G$1048576];[.N50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96" calcext:value-type="float">
            <text:p>496</text:p>
          </table:table-cell>
          <table:table-cell table:style-name="ce21" table:formula="of:=CONCATENATE(INT(([.A503]-1)/12)+1;&quot;-й год &quot;;[.A503]-1-INT(([.A503]-1)/12)*12+1;&quot;-й мес&quot;)" office:value-type="string" office:string-value="42-й год 4-й мес" calcext:value-type="string">
            <text:p>42-й год 4-й мес</text:p>
          </table:table-cell>
          <table:table-cell table:style-name="ce34" table:formula="of:=DATE(YEAR([.C502]);MONTH([.C502])+1;DAY([.C502]))" office:value-type="date" office:date-value="2064-10-24" calcext:value-type="date">
            <text:p>24.10.2064</text:p>
          </table:table-cell>
          <table:table-cell table:style-name="ce46" table:formula="of:=IF([.P503]*[.$D$2]/100/12/(1-(1+[.$D$2]/100/12)^(-[.O503]))&lt;[.G502];ROUNDUP([.P503]*[.$D$2]/100/12/(1-(1+[.$D$2]/100/12)^(-[.O503]));0);[.G502]+[.F503])" office:value-type="float" office:value="0" calcext:value-type="float">
            <text:p>0,00</text:p>
          </table:table-cell>
          <table:table-cell table:style-name="ce52" table:formula="of:=[.D503]-[.F503]" office:value-type="float" office:value="0" calcext:value-type="float">
            <text:p>0,00</text:p>
          </table:table-cell>
          <table:table-cell table:style-name="ce52" table:formula="of:=[.G502]*[.$D$2]*([.C503]-[.C502])/(DATE(YEAR([.C503])+1;1;1)-DATE(YEAR([.C503]);1;1))/100" office:value-type="float" office:value="0" calcext:value-type="float">
            <text:p>0,00</text:p>
          </table:table-cell>
          <table:table-cell table:style-name="ce63" table:formula="of:=[.G502]-[.E503]-[.L503]-[.M503]" office:value-type="float" office:value="0" calcext:value-type="float">
            <text:p>0,00</text:p>
          </table:table-cell>
          <table:table-cell table:style-name="ce70" table:formula="of:=[.I503]+[.J503]" office:value-type="float" office:value="0" calcext:value-type="float">
            <text:p>0,00</text:p>
          </table:table-cell>
          <table:table-cell table:style-name="ce52" table:formula="of:=IF([.$D$1]/[.$D$3]&lt;[.K502];[.$D$1]/[.$D$3];[.K502])" office:value-type="float" office:value="0" calcext:value-type="float">
            <text:p>0,00</text:p>
          </table:table-cell>
          <table:table-cell table:style-name="ce52" table:formula="of:=[.K502]*[.$D$2]/12/100" office:value-type="float" office:value="0" calcext:value-type="float">
            <text:p>0,00</text:p>
          </table:table-cell>
          <table:table-cell table:style-name="ce79" table:formula="of:=[.K502]-[.I503]-[.L503]-[.M50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02]);VALUE([.N502]);ROW([.L502]))" office:value-type="float" office:value="7" calcext:value-type="float">
            <text:p>7,00</text:p>
          </table:table-cell>
          <table:table-cell table:formula="of:=[.O502]+[.N502]-[.N503]" office:value-type="float" office:value="360" calcext:value-type="float">
            <text:p>360</text:p>
          </table:table-cell>
          <table:table-cell table:formula="of:=INDEX([.G$1:.G$1048576];[.N50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97" calcext:value-type="float">
            <text:p>497</text:p>
          </table:table-cell>
          <table:table-cell table:style-name="ce21" table:formula="of:=CONCATENATE(INT(([.A504]-1)/12)+1;&quot;-й год &quot;;[.A504]-1-INT(([.A504]-1)/12)*12+1;&quot;-й мес&quot;)" office:value-type="string" office:string-value="42-й год 5-й мес" calcext:value-type="string">
            <text:p>42-й год 5-й мес</text:p>
          </table:table-cell>
          <table:table-cell table:style-name="ce34" table:formula="of:=DATE(YEAR([.C503]);MONTH([.C503])+1;DAY([.C503]))" office:value-type="date" office:date-value="2064-11-24" calcext:value-type="date">
            <text:p>24.11.2064</text:p>
          </table:table-cell>
          <table:table-cell table:style-name="ce46" table:formula="of:=IF([.P504]*[.$D$2]/100/12/(1-(1+[.$D$2]/100/12)^(-[.O504]))&lt;[.G503];ROUNDUP([.P504]*[.$D$2]/100/12/(1-(1+[.$D$2]/100/12)^(-[.O504]));0);[.G503]+[.F504])" office:value-type="float" office:value="0" calcext:value-type="float">
            <text:p>0,00</text:p>
          </table:table-cell>
          <table:table-cell table:style-name="ce52" table:formula="of:=[.D504]-[.F504]" office:value-type="float" office:value="0" calcext:value-type="float">
            <text:p>0,00</text:p>
          </table:table-cell>
          <table:table-cell table:style-name="ce52" table:formula="of:=[.G503]*[.$D$2]*([.C504]-[.C503])/(DATE(YEAR([.C504])+1;1;1)-DATE(YEAR([.C504]);1;1))/100" office:value-type="float" office:value="0" calcext:value-type="float">
            <text:p>0,00</text:p>
          </table:table-cell>
          <table:table-cell table:style-name="ce63" table:formula="of:=[.G503]-[.E504]-[.L504]-[.M504]" office:value-type="float" office:value="0" calcext:value-type="float">
            <text:p>0,00</text:p>
          </table:table-cell>
          <table:table-cell table:style-name="ce70" table:formula="of:=[.I504]+[.J504]" office:value-type="float" office:value="0" calcext:value-type="float">
            <text:p>0,00</text:p>
          </table:table-cell>
          <table:table-cell table:style-name="ce52" table:formula="of:=IF([.$D$1]/[.$D$3]&lt;[.K503];[.$D$1]/[.$D$3];[.K503])" office:value-type="float" office:value="0" calcext:value-type="float">
            <text:p>0,00</text:p>
          </table:table-cell>
          <table:table-cell table:style-name="ce52" table:formula="of:=[.K503]*[.$D$2]/12/100" office:value-type="float" office:value="0" calcext:value-type="float">
            <text:p>0,00</text:p>
          </table:table-cell>
          <table:table-cell table:style-name="ce79" table:formula="of:=[.K503]-[.I504]-[.L504]-[.M50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03]);VALUE([.N503]);ROW([.L503]))" office:value-type="float" office:value="7" calcext:value-type="float">
            <text:p>7,00</text:p>
          </table:table-cell>
          <table:table-cell table:formula="of:=[.O503]+[.N503]-[.N504]" office:value-type="float" office:value="360" calcext:value-type="float">
            <text:p>360</text:p>
          </table:table-cell>
          <table:table-cell table:formula="of:=INDEX([.G$1:.G$1048576];[.N50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98" calcext:value-type="float">
            <text:p>498</text:p>
          </table:table-cell>
          <table:table-cell table:style-name="ce21" table:formula="of:=CONCATENATE(INT(([.A505]-1)/12)+1;&quot;-й год &quot;;[.A505]-1-INT(([.A505]-1)/12)*12+1;&quot;-й мес&quot;)" office:value-type="string" office:string-value="42-й год 6-й мес" calcext:value-type="string">
            <text:p>42-й год 6-й мес</text:p>
          </table:table-cell>
          <table:table-cell table:style-name="ce34" table:formula="of:=DATE(YEAR([.C504]);MONTH([.C504])+1;DAY([.C504]))" office:value-type="date" office:date-value="2064-12-24" calcext:value-type="date">
            <text:p>24.12.2064</text:p>
          </table:table-cell>
          <table:table-cell table:style-name="ce46" table:formula="of:=IF([.P505]*[.$D$2]/100/12/(1-(1+[.$D$2]/100/12)^(-[.O505]))&lt;[.G504];ROUNDUP([.P505]*[.$D$2]/100/12/(1-(1+[.$D$2]/100/12)^(-[.O505]));0);[.G504]+[.F505])" office:value-type="float" office:value="0" calcext:value-type="float">
            <text:p>0,00</text:p>
          </table:table-cell>
          <table:table-cell table:style-name="ce52" table:formula="of:=[.D505]-[.F505]" office:value-type="float" office:value="0" calcext:value-type="float">
            <text:p>0,00</text:p>
          </table:table-cell>
          <table:table-cell table:style-name="ce52" table:formula="of:=[.G504]*[.$D$2]*([.C505]-[.C504])/(DATE(YEAR([.C505])+1;1;1)-DATE(YEAR([.C505]);1;1))/100" office:value-type="float" office:value="0" calcext:value-type="float">
            <text:p>0,00</text:p>
          </table:table-cell>
          <table:table-cell table:style-name="ce63" table:formula="of:=[.G504]-[.E505]-[.L505]-[.M505]" office:value-type="float" office:value="0" calcext:value-type="float">
            <text:p>0,00</text:p>
          </table:table-cell>
          <table:table-cell table:style-name="ce70" table:formula="of:=[.I505]+[.J505]" office:value-type="float" office:value="0" calcext:value-type="float">
            <text:p>0,00</text:p>
          </table:table-cell>
          <table:table-cell table:style-name="ce52" table:formula="of:=IF([.$D$1]/[.$D$3]&lt;[.K504];[.$D$1]/[.$D$3];[.K504])" office:value-type="float" office:value="0" calcext:value-type="float">
            <text:p>0,00</text:p>
          </table:table-cell>
          <table:table-cell table:style-name="ce52" table:formula="of:=[.K504]*[.$D$2]/12/100" office:value-type="float" office:value="0" calcext:value-type="float">
            <text:p>0,00</text:p>
          </table:table-cell>
          <table:table-cell table:style-name="ce79" table:formula="of:=[.K504]-[.I505]-[.L505]-[.M50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04]);VALUE([.N504]);ROW([.L504]))" office:value-type="float" office:value="7" calcext:value-type="float">
            <text:p>7,00</text:p>
          </table:table-cell>
          <table:table-cell table:formula="of:=[.O504]+[.N504]-[.N505]" office:value-type="float" office:value="360" calcext:value-type="float">
            <text:p>360</text:p>
          </table:table-cell>
          <table:table-cell table:formula="of:=INDEX([.G$1:.G$1048576];[.N50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499" calcext:value-type="float">
            <text:p>499</text:p>
          </table:table-cell>
          <table:table-cell table:style-name="ce21" table:formula="of:=CONCATENATE(INT(([.A506]-1)/12)+1;&quot;-й год &quot;;[.A506]-1-INT(([.A506]-1)/12)*12+1;&quot;-й мес&quot;)" office:value-type="string" office:string-value="42-й год 7-й мес" calcext:value-type="string">
            <text:p>42-й год 7-й мес</text:p>
          </table:table-cell>
          <table:table-cell table:style-name="ce34" table:formula="of:=DATE(YEAR([.C505]);MONTH([.C505])+1;DAY([.C505]))" office:value-type="date" office:date-value="2065-01-24" calcext:value-type="date">
            <text:p>24.01.2065</text:p>
          </table:table-cell>
          <table:table-cell table:style-name="ce46" table:formula="of:=IF([.P506]*[.$D$2]/100/12/(1-(1+[.$D$2]/100/12)^(-[.O506]))&lt;[.G505];ROUNDUP([.P506]*[.$D$2]/100/12/(1-(1+[.$D$2]/100/12)^(-[.O506]));0);[.G505]+[.F506])" office:value-type="float" office:value="0" calcext:value-type="float">
            <text:p>0,00</text:p>
          </table:table-cell>
          <table:table-cell table:style-name="ce52" table:formula="of:=[.D506]-[.F506]" office:value-type="float" office:value="0" calcext:value-type="float">
            <text:p>0,00</text:p>
          </table:table-cell>
          <table:table-cell table:style-name="ce52" table:formula="of:=[.G505]*[.$D$2]*([.C506]-[.C505])/(DATE(YEAR([.C506])+1;1;1)-DATE(YEAR([.C506]);1;1))/100" office:value-type="float" office:value="0" calcext:value-type="float">
            <text:p>0,00</text:p>
          </table:table-cell>
          <table:table-cell table:style-name="ce63" table:formula="of:=[.G505]-[.E506]-[.L506]-[.M506]" office:value-type="float" office:value="0" calcext:value-type="float">
            <text:p>0,00</text:p>
          </table:table-cell>
          <table:table-cell table:style-name="ce70" table:formula="of:=[.I506]+[.J506]" office:value-type="float" office:value="0" calcext:value-type="float">
            <text:p>0,00</text:p>
          </table:table-cell>
          <table:table-cell table:style-name="ce52" table:formula="of:=IF([.$D$1]/[.$D$3]&lt;[.K505];[.$D$1]/[.$D$3];[.K505])" office:value-type="float" office:value="0" calcext:value-type="float">
            <text:p>0,00</text:p>
          </table:table-cell>
          <table:table-cell table:style-name="ce52" table:formula="of:=[.K505]*[.$D$2]/12/100" office:value-type="float" office:value="0" calcext:value-type="float">
            <text:p>0,00</text:p>
          </table:table-cell>
          <table:table-cell table:style-name="ce79" table:formula="of:=[.K505]-[.I506]-[.L506]-[.M50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05]);VALUE([.N505]);ROW([.L505]))" office:value-type="float" office:value="7" calcext:value-type="float">
            <text:p>7,00</text:p>
          </table:table-cell>
          <table:table-cell table:formula="of:=[.O505]+[.N505]-[.N506]" office:value-type="float" office:value="360" calcext:value-type="float">
            <text:p>360</text:p>
          </table:table-cell>
          <table:table-cell table:formula="of:=INDEX([.G$1:.G$1048576];[.N50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00" calcext:value-type="float">
            <text:p>500</text:p>
          </table:table-cell>
          <table:table-cell table:style-name="ce21" table:formula="of:=CONCATENATE(INT(([.A507]-1)/12)+1;&quot;-й год &quot;;[.A507]-1-INT(([.A507]-1)/12)*12+1;&quot;-й мес&quot;)" office:value-type="string" office:string-value="42-й год 8-й мес" calcext:value-type="string">
            <text:p>42-й год 8-й мес</text:p>
          </table:table-cell>
          <table:table-cell table:style-name="ce34" table:formula="of:=DATE(YEAR([.C506]);MONTH([.C506])+1;DAY([.C506]))" office:value-type="date" office:date-value="2065-02-24" calcext:value-type="date">
            <text:p>24.02.2065</text:p>
          </table:table-cell>
          <table:table-cell table:style-name="ce46" table:formula="of:=IF([.P507]*[.$D$2]/100/12/(1-(1+[.$D$2]/100/12)^(-[.O507]))&lt;[.G506];ROUNDUP([.P507]*[.$D$2]/100/12/(1-(1+[.$D$2]/100/12)^(-[.O507]));0);[.G506]+[.F507])" office:value-type="float" office:value="0" calcext:value-type="float">
            <text:p>0,00</text:p>
          </table:table-cell>
          <table:table-cell table:style-name="ce52" table:formula="of:=[.D507]-[.F507]" office:value-type="float" office:value="0" calcext:value-type="float">
            <text:p>0,00</text:p>
          </table:table-cell>
          <table:table-cell table:style-name="ce52" table:formula="of:=[.G506]*[.$D$2]*([.C507]-[.C506])/(DATE(YEAR([.C507])+1;1;1)-DATE(YEAR([.C507]);1;1))/100" office:value-type="float" office:value="0" calcext:value-type="float">
            <text:p>0,00</text:p>
          </table:table-cell>
          <table:table-cell table:style-name="ce63" table:formula="of:=[.G506]-[.E507]-[.L507]-[.M507]" office:value-type="float" office:value="0" calcext:value-type="float">
            <text:p>0,00</text:p>
          </table:table-cell>
          <table:table-cell table:style-name="ce70" table:formula="of:=[.I507]+[.J507]" office:value-type="float" office:value="0" calcext:value-type="float">
            <text:p>0,00</text:p>
          </table:table-cell>
          <table:table-cell table:style-name="ce52" table:formula="of:=IF([.$D$1]/[.$D$3]&lt;[.K506];[.$D$1]/[.$D$3];[.K506])" office:value-type="float" office:value="0" calcext:value-type="float">
            <text:p>0,00</text:p>
          </table:table-cell>
          <table:table-cell table:style-name="ce52" table:formula="of:=[.K506]*[.$D$2]/12/100" office:value-type="float" office:value="0" calcext:value-type="float">
            <text:p>0,00</text:p>
          </table:table-cell>
          <table:table-cell table:style-name="ce79" table:formula="of:=[.K506]-[.I507]-[.L507]-[.M50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06]);VALUE([.N506]);ROW([.L506]))" office:value-type="float" office:value="7" calcext:value-type="float">
            <text:p>7,00</text:p>
          </table:table-cell>
          <table:table-cell table:formula="of:=[.O506]+[.N506]-[.N507]" office:value-type="float" office:value="360" calcext:value-type="float">
            <text:p>360</text:p>
          </table:table-cell>
          <table:table-cell table:formula="of:=INDEX([.G$1:.G$1048576];[.N50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01" calcext:value-type="float">
            <text:p>501</text:p>
          </table:table-cell>
          <table:table-cell table:style-name="ce21" table:formula="of:=CONCATENATE(INT(([.A508]-1)/12)+1;&quot;-й год &quot;;[.A508]-1-INT(([.A508]-1)/12)*12+1;&quot;-й мес&quot;)" office:value-type="string" office:string-value="42-й год 9-й мес" calcext:value-type="string">
            <text:p>42-й год 9-й мес</text:p>
          </table:table-cell>
          <table:table-cell table:style-name="ce34" table:formula="of:=DATE(YEAR([.C507]);MONTH([.C507])+1;DAY([.C507]))" office:value-type="date" office:date-value="2065-03-24" calcext:value-type="date">
            <text:p>24.03.2065</text:p>
          </table:table-cell>
          <table:table-cell table:style-name="ce46" table:formula="of:=IF([.P508]*[.$D$2]/100/12/(1-(1+[.$D$2]/100/12)^(-[.O508]))&lt;[.G507];ROUNDUP([.P508]*[.$D$2]/100/12/(1-(1+[.$D$2]/100/12)^(-[.O508]));0);[.G507]+[.F508])" office:value-type="float" office:value="0" calcext:value-type="float">
            <text:p>0,00</text:p>
          </table:table-cell>
          <table:table-cell table:style-name="ce52" table:formula="of:=[.D508]-[.F508]" office:value-type="float" office:value="0" calcext:value-type="float">
            <text:p>0,00</text:p>
          </table:table-cell>
          <table:table-cell table:style-name="ce52" table:formula="of:=[.G507]*[.$D$2]*([.C508]-[.C507])/(DATE(YEAR([.C508])+1;1;1)-DATE(YEAR([.C508]);1;1))/100" office:value-type="float" office:value="0" calcext:value-type="float">
            <text:p>0,00</text:p>
          </table:table-cell>
          <table:table-cell table:style-name="ce63" table:formula="of:=[.G507]-[.E508]-[.L508]-[.M508]" office:value-type="float" office:value="0" calcext:value-type="float">
            <text:p>0,00</text:p>
          </table:table-cell>
          <table:table-cell table:style-name="ce70" table:formula="of:=[.I508]+[.J508]" office:value-type="float" office:value="0" calcext:value-type="float">
            <text:p>0,00</text:p>
          </table:table-cell>
          <table:table-cell table:style-name="ce52" table:formula="of:=IF([.$D$1]/[.$D$3]&lt;[.K507];[.$D$1]/[.$D$3];[.K507])" office:value-type="float" office:value="0" calcext:value-type="float">
            <text:p>0,00</text:p>
          </table:table-cell>
          <table:table-cell table:style-name="ce52" table:formula="of:=[.K507]*[.$D$2]/12/100" office:value-type="float" office:value="0" calcext:value-type="float">
            <text:p>0,00</text:p>
          </table:table-cell>
          <table:table-cell table:style-name="ce79" table:formula="of:=[.K507]-[.I508]-[.L508]-[.M50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07]);VALUE([.N507]);ROW([.L507]))" office:value-type="float" office:value="7" calcext:value-type="float">
            <text:p>7,00</text:p>
          </table:table-cell>
          <table:table-cell table:formula="of:=[.O507]+[.N507]-[.N508]" office:value-type="float" office:value="360" calcext:value-type="float">
            <text:p>360</text:p>
          </table:table-cell>
          <table:table-cell table:formula="of:=INDEX([.G$1:.G$1048576];[.N50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02" calcext:value-type="float">
            <text:p>502</text:p>
          </table:table-cell>
          <table:table-cell table:style-name="ce21" table:formula="of:=CONCATENATE(INT(([.A509]-1)/12)+1;&quot;-й год &quot;;[.A509]-1-INT(([.A509]-1)/12)*12+1;&quot;-й мес&quot;)" office:value-type="string" office:string-value="42-й год 10-й мес" calcext:value-type="string">
            <text:p>42-й год 10-й мес</text:p>
          </table:table-cell>
          <table:table-cell table:style-name="ce34" table:formula="of:=DATE(YEAR([.C508]);MONTH([.C508])+1;DAY([.C508]))" office:value-type="date" office:date-value="2065-04-24" calcext:value-type="date">
            <text:p>24.04.2065</text:p>
          </table:table-cell>
          <table:table-cell table:style-name="ce46" table:formula="of:=IF([.P509]*[.$D$2]/100/12/(1-(1+[.$D$2]/100/12)^(-[.O509]))&lt;[.G508];ROUNDUP([.P509]*[.$D$2]/100/12/(1-(1+[.$D$2]/100/12)^(-[.O509]));0);[.G508]+[.F509])" office:value-type="float" office:value="0" calcext:value-type="float">
            <text:p>0,00</text:p>
          </table:table-cell>
          <table:table-cell table:style-name="ce52" table:formula="of:=[.D509]-[.F509]" office:value-type="float" office:value="0" calcext:value-type="float">
            <text:p>0,00</text:p>
          </table:table-cell>
          <table:table-cell table:style-name="ce52" table:formula="of:=[.G508]*[.$D$2]*([.C509]-[.C508])/(DATE(YEAR([.C509])+1;1;1)-DATE(YEAR([.C509]);1;1))/100" office:value-type="float" office:value="0" calcext:value-type="float">
            <text:p>0,00</text:p>
          </table:table-cell>
          <table:table-cell table:style-name="ce63" table:formula="of:=[.G508]-[.E509]-[.L509]-[.M509]" office:value-type="float" office:value="0" calcext:value-type="float">
            <text:p>0,00</text:p>
          </table:table-cell>
          <table:table-cell table:style-name="ce70" table:formula="of:=[.I509]+[.J509]" office:value-type="float" office:value="0" calcext:value-type="float">
            <text:p>0,00</text:p>
          </table:table-cell>
          <table:table-cell table:style-name="ce52" table:formula="of:=IF([.$D$1]/[.$D$3]&lt;[.K508];[.$D$1]/[.$D$3];[.K508])" office:value-type="float" office:value="0" calcext:value-type="float">
            <text:p>0,00</text:p>
          </table:table-cell>
          <table:table-cell table:style-name="ce52" table:formula="of:=[.K508]*[.$D$2]/12/100" office:value-type="float" office:value="0" calcext:value-type="float">
            <text:p>0,00</text:p>
          </table:table-cell>
          <table:table-cell table:style-name="ce79" table:formula="of:=[.K508]-[.I509]-[.L509]-[.M50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08]);VALUE([.N508]);ROW([.L508]))" office:value-type="float" office:value="7" calcext:value-type="float">
            <text:p>7,00</text:p>
          </table:table-cell>
          <table:table-cell table:formula="of:=[.O508]+[.N508]-[.N509]" office:value-type="float" office:value="360" calcext:value-type="float">
            <text:p>360</text:p>
          </table:table-cell>
          <table:table-cell table:formula="of:=INDEX([.G$1:.G$1048576];[.N50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03" calcext:value-type="float">
            <text:p>503</text:p>
          </table:table-cell>
          <table:table-cell table:style-name="ce21" table:formula="of:=CONCATENATE(INT(([.A510]-1)/12)+1;&quot;-й год &quot;;[.A510]-1-INT(([.A510]-1)/12)*12+1;&quot;-й мес&quot;)" office:value-type="string" office:string-value="42-й год 11-й мес" calcext:value-type="string">
            <text:p>42-й год 11-й мес</text:p>
          </table:table-cell>
          <table:table-cell table:style-name="ce34" table:formula="of:=DATE(YEAR([.C509]);MONTH([.C509])+1;DAY([.C509]))" office:value-type="date" office:date-value="2065-05-24" calcext:value-type="date">
            <text:p>24.05.2065</text:p>
          </table:table-cell>
          <table:table-cell table:style-name="ce46" table:formula="of:=IF([.P510]*[.$D$2]/100/12/(1-(1+[.$D$2]/100/12)^(-[.O510]))&lt;[.G509];ROUNDUP([.P510]*[.$D$2]/100/12/(1-(1+[.$D$2]/100/12)^(-[.O510]));0);[.G509]+[.F510])" office:value-type="float" office:value="0" calcext:value-type="float">
            <text:p>0,00</text:p>
          </table:table-cell>
          <table:table-cell table:style-name="ce52" table:formula="of:=[.D510]-[.F510]" office:value-type="float" office:value="0" calcext:value-type="float">
            <text:p>0,00</text:p>
          </table:table-cell>
          <table:table-cell table:style-name="ce52" table:formula="of:=[.G509]*[.$D$2]*([.C510]-[.C509])/(DATE(YEAR([.C510])+1;1;1)-DATE(YEAR([.C510]);1;1))/100" office:value-type="float" office:value="0" calcext:value-type="float">
            <text:p>0,00</text:p>
          </table:table-cell>
          <table:table-cell table:style-name="ce63" table:formula="of:=[.G509]-[.E510]-[.L510]-[.M510]" office:value-type="float" office:value="0" calcext:value-type="float">
            <text:p>0,00</text:p>
          </table:table-cell>
          <table:table-cell table:style-name="ce70" table:formula="of:=[.I510]+[.J510]" office:value-type="float" office:value="0" calcext:value-type="float">
            <text:p>0,00</text:p>
          </table:table-cell>
          <table:table-cell table:style-name="ce52" table:formula="of:=IF([.$D$1]/[.$D$3]&lt;[.K509];[.$D$1]/[.$D$3];[.K509])" office:value-type="float" office:value="0" calcext:value-type="float">
            <text:p>0,00</text:p>
          </table:table-cell>
          <table:table-cell table:style-name="ce52" table:formula="of:=[.K509]*[.$D$2]/12/100" office:value-type="float" office:value="0" calcext:value-type="float">
            <text:p>0,00</text:p>
          </table:table-cell>
          <table:table-cell table:style-name="ce79" table:formula="of:=[.K509]-[.I510]-[.L510]-[.M51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09]);VALUE([.N509]);ROW([.L509]))" office:value-type="float" office:value="7" calcext:value-type="float">
            <text:p>7,00</text:p>
          </table:table-cell>
          <table:table-cell table:formula="of:=[.O509]+[.N509]-[.N510]" office:value-type="float" office:value="360" calcext:value-type="float">
            <text:p>360</text:p>
          </table:table-cell>
          <table:table-cell table:formula="of:=INDEX([.G$1:.G$1048576];[.N51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504" calcext:value-type="float">
            <text:p>504</text:p>
          </table:table-cell>
          <table:table-cell table:style-name="ce21" table:formula="of:=CONCATENATE(INT(([.A511]-1)/12)+1;&quot;-й год &quot;;[.A511]-1-INT(([.A511]-1)/12)*12+1;&quot;-й мес&quot;)" office:value-type="string" office:string-value="42-й год 12-й мес" calcext:value-type="string">
            <text:p>42-й год 12-й мес</text:p>
          </table:table-cell>
          <table:table-cell table:style-name="ce34" table:formula="of:=DATE(YEAR([.C510]);MONTH([.C510])+1;DAY([.C510]))" office:value-type="date" office:date-value="2065-06-24" calcext:value-type="date">
            <text:p>24.06.2065</text:p>
          </table:table-cell>
          <table:table-cell table:style-name="ce46" table:formula="of:=IF([.P511]*[.$D$2]/100/12/(1-(1+[.$D$2]/100/12)^(-[.O511]))&lt;[.G510];ROUNDUP([.P511]*[.$D$2]/100/12/(1-(1+[.$D$2]/100/12)^(-[.O511]));0);[.G510]+[.F511])" office:value-type="float" office:value="0" calcext:value-type="float">
            <text:p>0,00</text:p>
          </table:table-cell>
          <table:table-cell table:style-name="ce54" table:formula="of:=[.D511]-[.F511]" office:value-type="float" office:value="0" calcext:value-type="float">
            <text:p>0,00</text:p>
          </table:table-cell>
          <table:table-cell table:style-name="ce52" table:formula="of:=[.G510]*[.$D$2]*([.C511]-[.C510])/(DATE(YEAR([.C511])+1;1;1)-DATE(YEAR([.C511]);1;1))/100" office:value-type="float" office:value="0" calcext:value-type="float">
            <text:p>0,00</text:p>
          </table:table-cell>
          <table:table-cell table:style-name="ce65" table:formula="of:=[.G510]-[.E511]-[.L511]-[.M511]" office:value-type="float" office:value="0" calcext:value-type="float">
            <text:p>0,00</text:p>
          </table:table-cell>
          <table:table-cell table:style-name="ce72" table:formula="of:=[.I511]+[.J511]" office:value-type="float" office:value="0" calcext:value-type="float">
            <text:p>0,00</text:p>
          </table:table-cell>
          <table:table-cell table:style-name="ce54" table:formula="of:=IF([.$D$1]/[.$D$3]&lt;[.K510];[.$D$1]/[.$D$3];[.K510])" office:value-type="float" office:value="0" calcext:value-type="float">
            <text:p>0,00</text:p>
          </table:table-cell>
          <table:table-cell table:style-name="ce54" table:formula="of:=[.K510]*[.$D$2]/12/100" office:value-type="float" office:value="0" calcext:value-type="float">
            <text:p>0,00</text:p>
          </table:table-cell>
          <table:table-cell table:style-name="ce81" table:formula="of:=[.K510]-[.I511]-[.L511]-[.M511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510]);VALUE([.N510]);ROW([.L510]))" office:value-type="float" office:value="7" calcext:value-type="float">
            <text:p>7,00</text:p>
          </table:table-cell>
          <table:table-cell table:formula="of:=[.O510]+[.N510]-[.N511]" office:value-type="float" office:value="360" calcext:value-type="float">
            <text:p>360</text:p>
          </table:table-cell>
          <table:table-cell table:formula="of:=INDEX([.G$1:.G$1048576];[.N51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05" calcext:value-type="float">
            <text:p>505</text:p>
          </table:table-cell>
          <table:table-cell table:style-name="ce21" table:formula="of:=CONCATENATE(INT(([.A512]-1)/12)+1;&quot;-й год &quot;;[.A512]-1-INT(([.A512]-1)/12)*12+1;&quot;-й мес&quot;)" office:value-type="string" office:string-value="43-й год 1-й мес" calcext:value-type="string">
            <text:p>43-й год 1-й мес</text:p>
          </table:table-cell>
          <table:table-cell table:style-name="ce34" table:formula="of:=DATE(YEAR([.C511]);MONTH([.C511])+1;DAY([.C511]))" office:value-type="date" office:date-value="2065-07-24" calcext:value-type="date">
            <text:p>24.07.2065</text:p>
          </table:table-cell>
          <table:table-cell table:style-name="ce46" table:formula="of:=IF([.P512]*[.$D$2]/100/12/(1-(1+[.$D$2]/100/12)^(-[.O512]))&lt;[.G511];ROUNDUP([.P512]*[.$D$2]/100/12/(1-(1+[.$D$2]/100/12)^(-[.O512]));0);[.G511]+[.F512])" office:value-type="float" office:value="0" calcext:value-type="float">
            <text:p>0,00</text:p>
          </table:table-cell>
          <table:table-cell table:style-name="ce52" table:formula="of:=[.D512]-[.F512]" office:value-type="float" office:value="0" calcext:value-type="float">
            <text:p>0,00</text:p>
          </table:table-cell>
          <table:table-cell table:style-name="ce52" table:formula="of:=[.G511]*[.$D$2]*([.C512]-[.C511])/(DATE(YEAR([.C512])+1;1;1)-DATE(YEAR([.C512]);1;1))/100" office:value-type="float" office:value="0" calcext:value-type="float">
            <text:p>0,00</text:p>
          </table:table-cell>
          <table:table-cell table:style-name="ce63" table:formula="of:=[.G511]-[.E512]-[.L512]-[.M512]" office:value-type="float" office:value="0" calcext:value-type="float">
            <text:p>0,00</text:p>
          </table:table-cell>
          <table:table-cell table:style-name="ce70" table:formula="of:=[.I512]+[.J512]" office:value-type="float" office:value="0" calcext:value-type="float">
            <text:p>0,00</text:p>
          </table:table-cell>
          <table:table-cell table:style-name="ce52" table:formula="of:=IF([.$D$1]/[.$D$3]&lt;[.K511];[.$D$1]/[.$D$3];[.K511])" office:value-type="float" office:value="0" calcext:value-type="float">
            <text:p>0,00</text:p>
          </table:table-cell>
          <table:table-cell table:style-name="ce52" table:formula="of:=[.K511]*[.$D$2]/12/100" office:value-type="float" office:value="0" calcext:value-type="float">
            <text:p>0,00</text:p>
          </table:table-cell>
          <table:table-cell table:style-name="ce79" table:formula="of:=[.K511]-[.I512]-[.L512]-[.M51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11]);VALUE([.N511]);ROW([.L511]))" office:value-type="float" office:value="7" calcext:value-type="float">
            <text:p>7,00</text:p>
          </table:table-cell>
          <table:table-cell table:formula="of:=[.O511]+[.N511]-[.N512]" office:value-type="float" office:value="360" calcext:value-type="float">
            <text:p>360</text:p>
          </table:table-cell>
          <table:table-cell table:formula="of:=INDEX([.G$1:.G$1048576];[.N51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06" calcext:value-type="float">
            <text:p>506</text:p>
          </table:table-cell>
          <table:table-cell table:style-name="ce21" table:formula="of:=CONCATENATE(INT(([.A513]-1)/12)+1;&quot;-й год &quot;;[.A513]-1-INT(([.A513]-1)/12)*12+1;&quot;-й мес&quot;)" office:value-type="string" office:string-value="43-й год 2-й мес" calcext:value-type="string">
            <text:p>43-й год 2-й мес</text:p>
          </table:table-cell>
          <table:table-cell table:style-name="ce34" table:formula="of:=DATE(YEAR([.C512]);MONTH([.C512])+1;DAY([.C512]))" office:value-type="date" office:date-value="2065-08-24" calcext:value-type="date">
            <text:p>24.08.2065</text:p>
          </table:table-cell>
          <table:table-cell table:style-name="ce46" table:formula="of:=IF([.P513]*[.$D$2]/100/12/(1-(1+[.$D$2]/100/12)^(-[.O513]))&lt;[.G512];ROUNDUP([.P513]*[.$D$2]/100/12/(1-(1+[.$D$2]/100/12)^(-[.O513]));0);[.G512]+[.F513])" office:value-type="float" office:value="0" calcext:value-type="float">
            <text:p>0,00</text:p>
          </table:table-cell>
          <table:table-cell table:style-name="ce52" table:formula="of:=[.D513]-[.F513]" office:value-type="float" office:value="0" calcext:value-type="float">
            <text:p>0,00</text:p>
          </table:table-cell>
          <table:table-cell table:style-name="ce52" table:formula="of:=[.G512]*[.$D$2]*([.C513]-[.C512])/(DATE(YEAR([.C513])+1;1;1)-DATE(YEAR([.C513]);1;1))/100" office:value-type="float" office:value="0" calcext:value-type="float">
            <text:p>0,00</text:p>
          </table:table-cell>
          <table:table-cell table:style-name="ce63" table:formula="of:=[.G512]-[.E513]-[.L513]-[.M513]" office:value-type="float" office:value="0" calcext:value-type="float">
            <text:p>0,00</text:p>
          </table:table-cell>
          <table:table-cell table:style-name="ce70" table:formula="of:=[.I513]+[.J513]" office:value-type="float" office:value="0" calcext:value-type="float">
            <text:p>0,00</text:p>
          </table:table-cell>
          <table:table-cell table:style-name="ce52" table:formula="of:=IF([.$D$1]/[.$D$3]&lt;[.K512];[.$D$1]/[.$D$3];[.K512])" office:value-type="float" office:value="0" calcext:value-type="float">
            <text:p>0,00</text:p>
          </table:table-cell>
          <table:table-cell table:style-name="ce52" table:formula="of:=[.K512]*[.$D$2]/12/100" office:value-type="float" office:value="0" calcext:value-type="float">
            <text:p>0,00</text:p>
          </table:table-cell>
          <table:table-cell table:style-name="ce79" table:formula="of:=[.K512]-[.I513]-[.L513]-[.M51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12]);VALUE([.N512]);ROW([.L512]))" office:value-type="float" office:value="7" calcext:value-type="float">
            <text:p>7,00</text:p>
          </table:table-cell>
          <table:table-cell table:formula="of:=[.O512]+[.N512]-[.N513]" office:value-type="float" office:value="360" calcext:value-type="float">
            <text:p>360</text:p>
          </table:table-cell>
          <table:table-cell table:formula="of:=INDEX([.G$1:.G$1048576];[.N51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07" calcext:value-type="float">
            <text:p>507</text:p>
          </table:table-cell>
          <table:table-cell table:style-name="ce21" table:formula="of:=CONCATENATE(INT(([.A514]-1)/12)+1;&quot;-й год &quot;;[.A514]-1-INT(([.A514]-1)/12)*12+1;&quot;-й мес&quot;)" office:value-type="string" office:string-value="43-й год 3-й мес" calcext:value-type="string">
            <text:p>43-й год 3-й мес</text:p>
          </table:table-cell>
          <table:table-cell table:style-name="ce34" table:formula="of:=DATE(YEAR([.C513]);MONTH([.C513])+1;DAY([.C513]))" office:value-type="date" office:date-value="2065-09-24" calcext:value-type="date">
            <text:p>24.09.2065</text:p>
          </table:table-cell>
          <table:table-cell table:style-name="ce46" table:formula="of:=IF([.P514]*[.$D$2]/100/12/(1-(1+[.$D$2]/100/12)^(-[.O514]))&lt;[.G513];ROUNDUP([.P514]*[.$D$2]/100/12/(1-(1+[.$D$2]/100/12)^(-[.O514]));0);[.G513]+[.F514])" office:value-type="float" office:value="0" calcext:value-type="float">
            <text:p>0,00</text:p>
          </table:table-cell>
          <table:table-cell table:style-name="ce52" table:formula="of:=[.D514]-[.F514]" office:value-type="float" office:value="0" calcext:value-type="float">
            <text:p>0,00</text:p>
          </table:table-cell>
          <table:table-cell table:style-name="ce52" table:formula="of:=[.G513]*[.$D$2]*([.C514]-[.C513])/(DATE(YEAR([.C514])+1;1;1)-DATE(YEAR([.C514]);1;1))/100" office:value-type="float" office:value="0" calcext:value-type="float">
            <text:p>0,00</text:p>
          </table:table-cell>
          <table:table-cell table:style-name="ce63" table:formula="of:=[.G513]-[.E514]-[.L514]-[.M514]" office:value-type="float" office:value="0" calcext:value-type="float">
            <text:p>0,00</text:p>
          </table:table-cell>
          <table:table-cell table:style-name="ce70" table:formula="of:=[.I514]+[.J514]" office:value-type="float" office:value="0" calcext:value-type="float">
            <text:p>0,00</text:p>
          </table:table-cell>
          <table:table-cell table:style-name="ce52" table:formula="of:=IF([.$D$1]/[.$D$3]&lt;[.K513];[.$D$1]/[.$D$3];[.K513])" office:value-type="float" office:value="0" calcext:value-type="float">
            <text:p>0,00</text:p>
          </table:table-cell>
          <table:table-cell table:style-name="ce52" table:formula="of:=[.K513]*[.$D$2]/12/100" office:value-type="float" office:value="0" calcext:value-type="float">
            <text:p>0,00</text:p>
          </table:table-cell>
          <table:table-cell table:style-name="ce79" table:formula="of:=[.K513]-[.I514]-[.L514]-[.M51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13]);VALUE([.N513]);ROW([.L513]))" office:value-type="float" office:value="7" calcext:value-type="float">
            <text:p>7,00</text:p>
          </table:table-cell>
          <table:table-cell table:formula="of:=[.O513]+[.N513]-[.N514]" office:value-type="float" office:value="360" calcext:value-type="float">
            <text:p>360</text:p>
          </table:table-cell>
          <table:table-cell table:formula="of:=INDEX([.G$1:.G$1048576];[.N51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08" calcext:value-type="float">
            <text:p>508</text:p>
          </table:table-cell>
          <table:table-cell table:style-name="ce21" table:formula="of:=CONCATENATE(INT(([.A515]-1)/12)+1;&quot;-й год &quot;;[.A515]-1-INT(([.A515]-1)/12)*12+1;&quot;-й мес&quot;)" office:value-type="string" office:string-value="43-й год 4-й мес" calcext:value-type="string">
            <text:p>43-й год 4-й мес</text:p>
          </table:table-cell>
          <table:table-cell table:style-name="ce34" table:formula="of:=DATE(YEAR([.C514]);MONTH([.C514])+1;DAY([.C514]))" office:value-type="date" office:date-value="2065-10-24" calcext:value-type="date">
            <text:p>24.10.2065</text:p>
          </table:table-cell>
          <table:table-cell table:style-name="ce46" table:formula="of:=IF([.P515]*[.$D$2]/100/12/(1-(1+[.$D$2]/100/12)^(-[.O515]))&lt;[.G514];ROUNDUP([.P515]*[.$D$2]/100/12/(1-(1+[.$D$2]/100/12)^(-[.O515]));0);[.G514]+[.F515])" office:value-type="float" office:value="0" calcext:value-type="float">
            <text:p>0,00</text:p>
          </table:table-cell>
          <table:table-cell table:style-name="ce52" table:formula="of:=[.D515]-[.F515]" office:value-type="float" office:value="0" calcext:value-type="float">
            <text:p>0,00</text:p>
          </table:table-cell>
          <table:table-cell table:style-name="ce52" table:formula="of:=[.G514]*[.$D$2]*([.C515]-[.C514])/(DATE(YEAR([.C515])+1;1;1)-DATE(YEAR([.C515]);1;1))/100" office:value-type="float" office:value="0" calcext:value-type="float">
            <text:p>0,00</text:p>
          </table:table-cell>
          <table:table-cell table:style-name="ce63" table:formula="of:=[.G514]-[.E515]-[.L515]-[.M515]" office:value-type="float" office:value="0" calcext:value-type="float">
            <text:p>0,00</text:p>
          </table:table-cell>
          <table:table-cell table:style-name="ce70" table:formula="of:=[.I515]+[.J515]" office:value-type="float" office:value="0" calcext:value-type="float">
            <text:p>0,00</text:p>
          </table:table-cell>
          <table:table-cell table:style-name="ce52" table:formula="of:=IF([.$D$1]/[.$D$3]&lt;[.K514];[.$D$1]/[.$D$3];[.K514])" office:value-type="float" office:value="0" calcext:value-type="float">
            <text:p>0,00</text:p>
          </table:table-cell>
          <table:table-cell table:style-name="ce52" table:formula="of:=[.K514]*[.$D$2]/12/100" office:value-type="float" office:value="0" calcext:value-type="float">
            <text:p>0,00</text:p>
          </table:table-cell>
          <table:table-cell table:style-name="ce79" table:formula="of:=[.K514]-[.I515]-[.L515]-[.M51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14]);VALUE([.N514]);ROW([.L514]))" office:value-type="float" office:value="7" calcext:value-type="float">
            <text:p>7,00</text:p>
          </table:table-cell>
          <table:table-cell table:formula="of:=[.O514]+[.N514]-[.N515]" office:value-type="float" office:value="360" calcext:value-type="float">
            <text:p>360</text:p>
          </table:table-cell>
          <table:table-cell table:formula="of:=INDEX([.G$1:.G$1048576];[.N51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09" calcext:value-type="float">
            <text:p>509</text:p>
          </table:table-cell>
          <table:table-cell table:style-name="ce21" table:formula="of:=CONCATENATE(INT(([.A516]-1)/12)+1;&quot;-й год &quot;;[.A516]-1-INT(([.A516]-1)/12)*12+1;&quot;-й мес&quot;)" office:value-type="string" office:string-value="43-й год 5-й мес" calcext:value-type="string">
            <text:p>43-й год 5-й мес</text:p>
          </table:table-cell>
          <table:table-cell table:style-name="ce34" table:formula="of:=DATE(YEAR([.C515]);MONTH([.C515])+1;DAY([.C515]))" office:value-type="date" office:date-value="2065-11-24" calcext:value-type="date">
            <text:p>24.11.2065</text:p>
          </table:table-cell>
          <table:table-cell table:style-name="ce46" table:formula="of:=IF([.P516]*[.$D$2]/100/12/(1-(1+[.$D$2]/100/12)^(-[.O516]))&lt;[.G515];ROUNDUP([.P516]*[.$D$2]/100/12/(1-(1+[.$D$2]/100/12)^(-[.O516]));0);[.G515]+[.F516])" office:value-type="float" office:value="0" calcext:value-type="float">
            <text:p>0,00</text:p>
          </table:table-cell>
          <table:table-cell table:style-name="ce52" table:formula="of:=[.D516]-[.F516]" office:value-type="float" office:value="0" calcext:value-type="float">
            <text:p>0,00</text:p>
          </table:table-cell>
          <table:table-cell table:style-name="ce52" table:formula="of:=[.G515]*[.$D$2]*([.C516]-[.C515])/(DATE(YEAR([.C516])+1;1;1)-DATE(YEAR([.C516]);1;1))/100" office:value-type="float" office:value="0" calcext:value-type="float">
            <text:p>0,00</text:p>
          </table:table-cell>
          <table:table-cell table:style-name="ce63" table:formula="of:=[.G515]-[.E516]-[.L516]-[.M516]" office:value-type="float" office:value="0" calcext:value-type="float">
            <text:p>0,00</text:p>
          </table:table-cell>
          <table:table-cell table:style-name="ce70" table:formula="of:=[.I516]+[.J516]" office:value-type="float" office:value="0" calcext:value-type="float">
            <text:p>0,00</text:p>
          </table:table-cell>
          <table:table-cell table:style-name="ce52" table:formula="of:=IF([.$D$1]/[.$D$3]&lt;[.K515];[.$D$1]/[.$D$3];[.K515])" office:value-type="float" office:value="0" calcext:value-type="float">
            <text:p>0,00</text:p>
          </table:table-cell>
          <table:table-cell table:style-name="ce52" table:formula="of:=[.K515]*[.$D$2]/12/100" office:value-type="float" office:value="0" calcext:value-type="float">
            <text:p>0,00</text:p>
          </table:table-cell>
          <table:table-cell table:style-name="ce79" table:formula="of:=[.K515]-[.I516]-[.L516]-[.M51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15]);VALUE([.N515]);ROW([.L515]))" office:value-type="float" office:value="7" calcext:value-type="float">
            <text:p>7,00</text:p>
          </table:table-cell>
          <table:table-cell table:formula="of:=[.O515]+[.N515]-[.N516]" office:value-type="float" office:value="360" calcext:value-type="float">
            <text:p>360</text:p>
          </table:table-cell>
          <table:table-cell table:formula="of:=INDEX([.G$1:.G$1048576];[.N51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10" calcext:value-type="float">
            <text:p>510</text:p>
          </table:table-cell>
          <table:table-cell table:style-name="ce21" table:formula="of:=CONCATENATE(INT(([.A517]-1)/12)+1;&quot;-й год &quot;;[.A517]-1-INT(([.A517]-1)/12)*12+1;&quot;-й мес&quot;)" office:value-type="string" office:string-value="43-й год 6-й мес" calcext:value-type="string">
            <text:p>43-й год 6-й мес</text:p>
          </table:table-cell>
          <table:table-cell table:style-name="ce34" table:formula="of:=DATE(YEAR([.C516]);MONTH([.C516])+1;DAY([.C516]))" office:value-type="date" office:date-value="2065-12-24" calcext:value-type="date">
            <text:p>24.12.2065</text:p>
          </table:table-cell>
          <table:table-cell table:style-name="ce46" table:formula="of:=IF([.P517]*[.$D$2]/100/12/(1-(1+[.$D$2]/100/12)^(-[.O517]))&lt;[.G516];ROUNDUP([.P517]*[.$D$2]/100/12/(1-(1+[.$D$2]/100/12)^(-[.O517]));0);[.G516]+[.F517])" office:value-type="float" office:value="0" calcext:value-type="float">
            <text:p>0,00</text:p>
          </table:table-cell>
          <table:table-cell table:style-name="ce52" table:formula="of:=[.D517]-[.F517]" office:value-type="float" office:value="0" calcext:value-type="float">
            <text:p>0,00</text:p>
          </table:table-cell>
          <table:table-cell table:style-name="ce52" table:formula="of:=[.G516]*[.$D$2]*([.C517]-[.C516])/(DATE(YEAR([.C517])+1;1;1)-DATE(YEAR([.C517]);1;1))/100" office:value-type="float" office:value="0" calcext:value-type="float">
            <text:p>0,00</text:p>
          </table:table-cell>
          <table:table-cell table:style-name="ce63" table:formula="of:=[.G516]-[.E517]-[.L517]-[.M517]" office:value-type="float" office:value="0" calcext:value-type="float">
            <text:p>0,00</text:p>
          </table:table-cell>
          <table:table-cell table:style-name="ce70" table:formula="of:=[.I517]+[.J517]" office:value-type="float" office:value="0" calcext:value-type="float">
            <text:p>0,00</text:p>
          </table:table-cell>
          <table:table-cell table:style-name="ce52" table:formula="of:=IF([.$D$1]/[.$D$3]&lt;[.K516];[.$D$1]/[.$D$3];[.K516])" office:value-type="float" office:value="0" calcext:value-type="float">
            <text:p>0,00</text:p>
          </table:table-cell>
          <table:table-cell table:style-name="ce52" table:formula="of:=[.K516]*[.$D$2]/12/100" office:value-type="float" office:value="0" calcext:value-type="float">
            <text:p>0,00</text:p>
          </table:table-cell>
          <table:table-cell table:style-name="ce79" table:formula="of:=[.K516]-[.I517]-[.L517]-[.M51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16]);VALUE([.N516]);ROW([.L516]))" office:value-type="float" office:value="7" calcext:value-type="float">
            <text:p>7,00</text:p>
          </table:table-cell>
          <table:table-cell table:formula="of:=[.O516]+[.N516]-[.N517]" office:value-type="float" office:value="360" calcext:value-type="float">
            <text:p>360</text:p>
          </table:table-cell>
          <table:table-cell table:formula="of:=INDEX([.G$1:.G$1048576];[.N51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11" calcext:value-type="float">
            <text:p>511</text:p>
          </table:table-cell>
          <table:table-cell table:style-name="ce21" table:formula="of:=CONCATENATE(INT(([.A518]-1)/12)+1;&quot;-й год &quot;;[.A518]-1-INT(([.A518]-1)/12)*12+1;&quot;-й мес&quot;)" office:value-type="string" office:string-value="43-й год 7-й мес" calcext:value-type="string">
            <text:p>43-й год 7-й мес</text:p>
          </table:table-cell>
          <table:table-cell table:style-name="ce34" table:formula="of:=DATE(YEAR([.C517]);MONTH([.C517])+1;DAY([.C517]))" office:value-type="date" office:date-value="2066-01-24" calcext:value-type="date">
            <text:p>24.01.2066</text:p>
          </table:table-cell>
          <table:table-cell table:style-name="ce46" table:formula="of:=IF([.P518]*[.$D$2]/100/12/(1-(1+[.$D$2]/100/12)^(-[.O518]))&lt;[.G517];ROUNDUP([.P518]*[.$D$2]/100/12/(1-(1+[.$D$2]/100/12)^(-[.O518]));0);[.G517]+[.F518])" office:value-type="float" office:value="0" calcext:value-type="float">
            <text:p>0,00</text:p>
          </table:table-cell>
          <table:table-cell table:style-name="ce52" table:formula="of:=[.D518]-[.F518]" office:value-type="float" office:value="0" calcext:value-type="float">
            <text:p>0,00</text:p>
          </table:table-cell>
          <table:table-cell table:style-name="ce52" table:formula="of:=[.G517]*[.$D$2]*([.C518]-[.C517])/(DATE(YEAR([.C518])+1;1;1)-DATE(YEAR([.C518]);1;1))/100" office:value-type="float" office:value="0" calcext:value-type="float">
            <text:p>0,00</text:p>
          </table:table-cell>
          <table:table-cell table:style-name="ce63" table:formula="of:=[.G517]-[.E518]-[.L518]-[.M518]" office:value-type="float" office:value="0" calcext:value-type="float">
            <text:p>0,00</text:p>
          </table:table-cell>
          <table:table-cell table:style-name="ce70" table:formula="of:=[.I518]+[.J518]" office:value-type="float" office:value="0" calcext:value-type="float">
            <text:p>0,00</text:p>
          </table:table-cell>
          <table:table-cell table:style-name="ce52" table:formula="of:=IF([.$D$1]/[.$D$3]&lt;[.K517];[.$D$1]/[.$D$3];[.K517])" office:value-type="float" office:value="0" calcext:value-type="float">
            <text:p>0,00</text:p>
          </table:table-cell>
          <table:table-cell table:style-name="ce52" table:formula="of:=[.K517]*[.$D$2]/12/100" office:value-type="float" office:value="0" calcext:value-type="float">
            <text:p>0,00</text:p>
          </table:table-cell>
          <table:table-cell table:style-name="ce79" table:formula="of:=[.K517]-[.I518]-[.L518]-[.M51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17]);VALUE([.N517]);ROW([.L517]))" office:value-type="float" office:value="7" calcext:value-type="float">
            <text:p>7,00</text:p>
          </table:table-cell>
          <table:table-cell table:formula="of:=[.O517]+[.N517]-[.N518]" office:value-type="float" office:value="360" calcext:value-type="float">
            <text:p>360</text:p>
          </table:table-cell>
          <table:table-cell table:formula="of:=INDEX([.G$1:.G$1048576];[.N51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12" calcext:value-type="float">
            <text:p>512</text:p>
          </table:table-cell>
          <table:table-cell table:style-name="ce21" table:formula="of:=CONCATENATE(INT(([.A519]-1)/12)+1;&quot;-й год &quot;;[.A519]-1-INT(([.A519]-1)/12)*12+1;&quot;-й мес&quot;)" office:value-type="string" office:string-value="43-й год 8-й мес" calcext:value-type="string">
            <text:p>43-й год 8-й мес</text:p>
          </table:table-cell>
          <table:table-cell table:style-name="ce34" table:formula="of:=DATE(YEAR([.C518]);MONTH([.C518])+1;DAY([.C518]))" office:value-type="date" office:date-value="2066-02-24" calcext:value-type="date">
            <text:p>24.02.2066</text:p>
          </table:table-cell>
          <table:table-cell table:style-name="ce46" table:formula="of:=IF([.P519]*[.$D$2]/100/12/(1-(1+[.$D$2]/100/12)^(-[.O519]))&lt;[.G518];ROUNDUP([.P519]*[.$D$2]/100/12/(1-(1+[.$D$2]/100/12)^(-[.O519]));0);[.G518]+[.F519])" office:value-type="float" office:value="0" calcext:value-type="float">
            <text:p>0,00</text:p>
          </table:table-cell>
          <table:table-cell table:style-name="ce52" table:formula="of:=[.D519]-[.F519]" office:value-type="float" office:value="0" calcext:value-type="float">
            <text:p>0,00</text:p>
          </table:table-cell>
          <table:table-cell table:style-name="ce52" table:formula="of:=[.G518]*[.$D$2]*([.C519]-[.C518])/(DATE(YEAR([.C519])+1;1;1)-DATE(YEAR([.C519]);1;1))/100" office:value-type="float" office:value="0" calcext:value-type="float">
            <text:p>0,00</text:p>
          </table:table-cell>
          <table:table-cell table:style-name="ce63" table:formula="of:=[.G518]-[.E519]-[.L519]-[.M519]" office:value-type="float" office:value="0" calcext:value-type="float">
            <text:p>0,00</text:p>
          </table:table-cell>
          <table:table-cell table:style-name="ce70" table:formula="of:=[.I519]+[.J519]" office:value-type="float" office:value="0" calcext:value-type="float">
            <text:p>0,00</text:p>
          </table:table-cell>
          <table:table-cell table:style-name="ce52" table:formula="of:=IF([.$D$1]/[.$D$3]&lt;[.K518];[.$D$1]/[.$D$3];[.K518])" office:value-type="float" office:value="0" calcext:value-type="float">
            <text:p>0,00</text:p>
          </table:table-cell>
          <table:table-cell table:style-name="ce52" table:formula="of:=[.K518]*[.$D$2]/12/100" office:value-type="float" office:value="0" calcext:value-type="float">
            <text:p>0,00</text:p>
          </table:table-cell>
          <table:table-cell table:style-name="ce79" table:formula="of:=[.K518]-[.I519]-[.L519]-[.M51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18]);VALUE([.N518]);ROW([.L518]))" office:value-type="float" office:value="7" calcext:value-type="float">
            <text:p>7,00</text:p>
          </table:table-cell>
          <table:table-cell table:formula="of:=[.O518]+[.N518]-[.N519]" office:value-type="float" office:value="360" calcext:value-type="float">
            <text:p>360</text:p>
          </table:table-cell>
          <table:table-cell table:formula="of:=INDEX([.G$1:.G$1048576];[.N51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13" calcext:value-type="float">
            <text:p>513</text:p>
          </table:table-cell>
          <table:table-cell table:style-name="ce25"/>
          <table:table-cell table:style-name="ce34" table:formula="of:=DATE(YEAR([.C519]);MONTH([.C519])+1;DAY([.C519]))" office:value-type="date" office:date-value="2066-03-24" calcext:value-type="date">
            <text:p>24.03.2066</text:p>
          </table:table-cell>
          <table:table-cell table:style-name="ce46" table:formula="of:=IF([.P520]*[.$D$2]/100/12/(1-(1+[.$D$2]/100/12)^(-[.O520]))&lt;[.G519];ROUNDUP([.P520]*[.$D$2]/100/12/(1-(1+[.$D$2]/100/12)^(-[.O520]));0);[.G519]+[.F520])" office:value-type="float" office:value="0" calcext:value-type="float">
            <text:p>0,00</text:p>
          </table:table-cell>
          <table:table-cell table:style-name="ce52" table:formula="of:=[.D520]-[.F520]" office:value-type="float" office:value="0" calcext:value-type="float">
            <text:p>0,00</text:p>
          </table:table-cell>
          <table:table-cell table:style-name="ce52" table:formula="of:=[.G519]*[.$D$2]*([.C520]-[.C519])/(DATE(YEAR([.C520])+1;1;1)-DATE(YEAR([.C520]);1;1))/100" office:value-type="float" office:value="0" calcext:value-type="float">
            <text:p>0,00</text:p>
          </table:table-cell>
          <table:table-cell table:style-name="ce63" table:formula="of:=[.G519]-[.E520]-[.L520]-[.M520]" office:value-type="float" office:value="0" calcext:value-type="float">
            <text:p>0,00</text:p>
          </table:table-cell>
          <table:table-cell table:style-name="ce70" table:formula="of:=[.I520]+[.J520]" office:value-type="float" office:value="0" calcext:value-type="float">
            <text:p>0,00</text:p>
          </table:table-cell>
          <table:table-cell table:style-name="ce52" table:formula="of:=IF([.$D$1]/[.$D$3]&lt;[.K519];[.$D$1]/[.$D$3];[.K519])" office:value-type="float" office:value="0" calcext:value-type="float">
            <text:p>0,00</text:p>
          </table:table-cell>
          <table:table-cell table:style-name="ce52" table:formula="of:=[.K519]*[.$D$2]/12/100" office:value-type="float" office:value="0" calcext:value-type="float">
            <text:p>0,00</text:p>
          </table:table-cell>
          <table:table-cell table:style-name="ce79" table:formula="of:=[.K519]-[.I520]-[.L520]-[.M52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19]);VALUE([.N519]);ROW([.L519]))" office:value-type="float" office:value="7" calcext:value-type="float">
            <text:p>7,00</text:p>
          </table:table-cell>
          <table:table-cell table:formula="of:=[.O519]+[.N519]-[.N520]" office:value-type="float" office:value="360" calcext:value-type="float">
            <text:p>360</text:p>
          </table:table-cell>
          <table:table-cell table:formula="of:=INDEX([.G$1:.G$1048576];[.N52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14" calcext:value-type="float">
            <text:p>514</text:p>
          </table:table-cell>
          <table:table-cell table:style-name="ce25"/>
          <table:table-cell table:style-name="ce34" table:formula="of:=DATE(YEAR([.C520]);MONTH([.C520])+1;DAY([.C520]))" office:value-type="date" office:date-value="2066-04-24" calcext:value-type="date">
            <text:p>24.04.2066</text:p>
          </table:table-cell>
          <table:table-cell table:style-name="ce46" table:formula="of:=IF([.P521]*[.$D$2]/100/12/(1-(1+[.$D$2]/100/12)^(-[.O521]))&lt;[.G520];ROUNDUP([.P521]*[.$D$2]/100/12/(1-(1+[.$D$2]/100/12)^(-[.O521]));0);[.G520]+[.F521])" office:value-type="float" office:value="0" calcext:value-type="float">
            <text:p>0,00</text:p>
          </table:table-cell>
          <table:table-cell table:style-name="ce52" table:formula="of:=[.D521]-[.F521]" office:value-type="float" office:value="0" calcext:value-type="float">
            <text:p>0,00</text:p>
          </table:table-cell>
          <table:table-cell table:style-name="ce52" table:formula="of:=[.G520]*[.$D$2]*([.C521]-[.C520])/(DATE(YEAR([.C521])+1;1;1)-DATE(YEAR([.C521]);1;1))/100" office:value-type="float" office:value="0" calcext:value-type="float">
            <text:p>0,00</text:p>
          </table:table-cell>
          <table:table-cell table:style-name="ce63" table:formula="of:=[.G520]-[.E521]-[.L521]-[.M521]" office:value-type="float" office:value="0" calcext:value-type="float">
            <text:p>0,00</text:p>
          </table:table-cell>
          <table:table-cell table:style-name="ce70" table:formula="of:=[.I521]+[.J521]" office:value-type="float" office:value="0" calcext:value-type="float">
            <text:p>0,00</text:p>
          </table:table-cell>
          <table:table-cell table:style-name="ce52" table:formula="of:=IF([.$D$1]/[.$D$3]&lt;[.K520];[.$D$1]/[.$D$3];[.K520])" office:value-type="float" office:value="0" calcext:value-type="float">
            <text:p>0,00</text:p>
          </table:table-cell>
          <table:table-cell table:style-name="ce52" table:formula="of:=[.K520]*[.$D$2]/12/100" office:value-type="float" office:value="0" calcext:value-type="float">
            <text:p>0,00</text:p>
          </table:table-cell>
          <table:table-cell table:style-name="ce79" table:formula="of:=[.K520]-[.I521]-[.L521]-[.M52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20]);VALUE([.N520]);ROW([.L520]))" office:value-type="float" office:value="7" calcext:value-type="float">
            <text:p>7,00</text:p>
          </table:table-cell>
          <table:table-cell table:formula="of:=[.O520]+[.N520]-[.N521]" office:value-type="float" office:value="360" calcext:value-type="float">
            <text:p>360</text:p>
          </table:table-cell>
          <table:table-cell table:formula="of:=INDEX([.G$1:.G$1048576];[.N52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15" calcext:value-type="float">
            <text:p>515</text:p>
          </table:table-cell>
          <table:table-cell table:style-name="ce25"/>
          <table:table-cell table:style-name="ce34" table:formula="of:=DATE(YEAR([.C521]);MONTH([.C521])+1;DAY([.C521]))" office:value-type="date" office:date-value="2066-05-24" calcext:value-type="date">
            <text:p>24.05.2066</text:p>
          </table:table-cell>
          <table:table-cell table:style-name="ce46" table:formula="of:=IF([.P522]*[.$D$2]/100/12/(1-(1+[.$D$2]/100/12)^(-[.O522]))&lt;[.G521];ROUNDUP([.P522]*[.$D$2]/100/12/(1-(1+[.$D$2]/100/12)^(-[.O522]));0);[.G521]+[.F522])" office:value-type="float" office:value="0" calcext:value-type="float">
            <text:p>0,00</text:p>
          </table:table-cell>
          <table:table-cell table:style-name="ce52" table:formula="of:=[.D522]-[.F522]" office:value-type="float" office:value="0" calcext:value-type="float">
            <text:p>0,00</text:p>
          </table:table-cell>
          <table:table-cell table:style-name="ce52" table:formula="of:=[.G521]*[.$D$2]*([.C522]-[.C521])/(DATE(YEAR([.C522])+1;1;1)-DATE(YEAR([.C522]);1;1))/100" office:value-type="float" office:value="0" calcext:value-type="float">
            <text:p>0,00</text:p>
          </table:table-cell>
          <table:table-cell table:style-name="ce63" table:formula="of:=[.G521]-[.E522]-[.L522]-[.M522]" office:value-type="float" office:value="0" calcext:value-type="float">
            <text:p>0,00</text:p>
          </table:table-cell>
          <table:table-cell table:style-name="ce70" table:formula="of:=[.I522]+[.J522]" office:value-type="float" office:value="0" calcext:value-type="float">
            <text:p>0,00</text:p>
          </table:table-cell>
          <table:table-cell table:style-name="ce52" table:formula="of:=IF([.$D$1]/[.$D$3]&lt;[.K521];[.$D$1]/[.$D$3];[.K521])" office:value-type="float" office:value="0" calcext:value-type="float">
            <text:p>0,00</text:p>
          </table:table-cell>
          <table:table-cell table:style-name="ce52" table:formula="of:=[.K521]*[.$D$2]/12/100" office:value-type="float" office:value="0" calcext:value-type="float">
            <text:p>0,00</text:p>
          </table:table-cell>
          <table:table-cell table:style-name="ce79" table:formula="of:=[.K521]-[.I522]-[.L522]-[.M52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21]);VALUE([.N521]);ROW([.L521]))" office:value-type="float" office:value="7" calcext:value-type="float">
            <text:p>7,00</text:p>
          </table:table-cell>
          <table:table-cell table:formula="of:=[.O521]+[.N521]-[.N522]" office:value-type="float" office:value="360" calcext:value-type="float">
            <text:p>360</text:p>
          </table:table-cell>
          <table:table-cell table:formula="of:=INDEX([.G$1:.G$1048576];[.N52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16" calcext:value-type="float">
            <text:p>516</text:p>
          </table:table-cell>
          <table:table-cell table:style-name="ce25"/>
          <table:table-cell table:style-name="ce34" table:formula="of:=DATE(YEAR([.C522]);MONTH([.C522])+1;DAY([.C522]))" office:value-type="date" office:date-value="2066-06-24" calcext:value-type="date">
            <text:p>24.06.2066</text:p>
          </table:table-cell>
          <table:table-cell table:style-name="ce46" table:formula="of:=IF([.P523]*[.$D$2]/100/12/(1-(1+[.$D$2]/100/12)^(-[.O523]))&lt;[.G522];ROUNDUP([.P523]*[.$D$2]/100/12/(1-(1+[.$D$2]/100/12)^(-[.O523]));0);[.G522]+[.F523])" office:value-type="float" office:value="0" calcext:value-type="float">
            <text:p>0,00</text:p>
          </table:table-cell>
          <table:table-cell table:style-name="ce52" table:formula="of:=[.D523]-[.F523]" office:value-type="float" office:value="0" calcext:value-type="float">
            <text:p>0,00</text:p>
          </table:table-cell>
          <table:table-cell table:style-name="ce52" table:formula="of:=[.G522]*[.$D$2]*([.C523]-[.C522])/(DATE(YEAR([.C523])+1;1;1)-DATE(YEAR([.C523]);1;1))/100" office:value-type="float" office:value="0" calcext:value-type="float">
            <text:p>0,00</text:p>
          </table:table-cell>
          <table:table-cell table:style-name="ce63" table:formula="of:=[.G522]-[.E523]-[.L523]-[.M523]" office:value-type="float" office:value="0" calcext:value-type="float">
            <text:p>0,00</text:p>
          </table:table-cell>
          <table:table-cell table:style-name="ce70" table:formula="of:=[.I523]+[.J523]" office:value-type="float" office:value="0" calcext:value-type="float">
            <text:p>0,00</text:p>
          </table:table-cell>
          <table:table-cell table:style-name="ce52" table:formula="of:=IF([.$D$1]/[.$D$3]&lt;[.K522];[.$D$1]/[.$D$3];[.K522])" office:value-type="float" office:value="0" calcext:value-type="float">
            <text:p>0,00</text:p>
          </table:table-cell>
          <table:table-cell table:style-name="ce52" table:formula="of:=[.K522]*[.$D$2]/12/100" office:value-type="float" office:value="0" calcext:value-type="float">
            <text:p>0,00</text:p>
          </table:table-cell>
          <table:table-cell table:style-name="ce79" table:formula="of:=[.K522]-[.I523]-[.L523]-[.M52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22]);VALUE([.N522]);ROW([.L522]))" office:value-type="float" office:value="7" calcext:value-type="float">
            <text:p>7,00</text:p>
          </table:table-cell>
          <table:table-cell table:formula="of:=[.O522]+[.N522]-[.N523]" office:value-type="float" office:value="360" calcext:value-type="float">
            <text:p>360</text:p>
          </table:table-cell>
          <table:table-cell table:formula="of:=INDEX([.G$1:.G$1048576];[.N52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517" calcext:value-type="float">
            <text:p>517</text:p>
          </table:table-cell>
          <table:table-cell table:style-name="ce26"/>
          <table:table-cell table:style-name="ce34" table:formula="of:=DATE(YEAR([.C523]);MONTH([.C523])+1;DAY([.C523]))" office:value-type="date" office:date-value="2066-07-24" calcext:value-type="date">
            <text:p>24.07.2066</text:p>
          </table:table-cell>
          <table:table-cell table:style-name="ce46" table:formula="of:=IF([.P524]*[.$D$2]/100/12/(1-(1+[.$D$2]/100/12)^(-[.O524]))&lt;[.G523];ROUNDUP([.P524]*[.$D$2]/100/12/(1-(1+[.$D$2]/100/12)^(-[.O524]));0);[.G523]+[.F524])" office:value-type="float" office:value="0" calcext:value-type="float">
            <text:p>0,00</text:p>
          </table:table-cell>
          <table:table-cell table:style-name="ce53" table:formula="of:=[.D524]-[.F524]" office:value-type="float" office:value="0" calcext:value-type="float">
            <text:p>0,00</text:p>
          </table:table-cell>
          <table:table-cell table:style-name="ce52" table:formula="of:=[.G523]*[.$D$2]*([.C524]-[.C523])/(DATE(YEAR([.C524])+1;1;1)-DATE(YEAR([.C524]);1;1))/100" office:value-type="float" office:value="0" calcext:value-type="float">
            <text:p>0,00</text:p>
          </table:table-cell>
          <table:table-cell table:style-name="ce64" table:formula="of:=[.G523]-[.E524]-[.L524]-[.M524]" office:value-type="float" office:value="0" calcext:value-type="float">
            <text:p>0,00</text:p>
          </table:table-cell>
          <table:table-cell table:style-name="ce71" table:formula="of:=[.I524]+[.J524]" office:value-type="float" office:value="0" calcext:value-type="float">
            <text:p>0,00</text:p>
          </table:table-cell>
          <table:table-cell table:style-name="ce53" table:formula="of:=IF([.$D$1]/[.$D$3]&lt;[.K523];[.$D$1]/[.$D$3];[.K523])" office:value-type="float" office:value="0" calcext:value-type="float">
            <text:p>0,00</text:p>
          </table:table-cell>
          <table:table-cell table:style-name="ce53" table:formula="of:=[.K523]*[.$D$2]/12/100" office:value-type="float" office:value="0" calcext:value-type="float">
            <text:p>0,00</text:p>
          </table:table-cell>
          <table:table-cell table:style-name="ce80" table:formula="of:=[.K523]-[.I524]-[.L524]-[.M524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523]);VALUE([.N523]);ROW([.L523]))" office:value-type="float" office:value="7" calcext:value-type="float">
            <text:p>7,00</text:p>
          </table:table-cell>
          <table:table-cell table:formula="of:=[.O523]+[.N523]-[.N524]" office:value-type="float" office:value="360" calcext:value-type="float">
            <text:p>360</text:p>
          </table:table-cell>
          <table:table-cell table:formula="of:=INDEX([.G$1:.G$1048576];[.N52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18" calcext:value-type="float">
            <text:p>518</text:p>
          </table:table-cell>
          <table:table-cell table:style-name="ce26"/>
          <table:table-cell table:style-name="ce34" table:formula="of:=DATE(YEAR([.C524]);MONTH([.C524])+1;DAY([.C524]))" office:value-type="date" office:date-value="2066-08-24" calcext:value-type="date">
            <text:p>24.08.2066</text:p>
          </table:table-cell>
          <table:table-cell table:style-name="ce46" table:formula="of:=IF([.P525]*[.$D$2]/100/12/(1-(1+[.$D$2]/100/12)^(-[.O525]))&lt;[.G524];ROUNDUP([.P525]*[.$D$2]/100/12/(1-(1+[.$D$2]/100/12)^(-[.O525]));0);[.G524]+[.F525])" office:value-type="float" office:value="0" calcext:value-type="float">
            <text:p>0,00</text:p>
          </table:table-cell>
          <table:table-cell table:style-name="ce52" table:formula="of:=[.D525]-[.F525]" office:value-type="float" office:value="0" calcext:value-type="float">
            <text:p>0,00</text:p>
          </table:table-cell>
          <table:table-cell table:style-name="ce52" table:formula="of:=[.G524]*[.$D$2]*([.C525]-[.C524])/(DATE(YEAR([.C525])+1;1;1)-DATE(YEAR([.C525]);1;1))/100" office:value-type="float" office:value="0" calcext:value-type="float">
            <text:p>0,00</text:p>
          </table:table-cell>
          <table:table-cell table:style-name="ce63" table:formula="of:=[.G524]-[.E525]-[.L525]-[.M525]" office:value-type="float" office:value="0" calcext:value-type="float">
            <text:p>0,00</text:p>
          </table:table-cell>
          <table:table-cell table:style-name="ce70" table:formula="of:=[.I525]+[.J525]" office:value-type="float" office:value="0" calcext:value-type="float">
            <text:p>0,00</text:p>
          </table:table-cell>
          <table:table-cell table:style-name="ce52" table:formula="of:=IF([.$D$1]/[.$D$3]&lt;[.K524];[.$D$1]/[.$D$3];[.K524])" office:value-type="float" office:value="0" calcext:value-type="float">
            <text:p>0,00</text:p>
          </table:table-cell>
          <table:table-cell table:style-name="ce52" table:formula="of:=[.K524]*[.$D$2]/12/100" office:value-type="float" office:value="0" calcext:value-type="float">
            <text:p>0,00</text:p>
          </table:table-cell>
          <table:table-cell table:style-name="ce79" table:formula="of:=[.K524]-[.I525]-[.L525]-[.M52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24]);VALUE([.N524]);ROW([.L524]))" office:value-type="float" office:value="7" calcext:value-type="float">
            <text:p>7,00</text:p>
          </table:table-cell>
          <table:table-cell table:formula="of:=[.O524]+[.N524]-[.N525]" office:value-type="float" office:value="360" calcext:value-type="float">
            <text:p>360</text:p>
          </table:table-cell>
          <table:table-cell table:formula="of:=INDEX([.G$1:.G$1048576];[.N52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19" calcext:value-type="float">
            <text:p>519</text:p>
          </table:table-cell>
          <table:table-cell table:style-name="ce26"/>
          <table:table-cell table:style-name="ce34" table:formula="of:=DATE(YEAR([.C525]);MONTH([.C525])+1;DAY([.C525]))" office:value-type="date" office:date-value="2066-09-24" calcext:value-type="date">
            <text:p>24.09.2066</text:p>
          </table:table-cell>
          <table:table-cell table:style-name="ce46" table:formula="of:=IF([.P526]*[.$D$2]/100/12/(1-(1+[.$D$2]/100/12)^(-[.O526]))&lt;[.G525];ROUNDUP([.P526]*[.$D$2]/100/12/(1-(1+[.$D$2]/100/12)^(-[.O526]));0);[.G525]+[.F526])" office:value-type="float" office:value="0" calcext:value-type="float">
            <text:p>0,00</text:p>
          </table:table-cell>
          <table:table-cell table:style-name="ce52" table:formula="of:=[.D526]-[.F526]" office:value-type="float" office:value="0" calcext:value-type="float">
            <text:p>0,00</text:p>
          </table:table-cell>
          <table:table-cell table:style-name="ce52" table:formula="of:=[.G525]*[.$D$2]*([.C526]-[.C525])/(DATE(YEAR([.C526])+1;1;1)-DATE(YEAR([.C526]);1;1))/100" office:value-type="float" office:value="0" calcext:value-type="float">
            <text:p>0,00</text:p>
          </table:table-cell>
          <table:table-cell table:style-name="ce63" table:formula="of:=[.G525]-[.E526]-[.L526]-[.M526]" office:value-type="float" office:value="0" calcext:value-type="float">
            <text:p>0,00</text:p>
          </table:table-cell>
          <table:table-cell table:style-name="ce70" table:formula="of:=[.I526]+[.J526]" office:value-type="float" office:value="0" calcext:value-type="float">
            <text:p>0,00</text:p>
          </table:table-cell>
          <table:table-cell table:style-name="ce52" table:formula="of:=IF([.$D$1]/[.$D$3]&lt;[.K525];[.$D$1]/[.$D$3];[.K525])" office:value-type="float" office:value="0" calcext:value-type="float">
            <text:p>0,00</text:p>
          </table:table-cell>
          <table:table-cell table:style-name="ce52" table:formula="of:=[.K525]*[.$D$2]/12/100" office:value-type="float" office:value="0" calcext:value-type="float">
            <text:p>0,00</text:p>
          </table:table-cell>
          <table:table-cell table:style-name="ce79" table:formula="of:=[.K525]-[.I526]-[.L526]-[.M52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25]);VALUE([.N525]);ROW([.L525]))" office:value-type="float" office:value="7" calcext:value-type="float">
            <text:p>7,00</text:p>
          </table:table-cell>
          <table:table-cell table:formula="of:=[.O525]+[.N525]-[.N526]" office:value-type="float" office:value="360" calcext:value-type="float">
            <text:p>360</text:p>
          </table:table-cell>
          <table:table-cell table:formula="of:=INDEX([.G$1:.G$1048576];[.N52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20" calcext:value-type="float">
            <text:p>520</text:p>
          </table:table-cell>
          <table:table-cell table:style-name="ce26"/>
          <table:table-cell table:style-name="ce34" table:formula="of:=DATE(YEAR([.C526]);MONTH([.C526])+1;DAY([.C526]))" office:value-type="date" office:date-value="2066-10-24" calcext:value-type="date">
            <text:p>24.10.2066</text:p>
          </table:table-cell>
          <table:table-cell table:style-name="ce46" table:formula="of:=IF([.P527]*[.$D$2]/100/12/(1-(1+[.$D$2]/100/12)^(-[.O527]))&lt;[.G526];ROUNDUP([.P527]*[.$D$2]/100/12/(1-(1+[.$D$2]/100/12)^(-[.O527]));0);[.G526]+[.F527])" office:value-type="float" office:value="0" calcext:value-type="float">
            <text:p>0,00</text:p>
          </table:table-cell>
          <table:table-cell table:style-name="ce52" table:formula="of:=[.D527]-[.F527]" office:value-type="float" office:value="0" calcext:value-type="float">
            <text:p>0,00</text:p>
          </table:table-cell>
          <table:table-cell table:style-name="ce52" table:formula="of:=[.G526]*[.$D$2]*([.C527]-[.C526])/(DATE(YEAR([.C527])+1;1;1)-DATE(YEAR([.C527]);1;1))/100" office:value-type="float" office:value="0" calcext:value-type="float">
            <text:p>0,00</text:p>
          </table:table-cell>
          <table:table-cell table:style-name="ce63" table:formula="of:=[.G526]-[.E527]-[.L527]-[.M527]" office:value-type="float" office:value="0" calcext:value-type="float">
            <text:p>0,00</text:p>
          </table:table-cell>
          <table:table-cell table:style-name="ce70" table:formula="of:=[.I527]+[.J527]" office:value-type="float" office:value="0" calcext:value-type="float">
            <text:p>0,00</text:p>
          </table:table-cell>
          <table:table-cell table:style-name="ce52" table:formula="of:=IF([.$D$1]/[.$D$3]&lt;[.K526];[.$D$1]/[.$D$3];[.K526])" office:value-type="float" office:value="0" calcext:value-type="float">
            <text:p>0,00</text:p>
          </table:table-cell>
          <table:table-cell table:style-name="ce52" table:formula="of:=[.K526]*[.$D$2]/12/100" office:value-type="float" office:value="0" calcext:value-type="float">
            <text:p>0,00</text:p>
          </table:table-cell>
          <table:table-cell table:style-name="ce79" table:formula="of:=[.K526]-[.I527]-[.L527]-[.M52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26]);VALUE([.N526]);ROW([.L526]))" office:value-type="float" office:value="7" calcext:value-type="float">
            <text:p>7,00</text:p>
          </table:table-cell>
          <table:table-cell table:formula="of:=[.O526]+[.N526]-[.N527]" office:value-type="float" office:value="360" calcext:value-type="float">
            <text:p>360</text:p>
          </table:table-cell>
          <table:table-cell table:formula="of:=INDEX([.G$1:.G$1048576];[.N52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21" calcext:value-type="float">
            <text:p>521</text:p>
          </table:table-cell>
          <table:table-cell table:style-name="ce26"/>
          <table:table-cell table:style-name="ce34" table:formula="of:=DATE(YEAR([.C527]);MONTH([.C527])+1;DAY([.C527]))" office:value-type="date" office:date-value="2066-11-24" calcext:value-type="date">
            <text:p>24.11.2066</text:p>
          </table:table-cell>
          <table:table-cell table:style-name="ce46" table:formula="of:=IF([.P528]*[.$D$2]/100/12/(1-(1+[.$D$2]/100/12)^(-[.O528]))&lt;[.G527];ROUNDUP([.P528]*[.$D$2]/100/12/(1-(1+[.$D$2]/100/12)^(-[.O528]));0);[.G527]+[.F528])" office:value-type="float" office:value="0" calcext:value-type="float">
            <text:p>0,00</text:p>
          </table:table-cell>
          <table:table-cell table:style-name="ce52" table:formula="of:=[.D528]-[.F528]" office:value-type="float" office:value="0" calcext:value-type="float">
            <text:p>0,00</text:p>
          </table:table-cell>
          <table:table-cell table:style-name="ce52" table:formula="of:=[.G527]*[.$D$2]*([.C528]-[.C527])/(DATE(YEAR([.C528])+1;1;1)-DATE(YEAR([.C528]);1;1))/100" office:value-type="float" office:value="0" calcext:value-type="float">
            <text:p>0,00</text:p>
          </table:table-cell>
          <table:table-cell table:style-name="ce63" table:formula="of:=[.G527]-[.E528]-[.L528]-[.M528]" office:value-type="float" office:value="0" calcext:value-type="float">
            <text:p>0,00</text:p>
          </table:table-cell>
          <table:table-cell table:style-name="ce70" table:formula="of:=[.I528]+[.J528]" office:value-type="float" office:value="0" calcext:value-type="float">
            <text:p>0,00</text:p>
          </table:table-cell>
          <table:table-cell table:style-name="ce52" table:formula="of:=IF([.$D$1]/[.$D$3]&lt;[.K527];[.$D$1]/[.$D$3];[.K527])" office:value-type="float" office:value="0" calcext:value-type="float">
            <text:p>0,00</text:p>
          </table:table-cell>
          <table:table-cell table:style-name="ce52" table:formula="of:=[.K527]*[.$D$2]/12/100" office:value-type="float" office:value="0" calcext:value-type="float">
            <text:p>0,00</text:p>
          </table:table-cell>
          <table:table-cell table:style-name="ce79" table:formula="of:=[.K527]-[.I528]-[.L528]-[.M52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27]);VALUE([.N527]);ROW([.L527]))" office:value-type="float" office:value="7" calcext:value-type="float">
            <text:p>7,00</text:p>
          </table:table-cell>
          <table:table-cell table:formula="of:=[.O527]+[.N527]-[.N528]" office:value-type="float" office:value="360" calcext:value-type="float">
            <text:p>360</text:p>
          </table:table-cell>
          <table:table-cell table:formula="of:=INDEX([.G$1:.G$1048576];[.N52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22" calcext:value-type="float">
            <text:p>522</text:p>
          </table:table-cell>
          <table:table-cell table:style-name="ce26"/>
          <table:table-cell table:style-name="ce34" table:formula="of:=DATE(YEAR([.C528]);MONTH([.C528])+1;DAY([.C528]))" office:value-type="date" office:date-value="2066-12-24" calcext:value-type="date">
            <text:p>24.12.2066</text:p>
          </table:table-cell>
          <table:table-cell table:style-name="ce46" table:formula="of:=IF([.P529]*[.$D$2]/100/12/(1-(1+[.$D$2]/100/12)^(-[.O529]))&lt;[.G528];ROUNDUP([.P529]*[.$D$2]/100/12/(1-(1+[.$D$2]/100/12)^(-[.O529]));0);[.G528]+[.F529])" office:value-type="float" office:value="0" calcext:value-type="float">
            <text:p>0,00</text:p>
          </table:table-cell>
          <table:table-cell table:style-name="ce52" table:formula="of:=[.D529]-[.F529]" office:value-type="float" office:value="0" calcext:value-type="float">
            <text:p>0,00</text:p>
          </table:table-cell>
          <table:table-cell table:style-name="ce52" table:formula="of:=[.G528]*[.$D$2]*([.C529]-[.C528])/(DATE(YEAR([.C529])+1;1;1)-DATE(YEAR([.C529]);1;1))/100" office:value-type="float" office:value="0" calcext:value-type="float">
            <text:p>0,00</text:p>
          </table:table-cell>
          <table:table-cell table:style-name="ce63" table:formula="of:=[.G528]-[.E529]-[.L529]-[.M529]" office:value-type="float" office:value="0" calcext:value-type="float">
            <text:p>0,00</text:p>
          </table:table-cell>
          <table:table-cell table:style-name="ce70" table:formula="of:=[.I529]+[.J529]" office:value-type="float" office:value="0" calcext:value-type="float">
            <text:p>0,00</text:p>
          </table:table-cell>
          <table:table-cell table:style-name="ce52" table:formula="of:=IF([.$D$1]/[.$D$3]&lt;[.K528];[.$D$1]/[.$D$3];[.K528])" office:value-type="float" office:value="0" calcext:value-type="float">
            <text:p>0,00</text:p>
          </table:table-cell>
          <table:table-cell table:style-name="ce52" table:formula="of:=[.K528]*[.$D$2]/12/100" office:value-type="float" office:value="0" calcext:value-type="float">
            <text:p>0,00</text:p>
          </table:table-cell>
          <table:table-cell table:style-name="ce79" table:formula="of:=[.K528]-[.I529]-[.L529]-[.M52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28]);VALUE([.N528]);ROW([.L528]))" office:value-type="float" office:value="7" calcext:value-type="float">
            <text:p>7,00</text:p>
          </table:table-cell>
          <table:table-cell table:formula="of:=[.O528]+[.N528]-[.N529]" office:value-type="float" office:value="360" calcext:value-type="float">
            <text:p>360</text:p>
          </table:table-cell>
          <table:table-cell table:formula="of:=INDEX([.G$1:.G$1048576];[.N52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23" calcext:value-type="float">
            <text:p>523</text:p>
          </table:table-cell>
          <table:table-cell table:style-name="ce26"/>
          <table:table-cell table:style-name="ce34" table:formula="of:=DATE(YEAR([.C529]);MONTH([.C529])+1;DAY([.C529]))" office:value-type="date" office:date-value="2067-01-24" calcext:value-type="date">
            <text:p>24.01.2067</text:p>
          </table:table-cell>
          <table:table-cell table:style-name="ce46" table:formula="of:=IF([.P530]*[.$D$2]/100/12/(1-(1+[.$D$2]/100/12)^(-[.O530]))&lt;[.G529];ROUNDUP([.P530]*[.$D$2]/100/12/(1-(1+[.$D$2]/100/12)^(-[.O530]));0);[.G529]+[.F530])" office:value-type="float" office:value="0" calcext:value-type="float">
            <text:p>0,00</text:p>
          </table:table-cell>
          <table:table-cell table:style-name="ce52" table:formula="of:=[.D530]-[.F530]" office:value-type="float" office:value="0" calcext:value-type="float">
            <text:p>0,00</text:p>
          </table:table-cell>
          <table:table-cell table:style-name="ce52" table:formula="of:=[.G529]*[.$D$2]*([.C530]-[.C529])/(DATE(YEAR([.C530])+1;1;1)-DATE(YEAR([.C530]);1;1))/100" office:value-type="float" office:value="0" calcext:value-type="float">
            <text:p>0,00</text:p>
          </table:table-cell>
          <table:table-cell table:style-name="ce63" table:formula="of:=[.G529]-[.E530]-[.L530]-[.M530]" office:value-type="float" office:value="0" calcext:value-type="float">
            <text:p>0,00</text:p>
          </table:table-cell>
          <table:table-cell table:style-name="ce70" table:formula="of:=[.I530]+[.J530]" office:value-type="float" office:value="0" calcext:value-type="float">
            <text:p>0,00</text:p>
          </table:table-cell>
          <table:table-cell table:style-name="ce52" table:formula="of:=IF([.$D$1]/[.$D$3]&lt;[.K529];[.$D$1]/[.$D$3];[.K529])" office:value-type="float" office:value="0" calcext:value-type="float">
            <text:p>0,00</text:p>
          </table:table-cell>
          <table:table-cell table:style-name="ce52" table:formula="of:=[.K529]*[.$D$2]/12/100" office:value-type="float" office:value="0" calcext:value-type="float">
            <text:p>0,00</text:p>
          </table:table-cell>
          <table:table-cell table:style-name="ce79" table:formula="of:=[.K529]-[.I530]-[.L530]-[.M53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29]);VALUE([.N529]);ROW([.L529]))" office:value-type="float" office:value="7" calcext:value-type="float">
            <text:p>7,00</text:p>
          </table:table-cell>
          <table:table-cell table:formula="of:=[.O529]+[.N529]-[.N530]" office:value-type="float" office:value="360" calcext:value-type="float">
            <text:p>360</text:p>
          </table:table-cell>
          <table:table-cell table:formula="of:=INDEX([.G$1:.G$1048576];[.N53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24" calcext:value-type="float">
            <text:p>524</text:p>
          </table:table-cell>
          <table:table-cell table:style-name="ce26"/>
          <table:table-cell table:style-name="ce34" table:formula="of:=DATE(YEAR([.C530]);MONTH([.C530])+1;DAY([.C530]))" office:value-type="date" office:date-value="2067-02-24" calcext:value-type="date">
            <text:p>24.02.2067</text:p>
          </table:table-cell>
          <table:table-cell table:style-name="ce46" table:formula="of:=IF([.P531]*[.$D$2]/100/12/(1-(1+[.$D$2]/100/12)^(-[.O531]))&lt;[.G530];ROUNDUP([.P531]*[.$D$2]/100/12/(1-(1+[.$D$2]/100/12)^(-[.O531]));0);[.G530]+[.F531])" office:value-type="float" office:value="0" calcext:value-type="float">
            <text:p>0,00</text:p>
          </table:table-cell>
          <table:table-cell table:style-name="ce52" table:formula="of:=[.D531]-[.F531]" office:value-type="float" office:value="0" calcext:value-type="float">
            <text:p>0,00</text:p>
          </table:table-cell>
          <table:table-cell table:style-name="ce52" table:formula="of:=[.G530]*[.$D$2]*([.C531]-[.C530])/(DATE(YEAR([.C531])+1;1;1)-DATE(YEAR([.C531]);1;1))/100" office:value-type="float" office:value="0" calcext:value-type="float">
            <text:p>0,00</text:p>
          </table:table-cell>
          <table:table-cell table:style-name="ce63" table:formula="of:=[.G530]-[.E531]-[.L531]-[.M531]" office:value-type="float" office:value="0" calcext:value-type="float">
            <text:p>0,00</text:p>
          </table:table-cell>
          <table:table-cell table:style-name="ce70" table:formula="of:=[.I531]+[.J531]" office:value-type="float" office:value="0" calcext:value-type="float">
            <text:p>0,00</text:p>
          </table:table-cell>
          <table:table-cell table:style-name="ce52" table:formula="of:=IF([.$D$1]/[.$D$3]&lt;[.K530];[.$D$1]/[.$D$3];[.K530])" office:value-type="float" office:value="0" calcext:value-type="float">
            <text:p>0,00</text:p>
          </table:table-cell>
          <table:table-cell table:style-name="ce52" table:formula="of:=[.K530]*[.$D$2]/12/100" office:value-type="float" office:value="0" calcext:value-type="float">
            <text:p>0,00</text:p>
          </table:table-cell>
          <table:table-cell table:style-name="ce79" table:formula="of:=[.K530]-[.I531]-[.L531]-[.M53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30]);VALUE([.N530]);ROW([.L530]))" office:value-type="float" office:value="7" calcext:value-type="float">
            <text:p>7,00</text:p>
          </table:table-cell>
          <table:table-cell table:formula="of:=[.O530]+[.N530]-[.N531]" office:value-type="float" office:value="360" calcext:value-type="float">
            <text:p>360</text:p>
          </table:table-cell>
          <table:table-cell table:formula="of:=INDEX([.G$1:.G$1048576];[.N53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25" calcext:value-type="float">
            <text:p>525</text:p>
          </table:table-cell>
          <table:table-cell table:style-name="ce26"/>
          <table:table-cell table:style-name="ce34" table:formula="of:=DATE(YEAR([.C531]);MONTH([.C531])+1;DAY([.C531]))" office:value-type="date" office:date-value="2067-03-24" calcext:value-type="date">
            <text:p>24.03.2067</text:p>
          </table:table-cell>
          <table:table-cell table:style-name="ce46" table:formula="of:=IF([.P532]*[.$D$2]/100/12/(1-(1+[.$D$2]/100/12)^(-[.O532]))&lt;[.G531];ROUNDUP([.P532]*[.$D$2]/100/12/(1-(1+[.$D$2]/100/12)^(-[.O532]));0);[.G531]+[.F532])" office:value-type="float" office:value="0" calcext:value-type="float">
            <text:p>0,00</text:p>
          </table:table-cell>
          <table:table-cell table:style-name="ce52" table:formula="of:=[.D532]-[.F532]" office:value-type="float" office:value="0" calcext:value-type="float">
            <text:p>0,00</text:p>
          </table:table-cell>
          <table:table-cell table:style-name="ce52" table:formula="of:=[.G531]*[.$D$2]*([.C532]-[.C531])/(DATE(YEAR([.C532])+1;1;1)-DATE(YEAR([.C532]);1;1))/100" office:value-type="float" office:value="0" calcext:value-type="float">
            <text:p>0,00</text:p>
          </table:table-cell>
          <table:table-cell table:style-name="ce63" table:formula="of:=[.G531]-[.E532]-[.L532]-[.M532]" office:value-type="float" office:value="0" calcext:value-type="float">
            <text:p>0,00</text:p>
          </table:table-cell>
          <table:table-cell table:style-name="ce70" table:formula="of:=[.I532]+[.J532]" office:value-type="float" office:value="0" calcext:value-type="float">
            <text:p>0,00</text:p>
          </table:table-cell>
          <table:table-cell table:style-name="ce52" table:formula="of:=IF([.$D$1]/[.$D$3]&lt;[.K531];[.$D$1]/[.$D$3];[.K531])" office:value-type="float" office:value="0" calcext:value-type="float">
            <text:p>0,00</text:p>
          </table:table-cell>
          <table:table-cell table:style-name="ce52" table:formula="of:=[.K531]*[.$D$2]/12/100" office:value-type="float" office:value="0" calcext:value-type="float">
            <text:p>0,00</text:p>
          </table:table-cell>
          <table:table-cell table:style-name="ce79" table:formula="of:=[.K531]-[.I532]-[.L532]-[.M53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31]);VALUE([.N531]);ROW([.L531]))" office:value-type="float" office:value="7" calcext:value-type="float">
            <text:p>7,00</text:p>
          </table:table-cell>
          <table:table-cell table:formula="of:=[.O531]+[.N531]-[.N532]" office:value-type="float" office:value="360" calcext:value-type="float">
            <text:p>360</text:p>
          </table:table-cell>
          <table:table-cell table:formula="of:=INDEX([.G$1:.G$1048576];[.N53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26" calcext:value-type="float">
            <text:p>526</text:p>
          </table:table-cell>
          <table:table-cell table:style-name="ce26"/>
          <table:table-cell table:style-name="ce34" table:formula="of:=DATE(YEAR([.C532]);MONTH([.C532])+1;DAY([.C532]))" office:value-type="date" office:date-value="2067-04-24" calcext:value-type="date">
            <text:p>24.04.2067</text:p>
          </table:table-cell>
          <table:table-cell table:style-name="ce46" table:formula="of:=IF([.P533]*[.$D$2]/100/12/(1-(1+[.$D$2]/100/12)^(-[.O533]))&lt;[.G532];ROUNDUP([.P533]*[.$D$2]/100/12/(1-(1+[.$D$2]/100/12)^(-[.O533]));0);[.G532]+[.F533])" office:value-type="float" office:value="0" calcext:value-type="float">
            <text:p>0,00</text:p>
          </table:table-cell>
          <table:table-cell table:style-name="ce52" table:formula="of:=[.D533]-[.F533]" office:value-type="float" office:value="0" calcext:value-type="float">
            <text:p>0,00</text:p>
          </table:table-cell>
          <table:table-cell table:style-name="ce52" table:formula="of:=[.G532]*[.$D$2]*([.C533]-[.C532])/(DATE(YEAR([.C533])+1;1;1)-DATE(YEAR([.C533]);1;1))/100" office:value-type="float" office:value="0" calcext:value-type="float">
            <text:p>0,00</text:p>
          </table:table-cell>
          <table:table-cell table:style-name="ce63" table:formula="of:=[.G532]-[.E533]-[.L533]-[.M533]" office:value-type="float" office:value="0" calcext:value-type="float">
            <text:p>0,00</text:p>
          </table:table-cell>
          <table:table-cell table:style-name="ce70" table:formula="of:=[.I533]+[.J533]" office:value-type="float" office:value="0" calcext:value-type="float">
            <text:p>0,00</text:p>
          </table:table-cell>
          <table:table-cell table:style-name="ce52" table:formula="of:=IF([.$D$1]/[.$D$3]&lt;[.K532];[.$D$1]/[.$D$3];[.K532])" office:value-type="float" office:value="0" calcext:value-type="float">
            <text:p>0,00</text:p>
          </table:table-cell>
          <table:table-cell table:style-name="ce52" table:formula="of:=[.K532]*[.$D$2]/12/100" office:value-type="float" office:value="0" calcext:value-type="float">
            <text:p>0,00</text:p>
          </table:table-cell>
          <table:table-cell table:style-name="ce79" table:formula="of:=[.K532]-[.I533]-[.L533]-[.M53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32]);VALUE([.N532]);ROW([.L532]))" office:value-type="float" office:value="7" calcext:value-type="float">
            <text:p>7,00</text:p>
          </table:table-cell>
          <table:table-cell table:formula="of:=[.O532]+[.N532]-[.N533]" office:value-type="float" office:value="360" calcext:value-type="float">
            <text:p>360</text:p>
          </table:table-cell>
          <table:table-cell table:formula="of:=INDEX([.G$1:.G$1048576];[.N53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27" calcext:value-type="float">
            <text:p>527</text:p>
          </table:table-cell>
          <table:table-cell table:style-name="ce26"/>
          <table:table-cell table:style-name="ce34" table:formula="of:=DATE(YEAR([.C533]);MONTH([.C533])+1;DAY([.C533]))" office:value-type="date" office:date-value="2067-05-24" calcext:value-type="date">
            <text:p>24.05.2067</text:p>
          </table:table-cell>
          <table:table-cell table:style-name="ce46" table:formula="of:=IF([.P534]*[.$D$2]/100/12/(1-(1+[.$D$2]/100/12)^(-[.O534]))&lt;[.G533];ROUNDUP([.P534]*[.$D$2]/100/12/(1-(1+[.$D$2]/100/12)^(-[.O534]));0);[.G533]+[.F534])" office:value-type="float" office:value="0" calcext:value-type="float">
            <text:p>0,00</text:p>
          </table:table-cell>
          <table:table-cell table:style-name="ce52" table:formula="of:=[.D534]-[.F534]" office:value-type="float" office:value="0" calcext:value-type="float">
            <text:p>0,00</text:p>
          </table:table-cell>
          <table:table-cell table:style-name="ce52" table:formula="of:=[.G533]*[.$D$2]*([.C534]-[.C533])/(DATE(YEAR([.C534])+1;1;1)-DATE(YEAR([.C534]);1;1))/100" office:value-type="float" office:value="0" calcext:value-type="float">
            <text:p>0,00</text:p>
          </table:table-cell>
          <table:table-cell table:style-name="ce63" table:formula="of:=[.G533]-[.E534]-[.L534]-[.M534]" office:value-type="float" office:value="0" calcext:value-type="float">
            <text:p>0,00</text:p>
          </table:table-cell>
          <table:table-cell table:style-name="ce70" table:formula="of:=[.I534]+[.J534]" office:value-type="float" office:value="0" calcext:value-type="float">
            <text:p>0,00</text:p>
          </table:table-cell>
          <table:table-cell table:style-name="ce52" table:formula="of:=IF([.$D$1]/[.$D$3]&lt;[.K533];[.$D$1]/[.$D$3];[.K533])" office:value-type="float" office:value="0" calcext:value-type="float">
            <text:p>0,00</text:p>
          </table:table-cell>
          <table:table-cell table:style-name="ce52" table:formula="of:=[.K533]*[.$D$2]/12/100" office:value-type="float" office:value="0" calcext:value-type="float">
            <text:p>0,00</text:p>
          </table:table-cell>
          <table:table-cell table:style-name="ce79" table:formula="of:=[.K533]-[.I534]-[.L534]-[.M53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33]);VALUE([.N533]);ROW([.L533]))" office:value-type="float" office:value="7" calcext:value-type="float">
            <text:p>7,00</text:p>
          </table:table-cell>
          <table:table-cell table:formula="of:=[.O533]+[.N533]-[.N534]" office:value-type="float" office:value="360" calcext:value-type="float">
            <text:p>360</text:p>
          </table:table-cell>
          <table:table-cell table:formula="of:=INDEX([.G$1:.G$1048576];[.N53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528" calcext:value-type="float">
            <text:p>528</text:p>
          </table:table-cell>
          <table:table-cell table:style-name="ce26"/>
          <table:table-cell table:style-name="ce34" table:formula="of:=DATE(YEAR([.C534]);MONTH([.C534])+1;DAY([.C534]))" office:value-type="date" office:date-value="2067-06-24" calcext:value-type="date">
            <text:p>24.06.2067</text:p>
          </table:table-cell>
          <table:table-cell table:style-name="ce46" table:formula="of:=IF([.P535]*[.$D$2]/100/12/(1-(1+[.$D$2]/100/12)^(-[.O535]))&lt;[.G534];ROUNDUP([.P535]*[.$D$2]/100/12/(1-(1+[.$D$2]/100/12)^(-[.O535]));0);[.G534]+[.F535])" office:value-type="float" office:value="0" calcext:value-type="float">
            <text:p>0,00</text:p>
          </table:table-cell>
          <table:table-cell table:style-name="ce54" table:formula="of:=[.D535]-[.F535]" office:value-type="float" office:value="0" calcext:value-type="float">
            <text:p>0,00</text:p>
          </table:table-cell>
          <table:table-cell table:style-name="ce52" table:formula="of:=[.G534]*[.$D$2]*([.C535]-[.C534])/(DATE(YEAR([.C535])+1;1;1)-DATE(YEAR([.C535]);1;1))/100" office:value-type="float" office:value="0" calcext:value-type="float">
            <text:p>0,00</text:p>
          </table:table-cell>
          <table:table-cell table:style-name="ce65" table:formula="of:=[.G534]-[.E535]-[.L535]-[.M535]" office:value-type="float" office:value="0" calcext:value-type="float">
            <text:p>0,00</text:p>
          </table:table-cell>
          <table:table-cell table:style-name="ce72" table:formula="of:=[.I535]+[.J535]" office:value-type="float" office:value="0" calcext:value-type="float">
            <text:p>0,00</text:p>
          </table:table-cell>
          <table:table-cell table:style-name="ce54" table:formula="of:=IF([.$D$1]/[.$D$3]&lt;[.K534];[.$D$1]/[.$D$3];[.K534])" office:value-type="float" office:value="0" calcext:value-type="float">
            <text:p>0,00</text:p>
          </table:table-cell>
          <table:table-cell table:style-name="ce54" table:formula="of:=[.K534]*[.$D$2]/12/100" office:value-type="float" office:value="0" calcext:value-type="float">
            <text:p>0,00</text:p>
          </table:table-cell>
          <table:table-cell table:style-name="ce81" table:formula="of:=[.K534]-[.I535]-[.L535]-[.M535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534]);VALUE([.N534]);ROW([.L534]))" office:value-type="float" office:value="7" calcext:value-type="float">
            <text:p>7,00</text:p>
          </table:table-cell>
          <table:table-cell table:formula="of:=[.O534]+[.N534]-[.N535]" office:value-type="float" office:value="360" calcext:value-type="float">
            <text:p>360</text:p>
          </table:table-cell>
          <table:table-cell table:formula="of:=INDEX([.G$1:.G$1048576];[.N53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29" calcext:value-type="float">
            <text:p>529</text:p>
          </table:table-cell>
          <table:table-cell table:style-name="ce25"/>
          <table:table-cell table:style-name="ce34" table:formula="of:=DATE(YEAR([.C535]);MONTH([.C535])+1;DAY([.C535]))" office:value-type="date" office:date-value="2067-07-24" calcext:value-type="date">
            <text:p>24.07.2067</text:p>
          </table:table-cell>
          <table:table-cell table:style-name="ce46" table:formula="of:=IF([.P536]*[.$D$2]/100/12/(1-(1+[.$D$2]/100/12)^(-[.O536]))&lt;[.G535];ROUNDUP([.P536]*[.$D$2]/100/12/(1-(1+[.$D$2]/100/12)^(-[.O536]));0);[.G535]+[.F536])" office:value-type="float" office:value="0" calcext:value-type="float">
            <text:p>0,00</text:p>
          </table:table-cell>
          <table:table-cell table:style-name="ce52" table:formula="of:=[.D536]-[.F536]" office:value-type="float" office:value="0" calcext:value-type="float">
            <text:p>0,00</text:p>
          </table:table-cell>
          <table:table-cell table:style-name="ce52" table:formula="of:=[.G535]*[.$D$2]*([.C536]-[.C535])/(DATE(YEAR([.C536])+1;1;1)-DATE(YEAR([.C536]);1;1))/100" office:value-type="float" office:value="0" calcext:value-type="float">
            <text:p>0,00</text:p>
          </table:table-cell>
          <table:table-cell table:style-name="ce63" table:formula="of:=[.G535]-[.E536]-[.L536]-[.M536]" office:value-type="float" office:value="0" calcext:value-type="float">
            <text:p>0,00</text:p>
          </table:table-cell>
          <table:table-cell table:style-name="ce70" table:formula="of:=[.I536]+[.J536]" office:value-type="float" office:value="0" calcext:value-type="float">
            <text:p>0,00</text:p>
          </table:table-cell>
          <table:table-cell table:style-name="ce52" table:formula="of:=IF([.$D$1]/[.$D$3]&lt;[.K535];[.$D$1]/[.$D$3];[.K535])" office:value-type="float" office:value="0" calcext:value-type="float">
            <text:p>0,00</text:p>
          </table:table-cell>
          <table:table-cell table:style-name="ce52" table:formula="of:=[.K535]*[.$D$2]/12/100" office:value-type="float" office:value="0" calcext:value-type="float">
            <text:p>0,00</text:p>
          </table:table-cell>
          <table:table-cell table:style-name="ce79" table:formula="of:=[.K535]-[.I536]-[.L536]-[.M53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35]);VALUE([.N535]);ROW([.L535]))" office:value-type="float" office:value="7" calcext:value-type="float">
            <text:p>7,00</text:p>
          </table:table-cell>
          <table:table-cell table:formula="of:=[.O535]+[.N535]-[.N536]" office:value-type="float" office:value="360" calcext:value-type="float">
            <text:p>360</text:p>
          </table:table-cell>
          <table:table-cell table:formula="of:=INDEX([.G$1:.G$1048576];[.N53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0" calcext:value-type="float">
            <text:p>530</text:p>
          </table:table-cell>
          <table:table-cell table:style-name="ce25"/>
          <table:table-cell table:style-name="ce34" table:formula="of:=DATE(YEAR([.C536]);MONTH([.C536])+1;DAY([.C536]))" office:value-type="date" office:date-value="2067-08-24" calcext:value-type="date">
            <text:p>24.08.2067</text:p>
          </table:table-cell>
          <table:table-cell table:style-name="ce46" table:formula="of:=IF([.P537]*[.$D$2]/100/12/(1-(1+[.$D$2]/100/12)^(-[.O537]))&lt;[.G536];ROUNDUP([.P537]*[.$D$2]/100/12/(1-(1+[.$D$2]/100/12)^(-[.O537]));0);[.G536]+[.F537])" office:value-type="float" office:value="0" calcext:value-type="float">
            <text:p>0,00</text:p>
          </table:table-cell>
          <table:table-cell table:style-name="ce52" table:formula="of:=[.D537]-[.F537]" office:value-type="float" office:value="0" calcext:value-type="float">
            <text:p>0,00</text:p>
          </table:table-cell>
          <table:table-cell table:style-name="ce52" table:formula="of:=[.G536]*[.$D$2]*([.C537]-[.C536])/(DATE(YEAR([.C537])+1;1;1)-DATE(YEAR([.C537]);1;1))/100" office:value-type="float" office:value="0" calcext:value-type="float">
            <text:p>0,00</text:p>
          </table:table-cell>
          <table:table-cell table:style-name="ce63" table:formula="of:=[.G536]-[.E537]-[.L537]-[.M537]" office:value-type="float" office:value="0" calcext:value-type="float">
            <text:p>0,00</text:p>
          </table:table-cell>
          <table:table-cell table:style-name="ce70" table:formula="of:=[.I537]+[.J537]" office:value-type="float" office:value="0" calcext:value-type="float">
            <text:p>0,00</text:p>
          </table:table-cell>
          <table:table-cell table:style-name="ce52" table:formula="of:=IF([.$D$1]/[.$D$3]&lt;[.K536];[.$D$1]/[.$D$3];[.K536])" office:value-type="float" office:value="0" calcext:value-type="float">
            <text:p>0,00</text:p>
          </table:table-cell>
          <table:table-cell table:style-name="ce52" table:formula="of:=[.K536]*[.$D$2]/12/100" office:value-type="float" office:value="0" calcext:value-type="float">
            <text:p>0,00</text:p>
          </table:table-cell>
          <table:table-cell table:style-name="ce79" table:formula="of:=[.K536]-[.I537]-[.L537]-[.M53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36]);VALUE([.N536]);ROW([.L536]))" office:value-type="float" office:value="7" calcext:value-type="float">
            <text:p>7,00</text:p>
          </table:table-cell>
          <table:table-cell table:formula="of:=[.O536]+[.N536]-[.N537]" office:value-type="float" office:value="360" calcext:value-type="float">
            <text:p>360</text:p>
          </table:table-cell>
          <table:table-cell table:formula="of:=INDEX([.G$1:.G$1048576];[.N53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1" calcext:value-type="float">
            <text:p>531</text:p>
          </table:table-cell>
          <table:table-cell table:style-name="ce25"/>
          <table:table-cell table:style-name="ce34" table:formula="of:=DATE(YEAR([.C537]);MONTH([.C537])+1;DAY([.C537]))" office:value-type="date" office:date-value="2067-09-24" calcext:value-type="date">
            <text:p>24.09.2067</text:p>
          </table:table-cell>
          <table:table-cell table:style-name="ce46" table:formula="of:=IF([.P538]*[.$D$2]/100/12/(1-(1+[.$D$2]/100/12)^(-[.O538]))&lt;[.G537];ROUNDUP([.P538]*[.$D$2]/100/12/(1-(1+[.$D$2]/100/12)^(-[.O538]));0);[.G537]+[.F538])" office:value-type="float" office:value="0" calcext:value-type="float">
            <text:p>0,00</text:p>
          </table:table-cell>
          <table:table-cell table:style-name="ce52" table:formula="of:=[.D538]-[.F538]" office:value-type="float" office:value="0" calcext:value-type="float">
            <text:p>0,00</text:p>
          </table:table-cell>
          <table:table-cell table:style-name="ce52" table:formula="of:=[.G537]*[.$D$2]*([.C538]-[.C537])/(DATE(YEAR([.C538])+1;1;1)-DATE(YEAR([.C538]);1;1))/100" office:value-type="float" office:value="0" calcext:value-type="float">
            <text:p>0,00</text:p>
          </table:table-cell>
          <table:table-cell table:style-name="ce63" table:formula="of:=[.G537]-[.E538]-[.L538]-[.M538]" office:value-type="float" office:value="0" calcext:value-type="float">
            <text:p>0,00</text:p>
          </table:table-cell>
          <table:table-cell table:style-name="ce70" table:formula="of:=[.I538]+[.J538]" office:value-type="float" office:value="0" calcext:value-type="float">
            <text:p>0,00</text:p>
          </table:table-cell>
          <table:table-cell table:style-name="ce52" table:formula="of:=IF([.$D$1]/[.$D$3]&lt;[.K537];[.$D$1]/[.$D$3];[.K537])" office:value-type="float" office:value="0" calcext:value-type="float">
            <text:p>0,00</text:p>
          </table:table-cell>
          <table:table-cell table:style-name="ce52" table:formula="of:=[.K537]*[.$D$2]/12/100" office:value-type="float" office:value="0" calcext:value-type="float">
            <text:p>0,00</text:p>
          </table:table-cell>
          <table:table-cell table:style-name="ce79" table:formula="of:=[.K537]-[.I538]-[.L538]-[.M53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37]);VALUE([.N537]);ROW([.L537]))" office:value-type="float" office:value="7" calcext:value-type="float">
            <text:p>7,00</text:p>
          </table:table-cell>
          <table:table-cell table:formula="of:=[.O537]+[.N537]-[.N538]" office:value-type="float" office:value="360" calcext:value-type="float">
            <text:p>360</text:p>
          </table:table-cell>
          <table:table-cell table:formula="of:=INDEX([.G$1:.G$1048576];[.N53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2" calcext:value-type="float">
            <text:p>532</text:p>
          </table:table-cell>
          <table:table-cell table:style-name="ce25"/>
          <table:table-cell table:style-name="ce34" table:formula="of:=DATE(YEAR([.C538]);MONTH([.C538])+1;DAY([.C538]))" office:value-type="date" office:date-value="2067-10-24" calcext:value-type="date">
            <text:p>24.10.2067</text:p>
          </table:table-cell>
          <table:table-cell table:style-name="ce46" table:formula="of:=IF([.P539]*[.$D$2]/100/12/(1-(1+[.$D$2]/100/12)^(-[.O539]))&lt;[.G538];ROUNDUP([.P539]*[.$D$2]/100/12/(1-(1+[.$D$2]/100/12)^(-[.O539]));0);[.G538]+[.F539])" office:value-type="float" office:value="0" calcext:value-type="float">
            <text:p>0,00</text:p>
          </table:table-cell>
          <table:table-cell table:style-name="ce52" table:formula="of:=[.D539]-[.F539]" office:value-type="float" office:value="0" calcext:value-type="float">
            <text:p>0,00</text:p>
          </table:table-cell>
          <table:table-cell table:style-name="ce52" table:formula="of:=[.G538]*[.$D$2]*([.C539]-[.C538])/(DATE(YEAR([.C539])+1;1;1)-DATE(YEAR([.C539]);1;1))/100" office:value-type="float" office:value="0" calcext:value-type="float">
            <text:p>0,00</text:p>
          </table:table-cell>
          <table:table-cell table:style-name="ce63" table:formula="of:=[.G538]-[.E539]-[.L539]-[.M539]" office:value-type="float" office:value="0" calcext:value-type="float">
            <text:p>0,00</text:p>
          </table:table-cell>
          <table:table-cell table:style-name="ce70" table:formula="of:=[.I539]+[.J539]" office:value-type="float" office:value="0" calcext:value-type="float">
            <text:p>0,00</text:p>
          </table:table-cell>
          <table:table-cell table:style-name="ce52" table:formula="of:=IF([.$D$1]/[.$D$3]&lt;[.K538];[.$D$1]/[.$D$3];[.K538])" office:value-type="float" office:value="0" calcext:value-type="float">
            <text:p>0,00</text:p>
          </table:table-cell>
          <table:table-cell table:style-name="ce52" table:formula="of:=[.K538]*[.$D$2]/12/100" office:value-type="float" office:value="0" calcext:value-type="float">
            <text:p>0,00</text:p>
          </table:table-cell>
          <table:table-cell table:style-name="ce79" table:formula="of:=[.K538]-[.I539]-[.L539]-[.M53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38]);VALUE([.N538]);ROW([.L538]))" office:value-type="float" office:value="7" calcext:value-type="float">
            <text:p>7,00</text:p>
          </table:table-cell>
          <table:table-cell table:formula="of:=[.O538]+[.N538]-[.N539]" office:value-type="float" office:value="360" calcext:value-type="float">
            <text:p>360</text:p>
          </table:table-cell>
          <table:table-cell table:formula="of:=INDEX([.G$1:.G$1048576];[.N53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3" calcext:value-type="float">
            <text:p>533</text:p>
          </table:table-cell>
          <table:table-cell table:style-name="ce25"/>
          <table:table-cell table:style-name="ce34" table:formula="of:=DATE(YEAR([.C539]);MONTH([.C539])+1;DAY([.C539]))" office:value-type="date" office:date-value="2067-11-24" calcext:value-type="date">
            <text:p>24.11.2067</text:p>
          </table:table-cell>
          <table:table-cell table:style-name="ce46" table:formula="of:=IF([.P540]*[.$D$2]/100/12/(1-(1+[.$D$2]/100/12)^(-[.O540]))&lt;[.G539];ROUNDUP([.P540]*[.$D$2]/100/12/(1-(1+[.$D$2]/100/12)^(-[.O540]));0);[.G539]+[.F540])" office:value-type="float" office:value="0" calcext:value-type="float">
            <text:p>0,00</text:p>
          </table:table-cell>
          <table:table-cell table:style-name="ce52" table:formula="of:=[.D540]-[.F540]" office:value-type="float" office:value="0" calcext:value-type="float">
            <text:p>0,00</text:p>
          </table:table-cell>
          <table:table-cell table:style-name="ce52" table:formula="of:=[.G539]*[.$D$2]*([.C540]-[.C539])/(DATE(YEAR([.C540])+1;1;1)-DATE(YEAR([.C540]);1;1))/100" office:value-type="float" office:value="0" calcext:value-type="float">
            <text:p>0,00</text:p>
          </table:table-cell>
          <table:table-cell table:style-name="ce63" table:formula="of:=[.G539]-[.E540]-[.L540]-[.M540]" office:value-type="float" office:value="0" calcext:value-type="float">
            <text:p>0,00</text:p>
          </table:table-cell>
          <table:table-cell table:style-name="ce70" table:formula="of:=[.I540]+[.J540]" office:value-type="float" office:value="0" calcext:value-type="float">
            <text:p>0,00</text:p>
          </table:table-cell>
          <table:table-cell table:style-name="ce52" table:formula="of:=IF([.$D$1]/[.$D$3]&lt;[.K539];[.$D$1]/[.$D$3];[.K539])" office:value-type="float" office:value="0" calcext:value-type="float">
            <text:p>0,00</text:p>
          </table:table-cell>
          <table:table-cell table:style-name="ce52" table:formula="of:=[.K539]*[.$D$2]/12/100" office:value-type="float" office:value="0" calcext:value-type="float">
            <text:p>0,00</text:p>
          </table:table-cell>
          <table:table-cell table:style-name="ce79" table:formula="of:=[.K539]-[.I540]-[.L540]-[.M54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39]);VALUE([.N539]);ROW([.L539]))" office:value-type="float" office:value="7" calcext:value-type="float">
            <text:p>7,00</text:p>
          </table:table-cell>
          <table:table-cell table:formula="of:=[.O539]+[.N539]-[.N540]" office:value-type="float" office:value="360" calcext:value-type="float">
            <text:p>360</text:p>
          </table:table-cell>
          <table:table-cell table:formula="of:=INDEX([.G$1:.G$1048576];[.N54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4" calcext:value-type="float">
            <text:p>534</text:p>
          </table:table-cell>
          <table:table-cell table:style-name="ce25"/>
          <table:table-cell table:style-name="ce34" table:formula="of:=DATE(YEAR([.C540]);MONTH([.C540])+1;DAY([.C540]))" office:value-type="date" office:date-value="2067-12-24" calcext:value-type="date">
            <text:p>24.12.2067</text:p>
          </table:table-cell>
          <table:table-cell table:style-name="ce46" table:formula="of:=IF([.P541]*[.$D$2]/100/12/(1-(1+[.$D$2]/100/12)^(-[.O541]))&lt;[.G540];ROUNDUP([.P541]*[.$D$2]/100/12/(1-(1+[.$D$2]/100/12)^(-[.O541]));0);[.G540]+[.F541])" office:value-type="float" office:value="0" calcext:value-type="float">
            <text:p>0,00</text:p>
          </table:table-cell>
          <table:table-cell table:style-name="ce52" table:formula="of:=[.D541]-[.F541]" office:value-type="float" office:value="0" calcext:value-type="float">
            <text:p>0,00</text:p>
          </table:table-cell>
          <table:table-cell table:style-name="ce52" table:formula="of:=[.G540]*[.$D$2]*([.C541]-[.C540])/(DATE(YEAR([.C541])+1;1;1)-DATE(YEAR([.C541]);1;1))/100" office:value-type="float" office:value="0" calcext:value-type="float">
            <text:p>0,00</text:p>
          </table:table-cell>
          <table:table-cell table:style-name="ce63" table:formula="of:=[.G540]-[.E541]-[.L541]-[.M541]" office:value-type="float" office:value="0" calcext:value-type="float">
            <text:p>0,00</text:p>
          </table:table-cell>
          <table:table-cell table:style-name="ce70" table:formula="of:=[.I541]+[.J541]" office:value-type="float" office:value="0" calcext:value-type="float">
            <text:p>0,00</text:p>
          </table:table-cell>
          <table:table-cell table:style-name="ce52" table:formula="of:=IF([.$D$1]/[.$D$3]&lt;[.K540];[.$D$1]/[.$D$3];[.K540])" office:value-type="float" office:value="0" calcext:value-type="float">
            <text:p>0,00</text:p>
          </table:table-cell>
          <table:table-cell table:style-name="ce52" table:formula="of:=[.K540]*[.$D$2]/12/100" office:value-type="float" office:value="0" calcext:value-type="float">
            <text:p>0,00</text:p>
          </table:table-cell>
          <table:table-cell table:style-name="ce79" table:formula="of:=[.K540]-[.I541]-[.L541]-[.M54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40]);VALUE([.N540]);ROW([.L540]))" office:value-type="float" office:value="7" calcext:value-type="float">
            <text:p>7,00</text:p>
          </table:table-cell>
          <table:table-cell table:formula="of:=[.O540]+[.N540]-[.N541]" office:value-type="float" office:value="360" calcext:value-type="float">
            <text:p>360</text:p>
          </table:table-cell>
          <table:table-cell table:formula="of:=INDEX([.G$1:.G$1048576];[.N54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5" calcext:value-type="float">
            <text:p>535</text:p>
          </table:table-cell>
          <table:table-cell table:style-name="ce25"/>
          <table:table-cell table:style-name="ce34" table:formula="of:=DATE(YEAR([.C541]);MONTH([.C541])+1;DAY([.C541]))" office:value-type="date" office:date-value="2068-01-24" calcext:value-type="date">
            <text:p>24.01.2068</text:p>
          </table:table-cell>
          <table:table-cell table:style-name="ce46" table:formula="of:=IF([.P542]*[.$D$2]/100/12/(1-(1+[.$D$2]/100/12)^(-[.O542]))&lt;[.G541];ROUNDUP([.P542]*[.$D$2]/100/12/(1-(1+[.$D$2]/100/12)^(-[.O542]));0);[.G541]+[.F542])" office:value-type="float" office:value="0" calcext:value-type="float">
            <text:p>0,00</text:p>
          </table:table-cell>
          <table:table-cell table:style-name="ce52" table:formula="of:=[.D542]-[.F542]" office:value-type="float" office:value="0" calcext:value-type="float">
            <text:p>0,00</text:p>
          </table:table-cell>
          <table:table-cell table:style-name="ce52" table:formula="of:=[.G541]*[.$D$2]*([.C542]-[.C541])/(DATE(YEAR([.C542])+1;1;1)-DATE(YEAR([.C542]);1;1))/100" office:value-type="float" office:value="0" calcext:value-type="float">
            <text:p>0,00</text:p>
          </table:table-cell>
          <table:table-cell table:style-name="ce63" table:formula="of:=[.G541]-[.E542]-[.L542]-[.M542]" office:value-type="float" office:value="0" calcext:value-type="float">
            <text:p>0,00</text:p>
          </table:table-cell>
          <table:table-cell table:style-name="ce70" table:formula="of:=[.I542]+[.J542]" office:value-type="float" office:value="0" calcext:value-type="float">
            <text:p>0,00</text:p>
          </table:table-cell>
          <table:table-cell table:style-name="ce52" table:formula="of:=IF([.$D$1]/[.$D$3]&lt;[.K541];[.$D$1]/[.$D$3];[.K541])" office:value-type="float" office:value="0" calcext:value-type="float">
            <text:p>0,00</text:p>
          </table:table-cell>
          <table:table-cell table:style-name="ce52" table:formula="of:=[.K541]*[.$D$2]/12/100" office:value-type="float" office:value="0" calcext:value-type="float">
            <text:p>0,00</text:p>
          </table:table-cell>
          <table:table-cell table:style-name="ce79" table:formula="of:=[.K541]-[.I542]-[.L542]-[.M54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41]);VALUE([.N541]);ROW([.L541]))" office:value-type="float" office:value="7" calcext:value-type="float">
            <text:p>7,00</text:p>
          </table:table-cell>
          <table:table-cell table:formula="of:=[.O541]+[.N541]-[.N542]" office:value-type="float" office:value="360" calcext:value-type="float">
            <text:p>360</text:p>
          </table:table-cell>
          <table:table-cell table:formula="of:=INDEX([.G$1:.G$1048576];[.N54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6" calcext:value-type="float">
            <text:p>536</text:p>
          </table:table-cell>
          <table:table-cell table:style-name="ce25"/>
          <table:table-cell table:style-name="ce34" table:formula="of:=DATE(YEAR([.C542]);MONTH([.C542])+1;DAY([.C542]))" office:value-type="date" office:date-value="2068-02-24" calcext:value-type="date">
            <text:p>24.02.2068</text:p>
          </table:table-cell>
          <table:table-cell table:style-name="ce46" table:formula="of:=IF([.P543]*[.$D$2]/100/12/(1-(1+[.$D$2]/100/12)^(-[.O543]))&lt;[.G542];ROUNDUP([.P543]*[.$D$2]/100/12/(1-(1+[.$D$2]/100/12)^(-[.O543]));0);[.G542]+[.F543])" office:value-type="float" office:value="0" calcext:value-type="float">
            <text:p>0,00</text:p>
          </table:table-cell>
          <table:table-cell table:style-name="ce52" table:formula="of:=[.D543]-[.F543]" office:value-type="float" office:value="0" calcext:value-type="float">
            <text:p>0,00</text:p>
          </table:table-cell>
          <table:table-cell table:style-name="ce52" table:formula="of:=[.G542]*[.$D$2]*([.C543]-[.C542])/(DATE(YEAR([.C543])+1;1;1)-DATE(YEAR([.C543]);1;1))/100" office:value-type="float" office:value="0" calcext:value-type="float">
            <text:p>0,00</text:p>
          </table:table-cell>
          <table:table-cell table:style-name="ce63" table:formula="of:=[.G542]-[.E543]-[.L543]-[.M543]" office:value-type="float" office:value="0" calcext:value-type="float">
            <text:p>0,00</text:p>
          </table:table-cell>
          <table:table-cell table:style-name="ce70" table:formula="of:=[.I543]+[.J543]" office:value-type="float" office:value="0" calcext:value-type="float">
            <text:p>0,00</text:p>
          </table:table-cell>
          <table:table-cell table:style-name="ce52" table:formula="of:=IF([.$D$1]/[.$D$3]&lt;[.K542];[.$D$1]/[.$D$3];[.K542])" office:value-type="float" office:value="0" calcext:value-type="float">
            <text:p>0,00</text:p>
          </table:table-cell>
          <table:table-cell table:style-name="ce52" table:formula="of:=[.K542]*[.$D$2]/12/100" office:value-type="float" office:value="0" calcext:value-type="float">
            <text:p>0,00</text:p>
          </table:table-cell>
          <table:table-cell table:style-name="ce79" table:formula="of:=[.K542]-[.I543]-[.L543]-[.M54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42]);VALUE([.N542]);ROW([.L542]))" office:value-type="float" office:value="7" calcext:value-type="float">
            <text:p>7,00</text:p>
          </table:table-cell>
          <table:table-cell table:formula="of:=[.O542]+[.N542]-[.N543]" office:value-type="float" office:value="360" calcext:value-type="float">
            <text:p>360</text:p>
          </table:table-cell>
          <table:table-cell table:formula="of:=INDEX([.G$1:.G$1048576];[.N54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7" calcext:value-type="float">
            <text:p>537</text:p>
          </table:table-cell>
          <table:table-cell table:style-name="ce25"/>
          <table:table-cell table:style-name="ce34" table:formula="of:=DATE(YEAR([.C543]);MONTH([.C543])+1;DAY([.C543]))" office:value-type="date" office:date-value="2068-03-24" calcext:value-type="date">
            <text:p>24.03.2068</text:p>
          </table:table-cell>
          <table:table-cell table:style-name="ce46" table:formula="of:=IF([.P544]*[.$D$2]/100/12/(1-(1+[.$D$2]/100/12)^(-[.O544]))&lt;[.G543];ROUNDUP([.P544]*[.$D$2]/100/12/(1-(1+[.$D$2]/100/12)^(-[.O544]));0);[.G543]+[.F544])" office:value-type="float" office:value="0" calcext:value-type="float">
            <text:p>0,00</text:p>
          </table:table-cell>
          <table:table-cell table:style-name="ce52" table:formula="of:=[.D544]-[.F544]" office:value-type="float" office:value="0" calcext:value-type="float">
            <text:p>0,00</text:p>
          </table:table-cell>
          <table:table-cell table:style-name="ce52" table:formula="of:=[.G543]*[.$D$2]*([.C544]-[.C543])/(DATE(YEAR([.C544])+1;1;1)-DATE(YEAR([.C544]);1;1))/100" office:value-type="float" office:value="0" calcext:value-type="float">
            <text:p>0,00</text:p>
          </table:table-cell>
          <table:table-cell table:style-name="ce63" table:formula="of:=[.G543]-[.E544]-[.L544]-[.M544]" office:value-type="float" office:value="0" calcext:value-type="float">
            <text:p>0,00</text:p>
          </table:table-cell>
          <table:table-cell table:style-name="ce70" table:formula="of:=[.I544]+[.J544]" office:value-type="float" office:value="0" calcext:value-type="float">
            <text:p>0,00</text:p>
          </table:table-cell>
          <table:table-cell table:style-name="ce52" table:formula="of:=IF([.$D$1]/[.$D$3]&lt;[.K543];[.$D$1]/[.$D$3];[.K543])" office:value-type="float" office:value="0" calcext:value-type="float">
            <text:p>0,00</text:p>
          </table:table-cell>
          <table:table-cell table:style-name="ce52" table:formula="of:=[.K543]*[.$D$2]/12/100" office:value-type="float" office:value="0" calcext:value-type="float">
            <text:p>0,00</text:p>
          </table:table-cell>
          <table:table-cell table:style-name="ce79" table:formula="of:=[.K543]-[.I544]-[.L544]-[.M54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43]);VALUE([.N543]);ROW([.L543]))" office:value-type="float" office:value="7" calcext:value-type="float">
            <text:p>7,00</text:p>
          </table:table-cell>
          <table:table-cell table:formula="of:=[.O543]+[.N543]-[.N544]" office:value-type="float" office:value="360" calcext:value-type="float">
            <text:p>360</text:p>
          </table:table-cell>
          <table:table-cell table:formula="of:=INDEX([.G$1:.G$1048576];[.N54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8" calcext:value-type="float">
            <text:p>538</text:p>
          </table:table-cell>
          <table:table-cell table:style-name="ce25"/>
          <table:table-cell table:style-name="ce34" table:formula="of:=DATE(YEAR([.C544]);MONTH([.C544])+1;DAY([.C544]))" office:value-type="date" office:date-value="2068-04-24" calcext:value-type="date">
            <text:p>24.04.2068</text:p>
          </table:table-cell>
          <table:table-cell table:style-name="ce46" table:formula="of:=IF([.P545]*[.$D$2]/100/12/(1-(1+[.$D$2]/100/12)^(-[.O545]))&lt;[.G544];ROUNDUP([.P545]*[.$D$2]/100/12/(1-(1+[.$D$2]/100/12)^(-[.O545]));0);[.G544]+[.F545])" office:value-type="float" office:value="0" calcext:value-type="float">
            <text:p>0,00</text:p>
          </table:table-cell>
          <table:table-cell table:style-name="ce52" table:formula="of:=[.D545]-[.F545]" office:value-type="float" office:value="0" calcext:value-type="float">
            <text:p>0,00</text:p>
          </table:table-cell>
          <table:table-cell table:style-name="ce52" table:formula="of:=[.G544]*[.$D$2]*([.C545]-[.C544])/(DATE(YEAR([.C545])+1;1;1)-DATE(YEAR([.C545]);1;1))/100" office:value-type="float" office:value="0" calcext:value-type="float">
            <text:p>0,00</text:p>
          </table:table-cell>
          <table:table-cell table:style-name="ce63" table:formula="of:=[.G544]-[.E545]-[.L545]-[.M545]" office:value-type="float" office:value="0" calcext:value-type="float">
            <text:p>0,00</text:p>
          </table:table-cell>
          <table:table-cell table:style-name="ce70" table:formula="of:=[.I545]+[.J545]" office:value-type="float" office:value="0" calcext:value-type="float">
            <text:p>0,00</text:p>
          </table:table-cell>
          <table:table-cell table:style-name="ce52" table:formula="of:=IF([.$D$1]/[.$D$3]&lt;[.K544];[.$D$1]/[.$D$3];[.K544])" office:value-type="float" office:value="0" calcext:value-type="float">
            <text:p>0,00</text:p>
          </table:table-cell>
          <table:table-cell table:style-name="ce52" table:formula="of:=[.K544]*[.$D$2]/12/100" office:value-type="float" office:value="0" calcext:value-type="float">
            <text:p>0,00</text:p>
          </table:table-cell>
          <table:table-cell table:style-name="ce79" table:formula="of:=[.K544]-[.I545]-[.L545]-[.M54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44]);VALUE([.N544]);ROW([.L544]))" office:value-type="float" office:value="7" calcext:value-type="float">
            <text:p>7,00</text:p>
          </table:table-cell>
          <table:table-cell table:formula="of:=[.O544]+[.N544]-[.N545]" office:value-type="float" office:value="360" calcext:value-type="float">
            <text:p>360</text:p>
          </table:table-cell>
          <table:table-cell table:formula="of:=INDEX([.G$1:.G$1048576];[.N54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39" calcext:value-type="float">
            <text:p>539</text:p>
          </table:table-cell>
          <table:table-cell table:style-name="ce25"/>
          <table:table-cell table:style-name="ce34" table:formula="of:=DATE(YEAR([.C545]);MONTH([.C545])+1;DAY([.C545]))" office:value-type="date" office:date-value="2068-05-24" calcext:value-type="date">
            <text:p>24.05.2068</text:p>
          </table:table-cell>
          <table:table-cell table:style-name="ce46" table:formula="of:=IF([.P546]*[.$D$2]/100/12/(1-(1+[.$D$2]/100/12)^(-[.O546]))&lt;[.G545];ROUNDUP([.P546]*[.$D$2]/100/12/(1-(1+[.$D$2]/100/12)^(-[.O546]));0);[.G545]+[.F546])" office:value-type="float" office:value="0" calcext:value-type="float">
            <text:p>0,00</text:p>
          </table:table-cell>
          <table:table-cell table:style-name="ce52" table:formula="of:=[.D546]-[.F546]" office:value-type="float" office:value="0" calcext:value-type="float">
            <text:p>0,00</text:p>
          </table:table-cell>
          <table:table-cell table:style-name="ce52" table:formula="of:=[.G545]*[.$D$2]*([.C546]-[.C545])/(DATE(YEAR([.C546])+1;1;1)-DATE(YEAR([.C546]);1;1))/100" office:value-type="float" office:value="0" calcext:value-type="float">
            <text:p>0,00</text:p>
          </table:table-cell>
          <table:table-cell table:style-name="ce63" table:formula="of:=[.G545]-[.E546]-[.L546]-[.M546]" office:value-type="float" office:value="0" calcext:value-type="float">
            <text:p>0,00</text:p>
          </table:table-cell>
          <table:table-cell table:style-name="ce70" table:formula="of:=[.I546]+[.J546]" office:value-type="float" office:value="0" calcext:value-type="float">
            <text:p>0,00</text:p>
          </table:table-cell>
          <table:table-cell table:style-name="ce52" table:formula="of:=IF([.$D$1]/[.$D$3]&lt;[.K545];[.$D$1]/[.$D$3];[.K545])" office:value-type="float" office:value="0" calcext:value-type="float">
            <text:p>0,00</text:p>
          </table:table-cell>
          <table:table-cell table:style-name="ce52" table:formula="of:=[.K545]*[.$D$2]/12/100" office:value-type="float" office:value="0" calcext:value-type="float">
            <text:p>0,00</text:p>
          </table:table-cell>
          <table:table-cell table:style-name="ce79" table:formula="of:=[.K545]-[.I546]-[.L546]-[.M54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45]);VALUE([.N545]);ROW([.L545]))" office:value-type="float" office:value="7" calcext:value-type="float">
            <text:p>7,00</text:p>
          </table:table-cell>
          <table:table-cell table:formula="of:=[.O545]+[.N545]-[.N546]" office:value-type="float" office:value="360" calcext:value-type="float">
            <text:p>360</text:p>
          </table:table-cell>
          <table:table-cell table:formula="of:=INDEX([.G$1:.G$1048576];[.N54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40" calcext:value-type="float">
            <text:p>540</text:p>
          </table:table-cell>
          <table:table-cell table:style-name="ce25"/>
          <table:table-cell table:style-name="ce34" table:formula="of:=DATE(YEAR([.C546]);MONTH([.C546])+1;DAY([.C546]))" office:value-type="date" office:date-value="2068-06-24" calcext:value-type="date">
            <text:p>24.06.2068</text:p>
          </table:table-cell>
          <table:table-cell table:style-name="ce46" table:formula="of:=IF([.P547]*[.$D$2]/100/12/(1-(1+[.$D$2]/100/12)^(-[.O547]))&lt;[.G546];ROUNDUP([.P547]*[.$D$2]/100/12/(1-(1+[.$D$2]/100/12)^(-[.O547]));0);[.G546]+[.F547])" office:value-type="float" office:value="0" calcext:value-type="float">
            <text:p>0,00</text:p>
          </table:table-cell>
          <table:table-cell table:style-name="ce52" table:formula="of:=[.D547]-[.F547]" office:value-type="float" office:value="0" calcext:value-type="float">
            <text:p>0,00</text:p>
          </table:table-cell>
          <table:table-cell table:style-name="ce52" table:formula="of:=[.G546]*[.$D$2]*([.C547]-[.C546])/(DATE(YEAR([.C547])+1;1;1)-DATE(YEAR([.C547]);1;1))/100" office:value-type="float" office:value="0" calcext:value-type="float">
            <text:p>0,00</text:p>
          </table:table-cell>
          <table:table-cell table:style-name="ce63" table:formula="of:=[.G546]-[.E547]-[.L547]-[.M547]" office:value-type="float" office:value="0" calcext:value-type="float">
            <text:p>0,00</text:p>
          </table:table-cell>
          <table:table-cell table:style-name="ce70" table:formula="of:=[.I547]+[.J547]" office:value-type="float" office:value="0" calcext:value-type="float">
            <text:p>0,00</text:p>
          </table:table-cell>
          <table:table-cell table:style-name="ce52" table:formula="of:=IF([.$D$1]/[.$D$3]&lt;[.K546];[.$D$1]/[.$D$3];[.K546])" office:value-type="float" office:value="0" calcext:value-type="float">
            <text:p>0,00</text:p>
          </table:table-cell>
          <table:table-cell table:style-name="ce52" table:formula="of:=[.K546]*[.$D$2]/12/100" office:value-type="float" office:value="0" calcext:value-type="float">
            <text:p>0,00</text:p>
          </table:table-cell>
          <table:table-cell table:style-name="ce79" table:formula="of:=[.K546]-[.I547]-[.L547]-[.M54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46]);VALUE([.N546]);ROW([.L546]))" office:value-type="float" office:value="7" calcext:value-type="float">
            <text:p>7,00</text:p>
          </table:table-cell>
          <table:table-cell table:formula="of:=[.O546]+[.N546]-[.N547]" office:value-type="float" office:value="360" calcext:value-type="float">
            <text:p>360</text:p>
          </table:table-cell>
          <table:table-cell table:formula="of:=INDEX([.G$1:.G$1048576];[.N54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541" calcext:value-type="float">
            <text:p>541</text:p>
          </table:table-cell>
          <table:table-cell table:style-name="ce26"/>
          <table:table-cell table:style-name="ce34" table:formula="of:=DATE(YEAR([.C547]);MONTH([.C547])+1;DAY([.C547]))" office:value-type="date" office:date-value="2068-07-24" calcext:value-type="date">
            <text:p>24.07.2068</text:p>
          </table:table-cell>
          <table:table-cell table:style-name="ce46" table:formula="of:=IF([.P548]*[.$D$2]/100/12/(1-(1+[.$D$2]/100/12)^(-[.O548]))&lt;[.G547];ROUNDUP([.P548]*[.$D$2]/100/12/(1-(1+[.$D$2]/100/12)^(-[.O548]));0);[.G547]+[.F548])" office:value-type="float" office:value="0" calcext:value-type="float">
            <text:p>0,00</text:p>
          </table:table-cell>
          <table:table-cell table:style-name="ce53" table:formula="of:=[.D548]-[.F548]" office:value-type="float" office:value="0" calcext:value-type="float">
            <text:p>0,00</text:p>
          </table:table-cell>
          <table:table-cell table:style-name="ce52" table:formula="of:=[.G547]*[.$D$2]*([.C548]-[.C547])/(DATE(YEAR([.C548])+1;1;1)-DATE(YEAR([.C548]);1;1))/100" office:value-type="float" office:value="0" calcext:value-type="float">
            <text:p>0,00</text:p>
          </table:table-cell>
          <table:table-cell table:style-name="ce64" table:formula="of:=[.G547]-[.E548]-[.L548]-[.M548]" office:value-type="float" office:value="0" calcext:value-type="float">
            <text:p>0,00</text:p>
          </table:table-cell>
          <table:table-cell table:style-name="ce71" table:formula="of:=[.I548]+[.J548]" office:value-type="float" office:value="0" calcext:value-type="float">
            <text:p>0,00</text:p>
          </table:table-cell>
          <table:table-cell table:style-name="ce53" table:formula="of:=IF([.$D$1]/[.$D$3]&lt;[.K547];[.$D$1]/[.$D$3];[.K547])" office:value-type="float" office:value="0" calcext:value-type="float">
            <text:p>0,00</text:p>
          </table:table-cell>
          <table:table-cell table:style-name="ce53" table:formula="of:=[.K547]*[.$D$2]/12/100" office:value-type="float" office:value="0" calcext:value-type="float">
            <text:p>0,00</text:p>
          </table:table-cell>
          <table:table-cell table:style-name="ce80" table:formula="of:=[.K547]-[.I548]-[.L548]-[.M548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547]);VALUE([.N547]);ROW([.L547]))" office:value-type="float" office:value="7" calcext:value-type="float">
            <text:p>7,00</text:p>
          </table:table-cell>
          <table:table-cell table:formula="of:=[.O547]+[.N547]-[.N548]" office:value-type="float" office:value="360" calcext:value-type="float">
            <text:p>360</text:p>
          </table:table-cell>
          <table:table-cell table:formula="of:=INDEX([.G$1:.G$1048576];[.N54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42" calcext:value-type="float">
            <text:p>542</text:p>
          </table:table-cell>
          <table:table-cell table:style-name="ce26"/>
          <table:table-cell table:style-name="ce34" table:formula="of:=DATE(YEAR([.C548]);MONTH([.C548])+1;DAY([.C548]))" office:value-type="date" office:date-value="2068-08-24" calcext:value-type="date">
            <text:p>24.08.2068</text:p>
          </table:table-cell>
          <table:table-cell table:style-name="ce46" table:formula="of:=IF([.P549]*[.$D$2]/100/12/(1-(1+[.$D$2]/100/12)^(-[.O549]))&lt;[.G548];ROUNDUP([.P549]*[.$D$2]/100/12/(1-(1+[.$D$2]/100/12)^(-[.O549]));0);[.G548]+[.F549])" office:value-type="float" office:value="0" calcext:value-type="float">
            <text:p>0,00</text:p>
          </table:table-cell>
          <table:table-cell table:style-name="ce52" table:formula="of:=[.D549]-[.F549]" office:value-type="float" office:value="0" calcext:value-type="float">
            <text:p>0,00</text:p>
          </table:table-cell>
          <table:table-cell table:style-name="ce52" table:formula="of:=[.G548]*[.$D$2]*([.C549]-[.C548])/(DATE(YEAR([.C549])+1;1;1)-DATE(YEAR([.C549]);1;1))/100" office:value-type="float" office:value="0" calcext:value-type="float">
            <text:p>0,00</text:p>
          </table:table-cell>
          <table:table-cell table:style-name="ce63" table:formula="of:=[.G548]-[.E549]-[.L549]-[.M549]" office:value-type="float" office:value="0" calcext:value-type="float">
            <text:p>0,00</text:p>
          </table:table-cell>
          <table:table-cell table:style-name="ce70" table:formula="of:=[.I549]+[.J549]" office:value-type="float" office:value="0" calcext:value-type="float">
            <text:p>0,00</text:p>
          </table:table-cell>
          <table:table-cell table:style-name="ce52" table:formula="of:=IF([.$D$1]/[.$D$3]&lt;[.K548];[.$D$1]/[.$D$3];[.K548])" office:value-type="float" office:value="0" calcext:value-type="float">
            <text:p>0,00</text:p>
          </table:table-cell>
          <table:table-cell table:style-name="ce52" table:formula="of:=[.K548]*[.$D$2]/12/100" office:value-type="float" office:value="0" calcext:value-type="float">
            <text:p>0,00</text:p>
          </table:table-cell>
          <table:table-cell table:style-name="ce79" table:formula="of:=[.K548]-[.I549]-[.L549]-[.M54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48]);VALUE([.N548]);ROW([.L548]))" office:value-type="float" office:value="7" calcext:value-type="float">
            <text:p>7,00</text:p>
          </table:table-cell>
          <table:table-cell table:formula="of:=[.O548]+[.N548]-[.N549]" office:value-type="float" office:value="360" calcext:value-type="float">
            <text:p>360</text:p>
          </table:table-cell>
          <table:table-cell table:formula="of:=INDEX([.G$1:.G$1048576];[.N54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43" calcext:value-type="float">
            <text:p>543</text:p>
          </table:table-cell>
          <table:table-cell table:style-name="ce26"/>
          <table:table-cell table:style-name="ce34" table:formula="of:=DATE(YEAR([.C549]);MONTH([.C549])+1;DAY([.C549]))" office:value-type="date" office:date-value="2068-09-24" calcext:value-type="date">
            <text:p>24.09.2068</text:p>
          </table:table-cell>
          <table:table-cell table:style-name="ce46" table:formula="of:=IF([.P550]*[.$D$2]/100/12/(1-(1+[.$D$2]/100/12)^(-[.O550]))&lt;[.G549];ROUNDUP([.P550]*[.$D$2]/100/12/(1-(1+[.$D$2]/100/12)^(-[.O550]));0);[.G549]+[.F550])" office:value-type="float" office:value="0" calcext:value-type="float">
            <text:p>0,00</text:p>
          </table:table-cell>
          <table:table-cell table:style-name="ce52" table:formula="of:=[.D550]-[.F550]" office:value-type="float" office:value="0" calcext:value-type="float">
            <text:p>0,00</text:p>
          </table:table-cell>
          <table:table-cell table:style-name="ce52" table:formula="of:=[.G549]*[.$D$2]*([.C550]-[.C549])/(DATE(YEAR([.C550])+1;1;1)-DATE(YEAR([.C550]);1;1))/100" office:value-type="float" office:value="0" calcext:value-type="float">
            <text:p>0,00</text:p>
          </table:table-cell>
          <table:table-cell table:style-name="ce63" table:formula="of:=[.G549]-[.E550]-[.L550]-[.M550]" office:value-type="float" office:value="0" calcext:value-type="float">
            <text:p>0,00</text:p>
          </table:table-cell>
          <table:table-cell table:style-name="ce70" table:formula="of:=[.I550]+[.J550]" office:value-type="float" office:value="0" calcext:value-type="float">
            <text:p>0,00</text:p>
          </table:table-cell>
          <table:table-cell table:style-name="ce52" table:formula="of:=IF([.$D$1]/[.$D$3]&lt;[.K549];[.$D$1]/[.$D$3];[.K549])" office:value-type="float" office:value="0" calcext:value-type="float">
            <text:p>0,00</text:p>
          </table:table-cell>
          <table:table-cell table:style-name="ce52" table:formula="of:=[.K549]*[.$D$2]/12/100" office:value-type="float" office:value="0" calcext:value-type="float">
            <text:p>0,00</text:p>
          </table:table-cell>
          <table:table-cell table:style-name="ce79" table:formula="of:=[.K549]-[.I550]-[.L550]-[.M55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49]);VALUE([.N549]);ROW([.L549]))" office:value-type="float" office:value="7" calcext:value-type="float">
            <text:p>7,00</text:p>
          </table:table-cell>
          <table:table-cell table:formula="of:=[.O549]+[.N549]-[.N550]" office:value-type="float" office:value="360" calcext:value-type="float">
            <text:p>360</text:p>
          </table:table-cell>
          <table:table-cell table:formula="of:=INDEX([.G$1:.G$1048576];[.N55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44" calcext:value-type="float">
            <text:p>544</text:p>
          </table:table-cell>
          <table:table-cell table:style-name="ce26"/>
          <table:table-cell table:style-name="ce34" table:formula="of:=DATE(YEAR([.C550]);MONTH([.C550])+1;DAY([.C550]))" office:value-type="date" office:date-value="2068-10-24" calcext:value-type="date">
            <text:p>24.10.2068</text:p>
          </table:table-cell>
          <table:table-cell table:style-name="ce46" table:formula="of:=IF([.P551]*[.$D$2]/100/12/(1-(1+[.$D$2]/100/12)^(-[.O551]))&lt;[.G550];ROUNDUP([.P551]*[.$D$2]/100/12/(1-(1+[.$D$2]/100/12)^(-[.O551]));0);[.G550]+[.F551])" office:value-type="float" office:value="0" calcext:value-type="float">
            <text:p>0,00</text:p>
          </table:table-cell>
          <table:table-cell table:style-name="ce52" table:formula="of:=[.D551]-[.F551]" office:value-type="float" office:value="0" calcext:value-type="float">
            <text:p>0,00</text:p>
          </table:table-cell>
          <table:table-cell table:style-name="ce52" table:formula="of:=[.G550]*[.$D$2]*([.C551]-[.C550])/(DATE(YEAR([.C551])+1;1;1)-DATE(YEAR([.C551]);1;1))/100" office:value-type="float" office:value="0" calcext:value-type="float">
            <text:p>0,00</text:p>
          </table:table-cell>
          <table:table-cell table:style-name="ce63" table:formula="of:=[.G550]-[.E551]-[.L551]-[.M551]" office:value-type="float" office:value="0" calcext:value-type="float">
            <text:p>0,00</text:p>
          </table:table-cell>
          <table:table-cell table:style-name="ce70" table:formula="of:=[.I551]+[.J551]" office:value-type="float" office:value="0" calcext:value-type="float">
            <text:p>0,00</text:p>
          </table:table-cell>
          <table:table-cell table:style-name="ce52" table:formula="of:=IF([.$D$1]/[.$D$3]&lt;[.K550];[.$D$1]/[.$D$3];[.K550])" office:value-type="float" office:value="0" calcext:value-type="float">
            <text:p>0,00</text:p>
          </table:table-cell>
          <table:table-cell table:style-name="ce52" table:formula="of:=[.K550]*[.$D$2]/12/100" office:value-type="float" office:value="0" calcext:value-type="float">
            <text:p>0,00</text:p>
          </table:table-cell>
          <table:table-cell table:style-name="ce79" table:formula="of:=[.K550]-[.I551]-[.L551]-[.M55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50]);VALUE([.N550]);ROW([.L550]))" office:value-type="float" office:value="7" calcext:value-type="float">
            <text:p>7,00</text:p>
          </table:table-cell>
          <table:table-cell table:formula="of:=[.O550]+[.N550]-[.N551]" office:value-type="float" office:value="360" calcext:value-type="float">
            <text:p>360</text:p>
          </table:table-cell>
          <table:table-cell table:formula="of:=INDEX([.G$1:.G$1048576];[.N55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45" calcext:value-type="float">
            <text:p>545</text:p>
          </table:table-cell>
          <table:table-cell table:style-name="ce26"/>
          <table:table-cell table:style-name="ce34" table:formula="of:=DATE(YEAR([.C551]);MONTH([.C551])+1;DAY([.C551]))" office:value-type="date" office:date-value="2068-11-24" calcext:value-type="date">
            <text:p>24.11.2068</text:p>
          </table:table-cell>
          <table:table-cell table:style-name="ce46" table:formula="of:=IF([.P552]*[.$D$2]/100/12/(1-(1+[.$D$2]/100/12)^(-[.O552]))&lt;[.G551];ROUNDUP([.P552]*[.$D$2]/100/12/(1-(1+[.$D$2]/100/12)^(-[.O552]));0);[.G551]+[.F552])" office:value-type="float" office:value="0" calcext:value-type="float">
            <text:p>0,00</text:p>
          </table:table-cell>
          <table:table-cell table:style-name="ce52" table:formula="of:=[.D552]-[.F552]" office:value-type="float" office:value="0" calcext:value-type="float">
            <text:p>0,00</text:p>
          </table:table-cell>
          <table:table-cell table:style-name="ce52" table:formula="of:=[.G551]*[.$D$2]*([.C552]-[.C551])/(DATE(YEAR([.C552])+1;1;1)-DATE(YEAR([.C552]);1;1))/100" office:value-type="float" office:value="0" calcext:value-type="float">
            <text:p>0,00</text:p>
          </table:table-cell>
          <table:table-cell table:style-name="ce63" table:formula="of:=[.G551]-[.E552]-[.L552]-[.M552]" office:value-type="float" office:value="0" calcext:value-type="float">
            <text:p>0,00</text:p>
          </table:table-cell>
          <table:table-cell table:style-name="ce70" table:formula="of:=[.I552]+[.J552]" office:value-type="float" office:value="0" calcext:value-type="float">
            <text:p>0,00</text:p>
          </table:table-cell>
          <table:table-cell table:style-name="ce52" table:formula="of:=IF([.$D$1]/[.$D$3]&lt;[.K551];[.$D$1]/[.$D$3];[.K551])" office:value-type="float" office:value="0" calcext:value-type="float">
            <text:p>0,00</text:p>
          </table:table-cell>
          <table:table-cell table:style-name="ce52" table:formula="of:=[.K551]*[.$D$2]/12/100" office:value-type="float" office:value="0" calcext:value-type="float">
            <text:p>0,00</text:p>
          </table:table-cell>
          <table:table-cell table:style-name="ce79" table:formula="of:=[.K551]-[.I552]-[.L552]-[.M55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51]);VALUE([.N551]);ROW([.L551]))" office:value-type="float" office:value="7" calcext:value-type="float">
            <text:p>7,00</text:p>
          </table:table-cell>
          <table:table-cell table:formula="of:=[.O551]+[.N551]-[.N552]" office:value-type="float" office:value="360" calcext:value-type="float">
            <text:p>360</text:p>
          </table:table-cell>
          <table:table-cell table:formula="of:=INDEX([.G$1:.G$1048576];[.N55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46" calcext:value-type="float">
            <text:p>546</text:p>
          </table:table-cell>
          <table:table-cell table:style-name="ce26"/>
          <table:table-cell table:style-name="ce34" table:formula="of:=DATE(YEAR([.C552]);MONTH([.C552])+1;DAY([.C552]))" office:value-type="date" office:date-value="2068-12-24" calcext:value-type="date">
            <text:p>24.12.2068</text:p>
          </table:table-cell>
          <table:table-cell table:style-name="ce46" table:formula="of:=IF([.P553]*[.$D$2]/100/12/(1-(1+[.$D$2]/100/12)^(-[.O553]))&lt;[.G552];ROUNDUP([.P553]*[.$D$2]/100/12/(1-(1+[.$D$2]/100/12)^(-[.O553]));0);[.G552]+[.F553])" office:value-type="float" office:value="0" calcext:value-type="float">
            <text:p>0,00</text:p>
          </table:table-cell>
          <table:table-cell table:style-name="ce52" table:formula="of:=[.D553]-[.F553]" office:value-type="float" office:value="0" calcext:value-type="float">
            <text:p>0,00</text:p>
          </table:table-cell>
          <table:table-cell table:style-name="ce52" table:formula="of:=[.G552]*[.$D$2]*([.C553]-[.C552])/(DATE(YEAR([.C553])+1;1;1)-DATE(YEAR([.C553]);1;1))/100" office:value-type="float" office:value="0" calcext:value-type="float">
            <text:p>0,00</text:p>
          </table:table-cell>
          <table:table-cell table:style-name="ce63" table:formula="of:=[.G552]-[.E553]-[.L553]-[.M553]" office:value-type="float" office:value="0" calcext:value-type="float">
            <text:p>0,00</text:p>
          </table:table-cell>
          <table:table-cell table:style-name="ce70" table:formula="of:=[.I553]+[.J553]" office:value-type="float" office:value="0" calcext:value-type="float">
            <text:p>0,00</text:p>
          </table:table-cell>
          <table:table-cell table:style-name="ce52" table:formula="of:=IF([.$D$1]/[.$D$3]&lt;[.K552];[.$D$1]/[.$D$3];[.K552])" office:value-type="float" office:value="0" calcext:value-type="float">
            <text:p>0,00</text:p>
          </table:table-cell>
          <table:table-cell table:style-name="ce52" table:formula="of:=[.K552]*[.$D$2]/12/100" office:value-type="float" office:value="0" calcext:value-type="float">
            <text:p>0,00</text:p>
          </table:table-cell>
          <table:table-cell table:style-name="ce79" table:formula="of:=[.K552]-[.I553]-[.L553]-[.M55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52]);VALUE([.N552]);ROW([.L552]))" office:value-type="float" office:value="7" calcext:value-type="float">
            <text:p>7,00</text:p>
          </table:table-cell>
          <table:table-cell table:formula="of:=[.O552]+[.N552]-[.N553]" office:value-type="float" office:value="360" calcext:value-type="float">
            <text:p>360</text:p>
          </table:table-cell>
          <table:table-cell table:formula="of:=INDEX([.G$1:.G$1048576];[.N55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47" calcext:value-type="float">
            <text:p>547</text:p>
          </table:table-cell>
          <table:table-cell table:style-name="ce26"/>
          <table:table-cell table:style-name="ce34" table:formula="of:=DATE(YEAR([.C553]);MONTH([.C553])+1;DAY([.C553]))" office:value-type="date" office:date-value="2069-01-24" calcext:value-type="date">
            <text:p>24.01.2069</text:p>
          </table:table-cell>
          <table:table-cell table:style-name="ce46" table:formula="of:=IF([.P554]*[.$D$2]/100/12/(1-(1+[.$D$2]/100/12)^(-[.O554]))&lt;[.G553];ROUNDUP([.P554]*[.$D$2]/100/12/(1-(1+[.$D$2]/100/12)^(-[.O554]));0);[.G553]+[.F554])" office:value-type="float" office:value="0" calcext:value-type="float">
            <text:p>0,00</text:p>
          </table:table-cell>
          <table:table-cell table:style-name="ce52" table:formula="of:=[.D554]-[.F554]" office:value-type="float" office:value="0" calcext:value-type="float">
            <text:p>0,00</text:p>
          </table:table-cell>
          <table:table-cell table:style-name="ce52" table:formula="of:=[.G553]*[.$D$2]*([.C554]-[.C553])/(DATE(YEAR([.C554])+1;1;1)-DATE(YEAR([.C554]);1;1))/100" office:value-type="float" office:value="0" calcext:value-type="float">
            <text:p>0,00</text:p>
          </table:table-cell>
          <table:table-cell table:style-name="ce63" table:formula="of:=[.G553]-[.E554]-[.L554]-[.M554]" office:value-type="float" office:value="0" calcext:value-type="float">
            <text:p>0,00</text:p>
          </table:table-cell>
          <table:table-cell table:style-name="ce70" table:formula="of:=[.I554]+[.J554]" office:value-type="float" office:value="0" calcext:value-type="float">
            <text:p>0,00</text:p>
          </table:table-cell>
          <table:table-cell table:style-name="ce52" table:formula="of:=IF([.$D$1]/[.$D$3]&lt;[.K553];[.$D$1]/[.$D$3];[.K553])" office:value-type="float" office:value="0" calcext:value-type="float">
            <text:p>0,00</text:p>
          </table:table-cell>
          <table:table-cell table:style-name="ce52" table:formula="of:=[.K553]*[.$D$2]/12/100" office:value-type="float" office:value="0" calcext:value-type="float">
            <text:p>0,00</text:p>
          </table:table-cell>
          <table:table-cell table:style-name="ce79" table:formula="of:=[.K553]-[.I554]-[.L554]-[.M55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53]);VALUE([.N553]);ROW([.L553]))" office:value-type="float" office:value="7" calcext:value-type="float">
            <text:p>7,00</text:p>
          </table:table-cell>
          <table:table-cell table:formula="of:=[.O553]+[.N553]-[.N554]" office:value-type="float" office:value="360" calcext:value-type="float">
            <text:p>360</text:p>
          </table:table-cell>
          <table:table-cell table:formula="of:=INDEX([.G$1:.G$1048576];[.N55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48" calcext:value-type="float">
            <text:p>548</text:p>
          </table:table-cell>
          <table:table-cell table:style-name="ce26"/>
          <table:table-cell table:style-name="ce34" table:formula="of:=DATE(YEAR([.C554]);MONTH([.C554])+1;DAY([.C554]))" office:value-type="date" office:date-value="2069-02-24" calcext:value-type="date">
            <text:p>24.02.2069</text:p>
          </table:table-cell>
          <table:table-cell table:style-name="ce46" table:formula="of:=IF([.P555]*[.$D$2]/100/12/(1-(1+[.$D$2]/100/12)^(-[.O555]))&lt;[.G554];ROUNDUP([.P555]*[.$D$2]/100/12/(1-(1+[.$D$2]/100/12)^(-[.O555]));0);[.G554]+[.F555])" office:value-type="float" office:value="0" calcext:value-type="float">
            <text:p>0,00</text:p>
          </table:table-cell>
          <table:table-cell table:style-name="ce52" table:formula="of:=[.D555]-[.F555]" office:value-type="float" office:value="0" calcext:value-type="float">
            <text:p>0,00</text:p>
          </table:table-cell>
          <table:table-cell table:style-name="ce52" table:formula="of:=[.G554]*[.$D$2]*([.C555]-[.C554])/(DATE(YEAR([.C555])+1;1;1)-DATE(YEAR([.C555]);1;1))/100" office:value-type="float" office:value="0" calcext:value-type="float">
            <text:p>0,00</text:p>
          </table:table-cell>
          <table:table-cell table:style-name="ce63" table:formula="of:=[.G554]-[.E555]-[.L555]-[.M555]" office:value-type="float" office:value="0" calcext:value-type="float">
            <text:p>0,00</text:p>
          </table:table-cell>
          <table:table-cell table:style-name="ce70" table:formula="of:=[.I555]+[.J555]" office:value-type="float" office:value="0" calcext:value-type="float">
            <text:p>0,00</text:p>
          </table:table-cell>
          <table:table-cell table:style-name="ce52" table:formula="of:=IF([.$D$1]/[.$D$3]&lt;[.K554];[.$D$1]/[.$D$3];[.K554])" office:value-type="float" office:value="0" calcext:value-type="float">
            <text:p>0,00</text:p>
          </table:table-cell>
          <table:table-cell table:style-name="ce52" table:formula="of:=[.K554]*[.$D$2]/12/100" office:value-type="float" office:value="0" calcext:value-type="float">
            <text:p>0,00</text:p>
          </table:table-cell>
          <table:table-cell table:style-name="ce79" table:formula="of:=[.K554]-[.I555]-[.L555]-[.M55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54]);VALUE([.N554]);ROW([.L554]))" office:value-type="float" office:value="7" calcext:value-type="float">
            <text:p>7,00</text:p>
          </table:table-cell>
          <table:table-cell table:formula="of:=[.O554]+[.N554]-[.N555]" office:value-type="float" office:value="360" calcext:value-type="float">
            <text:p>360</text:p>
          </table:table-cell>
          <table:table-cell table:formula="of:=INDEX([.G$1:.G$1048576];[.N55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49" calcext:value-type="float">
            <text:p>549</text:p>
          </table:table-cell>
          <table:table-cell table:style-name="ce26"/>
          <table:table-cell table:style-name="ce34" table:formula="of:=DATE(YEAR([.C555]);MONTH([.C555])+1;DAY([.C555]))" office:value-type="date" office:date-value="2069-03-24" calcext:value-type="date">
            <text:p>24.03.2069</text:p>
          </table:table-cell>
          <table:table-cell table:style-name="ce46" table:formula="of:=IF([.P556]*[.$D$2]/100/12/(1-(1+[.$D$2]/100/12)^(-[.O556]))&lt;[.G555];ROUNDUP([.P556]*[.$D$2]/100/12/(1-(1+[.$D$2]/100/12)^(-[.O556]));0);[.G555]+[.F556])" office:value-type="float" office:value="0" calcext:value-type="float">
            <text:p>0,00</text:p>
          </table:table-cell>
          <table:table-cell table:style-name="ce52" table:formula="of:=[.D556]-[.F556]" office:value-type="float" office:value="0" calcext:value-type="float">
            <text:p>0,00</text:p>
          </table:table-cell>
          <table:table-cell table:style-name="ce52" table:formula="of:=[.G555]*[.$D$2]*([.C556]-[.C555])/(DATE(YEAR([.C556])+1;1;1)-DATE(YEAR([.C556]);1;1))/100" office:value-type="float" office:value="0" calcext:value-type="float">
            <text:p>0,00</text:p>
          </table:table-cell>
          <table:table-cell table:style-name="ce63" table:formula="of:=[.G555]-[.E556]-[.L556]-[.M556]" office:value-type="float" office:value="0" calcext:value-type="float">
            <text:p>0,00</text:p>
          </table:table-cell>
          <table:table-cell table:style-name="ce70" table:formula="of:=[.I556]+[.J556]" office:value-type="float" office:value="0" calcext:value-type="float">
            <text:p>0,00</text:p>
          </table:table-cell>
          <table:table-cell table:style-name="ce52" table:formula="of:=IF([.$D$1]/[.$D$3]&lt;[.K555];[.$D$1]/[.$D$3];[.K555])" office:value-type="float" office:value="0" calcext:value-type="float">
            <text:p>0,00</text:p>
          </table:table-cell>
          <table:table-cell table:style-name="ce52" table:formula="of:=[.K555]*[.$D$2]/12/100" office:value-type="float" office:value="0" calcext:value-type="float">
            <text:p>0,00</text:p>
          </table:table-cell>
          <table:table-cell table:style-name="ce79" table:formula="of:=[.K555]-[.I556]-[.L556]-[.M55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55]);VALUE([.N555]);ROW([.L555]))" office:value-type="float" office:value="7" calcext:value-type="float">
            <text:p>7,00</text:p>
          </table:table-cell>
          <table:table-cell table:formula="of:=[.O555]+[.N555]-[.N556]" office:value-type="float" office:value="360" calcext:value-type="float">
            <text:p>360</text:p>
          </table:table-cell>
          <table:table-cell table:formula="of:=INDEX([.G$1:.G$1048576];[.N55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50" calcext:value-type="float">
            <text:p>550</text:p>
          </table:table-cell>
          <table:table-cell table:style-name="ce26"/>
          <table:table-cell table:style-name="ce34" table:formula="of:=DATE(YEAR([.C556]);MONTH([.C556])+1;DAY([.C556]))" office:value-type="date" office:date-value="2069-04-24" calcext:value-type="date">
            <text:p>24.04.2069</text:p>
          </table:table-cell>
          <table:table-cell table:style-name="ce46" table:formula="of:=IF([.P557]*[.$D$2]/100/12/(1-(1+[.$D$2]/100/12)^(-[.O557]))&lt;[.G556];ROUNDUP([.P557]*[.$D$2]/100/12/(1-(1+[.$D$2]/100/12)^(-[.O557]));0);[.G556]+[.F557])" office:value-type="float" office:value="0" calcext:value-type="float">
            <text:p>0,00</text:p>
          </table:table-cell>
          <table:table-cell table:style-name="ce52" table:formula="of:=[.D557]-[.F557]" office:value-type="float" office:value="0" calcext:value-type="float">
            <text:p>0,00</text:p>
          </table:table-cell>
          <table:table-cell table:style-name="ce52" table:formula="of:=[.G556]*[.$D$2]*([.C557]-[.C556])/(DATE(YEAR([.C557])+1;1;1)-DATE(YEAR([.C557]);1;1))/100" office:value-type="float" office:value="0" calcext:value-type="float">
            <text:p>0,00</text:p>
          </table:table-cell>
          <table:table-cell table:style-name="ce63" table:formula="of:=[.G556]-[.E557]-[.L557]-[.M557]" office:value-type="float" office:value="0" calcext:value-type="float">
            <text:p>0,00</text:p>
          </table:table-cell>
          <table:table-cell table:style-name="ce70" table:formula="of:=[.I557]+[.J557]" office:value-type="float" office:value="0" calcext:value-type="float">
            <text:p>0,00</text:p>
          </table:table-cell>
          <table:table-cell table:style-name="ce52" table:formula="of:=IF([.$D$1]/[.$D$3]&lt;[.K556];[.$D$1]/[.$D$3];[.K556])" office:value-type="float" office:value="0" calcext:value-type="float">
            <text:p>0,00</text:p>
          </table:table-cell>
          <table:table-cell table:style-name="ce52" table:formula="of:=[.K556]*[.$D$2]/12/100" office:value-type="float" office:value="0" calcext:value-type="float">
            <text:p>0,00</text:p>
          </table:table-cell>
          <table:table-cell table:style-name="ce79" table:formula="of:=[.K556]-[.I557]-[.L557]-[.M55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56]);VALUE([.N556]);ROW([.L556]))" office:value-type="float" office:value="7" calcext:value-type="float">
            <text:p>7,00</text:p>
          </table:table-cell>
          <table:table-cell table:formula="of:=[.O556]+[.N556]-[.N557]" office:value-type="float" office:value="360" calcext:value-type="float">
            <text:p>360</text:p>
          </table:table-cell>
          <table:table-cell table:formula="of:=INDEX([.G$1:.G$1048576];[.N55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51" calcext:value-type="float">
            <text:p>551</text:p>
          </table:table-cell>
          <table:table-cell table:style-name="ce26"/>
          <table:table-cell table:style-name="ce34" table:formula="of:=DATE(YEAR([.C557]);MONTH([.C557])+1;DAY([.C557]))" office:value-type="date" office:date-value="2069-05-24" calcext:value-type="date">
            <text:p>24.05.2069</text:p>
          </table:table-cell>
          <table:table-cell table:style-name="ce46" table:formula="of:=IF([.P558]*[.$D$2]/100/12/(1-(1+[.$D$2]/100/12)^(-[.O558]))&lt;[.G557];ROUNDUP([.P558]*[.$D$2]/100/12/(1-(1+[.$D$2]/100/12)^(-[.O558]));0);[.G557]+[.F558])" office:value-type="float" office:value="0" calcext:value-type="float">
            <text:p>0,00</text:p>
          </table:table-cell>
          <table:table-cell table:style-name="ce52" table:formula="of:=[.D558]-[.F558]" office:value-type="float" office:value="0" calcext:value-type="float">
            <text:p>0,00</text:p>
          </table:table-cell>
          <table:table-cell table:style-name="ce52" table:formula="of:=[.G557]*[.$D$2]*([.C558]-[.C557])/(DATE(YEAR([.C558])+1;1;1)-DATE(YEAR([.C558]);1;1))/100" office:value-type="float" office:value="0" calcext:value-type="float">
            <text:p>0,00</text:p>
          </table:table-cell>
          <table:table-cell table:style-name="ce63" table:formula="of:=[.G557]-[.E558]-[.L558]-[.M558]" office:value-type="float" office:value="0" calcext:value-type="float">
            <text:p>0,00</text:p>
          </table:table-cell>
          <table:table-cell table:style-name="ce70" table:formula="of:=[.I558]+[.J558]" office:value-type="float" office:value="0" calcext:value-type="float">
            <text:p>0,00</text:p>
          </table:table-cell>
          <table:table-cell table:style-name="ce52" table:formula="of:=IF([.$D$1]/[.$D$3]&lt;[.K557];[.$D$1]/[.$D$3];[.K557])" office:value-type="float" office:value="0" calcext:value-type="float">
            <text:p>0,00</text:p>
          </table:table-cell>
          <table:table-cell table:style-name="ce52" table:formula="of:=[.K557]*[.$D$2]/12/100" office:value-type="float" office:value="0" calcext:value-type="float">
            <text:p>0,00</text:p>
          </table:table-cell>
          <table:table-cell table:style-name="ce79" table:formula="of:=[.K557]-[.I558]-[.L558]-[.M55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57]);VALUE([.N557]);ROW([.L557]))" office:value-type="float" office:value="7" calcext:value-type="float">
            <text:p>7,00</text:p>
          </table:table-cell>
          <table:table-cell table:formula="of:=[.O557]+[.N557]-[.N558]" office:value-type="float" office:value="360" calcext:value-type="float">
            <text:p>360</text:p>
          </table:table-cell>
          <table:table-cell table:formula="of:=INDEX([.G$1:.G$1048576];[.N55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552" calcext:value-type="float">
            <text:p>552</text:p>
          </table:table-cell>
          <table:table-cell table:style-name="ce26"/>
          <table:table-cell table:style-name="ce34" table:formula="of:=DATE(YEAR([.C558]);MONTH([.C558])+1;DAY([.C558]))" office:value-type="date" office:date-value="2069-06-24" calcext:value-type="date">
            <text:p>24.06.2069</text:p>
          </table:table-cell>
          <table:table-cell table:style-name="ce46" table:formula="of:=IF([.P559]*[.$D$2]/100/12/(1-(1+[.$D$2]/100/12)^(-[.O559]))&lt;[.G558];ROUNDUP([.P559]*[.$D$2]/100/12/(1-(1+[.$D$2]/100/12)^(-[.O559]));0);[.G558]+[.F559])" office:value-type="float" office:value="0" calcext:value-type="float">
            <text:p>0,00</text:p>
          </table:table-cell>
          <table:table-cell table:style-name="ce54" table:formula="of:=[.D559]-[.F559]" office:value-type="float" office:value="0" calcext:value-type="float">
            <text:p>0,00</text:p>
          </table:table-cell>
          <table:table-cell table:style-name="ce52" table:formula="of:=[.G558]*[.$D$2]*([.C559]-[.C558])/(DATE(YEAR([.C559])+1;1;1)-DATE(YEAR([.C559]);1;1))/100" office:value-type="float" office:value="0" calcext:value-type="float">
            <text:p>0,00</text:p>
          </table:table-cell>
          <table:table-cell table:style-name="ce65" table:formula="of:=[.G558]-[.E559]-[.L559]-[.M559]" office:value-type="float" office:value="0" calcext:value-type="float">
            <text:p>0,00</text:p>
          </table:table-cell>
          <table:table-cell table:style-name="ce72" table:formula="of:=[.I559]+[.J559]" office:value-type="float" office:value="0" calcext:value-type="float">
            <text:p>0,00</text:p>
          </table:table-cell>
          <table:table-cell table:style-name="ce54" table:formula="of:=IF([.$D$1]/[.$D$3]&lt;[.K558];[.$D$1]/[.$D$3];[.K558])" office:value-type="float" office:value="0" calcext:value-type="float">
            <text:p>0,00</text:p>
          </table:table-cell>
          <table:table-cell table:style-name="ce54" table:formula="of:=[.K558]*[.$D$2]/12/100" office:value-type="float" office:value="0" calcext:value-type="float">
            <text:p>0,00</text:p>
          </table:table-cell>
          <table:table-cell table:style-name="ce81" table:formula="of:=[.K558]-[.I559]-[.L559]-[.M559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558]);VALUE([.N558]);ROW([.L558]))" office:value-type="float" office:value="7" calcext:value-type="float">
            <text:p>7,00</text:p>
          </table:table-cell>
          <table:table-cell table:formula="of:=[.O558]+[.N558]-[.N559]" office:value-type="float" office:value="360" calcext:value-type="float">
            <text:p>360</text:p>
          </table:table-cell>
          <table:table-cell table:formula="of:=INDEX([.G$1:.G$1048576];[.N55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53" calcext:value-type="float">
            <text:p>553</text:p>
          </table:table-cell>
          <table:table-cell table:style-name="ce25"/>
          <table:table-cell table:style-name="ce34" table:formula="of:=DATE(YEAR([.C559]);MONTH([.C559])+1;DAY([.C559]))" office:value-type="date" office:date-value="2069-07-24" calcext:value-type="date">
            <text:p>24.07.2069</text:p>
          </table:table-cell>
          <table:table-cell table:style-name="ce46" table:formula="of:=IF([.P560]*[.$D$2]/100/12/(1-(1+[.$D$2]/100/12)^(-[.O560]))&lt;[.G559];ROUNDUP([.P560]*[.$D$2]/100/12/(1-(1+[.$D$2]/100/12)^(-[.O560]));0);[.G559]+[.F560])" office:value-type="float" office:value="0" calcext:value-type="float">
            <text:p>0,00</text:p>
          </table:table-cell>
          <table:table-cell table:style-name="ce52" table:formula="of:=[.D560]-[.F560]" office:value-type="float" office:value="0" calcext:value-type="float">
            <text:p>0,00</text:p>
          </table:table-cell>
          <table:table-cell table:style-name="ce52" table:formula="of:=[.G559]*[.$D$2]*([.C560]-[.C559])/(DATE(YEAR([.C560])+1;1;1)-DATE(YEAR([.C560]);1;1))/100" office:value-type="float" office:value="0" calcext:value-type="float">
            <text:p>0,00</text:p>
          </table:table-cell>
          <table:table-cell table:style-name="ce63" table:formula="of:=[.G559]-[.E560]-[.L560]-[.M560]" office:value-type="float" office:value="0" calcext:value-type="float">
            <text:p>0,00</text:p>
          </table:table-cell>
          <table:table-cell table:style-name="ce70" table:formula="of:=[.I560]+[.J560]" office:value-type="float" office:value="0" calcext:value-type="float">
            <text:p>0,00</text:p>
          </table:table-cell>
          <table:table-cell table:style-name="ce52" table:formula="of:=IF([.$D$1]/[.$D$3]&lt;[.K559];[.$D$1]/[.$D$3];[.K559])" office:value-type="float" office:value="0" calcext:value-type="float">
            <text:p>0,00</text:p>
          </table:table-cell>
          <table:table-cell table:style-name="ce52" table:formula="of:=[.K559]*[.$D$2]/12/100" office:value-type="float" office:value="0" calcext:value-type="float">
            <text:p>0,00</text:p>
          </table:table-cell>
          <table:table-cell table:style-name="ce79" table:formula="of:=[.K559]-[.I560]-[.L560]-[.M56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59]);VALUE([.N559]);ROW([.L559]))" office:value-type="float" office:value="7" calcext:value-type="float">
            <text:p>7,00</text:p>
          </table:table-cell>
          <table:table-cell table:formula="of:=[.O559]+[.N559]-[.N560]" office:value-type="float" office:value="360" calcext:value-type="float">
            <text:p>360</text:p>
          </table:table-cell>
          <table:table-cell table:formula="of:=INDEX([.G$1:.G$1048576];[.N56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54" calcext:value-type="float">
            <text:p>554</text:p>
          </table:table-cell>
          <table:table-cell table:style-name="ce25"/>
          <table:table-cell table:style-name="ce34" table:formula="of:=DATE(YEAR([.C560]);MONTH([.C560])+1;DAY([.C560]))" office:value-type="date" office:date-value="2069-08-24" calcext:value-type="date">
            <text:p>24.08.2069</text:p>
          </table:table-cell>
          <table:table-cell table:style-name="ce46" table:formula="of:=IF([.P561]*[.$D$2]/100/12/(1-(1+[.$D$2]/100/12)^(-[.O561]))&lt;[.G560];ROUNDUP([.P561]*[.$D$2]/100/12/(1-(1+[.$D$2]/100/12)^(-[.O561]));0);[.G560]+[.F561])" office:value-type="float" office:value="0" calcext:value-type="float">
            <text:p>0,00</text:p>
          </table:table-cell>
          <table:table-cell table:style-name="ce52" table:formula="of:=[.D561]-[.F561]" office:value-type="float" office:value="0" calcext:value-type="float">
            <text:p>0,00</text:p>
          </table:table-cell>
          <table:table-cell table:style-name="ce52" table:formula="of:=[.G560]*[.$D$2]*([.C561]-[.C560])/(DATE(YEAR([.C561])+1;1;1)-DATE(YEAR([.C561]);1;1))/100" office:value-type="float" office:value="0" calcext:value-type="float">
            <text:p>0,00</text:p>
          </table:table-cell>
          <table:table-cell table:style-name="ce63" table:formula="of:=[.G560]-[.E561]-[.L561]-[.M561]" office:value-type="float" office:value="0" calcext:value-type="float">
            <text:p>0,00</text:p>
          </table:table-cell>
          <table:table-cell table:style-name="ce70" table:formula="of:=[.I561]+[.J561]" office:value-type="float" office:value="0" calcext:value-type="float">
            <text:p>0,00</text:p>
          </table:table-cell>
          <table:table-cell table:style-name="ce52" table:formula="of:=IF([.$D$1]/[.$D$3]&lt;[.K560];[.$D$1]/[.$D$3];[.K560])" office:value-type="float" office:value="0" calcext:value-type="float">
            <text:p>0,00</text:p>
          </table:table-cell>
          <table:table-cell table:style-name="ce52" table:formula="of:=[.K560]*[.$D$2]/12/100" office:value-type="float" office:value="0" calcext:value-type="float">
            <text:p>0,00</text:p>
          </table:table-cell>
          <table:table-cell table:style-name="ce79" table:formula="of:=[.K560]-[.I561]-[.L561]-[.M56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60]);VALUE([.N560]);ROW([.L560]))" office:value-type="float" office:value="7" calcext:value-type="float">
            <text:p>7,00</text:p>
          </table:table-cell>
          <table:table-cell table:formula="of:=[.O560]+[.N560]-[.N561]" office:value-type="float" office:value="360" calcext:value-type="float">
            <text:p>360</text:p>
          </table:table-cell>
          <table:table-cell table:formula="of:=INDEX([.G$1:.G$1048576];[.N56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55" calcext:value-type="float">
            <text:p>555</text:p>
          </table:table-cell>
          <table:table-cell table:style-name="ce25"/>
          <table:table-cell table:style-name="ce34" table:formula="of:=DATE(YEAR([.C561]);MONTH([.C561])+1;DAY([.C561]))" office:value-type="date" office:date-value="2069-09-24" calcext:value-type="date">
            <text:p>24.09.2069</text:p>
          </table:table-cell>
          <table:table-cell table:style-name="ce46" table:formula="of:=IF([.P562]*[.$D$2]/100/12/(1-(1+[.$D$2]/100/12)^(-[.O562]))&lt;[.G561];ROUNDUP([.P562]*[.$D$2]/100/12/(1-(1+[.$D$2]/100/12)^(-[.O562]));0);[.G561]+[.F562])" office:value-type="float" office:value="0" calcext:value-type="float">
            <text:p>0,00</text:p>
          </table:table-cell>
          <table:table-cell table:style-name="ce52" table:formula="of:=[.D562]-[.F562]" office:value-type="float" office:value="0" calcext:value-type="float">
            <text:p>0,00</text:p>
          </table:table-cell>
          <table:table-cell table:style-name="ce52" table:formula="of:=[.G561]*[.$D$2]*([.C562]-[.C561])/(DATE(YEAR([.C562])+1;1;1)-DATE(YEAR([.C562]);1;1))/100" office:value-type="float" office:value="0" calcext:value-type="float">
            <text:p>0,00</text:p>
          </table:table-cell>
          <table:table-cell table:style-name="ce63" table:formula="of:=[.G561]-[.E562]-[.L562]-[.M562]" office:value-type="float" office:value="0" calcext:value-type="float">
            <text:p>0,00</text:p>
          </table:table-cell>
          <table:table-cell table:style-name="ce70" table:formula="of:=[.I562]+[.J562]" office:value-type="float" office:value="0" calcext:value-type="float">
            <text:p>0,00</text:p>
          </table:table-cell>
          <table:table-cell table:style-name="ce52" table:formula="of:=IF([.$D$1]/[.$D$3]&lt;[.K561];[.$D$1]/[.$D$3];[.K561])" office:value-type="float" office:value="0" calcext:value-type="float">
            <text:p>0,00</text:p>
          </table:table-cell>
          <table:table-cell table:style-name="ce52" table:formula="of:=[.K561]*[.$D$2]/12/100" office:value-type="float" office:value="0" calcext:value-type="float">
            <text:p>0,00</text:p>
          </table:table-cell>
          <table:table-cell table:style-name="ce79" table:formula="of:=[.K561]-[.I562]-[.L562]-[.M56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61]);VALUE([.N561]);ROW([.L561]))" office:value-type="float" office:value="7" calcext:value-type="float">
            <text:p>7,00</text:p>
          </table:table-cell>
          <table:table-cell table:formula="of:=[.O561]+[.N561]-[.N562]" office:value-type="float" office:value="360" calcext:value-type="float">
            <text:p>360</text:p>
          </table:table-cell>
          <table:table-cell table:formula="of:=INDEX([.G$1:.G$1048576];[.N56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56" calcext:value-type="float">
            <text:p>556</text:p>
          </table:table-cell>
          <table:table-cell table:style-name="ce25"/>
          <table:table-cell table:style-name="ce34" table:formula="of:=DATE(YEAR([.C562]);MONTH([.C562])+1;DAY([.C562]))" office:value-type="date" office:date-value="2069-10-24" calcext:value-type="date">
            <text:p>24.10.2069</text:p>
          </table:table-cell>
          <table:table-cell table:style-name="ce46" table:formula="of:=IF([.P563]*[.$D$2]/100/12/(1-(1+[.$D$2]/100/12)^(-[.O563]))&lt;[.G562];ROUNDUP([.P563]*[.$D$2]/100/12/(1-(1+[.$D$2]/100/12)^(-[.O563]));0);[.G562]+[.F563])" office:value-type="float" office:value="0" calcext:value-type="float">
            <text:p>0,00</text:p>
          </table:table-cell>
          <table:table-cell table:style-name="ce52" table:formula="of:=[.D563]-[.F563]" office:value-type="float" office:value="0" calcext:value-type="float">
            <text:p>0,00</text:p>
          </table:table-cell>
          <table:table-cell table:style-name="ce52" table:formula="of:=[.G562]*[.$D$2]*([.C563]-[.C562])/(DATE(YEAR([.C563])+1;1;1)-DATE(YEAR([.C563]);1;1))/100" office:value-type="float" office:value="0" calcext:value-type="float">
            <text:p>0,00</text:p>
          </table:table-cell>
          <table:table-cell table:style-name="ce63" table:formula="of:=[.G562]-[.E563]-[.L563]-[.M563]" office:value-type="float" office:value="0" calcext:value-type="float">
            <text:p>0,00</text:p>
          </table:table-cell>
          <table:table-cell table:style-name="ce70" table:formula="of:=[.I563]+[.J563]" office:value-type="float" office:value="0" calcext:value-type="float">
            <text:p>0,00</text:p>
          </table:table-cell>
          <table:table-cell table:style-name="ce52" table:formula="of:=IF([.$D$1]/[.$D$3]&lt;[.K562];[.$D$1]/[.$D$3];[.K562])" office:value-type="float" office:value="0" calcext:value-type="float">
            <text:p>0,00</text:p>
          </table:table-cell>
          <table:table-cell table:style-name="ce52" table:formula="of:=[.K562]*[.$D$2]/12/100" office:value-type="float" office:value="0" calcext:value-type="float">
            <text:p>0,00</text:p>
          </table:table-cell>
          <table:table-cell table:style-name="ce79" table:formula="of:=[.K562]-[.I563]-[.L563]-[.M56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62]);VALUE([.N562]);ROW([.L562]))" office:value-type="float" office:value="7" calcext:value-type="float">
            <text:p>7,00</text:p>
          </table:table-cell>
          <table:table-cell table:formula="of:=[.O562]+[.N562]-[.N563]" office:value-type="float" office:value="360" calcext:value-type="float">
            <text:p>360</text:p>
          </table:table-cell>
          <table:table-cell table:formula="of:=INDEX([.G$1:.G$1048576];[.N56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57" calcext:value-type="float">
            <text:p>557</text:p>
          </table:table-cell>
          <table:table-cell table:style-name="ce25"/>
          <table:table-cell table:style-name="ce34" table:formula="of:=DATE(YEAR([.C563]);MONTH([.C563])+1;DAY([.C563]))" office:value-type="date" office:date-value="2069-11-24" calcext:value-type="date">
            <text:p>24.11.2069</text:p>
          </table:table-cell>
          <table:table-cell table:style-name="ce46" table:formula="of:=IF([.P564]*[.$D$2]/100/12/(1-(1+[.$D$2]/100/12)^(-[.O564]))&lt;[.G563];ROUNDUP([.P564]*[.$D$2]/100/12/(1-(1+[.$D$2]/100/12)^(-[.O564]));0);[.G563]+[.F564])" office:value-type="float" office:value="0" calcext:value-type="float">
            <text:p>0,00</text:p>
          </table:table-cell>
          <table:table-cell table:style-name="ce52" table:formula="of:=[.D564]-[.F564]" office:value-type="float" office:value="0" calcext:value-type="float">
            <text:p>0,00</text:p>
          </table:table-cell>
          <table:table-cell table:style-name="ce52" table:formula="of:=[.G563]*[.$D$2]*([.C564]-[.C563])/(DATE(YEAR([.C564])+1;1;1)-DATE(YEAR([.C564]);1;1))/100" office:value-type="float" office:value="0" calcext:value-type="float">
            <text:p>0,00</text:p>
          </table:table-cell>
          <table:table-cell table:style-name="ce63" table:formula="of:=[.G563]-[.E564]-[.L564]-[.M564]" office:value-type="float" office:value="0" calcext:value-type="float">
            <text:p>0,00</text:p>
          </table:table-cell>
          <table:table-cell table:style-name="ce70" table:formula="of:=[.I564]+[.J564]" office:value-type="float" office:value="0" calcext:value-type="float">
            <text:p>0,00</text:p>
          </table:table-cell>
          <table:table-cell table:style-name="ce52" table:formula="of:=IF([.$D$1]/[.$D$3]&lt;[.K563];[.$D$1]/[.$D$3];[.K563])" office:value-type="float" office:value="0" calcext:value-type="float">
            <text:p>0,00</text:p>
          </table:table-cell>
          <table:table-cell table:style-name="ce52" table:formula="of:=[.K563]*[.$D$2]/12/100" office:value-type="float" office:value="0" calcext:value-type="float">
            <text:p>0,00</text:p>
          </table:table-cell>
          <table:table-cell table:style-name="ce79" table:formula="of:=[.K563]-[.I564]-[.L564]-[.M56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63]);VALUE([.N563]);ROW([.L563]))" office:value-type="float" office:value="7" calcext:value-type="float">
            <text:p>7,00</text:p>
          </table:table-cell>
          <table:table-cell table:formula="of:=[.O563]+[.N563]-[.N564]" office:value-type="float" office:value="360" calcext:value-type="float">
            <text:p>360</text:p>
          </table:table-cell>
          <table:table-cell table:formula="of:=INDEX([.G$1:.G$1048576];[.N56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58" calcext:value-type="float">
            <text:p>558</text:p>
          </table:table-cell>
          <table:table-cell table:style-name="ce25"/>
          <table:table-cell table:style-name="ce34" table:formula="of:=DATE(YEAR([.C564]);MONTH([.C564])+1;DAY([.C564]))" office:value-type="date" office:date-value="2069-12-24" calcext:value-type="date">
            <text:p>24.12.2069</text:p>
          </table:table-cell>
          <table:table-cell table:style-name="ce46" table:formula="of:=IF([.P565]*[.$D$2]/100/12/(1-(1+[.$D$2]/100/12)^(-[.O565]))&lt;[.G564];ROUNDUP([.P565]*[.$D$2]/100/12/(1-(1+[.$D$2]/100/12)^(-[.O565]));0);[.G564]+[.F565])" office:value-type="float" office:value="0" calcext:value-type="float">
            <text:p>0,00</text:p>
          </table:table-cell>
          <table:table-cell table:style-name="ce52" table:formula="of:=[.D565]-[.F565]" office:value-type="float" office:value="0" calcext:value-type="float">
            <text:p>0,00</text:p>
          </table:table-cell>
          <table:table-cell table:style-name="ce52" table:formula="of:=[.G564]*[.$D$2]*([.C565]-[.C564])/(DATE(YEAR([.C565])+1;1;1)-DATE(YEAR([.C565]);1;1))/100" office:value-type="float" office:value="0" calcext:value-type="float">
            <text:p>0,00</text:p>
          </table:table-cell>
          <table:table-cell table:style-name="ce63" table:formula="of:=[.G564]-[.E565]-[.L565]-[.M565]" office:value-type="float" office:value="0" calcext:value-type="float">
            <text:p>0,00</text:p>
          </table:table-cell>
          <table:table-cell table:style-name="ce70" table:formula="of:=[.I565]+[.J565]" office:value-type="float" office:value="0" calcext:value-type="float">
            <text:p>0,00</text:p>
          </table:table-cell>
          <table:table-cell table:style-name="ce52" table:formula="of:=IF([.$D$1]/[.$D$3]&lt;[.K564];[.$D$1]/[.$D$3];[.K564])" office:value-type="float" office:value="0" calcext:value-type="float">
            <text:p>0,00</text:p>
          </table:table-cell>
          <table:table-cell table:style-name="ce52" table:formula="of:=[.K564]*[.$D$2]/12/100" office:value-type="float" office:value="0" calcext:value-type="float">
            <text:p>0,00</text:p>
          </table:table-cell>
          <table:table-cell table:style-name="ce79" table:formula="of:=[.K564]-[.I565]-[.L565]-[.M56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64]);VALUE([.N564]);ROW([.L564]))" office:value-type="float" office:value="7" calcext:value-type="float">
            <text:p>7,00</text:p>
          </table:table-cell>
          <table:table-cell table:formula="of:=[.O564]+[.N564]-[.N565]" office:value-type="float" office:value="360" calcext:value-type="float">
            <text:p>360</text:p>
          </table:table-cell>
          <table:table-cell table:formula="of:=INDEX([.G$1:.G$1048576];[.N56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59" calcext:value-type="float">
            <text:p>559</text:p>
          </table:table-cell>
          <table:table-cell table:style-name="ce25"/>
          <table:table-cell table:style-name="ce34" table:formula="of:=DATE(YEAR([.C565]);MONTH([.C565])+1;DAY([.C565]))" office:value-type="date" office:date-value="2070-01-24" calcext:value-type="date">
            <text:p>24.01.2070</text:p>
          </table:table-cell>
          <table:table-cell table:style-name="ce46" table:formula="of:=IF([.P566]*[.$D$2]/100/12/(1-(1+[.$D$2]/100/12)^(-[.O566]))&lt;[.G565];ROUNDUP([.P566]*[.$D$2]/100/12/(1-(1+[.$D$2]/100/12)^(-[.O566]));0);[.G565]+[.F566])" office:value-type="float" office:value="0" calcext:value-type="float">
            <text:p>0,00</text:p>
          </table:table-cell>
          <table:table-cell table:style-name="ce52" table:formula="of:=[.D566]-[.F566]" office:value-type="float" office:value="0" calcext:value-type="float">
            <text:p>0,00</text:p>
          </table:table-cell>
          <table:table-cell table:style-name="ce52" table:formula="of:=[.G565]*[.$D$2]*([.C566]-[.C565])/(DATE(YEAR([.C566])+1;1;1)-DATE(YEAR([.C566]);1;1))/100" office:value-type="float" office:value="0" calcext:value-type="float">
            <text:p>0,00</text:p>
          </table:table-cell>
          <table:table-cell table:style-name="ce63" table:formula="of:=[.G565]-[.E566]-[.L566]-[.M566]" office:value-type="float" office:value="0" calcext:value-type="float">
            <text:p>0,00</text:p>
          </table:table-cell>
          <table:table-cell table:style-name="ce70" table:formula="of:=[.I566]+[.J566]" office:value-type="float" office:value="0" calcext:value-type="float">
            <text:p>0,00</text:p>
          </table:table-cell>
          <table:table-cell table:style-name="ce52" table:formula="of:=IF([.$D$1]/[.$D$3]&lt;[.K565];[.$D$1]/[.$D$3];[.K565])" office:value-type="float" office:value="0" calcext:value-type="float">
            <text:p>0,00</text:p>
          </table:table-cell>
          <table:table-cell table:style-name="ce52" table:formula="of:=[.K565]*[.$D$2]/12/100" office:value-type="float" office:value="0" calcext:value-type="float">
            <text:p>0,00</text:p>
          </table:table-cell>
          <table:table-cell table:style-name="ce79" table:formula="of:=[.K565]-[.I566]-[.L566]-[.M56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65]);VALUE([.N565]);ROW([.L565]))" office:value-type="float" office:value="7" calcext:value-type="float">
            <text:p>7,00</text:p>
          </table:table-cell>
          <table:table-cell table:formula="of:=[.O565]+[.N565]-[.N566]" office:value-type="float" office:value="360" calcext:value-type="float">
            <text:p>360</text:p>
          </table:table-cell>
          <table:table-cell table:formula="of:=INDEX([.G$1:.G$1048576];[.N56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60" calcext:value-type="float">
            <text:p>560</text:p>
          </table:table-cell>
          <table:table-cell table:style-name="ce25"/>
          <table:table-cell table:style-name="ce34" table:formula="of:=DATE(YEAR([.C566]);MONTH([.C566])+1;DAY([.C566]))" office:value-type="date" office:date-value="2070-02-24" calcext:value-type="date">
            <text:p>24.02.2070</text:p>
          </table:table-cell>
          <table:table-cell table:style-name="ce46" table:formula="of:=IF([.P567]*[.$D$2]/100/12/(1-(1+[.$D$2]/100/12)^(-[.O567]))&lt;[.G566];ROUNDUP([.P567]*[.$D$2]/100/12/(1-(1+[.$D$2]/100/12)^(-[.O567]));0);[.G566]+[.F567])" office:value-type="float" office:value="0" calcext:value-type="float">
            <text:p>0,00</text:p>
          </table:table-cell>
          <table:table-cell table:style-name="ce52" table:formula="of:=[.D567]-[.F567]" office:value-type="float" office:value="0" calcext:value-type="float">
            <text:p>0,00</text:p>
          </table:table-cell>
          <table:table-cell table:style-name="ce52" table:formula="of:=[.G566]*[.$D$2]*([.C567]-[.C566])/(DATE(YEAR([.C567])+1;1;1)-DATE(YEAR([.C567]);1;1))/100" office:value-type="float" office:value="0" calcext:value-type="float">
            <text:p>0,00</text:p>
          </table:table-cell>
          <table:table-cell table:style-name="ce63" table:formula="of:=[.G566]-[.E567]-[.L567]-[.M567]" office:value-type="float" office:value="0" calcext:value-type="float">
            <text:p>0,00</text:p>
          </table:table-cell>
          <table:table-cell table:style-name="ce70" table:formula="of:=[.I567]+[.J567]" office:value-type="float" office:value="0" calcext:value-type="float">
            <text:p>0,00</text:p>
          </table:table-cell>
          <table:table-cell table:style-name="ce52" table:formula="of:=IF([.$D$1]/[.$D$3]&lt;[.K566];[.$D$1]/[.$D$3];[.K566])" office:value-type="float" office:value="0" calcext:value-type="float">
            <text:p>0,00</text:p>
          </table:table-cell>
          <table:table-cell table:style-name="ce52" table:formula="of:=[.K566]*[.$D$2]/12/100" office:value-type="float" office:value="0" calcext:value-type="float">
            <text:p>0,00</text:p>
          </table:table-cell>
          <table:table-cell table:style-name="ce79" table:formula="of:=[.K566]-[.I567]-[.L567]-[.M56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66]);VALUE([.N566]);ROW([.L566]))" office:value-type="float" office:value="7" calcext:value-type="float">
            <text:p>7,00</text:p>
          </table:table-cell>
          <table:table-cell table:formula="of:=[.O566]+[.N566]-[.N567]" office:value-type="float" office:value="360" calcext:value-type="float">
            <text:p>360</text:p>
          </table:table-cell>
          <table:table-cell table:formula="of:=INDEX([.G$1:.G$1048576];[.N56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61" calcext:value-type="float">
            <text:p>561</text:p>
          </table:table-cell>
          <table:table-cell table:style-name="ce25"/>
          <table:table-cell table:style-name="ce34" table:formula="of:=DATE(YEAR([.C567]);MONTH([.C567])+1;DAY([.C567]))" office:value-type="date" office:date-value="2070-03-24" calcext:value-type="date">
            <text:p>24.03.2070</text:p>
          </table:table-cell>
          <table:table-cell table:style-name="ce46" table:formula="of:=IF([.P568]*[.$D$2]/100/12/(1-(1+[.$D$2]/100/12)^(-[.O568]))&lt;[.G567];ROUNDUP([.P568]*[.$D$2]/100/12/(1-(1+[.$D$2]/100/12)^(-[.O568]));0);[.G567]+[.F568])" office:value-type="float" office:value="0" calcext:value-type="float">
            <text:p>0,00</text:p>
          </table:table-cell>
          <table:table-cell table:style-name="ce52" table:formula="of:=[.D568]-[.F568]" office:value-type="float" office:value="0" calcext:value-type="float">
            <text:p>0,00</text:p>
          </table:table-cell>
          <table:table-cell table:style-name="ce52" table:formula="of:=[.G567]*[.$D$2]*([.C568]-[.C567])/(DATE(YEAR([.C568])+1;1;1)-DATE(YEAR([.C568]);1;1))/100" office:value-type="float" office:value="0" calcext:value-type="float">
            <text:p>0,00</text:p>
          </table:table-cell>
          <table:table-cell table:style-name="ce63" table:formula="of:=[.G567]-[.E568]-[.L568]-[.M568]" office:value-type="float" office:value="0" calcext:value-type="float">
            <text:p>0,00</text:p>
          </table:table-cell>
          <table:table-cell table:style-name="ce70" table:formula="of:=[.I568]+[.J568]" office:value-type="float" office:value="0" calcext:value-type="float">
            <text:p>0,00</text:p>
          </table:table-cell>
          <table:table-cell table:style-name="ce52" table:formula="of:=IF([.$D$1]/[.$D$3]&lt;[.K567];[.$D$1]/[.$D$3];[.K567])" office:value-type="float" office:value="0" calcext:value-type="float">
            <text:p>0,00</text:p>
          </table:table-cell>
          <table:table-cell table:style-name="ce52" table:formula="of:=[.K567]*[.$D$2]/12/100" office:value-type="float" office:value="0" calcext:value-type="float">
            <text:p>0,00</text:p>
          </table:table-cell>
          <table:table-cell table:style-name="ce79" table:formula="of:=[.K567]-[.I568]-[.L568]-[.M56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67]);VALUE([.N567]);ROW([.L567]))" office:value-type="float" office:value="7" calcext:value-type="float">
            <text:p>7,00</text:p>
          </table:table-cell>
          <table:table-cell table:formula="of:=[.O567]+[.N567]-[.N568]" office:value-type="float" office:value="360" calcext:value-type="float">
            <text:p>360</text:p>
          </table:table-cell>
          <table:table-cell table:formula="of:=INDEX([.G$1:.G$1048576];[.N56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62" calcext:value-type="float">
            <text:p>562</text:p>
          </table:table-cell>
          <table:table-cell table:style-name="ce25"/>
          <table:table-cell table:style-name="ce34" table:formula="of:=DATE(YEAR([.C568]);MONTH([.C568])+1;DAY([.C568]))" office:value-type="date" office:date-value="2070-04-24" calcext:value-type="date">
            <text:p>24.04.2070</text:p>
          </table:table-cell>
          <table:table-cell table:style-name="ce46" table:formula="of:=IF([.P569]*[.$D$2]/100/12/(1-(1+[.$D$2]/100/12)^(-[.O569]))&lt;[.G568];ROUNDUP([.P569]*[.$D$2]/100/12/(1-(1+[.$D$2]/100/12)^(-[.O569]));0);[.G568]+[.F569])" office:value-type="float" office:value="0" calcext:value-type="float">
            <text:p>0,00</text:p>
          </table:table-cell>
          <table:table-cell table:style-name="ce52" table:formula="of:=[.D569]-[.F569]" office:value-type="float" office:value="0" calcext:value-type="float">
            <text:p>0,00</text:p>
          </table:table-cell>
          <table:table-cell table:style-name="ce52" table:formula="of:=[.G568]*[.$D$2]*([.C569]-[.C568])/(DATE(YEAR([.C569])+1;1;1)-DATE(YEAR([.C569]);1;1))/100" office:value-type="float" office:value="0" calcext:value-type="float">
            <text:p>0,00</text:p>
          </table:table-cell>
          <table:table-cell table:style-name="ce63" table:formula="of:=[.G568]-[.E569]-[.L569]-[.M569]" office:value-type="float" office:value="0" calcext:value-type="float">
            <text:p>0,00</text:p>
          </table:table-cell>
          <table:table-cell table:style-name="ce70" table:formula="of:=[.I569]+[.J569]" office:value-type="float" office:value="0" calcext:value-type="float">
            <text:p>0,00</text:p>
          </table:table-cell>
          <table:table-cell table:style-name="ce52" table:formula="of:=IF([.$D$1]/[.$D$3]&lt;[.K568];[.$D$1]/[.$D$3];[.K568])" office:value-type="float" office:value="0" calcext:value-type="float">
            <text:p>0,00</text:p>
          </table:table-cell>
          <table:table-cell table:style-name="ce52" table:formula="of:=[.K568]*[.$D$2]/12/100" office:value-type="float" office:value="0" calcext:value-type="float">
            <text:p>0,00</text:p>
          </table:table-cell>
          <table:table-cell table:style-name="ce79" table:formula="of:=[.K568]-[.I569]-[.L569]-[.M56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68]);VALUE([.N568]);ROW([.L568]))" office:value-type="float" office:value="7" calcext:value-type="float">
            <text:p>7,00</text:p>
          </table:table-cell>
          <table:table-cell table:formula="of:=[.O568]+[.N568]-[.N569]" office:value-type="float" office:value="360" calcext:value-type="float">
            <text:p>360</text:p>
          </table:table-cell>
          <table:table-cell table:formula="of:=INDEX([.G$1:.G$1048576];[.N56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63" calcext:value-type="float">
            <text:p>563</text:p>
          </table:table-cell>
          <table:table-cell table:style-name="ce25"/>
          <table:table-cell table:style-name="ce34" table:formula="of:=DATE(YEAR([.C569]);MONTH([.C569])+1;DAY([.C569]))" office:value-type="date" office:date-value="2070-05-24" calcext:value-type="date">
            <text:p>24.05.2070</text:p>
          </table:table-cell>
          <table:table-cell table:style-name="ce46" table:formula="of:=IF([.P570]*[.$D$2]/100/12/(1-(1+[.$D$2]/100/12)^(-[.O570]))&lt;[.G569];ROUNDUP([.P570]*[.$D$2]/100/12/(1-(1+[.$D$2]/100/12)^(-[.O570]));0);[.G569]+[.F570])" office:value-type="float" office:value="0" calcext:value-type="float">
            <text:p>0,00</text:p>
          </table:table-cell>
          <table:table-cell table:style-name="ce52" table:formula="of:=[.D570]-[.F570]" office:value-type="float" office:value="0" calcext:value-type="float">
            <text:p>0,00</text:p>
          </table:table-cell>
          <table:table-cell table:style-name="ce52" table:formula="of:=[.G569]*[.$D$2]*([.C570]-[.C569])/(DATE(YEAR([.C570])+1;1;1)-DATE(YEAR([.C570]);1;1))/100" office:value-type="float" office:value="0" calcext:value-type="float">
            <text:p>0,00</text:p>
          </table:table-cell>
          <table:table-cell table:style-name="ce63" table:formula="of:=[.G569]-[.E570]-[.L570]-[.M570]" office:value-type="float" office:value="0" calcext:value-type="float">
            <text:p>0,00</text:p>
          </table:table-cell>
          <table:table-cell table:style-name="ce70" table:formula="of:=[.I570]+[.J570]" office:value-type="float" office:value="0" calcext:value-type="float">
            <text:p>0,00</text:p>
          </table:table-cell>
          <table:table-cell table:style-name="ce52" table:formula="of:=IF([.$D$1]/[.$D$3]&lt;[.K569];[.$D$1]/[.$D$3];[.K569])" office:value-type="float" office:value="0" calcext:value-type="float">
            <text:p>0,00</text:p>
          </table:table-cell>
          <table:table-cell table:style-name="ce52" table:formula="of:=[.K569]*[.$D$2]/12/100" office:value-type="float" office:value="0" calcext:value-type="float">
            <text:p>0,00</text:p>
          </table:table-cell>
          <table:table-cell table:style-name="ce79" table:formula="of:=[.K569]-[.I570]-[.L570]-[.M57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69]);VALUE([.N569]);ROW([.L569]))" office:value-type="float" office:value="7" calcext:value-type="float">
            <text:p>7,00</text:p>
          </table:table-cell>
          <table:table-cell table:formula="of:=[.O569]+[.N569]-[.N570]" office:value-type="float" office:value="360" calcext:value-type="float">
            <text:p>360</text:p>
          </table:table-cell>
          <table:table-cell table:formula="of:=INDEX([.G$1:.G$1048576];[.N57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64" calcext:value-type="float">
            <text:p>564</text:p>
          </table:table-cell>
          <table:table-cell table:style-name="ce25"/>
          <table:table-cell table:style-name="ce34" table:formula="of:=DATE(YEAR([.C570]);MONTH([.C570])+1;DAY([.C570]))" office:value-type="date" office:date-value="2070-06-24" calcext:value-type="date">
            <text:p>24.06.2070</text:p>
          </table:table-cell>
          <table:table-cell table:style-name="ce46" table:formula="of:=IF([.P571]*[.$D$2]/100/12/(1-(1+[.$D$2]/100/12)^(-[.O571]))&lt;[.G570];ROUNDUP([.P571]*[.$D$2]/100/12/(1-(1+[.$D$2]/100/12)^(-[.O571]));0);[.G570]+[.F571])" office:value-type="float" office:value="0" calcext:value-type="float">
            <text:p>0,00</text:p>
          </table:table-cell>
          <table:table-cell table:style-name="ce52" table:formula="of:=[.D571]-[.F571]" office:value-type="float" office:value="0" calcext:value-type="float">
            <text:p>0,00</text:p>
          </table:table-cell>
          <table:table-cell table:style-name="ce52" table:formula="of:=[.G570]*[.$D$2]*([.C571]-[.C570])/(DATE(YEAR([.C571])+1;1;1)-DATE(YEAR([.C571]);1;1))/100" office:value-type="float" office:value="0" calcext:value-type="float">
            <text:p>0,00</text:p>
          </table:table-cell>
          <table:table-cell table:style-name="ce63" table:formula="of:=[.G570]-[.E571]-[.L571]-[.M571]" office:value-type="float" office:value="0" calcext:value-type="float">
            <text:p>0,00</text:p>
          </table:table-cell>
          <table:table-cell table:style-name="ce70" table:formula="of:=[.I571]+[.J571]" office:value-type="float" office:value="0" calcext:value-type="float">
            <text:p>0,00</text:p>
          </table:table-cell>
          <table:table-cell table:style-name="ce52" table:formula="of:=IF([.$D$1]/[.$D$3]&lt;[.K570];[.$D$1]/[.$D$3];[.K570])" office:value-type="float" office:value="0" calcext:value-type="float">
            <text:p>0,00</text:p>
          </table:table-cell>
          <table:table-cell table:style-name="ce52" table:formula="of:=[.K570]*[.$D$2]/12/100" office:value-type="float" office:value="0" calcext:value-type="float">
            <text:p>0,00</text:p>
          </table:table-cell>
          <table:table-cell table:style-name="ce79" table:formula="of:=[.K570]-[.I571]-[.L571]-[.M57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70]);VALUE([.N570]);ROW([.L570]))" office:value-type="float" office:value="7" calcext:value-type="float">
            <text:p>7,00</text:p>
          </table:table-cell>
          <table:table-cell table:formula="of:=[.O570]+[.N570]-[.N571]" office:value-type="float" office:value="360" calcext:value-type="float">
            <text:p>360</text:p>
          </table:table-cell>
          <table:table-cell table:formula="of:=INDEX([.G$1:.G$1048576];[.N57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565" calcext:value-type="float">
            <text:p>565</text:p>
          </table:table-cell>
          <table:table-cell table:style-name="ce26"/>
          <table:table-cell table:style-name="ce34" table:formula="of:=DATE(YEAR([.C571]);MONTH([.C571])+1;DAY([.C571]))" office:value-type="date" office:date-value="2070-07-24" calcext:value-type="date">
            <text:p>24.07.2070</text:p>
          </table:table-cell>
          <table:table-cell table:style-name="ce46" table:formula="of:=IF([.P572]*[.$D$2]/100/12/(1-(1+[.$D$2]/100/12)^(-[.O572]))&lt;[.G571];ROUNDUP([.P572]*[.$D$2]/100/12/(1-(1+[.$D$2]/100/12)^(-[.O572]));0);[.G571]+[.F572])" office:value-type="float" office:value="0" calcext:value-type="float">
            <text:p>0,00</text:p>
          </table:table-cell>
          <table:table-cell table:style-name="ce53" table:formula="of:=[.D572]-[.F572]" office:value-type="float" office:value="0" calcext:value-type="float">
            <text:p>0,00</text:p>
          </table:table-cell>
          <table:table-cell table:style-name="ce52" table:formula="of:=[.G571]*[.$D$2]*([.C572]-[.C571])/(DATE(YEAR([.C572])+1;1;1)-DATE(YEAR([.C572]);1;1))/100" office:value-type="float" office:value="0" calcext:value-type="float">
            <text:p>0,00</text:p>
          </table:table-cell>
          <table:table-cell table:style-name="ce64" table:formula="of:=[.G571]-[.E572]-[.L572]-[.M572]" office:value-type="float" office:value="0" calcext:value-type="float">
            <text:p>0,00</text:p>
          </table:table-cell>
          <table:table-cell table:style-name="ce71" table:formula="of:=[.I572]+[.J572]" office:value-type="float" office:value="0" calcext:value-type="float">
            <text:p>0,00</text:p>
          </table:table-cell>
          <table:table-cell table:style-name="ce53" table:formula="of:=IF([.$D$1]/[.$D$3]&lt;[.K571];[.$D$1]/[.$D$3];[.K571])" office:value-type="float" office:value="0" calcext:value-type="float">
            <text:p>0,00</text:p>
          </table:table-cell>
          <table:table-cell table:style-name="ce53" table:formula="of:=[.K571]*[.$D$2]/12/100" office:value-type="float" office:value="0" calcext:value-type="float">
            <text:p>0,00</text:p>
          </table:table-cell>
          <table:table-cell table:style-name="ce80" table:formula="of:=[.K571]-[.I572]-[.L572]-[.M572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571]);VALUE([.N571]);ROW([.L571]))" office:value-type="float" office:value="7" calcext:value-type="float">
            <text:p>7,00</text:p>
          </table:table-cell>
          <table:table-cell table:formula="of:=[.O571]+[.N571]-[.N572]" office:value-type="float" office:value="360" calcext:value-type="float">
            <text:p>360</text:p>
          </table:table-cell>
          <table:table-cell table:formula="of:=INDEX([.G$1:.G$1048576];[.N57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66" calcext:value-type="float">
            <text:p>566</text:p>
          </table:table-cell>
          <table:table-cell table:style-name="ce26"/>
          <table:table-cell table:style-name="ce34" table:formula="of:=DATE(YEAR([.C572]);MONTH([.C572])+1;DAY([.C572]))" office:value-type="date" office:date-value="2070-08-24" calcext:value-type="date">
            <text:p>24.08.2070</text:p>
          </table:table-cell>
          <table:table-cell table:style-name="ce46" table:formula="of:=IF([.P573]*[.$D$2]/100/12/(1-(1+[.$D$2]/100/12)^(-[.O573]))&lt;[.G572];ROUNDUP([.P573]*[.$D$2]/100/12/(1-(1+[.$D$2]/100/12)^(-[.O573]));0);[.G572]+[.F573])" office:value-type="float" office:value="0" calcext:value-type="float">
            <text:p>0,00</text:p>
          </table:table-cell>
          <table:table-cell table:style-name="ce52" table:formula="of:=[.D573]-[.F573]" office:value-type="float" office:value="0" calcext:value-type="float">
            <text:p>0,00</text:p>
          </table:table-cell>
          <table:table-cell table:style-name="ce52" table:formula="of:=[.G572]*[.$D$2]*([.C573]-[.C572])/(DATE(YEAR([.C573])+1;1;1)-DATE(YEAR([.C573]);1;1))/100" office:value-type="float" office:value="0" calcext:value-type="float">
            <text:p>0,00</text:p>
          </table:table-cell>
          <table:table-cell table:style-name="ce63" table:formula="of:=[.G572]-[.E573]-[.L573]-[.M573]" office:value-type="float" office:value="0" calcext:value-type="float">
            <text:p>0,00</text:p>
          </table:table-cell>
          <table:table-cell table:style-name="ce70" table:formula="of:=[.I573]+[.J573]" office:value-type="float" office:value="0" calcext:value-type="float">
            <text:p>0,00</text:p>
          </table:table-cell>
          <table:table-cell table:style-name="ce52" table:formula="of:=IF([.$D$1]/[.$D$3]&lt;[.K572];[.$D$1]/[.$D$3];[.K572])" office:value-type="float" office:value="0" calcext:value-type="float">
            <text:p>0,00</text:p>
          </table:table-cell>
          <table:table-cell table:style-name="ce52" table:formula="of:=[.K572]*[.$D$2]/12/100" office:value-type="float" office:value="0" calcext:value-type="float">
            <text:p>0,00</text:p>
          </table:table-cell>
          <table:table-cell table:style-name="ce79" table:formula="of:=[.K572]-[.I573]-[.L573]-[.M57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72]);VALUE([.N572]);ROW([.L572]))" office:value-type="float" office:value="7" calcext:value-type="float">
            <text:p>7,00</text:p>
          </table:table-cell>
          <table:table-cell table:formula="of:=[.O572]+[.N572]-[.N573]" office:value-type="float" office:value="360" calcext:value-type="float">
            <text:p>360</text:p>
          </table:table-cell>
          <table:table-cell table:formula="of:=INDEX([.G$1:.G$1048576];[.N57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67" calcext:value-type="float">
            <text:p>567</text:p>
          </table:table-cell>
          <table:table-cell table:style-name="ce26"/>
          <table:table-cell table:style-name="ce34" table:formula="of:=DATE(YEAR([.C573]);MONTH([.C573])+1;DAY([.C573]))" office:value-type="date" office:date-value="2070-09-24" calcext:value-type="date">
            <text:p>24.09.2070</text:p>
          </table:table-cell>
          <table:table-cell table:style-name="ce46" table:formula="of:=IF([.P574]*[.$D$2]/100/12/(1-(1+[.$D$2]/100/12)^(-[.O574]))&lt;[.G573];ROUNDUP([.P574]*[.$D$2]/100/12/(1-(1+[.$D$2]/100/12)^(-[.O574]));0);[.G573]+[.F574])" office:value-type="float" office:value="0" calcext:value-type="float">
            <text:p>0,00</text:p>
          </table:table-cell>
          <table:table-cell table:style-name="ce52" table:formula="of:=[.D574]-[.F574]" office:value-type="float" office:value="0" calcext:value-type="float">
            <text:p>0,00</text:p>
          </table:table-cell>
          <table:table-cell table:style-name="ce52" table:formula="of:=[.G573]*[.$D$2]*([.C574]-[.C573])/(DATE(YEAR([.C574])+1;1;1)-DATE(YEAR([.C574]);1;1))/100" office:value-type="float" office:value="0" calcext:value-type="float">
            <text:p>0,00</text:p>
          </table:table-cell>
          <table:table-cell table:style-name="ce63" table:formula="of:=[.G573]-[.E574]-[.L574]-[.M574]" office:value-type="float" office:value="0" calcext:value-type="float">
            <text:p>0,00</text:p>
          </table:table-cell>
          <table:table-cell table:style-name="ce70" table:formula="of:=[.I574]+[.J574]" office:value-type="float" office:value="0" calcext:value-type="float">
            <text:p>0,00</text:p>
          </table:table-cell>
          <table:table-cell table:style-name="ce52" table:formula="of:=IF([.$D$1]/[.$D$3]&lt;[.K573];[.$D$1]/[.$D$3];[.K573])" office:value-type="float" office:value="0" calcext:value-type="float">
            <text:p>0,00</text:p>
          </table:table-cell>
          <table:table-cell table:style-name="ce52" table:formula="of:=[.K573]*[.$D$2]/12/100" office:value-type="float" office:value="0" calcext:value-type="float">
            <text:p>0,00</text:p>
          </table:table-cell>
          <table:table-cell table:style-name="ce79" table:formula="of:=[.K573]-[.I574]-[.L574]-[.M57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73]);VALUE([.N573]);ROW([.L573]))" office:value-type="float" office:value="7" calcext:value-type="float">
            <text:p>7,00</text:p>
          </table:table-cell>
          <table:table-cell table:formula="of:=[.O573]+[.N573]-[.N574]" office:value-type="float" office:value="360" calcext:value-type="float">
            <text:p>360</text:p>
          </table:table-cell>
          <table:table-cell table:formula="of:=INDEX([.G$1:.G$1048576];[.N57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68" calcext:value-type="float">
            <text:p>568</text:p>
          </table:table-cell>
          <table:table-cell table:style-name="ce26"/>
          <table:table-cell table:style-name="ce34" table:formula="of:=DATE(YEAR([.C574]);MONTH([.C574])+1;DAY([.C574]))" office:value-type="date" office:date-value="2070-10-24" calcext:value-type="date">
            <text:p>24.10.2070</text:p>
          </table:table-cell>
          <table:table-cell table:style-name="ce46" table:formula="of:=IF([.P575]*[.$D$2]/100/12/(1-(1+[.$D$2]/100/12)^(-[.O575]))&lt;[.G574];ROUNDUP([.P575]*[.$D$2]/100/12/(1-(1+[.$D$2]/100/12)^(-[.O575]));0);[.G574]+[.F575])" office:value-type="float" office:value="0" calcext:value-type="float">
            <text:p>0,00</text:p>
          </table:table-cell>
          <table:table-cell table:style-name="ce52" table:formula="of:=[.D575]-[.F575]" office:value-type="float" office:value="0" calcext:value-type="float">
            <text:p>0,00</text:p>
          </table:table-cell>
          <table:table-cell table:style-name="ce52" table:formula="of:=[.G574]*[.$D$2]*([.C575]-[.C574])/(DATE(YEAR([.C575])+1;1;1)-DATE(YEAR([.C575]);1;1))/100" office:value-type="float" office:value="0" calcext:value-type="float">
            <text:p>0,00</text:p>
          </table:table-cell>
          <table:table-cell table:style-name="ce63" table:formula="of:=[.G574]-[.E575]-[.L575]-[.M575]" office:value-type="float" office:value="0" calcext:value-type="float">
            <text:p>0,00</text:p>
          </table:table-cell>
          <table:table-cell table:style-name="ce70" table:formula="of:=[.I575]+[.J575]" office:value-type="float" office:value="0" calcext:value-type="float">
            <text:p>0,00</text:p>
          </table:table-cell>
          <table:table-cell table:style-name="ce52" table:formula="of:=IF([.$D$1]/[.$D$3]&lt;[.K574];[.$D$1]/[.$D$3];[.K574])" office:value-type="float" office:value="0" calcext:value-type="float">
            <text:p>0,00</text:p>
          </table:table-cell>
          <table:table-cell table:style-name="ce52" table:formula="of:=[.K574]*[.$D$2]/12/100" office:value-type="float" office:value="0" calcext:value-type="float">
            <text:p>0,00</text:p>
          </table:table-cell>
          <table:table-cell table:style-name="ce79" table:formula="of:=[.K574]-[.I575]-[.L575]-[.M57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74]);VALUE([.N574]);ROW([.L574]))" office:value-type="float" office:value="7" calcext:value-type="float">
            <text:p>7,00</text:p>
          </table:table-cell>
          <table:table-cell table:formula="of:=[.O574]+[.N574]-[.N575]" office:value-type="float" office:value="360" calcext:value-type="float">
            <text:p>360</text:p>
          </table:table-cell>
          <table:table-cell table:formula="of:=INDEX([.G$1:.G$1048576];[.N57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69" calcext:value-type="float">
            <text:p>569</text:p>
          </table:table-cell>
          <table:table-cell table:style-name="ce26"/>
          <table:table-cell table:style-name="ce34" table:formula="of:=DATE(YEAR([.C575]);MONTH([.C575])+1;DAY([.C575]))" office:value-type="date" office:date-value="2070-11-24" calcext:value-type="date">
            <text:p>24.11.2070</text:p>
          </table:table-cell>
          <table:table-cell table:style-name="ce46" table:formula="of:=IF([.P576]*[.$D$2]/100/12/(1-(1+[.$D$2]/100/12)^(-[.O576]))&lt;[.G575];ROUNDUP([.P576]*[.$D$2]/100/12/(1-(1+[.$D$2]/100/12)^(-[.O576]));0);[.G575]+[.F576])" office:value-type="float" office:value="0" calcext:value-type="float">
            <text:p>0,00</text:p>
          </table:table-cell>
          <table:table-cell table:style-name="ce52" table:formula="of:=[.D576]-[.F576]" office:value-type="float" office:value="0" calcext:value-type="float">
            <text:p>0,00</text:p>
          </table:table-cell>
          <table:table-cell table:style-name="ce52" table:formula="of:=[.G575]*[.$D$2]*([.C576]-[.C575])/(DATE(YEAR([.C576])+1;1;1)-DATE(YEAR([.C576]);1;1))/100" office:value-type="float" office:value="0" calcext:value-type="float">
            <text:p>0,00</text:p>
          </table:table-cell>
          <table:table-cell table:style-name="ce63" table:formula="of:=[.G575]-[.E576]-[.L576]-[.M576]" office:value-type="float" office:value="0" calcext:value-type="float">
            <text:p>0,00</text:p>
          </table:table-cell>
          <table:table-cell table:style-name="ce70" table:formula="of:=[.I576]+[.J576]" office:value-type="float" office:value="0" calcext:value-type="float">
            <text:p>0,00</text:p>
          </table:table-cell>
          <table:table-cell table:style-name="ce52" table:formula="of:=IF([.$D$1]/[.$D$3]&lt;[.K575];[.$D$1]/[.$D$3];[.K575])" office:value-type="float" office:value="0" calcext:value-type="float">
            <text:p>0,00</text:p>
          </table:table-cell>
          <table:table-cell table:style-name="ce52" table:formula="of:=[.K575]*[.$D$2]/12/100" office:value-type="float" office:value="0" calcext:value-type="float">
            <text:p>0,00</text:p>
          </table:table-cell>
          <table:table-cell table:style-name="ce79" table:formula="of:=[.K575]-[.I576]-[.L576]-[.M57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75]);VALUE([.N575]);ROW([.L575]))" office:value-type="float" office:value="7" calcext:value-type="float">
            <text:p>7,00</text:p>
          </table:table-cell>
          <table:table-cell table:formula="of:=[.O575]+[.N575]-[.N576]" office:value-type="float" office:value="360" calcext:value-type="float">
            <text:p>360</text:p>
          </table:table-cell>
          <table:table-cell table:formula="of:=INDEX([.G$1:.G$1048576];[.N57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70" calcext:value-type="float">
            <text:p>570</text:p>
          </table:table-cell>
          <table:table-cell table:style-name="ce26"/>
          <table:table-cell table:style-name="ce34" table:formula="of:=DATE(YEAR([.C576]);MONTH([.C576])+1;DAY([.C576]))" office:value-type="date" office:date-value="2070-12-24" calcext:value-type="date">
            <text:p>24.12.2070</text:p>
          </table:table-cell>
          <table:table-cell table:style-name="ce46" table:formula="of:=IF([.P577]*[.$D$2]/100/12/(1-(1+[.$D$2]/100/12)^(-[.O577]))&lt;[.G576];ROUNDUP([.P577]*[.$D$2]/100/12/(1-(1+[.$D$2]/100/12)^(-[.O577]));0);[.G576]+[.F577])" office:value-type="float" office:value="0" calcext:value-type="float">
            <text:p>0,00</text:p>
          </table:table-cell>
          <table:table-cell table:style-name="ce52" table:formula="of:=[.D577]-[.F577]" office:value-type="float" office:value="0" calcext:value-type="float">
            <text:p>0,00</text:p>
          </table:table-cell>
          <table:table-cell table:style-name="ce52" table:formula="of:=[.G576]*[.$D$2]*([.C577]-[.C576])/(DATE(YEAR([.C577])+1;1;1)-DATE(YEAR([.C577]);1;1))/100" office:value-type="float" office:value="0" calcext:value-type="float">
            <text:p>0,00</text:p>
          </table:table-cell>
          <table:table-cell table:style-name="ce63" table:formula="of:=[.G576]-[.E577]-[.L577]-[.M577]" office:value-type="float" office:value="0" calcext:value-type="float">
            <text:p>0,00</text:p>
          </table:table-cell>
          <table:table-cell table:style-name="ce70" table:formula="of:=[.I577]+[.J577]" office:value-type="float" office:value="0" calcext:value-type="float">
            <text:p>0,00</text:p>
          </table:table-cell>
          <table:table-cell table:style-name="ce52" table:formula="of:=IF([.$D$1]/[.$D$3]&lt;[.K576];[.$D$1]/[.$D$3];[.K576])" office:value-type="float" office:value="0" calcext:value-type="float">
            <text:p>0,00</text:p>
          </table:table-cell>
          <table:table-cell table:style-name="ce52" table:formula="of:=[.K576]*[.$D$2]/12/100" office:value-type="float" office:value="0" calcext:value-type="float">
            <text:p>0,00</text:p>
          </table:table-cell>
          <table:table-cell table:style-name="ce79" table:formula="of:=[.K576]-[.I577]-[.L577]-[.M57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76]);VALUE([.N576]);ROW([.L576]))" office:value-type="float" office:value="7" calcext:value-type="float">
            <text:p>7,00</text:p>
          </table:table-cell>
          <table:table-cell table:formula="of:=[.O576]+[.N576]-[.N577]" office:value-type="float" office:value="360" calcext:value-type="float">
            <text:p>360</text:p>
          </table:table-cell>
          <table:table-cell table:formula="of:=INDEX([.G$1:.G$1048576];[.N57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71" calcext:value-type="float">
            <text:p>571</text:p>
          </table:table-cell>
          <table:table-cell table:style-name="ce26"/>
          <table:table-cell table:style-name="ce34" table:formula="of:=DATE(YEAR([.C577]);MONTH([.C577])+1;DAY([.C577]))" office:value-type="date" office:date-value="2071-01-24" calcext:value-type="date">
            <text:p>24.01.2071</text:p>
          </table:table-cell>
          <table:table-cell table:style-name="ce46" table:formula="of:=IF([.P578]*[.$D$2]/100/12/(1-(1+[.$D$2]/100/12)^(-[.O578]))&lt;[.G577];ROUNDUP([.P578]*[.$D$2]/100/12/(1-(1+[.$D$2]/100/12)^(-[.O578]));0);[.G577]+[.F578])" office:value-type="float" office:value="0" calcext:value-type="float">
            <text:p>0,00</text:p>
          </table:table-cell>
          <table:table-cell table:style-name="ce52" table:formula="of:=[.D578]-[.F578]" office:value-type="float" office:value="0" calcext:value-type="float">
            <text:p>0,00</text:p>
          </table:table-cell>
          <table:table-cell table:style-name="ce52" table:formula="of:=[.G577]*[.$D$2]*([.C578]-[.C577])/(DATE(YEAR([.C578])+1;1;1)-DATE(YEAR([.C578]);1;1))/100" office:value-type="float" office:value="0" calcext:value-type="float">
            <text:p>0,00</text:p>
          </table:table-cell>
          <table:table-cell table:style-name="ce63" table:formula="of:=[.G577]-[.E578]-[.L578]-[.M578]" office:value-type="float" office:value="0" calcext:value-type="float">
            <text:p>0,00</text:p>
          </table:table-cell>
          <table:table-cell table:style-name="ce70" table:formula="of:=[.I578]+[.J578]" office:value-type="float" office:value="0" calcext:value-type="float">
            <text:p>0,00</text:p>
          </table:table-cell>
          <table:table-cell table:style-name="ce52" table:formula="of:=IF([.$D$1]/[.$D$3]&lt;[.K577];[.$D$1]/[.$D$3];[.K577])" office:value-type="float" office:value="0" calcext:value-type="float">
            <text:p>0,00</text:p>
          </table:table-cell>
          <table:table-cell table:style-name="ce52" table:formula="of:=[.K577]*[.$D$2]/12/100" office:value-type="float" office:value="0" calcext:value-type="float">
            <text:p>0,00</text:p>
          </table:table-cell>
          <table:table-cell table:style-name="ce79" table:formula="of:=[.K577]-[.I578]-[.L578]-[.M57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77]);VALUE([.N577]);ROW([.L577]))" office:value-type="float" office:value="7" calcext:value-type="float">
            <text:p>7,00</text:p>
          </table:table-cell>
          <table:table-cell table:formula="of:=[.O577]+[.N577]-[.N578]" office:value-type="float" office:value="360" calcext:value-type="float">
            <text:p>360</text:p>
          </table:table-cell>
          <table:table-cell table:formula="of:=INDEX([.G$1:.G$1048576];[.N57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72" calcext:value-type="float">
            <text:p>572</text:p>
          </table:table-cell>
          <table:table-cell table:style-name="ce26"/>
          <table:table-cell table:style-name="ce34" table:formula="of:=DATE(YEAR([.C578]);MONTH([.C578])+1;DAY([.C578]))" office:value-type="date" office:date-value="2071-02-24" calcext:value-type="date">
            <text:p>24.02.2071</text:p>
          </table:table-cell>
          <table:table-cell table:style-name="ce46" table:formula="of:=IF([.P579]*[.$D$2]/100/12/(1-(1+[.$D$2]/100/12)^(-[.O579]))&lt;[.G578];ROUNDUP([.P579]*[.$D$2]/100/12/(1-(1+[.$D$2]/100/12)^(-[.O579]));0);[.G578]+[.F579])" office:value-type="float" office:value="0" calcext:value-type="float">
            <text:p>0,00</text:p>
          </table:table-cell>
          <table:table-cell table:style-name="ce52" table:formula="of:=[.D579]-[.F579]" office:value-type="float" office:value="0" calcext:value-type="float">
            <text:p>0,00</text:p>
          </table:table-cell>
          <table:table-cell table:style-name="ce52" table:formula="of:=[.G578]*[.$D$2]*([.C579]-[.C578])/(DATE(YEAR([.C579])+1;1;1)-DATE(YEAR([.C579]);1;1))/100" office:value-type="float" office:value="0" calcext:value-type="float">
            <text:p>0,00</text:p>
          </table:table-cell>
          <table:table-cell table:style-name="ce63" table:formula="of:=[.G578]-[.E579]-[.L579]-[.M579]" office:value-type="float" office:value="0" calcext:value-type="float">
            <text:p>0,00</text:p>
          </table:table-cell>
          <table:table-cell table:style-name="ce70" table:formula="of:=[.I579]+[.J579]" office:value-type="float" office:value="0" calcext:value-type="float">
            <text:p>0,00</text:p>
          </table:table-cell>
          <table:table-cell table:style-name="ce52" table:formula="of:=IF([.$D$1]/[.$D$3]&lt;[.K578];[.$D$1]/[.$D$3];[.K578])" office:value-type="float" office:value="0" calcext:value-type="float">
            <text:p>0,00</text:p>
          </table:table-cell>
          <table:table-cell table:style-name="ce52" table:formula="of:=[.K578]*[.$D$2]/12/100" office:value-type="float" office:value="0" calcext:value-type="float">
            <text:p>0,00</text:p>
          </table:table-cell>
          <table:table-cell table:style-name="ce79" table:formula="of:=[.K578]-[.I579]-[.L579]-[.M57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78]);VALUE([.N578]);ROW([.L578]))" office:value-type="float" office:value="7" calcext:value-type="float">
            <text:p>7,00</text:p>
          </table:table-cell>
          <table:table-cell table:formula="of:=[.O578]+[.N578]-[.N579]" office:value-type="float" office:value="360" calcext:value-type="float">
            <text:p>360</text:p>
          </table:table-cell>
          <table:table-cell table:formula="of:=INDEX([.G$1:.G$1048576];[.N57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73" calcext:value-type="float">
            <text:p>573</text:p>
          </table:table-cell>
          <table:table-cell table:style-name="ce26"/>
          <table:table-cell table:style-name="ce34" table:formula="of:=DATE(YEAR([.C579]);MONTH([.C579])+1;DAY([.C579]))" office:value-type="date" office:date-value="2071-03-24" calcext:value-type="date">
            <text:p>24.03.2071</text:p>
          </table:table-cell>
          <table:table-cell table:style-name="ce46" table:formula="of:=IF([.P580]*[.$D$2]/100/12/(1-(1+[.$D$2]/100/12)^(-[.O580]))&lt;[.G579];ROUNDUP([.P580]*[.$D$2]/100/12/(1-(1+[.$D$2]/100/12)^(-[.O580]));0);[.G579]+[.F580])" office:value-type="float" office:value="0" calcext:value-type="float">
            <text:p>0,00</text:p>
          </table:table-cell>
          <table:table-cell table:style-name="ce52" table:formula="of:=[.D580]-[.F580]" office:value-type="float" office:value="0" calcext:value-type="float">
            <text:p>0,00</text:p>
          </table:table-cell>
          <table:table-cell table:style-name="ce52" table:formula="of:=[.G579]*[.$D$2]*([.C580]-[.C579])/(DATE(YEAR([.C580])+1;1;1)-DATE(YEAR([.C580]);1;1))/100" office:value-type="float" office:value="0" calcext:value-type="float">
            <text:p>0,00</text:p>
          </table:table-cell>
          <table:table-cell table:style-name="ce63" table:formula="of:=[.G579]-[.E580]-[.L580]-[.M580]" office:value-type="float" office:value="0" calcext:value-type="float">
            <text:p>0,00</text:p>
          </table:table-cell>
          <table:table-cell table:style-name="ce70" table:formula="of:=[.I580]+[.J580]" office:value-type="float" office:value="0" calcext:value-type="float">
            <text:p>0,00</text:p>
          </table:table-cell>
          <table:table-cell table:style-name="ce52" table:formula="of:=IF([.$D$1]/[.$D$3]&lt;[.K579];[.$D$1]/[.$D$3];[.K579])" office:value-type="float" office:value="0" calcext:value-type="float">
            <text:p>0,00</text:p>
          </table:table-cell>
          <table:table-cell table:style-name="ce52" table:formula="of:=[.K579]*[.$D$2]/12/100" office:value-type="float" office:value="0" calcext:value-type="float">
            <text:p>0,00</text:p>
          </table:table-cell>
          <table:table-cell table:style-name="ce79" table:formula="of:=[.K579]-[.I580]-[.L580]-[.M58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79]);VALUE([.N579]);ROW([.L579]))" office:value-type="float" office:value="7" calcext:value-type="float">
            <text:p>7,00</text:p>
          </table:table-cell>
          <table:table-cell table:formula="of:=[.O579]+[.N579]-[.N580]" office:value-type="float" office:value="360" calcext:value-type="float">
            <text:p>360</text:p>
          </table:table-cell>
          <table:table-cell table:formula="of:=INDEX([.G$1:.G$1048576];[.N58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74" calcext:value-type="float">
            <text:p>574</text:p>
          </table:table-cell>
          <table:table-cell table:style-name="ce26"/>
          <table:table-cell table:style-name="ce34" table:formula="of:=DATE(YEAR([.C580]);MONTH([.C580])+1;DAY([.C580]))" office:value-type="date" office:date-value="2071-04-24" calcext:value-type="date">
            <text:p>24.04.2071</text:p>
          </table:table-cell>
          <table:table-cell table:style-name="ce46" table:formula="of:=IF([.P581]*[.$D$2]/100/12/(1-(1+[.$D$2]/100/12)^(-[.O581]))&lt;[.G580];ROUNDUP([.P581]*[.$D$2]/100/12/(1-(1+[.$D$2]/100/12)^(-[.O581]));0);[.G580]+[.F581])" office:value-type="float" office:value="0" calcext:value-type="float">
            <text:p>0,00</text:p>
          </table:table-cell>
          <table:table-cell table:style-name="ce52" table:formula="of:=[.D581]-[.F581]" office:value-type="float" office:value="0" calcext:value-type="float">
            <text:p>0,00</text:p>
          </table:table-cell>
          <table:table-cell table:style-name="ce52" table:formula="of:=[.G580]*[.$D$2]*([.C581]-[.C580])/(DATE(YEAR([.C581])+1;1;1)-DATE(YEAR([.C581]);1;1))/100" office:value-type="float" office:value="0" calcext:value-type="float">
            <text:p>0,00</text:p>
          </table:table-cell>
          <table:table-cell table:style-name="ce63" table:formula="of:=[.G580]-[.E581]-[.L581]-[.M581]" office:value-type="float" office:value="0" calcext:value-type="float">
            <text:p>0,00</text:p>
          </table:table-cell>
          <table:table-cell table:style-name="ce70" table:formula="of:=[.I581]+[.J581]" office:value-type="float" office:value="0" calcext:value-type="float">
            <text:p>0,00</text:p>
          </table:table-cell>
          <table:table-cell table:style-name="ce52" table:formula="of:=IF([.$D$1]/[.$D$3]&lt;[.K580];[.$D$1]/[.$D$3];[.K580])" office:value-type="float" office:value="0" calcext:value-type="float">
            <text:p>0,00</text:p>
          </table:table-cell>
          <table:table-cell table:style-name="ce52" table:formula="of:=[.K580]*[.$D$2]/12/100" office:value-type="float" office:value="0" calcext:value-type="float">
            <text:p>0,00</text:p>
          </table:table-cell>
          <table:table-cell table:style-name="ce79" table:formula="of:=[.K580]-[.I581]-[.L581]-[.M58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80]);VALUE([.N580]);ROW([.L580]))" office:value-type="float" office:value="7" calcext:value-type="float">
            <text:p>7,00</text:p>
          </table:table-cell>
          <table:table-cell table:formula="of:=[.O580]+[.N580]-[.N581]" office:value-type="float" office:value="360" calcext:value-type="float">
            <text:p>360</text:p>
          </table:table-cell>
          <table:table-cell table:formula="of:=INDEX([.G$1:.G$1048576];[.N58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75" calcext:value-type="float">
            <text:p>575</text:p>
          </table:table-cell>
          <table:table-cell table:style-name="ce26"/>
          <table:table-cell table:style-name="ce34" table:formula="of:=DATE(YEAR([.C581]);MONTH([.C581])+1;DAY([.C581]))" office:value-type="date" office:date-value="2071-05-24" calcext:value-type="date">
            <text:p>24.05.2071</text:p>
          </table:table-cell>
          <table:table-cell table:style-name="ce46" table:formula="of:=IF([.P582]*[.$D$2]/100/12/(1-(1+[.$D$2]/100/12)^(-[.O582]))&lt;[.G581];ROUNDUP([.P582]*[.$D$2]/100/12/(1-(1+[.$D$2]/100/12)^(-[.O582]));0);[.G581]+[.F582])" office:value-type="float" office:value="0" calcext:value-type="float">
            <text:p>0,00</text:p>
          </table:table-cell>
          <table:table-cell table:style-name="ce52" table:formula="of:=[.D582]-[.F582]" office:value-type="float" office:value="0" calcext:value-type="float">
            <text:p>0,00</text:p>
          </table:table-cell>
          <table:table-cell table:style-name="ce52" table:formula="of:=[.G581]*[.$D$2]*([.C582]-[.C581])/(DATE(YEAR([.C582])+1;1;1)-DATE(YEAR([.C582]);1;1))/100" office:value-type="float" office:value="0" calcext:value-type="float">
            <text:p>0,00</text:p>
          </table:table-cell>
          <table:table-cell table:style-name="ce63" table:formula="of:=[.G581]-[.E582]-[.L582]-[.M582]" office:value-type="float" office:value="0" calcext:value-type="float">
            <text:p>0,00</text:p>
          </table:table-cell>
          <table:table-cell table:style-name="ce70" table:formula="of:=[.I582]+[.J582]" office:value-type="float" office:value="0" calcext:value-type="float">
            <text:p>0,00</text:p>
          </table:table-cell>
          <table:table-cell table:style-name="ce52" table:formula="of:=IF([.$D$1]/[.$D$3]&lt;[.K581];[.$D$1]/[.$D$3];[.K581])" office:value-type="float" office:value="0" calcext:value-type="float">
            <text:p>0,00</text:p>
          </table:table-cell>
          <table:table-cell table:style-name="ce52" table:formula="of:=[.K581]*[.$D$2]/12/100" office:value-type="float" office:value="0" calcext:value-type="float">
            <text:p>0,00</text:p>
          </table:table-cell>
          <table:table-cell table:style-name="ce79" table:formula="of:=[.K581]-[.I582]-[.L582]-[.M58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81]);VALUE([.N581]);ROW([.L581]))" office:value-type="float" office:value="7" calcext:value-type="float">
            <text:p>7,00</text:p>
          </table:table-cell>
          <table:table-cell table:formula="of:=[.O581]+[.N581]-[.N582]" office:value-type="float" office:value="360" calcext:value-type="float">
            <text:p>360</text:p>
          </table:table-cell>
          <table:table-cell table:formula="of:=INDEX([.G$1:.G$1048576];[.N58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3" office:value-type="float" office:value="576" calcext:value-type="float">
            <text:p>576</text:p>
          </table:table-cell>
          <table:table-cell table:style-name="ce26"/>
          <table:table-cell table:style-name="ce34" table:formula="of:=DATE(YEAR([.C582]);MONTH([.C582])+1;DAY([.C582]))" office:value-type="date" office:date-value="2071-06-24" calcext:value-type="date">
            <text:p>24.06.2071</text:p>
          </table:table-cell>
          <table:table-cell table:style-name="ce46" table:formula="of:=IF([.P583]*[.$D$2]/100/12/(1-(1+[.$D$2]/100/12)^(-[.O583]))&lt;[.G582];ROUNDUP([.P583]*[.$D$2]/100/12/(1-(1+[.$D$2]/100/12)^(-[.O583]));0);[.G582]+[.F583])" office:value-type="float" office:value="0" calcext:value-type="float">
            <text:p>0,00</text:p>
          </table:table-cell>
          <table:table-cell table:style-name="ce54" table:formula="of:=[.D583]-[.F583]" office:value-type="float" office:value="0" calcext:value-type="float">
            <text:p>0,00</text:p>
          </table:table-cell>
          <table:table-cell table:style-name="ce52" table:formula="of:=[.G582]*[.$D$2]*([.C583]-[.C582])/(DATE(YEAR([.C583])+1;1;1)-DATE(YEAR([.C583]);1;1))/100" office:value-type="float" office:value="0" calcext:value-type="float">
            <text:p>0,00</text:p>
          </table:table-cell>
          <table:table-cell table:style-name="ce65" table:formula="of:=[.G582]-[.E583]-[.L583]-[.M583]" office:value-type="float" office:value="0" calcext:value-type="float">
            <text:p>0,00</text:p>
          </table:table-cell>
          <table:table-cell table:style-name="ce72" table:formula="of:=[.I583]+[.J583]" office:value-type="float" office:value="0" calcext:value-type="float">
            <text:p>0,00</text:p>
          </table:table-cell>
          <table:table-cell table:style-name="ce54" table:formula="of:=IF([.$D$1]/[.$D$3]&lt;[.K582];[.$D$1]/[.$D$3];[.K582])" office:value-type="float" office:value="0" calcext:value-type="float">
            <text:p>0,00</text:p>
          </table:table-cell>
          <table:table-cell table:style-name="ce54" table:formula="of:=[.K582]*[.$D$2]/12/100" office:value-type="float" office:value="0" calcext:value-type="float">
            <text:p>0,00</text:p>
          </table:table-cell>
          <table:table-cell table:style-name="ce81" table:formula="of:=[.K582]-[.I583]-[.L583]-[.M583]" office:value-type="float" office:value="0" calcext:value-type="float">
            <text:p>0,00</text:p>
          </table:table-cell>
          <table:table-cell table:style-name="ce86"/>
          <table:table-cell table:style-name="ce92"/>
          <table:table-cell table:style-name="ce95" table:formula="of:=IF(ISBLANK([.L582]);VALUE([.N582]);ROW([.L582]))" office:value-type="float" office:value="7" calcext:value-type="float">
            <text:p>7,00</text:p>
          </table:table-cell>
          <table:table-cell table:formula="of:=[.O582]+[.N582]-[.N583]" office:value-type="float" office:value="360" calcext:value-type="float">
            <text:p>360</text:p>
          </table:table-cell>
          <table:table-cell table:formula="of:=INDEX([.G$1:.G$1048576];[.N58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77" calcext:value-type="float">
            <text:p>577</text:p>
          </table:table-cell>
          <table:table-cell table:style-name="ce25"/>
          <table:table-cell table:style-name="ce34" table:formula="of:=DATE(YEAR([.C583]);MONTH([.C583])+1;DAY([.C583]))" office:value-type="date" office:date-value="2071-07-24" calcext:value-type="date">
            <text:p>24.07.2071</text:p>
          </table:table-cell>
          <table:table-cell table:style-name="ce46" table:formula="of:=IF([.P584]*[.$D$2]/100/12/(1-(1+[.$D$2]/100/12)^(-[.O584]))&lt;[.G583];ROUNDUP([.P584]*[.$D$2]/100/12/(1-(1+[.$D$2]/100/12)^(-[.O584]));0);[.G583]+[.F584])" office:value-type="float" office:value="0" calcext:value-type="float">
            <text:p>0,00</text:p>
          </table:table-cell>
          <table:table-cell table:style-name="ce52" table:formula="of:=[.D584]-[.F584]" office:value-type="float" office:value="0" calcext:value-type="float">
            <text:p>0,00</text:p>
          </table:table-cell>
          <table:table-cell table:style-name="ce52" table:formula="of:=[.G583]*[.$D$2]*([.C584]-[.C583])/(DATE(YEAR([.C584])+1;1;1)-DATE(YEAR([.C584]);1;1))/100" office:value-type="float" office:value="0" calcext:value-type="float">
            <text:p>0,00</text:p>
          </table:table-cell>
          <table:table-cell table:style-name="ce63" table:formula="of:=[.G583]-[.E584]-[.L584]-[.M584]" office:value-type="float" office:value="0" calcext:value-type="float">
            <text:p>0,00</text:p>
          </table:table-cell>
          <table:table-cell table:style-name="ce70" table:formula="of:=[.I584]+[.J584]" office:value-type="float" office:value="0" calcext:value-type="float">
            <text:p>0,00</text:p>
          </table:table-cell>
          <table:table-cell table:style-name="ce52" table:formula="of:=IF([.$D$1]/[.$D$3]&lt;[.K583];[.$D$1]/[.$D$3];[.K583])" office:value-type="float" office:value="0" calcext:value-type="float">
            <text:p>0,00</text:p>
          </table:table-cell>
          <table:table-cell table:style-name="ce52" table:formula="of:=[.K583]*[.$D$2]/12/100" office:value-type="float" office:value="0" calcext:value-type="float">
            <text:p>0,00</text:p>
          </table:table-cell>
          <table:table-cell table:style-name="ce79" table:formula="of:=[.K583]-[.I584]-[.L584]-[.M58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83]);VALUE([.N583]);ROW([.L583]))" office:value-type="float" office:value="7" calcext:value-type="float">
            <text:p>7,00</text:p>
          </table:table-cell>
          <table:table-cell table:formula="of:=[.O583]+[.N583]-[.N584]" office:value-type="float" office:value="360" calcext:value-type="float">
            <text:p>360</text:p>
          </table:table-cell>
          <table:table-cell table:formula="of:=INDEX([.G$1:.G$1048576];[.N58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78" calcext:value-type="float">
            <text:p>578</text:p>
          </table:table-cell>
          <table:table-cell table:style-name="ce25"/>
          <table:table-cell table:style-name="ce34" table:formula="of:=DATE(YEAR([.C584]);MONTH([.C584])+1;DAY([.C584]))" office:value-type="date" office:date-value="2071-08-24" calcext:value-type="date">
            <text:p>24.08.2071</text:p>
          </table:table-cell>
          <table:table-cell table:style-name="ce46" table:formula="of:=IF([.P585]*[.$D$2]/100/12/(1-(1+[.$D$2]/100/12)^(-[.O585]))&lt;[.G584];ROUNDUP([.P585]*[.$D$2]/100/12/(1-(1+[.$D$2]/100/12)^(-[.O585]));0);[.G584]+[.F585])" office:value-type="float" office:value="0" calcext:value-type="float">
            <text:p>0,00</text:p>
          </table:table-cell>
          <table:table-cell table:style-name="ce52" table:formula="of:=[.D585]-[.F585]" office:value-type="float" office:value="0" calcext:value-type="float">
            <text:p>0,00</text:p>
          </table:table-cell>
          <table:table-cell table:style-name="ce52" table:formula="of:=[.G584]*[.$D$2]*([.C585]-[.C584])/(DATE(YEAR([.C585])+1;1;1)-DATE(YEAR([.C585]);1;1))/100" office:value-type="float" office:value="0" calcext:value-type="float">
            <text:p>0,00</text:p>
          </table:table-cell>
          <table:table-cell table:style-name="ce63" table:formula="of:=[.G584]-[.E585]-[.L585]-[.M585]" office:value-type="float" office:value="0" calcext:value-type="float">
            <text:p>0,00</text:p>
          </table:table-cell>
          <table:table-cell table:style-name="ce70" table:formula="of:=[.I585]+[.J585]" office:value-type="float" office:value="0" calcext:value-type="float">
            <text:p>0,00</text:p>
          </table:table-cell>
          <table:table-cell table:style-name="ce52" table:formula="of:=IF([.$D$1]/[.$D$3]&lt;[.K584];[.$D$1]/[.$D$3];[.K584])" office:value-type="float" office:value="0" calcext:value-type="float">
            <text:p>0,00</text:p>
          </table:table-cell>
          <table:table-cell table:style-name="ce52" table:formula="of:=[.K584]*[.$D$2]/12/100" office:value-type="float" office:value="0" calcext:value-type="float">
            <text:p>0,00</text:p>
          </table:table-cell>
          <table:table-cell table:style-name="ce79" table:formula="of:=[.K584]-[.I585]-[.L585]-[.M58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84]);VALUE([.N584]);ROW([.L584]))" office:value-type="float" office:value="7" calcext:value-type="float">
            <text:p>7,00</text:p>
          </table:table-cell>
          <table:table-cell table:formula="of:=[.O584]+[.N584]-[.N585]" office:value-type="float" office:value="360" calcext:value-type="float">
            <text:p>360</text:p>
          </table:table-cell>
          <table:table-cell table:formula="of:=INDEX([.G$1:.G$1048576];[.N58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79" calcext:value-type="float">
            <text:p>579</text:p>
          </table:table-cell>
          <table:table-cell table:style-name="ce25"/>
          <table:table-cell table:style-name="ce34" table:formula="of:=DATE(YEAR([.C585]);MONTH([.C585])+1;DAY([.C585]))" office:value-type="date" office:date-value="2071-09-24" calcext:value-type="date">
            <text:p>24.09.2071</text:p>
          </table:table-cell>
          <table:table-cell table:style-name="ce46" table:formula="of:=IF([.P586]*[.$D$2]/100/12/(1-(1+[.$D$2]/100/12)^(-[.O586]))&lt;[.G585];ROUNDUP([.P586]*[.$D$2]/100/12/(1-(1+[.$D$2]/100/12)^(-[.O586]));0);[.G585]+[.F586])" office:value-type="float" office:value="0" calcext:value-type="float">
            <text:p>0,00</text:p>
          </table:table-cell>
          <table:table-cell table:style-name="ce52" table:formula="of:=[.D586]-[.F586]" office:value-type="float" office:value="0" calcext:value-type="float">
            <text:p>0,00</text:p>
          </table:table-cell>
          <table:table-cell table:style-name="ce52" table:formula="of:=[.G585]*[.$D$2]*([.C586]-[.C585])/(DATE(YEAR([.C586])+1;1;1)-DATE(YEAR([.C586]);1;1))/100" office:value-type="float" office:value="0" calcext:value-type="float">
            <text:p>0,00</text:p>
          </table:table-cell>
          <table:table-cell table:style-name="ce63" table:formula="of:=[.G585]-[.E586]-[.L586]-[.M586]" office:value-type="float" office:value="0" calcext:value-type="float">
            <text:p>0,00</text:p>
          </table:table-cell>
          <table:table-cell table:style-name="ce70" table:formula="of:=[.I586]+[.J586]" office:value-type="float" office:value="0" calcext:value-type="float">
            <text:p>0,00</text:p>
          </table:table-cell>
          <table:table-cell table:style-name="ce52" table:formula="of:=IF([.$D$1]/[.$D$3]&lt;[.K585];[.$D$1]/[.$D$3];[.K585])" office:value-type="float" office:value="0" calcext:value-type="float">
            <text:p>0,00</text:p>
          </table:table-cell>
          <table:table-cell table:style-name="ce52" table:formula="of:=[.K585]*[.$D$2]/12/100" office:value-type="float" office:value="0" calcext:value-type="float">
            <text:p>0,00</text:p>
          </table:table-cell>
          <table:table-cell table:style-name="ce79" table:formula="of:=[.K585]-[.I586]-[.L586]-[.M58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85]);VALUE([.N585]);ROW([.L585]))" office:value-type="float" office:value="7" calcext:value-type="float">
            <text:p>7,00</text:p>
          </table:table-cell>
          <table:table-cell table:formula="of:=[.O585]+[.N585]-[.N586]" office:value-type="float" office:value="360" calcext:value-type="float">
            <text:p>360</text:p>
          </table:table-cell>
          <table:table-cell table:formula="of:=INDEX([.G$1:.G$1048576];[.N58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80" calcext:value-type="float">
            <text:p>580</text:p>
          </table:table-cell>
          <table:table-cell table:style-name="ce25"/>
          <table:table-cell table:style-name="ce34" table:formula="of:=DATE(YEAR([.C586]);MONTH([.C586])+1;DAY([.C586]))" office:value-type="date" office:date-value="2071-10-24" calcext:value-type="date">
            <text:p>24.10.2071</text:p>
          </table:table-cell>
          <table:table-cell table:style-name="ce46" table:formula="of:=IF([.P587]*[.$D$2]/100/12/(1-(1+[.$D$2]/100/12)^(-[.O587]))&lt;[.G586];ROUNDUP([.P587]*[.$D$2]/100/12/(1-(1+[.$D$2]/100/12)^(-[.O587]));0);[.G586]+[.F587])" office:value-type="float" office:value="0" calcext:value-type="float">
            <text:p>0,00</text:p>
          </table:table-cell>
          <table:table-cell table:style-name="ce52" table:formula="of:=[.D587]-[.F587]" office:value-type="float" office:value="0" calcext:value-type="float">
            <text:p>0,00</text:p>
          </table:table-cell>
          <table:table-cell table:style-name="ce52" table:formula="of:=[.G586]*[.$D$2]*([.C587]-[.C586])/(DATE(YEAR([.C587])+1;1;1)-DATE(YEAR([.C587]);1;1))/100" office:value-type="float" office:value="0" calcext:value-type="float">
            <text:p>0,00</text:p>
          </table:table-cell>
          <table:table-cell table:style-name="ce63" table:formula="of:=[.G586]-[.E587]-[.L587]-[.M587]" office:value-type="float" office:value="0" calcext:value-type="float">
            <text:p>0,00</text:p>
          </table:table-cell>
          <table:table-cell table:style-name="ce70" table:formula="of:=[.I587]+[.J587]" office:value-type="float" office:value="0" calcext:value-type="float">
            <text:p>0,00</text:p>
          </table:table-cell>
          <table:table-cell table:style-name="ce52" table:formula="of:=IF([.$D$1]/[.$D$3]&lt;[.K586];[.$D$1]/[.$D$3];[.K586])" office:value-type="float" office:value="0" calcext:value-type="float">
            <text:p>0,00</text:p>
          </table:table-cell>
          <table:table-cell table:style-name="ce52" table:formula="of:=[.K586]*[.$D$2]/12/100" office:value-type="float" office:value="0" calcext:value-type="float">
            <text:p>0,00</text:p>
          </table:table-cell>
          <table:table-cell table:style-name="ce79" table:formula="of:=[.K586]-[.I587]-[.L587]-[.M58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86]);VALUE([.N586]);ROW([.L586]))" office:value-type="float" office:value="7" calcext:value-type="float">
            <text:p>7,00</text:p>
          </table:table-cell>
          <table:table-cell table:formula="of:=[.O586]+[.N586]-[.N587]" office:value-type="float" office:value="360" calcext:value-type="float">
            <text:p>360</text:p>
          </table:table-cell>
          <table:table-cell table:formula="of:=INDEX([.G$1:.G$1048576];[.N58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81" calcext:value-type="float">
            <text:p>581</text:p>
          </table:table-cell>
          <table:table-cell table:style-name="ce25"/>
          <table:table-cell table:style-name="ce34" table:formula="of:=DATE(YEAR([.C587]);MONTH([.C587])+1;DAY([.C587]))" office:value-type="date" office:date-value="2071-11-24" calcext:value-type="date">
            <text:p>24.11.2071</text:p>
          </table:table-cell>
          <table:table-cell table:style-name="ce46" table:formula="of:=IF([.P588]*[.$D$2]/100/12/(1-(1+[.$D$2]/100/12)^(-[.O588]))&lt;[.G587];ROUNDUP([.P588]*[.$D$2]/100/12/(1-(1+[.$D$2]/100/12)^(-[.O588]));0);[.G587]+[.F588])" office:value-type="float" office:value="0" calcext:value-type="float">
            <text:p>0,00</text:p>
          </table:table-cell>
          <table:table-cell table:style-name="ce52" table:formula="of:=[.D588]-[.F588]" office:value-type="float" office:value="0" calcext:value-type="float">
            <text:p>0,00</text:p>
          </table:table-cell>
          <table:table-cell table:style-name="ce52" table:formula="of:=[.G587]*[.$D$2]*([.C588]-[.C587])/(DATE(YEAR([.C588])+1;1;1)-DATE(YEAR([.C588]);1;1))/100" office:value-type="float" office:value="0" calcext:value-type="float">
            <text:p>0,00</text:p>
          </table:table-cell>
          <table:table-cell table:style-name="ce63" table:formula="of:=[.G587]-[.E588]-[.L588]-[.M588]" office:value-type="float" office:value="0" calcext:value-type="float">
            <text:p>0,00</text:p>
          </table:table-cell>
          <table:table-cell table:style-name="ce70" table:formula="of:=[.I588]+[.J588]" office:value-type="float" office:value="0" calcext:value-type="float">
            <text:p>0,00</text:p>
          </table:table-cell>
          <table:table-cell table:style-name="ce52" table:formula="of:=IF([.$D$1]/[.$D$3]&lt;[.K587];[.$D$1]/[.$D$3];[.K587])" office:value-type="float" office:value="0" calcext:value-type="float">
            <text:p>0,00</text:p>
          </table:table-cell>
          <table:table-cell table:style-name="ce52" table:formula="of:=[.K587]*[.$D$2]/12/100" office:value-type="float" office:value="0" calcext:value-type="float">
            <text:p>0,00</text:p>
          </table:table-cell>
          <table:table-cell table:style-name="ce79" table:formula="of:=[.K587]-[.I588]-[.L588]-[.M58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87]);VALUE([.N587]);ROW([.L587]))" office:value-type="float" office:value="7" calcext:value-type="float">
            <text:p>7,00</text:p>
          </table:table-cell>
          <table:table-cell table:formula="of:=[.O587]+[.N587]-[.N588]" office:value-type="float" office:value="360" calcext:value-type="float">
            <text:p>360</text:p>
          </table:table-cell>
          <table:table-cell table:formula="of:=INDEX([.G$1:.G$1048576];[.N58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82" calcext:value-type="float">
            <text:p>582</text:p>
          </table:table-cell>
          <table:table-cell table:style-name="ce25"/>
          <table:table-cell table:style-name="ce34" table:formula="of:=DATE(YEAR([.C588]);MONTH([.C588])+1;DAY([.C588]))" office:value-type="date" office:date-value="2071-12-24" calcext:value-type="date">
            <text:p>24.12.2071</text:p>
          </table:table-cell>
          <table:table-cell table:style-name="ce46" table:formula="of:=IF([.P589]*[.$D$2]/100/12/(1-(1+[.$D$2]/100/12)^(-[.O589]))&lt;[.G588];ROUNDUP([.P589]*[.$D$2]/100/12/(1-(1+[.$D$2]/100/12)^(-[.O589]));0);[.G588]+[.F589])" office:value-type="float" office:value="0" calcext:value-type="float">
            <text:p>0,00</text:p>
          </table:table-cell>
          <table:table-cell table:style-name="ce52" table:formula="of:=[.D589]-[.F589]" office:value-type="float" office:value="0" calcext:value-type="float">
            <text:p>0,00</text:p>
          </table:table-cell>
          <table:table-cell table:style-name="ce52" table:formula="of:=[.G588]*[.$D$2]*([.C589]-[.C588])/(DATE(YEAR([.C589])+1;1;1)-DATE(YEAR([.C589]);1;1))/100" office:value-type="float" office:value="0" calcext:value-type="float">
            <text:p>0,00</text:p>
          </table:table-cell>
          <table:table-cell table:style-name="ce63" table:formula="of:=[.G588]-[.E589]-[.L589]-[.M589]" office:value-type="float" office:value="0" calcext:value-type="float">
            <text:p>0,00</text:p>
          </table:table-cell>
          <table:table-cell table:style-name="ce70" table:formula="of:=[.I589]+[.J589]" office:value-type="float" office:value="0" calcext:value-type="float">
            <text:p>0,00</text:p>
          </table:table-cell>
          <table:table-cell table:style-name="ce52" table:formula="of:=IF([.$D$1]/[.$D$3]&lt;[.K588];[.$D$1]/[.$D$3];[.K588])" office:value-type="float" office:value="0" calcext:value-type="float">
            <text:p>0,00</text:p>
          </table:table-cell>
          <table:table-cell table:style-name="ce52" table:formula="of:=[.K588]*[.$D$2]/12/100" office:value-type="float" office:value="0" calcext:value-type="float">
            <text:p>0,00</text:p>
          </table:table-cell>
          <table:table-cell table:style-name="ce79" table:formula="of:=[.K588]-[.I589]-[.L589]-[.M58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88]);VALUE([.N588]);ROW([.L588]))" office:value-type="float" office:value="7" calcext:value-type="float">
            <text:p>7,00</text:p>
          </table:table-cell>
          <table:table-cell table:formula="of:=[.O588]+[.N588]-[.N589]" office:value-type="float" office:value="360" calcext:value-type="float">
            <text:p>360</text:p>
          </table:table-cell>
          <table:table-cell table:formula="of:=INDEX([.G$1:.G$1048576];[.N58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83" calcext:value-type="float">
            <text:p>583</text:p>
          </table:table-cell>
          <table:table-cell table:style-name="ce25"/>
          <table:table-cell table:style-name="ce34" table:formula="of:=DATE(YEAR([.C589]);MONTH([.C589])+1;DAY([.C589]))" office:value-type="date" office:date-value="2072-01-24" calcext:value-type="date">
            <text:p>24.01.2072</text:p>
          </table:table-cell>
          <table:table-cell table:style-name="ce46" table:formula="of:=IF([.P590]*[.$D$2]/100/12/(1-(1+[.$D$2]/100/12)^(-[.O590]))&lt;[.G589];ROUNDUP([.P590]*[.$D$2]/100/12/(1-(1+[.$D$2]/100/12)^(-[.O590]));0);[.G589]+[.F590])" office:value-type="float" office:value="0" calcext:value-type="float">
            <text:p>0,00</text:p>
          </table:table-cell>
          <table:table-cell table:style-name="ce52" table:formula="of:=[.D590]-[.F590]" office:value-type="float" office:value="0" calcext:value-type="float">
            <text:p>0,00</text:p>
          </table:table-cell>
          <table:table-cell table:style-name="ce52" table:formula="of:=[.G589]*[.$D$2]*([.C590]-[.C589])/(DATE(YEAR([.C590])+1;1;1)-DATE(YEAR([.C590]);1;1))/100" office:value-type="float" office:value="0" calcext:value-type="float">
            <text:p>0,00</text:p>
          </table:table-cell>
          <table:table-cell table:style-name="ce63" table:formula="of:=[.G589]-[.E590]-[.L590]-[.M590]" office:value-type="float" office:value="0" calcext:value-type="float">
            <text:p>0,00</text:p>
          </table:table-cell>
          <table:table-cell table:style-name="ce70" table:formula="of:=[.I590]+[.J590]" office:value-type="float" office:value="0" calcext:value-type="float">
            <text:p>0,00</text:p>
          </table:table-cell>
          <table:table-cell table:style-name="ce52" table:formula="of:=IF([.$D$1]/[.$D$3]&lt;[.K589];[.$D$1]/[.$D$3];[.K589])" office:value-type="float" office:value="0" calcext:value-type="float">
            <text:p>0,00</text:p>
          </table:table-cell>
          <table:table-cell table:style-name="ce52" table:formula="of:=[.K589]*[.$D$2]/12/100" office:value-type="float" office:value="0" calcext:value-type="float">
            <text:p>0,00</text:p>
          </table:table-cell>
          <table:table-cell table:style-name="ce79" table:formula="of:=[.K589]-[.I590]-[.L590]-[.M59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89]);VALUE([.N589]);ROW([.L589]))" office:value-type="float" office:value="7" calcext:value-type="float">
            <text:p>7,00</text:p>
          </table:table-cell>
          <table:table-cell table:formula="of:=[.O589]+[.N589]-[.N590]" office:value-type="float" office:value="360" calcext:value-type="float">
            <text:p>360</text:p>
          </table:table-cell>
          <table:table-cell table:formula="of:=INDEX([.G$1:.G$1048576];[.N59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84" calcext:value-type="float">
            <text:p>584</text:p>
          </table:table-cell>
          <table:table-cell table:style-name="ce25"/>
          <table:table-cell table:style-name="ce34" table:formula="of:=DATE(YEAR([.C590]);MONTH([.C590])+1;DAY([.C590]))" office:value-type="date" office:date-value="2072-02-24" calcext:value-type="date">
            <text:p>24.02.2072</text:p>
          </table:table-cell>
          <table:table-cell table:style-name="ce46" table:formula="of:=IF([.P591]*[.$D$2]/100/12/(1-(1+[.$D$2]/100/12)^(-[.O591]))&lt;[.G590];ROUNDUP([.P591]*[.$D$2]/100/12/(1-(1+[.$D$2]/100/12)^(-[.O591]));0);[.G590]+[.F591])" office:value-type="float" office:value="0" calcext:value-type="float">
            <text:p>0,00</text:p>
          </table:table-cell>
          <table:table-cell table:style-name="ce52" table:formula="of:=[.D591]-[.F591]" office:value-type="float" office:value="0" calcext:value-type="float">
            <text:p>0,00</text:p>
          </table:table-cell>
          <table:table-cell table:style-name="ce52" table:formula="of:=[.G590]*[.$D$2]*([.C591]-[.C590])/(DATE(YEAR([.C591])+1;1;1)-DATE(YEAR([.C591]);1;1))/100" office:value-type="float" office:value="0" calcext:value-type="float">
            <text:p>0,00</text:p>
          </table:table-cell>
          <table:table-cell table:style-name="ce63" table:formula="of:=[.G590]-[.E591]-[.L591]-[.M591]" office:value-type="float" office:value="0" calcext:value-type="float">
            <text:p>0,00</text:p>
          </table:table-cell>
          <table:table-cell table:style-name="ce70" table:formula="of:=[.I591]+[.J591]" office:value-type="float" office:value="0" calcext:value-type="float">
            <text:p>0,00</text:p>
          </table:table-cell>
          <table:table-cell table:style-name="ce52" table:formula="of:=IF([.$D$1]/[.$D$3]&lt;[.K590];[.$D$1]/[.$D$3];[.K590])" office:value-type="float" office:value="0" calcext:value-type="float">
            <text:p>0,00</text:p>
          </table:table-cell>
          <table:table-cell table:style-name="ce52" table:formula="of:=[.K590]*[.$D$2]/12/100" office:value-type="float" office:value="0" calcext:value-type="float">
            <text:p>0,00</text:p>
          </table:table-cell>
          <table:table-cell table:style-name="ce79" table:formula="of:=[.K590]-[.I591]-[.L591]-[.M59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90]);VALUE([.N590]);ROW([.L590]))" office:value-type="float" office:value="7" calcext:value-type="float">
            <text:p>7,00</text:p>
          </table:table-cell>
          <table:table-cell table:formula="of:=[.O590]+[.N590]-[.N591]" office:value-type="float" office:value="360" calcext:value-type="float">
            <text:p>360</text:p>
          </table:table-cell>
          <table:table-cell table:formula="of:=INDEX([.G$1:.G$1048576];[.N59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85" calcext:value-type="float">
            <text:p>585</text:p>
          </table:table-cell>
          <table:table-cell table:style-name="ce25"/>
          <table:table-cell table:style-name="ce34" table:formula="of:=DATE(YEAR([.C591]);MONTH([.C591])+1;DAY([.C591]))" office:value-type="date" office:date-value="2072-03-24" calcext:value-type="date">
            <text:p>24.03.2072</text:p>
          </table:table-cell>
          <table:table-cell table:style-name="ce46" table:formula="of:=IF([.P592]*[.$D$2]/100/12/(1-(1+[.$D$2]/100/12)^(-[.O592]))&lt;[.G591];ROUNDUP([.P592]*[.$D$2]/100/12/(1-(1+[.$D$2]/100/12)^(-[.O592]));0);[.G591]+[.F592])" office:value-type="float" office:value="0" calcext:value-type="float">
            <text:p>0,00</text:p>
          </table:table-cell>
          <table:table-cell table:style-name="ce52" table:formula="of:=[.D592]-[.F592]" office:value-type="float" office:value="0" calcext:value-type="float">
            <text:p>0,00</text:p>
          </table:table-cell>
          <table:table-cell table:style-name="ce52" table:formula="of:=[.G591]*[.$D$2]*([.C592]-[.C591])/(DATE(YEAR([.C592])+1;1;1)-DATE(YEAR([.C592]);1;1))/100" office:value-type="float" office:value="0" calcext:value-type="float">
            <text:p>0,00</text:p>
          </table:table-cell>
          <table:table-cell table:style-name="ce63" table:formula="of:=[.G591]-[.E592]-[.L592]-[.M592]" office:value-type="float" office:value="0" calcext:value-type="float">
            <text:p>0,00</text:p>
          </table:table-cell>
          <table:table-cell table:style-name="ce70" table:formula="of:=[.I592]+[.J592]" office:value-type="float" office:value="0" calcext:value-type="float">
            <text:p>0,00</text:p>
          </table:table-cell>
          <table:table-cell table:style-name="ce52" table:formula="of:=IF([.$D$1]/[.$D$3]&lt;[.K591];[.$D$1]/[.$D$3];[.K591])" office:value-type="float" office:value="0" calcext:value-type="float">
            <text:p>0,00</text:p>
          </table:table-cell>
          <table:table-cell table:style-name="ce52" table:formula="of:=[.K591]*[.$D$2]/12/100" office:value-type="float" office:value="0" calcext:value-type="float">
            <text:p>0,00</text:p>
          </table:table-cell>
          <table:table-cell table:style-name="ce79" table:formula="of:=[.K591]-[.I592]-[.L592]-[.M59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91]);VALUE([.N591]);ROW([.L591]))" office:value-type="float" office:value="7" calcext:value-type="float">
            <text:p>7,00</text:p>
          </table:table-cell>
          <table:table-cell table:formula="of:=[.O591]+[.N591]-[.N592]" office:value-type="float" office:value="360" calcext:value-type="float">
            <text:p>360</text:p>
          </table:table-cell>
          <table:table-cell table:formula="of:=INDEX([.G$1:.G$1048576];[.N59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86" calcext:value-type="float">
            <text:p>586</text:p>
          </table:table-cell>
          <table:table-cell table:style-name="ce25"/>
          <table:table-cell table:style-name="ce34" table:formula="of:=DATE(YEAR([.C592]);MONTH([.C592])+1;DAY([.C592]))" office:value-type="date" office:date-value="2072-04-24" calcext:value-type="date">
            <text:p>24.04.2072</text:p>
          </table:table-cell>
          <table:table-cell table:style-name="ce46" table:formula="of:=IF([.P593]*[.$D$2]/100/12/(1-(1+[.$D$2]/100/12)^(-[.O593]))&lt;[.G592];ROUNDUP([.P593]*[.$D$2]/100/12/(1-(1+[.$D$2]/100/12)^(-[.O593]));0);[.G592]+[.F593])" office:value-type="float" office:value="0" calcext:value-type="float">
            <text:p>0,00</text:p>
          </table:table-cell>
          <table:table-cell table:style-name="ce52" table:formula="of:=[.D593]-[.F593]" office:value-type="float" office:value="0" calcext:value-type="float">
            <text:p>0,00</text:p>
          </table:table-cell>
          <table:table-cell table:style-name="ce52" table:formula="of:=[.G592]*[.$D$2]*([.C593]-[.C592])/(DATE(YEAR([.C593])+1;1;1)-DATE(YEAR([.C593]);1;1))/100" office:value-type="float" office:value="0" calcext:value-type="float">
            <text:p>0,00</text:p>
          </table:table-cell>
          <table:table-cell table:style-name="ce63" table:formula="of:=[.G592]-[.E593]-[.L593]-[.M593]" office:value-type="float" office:value="0" calcext:value-type="float">
            <text:p>0,00</text:p>
          </table:table-cell>
          <table:table-cell table:style-name="ce70" table:formula="of:=[.I593]+[.J593]" office:value-type="float" office:value="0" calcext:value-type="float">
            <text:p>0,00</text:p>
          </table:table-cell>
          <table:table-cell table:style-name="ce52" table:formula="of:=IF([.$D$1]/[.$D$3]&lt;[.K592];[.$D$1]/[.$D$3];[.K592])" office:value-type="float" office:value="0" calcext:value-type="float">
            <text:p>0,00</text:p>
          </table:table-cell>
          <table:table-cell table:style-name="ce52" table:formula="of:=[.K592]*[.$D$2]/12/100" office:value-type="float" office:value="0" calcext:value-type="float">
            <text:p>0,00</text:p>
          </table:table-cell>
          <table:table-cell table:style-name="ce79" table:formula="of:=[.K592]-[.I593]-[.L593]-[.M59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92]);VALUE([.N592]);ROW([.L592]))" office:value-type="float" office:value="7" calcext:value-type="float">
            <text:p>7,00</text:p>
          </table:table-cell>
          <table:table-cell table:formula="of:=[.O592]+[.N592]-[.N593]" office:value-type="float" office:value="360" calcext:value-type="float">
            <text:p>360</text:p>
          </table:table-cell>
          <table:table-cell table:formula="of:=INDEX([.G$1:.G$1048576];[.N59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87" calcext:value-type="float">
            <text:p>587</text:p>
          </table:table-cell>
          <table:table-cell table:style-name="ce25"/>
          <table:table-cell table:style-name="ce34" table:formula="of:=DATE(YEAR([.C593]);MONTH([.C593])+1;DAY([.C593]))" office:value-type="date" office:date-value="2072-05-24" calcext:value-type="date">
            <text:p>24.05.2072</text:p>
          </table:table-cell>
          <table:table-cell table:style-name="ce46" table:formula="of:=IF([.P594]*[.$D$2]/100/12/(1-(1+[.$D$2]/100/12)^(-[.O594]))&lt;[.G593];ROUNDUP([.P594]*[.$D$2]/100/12/(1-(1+[.$D$2]/100/12)^(-[.O594]));0);[.G593]+[.F594])" office:value-type="float" office:value="0" calcext:value-type="float">
            <text:p>0,00</text:p>
          </table:table-cell>
          <table:table-cell table:style-name="ce52" table:formula="of:=[.D594]-[.F594]" office:value-type="float" office:value="0" calcext:value-type="float">
            <text:p>0,00</text:p>
          </table:table-cell>
          <table:table-cell table:style-name="ce52" table:formula="of:=[.G593]*[.$D$2]*([.C594]-[.C593])/(DATE(YEAR([.C594])+1;1;1)-DATE(YEAR([.C594]);1;1))/100" office:value-type="float" office:value="0" calcext:value-type="float">
            <text:p>0,00</text:p>
          </table:table-cell>
          <table:table-cell table:style-name="ce63" table:formula="of:=[.G593]-[.E594]-[.L594]-[.M594]" office:value-type="float" office:value="0" calcext:value-type="float">
            <text:p>0,00</text:p>
          </table:table-cell>
          <table:table-cell table:style-name="ce70" table:formula="of:=[.I594]+[.J594]" office:value-type="float" office:value="0" calcext:value-type="float">
            <text:p>0,00</text:p>
          </table:table-cell>
          <table:table-cell table:style-name="ce52" table:formula="of:=IF([.$D$1]/[.$D$3]&lt;[.K593];[.$D$1]/[.$D$3];[.K593])" office:value-type="float" office:value="0" calcext:value-type="float">
            <text:p>0,00</text:p>
          </table:table-cell>
          <table:table-cell table:style-name="ce52" table:formula="of:=[.K593]*[.$D$2]/12/100" office:value-type="float" office:value="0" calcext:value-type="float">
            <text:p>0,00</text:p>
          </table:table-cell>
          <table:table-cell table:style-name="ce79" table:formula="of:=[.K593]-[.I594]-[.L594]-[.M59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93]);VALUE([.N593]);ROW([.L593]))" office:value-type="float" office:value="7" calcext:value-type="float">
            <text:p>7,00</text:p>
          </table:table-cell>
          <table:table-cell table:formula="of:=[.O593]+[.N593]-[.N594]" office:value-type="float" office:value="360" calcext:value-type="float">
            <text:p>360</text:p>
          </table:table-cell>
          <table:table-cell table:formula="of:=INDEX([.G$1:.G$1048576];[.N59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0" office:value-type="float" office:value="588" calcext:value-type="float">
            <text:p>588</text:p>
          </table:table-cell>
          <table:table-cell table:style-name="ce25"/>
          <table:table-cell table:style-name="ce34" table:formula="of:=DATE(YEAR([.C594]);MONTH([.C594])+1;DAY([.C594]))" office:value-type="date" office:date-value="2072-06-24" calcext:value-type="date">
            <text:p>24.06.2072</text:p>
          </table:table-cell>
          <table:table-cell table:style-name="ce46" table:formula="of:=IF([.P595]*[.$D$2]/100/12/(1-(1+[.$D$2]/100/12)^(-[.O595]))&lt;[.G594];ROUNDUP([.P595]*[.$D$2]/100/12/(1-(1+[.$D$2]/100/12)^(-[.O595]));0);[.G594]+[.F595])" office:value-type="float" office:value="0" calcext:value-type="float">
            <text:p>0,00</text:p>
          </table:table-cell>
          <table:table-cell table:style-name="ce52" table:formula="of:=[.D595]-[.F595]" office:value-type="float" office:value="0" calcext:value-type="float">
            <text:p>0,00</text:p>
          </table:table-cell>
          <table:table-cell table:style-name="ce52" table:formula="of:=[.G594]*[.$D$2]*([.C595]-[.C594])/(DATE(YEAR([.C595])+1;1;1)-DATE(YEAR([.C595]);1;1))/100" office:value-type="float" office:value="0" calcext:value-type="float">
            <text:p>0,00</text:p>
          </table:table-cell>
          <table:table-cell table:style-name="ce63" table:formula="of:=[.G594]-[.E595]-[.L595]-[.M595]" office:value-type="float" office:value="0" calcext:value-type="float">
            <text:p>0,00</text:p>
          </table:table-cell>
          <table:table-cell table:style-name="ce70" table:formula="of:=[.I595]+[.J595]" office:value-type="float" office:value="0" calcext:value-type="float">
            <text:p>0,00</text:p>
          </table:table-cell>
          <table:table-cell table:style-name="ce52" table:formula="of:=IF([.$D$1]/[.$D$3]&lt;[.K594];[.$D$1]/[.$D$3];[.K594])" office:value-type="float" office:value="0" calcext:value-type="float">
            <text:p>0,00</text:p>
          </table:table-cell>
          <table:table-cell table:style-name="ce52" table:formula="of:=[.K594]*[.$D$2]/12/100" office:value-type="float" office:value="0" calcext:value-type="float">
            <text:p>0,00</text:p>
          </table:table-cell>
          <table:table-cell table:style-name="ce79" table:formula="of:=[.K594]-[.I595]-[.L595]-[.M59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94]);VALUE([.N594]);ROW([.L594]))" office:value-type="float" office:value="7" calcext:value-type="float">
            <text:p>7,00</text:p>
          </table:table-cell>
          <table:table-cell table:formula="of:=[.O594]+[.N594]-[.N595]" office:value-type="float" office:value="360" calcext:value-type="float">
            <text:p>360</text:p>
          </table:table-cell>
          <table:table-cell table:formula="of:=INDEX([.G$1:.G$1048576];[.N59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1" office:value-type="float" office:value="589" calcext:value-type="float">
            <text:p>589</text:p>
          </table:table-cell>
          <table:table-cell table:style-name="ce26"/>
          <table:table-cell table:style-name="ce34" table:formula="of:=DATE(YEAR([.C595]);MONTH([.C595])+1;DAY([.C595]))" office:value-type="date" office:date-value="2072-07-24" calcext:value-type="date">
            <text:p>24.07.2072</text:p>
          </table:table-cell>
          <table:table-cell table:style-name="ce46" table:formula="of:=IF([.P596]*[.$D$2]/100/12/(1-(1+[.$D$2]/100/12)^(-[.O596]))&lt;[.G595];ROUNDUP([.P596]*[.$D$2]/100/12/(1-(1+[.$D$2]/100/12)^(-[.O596]));0);[.G595]+[.F596])" office:value-type="float" office:value="0" calcext:value-type="float">
            <text:p>0,00</text:p>
          </table:table-cell>
          <table:table-cell table:style-name="ce53" table:formula="of:=[.D596]-[.F596]" office:value-type="float" office:value="0" calcext:value-type="float">
            <text:p>0,00</text:p>
          </table:table-cell>
          <table:table-cell table:style-name="ce52" table:formula="of:=[.G595]*[.$D$2]*([.C596]-[.C595])/(DATE(YEAR([.C596])+1;1;1)-DATE(YEAR([.C596]);1;1))/100" office:value-type="float" office:value="0" calcext:value-type="float">
            <text:p>0,00</text:p>
          </table:table-cell>
          <table:table-cell table:style-name="ce64" table:formula="of:=[.G595]-[.E596]-[.L596]-[.M596]" office:value-type="float" office:value="0" calcext:value-type="float">
            <text:p>0,00</text:p>
          </table:table-cell>
          <table:table-cell table:style-name="ce71" table:formula="of:=[.I596]+[.J596]" office:value-type="float" office:value="0" calcext:value-type="float">
            <text:p>0,00</text:p>
          </table:table-cell>
          <table:table-cell table:style-name="ce53" table:formula="of:=IF([.$D$1]/[.$D$3]&lt;[.K595];[.$D$1]/[.$D$3];[.K595])" office:value-type="float" office:value="0" calcext:value-type="float">
            <text:p>0,00</text:p>
          </table:table-cell>
          <table:table-cell table:style-name="ce53" table:formula="of:=[.K595]*[.$D$2]/12/100" office:value-type="float" office:value="0" calcext:value-type="float">
            <text:p>0,00</text:p>
          </table:table-cell>
          <table:table-cell table:style-name="ce80" table:formula="of:=[.K595]-[.I596]-[.L596]-[.M596]" office:value-type="float" office:value="0" calcext:value-type="float">
            <text:p>0,00</text:p>
          </table:table-cell>
          <table:table-cell table:style-name="ce85"/>
          <table:table-cell table:style-name="ce91"/>
          <table:table-cell table:style-name="ce95" table:formula="of:=IF(ISBLANK([.L595]);VALUE([.N595]);ROW([.L595]))" office:value-type="float" office:value="7" calcext:value-type="float">
            <text:p>7,00</text:p>
          </table:table-cell>
          <table:table-cell table:formula="of:=[.O595]+[.N595]-[.N596]" office:value-type="float" office:value="360" calcext:value-type="float">
            <text:p>360</text:p>
          </table:table-cell>
          <table:table-cell table:formula="of:=INDEX([.G$1:.G$1048576];[.N59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90" calcext:value-type="float">
            <text:p>590</text:p>
          </table:table-cell>
          <table:table-cell table:style-name="ce26"/>
          <table:table-cell table:style-name="ce34" table:formula="of:=DATE(YEAR([.C596]);MONTH([.C596])+1;DAY([.C596]))" office:value-type="date" office:date-value="2072-08-24" calcext:value-type="date">
            <text:p>24.08.2072</text:p>
          </table:table-cell>
          <table:table-cell table:style-name="ce46" table:formula="of:=IF([.P597]*[.$D$2]/100/12/(1-(1+[.$D$2]/100/12)^(-[.O597]))&lt;[.G596];ROUNDUP([.P597]*[.$D$2]/100/12/(1-(1+[.$D$2]/100/12)^(-[.O597]));0);[.G596]+[.F597])" office:value-type="float" office:value="0" calcext:value-type="float">
            <text:p>0,00</text:p>
          </table:table-cell>
          <table:table-cell table:style-name="ce52" table:formula="of:=[.D597]-[.F597]" office:value-type="float" office:value="0" calcext:value-type="float">
            <text:p>0,00</text:p>
          </table:table-cell>
          <table:table-cell table:style-name="ce52" table:formula="of:=[.G596]*[.$D$2]*([.C597]-[.C596])/(DATE(YEAR([.C597])+1;1;1)-DATE(YEAR([.C597]);1;1))/100" office:value-type="float" office:value="0" calcext:value-type="float">
            <text:p>0,00</text:p>
          </table:table-cell>
          <table:table-cell table:style-name="ce63" table:formula="of:=[.G596]-[.E597]-[.L597]-[.M597]" office:value-type="float" office:value="0" calcext:value-type="float">
            <text:p>0,00</text:p>
          </table:table-cell>
          <table:table-cell table:style-name="ce70" table:formula="of:=[.I597]+[.J597]" office:value-type="float" office:value="0" calcext:value-type="float">
            <text:p>0,00</text:p>
          </table:table-cell>
          <table:table-cell table:style-name="ce52" table:formula="of:=IF([.$D$1]/[.$D$3]&lt;[.K596];[.$D$1]/[.$D$3];[.K596])" office:value-type="float" office:value="0" calcext:value-type="float">
            <text:p>0,00</text:p>
          </table:table-cell>
          <table:table-cell table:style-name="ce52" table:formula="of:=[.K596]*[.$D$2]/12/100" office:value-type="float" office:value="0" calcext:value-type="float">
            <text:p>0,00</text:p>
          </table:table-cell>
          <table:table-cell table:style-name="ce79" table:formula="of:=[.K596]-[.I597]-[.L597]-[.M597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96]);VALUE([.N596]);ROW([.L596]))" office:value-type="float" office:value="7" calcext:value-type="float">
            <text:p>7,00</text:p>
          </table:table-cell>
          <table:table-cell table:formula="of:=[.O596]+[.N596]-[.N597]" office:value-type="float" office:value="360" calcext:value-type="float">
            <text:p>360</text:p>
          </table:table-cell>
          <table:table-cell table:formula="of:=INDEX([.G$1:.G$1048576];[.N59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91" calcext:value-type="float">
            <text:p>591</text:p>
          </table:table-cell>
          <table:table-cell table:style-name="ce26"/>
          <table:table-cell table:style-name="ce34" table:formula="of:=DATE(YEAR([.C597]);MONTH([.C597])+1;DAY([.C597]))" office:value-type="date" office:date-value="2072-09-24" calcext:value-type="date">
            <text:p>24.09.2072</text:p>
          </table:table-cell>
          <table:table-cell table:style-name="ce46" table:formula="of:=IF([.P598]*[.$D$2]/100/12/(1-(1+[.$D$2]/100/12)^(-[.O598]))&lt;[.G597];ROUNDUP([.P598]*[.$D$2]/100/12/(1-(1+[.$D$2]/100/12)^(-[.O598]));0);[.G597]+[.F598])" office:value-type="float" office:value="0" calcext:value-type="float">
            <text:p>0,00</text:p>
          </table:table-cell>
          <table:table-cell table:style-name="ce52" table:formula="of:=[.D598]-[.F598]" office:value-type="float" office:value="0" calcext:value-type="float">
            <text:p>0,00</text:p>
          </table:table-cell>
          <table:table-cell table:style-name="ce52" table:formula="of:=[.G597]*[.$D$2]*([.C598]-[.C597])/(DATE(YEAR([.C598])+1;1;1)-DATE(YEAR([.C598]);1;1))/100" office:value-type="float" office:value="0" calcext:value-type="float">
            <text:p>0,00</text:p>
          </table:table-cell>
          <table:table-cell table:style-name="ce63" table:formula="of:=[.G597]-[.E598]-[.L598]-[.M598]" office:value-type="float" office:value="0" calcext:value-type="float">
            <text:p>0,00</text:p>
          </table:table-cell>
          <table:table-cell table:style-name="ce70" table:formula="of:=[.I598]+[.J598]" office:value-type="float" office:value="0" calcext:value-type="float">
            <text:p>0,00</text:p>
          </table:table-cell>
          <table:table-cell table:style-name="ce52" table:formula="of:=IF([.$D$1]/[.$D$3]&lt;[.K597];[.$D$1]/[.$D$3];[.K597])" office:value-type="float" office:value="0" calcext:value-type="float">
            <text:p>0,00</text:p>
          </table:table-cell>
          <table:table-cell table:style-name="ce52" table:formula="of:=[.K597]*[.$D$2]/12/100" office:value-type="float" office:value="0" calcext:value-type="float">
            <text:p>0,00</text:p>
          </table:table-cell>
          <table:table-cell table:style-name="ce79" table:formula="of:=[.K597]-[.I598]-[.L598]-[.M598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97]);VALUE([.N597]);ROW([.L597]))" office:value-type="float" office:value="7" calcext:value-type="float">
            <text:p>7,00</text:p>
          </table:table-cell>
          <table:table-cell table:formula="of:=[.O597]+[.N597]-[.N598]" office:value-type="float" office:value="360" calcext:value-type="float">
            <text:p>360</text:p>
          </table:table-cell>
          <table:table-cell table:formula="of:=INDEX([.G$1:.G$1048576];[.N598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92" calcext:value-type="float">
            <text:p>592</text:p>
          </table:table-cell>
          <table:table-cell table:style-name="ce26"/>
          <table:table-cell table:style-name="ce34" table:formula="of:=DATE(YEAR([.C598]);MONTH([.C598])+1;DAY([.C598]))" office:value-type="date" office:date-value="2072-10-24" calcext:value-type="date">
            <text:p>24.10.2072</text:p>
          </table:table-cell>
          <table:table-cell table:style-name="ce46" table:formula="of:=IF([.P599]*[.$D$2]/100/12/(1-(1+[.$D$2]/100/12)^(-[.O599]))&lt;[.G598];ROUNDUP([.P599]*[.$D$2]/100/12/(1-(1+[.$D$2]/100/12)^(-[.O599]));0);[.G598]+[.F599])" office:value-type="float" office:value="0" calcext:value-type="float">
            <text:p>0,00</text:p>
          </table:table-cell>
          <table:table-cell table:style-name="ce52" table:formula="of:=[.D599]-[.F599]" office:value-type="float" office:value="0" calcext:value-type="float">
            <text:p>0,00</text:p>
          </table:table-cell>
          <table:table-cell table:style-name="ce52" table:formula="of:=[.G598]*[.$D$2]*([.C599]-[.C598])/(DATE(YEAR([.C599])+1;1;1)-DATE(YEAR([.C599]);1;1))/100" office:value-type="float" office:value="0" calcext:value-type="float">
            <text:p>0,00</text:p>
          </table:table-cell>
          <table:table-cell table:style-name="ce63" table:formula="of:=[.G598]-[.E599]-[.L599]-[.M599]" office:value-type="float" office:value="0" calcext:value-type="float">
            <text:p>0,00</text:p>
          </table:table-cell>
          <table:table-cell table:style-name="ce70" table:formula="of:=[.I599]+[.J599]" office:value-type="float" office:value="0" calcext:value-type="float">
            <text:p>0,00</text:p>
          </table:table-cell>
          <table:table-cell table:style-name="ce52" table:formula="of:=IF([.$D$1]/[.$D$3]&lt;[.K598];[.$D$1]/[.$D$3];[.K598])" office:value-type="float" office:value="0" calcext:value-type="float">
            <text:p>0,00</text:p>
          </table:table-cell>
          <table:table-cell table:style-name="ce52" table:formula="of:=[.K598]*[.$D$2]/12/100" office:value-type="float" office:value="0" calcext:value-type="float">
            <text:p>0,00</text:p>
          </table:table-cell>
          <table:table-cell table:style-name="ce79" table:formula="of:=[.K598]-[.I599]-[.L599]-[.M599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98]);VALUE([.N598]);ROW([.L598]))" office:value-type="float" office:value="7" calcext:value-type="float">
            <text:p>7,00</text:p>
          </table:table-cell>
          <table:table-cell table:formula="of:=[.O598]+[.N598]-[.N599]" office:value-type="float" office:value="360" calcext:value-type="float">
            <text:p>360</text:p>
          </table:table-cell>
          <table:table-cell table:formula="of:=INDEX([.G$1:.G$1048576];[.N599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93" calcext:value-type="float">
            <text:p>593</text:p>
          </table:table-cell>
          <table:table-cell table:style-name="ce26"/>
          <table:table-cell table:style-name="ce34" table:formula="of:=DATE(YEAR([.C599]);MONTH([.C599])+1;DAY([.C599]))" office:value-type="date" office:date-value="2072-11-24" calcext:value-type="date">
            <text:p>24.11.2072</text:p>
          </table:table-cell>
          <table:table-cell table:style-name="ce46" table:formula="of:=IF([.P600]*[.$D$2]/100/12/(1-(1+[.$D$2]/100/12)^(-[.O600]))&lt;[.G599];ROUNDUP([.P600]*[.$D$2]/100/12/(1-(1+[.$D$2]/100/12)^(-[.O600]));0);[.G599]+[.F600])" office:value-type="float" office:value="0" calcext:value-type="float">
            <text:p>0,00</text:p>
          </table:table-cell>
          <table:table-cell table:style-name="ce52" table:formula="of:=[.D600]-[.F600]" office:value-type="float" office:value="0" calcext:value-type="float">
            <text:p>0,00</text:p>
          </table:table-cell>
          <table:table-cell table:style-name="ce52" table:formula="of:=[.G599]*[.$D$2]*([.C600]-[.C599])/(DATE(YEAR([.C600])+1;1;1)-DATE(YEAR([.C600]);1;1))/100" office:value-type="float" office:value="0" calcext:value-type="float">
            <text:p>0,00</text:p>
          </table:table-cell>
          <table:table-cell table:style-name="ce63" table:formula="of:=[.G599]-[.E600]-[.L600]-[.M600]" office:value-type="float" office:value="0" calcext:value-type="float">
            <text:p>0,00</text:p>
          </table:table-cell>
          <table:table-cell table:style-name="ce70" table:formula="of:=[.I600]+[.J600]" office:value-type="float" office:value="0" calcext:value-type="float">
            <text:p>0,00</text:p>
          </table:table-cell>
          <table:table-cell table:style-name="ce52" table:formula="of:=IF([.$D$1]/[.$D$3]&lt;[.K599];[.$D$1]/[.$D$3];[.K599])" office:value-type="float" office:value="0" calcext:value-type="float">
            <text:p>0,00</text:p>
          </table:table-cell>
          <table:table-cell table:style-name="ce52" table:formula="of:=[.K599]*[.$D$2]/12/100" office:value-type="float" office:value="0" calcext:value-type="float">
            <text:p>0,00</text:p>
          </table:table-cell>
          <table:table-cell table:style-name="ce79" table:formula="of:=[.K599]-[.I600]-[.L600]-[.M600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599]);VALUE([.N599]);ROW([.L599]))" office:value-type="float" office:value="7" calcext:value-type="float">
            <text:p>7,00</text:p>
          </table:table-cell>
          <table:table-cell table:formula="of:=[.O599]+[.N599]-[.N600]" office:value-type="float" office:value="360" calcext:value-type="float">
            <text:p>360</text:p>
          </table:table-cell>
          <table:table-cell table:formula="of:=INDEX([.G$1:.G$1048576];[.N600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94" calcext:value-type="float">
            <text:p>594</text:p>
          </table:table-cell>
          <table:table-cell table:style-name="ce26"/>
          <table:table-cell table:style-name="ce34" table:formula="of:=DATE(YEAR([.C600]);MONTH([.C600])+1;DAY([.C600]))" office:value-type="date" office:date-value="2072-12-24" calcext:value-type="date">
            <text:p>24.12.2072</text:p>
          </table:table-cell>
          <table:table-cell table:style-name="ce46" table:formula="of:=IF([.P601]*[.$D$2]/100/12/(1-(1+[.$D$2]/100/12)^(-[.O601]))&lt;[.G600];ROUNDUP([.P601]*[.$D$2]/100/12/(1-(1+[.$D$2]/100/12)^(-[.O601]));0);[.G600]+[.F601])" office:value-type="float" office:value="0" calcext:value-type="float">
            <text:p>0,00</text:p>
          </table:table-cell>
          <table:table-cell table:style-name="ce52" table:formula="of:=[.D601]-[.F601]" office:value-type="float" office:value="0" calcext:value-type="float">
            <text:p>0,00</text:p>
          </table:table-cell>
          <table:table-cell table:style-name="ce52" table:formula="of:=[.G600]*[.$D$2]*([.C601]-[.C600])/(DATE(YEAR([.C601])+1;1;1)-DATE(YEAR([.C601]);1;1))/100" office:value-type="float" office:value="0" calcext:value-type="float">
            <text:p>0,00</text:p>
          </table:table-cell>
          <table:table-cell table:style-name="ce63" table:formula="of:=[.G600]-[.E601]-[.L601]-[.M601]" office:value-type="float" office:value="0" calcext:value-type="float">
            <text:p>0,00</text:p>
          </table:table-cell>
          <table:table-cell table:style-name="ce70" table:formula="of:=[.I601]+[.J601]" office:value-type="float" office:value="0" calcext:value-type="float">
            <text:p>0,00</text:p>
          </table:table-cell>
          <table:table-cell table:style-name="ce52" table:formula="of:=IF([.$D$1]/[.$D$3]&lt;[.K600];[.$D$1]/[.$D$3];[.K600])" office:value-type="float" office:value="0" calcext:value-type="float">
            <text:p>0,00</text:p>
          </table:table-cell>
          <table:table-cell table:style-name="ce52" table:formula="of:=[.K600]*[.$D$2]/12/100" office:value-type="float" office:value="0" calcext:value-type="float">
            <text:p>0,00</text:p>
          </table:table-cell>
          <table:table-cell table:style-name="ce79" table:formula="of:=[.K600]-[.I601]-[.L601]-[.M601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600]);VALUE([.N600]);ROW([.L600]))" office:value-type="float" office:value="7" calcext:value-type="float">
            <text:p>7,00</text:p>
          </table:table-cell>
          <table:table-cell table:formula="of:=[.O600]+[.N600]-[.N601]" office:value-type="float" office:value="360" calcext:value-type="float">
            <text:p>360</text:p>
          </table:table-cell>
          <table:table-cell table:formula="of:=INDEX([.G$1:.G$1048576];[.N601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95" calcext:value-type="float">
            <text:p>595</text:p>
          </table:table-cell>
          <table:table-cell table:style-name="ce26"/>
          <table:table-cell table:style-name="ce34" table:formula="of:=DATE(YEAR([.C601]);MONTH([.C601])+1;DAY([.C601]))" office:value-type="date" office:date-value="2073-01-24" calcext:value-type="date">
            <text:p>24.01.2073</text:p>
          </table:table-cell>
          <table:table-cell table:style-name="ce46" table:formula="of:=IF([.P602]*[.$D$2]/100/12/(1-(1+[.$D$2]/100/12)^(-[.O602]))&lt;[.G601];ROUNDUP([.P602]*[.$D$2]/100/12/(1-(1+[.$D$2]/100/12)^(-[.O602]));0);[.G601]+[.F602])" office:value-type="float" office:value="0" calcext:value-type="float">
            <text:p>0,00</text:p>
          </table:table-cell>
          <table:table-cell table:style-name="ce52" table:formula="of:=[.D602]-[.F602]" office:value-type="float" office:value="0" calcext:value-type="float">
            <text:p>0,00</text:p>
          </table:table-cell>
          <table:table-cell table:style-name="ce52" table:formula="of:=[.G601]*[.$D$2]*([.C602]-[.C601])/(DATE(YEAR([.C602])+1;1;1)-DATE(YEAR([.C602]);1;1))/100" office:value-type="float" office:value="0" calcext:value-type="float">
            <text:p>0,00</text:p>
          </table:table-cell>
          <table:table-cell table:style-name="ce63" table:formula="of:=[.G601]-[.E602]-[.L602]-[.M602]" office:value-type="float" office:value="0" calcext:value-type="float">
            <text:p>0,00</text:p>
          </table:table-cell>
          <table:table-cell table:style-name="ce70" table:formula="of:=[.I602]+[.J602]" office:value-type="float" office:value="0" calcext:value-type="float">
            <text:p>0,00</text:p>
          </table:table-cell>
          <table:table-cell table:style-name="ce52" table:formula="of:=IF([.$D$1]/[.$D$3]&lt;[.K601];[.$D$1]/[.$D$3];[.K601])" office:value-type="float" office:value="0" calcext:value-type="float">
            <text:p>0,00</text:p>
          </table:table-cell>
          <table:table-cell table:style-name="ce52" table:formula="of:=[.K601]*[.$D$2]/12/100" office:value-type="float" office:value="0" calcext:value-type="float">
            <text:p>0,00</text:p>
          </table:table-cell>
          <table:table-cell table:style-name="ce79" table:formula="of:=[.K601]-[.I602]-[.L602]-[.M602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601]);VALUE([.N601]);ROW([.L601]))" office:value-type="float" office:value="7" calcext:value-type="float">
            <text:p>7,00</text:p>
          </table:table-cell>
          <table:table-cell table:formula="of:=[.O601]+[.N601]-[.N602]" office:value-type="float" office:value="360" calcext:value-type="float">
            <text:p>360</text:p>
          </table:table-cell>
          <table:table-cell table:formula="of:=INDEX([.G$1:.G$1048576];[.N602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96" calcext:value-type="float">
            <text:p>596</text:p>
          </table:table-cell>
          <table:table-cell table:style-name="ce26"/>
          <table:table-cell table:style-name="ce34" table:formula="of:=DATE(YEAR([.C602]);MONTH([.C602])+1;DAY([.C602]))" office:value-type="date" office:date-value="2073-02-24" calcext:value-type="date">
            <text:p>24.02.2073</text:p>
          </table:table-cell>
          <table:table-cell table:style-name="ce46" table:formula="of:=IF([.P603]*[.$D$2]/100/12/(1-(1+[.$D$2]/100/12)^(-[.O603]))&lt;[.G602];ROUNDUP([.P603]*[.$D$2]/100/12/(1-(1+[.$D$2]/100/12)^(-[.O603]));0);[.G602]+[.F603])" office:value-type="float" office:value="0" calcext:value-type="float">
            <text:p>0,00</text:p>
          </table:table-cell>
          <table:table-cell table:style-name="ce52" table:formula="of:=[.D603]-[.F603]" office:value-type="float" office:value="0" calcext:value-type="float">
            <text:p>0,00</text:p>
          </table:table-cell>
          <table:table-cell table:style-name="ce52" table:formula="of:=[.G602]*[.$D$2]*([.C603]-[.C602])/(DATE(YEAR([.C603])+1;1;1)-DATE(YEAR([.C603]);1;1))/100" office:value-type="float" office:value="0" calcext:value-type="float">
            <text:p>0,00</text:p>
          </table:table-cell>
          <table:table-cell table:style-name="ce63" table:formula="of:=[.G602]-[.E603]-[.L603]-[.M603]" office:value-type="float" office:value="0" calcext:value-type="float">
            <text:p>0,00</text:p>
          </table:table-cell>
          <table:table-cell table:style-name="ce70" table:formula="of:=[.I603]+[.J603]" office:value-type="float" office:value="0" calcext:value-type="float">
            <text:p>0,00</text:p>
          </table:table-cell>
          <table:table-cell table:style-name="ce52" table:formula="of:=IF([.$D$1]/[.$D$3]&lt;[.K602];[.$D$1]/[.$D$3];[.K602])" office:value-type="float" office:value="0" calcext:value-type="float">
            <text:p>0,00</text:p>
          </table:table-cell>
          <table:table-cell table:style-name="ce52" table:formula="of:=[.K602]*[.$D$2]/12/100" office:value-type="float" office:value="0" calcext:value-type="float">
            <text:p>0,00</text:p>
          </table:table-cell>
          <table:table-cell table:style-name="ce79" table:formula="of:=[.K602]-[.I603]-[.L603]-[.M603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602]);VALUE([.N602]);ROW([.L602]))" office:value-type="float" office:value="7" calcext:value-type="float">
            <text:p>7,00</text:p>
          </table:table-cell>
          <table:table-cell table:formula="of:=[.O602]+[.N602]-[.N603]" office:value-type="float" office:value="360" calcext:value-type="float">
            <text:p>360</text:p>
          </table:table-cell>
          <table:table-cell table:formula="of:=INDEX([.G$1:.G$1048576];[.N603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97" calcext:value-type="float">
            <text:p>597</text:p>
          </table:table-cell>
          <table:table-cell table:style-name="ce26"/>
          <table:table-cell table:style-name="ce34" table:formula="of:=DATE(YEAR([.C603]);MONTH([.C603])+1;DAY([.C603]))" office:value-type="date" office:date-value="2073-03-24" calcext:value-type="date">
            <text:p>24.03.2073</text:p>
          </table:table-cell>
          <table:table-cell table:style-name="ce46" table:formula="of:=IF([.P604]*[.$D$2]/100/12/(1-(1+[.$D$2]/100/12)^(-[.O604]))&lt;[.G603];ROUNDUP([.P604]*[.$D$2]/100/12/(1-(1+[.$D$2]/100/12)^(-[.O604]));0);[.G603]+[.F604])" office:value-type="float" office:value="0" calcext:value-type="float">
            <text:p>0,00</text:p>
          </table:table-cell>
          <table:table-cell table:style-name="ce52" table:formula="of:=[.D604]-[.F604]" office:value-type="float" office:value="0" calcext:value-type="float">
            <text:p>0,00</text:p>
          </table:table-cell>
          <table:table-cell table:style-name="ce52" table:formula="of:=[.G603]*[.$D$2]*([.C604]-[.C603])/(DATE(YEAR([.C604])+1;1;1)-DATE(YEAR([.C604]);1;1))/100" office:value-type="float" office:value="0" calcext:value-type="float">
            <text:p>0,00</text:p>
          </table:table-cell>
          <table:table-cell table:style-name="ce63" table:formula="of:=[.G603]-[.E604]-[.L604]-[.M604]" office:value-type="float" office:value="0" calcext:value-type="float">
            <text:p>0,00</text:p>
          </table:table-cell>
          <table:table-cell table:style-name="ce70" table:formula="of:=[.I604]+[.J604]" office:value-type="float" office:value="0" calcext:value-type="float">
            <text:p>0,00</text:p>
          </table:table-cell>
          <table:table-cell table:style-name="ce52" table:formula="of:=IF([.$D$1]/[.$D$3]&lt;[.K603];[.$D$1]/[.$D$3];[.K603])" office:value-type="float" office:value="0" calcext:value-type="float">
            <text:p>0,00</text:p>
          </table:table-cell>
          <table:table-cell table:style-name="ce52" table:formula="of:=[.K603]*[.$D$2]/12/100" office:value-type="float" office:value="0" calcext:value-type="float">
            <text:p>0,00</text:p>
          </table:table-cell>
          <table:table-cell table:style-name="ce79" table:formula="of:=[.K603]-[.I604]-[.L604]-[.M604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603]);VALUE([.N603]);ROW([.L603]))" office:value-type="float" office:value="7" calcext:value-type="float">
            <text:p>7,00</text:p>
          </table:table-cell>
          <table:table-cell table:formula="of:=[.O603]+[.N603]-[.N604]" office:value-type="float" office:value="360" calcext:value-type="float">
            <text:p>360</text:p>
          </table:table-cell>
          <table:table-cell table:formula="of:=INDEX([.G$1:.G$1048576];[.N604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98" calcext:value-type="float">
            <text:p>598</text:p>
          </table:table-cell>
          <table:table-cell table:style-name="ce26"/>
          <table:table-cell table:style-name="ce34" table:formula="of:=DATE(YEAR([.C604]);MONTH([.C604])+1;DAY([.C604]))" office:value-type="date" office:date-value="2073-04-24" calcext:value-type="date">
            <text:p>24.04.2073</text:p>
          </table:table-cell>
          <table:table-cell table:style-name="ce46" table:formula="of:=IF([.P605]*[.$D$2]/100/12/(1-(1+[.$D$2]/100/12)^(-[.O605]))&lt;[.G604];ROUNDUP([.P605]*[.$D$2]/100/12/(1-(1+[.$D$2]/100/12)^(-[.O605]));0);[.G604]+[.F605])" office:value-type="float" office:value="0" calcext:value-type="float">
            <text:p>0,00</text:p>
          </table:table-cell>
          <table:table-cell table:style-name="ce52" table:formula="of:=[.D605]-[.F605]" office:value-type="float" office:value="0" calcext:value-type="float">
            <text:p>0,00</text:p>
          </table:table-cell>
          <table:table-cell table:style-name="ce52" table:formula="of:=[.G604]*[.$D$2]*([.C605]-[.C604])/(DATE(YEAR([.C605])+1;1;1)-DATE(YEAR([.C605]);1;1))/100" office:value-type="float" office:value="0" calcext:value-type="float">
            <text:p>0,00</text:p>
          </table:table-cell>
          <table:table-cell table:style-name="ce63" table:formula="of:=[.G604]-[.E605]-[.L605]-[.M605]" office:value-type="float" office:value="0" calcext:value-type="float">
            <text:p>0,00</text:p>
          </table:table-cell>
          <table:table-cell table:style-name="ce70" table:formula="of:=[.I605]+[.J605]" office:value-type="float" office:value="0" calcext:value-type="float">
            <text:p>0,00</text:p>
          </table:table-cell>
          <table:table-cell table:style-name="ce52" table:formula="of:=IF([.$D$1]/[.$D$3]&lt;[.K604];[.$D$1]/[.$D$3];[.K604])" office:value-type="float" office:value="0" calcext:value-type="float">
            <text:p>0,00</text:p>
          </table:table-cell>
          <table:table-cell table:style-name="ce52" table:formula="of:=[.K604]*[.$D$2]/12/100" office:value-type="float" office:value="0" calcext:value-type="float">
            <text:p>0,00</text:p>
          </table:table-cell>
          <table:table-cell table:style-name="ce79" table:formula="of:=[.K604]-[.I605]-[.L605]-[.M605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604]);VALUE([.N604]);ROW([.L604]))" office:value-type="float" office:value="7" calcext:value-type="float">
            <text:p>7,00</text:p>
          </table:table-cell>
          <table:table-cell table:formula="of:=[.O604]+[.N604]-[.N605]" office:value-type="float" office:value="360" calcext:value-type="float">
            <text:p>360</text:p>
          </table:table-cell>
          <table:table-cell table:formula="of:=INDEX([.G$1:.G$1048576];[.N605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style-name="ce12" office:value-type="float" office:value="599" calcext:value-type="float">
            <text:p>599</text:p>
          </table:table-cell>
          <table:table-cell table:style-name="ce26"/>
          <table:table-cell table:style-name="ce34" table:formula="of:=DATE(YEAR([.C605]);MONTH([.C605])+1;DAY([.C605]))" office:value-type="date" office:date-value="2073-05-24" calcext:value-type="date">
            <text:p>24.05.2073</text:p>
          </table:table-cell>
          <table:table-cell table:style-name="ce46" table:formula="of:=IF([.P606]*[.$D$2]/100/12/(1-(1+[.$D$2]/100/12)^(-[.O606]))&lt;[.G605];ROUNDUP([.P606]*[.$D$2]/100/12/(1-(1+[.$D$2]/100/12)^(-[.O606]));0);[.G605]+[.F606])" office:value-type="float" office:value="0" calcext:value-type="float">
            <text:p>0,00</text:p>
          </table:table-cell>
          <table:table-cell table:style-name="ce52" table:formula="of:=[.D606]-[.F606]" office:value-type="float" office:value="0" calcext:value-type="float">
            <text:p>0,00</text:p>
          </table:table-cell>
          <table:table-cell table:style-name="ce52" table:formula="of:=[.G605]*[.$D$2]*([.C606]-[.C605])/(DATE(YEAR([.C606])+1;1;1)-DATE(YEAR([.C606]);1;1))/100" office:value-type="float" office:value="0" calcext:value-type="float">
            <text:p>0,00</text:p>
          </table:table-cell>
          <table:table-cell table:style-name="ce63" table:formula="of:=[.G605]-[.E606]-[.L606]-[.M606]" office:value-type="float" office:value="0" calcext:value-type="float">
            <text:p>0,00</text:p>
          </table:table-cell>
          <table:table-cell table:style-name="ce70" table:formula="of:=[.I606]+[.J606]" office:value-type="float" office:value="0" calcext:value-type="float">
            <text:p>0,00</text:p>
          </table:table-cell>
          <table:table-cell table:style-name="ce52" table:formula="of:=IF([.$D$1]/[.$D$3]&lt;[.K605];[.$D$1]/[.$D$3];[.K605])" office:value-type="float" office:value="0" calcext:value-type="float">
            <text:p>0,00</text:p>
          </table:table-cell>
          <table:table-cell table:style-name="ce52" table:formula="of:=[.K605]*[.$D$2]/12/100" office:value-type="float" office:value="0" calcext:value-type="float">
            <text:p>0,00</text:p>
          </table:table-cell>
          <table:table-cell table:style-name="ce79" table:formula="of:=[.K605]-[.I606]-[.L606]-[.M606]" office:value-type="float" office:value="0" calcext:value-type="float">
            <text:p>0,00</text:p>
          </table:table-cell>
          <table:table-cell table:style-name="ce84"/>
          <table:table-cell table:style-name="ce90"/>
          <table:table-cell table:style-name="ce95" table:formula="of:=IF(ISBLANK([.L605]);VALUE([.N605]);ROW([.L605]))" office:value-type="float" office:value="7" calcext:value-type="float">
            <text:p>7,00</text:p>
          </table:table-cell>
          <table:table-cell table:formula="of:=[.O605]+[.N605]-[.N606]" office:value-type="float" office:value="360" calcext:value-type="float">
            <text:p>360</text:p>
          </table:table-cell>
          <table:table-cell table:formula="of:=INDEX([.G$1:.G$1048576];[.N606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8">
          <table:table-cell table:style-name="ce13" office:value-type="float" office:value="600" calcext:value-type="float">
            <text:p>600</text:p>
          </table:table-cell>
          <table:table-cell table:style-name="ce26"/>
          <table:table-cell table:style-name="ce34" table:formula="of:=DATE(YEAR([.C606]);MONTH([.C606])+1;DAY([.C606]))" office:value-type="date" office:date-value="2073-06-24" calcext:value-type="date">
            <text:p>24.06.2073</text:p>
          </table:table-cell>
          <table:table-cell table:style-name="ce46" table:formula="of:=IF([.P607]*[.$D$2]/100/12/(1-(1+[.$D$2]/100/12)^(-[.O607]))&lt;[.G606];ROUNDUP([.P607]*[.$D$2]/100/12/(1-(1+[.$D$2]/100/12)^(-[.O607]));0);[.G606]+[.F607])" office:value-type="float" office:value="0" calcext:value-type="float">
            <text:p>0,00</text:p>
          </table:table-cell>
          <table:table-cell table:style-name="ce54" table:formula="of:=[.D607]-[.F607]" office:value-type="float" office:value="0" calcext:value-type="float">
            <text:p>0,00</text:p>
          </table:table-cell>
          <table:table-cell table:style-name="ce52" table:formula="of:=[.G606]*[.$D$2]*([.C607]-[.C606])/(DATE(YEAR([.C607])+1;1;1)-DATE(YEAR([.C607]);1;1))/100" office:value-type="float" office:value="0" calcext:value-type="float">
            <text:p>0,00</text:p>
          </table:table-cell>
          <table:table-cell table:style-name="ce65" table:formula="of:=[.G606]-[.E607]-[.L607]-[.M607]" office:value-type="float" office:value="0" calcext:value-type="float">
            <text:p>0,00</text:p>
          </table:table-cell>
          <table:table-cell table:style-name="ce73" table:formula="of:=[.I607]+[.J607]" office:value-type="float" office:value="0" calcext:value-type="float">
            <text:p>0,00</text:p>
          </table:table-cell>
          <table:table-cell table:style-name="ce74" table:formula="of:=IF([.$D$1]/[.$D$3]&lt;[.K606];[.$D$1]/[.$D$3];[.K606])" office:value-type="float" office:value="0" calcext:value-type="float">
            <text:p>0,00</text:p>
          </table:table-cell>
          <table:table-cell table:style-name="ce74" table:formula="of:=[.K606]*[.$D$2]/12/100" office:value-type="float" office:value="0" calcext:value-type="float">
            <text:p>0,00</text:p>
          </table:table-cell>
          <table:table-cell table:style-name="ce82" table:formula="of:=[.K606]-[.I607]-[.L607]-[.M607]" office:value-type="float" office:value="0" calcext:value-type="float">
            <text:p>0,00</text:p>
          </table:table-cell>
          <table:table-cell table:style-name="ce87"/>
          <table:table-cell table:style-name="ce93"/>
          <table:table-cell table:style-name="ce95" table:formula="of:=IF(ISBLANK([.L606]);VALUE([.N606]);ROW([.L606]))" office:value-type="float" office:value="7" calcext:value-type="float">
            <text:p>7,00</text:p>
          </table:table-cell>
          <table:table-cell table:formula="of:=[.O606]+[.N606]-[.N607]" office:value-type="float" office:value="360" calcext:value-type="float">
            <text:p>360</text:p>
          </table:table-cell>
          <table:table-cell table:formula="of:=INDEX([.G$1:.G$1048576];[.N607];1)" office:value-type="float" office:value="4300000" calcext:value-type="float">
            <text:p>4300000,00</text:p>
          </table:table-cell>
          <table:table-cell/>
          <table:table-cell table:style-name="ce100" table:number-columns-repeated="1007"/>
        </table:table-row>
        <table:table-row table:style-name="ro7">
          <table:table-cell table:number-columns-repeated="5"/>
          <table:table-cell table:style-name="ce52" table:formula="of:=[.G607]*[.$D$2]*([.C608]-[.C607])/(DATE(YEAR([.C608])+1;1;1)-DATE(YEAR([.C608]);1;1))/100" office:value-type="float" office:value="-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08]*[.$D$2]*([.C609]-[.C608])/(DATE(YEAR([.C609])+1;1;1)-DATE(YEAR([.C609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09]*[.$D$2]*([.C610]-[.C609])/(DATE(YEAR([.C610])+1;1;1)-DATE(YEAR([.C610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10]*[.$D$2]*([.C611]-[.C610])/(DATE(YEAR([.C611])+1;1;1)-DATE(YEAR([.C611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11]*[.$D$2]*([.C612]-[.C611])/(DATE(YEAR([.C612])+1;1;1)-DATE(YEAR([.C612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12]*[.$D$2]*([.C613]-[.C612])/(DATE(YEAR([.C613])+1;1;1)-DATE(YEAR([.C613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13]*[.$D$2]*([.C614]-[.C613])/(DATE(YEAR([.C614])+1;1;1)-DATE(YEAR([.C614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14]*[.$D$2]*([.C615]-[.C614])/(DATE(YEAR([.C615])+1;1;1)-DATE(YEAR([.C615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15]*[.$D$2]*([.C616]-[.C615])/(DATE(YEAR([.C616])+1;1;1)-DATE(YEAR([.C616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16]*[.$D$2]*([.C617]-[.C616])/(DATE(YEAR([.C617])+1;1;1)-DATE(YEAR([.C617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17]*[.$D$2]*([.C618]-[.C617])/(DATE(YEAR([.C618])+1;1;1)-DATE(YEAR([.C618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18]*[.$D$2]*([.C619]-[.C618])/(DATE(YEAR([.C619])+1;1;1)-DATE(YEAR([.C619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19]*[.$D$2]*([.C620]-[.C619])/(DATE(YEAR([.C620])+1;1;1)-DATE(YEAR([.C620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20]*[.$D$2]*([.C621]-[.C620])/(DATE(YEAR([.C621])+1;1;1)-DATE(YEAR([.C621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21]*[.$D$2]*([.C622]-[.C621])/(DATE(YEAR([.C622])+1;1;1)-DATE(YEAR([.C622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22]*[.$D$2]*([.C623]-[.C622])/(DATE(YEAR([.C623])+1;1;1)-DATE(YEAR([.C623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23]*[.$D$2]*([.C624]-[.C623])/(DATE(YEAR([.C624])+1;1;1)-DATE(YEAR([.C624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24]*[.$D$2]*([.C625]-[.C624])/(DATE(YEAR([.C625])+1;1;1)-DATE(YEAR([.C625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25]*[.$D$2]*([.C626]-[.C625])/(DATE(YEAR([.C626])+1;1;1)-DATE(YEAR([.C626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26]*[.$D$2]*([.C627]-[.C626])/(DATE(YEAR([.C627])+1;1;1)-DATE(YEAR([.C627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27]*[.$D$2]*([.C628]-[.C627])/(DATE(YEAR([.C628])+1;1;1)-DATE(YEAR([.C628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28]*[.$D$2]*([.C629]-[.C628])/(DATE(YEAR([.C629])+1;1;1)-DATE(YEAR([.C629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29]*[.$D$2]*([.C630]-[.C629])/(DATE(YEAR([.C630])+1;1;1)-DATE(YEAR([.C630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30]*[.$D$2]*([.C631]-[.C630])/(DATE(YEAR([.C631])+1;1;1)-DATE(YEAR([.C631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31]*[.$D$2]*([.C632]-[.C631])/(DATE(YEAR([.C632])+1;1;1)-DATE(YEAR([.C632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32]*[.$D$2]*([.C633]-[.C632])/(DATE(YEAR([.C633])+1;1;1)-DATE(YEAR([.C633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33]*[.$D$2]*([.C634]-[.C633])/(DATE(YEAR([.C634])+1;1;1)-DATE(YEAR([.C634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34]*[.$D$2]*([.C635]-[.C634])/(DATE(YEAR([.C635])+1;1;1)-DATE(YEAR([.C635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35]*[.$D$2]*([.C636]-[.C635])/(DATE(YEAR([.C636])+1;1;1)-DATE(YEAR([.C636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36]*[.$D$2]*([.C637]-[.C636])/(DATE(YEAR([.C637])+1;1;1)-DATE(YEAR([.C637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37]*[.$D$2]*([.C638]-[.C637])/(DATE(YEAR([.C638])+1;1;1)-DATE(YEAR([.C638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38]*[.$D$2]*([.C639]-[.C638])/(DATE(YEAR([.C639])+1;1;1)-DATE(YEAR([.C639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39]*[.$D$2]*([.C640]-[.C639])/(DATE(YEAR([.C640])+1;1;1)-DATE(YEAR([.C640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40]*[.$D$2]*([.C641]-[.C640])/(DATE(YEAR([.C641])+1;1;1)-DATE(YEAR([.C641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41]*[.$D$2]*([.C642]-[.C641])/(DATE(YEAR([.C642])+1;1;1)-DATE(YEAR([.C642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42]*[.$D$2]*([.C643]-[.C642])/(DATE(YEAR([.C643])+1;1;1)-DATE(YEAR([.C643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43]*[.$D$2]*([.C644]-[.C643])/(DATE(YEAR([.C644])+1;1;1)-DATE(YEAR([.C644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44]*[.$D$2]*([.C645]-[.C644])/(DATE(YEAR([.C645])+1;1;1)-DATE(YEAR([.C645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45]*[.$D$2]*([.C646]-[.C645])/(DATE(YEAR([.C646])+1;1;1)-DATE(YEAR([.C646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46]*[.$D$2]*([.C647]-[.C646])/(DATE(YEAR([.C647])+1;1;1)-DATE(YEAR([.C647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47]*[.$D$2]*([.C648]-[.C647])/(DATE(YEAR([.C648])+1;1;1)-DATE(YEAR([.C648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48]*[.$D$2]*([.C649]-[.C648])/(DATE(YEAR([.C649])+1;1;1)-DATE(YEAR([.C649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49]*[.$D$2]*([.C650]-[.C649])/(DATE(YEAR([.C650])+1;1;1)-DATE(YEAR([.C650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50]*[.$D$2]*([.C651]-[.C650])/(DATE(YEAR([.C651])+1;1;1)-DATE(YEAR([.C651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51]*[.$D$2]*([.C652]-[.C651])/(DATE(YEAR([.C652])+1;1;1)-DATE(YEAR([.C652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52]*[.$D$2]*([.C653]-[.C652])/(DATE(YEAR([.C653])+1;1;1)-DATE(YEAR([.C653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53]*[.$D$2]*([.C654]-[.C653])/(DATE(YEAR([.C654])+1;1;1)-DATE(YEAR([.C654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54]*[.$D$2]*([.C655]-[.C654])/(DATE(YEAR([.C655])+1;1;1)-DATE(YEAR([.C655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55]*[.$D$2]*([.C656]-[.C655])/(DATE(YEAR([.C656])+1;1;1)-DATE(YEAR([.C656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56]*[.$D$2]*([.C657]-[.C656])/(DATE(YEAR([.C657])+1;1;1)-DATE(YEAR([.C657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57]*[.$D$2]*([.C658]-[.C657])/(DATE(YEAR([.C658])+1;1;1)-DATE(YEAR([.C658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58]*[.$D$2]*([.C659]-[.C658])/(DATE(YEAR([.C659])+1;1;1)-DATE(YEAR([.C659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59]*[.$D$2]*([.C660]-[.C659])/(DATE(YEAR([.C660])+1;1;1)-DATE(YEAR([.C660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60]*[.$D$2]*([.C661]-[.C660])/(DATE(YEAR([.C661])+1;1;1)-DATE(YEAR([.C661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61]*[.$D$2]*([.C662]-[.C661])/(DATE(YEAR([.C662])+1;1;1)-DATE(YEAR([.C662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62]*[.$D$2]*([.C663]-[.C662])/(DATE(YEAR([.C663])+1;1;1)-DATE(YEAR([.C663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63]*[.$D$2]*([.C664]-[.C663])/(DATE(YEAR([.C664])+1;1;1)-DATE(YEAR([.C664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64]*[.$D$2]*([.C665]-[.C664])/(DATE(YEAR([.C665])+1;1;1)-DATE(YEAR([.C665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65]*[.$D$2]*([.C666]-[.C665])/(DATE(YEAR([.C666])+1;1;1)-DATE(YEAR([.C666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66]*[.$D$2]*([.C667]-[.C666])/(DATE(YEAR([.C667])+1;1;1)-DATE(YEAR([.C667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67]*[.$D$2]*([.C668]-[.C667])/(DATE(YEAR([.C668])+1;1;1)-DATE(YEAR([.C668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68]*[.$D$2]*([.C669]-[.C668])/(DATE(YEAR([.C669])+1;1;1)-DATE(YEAR([.C669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69]*[.$D$2]*([.C670]-[.C669])/(DATE(YEAR([.C670])+1;1;1)-DATE(YEAR([.C670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70]*[.$D$2]*([.C671]-[.C670])/(DATE(YEAR([.C671])+1;1;1)-DATE(YEAR([.C671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71]*[.$D$2]*([.C672]-[.C671])/(DATE(YEAR([.C672])+1;1;1)-DATE(YEAR([.C672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72]*[.$D$2]*([.C673]-[.C672])/(DATE(YEAR([.C673])+1;1;1)-DATE(YEAR([.C673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73]*[.$D$2]*([.C674]-[.C673])/(DATE(YEAR([.C674])+1;1;1)-DATE(YEAR([.C674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74]*[.$D$2]*([.C675]-[.C674])/(DATE(YEAR([.C675])+1;1;1)-DATE(YEAR([.C675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75]*[.$D$2]*([.C676]-[.C675])/(DATE(YEAR([.C676])+1;1;1)-DATE(YEAR([.C676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76]*[.$D$2]*([.C677]-[.C676])/(DATE(YEAR([.C677])+1;1;1)-DATE(YEAR([.C677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77]*[.$D$2]*([.C678]-[.C677])/(DATE(YEAR([.C678])+1;1;1)-DATE(YEAR([.C678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78]*[.$D$2]*([.C679]-[.C678])/(DATE(YEAR([.C679])+1;1;1)-DATE(YEAR([.C679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79]*[.$D$2]*([.C680]-[.C679])/(DATE(YEAR([.C680])+1;1;1)-DATE(YEAR([.C680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80]*[.$D$2]*([.C681]-[.C680])/(DATE(YEAR([.C681])+1;1;1)-DATE(YEAR([.C681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81]*[.$D$2]*([.C682]-[.C681])/(DATE(YEAR([.C682])+1;1;1)-DATE(YEAR([.C682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82]*[.$D$2]*([.C683]-[.C682])/(DATE(YEAR([.C683])+1;1;1)-DATE(YEAR([.C683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83]*[.$D$2]*([.C684]-[.C683])/(DATE(YEAR([.C684])+1;1;1)-DATE(YEAR([.C684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84]*[.$D$2]*([.C685]-[.C684])/(DATE(YEAR([.C685])+1;1;1)-DATE(YEAR([.C685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85]*[.$D$2]*([.C686]-[.C685])/(DATE(YEAR([.C686])+1;1;1)-DATE(YEAR([.C686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86]*[.$D$2]*([.C687]-[.C686])/(DATE(YEAR([.C687])+1;1;1)-DATE(YEAR([.C687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87]*[.$D$2]*([.C688]-[.C687])/(DATE(YEAR([.C688])+1;1;1)-DATE(YEAR([.C688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88]*[.$D$2]*([.C689]-[.C688])/(DATE(YEAR([.C689])+1;1;1)-DATE(YEAR([.C689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89]*[.$D$2]*([.C690]-[.C689])/(DATE(YEAR([.C690])+1;1;1)-DATE(YEAR([.C690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90]*[.$D$2]*([.C691]-[.C690])/(DATE(YEAR([.C691])+1;1;1)-DATE(YEAR([.C691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91]*[.$D$2]*([.C692]-[.C691])/(DATE(YEAR([.C692])+1;1;1)-DATE(YEAR([.C692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92]*[.$D$2]*([.C693]-[.C692])/(DATE(YEAR([.C693])+1;1;1)-DATE(YEAR([.C693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93]*[.$D$2]*([.C694]-[.C693])/(DATE(YEAR([.C694])+1;1;1)-DATE(YEAR([.C694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94]*[.$D$2]*([.C695]-[.C694])/(DATE(YEAR([.C695])+1;1;1)-DATE(YEAR([.C695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95]*[.$D$2]*([.C696]-[.C695])/(DATE(YEAR([.C696])+1;1;1)-DATE(YEAR([.C696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96]*[.$D$2]*([.C697]-[.C696])/(DATE(YEAR([.C697])+1;1;1)-DATE(YEAR([.C697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97]*[.$D$2]*([.C698]-[.C697])/(DATE(YEAR([.C698])+1;1;1)-DATE(YEAR([.C698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98]*[.$D$2]*([.C699]-[.C698])/(DATE(YEAR([.C699])+1;1;1)-DATE(YEAR([.C699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699]*[.$D$2]*([.C700]-[.C699])/(DATE(YEAR([.C700])+1;1;1)-DATE(YEAR([.C700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700]*[.$D$2]*([.C701]-[.C700])/(DATE(YEAR([.C701])+1;1;1)-DATE(YEAR([.C701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701]*[.$D$2]*([.C702]-[.C701])/(DATE(YEAR([.C702])+1;1;1)-DATE(YEAR([.C702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702]*[.$D$2]*([.C703]-[.C702])/(DATE(YEAR([.C703])+1;1;1)-DATE(YEAR([.C703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style-name="ce52" table:formula="of:=[.G703]*[.$D$2]*([.C704]-[.C703])/(DATE(YEAR([.C704])+1;1;1)-DATE(YEAR([.C704]);1;1))/100" office:value-type="float" office:value="0" calcext:value-type="float">
            <text:p>0,00</text:p>
          </table:table-cell>
          <table:table-cell table:number-columns-repeated="1018"/>
        </table:table-row>
        <table:table-row table:style-name="ro7" table:number-rows-repeated="1047871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Платежи.K2:Платежи.K2 Платежи.A8:Платежи.E607 Платежи.F8:Платежи.F704 Платежи.G8:Платежи.N607">
            <calcext:condition calcext:apply-style-name="Excel_CondFormat_2_1_1" calcext:value="formula-is(IF([.$D2]+[.$H2]=0;1;0))" calcext:base-cell-address="Платежи.K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62P2" style:volatile="true">
      <number:text> </number:text>
      <number:fill-character> </number:fill-character>
      <number:text>-р.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56P0" style:volatile="true">
      <number:number number:decimal-places="0" number:min-decimal-places="0" number:min-integer-digits="1" number:grouping="true"/>
      <number:text> ₽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56P0"/>
    </number:number-style>
    <number:number-style style:name="N152P0" style:volatile="true">
      <number:number number:decimal-places="2" number:min-decimal-places="2" number:min-integer-digits="1" number:grouping="true"/>
      <number:text> ₽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52P0"/>
    </number:number-style>
    <number:time-style style:name="N150">
      <number:minutes number:style="long"/>
      <number:text>:</number:text>
      <number:seconds number:style="long"/>
    </number:tim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time-style style:name="N137">
      <number:minutes number:style="long"/>
      <number:text>:</number:text>
      <number:seconds number:style="long" number:decimal-places="1"/>
    </number:time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38P0" style:volatile="true">
      <number:number number:decimal-places="0" number:min-decimal-places="0" number:min-integer-digits="1" number:grouping="true"/>
      <number:text>р.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22P0" style:volatile="true">
      <number:number number:decimal-places="0" number:min-decimal-places="0" number:min-integer-digits="1" number:grouping="true"/>
      <number:text>р.</number:text>
    </number:number-style>
    <number:number-style style:name="N122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2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53P0" style:volatile="true">
      <number:number number:decimal-places="2" number:min-decimal-places="2" number:min-integer-digits="1" number:grouping="true"/>
      <number:text> ₽</number:text>
    </number:number-style>
    <number:number-style style:name="N153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53P0"/>
    </number:number-style>
    <number:number-style style:name="N124P0" style:volatile="true">
      <number:number number:decimal-places="2" number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4P0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5P2" style:volatile="true">
      <number:text> </number:text>
      <number:fill-character> </number:fill-character>
      <number:text>- ₽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57P0" style:volatile="true">
      <number:number number:decimal-places="2" number:min-decimal-places="2" number:min-integer-digits="1" number:grouping="true"/>
      <number:text>р.</number:text>
    </number:number-style>
    <number:number-style style:name="N157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57P0"/>
    </number:number-style>
    <number:currency-style style:name="N128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28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28P0"/>
    </number:currency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9">
      <number:number number:decimal-places="1" number:min-decimal-places="1" number:min-integer-digits="1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5P0" style:volatile="true">
      <number:year number:style="long"/>
      <number:text>, </number:text>
      <number:month number:style="long" number:textual="true"/>
    </number:date-style>
    <number:text-style style:name="N155">
      <number:text-content/>
      <style:map style:condition="value()&lt;=1.7976931348623157E+308" style:apply-style-name="N155P0"/>
    </number:text-style>
    <number:number-style style:name="N126P0" style:volatile="true">
      <number:text>Истина</number:text>
    </number:number-style>
    <number:number-style style:name="N126P1" style:volatile="true">
      <number:text>Истина</number:text>
    </number:number-style>
    <number:number-style style:name="N126">
      <number:text>Ложь</number:text>
      <style:map style:condition="value()&gt;0" style:apply-style-name="N126P0"/>
      <style:map style:condition="value()&lt;0" style:apply-style-name="N126P1"/>
    </number:number-style>
    <number:date-style style:name="N158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text>Вкл</number:text>
    </number:number-style>
    <number:number-style style:name="N131P1" style:volatile="true">
      <number:text>Вкл</number:text>
    </number:number-style>
    <number:number-style style:name="N131">
      <number:text>Выкл</number:text>
      <style:map style:condition="value()&gt;0" style:apply-style-name="N131P0"/>
      <style:map style:condition="value()&lt;0" style:apply-style-name="N131P1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0c0c0" fo:border="none"/>
      <style:text-properties fo:color="#c0c0c0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Инструкция" style:display-name="PageStyle_Инструкция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латежи" style:display-name="PageStyle_Платежи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1:49:58.820735876</meta:creation-date>
    <meta:editing-duration>PT5M29S</meta:editing-duration>
    <meta:editing-cycles>5</meta:editing-cycles>
    <meta:generator>LibreOffice/7.3.7.2$Linux_X86_64 LibreOffice_project/30$Build-2</meta:generator>
    <dc:date>2023-09-30T10:31:45.435992624</dc:date>
    <meta:document-statistic meta:table-count="2" meta:cell-count="8452" meta:object-count="0"/>
  </office:meta>
</office:document-meta>
</file>